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6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page" style:use-optimal-row-height="true"/>
    </style:style>
    <style:style style:name="ro4" style:family="table-row">
      <style:table-row-properties style:row-height="0.443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2"/>
      <style:map style:condition="cell-content()=&quot;01&quot;" style:apply-style-name="Grass1" style:base-cell-address="LAYERS.A2"/>
      <style:map style:condition="cell-content()=&quot;02&quot;" style:apply-style-name="Grass2" style:base-cell-address="LAYERS.A2"/>
      <style:map style:condition="cell-content()=&quot;03&quot;" style:apply-style-name="Road1" style:base-cell-address="LAYERS.A2"/>
      <style:map style:condition="cell-content()=&quot;04&quot;" style:apply-style-name="Road2" style:base-cell-address="LAYERS.A2"/>
      <style:map style:condition="cell-content()=&quot;05&quot;" style:apply-style-name="Wast" style:base-cell-address="LAYERS.A2"/>
      <style:map style:condition="cell-content()=&quot;06&quot;" style:apply-style-name="Rock" style:base-cell-address="LAYERS.A2"/>
      <style:map style:condition="cell-content()=&quot;07&quot;" style:apply-style-name="Water" style:base-cell-address="LAYERS.A2"/>
      <style:map style:condition="cell-content()=&quot;08&quot;" style:apply-style-name="Empty" style:base-cell-address="LAYERS.A2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32"/>
      <style:map style:condition="cell-content()=&quot;01&quot;" style:apply-style-name="Grass1" style:base-cell-address="LAYERS.A32"/>
      <style:map style:condition="cell-content()=&quot;02&quot;" style:apply-style-name="Grass2" style:base-cell-address="LAYERS.A32"/>
      <style:map style:condition="cell-content()=&quot;03&quot;" style:apply-style-name="Road1" style:base-cell-address="LAYERS.A32"/>
      <style:map style:condition="cell-content()=&quot;04&quot;" style:apply-style-name="Road2" style:base-cell-address="LAYERS.A32"/>
      <style:map style:condition="cell-content()=&quot;05&quot;" style:apply-style-name="Wast" style:base-cell-address="LAYERS.A32"/>
      <style:map style:condition="cell-content()=&quot;06&quot;" style:apply-style-name="Rock" style:base-cell-address="LAYERS.A32"/>
      <style:map style:condition="cell-content()=&quot;07&quot;" style:apply-style-name="Water" style:base-cell-address="LAYERS.A32"/>
      <style:map style:condition="cell-content()=&quot;08&quot;" style:apply-style-name="Empty" style:base-cell-address="LAYERS.A32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36"/>
      <style:map style:condition="cell-content()=&quot;01&quot;" style:apply-style-name="Grass1" style:base-cell-address="LAYERS.A36"/>
      <style:map style:condition="cell-content()=&quot;02&quot;" style:apply-style-name="Grass2" style:base-cell-address="LAYERS.A36"/>
      <style:map style:condition="cell-content()=&quot;03&quot;" style:apply-style-name="Road1" style:base-cell-address="LAYERS.A36"/>
      <style:map style:condition="cell-content()=&quot;04&quot;" style:apply-style-name="Road2" style:base-cell-address="LAYERS.A36"/>
      <style:map style:condition="cell-content()=&quot;05&quot;" style:apply-style-name="Wast" style:base-cell-address="LAYERS.A36"/>
      <style:map style:condition="cell-content()=&quot;06&quot;" style:apply-style-name="Rock" style:base-cell-address="LAYERS.A36"/>
      <style:map style:condition="cell-content()=&quot;07&quot;" style:apply-style-name="Water" style:base-cell-address="LAYERS.A36"/>
      <style:map style:condition="cell-content()=&quot;08&quot;" style:apply-style-name="Empty" style:base-cell-address="LAYERS.A36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67"/>
      <style:map style:condition="cell-content()=&quot;01&quot;" style:apply-style-name="Grass1" style:base-cell-address="LAYERS.A67"/>
      <style:map style:condition="cell-content()=&quot;02&quot;" style:apply-style-name="Grass2" style:base-cell-address="LAYERS.A67"/>
      <style:map style:condition="cell-content()=&quot;03&quot;" style:apply-style-name="Road1" style:base-cell-address="LAYERS.A67"/>
      <style:map style:condition="cell-content()=&quot;04&quot;" style:apply-style-name="Road2" style:base-cell-address="LAYERS.A67"/>
      <style:map style:condition="cell-content()=&quot;05&quot;" style:apply-style-name="Wast" style:base-cell-address="LAYERS.A67"/>
      <style:map style:condition="cell-content()=&quot;06&quot;" style:apply-style-name="Rock" style:base-cell-address="LAYERS.A67"/>
      <style:map style:condition="cell-content()=&quot;07&quot;" style:apply-style-name="Water" style:base-cell-address="LAYERS.A67"/>
      <style:map style:condition="cell-content()=&quot;08&quot;" style:apply-style-name="Empty" style:base-cell-address="LAYERS.A67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"/>
      <style:map style:condition="cell-content()=&quot;01&quot;" style:apply-style-name="Grass1" style:base-cell-address="LAYERS.B1"/>
      <style:map style:condition="cell-content()=&quot;02&quot;" style:apply-style-name="Grass2" style:base-cell-address="LAYERS.B1"/>
      <style:map style:condition="cell-content()=&quot;03&quot;" style:apply-style-name="Road1" style:base-cell-address="LAYERS.B1"/>
      <style:map style:condition="cell-content()=&quot;04&quot;" style:apply-style-name="Road2" style:base-cell-address="LAYERS.B1"/>
      <style:map style:condition="cell-content()=&quot;05&quot;" style:apply-style-name="Wast" style:base-cell-address="LAYERS.B1"/>
      <style:map style:condition="cell-content()=&quot;06&quot;" style:apply-style-name="Rock" style:base-cell-address="LAYERS.B1"/>
      <style:map style:condition="cell-content()=&quot;07&quot;" style:apply-style-name="Water" style:base-cell-address="LAYERS.B1"/>
      <style:map style:condition="cell-content()=&quot;08&quot;" style:apply-style-name="Empty" style:base-cell-address="LAYERS.B1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"/>
      <style:map style:condition="cell-content()=&quot;01&quot;" style:apply-style-name="Grass1" style:base-cell-address="LAYERS.B2"/>
      <style:map style:condition="cell-content()=&quot;02&quot;" style:apply-style-name="Grass2" style:base-cell-address="LAYERS.B2"/>
      <style:map style:condition="cell-content()=&quot;03&quot;" style:apply-style-name="Road1" style:base-cell-address="LAYERS.B2"/>
      <style:map style:condition="cell-content()=&quot;04&quot;" style:apply-style-name="Road2" style:base-cell-address="LAYERS.B2"/>
      <style:map style:condition="cell-content()=&quot;05&quot;" style:apply-style-name="Wast" style:base-cell-address="LAYERS.B2"/>
      <style:map style:condition="cell-content()=&quot;06&quot;" style:apply-style-name="Rock" style:base-cell-address="LAYERS.B2"/>
      <style:map style:condition="cell-content()=&quot;07&quot;" style:apply-style-name="Water" style:base-cell-address="LAYERS.B2"/>
      <style:map style:condition="cell-content()=&quot;08&quot;" style:apply-style-name="Empty" style:base-cell-address="LAYERS.B2"/>
      <style:map style:condition="cell-content()=&quot;-1&quot;" style:apply-style-name="Empty" style:base-cell-address="LAYERS.B2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"/>
      <style:map style:condition="cell-content()=&quot;01&quot;" style:apply-style-name="Grass1" style:base-cell-address="LAYERS.B3"/>
      <style:map style:condition="cell-content()=&quot;02&quot;" style:apply-style-name="Grass2" style:base-cell-address="LAYERS.B3"/>
      <style:map style:condition="cell-content()=&quot;03&quot;" style:apply-style-name="Road1" style:base-cell-address="LAYERS.B3"/>
      <style:map style:condition="cell-content()=&quot;04&quot;" style:apply-style-name="Road2" style:base-cell-address="LAYERS.B3"/>
      <style:map style:condition="cell-content()=&quot;05&quot;" style:apply-style-name="Wast" style:base-cell-address="LAYERS.B3"/>
      <style:map style:condition="cell-content()=&quot;06&quot;" style:apply-style-name="Rock" style:base-cell-address="LAYERS.B3"/>
      <style:map style:condition="cell-content()=&quot;07&quot;" style:apply-style-name="Water" style:base-cell-address="LAYERS.B3"/>
      <style:map style:condition="cell-content()=&quot;08&quot;" style:apply-style-name="Empty" style:base-cell-address="LAYERS.B3"/>
      <style:map style:condition="cell-content()=&quot;-1&quot;" style:apply-style-name="Empty" style:base-cell-address="LAYERS.B3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"/>
      <style:map style:condition="cell-content()=&quot;01&quot;" style:apply-style-name="Grass1" style:base-cell-address="LAYERS.B4"/>
      <style:map style:condition="cell-content()=&quot;02&quot;" style:apply-style-name="Grass2" style:base-cell-address="LAYERS.B4"/>
      <style:map style:condition="cell-content()=&quot;03&quot;" style:apply-style-name="Road1" style:base-cell-address="LAYERS.B4"/>
      <style:map style:condition="cell-content()=&quot;04&quot;" style:apply-style-name="Road2" style:base-cell-address="LAYERS.B4"/>
      <style:map style:condition="cell-content()=&quot;05&quot;" style:apply-style-name="Wast" style:base-cell-address="LAYERS.B4"/>
      <style:map style:condition="cell-content()=&quot;06&quot;" style:apply-style-name="Rock" style:base-cell-address="LAYERS.B4"/>
      <style:map style:condition="cell-content()=&quot;07&quot;" style:apply-style-name="Water" style:base-cell-address="LAYERS.B4"/>
      <style:map style:condition="cell-content()=&quot;08&quot;" style:apply-style-name="Empty" style:base-cell-address="LAYERS.B4"/>
      <style:map style:condition="cell-content()=&quot;-1&quot;" style:apply-style-name="Empty" style:base-cell-address="LAYERS.B4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"/>
      <style:map style:condition="cell-content()=&quot;01&quot;" style:apply-style-name="Grass1" style:base-cell-address="LAYERS.B5"/>
      <style:map style:condition="cell-content()=&quot;02&quot;" style:apply-style-name="Grass2" style:base-cell-address="LAYERS.B5"/>
      <style:map style:condition="cell-content()=&quot;03&quot;" style:apply-style-name="Road1" style:base-cell-address="LAYERS.B5"/>
      <style:map style:condition="cell-content()=&quot;04&quot;" style:apply-style-name="Road2" style:base-cell-address="LAYERS.B5"/>
      <style:map style:condition="cell-content()=&quot;05&quot;" style:apply-style-name="Wast" style:base-cell-address="LAYERS.B5"/>
      <style:map style:condition="cell-content()=&quot;06&quot;" style:apply-style-name="Rock" style:base-cell-address="LAYERS.B5"/>
      <style:map style:condition="cell-content()=&quot;07&quot;" style:apply-style-name="Water" style:base-cell-address="LAYERS.B5"/>
      <style:map style:condition="cell-content()=&quot;08&quot;" style:apply-style-name="Empty" style:base-cell-address="LAYERS.B5"/>
      <style:map style:condition="cell-content()=&quot;-1&quot;" style:apply-style-name="Empty" style:base-cell-address="LAYERS.B5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"/>
      <style:map style:condition="cell-content()=&quot;01&quot;" style:apply-style-name="Grass1" style:base-cell-address="LAYERS.B6"/>
      <style:map style:condition="cell-content()=&quot;02&quot;" style:apply-style-name="Grass2" style:base-cell-address="LAYERS.B6"/>
      <style:map style:condition="cell-content()=&quot;03&quot;" style:apply-style-name="Road1" style:base-cell-address="LAYERS.B6"/>
      <style:map style:condition="cell-content()=&quot;04&quot;" style:apply-style-name="Road2" style:base-cell-address="LAYERS.B6"/>
      <style:map style:condition="cell-content()=&quot;05&quot;" style:apply-style-name="Wast" style:base-cell-address="LAYERS.B6"/>
      <style:map style:condition="cell-content()=&quot;06&quot;" style:apply-style-name="Rock" style:base-cell-address="LAYERS.B6"/>
      <style:map style:condition="cell-content()=&quot;07&quot;" style:apply-style-name="Water" style:base-cell-address="LAYERS.B6"/>
      <style:map style:condition="cell-content()=&quot;08&quot;" style:apply-style-name="Empty" style:base-cell-address="LAYERS.B6"/>
      <style:map style:condition="cell-content()=&quot;-1&quot;" style:apply-style-name="Empty" style:base-cell-address="LAYERS.B6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7"/>
      <style:map style:condition="cell-content()=&quot;01&quot;" style:apply-style-name="Grass1" style:base-cell-address="LAYERS.B7"/>
      <style:map style:condition="cell-content()=&quot;02&quot;" style:apply-style-name="Grass2" style:base-cell-address="LAYERS.B7"/>
      <style:map style:condition="cell-content()=&quot;03&quot;" style:apply-style-name="Road1" style:base-cell-address="LAYERS.B7"/>
      <style:map style:condition="cell-content()=&quot;04&quot;" style:apply-style-name="Road2" style:base-cell-address="LAYERS.B7"/>
      <style:map style:condition="cell-content()=&quot;05&quot;" style:apply-style-name="Wast" style:base-cell-address="LAYERS.B7"/>
      <style:map style:condition="cell-content()=&quot;06&quot;" style:apply-style-name="Rock" style:base-cell-address="LAYERS.B7"/>
      <style:map style:condition="cell-content()=&quot;07&quot;" style:apply-style-name="Water" style:base-cell-address="LAYERS.B7"/>
      <style:map style:condition="cell-content()=&quot;08&quot;" style:apply-style-name="Empty" style:base-cell-address="LAYERS.B7"/>
      <style:map style:condition="cell-content()=&quot;-1&quot;" style:apply-style-name="Empty" style:base-cell-address="LAYERS.B7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8"/>
      <style:map style:condition="cell-content()=&quot;01&quot;" style:apply-style-name="Grass1" style:base-cell-address="LAYERS.B8"/>
      <style:map style:condition="cell-content()=&quot;02&quot;" style:apply-style-name="Grass2" style:base-cell-address="LAYERS.B8"/>
      <style:map style:condition="cell-content()=&quot;03&quot;" style:apply-style-name="Road1" style:base-cell-address="LAYERS.B8"/>
      <style:map style:condition="cell-content()=&quot;04&quot;" style:apply-style-name="Road2" style:base-cell-address="LAYERS.B8"/>
      <style:map style:condition="cell-content()=&quot;05&quot;" style:apply-style-name="Wast" style:base-cell-address="LAYERS.B8"/>
      <style:map style:condition="cell-content()=&quot;06&quot;" style:apply-style-name="Rock" style:base-cell-address="LAYERS.B8"/>
      <style:map style:condition="cell-content()=&quot;07&quot;" style:apply-style-name="Water" style:base-cell-address="LAYERS.B8"/>
      <style:map style:condition="cell-content()=&quot;08&quot;" style:apply-style-name="Empty" style:base-cell-address="LAYERS.B8"/>
      <style:map style:condition="cell-content()=&quot;-1&quot;" style:apply-style-name="Empty" style:base-cell-address="LAYERS.B8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9"/>
      <style:map style:condition="cell-content()=&quot;01&quot;" style:apply-style-name="Grass1" style:base-cell-address="LAYERS.B9"/>
      <style:map style:condition="cell-content()=&quot;02&quot;" style:apply-style-name="Grass2" style:base-cell-address="LAYERS.B9"/>
      <style:map style:condition="cell-content()=&quot;03&quot;" style:apply-style-name="Road1" style:base-cell-address="LAYERS.B9"/>
      <style:map style:condition="cell-content()=&quot;04&quot;" style:apply-style-name="Road2" style:base-cell-address="LAYERS.B9"/>
      <style:map style:condition="cell-content()=&quot;05&quot;" style:apply-style-name="Wast" style:base-cell-address="LAYERS.B9"/>
      <style:map style:condition="cell-content()=&quot;06&quot;" style:apply-style-name="Rock" style:base-cell-address="LAYERS.B9"/>
      <style:map style:condition="cell-content()=&quot;07&quot;" style:apply-style-name="Water" style:base-cell-address="LAYERS.B9"/>
      <style:map style:condition="cell-content()=&quot;08&quot;" style:apply-style-name="Empty" style:base-cell-address="LAYERS.B9"/>
      <style:map style:condition="cell-content()=&quot;-1&quot;" style:apply-style-name="Empty" style:base-cell-address="LAYERS.B9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0"/>
      <style:map style:condition="cell-content()=&quot;01&quot;" style:apply-style-name="Grass1" style:base-cell-address="LAYERS.B10"/>
      <style:map style:condition="cell-content()=&quot;02&quot;" style:apply-style-name="Grass2" style:base-cell-address="LAYERS.B10"/>
      <style:map style:condition="cell-content()=&quot;03&quot;" style:apply-style-name="Road1" style:base-cell-address="LAYERS.B10"/>
      <style:map style:condition="cell-content()=&quot;04&quot;" style:apply-style-name="Road2" style:base-cell-address="LAYERS.B10"/>
      <style:map style:condition="cell-content()=&quot;05&quot;" style:apply-style-name="Wast" style:base-cell-address="LAYERS.B10"/>
      <style:map style:condition="cell-content()=&quot;06&quot;" style:apply-style-name="Rock" style:base-cell-address="LAYERS.B10"/>
      <style:map style:condition="cell-content()=&quot;07&quot;" style:apply-style-name="Water" style:base-cell-address="LAYERS.B10"/>
      <style:map style:condition="cell-content()=&quot;08&quot;" style:apply-style-name="Empty" style:base-cell-address="LAYERS.B10"/>
      <style:map style:condition="cell-content()=&quot;-1&quot;" style:apply-style-name="Empty" style:base-cell-address="LAYERS.B10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1"/>
      <style:map style:condition="cell-content()=&quot;01&quot;" style:apply-style-name="Grass1" style:base-cell-address="LAYERS.B11"/>
      <style:map style:condition="cell-content()=&quot;02&quot;" style:apply-style-name="Grass2" style:base-cell-address="LAYERS.B11"/>
      <style:map style:condition="cell-content()=&quot;03&quot;" style:apply-style-name="Road1" style:base-cell-address="LAYERS.B11"/>
      <style:map style:condition="cell-content()=&quot;04&quot;" style:apply-style-name="Road2" style:base-cell-address="LAYERS.B11"/>
      <style:map style:condition="cell-content()=&quot;05&quot;" style:apply-style-name="Wast" style:base-cell-address="LAYERS.B11"/>
      <style:map style:condition="cell-content()=&quot;06&quot;" style:apply-style-name="Rock" style:base-cell-address="LAYERS.B11"/>
      <style:map style:condition="cell-content()=&quot;07&quot;" style:apply-style-name="Water" style:base-cell-address="LAYERS.B11"/>
      <style:map style:condition="cell-content()=&quot;08&quot;" style:apply-style-name="Empty" style:base-cell-address="LAYERS.B11"/>
      <style:map style:condition="cell-content()=&quot;-1&quot;" style:apply-style-name="Empty" style:base-cell-address="LAYERS.B11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2"/>
      <style:map style:condition="cell-content()=&quot;01&quot;" style:apply-style-name="Grass1" style:base-cell-address="LAYERS.B12"/>
      <style:map style:condition="cell-content()=&quot;02&quot;" style:apply-style-name="Grass2" style:base-cell-address="LAYERS.B12"/>
      <style:map style:condition="cell-content()=&quot;03&quot;" style:apply-style-name="Road1" style:base-cell-address="LAYERS.B12"/>
      <style:map style:condition="cell-content()=&quot;04&quot;" style:apply-style-name="Road2" style:base-cell-address="LAYERS.B12"/>
      <style:map style:condition="cell-content()=&quot;05&quot;" style:apply-style-name="Wast" style:base-cell-address="LAYERS.B12"/>
      <style:map style:condition="cell-content()=&quot;06&quot;" style:apply-style-name="Rock" style:base-cell-address="LAYERS.B12"/>
      <style:map style:condition="cell-content()=&quot;07&quot;" style:apply-style-name="Water" style:base-cell-address="LAYERS.B12"/>
      <style:map style:condition="cell-content()=&quot;08&quot;" style:apply-style-name="Empty" style:base-cell-address="LAYERS.B12"/>
      <style:map style:condition="cell-content()=&quot;-1&quot;" style:apply-style-name="Empty" style:base-cell-address="LAYERS.B12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3"/>
      <style:map style:condition="cell-content()=&quot;01&quot;" style:apply-style-name="Grass1" style:base-cell-address="LAYERS.B13"/>
      <style:map style:condition="cell-content()=&quot;02&quot;" style:apply-style-name="Grass2" style:base-cell-address="LAYERS.B13"/>
      <style:map style:condition="cell-content()=&quot;03&quot;" style:apply-style-name="Road1" style:base-cell-address="LAYERS.B13"/>
      <style:map style:condition="cell-content()=&quot;04&quot;" style:apply-style-name="Road2" style:base-cell-address="LAYERS.B13"/>
      <style:map style:condition="cell-content()=&quot;05&quot;" style:apply-style-name="Wast" style:base-cell-address="LAYERS.B13"/>
      <style:map style:condition="cell-content()=&quot;06&quot;" style:apply-style-name="Rock" style:base-cell-address="LAYERS.B13"/>
      <style:map style:condition="cell-content()=&quot;07&quot;" style:apply-style-name="Water" style:base-cell-address="LAYERS.B13"/>
      <style:map style:condition="cell-content()=&quot;08&quot;" style:apply-style-name="Empty" style:base-cell-address="LAYERS.B13"/>
      <style:map style:condition="cell-content()=&quot;-1&quot;" style:apply-style-name="Empty" style:base-cell-address="LAYERS.B13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4"/>
      <style:map style:condition="cell-content()=&quot;01&quot;" style:apply-style-name="Grass1" style:base-cell-address="LAYERS.B14"/>
      <style:map style:condition="cell-content()=&quot;02&quot;" style:apply-style-name="Grass2" style:base-cell-address="LAYERS.B14"/>
      <style:map style:condition="cell-content()=&quot;03&quot;" style:apply-style-name="Road1" style:base-cell-address="LAYERS.B14"/>
      <style:map style:condition="cell-content()=&quot;04&quot;" style:apply-style-name="Road2" style:base-cell-address="LAYERS.B14"/>
      <style:map style:condition="cell-content()=&quot;05&quot;" style:apply-style-name="Wast" style:base-cell-address="LAYERS.B14"/>
      <style:map style:condition="cell-content()=&quot;06&quot;" style:apply-style-name="Rock" style:base-cell-address="LAYERS.B14"/>
      <style:map style:condition="cell-content()=&quot;07&quot;" style:apply-style-name="Water" style:base-cell-address="LAYERS.B14"/>
      <style:map style:condition="cell-content()=&quot;08&quot;" style:apply-style-name="Empty" style:base-cell-address="LAYERS.B14"/>
      <style:map style:condition="cell-content()=&quot;-1&quot;" style:apply-style-name="Empty" style:base-cell-address="LAYERS.B14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5"/>
      <style:map style:condition="cell-content()=&quot;01&quot;" style:apply-style-name="Grass1" style:base-cell-address="LAYERS.B15"/>
      <style:map style:condition="cell-content()=&quot;02&quot;" style:apply-style-name="Grass2" style:base-cell-address="LAYERS.B15"/>
      <style:map style:condition="cell-content()=&quot;03&quot;" style:apply-style-name="Road1" style:base-cell-address="LAYERS.B15"/>
      <style:map style:condition="cell-content()=&quot;04&quot;" style:apply-style-name="Road2" style:base-cell-address="LAYERS.B15"/>
      <style:map style:condition="cell-content()=&quot;05&quot;" style:apply-style-name="Wast" style:base-cell-address="LAYERS.B15"/>
      <style:map style:condition="cell-content()=&quot;06&quot;" style:apply-style-name="Rock" style:base-cell-address="LAYERS.B15"/>
      <style:map style:condition="cell-content()=&quot;07&quot;" style:apply-style-name="Water" style:base-cell-address="LAYERS.B15"/>
      <style:map style:condition="cell-content()=&quot;08&quot;" style:apply-style-name="Empty" style:base-cell-address="LAYERS.B15"/>
      <style:map style:condition="cell-content()=&quot;-1&quot;" style:apply-style-name="Empty" style:base-cell-address="LAYERS.B15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6"/>
      <style:map style:condition="cell-content()=&quot;01&quot;" style:apply-style-name="Grass1" style:base-cell-address="LAYERS.B16"/>
      <style:map style:condition="cell-content()=&quot;02&quot;" style:apply-style-name="Grass2" style:base-cell-address="LAYERS.B16"/>
      <style:map style:condition="cell-content()=&quot;03&quot;" style:apply-style-name="Road1" style:base-cell-address="LAYERS.B16"/>
      <style:map style:condition="cell-content()=&quot;04&quot;" style:apply-style-name="Road2" style:base-cell-address="LAYERS.B16"/>
      <style:map style:condition="cell-content()=&quot;05&quot;" style:apply-style-name="Wast" style:base-cell-address="LAYERS.B16"/>
      <style:map style:condition="cell-content()=&quot;06&quot;" style:apply-style-name="Rock" style:base-cell-address="LAYERS.B16"/>
      <style:map style:condition="cell-content()=&quot;07&quot;" style:apply-style-name="Water" style:base-cell-address="LAYERS.B16"/>
      <style:map style:condition="cell-content()=&quot;08&quot;" style:apply-style-name="Empty" style:base-cell-address="LAYERS.B16"/>
      <style:map style:condition="cell-content()=&quot;-1&quot;" style:apply-style-name="Empty" style:base-cell-address="LAYERS.B16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7"/>
      <style:map style:condition="cell-content()=&quot;01&quot;" style:apply-style-name="Grass1" style:base-cell-address="LAYERS.B17"/>
      <style:map style:condition="cell-content()=&quot;02&quot;" style:apply-style-name="Grass2" style:base-cell-address="LAYERS.B17"/>
      <style:map style:condition="cell-content()=&quot;03&quot;" style:apply-style-name="Road1" style:base-cell-address="LAYERS.B17"/>
      <style:map style:condition="cell-content()=&quot;04&quot;" style:apply-style-name="Road2" style:base-cell-address="LAYERS.B17"/>
      <style:map style:condition="cell-content()=&quot;05&quot;" style:apply-style-name="Wast" style:base-cell-address="LAYERS.B17"/>
      <style:map style:condition="cell-content()=&quot;06&quot;" style:apply-style-name="Rock" style:base-cell-address="LAYERS.B17"/>
      <style:map style:condition="cell-content()=&quot;07&quot;" style:apply-style-name="Water" style:base-cell-address="LAYERS.B17"/>
      <style:map style:condition="cell-content()=&quot;08&quot;" style:apply-style-name="Empty" style:base-cell-address="LAYERS.B17"/>
      <style:map style:condition="cell-content()=&quot;-1&quot;" style:apply-style-name="Empty" style:base-cell-address="LAYERS.B17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8"/>
      <style:map style:condition="cell-content()=&quot;01&quot;" style:apply-style-name="Grass1" style:base-cell-address="LAYERS.B18"/>
      <style:map style:condition="cell-content()=&quot;02&quot;" style:apply-style-name="Grass2" style:base-cell-address="LAYERS.B18"/>
      <style:map style:condition="cell-content()=&quot;03&quot;" style:apply-style-name="Road1" style:base-cell-address="LAYERS.B18"/>
      <style:map style:condition="cell-content()=&quot;04&quot;" style:apply-style-name="Road2" style:base-cell-address="LAYERS.B18"/>
      <style:map style:condition="cell-content()=&quot;05&quot;" style:apply-style-name="Wast" style:base-cell-address="LAYERS.B18"/>
      <style:map style:condition="cell-content()=&quot;06&quot;" style:apply-style-name="Rock" style:base-cell-address="LAYERS.B18"/>
      <style:map style:condition="cell-content()=&quot;07&quot;" style:apply-style-name="Water" style:base-cell-address="LAYERS.B18"/>
      <style:map style:condition="cell-content()=&quot;08&quot;" style:apply-style-name="Empty" style:base-cell-address="LAYERS.B18"/>
      <style:map style:condition="cell-content()=&quot;-1&quot;" style:apply-style-name="Empty" style:base-cell-address="LAYERS.B18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9"/>
      <style:map style:condition="cell-content()=&quot;01&quot;" style:apply-style-name="Grass1" style:base-cell-address="LAYERS.B19"/>
      <style:map style:condition="cell-content()=&quot;02&quot;" style:apply-style-name="Grass2" style:base-cell-address="LAYERS.B19"/>
      <style:map style:condition="cell-content()=&quot;03&quot;" style:apply-style-name="Road1" style:base-cell-address="LAYERS.B19"/>
      <style:map style:condition="cell-content()=&quot;04&quot;" style:apply-style-name="Road2" style:base-cell-address="LAYERS.B19"/>
      <style:map style:condition="cell-content()=&quot;05&quot;" style:apply-style-name="Wast" style:base-cell-address="LAYERS.B19"/>
      <style:map style:condition="cell-content()=&quot;06&quot;" style:apply-style-name="Rock" style:base-cell-address="LAYERS.B19"/>
      <style:map style:condition="cell-content()=&quot;07&quot;" style:apply-style-name="Water" style:base-cell-address="LAYERS.B19"/>
      <style:map style:condition="cell-content()=&quot;08&quot;" style:apply-style-name="Empty" style:base-cell-address="LAYERS.B19"/>
      <style:map style:condition="cell-content()=&quot;-1&quot;" style:apply-style-name="Empty" style:base-cell-address="LAYERS.B19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0"/>
      <style:map style:condition="cell-content()=&quot;01&quot;" style:apply-style-name="Grass1" style:base-cell-address="LAYERS.B20"/>
      <style:map style:condition="cell-content()=&quot;02&quot;" style:apply-style-name="Grass2" style:base-cell-address="LAYERS.B20"/>
      <style:map style:condition="cell-content()=&quot;03&quot;" style:apply-style-name="Road1" style:base-cell-address="LAYERS.B20"/>
      <style:map style:condition="cell-content()=&quot;04&quot;" style:apply-style-name="Road2" style:base-cell-address="LAYERS.B20"/>
      <style:map style:condition="cell-content()=&quot;05&quot;" style:apply-style-name="Wast" style:base-cell-address="LAYERS.B20"/>
      <style:map style:condition="cell-content()=&quot;06&quot;" style:apply-style-name="Rock" style:base-cell-address="LAYERS.B20"/>
      <style:map style:condition="cell-content()=&quot;07&quot;" style:apply-style-name="Water" style:base-cell-address="LAYERS.B20"/>
      <style:map style:condition="cell-content()=&quot;08&quot;" style:apply-style-name="Empty" style:base-cell-address="LAYERS.B20"/>
      <style:map style:condition="cell-content()=&quot;-1&quot;" style:apply-style-name="Empty" style:base-cell-address="LAYERS.B20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1"/>
      <style:map style:condition="cell-content()=&quot;01&quot;" style:apply-style-name="Grass1" style:base-cell-address="LAYERS.B21"/>
      <style:map style:condition="cell-content()=&quot;02&quot;" style:apply-style-name="Grass2" style:base-cell-address="LAYERS.B21"/>
      <style:map style:condition="cell-content()=&quot;03&quot;" style:apply-style-name="Road1" style:base-cell-address="LAYERS.B21"/>
      <style:map style:condition="cell-content()=&quot;04&quot;" style:apply-style-name="Road2" style:base-cell-address="LAYERS.B21"/>
      <style:map style:condition="cell-content()=&quot;05&quot;" style:apply-style-name="Wast" style:base-cell-address="LAYERS.B21"/>
      <style:map style:condition="cell-content()=&quot;06&quot;" style:apply-style-name="Rock" style:base-cell-address="LAYERS.B21"/>
      <style:map style:condition="cell-content()=&quot;07&quot;" style:apply-style-name="Water" style:base-cell-address="LAYERS.B21"/>
      <style:map style:condition="cell-content()=&quot;08&quot;" style:apply-style-name="Empty" style:base-cell-address="LAYERS.B21"/>
      <style:map style:condition="cell-content()=&quot;-1&quot;" style:apply-style-name="Empty" style:base-cell-address="LAYERS.B21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2"/>
      <style:map style:condition="cell-content()=&quot;01&quot;" style:apply-style-name="Grass1" style:base-cell-address="LAYERS.B22"/>
      <style:map style:condition="cell-content()=&quot;02&quot;" style:apply-style-name="Grass2" style:base-cell-address="LAYERS.B22"/>
      <style:map style:condition="cell-content()=&quot;03&quot;" style:apply-style-name="Road1" style:base-cell-address="LAYERS.B22"/>
      <style:map style:condition="cell-content()=&quot;04&quot;" style:apply-style-name="Road2" style:base-cell-address="LAYERS.B22"/>
      <style:map style:condition="cell-content()=&quot;05&quot;" style:apply-style-name="Wast" style:base-cell-address="LAYERS.B22"/>
      <style:map style:condition="cell-content()=&quot;06&quot;" style:apply-style-name="Rock" style:base-cell-address="LAYERS.B22"/>
      <style:map style:condition="cell-content()=&quot;07&quot;" style:apply-style-name="Water" style:base-cell-address="LAYERS.B22"/>
      <style:map style:condition="cell-content()=&quot;08&quot;" style:apply-style-name="Empty" style:base-cell-address="LAYERS.B22"/>
      <style:map style:condition="cell-content()=&quot;-1&quot;" style:apply-style-name="Empty" style:base-cell-address="LAYERS.B22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3"/>
      <style:map style:condition="cell-content()=&quot;01&quot;" style:apply-style-name="Grass1" style:base-cell-address="LAYERS.B23"/>
      <style:map style:condition="cell-content()=&quot;02&quot;" style:apply-style-name="Grass2" style:base-cell-address="LAYERS.B23"/>
      <style:map style:condition="cell-content()=&quot;03&quot;" style:apply-style-name="Road1" style:base-cell-address="LAYERS.B23"/>
      <style:map style:condition="cell-content()=&quot;04&quot;" style:apply-style-name="Road2" style:base-cell-address="LAYERS.B23"/>
      <style:map style:condition="cell-content()=&quot;05&quot;" style:apply-style-name="Wast" style:base-cell-address="LAYERS.B23"/>
      <style:map style:condition="cell-content()=&quot;06&quot;" style:apply-style-name="Rock" style:base-cell-address="LAYERS.B23"/>
      <style:map style:condition="cell-content()=&quot;07&quot;" style:apply-style-name="Water" style:base-cell-address="LAYERS.B23"/>
      <style:map style:condition="cell-content()=&quot;08&quot;" style:apply-style-name="Empty" style:base-cell-address="LAYERS.B23"/>
      <style:map style:condition="cell-content()=&quot;-1&quot;" style:apply-style-name="Empty" style:base-cell-address="LAYERS.B23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4"/>
      <style:map style:condition="cell-content()=&quot;01&quot;" style:apply-style-name="Grass1" style:base-cell-address="LAYERS.B24"/>
      <style:map style:condition="cell-content()=&quot;02&quot;" style:apply-style-name="Grass2" style:base-cell-address="LAYERS.B24"/>
      <style:map style:condition="cell-content()=&quot;03&quot;" style:apply-style-name="Road1" style:base-cell-address="LAYERS.B24"/>
      <style:map style:condition="cell-content()=&quot;04&quot;" style:apply-style-name="Road2" style:base-cell-address="LAYERS.B24"/>
      <style:map style:condition="cell-content()=&quot;05&quot;" style:apply-style-name="Wast" style:base-cell-address="LAYERS.B24"/>
      <style:map style:condition="cell-content()=&quot;06&quot;" style:apply-style-name="Rock" style:base-cell-address="LAYERS.B24"/>
      <style:map style:condition="cell-content()=&quot;07&quot;" style:apply-style-name="Water" style:base-cell-address="LAYERS.B24"/>
      <style:map style:condition="cell-content()=&quot;08&quot;" style:apply-style-name="Empty" style:base-cell-address="LAYERS.B24"/>
      <style:map style:condition="cell-content()=&quot;-1&quot;" style:apply-style-name="Empty" style:base-cell-address="LAYERS.B24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5"/>
      <style:map style:condition="cell-content()=&quot;01&quot;" style:apply-style-name="Grass1" style:base-cell-address="LAYERS.B25"/>
      <style:map style:condition="cell-content()=&quot;02&quot;" style:apply-style-name="Grass2" style:base-cell-address="LAYERS.B25"/>
      <style:map style:condition="cell-content()=&quot;03&quot;" style:apply-style-name="Road1" style:base-cell-address="LAYERS.B25"/>
      <style:map style:condition="cell-content()=&quot;04&quot;" style:apply-style-name="Road2" style:base-cell-address="LAYERS.B25"/>
      <style:map style:condition="cell-content()=&quot;05&quot;" style:apply-style-name="Wast" style:base-cell-address="LAYERS.B25"/>
      <style:map style:condition="cell-content()=&quot;06&quot;" style:apply-style-name="Rock" style:base-cell-address="LAYERS.B25"/>
      <style:map style:condition="cell-content()=&quot;07&quot;" style:apply-style-name="Water" style:base-cell-address="LAYERS.B25"/>
      <style:map style:condition="cell-content()=&quot;08&quot;" style:apply-style-name="Empty" style:base-cell-address="LAYERS.B25"/>
      <style:map style:condition="cell-content()=&quot;-1&quot;" style:apply-style-name="Empty" style:base-cell-address="LAYERS.B25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6"/>
      <style:map style:condition="cell-content()=&quot;01&quot;" style:apply-style-name="Grass1" style:base-cell-address="LAYERS.B26"/>
      <style:map style:condition="cell-content()=&quot;02&quot;" style:apply-style-name="Grass2" style:base-cell-address="LAYERS.B26"/>
      <style:map style:condition="cell-content()=&quot;03&quot;" style:apply-style-name="Road1" style:base-cell-address="LAYERS.B26"/>
      <style:map style:condition="cell-content()=&quot;04&quot;" style:apply-style-name="Road2" style:base-cell-address="LAYERS.B26"/>
      <style:map style:condition="cell-content()=&quot;05&quot;" style:apply-style-name="Wast" style:base-cell-address="LAYERS.B26"/>
      <style:map style:condition="cell-content()=&quot;06&quot;" style:apply-style-name="Rock" style:base-cell-address="LAYERS.B26"/>
      <style:map style:condition="cell-content()=&quot;07&quot;" style:apply-style-name="Water" style:base-cell-address="LAYERS.B26"/>
      <style:map style:condition="cell-content()=&quot;08&quot;" style:apply-style-name="Empty" style:base-cell-address="LAYERS.B26"/>
      <style:map style:condition="cell-content()=&quot;-1&quot;" style:apply-style-name="Empty" style:base-cell-address="LAYERS.B26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7"/>
      <style:map style:condition="cell-content()=&quot;01&quot;" style:apply-style-name="Grass1" style:base-cell-address="LAYERS.B27"/>
      <style:map style:condition="cell-content()=&quot;02&quot;" style:apply-style-name="Grass2" style:base-cell-address="LAYERS.B27"/>
      <style:map style:condition="cell-content()=&quot;03&quot;" style:apply-style-name="Road1" style:base-cell-address="LAYERS.B27"/>
      <style:map style:condition="cell-content()=&quot;04&quot;" style:apply-style-name="Road2" style:base-cell-address="LAYERS.B27"/>
      <style:map style:condition="cell-content()=&quot;05&quot;" style:apply-style-name="Wast" style:base-cell-address="LAYERS.B27"/>
      <style:map style:condition="cell-content()=&quot;06&quot;" style:apply-style-name="Rock" style:base-cell-address="LAYERS.B27"/>
      <style:map style:condition="cell-content()=&quot;07&quot;" style:apply-style-name="Water" style:base-cell-address="LAYERS.B27"/>
      <style:map style:condition="cell-content()=&quot;08&quot;" style:apply-style-name="Empty" style:base-cell-address="LAYERS.B27"/>
      <style:map style:condition="cell-content()=&quot;-1&quot;" style:apply-style-name="Empty" style:base-cell-address="LAYERS.B27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8"/>
      <style:map style:condition="cell-content()=&quot;01&quot;" style:apply-style-name="Grass1" style:base-cell-address="LAYERS.B28"/>
      <style:map style:condition="cell-content()=&quot;02&quot;" style:apply-style-name="Grass2" style:base-cell-address="LAYERS.B28"/>
      <style:map style:condition="cell-content()=&quot;03&quot;" style:apply-style-name="Road1" style:base-cell-address="LAYERS.B28"/>
      <style:map style:condition="cell-content()=&quot;04&quot;" style:apply-style-name="Road2" style:base-cell-address="LAYERS.B28"/>
      <style:map style:condition="cell-content()=&quot;05&quot;" style:apply-style-name="Wast" style:base-cell-address="LAYERS.B28"/>
      <style:map style:condition="cell-content()=&quot;06&quot;" style:apply-style-name="Rock" style:base-cell-address="LAYERS.B28"/>
      <style:map style:condition="cell-content()=&quot;07&quot;" style:apply-style-name="Water" style:base-cell-address="LAYERS.B28"/>
      <style:map style:condition="cell-content()=&quot;08&quot;" style:apply-style-name="Empty" style:base-cell-address="LAYERS.B28"/>
      <style:map style:condition="cell-content()=&quot;-1&quot;" style:apply-style-name="Empty" style:base-cell-address="LAYERS.B28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9"/>
      <style:map style:condition="cell-content()=&quot;01&quot;" style:apply-style-name="Grass1" style:base-cell-address="LAYERS.B29"/>
      <style:map style:condition="cell-content()=&quot;02&quot;" style:apply-style-name="Grass2" style:base-cell-address="LAYERS.B29"/>
      <style:map style:condition="cell-content()=&quot;03&quot;" style:apply-style-name="Road1" style:base-cell-address="LAYERS.B29"/>
      <style:map style:condition="cell-content()=&quot;04&quot;" style:apply-style-name="Road2" style:base-cell-address="LAYERS.B29"/>
      <style:map style:condition="cell-content()=&quot;05&quot;" style:apply-style-name="Wast" style:base-cell-address="LAYERS.B29"/>
      <style:map style:condition="cell-content()=&quot;06&quot;" style:apply-style-name="Rock" style:base-cell-address="LAYERS.B29"/>
      <style:map style:condition="cell-content()=&quot;07&quot;" style:apply-style-name="Water" style:base-cell-address="LAYERS.B29"/>
      <style:map style:condition="cell-content()=&quot;08&quot;" style:apply-style-name="Empty" style:base-cell-address="LAYERS.B29"/>
      <style:map style:condition="cell-content()=&quot;-1&quot;" style:apply-style-name="Empty" style:base-cell-address="LAYERS.B29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0"/>
      <style:map style:condition="cell-content()=&quot;01&quot;" style:apply-style-name="Grass1" style:base-cell-address="LAYERS.B30"/>
      <style:map style:condition="cell-content()=&quot;02&quot;" style:apply-style-name="Grass2" style:base-cell-address="LAYERS.B30"/>
      <style:map style:condition="cell-content()=&quot;03&quot;" style:apply-style-name="Road1" style:base-cell-address="LAYERS.B30"/>
      <style:map style:condition="cell-content()=&quot;04&quot;" style:apply-style-name="Road2" style:base-cell-address="LAYERS.B30"/>
      <style:map style:condition="cell-content()=&quot;05&quot;" style:apply-style-name="Wast" style:base-cell-address="LAYERS.B30"/>
      <style:map style:condition="cell-content()=&quot;06&quot;" style:apply-style-name="Rock" style:base-cell-address="LAYERS.B30"/>
      <style:map style:condition="cell-content()=&quot;07&quot;" style:apply-style-name="Water" style:base-cell-address="LAYERS.B30"/>
      <style:map style:condition="cell-content()=&quot;08&quot;" style:apply-style-name="Empty" style:base-cell-address="LAYERS.B30"/>
      <style:map style:condition="cell-content()=&quot;-1&quot;" style:apply-style-name="Empty" style:base-cell-address="LAYERS.B30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1"/>
      <style:map style:condition="cell-content()=&quot;01&quot;" style:apply-style-name="Grass1" style:base-cell-address="LAYERS.B31"/>
      <style:map style:condition="cell-content()=&quot;02&quot;" style:apply-style-name="Grass2" style:base-cell-address="LAYERS.B31"/>
      <style:map style:condition="cell-content()=&quot;03&quot;" style:apply-style-name="Road1" style:base-cell-address="LAYERS.B31"/>
      <style:map style:condition="cell-content()=&quot;04&quot;" style:apply-style-name="Road2" style:base-cell-address="LAYERS.B31"/>
      <style:map style:condition="cell-content()=&quot;05&quot;" style:apply-style-name="Wast" style:base-cell-address="LAYERS.B31"/>
      <style:map style:condition="cell-content()=&quot;06&quot;" style:apply-style-name="Rock" style:base-cell-address="LAYERS.B31"/>
      <style:map style:condition="cell-content()=&quot;07&quot;" style:apply-style-name="Water" style:base-cell-address="LAYERS.B31"/>
      <style:map style:condition="cell-content()=&quot;08&quot;" style:apply-style-name="Empty" style:base-cell-address="LAYERS.B31"/>
      <style:map style:condition="cell-content()=&quot;-1&quot;" style:apply-style-name="Empty" style:base-cell-address="LAYERS.B31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2"/>
      <style:map style:condition="cell-content()=&quot;01&quot;" style:apply-style-name="Grass1" style:base-cell-address="LAYERS.B32"/>
      <style:map style:condition="cell-content()=&quot;02&quot;" style:apply-style-name="Grass2" style:base-cell-address="LAYERS.B32"/>
      <style:map style:condition="cell-content()=&quot;03&quot;" style:apply-style-name="Road1" style:base-cell-address="LAYERS.B32"/>
      <style:map style:condition="cell-content()=&quot;04&quot;" style:apply-style-name="Road2" style:base-cell-address="LAYERS.B32"/>
      <style:map style:condition="cell-content()=&quot;05&quot;" style:apply-style-name="Wast" style:base-cell-address="LAYERS.B32"/>
      <style:map style:condition="cell-content()=&quot;06&quot;" style:apply-style-name="Rock" style:base-cell-address="LAYERS.B32"/>
      <style:map style:condition="cell-content()=&quot;07&quot;" style:apply-style-name="Water" style:base-cell-address="LAYERS.B32"/>
      <style:map style:condition="cell-content()=&quot;08&quot;" style:apply-style-name="Empty" style:base-cell-address="LAYERS.B32"/>
      <style:map style:condition="cell-content()=&quot;-1&quot;" style:apply-style-name="Empty" style:base-cell-address="LAYERS.B32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3"/>
      <style:map style:condition="cell-content()=&quot;01&quot;" style:apply-style-name="Grass1" style:base-cell-address="LAYERS.B33"/>
      <style:map style:condition="cell-content()=&quot;02&quot;" style:apply-style-name="Grass2" style:base-cell-address="LAYERS.B33"/>
      <style:map style:condition="cell-content()=&quot;03&quot;" style:apply-style-name="Road1" style:base-cell-address="LAYERS.B33"/>
      <style:map style:condition="cell-content()=&quot;04&quot;" style:apply-style-name="Road2" style:base-cell-address="LAYERS.B33"/>
      <style:map style:condition="cell-content()=&quot;05&quot;" style:apply-style-name="Wast" style:base-cell-address="LAYERS.B33"/>
      <style:map style:condition="cell-content()=&quot;06&quot;" style:apply-style-name="Rock" style:base-cell-address="LAYERS.B33"/>
      <style:map style:condition="cell-content()=&quot;07&quot;" style:apply-style-name="Water" style:base-cell-address="LAYERS.B33"/>
      <style:map style:condition="cell-content()=&quot;08&quot;" style:apply-style-name="Empty" style:base-cell-address="LAYERS.B33"/>
      <style:map style:condition="cell-content()=&quot;-1&quot;" style:apply-style-name="Empty" style:base-cell-address="LAYERS.B33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6"/>
      <style:map style:condition="cell-content()=&quot;01&quot;" style:apply-style-name="Grass1" style:base-cell-address="LAYERS.B36"/>
      <style:map style:condition="cell-content()=&quot;02&quot;" style:apply-style-name="Grass2" style:base-cell-address="LAYERS.B36"/>
      <style:map style:condition="cell-content()=&quot;03&quot;" style:apply-style-name="Road1" style:base-cell-address="LAYERS.B36"/>
      <style:map style:condition="cell-content()=&quot;04&quot;" style:apply-style-name="Road2" style:base-cell-address="LAYERS.B36"/>
      <style:map style:condition="cell-content()=&quot;05&quot;" style:apply-style-name="Wast" style:base-cell-address="LAYERS.B36"/>
      <style:map style:condition="cell-content()=&quot;06&quot;" style:apply-style-name="Rock" style:base-cell-address="LAYERS.B36"/>
      <style:map style:condition="cell-content()=&quot;07&quot;" style:apply-style-name="Water" style:base-cell-address="LAYERS.B36"/>
      <style:map style:condition="cell-content()=&quot;08&quot;" style:apply-style-name="Empty" style:base-cell-address="LAYERS.B36"/>
      <style:map style:condition="cell-content()=&quot;-1&quot;" style:apply-style-name="Empty" style:base-cell-address="LAYERS.B36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7"/>
      <style:map style:condition="cell-content()=&quot;01&quot;" style:apply-style-name="Grass1" style:base-cell-address="LAYERS.B37"/>
      <style:map style:condition="cell-content()=&quot;02&quot;" style:apply-style-name="Grass2" style:base-cell-address="LAYERS.B37"/>
      <style:map style:condition="cell-content()=&quot;03&quot;" style:apply-style-name="Road1" style:base-cell-address="LAYERS.B37"/>
      <style:map style:condition="cell-content()=&quot;04&quot;" style:apply-style-name="Road2" style:base-cell-address="LAYERS.B37"/>
      <style:map style:condition="cell-content()=&quot;05&quot;" style:apply-style-name="Wast" style:base-cell-address="LAYERS.B37"/>
      <style:map style:condition="cell-content()=&quot;06&quot;" style:apply-style-name="Rock" style:base-cell-address="LAYERS.B37"/>
      <style:map style:condition="cell-content()=&quot;07&quot;" style:apply-style-name="Water" style:base-cell-address="LAYERS.B37"/>
      <style:map style:condition="cell-content()=&quot;08&quot;" style:apply-style-name="Empty" style:base-cell-address="LAYERS.B37"/>
      <style:map style:condition="cell-content()=&quot;-1&quot;" style:apply-style-name="Empty" style:base-cell-address="LAYERS.B37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8"/>
      <style:map style:condition="cell-content()=&quot;01&quot;" style:apply-style-name="Grass1" style:base-cell-address="LAYERS.B38"/>
      <style:map style:condition="cell-content()=&quot;02&quot;" style:apply-style-name="Grass2" style:base-cell-address="LAYERS.B38"/>
      <style:map style:condition="cell-content()=&quot;03&quot;" style:apply-style-name="Road1" style:base-cell-address="LAYERS.B38"/>
      <style:map style:condition="cell-content()=&quot;04&quot;" style:apply-style-name="Road2" style:base-cell-address="LAYERS.B38"/>
      <style:map style:condition="cell-content()=&quot;05&quot;" style:apply-style-name="Wast" style:base-cell-address="LAYERS.B38"/>
      <style:map style:condition="cell-content()=&quot;06&quot;" style:apply-style-name="Rock" style:base-cell-address="LAYERS.B38"/>
      <style:map style:condition="cell-content()=&quot;07&quot;" style:apply-style-name="Water" style:base-cell-address="LAYERS.B38"/>
      <style:map style:condition="cell-content()=&quot;08&quot;" style:apply-style-name="Empty" style:base-cell-address="LAYERS.B38"/>
      <style:map style:condition="cell-content()=&quot;-1&quot;" style:apply-style-name="Empty" style:base-cell-address="LAYERS.B38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9"/>
      <style:map style:condition="cell-content()=&quot;01&quot;" style:apply-style-name="Grass1" style:base-cell-address="LAYERS.B39"/>
      <style:map style:condition="cell-content()=&quot;02&quot;" style:apply-style-name="Grass2" style:base-cell-address="LAYERS.B39"/>
      <style:map style:condition="cell-content()=&quot;03&quot;" style:apply-style-name="Road1" style:base-cell-address="LAYERS.B39"/>
      <style:map style:condition="cell-content()=&quot;04&quot;" style:apply-style-name="Road2" style:base-cell-address="LAYERS.B39"/>
      <style:map style:condition="cell-content()=&quot;05&quot;" style:apply-style-name="Wast" style:base-cell-address="LAYERS.B39"/>
      <style:map style:condition="cell-content()=&quot;06&quot;" style:apply-style-name="Rock" style:base-cell-address="LAYERS.B39"/>
      <style:map style:condition="cell-content()=&quot;07&quot;" style:apply-style-name="Water" style:base-cell-address="LAYERS.B39"/>
      <style:map style:condition="cell-content()=&quot;08&quot;" style:apply-style-name="Empty" style:base-cell-address="LAYERS.B39"/>
      <style:map style:condition="cell-content()=&quot;-1&quot;" style:apply-style-name="Empty" style:base-cell-address="LAYERS.B39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0"/>
      <style:map style:condition="cell-content()=&quot;01&quot;" style:apply-style-name="Grass1" style:base-cell-address="LAYERS.B40"/>
      <style:map style:condition="cell-content()=&quot;02&quot;" style:apply-style-name="Grass2" style:base-cell-address="LAYERS.B40"/>
      <style:map style:condition="cell-content()=&quot;03&quot;" style:apply-style-name="Road1" style:base-cell-address="LAYERS.B40"/>
      <style:map style:condition="cell-content()=&quot;04&quot;" style:apply-style-name="Road2" style:base-cell-address="LAYERS.B40"/>
      <style:map style:condition="cell-content()=&quot;05&quot;" style:apply-style-name="Wast" style:base-cell-address="LAYERS.B40"/>
      <style:map style:condition="cell-content()=&quot;06&quot;" style:apply-style-name="Rock" style:base-cell-address="LAYERS.B40"/>
      <style:map style:condition="cell-content()=&quot;07&quot;" style:apply-style-name="Water" style:base-cell-address="LAYERS.B40"/>
      <style:map style:condition="cell-content()=&quot;08&quot;" style:apply-style-name="Empty" style:base-cell-address="LAYERS.B40"/>
      <style:map style:condition="cell-content()=&quot;-1&quot;" style:apply-style-name="Empty" style:base-cell-address="LAYERS.B40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1"/>
      <style:map style:condition="cell-content()=&quot;01&quot;" style:apply-style-name="Grass1" style:base-cell-address="LAYERS.B41"/>
      <style:map style:condition="cell-content()=&quot;02&quot;" style:apply-style-name="Grass2" style:base-cell-address="LAYERS.B41"/>
      <style:map style:condition="cell-content()=&quot;03&quot;" style:apply-style-name="Road1" style:base-cell-address="LAYERS.B41"/>
      <style:map style:condition="cell-content()=&quot;04&quot;" style:apply-style-name="Road2" style:base-cell-address="LAYERS.B41"/>
      <style:map style:condition="cell-content()=&quot;05&quot;" style:apply-style-name="Wast" style:base-cell-address="LAYERS.B41"/>
      <style:map style:condition="cell-content()=&quot;06&quot;" style:apply-style-name="Rock" style:base-cell-address="LAYERS.B41"/>
      <style:map style:condition="cell-content()=&quot;07&quot;" style:apply-style-name="Water" style:base-cell-address="LAYERS.B41"/>
      <style:map style:condition="cell-content()=&quot;08&quot;" style:apply-style-name="Empty" style:base-cell-address="LAYERS.B41"/>
      <style:map style:condition="cell-content()=&quot;-1&quot;" style:apply-style-name="Empty" style:base-cell-address="LAYERS.B41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2"/>
      <style:map style:condition="cell-content()=&quot;01&quot;" style:apply-style-name="Grass1" style:base-cell-address="LAYERS.B42"/>
      <style:map style:condition="cell-content()=&quot;02&quot;" style:apply-style-name="Grass2" style:base-cell-address="LAYERS.B42"/>
      <style:map style:condition="cell-content()=&quot;03&quot;" style:apply-style-name="Road1" style:base-cell-address="LAYERS.B42"/>
      <style:map style:condition="cell-content()=&quot;04&quot;" style:apply-style-name="Road2" style:base-cell-address="LAYERS.B42"/>
      <style:map style:condition="cell-content()=&quot;05&quot;" style:apply-style-name="Wast" style:base-cell-address="LAYERS.B42"/>
      <style:map style:condition="cell-content()=&quot;06&quot;" style:apply-style-name="Rock" style:base-cell-address="LAYERS.B42"/>
      <style:map style:condition="cell-content()=&quot;07&quot;" style:apply-style-name="Water" style:base-cell-address="LAYERS.B42"/>
      <style:map style:condition="cell-content()=&quot;08&quot;" style:apply-style-name="Empty" style:base-cell-address="LAYERS.B42"/>
      <style:map style:condition="cell-content()=&quot;-1&quot;" style:apply-style-name="Empty" style:base-cell-address="LAYERS.B42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3"/>
      <style:map style:condition="cell-content()=&quot;01&quot;" style:apply-style-name="Grass1" style:base-cell-address="LAYERS.B43"/>
      <style:map style:condition="cell-content()=&quot;02&quot;" style:apply-style-name="Grass2" style:base-cell-address="LAYERS.B43"/>
      <style:map style:condition="cell-content()=&quot;03&quot;" style:apply-style-name="Road1" style:base-cell-address="LAYERS.B43"/>
      <style:map style:condition="cell-content()=&quot;04&quot;" style:apply-style-name="Road2" style:base-cell-address="LAYERS.B43"/>
      <style:map style:condition="cell-content()=&quot;05&quot;" style:apply-style-name="Wast" style:base-cell-address="LAYERS.B43"/>
      <style:map style:condition="cell-content()=&quot;06&quot;" style:apply-style-name="Rock" style:base-cell-address="LAYERS.B43"/>
      <style:map style:condition="cell-content()=&quot;07&quot;" style:apply-style-name="Water" style:base-cell-address="LAYERS.B43"/>
      <style:map style:condition="cell-content()=&quot;08&quot;" style:apply-style-name="Empty" style:base-cell-address="LAYERS.B43"/>
      <style:map style:condition="cell-content()=&quot;-1&quot;" style:apply-style-name="Empty" style:base-cell-address="LAYERS.B43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4"/>
      <style:map style:condition="cell-content()=&quot;01&quot;" style:apply-style-name="Grass1" style:base-cell-address="LAYERS.B44"/>
      <style:map style:condition="cell-content()=&quot;02&quot;" style:apply-style-name="Grass2" style:base-cell-address="LAYERS.B44"/>
      <style:map style:condition="cell-content()=&quot;03&quot;" style:apply-style-name="Road1" style:base-cell-address="LAYERS.B44"/>
      <style:map style:condition="cell-content()=&quot;04&quot;" style:apply-style-name="Road2" style:base-cell-address="LAYERS.B44"/>
      <style:map style:condition="cell-content()=&quot;05&quot;" style:apply-style-name="Wast" style:base-cell-address="LAYERS.B44"/>
      <style:map style:condition="cell-content()=&quot;06&quot;" style:apply-style-name="Rock" style:base-cell-address="LAYERS.B44"/>
      <style:map style:condition="cell-content()=&quot;07&quot;" style:apply-style-name="Water" style:base-cell-address="LAYERS.B44"/>
      <style:map style:condition="cell-content()=&quot;08&quot;" style:apply-style-name="Empty" style:base-cell-address="LAYERS.B44"/>
      <style:map style:condition="cell-content()=&quot;-1&quot;" style:apply-style-name="Empty" style:base-cell-address="LAYERS.B44"/>
    </style:style>
    <style:style style:name="ce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5"/>
      <style:map style:condition="cell-content()=&quot;01&quot;" style:apply-style-name="Grass1" style:base-cell-address="LAYERS.B45"/>
      <style:map style:condition="cell-content()=&quot;02&quot;" style:apply-style-name="Grass2" style:base-cell-address="LAYERS.B45"/>
      <style:map style:condition="cell-content()=&quot;03&quot;" style:apply-style-name="Road1" style:base-cell-address="LAYERS.B45"/>
      <style:map style:condition="cell-content()=&quot;04&quot;" style:apply-style-name="Road2" style:base-cell-address="LAYERS.B45"/>
      <style:map style:condition="cell-content()=&quot;05&quot;" style:apply-style-name="Wast" style:base-cell-address="LAYERS.B45"/>
      <style:map style:condition="cell-content()=&quot;06&quot;" style:apply-style-name="Rock" style:base-cell-address="LAYERS.B45"/>
      <style:map style:condition="cell-content()=&quot;07&quot;" style:apply-style-name="Water" style:base-cell-address="LAYERS.B45"/>
      <style:map style:condition="cell-content()=&quot;08&quot;" style:apply-style-name="Empty" style:base-cell-address="LAYERS.B45"/>
      <style:map style:condition="cell-content()=&quot;-1&quot;" style:apply-style-name="Empty" style:base-cell-address="LAYERS.B45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6"/>
      <style:map style:condition="cell-content()=&quot;01&quot;" style:apply-style-name="Grass1" style:base-cell-address="LAYERS.B46"/>
      <style:map style:condition="cell-content()=&quot;02&quot;" style:apply-style-name="Grass2" style:base-cell-address="LAYERS.B46"/>
      <style:map style:condition="cell-content()=&quot;03&quot;" style:apply-style-name="Road1" style:base-cell-address="LAYERS.B46"/>
      <style:map style:condition="cell-content()=&quot;04&quot;" style:apply-style-name="Road2" style:base-cell-address="LAYERS.B46"/>
      <style:map style:condition="cell-content()=&quot;05&quot;" style:apply-style-name="Wast" style:base-cell-address="LAYERS.B46"/>
      <style:map style:condition="cell-content()=&quot;06&quot;" style:apply-style-name="Rock" style:base-cell-address="LAYERS.B46"/>
      <style:map style:condition="cell-content()=&quot;07&quot;" style:apply-style-name="Water" style:base-cell-address="LAYERS.B46"/>
      <style:map style:condition="cell-content()=&quot;08&quot;" style:apply-style-name="Empty" style:base-cell-address="LAYERS.B46"/>
      <style:map style:condition="cell-content()=&quot;-1&quot;" style:apply-style-name="Empty" style:base-cell-address="LAYERS.B46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7"/>
      <style:map style:condition="cell-content()=&quot;01&quot;" style:apply-style-name="Grass1" style:base-cell-address="LAYERS.B47"/>
      <style:map style:condition="cell-content()=&quot;02&quot;" style:apply-style-name="Grass2" style:base-cell-address="LAYERS.B47"/>
      <style:map style:condition="cell-content()=&quot;03&quot;" style:apply-style-name="Road1" style:base-cell-address="LAYERS.B47"/>
      <style:map style:condition="cell-content()=&quot;04&quot;" style:apply-style-name="Road2" style:base-cell-address="LAYERS.B47"/>
      <style:map style:condition="cell-content()=&quot;05&quot;" style:apply-style-name="Wast" style:base-cell-address="LAYERS.B47"/>
      <style:map style:condition="cell-content()=&quot;06&quot;" style:apply-style-name="Rock" style:base-cell-address="LAYERS.B47"/>
      <style:map style:condition="cell-content()=&quot;07&quot;" style:apply-style-name="Water" style:base-cell-address="LAYERS.B47"/>
      <style:map style:condition="cell-content()=&quot;08&quot;" style:apply-style-name="Empty" style:base-cell-address="LAYERS.B47"/>
      <style:map style:condition="cell-content()=&quot;-1&quot;" style:apply-style-name="Empty" style:base-cell-address="LAYERS.B47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8"/>
      <style:map style:condition="cell-content()=&quot;01&quot;" style:apply-style-name="Grass1" style:base-cell-address="LAYERS.B48"/>
      <style:map style:condition="cell-content()=&quot;02&quot;" style:apply-style-name="Grass2" style:base-cell-address="LAYERS.B48"/>
      <style:map style:condition="cell-content()=&quot;03&quot;" style:apply-style-name="Road1" style:base-cell-address="LAYERS.B48"/>
      <style:map style:condition="cell-content()=&quot;04&quot;" style:apply-style-name="Road2" style:base-cell-address="LAYERS.B48"/>
      <style:map style:condition="cell-content()=&quot;05&quot;" style:apply-style-name="Wast" style:base-cell-address="LAYERS.B48"/>
      <style:map style:condition="cell-content()=&quot;06&quot;" style:apply-style-name="Rock" style:base-cell-address="LAYERS.B48"/>
      <style:map style:condition="cell-content()=&quot;07&quot;" style:apply-style-name="Water" style:base-cell-address="LAYERS.B48"/>
      <style:map style:condition="cell-content()=&quot;08&quot;" style:apply-style-name="Empty" style:base-cell-address="LAYERS.B48"/>
      <style:map style:condition="cell-content()=&quot;-1&quot;" style:apply-style-name="Empty" style:base-cell-address="LAYERS.B48"/>
    </style:style>
    <style:style style:name="ce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9"/>
      <style:map style:condition="cell-content()=&quot;01&quot;" style:apply-style-name="Grass1" style:base-cell-address="LAYERS.B49"/>
      <style:map style:condition="cell-content()=&quot;02&quot;" style:apply-style-name="Grass2" style:base-cell-address="LAYERS.B49"/>
      <style:map style:condition="cell-content()=&quot;03&quot;" style:apply-style-name="Road1" style:base-cell-address="LAYERS.B49"/>
      <style:map style:condition="cell-content()=&quot;04&quot;" style:apply-style-name="Road2" style:base-cell-address="LAYERS.B49"/>
      <style:map style:condition="cell-content()=&quot;05&quot;" style:apply-style-name="Wast" style:base-cell-address="LAYERS.B49"/>
      <style:map style:condition="cell-content()=&quot;06&quot;" style:apply-style-name="Rock" style:base-cell-address="LAYERS.B49"/>
      <style:map style:condition="cell-content()=&quot;07&quot;" style:apply-style-name="Water" style:base-cell-address="LAYERS.B49"/>
      <style:map style:condition="cell-content()=&quot;08&quot;" style:apply-style-name="Empty" style:base-cell-address="LAYERS.B49"/>
      <style:map style:condition="cell-content()=&quot;-1&quot;" style:apply-style-name="Empty" style:base-cell-address="LAYERS.B49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0"/>
      <style:map style:condition="cell-content()=&quot;01&quot;" style:apply-style-name="Grass1" style:base-cell-address="LAYERS.B50"/>
      <style:map style:condition="cell-content()=&quot;02&quot;" style:apply-style-name="Grass2" style:base-cell-address="LAYERS.B50"/>
      <style:map style:condition="cell-content()=&quot;03&quot;" style:apply-style-name="Road1" style:base-cell-address="LAYERS.B50"/>
      <style:map style:condition="cell-content()=&quot;04&quot;" style:apply-style-name="Road2" style:base-cell-address="LAYERS.B50"/>
      <style:map style:condition="cell-content()=&quot;05&quot;" style:apply-style-name="Wast" style:base-cell-address="LAYERS.B50"/>
      <style:map style:condition="cell-content()=&quot;06&quot;" style:apply-style-name="Rock" style:base-cell-address="LAYERS.B50"/>
      <style:map style:condition="cell-content()=&quot;07&quot;" style:apply-style-name="Water" style:base-cell-address="LAYERS.B50"/>
      <style:map style:condition="cell-content()=&quot;08&quot;" style:apply-style-name="Empty" style:base-cell-address="LAYERS.B50"/>
      <style:map style:condition="cell-content()=&quot;-1&quot;" style:apply-style-name="Empty" style:base-cell-address="LAYERS.B50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1"/>
      <style:map style:condition="cell-content()=&quot;01&quot;" style:apply-style-name="Grass1" style:base-cell-address="LAYERS.B51"/>
      <style:map style:condition="cell-content()=&quot;02&quot;" style:apply-style-name="Grass2" style:base-cell-address="LAYERS.B51"/>
      <style:map style:condition="cell-content()=&quot;03&quot;" style:apply-style-name="Road1" style:base-cell-address="LAYERS.B51"/>
      <style:map style:condition="cell-content()=&quot;04&quot;" style:apply-style-name="Road2" style:base-cell-address="LAYERS.B51"/>
      <style:map style:condition="cell-content()=&quot;05&quot;" style:apply-style-name="Wast" style:base-cell-address="LAYERS.B51"/>
      <style:map style:condition="cell-content()=&quot;06&quot;" style:apply-style-name="Rock" style:base-cell-address="LAYERS.B51"/>
      <style:map style:condition="cell-content()=&quot;07&quot;" style:apply-style-name="Water" style:base-cell-address="LAYERS.B51"/>
      <style:map style:condition="cell-content()=&quot;08&quot;" style:apply-style-name="Empty" style:base-cell-address="LAYERS.B51"/>
      <style:map style:condition="cell-content()=&quot;-1&quot;" style:apply-style-name="Empty" style:base-cell-address="LAYERS.B51"/>
    </style:style>
    <style:style style:name="ce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2"/>
      <style:map style:condition="cell-content()=&quot;01&quot;" style:apply-style-name="Grass1" style:base-cell-address="LAYERS.B52"/>
      <style:map style:condition="cell-content()=&quot;02&quot;" style:apply-style-name="Grass2" style:base-cell-address="LAYERS.B52"/>
      <style:map style:condition="cell-content()=&quot;03&quot;" style:apply-style-name="Road1" style:base-cell-address="LAYERS.B52"/>
      <style:map style:condition="cell-content()=&quot;04&quot;" style:apply-style-name="Road2" style:base-cell-address="LAYERS.B52"/>
      <style:map style:condition="cell-content()=&quot;05&quot;" style:apply-style-name="Wast" style:base-cell-address="LAYERS.B52"/>
      <style:map style:condition="cell-content()=&quot;06&quot;" style:apply-style-name="Rock" style:base-cell-address="LAYERS.B52"/>
      <style:map style:condition="cell-content()=&quot;07&quot;" style:apply-style-name="Water" style:base-cell-address="LAYERS.B52"/>
      <style:map style:condition="cell-content()=&quot;08&quot;" style:apply-style-name="Empty" style:base-cell-address="LAYERS.B52"/>
      <style:map style:condition="cell-content()=&quot;-1&quot;" style:apply-style-name="Empty" style:base-cell-address="LAYERS.B52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3"/>
      <style:map style:condition="cell-content()=&quot;01&quot;" style:apply-style-name="Grass1" style:base-cell-address="LAYERS.B53"/>
      <style:map style:condition="cell-content()=&quot;02&quot;" style:apply-style-name="Grass2" style:base-cell-address="LAYERS.B53"/>
      <style:map style:condition="cell-content()=&quot;03&quot;" style:apply-style-name="Road1" style:base-cell-address="LAYERS.B53"/>
      <style:map style:condition="cell-content()=&quot;04&quot;" style:apply-style-name="Road2" style:base-cell-address="LAYERS.B53"/>
      <style:map style:condition="cell-content()=&quot;05&quot;" style:apply-style-name="Wast" style:base-cell-address="LAYERS.B53"/>
      <style:map style:condition="cell-content()=&quot;06&quot;" style:apply-style-name="Rock" style:base-cell-address="LAYERS.B53"/>
      <style:map style:condition="cell-content()=&quot;07&quot;" style:apply-style-name="Water" style:base-cell-address="LAYERS.B53"/>
      <style:map style:condition="cell-content()=&quot;08&quot;" style:apply-style-name="Empty" style:base-cell-address="LAYERS.B53"/>
      <style:map style:condition="cell-content()=&quot;-1&quot;" style:apply-style-name="Empty" style:base-cell-address="LAYERS.B53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4"/>
      <style:map style:condition="cell-content()=&quot;01&quot;" style:apply-style-name="Grass1" style:base-cell-address="LAYERS.B54"/>
      <style:map style:condition="cell-content()=&quot;02&quot;" style:apply-style-name="Grass2" style:base-cell-address="LAYERS.B54"/>
      <style:map style:condition="cell-content()=&quot;03&quot;" style:apply-style-name="Road1" style:base-cell-address="LAYERS.B54"/>
      <style:map style:condition="cell-content()=&quot;04&quot;" style:apply-style-name="Road2" style:base-cell-address="LAYERS.B54"/>
      <style:map style:condition="cell-content()=&quot;05&quot;" style:apply-style-name="Wast" style:base-cell-address="LAYERS.B54"/>
      <style:map style:condition="cell-content()=&quot;06&quot;" style:apply-style-name="Rock" style:base-cell-address="LAYERS.B54"/>
      <style:map style:condition="cell-content()=&quot;07&quot;" style:apply-style-name="Water" style:base-cell-address="LAYERS.B54"/>
      <style:map style:condition="cell-content()=&quot;08&quot;" style:apply-style-name="Empty" style:base-cell-address="LAYERS.B54"/>
      <style:map style:condition="cell-content()=&quot;-1&quot;" style:apply-style-name="Empty" style:base-cell-address="LAYERS.B54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5"/>
      <style:map style:condition="cell-content()=&quot;01&quot;" style:apply-style-name="Grass1" style:base-cell-address="LAYERS.B55"/>
      <style:map style:condition="cell-content()=&quot;02&quot;" style:apply-style-name="Grass2" style:base-cell-address="LAYERS.B55"/>
      <style:map style:condition="cell-content()=&quot;03&quot;" style:apply-style-name="Road1" style:base-cell-address="LAYERS.B55"/>
      <style:map style:condition="cell-content()=&quot;04&quot;" style:apply-style-name="Road2" style:base-cell-address="LAYERS.B55"/>
      <style:map style:condition="cell-content()=&quot;05&quot;" style:apply-style-name="Wast" style:base-cell-address="LAYERS.B55"/>
      <style:map style:condition="cell-content()=&quot;06&quot;" style:apply-style-name="Rock" style:base-cell-address="LAYERS.B55"/>
      <style:map style:condition="cell-content()=&quot;07&quot;" style:apply-style-name="Water" style:base-cell-address="LAYERS.B55"/>
      <style:map style:condition="cell-content()=&quot;08&quot;" style:apply-style-name="Empty" style:base-cell-address="LAYERS.B55"/>
      <style:map style:condition="cell-content()=&quot;-1&quot;" style:apply-style-name="Empty" style:base-cell-address="LAYERS.B55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6"/>
      <style:map style:condition="cell-content()=&quot;01&quot;" style:apply-style-name="Grass1" style:base-cell-address="LAYERS.B56"/>
      <style:map style:condition="cell-content()=&quot;02&quot;" style:apply-style-name="Grass2" style:base-cell-address="LAYERS.B56"/>
      <style:map style:condition="cell-content()=&quot;03&quot;" style:apply-style-name="Road1" style:base-cell-address="LAYERS.B56"/>
      <style:map style:condition="cell-content()=&quot;04&quot;" style:apply-style-name="Road2" style:base-cell-address="LAYERS.B56"/>
      <style:map style:condition="cell-content()=&quot;05&quot;" style:apply-style-name="Wast" style:base-cell-address="LAYERS.B56"/>
      <style:map style:condition="cell-content()=&quot;06&quot;" style:apply-style-name="Rock" style:base-cell-address="LAYERS.B56"/>
      <style:map style:condition="cell-content()=&quot;07&quot;" style:apply-style-name="Water" style:base-cell-address="LAYERS.B56"/>
      <style:map style:condition="cell-content()=&quot;08&quot;" style:apply-style-name="Empty" style:base-cell-address="LAYERS.B56"/>
      <style:map style:condition="cell-content()=&quot;-1&quot;" style:apply-style-name="Empty" style:base-cell-address="LAYERS.B56"/>
    </style:style>
    <style:style style:name="ce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7"/>
      <style:map style:condition="cell-content()=&quot;01&quot;" style:apply-style-name="Grass1" style:base-cell-address="LAYERS.B57"/>
      <style:map style:condition="cell-content()=&quot;02&quot;" style:apply-style-name="Grass2" style:base-cell-address="LAYERS.B57"/>
      <style:map style:condition="cell-content()=&quot;03&quot;" style:apply-style-name="Road1" style:base-cell-address="LAYERS.B57"/>
      <style:map style:condition="cell-content()=&quot;04&quot;" style:apply-style-name="Road2" style:base-cell-address="LAYERS.B57"/>
      <style:map style:condition="cell-content()=&quot;05&quot;" style:apply-style-name="Wast" style:base-cell-address="LAYERS.B57"/>
      <style:map style:condition="cell-content()=&quot;06&quot;" style:apply-style-name="Rock" style:base-cell-address="LAYERS.B57"/>
      <style:map style:condition="cell-content()=&quot;07&quot;" style:apply-style-name="Water" style:base-cell-address="LAYERS.B57"/>
      <style:map style:condition="cell-content()=&quot;08&quot;" style:apply-style-name="Empty" style:base-cell-address="LAYERS.B57"/>
      <style:map style:condition="cell-content()=&quot;-1&quot;" style:apply-style-name="Empty" style:base-cell-address="LAYERS.B57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8"/>
      <style:map style:condition="cell-content()=&quot;01&quot;" style:apply-style-name="Grass1" style:base-cell-address="LAYERS.B58"/>
      <style:map style:condition="cell-content()=&quot;02&quot;" style:apply-style-name="Grass2" style:base-cell-address="LAYERS.B58"/>
      <style:map style:condition="cell-content()=&quot;03&quot;" style:apply-style-name="Road1" style:base-cell-address="LAYERS.B58"/>
      <style:map style:condition="cell-content()=&quot;04&quot;" style:apply-style-name="Road2" style:base-cell-address="LAYERS.B58"/>
      <style:map style:condition="cell-content()=&quot;05&quot;" style:apply-style-name="Wast" style:base-cell-address="LAYERS.B58"/>
      <style:map style:condition="cell-content()=&quot;06&quot;" style:apply-style-name="Rock" style:base-cell-address="LAYERS.B58"/>
      <style:map style:condition="cell-content()=&quot;07&quot;" style:apply-style-name="Water" style:base-cell-address="LAYERS.B58"/>
      <style:map style:condition="cell-content()=&quot;08&quot;" style:apply-style-name="Empty" style:base-cell-address="LAYERS.B58"/>
      <style:map style:condition="cell-content()=&quot;-1&quot;" style:apply-style-name="Empty" style:base-cell-address="LAYERS.B58"/>
    </style:style>
    <style:style style:name="ce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9"/>
      <style:map style:condition="cell-content()=&quot;01&quot;" style:apply-style-name="Grass1" style:base-cell-address="LAYERS.B59"/>
      <style:map style:condition="cell-content()=&quot;02&quot;" style:apply-style-name="Grass2" style:base-cell-address="LAYERS.B59"/>
      <style:map style:condition="cell-content()=&quot;03&quot;" style:apply-style-name="Road1" style:base-cell-address="LAYERS.B59"/>
      <style:map style:condition="cell-content()=&quot;04&quot;" style:apply-style-name="Road2" style:base-cell-address="LAYERS.B59"/>
      <style:map style:condition="cell-content()=&quot;05&quot;" style:apply-style-name="Wast" style:base-cell-address="LAYERS.B59"/>
      <style:map style:condition="cell-content()=&quot;06&quot;" style:apply-style-name="Rock" style:base-cell-address="LAYERS.B59"/>
      <style:map style:condition="cell-content()=&quot;07&quot;" style:apply-style-name="Water" style:base-cell-address="LAYERS.B59"/>
      <style:map style:condition="cell-content()=&quot;08&quot;" style:apply-style-name="Empty" style:base-cell-address="LAYERS.B59"/>
      <style:map style:condition="cell-content()=&quot;-1&quot;" style:apply-style-name="Empty" style:base-cell-address="LAYERS.B59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0"/>
      <style:map style:condition="cell-content()=&quot;01&quot;" style:apply-style-name="Grass1" style:base-cell-address="LAYERS.B60"/>
      <style:map style:condition="cell-content()=&quot;02&quot;" style:apply-style-name="Grass2" style:base-cell-address="LAYERS.B60"/>
      <style:map style:condition="cell-content()=&quot;03&quot;" style:apply-style-name="Road1" style:base-cell-address="LAYERS.B60"/>
      <style:map style:condition="cell-content()=&quot;04&quot;" style:apply-style-name="Road2" style:base-cell-address="LAYERS.B60"/>
      <style:map style:condition="cell-content()=&quot;05&quot;" style:apply-style-name="Wast" style:base-cell-address="LAYERS.B60"/>
      <style:map style:condition="cell-content()=&quot;06&quot;" style:apply-style-name="Rock" style:base-cell-address="LAYERS.B60"/>
      <style:map style:condition="cell-content()=&quot;07&quot;" style:apply-style-name="Water" style:base-cell-address="LAYERS.B60"/>
      <style:map style:condition="cell-content()=&quot;08&quot;" style:apply-style-name="Empty" style:base-cell-address="LAYERS.B60"/>
      <style:map style:condition="cell-content()=&quot;-1&quot;" style:apply-style-name="Empty" style:base-cell-address="LAYERS.B60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1"/>
      <style:map style:condition="cell-content()=&quot;01&quot;" style:apply-style-name="Grass1" style:base-cell-address="LAYERS.B61"/>
      <style:map style:condition="cell-content()=&quot;02&quot;" style:apply-style-name="Grass2" style:base-cell-address="LAYERS.B61"/>
      <style:map style:condition="cell-content()=&quot;03&quot;" style:apply-style-name="Road1" style:base-cell-address="LAYERS.B61"/>
      <style:map style:condition="cell-content()=&quot;04&quot;" style:apply-style-name="Road2" style:base-cell-address="LAYERS.B61"/>
      <style:map style:condition="cell-content()=&quot;05&quot;" style:apply-style-name="Wast" style:base-cell-address="LAYERS.B61"/>
      <style:map style:condition="cell-content()=&quot;06&quot;" style:apply-style-name="Rock" style:base-cell-address="LAYERS.B61"/>
      <style:map style:condition="cell-content()=&quot;07&quot;" style:apply-style-name="Water" style:base-cell-address="LAYERS.B61"/>
      <style:map style:condition="cell-content()=&quot;08&quot;" style:apply-style-name="Empty" style:base-cell-address="LAYERS.B61"/>
      <style:map style:condition="cell-content()=&quot;-1&quot;" style:apply-style-name="Empty" style:base-cell-address="LAYERS.B61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2"/>
      <style:map style:condition="cell-content()=&quot;01&quot;" style:apply-style-name="Grass1" style:base-cell-address="LAYERS.B62"/>
      <style:map style:condition="cell-content()=&quot;02&quot;" style:apply-style-name="Grass2" style:base-cell-address="LAYERS.B62"/>
      <style:map style:condition="cell-content()=&quot;03&quot;" style:apply-style-name="Road1" style:base-cell-address="LAYERS.B62"/>
      <style:map style:condition="cell-content()=&quot;04&quot;" style:apply-style-name="Road2" style:base-cell-address="LAYERS.B62"/>
      <style:map style:condition="cell-content()=&quot;05&quot;" style:apply-style-name="Wast" style:base-cell-address="LAYERS.B62"/>
      <style:map style:condition="cell-content()=&quot;06&quot;" style:apply-style-name="Rock" style:base-cell-address="LAYERS.B62"/>
      <style:map style:condition="cell-content()=&quot;07&quot;" style:apply-style-name="Water" style:base-cell-address="LAYERS.B62"/>
      <style:map style:condition="cell-content()=&quot;08&quot;" style:apply-style-name="Empty" style:base-cell-address="LAYERS.B62"/>
      <style:map style:condition="cell-content()=&quot;-1&quot;" style:apply-style-name="Empty" style:base-cell-address="LAYERS.B62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3"/>
      <style:map style:condition="cell-content()=&quot;01&quot;" style:apply-style-name="Grass1" style:base-cell-address="LAYERS.B63"/>
      <style:map style:condition="cell-content()=&quot;02&quot;" style:apply-style-name="Grass2" style:base-cell-address="LAYERS.B63"/>
      <style:map style:condition="cell-content()=&quot;03&quot;" style:apply-style-name="Road1" style:base-cell-address="LAYERS.B63"/>
      <style:map style:condition="cell-content()=&quot;04&quot;" style:apply-style-name="Road2" style:base-cell-address="LAYERS.B63"/>
      <style:map style:condition="cell-content()=&quot;05&quot;" style:apply-style-name="Wast" style:base-cell-address="LAYERS.B63"/>
      <style:map style:condition="cell-content()=&quot;06&quot;" style:apply-style-name="Rock" style:base-cell-address="LAYERS.B63"/>
      <style:map style:condition="cell-content()=&quot;07&quot;" style:apply-style-name="Water" style:base-cell-address="LAYERS.B63"/>
      <style:map style:condition="cell-content()=&quot;08&quot;" style:apply-style-name="Empty" style:base-cell-address="LAYERS.B63"/>
      <style:map style:condition="cell-content()=&quot;-1&quot;" style:apply-style-name="Empty" style:base-cell-address="LAYERS.B63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4"/>
      <style:map style:condition="cell-content()=&quot;01&quot;" style:apply-style-name="Grass1" style:base-cell-address="LAYERS.B64"/>
      <style:map style:condition="cell-content()=&quot;02&quot;" style:apply-style-name="Grass2" style:base-cell-address="LAYERS.B64"/>
      <style:map style:condition="cell-content()=&quot;03&quot;" style:apply-style-name="Road1" style:base-cell-address="LAYERS.B64"/>
      <style:map style:condition="cell-content()=&quot;04&quot;" style:apply-style-name="Road2" style:base-cell-address="LAYERS.B64"/>
      <style:map style:condition="cell-content()=&quot;05&quot;" style:apply-style-name="Wast" style:base-cell-address="LAYERS.B64"/>
      <style:map style:condition="cell-content()=&quot;06&quot;" style:apply-style-name="Rock" style:base-cell-address="LAYERS.B64"/>
      <style:map style:condition="cell-content()=&quot;07&quot;" style:apply-style-name="Water" style:base-cell-address="LAYERS.B64"/>
      <style:map style:condition="cell-content()=&quot;08&quot;" style:apply-style-name="Empty" style:base-cell-address="LAYERS.B64"/>
      <style:map style:condition="cell-content()=&quot;-1&quot;" style:apply-style-name="Empty" style:base-cell-address="LAYERS.B64"/>
    </style:style>
    <style:style style:name="ce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5"/>
      <style:map style:condition="cell-content()=&quot;01&quot;" style:apply-style-name="Grass1" style:base-cell-address="LAYERS.B65"/>
      <style:map style:condition="cell-content()=&quot;02&quot;" style:apply-style-name="Grass2" style:base-cell-address="LAYERS.B65"/>
      <style:map style:condition="cell-content()=&quot;03&quot;" style:apply-style-name="Road1" style:base-cell-address="LAYERS.B65"/>
      <style:map style:condition="cell-content()=&quot;04&quot;" style:apply-style-name="Road2" style:base-cell-address="LAYERS.B65"/>
      <style:map style:condition="cell-content()=&quot;05&quot;" style:apply-style-name="Wast" style:base-cell-address="LAYERS.B65"/>
      <style:map style:condition="cell-content()=&quot;06&quot;" style:apply-style-name="Rock" style:base-cell-address="LAYERS.B65"/>
      <style:map style:condition="cell-content()=&quot;07&quot;" style:apply-style-name="Water" style:base-cell-address="LAYERS.B65"/>
      <style:map style:condition="cell-content()=&quot;08&quot;" style:apply-style-name="Empty" style:base-cell-address="LAYERS.B65"/>
      <style:map style:condition="cell-content()=&quot;-1&quot;" style:apply-style-name="Empty" style:base-cell-address="LAYERS.B65"/>
    </style:style>
    <style:style style:name="ce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6"/>
      <style:map style:condition="cell-content()=&quot;01&quot;" style:apply-style-name="Grass1" style:base-cell-address="LAYERS.B66"/>
      <style:map style:condition="cell-content()=&quot;02&quot;" style:apply-style-name="Grass2" style:base-cell-address="LAYERS.B66"/>
      <style:map style:condition="cell-content()=&quot;03&quot;" style:apply-style-name="Road1" style:base-cell-address="LAYERS.B66"/>
      <style:map style:condition="cell-content()=&quot;04&quot;" style:apply-style-name="Road2" style:base-cell-address="LAYERS.B66"/>
      <style:map style:condition="cell-content()=&quot;05&quot;" style:apply-style-name="Wast" style:base-cell-address="LAYERS.B66"/>
      <style:map style:condition="cell-content()=&quot;06&quot;" style:apply-style-name="Rock" style:base-cell-address="LAYERS.B66"/>
      <style:map style:condition="cell-content()=&quot;07&quot;" style:apply-style-name="Water" style:base-cell-address="LAYERS.B66"/>
      <style:map style:condition="cell-content()=&quot;08&quot;" style:apply-style-name="Empty" style:base-cell-address="LAYERS.B66"/>
      <style:map style:condition="cell-content()=&quot;-1&quot;" style:apply-style-name="Empty" style:base-cell-address="LAYERS.B66"/>
    </style:style>
    <style:style style:name="ce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7"/>
      <style:map style:condition="cell-content()=&quot;01&quot;" style:apply-style-name="Grass1" style:base-cell-address="LAYERS.B67"/>
      <style:map style:condition="cell-content()=&quot;02&quot;" style:apply-style-name="Grass2" style:base-cell-address="LAYERS.B67"/>
      <style:map style:condition="cell-content()=&quot;03&quot;" style:apply-style-name="Road1" style:base-cell-address="LAYERS.B67"/>
      <style:map style:condition="cell-content()=&quot;04&quot;" style:apply-style-name="Road2" style:base-cell-address="LAYERS.B67"/>
      <style:map style:condition="cell-content()=&quot;05&quot;" style:apply-style-name="Wast" style:base-cell-address="LAYERS.B67"/>
      <style:map style:condition="cell-content()=&quot;06&quot;" style:apply-style-name="Rock" style:base-cell-address="LAYERS.B67"/>
      <style:map style:condition="cell-content()=&quot;07&quot;" style:apply-style-name="Water" style:base-cell-address="LAYERS.B67"/>
      <style:map style:condition="cell-content()=&quot;08&quot;" style:apply-style-name="Empty" style:base-cell-address="LAYERS.B67"/>
      <style:map style:condition="cell-content()=&quot;-1&quot;" style:apply-style-name="Empty" style:base-cell-address="LAYERS.B67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"/>
      <style:map style:condition="cell-content()=&quot;01&quot;" style:apply-style-name="Grass1" style:base-cell-address="LAYERS.C2"/>
      <style:map style:condition="cell-content()=&quot;02&quot;" style:apply-style-name="Grass2" style:base-cell-address="LAYERS.C2"/>
      <style:map style:condition="cell-content()=&quot;03&quot;" style:apply-style-name="Road1" style:base-cell-address="LAYERS.C2"/>
      <style:map style:condition="cell-content()=&quot;04&quot;" style:apply-style-name="Road2" style:base-cell-address="LAYERS.C2"/>
      <style:map style:condition="cell-content()=&quot;05&quot;" style:apply-style-name="Wast" style:base-cell-address="LAYERS.C2"/>
      <style:map style:condition="cell-content()=&quot;06&quot;" style:apply-style-name="Rock" style:base-cell-address="LAYERS.C2"/>
      <style:map style:condition="cell-content()=&quot;07&quot;" style:apply-style-name="Water" style:base-cell-address="LAYERS.C2"/>
      <style:map style:condition="cell-content()=&quot;08&quot;" style:apply-style-name="Empty" style:base-cell-address="LAYERS.C2"/>
      <style:map style:condition="cell-content()=&quot;-1&quot;" style:apply-style-name="Empty" style:base-cell-address="LAYERS.C2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3"/>
      <style:map style:condition="cell-content()=&quot;01&quot;" style:apply-style-name="Grass1" style:base-cell-address="LAYERS.C33"/>
      <style:map style:condition="cell-content()=&quot;02&quot;" style:apply-style-name="Grass2" style:base-cell-address="LAYERS.C33"/>
      <style:map style:condition="cell-content()=&quot;03&quot;" style:apply-style-name="Road1" style:base-cell-address="LAYERS.C33"/>
      <style:map style:condition="cell-content()=&quot;04&quot;" style:apply-style-name="Road2" style:base-cell-address="LAYERS.C33"/>
      <style:map style:condition="cell-content()=&quot;05&quot;" style:apply-style-name="Wast" style:base-cell-address="LAYERS.C33"/>
      <style:map style:condition="cell-content()=&quot;06&quot;" style:apply-style-name="Rock" style:base-cell-address="LAYERS.C33"/>
      <style:map style:condition="cell-content()=&quot;07&quot;" style:apply-style-name="Water" style:base-cell-address="LAYERS.C33"/>
      <style:map style:condition="cell-content()=&quot;08&quot;" style:apply-style-name="Empty" style:base-cell-address="LAYERS.C33"/>
      <style:map style:condition="cell-content()=&quot;-1&quot;" style:apply-style-name="Empty" style:base-cell-address="LAYERS.C33"/>
    </style:style>
    <style:style style:name="ce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6"/>
      <style:map style:condition="cell-content()=&quot;01&quot;" style:apply-style-name="Grass1" style:base-cell-address="LAYERS.C36"/>
      <style:map style:condition="cell-content()=&quot;02&quot;" style:apply-style-name="Grass2" style:base-cell-address="LAYERS.C36"/>
      <style:map style:condition="cell-content()=&quot;03&quot;" style:apply-style-name="Road1" style:base-cell-address="LAYERS.C36"/>
      <style:map style:condition="cell-content()=&quot;04&quot;" style:apply-style-name="Road2" style:base-cell-address="LAYERS.C36"/>
      <style:map style:condition="cell-content()=&quot;05&quot;" style:apply-style-name="Wast" style:base-cell-address="LAYERS.C36"/>
      <style:map style:condition="cell-content()=&quot;06&quot;" style:apply-style-name="Rock" style:base-cell-address="LAYERS.C36"/>
      <style:map style:condition="cell-content()=&quot;07&quot;" style:apply-style-name="Water" style:base-cell-address="LAYERS.C36"/>
      <style:map style:condition="cell-content()=&quot;08&quot;" style:apply-style-name="Empty" style:base-cell-address="LAYERS.C36"/>
      <style:map style:condition="cell-content()=&quot;-1&quot;" style:apply-style-name="Empty" style:base-cell-address="LAYERS.C36"/>
    </style:style>
    <style:style style:name="ce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7"/>
      <style:map style:condition="cell-content()=&quot;01&quot;" style:apply-style-name="Grass1" style:base-cell-address="LAYERS.C37"/>
      <style:map style:condition="cell-content()=&quot;02&quot;" style:apply-style-name="Grass2" style:base-cell-address="LAYERS.C37"/>
      <style:map style:condition="cell-content()=&quot;03&quot;" style:apply-style-name="Road1" style:base-cell-address="LAYERS.C37"/>
      <style:map style:condition="cell-content()=&quot;04&quot;" style:apply-style-name="Road2" style:base-cell-address="LAYERS.C37"/>
      <style:map style:condition="cell-content()=&quot;05&quot;" style:apply-style-name="Wast" style:base-cell-address="LAYERS.C37"/>
      <style:map style:condition="cell-content()=&quot;06&quot;" style:apply-style-name="Rock" style:base-cell-address="LAYERS.C37"/>
      <style:map style:condition="cell-content()=&quot;07&quot;" style:apply-style-name="Water" style:base-cell-address="LAYERS.C37"/>
      <style:map style:condition="cell-content()=&quot;08&quot;" style:apply-style-name="Empty" style:base-cell-address="LAYERS.C37"/>
    </style:style>
    <style:style style:name="ce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8"/>
      <style:map style:condition="cell-content()=&quot;01&quot;" style:apply-style-name="Grass1" style:base-cell-address="LAYERS.C38"/>
      <style:map style:condition="cell-content()=&quot;02&quot;" style:apply-style-name="Grass2" style:base-cell-address="LAYERS.C38"/>
      <style:map style:condition="cell-content()=&quot;03&quot;" style:apply-style-name="Road1" style:base-cell-address="LAYERS.C38"/>
      <style:map style:condition="cell-content()=&quot;04&quot;" style:apply-style-name="Road2" style:base-cell-address="LAYERS.C38"/>
      <style:map style:condition="cell-content()=&quot;05&quot;" style:apply-style-name="Wast" style:base-cell-address="LAYERS.C38"/>
      <style:map style:condition="cell-content()=&quot;06&quot;" style:apply-style-name="Rock" style:base-cell-address="LAYERS.C38"/>
      <style:map style:condition="cell-content()=&quot;07&quot;" style:apply-style-name="Water" style:base-cell-address="LAYERS.C38"/>
      <style:map style:condition="cell-content()=&quot;08&quot;" style:apply-style-name="Empty" style:base-cell-address="LAYERS.C38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9"/>
      <style:map style:condition="cell-content()=&quot;01&quot;" style:apply-style-name="Grass1" style:base-cell-address="LAYERS.C39"/>
      <style:map style:condition="cell-content()=&quot;02&quot;" style:apply-style-name="Grass2" style:base-cell-address="LAYERS.C39"/>
      <style:map style:condition="cell-content()=&quot;03&quot;" style:apply-style-name="Road1" style:base-cell-address="LAYERS.C39"/>
      <style:map style:condition="cell-content()=&quot;04&quot;" style:apply-style-name="Road2" style:base-cell-address="LAYERS.C39"/>
      <style:map style:condition="cell-content()=&quot;05&quot;" style:apply-style-name="Wast" style:base-cell-address="LAYERS.C39"/>
      <style:map style:condition="cell-content()=&quot;06&quot;" style:apply-style-name="Rock" style:base-cell-address="LAYERS.C39"/>
      <style:map style:condition="cell-content()=&quot;07&quot;" style:apply-style-name="Water" style:base-cell-address="LAYERS.C39"/>
      <style:map style:condition="cell-content()=&quot;08&quot;" style:apply-style-name="Empty" style:base-cell-address="LAYERS.C39"/>
    </style:style>
    <style:style style:name="ce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0"/>
      <style:map style:condition="cell-content()=&quot;01&quot;" style:apply-style-name="Grass1" style:base-cell-address="LAYERS.C40"/>
      <style:map style:condition="cell-content()=&quot;02&quot;" style:apply-style-name="Grass2" style:base-cell-address="LAYERS.C40"/>
      <style:map style:condition="cell-content()=&quot;03&quot;" style:apply-style-name="Road1" style:base-cell-address="LAYERS.C40"/>
      <style:map style:condition="cell-content()=&quot;04&quot;" style:apply-style-name="Road2" style:base-cell-address="LAYERS.C40"/>
      <style:map style:condition="cell-content()=&quot;05&quot;" style:apply-style-name="Wast" style:base-cell-address="LAYERS.C40"/>
      <style:map style:condition="cell-content()=&quot;06&quot;" style:apply-style-name="Rock" style:base-cell-address="LAYERS.C40"/>
      <style:map style:condition="cell-content()=&quot;07&quot;" style:apply-style-name="Water" style:base-cell-address="LAYERS.C40"/>
      <style:map style:condition="cell-content()=&quot;08&quot;" style:apply-style-name="Empty" style:base-cell-address="LAYERS.C40"/>
    </style:style>
    <style:style style:name="ce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1"/>
      <style:map style:condition="cell-content()=&quot;01&quot;" style:apply-style-name="Grass1" style:base-cell-address="LAYERS.C41"/>
      <style:map style:condition="cell-content()=&quot;02&quot;" style:apply-style-name="Grass2" style:base-cell-address="LAYERS.C41"/>
      <style:map style:condition="cell-content()=&quot;03&quot;" style:apply-style-name="Road1" style:base-cell-address="LAYERS.C41"/>
      <style:map style:condition="cell-content()=&quot;04&quot;" style:apply-style-name="Road2" style:base-cell-address="LAYERS.C41"/>
      <style:map style:condition="cell-content()=&quot;05&quot;" style:apply-style-name="Wast" style:base-cell-address="LAYERS.C41"/>
      <style:map style:condition="cell-content()=&quot;06&quot;" style:apply-style-name="Rock" style:base-cell-address="LAYERS.C41"/>
      <style:map style:condition="cell-content()=&quot;07&quot;" style:apply-style-name="Water" style:base-cell-address="LAYERS.C41"/>
      <style:map style:condition="cell-content()=&quot;08&quot;" style:apply-style-name="Empty" style:base-cell-address="LAYERS.C41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2"/>
      <style:map style:condition="cell-content()=&quot;01&quot;" style:apply-style-name="Grass1" style:base-cell-address="LAYERS.C42"/>
      <style:map style:condition="cell-content()=&quot;02&quot;" style:apply-style-name="Grass2" style:base-cell-address="LAYERS.C42"/>
      <style:map style:condition="cell-content()=&quot;03&quot;" style:apply-style-name="Road1" style:base-cell-address="LAYERS.C42"/>
      <style:map style:condition="cell-content()=&quot;04&quot;" style:apply-style-name="Road2" style:base-cell-address="LAYERS.C42"/>
      <style:map style:condition="cell-content()=&quot;05&quot;" style:apply-style-name="Wast" style:base-cell-address="LAYERS.C42"/>
      <style:map style:condition="cell-content()=&quot;06&quot;" style:apply-style-name="Rock" style:base-cell-address="LAYERS.C42"/>
      <style:map style:condition="cell-content()=&quot;07&quot;" style:apply-style-name="Water" style:base-cell-address="LAYERS.C42"/>
      <style:map style:condition="cell-content()=&quot;08&quot;" style:apply-style-name="Empty" style:base-cell-address="LAYERS.C42"/>
    </style:style>
    <style:style style:name="ce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3"/>
      <style:map style:condition="cell-content()=&quot;01&quot;" style:apply-style-name="Grass1" style:base-cell-address="LAYERS.C43"/>
      <style:map style:condition="cell-content()=&quot;02&quot;" style:apply-style-name="Grass2" style:base-cell-address="LAYERS.C43"/>
      <style:map style:condition="cell-content()=&quot;03&quot;" style:apply-style-name="Road1" style:base-cell-address="LAYERS.C43"/>
      <style:map style:condition="cell-content()=&quot;04&quot;" style:apply-style-name="Road2" style:base-cell-address="LAYERS.C43"/>
      <style:map style:condition="cell-content()=&quot;05&quot;" style:apply-style-name="Wast" style:base-cell-address="LAYERS.C43"/>
      <style:map style:condition="cell-content()=&quot;06&quot;" style:apply-style-name="Rock" style:base-cell-address="LAYERS.C43"/>
      <style:map style:condition="cell-content()=&quot;07&quot;" style:apply-style-name="Water" style:base-cell-address="LAYERS.C43"/>
      <style:map style:condition="cell-content()=&quot;08&quot;" style:apply-style-name="Empty" style:base-cell-address="LAYERS.C43"/>
    </style:style>
    <style:style style:name="ce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4"/>
      <style:map style:condition="cell-content()=&quot;01&quot;" style:apply-style-name="Grass1" style:base-cell-address="LAYERS.C44"/>
      <style:map style:condition="cell-content()=&quot;02&quot;" style:apply-style-name="Grass2" style:base-cell-address="LAYERS.C44"/>
      <style:map style:condition="cell-content()=&quot;03&quot;" style:apply-style-name="Road1" style:base-cell-address="LAYERS.C44"/>
      <style:map style:condition="cell-content()=&quot;04&quot;" style:apply-style-name="Road2" style:base-cell-address="LAYERS.C44"/>
      <style:map style:condition="cell-content()=&quot;05&quot;" style:apply-style-name="Wast" style:base-cell-address="LAYERS.C44"/>
      <style:map style:condition="cell-content()=&quot;06&quot;" style:apply-style-name="Rock" style:base-cell-address="LAYERS.C44"/>
      <style:map style:condition="cell-content()=&quot;07&quot;" style:apply-style-name="Water" style:base-cell-address="LAYERS.C44"/>
      <style:map style:condition="cell-content()=&quot;08&quot;" style:apply-style-name="Empty" style:base-cell-address="LAYERS.C44"/>
    </style:style>
    <style:style style:name="ce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5"/>
      <style:map style:condition="cell-content()=&quot;01&quot;" style:apply-style-name="Grass1" style:base-cell-address="LAYERS.C45"/>
      <style:map style:condition="cell-content()=&quot;02&quot;" style:apply-style-name="Grass2" style:base-cell-address="LAYERS.C45"/>
      <style:map style:condition="cell-content()=&quot;03&quot;" style:apply-style-name="Road1" style:base-cell-address="LAYERS.C45"/>
      <style:map style:condition="cell-content()=&quot;04&quot;" style:apply-style-name="Road2" style:base-cell-address="LAYERS.C45"/>
      <style:map style:condition="cell-content()=&quot;05&quot;" style:apply-style-name="Wast" style:base-cell-address="LAYERS.C45"/>
      <style:map style:condition="cell-content()=&quot;06&quot;" style:apply-style-name="Rock" style:base-cell-address="LAYERS.C45"/>
      <style:map style:condition="cell-content()=&quot;07&quot;" style:apply-style-name="Water" style:base-cell-address="LAYERS.C45"/>
      <style:map style:condition="cell-content()=&quot;08&quot;" style:apply-style-name="Empty" style:base-cell-address="LAYERS.C45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6"/>
      <style:map style:condition="cell-content()=&quot;01&quot;" style:apply-style-name="Grass1" style:base-cell-address="LAYERS.C46"/>
      <style:map style:condition="cell-content()=&quot;02&quot;" style:apply-style-name="Grass2" style:base-cell-address="LAYERS.C46"/>
      <style:map style:condition="cell-content()=&quot;03&quot;" style:apply-style-name="Road1" style:base-cell-address="LAYERS.C46"/>
      <style:map style:condition="cell-content()=&quot;04&quot;" style:apply-style-name="Road2" style:base-cell-address="LAYERS.C46"/>
      <style:map style:condition="cell-content()=&quot;05&quot;" style:apply-style-name="Wast" style:base-cell-address="LAYERS.C46"/>
      <style:map style:condition="cell-content()=&quot;06&quot;" style:apply-style-name="Rock" style:base-cell-address="LAYERS.C46"/>
      <style:map style:condition="cell-content()=&quot;07&quot;" style:apply-style-name="Water" style:base-cell-address="LAYERS.C46"/>
      <style:map style:condition="cell-content()=&quot;08&quot;" style:apply-style-name="Empty" style:base-cell-address="LAYERS.C46"/>
    </style:style>
    <style:style style:name="ce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7"/>
      <style:map style:condition="cell-content()=&quot;01&quot;" style:apply-style-name="Grass1" style:base-cell-address="LAYERS.C47"/>
      <style:map style:condition="cell-content()=&quot;02&quot;" style:apply-style-name="Grass2" style:base-cell-address="LAYERS.C47"/>
      <style:map style:condition="cell-content()=&quot;03&quot;" style:apply-style-name="Road1" style:base-cell-address="LAYERS.C47"/>
      <style:map style:condition="cell-content()=&quot;04&quot;" style:apply-style-name="Road2" style:base-cell-address="LAYERS.C47"/>
      <style:map style:condition="cell-content()=&quot;05&quot;" style:apply-style-name="Wast" style:base-cell-address="LAYERS.C47"/>
      <style:map style:condition="cell-content()=&quot;06&quot;" style:apply-style-name="Rock" style:base-cell-address="LAYERS.C47"/>
      <style:map style:condition="cell-content()=&quot;07&quot;" style:apply-style-name="Water" style:base-cell-address="LAYERS.C47"/>
      <style:map style:condition="cell-content()=&quot;08&quot;" style:apply-style-name="Empty" style:base-cell-address="LAYERS.C47"/>
    </style:style>
    <style:style style:name="ce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8"/>
      <style:map style:condition="cell-content()=&quot;01&quot;" style:apply-style-name="Grass1" style:base-cell-address="LAYERS.C48"/>
      <style:map style:condition="cell-content()=&quot;02&quot;" style:apply-style-name="Grass2" style:base-cell-address="LAYERS.C48"/>
      <style:map style:condition="cell-content()=&quot;03&quot;" style:apply-style-name="Road1" style:base-cell-address="LAYERS.C48"/>
      <style:map style:condition="cell-content()=&quot;04&quot;" style:apply-style-name="Road2" style:base-cell-address="LAYERS.C48"/>
      <style:map style:condition="cell-content()=&quot;05&quot;" style:apply-style-name="Wast" style:base-cell-address="LAYERS.C48"/>
      <style:map style:condition="cell-content()=&quot;06&quot;" style:apply-style-name="Rock" style:base-cell-address="LAYERS.C48"/>
      <style:map style:condition="cell-content()=&quot;07&quot;" style:apply-style-name="Water" style:base-cell-address="LAYERS.C48"/>
      <style:map style:condition="cell-content()=&quot;08&quot;" style:apply-style-name="Empty" style:base-cell-address="LAYERS.C48"/>
    </style:style>
    <style:style style:name="ce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9"/>
      <style:map style:condition="cell-content()=&quot;01&quot;" style:apply-style-name="Grass1" style:base-cell-address="LAYERS.C49"/>
      <style:map style:condition="cell-content()=&quot;02&quot;" style:apply-style-name="Grass2" style:base-cell-address="LAYERS.C49"/>
      <style:map style:condition="cell-content()=&quot;03&quot;" style:apply-style-name="Road1" style:base-cell-address="LAYERS.C49"/>
      <style:map style:condition="cell-content()=&quot;04&quot;" style:apply-style-name="Road2" style:base-cell-address="LAYERS.C49"/>
      <style:map style:condition="cell-content()=&quot;05&quot;" style:apply-style-name="Wast" style:base-cell-address="LAYERS.C49"/>
      <style:map style:condition="cell-content()=&quot;06&quot;" style:apply-style-name="Rock" style:base-cell-address="LAYERS.C49"/>
      <style:map style:condition="cell-content()=&quot;07&quot;" style:apply-style-name="Water" style:base-cell-address="LAYERS.C49"/>
      <style:map style:condition="cell-content()=&quot;08&quot;" style:apply-style-name="Empty" style:base-cell-address="LAYERS.C49"/>
    </style:style>
    <style:style style:name="ce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64"/>
      <style:map style:condition="cell-content()=&quot;01&quot;" style:apply-style-name="Grass1" style:base-cell-address="LAYERS.C64"/>
      <style:map style:condition="cell-content()=&quot;02&quot;" style:apply-style-name="Grass2" style:base-cell-address="LAYERS.C64"/>
      <style:map style:condition="cell-content()=&quot;03&quot;" style:apply-style-name="Road1" style:base-cell-address="LAYERS.C64"/>
      <style:map style:condition="cell-content()=&quot;04&quot;" style:apply-style-name="Road2" style:base-cell-address="LAYERS.C64"/>
      <style:map style:condition="cell-content()=&quot;05&quot;" style:apply-style-name="Wast" style:base-cell-address="LAYERS.C64"/>
      <style:map style:condition="cell-content()=&quot;06&quot;" style:apply-style-name="Rock" style:base-cell-address="LAYERS.C64"/>
      <style:map style:condition="cell-content()=&quot;07&quot;" style:apply-style-name="Water" style:base-cell-address="LAYERS.C64"/>
      <style:map style:condition="cell-content()=&quot;08&quot;" style:apply-style-name="Empty" style:base-cell-address="LAYERS.C64"/>
    </style:style>
    <style:style style:name="ce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65"/>
      <style:map style:condition="cell-content()=&quot;01&quot;" style:apply-style-name="Grass1" style:base-cell-address="LAYERS.C65"/>
      <style:map style:condition="cell-content()=&quot;02&quot;" style:apply-style-name="Grass2" style:base-cell-address="LAYERS.C65"/>
      <style:map style:condition="cell-content()=&quot;03&quot;" style:apply-style-name="Road1" style:base-cell-address="LAYERS.C65"/>
      <style:map style:condition="cell-content()=&quot;04&quot;" style:apply-style-name="Road2" style:base-cell-address="LAYERS.C65"/>
      <style:map style:condition="cell-content()=&quot;05&quot;" style:apply-style-name="Wast" style:base-cell-address="LAYERS.C65"/>
      <style:map style:condition="cell-content()=&quot;06&quot;" style:apply-style-name="Rock" style:base-cell-address="LAYERS.C65"/>
      <style:map style:condition="cell-content()=&quot;07&quot;" style:apply-style-name="Water" style:base-cell-address="LAYERS.C65"/>
      <style:map style:condition="cell-content()=&quot;08&quot;" style:apply-style-name="Empty" style:base-cell-address="LAYERS.C65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66"/>
      <style:map style:condition="cell-content()=&quot;01&quot;" style:apply-style-name="Grass1" style:base-cell-address="LAYERS.C66"/>
      <style:map style:condition="cell-content()=&quot;02&quot;" style:apply-style-name="Grass2" style:base-cell-address="LAYERS.C66"/>
      <style:map style:condition="cell-content()=&quot;03&quot;" style:apply-style-name="Road1" style:base-cell-address="LAYERS.C66"/>
      <style:map style:condition="cell-content()=&quot;04&quot;" style:apply-style-name="Road2" style:base-cell-address="LAYERS.C66"/>
      <style:map style:condition="cell-content()=&quot;05&quot;" style:apply-style-name="Wast" style:base-cell-address="LAYERS.C66"/>
      <style:map style:condition="cell-content()=&quot;06&quot;" style:apply-style-name="Rock" style:base-cell-address="LAYERS.C66"/>
      <style:map style:condition="cell-content()=&quot;07&quot;" style:apply-style-name="Water" style:base-cell-address="LAYERS.C66"/>
      <style:map style:condition="cell-content()=&quot;08&quot;" style:apply-style-name="Empty" style:base-cell-address="LAYERS.C66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67"/>
      <style:map style:condition="cell-content()=&quot;01&quot;" style:apply-style-name="Grass1" style:base-cell-address="LAYERS.C67"/>
      <style:map style:condition="cell-content()=&quot;02&quot;" style:apply-style-name="Grass2" style:base-cell-address="LAYERS.C67"/>
      <style:map style:condition="cell-content()=&quot;03&quot;" style:apply-style-name="Road1" style:base-cell-address="LAYERS.C67"/>
      <style:map style:condition="cell-content()=&quot;04&quot;" style:apply-style-name="Road2" style:base-cell-address="LAYERS.C67"/>
      <style:map style:condition="cell-content()=&quot;05&quot;" style:apply-style-name="Wast" style:base-cell-address="LAYERS.C67"/>
      <style:map style:condition="cell-content()=&quot;06&quot;" style:apply-style-name="Rock" style:base-cell-address="LAYERS.C67"/>
      <style:map style:condition="cell-content()=&quot;07&quot;" style:apply-style-name="Water" style:base-cell-address="LAYERS.C67"/>
      <style:map style:condition="cell-content()=&quot;08&quot;" style:apply-style-name="Empty" style:base-cell-address="LAYERS.C67"/>
      <style:map style:condition="cell-content()=&quot;-1&quot;" style:apply-style-name="Empty" style:base-cell-address="LAYERS.C67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"/>
      <style:map style:condition="cell-content()=&quot;01&quot;" style:apply-style-name="Grass1" style:base-cell-address="LAYERS.D2"/>
      <style:map style:condition="cell-content()=&quot;02&quot;" style:apply-style-name="Grass2" style:base-cell-address="LAYERS.D2"/>
      <style:map style:condition="cell-content()=&quot;03&quot;" style:apply-style-name="Road1" style:base-cell-address="LAYERS.D2"/>
      <style:map style:condition="cell-content()=&quot;04&quot;" style:apply-style-name="Road2" style:base-cell-address="LAYERS.D2"/>
      <style:map style:condition="cell-content()=&quot;05&quot;" style:apply-style-name="Wast" style:base-cell-address="LAYERS.D2"/>
      <style:map style:condition="cell-content()=&quot;06&quot;" style:apply-style-name="Rock" style:base-cell-address="LAYERS.D2"/>
      <style:map style:condition="cell-content()=&quot;07&quot;" style:apply-style-name="Water" style:base-cell-address="LAYERS.D2"/>
      <style:map style:condition="cell-content()=&quot;08&quot;" style:apply-style-name="Empty" style:base-cell-address="LAYERS.D2"/>
      <style:map style:condition="cell-content()=&quot;-1&quot;" style:apply-style-name="Empty" style:base-cell-address="LAYERS.D2"/>
    </style:style>
    <style:style style:name="ce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3"/>
      <style:map style:condition="cell-content()=&quot;01&quot;" style:apply-style-name="Grass1" style:base-cell-address="LAYERS.D33"/>
      <style:map style:condition="cell-content()=&quot;02&quot;" style:apply-style-name="Grass2" style:base-cell-address="LAYERS.D33"/>
      <style:map style:condition="cell-content()=&quot;03&quot;" style:apply-style-name="Road1" style:base-cell-address="LAYERS.D33"/>
      <style:map style:condition="cell-content()=&quot;04&quot;" style:apply-style-name="Road2" style:base-cell-address="LAYERS.D33"/>
      <style:map style:condition="cell-content()=&quot;05&quot;" style:apply-style-name="Wast" style:base-cell-address="LAYERS.D33"/>
      <style:map style:condition="cell-content()=&quot;06&quot;" style:apply-style-name="Rock" style:base-cell-address="LAYERS.D33"/>
      <style:map style:condition="cell-content()=&quot;07&quot;" style:apply-style-name="Water" style:base-cell-address="LAYERS.D33"/>
      <style:map style:condition="cell-content()=&quot;08&quot;" style:apply-style-name="Empty" style:base-cell-address="LAYERS.D33"/>
      <style:map style:condition="cell-content()=&quot;-1&quot;" style:apply-style-name="Empty" style:base-cell-address="LAYERS.D33"/>
    </style:style>
    <style:style style:name="ce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6"/>
      <style:map style:condition="cell-content()=&quot;01&quot;" style:apply-style-name="Grass1" style:base-cell-address="LAYERS.D36"/>
      <style:map style:condition="cell-content()=&quot;02&quot;" style:apply-style-name="Grass2" style:base-cell-address="LAYERS.D36"/>
      <style:map style:condition="cell-content()=&quot;03&quot;" style:apply-style-name="Road1" style:base-cell-address="LAYERS.D36"/>
      <style:map style:condition="cell-content()=&quot;04&quot;" style:apply-style-name="Road2" style:base-cell-address="LAYERS.D36"/>
      <style:map style:condition="cell-content()=&quot;05&quot;" style:apply-style-name="Wast" style:base-cell-address="LAYERS.D36"/>
      <style:map style:condition="cell-content()=&quot;06&quot;" style:apply-style-name="Rock" style:base-cell-address="LAYERS.D36"/>
      <style:map style:condition="cell-content()=&quot;07&quot;" style:apply-style-name="Water" style:base-cell-address="LAYERS.D36"/>
      <style:map style:condition="cell-content()=&quot;08&quot;" style:apply-style-name="Empty" style:base-cell-address="LAYERS.D36"/>
      <style:map style:condition="cell-content()=&quot;-1&quot;" style:apply-style-name="Empty" style:base-cell-address="LAYERS.D36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7"/>
      <style:map style:condition="cell-content()=&quot;01&quot;" style:apply-style-name="Grass1" style:base-cell-address="LAYERS.D37"/>
      <style:map style:condition="cell-content()=&quot;02&quot;" style:apply-style-name="Grass2" style:base-cell-address="LAYERS.D37"/>
      <style:map style:condition="cell-content()=&quot;03&quot;" style:apply-style-name="Road1" style:base-cell-address="LAYERS.D37"/>
      <style:map style:condition="cell-content()=&quot;04&quot;" style:apply-style-name="Road2" style:base-cell-address="LAYERS.D37"/>
      <style:map style:condition="cell-content()=&quot;05&quot;" style:apply-style-name="Wast" style:base-cell-address="LAYERS.D37"/>
      <style:map style:condition="cell-content()=&quot;06&quot;" style:apply-style-name="Rock" style:base-cell-address="LAYERS.D37"/>
      <style:map style:condition="cell-content()=&quot;07&quot;" style:apply-style-name="Water" style:base-cell-address="LAYERS.D37"/>
      <style:map style:condition="cell-content()=&quot;08&quot;" style:apply-style-name="Empty" style:base-cell-address="LAYERS.D37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8"/>
      <style:map style:condition="cell-content()=&quot;01&quot;" style:apply-style-name="Grass1" style:base-cell-address="LAYERS.D38"/>
      <style:map style:condition="cell-content()=&quot;02&quot;" style:apply-style-name="Grass2" style:base-cell-address="LAYERS.D38"/>
      <style:map style:condition="cell-content()=&quot;03&quot;" style:apply-style-name="Road1" style:base-cell-address="LAYERS.D38"/>
      <style:map style:condition="cell-content()=&quot;04&quot;" style:apply-style-name="Road2" style:base-cell-address="LAYERS.D38"/>
      <style:map style:condition="cell-content()=&quot;05&quot;" style:apply-style-name="Wast" style:base-cell-address="LAYERS.D38"/>
      <style:map style:condition="cell-content()=&quot;06&quot;" style:apply-style-name="Rock" style:base-cell-address="LAYERS.D38"/>
      <style:map style:condition="cell-content()=&quot;07&quot;" style:apply-style-name="Water" style:base-cell-address="LAYERS.D38"/>
      <style:map style:condition="cell-content()=&quot;08&quot;" style:apply-style-name="Empty" style:base-cell-address="LAYERS.D38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9"/>
      <style:map style:condition="cell-content()=&quot;01&quot;" style:apply-style-name="Grass1" style:base-cell-address="LAYERS.D39"/>
      <style:map style:condition="cell-content()=&quot;02&quot;" style:apply-style-name="Grass2" style:base-cell-address="LAYERS.D39"/>
      <style:map style:condition="cell-content()=&quot;03&quot;" style:apply-style-name="Road1" style:base-cell-address="LAYERS.D39"/>
      <style:map style:condition="cell-content()=&quot;04&quot;" style:apply-style-name="Road2" style:base-cell-address="LAYERS.D39"/>
      <style:map style:condition="cell-content()=&quot;05&quot;" style:apply-style-name="Wast" style:base-cell-address="LAYERS.D39"/>
      <style:map style:condition="cell-content()=&quot;06&quot;" style:apply-style-name="Rock" style:base-cell-address="LAYERS.D39"/>
      <style:map style:condition="cell-content()=&quot;07&quot;" style:apply-style-name="Water" style:base-cell-address="LAYERS.D39"/>
      <style:map style:condition="cell-content()=&quot;08&quot;" style:apply-style-name="Empty" style:base-cell-address="LAYERS.D39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0"/>
      <style:map style:condition="cell-content()=&quot;01&quot;" style:apply-style-name="Grass1" style:base-cell-address="LAYERS.D40"/>
      <style:map style:condition="cell-content()=&quot;02&quot;" style:apply-style-name="Grass2" style:base-cell-address="LAYERS.D40"/>
      <style:map style:condition="cell-content()=&quot;03&quot;" style:apply-style-name="Road1" style:base-cell-address="LAYERS.D40"/>
      <style:map style:condition="cell-content()=&quot;04&quot;" style:apply-style-name="Road2" style:base-cell-address="LAYERS.D40"/>
      <style:map style:condition="cell-content()=&quot;05&quot;" style:apply-style-name="Wast" style:base-cell-address="LAYERS.D40"/>
      <style:map style:condition="cell-content()=&quot;06&quot;" style:apply-style-name="Rock" style:base-cell-address="LAYERS.D40"/>
      <style:map style:condition="cell-content()=&quot;07&quot;" style:apply-style-name="Water" style:base-cell-address="LAYERS.D40"/>
      <style:map style:condition="cell-content()=&quot;08&quot;" style:apply-style-name="Empty" style:base-cell-address="LAYERS.D40"/>
    </style:style>
    <style:style style:name="ce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1"/>
      <style:map style:condition="cell-content()=&quot;01&quot;" style:apply-style-name="Grass1" style:base-cell-address="LAYERS.D41"/>
      <style:map style:condition="cell-content()=&quot;02&quot;" style:apply-style-name="Grass2" style:base-cell-address="LAYERS.D41"/>
      <style:map style:condition="cell-content()=&quot;03&quot;" style:apply-style-name="Road1" style:base-cell-address="LAYERS.D41"/>
      <style:map style:condition="cell-content()=&quot;04&quot;" style:apply-style-name="Road2" style:base-cell-address="LAYERS.D41"/>
      <style:map style:condition="cell-content()=&quot;05&quot;" style:apply-style-name="Wast" style:base-cell-address="LAYERS.D41"/>
      <style:map style:condition="cell-content()=&quot;06&quot;" style:apply-style-name="Rock" style:base-cell-address="LAYERS.D41"/>
      <style:map style:condition="cell-content()=&quot;07&quot;" style:apply-style-name="Water" style:base-cell-address="LAYERS.D41"/>
      <style:map style:condition="cell-content()=&quot;08&quot;" style:apply-style-name="Empty" style:base-cell-address="LAYERS.D41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2"/>
      <style:map style:condition="cell-content()=&quot;01&quot;" style:apply-style-name="Grass1" style:base-cell-address="LAYERS.D42"/>
      <style:map style:condition="cell-content()=&quot;02&quot;" style:apply-style-name="Grass2" style:base-cell-address="LAYERS.D42"/>
      <style:map style:condition="cell-content()=&quot;03&quot;" style:apply-style-name="Road1" style:base-cell-address="LAYERS.D42"/>
      <style:map style:condition="cell-content()=&quot;04&quot;" style:apply-style-name="Road2" style:base-cell-address="LAYERS.D42"/>
      <style:map style:condition="cell-content()=&quot;05&quot;" style:apply-style-name="Wast" style:base-cell-address="LAYERS.D42"/>
      <style:map style:condition="cell-content()=&quot;06&quot;" style:apply-style-name="Rock" style:base-cell-address="LAYERS.D42"/>
      <style:map style:condition="cell-content()=&quot;07&quot;" style:apply-style-name="Water" style:base-cell-address="LAYERS.D42"/>
      <style:map style:condition="cell-content()=&quot;08&quot;" style:apply-style-name="Empty" style:base-cell-address="LAYERS.D42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3"/>
      <style:map style:condition="cell-content()=&quot;01&quot;" style:apply-style-name="Grass1" style:base-cell-address="LAYERS.D43"/>
      <style:map style:condition="cell-content()=&quot;02&quot;" style:apply-style-name="Grass2" style:base-cell-address="LAYERS.D43"/>
      <style:map style:condition="cell-content()=&quot;03&quot;" style:apply-style-name="Road1" style:base-cell-address="LAYERS.D43"/>
      <style:map style:condition="cell-content()=&quot;04&quot;" style:apply-style-name="Road2" style:base-cell-address="LAYERS.D43"/>
      <style:map style:condition="cell-content()=&quot;05&quot;" style:apply-style-name="Wast" style:base-cell-address="LAYERS.D43"/>
      <style:map style:condition="cell-content()=&quot;06&quot;" style:apply-style-name="Rock" style:base-cell-address="LAYERS.D43"/>
      <style:map style:condition="cell-content()=&quot;07&quot;" style:apply-style-name="Water" style:base-cell-address="LAYERS.D43"/>
      <style:map style:condition="cell-content()=&quot;08&quot;" style:apply-style-name="Empty" style:base-cell-address="LAYERS.D43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4"/>
      <style:map style:condition="cell-content()=&quot;01&quot;" style:apply-style-name="Grass1" style:base-cell-address="LAYERS.D44"/>
      <style:map style:condition="cell-content()=&quot;02&quot;" style:apply-style-name="Grass2" style:base-cell-address="LAYERS.D44"/>
      <style:map style:condition="cell-content()=&quot;03&quot;" style:apply-style-name="Road1" style:base-cell-address="LAYERS.D44"/>
      <style:map style:condition="cell-content()=&quot;04&quot;" style:apply-style-name="Road2" style:base-cell-address="LAYERS.D44"/>
      <style:map style:condition="cell-content()=&quot;05&quot;" style:apply-style-name="Wast" style:base-cell-address="LAYERS.D44"/>
      <style:map style:condition="cell-content()=&quot;06&quot;" style:apply-style-name="Rock" style:base-cell-address="LAYERS.D44"/>
      <style:map style:condition="cell-content()=&quot;07&quot;" style:apply-style-name="Water" style:base-cell-address="LAYERS.D44"/>
      <style:map style:condition="cell-content()=&quot;08&quot;" style:apply-style-name="Empty" style:base-cell-address="LAYERS.D44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5"/>
      <style:map style:condition="cell-content()=&quot;01&quot;" style:apply-style-name="Grass1" style:base-cell-address="LAYERS.D45"/>
      <style:map style:condition="cell-content()=&quot;02&quot;" style:apply-style-name="Grass2" style:base-cell-address="LAYERS.D45"/>
      <style:map style:condition="cell-content()=&quot;03&quot;" style:apply-style-name="Road1" style:base-cell-address="LAYERS.D45"/>
      <style:map style:condition="cell-content()=&quot;04&quot;" style:apply-style-name="Road2" style:base-cell-address="LAYERS.D45"/>
      <style:map style:condition="cell-content()=&quot;05&quot;" style:apply-style-name="Wast" style:base-cell-address="LAYERS.D45"/>
      <style:map style:condition="cell-content()=&quot;06&quot;" style:apply-style-name="Rock" style:base-cell-address="LAYERS.D45"/>
      <style:map style:condition="cell-content()=&quot;07&quot;" style:apply-style-name="Water" style:base-cell-address="LAYERS.D45"/>
      <style:map style:condition="cell-content()=&quot;08&quot;" style:apply-style-name="Empty" style:base-cell-address="LAYERS.D45"/>
    </style:style>
    <style:style style:name="ce1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6"/>
      <style:map style:condition="cell-content()=&quot;01&quot;" style:apply-style-name="Grass1" style:base-cell-address="LAYERS.D46"/>
      <style:map style:condition="cell-content()=&quot;02&quot;" style:apply-style-name="Grass2" style:base-cell-address="LAYERS.D46"/>
      <style:map style:condition="cell-content()=&quot;03&quot;" style:apply-style-name="Road1" style:base-cell-address="LAYERS.D46"/>
      <style:map style:condition="cell-content()=&quot;04&quot;" style:apply-style-name="Road2" style:base-cell-address="LAYERS.D46"/>
      <style:map style:condition="cell-content()=&quot;05&quot;" style:apply-style-name="Wast" style:base-cell-address="LAYERS.D46"/>
      <style:map style:condition="cell-content()=&quot;06&quot;" style:apply-style-name="Rock" style:base-cell-address="LAYERS.D46"/>
      <style:map style:condition="cell-content()=&quot;07&quot;" style:apply-style-name="Water" style:base-cell-address="LAYERS.D46"/>
      <style:map style:condition="cell-content()=&quot;08&quot;" style:apply-style-name="Empty" style:base-cell-address="LAYERS.D46"/>
    </style:style>
    <style:style style:name="ce1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7"/>
      <style:map style:condition="cell-content()=&quot;01&quot;" style:apply-style-name="Grass1" style:base-cell-address="LAYERS.D47"/>
      <style:map style:condition="cell-content()=&quot;02&quot;" style:apply-style-name="Grass2" style:base-cell-address="LAYERS.D47"/>
      <style:map style:condition="cell-content()=&quot;03&quot;" style:apply-style-name="Road1" style:base-cell-address="LAYERS.D47"/>
      <style:map style:condition="cell-content()=&quot;04&quot;" style:apply-style-name="Road2" style:base-cell-address="LAYERS.D47"/>
      <style:map style:condition="cell-content()=&quot;05&quot;" style:apply-style-name="Wast" style:base-cell-address="LAYERS.D47"/>
      <style:map style:condition="cell-content()=&quot;06&quot;" style:apply-style-name="Rock" style:base-cell-address="LAYERS.D47"/>
      <style:map style:condition="cell-content()=&quot;07&quot;" style:apply-style-name="Water" style:base-cell-address="LAYERS.D47"/>
      <style:map style:condition="cell-content()=&quot;08&quot;" style:apply-style-name="Empty" style:base-cell-address="LAYERS.D47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8"/>
      <style:map style:condition="cell-content()=&quot;01&quot;" style:apply-style-name="Grass1" style:base-cell-address="LAYERS.D48"/>
      <style:map style:condition="cell-content()=&quot;02&quot;" style:apply-style-name="Grass2" style:base-cell-address="LAYERS.D48"/>
      <style:map style:condition="cell-content()=&quot;03&quot;" style:apply-style-name="Road1" style:base-cell-address="LAYERS.D48"/>
      <style:map style:condition="cell-content()=&quot;04&quot;" style:apply-style-name="Road2" style:base-cell-address="LAYERS.D48"/>
      <style:map style:condition="cell-content()=&quot;05&quot;" style:apply-style-name="Wast" style:base-cell-address="LAYERS.D48"/>
      <style:map style:condition="cell-content()=&quot;06&quot;" style:apply-style-name="Rock" style:base-cell-address="LAYERS.D48"/>
      <style:map style:condition="cell-content()=&quot;07&quot;" style:apply-style-name="Water" style:base-cell-address="LAYERS.D48"/>
      <style:map style:condition="cell-content()=&quot;08&quot;" style:apply-style-name="Empty" style:base-cell-address="LAYERS.D48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9"/>
      <style:map style:condition="cell-content()=&quot;01&quot;" style:apply-style-name="Grass1" style:base-cell-address="LAYERS.D49"/>
      <style:map style:condition="cell-content()=&quot;02&quot;" style:apply-style-name="Grass2" style:base-cell-address="LAYERS.D49"/>
      <style:map style:condition="cell-content()=&quot;03&quot;" style:apply-style-name="Road1" style:base-cell-address="LAYERS.D49"/>
      <style:map style:condition="cell-content()=&quot;04&quot;" style:apply-style-name="Road2" style:base-cell-address="LAYERS.D49"/>
      <style:map style:condition="cell-content()=&quot;05&quot;" style:apply-style-name="Wast" style:base-cell-address="LAYERS.D49"/>
      <style:map style:condition="cell-content()=&quot;06&quot;" style:apply-style-name="Rock" style:base-cell-address="LAYERS.D49"/>
      <style:map style:condition="cell-content()=&quot;07&quot;" style:apply-style-name="Water" style:base-cell-address="LAYERS.D49"/>
      <style:map style:condition="cell-content()=&quot;08&quot;" style:apply-style-name="Empty" style:base-cell-address="LAYERS.D49"/>
    </style:style>
    <style:style style:name="ce1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65"/>
      <style:map style:condition="cell-content()=&quot;01&quot;" style:apply-style-name="Grass1" style:base-cell-address="LAYERS.D65"/>
      <style:map style:condition="cell-content()=&quot;02&quot;" style:apply-style-name="Grass2" style:base-cell-address="LAYERS.D65"/>
      <style:map style:condition="cell-content()=&quot;03&quot;" style:apply-style-name="Road1" style:base-cell-address="LAYERS.D65"/>
      <style:map style:condition="cell-content()=&quot;04&quot;" style:apply-style-name="Road2" style:base-cell-address="LAYERS.D65"/>
      <style:map style:condition="cell-content()=&quot;05&quot;" style:apply-style-name="Wast" style:base-cell-address="LAYERS.D65"/>
      <style:map style:condition="cell-content()=&quot;06&quot;" style:apply-style-name="Rock" style:base-cell-address="LAYERS.D65"/>
      <style:map style:condition="cell-content()=&quot;07&quot;" style:apply-style-name="Water" style:base-cell-address="LAYERS.D65"/>
      <style:map style:condition="cell-content()=&quot;08&quot;" style:apply-style-name="Empty" style:base-cell-address="LAYERS.D65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66"/>
      <style:map style:condition="cell-content()=&quot;01&quot;" style:apply-style-name="Grass1" style:base-cell-address="LAYERS.D66"/>
      <style:map style:condition="cell-content()=&quot;02&quot;" style:apply-style-name="Grass2" style:base-cell-address="LAYERS.D66"/>
      <style:map style:condition="cell-content()=&quot;03&quot;" style:apply-style-name="Road1" style:base-cell-address="LAYERS.D66"/>
      <style:map style:condition="cell-content()=&quot;04&quot;" style:apply-style-name="Road2" style:base-cell-address="LAYERS.D66"/>
      <style:map style:condition="cell-content()=&quot;05&quot;" style:apply-style-name="Wast" style:base-cell-address="LAYERS.D66"/>
      <style:map style:condition="cell-content()=&quot;06&quot;" style:apply-style-name="Rock" style:base-cell-address="LAYERS.D66"/>
      <style:map style:condition="cell-content()=&quot;07&quot;" style:apply-style-name="Water" style:base-cell-address="LAYERS.D66"/>
      <style:map style:condition="cell-content()=&quot;08&quot;" style:apply-style-name="Empty" style:base-cell-address="LAYERS.D66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67"/>
      <style:map style:condition="cell-content()=&quot;01&quot;" style:apply-style-name="Grass1" style:base-cell-address="LAYERS.D67"/>
      <style:map style:condition="cell-content()=&quot;02&quot;" style:apply-style-name="Grass2" style:base-cell-address="LAYERS.D67"/>
      <style:map style:condition="cell-content()=&quot;03&quot;" style:apply-style-name="Road1" style:base-cell-address="LAYERS.D67"/>
      <style:map style:condition="cell-content()=&quot;04&quot;" style:apply-style-name="Road2" style:base-cell-address="LAYERS.D67"/>
      <style:map style:condition="cell-content()=&quot;05&quot;" style:apply-style-name="Wast" style:base-cell-address="LAYERS.D67"/>
      <style:map style:condition="cell-content()=&quot;06&quot;" style:apply-style-name="Rock" style:base-cell-address="LAYERS.D67"/>
      <style:map style:condition="cell-content()=&quot;07&quot;" style:apply-style-name="Water" style:base-cell-address="LAYERS.D67"/>
      <style:map style:condition="cell-content()=&quot;08&quot;" style:apply-style-name="Empty" style:base-cell-address="LAYERS.D67"/>
      <style:map style:condition="cell-content()=&quot;-1&quot;" style:apply-style-name="Empty" style:base-cell-address="LAYERS.D67"/>
    </style:style>
    <style:style style:name="ce1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"/>
      <style:map style:condition="cell-content()=&quot;01&quot;" style:apply-style-name="Grass1" style:base-cell-address="LAYERS.E2"/>
      <style:map style:condition="cell-content()=&quot;02&quot;" style:apply-style-name="Grass2" style:base-cell-address="LAYERS.E2"/>
      <style:map style:condition="cell-content()=&quot;03&quot;" style:apply-style-name="Road1" style:base-cell-address="LAYERS.E2"/>
      <style:map style:condition="cell-content()=&quot;04&quot;" style:apply-style-name="Road2" style:base-cell-address="LAYERS.E2"/>
      <style:map style:condition="cell-content()=&quot;05&quot;" style:apply-style-name="Wast" style:base-cell-address="LAYERS.E2"/>
      <style:map style:condition="cell-content()=&quot;06&quot;" style:apply-style-name="Rock" style:base-cell-address="LAYERS.E2"/>
      <style:map style:condition="cell-content()=&quot;07&quot;" style:apply-style-name="Water" style:base-cell-address="LAYERS.E2"/>
      <style:map style:condition="cell-content()=&quot;08&quot;" style:apply-style-name="Empty" style:base-cell-address="LAYERS.E2"/>
      <style:map style:condition="cell-content()=&quot;-1&quot;" style:apply-style-name="Empty" style:base-cell-address="LAYERS.E2"/>
    </style:style>
    <style:style style:name="ce1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3"/>
      <style:map style:condition="cell-content()=&quot;01&quot;" style:apply-style-name="Grass1" style:base-cell-address="LAYERS.E33"/>
      <style:map style:condition="cell-content()=&quot;02&quot;" style:apply-style-name="Grass2" style:base-cell-address="LAYERS.E33"/>
      <style:map style:condition="cell-content()=&quot;03&quot;" style:apply-style-name="Road1" style:base-cell-address="LAYERS.E33"/>
      <style:map style:condition="cell-content()=&quot;04&quot;" style:apply-style-name="Road2" style:base-cell-address="LAYERS.E33"/>
      <style:map style:condition="cell-content()=&quot;05&quot;" style:apply-style-name="Wast" style:base-cell-address="LAYERS.E33"/>
      <style:map style:condition="cell-content()=&quot;06&quot;" style:apply-style-name="Rock" style:base-cell-address="LAYERS.E33"/>
      <style:map style:condition="cell-content()=&quot;07&quot;" style:apply-style-name="Water" style:base-cell-address="LAYERS.E33"/>
      <style:map style:condition="cell-content()=&quot;08&quot;" style:apply-style-name="Empty" style:base-cell-address="LAYERS.E33"/>
      <style:map style:condition="cell-content()=&quot;-1&quot;" style:apply-style-name="Empty" style:base-cell-address="LAYERS.E33"/>
    </style:style>
    <style:style style:name="ce1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6"/>
      <style:map style:condition="cell-content()=&quot;01&quot;" style:apply-style-name="Grass1" style:base-cell-address="LAYERS.E36"/>
      <style:map style:condition="cell-content()=&quot;02&quot;" style:apply-style-name="Grass2" style:base-cell-address="LAYERS.E36"/>
      <style:map style:condition="cell-content()=&quot;03&quot;" style:apply-style-name="Road1" style:base-cell-address="LAYERS.E36"/>
      <style:map style:condition="cell-content()=&quot;04&quot;" style:apply-style-name="Road2" style:base-cell-address="LAYERS.E36"/>
      <style:map style:condition="cell-content()=&quot;05&quot;" style:apply-style-name="Wast" style:base-cell-address="LAYERS.E36"/>
      <style:map style:condition="cell-content()=&quot;06&quot;" style:apply-style-name="Rock" style:base-cell-address="LAYERS.E36"/>
      <style:map style:condition="cell-content()=&quot;07&quot;" style:apply-style-name="Water" style:base-cell-address="LAYERS.E36"/>
      <style:map style:condition="cell-content()=&quot;08&quot;" style:apply-style-name="Empty" style:base-cell-address="LAYERS.E36"/>
      <style:map style:condition="cell-content()=&quot;-1&quot;" style:apply-style-name="Empty" style:base-cell-address="LAYERS.E36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7"/>
      <style:map style:condition="cell-content()=&quot;01&quot;" style:apply-style-name="Grass1" style:base-cell-address="LAYERS.E37"/>
      <style:map style:condition="cell-content()=&quot;02&quot;" style:apply-style-name="Grass2" style:base-cell-address="LAYERS.E37"/>
      <style:map style:condition="cell-content()=&quot;03&quot;" style:apply-style-name="Road1" style:base-cell-address="LAYERS.E37"/>
      <style:map style:condition="cell-content()=&quot;04&quot;" style:apply-style-name="Road2" style:base-cell-address="LAYERS.E37"/>
      <style:map style:condition="cell-content()=&quot;05&quot;" style:apply-style-name="Wast" style:base-cell-address="LAYERS.E37"/>
      <style:map style:condition="cell-content()=&quot;06&quot;" style:apply-style-name="Rock" style:base-cell-address="LAYERS.E37"/>
      <style:map style:condition="cell-content()=&quot;07&quot;" style:apply-style-name="Water" style:base-cell-address="LAYERS.E37"/>
      <style:map style:condition="cell-content()=&quot;08&quot;" style:apply-style-name="Empty" style:base-cell-address="LAYERS.E37"/>
    </style:style>
    <style:style style:name="ce1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8"/>
      <style:map style:condition="cell-content()=&quot;01&quot;" style:apply-style-name="Grass1" style:base-cell-address="LAYERS.E38"/>
      <style:map style:condition="cell-content()=&quot;02&quot;" style:apply-style-name="Grass2" style:base-cell-address="LAYERS.E38"/>
      <style:map style:condition="cell-content()=&quot;03&quot;" style:apply-style-name="Road1" style:base-cell-address="LAYERS.E38"/>
      <style:map style:condition="cell-content()=&quot;04&quot;" style:apply-style-name="Road2" style:base-cell-address="LAYERS.E38"/>
      <style:map style:condition="cell-content()=&quot;05&quot;" style:apply-style-name="Wast" style:base-cell-address="LAYERS.E38"/>
      <style:map style:condition="cell-content()=&quot;06&quot;" style:apply-style-name="Rock" style:base-cell-address="LAYERS.E38"/>
      <style:map style:condition="cell-content()=&quot;07&quot;" style:apply-style-name="Water" style:base-cell-address="LAYERS.E38"/>
      <style:map style:condition="cell-content()=&quot;08&quot;" style:apply-style-name="Empty" style:base-cell-address="LAYERS.E38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9"/>
      <style:map style:condition="cell-content()=&quot;01&quot;" style:apply-style-name="Grass1" style:base-cell-address="LAYERS.E39"/>
      <style:map style:condition="cell-content()=&quot;02&quot;" style:apply-style-name="Grass2" style:base-cell-address="LAYERS.E39"/>
      <style:map style:condition="cell-content()=&quot;03&quot;" style:apply-style-name="Road1" style:base-cell-address="LAYERS.E39"/>
      <style:map style:condition="cell-content()=&quot;04&quot;" style:apply-style-name="Road2" style:base-cell-address="LAYERS.E39"/>
      <style:map style:condition="cell-content()=&quot;05&quot;" style:apply-style-name="Wast" style:base-cell-address="LAYERS.E39"/>
      <style:map style:condition="cell-content()=&quot;06&quot;" style:apply-style-name="Rock" style:base-cell-address="LAYERS.E39"/>
      <style:map style:condition="cell-content()=&quot;07&quot;" style:apply-style-name="Water" style:base-cell-address="LAYERS.E39"/>
      <style:map style:condition="cell-content()=&quot;08&quot;" style:apply-style-name="Empty" style:base-cell-address="LAYERS.E39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0"/>
      <style:map style:condition="cell-content()=&quot;01&quot;" style:apply-style-name="Grass1" style:base-cell-address="LAYERS.E40"/>
      <style:map style:condition="cell-content()=&quot;02&quot;" style:apply-style-name="Grass2" style:base-cell-address="LAYERS.E40"/>
      <style:map style:condition="cell-content()=&quot;03&quot;" style:apply-style-name="Road1" style:base-cell-address="LAYERS.E40"/>
      <style:map style:condition="cell-content()=&quot;04&quot;" style:apply-style-name="Road2" style:base-cell-address="LAYERS.E40"/>
      <style:map style:condition="cell-content()=&quot;05&quot;" style:apply-style-name="Wast" style:base-cell-address="LAYERS.E40"/>
      <style:map style:condition="cell-content()=&quot;06&quot;" style:apply-style-name="Rock" style:base-cell-address="LAYERS.E40"/>
      <style:map style:condition="cell-content()=&quot;07&quot;" style:apply-style-name="Water" style:base-cell-address="LAYERS.E40"/>
      <style:map style:condition="cell-content()=&quot;08&quot;" style:apply-style-name="Empty" style:base-cell-address="LAYERS.E40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1"/>
      <style:map style:condition="cell-content()=&quot;01&quot;" style:apply-style-name="Grass1" style:base-cell-address="LAYERS.E41"/>
      <style:map style:condition="cell-content()=&quot;02&quot;" style:apply-style-name="Grass2" style:base-cell-address="LAYERS.E41"/>
      <style:map style:condition="cell-content()=&quot;03&quot;" style:apply-style-name="Road1" style:base-cell-address="LAYERS.E41"/>
      <style:map style:condition="cell-content()=&quot;04&quot;" style:apply-style-name="Road2" style:base-cell-address="LAYERS.E41"/>
      <style:map style:condition="cell-content()=&quot;05&quot;" style:apply-style-name="Wast" style:base-cell-address="LAYERS.E41"/>
      <style:map style:condition="cell-content()=&quot;06&quot;" style:apply-style-name="Rock" style:base-cell-address="LAYERS.E41"/>
      <style:map style:condition="cell-content()=&quot;07&quot;" style:apply-style-name="Water" style:base-cell-address="LAYERS.E41"/>
      <style:map style:condition="cell-content()=&quot;08&quot;" style:apply-style-name="Empty" style:base-cell-address="LAYERS.E41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2"/>
      <style:map style:condition="cell-content()=&quot;01&quot;" style:apply-style-name="Grass1" style:base-cell-address="LAYERS.E42"/>
      <style:map style:condition="cell-content()=&quot;02&quot;" style:apply-style-name="Grass2" style:base-cell-address="LAYERS.E42"/>
      <style:map style:condition="cell-content()=&quot;03&quot;" style:apply-style-name="Road1" style:base-cell-address="LAYERS.E42"/>
      <style:map style:condition="cell-content()=&quot;04&quot;" style:apply-style-name="Road2" style:base-cell-address="LAYERS.E42"/>
      <style:map style:condition="cell-content()=&quot;05&quot;" style:apply-style-name="Wast" style:base-cell-address="LAYERS.E42"/>
      <style:map style:condition="cell-content()=&quot;06&quot;" style:apply-style-name="Rock" style:base-cell-address="LAYERS.E42"/>
      <style:map style:condition="cell-content()=&quot;07&quot;" style:apply-style-name="Water" style:base-cell-address="LAYERS.E42"/>
      <style:map style:condition="cell-content()=&quot;08&quot;" style:apply-style-name="Empty" style:base-cell-address="LAYERS.E42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3"/>
      <style:map style:condition="cell-content()=&quot;01&quot;" style:apply-style-name="Grass1" style:base-cell-address="LAYERS.E43"/>
      <style:map style:condition="cell-content()=&quot;02&quot;" style:apply-style-name="Grass2" style:base-cell-address="LAYERS.E43"/>
      <style:map style:condition="cell-content()=&quot;03&quot;" style:apply-style-name="Road1" style:base-cell-address="LAYERS.E43"/>
      <style:map style:condition="cell-content()=&quot;04&quot;" style:apply-style-name="Road2" style:base-cell-address="LAYERS.E43"/>
      <style:map style:condition="cell-content()=&quot;05&quot;" style:apply-style-name="Wast" style:base-cell-address="LAYERS.E43"/>
      <style:map style:condition="cell-content()=&quot;06&quot;" style:apply-style-name="Rock" style:base-cell-address="LAYERS.E43"/>
      <style:map style:condition="cell-content()=&quot;07&quot;" style:apply-style-name="Water" style:base-cell-address="LAYERS.E43"/>
      <style:map style:condition="cell-content()=&quot;08&quot;" style:apply-style-name="Empty" style:base-cell-address="LAYERS.E43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4"/>
      <style:map style:condition="cell-content()=&quot;01&quot;" style:apply-style-name="Grass1" style:base-cell-address="LAYERS.E44"/>
      <style:map style:condition="cell-content()=&quot;02&quot;" style:apply-style-name="Grass2" style:base-cell-address="LAYERS.E44"/>
      <style:map style:condition="cell-content()=&quot;03&quot;" style:apply-style-name="Road1" style:base-cell-address="LAYERS.E44"/>
      <style:map style:condition="cell-content()=&quot;04&quot;" style:apply-style-name="Road2" style:base-cell-address="LAYERS.E44"/>
      <style:map style:condition="cell-content()=&quot;05&quot;" style:apply-style-name="Wast" style:base-cell-address="LAYERS.E44"/>
      <style:map style:condition="cell-content()=&quot;06&quot;" style:apply-style-name="Rock" style:base-cell-address="LAYERS.E44"/>
      <style:map style:condition="cell-content()=&quot;07&quot;" style:apply-style-name="Water" style:base-cell-address="LAYERS.E44"/>
      <style:map style:condition="cell-content()=&quot;08&quot;" style:apply-style-name="Empty" style:base-cell-address="LAYERS.E44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5"/>
      <style:map style:condition="cell-content()=&quot;01&quot;" style:apply-style-name="Grass1" style:base-cell-address="LAYERS.E45"/>
      <style:map style:condition="cell-content()=&quot;02&quot;" style:apply-style-name="Grass2" style:base-cell-address="LAYERS.E45"/>
      <style:map style:condition="cell-content()=&quot;03&quot;" style:apply-style-name="Road1" style:base-cell-address="LAYERS.E45"/>
      <style:map style:condition="cell-content()=&quot;04&quot;" style:apply-style-name="Road2" style:base-cell-address="LAYERS.E45"/>
      <style:map style:condition="cell-content()=&quot;05&quot;" style:apply-style-name="Wast" style:base-cell-address="LAYERS.E45"/>
      <style:map style:condition="cell-content()=&quot;06&quot;" style:apply-style-name="Rock" style:base-cell-address="LAYERS.E45"/>
      <style:map style:condition="cell-content()=&quot;07&quot;" style:apply-style-name="Water" style:base-cell-address="LAYERS.E45"/>
      <style:map style:condition="cell-content()=&quot;08&quot;" style:apply-style-name="Empty" style:base-cell-address="LAYERS.E45"/>
    </style:style>
    <style:style style:name="ce1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6"/>
      <style:map style:condition="cell-content()=&quot;01&quot;" style:apply-style-name="Grass1" style:base-cell-address="LAYERS.E46"/>
      <style:map style:condition="cell-content()=&quot;02&quot;" style:apply-style-name="Grass2" style:base-cell-address="LAYERS.E46"/>
      <style:map style:condition="cell-content()=&quot;03&quot;" style:apply-style-name="Road1" style:base-cell-address="LAYERS.E46"/>
      <style:map style:condition="cell-content()=&quot;04&quot;" style:apply-style-name="Road2" style:base-cell-address="LAYERS.E46"/>
      <style:map style:condition="cell-content()=&quot;05&quot;" style:apply-style-name="Wast" style:base-cell-address="LAYERS.E46"/>
      <style:map style:condition="cell-content()=&quot;06&quot;" style:apply-style-name="Rock" style:base-cell-address="LAYERS.E46"/>
      <style:map style:condition="cell-content()=&quot;07&quot;" style:apply-style-name="Water" style:base-cell-address="LAYERS.E46"/>
      <style:map style:condition="cell-content()=&quot;08&quot;" style:apply-style-name="Empty" style:base-cell-address="LAYERS.E46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7"/>
      <style:map style:condition="cell-content()=&quot;01&quot;" style:apply-style-name="Grass1" style:base-cell-address="LAYERS.E47"/>
      <style:map style:condition="cell-content()=&quot;02&quot;" style:apply-style-name="Grass2" style:base-cell-address="LAYERS.E47"/>
      <style:map style:condition="cell-content()=&quot;03&quot;" style:apply-style-name="Road1" style:base-cell-address="LAYERS.E47"/>
      <style:map style:condition="cell-content()=&quot;04&quot;" style:apply-style-name="Road2" style:base-cell-address="LAYERS.E47"/>
      <style:map style:condition="cell-content()=&quot;05&quot;" style:apply-style-name="Wast" style:base-cell-address="LAYERS.E47"/>
      <style:map style:condition="cell-content()=&quot;06&quot;" style:apply-style-name="Rock" style:base-cell-address="LAYERS.E47"/>
      <style:map style:condition="cell-content()=&quot;07&quot;" style:apply-style-name="Water" style:base-cell-address="LAYERS.E47"/>
      <style:map style:condition="cell-content()=&quot;08&quot;" style:apply-style-name="Empty" style:base-cell-address="LAYERS.E47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8"/>
      <style:map style:condition="cell-content()=&quot;01&quot;" style:apply-style-name="Grass1" style:base-cell-address="LAYERS.E48"/>
      <style:map style:condition="cell-content()=&quot;02&quot;" style:apply-style-name="Grass2" style:base-cell-address="LAYERS.E48"/>
      <style:map style:condition="cell-content()=&quot;03&quot;" style:apply-style-name="Road1" style:base-cell-address="LAYERS.E48"/>
      <style:map style:condition="cell-content()=&quot;04&quot;" style:apply-style-name="Road2" style:base-cell-address="LAYERS.E48"/>
      <style:map style:condition="cell-content()=&quot;05&quot;" style:apply-style-name="Wast" style:base-cell-address="LAYERS.E48"/>
      <style:map style:condition="cell-content()=&quot;06&quot;" style:apply-style-name="Rock" style:base-cell-address="LAYERS.E48"/>
      <style:map style:condition="cell-content()=&quot;07&quot;" style:apply-style-name="Water" style:base-cell-address="LAYERS.E48"/>
      <style:map style:condition="cell-content()=&quot;08&quot;" style:apply-style-name="Empty" style:base-cell-address="LAYERS.E48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9"/>
      <style:map style:condition="cell-content()=&quot;01&quot;" style:apply-style-name="Grass1" style:base-cell-address="LAYERS.E49"/>
      <style:map style:condition="cell-content()=&quot;02&quot;" style:apply-style-name="Grass2" style:base-cell-address="LAYERS.E49"/>
      <style:map style:condition="cell-content()=&quot;03&quot;" style:apply-style-name="Road1" style:base-cell-address="LAYERS.E49"/>
      <style:map style:condition="cell-content()=&quot;04&quot;" style:apply-style-name="Road2" style:base-cell-address="LAYERS.E49"/>
      <style:map style:condition="cell-content()=&quot;05&quot;" style:apply-style-name="Wast" style:base-cell-address="LAYERS.E49"/>
      <style:map style:condition="cell-content()=&quot;06&quot;" style:apply-style-name="Rock" style:base-cell-address="LAYERS.E49"/>
      <style:map style:condition="cell-content()=&quot;07&quot;" style:apply-style-name="Water" style:base-cell-address="LAYERS.E49"/>
      <style:map style:condition="cell-content()=&quot;08&quot;" style:apply-style-name="Empty" style:base-cell-address="LAYERS.E49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65"/>
      <style:map style:condition="cell-content()=&quot;01&quot;" style:apply-style-name="Grass1" style:base-cell-address="LAYERS.E65"/>
      <style:map style:condition="cell-content()=&quot;02&quot;" style:apply-style-name="Grass2" style:base-cell-address="LAYERS.E65"/>
      <style:map style:condition="cell-content()=&quot;03&quot;" style:apply-style-name="Road1" style:base-cell-address="LAYERS.E65"/>
      <style:map style:condition="cell-content()=&quot;04&quot;" style:apply-style-name="Road2" style:base-cell-address="LAYERS.E65"/>
      <style:map style:condition="cell-content()=&quot;05&quot;" style:apply-style-name="Wast" style:base-cell-address="LAYERS.E65"/>
      <style:map style:condition="cell-content()=&quot;06&quot;" style:apply-style-name="Rock" style:base-cell-address="LAYERS.E65"/>
      <style:map style:condition="cell-content()=&quot;07&quot;" style:apply-style-name="Water" style:base-cell-address="LAYERS.E65"/>
      <style:map style:condition="cell-content()=&quot;08&quot;" style:apply-style-name="Empty" style:base-cell-address="LAYERS.E65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66"/>
      <style:map style:condition="cell-content()=&quot;01&quot;" style:apply-style-name="Grass1" style:base-cell-address="LAYERS.E66"/>
      <style:map style:condition="cell-content()=&quot;02&quot;" style:apply-style-name="Grass2" style:base-cell-address="LAYERS.E66"/>
      <style:map style:condition="cell-content()=&quot;03&quot;" style:apply-style-name="Road1" style:base-cell-address="LAYERS.E66"/>
      <style:map style:condition="cell-content()=&quot;04&quot;" style:apply-style-name="Road2" style:base-cell-address="LAYERS.E66"/>
      <style:map style:condition="cell-content()=&quot;05&quot;" style:apply-style-name="Wast" style:base-cell-address="LAYERS.E66"/>
      <style:map style:condition="cell-content()=&quot;06&quot;" style:apply-style-name="Rock" style:base-cell-address="LAYERS.E66"/>
      <style:map style:condition="cell-content()=&quot;07&quot;" style:apply-style-name="Water" style:base-cell-address="LAYERS.E66"/>
      <style:map style:condition="cell-content()=&quot;08&quot;" style:apply-style-name="Empty" style:base-cell-address="LAYERS.E66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67"/>
      <style:map style:condition="cell-content()=&quot;01&quot;" style:apply-style-name="Grass1" style:base-cell-address="LAYERS.E67"/>
      <style:map style:condition="cell-content()=&quot;02&quot;" style:apply-style-name="Grass2" style:base-cell-address="LAYERS.E67"/>
      <style:map style:condition="cell-content()=&quot;03&quot;" style:apply-style-name="Road1" style:base-cell-address="LAYERS.E67"/>
      <style:map style:condition="cell-content()=&quot;04&quot;" style:apply-style-name="Road2" style:base-cell-address="LAYERS.E67"/>
      <style:map style:condition="cell-content()=&quot;05&quot;" style:apply-style-name="Wast" style:base-cell-address="LAYERS.E67"/>
      <style:map style:condition="cell-content()=&quot;06&quot;" style:apply-style-name="Rock" style:base-cell-address="LAYERS.E67"/>
      <style:map style:condition="cell-content()=&quot;07&quot;" style:apply-style-name="Water" style:base-cell-address="LAYERS.E67"/>
      <style:map style:condition="cell-content()=&quot;08&quot;" style:apply-style-name="Empty" style:base-cell-address="LAYERS.E67"/>
      <style:map style:condition="cell-content()=&quot;-1&quot;" style:apply-style-name="Empty" style:base-cell-address="LAYERS.E67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"/>
      <style:map style:condition="cell-content()=&quot;01&quot;" style:apply-style-name="Grass1" style:base-cell-address="LAYERS.F2"/>
      <style:map style:condition="cell-content()=&quot;02&quot;" style:apply-style-name="Grass2" style:base-cell-address="LAYERS.F2"/>
      <style:map style:condition="cell-content()=&quot;03&quot;" style:apply-style-name="Road1" style:base-cell-address="LAYERS.F2"/>
      <style:map style:condition="cell-content()=&quot;04&quot;" style:apply-style-name="Road2" style:base-cell-address="LAYERS.F2"/>
      <style:map style:condition="cell-content()=&quot;05&quot;" style:apply-style-name="Wast" style:base-cell-address="LAYERS.F2"/>
      <style:map style:condition="cell-content()=&quot;06&quot;" style:apply-style-name="Rock" style:base-cell-address="LAYERS.F2"/>
      <style:map style:condition="cell-content()=&quot;07&quot;" style:apply-style-name="Water" style:base-cell-address="LAYERS.F2"/>
      <style:map style:condition="cell-content()=&quot;08&quot;" style:apply-style-name="Empty" style:base-cell-address="LAYERS.F2"/>
      <style:map style:condition="cell-content()=&quot;-1&quot;" style:apply-style-name="Empty" style:base-cell-address="LAYERS.F2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3"/>
      <style:map style:condition="cell-content()=&quot;01&quot;" style:apply-style-name="Grass1" style:base-cell-address="LAYERS.F33"/>
      <style:map style:condition="cell-content()=&quot;02&quot;" style:apply-style-name="Grass2" style:base-cell-address="LAYERS.F33"/>
      <style:map style:condition="cell-content()=&quot;03&quot;" style:apply-style-name="Road1" style:base-cell-address="LAYERS.F33"/>
      <style:map style:condition="cell-content()=&quot;04&quot;" style:apply-style-name="Road2" style:base-cell-address="LAYERS.F33"/>
      <style:map style:condition="cell-content()=&quot;05&quot;" style:apply-style-name="Wast" style:base-cell-address="LAYERS.F33"/>
      <style:map style:condition="cell-content()=&quot;06&quot;" style:apply-style-name="Rock" style:base-cell-address="LAYERS.F33"/>
      <style:map style:condition="cell-content()=&quot;07&quot;" style:apply-style-name="Water" style:base-cell-address="LAYERS.F33"/>
      <style:map style:condition="cell-content()=&quot;08&quot;" style:apply-style-name="Empty" style:base-cell-address="LAYERS.F33"/>
      <style:map style:condition="cell-content()=&quot;-1&quot;" style:apply-style-name="Empty" style:base-cell-address="LAYERS.F33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6"/>
      <style:map style:condition="cell-content()=&quot;01&quot;" style:apply-style-name="Grass1" style:base-cell-address="LAYERS.F36"/>
      <style:map style:condition="cell-content()=&quot;02&quot;" style:apply-style-name="Grass2" style:base-cell-address="LAYERS.F36"/>
      <style:map style:condition="cell-content()=&quot;03&quot;" style:apply-style-name="Road1" style:base-cell-address="LAYERS.F36"/>
      <style:map style:condition="cell-content()=&quot;04&quot;" style:apply-style-name="Road2" style:base-cell-address="LAYERS.F36"/>
      <style:map style:condition="cell-content()=&quot;05&quot;" style:apply-style-name="Wast" style:base-cell-address="LAYERS.F36"/>
      <style:map style:condition="cell-content()=&quot;06&quot;" style:apply-style-name="Rock" style:base-cell-address="LAYERS.F36"/>
      <style:map style:condition="cell-content()=&quot;07&quot;" style:apply-style-name="Water" style:base-cell-address="LAYERS.F36"/>
      <style:map style:condition="cell-content()=&quot;08&quot;" style:apply-style-name="Empty" style:base-cell-address="LAYERS.F36"/>
      <style:map style:condition="cell-content()=&quot;-1&quot;" style:apply-style-name="Empty" style:base-cell-address="LAYERS.F36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7"/>
      <style:map style:condition="cell-content()=&quot;01&quot;" style:apply-style-name="Grass1" style:base-cell-address="LAYERS.F37"/>
      <style:map style:condition="cell-content()=&quot;02&quot;" style:apply-style-name="Grass2" style:base-cell-address="LAYERS.F37"/>
      <style:map style:condition="cell-content()=&quot;03&quot;" style:apply-style-name="Road1" style:base-cell-address="LAYERS.F37"/>
      <style:map style:condition="cell-content()=&quot;04&quot;" style:apply-style-name="Road2" style:base-cell-address="LAYERS.F37"/>
      <style:map style:condition="cell-content()=&quot;05&quot;" style:apply-style-name="Wast" style:base-cell-address="LAYERS.F37"/>
      <style:map style:condition="cell-content()=&quot;06&quot;" style:apply-style-name="Rock" style:base-cell-address="LAYERS.F37"/>
      <style:map style:condition="cell-content()=&quot;07&quot;" style:apply-style-name="Water" style:base-cell-address="LAYERS.F37"/>
      <style:map style:condition="cell-content()=&quot;08&quot;" style:apply-style-name="Empty" style:base-cell-address="LAYERS.F37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8"/>
      <style:map style:condition="cell-content()=&quot;01&quot;" style:apply-style-name="Grass1" style:base-cell-address="LAYERS.F38"/>
      <style:map style:condition="cell-content()=&quot;02&quot;" style:apply-style-name="Grass2" style:base-cell-address="LAYERS.F38"/>
      <style:map style:condition="cell-content()=&quot;03&quot;" style:apply-style-name="Road1" style:base-cell-address="LAYERS.F38"/>
      <style:map style:condition="cell-content()=&quot;04&quot;" style:apply-style-name="Road2" style:base-cell-address="LAYERS.F38"/>
      <style:map style:condition="cell-content()=&quot;05&quot;" style:apply-style-name="Wast" style:base-cell-address="LAYERS.F38"/>
      <style:map style:condition="cell-content()=&quot;06&quot;" style:apply-style-name="Rock" style:base-cell-address="LAYERS.F38"/>
      <style:map style:condition="cell-content()=&quot;07&quot;" style:apply-style-name="Water" style:base-cell-address="LAYERS.F38"/>
      <style:map style:condition="cell-content()=&quot;08&quot;" style:apply-style-name="Empty" style:base-cell-address="LAYERS.F38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9"/>
      <style:map style:condition="cell-content()=&quot;01&quot;" style:apply-style-name="Grass1" style:base-cell-address="LAYERS.F39"/>
      <style:map style:condition="cell-content()=&quot;02&quot;" style:apply-style-name="Grass2" style:base-cell-address="LAYERS.F39"/>
      <style:map style:condition="cell-content()=&quot;03&quot;" style:apply-style-name="Road1" style:base-cell-address="LAYERS.F39"/>
      <style:map style:condition="cell-content()=&quot;04&quot;" style:apply-style-name="Road2" style:base-cell-address="LAYERS.F39"/>
      <style:map style:condition="cell-content()=&quot;05&quot;" style:apply-style-name="Wast" style:base-cell-address="LAYERS.F39"/>
      <style:map style:condition="cell-content()=&quot;06&quot;" style:apply-style-name="Rock" style:base-cell-address="LAYERS.F39"/>
      <style:map style:condition="cell-content()=&quot;07&quot;" style:apply-style-name="Water" style:base-cell-address="LAYERS.F39"/>
      <style:map style:condition="cell-content()=&quot;08&quot;" style:apply-style-name="Empty" style:base-cell-address="LAYERS.F3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0"/>
      <style:map style:condition="cell-content()=&quot;01&quot;" style:apply-style-name="Grass1" style:base-cell-address="LAYERS.F40"/>
      <style:map style:condition="cell-content()=&quot;02&quot;" style:apply-style-name="Grass2" style:base-cell-address="LAYERS.F40"/>
      <style:map style:condition="cell-content()=&quot;03&quot;" style:apply-style-name="Road1" style:base-cell-address="LAYERS.F40"/>
      <style:map style:condition="cell-content()=&quot;04&quot;" style:apply-style-name="Road2" style:base-cell-address="LAYERS.F40"/>
      <style:map style:condition="cell-content()=&quot;05&quot;" style:apply-style-name="Wast" style:base-cell-address="LAYERS.F40"/>
      <style:map style:condition="cell-content()=&quot;06&quot;" style:apply-style-name="Rock" style:base-cell-address="LAYERS.F40"/>
      <style:map style:condition="cell-content()=&quot;07&quot;" style:apply-style-name="Water" style:base-cell-address="LAYERS.F40"/>
      <style:map style:condition="cell-content()=&quot;08&quot;" style:apply-style-name="Empty" style:base-cell-address="LAYERS.F4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1"/>
      <style:map style:condition="cell-content()=&quot;01&quot;" style:apply-style-name="Grass1" style:base-cell-address="LAYERS.F41"/>
      <style:map style:condition="cell-content()=&quot;02&quot;" style:apply-style-name="Grass2" style:base-cell-address="LAYERS.F41"/>
      <style:map style:condition="cell-content()=&quot;03&quot;" style:apply-style-name="Road1" style:base-cell-address="LAYERS.F41"/>
      <style:map style:condition="cell-content()=&quot;04&quot;" style:apply-style-name="Road2" style:base-cell-address="LAYERS.F41"/>
      <style:map style:condition="cell-content()=&quot;05&quot;" style:apply-style-name="Wast" style:base-cell-address="LAYERS.F41"/>
      <style:map style:condition="cell-content()=&quot;06&quot;" style:apply-style-name="Rock" style:base-cell-address="LAYERS.F41"/>
      <style:map style:condition="cell-content()=&quot;07&quot;" style:apply-style-name="Water" style:base-cell-address="LAYERS.F41"/>
      <style:map style:condition="cell-content()=&quot;08&quot;" style:apply-style-name="Empty" style:base-cell-address="LAYERS.F41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2"/>
      <style:map style:condition="cell-content()=&quot;01&quot;" style:apply-style-name="Grass1" style:base-cell-address="LAYERS.F42"/>
      <style:map style:condition="cell-content()=&quot;02&quot;" style:apply-style-name="Grass2" style:base-cell-address="LAYERS.F42"/>
      <style:map style:condition="cell-content()=&quot;03&quot;" style:apply-style-name="Road1" style:base-cell-address="LAYERS.F42"/>
      <style:map style:condition="cell-content()=&quot;04&quot;" style:apply-style-name="Road2" style:base-cell-address="LAYERS.F42"/>
      <style:map style:condition="cell-content()=&quot;05&quot;" style:apply-style-name="Wast" style:base-cell-address="LAYERS.F42"/>
      <style:map style:condition="cell-content()=&quot;06&quot;" style:apply-style-name="Rock" style:base-cell-address="LAYERS.F42"/>
      <style:map style:condition="cell-content()=&quot;07&quot;" style:apply-style-name="Water" style:base-cell-address="LAYERS.F42"/>
      <style:map style:condition="cell-content()=&quot;08&quot;" style:apply-style-name="Empty" style:base-cell-address="LAYERS.F42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3"/>
      <style:map style:condition="cell-content()=&quot;01&quot;" style:apply-style-name="Grass1" style:base-cell-address="LAYERS.F43"/>
      <style:map style:condition="cell-content()=&quot;02&quot;" style:apply-style-name="Grass2" style:base-cell-address="LAYERS.F43"/>
      <style:map style:condition="cell-content()=&quot;03&quot;" style:apply-style-name="Road1" style:base-cell-address="LAYERS.F43"/>
      <style:map style:condition="cell-content()=&quot;04&quot;" style:apply-style-name="Road2" style:base-cell-address="LAYERS.F43"/>
      <style:map style:condition="cell-content()=&quot;05&quot;" style:apply-style-name="Wast" style:base-cell-address="LAYERS.F43"/>
      <style:map style:condition="cell-content()=&quot;06&quot;" style:apply-style-name="Rock" style:base-cell-address="LAYERS.F43"/>
      <style:map style:condition="cell-content()=&quot;07&quot;" style:apply-style-name="Water" style:base-cell-address="LAYERS.F43"/>
      <style:map style:condition="cell-content()=&quot;08&quot;" style:apply-style-name="Empty" style:base-cell-address="LAYERS.F43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4"/>
      <style:map style:condition="cell-content()=&quot;01&quot;" style:apply-style-name="Grass1" style:base-cell-address="LAYERS.F44"/>
      <style:map style:condition="cell-content()=&quot;02&quot;" style:apply-style-name="Grass2" style:base-cell-address="LAYERS.F44"/>
      <style:map style:condition="cell-content()=&quot;03&quot;" style:apply-style-name="Road1" style:base-cell-address="LAYERS.F44"/>
      <style:map style:condition="cell-content()=&quot;04&quot;" style:apply-style-name="Road2" style:base-cell-address="LAYERS.F44"/>
      <style:map style:condition="cell-content()=&quot;05&quot;" style:apply-style-name="Wast" style:base-cell-address="LAYERS.F44"/>
      <style:map style:condition="cell-content()=&quot;06&quot;" style:apply-style-name="Rock" style:base-cell-address="LAYERS.F44"/>
      <style:map style:condition="cell-content()=&quot;07&quot;" style:apply-style-name="Water" style:base-cell-address="LAYERS.F44"/>
      <style:map style:condition="cell-content()=&quot;08&quot;" style:apply-style-name="Empty" style:base-cell-address="LAYERS.F44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5"/>
      <style:map style:condition="cell-content()=&quot;01&quot;" style:apply-style-name="Grass1" style:base-cell-address="LAYERS.F45"/>
      <style:map style:condition="cell-content()=&quot;02&quot;" style:apply-style-name="Grass2" style:base-cell-address="LAYERS.F45"/>
      <style:map style:condition="cell-content()=&quot;03&quot;" style:apply-style-name="Road1" style:base-cell-address="LAYERS.F45"/>
      <style:map style:condition="cell-content()=&quot;04&quot;" style:apply-style-name="Road2" style:base-cell-address="LAYERS.F45"/>
      <style:map style:condition="cell-content()=&quot;05&quot;" style:apply-style-name="Wast" style:base-cell-address="LAYERS.F45"/>
      <style:map style:condition="cell-content()=&quot;06&quot;" style:apply-style-name="Rock" style:base-cell-address="LAYERS.F45"/>
      <style:map style:condition="cell-content()=&quot;07&quot;" style:apply-style-name="Water" style:base-cell-address="LAYERS.F45"/>
      <style:map style:condition="cell-content()=&quot;08&quot;" style:apply-style-name="Empty" style:base-cell-address="LAYERS.F45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6"/>
      <style:map style:condition="cell-content()=&quot;01&quot;" style:apply-style-name="Grass1" style:base-cell-address="LAYERS.F46"/>
      <style:map style:condition="cell-content()=&quot;02&quot;" style:apply-style-name="Grass2" style:base-cell-address="LAYERS.F46"/>
      <style:map style:condition="cell-content()=&quot;03&quot;" style:apply-style-name="Road1" style:base-cell-address="LAYERS.F46"/>
      <style:map style:condition="cell-content()=&quot;04&quot;" style:apply-style-name="Road2" style:base-cell-address="LAYERS.F46"/>
      <style:map style:condition="cell-content()=&quot;05&quot;" style:apply-style-name="Wast" style:base-cell-address="LAYERS.F46"/>
      <style:map style:condition="cell-content()=&quot;06&quot;" style:apply-style-name="Rock" style:base-cell-address="LAYERS.F46"/>
      <style:map style:condition="cell-content()=&quot;07&quot;" style:apply-style-name="Water" style:base-cell-address="LAYERS.F46"/>
      <style:map style:condition="cell-content()=&quot;08&quot;" style:apply-style-name="Empty" style:base-cell-address="LAYERS.F46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7"/>
      <style:map style:condition="cell-content()=&quot;01&quot;" style:apply-style-name="Grass1" style:base-cell-address="LAYERS.F47"/>
      <style:map style:condition="cell-content()=&quot;02&quot;" style:apply-style-name="Grass2" style:base-cell-address="LAYERS.F47"/>
      <style:map style:condition="cell-content()=&quot;03&quot;" style:apply-style-name="Road1" style:base-cell-address="LAYERS.F47"/>
      <style:map style:condition="cell-content()=&quot;04&quot;" style:apply-style-name="Road2" style:base-cell-address="LAYERS.F47"/>
      <style:map style:condition="cell-content()=&quot;05&quot;" style:apply-style-name="Wast" style:base-cell-address="LAYERS.F47"/>
      <style:map style:condition="cell-content()=&quot;06&quot;" style:apply-style-name="Rock" style:base-cell-address="LAYERS.F47"/>
      <style:map style:condition="cell-content()=&quot;07&quot;" style:apply-style-name="Water" style:base-cell-address="LAYERS.F47"/>
      <style:map style:condition="cell-content()=&quot;08&quot;" style:apply-style-name="Empty" style:base-cell-address="LAYERS.F47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8"/>
      <style:map style:condition="cell-content()=&quot;01&quot;" style:apply-style-name="Grass1" style:base-cell-address="LAYERS.F48"/>
      <style:map style:condition="cell-content()=&quot;02&quot;" style:apply-style-name="Grass2" style:base-cell-address="LAYERS.F48"/>
      <style:map style:condition="cell-content()=&quot;03&quot;" style:apply-style-name="Road1" style:base-cell-address="LAYERS.F48"/>
      <style:map style:condition="cell-content()=&quot;04&quot;" style:apply-style-name="Road2" style:base-cell-address="LAYERS.F48"/>
      <style:map style:condition="cell-content()=&quot;05&quot;" style:apply-style-name="Wast" style:base-cell-address="LAYERS.F48"/>
      <style:map style:condition="cell-content()=&quot;06&quot;" style:apply-style-name="Rock" style:base-cell-address="LAYERS.F48"/>
      <style:map style:condition="cell-content()=&quot;07&quot;" style:apply-style-name="Water" style:base-cell-address="LAYERS.F48"/>
      <style:map style:condition="cell-content()=&quot;08&quot;" style:apply-style-name="Empty" style:base-cell-address="LAYERS.F4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9"/>
      <style:map style:condition="cell-content()=&quot;01&quot;" style:apply-style-name="Grass1" style:base-cell-address="LAYERS.F49"/>
      <style:map style:condition="cell-content()=&quot;02&quot;" style:apply-style-name="Grass2" style:base-cell-address="LAYERS.F49"/>
      <style:map style:condition="cell-content()=&quot;03&quot;" style:apply-style-name="Road1" style:base-cell-address="LAYERS.F49"/>
      <style:map style:condition="cell-content()=&quot;04&quot;" style:apply-style-name="Road2" style:base-cell-address="LAYERS.F49"/>
      <style:map style:condition="cell-content()=&quot;05&quot;" style:apply-style-name="Wast" style:base-cell-address="LAYERS.F49"/>
      <style:map style:condition="cell-content()=&quot;06&quot;" style:apply-style-name="Rock" style:base-cell-address="LAYERS.F49"/>
      <style:map style:condition="cell-content()=&quot;07&quot;" style:apply-style-name="Water" style:base-cell-address="LAYERS.F49"/>
      <style:map style:condition="cell-content()=&quot;08&quot;" style:apply-style-name="Empty" style:base-cell-address="LAYERS.F4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66"/>
      <style:map style:condition="cell-content()=&quot;01&quot;" style:apply-style-name="Grass1" style:base-cell-address="LAYERS.F66"/>
      <style:map style:condition="cell-content()=&quot;02&quot;" style:apply-style-name="Grass2" style:base-cell-address="LAYERS.F66"/>
      <style:map style:condition="cell-content()=&quot;03&quot;" style:apply-style-name="Road1" style:base-cell-address="LAYERS.F66"/>
      <style:map style:condition="cell-content()=&quot;04&quot;" style:apply-style-name="Road2" style:base-cell-address="LAYERS.F66"/>
      <style:map style:condition="cell-content()=&quot;05&quot;" style:apply-style-name="Wast" style:base-cell-address="LAYERS.F66"/>
      <style:map style:condition="cell-content()=&quot;06&quot;" style:apply-style-name="Rock" style:base-cell-address="LAYERS.F66"/>
      <style:map style:condition="cell-content()=&quot;07&quot;" style:apply-style-name="Water" style:base-cell-address="LAYERS.F66"/>
      <style:map style:condition="cell-content()=&quot;08&quot;" style:apply-style-name="Empty" style:base-cell-address="LAYERS.F66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67"/>
      <style:map style:condition="cell-content()=&quot;01&quot;" style:apply-style-name="Grass1" style:base-cell-address="LAYERS.F67"/>
      <style:map style:condition="cell-content()=&quot;02&quot;" style:apply-style-name="Grass2" style:base-cell-address="LAYERS.F67"/>
      <style:map style:condition="cell-content()=&quot;03&quot;" style:apply-style-name="Road1" style:base-cell-address="LAYERS.F67"/>
      <style:map style:condition="cell-content()=&quot;04&quot;" style:apply-style-name="Road2" style:base-cell-address="LAYERS.F67"/>
      <style:map style:condition="cell-content()=&quot;05&quot;" style:apply-style-name="Wast" style:base-cell-address="LAYERS.F67"/>
      <style:map style:condition="cell-content()=&quot;06&quot;" style:apply-style-name="Rock" style:base-cell-address="LAYERS.F67"/>
      <style:map style:condition="cell-content()=&quot;07&quot;" style:apply-style-name="Water" style:base-cell-address="LAYERS.F67"/>
      <style:map style:condition="cell-content()=&quot;08&quot;" style:apply-style-name="Empty" style:base-cell-address="LAYERS.F67"/>
      <style:map style:condition="cell-content()=&quot;-1&quot;" style:apply-style-name="Empty" style:base-cell-address="LAYERS.F67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"/>
      <style:map style:condition="cell-content()=&quot;01&quot;" style:apply-style-name="Grass1" style:base-cell-address="LAYERS.G2"/>
      <style:map style:condition="cell-content()=&quot;02&quot;" style:apply-style-name="Grass2" style:base-cell-address="LAYERS.G2"/>
      <style:map style:condition="cell-content()=&quot;03&quot;" style:apply-style-name="Road1" style:base-cell-address="LAYERS.G2"/>
      <style:map style:condition="cell-content()=&quot;04&quot;" style:apply-style-name="Road2" style:base-cell-address="LAYERS.G2"/>
      <style:map style:condition="cell-content()=&quot;05&quot;" style:apply-style-name="Wast" style:base-cell-address="LAYERS.G2"/>
      <style:map style:condition="cell-content()=&quot;06&quot;" style:apply-style-name="Rock" style:base-cell-address="LAYERS.G2"/>
      <style:map style:condition="cell-content()=&quot;07&quot;" style:apply-style-name="Water" style:base-cell-address="LAYERS.G2"/>
      <style:map style:condition="cell-content()=&quot;08&quot;" style:apply-style-name="Empty" style:base-cell-address="LAYERS.G2"/>
      <style:map style:condition="cell-content()=&quot;-1&quot;" style:apply-style-name="Empty" style:base-cell-address="LAYERS.G2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5"/>
      <style:map style:condition="cell-content()=&quot;01&quot;" style:apply-style-name="Grass1" style:base-cell-address="LAYERS.G5"/>
      <style:map style:condition="cell-content()=&quot;02&quot;" style:apply-style-name="Grass2" style:base-cell-address="LAYERS.G5"/>
      <style:map style:condition="cell-content()=&quot;03&quot;" style:apply-style-name="Road1" style:base-cell-address="LAYERS.G5"/>
      <style:map style:condition="cell-content()=&quot;04&quot;" style:apply-style-name="Road2" style:base-cell-address="LAYERS.G5"/>
      <style:map style:condition="cell-content()=&quot;05&quot;" style:apply-style-name="Wast" style:base-cell-address="LAYERS.G5"/>
      <style:map style:condition="cell-content()=&quot;06&quot;" style:apply-style-name="Rock" style:base-cell-address="LAYERS.G5"/>
      <style:map style:condition="cell-content()=&quot;07&quot;" style:apply-style-name="Water" style:base-cell-address="LAYERS.G5"/>
      <style:map style:condition="cell-content()=&quot;08&quot;" style:apply-style-name="Empty" style:base-cell-address="LAYERS.G5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6"/>
      <style:map style:condition="cell-content()=&quot;01&quot;" style:apply-style-name="Grass1" style:base-cell-address="LAYERS.G6"/>
      <style:map style:condition="cell-content()=&quot;02&quot;" style:apply-style-name="Grass2" style:base-cell-address="LAYERS.G6"/>
      <style:map style:condition="cell-content()=&quot;03&quot;" style:apply-style-name="Road1" style:base-cell-address="LAYERS.G6"/>
      <style:map style:condition="cell-content()=&quot;04&quot;" style:apply-style-name="Road2" style:base-cell-address="LAYERS.G6"/>
      <style:map style:condition="cell-content()=&quot;05&quot;" style:apply-style-name="Wast" style:base-cell-address="LAYERS.G6"/>
      <style:map style:condition="cell-content()=&quot;06&quot;" style:apply-style-name="Rock" style:base-cell-address="LAYERS.G6"/>
      <style:map style:condition="cell-content()=&quot;07&quot;" style:apply-style-name="Water" style:base-cell-address="LAYERS.G6"/>
      <style:map style:condition="cell-content()=&quot;08&quot;" style:apply-style-name="Empty" style:base-cell-address="LAYERS.G6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3"/>
      <style:map style:condition="cell-content()=&quot;01&quot;" style:apply-style-name="Grass1" style:base-cell-address="LAYERS.G33"/>
      <style:map style:condition="cell-content()=&quot;02&quot;" style:apply-style-name="Grass2" style:base-cell-address="LAYERS.G33"/>
      <style:map style:condition="cell-content()=&quot;03&quot;" style:apply-style-name="Road1" style:base-cell-address="LAYERS.G33"/>
      <style:map style:condition="cell-content()=&quot;04&quot;" style:apply-style-name="Road2" style:base-cell-address="LAYERS.G33"/>
      <style:map style:condition="cell-content()=&quot;05&quot;" style:apply-style-name="Wast" style:base-cell-address="LAYERS.G33"/>
      <style:map style:condition="cell-content()=&quot;06&quot;" style:apply-style-name="Rock" style:base-cell-address="LAYERS.G33"/>
      <style:map style:condition="cell-content()=&quot;07&quot;" style:apply-style-name="Water" style:base-cell-address="LAYERS.G33"/>
      <style:map style:condition="cell-content()=&quot;08&quot;" style:apply-style-name="Empty" style:base-cell-address="LAYERS.G33"/>
      <style:map style:condition="cell-content()=&quot;-1&quot;" style:apply-style-name="Empty" style:base-cell-address="LAYERS.G33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6"/>
      <style:map style:condition="cell-content()=&quot;01&quot;" style:apply-style-name="Grass1" style:base-cell-address="LAYERS.G36"/>
      <style:map style:condition="cell-content()=&quot;02&quot;" style:apply-style-name="Grass2" style:base-cell-address="LAYERS.G36"/>
      <style:map style:condition="cell-content()=&quot;03&quot;" style:apply-style-name="Road1" style:base-cell-address="LAYERS.G36"/>
      <style:map style:condition="cell-content()=&quot;04&quot;" style:apply-style-name="Road2" style:base-cell-address="LAYERS.G36"/>
      <style:map style:condition="cell-content()=&quot;05&quot;" style:apply-style-name="Wast" style:base-cell-address="LAYERS.G36"/>
      <style:map style:condition="cell-content()=&quot;06&quot;" style:apply-style-name="Rock" style:base-cell-address="LAYERS.G36"/>
      <style:map style:condition="cell-content()=&quot;07&quot;" style:apply-style-name="Water" style:base-cell-address="LAYERS.G36"/>
      <style:map style:condition="cell-content()=&quot;08&quot;" style:apply-style-name="Empty" style:base-cell-address="LAYERS.G36"/>
      <style:map style:condition="cell-content()=&quot;-1&quot;" style:apply-style-name="Empty" style:base-cell-address="LAYERS.G36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7"/>
      <style:map style:condition="cell-content()=&quot;01&quot;" style:apply-style-name="Grass1" style:base-cell-address="LAYERS.G37"/>
      <style:map style:condition="cell-content()=&quot;02&quot;" style:apply-style-name="Grass2" style:base-cell-address="LAYERS.G37"/>
      <style:map style:condition="cell-content()=&quot;03&quot;" style:apply-style-name="Road1" style:base-cell-address="LAYERS.G37"/>
      <style:map style:condition="cell-content()=&quot;04&quot;" style:apply-style-name="Road2" style:base-cell-address="LAYERS.G37"/>
      <style:map style:condition="cell-content()=&quot;05&quot;" style:apply-style-name="Wast" style:base-cell-address="LAYERS.G37"/>
      <style:map style:condition="cell-content()=&quot;06&quot;" style:apply-style-name="Rock" style:base-cell-address="LAYERS.G37"/>
      <style:map style:condition="cell-content()=&quot;07&quot;" style:apply-style-name="Water" style:base-cell-address="LAYERS.G37"/>
      <style:map style:condition="cell-content()=&quot;08&quot;" style:apply-style-name="Empty" style:base-cell-address="LAYERS.G37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8"/>
      <style:map style:condition="cell-content()=&quot;01&quot;" style:apply-style-name="Grass1" style:base-cell-address="LAYERS.G38"/>
      <style:map style:condition="cell-content()=&quot;02&quot;" style:apply-style-name="Grass2" style:base-cell-address="LAYERS.G38"/>
      <style:map style:condition="cell-content()=&quot;03&quot;" style:apply-style-name="Road1" style:base-cell-address="LAYERS.G38"/>
      <style:map style:condition="cell-content()=&quot;04&quot;" style:apply-style-name="Road2" style:base-cell-address="LAYERS.G38"/>
      <style:map style:condition="cell-content()=&quot;05&quot;" style:apply-style-name="Wast" style:base-cell-address="LAYERS.G38"/>
      <style:map style:condition="cell-content()=&quot;06&quot;" style:apply-style-name="Rock" style:base-cell-address="LAYERS.G38"/>
      <style:map style:condition="cell-content()=&quot;07&quot;" style:apply-style-name="Water" style:base-cell-address="LAYERS.G38"/>
      <style:map style:condition="cell-content()=&quot;08&quot;" style:apply-style-name="Empty" style:base-cell-address="LAYERS.G38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9"/>
      <style:map style:condition="cell-content()=&quot;01&quot;" style:apply-style-name="Grass1" style:base-cell-address="LAYERS.G39"/>
      <style:map style:condition="cell-content()=&quot;02&quot;" style:apply-style-name="Grass2" style:base-cell-address="LAYERS.G39"/>
      <style:map style:condition="cell-content()=&quot;03&quot;" style:apply-style-name="Road1" style:base-cell-address="LAYERS.G39"/>
      <style:map style:condition="cell-content()=&quot;04&quot;" style:apply-style-name="Road2" style:base-cell-address="LAYERS.G39"/>
      <style:map style:condition="cell-content()=&quot;05&quot;" style:apply-style-name="Wast" style:base-cell-address="LAYERS.G39"/>
      <style:map style:condition="cell-content()=&quot;06&quot;" style:apply-style-name="Rock" style:base-cell-address="LAYERS.G39"/>
      <style:map style:condition="cell-content()=&quot;07&quot;" style:apply-style-name="Water" style:base-cell-address="LAYERS.G39"/>
      <style:map style:condition="cell-content()=&quot;08&quot;" style:apply-style-name="Empty" style:base-cell-address="LAYERS.G39"/>
    </style:style>
    <style:style style:name="ce1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0"/>
      <style:map style:condition="cell-content()=&quot;01&quot;" style:apply-style-name="Grass1" style:base-cell-address="LAYERS.G40"/>
      <style:map style:condition="cell-content()=&quot;02&quot;" style:apply-style-name="Grass2" style:base-cell-address="LAYERS.G40"/>
      <style:map style:condition="cell-content()=&quot;03&quot;" style:apply-style-name="Road1" style:base-cell-address="LAYERS.G40"/>
      <style:map style:condition="cell-content()=&quot;04&quot;" style:apply-style-name="Road2" style:base-cell-address="LAYERS.G40"/>
      <style:map style:condition="cell-content()=&quot;05&quot;" style:apply-style-name="Wast" style:base-cell-address="LAYERS.G40"/>
      <style:map style:condition="cell-content()=&quot;06&quot;" style:apply-style-name="Rock" style:base-cell-address="LAYERS.G40"/>
      <style:map style:condition="cell-content()=&quot;07&quot;" style:apply-style-name="Water" style:base-cell-address="LAYERS.G40"/>
      <style:map style:condition="cell-content()=&quot;08&quot;" style:apply-style-name="Empty" style:base-cell-address="LAYERS.G40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1"/>
      <style:map style:condition="cell-content()=&quot;01&quot;" style:apply-style-name="Grass1" style:base-cell-address="LAYERS.G41"/>
      <style:map style:condition="cell-content()=&quot;02&quot;" style:apply-style-name="Grass2" style:base-cell-address="LAYERS.G41"/>
      <style:map style:condition="cell-content()=&quot;03&quot;" style:apply-style-name="Road1" style:base-cell-address="LAYERS.G41"/>
      <style:map style:condition="cell-content()=&quot;04&quot;" style:apply-style-name="Road2" style:base-cell-address="LAYERS.G41"/>
      <style:map style:condition="cell-content()=&quot;05&quot;" style:apply-style-name="Wast" style:base-cell-address="LAYERS.G41"/>
      <style:map style:condition="cell-content()=&quot;06&quot;" style:apply-style-name="Rock" style:base-cell-address="LAYERS.G41"/>
      <style:map style:condition="cell-content()=&quot;07&quot;" style:apply-style-name="Water" style:base-cell-address="LAYERS.G41"/>
      <style:map style:condition="cell-content()=&quot;08&quot;" style:apply-style-name="Empty" style:base-cell-address="LAYERS.G41"/>
    </style:style>
    <style:style style:name="ce1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2"/>
      <style:map style:condition="cell-content()=&quot;01&quot;" style:apply-style-name="Grass1" style:base-cell-address="LAYERS.G42"/>
      <style:map style:condition="cell-content()=&quot;02&quot;" style:apply-style-name="Grass2" style:base-cell-address="LAYERS.G42"/>
      <style:map style:condition="cell-content()=&quot;03&quot;" style:apply-style-name="Road1" style:base-cell-address="LAYERS.G42"/>
      <style:map style:condition="cell-content()=&quot;04&quot;" style:apply-style-name="Road2" style:base-cell-address="LAYERS.G42"/>
      <style:map style:condition="cell-content()=&quot;05&quot;" style:apply-style-name="Wast" style:base-cell-address="LAYERS.G42"/>
      <style:map style:condition="cell-content()=&quot;06&quot;" style:apply-style-name="Rock" style:base-cell-address="LAYERS.G42"/>
      <style:map style:condition="cell-content()=&quot;07&quot;" style:apply-style-name="Water" style:base-cell-address="LAYERS.G42"/>
      <style:map style:condition="cell-content()=&quot;08&quot;" style:apply-style-name="Empty" style:base-cell-address="LAYERS.G42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3"/>
      <style:map style:condition="cell-content()=&quot;01&quot;" style:apply-style-name="Grass1" style:base-cell-address="LAYERS.G43"/>
      <style:map style:condition="cell-content()=&quot;02&quot;" style:apply-style-name="Grass2" style:base-cell-address="LAYERS.G43"/>
      <style:map style:condition="cell-content()=&quot;03&quot;" style:apply-style-name="Road1" style:base-cell-address="LAYERS.G43"/>
      <style:map style:condition="cell-content()=&quot;04&quot;" style:apply-style-name="Road2" style:base-cell-address="LAYERS.G43"/>
      <style:map style:condition="cell-content()=&quot;05&quot;" style:apply-style-name="Wast" style:base-cell-address="LAYERS.G43"/>
      <style:map style:condition="cell-content()=&quot;06&quot;" style:apply-style-name="Rock" style:base-cell-address="LAYERS.G43"/>
      <style:map style:condition="cell-content()=&quot;07&quot;" style:apply-style-name="Water" style:base-cell-address="LAYERS.G43"/>
      <style:map style:condition="cell-content()=&quot;08&quot;" style:apply-style-name="Empty" style:base-cell-address="LAYERS.G43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4"/>
      <style:map style:condition="cell-content()=&quot;01&quot;" style:apply-style-name="Grass1" style:base-cell-address="LAYERS.G44"/>
      <style:map style:condition="cell-content()=&quot;02&quot;" style:apply-style-name="Grass2" style:base-cell-address="LAYERS.G44"/>
      <style:map style:condition="cell-content()=&quot;03&quot;" style:apply-style-name="Road1" style:base-cell-address="LAYERS.G44"/>
      <style:map style:condition="cell-content()=&quot;04&quot;" style:apply-style-name="Road2" style:base-cell-address="LAYERS.G44"/>
      <style:map style:condition="cell-content()=&quot;05&quot;" style:apply-style-name="Wast" style:base-cell-address="LAYERS.G44"/>
      <style:map style:condition="cell-content()=&quot;06&quot;" style:apply-style-name="Rock" style:base-cell-address="LAYERS.G44"/>
      <style:map style:condition="cell-content()=&quot;07&quot;" style:apply-style-name="Water" style:base-cell-address="LAYERS.G44"/>
      <style:map style:condition="cell-content()=&quot;08&quot;" style:apply-style-name="Empty" style:base-cell-address="LAYERS.G44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5"/>
      <style:map style:condition="cell-content()=&quot;01&quot;" style:apply-style-name="Grass1" style:base-cell-address="LAYERS.G45"/>
      <style:map style:condition="cell-content()=&quot;02&quot;" style:apply-style-name="Grass2" style:base-cell-address="LAYERS.G45"/>
      <style:map style:condition="cell-content()=&quot;03&quot;" style:apply-style-name="Road1" style:base-cell-address="LAYERS.G45"/>
      <style:map style:condition="cell-content()=&quot;04&quot;" style:apply-style-name="Road2" style:base-cell-address="LAYERS.G45"/>
      <style:map style:condition="cell-content()=&quot;05&quot;" style:apply-style-name="Wast" style:base-cell-address="LAYERS.G45"/>
      <style:map style:condition="cell-content()=&quot;06&quot;" style:apply-style-name="Rock" style:base-cell-address="LAYERS.G45"/>
      <style:map style:condition="cell-content()=&quot;07&quot;" style:apply-style-name="Water" style:base-cell-address="LAYERS.G45"/>
      <style:map style:condition="cell-content()=&quot;08&quot;" style:apply-style-name="Empty" style:base-cell-address="LAYERS.G45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6"/>
      <style:map style:condition="cell-content()=&quot;01&quot;" style:apply-style-name="Grass1" style:base-cell-address="LAYERS.G46"/>
      <style:map style:condition="cell-content()=&quot;02&quot;" style:apply-style-name="Grass2" style:base-cell-address="LAYERS.G46"/>
      <style:map style:condition="cell-content()=&quot;03&quot;" style:apply-style-name="Road1" style:base-cell-address="LAYERS.G46"/>
      <style:map style:condition="cell-content()=&quot;04&quot;" style:apply-style-name="Road2" style:base-cell-address="LAYERS.G46"/>
      <style:map style:condition="cell-content()=&quot;05&quot;" style:apply-style-name="Wast" style:base-cell-address="LAYERS.G46"/>
      <style:map style:condition="cell-content()=&quot;06&quot;" style:apply-style-name="Rock" style:base-cell-address="LAYERS.G46"/>
      <style:map style:condition="cell-content()=&quot;07&quot;" style:apply-style-name="Water" style:base-cell-address="LAYERS.G46"/>
      <style:map style:condition="cell-content()=&quot;08&quot;" style:apply-style-name="Empty" style:base-cell-address="LAYERS.G46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7"/>
      <style:map style:condition="cell-content()=&quot;01&quot;" style:apply-style-name="Grass1" style:base-cell-address="LAYERS.G47"/>
      <style:map style:condition="cell-content()=&quot;02&quot;" style:apply-style-name="Grass2" style:base-cell-address="LAYERS.G47"/>
      <style:map style:condition="cell-content()=&quot;03&quot;" style:apply-style-name="Road1" style:base-cell-address="LAYERS.G47"/>
      <style:map style:condition="cell-content()=&quot;04&quot;" style:apply-style-name="Road2" style:base-cell-address="LAYERS.G47"/>
      <style:map style:condition="cell-content()=&quot;05&quot;" style:apply-style-name="Wast" style:base-cell-address="LAYERS.G47"/>
      <style:map style:condition="cell-content()=&quot;06&quot;" style:apply-style-name="Rock" style:base-cell-address="LAYERS.G47"/>
      <style:map style:condition="cell-content()=&quot;07&quot;" style:apply-style-name="Water" style:base-cell-address="LAYERS.G47"/>
      <style:map style:condition="cell-content()=&quot;08&quot;" style:apply-style-name="Empty" style:base-cell-address="LAYERS.G47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8"/>
      <style:map style:condition="cell-content()=&quot;01&quot;" style:apply-style-name="Grass1" style:base-cell-address="LAYERS.G48"/>
      <style:map style:condition="cell-content()=&quot;02&quot;" style:apply-style-name="Grass2" style:base-cell-address="LAYERS.G48"/>
      <style:map style:condition="cell-content()=&quot;03&quot;" style:apply-style-name="Road1" style:base-cell-address="LAYERS.G48"/>
      <style:map style:condition="cell-content()=&quot;04&quot;" style:apply-style-name="Road2" style:base-cell-address="LAYERS.G48"/>
      <style:map style:condition="cell-content()=&quot;05&quot;" style:apply-style-name="Wast" style:base-cell-address="LAYERS.G48"/>
      <style:map style:condition="cell-content()=&quot;06&quot;" style:apply-style-name="Rock" style:base-cell-address="LAYERS.G48"/>
      <style:map style:condition="cell-content()=&quot;07&quot;" style:apply-style-name="Water" style:base-cell-address="LAYERS.G48"/>
      <style:map style:condition="cell-content()=&quot;08&quot;" style:apply-style-name="Empty" style:base-cell-address="LAYERS.G48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9"/>
      <style:map style:condition="cell-content()=&quot;01&quot;" style:apply-style-name="Grass1" style:base-cell-address="LAYERS.G49"/>
      <style:map style:condition="cell-content()=&quot;02&quot;" style:apply-style-name="Grass2" style:base-cell-address="LAYERS.G49"/>
      <style:map style:condition="cell-content()=&quot;03&quot;" style:apply-style-name="Road1" style:base-cell-address="LAYERS.G49"/>
      <style:map style:condition="cell-content()=&quot;04&quot;" style:apply-style-name="Road2" style:base-cell-address="LAYERS.G49"/>
      <style:map style:condition="cell-content()=&quot;05&quot;" style:apply-style-name="Wast" style:base-cell-address="LAYERS.G49"/>
      <style:map style:condition="cell-content()=&quot;06&quot;" style:apply-style-name="Rock" style:base-cell-address="LAYERS.G49"/>
      <style:map style:condition="cell-content()=&quot;07&quot;" style:apply-style-name="Water" style:base-cell-address="LAYERS.G49"/>
      <style:map style:condition="cell-content()=&quot;08&quot;" style:apply-style-name="Empty" style:base-cell-address="LAYERS.G49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66"/>
      <style:map style:condition="cell-content()=&quot;01&quot;" style:apply-style-name="Grass1" style:base-cell-address="LAYERS.G66"/>
      <style:map style:condition="cell-content()=&quot;02&quot;" style:apply-style-name="Grass2" style:base-cell-address="LAYERS.G66"/>
      <style:map style:condition="cell-content()=&quot;03&quot;" style:apply-style-name="Road1" style:base-cell-address="LAYERS.G66"/>
      <style:map style:condition="cell-content()=&quot;04&quot;" style:apply-style-name="Road2" style:base-cell-address="LAYERS.G66"/>
      <style:map style:condition="cell-content()=&quot;05&quot;" style:apply-style-name="Wast" style:base-cell-address="LAYERS.G66"/>
      <style:map style:condition="cell-content()=&quot;06&quot;" style:apply-style-name="Rock" style:base-cell-address="LAYERS.G66"/>
      <style:map style:condition="cell-content()=&quot;07&quot;" style:apply-style-name="Water" style:base-cell-address="LAYERS.G66"/>
      <style:map style:condition="cell-content()=&quot;08&quot;" style:apply-style-name="Empty" style:base-cell-address="LAYERS.G66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67"/>
      <style:map style:condition="cell-content()=&quot;01&quot;" style:apply-style-name="Grass1" style:base-cell-address="LAYERS.G67"/>
      <style:map style:condition="cell-content()=&quot;02&quot;" style:apply-style-name="Grass2" style:base-cell-address="LAYERS.G67"/>
      <style:map style:condition="cell-content()=&quot;03&quot;" style:apply-style-name="Road1" style:base-cell-address="LAYERS.G67"/>
      <style:map style:condition="cell-content()=&quot;04&quot;" style:apply-style-name="Road2" style:base-cell-address="LAYERS.G67"/>
      <style:map style:condition="cell-content()=&quot;05&quot;" style:apply-style-name="Wast" style:base-cell-address="LAYERS.G67"/>
      <style:map style:condition="cell-content()=&quot;06&quot;" style:apply-style-name="Rock" style:base-cell-address="LAYERS.G67"/>
      <style:map style:condition="cell-content()=&quot;07&quot;" style:apply-style-name="Water" style:base-cell-address="LAYERS.G67"/>
      <style:map style:condition="cell-content()=&quot;08&quot;" style:apply-style-name="Empty" style:base-cell-address="LAYERS.G67"/>
      <style:map style:condition="cell-content()=&quot;-1&quot;" style:apply-style-name="Empty" style:base-cell-address="LAYERS.G67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"/>
      <style:map style:condition="cell-content()=&quot;01&quot;" style:apply-style-name="Grass1" style:base-cell-address="LAYERS.H2"/>
      <style:map style:condition="cell-content()=&quot;02&quot;" style:apply-style-name="Grass2" style:base-cell-address="LAYERS.H2"/>
      <style:map style:condition="cell-content()=&quot;03&quot;" style:apply-style-name="Road1" style:base-cell-address="LAYERS.H2"/>
      <style:map style:condition="cell-content()=&quot;04&quot;" style:apply-style-name="Road2" style:base-cell-address="LAYERS.H2"/>
      <style:map style:condition="cell-content()=&quot;05&quot;" style:apply-style-name="Wast" style:base-cell-address="LAYERS.H2"/>
      <style:map style:condition="cell-content()=&quot;06&quot;" style:apply-style-name="Rock" style:base-cell-address="LAYERS.H2"/>
      <style:map style:condition="cell-content()=&quot;07&quot;" style:apply-style-name="Water" style:base-cell-address="LAYERS.H2"/>
      <style:map style:condition="cell-content()=&quot;08&quot;" style:apply-style-name="Empty" style:base-cell-address="LAYERS.H2"/>
      <style:map style:condition="cell-content()=&quot;-1&quot;" style:apply-style-name="Empty" style:base-cell-address="LAYERS.H2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3"/>
      <style:map style:condition="cell-content()=&quot;01&quot;" style:apply-style-name="Grass1" style:base-cell-address="LAYERS.H33"/>
      <style:map style:condition="cell-content()=&quot;02&quot;" style:apply-style-name="Grass2" style:base-cell-address="LAYERS.H33"/>
      <style:map style:condition="cell-content()=&quot;03&quot;" style:apply-style-name="Road1" style:base-cell-address="LAYERS.H33"/>
      <style:map style:condition="cell-content()=&quot;04&quot;" style:apply-style-name="Road2" style:base-cell-address="LAYERS.H33"/>
      <style:map style:condition="cell-content()=&quot;05&quot;" style:apply-style-name="Wast" style:base-cell-address="LAYERS.H33"/>
      <style:map style:condition="cell-content()=&quot;06&quot;" style:apply-style-name="Rock" style:base-cell-address="LAYERS.H33"/>
      <style:map style:condition="cell-content()=&quot;07&quot;" style:apply-style-name="Water" style:base-cell-address="LAYERS.H33"/>
      <style:map style:condition="cell-content()=&quot;08&quot;" style:apply-style-name="Empty" style:base-cell-address="LAYERS.H33"/>
      <style:map style:condition="cell-content()=&quot;-1&quot;" style:apply-style-name="Empty" style:base-cell-address="LAYERS.H33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6"/>
      <style:map style:condition="cell-content()=&quot;01&quot;" style:apply-style-name="Grass1" style:base-cell-address="LAYERS.H36"/>
      <style:map style:condition="cell-content()=&quot;02&quot;" style:apply-style-name="Grass2" style:base-cell-address="LAYERS.H36"/>
      <style:map style:condition="cell-content()=&quot;03&quot;" style:apply-style-name="Road1" style:base-cell-address="LAYERS.H36"/>
      <style:map style:condition="cell-content()=&quot;04&quot;" style:apply-style-name="Road2" style:base-cell-address="LAYERS.H36"/>
      <style:map style:condition="cell-content()=&quot;05&quot;" style:apply-style-name="Wast" style:base-cell-address="LAYERS.H36"/>
      <style:map style:condition="cell-content()=&quot;06&quot;" style:apply-style-name="Rock" style:base-cell-address="LAYERS.H36"/>
      <style:map style:condition="cell-content()=&quot;07&quot;" style:apply-style-name="Water" style:base-cell-address="LAYERS.H36"/>
      <style:map style:condition="cell-content()=&quot;08&quot;" style:apply-style-name="Empty" style:base-cell-address="LAYERS.H36"/>
      <style:map style:condition="cell-content()=&quot;-1&quot;" style:apply-style-name="Empty" style:base-cell-address="LAYERS.H36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7"/>
      <style:map style:condition="cell-content()=&quot;01&quot;" style:apply-style-name="Grass1" style:base-cell-address="LAYERS.H37"/>
      <style:map style:condition="cell-content()=&quot;02&quot;" style:apply-style-name="Grass2" style:base-cell-address="LAYERS.H37"/>
      <style:map style:condition="cell-content()=&quot;03&quot;" style:apply-style-name="Road1" style:base-cell-address="LAYERS.H37"/>
      <style:map style:condition="cell-content()=&quot;04&quot;" style:apply-style-name="Road2" style:base-cell-address="LAYERS.H37"/>
      <style:map style:condition="cell-content()=&quot;05&quot;" style:apply-style-name="Wast" style:base-cell-address="LAYERS.H37"/>
      <style:map style:condition="cell-content()=&quot;06&quot;" style:apply-style-name="Rock" style:base-cell-address="LAYERS.H37"/>
      <style:map style:condition="cell-content()=&quot;07&quot;" style:apply-style-name="Water" style:base-cell-address="LAYERS.H37"/>
      <style:map style:condition="cell-content()=&quot;08&quot;" style:apply-style-name="Empty" style:base-cell-address="LAYERS.H37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8"/>
      <style:map style:condition="cell-content()=&quot;01&quot;" style:apply-style-name="Grass1" style:base-cell-address="LAYERS.H38"/>
      <style:map style:condition="cell-content()=&quot;02&quot;" style:apply-style-name="Grass2" style:base-cell-address="LAYERS.H38"/>
      <style:map style:condition="cell-content()=&quot;03&quot;" style:apply-style-name="Road1" style:base-cell-address="LAYERS.H38"/>
      <style:map style:condition="cell-content()=&quot;04&quot;" style:apply-style-name="Road2" style:base-cell-address="LAYERS.H38"/>
      <style:map style:condition="cell-content()=&quot;05&quot;" style:apply-style-name="Wast" style:base-cell-address="LAYERS.H38"/>
      <style:map style:condition="cell-content()=&quot;06&quot;" style:apply-style-name="Rock" style:base-cell-address="LAYERS.H38"/>
      <style:map style:condition="cell-content()=&quot;07&quot;" style:apply-style-name="Water" style:base-cell-address="LAYERS.H38"/>
      <style:map style:condition="cell-content()=&quot;08&quot;" style:apply-style-name="Empty" style:base-cell-address="LAYERS.H38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9"/>
      <style:map style:condition="cell-content()=&quot;01&quot;" style:apply-style-name="Grass1" style:base-cell-address="LAYERS.H39"/>
      <style:map style:condition="cell-content()=&quot;02&quot;" style:apply-style-name="Grass2" style:base-cell-address="LAYERS.H39"/>
      <style:map style:condition="cell-content()=&quot;03&quot;" style:apply-style-name="Road1" style:base-cell-address="LAYERS.H39"/>
      <style:map style:condition="cell-content()=&quot;04&quot;" style:apply-style-name="Road2" style:base-cell-address="LAYERS.H39"/>
      <style:map style:condition="cell-content()=&quot;05&quot;" style:apply-style-name="Wast" style:base-cell-address="LAYERS.H39"/>
      <style:map style:condition="cell-content()=&quot;06&quot;" style:apply-style-name="Rock" style:base-cell-address="LAYERS.H39"/>
      <style:map style:condition="cell-content()=&quot;07&quot;" style:apply-style-name="Water" style:base-cell-address="LAYERS.H39"/>
      <style:map style:condition="cell-content()=&quot;08&quot;" style:apply-style-name="Empty" style:base-cell-address="LAYERS.H39"/>
    </style:style>
    <style:style style:name="ce1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40"/>
      <style:map style:condition="cell-content()=&quot;01&quot;" style:apply-style-name="Grass1" style:base-cell-address="LAYERS.H40"/>
      <style:map style:condition="cell-content()=&quot;02&quot;" style:apply-style-name="Grass2" style:base-cell-address="LAYERS.H40"/>
      <style:map style:condition="cell-content()=&quot;03&quot;" style:apply-style-name="Road1" style:base-cell-address="LAYERS.H40"/>
      <style:map style:condition="cell-content()=&quot;04&quot;" style:apply-style-name="Road2" style:base-cell-address="LAYERS.H40"/>
      <style:map style:condition="cell-content()=&quot;05&quot;" style:apply-style-name="Wast" style:base-cell-address="LAYERS.H40"/>
      <style:map style:condition="cell-content()=&quot;06&quot;" style:apply-style-name="Rock" style:base-cell-address="LAYERS.H40"/>
      <style:map style:condition="cell-content()=&quot;07&quot;" style:apply-style-name="Water" style:base-cell-address="LAYERS.H40"/>
      <style:map style:condition="cell-content()=&quot;08&quot;" style:apply-style-name="Empty" style:base-cell-address="LAYERS.H40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64"/>
      <style:map style:condition="cell-content()=&quot;01&quot;" style:apply-style-name="Grass1" style:base-cell-address="LAYERS.H64"/>
      <style:map style:condition="cell-content()=&quot;02&quot;" style:apply-style-name="Grass2" style:base-cell-address="LAYERS.H64"/>
      <style:map style:condition="cell-content()=&quot;03&quot;" style:apply-style-name="Road1" style:base-cell-address="LAYERS.H64"/>
      <style:map style:condition="cell-content()=&quot;04&quot;" style:apply-style-name="Road2" style:base-cell-address="LAYERS.H64"/>
      <style:map style:condition="cell-content()=&quot;05&quot;" style:apply-style-name="Wast" style:base-cell-address="LAYERS.H64"/>
      <style:map style:condition="cell-content()=&quot;06&quot;" style:apply-style-name="Rock" style:base-cell-address="LAYERS.H64"/>
      <style:map style:condition="cell-content()=&quot;07&quot;" style:apply-style-name="Water" style:base-cell-address="LAYERS.H64"/>
      <style:map style:condition="cell-content()=&quot;08&quot;" style:apply-style-name="Empty" style:base-cell-address="LAYERS.H64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65"/>
      <style:map style:condition="cell-content()=&quot;01&quot;" style:apply-style-name="Grass1" style:base-cell-address="LAYERS.H65"/>
      <style:map style:condition="cell-content()=&quot;02&quot;" style:apply-style-name="Grass2" style:base-cell-address="LAYERS.H65"/>
      <style:map style:condition="cell-content()=&quot;03&quot;" style:apply-style-name="Road1" style:base-cell-address="LAYERS.H65"/>
      <style:map style:condition="cell-content()=&quot;04&quot;" style:apply-style-name="Road2" style:base-cell-address="LAYERS.H65"/>
      <style:map style:condition="cell-content()=&quot;05&quot;" style:apply-style-name="Wast" style:base-cell-address="LAYERS.H65"/>
      <style:map style:condition="cell-content()=&quot;06&quot;" style:apply-style-name="Rock" style:base-cell-address="LAYERS.H65"/>
      <style:map style:condition="cell-content()=&quot;07&quot;" style:apply-style-name="Water" style:base-cell-address="LAYERS.H65"/>
      <style:map style:condition="cell-content()=&quot;08&quot;" style:apply-style-name="Empty" style:base-cell-address="LAYERS.H65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66"/>
      <style:map style:condition="cell-content()=&quot;01&quot;" style:apply-style-name="Grass1" style:base-cell-address="LAYERS.H66"/>
      <style:map style:condition="cell-content()=&quot;02&quot;" style:apply-style-name="Grass2" style:base-cell-address="LAYERS.H66"/>
      <style:map style:condition="cell-content()=&quot;03&quot;" style:apply-style-name="Road1" style:base-cell-address="LAYERS.H66"/>
      <style:map style:condition="cell-content()=&quot;04&quot;" style:apply-style-name="Road2" style:base-cell-address="LAYERS.H66"/>
      <style:map style:condition="cell-content()=&quot;05&quot;" style:apply-style-name="Wast" style:base-cell-address="LAYERS.H66"/>
      <style:map style:condition="cell-content()=&quot;06&quot;" style:apply-style-name="Rock" style:base-cell-address="LAYERS.H66"/>
      <style:map style:condition="cell-content()=&quot;07&quot;" style:apply-style-name="Water" style:base-cell-address="LAYERS.H66"/>
      <style:map style:condition="cell-content()=&quot;08&quot;" style:apply-style-name="Empty" style:base-cell-address="LAYERS.H66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67"/>
      <style:map style:condition="cell-content()=&quot;01&quot;" style:apply-style-name="Grass1" style:base-cell-address="LAYERS.H67"/>
      <style:map style:condition="cell-content()=&quot;02&quot;" style:apply-style-name="Grass2" style:base-cell-address="LAYERS.H67"/>
      <style:map style:condition="cell-content()=&quot;03&quot;" style:apply-style-name="Road1" style:base-cell-address="LAYERS.H67"/>
      <style:map style:condition="cell-content()=&quot;04&quot;" style:apply-style-name="Road2" style:base-cell-address="LAYERS.H67"/>
      <style:map style:condition="cell-content()=&quot;05&quot;" style:apply-style-name="Wast" style:base-cell-address="LAYERS.H67"/>
      <style:map style:condition="cell-content()=&quot;06&quot;" style:apply-style-name="Rock" style:base-cell-address="LAYERS.H67"/>
      <style:map style:condition="cell-content()=&quot;07&quot;" style:apply-style-name="Water" style:base-cell-address="LAYERS.H67"/>
      <style:map style:condition="cell-content()=&quot;08&quot;" style:apply-style-name="Empty" style:base-cell-address="LAYERS.H67"/>
      <style:map style:condition="cell-content()=&quot;-1&quot;" style:apply-style-name="Empty" style:base-cell-address="LAYERS.H6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"/>
      <style:map style:condition="cell-content()=&quot;01&quot;" style:apply-style-name="Grass1" style:base-cell-address="LAYERS.I2"/>
      <style:map style:condition="cell-content()=&quot;02&quot;" style:apply-style-name="Grass2" style:base-cell-address="LAYERS.I2"/>
      <style:map style:condition="cell-content()=&quot;03&quot;" style:apply-style-name="Road1" style:base-cell-address="LAYERS.I2"/>
      <style:map style:condition="cell-content()=&quot;04&quot;" style:apply-style-name="Road2" style:base-cell-address="LAYERS.I2"/>
      <style:map style:condition="cell-content()=&quot;05&quot;" style:apply-style-name="Wast" style:base-cell-address="LAYERS.I2"/>
      <style:map style:condition="cell-content()=&quot;06&quot;" style:apply-style-name="Rock" style:base-cell-address="LAYERS.I2"/>
      <style:map style:condition="cell-content()=&quot;07&quot;" style:apply-style-name="Water" style:base-cell-address="LAYERS.I2"/>
      <style:map style:condition="cell-content()=&quot;08&quot;" style:apply-style-name="Empty" style:base-cell-address="LAYERS.I2"/>
      <style:map style:condition="cell-content()=&quot;-1&quot;" style:apply-style-name="Empty" style:base-cell-address="LAYERS.I2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3"/>
      <style:map style:condition="cell-content()=&quot;01&quot;" style:apply-style-name="Grass1" style:base-cell-address="LAYERS.I33"/>
      <style:map style:condition="cell-content()=&quot;02&quot;" style:apply-style-name="Grass2" style:base-cell-address="LAYERS.I33"/>
      <style:map style:condition="cell-content()=&quot;03&quot;" style:apply-style-name="Road1" style:base-cell-address="LAYERS.I33"/>
      <style:map style:condition="cell-content()=&quot;04&quot;" style:apply-style-name="Road2" style:base-cell-address="LAYERS.I33"/>
      <style:map style:condition="cell-content()=&quot;05&quot;" style:apply-style-name="Wast" style:base-cell-address="LAYERS.I33"/>
      <style:map style:condition="cell-content()=&quot;06&quot;" style:apply-style-name="Rock" style:base-cell-address="LAYERS.I33"/>
      <style:map style:condition="cell-content()=&quot;07&quot;" style:apply-style-name="Water" style:base-cell-address="LAYERS.I33"/>
      <style:map style:condition="cell-content()=&quot;08&quot;" style:apply-style-name="Empty" style:base-cell-address="LAYERS.I33"/>
      <style:map style:condition="cell-content()=&quot;-1&quot;" style:apply-style-name="Empty" style:base-cell-address="LAYERS.I33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6"/>
      <style:map style:condition="cell-content()=&quot;01&quot;" style:apply-style-name="Grass1" style:base-cell-address="LAYERS.I36"/>
      <style:map style:condition="cell-content()=&quot;02&quot;" style:apply-style-name="Grass2" style:base-cell-address="LAYERS.I36"/>
      <style:map style:condition="cell-content()=&quot;03&quot;" style:apply-style-name="Road1" style:base-cell-address="LAYERS.I36"/>
      <style:map style:condition="cell-content()=&quot;04&quot;" style:apply-style-name="Road2" style:base-cell-address="LAYERS.I36"/>
      <style:map style:condition="cell-content()=&quot;05&quot;" style:apply-style-name="Wast" style:base-cell-address="LAYERS.I36"/>
      <style:map style:condition="cell-content()=&quot;06&quot;" style:apply-style-name="Rock" style:base-cell-address="LAYERS.I36"/>
      <style:map style:condition="cell-content()=&quot;07&quot;" style:apply-style-name="Water" style:base-cell-address="LAYERS.I36"/>
      <style:map style:condition="cell-content()=&quot;08&quot;" style:apply-style-name="Empty" style:base-cell-address="LAYERS.I36"/>
      <style:map style:condition="cell-content()=&quot;-1&quot;" style:apply-style-name="Empty" style:base-cell-address="LAYERS.I36"/>
    </style:style>
    <style:style style:name="ce1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64"/>
      <style:map style:condition="cell-content()=&quot;01&quot;" style:apply-style-name="Grass1" style:base-cell-address="LAYERS.I64"/>
      <style:map style:condition="cell-content()=&quot;02&quot;" style:apply-style-name="Grass2" style:base-cell-address="LAYERS.I64"/>
      <style:map style:condition="cell-content()=&quot;03&quot;" style:apply-style-name="Road1" style:base-cell-address="LAYERS.I64"/>
      <style:map style:condition="cell-content()=&quot;04&quot;" style:apply-style-name="Road2" style:base-cell-address="LAYERS.I64"/>
      <style:map style:condition="cell-content()=&quot;05&quot;" style:apply-style-name="Wast" style:base-cell-address="LAYERS.I64"/>
      <style:map style:condition="cell-content()=&quot;06&quot;" style:apply-style-name="Rock" style:base-cell-address="LAYERS.I64"/>
      <style:map style:condition="cell-content()=&quot;07&quot;" style:apply-style-name="Water" style:base-cell-address="LAYERS.I64"/>
      <style:map style:condition="cell-content()=&quot;08&quot;" style:apply-style-name="Empty" style:base-cell-address="LAYERS.I64"/>
    </style:style>
    <style:style style:name="ce1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65"/>
      <style:map style:condition="cell-content()=&quot;01&quot;" style:apply-style-name="Grass1" style:base-cell-address="LAYERS.I65"/>
      <style:map style:condition="cell-content()=&quot;02&quot;" style:apply-style-name="Grass2" style:base-cell-address="LAYERS.I65"/>
      <style:map style:condition="cell-content()=&quot;03&quot;" style:apply-style-name="Road1" style:base-cell-address="LAYERS.I65"/>
      <style:map style:condition="cell-content()=&quot;04&quot;" style:apply-style-name="Road2" style:base-cell-address="LAYERS.I65"/>
      <style:map style:condition="cell-content()=&quot;05&quot;" style:apply-style-name="Wast" style:base-cell-address="LAYERS.I65"/>
      <style:map style:condition="cell-content()=&quot;06&quot;" style:apply-style-name="Rock" style:base-cell-address="LAYERS.I65"/>
      <style:map style:condition="cell-content()=&quot;07&quot;" style:apply-style-name="Water" style:base-cell-address="LAYERS.I65"/>
      <style:map style:condition="cell-content()=&quot;08&quot;" style:apply-style-name="Empty" style:base-cell-address="LAYERS.I65"/>
    </style:style>
    <style:style style:name="ce1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66"/>
      <style:map style:condition="cell-content()=&quot;01&quot;" style:apply-style-name="Grass1" style:base-cell-address="LAYERS.I66"/>
      <style:map style:condition="cell-content()=&quot;02&quot;" style:apply-style-name="Grass2" style:base-cell-address="LAYERS.I66"/>
      <style:map style:condition="cell-content()=&quot;03&quot;" style:apply-style-name="Road1" style:base-cell-address="LAYERS.I66"/>
      <style:map style:condition="cell-content()=&quot;04&quot;" style:apply-style-name="Road2" style:base-cell-address="LAYERS.I66"/>
      <style:map style:condition="cell-content()=&quot;05&quot;" style:apply-style-name="Wast" style:base-cell-address="LAYERS.I66"/>
      <style:map style:condition="cell-content()=&quot;06&quot;" style:apply-style-name="Rock" style:base-cell-address="LAYERS.I66"/>
      <style:map style:condition="cell-content()=&quot;07&quot;" style:apply-style-name="Water" style:base-cell-address="LAYERS.I66"/>
      <style:map style:condition="cell-content()=&quot;08&quot;" style:apply-style-name="Empty" style:base-cell-address="LAYERS.I66"/>
    </style:style>
    <style:style style:name="ce1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67"/>
      <style:map style:condition="cell-content()=&quot;01&quot;" style:apply-style-name="Grass1" style:base-cell-address="LAYERS.I67"/>
      <style:map style:condition="cell-content()=&quot;02&quot;" style:apply-style-name="Grass2" style:base-cell-address="LAYERS.I67"/>
      <style:map style:condition="cell-content()=&quot;03&quot;" style:apply-style-name="Road1" style:base-cell-address="LAYERS.I67"/>
      <style:map style:condition="cell-content()=&quot;04&quot;" style:apply-style-name="Road2" style:base-cell-address="LAYERS.I67"/>
      <style:map style:condition="cell-content()=&quot;05&quot;" style:apply-style-name="Wast" style:base-cell-address="LAYERS.I67"/>
      <style:map style:condition="cell-content()=&quot;06&quot;" style:apply-style-name="Rock" style:base-cell-address="LAYERS.I67"/>
      <style:map style:condition="cell-content()=&quot;07&quot;" style:apply-style-name="Water" style:base-cell-address="LAYERS.I67"/>
      <style:map style:condition="cell-content()=&quot;08&quot;" style:apply-style-name="Empty" style:base-cell-address="LAYERS.I67"/>
      <style:map style:condition="cell-content()=&quot;-1&quot;" style:apply-style-name="Empty" style:base-cell-address="LAYERS.I67"/>
    </style:style>
    <style:style style:name="ce1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"/>
      <style:map style:condition="cell-content()=&quot;01&quot;" style:apply-style-name="Grass1" style:base-cell-address="LAYERS.J2"/>
      <style:map style:condition="cell-content()=&quot;02&quot;" style:apply-style-name="Grass2" style:base-cell-address="LAYERS.J2"/>
      <style:map style:condition="cell-content()=&quot;03&quot;" style:apply-style-name="Road1" style:base-cell-address="LAYERS.J2"/>
      <style:map style:condition="cell-content()=&quot;04&quot;" style:apply-style-name="Road2" style:base-cell-address="LAYERS.J2"/>
      <style:map style:condition="cell-content()=&quot;05&quot;" style:apply-style-name="Wast" style:base-cell-address="LAYERS.J2"/>
      <style:map style:condition="cell-content()=&quot;06&quot;" style:apply-style-name="Rock" style:base-cell-address="LAYERS.J2"/>
      <style:map style:condition="cell-content()=&quot;07&quot;" style:apply-style-name="Water" style:base-cell-address="LAYERS.J2"/>
      <style:map style:condition="cell-content()=&quot;08&quot;" style:apply-style-name="Empty" style:base-cell-address="LAYERS.J2"/>
      <style:map style:condition="cell-content()=&quot;-1&quot;" style:apply-style-name="Empty" style:base-cell-address="LAYERS.J2"/>
    </style:style>
    <style:style style:name="ce1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3"/>
      <style:map style:condition="cell-content()=&quot;01&quot;" style:apply-style-name="Grass1" style:base-cell-address="LAYERS.J33"/>
      <style:map style:condition="cell-content()=&quot;02&quot;" style:apply-style-name="Grass2" style:base-cell-address="LAYERS.J33"/>
      <style:map style:condition="cell-content()=&quot;03&quot;" style:apply-style-name="Road1" style:base-cell-address="LAYERS.J33"/>
      <style:map style:condition="cell-content()=&quot;04&quot;" style:apply-style-name="Road2" style:base-cell-address="LAYERS.J33"/>
      <style:map style:condition="cell-content()=&quot;05&quot;" style:apply-style-name="Wast" style:base-cell-address="LAYERS.J33"/>
      <style:map style:condition="cell-content()=&quot;06&quot;" style:apply-style-name="Rock" style:base-cell-address="LAYERS.J33"/>
      <style:map style:condition="cell-content()=&quot;07&quot;" style:apply-style-name="Water" style:base-cell-address="LAYERS.J33"/>
      <style:map style:condition="cell-content()=&quot;08&quot;" style:apply-style-name="Empty" style:base-cell-address="LAYERS.J33"/>
      <style:map style:condition="cell-content()=&quot;-1&quot;" style:apply-style-name="Empty" style:base-cell-address="LAYERS.J33"/>
    </style:style>
    <style:style style:name="ce1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6"/>
      <style:map style:condition="cell-content()=&quot;01&quot;" style:apply-style-name="Grass1" style:base-cell-address="LAYERS.J36"/>
      <style:map style:condition="cell-content()=&quot;02&quot;" style:apply-style-name="Grass2" style:base-cell-address="LAYERS.J36"/>
      <style:map style:condition="cell-content()=&quot;03&quot;" style:apply-style-name="Road1" style:base-cell-address="LAYERS.J36"/>
      <style:map style:condition="cell-content()=&quot;04&quot;" style:apply-style-name="Road2" style:base-cell-address="LAYERS.J36"/>
      <style:map style:condition="cell-content()=&quot;05&quot;" style:apply-style-name="Wast" style:base-cell-address="LAYERS.J36"/>
      <style:map style:condition="cell-content()=&quot;06&quot;" style:apply-style-name="Rock" style:base-cell-address="LAYERS.J36"/>
      <style:map style:condition="cell-content()=&quot;07&quot;" style:apply-style-name="Water" style:base-cell-address="LAYERS.J36"/>
      <style:map style:condition="cell-content()=&quot;08&quot;" style:apply-style-name="Empty" style:base-cell-address="LAYERS.J36"/>
      <style:map style:condition="cell-content()=&quot;-1&quot;" style:apply-style-name="Empty" style:base-cell-address="LAYERS.J36"/>
    </style:style>
    <style:style style:name="ce1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64"/>
      <style:map style:condition="cell-content()=&quot;01&quot;" style:apply-style-name="Grass1" style:base-cell-address="LAYERS.J64"/>
      <style:map style:condition="cell-content()=&quot;02&quot;" style:apply-style-name="Grass2" style:base-cell-address="LAYERS.J64"/>
      <style:map style:condition="cell-content()=&quot;03&quot;" style:apply-style-name="Road1" style:base-cell-address="LAYERS.J64"/>
      <style:map style:condition="cell-content()=&quot;04&quot;" style:apply-style-name="Road2" style:base-cell-address="LAYERS.J64"/>
      <style:map style:condition="cell-content()=&quot;05&quot;" style:apply-style-name="Wast" style:base-cell-address="LAYERS.J64"/>
      <style:map style:condition="cell-content()=&quot;06&quot;" style:apply-style-name="Rock" style:base-cell-address="LAYERS.J64"/>
      <style:map style:condition="cell-content()=&quot;07&quot;" style:apply-style-name="Water" style:base-cell-address="LAYERS.J64"/>
      <style:map style:condition="cell-content()=&quot;08&quot;" style:apply-style-name="Empty" style:base-cell-address="LAYERS.J64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65"/>
      <style:map style:condition="cell-content()=&quot;01&quot;" style:apply-style-name="Grass1" style:base-cell-address="LAYERS.J65"/>
      <style:map style:condition="cell-content()=&quot;02&quot;" style:apply-style-name="Grass2" style:base-cell-address="LAYERS.J65"/>
      <style:map style:condition="cell-content()=&quot;03&quot;" style:apply-style-name="Road1" style:base-cell-address="LAYERS.J65"/>
      <style:map style:condition="cell-content()=&quot;04&quot;" style:apply-style-name="Road2" style:base-cell-address="LAYERS.J65"/>
      <style:map style:condition="cell-content()=&quot;05&quot;" style:apply-style-name="Wast" style:base-cell-address="LAYERS.J65"/>
      <style:map style:condition="cell-content()=&quot;06&quot;" style:apply-style-name="Rock" style:base-cell-address="LAYERS.J65"/>
      <style:map style:condition="cell-content()=&quot;07&quot;" style:apply-style-name="Water" style:base-cell-address="LAYERS.J65"/>
      <style:map style:condition="cell-content()=&quot;08&quot;" style:apply-style-name="Empty" style:base-cell-address="LAYERS.J65"/>
    </style:style>
    <style:style style:name="ce1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66"/>
      <style:map style:condition="cell-content()=&quot;01&quot;" style:apply-style-name="Grass1" style:base-cell-address="LAYERS.J66"/>
      <style:map style:condition="cell-content()=&quot;02&quot;" style:apply-style-name="Grass2" style:base-cell-address="LAYERS.J66"/>
      <style:map style:condition="cell-content()=&quot;03&quot;" style:apply-style-name="Road1" style:base-cell-address="LAYERS.J66"/>
      <style:map style:condition="cell-content()=&quot;04&quot;" style:apply-style-name="Road2" style:base-cell-address="LAYERS.J66"/>
      <style:map style:condition="cell-content()=&quot;05&quot;" style:apply-style-name="Wast" style:base-cell-address="LAYERS.J66"/>
      <style:map style:condition="cell-content()=&quot;06&quot;" style:apply-style-name="Rock" style:base-cell-address="LAYERS.J66"/>
      <style:map style:condition="cell-content()=&quot;07&quot;" style:apply-style-name="Water" style:base-cell-address="LAYERS.J66"/>
      <style:map style:condition="cell-content()=&quot;08&quot;" style:apply-style-name="Empty" style:base-cell-address="LAYERS.J66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67"/>
      <style:map style:condition="cell-content()=&quot;01&quot;" style:apply-style-name="Grass1" style:base-cell-address="LAYERS.J67"/>
      <style:map style:condition="cell-content()=&quot;02&quot;" style:apply-style-name="Grass2" style:base-cell-address="LAYERS.J67"/>
      <style:map style:condition="cell-content()=&quot;03&quot;" style:apply-style-name="Road1" style:base-cell-address="LAYERS.J67"/>
      <style:map style:condition="cell-content()=&quot;04&quot;" style:apply-style-name="Road2" style:base-cell-address="LAYERS.J67"/>
      <style:map style:condition="cell-content()=&quot;05&quot;" style:apply-style-name="Wast" style:base-cell-address="LAYERS.J67"/>
      <style:map style:condition="cell-content()=&quot;06&quot;" style:apply-style-name="Rock" style:base-cell-address="LAYERS.J67"/>
      <style:map style:condition="cell-content()=&quot;07&quot;" style:apply-style-name="Water" style:base-cell-address="LAYERS.J67"/>
      <style:map style:condition="cell-content()=&quot;08&quot;" style:apply-style-name="Empty" style:base-cell-address="LAYERS.J67"/>
      <style:map style:condition="cell-content()=&quot;-1&quot;" style:apply-style-name="Empty" style:base-cell-address="LAYERS.J67"/>
    </style:style>
    <style:style style:name="ce1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"/>
      <style:map style:condition="cell-content()=&quot;01&quot;" style:apply-style-name="Grass1" style:base-cell-address="LAYERS.K2"/>
      <style:map style:condition="cell-content()=&quot;02&quot;" style:apply-style-name="Grass2" style:base-cell-address="LAYERS.K2"/>
      <style:map style:condition="cell-content()=&quot;03&quot;" style:apply-style-name="Road1" style:base-cell-address="LAYERS.K2"/>
      <style:map style:condition="cell-content()=&quot;04&quot;" style:apply-style-name="Road2" style:base-cell-address="LAYERS.K2"/>
      <style:map style:condition="cell-content()=&quot;05&quot;" style:apply-style-name="Wast" style:base-cell-address="LAYERS.K2"/>
      <style:map style:condition="cell-content()=&quot;06&quot;" style:apply-style-name="Rock" style:base-cell-address="LAYERS.K2"/>
      <style:map style:condition="cell-content()=&quot;07&quot;" style:apply-style-name="Water" style:base-cell-address="LAYERS.K2"/>
      <style:map style:condition="cell-content()=&quot;08&quot;" style:apply-style-name="Empty" style:base-cell-address="LAYERS.K2"/>
      <style:map style:condition="cell-content()=&quot;-1&quot;" style:apply-style-name="Empty" style:base-cell-address="LAYERS.K2"/>
    </style:style>
    <style:style style:name="ce1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3"/>
      <style:map style:condition="cell-content()=&quot;01&quot;" style:apply-style-name="Grass1" style:base-cell-address="LAYERS.K33"/>
      <style:map style:condition="cell-content()=&quot;02&quot;" style:apply-style-name="Grass2" style:base-cell-address="LAYERS.K33"/>
      <style:map style:condition="cell-content()=&quot;03&quot;" style:apply-style-name="Road1" style:base-cell-address="LAYERS.K33"/>
      <style:map style:condition="cell-content()=&quot;04&quot;" style:apply-style-name="Road2" style:base-cell-address="LAYERS.K33"/>
      <style:map style:condition="cell-content()=&quot;05&quot;" style:apply-style-name="Wast" style:base-cell-address="LAYERS.K33"/>
      <style:map style:condition="cell-content()=&quot;06&quot;" style:apply-style-name="Rock" style:base-cell-address="LAYERS.K33"/>
      <style:map style:condition="cell-content()=&quot;07&quot;" style:apply-style-name="Water" style:base-cell-address="LAYERS.K33"/>
      <style:map style:condition="cell-content()=&quot;08&quot;" style:apply-style-name="Empty" style:base-cell-address="LAYERS.K33"/>
      <style:map style:condition="cell-content()=&quot;-1&quot;" style:apply-style-name="Empty" style:base-cell-address="LAYERS.K33"/>
    </style:style>
    <style:style style:name="ce1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6"/>
      <style:map style:condition="cell-content()=&quot;01&quot;" style:apply-style-name="Grass1" style:base-cell-address="LAYERS.K36"/>
      <style:map style:condition="cell-content()=&quot;02&quot;" style:apply-style-name="Grass2" style:base-cell-address="LAYERS.K36"/>
      <style:map style:condition="cell-content()=&quot;03&quot;" style:apply-style-name="Road1" style:base-cell-address="LAYERS.K36"/>
      <style:map style:condition="cell-content()=&quot;04&quot;" style:apply-style-name="Road2" style:base-cell-address="LAYERS.K36"/>
      <style:map style:condition="cell-content()=&quot;05&quot;" style:apply-style-name="Wast" style:base-cell-address="LAYERS.K36"/>
      <style:map style:condition="cell-content()=&quot;06&quot;" style:apply-style-name="Rock" style:base-cell-address="LAYERS.K36"/>
      <style:map style:condition="cell-content()=&quot;07&quot;" style:apply-style-name="Water" style:base-cell-address="LAYERS.K36"/>
      <style:map style:condition="cell-content()=&quot;08&quot;" style:apply-style-name="Empty" style:base-cell-address="LAYERS.K36"/>
      <style:map style:condition="cell-content()=&quot;-1&quot;" style:apply-style-name="Empty" style:base-cell-address="LAYERS.K36"/>
    </style:style>
    <style:style style:name="ce1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64"/>
      <style:map style:condition="cell-content()=&quot;01&quot;" style:apply-style-name="Grass1" style:base-cell-address="LAYERS.K64"/>
      <style:map style:condition="cell-content()=&quot;02&quot;" style:apply-style-name="Grass2" style:base-cell-address="LAYERS.K64"/>
      <style:map style:condition="cell-content()=&quot;03&quot;" style:apply-style-name="Road1" style:base-cell-address="LAYERS.K64"/>
      <style:map style:condition="cell-content()=&quot;04&quot;" style:apply-style-name="Road2" style:base-cell-address="LAYERS.K64"/>
      <style:map style:condition="cell-content()=&quot;05&quot;" style:apply-style-name="Wast" style:base-cell-address="LAYERS.K64"/>
      <style:map style:condition="cell-content()=&quot;06&quot;" style:apply-style-name="Rock" style:base-cell-address="LAYERS.K64"/>
      <style:map style:condition="cell-content()=&quot;07&quot;" style:apply-style-name="Water" style:base-cell-address="LAYERS.K64"/>
      <style:map style:condition="cell-content()=&quot;08&quot;" style:apply-style-name="Empty" style:base-cell-address="LAYERS.K64"/>
    </style:style>
    <style:style style:name="ce1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65"/>
      <style:map style:condition="cell-content()=&quot;01&quot;" style:apply-style-name="Grass1" style:base-cell-address="LAYERS.K65"/>
      <style:map style:condition="cell-content()=&quot;02&quot;" style:apply-style-name="Grass2" style:base-cell-address="LAYERS.K65"/>
      <style:map style:condition="cell-content()=&quot;03&quot;" style:apply-style-name="Road1" style:base-cell-address="LAYERS.K65"/>
      <style:map style:condition="cell-content()=&quot;04&quot;" style:apply-style-name="Road2" style:base-cell-address="LAYERS.K65"/>
      <style:map style:condition="cell-content()=&quot;05&quot;" style:apply-style-name="Wast" style:base-cell-address="LAYERS.K65"/>
      <style:map style:condition="cell-content()=&quot;06&quot;" style:apply-style-name="Rock" style:base-cell-address="LAYERS.K65"/>
      <style:map style:condition="cell-content()=&quot;07&quot;" style:apply-style-name="Water" style:base-cell-address="LAYERS.K65"/>
      <style:map style:condition="cell-content()=&quot;08&quot;" style:apply-style-name="Empty" style:base-cell-address="LAYERS.K65"/>
    </style:style>
    <style:style style:name="ce1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66"/>
      <style:map style:condition="cell-content()=&quot;01&quot;" style:apply-style-name="Grass1" style:base-cell-address="LAYERS.K66"/>
      <style:map style:condition="cell-content()=&quot;02&quot;" style:apply-style-name="Grass2" style:base-cell-address="LAYERS.K66"/>
      <style:map style:condition="cell-content()=&quot;03&quot;" style:apply-style-name="Road1" style:base-cell-address="LAYERS.K66"/>
      <style:map style:condition="cell-content()=&quot;04&quot;" style:apply-style-name="Road2" style:base-cell-address="LAYERS.K66"/>
      <style:map style:condition="cell-content()=&quot;05&quot;" style:apply-style-name="Wast" style:base-cell-address="LAYERS.K66"/>
      <style:map style:condition="cell-content()=&quot;06&quot;" style:apply-style-name="Rock" style:base-cell-address="LAYERS.K66"/>
      <style:map style:condition="cell-content()=&quot;07&quot;" style:apply-style-name="Water" style:base-cell-address="LAYERS.K66"/>
      <style:map style:condition="cell-content()=&quot;08&quot;" style:apply-style-name="Empty" style:base-cell-address="LAYERS.K66"/>
    </style:style>
    <style:style style:name="ce1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67"/>
      <style:map style:condition="cell-content()=&quot;01&quot;" style:apply-style-name="Grass1" style:base-cell-address="LAYERS.K67"/>
      <style:map style:condition="cell-content()=&quot;02&quot;" style:apply-style-name="Grass2" style:base-cell-address="LAYERS.K67"/>
      <style:map style:condition="cell-content()=&quot;03&quot;" style:apply-style-name="Road1" style:base-cell-address="LAYERS.K67"/>
      <style:map style:condition="cell-content()=&quot;04&quot;" style:apply-style-name="Road2" style:base-cell-address="LAYERS.K67"/>
      <style:map style:condition="cell-content()=&quot;05&quot;" style:apply-style-name="Wast" style:base-cell-address="LAYERS.K67"/>
      <style:map style:condition="cell-content()=&quot;06&quot;" style:apply-style-name="Rock" style:base-cell-address="LAYERS.K67"/>
      <style:map style:condition="cell-content()=&quot;07&quot;" style:apply-style-name="Water" style:base-cell-address="LAYERS.K67"/>
      <style:map style:condition="cell-content()=&quot;08&quot;" style:apply-style-name="Empty" style:base-cell-address="LAYERS.K67"/>
      <style:map style:condition="cell-content()=&quot;-1&quot;" style:apply-style-name="Empty" style:base-cell-address="LAYERS.K67"/>
    </style:style>
    <style:style style:name="ce2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"/>
      <style:map style:condition="cell-content()=&quot;01&quot;" style:apply-style-name="Grass1" style:base-cell-address="LAYERS.L2"/>
      <style:map style:condition="cell-content()=&quot;02&quot;" style:apply-style-name="Grass2" style:base-cell-address="LAYERS.L2"/>
      <style:map style:condition="cell-content()=&quot;03&quot;" style:apply-style-name="Road1" style:base-cell-address="LAYERS.L2"/>
      <style:map style:condition="cell-content()=&quot;04&quot;" style:apply-style-name="Road2" style:base-cell-address="LAYERS.L2"/>
      <style:map style:condition="cell-content()=&quot;05&quot;" style:apply-style-name="Wast" style:base-cell-address="LAYERS.L2"/>
      <style:map style:condition="cell-content()=&quot;06&quot;" style:apply-style-name="Rock" style:base-cell-address="LAYERS.L2"/>
      <style:map style:condition="cell-content()=&quot;07&quot;" style:apply-style-name="Water" style:base-cell-address="LAYERS.L2"/>
      <style:map style:condition="cell-content()=&quot;08&quot;" style:apply-style-name="Empty" style:base-cell-address="LAYERS.L2"/>
      <style:map style:condition="cell-content()=&quot;-1&quot;" style:apply-style-name="Empty" style:base-cell-address="LAYERS.L2"/>
    </style:style>
    <style:style style:name="ce2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3"/>
      <style:map style:condition="cell-content()=&quot;01&quot;" style:apply-style-name="Grass1" style:base-cell-address="LAYERS.L33"/>
      <style:map style:condition="cell-content()=&quot;02&quot;" style:apply-style-name="Grass2" style:base-cell-address="LAYERS.L33"/>
      <style:map style:condition="cell-content()=&quot;03&quot;" style:apply-style-name="Road1" style:base-cell-address="LAYERS.L33"/>
      <style:map style:condition="cell-content()=&quot;04&quot;" style:apply-style-name="Road2" style:base-cell-address="LAYERS.L33"/>
      <style:map style:condition="cell-content()=&quot;05&quot;" style:apply-style-name="Wast" style:base-cell-address="LAYERS.L33"/>
      <style:map style:condition="cell-content()=&quot;06&quot;" style:apply-style-name="Rock" style:base-cell-address="LAYERS.L33"/>
      <style:map style:condition="cell-content()=&quot;07&quot;" style:apply-style-name="Water" style:base-cell-address="LAYERS.L33"/>
      <style:map style:condition="cell-content()=&quot;08&quot;" style:apply-style-name="Empty" style:base-cell-address="LAYERS.L33"/>
      <style:map style:condition="cell-content()=&quot;-1&quot;" style:apply-style-name="Empty" style:base-cell-address="LAYERS.L33"/>
    </style:style>
    <style:style style:name="ce2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6"/>
      <style:map style:condition="cell-content()=&quot;01&quot;" style:apply-style-name="Grass1" style:base-cell-address="LAYERS.L36"/>
      <style:map style:condition="cell-content()=&quot;02&quot;" style:apply-style-name="Grass2" style:base-cell-address="LAYERS.L36"/>
      <style:map style:condition="cell-content()=&quot;03&quot;" style:apply-style-name="Road1" style:base-cell-address="LAYERS.L36"/>
      <style:map style:condition="cell-content()=&quot;04&quot;" style:apply-style-name="Road2" style:base-cell-address="LAYERS.L36"/>
      <style:map style:condition="cell-content()=&quot;05&quot;" style:apply-style-name="Wast" style:base-cell-address="LAYERS.L36"/>
      <style:map style:condition="cell-content()=&quot;06&quot;" style:apply-style-name="Rock" style:base-cell-address="LAYERS.L36"/>
      <style:map style:condition="cell-content()=&quot;07&quot;" style:apply-style-name="Water" style:base-cell-address="LAYERS.L36"/>
      <style:map style:condition="cell-content()=&quot;08&quot;" style:apply-style-name="Empty" style:base-cell-address="LAYERS.L36"/>
      <style:map style:condition="cell-content()=&quot;-1&quot;" style:apply-style-name="Empty" style:base-cell-address="LAYERS.L36"/>
    </style:style>
    <style:style style:name="ce2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64"/>
      <style:map style:condition="cell-content()=&quot;01&quot;" style:apply-style-name="Grass1" style:base-cell-address="LAYERS.L64"/>
      <style:map style:condition="cell-content()=&quot;02&quot;" style:apply-style-name="Grass2" style:base-cell-address="LAYERS.L64"/>
      <style:map style:condition="cell-content()=&quot;03&quot;" style:apply-style-name="Road1" style:base-cell-address="LAYERS.L64"/>
      <style:map style:condition="cell-content()=&quot;04&quot;" style:apply-style-name="Road2" style:base-cell-address="LAYERS.L64"/>
      <style:map style:condition="cell-content()=&quot;05&quot;" style:apply-style-name="Wast" style:base-cell-address="LAYERS.L64"/>
      <style:map style:condition="cell-content()=&quot;06&quot;" style:apply-style-name="Rock" style:base-cell-address="LAYERS.L64"/>
      <style:map style:condition="cell-content()=&quot;07&quot;" style:apply-style-name="Water" style:base-cell-address="LAYERS.L64"/>
      <style:map style:condition="cell-content()=&quot;08&quot;" style:apply-style-name="Empty" style:base-cell-address="LAYERS.L64"/>
    </style:style>
    <style:style style:name="ce2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65"/>
      <style:map style:condition="cell-content()=&quot;01&quot;" style:apply-style-name="Grass1" style:base-cell-address="LAYERS.L65"/>
      <style:map style:condition="cell-content()=&quot;02&quot;" style:apply-style-name="Grass2" style:base-cell-address="LAYERS.L65"/>
      <style:map style:condition="cell-content()=&quot;03&quot;" style:apply-style-name="Road1" style:base-cell-address="LAYERS.L65"/>
      <style:map style:condition="cell-content()=&quot;04&quot;" style:apply-style-name="Road2" style:base-cell-address="LAYERS.L65"/>
      <style:map style:condition="cell-content()=&quot;05&quot;" style:apply-style-name="Wast" style:base-cell-address="LAYERS.L65"/>
      <style:map style:condition="cell-content()=&quot;06&quot;" style:apply-style-name="Rock" style:base-cell-address="LAYERS.L65"/>
      <style:map style:condition="cell-content()=&quot;07&quot;" style:apply-style-name="Water" style:base-cell-address="LAYERS.L65"/>
      <style:map style:condition="cell-content()=&quot;08&quot;" style:apply-style-name="Empty" style:base-cell-address="LAYERS.L65"/>
    </style:style>
    <style:style style:name="ce2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66"/>
      <style:map style:condition="cell-content()=&quot;01&quot;" style:apply-style-name="Grass1" style:base-cell-address="LAYERS.L66"/>
      <style:map style:condition="cell-content()=&quot;02&quot;" style:apply-style-name="Grass2" style:base-cell-address="LAYERS.L66"/>
      <style:map style:condition="cell-content()=&quot;03&quot;" style:apply-style-name="Road1" style:base-cell-address="LAYERS.L66"/>
      <style:map style:condition="cell-content()=&quot;04&quot;" style:apply-style-name="Road2" style:base-cell-address="LAYERS.L66"/>
      <style:map style:condition="cell-content()=&quot;05&quot;" style:apply-style-name="Wast" style:base-cell-address="LAYERS.L66"/>
      <style:map style:condition="cell-content()=&quot;06&quot;" style:apply-style-name="Rock" style:base-cell-address="LAYERS.L66"/>
      <style:map style:condition="cell-content()=&quot;07&quot;" style:apply-style-name="Water" style:base-cell-address="LAYERS.L66"/>
      <style:map style:condition="cell-content()=&quot;08&quot;" style:apply-style-name="Empty" style:base-cell-address="LAYERS.L66"/>
    </style:style>
    <style:style style:name="ce2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67"/>
      <style:map style:condition="cell-content()=&quot;01&quot;" style:apply-style-name="Grass1" style:base-cell-address="LAYERS.L67"/>
      <style:map style:condition="cell-content()=&quot;02&quot;" style:apply-style-name="Grass2" style:base-cell-address="LAYERS.L67"/>
      <style:map style:condition="cell-content()=&quot;03&quot;" style:apply-style-name="Road1" style:base-cell-address="LAYERS.L67"/>
      <style:map style:condition="cell-content()=&quot;04&quot;" style:apply-style-name="Road2" style:base-cell-address="LAYERS.L67"/>
      <style:map style:condition="cell-content()=&quot;05&quot;" style:apply-style-name="Wast" style:base-cell-address="LAYERS.L67"/>
      <style:map style:condition="cell-content()=&quot;06&quot;" style:apply-style-name="Rock" style:base-cell-address="LAYERS.L67"/>
      <style:map style:condition="cell-content()=&quot;07&quot;" style:apply-style-name="Water" style:base-cell-address="LAYERS.L67"/>
      <style:map style:condition="cell-content()=&quot;08&quot;" style:apply-style-name="Empty" style:base-cell-address="LAYERS.L67"/>
      <style:map style:condition="cell-content()=&quot;-1&quot;" style:apply-style-name="Empty" style:base-cell-address="LAYERS.L67"/>
    </style:style>
    <style:style style:name="ce2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"/>
      <style:map style:condition="cell-content()=&quot;01&quot;" style:apply-style-name="Grass1" style:base-cell-address="LAYERS.M2"/>
      <style:map style:condition="cell-content()=&quot;02&quot;" style:apply-style-name="Grass2" style:base-cell-address="LAYERS.M2"/>
      <style:map style:condition="cell-content()=&quot;03&quot;" style:apply-style-name="Road1" style:base-cell-address="LAYERS.M2"/>
      <style:map style:condition="cell-content()=&quot;04&quot;" style:apply-style-name="Road2" style:base-cell-address="LAYERS.M2"/>
      <style:map style:condition="cell-content()=&quot;05&quot;" style:apply-style-name="Wast" style:base-cell-address="LAYERS.M2"/>
      <style:map style:condition="cell-content()=&quot;06&quot;" style:apply-style-name="Rock" style:base-cell-address="LAYERS.M2"/>
      <style:map style:condition="cell-content()=&quot;07&quot;" style:apply-style-name="Water" style:base-cell-address="LAYERS.M2"/>
      <style:map style:condition="cell-content()=&quot;08&quot;" style:apply-style-name="Empty" style:base-cell-address="LAYERS.M2"/>
      <style:map style:condition="cell-content()=&quot;-1&quot;" style:apply-style-name="Empty" style:base-cell-address="LAYERS.M2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3"/>
      <style:map style:condition="cell-content()=&quot;01&quot;" style:apply-style-name="Grass1" style:base-cell-address="LAYERS.M33"/>
      <style:map style:condition="cell-content()=&quot;02&quot;" style:apply-style-name="Grass2" style:base-cell-address="LAYERS.M33"/>
      <style:map style:condition="cell-content()=&quot;03&quot;" style:apply-style-name="Road1" style:base-cell-address="LAYERS.M33"/>
      <style:map style:condition="cell-content()=&quot;04&quot;" style:apply-style-name="Road2" style:base-cell-address="LAYERS.M33"/>
      <style:map style:condition="cell-content()=&quot;05&quot;" style:apply-style-name="Wast" style:base-cell-address="LAYERS.M33"/>
      <style:map style:condition="cell-content()=&quot;06&quot;" style:apply-style-name="Rock" style:base-cell-address="LAYERS.M33"/>
      <style:map style:condition="cell-content()=&quot;07&quot;" style:apply-style-name="Water" style:base-cell-address="LAYERS.M33"/>
      <style:map style:condition="cell-content()=&quot;08&quot;" style:apply-style-name="Empty" style:base-cell-address="LAYERS.M33"/>
      <style:map style:condition="cell-content()=&quot;-1&quot;" style:apply-style-name="Empty" style:base-cell-address="LAYERS.M33"/>
    </style:style>
    <style:style style:name="ce2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6"/>
      <style:map style:condition="cell-content()=&quot;01&quot;" style:apply-style-name="Grass1" style:base-cell-address="LAYERS.M36"/>
      <style:map style:condition="cell-content()=&quot;02&quot;" style:apply-style-name="Grass2" style:base-cell-address="LAYERS.M36"/>
      <style:map style:condition="cell-content()=&quot;03&quot;" style:apply-style-name="Road1" style:base-cell-address="LAYERS.M36"/>
      <style:map style:condition="cell-content()=&quot;04&quot;" style:apply-style-name="Road2" style:base-cell-address="LAYERS.M36"/>
      <style:map style:condition="cell-content()=&quot;05&quot;" style:apply-style-name="Wast" style:base-cell-address="LAYERS.M36"/>
      <style:map style:condition="cell-content()=&quot;06&quot;" style:apply-style-name="Rock" style:base-cell-address="LAYERS.M36"/>
      <style:map style:condition="cell-content()=&quot;07&quot;" style:apply-style-name="Water" style:base-cell-address="LAYERS.M36"/>
      <style:map style:condition="cell-content()=&quot;08&quot;" style:apply-style-name="Empty" style:base-cell-address="LAYERS.M36"/>
      <style:map style:condition="cell-content()=&quot;-1&quot;" style:apply-style-name="Empty" style:base-cell-address="LAYERS.M36"/>
    </style:style>
    <style:style style:name="ce2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64"/>
      <style:map style:condition="cell-content()=&quot;01&quot;" style:apply-style-name="Grass1" style:base-cell-address="LAYERS.M64"/>
      <style:map style:condition="cell-content()=&quot;02&quot;" style:apply-style-name="Grass2" style:base-cell-address="LAYERS.M64"/>
      <style:map style:condition="cell-content()=&quot;03&quot;" style:apply-style-name="Road1" style:base-cell-address="LAYERS.M64"/>
      <style:map style:condition="cell-content()=&quot;04&quot;" style:apply-style-name="Road2" style:base-cell-address="LAYERS.M64"/>
      <style:map style:condition="cell-content()=&quot;05&quot;" style:apply-style-name="Wast" style:base-cell-address="LAYERS.M64"/>
      <style:map style:condition="cell-content()=&quot;06&quot;" style:apply-style-name="Rock" style:base-cell-address="LAYERS.M64"/>
      <style:map style:condition="cell-content()=&quot;07&quot;" style:apply-style-name="Water" style:base-cell-address="LAYERS.M64"/>
      <style:map style:condition="cell-content()=&quot;08&quot;" style:apply-style-name="Empty" style:base-cell-address="LAYERS.M64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65"/>
      <style:map style:condition="cell-content()=&quot;01&quot;" style:apply-style-name="Grass1" style:base-cell-address="LAYERS.M65"/>
      <style:map style:condition="cell-content()=&quot;02&quot;" style:apply-style-name="Grass2" style:base-cell-address="LAYERS.M65"/>
      <style:map style:condition="cell-content()=&quot;03&quot;" style:apply-style-name="Road1" style:base-cell-address="LAYERS.M65"/>
      <style:map style:condition="cell-content()=&quot;04&quot;" style:apply-style-name="Road2" style:base-cell-address="LAYERS.M65"/>
      <style:map style:condition="cell-content()=&quot;05&quot;" style:apply-style-name="Wast" style:base-cell-address="LAYERS.M65"/>
      <style:map style:condition="cell-content()=&quot;06&quot;" style:apply-style-name="Rock" style:base-cell-address="LAYERS.M65"/>
      <style:map style:condition="cell-content()=&quot;07&quot;" style:apply-style-name="Water" style:base-cell-address="LAYERS.M65"/>
      <style:map style:condition="cell-content()=&quot;08&quot;" style:apply-style-name="Empty" style:base-cell-address="LAYERS.M65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66"/>
      <style:map style:condition="cell-content()=&quot;01&quot;" style:apply-style-name="Grass1" style:base-cell-address="LAYERS.M66"/>
      <style:map style:condition="cell-content()=&quot;02&quot;" style:apply-style-name="Grass2" style:base-cell-address="LAYERS.M66"/>
      <style:map style:condition="cell-content()=&quot;03&quot;" style:apply-style-name="Road1" style:base-cell-address="LAYERS.M66"/>
      <style:map style:condition="cell-content()=&quot;04&quot;" style:apply-style-name="Road2" style:base-cell-address="LAYERS.M66"/>
      <style:map style:condition="cell-content()=&quot;05&quot;" style:apply-style-name="Wast" style:base-cell-address="LAYERS.M66"/>
      <style:map style:condition="cell-content()=&quot;06&quot;" style:apply-style-name="Rock" style:base-cell-address="LAYERS.M66"/>
      <style:map style:condition="cell-content()=&quot;07&quot;" style:apply-style-name="Water" style:base-cell-address="LAYERS.M66"/>
      <style:map style:condition="cell-content()=&quot;08&quot;" style:apply-style-name="Empty" style:base-cell-address="LAYERS.M66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67"/>
      <style:map style:condition="cell-content()=&quot;01&quot;" style:apply-style-name="Grass1" style:base-cell-address="LAYERS.M67"/>
      <style:map style:condition="cell-content()=&quot;02&quot;" style:apply-style-name="Grass2" style:base-cell-address="LAYERS.M67"/>
      <style:map style:condition="cell-content()=&quot;03&quot;" style:apply-style-name="Road1" style:base-cell-address="LAYERS.M67"/>
      <style:map style:condition="cell-content()=&quot;04&quot;" style:apply-style-name="Road2" style:base-cell-address="LAYERS.M67"/>
      <style:map style:condition="cell-content()=&quot;05&quot;" style:apply-style-name="Wast" style:base-cell-address="LAYERS.M67"/>
      <style:map style:condition="cell-content()=&quot;06&quot;" style:apply-style-name="Rock" style:base-cell-address="LAYERS.M67"/>
      <style:map style:condition="cell-content()=&quot;07&quot;" style:apply-style-name="Water" style:base-cell-address="LAYERS.M67"/>
      <style:map style:condition="cell-content()=&quot;08&quot;" style:apply-style-name="Empty" style:base-cell-address="LAYERS.M67"/>
      <style:map style:condition="cell-content()=&quot;-1&quot;" style:apply-style-name="Empty" style:base-cell-address="LAYERS.M67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"/>
      <style:map style:condition="cell-content()=&quot;01&quot;" style:apply-style-name="Grass1" style:base-cell-address="LAYERS.N2"/>
      <style:map style:condition="cell-content()=&quot;02&quot;" style:apply-style-name="Grass2" style:base-cell-address="LAYERS.N2"/>
      <style:map style:condition="cell-content()=&quot;03&quot;" style:apply-style-name="Road1" style:base-cell-address="LAYERS.N2"/>
      <style:map style:condition="cell-content()=&quot;04&quot;" style:apply-style-name="Road2" style:base-cell-address="LAYERS.N2"/>
      <style:map style:condition="cell-content()=&quot;05&quot;" style:apply-style-name="Wast" style:base-cell-address="LAYERS.N2"/>
      <style:map style:condition="cell-content()=&quot;06&quot;" style:apply-style-name="Rock" style:base-cell-address="LAYERS.N2"/>
      <style:map style:condition="cell-content()=&quot;07&quot;" style:apply-style-name="Water" style:base-cell-address="LAYERS.N2"/>
      <style:map style:condition="cell-content()=&quot;08&quot;" style:apply-style-name="Empty" style:base-cell-address="LAYERS.N2"/>
      <style:map style:condition="cell-content()=&quot;-1&quot;" style:apply-style-name="Empty" style:base-cell-address="LAYERS.N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3"/>
      <style:map style:condition="cell-content()=&quot;01&quot;" style:apply-style-name="Grass1" style:base-cell-address="LAYERS.N33"/>
      <style:map style:condition="cell-content()=&quot;02&quot;" style:apply-style-name="Grass2" style:base-cell-address="LAYERS.N33"/>
      <style:map style:condition="cell-content()=&quot;03&quot;" style:apply-style-name="Road1" style:base-cell-address="LAYERS.N33"/>
      <style:map style:condition="cell-content()=&quot;04&quot;" style:apply-style-name="Road2" style:base-cell-address="LAYERS.N33"/>
      <style:map style:condition="cell-content()=&quot;05&quot;" style:apply-style-name="Wast" style:base-cell-address="LAYERS.N33"/>
      <style:map style:condition="cell-content()=&quot;06&quot;" style:apply-style-name="Rock" style:base-cell-address="LAYERS.N33"/>
      <style:map style:condition="cell-content()=&quot;07&quot;" style:apply-style-name="Water" style:base-cell-address="LAYERS.N33"/>
      <style:map style:condition="cell-content()=&quot;08&quot;" style:apply-style-name="Empty" style:base-cell-address="LAYERS.N33"/>
      <style:map style:condition="cell-content()=&quot;-1&quot;" style:apply-style-name="Empty" style:base-cell-address="LAYERS.N3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6"/>
      <style:map style:condition="cell-content()=&quot;01&quot;" style:apply-style-name="Grass1" style:base-cell-address="LAYERS.N36"/>
      <style:map style:condition="cell-content()=&quot;02&quot;" style:apply-style-name="Grass2" style:base-cell-address="LAYERS.N36"/>
      <style:map style:condition="cell-content()=&quot;03&quot;" style:apply-style-name="Road1" style:base-cell-address="LAYERS.N36"/>
      <style:map style:condition="cell-content()=&quot;04&quot;" style:apply-style-name="Road2" style:base-cell-address="LAYERS.N36"/>
      <style:map style:condition="cell-content()=&quot;05&quot;" style:apply-style-name="Wast" style:base-cell-address="LAYERS.N36"/>
      <style:map style:condition="cell-content()=&quot;06&quot;" style:apply-style-name="Rock" style:base-cell-address="LAYERS.N36"/>
      <style:map style:condition="cell-content()=&quot;07&quot;" style:apply-style-name="Water" style:base-cell-address="LAYERS.N36"/>
      <style:map style:condition="cell-content()=&quot;08&quot;" style:apply-style-name="Empty" style:base-cell-address="LAYERS.N36"/>
      <style:map style:condition="cell-content()=&quot;-1&quot;" style:apply-style-name="Empty" style:base-cell-address="LAYERS.N36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64"/>
      <style:map style:condition="cell-content()=&quot;01&quot;" style:apply-style-name="Grass1" style:base-cell-address="LAYERS.N64"/>
      <style:map style:condition="cell-content()=&quot;02&quot;" style:apply-style-name="Grass2" style:base-cell-address="LAYERS.N64"/>
      <style:map style:condition="cell-content()=&quot;03&quot;" style:apply-style-name="Road1" style:base-cell-address="LAYERS.N64"/>
      <style:map style:condition="cell-content()=&quot;04&quot;" style:apply-style-name="Road2" style:base-cell-address="LAYERS.N64"/>
      <style:map style:condition="cell-content()=&quot;05&quot;" style:apply-style-name="Wast" style:base-cell-address="LAYERS.N64"/>
      <style:map style:condition="cell-content()=&quot;06&quot;" style:apply-style-name="Rock" style:base-cell-address="LAYERS.N64"/>
      <style:map style:condition="cell-content()=&quot;07&quot;" style:apply-style-name="Water" style:base-cell-address="LAYERS.N64"/>
      <style:map style:condition="cell-content()=&quot;08&quot;" style:apply-style-name="Empty" style:base-cell-address="LAYERS.N64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65"/>
      <style:map style:condition="cell-content()=&quot;01&quot;" style:apply-style-name="Grass1" style:base-cell-address="LAYERS.N65"/>
      <style:map style:condition="cell-content()=&quot;02&quot;" style:apply-style-name="Grass2" style:base-cell-address="LAYERS.N65"/>
      <style:map style:condition="cell-content()=&quot;03&quot;" style:apply-style-name="Road1" style:base-cell-address="LAYERS.N65"/>
      <style:map style:condition="cell-content()=&quot;04&quot;" style:apply-style-name="Road2" style:base-cell-address="LAYERS.N65"/>
      <style:map style:condition="cell-content()=&quot;05&quot;" style:apply-style-name="Wast" style:base-cell-address="LAYERS.N65"/>
      <style:map style:condition="cell-content()=&quot;06&quot;" style:apply-style-name="Rock" style:base-cell-address="LAYERS.N65"/>
      <style:map style:condition="cell-content()=&quot;07&quot;" style:apply-style-name="Water" style:base-cell-address="LAYERS.N65"/>
      <style:map style:condition="cell-content()=&quot;08&quot;" style:apply-style-name="Empty" style:base-cell-address="LAYERS.N65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66"/>
      <style:map style:condition="cell-content()=&quot;01&quot;" style:apply-style-name="Grass1" style:base-cell-address="LAYERS.N66"/>
      <style:map style:condition="cell-content()=&quot;02&quot;" style:apply-style-name="Grass2" style:base-cell-address="LAYERS.N66"/>
      <style:map style:condition="cell-content()=&quot;03&quot;" style:apply-style-name="Road1" style:base-cell-address="LAYERS.N66"/>
      <style:map style:condition="cell-content()=&quot;04&quot;" style:apply-style-name="Road2" style:base-cell-address="LAYERS.N66"/>
      <style:map style:condition="cell-content()=&quot;05&quot;" style:apply-style-name="Wast" style:base-cell-address="LAYERS.N66"/>
      <style:map style:condition="cell-content()=&quot;06&quot;" style:apply-style-name="Rock" style:base-cell-address="LAYERS.N66"/>
      <style:map style:condition="cell-content()=&quot;07&quot;" style:apply-style-name="Water" style:base-cell-address="LAYERS.N66"/>
      <style:map style:condition="cell-content()=&quot;08&quot;" style:apply-style-name="Empty" style:base-cell-address="LAYERS.N66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67"/>
      <style:map style:condition="cell-content()=&quot;01&quot;" style:apply-style-name="Grass1" style:base-cell-address="LAYERS.N67"/>
      <style:map style:condition="cell-content()=&quot;02&quot;" style:apply-style-name="Grass2" style:base-cell-address="LAYERS.N67"/>
      <style:map style:condition="cell-content()=&quot;03&quot;" style:apply-style-name="Road1" style:base-cell-address="LAYERS.N67"/>
      <style:map style:condition="cell-content()=&quot;04&quot;" style:apply-style-name="Road2" style:base-cell-address="LAYERS.N67"/>
      <style:map style:condition="cell-content()=&quot;05&quot;" style:apply-style-name="Wast" style:base-cell-address="LAYERS.N67"/>
      <style:map style:condition="cell-content()=&quot;06&quot;" style:apply-style-name="Rock" style:base-cell-address="LAYERS.N67"/>
      <style:map style:condition="cell-content()=&quot;07&quot;" style:apply-style-name="Water" style:base-cell-address="LAYERS.N67"/>
      <style:map style:condition="cell-content()=&quot;08&quot;" style:apply-style-name="Empty" style:base-cell-address="LAYERS.N67"/>
      <style:map style:condition="cell-content()=&quot;-1&quot;" style:apply-style-name="Empty" style:base-cell-address="LAYERS.N67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"/>
      <style:map style:condition="cell-content()=&quot;01&quot;" style:apply-style-name="Grass1" style:base-cell-address="LAYERS.O2"/>
      <style:map style:condition="cell-content()=&quot;02&quot;" style:apply-style-name="Grass2" style:base-cell-address="LAYERS.O2"/>
      <style:map style:condition="cell-content()=&quot;03&quot;" style:apply-style-name="Road1" style:base-cell-address="LAYERS.O2"/>
      <style:map style:condition="cell-content()=&quot;04&quot;" style:apply-style-name="Road2" style:base-cell-address="LAYERS.O2"/>
      <style:map style:condition="cell-content()=&quot;05&quot;" style:apply-style-name="Wast" style:base-cell-address="LAYERS.O2"/>
      <style:map style:condition="cell-content()=&quot;06&quot;" style:apply-style-name="Rock" style:base-cell-address="LAYERS.O2"/>
      <style:map style:condition="cell-content()=&quot;07&quot;" style:apply-style-name="Water" style:base-cell-address="LAYERS.O2"/>
      <style:map style:condition="cell-content()=&quot;08&quot;" style:apply-style-name="Empty" style:base-cell-address="LAYERS.O2"/>
      <style:map style:condition="cell-content()=&quot;-1&quot;" style:apply-style-name="Empty" style:base-cell-address="LAYERS.O2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3"/>
      <style:map style:condition="cell-content()=&quot;01&quot;" style:apply-style-name="Grass1" style:base-cell-address="LAYERS.O33"/>
      <style:map style:condition="cell-content()=&quot;02&quot;" style:apply-style-name="Grass2" style:base-cell-address="LAYERS.O33"/>
      <style:map style:condition="cell-content()=&quot;03&quot;" style:apply-style-name="Road1" style:base-cell-address="LAYERS.O33"/>
      <style:map style:condition="cell-content()=&quot;04&quot;" style:apply-style-name="Road2" style:base-cell-address="LAYERS.O33"/>
      <style:map style:condition="cell-content()=&quot;05&quot;" style:apply-style-name="Wast" style:base-cell-address="LAYERS.O33"/>
      <style:map style:condition="cell-content()=&quot;06&quot;" style:apply-style-name="Rock" style:base-cell-address="LAYERS.O33"/>
      <style:map style:condition="cell-content()=&quot;07&quot;" style:apply-style-name="Water" style:base-cell-address="LAYERS.O33"/>
      <style:map style:condition="cell-content()=&quot;08&quot;" style:apply-style-name="Empty" style:base-cell-address="LAYERS.O33"/>
      <style:map style:condition="cell-content()=&quot;-1&quot;" style:apply-style-name="Empty" style:base-cell-address="LAYERS.O3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6"/>
      <style:map style:condition="cell-content()=&quot;01&quot;" style:apply-style-name="Grass1" style:base-cell-address="LAYERS.O36"/>
      <style:map style:condition="cell-content()=&quot;02&quot;" style:apply-style-name="Grass2" style:base-cell-address="LAYERS.O36"/>
      <style:map style:condition="cell-content()=&quot;03&quot;" style:apply-style-name="Road1" style:base-cell-address="LAYERS.O36"/>
      <style:map style:condition="cell-content()=&quot;04&quot;" style:apply-style-name="Road2" style:base-cell-address="LAYERS.O36"/>
      <style:map style:condition="cell-content()=&quot;05&quot;" style:apply-style-name="Wast" style:base-cell-address="LAYERS.O36"/>
      <style:map style:condition="cell-content()=&quot;06&quot;" style:apply-style-name="Rock" style:base-cell-address="LAYERS.O36"/>
      <style:map style:condition="cell-content()=&quot;07&quot;" style:apply-style-name="Water" style:base-cell-address="LAYERS.O36"/>
      <style:map style:condition="cell-content()=&quot;08&quot;" style:apply-style-name="Empty" style:base-cell-address="LAYERS.O36"/>
      <style:map style:condition="cell-content()=&quot;-1&quot;" style:apply-style-name="Empty" style:base-cell-address="LAYERS.O36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57"/>
      <style:map style:condition="cell-content()=&quot;01&quot;" style:apply-style-name="Grass1" style:base-cell-address="LAYERS.O57"/>
      <style:map style:condition="cell-content()=&quot;02&quot;" style:apply-style-name="Grass2" style:base-cell-address="LAYERS.O57"/>
      <style:map style:condition="cell-content()=&quot;03&quot;" style:apply-style-name="Road1" style:base-cell-address="LAYERS.O57"/>
      <style:map style:condition="cell-content()=&quot;04&quot;" style:apply-style-name="Road2" style:base-cell-address="LAYERS.O57"/>
      <style:map style:condition="cell-content()=&quot;05&quot;" style:apply-style-name="Wast" style:base-cell-address="LAYERS.O57"/>
      <style:map style:condition="cell-content()=&quot;06&quot;" style:apply-style-name="Rock" style:base-cell-address="LAYERS.O57"/>
      <style:map style:condition="cell-content()=&quot;07&quot;" style:apply-style-name="Water" style:base-cell-address="LAYERS.O57"/>
      <style:map style:condition="cell-content()=&quot;08&quot;" style:apply-style-name="Empty" style:base-cell-address="LAYERS.O57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58"/>
      <style:map style:condition="cell-content()=&quot;01&quot;" style:apply-style-name="Grass1" style:base-cell-address="LAYERS.O58"/>
      <style:map style:condition="cell-content()=&quot;02&quot;" style:apply-style-name="Grass2" style:base-cell-address="LAYERS.O58"/>
      <style:map style:condition="cell-content()=&quot;03&quot;" style:apply-style-name="Road1" style:base-cell-address="LAYERS.O58"/>
      <style:map style:condition="cell-content()=&quot;04&quot;" style:apply-style-name="Road2" style:base-cell-address="LAYERS.O58"/>
      <style:map style:condition="cell-content()=&quot;05&quot;" style:apply-style-name="Wast" style:base-cell-address="LAYERS.O58"/>
      <style:map style:condition="cell-content()=&quot;06&quot;" style:apply-style-name="Rock" style:base-cell-address="LAYERS.O58"/>
      <style:map style:condition="cell-content()=&quot;07&quot;" style:apply-style-name="Water" style:base-cell-address="LAYERS.O58"/>
      <style:map style:condition="cell-content()=&quot;08&quot;" style:apply-style-name="Empty" style:base-cell-address="LAYERS.O58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64"/>
      <style:map style:condition="cell-content()=&quot;01&quot;" style:apply-style-name="Grass1" style:base-cell-address="LAYERS.O64"/>
      <style:map style:condition="cell-content()=&quot;02&quot;" style:apply-style-name="Grass2" style:base-cell-address="LAYERS.O64"/>
      <style:map style:condition="cell-content()=&quot;03&quot;" style:apply-style-name="Road1" style:base-cell-address="LAYERS.O64"/>
      <style:map style:condition="cell-content()=&quot;04&quot;" style:apply-style-name="Road2" style:base-cell-address="LAYERS.O64"/>
      <style:map style:condition="cell-content()=&quot;05&quot;" style:apply-style-name="Wast" style:base-cell-address="LAYERS.O64"/>
      <style:map style:condition="cell-content()=&quot;06&quot;" style:apply-style-name="Rock" style:base-cell-address="LAYERS.O64"/>
      <style:map style:condition="cell-content()=&quot;07&quot;" style:apply-style-name="Water" style:base-cell-address="LAYERS.O64"/>
      <style:map style:condition="cell-content()=&quot;08&quot;" style:apply-style-name="Empty" style:base-cell-address="LAYERS.O6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65"/>
      <style:map style:condition="cell-content()=&quot;01&quot;" style:apply-style-name="Grass1" style:base-cell-address="LAYERS.O65"/>
      <style:map style:condition="cell-content()=&quot;02&quot;" style:apply-style-name="Grass2" style:base-cell-address="LAYERS.O65"/>
      <style:map style:condition="cell-content()=&quot;03&quot;" style:apply-style-name="Road1" style:base-cell-address="LAYERS.O65"/>
      <style:map style:condition="cell-content()=&quot;04&quot;" style:apply-style-name="Road2" style:base-cell-address="LAYERS.O65"/>
      <style:map style:condition="cell-content()=&quot;05&quot;" style:apply-style-name="Wast" style:base-cell-address="LAYERS.O65"/>
      <style:map style:condition="cell-content()=&quot;06&quot;" style:apply-style-name="Rock" style:base-cell-address="LAYERS.O65"/>
      <style:map style:condition="cell-content()=&quot;07&quot;" style:apply-style-name="Water" style:base-cell-address="LAYERS.O65"/>
      <style:map style:condition="cell-content()=&quot;08&quot;" style:apply-style-name="Empty" style:base-cell-address="LAYERS.O6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66"/>
      <style:map style:condition="cell-content()=&quot;01&quot;" style:apply-style-name="Grass1" style:base-cell-address="LAYERS.O66"/>
      <style:map style:condition="cell-content()=&quot;02&quot;" style:apply-style-name="Grass2" style:base-cell-address="LAYERS.O66"/>
      <style:map style:condition="cell-content()=&quot;03&quot;" style:apply-style-name="Road1" style:base-cell-address="LAYERS.O66"/>
      <style:map style:condition="cell-content()=&quot;04&quot;" style:apply-style-name="Road2" style:base-cell-address="LAYERS.O66"/>
      <style:map style:condition="cell-content()=&quot;05&quot;" style:apply-style-name="Wast" style:base-cell-address="LAYERS.O66"/>
      <style:map style:condition="cell-content()=&quot;06&quot;" style:apply-style-name="Rock" style:base-cell-address="LAYERS.O66"/>
      <style:map style:condition="cell-content()=&quot;07&quot;" style:apply-style-name="Water" style:base-cell-address="LAYERS.O66"/>
      <style:map style:condition="cell-content()=&quot;08&quot;" style:apply-style-name="Empty" style:base-cell-address="LAYERS.O6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67"/>
      <style:map style:condition="cell-content()=&quot;01&quot;" style:apply-style-name="Grass1" style:base-cell-address="LAYERS.O67"/>
      <style:map style:condition="cell-content()=&quot;02&quot;" style:apply-style-name="Grass2" style:base-cell-address="LAYERS.O67"/>
      <style:map style:condition="cell-content()=&quot;03&quot;" style:apply-style-name="Road1" style:base-cell-address="LAYERS.O67"/>
      <style:map style:condition="cell-content()=&quot;04&quot;" style:apply-style-name="Road2" style:base-cell-address="LAYERS.O67"/>
      <style:map style:condition="cell-content()=&quot;05&quot;" style:apply-style-name="Wast" style:base-cell-address="LAYERS.O67"/>
      <style:map style:condition="cell-content()=&quot;06&quot;" style:apply-style-name="Rock" style:base-cell-address="LAYERS.O67"/>
      <style:map style:condition="cell-content()=&quot;07&quot;" style:apply-style-name="Water" style:base-cell-address="LAYERS.O67"/>
      <style:map style:condition="cell-content()=&quot;08&quot;" style:apply-style-name="Empty" style:base-cell-address="LAYERS.O67"/>
      <style:map style:condition="cell-content()=&quot;-1&quot;" style:apply-style-name="Empty" style:base-cell-address="LAYERS.O6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"/>
      <style:map style:condition="cell-content()=&quot;01&quot;" style:apply-style-name="Grass1" style:base-cell-address="LAYERS.P2"/>
      <style:map style:condition="cell-content()=&quot;02&quot;" style:apply-style-name="Grass2" style:base-cell-address="LAYERS.P2"/>
      <style:map style:condition="cell-content()=&quot;03&quot;" style:apply-style-name="Road1" style:base-cell-address="LAYERS.P2"/>
      <style:map style:condition="cell-content()=&quot;04&quot;" style:apply-style-name="Road2" style:base-cell-address="LAYERS.P2"/>
      <style:map style:condition="cell-content()=&quot;05&quot;" style:apply-style-name="Wast" style:base-cell-address="LAYERS.P2"/>
      <style:map style:condition="cell-content()=&quot;06&quot;" style:apply-style-name="Rock" style:base-cell-address="LAYERS.P2"/>
      <style:map style:condition="cell-content()=&quot;07&quot;" style:apply-style-name="Water" style:base-cell-address="LAYERS.P2"/>
      <style:map style:condition="cell-content()=&quot;08&quot;" style:apply-style-name="Empty" style:base-cell-address="LAYERS.P2"/>
      <style:map style:condition="cell-content()=&quot;-1&quot;" style:apply-style-name="Empty" style:base-cell-address="LAYERS.P2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3"/>
      <style:map style:condition="cell-content()=&quot;01&quot;" style:apply-style-name="Grass1" style:base-cell-address="LAYERS.P33"/>
      <style:map style:condition="cell-content()=&quot;02&quot;" style:apply-style-name="Grass2" style:base-cell-address="LAYERS.P33"/>
      <style:map style:condition="cell-content()=&quot;03&quot;" style:apply-style-name="Road1" style:base-cell-address="LAYERS.P33"/>
      <style:map style:condition="cell-content()=&quot;04&quot;" style:apply-style-name="Road2" style:base-cell-address="LAYERS.P33"/>
      <style:map style:condition="cell-content()=&quot;05&quot;" style:apply-style-name="Wast" style:base-cell-address="LAYERS.P33"/>
      <style:map style:condition="cell-content()=&quot;06&quot;" style:apply-style-name="Rock" style:base-cell-address="LAYERS.P33"/>
      <style:map style:condition="cell-content()=&quot;07&quot;" style:apply-style-name="Water" style:base-cell-address="LAYERS.P33"/>
      <style:map style:condition="cell-content()=&quot;08&quot;" style:apply-style-name="Empty" style:base-cell-address="LAYERS.P33"/>
      <style:map style:condition="cell-content()=&quot;-1&quot;" style:apply-style-name="Empty" style:base-cell-address="LAYERS.P33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6"/>
      <style:map style:condition="cell-content()=&quot;01&quot;" style:apply-style-name="Grass1" style:base-cell-address="LAYERS.P36"/>
      <style:map style:condition="cell-content()=&quot;02&quot;" style:apply-style-name="Grass2" style:base-cell-address="LAYERS.P36"/>
      <style:map style:condition="cell-content()=&quot;03&quot;" style:apply-style-name="Road1" style:base-cell-address="LAYERS.P36"/>
      <style:map style:condition="cell-content()=&quot;04&quot;" style:apply-style-name="Road2" style:base-cell-address="LAYERS.P36"/>
      <style:map style:condition="cell-content()=&quot;05&quot;" style:apply-style-name="Wast" style:base-cell-address="LAYERS.P36"/>
      <style:map style:condition="cell-content()=&quot;06&quot;" style:apply-style-name="Rock" style:base-cell-address="LAYERS.P36"/>
      <style:map style:condition="cell-content()=&quot;07&quot;" style:apply-style-name="Water" style:base-cell-address="LAYERS.P36"/>
      <style:map style:condition="cell-content()=&quot;08&quot;" style:apply-style-name="Empty" style:base-cell-address="LAYERS.P36"/>
      <style:map style:condition="cell-content()=&quot;-1&quot;" style:apply-style-name="Empty" style:base-cell-address="LAYERS.P36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58"/>
      <style:map style:condition="cell-content()=&quot;01&quot;" style:apply-style-name="Grass1" style:base-cell-address="LAYERS.P58"/>
      <style:map style:condition="cell-content()=&quot;02&quot;" style:apply-style-name="Grass2" style:base-cell-address="LAYERS.P58"/>
      <style:map style:condition="cell-content()=&quot;03&quot;" style:apply-style-name="Road1" style:base-cell-address="LAYERS.P58"/>
      <style:map style:condition="cell-content()=&quot;04&quot;" style:apply-style-name="Road2" style:base-cell-address="LAYERS.P58"/>
      <style:map style:condition="cell-content()=&quot;05&quot;" style:apply-style-name="Wast" style:base-cell-address="LAYERS.P58"/>
      <style:map style:condition="cell-content()=&quot;06&quot;" style:apply-style-name="Rock" style:base-cell-address="LAYERS.P58"/>
      <style:map style:condition="cell-content()=&quot;07&quot;" style:apply-style-name="Water" style:base-cell-address="LAYERS.P58"/>
      <style:map style:condition="cell-content()=&quot;08&quot;" style:apply-style-name="Empty" style:base-cell-address="LAYERS.P58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64"/>
      <style:map style:condition="cell-content()=&quot;01&quot;" style:apply-style-name="Grass1" style:base-cell-address="LAYERS.P64"/>
      <style:map style:condition="cell-content()=&quot;02&quot;" style:apply-style-name="Grass2" style:base-cell-address="LAYERS.P64"/>
      <style:map style:condition="cell-content()=&quot;03&quot;" style:apply-style-name="Road1" style:base-cell-address="LAYERS.P64"/>
      <style:map style:condition="cell-content()=&quot;04&quot;" style:apply-style-name="Road2" style:base-cell-address="LAYERS.P64"/>
      <style:map style:condition="cell-content()=&quot;05&quot;" style:apply-style-name="Wast" style:base-cell-address="LAYERS.P64"/>
      <style:map style:condition="cell-content()=&quot;06&quot;" style:apply-style-name="Rock" style:base-cell-address="LAYERS.P64"/>
      <style:map style:condition="cell-content()=&quot;07&quot;" style:apply-style-name="Water" style:base-cell-address="LAYERS.P64"/>
      <style:map style:condition="cell-content()=&quot;08&quot;" style:apply-style-name="Empty" style:base-cell-address="LAYERS.P64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65"/>
      <style:map style:condition="cell-content()=&quot;01&quot;" style:apply-style-name="Grass1" style:base-cell-address="LAYERS.P65"/>
      <style:map style:condition="cell-content()=&quot;02&quot;" style:apply-style-name="Grass2" style:base-cell-address="LAYERS.P65"/>
      <style:map style:condition="cell-content()=&quot;03&quot;" style:apply-style-name="Road1" style:base-cell-address="LAYERS.P65"/>
      <style:map style:condition="cell-content()=&quot;04&quot;" style:apply-style-name="Road2" style:base-cell-address="LAYERS.P65"/>
      <style:map style:condition="cell-content()=&quot;05&quot;" style:apply-style-name="Wast" style:base-cell-address="LAYERS.P65"/>
      <style:map style:condition="cell-content()=&quot;06&quot;" style:apply-style-name="Rock" style:base-cell-address="LAYERS.P65"/>
      <style:map style:condition="cell-content()=&quot;07&quot;" style:apply-style-name="Water" style:base-cell-address="LAYERS.P65"/>
      <style:map style:condition="cell-content()=&quot;08&quot;" style:apply-style-name="Empty" style:base-cell-address="LAYERS.P65"/>
    </style:style>
    <style:style style:name="ce2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66"/>
      <style:map style:condition="cell-content()=&quot;01&quot;" style:apply-style-name="Grass1" style:base-cell-address="LAYERS.P66"/>
      <style:map style:condition="cell-content()=&quot;02&quot;" style:apply-style-name="Grass2" style:base-cell-address="LAYERS.P66"/>
      <style:map style:condition="cell-content()=&quot;03&quot;" style:apply-style-name="Road1" style:base-cell-address="LAYERS.P66"/>
      <style:map style:condition="cell-content()=&quot;04&quot;" style:apply-style-name="Road2" style:base-cell-address="LAYERS.P66"/>
      <style:map style:condition="cell-content()=&quot;05&quot;" style:apply-style-name="Wast" style:base-cell-address="LAYERS.P66"/>
      <style:map style:condition="cell-content()=&quot;06&quot;" style:apply-style-name="Rock" style:base-cell-address="LAYERS.P66"/>
      <style:map style:condition="cell-content()=&quot;07&quot;" style:apply-style-name="Water" style:base-cell-address="LAYERS.P66"/>
      <style:map style:condition="cell-content()=&quot;08&quot;" style:apply-style-name="Empty" style:base-cell-address="LAYERS.P66"/>
    </style:style>
    <style:style style:name="ce2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67"/>
      <style:map style:condition="cell-content()=&quot;01&quot;" style:apply-style-name="Grass1" style:base-cell-address="LAYERS.P67"/>
      <style:map style:condition="cell-content()=&quot;02&quot;" style:apply-style-name="Grass2" style:base-cell-address="LAYERS.P67"/>
      <style:map style:condition="cell-content()=&quot;03&quot;" style:apply-style-name="Road1" style:base-cell-address="LAYERS.P67"/>
      <style:map style:condition="cell-content()=&quot;04&quot;" style:apply-style-name="Road2" style:base-cell-address="LAYERS.P67"/>
      <style:map style:condition="cell-content()=&quot;05&quot;" style:apply-style-name="Wast" style:base-cell-address="LAYERS.P67"/>
      <style:map style:condition="cell-content()=&quot;06&quot;" style:apply-style-name="Rock" style:base-cell-address="LAYERS.P67"/>
      <style:map style:condition="cell-content()=&quot;07&quot;" style:apply-style-name="Water" style:base-cell-address="LAYERS.P67"/>
      <style:map style:condition="cell-content()=&quot;08&quot;" style:apply-style-name="Empty" style:base-cell-address="LAYERS.P67"/>
      <style:map style:condition="cell-content()=&quot;-1&quot;" style:apply-style-name="Empty" style:base-cell-address="LAYERS.P67"/>
    </style:style>
    <style:style style:name="ce2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"/>
      <style:map style:condition="cell-content()=&quot;01&quot;" style:apply-style-name="Grass1" style:base-cell-address="LAYERS.Q2"/>
      <style:map style:condition="cell-content()=&quot;02&quot;" style:apply-style-name="Grass2" style:base-cell-address="LAYERS.Q2"/>
      <style:map style:condition="cell-content()=&quot;03&quot;" style:apply-style-name="Road1" style:base-cell-address="LAYERS.Q2"/>
      <style:map style:condition="cell-content()=&quot;04&quot;" style:apply-style-name="Road2" style:base-cell-address="LAYERS.Q2"/>
      <style:map style:condition="cell-content()=&quot;05&quot;" style:apply-style-name="Wast" style:base-cell-address="LAYERS.Q2"/>
      <style:map style:condition="cell-content()=&quot;06&quot;" style:apply-style-name="Rock" style:base-cell-address="LAYERS.Q2"/>
      <style:map style:condition="cell-content()=&quot;07&quot;" style:apply-style-name="Water" style:base-cell-address="LAYERS.Q2"/>
      <style:map style:condition="cell-content()=&quot;08&quot;" style:apply-style-name="Empty" style:base-cell-address="LAYERS.Q2"/>
      <style:map style:condition="cell-content()=&quot;-1&quot;" style:apply-style-name="Empty" style:base-cell-address="LAYERS.Q2"/>
    </style:style>
    <style:style style:name="ce2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3"/>
      <style:map style:condition="cell-content()=&quot;01&quot;" style:apply-style-name="Grass1" style:base-cell-address="LAYERS.Q33"/>
      <style:map style:condition="cell-content()=&quot;02&quot;" style:apply-style-name="Grass2" style:base-cell-address="LAYERS.Q33"/>
      <style:map style:condition="cell-content()=&quot;03&quot;" style:apply-style-name="Road1" style:base-cell-address="LAYERS.Q33"/>
      <style:map style:condition="cell-content()=&quot;04&quot;" style:apply-style-name="Road2" style:base-cell-address="LAYERS.Q33"/>
      <style:map style:condition="cell-content()=&quot;05&quot;" style:apply-style-name="Wast" style:base-cell-address="LAYERS.Q33"/>
      <style:map style:condition="cell-content()=&quot;06&quot;" style:apply-style-name="Rock" style:base-cell-address="LAYERS.Q33"/>
      <style:map style:condition="cell-content()=&quot;07&quot;" style:apply-style-name="Water" style:base-cell-address="LAYERS.Q33"/>
      <style:map style:condition="cell-content()=&quot;08&quot;" style:apply-style-name="Empty" style:base-cell-address="LAYERS.Q33"/>
      <style:map style:condition="cell-content()=&quot;-1&quot;" style:apply-style-name="Empty" style:base-cell-address="LAYERS.Q33"/>
    </style:style>
    <style:style style:name="ce2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6"/>
      <style:map style:condition="cell-content()=&quot;01&quot;" style:apply-style-name="Grass1" style:base-cell-address="LAYERS.Q36"/>
      <style:map style:condition="cell-content()=&quot;02&quot;" style:apply-style-name="Grass2" style:base-cell-address="LAYERS.Q36"/>
      <style:map style:condition="cell-content()=&quot;03&quot;" style:apply-style-name="Road1" style:base-cell-address="LAYERS.Q36"/>
      <style:map style:condition="cell-content()=&quot;04&quot;" style:apply-style-name="Road2" style:base-cell-address="LAYERS.Q36"/>
      <style:map style:condition="cell-content()=&quot;05&quot;" style:apply-style-name="Wast" style:base-cell-address="LAYERS.Q36"/>
      <style:map style:condition="cell-content()=&quot;06&quot;" style:apply-style-name="Rock" style:base-cell-address="LAYERS.Q36"/>
      <style:map style:condition="cell-content()=&quot;07&quot;" style:apply-style-name="Water" style:base-cell-address="LAYERS.Q36"/>
      <style:map style:condition="cell-content()=&quot;08&quot;" style:apply-style-name="Empty" style:base-cell-address="LAYERS.Q36"/>
      <style:map style:condition="cell-content()=&quot;-1&quot;" style:apply-style-name="Empty" style:base-cell-address="LAYERS.Q36"/>
    </style:style>
    <style:style style:name="ce2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45"/>
      <style:map style:condition="cell-content()=&quot;01&quot;" style:apply-style-name="Grass1" style:base-cell-address="LAYERS.Q45"/>
      <style:map style:condition="cell-content()=&quot;02&quot;" style:apply-style-name="Grass2" style:base-cell-address="LAYERS.Q45"/>
      <style:map style:condition="cell-content()=&quot;03&quot;" style:apply-style-name="Road1" style:base-cell-address="LAYERS.Q45"/>
      <style:map style:condition="cell-content()=&quot;04&quot;" style:apply-style-name="Road2" style:base-cell-address="LAYERS.Q45"/>
      <style:map style:condition="cell-content()=&quot;05&quot;" style:apply-style-name="Wast" style:base-cell-address="LAYERS.Q45"/>
      <style:map style:condition="cell-content()=&quot;06&quot;" style:apply-style-name="Rock" style:base-cell-address="LAYERS.Q45"/>
      <style:map style:condition="cell-content()=&quot;07&quot;" style:apply-style-name="Water" style:base-cell-address="LAYERS.Q45"/>
      <style:map style:condition="cell-content()=&quot;08&quot;" style:apply-style-name="Empty" style:base-cell-address="LAYERS.Q45"/>
    </style:style>
    <style:style style:name="ce2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46"/>
      <style:map style:condition="cell-content()=&quot;01&quot;" style:apply-style-name="Grass1" style:base-cell-address="LAYERS.Q46"/>
      <style:map style:condition="cell-content()=&quot;02&quot;" style:apply-style-name="Grass2" style:base-cell-address="LAYERS.Q46"/>
      <style:map style:condition="cell-content()=&quot;03&quot;" style:apply-style-name="Road1" style:base-cell-address="LAYERS.Q46"/>
      <style:map style:condition="cell-content()=&quot;04&quot;" style:apply-style-name="Road2" style:base-cell-address="LAYERS.Q46"/>
      <style:map style:condition="cell-content()=&quot;05&quot;" style:apply-style-name="Wast" style:base-cell-address="LAYERS.Q46"/>
      <style:map style:condition="cell-content()=&quot;06&quot;" style:apply-style-name="Rock" style:base-cell-address="LAYERS.Q46"/>
      <style:map style:condition="cell-content()=&quot;07&quot;" style:apply-style-name="Water" style:base-cell-address="LAYERS.Q46"/>
      <style:map style:condition="cell-content()=&quot;08&quot;" style:apply-style-name="Empty" style:base-cell-address="LAYERS.Q46"/>
    </style:style>
    <style:style style:name="ce2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58"/>
      <style:map style:condition="cell-content()=&quot;01&quot;" style:apply-style-name="Grass1" style:base-cell-address="LAYERS.Q58"/>
      <style:map style:condition="cell-content()=&quot;02&quot;" style:apply-style-name="Grass2" style:base-cell-address="LAYERS.Q58"/>
      <style:map style:condition="cell-content()=&quot;03&quot;" style:apply-style-name="Road1" style:base-cell-address="LAYERS.Q58"/>
      <style:map style:condition="cell-content()=&quot;04&quot;" style:apply-style-name="Road2" style:base-cell-address="LAYERS.Q58"/>
      <style:map style:condition="cell-content()=&quot;05&quot;" style:apply-style-name="Wast" style:base-cell-address="LAYERS.Q58"/>
      <style:map style:condition="cell-content()=&quot;06&quot;" style:apply-style-name="Rock" style:base-cell-address="LAYERS.Q58"/>
      <style:map style:condition="cell-content()=&quot;07&quot;" style:apply-style-name="Water" style:base-cell-address="LAYERS.Q58"/>
      <style:map style:condition="cell-content()=&quot;08&quot;" style:apply-style-name="Empty" style:base-cell-address="LAYERS.Q58"/>
    </style:style>
    <style:style style:name="ce2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64"/>
      <style:map style:condition="cell-content()=&quot;01&quot;" style:apply-style-name="Grass1" style:base-cell-address="LAYERS.Q64"/>
      <style:map style:condition="cell-content()=&quot;02&quot;" style:apply-style-name="Grass2" style:base-cell-address="LAYERS.Q64"/>
      <style:map style:condition="cell-content()=&quot;03&quot;" style:apply-style-name="Road1" style:base-cell-address="LAYERS.Q64"/>
      <style:map style:condition="cell-content()=&quot;04&quot;" style:apply-style-name="Road2" style:base-cell-address="LAYERS.Q64"/>
      <style:map style:condition="cell-content()=&quot;05&quot;" style:apply-style-name="Wast" style:base-cell-address="LAYERS.Q64"/>
      <style:map style:condition="cell-content()=&quot;06&quot;" style:apply-style-name="Rock" style:base-cell-address="LAYERS.Q64"/>
      <style:map style:condition="cell-content()=&quot;07&quot;" style:apply-style-name="Water" style:base-cell-address="LAYERS.Q64"/>
      <style:map style:condition="cell-content()=&quot;08&quot;" style:apply-style-name="Empty" style:base-cell-address="LAYERS.Q64"/>
    </style:style>
    <style:style style:name="ce2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65"/>
      <style:map style:condition="cell-content()=&quot;01&quot;" style:apply-style-name="Grass1" style:base-cell-address="LAYERS.Q65"/>
      <style:map style:condition="cell-content()=&quot;02&quot;" style:apply-style-name="Grass2" style:base-cell-address="LAYERS.Q65"/>
      <style:map style:condition="cell-content()=&quot;03&quot;" style:apply-style-name="Road1" style:base-cell-address="LAYERS.Q65"/>
      <style:map style:condition="cell-content()=&quot;04&quot;" style:apply-style-name="Road2" style:base-cell-address="LAYERS.Q65"/>
      <style:map style:condition="cell-content()=&quot;05&quot;" style:apply-style-name="Wast" style:base-cell-address="LAYERS.Q65"/>
      <style:map style:condition="cell-content()=&quot;06&quot;" style:apply-style-name="Rock" style:base-cell-address="LAYERS.Q65"/>
      <style:map style:condition="cell-content()=&quot;07&quot;" style:apply-style-name="Water" style:base-cell-address="LAYERS.Q65"/>
      <style:map style:condition="cell-content()=&quot;08&quot;" style:apply-style-name="Empty" style:base-cell-address="LAYERS.Q65"/>
    </style:style>
    <style:style style:name="ce2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66"/>
      <style:map style:condition="cell-content()=&quot;01&quot;" style:apply-style-name="Grass1" style:base-cell-address="LAYERS.Q66"/>
      <style:map style:condition="cell-content()=&quot;02&quot;" style:apply-style-name="Grass2" style:base-cell-address="LAYERS.Q66"/>
      <style:map style:condition="cell-content()=&quot;03&quot;" style:apply-style-name="Road1" style:base-cell-address="LAYERS.Q66"/>
      <style:map style:condition="cell-content()=&quot;04&quot;" style:apply-style-name="Road2" style:base-cell-address="LAYERS.Q66"/>
      <style:map style:condition="cell-content()=&quot;05&quot;" style:apply-style-name="Wast" style:base-cell-address="LAYERS.Q66"/>
      <style:map style:condition="cell-content()=&quot;06&quot;" style:apply-style-name="Rock" style:base-cell-address="LAYERS.Q66"/>
      <style:map style:condition="cell-content()=&quot;07&quot;" style:apply-style-name="Water" style:base-cell-address="LAYERS.Q66"/>
      <style:map style:condition="cell-content()=&quot;08&quot;" style:apply-style-name="Empty" style:base-cell-address="LAYERS.Q66"/>
    </style:style>
    <style:style style:name="ce2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67"/>
      <style:map style:condition="cell-content()=&quot;01&quot;" style:apply-style-name="Grass1" style:base-cell-address="LAYERS.Q67"/>
      <style:map style:condition="cell-content()=&quot;02&quot;" style:apply-style-name="Grass2" style:base-cell-address="LAYERS.Q67"/>
      <style:map style:condition="cell-content()=&quot;03&quot;" style:apply-style-name="Road1" style:base-cell-address="LAYERS.Q67"/>
      <style:map style:condition="cell-content()=&quot;04&quot;" style:apply-style-name="Road2" style:base-cell-address="LAYERS.Q67"/>
      <style:map style:condition="cell-content()=&quot;05&quot;" style:apply-style-name="Wast" style:base-cell-address="LAYERS.Q67"/>
      <style:map style:condition="cell-content()=&quot;06&quot;" style:apply-style-name="Rock" style:base-cell-address="LAYERS.Q67"/>
      <style:map style:condition="cell-content()=&quot;07&quot;" style:apply-style-name="Water" style:base-cell-address="LAYERS.Q67"/>
      <style:map style:condition="cell-content()=&quot;08&quot;" style:apply-style-name="Empty" style:base-cell-address="LAYERS.Q67"/>
      <style:map style:condition="cell-content()=&quot;-1&quot;" style:apply-style-name="Empty" style:base-cell-address="LAYERS.Q67"/>
    </style:style>
    <style:style style:name="ce2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"/>
      <style:map style:condition="cell-content()=&quot;01&quot;" style:apply-style-name="Grass1" style:base-cell-address="LAYERS.R2"/>
      <style:map style:condition="cell-content()=&quot;02&quot;" style:apply-style-name="Grass2" style:base-cell-address="LAYERS.R2"/>
      <style:map style:condition="cell-content()=&quot;03&quot;" style:apply-style-name="Road1" style:base-cell-address="LAYERS.R2"/>
      <style:map style:condition="cell-content()=&quot;04&quot;" style:apply-style-name="Road2" style:base-cell-address="LAYERS.R2"/>
      <style:map style:condition="cell-content()=&quot;05&quot;" style:apply-style-name="Wast" style:base-cell-address="LAYERS.R2"/>
      <style:map style:condition="cell-content()=&quot;06&quot;" style:apply-style-name="Rock" style:base-cell-address="LAYERS.R2"/>
      <style:map style:condition="cell-content()=&quot;07&quot;" style:apply-style-name="Water" style:base-cell-address="LAYERS.R2"/>
      <style:map style:condition="cell-content()=&quot;08&quot;" style:apply-style-name="Empty" style:base-cell-address="LAYERS.R2"/>
      <style:map style:condition="cell-content()=&quot;-1&quot;" style:apply-style-name="Empty" style:base-cell-address="LAYERS.R2"/>
    </style:style>
    <style:style style:name="ce2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3"/>
      <style:map style:condition="cell-content()=&quot;01&quot;" style:apply-style-name="Grass1" style:base-cell-address="LAYERS.R33"/>
      <style:map style:condition="cell-content()=&quot;02&quot;" style:apply-style-name="Grass2" style:base-cell-address="LAYERS.R33"/>
      <style:map style:condition="cell-content()=&quot;03&quot;" style:apply-style-name="Road1" style:base-cell-address="LAYERS.R33"/>
      <style:map style:condition="cell-content()=&quot;04&quot;" style:apply-style-name="Road2" style:base-cell-address="LAYERS.R33"/>
      <style:map style:condition="cell-content()=&quot;05&quot;" style:apply-style-name="Wast" style:base-cell-address="LAYERS.R33"/>
      <style:map style:condition="cell-content()=&quot;06&quot;" style:apply-style-name="Rock" style:base-cell-address="LAYERS.R33"/>
      <style:map style:condition="cell-content()=&quot;07&quot;" style:apply-style-name="Water" style:base-cell-address="LAYERS.R33"/>
      <style:map style:condition="cell-content()=&quot;08&quot;" style:apply-style-name="Empty" style:base-cell-address="LAYERS.R33"/>
      <style:map style:condition="cell-content()=&quot;-1&quot;" style:apply-style-name="Empty" style:base-cell-address="LAYERS.R33"/>
    </style:style>
    <style:style style:name="ce2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6"/>
      <style:map style:condition="cell-content()=&quot;01&quot;" style:apply-style-name="Grass1" style:base-cell-address="LAYERS.R36"/>
      <style:map style:condition="cell-content()=&quot;02&quot;" style:apply-style-name="Grass2" style:base-cell-address="LAYERS.R36"/>
      <style:map style:condition="cell-content()=&quot;03&quot;" style:apply-style-name="Road1" style:base-cell-address="LAYERS.R36"/>
      <style:map style:condition="cell-content()=&quot;04&quot;" style:apply-style-name="Road2" style:base-cell-address="LAYERS.R36"/>
      <style:map style:condition="cell-content()=&quot;05&quot;" style:apply-style-name="Wast" style:base-cell-address="LAYERS.R36"/>
      <style:map style:condition="cell-content()=&quot;06&quot;" style:apply-style-name="Rock" style:base-cell-address="LAYERS.R36"/>
      <style:map style:condition="cell-content()=&quot;07&quot;" style:apply-style-name="Water" style:base-cell-address="LAYERS.R36"/>
      <style:map style:condition="cell-content()=&quot;08&quot;" style:apply-style-name="Empty" style:base-cell-address="LAYERS.R36"/>
      <style:map style:condition="cell-content()=&quot;-1&quot;" style:apply-style-name="Empty" style:base-cell-address="LAYERS.R36"/>
    </style:style>
    <style:style style:name="ce2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46"/>
      <style:map style:condition="cell-content()=&quot;01&quot;" style:apply-style-name="Grass1" style:base-cell-address="LAYERS.R46"/>
      <style:map style:condition="cell-content()=&quot;02&quot;" style:apply-style-name="Grass2" style:base-cell-address="LAYERS.R46"/>
      <style:map style:condition="cell-content()=&quot;03&quot;" style:apply-style-name="Road1" style:base-cell-address="LAYERS.R46"/>
      <style:map style:condition="cell-content()=&quot;04&quot;" style:apply-style-name="Road2" style:base-cell-address="LAYERS.R46"/>
      <style:map style:condition="cell-content()=&quot;05&quot;" style:apply-style-name="Wast" style:base-cell-address="LAYERS.R46"/>
      <style:map style:condition="cell-content()=&quot;06&quot;" style:apply-style-name="Rock" style:base-cell-address="LAYERS.R46"/>
      <style:map style:condition="cell-content()=&quot;07&quot;" style:apply-style-name="Water" style:base-cell-address="LAYERS.R46"/>
      <style:map style:condition="cell-content()=&quot;08&quot;" style:apply-style-name="Empty" style:base-cell-address="LAYERS.R46"/>
    </style:style>
    <style:style style:name="ce2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54"/>
      <style:map style:condition="cell-content()=&quot;01&quot;" style:apply-style-name="Grass1" style:base-cell-address="LAYERS.R54"/>
      <style:map style:condition="cell-content()=&quot;02&quot;" style:apply-style-name="Grass2" style:base-cell-address="LAYERS.R54"/>
      <style:map style:condition="cell-content()=&quot;03&quot;" style:apply-style-name="Road1" style:base-cell-address="LAYERS.R54"/>
      <style:map style:condition="cell-content()=&quot;04&quot;" style:apply-style-name="Road2" style:base-cell-address="LAYERS.R54"/>
      <style:map style:condition="cell-content()=&quot;05&quot;" style:apply-style-name="Wast" style:base-cell-address="LAYERS.R54"/>
      <style:map style:condition="cell-content()=&quot;06&quot;" style:apply-style-name="Rock" style:base-cell-address="LAYERS.R54"/>
      <style:map style:condition="cell-content()=&quot;07&quot;" style:apply-style-name="Water" style:base-cell-address="LAYERS.R54"/>
      <style:map style:condition="cell-content()=&quot;08&quot;" style:apply-style-name="Empty" style:base-cell-address="LAYERS.R54"/>
    </style:style>
    <style:style style:name="ce2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64"/>
      <style:map style:condition="cell-content()=&quot;01&quot;" style:apply-style-name="Grass1" style:base-cell-address="LAYERS.R64"/>
      <style:map style:condition="cell-content()=&quot;02&quot;" style:apply-style-name="Grass2" style:base-cell-address="LAYERS.R64"/>
      <style:map style:condition="cell-content()=&quot;03&quot;" style:apply-style-name="Road1" style:base-cell-address="LAYERS.R64"/>
      <style:map style:condition="cell-content()=&quot;04&quot;" style:apply-style-name="Road2" style:base-cell-address="LAYERS.R64"/>
      <style:map style:condition="cell-content()=&quot;05&quot;" style:apply-style-name="Wast" style:base-cell-address="LAYERS.R64"/>
      <style:map style:condition="cell-content()=&quot;06&quot;" style:apply-style-name="Rock" style:base-cell-address="LAYERS.R64"/>
      <style:map style:condition="cell-content()=&quot;07&quot;" style:apply-style-name="Water" style:base-cell-address="LAYERS.R64"/>
      <style:map style:condition="cell-content()=&quot;08&quot;" style:apply-style-name="Empty" style:base-cell-address="LAYERS.R64"/>
    </style:style>
    <style:style style:name="ce2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65"/>
      <style:map style:condition="cell-content()=&quot;01&quot;" style:apply-style-name="Grass1" style:base-cell-address="LAYERS.R65"/>
      <style:map style:condition="cell-content()=&quot;02&quot;" style:apply-style-name="Grass2" style:base-cell-address="LAYERS.R65"/>
      <style:map style:condition="cell-content()=&quot;03&quot;" style:apply-style-name="Road1" style:base-cell-address="LAYERS.R65"/>
      <style:map style:condition="cell-content()=&quot;04&quot;" style:apply-style-name="Road2" style:base-cell-address="LAYERS.R65"/>
      <style:map style:condition="cell-content()=&quot;05&quot;" style:apply-style-name="Wast" style:base-cell-address="LAYERS.R65"/>
      <style:map style:condition="cell-content()=&quot;06&quot;" style:apply-style-name="Rock" style:base-cell-address="LAYERS.R65"/>
      <style:map style:condition="cell-content()=&quot;07&quot;" style:apply-style-name="Water" style:base-cell-address="LAYERS.R65"/>
      <style:map style:condition="cell-content()=&quot;08&quot;" style:apply-style-name="Empty" style:base-cell-address="LAYERS.R65"/>
    </style:style>
    <style:style style:name="ce2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66"/>
      <style:map style:condition="cell-content()=&quot;01&quot;" style:apply-style-name="Grass1" style:base-cell-address="LAYERS.R66"/>
      <style:map style:condition="cell-content()=&quot;02&quot;" style:apply-style-name="Grass2" style:base-cell-address="LAYERS.R66"/>
      <style:map style:condition="cell-content()=&quot;03&quot;" style:apply-style-name="Road1" style:base-cell-address="LAYERS.R66"/>
      <style:map style:condition="cell-content()=&quot;04&quot;" style:apply-style-name="Road2" style:base-cell-address="LAYERS.R66"/>
      <style:map style:condition="cell-content()=&quot;05&quot;" style:apply-style-name="Wast" style:base-cell-address="LAYERS.R66"/>
      <style:map style:condition="cell-content()=&quot;06&quot;" style:apply-style-name="Rock" style:base-cell-address="LAYERS.R66"/>
      <style:map style:condition="cell-content()=&quot;07&quot;" style:apply-style-name="Water" style:base-cell-address="LAYERS.R66"/>
      <style:map style:condition="cell-content()=&quot;08&quot;" style:apply-style-name="Empty" style:base-cell-address="LAYERS.R66"/>
    </style:style>
    <style:style style:name="ce2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67"/>
      <style:map style:condition="cell-content()=&quot;01&quot;" style:apply-style-name="Grass1" style:base-cell-address="LAYERS.R67"/>
      <style:map style:condition="cell-content()=&quot;02&quot;" style:apply-style-name="Grass2" style:base-cell-address="LAYERS.R67"/>
      <style:map style:condition="cell-content()=&quot;03&quot;" style:apply-style-name="Road1" style:base-cell-address="LAYERS.R67"/>
      <style:map style:condition="cell-content()=&quot;04&quot;" style:apply-style-name="Road2" style:base-cell-address="LAYERS.R67"/>
      <style:map style:condition="cell-content()=&quot;05&quot;" style:apply-style-name="Wast" style:base-cell-address="LAYERS.R67"/>
      <style:map style:condition="cell-content()=&quot;06&quot;" style:apply-style-name="Rock" style:base-cell-address="LAYERS.R67"/>
      <style:map style:condition="cell-content()=&quot;07&quot;" style:apply-style-name="Water" style:base-cell-address="LAYERS.R67"/>
      <style:map style:condition="cell-content()=&quot;08&quot;" style:apply-style-name="Empty" style:base-cell-address="LAYERS.R67"/>
      <style:map style:condition="cell-content()=&quot;-1&quot;" style:apply-style-name="Empty" style:base-cell-address="LAYERS.R67"/>
    </style:style>
    <style:style style:name="ce2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"/>
      <style:map style:condition="cell-content()=&quot;01&quot;" style:apply-style-name="Grass1" style:base-cell-address="LAYERS.S2"/>
      <style:map style:condition="cell-content()=&quot;02&quot;" style:apply-style-name="Grass2" style:base-cell-address="LAYERS.S2"/>
      <style:map style:condition="cell-content()=&quot;03&quot;" style:apply-style-name="Road1" style:base-cell-address="LAYERS.S2"/>
      <style:map style:condition="cell-content()=&quot;04&quot;" style:apply-style-name="Road2" style:base-cell-address="LAYERS.S2"/>
      <style:map style:condition="cell-content()=&quot;05&quot;" style:apply-style-name="Wast" style:base-cell-address="LAYERS.S2"/>
      <style:map style:condition="cell-content()=&quot;06&quot;" style:apply-style-name="Rock" style:base-cell-address="LAYERS.S2"/>
      <style:map style:condition="cell-content()=&quot;07&quot;" style:apply-style-name="Water" style:base-cell-address="LAYERS.S2"/>
      <style:map style:condition="cell-content()=&quot;08&quot;" style:apply-style-name="Empty" style:base-cell-address="LAYERS.S2"/>
      <style:map style:condition="cell-content()=&quot;-1&quot;" style:apply-style-name="Empty" style:base-cell-address="LAYERS.S2"/>
    </style:style>
    <style:style style:name="ce2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3"/>
      <style:map style:condition="cell-content()=&quot;01&quot;" style:apply-style-name="Grass1" style:base-cell-address="LAYERS.S33"/>
      <style:map style:condition="cell-content()=&quot;02&quot;" style:apply-style-name="Grass2" style:base-cell-address="LAYERS.S33"/>
      <style:map style:condition="cell-content()=&quot;03&quot;" style:apply-style-name="Road1" style:base-cell-address="LAYERS.S33"/>
      <style:map style:condition="cell-content()=&quot;04&quot;" style:apply-style-name="Road2" style:base-cell-address="LAYERS.S33"/>
      <style:map style:condition="cell-content()=&quot;05&quot;" style:apply-style-name="Wast" style:base-cell-address="LAYERS.S33"/>
      <style:map style:condition="cell-content()=&quot;06&quot;" style:apply-style-name="Rock" style:base-cell-address="LAYERS.S33"/>
      <style:map style:condition="cell-content()=&quot;07&quot;" style:apply-style-name="Water" style:base-cell-address="LAYERS.S33"/>
      <style:map style:condition="cell-content()=&quot;08&quot;" style:apply-style-name="Empty" style:base-cell-address="LAYERS.S33"/>
      <style:map style:condition="cell-content()=&quot;-1&quot;" style:apply-style-name="Empty" style:base-cell-address="LAYERS.S33"/>
    </style:style>
    <style:style style:name="ce2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6"/>
      <style:map style:condition="cell-content()=&quot;01&quot;" style:apply-style-name="Grass1" style:base-cell-address="LAYERS.S36"/>
      <style:map style:condition="cell-content()=&quot;02&quot;" style:apply-style-name="Grass2" style:base-cell-address="LAYERS.S36"/>
      <style:map style:condition="cell-content()=&quot;03&quot;" style:apply-style-name="Road1" style:base-cell-address="LAYERS.S36"/>
      <style:map style:condition="cell-content()=&quot;04&quot;" style:apply-style-name="Road2" style:base-cell-address="LAYERS.S36"/>
      <style:map style:condition="cell-content()=&quot;05&quot;" style:apply-style-name="Wast" style:base-cell-address="LAYERS.S36"/>
      <style:map style:condition="cell-content()=&quot;06&quot;" style:apply-style-name="Rock" style:base-cell-address="LAYERS.S36"/>
      <style:map style:condition="cell-content()=&quot;07&quot;" style:apply-style-name="Water" style:base-cell-address="LAYERS.S36"/>
      <style:map style:condition="cell-content()=&quot;08&quot;" style:apply-style-name="Empty" style:base-cell-address="LAYERS.S36"/>
      <style:map style:condition="cell-content()=&quot;-1&quot;" style:apply-style-name="Empty" style:base-cell-address="LAYERS.S36"/>
    </style:style>
    <style:style style:name="ce2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8"/>
      <style:map style:condition="cell-content()=&quot;01&quot;" style:apply-style-name="Grass1" style:base-cell-address="LAYERS.S38"/>
      <style:map style:condition="cell-content()=&quot;02&quot;" style:apply-style-name="Grass2" style:base-cell-address="LAYERS.S38"/>
      <style:map style:condition="cell-content()=&quot;03&quot;" style:apply-style-name="Road1" style:base-cell-address="LAYERS.S38"/>
      <style:map style:condition="cell-content()=&quot;04&quot;" style:apply-style-name="Road2" style:base-cell-address="LAYERS.S38"/>
      <style:map style:condition="cell-content()=&quot;05&quot;" style:apply-style-name="Wast" style:base-cell-address="LAYERS.S38"/>
      <style:map style:condition="cell-content()=&quot;06&quot;" style:apply-style-name="Rock" style:base-cell-address="LAYERS.S38"/>
      <style:map style:condition="cell-content()=&quot;07&quot;" style:apply-style-name="Water" style:base-cell-address="LAYERS.S38"/>
      <style:map style:condition="cell-content()=&quot;08&quot;" style:apply-style-name="Empty" style:base-cell-address="LAYERS.S38"/>
    </style:style>
    <style:style style:name="ce2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9"/>
      <style:map style:condition="cell-content()=&quot;01&quot;" style:apply-style-name="Grass1" style:base-cell-address="LAYERS.S39"/>
      <style:map style:condition="cell-content()=&quot;02&quot;" style:apply-style-name="Grass2" style:base-cell-address="LAYERS.S39"/>
      <style:map style:condition="cell-content()=&quot;03&quot;" style:apply-style-name="Road1" style:base-cell-address="LAYERS.S39"/>
      <style:map style:condition="cell-content()=&quot;04&quot;" style:apply-style-name="Road2" style:base-cell-address="LAYERS.S39"/>
      <style:map style:condition="cell-content()=&quot;05&quot;" style:apply-style-name="Wast" style:base-cell-address="LAYERS.S39"/>
      <style:map style:condition="cell-content()=&quot;06&quot;" style:apply-style-name="Rock" style:base-cell-address="LAYERS.S39"/>
      <style:map style:condition="cell-content()=&quot;07&quot;" style:apply-style-name="Water" style:base-cell-address="LAYERS.S39"/>
      <style:map style:condition="cell-content()=&quot;08&quot;" style:apply-style-name="Empty" style:base-cell-address="LAYERS.S39"/>
    </style:style>
    <style:style style:name="ce2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54"/>
      <style:map style:condition="cell-content()=&quot;01&quot;" style:apply-style-name="Grass1" style:base-cell-address="LAYERS.S54"/>
      <style:map style:condition="cell-content()=&quot;02&quot;" style:apply-style-name="Grass2" style:base-cell-address="LAYERS.S54"/>
      <style:map style:condition="cell-content()=&quot;03&quot;" style:apply-style-name="Road1" style:base-cell-address="LAYERS.S54"/>
      <style:map style:condition="cell-content()=&quot;04&quot;" style:apply-style-name="Road2" style:base-cell-address="LAYERS.S54"/>
      <style:map style:condition="cell-content()=&quot;05&quot;" style:apply-style-name="Wast" style:base-cell-address="LAYERS.S54"/>
      <style:map style:condition="cell-content()=&quot;06&quot;" style:apply-style-name="Rock" style:base-cell-address="LAYERS.S54"/>
      <style:map style:condition="cell-content()=&quot;07&quot;" style:apply-style-name="Water" style:base-cell-address="LAYERS.S54"/>
      <style:map style:condition="cell-content()=&quot;08&quot;" style:apply-style-name="Empty" style:base-cell-address="LAYERS.S54"/>
    </style:style>
    <style:style style:name="ce2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64"/>
      <style:map style:condition="cell-content()=&quot;01&quot;" style:apply-style-name="Grass1" style:base-cell-address="LAYERS.S64"/>
      <style:map style:condition="cell-content()=&quot;02&quot;" style:apply-style-name="Grass2" style:base-cell-address="LAYERS.S64"/>
      <style:map style:condition="cell-content()=&quot;03&quot;" style:apply-style-name="Road1" style:base-cell-address="LAYERS.S64"/>
      <style:map style:condition="cell-content()=&quot;04&quot;" style:apply-style-name="Road2" style:base-cell-address="LAYERS.S64"/>
      <style:map style:condition="cell-content()=&quot;05&quot;" style:apply-style-name="Wast" style:base-cell-address="LAYERS.S64"/>
      <style:map style:condition="cell-content()=&quot;06&quot;" style:apply-style-name="Rock" style:base-cell-address="LAYERS.S64"/>
      <style:map style:condition="cell-content()=&quot;07&quot;" style:apply-style-name="Water" style:base-cell-address="LAYERS.S64"/>
      <style:map style:condition="cell-content()=&quot;08&quot;" style:apply-style-name="Empty" style:base-cell-address="LAYERS.S64"/>
    </style:style>
    <style:style style:name="ce2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65"/>
      <style:map style:condition="cell-content()=&quot;01&quot;" style:apply-style-name="Grass1" style:base-cell-address="LAYERS.S65"/>
      <style:map style:condition="cell-content()=&quot;02&quot;" style:apply-style-name="Grass2" style:base-cell-address="LAYERS.S65"/>
      <style:map style:condition="cell-content()=&quot;03&quot;" style:apply-style-name="Road1" style:base-cell-address="LAYERS.S65"/>
      <style:map style:condition="cell-content()=&quot;04&quot;" style:apply-style-name="Road2" style:base-cell-address="LAYERS.S65"/>
      <style:map style:condition="cell-content()=&quot;05&quot;" style:apply-style-name="Wast" style:base-cell-address="LAYERS.S65"/>
      <style:map style:condition="cell-content()=&quot;06&quot;" style:apply-style-name="Rock" style:base-cell-address="LAYERS.S65"/>
      <style:map style:condition="cell-content()=&quot;07&quot;" style:apply-style-name="Water" style:base-cell-address="LAYERS.S65"/>
      <style:map style:condition="cell-content()=&quot;08&quot;" style:apply-style-name="Empty" style:base-cell-address="LAYERS.S65"/>
    </style:style>
    <style:style style:name="ce2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66"/>
      <style:map style:condition="cell-content()=&quot;01&quot;" style:apply-style-name="Grass1" style:base-cell-address="LAYERS.S66"/>
      <style:map style:condition="cell-content()=&quot;02&quot;" style:apply-style-name="Grass2" style:base-cell-address="LAYERS.S66"/>
      <style:map style:condition="cell-content()=&quot;03&quot;" style:apply-style-name="Road1" style:base-cell-address="LAYERS.S66"/>
      <style:map style:condition="cell-content()=&quot;04&quot;" style:apply-style-name="Road2" style:base-cell-address="LAYERS.S66"/>
      <style:map style:condition="cell-content()=&quot;05&quot;" style:apply-style-name="Wast" style:base-cell-address="LAYERS.S66"/>
      <style:map style:condition="cell-content()=&quot;06&quot;" style:apply-style-name="Rock" style:base-cell-address="LAYERS.S66"/>
      <style:map style:condition="cell-content()=&quot;07&quot;" style:apply-style-name="Water" style:base-cell-address="LAYERS.S66"/>
      <style:map style:condition="cell-content()=&quot;08&quot;" style:apply-style-name="Empty" style:base-cell-address="LAYERS.S66"/>
    </style:style>
    <style:style style:name="ce2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67"/>
      <style:map style:condition="cell-content()=&quot;01&quot;" style:apply-style-name="Grass1" style:base-cell-address="LAYERS.S67"/>
      <style:map style:condition="cell-content()=&quot;02&quot;" style:apply-style-name="Grass2" style:base-cell-address="LAYERS.S67"/>
      <style:map style:condition="cell-content()=&quot;03&quot;" style:apply-style-name="Road1" style:base-cell-address="LAYERS.S67"/>
      <style:map style:condition="cell-content()=&quot;04&quot;" style:apply-style-name="Road2" style:base-cell-address="LAYERS.S67"/>
      <style:map style:condition="cell-content()=&quot;05&quot;" style:apply-style-name="Wast" style:base-cell-address="LAYERS.S67"/>
      <style:map style:condition="cell-content()=&quot;06&quot;" style:apply-style-name="Rock" style:base-cell-address="LAYERS.S67"/>
      <style:map style:condition="cell-content()=&quot;07&quot;" style:apply-style-name="Water" style:base-cell-address="LAYERS.S67"/>
      <style:map style:condition="cell-content()=&quot;08&quot;" style:apply-style-name="Empty" style:base-cell-address="LAYERS.S67"/>
      <style:map style:condition="cell-content()=&quot;-1&quot;" style:apply-style-name="Empty" style:base-cell-address="LAYERS.S67"/>
    </style:style>
    <style:style style:name="ce2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"/>
      <style:map style:condition="cell-content()=&quot;01&quot;" style:apply-style-name="Grass1" style:base-cell-address="LAYERS.T2"/>
      <style:map style:condition="cell-content()=&quot;02&quot;" style:apply-style-name="Grass2" style:base-cell-address="LAYERS.T2"/>
      <style:map style:condition="cell-content()=&quot;03&quot;" style:apply-style-name="Road1" style:base-cell-address="LAYERS.T2"/>
      <style:map style:condition="cell-content()=&quot;04&quot;" style:apply-style-name="Road2" style:base-cell-address="LAYERS.T2"/>
      <style:map style:condition="cell-content()=&quot;05&quot;" style:apply-style-name="Wast" style:base-cell-address="LAYERS.T2"/>
      <style:map style:condition="cell-content()=&quot;06&quot;" style:apply-style-name="Rock" style:base-cell-address="LAYERS.T2"/>
      <style:map style:condition="cell-content()=&quot;07&quot;" style:apply-style-name="Water" style:base-cell-address="LAYERS.T2"/>
      <style:map style:condition="cell-content()=&quot;08&quot;" style:apply-style-name="Empty" style:base-cell-address="LAYERS.T2"/>
      <style:map style:condition="cell-content()=&quot;-1&quot;" style:apply-style-name="Empty" style:base-cell-address="LAYERS.T2"/>
    </style:style>
    <style:style style:name="ce2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3"/>
      <style:map style:condition="cell-content()=&quot;01&quot;" style:apply-style-name="Grass1" style:base-cell-address="LAYERS.T33"/>
      <style:map style:condition="cell-content()=&quot;02&quot;" style:apply-style-name="Grass2" style:base-cell-address="LAYERS.T33"/>
      <style:map style:condition="cell-content()=&quot;03&quot;" style:apply-style-name="Road1" style:base-cell-address="LAYERS.T33"/>
      <style:map style:condition="cell-content()=&quot;04&quot;" style:apply-style-name="Road2" style:base-cell-address="LAYERS.T33"/>
      <style:map style:condition="cell-content()=&quot;05&quot;" style:apply-style-name="Wast" style:base-cell-address="LAYERS.T33"/>
      <style:map style:condition="cell-content()=&quot;06&quot;" style:apply-style-name="Rock" style:base-cell-address="LAYERS.T33"/>
      <style:map style:condition="cell-content()=&quot;07&quot;" style:apply-style-name="Water" style:base-cell-address="LAYERS.T33"/>
      <style:map style:condition="cell-content()=&quot;08&quot;" style:apply-style-name="Empty" style:base-cell-address="LAYERS.T33"/>
      <style:map style:condition="cell-content()=&quot;-1&quot;" style:apply-style-name="Empty" style:base-cell-address="LAYERS.T33"/>
    </style:style>
    <style:style style:name="ce2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6"/>
      <style:map style:condition="cell-content()=&quot;01&quot;" style:apply-style-name="Grass1" style:base-cell-address="LAYERS.T36"/>
      <style:map style:condition="cell-content()=&quot;02&quot;" style:apply-style-name="Grass2" style:base-cell-address="LAYERS.T36"/>
      <style:map style:condition="cell-content()=&quot;03&quot;" style:apply-style-name="Road1" style:base-cell-address="LAYERS.T36"/>
      <style:map style:condition="cell-content()=&quot;04&quot;" style:apply-style-name="Road2" style:base-cell-address="LAYERS.T36"/>
      <style:map style:condition="cell-content()=&quot;05&quot;" style:apply-style-name="Wast" style:base-cell-address="LAYERS.T36"/>
      <style:map style:condition="cell-content()=&quot;06&quot;" style:apply-style-name="Rock" style:base-cell-address="LAYERS.T36"/>
      <style:map style:condition="cell-content()=&quot;07&quot;" style:apply-style-name="Water" style:base-cell-address="LAYERS.T36"/>
      <style:map style:condition="cell-content()=&quot;08&quot;" style:apply-style-name="Empty" style:base-cell-address="LAYERS.T36"/>
      <style:map style:condition="cell-content()=&quot;-1&quot;" style:apply-style-name="Empty" style:base-cell-address="LAYERS.T36"/>
    </style:style>
    <style:style style:name="ce2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8"/>
      <style:map style:condition="cell-content()=&quot;01&quot;" style:apply-style-name="Grass1" style:base-cell-address="LAYERS.T38"/>
      <style:map style:condition="cell-content()=&quot;02&quot;" style:apply-style-name="Grass2" style:base-cell-address="LAYERS.T38"/>
      <style:map style:condition="cell-content()=&quot;03&quot;" style:apply-style-name="Road1" style:base-cell-address="LAYERS.T38"/>
      <style:map style:condition="cell-content()=&quot;04&quot;" style:apply-style-name="Road2" style:base-cell-address="LAYERS.T38"/>
      <style:map style:condition="cell-content()=&quot;05&quot;" style:apply-style-name="Wast" style:base-cell-address="LAYERS.T38"/>
      <style:map style:condition="cell-content()=&quot;06&quot;" style:apply-style-name="Rock" style:base-cell-address="LAYERS.T38"/>
      <style:map style:condition="cell-content()=&quot;07&quot;" style:apply-style-name="Water" style:base-cell-address="LAYERS.T38"/>
      <style:map style:condition="cell-content()=&quot;08&quot;" style:apply-style-name="Empty" style:base-cell-address="LAYERS.T38"/>
    </style:style>
    <style:style style:name="ce2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9"/>
      <style:map style:condition="cell-content()=&quot;01&quot;" style:apply-style-name="Grass1" style:base-cell-address="LAYERS.T39"/>
      <style:map style:condition="cell-content()=&quot;02&quot;" style:apply-style-name="Grass2" style:base-cell-address="LAYERS.T39"/>
      <style:map style:condition="cell-content()=&quot;03&quot;" style:apply-style-name="Road1" style:base-cell-address="LAYERS.T39"/>
      <style:map style:condition="cell-content()=&quot;04&quot;" style:apply-style-name="Road2" style:base-cell-address="LAYERS.T39"/>
      <style:map style:condition="cell-content()=&quot;05&quot;" style:apply-style-name="Wast" style:base-cell-address="LAYERS.T39"/>
      <style:map style:condition="cell-content()=&quot;06&quot;" style:apply-style-name="Rock" style:base-cell-address="LAYERS.T39"/>
      <style:map style:condition="cell-content()=&quot;07&quot;" style:apply-style-name="Water" style:base-cell-address="LAYERS.T39"/>
      <style:map style:condition="cell-content()=&quot;08&quot;" style:apply-style-name="Empty" style:base-cell-address="LAYERS.T39"/>
    </style:style>
    <style:style style:name="ce2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54"/>
      <style:map style:condition="cell-content()=&quot;01&quot;" style:apply-style-name="Grass1" style:base-cell-address="LAYERS.T54"/>
      <style:map style:condition="cell-content()=&quot;02&quot;" style:apply-style-name="Grass2" style:base-cell-address="LAYERS.T54"/>
      <style:map style:condition="cell-content()=&quot;03&quot;" style:apply-style-name="Road1" style:base-cell-address="LAYERS.T54"/>
      <style:map style:condition="cell-content()=&quot;04&quot;" style:apply-style-name="Road2" style:base-cell-address="LAYERS.T54"/>
      <style:map style:condition="cell-content()=&quot;05&quot;" style:apply-style-name="Wast" style:base-cell-address="LAYERS.T54"/>
      <style:map style:condition="cell-content()=&quot;06&quot;" style:apply-style-name="Rock" style:base-cell-address="LAYERS.T54"/>
      <style:map style:condition="cell-content()=&quot;07&quot;" style:apply-style-name="Water" style:base-cell-address="LAYERS.T54"/>
      <style:map style:condition="cell-content()=&quot;08&quot;" style:apply-style-name="Empty" style:base-cell-address="LAYERS.T54"/>
    </style:style>
    <style:style style:name="ce2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55"/>
      <style:map style:condition="cell-content()=&quot;01&quot;" style:apply-style-name="Grass1" style:base-cell-address="LAYERS.T55"/>
      <style:map style:condition="cell-content()=&quot;02&quot;" style:apply-style-name="Grass2" style:base-cell-address="LAYERS.T55"/>
      <style:map style:condition="cell-content()=&quot;03&quot;" style:apply-style-name="Road1" style:base-cell-address="LAYERS.T55"/>
      <style:map style:condition="cell-content()=&quot;04&quot;" style:apply-style-name="Road2" style:base-cell-address="LAYERS.T55"/>
      <style:map style:condition="cell-content()=&quot;05&quot;" style:apply-style-name="Wast" style:base-cell-address="LAYERS.T55"/>
      <style:map style:condition="cell-content()=&quot;06&quot;" style:apply-style-name="Rock" style:base-cell-address="LAYERS.T55"/>
      <style:map style:condition="cell-content()=&quot;07&quot;" style:apply-style-name="Water" style:base-cell-address="LAYERS.T55"/>
      <style:map style:condition="cell-content()=&quot;08&quot;" style:apply-style-name="Empty" style:base-cell-address="LAYERS.T55"/>
    </style:style>
    <style:style style:name="ce2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66"/>
      <style:map style:condition="cell-content()=&quot;01&quot;" style:apply-style-name="Grass1" style:base-cell-address="LAYERS.T66"/>
      <style:map style:condition="cell-content()=&quot;02&quot;" style:apply-style-name="Grass2" style:base-cell-address="LAYERS.T66"/>
      <style:map style:condition="cell-content()=&quot;03&quot;" style:apply-style-name="Road1" style:base-cell-address="LAYERS.T66"/>
      <style:map style:condition="cell-content()=&quot;04&quot;" style:apply-style-name="Road2" style:base-cell-address="LAYERS.T66"/>
      <style:map style:condition="cell-content()=&quot;05&quot;" style:apply-style-name="Wast" style:base-cell-address="LAYERS.T66"/>
      <style:map style:condition="cell-content()=&quot;06&quot;" style:apply-style-name="Rock" style:base-cell-address="LAYERS.T66"/>
      <style:map style:condition="cell-content()=&quot;07&quot;" style:apply-style-name="Water" style:base-cell-address="LAYERS.T66"/>
      <style:map style:condition="cell-content()=&quot;08&quot;" style:apply-style-name="Empty" style:base-cell-address="LAYERS.T66"/>
    </style:style>
    <style:style style:name="ce2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67"/>
      <style:map style:condition="cell-content()=&quot;01&quot;" style:apply-style-name="Grass1" style:base-cell-address="LAYERS.T67"/>
      <style:map style:condition="cell-content()=&quot;02&quot;" style:apply-style-name="Grass2" style:base-cell-address="LAYERS.T67"/>
      <style:map style:condition="cell-content()=&quot;03&quot;" style:apply-style-name="Road1" style:base-cell-address="LAYERS.T67"/>
      <style:map style:condition="cell-content()=&quot;04&quot;" style:apply-style-name="Road2" style:base-cell-address="LAYERS.T67"/>
      <style:map style:condition="cell-content()=&quot;05&quot;" style:apply-style-name="Wast" style:base-cell-address="LAYERS.T67"/>
      <style:map style:condition="cell-content()=&quot;06&quot;" style:apply-style-name="Rock" style:base-cell-address="LAYERS.T67"/>
      <style:map style:condition="cell-content()=&quot;07&quot;" style:apply-style-name="Water" style:base-cell-address="LAYERS.T67"/>
      <style:map style:condition="cell-content()=&quot;08&quot;" style:apply-style-name="Empty" style:base-cell-address="LAYERS.T67"/>
      <style:map style:condition="cell-content()=&quot;-1&quot;" style:apply-style-name="Empty" style:base-cell-address="LAYERS.T67"/>
    </style:style>
    <style:style style:name="ce2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"/>
      <style:map style:condition="cell-content()=&quot;01&quot;" style:apply-style-name="Grass1" style:base-cell-address="LAYERS.U2"/>
      <style:map style:condition="cell-content()=&quot;02&quot;" style:apply-style-name="Grass2" style:base-cell-address="LAYERS.U2"/>
      <style:map style:condition="cell-content()=&quot;03&quot;" style:apply-style-name="Road1" style:base-cell-address="LAYERS.U2"/>
      <style:map style:condition="cell-content()=&quot;04&quot;" style:apply-style-name="Road2" style:base-cell-address="LAYERS.U2"/>
      <style:map style:condition="cell-content()=&quot;05&quot;" style:apply-style-name="Wast" style:base-cell-address="LAYERS.U2"/>
      <style:map style:condition="cell-content()=&quot;06&quot;" style:apply-style-name="Rock" style:base-cell-address="LAYERS.U2"/>
      <style:map style:condition="cell-content()=&quot;07&quot;" style:apply-style-name="Water" style:base-cell-address="LAYERS.U2"/>
      <style:map style:condition="cell-content()=&quot;08&quot;" style:apply-style-name="Empty" style:base-cell-address="LAYERS.U2"/>
      <style:map style:condition="cell-content()=&quot;-1&quot;" style:apply-style-name="Empty" style:base-cell-address="LAYERS.U2"/>
    </style:style>
    <style:style style:name="ce2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3"/>
      <style:map style:condition="cell-content()=&quot;01&quot;" style:apply-style-name="Grass1" style:base-cell-address="LAYERS.U33"/>
      <style:map style:condition="cell-content()=&quot;02&quot;" style:apply-style-name="Grass2" style:base-cell-address="LAYERS.U33"/>
      <style:map style:condition="cell-content()=&quot;03&quot;" style:apply-style-name="Road1" style:base-cell-address="LAYERS.U33"/>
      <style:map style:condition="cell-content()=&quot;04&quot;" style:apply-style-name="Road2" style:base-cell-address="LAYERS.U33"/>
      <style:map style:condition="cell-content()=&quot;05&quot;" style:apply-style-name="Wast" style:base-cell-address="LAYERS.U33"/>
      <style:map style:condition="cell-content()=&quot;06&quot;" style:apply-style-name="Rock" style:base-cell-address="LAYERS.U33"/>
      <style:map style:condition="cell-content()=&quot;07&quot;" style:apply-style-name="Water" style:base-cell-address="LAYERS.U33"/>
      <style:map style:condition="cell-content()=&quot;08&quot;" style:apply-style-name="Empty" style:base-cell-address="LAYERS.U33"/>
      <style:map style:condition="cell-content()=&quot;-1&quot;" style:apply-style-name="Empty" style:base-cell-address="LAYERS.U33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6"/>
      <style:map style:condition="cell-content()=&quot;01&quot;" style:apply-style-name="Grass1" style:base-cell-address="LAYERS.U36"/>
      <style:map style:condition="cell-content()=&quot;02&quot;" style:apply-style-name="Grass2" style:base-cell-address="LAYERS.U36"/>
      <style:map style:condition="cell-content()=&quot;03&quot;" style:apply-style-name="Road1" style:base-cell-address="LAYERS.U36"/>
      <style:map style:condition="cell-content()=&quot;04&quot;" style:apply-style-name="Road2" style:base-cell-address="LAYERS.U36"/>
      <style:map style:condition="cell-content()=&quot;05&quot;" style:apply-style-name="Wast" style:base-cell-address="LAYERS.U36"/>
      <style:map style:condition="cell-content()=&quot;06&quot;" style:apply-style-name="Rock" style:base-cell-address="LAYERS.U36"/>
      <style:map style:condition="cell-content()=&quot;07&quot;" style:apply-style-name="Water" style:base-cell-address="LAYERS.U36"/>
      <style:map style:condition="cell-content()=&quot;08&quot;" style:apply-style-name="Empty" style:base-cell-address="LAYERS.U36"/>
      <style:map style:condition="cell-content()=&quot;-1&quot;" style:apply-style-name="Empty" style:base-cell-address="LAYERS.U36"/>
    </style:style>
    <style:style style:name="ce2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8"/>
      <style:map style:condition="cell-content()=&quot;01&quot;" style:apply-style-name="Grass1" style:base-cell-address="LAYERS.U38"/>
      <style:map style:condition="cell-content()=&quot;02&quot;" style:apply-style-name="Grass2" style:base-cell-address="LAYERS.U38"/>
      <style:map style:condition="cell-content()=&quot;03&quot;" style:apply-style-name="Road1" style:base-cell-address="LAYERS.U38"/>
      <style:map style:condition="cell-content()=&quot;04&quot;" style:apply-style-name="Road2" style:base-cell-address="LAYERS.U38"/>
      <style:map style:condition="cell-content()=&quot;05&quot;" style:apply-style-name="Wast" style:base-cell-address="LAYERS.U38"/>
      <style:map style:condition="cell-content()=&quot;06&quot;" style:apply-style-name="Rock" style:base-cell-address="LAYERS.U38"/>
      <style:map style:condition="cell-content()=&quot;07&quot;" style:apply-style-name="Water" style:base-cell-address="LAYERS.U38"/>
      <style:map style:condition="cell-content()=&quot;08&quot;" style:apply-style-name="Empty" style:base-cell-address="LAYERS.U38"/>
    </style:style>
    <style:style style:name="ce2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9"/>
      <style:map style:condition="cell-content()=&quot;01&quot;" style:apply-style-name="Grass1" style:base-cell-address="LAYERS.U39"/>
      <style:map style:condition="cell-content()=&quot;02&quot;" style:apply-style-name="Grass2" style:base-cell-address="LAYERS.U39"/>
      <style:map style:condition="cell-content()=&quot;03&quot;" style:apply-style-name="Road1" style:base-cell-address="LAYERS.U39"/>
      <style:map style:condition="cell-content()=&quot;04&quot;" style:apply-style-name="Road2" style:base-cell-address="LAYERS.U39"/>
      <style:map style:condition="cell-content()=&quot;05&quot;" style:apply-style-name="Wast" style:base-cell-address="LAYERS.U39"/>
      <style:map style:condition="cell-content()=&quot;06&quot;" style:apply-style-name="Rock" style:base-cell-address="LAYERS.U39"/>
      <style:map style:condition="cell-content()=&quot;07&quot;" style:apply-style-name="Water" style:base-cell-address="LAYERS.U39"/>
      <style:map style:condition="cell-content()=&quot;08&quot;" style:apply-style-name="Empty" style:base-cell-address="LAYERS.U39"/>
    </style:style>
    <style:style style:name="ce2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40"/>
      <style:map style:condition="cell-content()=&quot;01&quot;" style:apply-style-name="Grass1" style:base-cell-address="LAYERS.U40"/>
      <style:map style:condition="cell-content()=&quot;02&quot;" style:apply-style-name="Grass2" style:base-cell-address="LAYERS.U40"/>
      <style:map style:condition="cell-content()=&quot;03&quot;" style:apply-style-name="Road1" style:base-cell-address="LAYERS.U40"/>
      <style:map style:condition="cell-content()=&quot;04&quot;" style:apply-style-name="Road2" style:base-cell-address="LAYERS.U40"/>
      <style:map style:condition="cell-content()=&quot;05&quot;" style:apply-style-name="Wast" style:base-cell-address="LAYERS.U40"/>
      <style:map style:condition="cell-content()=&quot;06&quot;" style:apply-style-name="Rock" style:base-cell-address="LAYERS.U40"/>
      <style:map style:condition="cell-content()=&quot;07&quot;" style:apply-style-name="Water" style:base-cell-address="LAYERS.U40"/>
      <style:map style:condition="cell-content()=&quot;08&quot;" style:apply-style-name="Empty" style:base-cell-address="LAYERS.U40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41"/>
      <style:map style:condition="cell-content()=&quot;01&quot;" style:apply-style-name="Grass1" style:base-cell-address="LAYERS.U41"/>
      <style:map style:condition="cell-content()=&quot;02&quot;" style:apply-style-name="Grass2" style:base-cell-address="LAYERS.U41"/>
      <style:map style:condition="cell-content()=&quot;03&quot;" style:apply-style-name="Road1" style:base-cell-address="LAYERS.U41"/>
      <style:map style:condition="cell-content()=&quot;04&quot;" style:apply-style-name="Road2" style:base-cell-address="LAYERS.U41"/>
      <style:map style:condition="cell-content()=&quot;05&quot;" style:apply-style-name="Wast" style:base-cell-address="LAYERS.U41"/>
      <style:map style:condition="cell-content()=&quot;06&quot;" style:apply-style-name="Rock" style:base-cell-address="LAYERS.U41"/>
      <style:map style:condition="cell-content()=&quot;07&quot;" style:apply-style-name="Water" style:base-cell-address="LAYERS.U41"/>
      <style:map style:condition="cell-content()=&quot;08&quot;" style:apply-style-name="Empty" style:base-cell-address="LAYERS.U41"/>
    </style:style>
    <style:style style:name="ce2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54"/>
      <style:map style:condition="cell-content()=&quot;01&quot;" style:apply-style-name="Grass1" style:base-cell-address="LAYERS.U54"/>
      <style:map style:condition="cell-content()=&quot;02&quot;" style:apply-style-name="Grass2" style:base-cell-address="LAYERS.U54"/>
      <style:map style:condition="cell-content()=&quot;03&quot;" style:apply-style-name="Road1" style:base-cell-address="LAYERS.U54"/>
      <style:map style:condition="cell-content()=&quot;04&quot;" style:apply-style-name="Road2" style:base-cell-address="LAYERS.U54"/>
      <style:map style:condition="cell-content()=&quot;05&quot;" style:apply-style-name="Wast" style:base-cell-address="LAYERS.U54"/>
      <style:map style:condition="cell-content()=&quot;06&quot;" style:apply-style-name="Rock" style:base-cell-address="LAYERS.U54"/>
      <style:map style:condition="cell-content()=&quot;07&quot;" style:apply-style-name="Water" style:base-cell-address="LAYERS.U54"/>
      <style:map style:condition="cell-content()=&quot;08&quot;" style:apply-style-name="Empty" style:base-cell-address="LAYERS.U54"/>
    </style:style>
    <style:style style:name="ce2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55"/>
      <style:map style:condition="cell-content()=&quot;01&quot;" style:apply-style-name="Grass1" style:base-cell-address="LAYERS.U55"/>
      <style:map style:condition="cell-content()=&quot;02&quot;" style:apply-style-name="Grass2" style:base-cell-address="LAYERS.U55"/>
      <style:map style:condition="cell-content()=&quot;03&quot;" style:apply-style-name="Road1" style:base-cell-address="LAYERS.U55"/>
      <style:map style:condition="cell-content()=&quot;04&quot;" style:apply-style-name="Road2" style:base-cell-address="LAYERS.U55"/>
      <style:map style:condition="cell-content()=&quot;05&quot;" style:apply-style-name="Wast" style:base-cell-address="LAYERS.U55"/>
      <style:map style:condition="cell-content()=&quot;06&quot;" style:apply-style-name="Rock" style:base-cell-address="LAYERS.U55"/>
      <style:map style:condition="cell-content()=&quot;07&quot;" style:apply-style-name="Water" style:base-cell-address="LAYERS.U55"/>
      <style:map style:condition="cell-content()=&quot;08&quot;" style:apply-style-name="Empty" style:base-cell-address="LAYERS.U55"/>
    </style:style>
    <style:style style:name="ce2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56"/>
      <style:map style:condition="cell-content()=&quot;01&quot;" style:apply-style-name="Grass1" style:base-cell-address="LAYERS.U56"/>
      <style:map style:condition="cell-content()=&quot;02&quot;" style:apply-style-name="Grass2" style:base-cell-address="LAYERS.U56"/>
      <style:map style:condition="cell-content()=&quot;03&quot;" style:apply-style-name="Road1" style:base-cell-address="LAYERS.U56"/>
      <style:map style:condition="cell-content()=&quot;04&quot;" style:apply-style-name="Road2" style:base-cell-address="LAYERS.U56"/>
      <style:map style:condition="cell-content()=&quot;05&quot;" style:apply-style-name="Wast" style:base-cell-address="LAYERS.U56"/>
      <style:map style:condition="cell-content()=&quot;06&quot;" style:apply-style-name="Rock" style:base-cell-address="LAYERS.U56"/>
      <style:map style:condition="cell-content()=&quot;07&quot;" style:apply-style-name="Water" style:base-cell-address="LAYERS.U56"/>
      <style:map style:condition="cell-content()=&quot;08&quot;" style:apply-style-name="Empty" style:base-cell-address="LAYERS.U56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57"/>
      <style:map style:condition="cell-content()=&quot;01&quot;" style:apply-style-name="Grass1" style:base-cell-address="LAYERS.U57"/>
      <style:map style:condition="cell-content()=&quot;02&quot;" style:apply-style-name="Grass2" style:base-cell-address="LAYERS.U57"/>
      <style:map style:condition="cell-content()=&quot;03&quot;" style:apply-style-name="Road1" style:base-cell-address="LAYERS.U57"/>
      <style:map style:condition="cell-content()=&quot;04&quot;" style:apply-style-name="Road2" style:base-cell-address="LAYERS.U57"/>
      <style:map style:condition="cell-content()=&quot;05&quot;" style:apply-style-name="Wast" style:base-cell-address="LAYERS.U57"/>
      <style:map style:condition="cell-content()=&quot;06&quot;" style:apply-style-name="Rock" style:base-cell-address="LAYERS.U57"/>
      <style:map style:condition="cell-content()=&quot;07&quot;" style:apply-style-name="Water" style:base-cell-address="LAYERS.U57"/>
      <style:map style:condition="cell-content()=&quot;08&quot;" style:apply-style-name="Empty" style:base-cell-address="LAYERS.U57"/>
    </style:style>
    <style:style style:name="ce2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61"/>
      <style:map style:condition="cell-content()=&quot;01&quot;" style:apply-style-name="Grass1" style:base-cell-address="LAYERS.U61"/>
      <style:map style:condition="cell-content()=&quot;02&quot;" style:apply-style-name="Grass2" style:base-cell-address="LAYERS.U61"/>
      <style:map style:condition="cell-content()=&quot;03&quot;" style:apply-style-name="Road1" style:base-cell-address="LAYERS.U61"/>
      <style:map style:condition="cell-content()=&quot;04&quot;" style:apply-style-name="Road2" style:base-cell-address="LAYERS.U61"/>
      <style:map style:condition="cell-content()=&quot;05&quot;" style:apply-style-name="Wast" style:base-cell-address="LAYERS.U61"/>
      <style:map style:condition="cell-content()=&quot;06&quot;" style:apply-style-name="Rock" style:base-cell-address="LAYERS.U61"/>
      <style:map style:condition="cell-content()=&quot;07&quot;" style:apply-style-name="Water" style:base-cell-address="LAYERS.U61"/>
      <style:map style:condition="cell-content()=&quot;08&quot;" style:apply-style-name="Empty" style:base-cell-address="LAYERS.U61"/>
    </style:style>
    <style:style style:name="ce2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62"/>
      <style:map style:condition="cell-content()=&quot;01&quot;" style:apply-style-name="Grass1" style:base-cell-address="LAYERS.U62"/>
      <style:map style:condition="cell-content()=&quot;02&quot;" style:apply-style-name="Grass2" style:base-cell-address="LAYERS.U62"/>
      <style:map style:condition="cell-content()=&quot;03&quot;" style:apply-style-name="Road1" style:base-cell-address="LAYERS.U62"/>
      <style:map style:condition="cell-content()=&quot;04&quot;" style:apply-style-name="Road2" style:base-cell-address="LAYERS.U62"/>
      <style:map style:condition="cell-content()=&quot;05&quot;" style:apply-style-name="Wast" style:base-cell-address="LAYERS.U62"/>
      <style:map style:condition="cell-content()=&quot;06&quot;" style:apply-style-name="Rock" style:base-cell-address="LAYERS.U62"/>
      <style:map style:condition="cell-content()=&quot;07&quot;" style:apply-style-name="Water" style:base-cell-address="LAYERS.U62"/>
      <style:map style:condition="cell-content()=&quot;08&quot;" style:apply-style-name="Empty" style:base-cell-address="LAYERS.U62"/>
    </style:style>
    <style:style style:name="ce2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66"/>
      <style:map style:condition="cell-content()=&quot;01&quot;" style:apply-style-name="Grass1" style:base-cell-address="LAYERS.U66"/>
      <style:map style:condition="cell-content()=&quot;02&quot;" style:apply-style-name="Grass2" style:base-cell-address="LAYERS.U66"/>
      <style:map style:condition="cell-content()=&quot;03&quot;" style:apply-style-name="Road1" style:base-cell-address="LAYERS.U66"/>
      <style:map style:condition="cell-content()=&quot;04&quot;" style:apply-style-name="Road2" style:base-cell-address="LAYERS.U66"/>
      <style:map style:condition="cell-content()=&quot;05&quot;" style:apply-style-name="Wast" style:base-cell-address="LAYERS.U66"/>
      <style:map style:condition="cell-content()=&quot;06&quot;" style:apply-style-name="Rock" style:base-cell-address="LAYERS.U66"/>
      <style:map style:condition="cell-content()=&quot;07&quot;" style:apply-style-name="Water" style:base-cell-address="LAYERS.U66"/>
      <style:map style:condition="cell-content()=&quot;08&quot;" style:apply-style-name="Empty" style:base-cell-address="LAYERS.U66"/>
    </style:style>
    <style:style style:name="ce2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67"/>
      <style:map style:condition="cell-content()=&quot;01&quot;" style:apply-style-name="Grass1" style:base-cell-address="LAYERS.U67"/>
      <style:map style:condition="cell-content()=&quot;02&quot;" style:apply-style-name="Grass2" style:base-cell-address="LAYERS.U67"/>
      <style:map style:condition="cell-content()=&quot;03&quot;" style:apply-style-name="Road1" style:base-cell-address="LAYERS.U67"/>
      <style:map style:condition="cell-content()=&quot;04&quot;" style:apply-style-name="Road2" style:base-cell-address="LAYERS.U67"/>
      <style:map style:condition="cell-content()=&quot;05&quot;" style:apply-style-name="Wast" style:base-cell-address="LAYERS.U67"/>
      <style:map style:condition="cell-content()=&quot;06&quot;" style:apply-style-name="Rock" style:base-cell-address="LAYERS.U67"/>
      <style:map style:condition="cell-content()=&quot;07&quot;" style:apply-style-name="Water" style:base-cell-address="LAYERS.U67"/>
      <style:map style:condition="cell-content()=&quot;08&quot;" style:apply-style-name="Empty" style:base-cell-address="LAYERS.U67"/>
      <style:map style:condition="cell-content()=&quot;-1&quot;" style:apply-style-name="Empty" style:base-cell-address="LAYERS.U67"/>
    </style:style>
    <style:style style:name="ce2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"/>
      <style:map style:condition="cell-content()=&quot;01&quot;" style:apply-style-name="Grass1" style:base-cell-address="LAYERS.V2"/>
      <style:map style:condition="cell-content()=&quot;02&quot;" style:apply-style-name="Grass2" style:base-cell-address="LAYERS.V2"/>
      <style:map style:condition="cell-content()=&quot;03&quot;" style:apply-style-name="Road1" style:base-cell-address="LAYERS.V2"/>
      <style:map style:condition="cell-content()=&quot;04&quot;" style:apply-style-name="Road2" style:base-cell-address="LAYERS.V2"/>
      <style:map style:condition="cell-content()=&quot;05&quot;" style:apply-style-name="Wast" style:base-cell-address="LAYERS.V2"/>
      <style:map style:condition="cell-content()=&quot;06&quot;" style:apply-style-name="Rock" style:base-cell-address="LAYERS.V2"/>
      <style:map style:condition="cell-content()=&quot;07&quot;" style:apply-style-name="Water" style:base-cell-address="LAYERS.V2"/>
      <style:map style:condition="cell-content()=&quot;08&quot;" style:apply-style-name="Empty" style:base-cell-address="LAYERS.V2"/>
      <style:map style:condition="cell-content()=&quot;-1&quot;" style:apply-style-name="Empty" style:base-cell-address="LAYERS.V2"/>
    </style:style>
    <style:style style:name="ce2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3"/>
      <style:map style:condition="cell-content()=&quot;01&quot;" style:apply-style-name="Grass1" style:base-cell-address="LAYERS.V33"/>
      <style:map style:condition="cell-content()=&quot;02&quot;" style:apply-style-name="Grass2" style:base-cell-address="LAYERS.V33"/>
      <style:map style:condition="cell-content()=&quot;03&quot;" style:apply-style-name="Road1" style:base-cell-address="LAYERS.V33"/>
      <style:map style:condition="cell-content()=&quot;04&quot;" style:apply-style-name="Road2" style:base-cell-address="LAYERS.V33"/>
      <style:map style:condition="cell-content()=&quot;05&quot;" style:apply-style-name="Wast" style:base-cell-address="LAYERS.V33"/>
      <style:map style:condition="cell-content()=&quot;06&quot;" style:apply-style-name="Rock" style:base-cell-address="LAYERS.V33"/>
      <style:map style:condition="cell-content()=&quot;07&quot;" style:apply-style-name="Water" style:base-cell-address="LAYERS.V33"/>
      <style:map style:condition="cell-content()=&quot;08&quot;" style:apply-style-name="Empty" style:base-cell-address="LAYERS.V33"/>
      <style:map style:condition="cell-content()=&quot;-1&quot;" style:apply-style-name="Empty" style:base-cell-address="LAYERS.V33"/>
    </style:style>
    <style:style style:name="ce2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6"/>
      <style:map style:condition="cell-content()=&quot;01&quot;" style:apply-style-name="Grass1" style:base-cell-address="LAYERS.V36"/>
      <style:map style:condition="cell-content()=&quot;02&quot;" style:apply-style-name="Grass2" style:base-cell-address="LAYERS.V36"/>
      <style:map style:condition="cell-content()=&quot;03&quot;" style:apply-style-name="Road1" style:base-cell-address="LAYERS.V36"/>
      <style:map style:condition="cell-content()=&quot;04&quot;" style:apply-style-name="Road2" style:base-cell-address="LAYERS.V36"/>
      <style:map style:condition="cell-content()=&quot;05&quot;" style:apply-style-name="Wast" style:base-cell-address="LAYERS.V36"/>
      <style:map style:condition="cell-content()=&quot;06&quot;" style:apply-style-name="Rock" style:base-cell-address="LAYERS.V36"/>
      <style:map style:condition="cell-content()=&quot;07&quot;" style:apply-style-name="Water" style:base-cell-address="LAYERS.V36"/>
      <style:map style:condition="cell-content()=&quot;08&quot;" style:apply-style-name="Empty" style:base-cell-address="LAYERS.V36"/>
      <style:map style:condition="cell-content()=&quot;-1&quot;" style:apply-style-name="Empty" style:base-cell-address="LAYERS.V36"/>
    </style:style>
    <style:style style:name="ce2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54"/>
      <style:map style:condition="cell-content()=&quot;01&quot;" style:apply-style-name="Grass1" style:base-cell-address="LAYERS.V54"/>
      <style:map style:condition="cell-content()=&quot;02&quot;" style:apply-style-name="Grass2" style:base-cell-address="LAYERS.V54"/>
      <style:map style:condition="cell-content()=&quot;03&quot;" style:apply-style-name="Road1" style:base-cell-address="LAYERS.V54"/>
      <style:map style:condition="cell-content()=&quot;04&quot;" style:apply-style-name="Road2" style:base-cell-address="LAYERS.V54"/>
      <style:map style:condition="cell-content()=&quot;05&quot;" style:apply-style-name="Wast" style:base-cell-address="LAYERS.V54"/>
      <style:map style:condition="cell-content()=&quot;06&quot;" style:apply-style-name="Rock" style:base-cell-address="LAYERS.V54"/>
      <style:map style:condition="cell-content()=&quot;07&quot;" style:apply-style-name="Water" style:base-cell-address="LAYERS.V54"/>
      <style:map style:condition="cell-content()=&quot;08&quot;" style:apply-style-name="Empty" style:base-cell-address="LAYERS.V54"/>
    </style:style>
    <style:style style:name="ce2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55"/>
      <style:map style:condition="cell-content()=&quot;01&quot;" style:apply-style-name="Grass1" style:base-cell-address="LAYERS.V55"/>
      <style:map style:condition="cell-content()=&quot;02&quot;" style:apply-style-name="Grass2" style:base-cell-address="LAYERS.V55"/>
      <style:map style:condition="cell-content()=&quot;03&quot;" style:apply-style-name="Road1" style:base-cell-address="LAYERS.V55"/>
      <style:map style:condition="cell-content()=&quot;04&quot;" style:apply-style-name="Road2" style:base-cell-address="LAYERS.V55"/>
      <style:map style:condition="cell-content()=&quot;05&quot;" style:apply-style-name="Wast" style:base-cell-address="LAYERS.V55"/>
      <style:map style:condition="cell-content()=&quot;06&quot;" style:apply-style-name="Rock" style:base-cell-address="LAYERS.V55"/>
      <style:map style:condition="cell-content()=&quot;07&quot;" style:apply-style-name="Water" style:base-cell-address="LAYERS.V55"/>
      <style:map style:condition="cell-content()=&quot;08&quot;" style:apply-style-name="Empty" style:base-cell-address="LAYERS.V55"/>
    </style:style>
    <style:style style:name="ce2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56"/>
      <style:map style:condition="cell-content()=&quot;01&quot;" style:apply-style-name="Grass1" style:base-cell-address="LAYERS.V56"/>
      <style:map style:condition="cell-content()=&quot;02&quot;" style:apply-style-name="Grass2" style:base-cell-address="LAYERS.V56"/>
      <style:map style:condition="cell-content()=&quot;03&quot;" style:apply-style-name="Road1" style:base-cell-address="LAYERS.V56"/>
      <style:map style:condition="cell-content()=&quot;04&quot;" style:apply-style-name="Road2" style:base-cell-address="LAYERS.V56"/>
      <style:map style:condition="cell-content()=&quot;05&quot;" style:apply-style-name="Wast" style:base-cell-address="LAYERS.V56"/>
      <style:map style:condition="cell-content()=&quot;06&quot;" style:apply-style-name="Rock" style:base-cell-address="LAYERS.V56"/>
      <style:map style:condition="cell-content()=&quot;07&quot;" style:apply-style-name="Water" style:base-cell-address="LAYERS.V56"/>
      <style:map style:condition="cell-content()=&quot;08&quot;" style:apply-style-name="Empty" style:base-cell-address="LAYERS.V56"/>
    </style:style>
    <style:style style:name="ce2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57"/>
      <style:map style:condition="cell-content()=&quot;01&quot;" style:apply-style-name="Grass1" style:base-cell-address="LAYERS.V57"/>
      <style:map style:condition="cell-content()=&quot;02&quot;" style:apply-style-name="Grass2" style:base-cell-address="LAYERS.V57"/>
      <style:map style:condition="cell-content()=&quot;03&quot;" style:apply-style-name="Road1" style:base-cell-address="LAYERS.V57"/>
      <style:map style:condition="cell-content()=&quot;04&quot;" style:apply-style-name="Road2" style:base-cell-address="LAYERS.V57"/>
      <style:map style:condition="cell-content()=&quot;05&quot;" style:apply-style-name="Wast" style:base-cell-address="LAYERS.V57"/>
      <style:map style:condition="cell-content()=&quot;06&quot;" style:apply-style-name="Rock" style:base-cell-address="LAYERS.V57"/>
      <style:map style:condition="cell-content()=&quot;07&quot;" style:apply-style-name="Water" style:base-cell-address="LAYERS.V57"/>
      <style:map style:condition="cell-content()=&quot;08&quot;" style:apply-style-name="Empty" style:base-cell-address="LAYERS.V57"/>
    </style:style>
    <style:style style:name="ce2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62"/>
      <style:map style:condition="cell-content()=&quot;01&quot;" style:apply-style-name="Grass1" style:base-cell-address="LAYERS.V62"/>
      <style:map style:condition="cell-content()=&quot;02&quot;" style:apply-style-name="Grass2" style:base-cell-address="LAYERS.V62"/>
      <style:map style:condition="cell-content()=&quot;03&quot;" style:apply-style-name="Road1" style:base-cell-address="LAYERS.V62"/>
      <style:map style:condition="cell-content()=&quot;04&quot;" style:apply-style-name="Road2" style:base-cell-address="LAYERS.V62"/>
      <style:map style:condition="cell-content()=&quot;05&quot;" style:apply-style-name="Wast" style:base-cell-address="LAYERS.V62"/>
      <style:map style:condition="cell-content()=&quot;06&quot;" style:apply-style-name="Rock" style:base-cell-address="LAYERS.V62"/>
      <style:map style:condition="cell-content()=&quot;07&quot;" style:apply-style-name="Water" style:base-cell-address="LAYERS.V62"/>
      <style:map style:condition="cell-content()=&quot;08&quot;" style:apply-style-name="Empty" style:base-cell-address="LAYERS.V62"/>
    </style:style>
    <style:style style:name="ce2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66"/>
      <style:map style:condition="cell-content()=&quot;01&quot;" style:apply-style-name="Grass1" style:base-cell-address="LAYERS.V66"/>
      <style:map style:condition="cell-content()=&quot;02&quot;" style:apply-style-name="Grass2" style:base-cell-address="LAYERS.V66"/>
      <style:map style:condition="cell-content()=&quot;03&quot;" style:apply-style-name="Road1" style:base-cell-address="LAYERS.V66"/>
      <style:map style:condition="cell-content()=&quot;04&quot;" style:apply-style-name="Road2" style:base-cell-address="LAYERS.V66"/>
      <style:map style:condition="cell-content()=&quot;05&quot;" style:apply-style-name="Wast" style:base-cell-address="LAYERS.V66"/>
      <style:map style:condition="cell-content()=&quot;06&quot;" style:apply-style-name="Rock" style:base-cell-address="LAYERS.V66"/>
      <style:map style:condition="cell-content()=&quot;07&quot;" style:apply-style-name="Water" style:base-cell-address="LAYERS.V66"/>
      <style:map style:condition="cell-content()=&quot;08&quot;" style:apply-style-name="Empty" style:base-cell-address="LAYERS.V66"/>
    </style:style>
    <style:style style:name="ce3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67"/>
      <style:map style:condition="cell-content()=&quot;01&quot;" style:apply-style-name="Grass1" style:base-cell-address="LAYERS.V67"/>
      <style:map style:condition="cell-content()=&quot;02&quot;" style:apply-style-name="Grass2" style:base-cell-address="LAYERS.V67"/>
      <style:map style:condition="cell-content()=&quot;03&quot;" style:apply-style-name="Road1" style:base-cell-address="LAYERS.V67"/>
      <style:map style:condition="cell-content()=&quot;04&quot;" style:apply-style-name="Road2" style:base-cell-address="LAYERS.V67"/>
      <style:map style:condition="cell-content()=&quot;05&quot;" style:apply-style-name="Wast" style:base-cell-address="LAYERS.V67"/>
      <style:map style:condition="cell-content()=&quot;06&quot;" style:apply-style-name="Rock" style:base-cell-address="LAYERS.V67"/>
      <style:map style:condition="cell-content()=&quot;07&quot;" style:apply-style-name="Water" style:base-cell-address="LAYERS.V67"/>
      <style:map style:condition="cell-content()=&quot;08&quot;" style:apply-style-name="Empty" style:base-cell-address="LAYERS.V67"/>
      <style:map style:condition="cell-content()=&quot;-1&quot;" style:apply-style-name="Empty" style:base-cell-address="LAYERS.V67"/>
    </style:style>
    <style:style style:name="ce3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"/>
      <style:map style:condition="cell-content()=&quot;01&quot;" style:apply-style-name="Grass1" style:base-cell-address="LAYERS.W2"/>
      <style:map style:condition="cell-content()=&quot;02&quot;" style:apply-style-name="Grass2" style:base-cell-address="LAYERS.W2"/>
      <style:map style:condition="cell-content()=&quot;03&quot;" style:apply-style-name="Road1" style:base-cell-address="LAYERS.W2"/>
      <style:map style:condition="cell-content()=&quot;04&quot;" style:apply-style-name="Road2" style:base-cell-address="LAYERS.W2"/>
      <style:map style:condition="cell-content()=&quot;05&quot;" style:apply-style-name="Wast" style:base-cell-address="LAYERS.W2"/>
      <style:map style:condition="cell-content()=&quot;06&quot;" style:apply-style-name="Rock" style:base-cell-address="LAYERS.W2"/>
      <style:map style:condition="cell-content()=&quot;07&quot;" style:apply-style-name="Water" style:base-cell-address="LAYERS.W2"/>
      <style:map style:condition="cell-content()=&quot;08&quot;" style:apply-style-name="Empty" style:base-cell-address="LAYERS.W2"/>
      <style:map style:condition="cell-content()=&quot;-1&quot;" style:apply-style-name="Empty" style:base-cell-address="LAYERS.W2"/>
    </style:style>
    <style:style style:name="ce3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3"/>
      <style:map style:condition="cell-content()=&quot;01&quot;" style:apply-style-name="Grass1" style:base-cell-address="LAYERS.W33"/>
      <style:map style:condition="cell-content()=&quot;02&quot;" style:apply-style-name="Grass2" style:base-cell-address="LAYERS.W33"/>
      <style:map style:condition="cell-content()=&quot;03&quot;" style:apply-style-name="Road1" style:base-cell-address="LAYERS.W33"/>
      <style:map style:condition="cell-content()=&quot;04&quot;" style:apply-style-name="Road2" style:base-cell-address="LAYERS.W33"/>
      <style:map style:condition="cell-content()=&quot;05&quot;" style:apply-style-name="Wast" style:base-cell-address="LAYERS.W33"/>
      <style:map style:condition="cell-content()=&quot;06&quot;" style:apply-style-name="Rock" style:base-cell-address="LAYERS.W33"/>
      <style:map style:condition="cell-content()=&quot;07&quot;" style:apply-style-name="Water" style:base-cell-address="LAYERS.W33"/>
      <style:map style:condition="cell-content()=&quot;08&quot;" style:apply-style-name="Empty" style:base-cell-address="LAYERS.W33"/>
      <style:map style:condition="cell-content()=&quot;-1&quot;" style:apply-style-name="Empty" style:base-cell-address="LAYERS.W33"/>
    </style:style>
    <style:style style:name="ce3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6"/>
      <style:map style:condition="cell-content()=&quot;01&quot;" style:apply-style-name="Grass1" style:base-cell-address="LAYERS.W36"/>
      <style:map style:condition="cell-content()=&quot;02&quot;" style:apply-style-name="Grass2" style:base-cell-address="LAYERS.W36"/>
      <style:map style:condition="cell-content()=&quot;03&quot;" style:apply-style-name="Road1" style:base-cell-address="LAYERS.W36"/>
      <style:map style:condition="cell-content()=&quot;04&quot;" style:apply-style-name="Road2" style:base-cell-address="LAYERS.W36"/>
      <style:map style:condition="cell-content()=&quot;05&quot;" style:apply-style-name="Wast" style:base-cell-address="LAYERS.W36"/>
      <style:map style:condition="cell-content()=&quot;06&quot;" style:apply-style-name="Rock" style:base-cell-address="LAYERS.W36"/>
      <style:map style:condition="cell-content()=&quot;07&quot;" style:apply-style-name="Water" style:base-cell-address="LAYERS.W36"/>
      <style:map style:condition="cell-content()=&quot;08&quot;" style:apply-style-name="Empty" style:base-cell-address="LAYERS.W36"/>
      <style:map style:condition="cell-content()=&quot;-1&quot;" style:apply-style-name="Empty" style:base-cell-address="LAYERS.W36"/>
    </style:style>
    <style:style style:name="ce3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62"/>
      <style:map style:condition="cell-content()=&quot;01&quot;" style:apply-style-name="Grass1" style:base-cell-address="LAYERS.W62"/>
      <style:map style:condition="cell-content()=&quot;02&quot;" style:apply-style-name="Grass2" style:base-cell-address="LAYERS.W62"/>
      <style:map style:condition="cell-content()=&quot;03&quot;" style:apply-style-name="Road1" style:base-cell-address="LAYERS.W62"/>
      <style:map style:condition="cell-content()=&quot;04&quot;" style:apply-style-name="Road2" style:base-cell-address="LAYERS.W62"/>
      <style:map style:condition="cell-content()=&quot;05&quot;" style:apply-style-name="Wast" style:base-cell-address="LAYERS.W62"/>
      <style:map style:condition="cell-content()=&quot;06&quot;" style:apply-style-name="Rock" style:base-cell-address="LAYERS.W62"/>
      <style:map style:condition="cell-content()=&quot;07&quot;" style:apply-style-name="Water" style:base-cell-address="LAYERS.W62"/>
      <style:map style:condition="cell-content()=&quot;08&quot;" style:apply-style-name="Empty" style:base-cell-address="LAYERS.W62"/>
    </style:style>
    <style:style style:name="ce3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66"/>
      <style:map style:condition="cell-content()=&quot;01&quot;" style:apply-style-name="Grass1" style:base-cell-address="LAYERS.W66"/>
      <style:map style:condition="cell-content()=&quot;02&quot;" style:apply-style-name="Grass2" style:base-cell-address="LAYERS.W66"/>
      <style:map style:condition="cell-content()=&quot;03&quot;" style:apply-style-name="Road1" style:base-cell-address="LAYERS.W66"/>
      <style:map style:condition="cell-content()=&quot;04&quot;" style:apply-style-name="Road2" style:base-cell-address="LAYERS.W66"/>
      <style:map style:condition="cell-content()=&quot;05&quot;" style:apply-style-name="Wast" style:base-cell-address="LAYERS.W66"/>
      <style:map style:condition="cell-content()=&quot;06&quot;" style:apply-style-name="Rock" style:base-cell-address="LAYERS.W66"/>
      <style:map style:condition="cell-content()=&quot;07&quot;" style:apply-style-name="Water" style:base-cell-address="LAYERS.W66"/>
      <style:map style:condition="cell-content()=&quot;08&quot;" style:apply-style-name="Empty" style:base-cell-address="LAYERS.W66"/>
    </style:style>
    <style:style style:name="ce3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67"/>
      <style:map style:condition="cell-content()=&quot;01&quot;" style:apply-style-name="Grass1" style:base-cell-address="LAYERS.W67"/>
      <style:map style:condition="cell-content()=&quot;02&quot;" style:apply-style-name="Grass2" style:base-cell-address="LAYERS.W67"/>
      <style:map style:condition="cell-content()=&quot;03&quot;" style:apply-style-name="Road1" style:base-cell-address="LAYERS.W67"/>
      <style:map style:condition="cell-content()=&quot;04&quot;" style:apply-style-name="Road2" style:base-cell-address="LAYERS.W67"/>
      <style:map style:condition="cell-content()=&quot;05&quot;" style:apply-style-name="Wast" style:base-cell-address="LAYERS.W67"/>
      <style:map style:condition="cell-content()=&quot;06&quot;" style:apply-style-name="Rock" style:base-cell-address="LAYERS.W67"/>
      <style:map style:condition="cell-content()=&quot;07&quot;" style:apply-style-name="Water" style:base-cell-address="LAYERS.W67"/>
      <style:map style:condition="cell-content()=&quot;08&quot;" style:apply-style-name="Empty" style:base-cell-address="LAYERS.W67"/>
      <style:map style:condition="cell-content()=&quot;-1&quot;" style:apply-style-name="Empty" style:base-cell-address="LAYERS.W67"/>
    </style:style>
    <style:style style:name="ce3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"/>
      <style:map style:condition="cell-content()=&quot;01&quot;" style:apply-style-name="Grass1" style:base-cell-address="LAYERS.X2"/>
      <style:map style:condition="cell-content()=&quot;02&quot;" style:apply-style-name="Grass2" style:base-cell-address="LAYERS.X2"/>
      <style:map style:condition="cell-content()=&quot;03&quot;" style:apply-style-name="Road1" style:base-cell-address="LAYERS.X2"/>
      <style:map style:condition="cell-content()=&quot;04&quot;" style:apply-style-name="Road2" style:base-cell-address="LAYERS.X2"/>
      <style:map style:condition="cell-content()=&quot;05&quot;" style:apply-style-name="Wast" style:base-cell-address="LAYERS.X2"/>
      <style:map style:condition="cell-content()=&quot;06&quot;" style:apply-style-name="Rock" style:base-cell-address="LAYERS.X2"/>
      <style:map style:condition="cell-content()=&quot;07&quot;" style:apply-style-name="Water" style:base-cell-address="LAYERS.X2"/>
      <style:map style:condition="cell-content()=&quot;08&quot;" style:apply-style-name="Empty" style:base-cell-address="LAYERS.X2"/>
      <style:map style:condition="cell-content()=&quot;-1&quot;" style:apply-style-name="Empty" style:base-cell-address="LAYERS.X2"/>
    </style:style>
    <style:style style:name="ce3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3"/>
      <style:map style:condition="cell-content()=&quot;01&quot;" style:apply-style-name="Grass1" style:base-cell-address="LAYERS.X33"/>
      <style:map style:condition="cell-content()=&quot;02&quot;" style:apply-style-name="Grass2" style:base-cell-address="LAYERS.X33"/>
      <style:map style:condition="cell-content()=&quot;03&quot;" style:apply-style-name="Road1" style:base-cell-address="LAYERS.X33"/>
      <style:map style:condition="cell-content()=&quot;04&quot;" style:apply-style-name="Road2" style:base-cell-address="LAYERS.X33"/>
      <style:map style:condition="cell-content()=&quot;05&quot;" style:apply-style-name="Wast" style:base-cell-address="LAYERS.X33"/>
      <style:map style:condition="cell-content()=&quot;06&quot;" style:apply-style-name="Rock" style:base-cell-address="LAYERS.X33"/>
      <style:map style:condition="cell-content()=&quot;07&quot;" style:apply-style-name="Water" style:base-cell-address="LAYERS.X33"/>
      <style:map style:condition="cell-content()=&quot;08&quot;" style:apply-style-name="Empty" style:base-cell-address="LAYERS.X33"/>
      <style:map style:condition="cell-content()=&quot;-1&quot;" style:apply-style-name="Empty" style:base-cell-address="LAYERS.X33"/>
    </style:style>
    <style:style style:name="ce3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6"/>
      <style:map style:condition="cell-content()=&quot;01&quot;" style:apply-style-name="Grass1" style:base-cell-address="LAYERS.X36"/>
      <style:map style:condition="cell-content()=&quot;02&quot;" style:apply-style-name="Grass2" style:base-cell-address="LAYERS.X36"/>
      <style:map style:condition="cell-content()=&quot;03&quot;" style:apply-style-name="Road1" style:base-cell-address="LAYERS.X36"/>
      <style:map style:condition="cell-content()=&quot;04&quot;" style:apply-style-name="Road2" style:base-cell-address="LAYERS.X36"/>
      <style:map style:condition="cell-content()=&quot;05&quot;" style:apply-style-name="Wast" style:base-cell-address="LAYERS.X36"/>
      <style:map style:condition="cell-content()=&quot;06&quot;" style:apply-style-name="Rock" style:base-cell-address="LAYERS.X36"/>
      <style:map style:condition="cell-content()=&quot;07&quot;" style:apply-style-name="Water" style:base-cell-address="LAYERS.X36"/>
      <style:map style:condition="cell-content()=&quot;08&quot;" style:apply-style-name="Empty" style:base-cell-address="LAYERS.X36"/>
      <style:map style:condition="cell-content()=&quot;-1&quot;" style:apply-style-name="Empty" style:base-cell-address="LAYERS.X36"/>
    </style:style>
    <style:style style:name="ce3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8"/>
      <style:map style:condition="cell-content()=&quot;01&quot;" style:apply-style-name="Grass1" style:base-cell-address="LAYERS.X38"/>
      <style:map style:condition="cell-content()=&quot;02&quot;" style:apply-style-name="Grass2" style:base-cell-address="LAYERS.X38"/>
      <style:map style:condition="cell-content()=&quot;03&quot;" style:apply-style-name="Road1" style:base-cell-address="LAYERS.X38"/>
      <style:map style:condition="cell-content()=&quot;04&quot;" style:apply-style-name="Road2" style:base-cell-address="LAYERS.X38"/>
      <style:map style:condition="cell-content()=&quot;05&quot;" style:apply-style-name="Wast" style:base-cell-address="LAYERS.X38"/>
      <style:map style:condition="cell-content()=&quot;06&quot;" style:apply-style-name="Rock" style:base-cell-address="LAYERS.X38"/>
      <style:map style:condition="cell-content()=&quot;07&quot;" style:apply-style-name="Water" style:base-cell-address="LAYERS.X38"/>
      <style:map style:condition="cell-content()=&quot;08&quot;" style:apply-style-name="Empty" style:base-cell-address="LAYERS.X38"/>
    </style:style>
    <style:style style:name="ce3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9"/>
      <style:map style:condition="cell-content()=&quot;01&quot;" style:apply-style-name="Grass1" style:base-cell-address="LAYERS.X39"/>
      <style:map style:condition="cell-content()=&quot;02&quot;" style:apply-style-name="Grass2" style:base-cell-address="LAYERS.X39"/>
      <style:map style:condition="cell-content()=&quot;03&quot;" style:apply-style-name="Road1" style:base-cell-address="LAYERS.X39"/>
      <style:map style:condition="cell-content()=&quot;04&quot;" style:apply-style-name="Road2" style:base-cell-address="LAYERS.X39"/>
      <style:map style:condition="cell-content()=&quot;05&quot;" style:apply-style-name="Wast" style:base-cell-address="LAYERS.X39"/>
      <style:map style:condition="cell-content()=&quot;06&quot;" style:apply-style-name="Rock" style:base-cell-address="LAYERS.X39"/>
      <style:map style:condition="cell-content()=&quot;07&quot;" style:apply-style-name="Water" style:base-cell-address="LAYERS.X39"/>
      <style:map style:condition="cell-content()=&quot;08&quot;" style:apply-style-name="Empty" style:base-cell-address="LAYERS.X39"/>
    </style:style>
    <style:style style:name="ce3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40"/>
      <style:map style:condition="cell-content()=&quot;01&quot;" style:apply-style-name="Grass1" style:base-cell-address="LAYERS.X40"/>
      <style:map style:condition="cell-content()=&quot;02&quot;" style:apply-style-name="Grass2" style:base-cell-address="LAYERS.X40"/>
      <style:map style:condition="cell-content()=&quot;03&quot;" style:apply-style-name="Road1" style:base-cell-address="LAYERS.X40"/>
      <style:map style:condition="cell-content()=&quot;04&quot;" style:apply-style-name="Road2" style:base-cell-address="LAYERS.X40"/>
      <style:map style:condition="cell-content()=&quot;05&quot;" style:apply-style-name="Wast" style:base-cell-address="LAYERS.X40"/>
      <style:map style:condition="cell-content()=&quot;06&quot;" style:apply-style-name="Rock" style:base-cell-address="LAYERS.X40"/>
      <style:map style:condition="cell-content()=&quot;07&quot;" style:apply-style-name="Water" style:base-cell-address="LAYERS.X40"/>
      <style:map style:condition="cell-content()=&quot;08&quot;" style:apply-style-name="Empty" style:base-cell-address="LAYERS.X40"/>
    </style:style>
    <style:style style:name="ce3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41"/>
      <style:map style:condition="cell-content()=&quot;01&quot;" style:apply-style-name="Grass1" style:base-cell-address="LAYERS.X41"/>
      <style:map style:condition="cell-content()=&quot;02&quot;" style:apply-style-name="Grass2" style:base-cell-address="LAYERS.X41"/>
      <style:map style:condition="cell-content()=&quot;03&quot;" style:apply-style-name="Road1" style:base-cell-address="LAYERS.X41"/>
      <style:map style:condition="cell-content()=&quot;04&quot;" style:apply-style-name="Road2" style:base-cell-address="LAYERS.X41"/>
      <style:map style:condition="cell-content()=&quot;05&quot;" style:apply-style-name="Wast" style:base-cell-address="LAYERS.X41"/>
      <style:map style:condition="cell-content()=&quot;06&quot;" style:apply-style-name="Rock" style:base-cell-address="LAYERS.X41"/>
      <style:map style:condition="cell-content()=&quot;07&quot;" style:apply-style-name="Water" style:base-cell-address="LAYERS.X41"/>
      <style:map style:condition="cell-content()=&quot;08&quot;" style:apply-style-name="Empty" style:base-cell-address="LAYERS.X41"/>
    </style:style>
    <style:style style:name="ce3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42"/>
      <style:map style:condition="cell-content()=&quot;01&quot;" style:apply-style-name="Grass1" style:base-cell-address="LAYERS.X42"/>
      <style:map style:condition="cell-content()=&quot;02&quot;" style:apply-style-name="Grass2" style:base-cell-address="LAYERS.X42"/>
      <style:map style:condition="cell-content()=&quot;03&quot;" style:apply-style-name="Road1" style:base-cell-address="LAYERS.X42"/>
      <style:map style:condition="cell-content()=&quot;04&quot;" style:apply-style-name="Road2" style:base-cell-address="LAYERS.X42"/>
      <style:map style:condition="cell-content()=&quot;05&quot;" style:apply-style-name="Wast" style:base-cell-address="LAYERS.X42"/>
      <style:map style:condition="cell-content()=&quot;06&quot;" style:apply-style-name="Rock" style:base-cell-address="LAYERS.X42"/>
      <style:map style:condition="cell-content()=&quot;07&quot;" style:apply-style-name="Water" style:base-cell-address="LAYERS.X42"/>
      <style:map style:condition="cell-content()=&quot;08&quot;" style:apply-style-name="Empty" style:base-cell-address="LAYERS.X42"/>
    </style:style>
    <style:style style:name="ce3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58"/>
      <style:map style:condition="cell-content()=&quot;01&quot;" style:apply-style-name="Grass1" style:base-cell-address="LAYERS.X58"/>
      <style:map style:condition="cell-content()=&quot;02&quot;" style:apply-style-name="Grass2" style:base-cell-address="LAYERS.X58"/>
      <style:map style:condition="cell-content()=&quot;03&quot;" style:apply-style-name="Road1" style:base-cell-address="LAYERS.X58"/>
      <style:map style:condition="cell-content()=&quot;04&quot;" style:apply-style-name="Road2" style:base-cell-address="LAYERS.X58"/>
      <style:map style:condition="cell-content()=&quot;05&quot;" style:apply-style-name="Wast" style:base-cell-address="LAYERS.X58"/>
      <style:map style:condition="cell-content()=&quot;06&quot;" style:apply-style-name="Rock" style:base-cell-address="LAYERS.X58"/>
      <style:map style:condition="cell-content()=&quot;07&quot;" style:apply-style-name="Water" style:base-cell-address="LAYERS.X58"/>
      <style:map style:condition="cell-content()=&quot;08&quot;" style:apply-style-name="Empty" style:base-cell-address="LAYERS.X58"/>
    </style:style>
    <style:style style:name="ce3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59"/>
      <style:map style:condition="cell-content()=&quot;01&quot;" style:apply-style-name="Grass1" style:base-cell-address="LAYERS.X59"/>
      <style:map style:condition="cell-content()=&quot;02&quot;" style:apply-style-name="Grass2" style:base-cell-address="LAYERS.X59"/>
      <style:map style:condition="cell-content()=&quot;03&quot;" style:apply-style-name="Road1" style:base-cell-address="LAYERS.X59"/>
      <style:map style:condition="cell-content()=&quot;04&quot;" style:apply-style-name="Road2" style:base-cell-address="LAYERS.X59"/>
      <style:map style:condition="cell-content()=&quot;05&quot;" style:apply-style-name="Wast" style:base-cell-address="LAYERS.X59"/>
      <style:map style:condition="cell-content()=&quot;06&quot;" style:apply-style-name="Rock" style:base-cell-address="LAYERS.X59"/>
      <style:map style:condition="cell-content()=&quot;07&quot;" style:apply-style-name="Water" style:base-cell-address="LAYERS.X59"/>
      <style:map style:condition="cell-content()=&quot;08&quot;" style:apply-style-name="Empty" style:base-cell-address="LAYERS.X59"/>
    </style:style>
    <style:style style:name="ce3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62"/>
      <style:map style:condition="cell-content()=&quot;01&quot;" style:apply-style-name="Grass1" style:base-cell-address="LAYERS.X62"/>
      <style:map style:condition="cell-content()=&quot;02&quot;" style:apply-style-name="Grass2" style:base-cell-address="LAYERS.X62"/>
      <style:map style:condition="cell-content()=&quot;03&quot;" style:apply-style-name="Road1" style:base-cell-address="LAYERS.X62"/>
      <style:map style:condition="cell-content()=&quot;04&quot;" style:apply-style-name="Road2" style:base-cell-address="LAYERS.X62"/>
      <style:map style:condition="cell-content()=&quot;05&quot;" style:apply-style-name="Wast" style:base-cell-address="LAYERS.X62"/>
      <style:map style:condition="cell-content()=&quot;06&quot;" style:apply-style-name="Rock" style:base-cell-address="LAYERS.X62"/>
      <style:map style:condition="cell-content()=&quot;07&quot;" style:apply-style-name="Water" style:base-cell-address="LAYERS.X62"/>
      <style:map style:condition="cell-content()=&quot;08&quot;" style:apply-style-name="Empty" style:base-cell-address="LAYERS.X62"/>
    </style:style>
    <style:style style:name="ce3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66"/>
      <style:map style:condition="cell-content()=&quot;01&quot;" style:apply-style-name="Grass1" style:base-cell-address="LAYERS.X66"/>
      <style:map style:condition="cell-content()=&quot;02&quot;" style:apply-style-name="Grass2" style:base-cell-address="LAYERS.X66"/>
      <style:map style:condition="cell-content()=&quot;03&quot;" style:apply-style-name="Road1" style:base-cell-address="LAYERS.X66"/>
      <style:map style:condition="cell-content()=&quot;04&quot;" style:apply-style-name="Road2" style:base-cell-address="LAYERS.X66"/>
      <style:map style:condition="cell-content()=&quot;05&quot;" style:apply-style-name="Wast" style:base-cell-address="LAYERS.X66"/>
      <style:map style:condition="cell-content()=&quot;06&quot;" style:apply-style-name="Rock" style:base-cell-address="LAYERS.X66"/>
      <style:map style:condition="cell-content()=&quot;07&quot;" style:apply-style-name="Water" style:base-cell-address="LAYERS.X66"/>
      <style:map style:condition="cell-content()=&quot;08&quot;" style:apply-style-name="Empty" style:base-cell-address="LAYERS.X66"/>
    </style:style>
    <style:style style:name="ce3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67"/>
      <style:map style:condition="cell-content()=&quot;01&quot;" style:apply-style-name="Grass1" style:base-cell-address="LAYERS.X67"/>
      <style:map style:condition="cell-content()=&quot;02&quot;" style:apply-style-name="Grass2" style:base-cell-address="LAYERS.X67"/>
      <style:map style:condition="cell-content()=&quot;03&quot;" style:apply-style-name="Road1" style:base-cell-address="LAYERS.X67"/>
      <style:map style:condition="cell-content()=&quot;04&quot;" style:apply-style-name="Road2" style:base-cell-address="LAYERS.X67"/>
      <style:map style:condition="cell-content()=&quot;05&quot;" style:apply-style-name="Wast" style:base-cell-address="LAYERS.X67"/>
      <style:map style:condition="cell-content()=&quot;06&quot;" style:apply-style-name="Rock" style:base-cell-address="LAYERS.X67"/>
      <style:map style:condition="cell-content()=&quot;07&quot;" style:apply-style-name="Water" style:base-cell-address="LAYERS.X67"/>
      <style:map style:condition="cell-content()=&quot;08&quot;" style:apply-style-name="Empty" style:base-cell-address="LAYERS.X67"/>
      <style:map style:condition="cell-content()=&quot;-1&quot;" style:apply-style-name="Empty" style:base-cell-address="LAYERS.X67"/>
    </style:style>
    <style:style style:name="ce3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"/>
      <style:map style:condition="cell-content()=&quot;01&quot;" style:apply-style-name="Grass1" style:base-cell-address="LAYERS.Y2"/>
      <style:map style:condition="cell-content()=&quot;02&quot;" style:apply-style-name="Grass2" style:base-cell-address="LAYERS.Y2"/>
      <style:map style:condition="cell-content()=&quot;03&quot;" style:apply-style-name="Road1" style:base-cell-address="LAYERS.Y2"/>
      <style:map style:condition="cell-content()=&quot;04&quot;" style:apply-style-name="Road2" style:base-cell-address="LAYERS.Y2"/>
      <style:map style:condition="cell-content()=&quot;05&quot;" style:apply-style-name="Wast" style:base-cell-address="LAYERS.Y2"/>
      <style:map style:condition="cell-content()=&quot;06&quot;" style:apply-style-name="Rock" style:base-cell-address="LAYERS.Y2"/>
      <style:map style:condition="cell-content()=&quot;07&quot;" style:apply-style-name="Water" style:base-cell-address="LAYERS.Y2"/>
      <style:map style:condition="cell-content()=&quot;08&quot;" style:apply-style-name="Empty" style:base-cell-address="LAYERS.Y2"/>
      <style:map style:condition="cell-content()=&quot;-1&quot;" style:apply-style-name="Empty" style:base-cell-address="LAYERS.Y2"/>
    </style:style>
    <style:style style:name="ce3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3"/>
      <style:map style:condition="cell-content()=&quot;01&quot;" style:apply-style-name="Grass1" style:base-cell-address="LAYERS.Y33"/>
      <style:map style:condition="cell-content()=&quot;02&quot;" style:apply-style-name="Grass2" style:base-cell-address="LAYERS.Y33"/>
      <style:map style:condition="cell-content()=&quot;03&quot;" style:apply-style-name="Road1" style:base-cell-address="LAYERS.Y33"/>
      <style:map style:condition="cell-content()=&quot;04&quot;" style:apply-style-name="Road2" style:base-cell-address="LAYERS.Y33"/>
      <style:map style:condition="cell-content()=&quot;05&quot;" style:apply-style-name="Wast" style:base-cell-address="LAYERS.Y33"/>
      <style:map style:condition="cell-content()=&quot;06&quot;" style:apply-style-name="Rock" style:base-cell-address="LAYERS.Y33"/>
      <style:map style:condition="cell-content()=&quot;07&quot;" style:apply-style-name="Water" style:base-cell-address="LAYERS.Y33"/>
      <style:map style:condition="cell-content()=&quot;08&quot;" style:apply-style-name="Empty" style:base-cell-address="LAYERS.Y33"/>
      <style:map style:condition="cell-content()=&quot;-1&quot;" style:apply-style-name="Empty" style:base-cell-address="LAYERS.Y33"/>
    </style:style>
    <style:style style:name="ce3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6"/>
      <style:map style:condition="cell-content()=&quot;01&quot;" style:apply-style-name="Grass1" style:base-cell-address="LAYERS.Y36"/>
      <style:map style:condition="cell-content()=&quot;02&quot;" style:apply-style-name="Grass2" style:base-cell-address="LAYERS.Y36"/>
      <style:map style:condition="cell-content()=&quot;03&quot;" style:apply-style-name="Road1" style:base-cell-address="LAYERS.Y36"/>
      <style:map style:condition="cell-content()=&quot;04&quot;" style:apply-style-name="Road2" style:base-cell-address="LAYERS.Y36"/>
      <style:map style:condition="cell-content()=&quot;05&quot;" style:apply-style-name="Wast" style:base-cell-address="LAYERS.Y36"/>
      <style:map style:condition="cell-content()=&quot;06&quot;" style:apply-style-name="Rock" style:base-cell-address="LAYERS.Y36"/>
      <style:map style:condition="cell-content()=&quot;07&quot;" style:apply-style-name="Water" style:base-cell-address="LAYERS.Y36"/>
      <style:map style:condition="cell-content()=&quot;08&quot;" style:apply-style-name="Empty" style:base-cell-address="LAYERS.Y36"/>
      <style:map style:condition="cell-content()=&quot;-1&quot;" style:apply-style-name="Empty" style:base-cell-address="LAYERS.Y36"/>
    </style:style>
    <style:style style:name="ce3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8"/>
      <style:map style:condition="cell-content()=&quot;01&quot;" style:apply-style-name="Grass1" style:base-cell-address="LAYERS.Y38"/>
      <style:map style:condition="cell-content()=&quot;02&quot;" style:apply-style-name="Grass2" style:base-cell-address="LAYERS.Y38"/>
      <style:map style:condition="cell-content()=&quot;03&quot;" style:apply-style-name="Road1" style:base-cell-address="LAYERS.Y38"/>
      <style:map style:condition="cell-content()=&quot;04&quot;" style:apply-style-name="Road2" style:base-cell-address="LAYERS.Y38"/>
      <style:map style:condition="cell-content()=&quot;05&quot;" style:apply-style-name="Wast" style:base-cell-address="LAYERS.Y38"/>
      <style:map style:condition="cell-content()=&quot;06&quot;" style:apply-style-name="Rock" style:base-cell-address="LAYERS.Y38"/>
      <style:map style:condition="cell-content()=&quot;07&quot;" style:apply-style-name="Water" style:base-cell-address="LAYERS.Y38"/>
      <style:map style:condition="cell-content()=&quot;08&quot;" style:apply-style-name="Empty" style:base-cell-address="LAYERS.Y38"/>
    </style:style>
    <style:style style:name="ce3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9"/>
      <style:map style:condition="cell-content()=&quot;01&quot;" style:apply-style-name="Grass1" style:base-cell-address="LAYERS.Y39"/>
      <style:map style:condition="cell-content()=&quot;02&quot;" style:apply-style-name="Grass2" style:base-cell-address="LAYERS.Y39"/>
      <style:map style:condition="cell-content()=&quot;03&quot;" style:apply-style-name="Road1" style:base-cell-address="LAYERS.Y39"/>
      <style:map style:condition="cell-content()=&quot;04&quot;" style:apply-style-name="Road2" style:base-cell-address="LAYERS.Y39"/>
      <style:map style:condition="cell-content()=&quot;05&quot;" style:apply-style-name="Wast" style:base-cell-address="LAYERS.Y39"/>
      <style:map style:condition="cell-content()=&quot;06&quot;" style:apply-style-name="Rock" style:base-cell-address="LAYERS.Y39"/>
      <style:map style:condition="cell-content()=&quot;07&quot;" style:apply-style-name="Water" style:base-cell-address="LAYERS.Y39"/>
      <style:map style:condition="cell-content()=&quot;08&quot;" style:apply-style-name="Empty" style:base-cell-address="LAYERS.Y39"/>
    </style:style>
    <style:style style:name="ce3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40"/>
      <style:map style:condition="cell-content()=&quot;01&quot;" style:apply-style-name="Grass1" style:base-cell-address="LAYERS.Y40"/>
      <style:map style:condition="cell-content()=&quot;02&quot;" style:apply-style-name="Grass2" style:base-cell-address="LAYERS.Y40"/>
      <style:map style:condition="cell-content()=&quot;03&quot;" style:apply-style-name="Road1" style:base-cell-address="LAYERS.Y40"/>
      <style:map style:condition="cell-content()=&quot;04&quot;" style:apply-style-name="Road2" style:base-cell-address="LAYERS.Y40"/>
      <style:map style:condition="cell-content()=&quot;05&quot;" style:apply-style-name="Wast" style:base-cell-address="LAYERS.Y40"/>
      <style:map style:condition="cell-content()=&quot;06&quot;" style:apply-style-name="Rock" style:base-cell-address="LAYERS.Y40"/>
      <style:map style:condition="cell-content()=&quot;07&quot;" style:apply-style-name="Water" style:base-cell-address="LAYERS.Y40"/>
      <style:map style:condition="cell-content()=&quot;08&quot;" style:apply-style-name="Empty" style:base-cell-address="LAYERS.Y40"/>
    </style:style>
    <style:style style:name="ce3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41"/>
      <style:map style:condition="cell-content()=&quot;01&quot;" style:apply-style-name="Grass1" style:base-cell-address="LAYERS.Y41"/>
      <style:map style:condition="cell-content()=&quot;02&quot;" style:apply-style-name="Grass2" style:base-cell-address="LAYERS.Y41"/>
      <style:map style:condition="cell-content()=&quot;03&quot;" style:apply-style-name="Road1" style:base-cell-address="LAYERS.Y41"/>
      <style:map style:condition="cell-content()=&quot;04&quot;" style:apply-style-name="Road2" style:base-cell-address="LAYERS.Y41"/>
      <style:map style:condition="cell-content()=&quot;05&quot;" style:apply-style-name="Wast" style:base-cell-address="LAYERS.Y41"/>
      <style:map style:condition="cell-content()=&quot;06&quot;" style:apply-style-name="Rock" style:base-cell-address="LAYERS.Y41"/>
      <style:map style:condition="cell-content()=&quot;07&quot;" style:apply-style-name="Water" style:base-cell-address="LAYERS.Y41"/>
      <style:map style:condition="cell-content()=&quot;08&quot;" style:apply-style-name="Empty" style:base-cell-address="LAYERS.Y41"/>
    </style:style>
    <style:style style:name="ce3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42"/>
      <style:map style:condition="cell-content()=&quot;01&quot;" style:apply-style-name="Grass1" style:base-cell-address="LAYERS.Y42"/>
      <style:map style:condition="cell-content()=&quot;02&quot;" style:apply-style-name="Grass2" style:base-cell-address="LAYERS.Y42"/>
      <style:map style:condition="cell-content()=&quot;03&quot;" style:apply-style-name="Road1" style:base-cell-address="LAYERS.Y42"/>
      <style:map style:condition="cell-content()=&quot;04&quot;" style:apply-style-name="Road2" style:base-cell-address="LAYERS.Y42"/>
      <style:map style:condition="cell-content()=&quot;05&quot;" style:apply-style-name="Wast" style:base-cell-address="LAYERS.Y42"/>
      <style:map style:condition="cell-content()=&quot;06&quot;" style:apply-style-name="Rock" style:base-cell-address="LAYERS.Y42"/>
      <style:map style:condition="cell-content()=&quot;07&quot;" style:apply-style-name="Water" style:base-cell-address="LAYERS.Y42"/>
      <style:map style:condition="cell-content()=&quot;08&quot;" style:apply-style-name="Empty" style:base-cell-address="LAYERS.Y42"/>
    </style:style>
    <style:style style:name="ce3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58"/>
      <style:map style:condition="cell-content()=&quot;01&quot;" style:apply-style-name="Grass1" style:base-cell-address="LAYERS.Y58"/>
      <style:map style:condition="cell-content()=&quot;02&quot;" style:apply-style-name="Grass2" style:base-cell-address="LAYERS.Y58"/>
      <style:map style:condition="cell-content()=&quot;03&quot;" style:apply-style-name="Road1" style:base-cell-address="LAYERS.Y58"/>
      <style:map style:condition="cell-content()=&quot;04&quot;" style:apply-style-name="Road2" style:base-cell-address="LAYERS.Y58"/>
      <style:map style:condition="cell-content()=&quot;05&quot;" style:apply-style-name="Wast" style:base-cell-address="LAYERS.Y58"/>
      <style:map style:condition="cell-content()=&quot;06&quot;" style:apply-style-name="Rock" style:base-cell-address="LAYERS.Y58"/>
      <style:map style:condition="cell-content()=&quot;07&quot;" style:apply-style-name="Water" style:base-cell-address="LAYERS.Y58"/>
      <style:map style:condition="cell-content()=&quot;08&quot;" style:apply-style-name="Empty" style:base-cell-address="LAYERS.Y58"/>
    </style:style>
    <style:style style:name="ce3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59"/>
      <style:map style:condition="cell-content()=&quot;01&quot;" style:apply-style-name="Grass1" style:base-cell-address="LAYERS.Y59"/>
      <style:map style:condition="cell-content()=&quot;02&quot;" style:apply-style-name="Grass2" style:base-cell-address="LAYERS.Y59"/>
      <style:map style:condition="cell-content()=&quot;03&quot;" style:apply-style-name="Road1" style:base-cell-address="LAYERS.Y59"/>
      <style:map style:condition="cell-content()=&quot;04&quot;" style:apply-style-name="Road2" style:base-cell-address="LAYERS.Y59"/>
      <style:map style:condition="cell-content()=&quot;05&quot;" style:apply-style-name="Wast" style:base-cell-address="LAYERS.Y59"/>
      <style:map style:condition="cell-content()=&quot;06&quot;" style:apply-style-name="Rock" style:base-cell-address="LAYERS.Y59"/>
      <style:map style:condition="cell-content()=&quot;07&quot;" style:apply-style-name="Water" style:base-cell-address="LAYERS.Y59"/>
      <style:map style:condition="cell-content()=&quot;08&quot;" style:apply-style-name="Empty" style:base-cell-address="LAYERS.Y59"/>
    </style:style>
    <style:style style:name="ce3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66"/>
      <style:map style:condition="cell-content()=&quot;01&quot;" style:apply-style-name="Grass1" style:base-cell-address="LAYERS.Y66"/>
      <style:map style:condition="cell-content()=&quot;02&quot;" style:apply-style-name="Grass2" style:base-cell-address="LAYERS.Y66"/>
      <style:map style:condition="cell-content()=&quot;03&quot;" style:apply-style-name="Road1" style:base-cell-address="LAYERS.Y66"/>
      <style:map style:condition="cell-content()=&quot;04&quot;" style:apply-style-name="Road2" style:base-cell-address="LAYERS.Y66"/>
      <style:map style:condition="cell-content()=&quot;05&quot;" style:apply-style-name="Wast" style:base-cell-address="LAYERS.Y66"/>
      <style:map style:condition="cell-content()=&quot;06&quot;" style:apply-style-name="Rock" style:base-cell-address="LAYERS.Y66"/>
      <style:map style:condition="cell-content()=&quot;07&quot;" style:apply-style-name="Water" style:base-cell-address="LAYERS.Y66"/>
      <style:map style:condition="cell-content()=&quot;08&quot;" style:apply-style-name="Empty" style:base-cell-address="LAYERS.Y66"/>
    </style:style>
    <style:style style:name="ce3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67"/>
      <style:map style:condition="cell-content()=&quot;01&quot;" style:apply-style-name="Grass1" style:base-cell-address="LAYERS.Y67"/>
      <style:map style:condition="cell-content()=&quot;02&quot;" style:apply-style-name="Grass2" style:base-cell-address="LAYERS.Y67"/>
      <style:map style:condition="cell-content()=&quot;03&quot;" style:apply-style-name="Road1" style:base-cell-address="LAYERS.Y67"/>
      <style:map style:condition="cell-content()=&quot;04&quot;" style:apply-style-name="Road2" style:base-cell-address="LAYERS.Y67"/>
      <style:map style:condition="cell-content()=&quot;05&quot;" style:apply-style-name="Wast" style:base-cell-address="LAYERS.Y67"/>
      <style:map style:condition="cell-content()=&quot;06&quot;" style:apply-style-name="Rock" style:base-cell-address="LAYERS.Y67"/>
      <style:map style:condition="cell-content()=&quot;07&quot;" style:apply-style-name="Water" style:base-cell-address="LAYERS.Y67"/>
      <style:map style:condition="cell-content()=&quot;08&quot;" style:apply-style-name="Empty" style:base-cell-address="LAYERS.Y67"/>
      <style:map style:condition="cell-content()=&quot;-1&quot;" style:apply-style-name="Empty" style:base-cell-address="LAYERS.Y67"/>
    </style:style>
    <style:style style:name="ce3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2"/>
      <style:map style:condition="cell-content()=&quot;01&quot;" style:apply-style-name="Grass1" style:base-cell-address="LAYERS.Z2"/>
      <style:map style:condition="cell-content()=&quot;02&quot;" style:apply-style-name="Grass2" style:base-cell-address="LAYERS.Z2"/>
      <style:map style:condition="cell-content()=&quot;03&quot;" style:apply-style-name="Road1" style:base-cell-address="LAYERS.Z2"/>
      <style:map style:condition="cell-content()=&quot;04&quot;" style:apply-style-name="Road2" style:base-cell-address="LAYERS.Z2"/>
      <style:map style:condition="cell-content()=&quot;05&quot;" style:apply-style-name="Wast" style:base-cell-address="LAYERS.Z2"/>
      <style:map style:condition="cell-content()=&quot;06&quot;" style:apply-style-name="Rock" style:base-cell-address="LAYERS.Z2"/>
      <style:map style:condition="cell-content()=&quot;07&quot;" style:apply-style-name="Water" style:base-cell-address="LAYERS.Z2"/>
      <style:map style:condition="cell-content()=&quot;08&quot;" style:apply-style-name="Empty" style:base-cell-address="LAYERS.Z2"/>
      <style:map style:condition="cell-content()=&quot;-1&quot;" style:apply-style-name="Empty" style:base-cell-address="LAYERS.Z2"/>
    </style:style>
    <style:style style:name="ce3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3"/>
      <style:map style:condition="cell-content()=&quot;01&quot;" style:apply-style-name="Grass1" style:base-cell-address="LAYERS.Z33"/>
      <style:map style:condition="cell-content()=&quot;02&quot;" style:apply-style-name="Grass2" style:base-cell-address="LAYERS.Z33"/>
      <style:map style:condition="cell-content()=&quot;03&quot;" style:apply-style-name="Road1" style:base-cell-address="LAYERS.Z33"/>
      <style:map style:condition="cell-content()=&quot;04&quot;" style:apply-style-name="Road2" style:base-cell-address="LAYERS.Z33"/>
      <style:map style:condition="cell-content()=&quot;05&quot;" style:apply-style-name="Wast" style:base-cell-address="LAYERS.Z33"/>
      <style:map style:condition="cell-content()=&quot;06&quot;" style:apply-style-name="Rock" style:base-cell-address="LAYERS.Z33"/>
      <style:map style:condition="cell-content()=&quot;07&quot;" style:apply-style-name="Water" style:base-cell-address="LAYERS.Z33"/>
      <style:map style:condition="cell-content()=&quot;08&quot;" style:apply-style-name="Empty" style:base-cell-address="LAYERS.Z33"/>
      <style:map style:condition="cell-content()=&quot;-1&quot;" style:apply-style-name="Empty" style:base-cell-address="LAYERS.Z33"/>
    </style:style>
    <style:style style:name="ce3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6"/>
      <style:map style:condition="cell-content()=&quot;01&quot;" style:apply-style-name="Grass1" style:base-cell-address="LAYERS.Z36"/>
      <style:map style:condition="cell-content()=&quot;02&quot;" style:apply-style-name="Grass2" style:base-cell-address="LAYERS.Z36"/>
      <style:map style:condition="cell-content()=&quot;03&quot;" style:apply-style-name="Road1" style:base-cell-address="LAYERS.Z36"/>
      <style:map style:condition="cell-content()=&quot;04&quot;" style:apply-style-name="Road2" style:base-cell-address="LAYERS.Z36"/>
      <style:map style:condition="cell-content()=&quot;05&quot;" style:apply-style-name="Wast" style:base-cell-address="LAYERS.Z36"/>
      <style:map style:condition="cell-content()=&quot;06&quot;" style:apply-style-name="Rock" style:base-cell-address="LAYERS.Z36"/>
      <style:map style:condition="cell-content()=&quot;07&quot;" style:apply-style-name="Water" style:base-cell-address="LAYERS.Z36"/>
      <style:map style:condition="cell-content()=&quot;08&quot;" style:apply-style-name="Empty" style:base-cell-address="LAYERS.Z36"/>
      <style:map style:condition="cell-content()=&quot;-1&quot;" style:apply-style-name="Empty" style:base-cell-address="LAYERS.Z36"/>
    </style:style>
    <style:style style:name="ce3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8"/>
      <style:map style:condition="cell-content()=&quot;01&quot;" style:apply-style-name="Grass1" style:base-cell-address="LAYERS.Z38"/>
      <style:map style:condition="cell-content()=&quot;02&quot;" style:apply-style-name="Grass2" style:base-cell-address="LAYERS.Z38"/>
      <style:map style:condition="cell-content()=&quot;03&quot;" style:apply-style-name="Road1" style:base-cell-address="LAYERS.Z38"/>
      <style:map style:condition="cell-content()=&quot;04&quot;" style:apply-style-name="Road2" style:base-cell-address="LAYERS.Z38"/>
      <style:map style:condition="cell-content()=&quot;05&quot;" style:apply-style-name="Wast" style:base-cell-address="LAYERS.Z38"/>
      <style:map style:condition="cell-content()=&quot;06&quot;" style:apply-style-name="Rock" style:base-cell-address="LAYERS.Z38"/>
      <style:map style:condition="cell-content()=&quot;07&quot;" style:apply-style-name="Water" style:base-cell-address="LAYERS.Z38"/>
      <style:map style:condition="cell-content()=&quot;08&quot;" style:apply-style-name="Empty" style:base-cell-address="LAYERS.Z38"/>
    </style:style>
    <style:style style:name="ce3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9"/>
      <style:map style:condition="cell-content()=&quot;01&quot;" style:apply-style-name="Grass1" style:base-cell-address="LAYERS.Z39"/>
      <style:map style:condition="cell-content()=&quot;02&quot;" style:apply-style-name="Grass2" style:base-cell-address="LAYERS.Z39"/>
      <style:map style:condition="cell-content()=&quot;03&quot;" style:apply-style-name="Road1" style:base-cell-address="LAYERS.Z39"/>
      <style:map style:condition="cell-content()=&quot;04&quot;" style:apply-style-name="Road2" style:base-cell-address="LAYERS.Z39"/>
      <style:map style:condition="cell-content()=&quot;05&quot;" style:apply-style-name="Wast" style:base-cell-address="LAYERS.Z39"/>
      <style:map style:condition="cell-content()=&quot;06&quot;" style:apply-style-name="Rock" style:base-cell-address="LAYERS.Z39"/>
      <style:map style:condition="cell-content()=&quot;07&quot;" style:apply-style-name="Water" style:base-cell-address="LAYERS.Z39"/>
      <style:map style:condition="cell-content()=&quot;08&quot;" style:apply-style-name="Empty" style:base-cell-address="LAYERS.Z39"/>
    </style:style>
    <style:style style:name="ce3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40"/>
      <style:map style:condition="cell-content()=&quot;01&quot;" style:apply-style-name="Grass1" style:base-cell-address="LAYERS.Z40"/>
      <style:map style:condition="cell-content()=&quot;02&quot;" style:apply-style-name="Grass2" style:base-cell-address="LAYERS.Z40"/>
      <style:map style:condition="cell-content()=&quot;03&quot;" style:apply-style-name="Road1" style:base-cell-address="LAYERS.Z40"/>
      <style:map style:condition="cell-content()=&quot;04&quot;" style:apply-style-name="Road2" style:base-cell-address="LAYERS.Z40"/>
      <style:map style:condition="cell-content()=&quot;05&quot;" style:apply-style-name="Wast" style:base-cell-address="LAYERS.Z40"/>
      <style:map style:condition="cell-content()=&quot;06&quot;" style:apply-style-name="Rock" style:base-cell-address="LAYERS.Z40"/>
      <style:map style:condition="cell-content()=&quot;07&quot;" style:apply-style-name="Water" style:base-cell-address="LAYERS.Z40"/>
      <style:map style:condition="cell-content()=&quot;08&quot;" style:apply-style-name="Empty" style:base-cell-address="LAYERS.Z40"/>
    </style:style>
    <style:style style:name="ce3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41"/>
      <style:map style:condition="cell-content()=&quot;01&quot;" style:apply-style-name="Grass1" style:base-cell-address="LAYERS.Z41"/>
      <style:map style:condition="cell-content()=&quot;02&quot;" style:apply-style-name="Grass2" style:base-cell-address="LAYERS.Z41"/>
      <style:map style:condition="cell-content()=&quot;03&quot;" style:apply-style-name="Road1" style:base-cell-address="LAYERS.Z41"/>
      <style:map style:condition="cell-content()=&quot;04&quot;" style:apply-style-name="Road2" style:base-cell-address="LAYERS.Z41"/>
      <style:map style:condition="cell-content()=&quot;05&quot;" style:apply-style-name="Wast" style:base-cell-address="LAYERS.Z41"/>
      <style:map style:condition="cell-content()=&quot;06&quot;" style:apply-style-name="Rock" style:base-cell-address="LAYERS.Z41"/>
      <style:map style:condition="cell-content()=&quot;07&quot;" style:apply-style-name="Water" style:base-cell-address="LAYERS.Z41"/>
      <style:map style:condition="cell-content()=&quot;08&quot;" style:apply-style-name="Empty" style:base-cell-address="LAYERS.Z41"/>
    </style:style>
    <style:style style:name="ce3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42"/>
      <style:map style:condition="cell-content()=&quot;01&quot;" style:apply-style-name="Grass1" style:base-cell-address="LAYERS.Z42"/>
      <style:map style:condition="cell-content()=&quot;02&quot;" style:apply-style-name="Grass2" style:base-cell-address="LAYERS.Z42"/>
      <style:map style:condition="cell-content()=&quot;03&quot;" style:apply-style-name="Road1" style:base-cell-address="LAYERS.Z42"/>
      <style:map style:condition="cell-content()=&quot;04&quot;" style:apply-style-name="Road2" style:base-cell-address="LAYERS.Z42"/>
      <style:map style:condition="cell-content()=&quot;05&quot;" style:apply-style-name="Wast" style:base-cell-address="LAYERS.Z42"/>
      <style:map style:condition="cell-content()=&quot;06&quot;" style:apply-style-name="Rock" style:base-cell-address="LAYERS.Z42"/>
      <style:map style:condition="cell-content()=&quot;07&quot;" style:apply-style-name="Water" style:base-cell-address="LAYERS.Z42"/>
      <style:map style:condition="cell-content()=&quot;08&quot;" style:apply-style-name="Empty" style:base-cell-address="LAYERS.Z42"/>
    </style:style>
    <style:style style:name="ce3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63"/>
      <style:map style:condition="cell-content()=&quot;01&quot;" style:apply-style-name="Grass1" style:base-cell-address="LAYERS.Z63"/>
      <style:map style:condition="cell-content()=&quot;02&quot;" style:apply-style-name="Grass2" style:base-cell-address="LAYERS.Z63"/>
      <style:map style:condition="cell-content()=&quot;03&quot;" style:apply-style-name="Road1" style:base-cell-address="LAYERS.Z63"/>
      <style:map style:condition="cell-content()=&quot;04&quot;" style:apply-style-name="Road2" style:base-cell-address="LAYERS.Z63"/>
      <style:map style:condition="cell-content()=&quot;05&quot;" style:apply-style-name="Wast" style:base-cell-address="LAYERS.Z63"/>
      <style:map style:condition="cell-content()=&quot;06&quot;" style:apply-style-name="Rock" style:base-cell-address="LAYERS.Z63"/>
      <style:map style:condition="cell-content()=&quot;07&quot;" style:apply-style-name="Water" style:base-cell-address="LAYERS.Z63"/>
      <style:map style:condition="cell-content()=&quot;08&quot;" style:apply-style-name="Empty" style:base-cell-address="LAYERS.Z63"/>
    </style:style>
    <style:style style:name="ce3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66"/>
      <style:map style:condition="cell-content()=&quot;01&quot;" style:apply-style-name="Grass1" style:base-cell-address="LAYERS.Z66"/>
      <style:map style:condition="cell-content()=&quot;02&quot;" style:apply-style-name="Grass2" style:base-cell-address="LAYERS.Z66"/>
      <style:map style:condition="cell-content()=&quot;03&quot;" style:apply-style-name="Road1" style:base-cell-address="LAYERS.Z66"/>
      <style:map style:condition="cell-content()=&quot;04&quot;" style:apply-style-name="Road2" style:base-cell-address="LAYERS.Z66"/>
      <style:map style:condition="cell-content()=&quot;05&quot;" style:apply-style-name="Wast" style:base-cell-address="LAYERS.Z66"/>
      <style:map style:condition="cell-content()=&quot;06&quot;" style:apply-style-name="Rock" style:base-cell-address="LAYERS.Z66"/>
      <style:map style:condition="cell-content()=&quot;07&quot;" style:apply-style-name="Water" style:base-cell-address="LAYERS.Z66"/>
      <style:map style:condition="cell-content()=&quot;08&quot;" style:apply-style-name="Empty" style:base-cell-address="LAYERS.Z66"/>
    </style:style>
    <style:style style:name="ce3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67"/>
      <style:map style:condition="cell-content()=&quot;01&quot;" style:apply-style-name="Grass1" style:base-cell-address="LAYERS.Z67"/>
      <style:map style:condition="cell-content()=&quot;02&quot;" style:apply-style-name="Grass2" style:base-cell-address="LAYERS.Z67"/>
      <style:map style:condition="cell-content()=&quot;03&quot;" style:apply-style-name="Road1" style:base-cell-address="LAYERS.Z67"/>
      <style:map style:condition="cell-content()=&quot;04&quot;" style:apply-style-name="Road2" style:base-cell-address="LAYERS.Z67"/>
      <style:map style:condition="cell-content()=&quot;05&quot;" style:apply-style-name="Wast" style:base-cell-address="LAYERS.Z67"/>
      <style:map style:condition="cell-content()=&quot;06&quot;" style:apply-style-name="Rock" style:base-cell-address="LAYERS.Z67"/>
      <style:map style:condition="cell-content()=&quot;07&quot;" style:apply-style-name="Water" style:base-cell-address="LAYERS.Z67"/>
      <style:map style:condition="cell-content()=&quot;08&quot;" style:apply-style-name="Empty" style:base-cell-address="LAYERS.Z67"/>
      <style:map style:condition="cell-content()=&quot;-1&quot;" style:apply-style-name="Empty" style:base-cell-address="LAYERS.Z67"/>
    </style:style>
    <style:style style:name="ce3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"/>
      <style:map style:condition="cell-content()=&quot;01&quot;" style:apply-style-name="Grass1" style:base-cell-address="LAYERS.AA2"/>
      <style:map style:condition="cell-content()=&quot;02&quot;" style:apply-style-name="Grass2" style:base-cell-address="LAYERS.AA2"/>
      <style:map style:condition="cell-content()=&quot;03&quot;" style:apply-style-name="Road1" style:base-cell-address="LAYERS.AA2"/>
      <style:map style:condition="cell-content()=&quot;04&quot;" style:apply-style-name="Road2" style:base-cell-address="LAYERS.AA2"/>
      <style:map style:condition="cell-content()=&quot;05&quot;" style:apply-style-name="Wast" style:base-cell-address="LAYERS.AA2"/>
      <style:map style:condition="cell-content()=&quot;06&quot;" style:apply-style-name="Rock" style:base-cell-address="LAYERS.AA2"/>
      <style:map style:condition="cell-content()=&quot;07&quot;" style:apply-style-name="Water" style:base-cell-address="LAYERS.AA2"/>
      <style:map style:condition="cell-content()=&quot;08&quot;" style:apply-style-name="Empty" style:base-cell-address="LAYERS.AA2"/>
      <style:map style:condition="cell-content()=&quot;-1&quot;" style:apply-style-name="Empty" style:base-cell-address="LAYERS.AA2"/>
    </style:style>
    <style:style style:name="ce3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3"/>
      <style:map style:condition="cell-content()=&quot;01&quot;" style:apply-style-name="Grass1" style:base-cell-address="LAYERS.AA33"/>
      <style:map style:condition="cell-content()=&quot;02&quot;" style:apply-style-name="Grass2" style:base-cell-address="LAYERS.AA33"/>
      <style:map style:condition="cell-content()=&quot;03&quot;" style:apply-style-name="Road1" style:base-cell-address="LAYERS.AA33"/>
      <style:map style:condition="cell-content()=&quot;04&quot;" style:apply-style-name="Road2" style:base-cell-address="LAYERS.AA33"/>
      <style:map style:condition="cell-content()=&quot;05&quot;" style:apply-style-name="Wast" style:base-cell-address="LAYERS.AA33"/>
      <style:map style:condition="cell-content()=&quot;06&quot;" style:apply-style-name="Rock" style:base-cell-address="LAYERS.AA33"/>
      <style:map style:condition="cell-content()=&quot;07&quot;" style:apply-style-name="Water" style:base-cell-address="LAYERS.AA33"/>
      <style:map style:condition="cell-content()=&quot;08&quot;" style:apply-style-name="Empty" style:base-cell-address="LAYERS.AA33"/>
      <style:map style:condition="cell-content()=&quot;-1&quot;" style:apply-style-name="Empty" style:base-cell-address="LAYERS.AA33"/>
    </style:style>
    <style:style style:name="ce3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6"/>
      <style:map style:condition="cell-content()=&quot;01&quot;" style:apply-style-name="Grass1" style:base-cell-address="LAYERS.AA36"/>
      <style:map style:condition="cell-content()=&quot;02&quot;" style:apply-style-name="Grass2" style:base-cell-address="LAYERS.AA36"/>
      <style:map style:condition="cell-content()=&quot;03&quot;" style:apply-style-name="Road1" style:base-cell-address="LAYERS.AA36"/>
      <style:map style:condition="cell-content()=&quot;04&quot;" style:apply-style-name="Road2" style:base-cell-address="LAYERS.AA36"/>
      <style:map style:condition="cell-content()=&quot;05&quot;" style:apply-style-name="Wast" style:base-cell-address="LAYERS.AA36"/>
      <style:map style:condition="cell-content()=&quot;06&quot;" style:apply-style-name="Rock" style:base-cell-address="LAYERS.AA36"/>
      <style:map style:condition="cell-content()=&quot;07&quot;" style:apply-style-name="Water" style:base-cell-address="LAYERS.AA36"/>
      <style:map style:condition="cell-content()=&quot;08&quot;" style:apply-style-name="Empty" style:base-cell-address="LAYERS.AA36"/>
      <style:map style:condition="cell-content()=&quot;-1&quot;" style:apply-style-name="Empty" style:base-cell-address="LAYERS.AA36"/>
    </style:style>
    <style:style style:name="ce3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8"/>
      <style:map style:condition="cell-content()=&quot;01&quot;" style:apply-style-name="Grass1" style:base-cell-address="LAYERS.AA38"/>
      <style:map style:condition="cell-content()=&quot;02&quot;" style:apply-style-name="Grass2" style:base-cell-address="LAYERS.AA38"/>
      <style:map style:condition="cell-content()=&quot;03&quot;" style:apply-style-name="Road1" style:base-cell-address="LAYERS.AA38"/>
      <style:map style:condition="cell-content()=&quot;04&quot;" style:apply-style-name="Road2" style:base-cell-address="LAYERS.AA38"/>
      <style:map style:condition="cell-content()=&quot;05&quot;" style:apply-style-name="Wast" style:base-cell-address="LAYERS.AA38"/>
      <style:map style:condition="cell-content()=&quot;06&quot;" style:apply-style-name="Rock" style:base-cell-address="LAYERS.AA38"/>
      <style:map style:condition="cell-content()=&quot;07&quot;" style:apply-style-name="Water" style:base-cell-address="LAYERS.AA38"/>
      <style:map style:condition="cell-content()=&quot;08&quot;" style:apply-style-name="Empty" style:base-cell-address="LAYERS.AA38"/>
    </style:style>
    <style:style style:name="ce3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9"/>
      <style:map style:condition="cell-content()=&quot;01&quot;" style:apply-style-name="Grass1" style:base-cell-address="LAYERS.AA39"/>
      <style:map style:condition="cell-content()=&quot;02&quot;" style:apply-style-name="Grass2" style:base-cell-address="LAYERS.AA39"/>
      <style:map style:condition="cell-content()=&quot;03&quot;" style:apply-style-name="Road1" style:base-cell-address="LAYERS.AA39"/>
      <style:map style:condition="cell-content()=&quot;04&quot;" style:apply-style-name="Road2" style:base-cell-address="LAYERS.AA39"/>
      <style:map style:condition="cell-content()=&quot;05&quot;" style:apply-style-name="Wast" style:base-cell-address="LAYERS.AA39"/>
      <style:map style:condition="cell-content()=&quot;06&quot;" style:apply-style-name="Rock" style:base-cell-address="LAYERS.AA39"/>
      <style:map style:condition="cell-content()=&quot;07&quot;" style:apply-style-name="Water" style:base-cell-address="LAYERS.AA39"/>
      <style:map style:condition="cell-content()=&quot;08&quot;" style:apply-style-name="Empty" style:base-cell-address="LAYERS.AA39"/>
    </style:style>
    <style:style style:name="ce3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40"/>
      <style:map style:condition="cell-content()=&quot;01&quot;" style:apply-style-name="Grass1" style:base-cell-address="LAYERS.AA40"/>
      <style:map style:condition="cell-content()=&quot;02&quot;" style:apply-style-name="Grass2" style:base-cell-address="LAYERS.AA40"/>
      <style:map style:condition="cell-content()=&quot;03&quot;" style:apply-style-name="Road1" style:base-cell-address="LAYERS.AA40"/>
      <style:map style:condition="cell-content()=&quot;04&quot;" style:apply-style-name="Road2" style:base-cell-address="LAYERS.AA40"/>
      <style:map style:condition="cell-content()=&quot;05&quot;" style:apply-style-name="Wast" style:base-cell-address="LAYERS.AA40"/>
      <style:map style:condition="cell-content()=&quot;06&quot;" style:apply-style-name="Rock" style:base-cell-address="LAYERS.AA40"/>
      <style:map style:condition="cell-content()=&quot;07&quot;" style:apply-style-name="Water" style:base-cell-address="LAYERS.AA40"/>
      <style:map style:condition="cell-content()=&quot;08&quot;" style:apply-style-name="Empty" style:base-cell-address="LAYERS.AA40"/>
    </style:style>
    <style:style style:name="ce3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41"/>
      <style:map style:condition="cell-content()=&quot;01&quot;" style:apply-style-name="Grass1" style:base-cell-address="LAYERS.AA41"/>
      <style:map style:condition="cell-content()=&quot;02&quot;" style:apply-style-name="Grass2" style:base-cell-address="LAYERS.AA41"/>
      <style:map style:condition="cell-content()=&quot;03&quot;" style:apply-style-name="Road1" style:base-cell-address="LAYERS.AA41"/>
      <style:map style:condition="cell-content()=&quot;04&quot;" style:apply-style-name="Road2" style:base-cell-address="LAYERS.AA41"/>
      <style:map style:condition="cell-content()=&quot;05&quot;" style:apply-style-name="Wast" style:base-cell-address="LAYERS.AA41"/>
      <style:map style:condition="cell-content()=&quot;06&quot;" style:apply-style-name="Rock" style:base-cell-address="LAYERS.AA41"/>
      <style:map style:condition="cell-content()=&quot;07&quot;" style:apply-style-name="Water" style:base-cell-address="LAYERS.AA41"/>
      <style:map style:condition="cell-content()=&quot;08&quot;" style:apply-style-name="Empty" style:base-cell-address="LAYERS.AA41"/>
    </style:style>
    <style:style style:name="ce3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42"/>
      <style:map style:condition="cell-content()=&quot;01&quot;" style:apply-style-name="Grass1" style:base-cell-address="LAYERS.AA42"/>
      <style:map style:condition="cell-content()=&quot;02&quot;" style:apply-style-name="Grass2" style:base-cell-address="LAYERS.AA42"/>
      <style:map style:condition="cell-content()=&quot;03&quot;" style:apply-style-name="Road1" style:base-cell-address="LAYERS.AA42"/>
      <style:map style:condition="cell-content()=&quot;04&quot;" style:apply-style-name="Road2" style:base-cell-address="LAYERS.AA42"/>
      <style:map style:condition="cell-content()=&quot;05&quot;" style:apply-style-name="Wast" style:base-cell-address="LAYERS.AA42"/>
      <style:map style:condition="cell-content()=&quot;06&quot;" style:apply-style-name="Rock" style:base-cell-address="LAYERS.AA42"/>
      <style:map style:condition="cell-content()=&quot;07&quot;" style:apply-style-name="Water" style:base-cell-address="LAYERS.AA42"/>
      <style:map style:condition="cell-content()=&quot;08&quot;" style:apply-style-name="Empty" style:base-cell-address="LAYERS.AA42"/>
    </style:style>
    <style:style style:name="ce3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64"/>
      <style:map style:condition="cell-content()=&quot;01&quot;" style:apply-style-name="Grass1" style:base-cell-address="LAYERS.AA64"/>
      <style:map style:condition="cell-content()=&quot;02&quot;" style:apply-style-name="Grass2" style:base-cell-address="LAYERS.AA64"/>
      <style:map style:condition="cell-content()=&quot;03&quot;" style:apply-style-name="Road1" style:base-cell-address="LAYERS.AA64"/>
      <style:map style:condition="cell-content()=&quot;04&quot;" style:apply-style-name="Road2" style:base-cell-address="LAYERS.AA64"/>
      <style:map style:condition="cell-content()=&quot;05&quot;" style:apply-style-name="Wast" style:base-cell-address="LAYERS.AA64"/>
      <style:map style:condition="cell-content()=&quot;06&quot;" style:apply-style-name="Rock" style:base-cell-address="LAYERS.AA64"/>
      <style:map style:condition="cell-content()=&quot;07&quot;" style:apply-style-name="Water" style:base-cell-address="LAYERS.AA64"/>
      <style:map style:condition="cell-content()=&quot;08&quot;" style:apply-style-name="Empty" style:base-cell-address="LAYERS.AA64"/>
    </style:style>
    <style:style style:name="ce3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65"/>
      <style:map style:condition="cell-content()=&quot;01&quot;" style:apply-style-name="Grass1" style:base-cell-address="LAYERS.AA65"/>
      <style:map style:condition="cell-content()=&quot;02&quot;" style:apply-style-name="Grass2" style:base-cell-address="LAYERS.AA65"/>
      <style:map style:condition="cell-content()=&quot;03&quot;" style:apply-style-name="Road1" style:base-cell-address="LAYERS.AA65"/>
      <style:map style:condition="cell-content()=&quot;04&quot;" style:apply-style-name="Road2" style:base-cell-address="LAYERS.AA65"/>
      <style:map style:condition="cell-content()=&quot;05&quot;" style:apply-style-name="Wast" style:base-cell-address="LAYERS.AA65"/>
      <style:map style:condition="cell-content()=&quot;06&quot;" style:apply-style-name="Rock" style:base-cell-address="LAYERS.AA65"/>
      <style:map style:condition="cell-content()=&quot;07&quot;" style:apply-style-name="Water" style:base-cell-address="LAYERS.AA65"/>
      <style:map style:condition="cell-content()=&quot;08&quot;" style:apply-style-name="Empty" style:base-cell-address="LAYERS.AA65"/>
    </style:style>
    <style:style style:name="ce3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66"/>
      <style:map style:condition="cell-content()=&quot;01&quot;" style:apply-style-name="Grass1" style:base-cell-address="LAYERS.AA66"/>
      <style:map style:condition="cell-content()=&quot;02&quot;" style:apply-style-name="Grass2" style:base-cell-address="LAYERS.AA66"/>
      <style:map style:condition="cell-content()=&quot;03&quot;" style:apply-style-name="Road1" style:base-cell-address="LAYERS.AA66"/>
      <style:map style:condition="cell-content()=&quot;04&quot;" style:apply-style-name="Road2" style:base-cell-address="LAYERS.AA66"/>
      <style:map style:condition="cell-content()=&quot;05&quot;" style:apply-style-name="Wast" style:base-cell-address="LAYERS.AA66"/>
      <style:map style:condition="cell-content()=&quot;06&quot;" style:apply-style-name="Rock" style:base-cell-address="LAYERS.AA66"/>
      <style:map style:condition="cell-content()=&quot;07&quot;" style:apply-style-name="Water" style:base-cell-address="LAYERS.AA66"/>
      <style:map style:condition="cell-content()=&quot;08&quot;" style:apply-style-name="Empty" style:base-cell-address="LAYERS.AA66"/>
    </style:style>
    <style:style style:name="ce3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67"/>
      <style:map style:condition="cell-content()=&quot;01&quot;" style:apply-style-name="Grass1" style:base-cell-address="LAYERS.AA67"/>
      <style:map style:condition="cell-content()=&quot;02&quot;" style:apply-style-name="Grass2" style:base-cell-address="LAYERS.AA67"/>
      <style:map style:condition="cell-content()=&quot;03&quot;" style:apply-style-name="Road1" style:base-cell-address="LAYERS.AA67"/>
      <style:map style:condition="cell-content()=&quot;04&quot;" style:apply-style-name="Road2" style:base-cell-address="LAYERS.AA67"/>
      <style:map style:condition="cell-content()=&quot;05&quot;" style:apply-style-name="Wast" style:base-cell-address="LAYERS.AA67"/>
      <style:map style:condition="cell-content()=&quot;06&quot;" style:apply-style-name="Rock" style:base-cell-address="LAYERS.AA67"/>
      <style:map style:condition="cell-content()=&quot;07&quot;" style:apply-style-name="Water" style:base-cell-address="LAYERS.AA67"/>
      <style:map style:condition="cell-content()=&quot;08&quot;" style:apply-style-name="Empty" style:base-cell-address="LAYERS.AA67"/>
      <style:map style:condition="cell-content()=&quot;-1&quot;" style:apply-style-name="Empty" style:base-cell-address="LAYERS.AA67"/>
    </style:style>
    <style:style style:name="ce3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"/>
      <style:map style:condition="cell-content()=&quot;01&quot;" style:apply-style-name="Grass1" style:base-cell-address="LAYERS.AB2"/>
      <style:map style:condition="cell-content()=&quot;02&quot;" style:apply-style-name="Grass2" style:base-cell-address="LAYERS.AB2"/>
      <style:map style:condition="cell-content()=&quot;03&quot;" style:apply-style-name="Road1" style:base-cell-address="LAYERS.AB2"/>
      <style:map style:condition="cell-content()=&quot;04&quot;" style:apply-style-name="Road2" style:base-cell-address="LAYERS.AB2"/>
      <style:map style:condition="cell-content()=&quot;05&quot;" style:apply-style-name="Wast" style:base-cell-address="LAYERS.AB2"/>
      <style:map style:condition="cell-content()=&quot;06&quot;" style:apply-style-name="Rock" style:base-cell-address="LAYERS.AB2"/>
      <style:map style:condition="cell-content()=&quot;07&quot;" style:apply-style-name="Water" style:base-cell-address="LAYERS.AB2"/>
      <style:map style:condition="cell-content()=&quot;08&quot;" style:apply-style-name="Empty" style:base-cell-address="LAYERS.AB2"/>
      <style:map style:condition="cell-content()=&quot;-1&quot;" style:apply-style-name="Empty" style:base-cell-address="LAYERS.AB2"/>
    </style:style>
    <style:style style:name="ce3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3"/>
      <style:map style:condition="cell-content()=&quot;01&quot;" style:apply-style-name="Grass1" style:base-cell-address="LAYERS.AB33"/>
      <style:map style:condition="cell-content()=&quot;02&quot;" style:apply-style-name="Grass2" style:base-cell-address="LAYERS.AB33"/>
      <style:map style:condition="cell-content()=&quot;03&quot;" style:apply-style-name="Road1" style:base-cell-address="LAYERS.AB33"/>
      <style:map style:condition="cell-content()=&quot;04&quot;" style:apply-style-name="Road2" style:base-cell-address="LAYERS.AB33"/>
      <style:map style:condition="cell-content()=&quot;05&quot;" style:apply-style-name="Wast" style:base-cell-address="LAYERS.AB33"/>
      <style:map style:condition="cell-content()=&quot;06&quot;" style:apply-style-name="Rock" style:base-cell-address="LAYERS.AB33"/>
      <style:map style:condition="cell-content()=&quot;07&quot;" style:apply-style-name="Water" style:base-cell-address="LAYERS.AB33"/>
      <style:map style:condition="cell-content()=&quot;08&quot;" style:apply-style-name="Empty" style:base-cell-address="LAYERS.AB33"/>
      <style:map style:condition="cell-content()=&quot;-1&quot;" style:apply-style-name="Empty" style:base-cell-address="LAYERS.AB33"/>
    </style:style>
    <style:style style:name="ce3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6"/>
      <style:map style:condition="cell-content()=&quot;01&quot;" style:apply-style-name="Grass1" style:base-cell-address="LAYERS.AB36"/>
      <style:map style:condition="cell-content()=&quot;02&quot;" style:apply-style-name="Grass2" style:base-cell-address="LAYERS.AB36"/>
      <style:map style:condition="cell-content()=&quot;03&quot;" style:apply-style-name="Road1" style:base-cell-address="LAYERS.AB36"/>
      <style:map style:condition="cell-content()=&quot;04&quot;" style:apply-style-name="Road2" style:base-cell-address="LAYERS.AB36"/>
      <style:map style:condition="cell-content()=&quot;05&quot;" style:apply-style-name="Wast" style:base-cell-address="LAYERS.AB36"/>
      <style:map style:condition="cell-content()=&quot;06&quot;" style:apply-style-name="Rock" style:base-cell-address="LAYERS.AB36"/>
      <style:map style:condition="cell-content()=&quot;07&quot;" style:apply-style-name="Water" style:base-cell-address="LAYERS.AB36"/>
      <style:map style:condition="cell-content()=&quot;08&quot;" style:apply-style-name="Empty" style:base-cell-address="LAYERS.AB36"/>
      <style:map style:condition="cell-content()=&quot;-1&quot;" style:apply-style-name="Empty" style:base-cell-address="LAYERS.AB36"/>
    </style:style>
    <style:style style:name="ce3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8"/>
      <style:map style:condition="cell-content()=&quot;01&quot;" style:apply-style-name="Grass1" style:base-cell-address="LAYERS.AB38"/>
      <style:map style:condition="cell-content()=&quot;02&quot;" style:apply-style-name="Grass2" style:base-cell-address="LAYERS.AB38"/>
      <style:map style:condition="cell-content()=&quot;03&quot;" style:apply-style-name="Road1" style:base-cell-address="LAYERS.AB38"/>
      <style:map style:condition="cell-content()=&quot;04&quot;" style:apply-style-name="Road2" style:base-cell-address="LAYERS.AB38"/>
      <style:map style:condition="cell-content()=&quot;05&quot;" style:apply-style-name="Wast" style:base-cell-address="LAYERS.AB38"/>
      <style:map style:condition="cell-content()=&quot;06&quot;" style:apply-style-name="Rock" style:base-cell-address="LAYERS.AB38"/>
      <style:map style:condition="cell-content()=&quot;07&quot;" style:apply-style-name="Water" style:base-cell-address="LAYERS.AB38"/>
      <style:map style:condition="cell-content()=&quot;08&quot;" style:apply-style-name="Empty" style:base-cell-address="LAYERS.AB38"/>
    </style:style>
    <style:style style:name="ce3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9"/>
      <style:map style:condition="cell-content()=&quot;01&quot;" style:apply-style-name="Grass1" style:base-cell-address="LAYERS.AB39"/>
      <style:map style:condition="cell-content()=&quot;02&quot;" style:apply-style-name="Grass2" style:base-cell-address="LAYERS.AB39"/>
      <style:map style:condition="cell-content()=&quot;03&quot;" style:apply-style-name="Road1" style:base-cell-address="LAYERS.AB39"/>
      <style:map style:condition="cell-content()=&quot;04&quot;" style:apply-style-name="Road2" style:base-cell-address="LAYERS.AB39"/>
      <style:map style:condition="cell-content()=&quot;05&quot;" style:apply-style-name="Wast" style:base-cell-address="LAYERS.AB39"/>
      <style:map style:condition="cell-content()=&quot;06&quot;" style:apply-style-name="Rock" style:base-cell-address="LAYERS.AB39"/>
      <style:map style:condition="cell-content()=&quot;07&quot;" style:apply-style-name="Water" style:base-cell-address="LAYERS.AB39"/>
      <style:map style:condition="cell-content()=&quot;08&quot;" style:apply-style-name="Empty" style:base-cell-address="LAYERS.AB39"/>
    </style:style>
    <style:style style:name="ce3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40"/>
      <style:map style:condition="cell-content()=&quot;01&quot;" style:apply-style-name="Grass1" style:base-cell-address="LAYERS.AB40"/>
      <style:map style:condition="cell-content()=&quot;02&quot;" style:apply-style-name="Grass2" style:base-cell-address="LAYERS.AB40"/>
      <style:map style:condition="cell-content()=&quot;03&quot;" style:apply-style-name="Road1" style:base-cell-address="LAYERS.AB40"/>
      <style:map style:condition="cell-content()=&quot;04&quot;" style:apply-style-name="Road2" style:base-cell-address="LAYERS.AB40"/>
      <style:map style:condition="cell-content()=&quot;05&quot;" style:apply-style-name="Wast" style:base-cell-address="LAYERS.AB40"/>
      <style:map style:condition="cell-content()=&quot;06&quot;" style:apply-style-name="Rock" style:base-cell-address="LAYERS.AB40"/>
      <style:map style:condition="cell-content()=&quot;07&quot;" style:apply-style-name="Water" style:base-cell-address="LAYERS.AB40"/>
      <style:map style:condition="cell-content()=&quot;08&quot;" style:apply-style-name="Empty" style:base-cell-address="LAYERS.AB40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41"/>
      <style:map style:condition="cell-content()=&quot;01&quot;" style:apply-style-name="Grass1" style:base-cell-address="LAYERS.AB41"/>
      <style:map style:condition="cell-content()=&quot;02&quot;" style:apply-style-name="Grass2" style:base-cell-address="LAYERS.AB41"/>
      <style:map style:condition="cell-content()=&quot;03&quot;" style:apply-style-name="Road1" style:base-cell-address="LAYERS.AB41"/>
      <style:map style:condition="cell-content()=&quot;04&quot;" style:apply-style-name="Road2" style:base-cell-address="LAYERS.AB41"/>
      <style:map style:condition="cell-content()=&quot;05&quot;" style:apply-style-name="Wast" style:base-cell-address="LAYERS.AB41"/>
      <style:map style:condition="cell-content()=&quot;06&quot;" style:apply-style-name="Rock" style:base-cell-address="LAYERS.AB41"/>
      <style:map style:condition="cell-content()=&quot;07&quot;" style:apply-style-name="Water" style:base-cell-address="LAYERS.AB41"/>
      <style:map style:condition="cell-content()=&quot;08&quot;" style:apply-style-name="Empty" style:base-cell-address="LAYERS.AB41"/>
    </style:style>
    <style:style style:name="ce3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42"/>
      <style:map style:condition="cell-content()=&quot;01&quot;" style:apply-style-name="Grass1" style:base-cell-address="LAYERS.AB42"/>
      <style:map style:condition="cell-content()=&quot;02&quot;" style:apply-style-name="Grass2" style:base-cell-address="LAYERS.AB42"/>
      <style:map style:condition="cell-content()=&quot;03&quot;" style:apply-style-name="Road1" style:base-cell-address="LAYERS.AB42"/>
      <style:map style:condition="cell-content()=&quot;04&quot;" style:apply-style-name="Road2" style:base-cell-address="LAYERS.AB42"/>
      <style:map style:condition="cell-content()=&quot;05&quot;" style:apply-style-name="Wast" style:base-cell-address="LAYERS.AB42"/>
      <style:map style:condition="cell-content()=&quot;06&quot;" style:apply-style-name="Rock" style:base-cell-address="LAYERS.AB42"/>
      <style:map style:condition="cell-content()=&quot;07&quot;" style:apply-style-name="Water" style:base-cell-address="LAYERS.AB42"/>
      <style:map style:condition="cell-content()=&quot;08&quot;" style:apply-style-name="Empty" style:base-cell-address="LAYERS.AB42"/>
    </style:style>
    <style:style style:name="ce3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55"/>
      <style:map style:condition="cell-content()=&quot;01&quot;" style:apply-style-name="Grass1" style:base-cell-address="LAYERS.AB55"/>
      <style:map style:condition="cell-content()=&quot;02&quot;" style:apply-style-name="Grass2" style:base-cell-address="LAYERS.AB55"/>
      <style:map style:condition="cell-content()=&quot;03&quot;" style:apply-style-name="Road1" style:base-cell-address="LAYERS.AB55"/>
      <style:map style:condition="cell-content()=&quot;04&quot;" style:apply-style-name="Road2" style:base-cell-address="LAYERS.AB55"/>
      <style:map style:condition="cell-content()=&quot;05&quot;" style:apply-style-name="Wast" style:base-cell-address="LAYERS.AB55"/>
      <style:map style:condition="cell-content()=&quot;06&quot;" style:apply-style-name="Rock" style:base-cell-address="LAYERS.AB55"/>
      <style:map style:condition="cell-content()=&quot;07&quot;" style:apply-style-name="Water" style:base-cell-address="LAYERS.AB55"/>
      <style:map style:condition="cell-content()=&quot;08&quot;" style:apply-style-name="Empty" style:base-cell-address="LAYERS.AB55"/>
    </style:style>
    <style:style style:name="ce3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56"/>
      <style:map style:condition="cell-content()=&quot;01&quot;" style:apply-style-name="Grass1" style:base-cell-address="LAYERS.AB56"/>
      <style:map style:condition="cell-content()=&quot;02&quot;" style:apply-style-name="Grass2" style:base-cell-address="LAYERS.AB56"/>
      <style:map style:condition="cell-content()=&quot;03&quot;" style:apply-style-name="Road1" style:base-cell-address="LAYERS.AB56"/>
      <style:map style:condition="cell-content()=&quot;04&quot;" style:apply-style-name="Road2" style:base-cell-address="LAYERS.AB56"/>
      <style:map style:condition="cell-content()=&quot;05&quot;" style:apply-style-name="Wast" style:base-cell-address="LAYERS.AB56"/>
      <style:map style:condition="cell-content()=&quot;06&quot;" style:apply-style-name="Rock" style:base-cell-address="LAYERS.AB56"/>
      <style:map style:condition="cell-content()=&quot;07&quot;" style:apply-style-name="Water" style:base-cell-address="LAYERS.AB56"/>
      <style:map style:condition="cell-content()=&quot;08&quot;" style:apply-style-name="Empty" style:base-cell-address="LAYERS.AB56"/>
    </style:style>
    <style:style style:name="ce3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64"/>
      <style:map style:condition="cell-content()=&quot;01&quot;" style:apply-style-name="Grass1" style:base-cell-address="LAYERS.AB64"/>
      <style:map style:condition="cell-content()=&quot;02&quot;" style:apply-style-name="Grass2" style:base-cell-address="LAYERS.AB64"/>
      <style:map style:condition="cell-content()=&quot;03&quot;" style:apply-style-name="Road1" style:base-cell-address="LAYERS.AB64"/>
      <style:map style:condition="cell-content()=&quot;04&quot;" style:apply-style-name="Road2" style:base-cell-address="LAYERS.AB64"/>
      <style:map style:condition="cell-content()=&quot;05&quot;" style:apply-style-name="Wast" style:base-cell-address="LAYERS.AB64"/>
      <style:map style:condition="cell-content()=&quot;06&quot;" style:apply-style-name="Rock" style:base-cell-address="LAYERS.AB64"/>
      <style:map style:condition="cell-content()=&quot;07&quot;" style:apply-style-name="Water" style:base-cell-address="LAYERS.AB64"/>
      <style:map style:condition="cell-content()=&quot;08&quot;" style:apply-style-name="Empty" style:base-cell-address="LAYERS.AB64"/>
    </style:style>
    <style:style style:name="ce3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65"/>
      <style:map style:condition="cell-content()=&quot;01&quot;" style:apply-style-name="Grass1" style:base-cell-address="LAYERS.AB65"/>
      <style:map style:condition="cell-content()=&quot;02&quot;" style:apply-style-name="Grass2" style:base-cell-address="LAYERS.AB65"/>
      <style:map style:condition="cell-content()=&quot;03&quot;" style:apply-style-name="Road1" style:base-cell-address="LAYERS.AB65"/>
      <style:map style:condition="cell-content()=&quot;04&quot;" style:apply-style-name="Road2" style:base-cell-address="LAYERS.AB65"/>
      <style:map style:condition="cell-content()=&quot;05&quot;" style:apply-style-name="Wast" style:base-cell-address="LAYERS.AB65"/>
      <style:map style:condition="cell-content()=&quot;06&quot;" style:apply-style-name="Rock" style:base-cell-address="LAYERS.AB65"/>
      <style:map style:condition="cell-content()=&quot;07&quot;" style:apply-style-name="Water" style:base-cell-address="LAYERS.AB65"/>
      <style:map style:condition="cell-content()=&quot;08&quot;" style:apply-style-name="Empty" style:base-cell-address="LAYERS.AB65"/>
    </style:style>
    <style:style style:name="ce3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66"/>
      <style:map style:condition="cell-content()=&quot;01&quot;" style:apply-style-name="Grass1" style:base-cell-address="LAYERS.AB66"/>
      <style:map style:condition="cell-content()=&quot;02&quot;" style:apply-style-name="Grass2" style:base-cell-address="LAYERS.AB66"/>
      <style:map style:condition="cell-content()=&quot;03&quot;" style:apply-style-name="Road1" style:base-cell-address="LAYERS.AB66"/>
      <style:map style:condition="cell-content()=&quot;04&quot;" style:apply-style-name="Road2" style:base-cell-address="LAYERS.AB66"/>
      <style:map style:condition="cell-content()=&quot;05&quot;" style:apply-style-name="Wast" style:base-cell-address="LAYERS.AB66"/>
      <style:map style:condition="cell-content()=&quot;06&quot;" style:apply-style-name="Rock" style:base-cell-address="LAYERS.AB66"/>
      <style:map style:condition="cell-content()=&quot;07&quot;" style:apply-style-name="Water" style:base-cell-address="LAYERS.AB66"/>
      <style:map style:condition="cell-content()=&quot;08&quot;" style:apply-style-name="Empty" style:base-cell-address="LAYERS.AB66"/>
    </style:style>
    <style:style style:name="ce3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67"/>
      <style:map style:condition="cell-content()=&quot;01&quot;" style:apply-style-name="Grass1" style:base-cell-address="LAYERS.AB67"/>
      <style:map style:condition="cell-content()=&quot;02&quot;" style:apply-style-name="Grass2" style:base-cell-address="LAYERS.AB67"/>
      <style:map style:condition="cell-content()=&quot;03&quot;" style:apply-style-name="Road1" style:base-cell-address="LAYERS.AB67"/>
      <style:map style:condition="cell-content()=&quot;04&quot;" style:apply-style-name="Road2" style:base-cell-address="LAYERS.AB67"/>
      <style:map style:condition="cell-content()=&quot;05&quot;" style:apply-style-name="Wast" style:base-cell-address="LAYERS.AB67"/>
      <style:map style:condition="cell-content()=&quot;06&quot;" style:apply-style-name="Rock" style:base-cell-address="LAYERS.AB67"/>
      <style:map style:condition="cell-content()=&quot;07&quot;" style:apply-style-name="Water" style:base-cell-address="LAYERS.AB67"/>
      <style:map style:condition="cell-content()=&quot;08&quot;" style:apply-style-name="Empty" style:base-cell-address="LAYERS.AB67"/>
      <style:map style:condition="cell-content()=&quot;-1&quot;" style:apply-style-name="Empty" style:base-cell-address="LAYERS.AB67"/>
    </style:style>
    <style:style style:name="ce3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"/>
      <style:map style:condition="cell-content()=&quot;01&quot;" style:apply-style-name="Grass1" style:base-cell-address="LAYERS.AC2"/>
      <style:map style:condition="cell-content()=&quot;02&quot;" style:apply-style-name="Grass2" style:base-cell-address="LAYERS.AC2"/>
      <style:map style:condition="cell-content()=&quot;03&quot;" style:apply-style-name="Road1" style:base-cell-address="LAYERS.AC2"/>
      <style:map style:condition="cell-content()=&quot;04&quot;" style:apply-style-name="Road2" style:base-cell-address="LAYERS.AC2"/>
      <style:map style:condition="cell-content()=&quot;05&quot;" style:apply-style-name="Wast" style:base-cell-address="LAYERS.AC2"/>
      <style:map style:condition="cell-content()=&quot;06&quot;" style:apply-style-name="Rock" style:base-cell-address="LAYERS.AC2"/>
      <style:map style:condition="cell-content()=&quot;07&quot;" style:apply-style-name="Water" style:base-cell-address="LAYERS.AC2"/>
      <style:map style:condition="cell-content()=&quot;08&quot;" style:apply-style-name="Empty" style:base-cell-address="LAYERS.AC2"/>
      <style:map style:condition="cell-content()=&quot;-1&quot;" style:apply-style-name="Empty" style:base-cell-address="LAYERS.AC2"/>
    </style:style>
    <style:style style:name="ce3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3"/>
      <style:map style:condition="cell-content()=&quot;01&quot;" style:apply-style-name="Grass1" style:base-cell-address="LAYERS.AC33"/>
      <style:map style:condition="cell-content()=&quot;02&quot;" style:apply-style-name="Grass2" style:base-cell-address="LAYERS.AC33"/>
      <style:map style:condition="cell-content()=&quot;03&quot;" style:apply-style-name="Road1" style:base-cell-address="LAYERS.AC33"/>
      <style:map style:condition="cell-content()=&quot;04&quot;" style:apply-style-name="Road2" style:base-cell-address="LAYERS.AC33"/>
      <style:map style:condition="cell-content()=&quot;05&quot;" style:apply-style-name="Wast" style:base-cell-address="LAYERS.AC33"/>
      <style:map style:condition="cell-content()=&quot;06&quot;" style:apply-style-name="Rock" style:base-cell-address="LAYERS.AC33"/>
      <style:map style:condition="cell-content()=&quot;07&quot;" style:apply-style-name="Water" style:base-cell-address="LAYERS.AC33"/>
      <style:map style:condition="cell-content()=&quot;08&quot;" style:apply-style-name="Empty" style:base-cell-address="LAYERS.AC33"/>
      <style:map style:condition="cell-content()=&quot;-1&quot;" style:apply-style-name="Empty" style:base-cell-address="LAYERS.AC33"/>
    </style:style>
    <style:style style:name="ce3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6"/>
      <style:map style:condition="cell-content()=&quot;01&quot;" style:apply-style-name="Grass1" style:base-cell-address="LAYERS.AC36"/>
      <style:map style:condition="cell-content()=&quot;02&quot;" style:apply-style-name="Grass2" style:base-cell-address="LAYERS.AC36"/>
      <style:map style:condition="cell-content()=&quot;03&quot;" style:apply-style-name="Road1" style:base-cell-address="LAYERS.AC36"/>
      <style:map style:condition="cell-content()=&quot;04&quot;" style:apply-style-name="Road2" style:base-cell-address="LAYERS.AC36"/>
      <style:map style:condition="cell-content()=&quot;05&quot;" style:apply-style-name="Wast" style:base-cell-address="LAYERS.AC36"/>
      <style:map style:condition="cell-content()=&quot;06&quot;" style:apply-style-name="Rock" style:base-cell-address="LAYERS.AC36"/>
      <style:map style:condition="cell-content()=&quot;07&quot;" style:apply-style-name="Water" style:base-cell-address="LAYERS.AC36"/>
      <style:map style:condition="cell-content()=&quot;08&quot;" style:apply-style-name="Empty" style:base-cell-address="LAYERS.AC36"/>
      <style:map style:condition="cell-content()=&quot;-1&quot;" style:apply-style-name="Empty" style:base-cell-address="LAYERS.AC36"/>
    </style:style>
    <style:style style:name="ce3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8"/>
      <style:map style:condition="cell-content()=&quot;01&quot;" style:apply-style-name="Grass1" style:base-cell-address="LAYERS.AC38"/>
      <style:map style:condition="cell-content()=&quot;02&quot;" style:apply-style-name="Grass2" style:base-cell-address="LAYERS.AC38"/>
      <style:map style:condition="cell-content()=&quot;03&quot;" style:apply-style-name="Road1" style:base-cell-address="LAYERS.AC38"/>
      <style:map style:condition="cell-content()=&quot;04&quot;" style:apply-style-name="Road2" style:base-cell-address="LAYERS.AC38"/>
      <style:map style:condition="cell-content()=&quot;05&quot;" style:apply-style-name="Wast" style:base-cell-address="LAYERS.AC38"/>
      <style:map style:condition="cell-content()=&quot;06&quot;" style:apply-style-name="Rock" style:base-cell-address="LAYERS.AC38"/>
      <style:map style:condition="cell-content()=&quot;07&quot;" style:apply-style-name="Water" style:base-cell-address="LAYERS.AC38"/>
      <style:map style:condition="cell-content()=&quot;08&quot;" style:apply-style-name="Empty" style:base-cell-address="LAYERS.AC38"/>
    </style:style>
    <style:style style:name="ce3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9"/>
      <style:map style:condition="cell-content()=&quot;01&quot;" style:apply-style-name="Grass1" style:base-cell-address="LAYERS.AC39"/>
      <style:map style:condition="cell-content()=&quot;02&quot;" style:apply-style-name="Grass2" style:base-cell-address="LAYERS.AC39"/>
      <style:map style:condition="cell-content()=&quot;03&quot;" style:apply-style-name="Road1" style:base-cell-address="LAYERS.AC39"/>
      <style:map style:condition="cell-content()=&quot;04&quot;" style:apply-style-name="Road2" style:base-cell-address="LAYERS.AC39"/>
      <style:map style:condition="cell-content()=&quot;05&quot;" style:apply-style-name="Wast" style:base-cell-address="LAYERS.AC39"/>
      <style:map style:condition="cell-content()=&quot;06&quot;" style:apply-style-name="Rock" style:base-cell-address="LAYERS.AC39"/>
      <style:map style:condition="cell-content()=&quot;07&quot;" style:apply-style-name="Water" style:base-cell-address="LAYERS.AC39"/>
      <style:map style:condition="cell-content()=&quot;08&quot;" style:apply-style-name="Empty" style:base-cell-address="LAYERS.AC39"/>
    </style:style>
    <style:style style:name="ce3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0"/>
      <style:map style:condition="cell-content()=&quot;01&quot;" style:apply-style-name="Grass1" style:base-cell-address="LAYERS.AC40"/>
      <style:map style:condition="cell-content()=&quot;02&quot;" style:apply-style-name="Grass2" style:base-cell-address="LAYERS.AC40"/>
      <style:map style:condition="cell-content()=&quot;03&quot;" style:apply-style-name="Road1" style:base-cell-address="LAYERS.AC40"/>
      <style:map style:condition="cell-content()=&quot;04&quot;" style:apply-style-name="Road2" style:base-cell-address="LAYERS.AC40"/>
      <style:map style:condition="cell-content()=&quot;05&quot;" style:apply-style-name="Wast" style:base-cell-address="LAYERS.AC40"/>
      <style:map style:condition="cell-content()=&quot;06&quot;" style:apply-style-name="Rock" style:base-cell-address="LAYERS.AC40"/>
      <style:map style:condition="cell-content()=&quot;07&quot;" style:apply-style-name="Water" style:base-cell-address="LAYERS.AC40"/>
      <style:map style:condition="cell-content()=&quot;08&quot;" style:apply-style-name="Empty" style:base-cell-address="LAYERS.AC40"/>
    </style:style>
    <style:style style:name="ce3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1"/>
      <style:map style:condition="cell-content()=&quot;01&quot;" style:apply-style-name="Grass1" style:base-cell-address="LAYERS.AC41"/>
      <style:map style:condition="cell-content()=&quot;02&quot;" style:apply-style-name="Grass2" style:base-cell-address="LAYERS.AC41"/>
      <style:map style:condition="cell-content()=&quot;03&quot;" style:apply-style-name="Road1" style:base-cell-address="LAYERS.AC41"/>
      <style:map style:condition="cell-content()=&quot;04&quot;" style:apply-style-name="Road2" style:base-cell-address="LAYERS.AC41"/>
      <style:map style:condition="cell-content()=&quot;05&quot;" style:apply-style-name="Wast" style:base-cell-address="LAYERS.AC41"/>
      <style:map style:condition="cell-content()=&quot;06&quot;" style:apply-style-name="Rock" style:base-cell-address="LAYERS.AC41"/>
      <style:map style:condition="cell-content()=&quot;07&quot;" style:apply-style-name="Water" style:base-cell-address="LAYERS.AC41"/>
      <style:map style:condition="cell-content()=&quot;08&quot;" style:apply-style-name="Empty" style:base-cell-address="LAYERS.AC41"/>
    </style:style>
    <style:style style:name="ce3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2"/>
      <style:map style:condition="cell-content()=&quot;01&quot;" style:apply-style-name="Grass1" style:base-cell-address="LAYERS.AC42"/>
      <style:map style:condition="cell-content()=&quot;02&quot;" style:apply-style-name="Grass2" style:base-cell-address="LAYERS.AC42"/>
      <style:map style:condition="cell-content()=&quot;03&quot;" style:apply-style-name="Road1" style:base-cell-address="LAYERS.AC42"/>
      <style:map style:condition="cell-content()=&quot;04&quot;" style:apply-style-name="Road2" style:base-cell-address="LAYERS.AC42"/>
      <style:map style:condition="cell-content()=&quot;05&quot;" style:apply-style-name="Wast" style:base-cell-address="LAYERS.AC42"/>
      <style:map style:condition="cell-content()=&quot;06&quot;" style:apply-style-name="Rock" style:base-cell-address="LAYERS.AC42"/>
      <style:map style:condition="cell-content()=&quot;07&quot;" style:apply-style-name="Water" style:base-cell-address="LAYERS.AC42"/>
      <style:map style:condition="cell-content()=&quot;08&quot;" style:apply-style-name="Empty" style:base-cell-address="LAYERS.AC42"/>
    </style:style>
    <style:style style:name="ce3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3"/>
      <style:map style:condition="cell-content()=&quot;01&quot;" style:apply-style-name="Grass1" style:base-cell-address="LAYERS.AC43"/>
      <style:map style:condition="cell-content()=&quot;02&quot;" style:apply-style-name="Grass2" style:base-cell-address="LAYERS.AC43"/>
      <style:map style:condition="cell-content()=&quot;03&quot;" style:apply-style-name="Road1" style:base-cell-address="LAYERS.AC43"/>
      <style:map style:condition="cell-content()=&quot;04&quot;" style:apply-style-name="Road2" style:base-cell-address="LAYERS.AC43"/>
      <style:map style:condition="cell-content()=&quot;05&quot;" style:apply-style-name="Wast" style:base-cell-address="LAYERS.AC43"/>
      <style:map style:condition="cell-content()=&quot;06&quot;" style:apply-style-name="Rock" style:base-cell-address="LAYERS.AC43"/>
      <style:map style:condition="cell-content()=&quot;07&quot;" style:apply-style-name="Water" style:base-cell-address="LAYERS.AC43"/>
      <style:map style:condition="cell-content()=&quot;08&quot;" style:apply-style-name="Empty" style:base-cell-address="LAYERS.AC43"/>
    </style:style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4"/>
      <style:map style:condition="cell-content()=&quot;01&quot;" style:apply-style-name="Grass1" style:base-cell-address="LAYERS.AC44"/>
      <style:map style:condition="cell-content()=&quot;02&quot;" style:apply-style-name="Grass2" style:base-cell-address="LAYERS.AC44"/>
      <style:map style:condition="cell-content()=&quot;03&quot;" style:apply-style-name="Road1" style:base-cell-address="LAYERS.AC44"/>
      <style:map style:condition="cell-content()=&quot;04&quot;" style:apply-style-name="Road2" style:base-cell-address="LAYERS.AC44"/>
      <style:map style:condition="cell-content()=&quot;05&quot;" style:apply-style-name="Wast" style:base-cell-address="LAYERS.AC44"/>
      <style:map style:condition="cell-content()=&quot;06&quot;" style:apply-style-name="Rock" style:base-cell-address="LAYERS.AC44"/>
      <style:map style:condition="cell-content()=&quot;07&quot;" style:apply-style-name="Water" style:base-cell-address="LAYERS.AC44"/>
      <style:map style:condition="cell-content()=&quot;08&quot;" style:apply-style-name="Empty" style:base-cell-address="LAYERS.AC44"/>
    </style:style>
    <style:style style:name="ce3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5"/>
      <style:map style:condition="cell-content()=&quot;01&quot;" style:apply-style-name="Grass1" style:base-cell-address="LAYERS.AC45"/>
      <style:map style:condition="cell-content()=&quot;02&quot;" style:apply-style-name="Grass2" style:base-cell-address="LAYERS.AC45"/>
      <style:map style:condition="cell-content()=&quot;03&quot;" style:apply-style-name="Road1" style:base-cell-address="LAYERS.AC45"/>
      <style:map style:condition="cell-content()=&quot;04&quot;" style:apply-style-name="Road2" style:base-cell-address="LAYERS.AC45"/>
      <style:map style:condition="cell-content()=&quot;05&quot;" style:apply-style-name="Wast" style:base-cell-address="LAYERS.AC45"/>
      <style:map style:condition="cell-content()=&quot;06&quot;" style:apply-style-name="Rock" style:base-cell-address="LAYERS.AC45"/>
      <style:map style:condition="cell-content()=&quot;07&quot;" style:apply-style-name="Water" style:base-cell-address="LAYERS.AC45"/>
      <style:map style:condition="cell-content()=&quot;08&quot;" style:apply-style-name="Empty" style:base-cell-address="LAYERS.AC45"/>
    </style:style>
    <style:style style:name="ce3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55"/>
      <style:map style:condition="cell-content()=&quot;01&quot;" style:apply-style-name="Grass1" style:base-cell-address="LAYERS.AC55"/>
      <style:map style:condition="cell-content()=&quot;02&quot;" style:apply-style-name="Grass2" style:base-cell-address="LAYERS.AC55"/>
      <style:map style:condition="cell-content()=&quot;03&quot;" style:apply-style-name="Road1" style:base-cell-address="LAYERS.AC55"/>
      <style:map style:condition="cell-content()=&quot;04&quot;" style:apply-style-name="Road2" style:base-cell-address="LAYERS.AC55"/>
      <style:map style:condition="cell-content()=&quot;05&quot;" style:apply-style-name="Wast" style:base-cell-address="LAYERS.AC55"/>
      <style:map style:condition="cell-content()=&quot;06&quot;" style:apply-style-name="Rock" style:base-cell-address="LAYERS.AC55"/>
      <style:map style:condition="cell-content()=&quot;07&quot;" style:apply-style-name="Water" style:base-cell-address="LAYERS.AC55"/>
      <style:map style:condition="cell-content()=&quot;08&quot;" style:apply-style-name="Empty" style:base-cell-address="LAYERS.AC55"/>
    </style:style>
    <style:style style:name="ce3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56"/>
      <style:map style:condition="cell-content()=&quot;01&quot;" style:apply-style-name="Grass1" style:base-cell-address="LAYERS.AC56"/>
      <style:map style:condition="cell-content()=&quot;02&quot;" style:apply-style-name="Grass2" style:base-cell-address="LAYERS.AC56"/>
      <style:map style:condition="cell-content()=&quot;03&quot;" style:apply-style-name="Road1" style:base-cell-address="LAYERS.AC56"/>
      <style:map style:condition="cell-content()=&quot;04&quot;" style:apply-style-name="Road2" style:base-cell-address="LAYERS.AC56"/>
      <style:map style:condition="cell-content()=&quot;05&quot;" style:apply-style-name="Wast" style:base-cell-address="LAYERS.AC56"/>
      <style:map style:condition="cell-content()=&quot;06&quot;" style:apply-style-name="Rock" style:base-cell-address="LAYERS.AC56"/>
      <style:map style:condition="cell-content()=&quot;07&quot;" style:apply-style-name="Water" style:base-cell-address="LAYERS.AC56"/>
      <style:map style:condition="cell-content()=&quot;08&quot;" style:apply-style-name="Empty" style:base-cell-address="LAYERS.AC56"/>
    </style:style>
    <style:style style:name="ce3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64"/>
      <style:map style:condition="cell-content()=&quot;01&quot;" style:apply-style-name="Grass1" style:base-cell-address="LAYERS.AC64"/>
      <style:map style:condition="cell-content()=&quot;02&quot;" style:apply-style-name="Grass2" style:base-cell-address="LAYERS.AC64"/>
      <style:map style:condition="cell-content()=&quot;03&quot;" style:apply-style-name="Road1" style:base-cell-address="LAYERS.AC64"/>
      <style:map style:condition="cell-content()=&quot;04&quot;" style:apply-style-name="Road2" style:base-cell-address="LAYERS.AC64"/>
      <style:map style:condition="cell-content()=&quot;05&quot;" style:apply-style-name="Wast" style:base-cell-address="LAYERS.AC64"/>
      <style:map style:condition="cell-content()=&quot;06&quot;" style:apply-style-name="Rock" style:base-cell-address="LAYERS.AC64"/>
      <style:map style:condition="cell-content()=&quot;07&quot;" style:apply-style-name="Water" style:base-cell-address="LAYERS.AC64"/>
      <style:map style:condition="cell-content()=&quot;08&quot;" style:apply-style-name="Empty" style:base-cell-address="LAYERS.AC64"/>
    </style:style>
    <style:style style:name="ce3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65"/>
      <style:map style:condition="cell-content()=&quot;01&quot;" style:apply-style-name="Grass1" style:base-cell-address="LAYERS.AC65"/>
      <style:map style:condition="cell-content()=&quot;02&quot;" style:apply-style-name="Grass2" style:base-cell-address="LAYERS.AC65"/>
      <style:map style:condition="cell-content()=&quot;03&quot;" style:apply-style-name="Road1" style:base-cell-address="LAYERS.AC65"/>
      <style:map style:condition="cell-content()=&quot;04&quot;" style:apply-style-name="Road2" style:base-cell-address="LAYERS.AC65"/>
      <style:map style:condition="cell-content()=&quot;05&quot;" style:apply-style-name="Wast" style:base-cell-address="LAYERS.AC65"/>
      <style:map style:condition="cell-content()=&quot;06&quot;" style:apply-style-name="Rock" style:base-cell-address="LAYERS.AC65"/>
      <style:map style:condition="cell-content()=&quot;07&quot;" style:apply-style-name="Water" style:base-cell-address="LAYERS.AC65"/>
      <style:map style:condition="cell-content()=&quot;08&quot;" style:apply-style-name="Empty" style:base-cell-address="LAYERS.AC65"/>
    </style:style>
    <style:style style:name="ce3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66"/>
      <style:map style:condition="cell-content()=&quot;01&quot;" style:apply-style-name="Grass1" style:base-cell-address="LAYERS.AC66"/>
      <style:map style:condition="cell-content()=&quot;02&quot;" style:apply-style-name="Grass2" style:base-cell-address="LAYERS.AC66"/>
      <style:map style:condition="cell-content()=&quot;03&quot;" style:apply-style-name="Road1" style:base-cell-address="LAYERS.AC66"/>
      <style:map style:condition="cell-content()=&quot;04&quot;" style:apply-style-name="Road2" style:base-cell-address="LAYERS.AC66"/>
      <style:map style:condition="cell-content()=&quot;05&quot;" style:apply-style-name="Wast" style:base-cell-address="LAYERS.AC66"/>
      <style:map style:condition="cell-content()=&quot;06&quot;" style:apply-style-name="Rock" style:base-cell-address="LAYERS.AC66"/>
      <style:map style:condition="cell-content()=&quot;07&quot;" style:apply-style-name="Water" style:base-cell-address="LAYERS.AC66"/>
      <style:map style:condition="cell-content()=&quot;08&quot;" style:apply-style-name="Empty" style:base-cell-address="LAYERS.AC66"/>
    </style:style>
    <style:style style:name="ce3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67"/>
      <style:map style:condition="cell-content()=&quot;01&quot;" style:apply-style-name="Grass1" style:base-cell-address="LAYERS.AC67"/>
      <style:map style:condition="cell-content()=&quot;02&quot;" style:apply-style-name="Grass2" style:base-cell-address="LAYERS.AC67"/>
      <style:map style:condition="cell-content()=&quot;03&quot;" style:apply-style-name="Road1" style:base-cell-address="LAYERS.AC67"/>
      <style:map style:condition="cell-content()=&quot;04&quot;" style:apply-style-name="Road2" style:base-cell-address="LAYERS.AC67"/>
      <style:map style:condition="cell-content()=&quot;05&quot;" style:apply-style-name="Wast" style:base-cell-address="LAYERS.AC67"/>
      <style:map style:condition="cell-content()=&quot;06&quot;" style:apply-style-name="Rock" style:base-cell-address="LAYERS.AC67"/>
      <style:map style:condition="cell-content()=&quot;07&quot;" style:apply-style-name="Water" style:base-cell-address="LAYERS.AC67"/>
      <style:map style:condition="cell-content()=&quot;08&quot;" style:apply-style-name="Empty" style:base-cell-address="LAYERS.AC67"/>
      <style:map style:condition="cell-content()=&quot;-1&quot;" style:apply-style-name="Empty" style:base-cell-address="LAYERS.AC67"/>
    </style:style>
    <style:style style:name="ce3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"/>
      <style:map style:condition="cell-content()=&quot;01&quot;" style:apply-style-name="Grass1" style:base-cell-address="LAYERS.AD2"/>
      <style:map style:condition="cell-content()=&quot;02&quot;" style:apply-style-name="Grass2" style:base-cell-address="LAYERS.AD2"/>
      <style:map style:condition="cell-content()=&quot;03&quot;" style:apply-style-name="Road1" style:base-cell-address="LAYERS.AD2"/>
      <style:map style:condition="cell-content()=&quot;04&quot;" style:apply-style-name="Road2" style:base-cell-address="LAYERS.AD2"/>
      <style:map style:condition="cell-content()=&quot;05&quot;" style:apply-style-name="Wast" style:base-cell-address="LAYERS.AD2"/>
      <style:map style:condition="cell-content()=&quot;06&quot;" style:apply-style-name="Rock" style:base-cell-address="LAYERS.AD2"/>
      <style:map style:condition="cell-content()=&quot;07&quot;" style:apply-style-name="Water" style:base-cell-address="LAYERS.AD2"/>
      <style:map style:condition="cell-content()=&quot;08&quot;" style:apply-style-name="Empty" style:base-cell-address="LAYERS.AD2"/>
      <style:map style:condition="cell-content()=&quot;-1&quot;" style:apply-style-name="Empty" style:base-cell-address="LAYERS.AD2"/>
    </style:style>
    <style:style style:name="ce3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3"/>
      <style:map style:condition="cell-content()=&quot;01&quot;" style:apply-style-name="Grass1" style:base-cell-address="LAYERS.AD33"/>
      <style:map style:condition="cell-content()=&quot;02&quot;" style:apply-style-name="Grass2" style:base-cell-address="LAYERS.AD33"/>
      <style:map style:condition="cell-content()=&quot;03&quot;" style:apply-style-name="Road1" style:base-cell-address="LAYERS.AD33"/>
      <style:map style:condition="cell-content()=&quot;04&quot;" style:apply-style-name="Road2" style:base-cell-address="LAYERS.AD33"/>
      <style:map style:condition="cell-content()=&quot;05&quot;" style:apply-style-name="Wast" style:base-cell-address="LAYERS.AD33"/>
      <style:map style:condition="cell-content()=&quot;06&quot;" style:apply-style-name="Rock" style:base-cell-address="LAYERS.AD33"/>
      <style:map style:condition="cell-content()=&quot;07&quot;" style:apply-style-name="Water" style:base-cell-address="LAYERS.AD33"/>
      <style:map style:condition="cell-content()=&quot;08&quot;" style:apply-style-name="Empty" style:base-cell-address="LAYERS.AD33"/>
      <style:map style:condition="cell-content()=&quot;-1&quot;" style:apply-style-name="Empty" style:base-cell-address="LAYERS.AD33"/>
    </style:style>
    <style:style style:name="ce3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6"/>
      <style:map style:condition="cell-content()=&quot;01&quot;" style:apply-style-name="Grass1" style:base-cell-address="LAYERS.AD36"/>
      <style:map style:condition="cell-content()=&quot;02&quot;" style:apply-style-name="Grass2" style:base-cell-address="LAYERS.AD36"/>
      <style:map style:condition="cell-content()=&quot;03&quot;" style:apply-style-name="Road1" style:base-cell-address="LAYERS.AD36"/>
      <style:map style:condition="cell-content()=&quot;04&quot;" style:apply-style-name="Road2" style:base-cell-address="LAYERS.AD36"/>
      <style:map style:condition="cell-content()=&quot;05&quot;" style:apply-style-name="Wast" style:base-cell-address="LAYERS.AD36"/>
      <style:map style:condition="cell-content()=&quot;06&quot;" style:apply-style-name="Rock" style:base-cell-address="LAYERS.AD36"/>
      <style:map style:condition="cell-content()=&quot;07&quot;" style:apply-style-name="Water" style:base-cell-address="LAYERS.AD36"/>
      <style:map style:condition="cell-content()=&quot;08&quot;" style:apply-style-name="Empty" style:base-cell-address="LAYERS.AD36"/>
      <style:map style:condition="cell-content()=&quot;-1&quot;" style:apply-style-name="Empty" style:base-cell-address="LAYERS.AD36"/>
    </style:style>
    <style:style style:name="ce3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8"/>
      <style:map style:condition="cell-content()=&quot;01&quot;" style:apply-style-name="Grass1" style:base-cell-address="LAYERS.AD38"/>
      <style:map style:condition="cell-content()=&quot;02&quot;" style:apply-style-name="Grass2" style:base-cell-address="LAYERS.AD38"/>
      <style:map style:condition="cell-content()=&quot;03&quot;" style:apply-style-name="Road1" style:base-cell-address="LAYERS.AD38"/>
      <style:map style:condition="cell-content()=&quot;04&quot;" style:apply-style-name="Road2" style:base-cell-address="LAYERS.AD38"/>
      <style:map style:condition="cell-content()=&quot;05&quot;" style:apply-style-name="Wast" style:base-cell-address="LAYERS.AD38"/>
      <style:map style:condition="cell-content()=&quot;06&quot;" style:apply-style-name="Rock" style:base-cell-address="LAYERS.AD38"/>
      <style:map style:condition="cell-content()=&quot;07&quot;" style:apply-style-name="Water" style:base-cell-address="LAYERS.AD38"/>
      <style:map style:condition="cell-content()=&quot;08&quot;" style:apply-style-name="Empty" style:base-cell-address="LAYERS.AD38"/>
    </style:style>
    <style:style style:name="ce3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9"/>
      <style:map style:condition="cell-content()=&quot;01&quot;" style:apply-style-name="Grass1" style:base-cell-address="LAYERS.AD39"/>
      <style:map style:condition="cell-content()=&quot;02&quot;" style:apply-style-name="Grass2" style:base-cell-address="LAYERS.AD39"/>
      <style:map style:condition="cell-content()=&quot;03&quot;" style:apply-style-name="Road1" style:base-cell-address="LAYERS.AD39"/>
      <style:map style:condition="cell-content()=&quot;04&quot;" style:apply-style-name="Road2" style:base-cell-address="LAYERS.AD39"/>
      <style:map style:condition="cell-content()=&quot;05&quot;" style:apply-style-name="Wast" style:base-cell-address="LAYERS.AD39"/>
      <style:map style:condition="cell-content()=&quot;06&quot;" style:apply-style-name="Rock" style:base-cell-address="LAYERS.AD39"/>
      <style:map style:condition="cell-content()=&quot;07&quot;" style:apply-style-name="Water" style:base-cell-address="LAYERS.AD39"/>
      <style:map style:condition="cell-content()=&quot;08&quot;" style:apply-style-name="Empty" style:base-cell-address="LAYERS.AD39"/>
    </style:style>
    <style:style style:name="ce3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40"/>
      <style:map style:condition="cell-content()=&quot;01&quot;" style:apply-style-name="Grass1" style:base-cell-address="LAYERS.AD40"/>
      <style:map style:condition="cell-content()=&quot;02&quot;" style:apply-style-name="Grass2" style:base-cell-address="LAYERS.AD40"/>
      <style:map style:condition="cell-content()=&quot;03&quot;" style:apply-style-name="Road1" style:base-cell-address="LAYERS.AD40"/>
      <style:map style:condition="cell-content()=&quot;04&quot;" style:apply-style-name="Road2" style:base-cell-address="LAYERS.AD40"/>
      <style:map style:condition="cell-content()=&quot;05&quot;" style:apply-style-name="Wast" style:base-cell-address="LAYERS.AD40"/>
      <style:map style:condition="cell-content()=&quot;06&quot;" style:apply-style-name="Rock" style:base-cell-address="LAYERS.AD40"/>
      <style:map style:condition="cell-content()=&quot;07&quot;" style:apply-style-name="Water" style:base-cell-address="LAYERS.AD40"/>
      <style:map style:condition="cell-content()=&quot;08&quot;" style:apply-style-name="Empty" style:base-cell-address="LAYERS.AD40"/>
    </style:style>
    <style:style style:name="ce3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41"/>
      <style:map style:condition="cell-content()=&quot;01&quot;" style:apply-style-name="Grass1" style:base-cell-address="LAYERS.AD41"/>
      <style:map style:condition="cell-content()=&quot;02&quot;" style:apply-style-name="Grass2" style:base-cell-address="LAYERS.AD41"/>
      <style:map style:condition="cell-content()=&quot;03&quot;" style:apply-style-name="Road1" style:base-cell-address="LAYERS.AD41"/>
      <style:map style:condition="cell-content()=&quot;04&quot;" style:apply-style-name="Road2" style:base-cell-address="LAYERS.AD41"/>
      <style:map style:condition="cell-content()=&quot;05&quot;" style:apply-style-name="Wast" style:base-cell-address="LAYERS.AD41"/>
      <style:map style:condition="cell-content()=&quot;06&quot;" style:apply-style-name="Rock" style:base-cell-address="LAYERS.AD41"/>
      <style:map style:condition="cell-content()=&quot;07&quot;" style:apply-style-name="Water" style:base-cell-address="LAYERS.AD41"/>
      <style:map style:condition="cell-content()=&quot;08&quot;" style:apply-style-name="Empty" style:base-cell-address="LAYERS.AD41"/>
    </style:style>
    <style:style style:name="ce3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42"/>
      <style:map style:condition="cell-content()=&quot;01&quot;" style:apply-style-name="Grass1" style:base-cell-address="LAYERS.AD42"/>
      <style:map style:condition="cell-content()=&quot;02&quot;" style:apply-style-name="Grass2" style:base-cell-address="LAYERS.AD42"/>
      <style:map style:condition="cell-content()=&quot;03&quot;" style:apply-style-name="Road1" style:base-cell-address="LAYERS.AD42"/>
      <style:map style:condition="cell-content()=&quot;04&quot;" style:apply-style-name="Road2" style:base-cell-address="LAYERS.AD42"/>
      <style:map style:condition="cell-content()=&quot;05&quot;" style:apply-style-name="Wast" style:base-cell-address="LAYERS.AD42"/>
      <style:map style:condition="cell-content()=&quot;06&quot;" style:apply-style-name="Rock" style:base-cell-address="LAYERS.AD42"/>
      <style:map style:condition="cell-content()=&quot;07&quot;" style:apply-style-name="Water" style:base-cell-address="LAYERS.AD42"/>
      <style:map style:condition="cell-content()=&quot;08&quot;" style:apply-style-name="Empty" style:base-cell-address="LAYERS.AD42"/>
    </style:style>
    <style:style style:name="ce3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55"/>
      <style:map style:condition="cell-content()=&quot;01&quot;" style:apply-style-name="Grass1" style:base-cell-address="LAYERS.AD55"/>
      <style:map style:condition="cell-content()=&quot;02&quot;" style:apply-style-name="Grass2" style:base-cell-address="LAYERS.AD55"/>
      <style:map style:condition="cell-content()=&quot;03&quot;" style:apply-style-name="Road1" style:base-cell-address="LAYERS.AD55"/>
      <style:map style:condition="cell-content()=&quot;04&quot;" style:apply-style-name="Road2" style:base-cell-address="LAYERS.AD55"/>
      <style:map style:condition="cell-content()=&quot;05&quot;" style:apply-style-name="Wast" style:base-cell-address="LAYERS.AD55"/>
      <style:map style:condition="cell-content()=&quot;06&quot;" style:apply-style-name="Rock" style:base-cell-address="LAYERS.AD55"/>
      <style:map style:condition="cell-content()=&quot;07&quot;" style:apply-style-name="Water" style:base-cell-address="LAYERS.AD55"/>
      <style:map style:condition="cell-content()=&quot;08&quot;" style:apply-style-name="Empty" style:base-cell-address="LAYERS.AD55"/>
    </style:style>
    <style:style style:name="ce3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56"/>
      <style:map style:condition="cell-content()=&quot;01&quot;" style:apply-style-name="Grass1" style:base-cell-address="LAYERS.AD56"/>
      <style:map style:condition="cell-content()=&quot;02&quot;" style:apply-style-name="Grass2" style:base-cell-address="LAYERS.AD56"/>
      <style:map style:condition="cell-content()=&quot;03&quot;" style:apply-style-name="Road1" style:base-cell-address="LAYERS.AD56"/>
      <style:map style:condition="cell-content()=&quot;04&quot;" style:apply-style-name="Road2" style:base-cell-address="LAYERS.AD56"/>
      <style:map style:condition="cell-content()=&quot;05&quot;" style:apply-style-name="Wast" style:base-cell-address="LAYERS.AD56"/>
      <style:map style:condition="cell-content()=&quot;06&quot;" style:apply-style-name="Rock" style:base-cell-address="LAYERS.AD56"/>
      <style:map style:condition="cell-content()=&quot;07&quot;" style:apply-style-name="Water" style:base-cell-address="LAYERS.AD56"/>
      <style:map style:condition="cell-content()=&quot;08&quot;" style:apply-style-name="Empty" style:base-cell-address="LAYERS.AD56"/>
    </style:style>
    <style:style style:name="ce3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64"/>
      <style:map style:condition="cell-content()=&quot;01&quot;" style:apply-style-name="Grass1" style:base-cell-address="LAYERS.AD64"/>
      <style:map style:condition="cell-content()=&quot;02&quot;" style:apply-style-name="Grass2" style:base-cell-address="LAYERS.AD64"/>
      <style:map style:condition="cell-content()=&quot;03&quot;" style:apply-style-name="Road1" style:base-cell-address="LAYERS.AD64"/>
      <style:map style:condition="cell-content()=&quot;04&quot;" style:apply-style-name="Road2" style:base-cell-address="LAYERS.AD64"/>
      <style:map style:condition="cell-content()=&quot;05&quot;" style:apply-style-name="Wast" style:base-cell-address="LAYERS.AD64"/>
      <style:map style:condition="cell-content()=&quot;06&quot;" style:apply-style-name="Rock" style:base-cell-address="LAYERS.AD64"/>
      <style:map style:condition="cell-content()=&quot;07&quot;" style:apply-style-name="Water" style:base-cell-address="LAYERS.AD64"/>
      <style:map style:condition="cell-content()=&quot;08&quot;" style:apply-style-name="Empty" style:base-cell-address="LAYERS.AD64"/>
    </style:style>
    <style:style style:name="ce3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65"/>
      <style:map style:condition="cell-content()=&quot;01&quot;" style:apply-style-name="Grass1" style:base-cell-address="LAYERS.AD65"/>
      <style:map style:condition="cell-content()=&quot;02&quot;" style:apply-style-name="Grass2" style:base-cell-address="LAYERS.AD65"/>
      <style:map style:condition="cell-content()=&quot;03&quot;" style:apply-style-name="Road1" style:base-cell-address="LAYERS.AD65"/>
      <style:map style:condition="cell-content()=&quot;04&quot;" style:apply-style-name="Road2" style:base-cell-address="LAYERS.AD65"/>
      <style:map style:condition="cell-content()=&quot;05&quot;" style:apply-style-name="Wast" style:base-cell-address="LAYERS.AD65"/>
      <style:map style:condition="cell-content()=&quot;06&quot;" style:apply-style-name="Rock" style:base-cell-address="LAYERS.AD65"/>
      <style:map style:condition="cell-content()=&quot;07&quot;" style:apply-style-name="Water" style:base-cell-address="LAYERS.AD65"/>
      <style:map style:condition="cell-content()=&quot;08&quot;" style:apply-style-name="Empty" style:base-cell-address="LAYERS.AD65"/>
    </style:style>
    <style:style style:name="ce3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66"/>
      <style:map style:condition="cell-content()=&quot;01&quot;" style:apply-style-name="Grass1" style:base-cell-address="LAYERS.AD66"/>
      <style:map style:condition="cell-content()=&quot;02&quot;" style:apply-style-name="Grass2" style:base-cell-address="LAYERS.AD66"/>
      <style:map style:condition="cell-content()=&quot;03&quot;" style:apply-style-name="Road1" style:base-cell-address="LAYERS.AD66"/>
      <style:map style:condition="cell-content()=&quot;04&quot;" style:apply-style-name="Road2" style:base-cell-address="LAYERS.AD66"/>
      <style:map style:condition="cell-content()=&quot;05&quot;" style:apply-style-name="Wast" style:base-cell-address="LAYERS.AD66"/>
      <style:map style:condition="cell-content()=&quot;06&quot;" style:apply-style-name="Rock" style:base-cell-address="LAYERS.AD66"/>
      <style:map style:condition="cell-content()=&quot;07&quot;" style:apply-style-name="Water" style:base-cell-address="LAYERS.AD66"/>
      <style:map style:condition="cell-content()=&quot;08&quot;" style:apply-style-name="Empty" style:base-cell-address="LAYERS.AD66"/>
    </style:style>
    <style:style style:name="ce3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67"/>
      <style:map style:condition="cell-content()=&quot;01&quot;" style:apply-style-name="Grass1" style:base-cell-address="LAYERS.AD67"/>
      <style:map style:condition="cell-content()=&quot;02&quot;" style:apply-style-name="Grass2" style:base-cell-address="LAYERS.AD67"/>
      <style:map style:condition="cell-content()=&quot;03&quot;" style:apply-style-name="Road1" style:base-cell-address="LAYERS.AD67"/>
      <style:map style:condition="cell-content()=&quot;04&quot;" style:apply-style-name="Road2" style:base-cell-address="LAYERS.AD67"/>
      <style:map style:condition="cell-content()=&quot;05&quot;" style:apply-style-name="Wast" style:base-cell-address="LAYERS.AD67"/>
      <style:map style:condition="cell-content()=&quot;06&quot;" style:apply-style-name="Rock" style:base-cell-address="LAYERS.AD67"/>
      <style:map style:condition="cell-content()=&quot;07&quot;" style:apply-style-name="Water" style:base-cell-address="LAYERS.AD67"/>
      <style:map style:condition="cell-content()=&quot;08&quot;" style:apply-style-name="Empty" style:base-cell-address="LAYERS.AD67"/>
      <style:map style:condition="cell-content()=&quot;-1&quot;" style:apply-style-name="Empty" style:base-cell-address="LAYERS.AD67"/>
    </style:style>
    <style:style style:name="ce4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"/>
      <style:map style:condition="cell-content()=&quot;01&quot;" style:apply-style-name="Grass1" style:base-cell-address="LAYERS.AE2"/>
      <style:map style:condition="cell-content()=&quot;02&quot;" style:apply-style-name="Grass2" style:base-cell-address="LAYERS.AE2"/>
      <style:map style:condition="cell-content()=&quot;03&quot;" style:apply-style-name="Road1" style:base-cell-address="LAYERS.AE2"/>
      <style:map style:condition="cell-content()=&quot;04&quot;" style:apply-style-name="Road2" style:base-cell-address="LAYERS.AE2"/>
      <style:map style:condition="cell-content()=&quot;05&quot;" style:apply-style-name="Wast" style:base-cell-address="LAYERS.AE2"/>
      <style:map style:condition="cell-content()=&quot;06&quot;" style:apply-style-name="Rock" style:base-cell-address="LAYERS.AE2"/>
      <style:map style:condition="cell-content()=&quot;07&quot;" style:apply-style-name="Water" style:base-cell-address="LAYERS.AE2"/>
      <style:map style:condition="cell-content()=&quot;08&quot;" style:apply-style-name="Empty" style:base-cell-address="LAYERS.AE2"/>
      <style:map style:condition="cell-content()=&quot;-1&quot;" style:apply-style-name="Empty" style:base-cell-address="LAYERS.AE2"/>
    </style:style>
    <style:style style:name="ce4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3"/>
      <style:map style:condition="cell-content()=&quot;01&quot;" style:apply-style-name="Grass1" style:base-cell-address="LAYERS.AE33"/>
      <style:map style:condition="cell-content()=&quot;02&quot;" style:apply-style-name="Grass2" style:base-cell-address="LAYERS.AE33"/>
      <style:map style:condition="cell-content()=&quot;03&quot;" style:apply-style-name="Road1" style:base-cell-address="LAYERS.AE33"/>
      <style:map style:condition="cell-content()=&quot;04&quot;" style:apply-style-name="Road2" style:base-cell-address="LAYERS.AE33"/>
      <style:map style:condition="cell-content()=&quot;05&quot;" style:apply-style-name="Wast" style:base-cell-address="LAYERS.AE33"/>
      <style:map style:condition="cell-content()=&quot;06&quot;" style:apply-style-name="Rock" style:base-cell-address="LAYERS.AE33"/>
      <style:map style:condition="cell-content()=&quot;07&quot;" style:apply-style-name="Water" style:base-cell-address="LAYERS.AE33"/>
      <style:map style:condition="cell-content()=&quot;08&quot;" style:apply-style-name="Empty" style:base-cell-address="LAYERS.AE33"/>
      <style:map style:condition="cell-content()=&quot;-1&quot;" style:apply-style-name="Empty" style:base-cell-address="LAYERS.AE33"/>
    </style:style>
    <style:style style:name="ce4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6"/>
      <style:map style:condition="cell-content()=&quot;01&quot;" style:apply-style-name="Grass1" style:base-cell-address="LAYERS.AE36"/>
      <style:map style:condition="cell-content()=&quot;02&quot;" style:apply-style-name="Grass2" style:base-cell-address="LAYERS.AE36"/>
      <style:map style:condition="cell-content()=&quot;03&quot;" style:apply-style-name="Road1" style:base-cell-address="LAYERS.AE36"/>
      <style:map style:condition="cell-content()=&quot;04&quot;" style:apply-style-name="Road2" style:base-cell-address="LAYERS.AE36"/>
      <style:map style:condition="cell-content()=&quot;05&quot;" style:apply-style-name="Wast" style:base-cell-address="LAYERS.AE36"/>
      <style:map style:condition="cell-content()=&quot;06&quot;" style:apply-style-name="Rock" style:base-cell-address="LAYERS.AE36"/>
      <style:map style:condition="cell-content()=&quot;07&quot;" style:apply-style-name="Water" style:base-cell-address="LAYERS.AE36"/>
      <style:map style:condition="cell-content()=&quot;08&quot;" style:apply-style-name="Empty" style:base-cell-address="LAYERS.AE36"/>
      <style:map style:condition="cell-content()=&quot;-1&quot;" style:apply-style-name="Empty" style:base-cell-address="LAYERS.AE36"/>
    </style:style>
    <style:style style:name="ce4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63"/>
      <style:map style:condition="cell-content()=&quot;01&quot;" style:apply-style-name="Grass1" style:base-cell-address="LAYERS.AE63"/>
      <style:map style:condition="cell-content()=&quot;02&quot;" style:apply-style-name="Grass2" style:base-cell-address="LAYERS.AE63"/>
      <style:map style:condition="cell-content()=&quot;03&quot;" style:apply-style-name="Road1" style:base-cell-address="LAYERS.AE63"/>
      <style:map style:condition="cell-content()=&quot;04&quot;" style:apply-style-name="Road2" style:base-cell-address="LAYERS.AE63"/>
      <style:map style:condition="cell-content()=&quot;05&quot;" style:apply-style-name="Wast" style:base-cell-address="LAYERS.AE63"/>
      <style:map style:condition="cell-content()=&quot;06&quot;" style:apply-style-name="Rock" style:base-cell-address="LAYERS.AE63"/>
      <style:map style:condition="cell-content()=&quot;07&quot;" style:apply-style-name="Water" style:base-cell-address="LAYERS.AE63"/>
      <style:map style:condition="cell-content()=&quot;08&quot;" style:apply-style-name="Empty" style:base-cell-address="LAYERS.AE63"/>
    </style:style>
    <style:style style:name="ce4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64"/>
      <style:map style:condition="cell-content()=&quot;01&quot;" style:apply-style-name="Grass1" style:base-cell-address="LAYERS.AE64"/>
      <style:map style:condition="cell-content()=&quot;02&quot;" style:apply-style-name="Grass2" style:base-cell-address="LAYERS.AE64"/>
      <style:map style:condition="cell-content()=&quot;03&quot;" style:apply-style-name="Road1" style:base-cell-address="LAYERS.AE64"/>
      <style:map style:condition="cell-content()=&quot;04&quot;" style:apply-style-name="Road2" style:base-cell-address="LAYERS.AE64"/>
      <style:map style:condition="cell-content()=&quot;05&quot;" style:apply-style-name="Wast" style:base-cell-address="LAYERS.AE64"/>
      <style:map style:condition="cell-content()=&quot;06&quot;" style:apply-style-name="Rock" style:base-cell-address="LAYERS.AE64"/>
      <style:map style:condition="cell-content()=&quot;07&quot;" style:apply-style-name="Water" style:base-cell-address="LAYERS.AE64"/>
      <style:map style:condition="cell-content()=&quot;08&quot;" style:apply-style-name="Empty" style:base-cell-address="LAYERS.AE64"/>
    </style:style>
    <style:style style:name="ce4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65"/>
      <style:map style:condition="cell-content()=&quot;01&quot;" style:apply-style-name="Grass1" style:base-cell-address="LAYERS.AE65"/>
      <style:map style:condition="cell-content()=&quot;02&quot;" style:apply-style-name="Grass2" style:base-cell-address="LAYERS.AE65"/>
      <style:map style:condition="cell-content()=&quot;03&quot;" style:apply-style-name="Road1" style:base-cell-address="LAYERS.AE65"/>
      <style:map style:condition="cell-content()=&quot;04&quot;" style:apply-style-name="Road2" style:base-cell-address="LAYERS.AE65"/>
      <style:map style:condition="cell-content()=&quot;05&quot;" style:apply-style-name="Wast" style:base-cell-address="LAYERS.AE65"/>
      <style:map style:condition="cell-content()=&quot;06&quot;" style:apply-style-name="Rock" style:base-cell-address="LAYERS.AE65"/>
      <style:map style:condition="cell-content()=&quot;07&quot;" style:apply-style-name="Water" style:base-cell-address="LAYERS.AE65"/>
      <style:map style:condition="cell-content()=&quot;08&quot;" style:apply-style-name="Empty" style:base-cell-address="LAYERS.AE65"/>
    </style:style>
    <style:style style:name="ce4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66"/>
      <style:map style:condition="cell-content()=&quot;01&quot;" style:apply-style-name="Grass1" style:base-cell-address="LAYERS.AE66"/>
      <style:map style:condition="cell-content()=&quot;02&quot;" style:apply-style-name="Grass2" style:base-cell-address="LAYERS.AE66"/>
      <style:map style:condition="cell-content()=&quot;03&quot;" style:apply-style-name="Road1" style:base-cell-address="LAYERS.AE66"/>
      <style:map style:condition="cell-content()=&quot;04&quot;" style:apply-style-name="Road2" style:base-cell-address="LAYERS.AE66"/>
      <style:map style:condition="cell-content()=&quot;05&quot;" style:apply-style-name="Wast" style:base-cell-address="LAYERS.AE66"/>
      <style:map style:condition="cell-content()=&quot;06&quot;" style:apply-style-name="Rock" style:base-cell-address="LAYERS.AE66"/>
      <style:map style:condition="cell-content()=&quot;07&quot;" style:apply-style-name="Water" style:base-cell-address="LAYERS.AE66"/>
      <style:map style:condition="cell-content()=&quot;08&quot;" style:apply-style-name="Empty" style:base-cell-address="LAYERS.AE66"/>
    </style:style>
    <style:style style:name="ce4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67"/>
      <style:map style:condition="cell-content()=&quot;01&quot;" style:apply-style-name="Grass1" style:base-cell-address="LAYERS.AE67"/>
      <style:map style:condition="cell-content()=&quot;02&quot;" style:apply-style-name="Grass2" style:base-cell-address="LAYERS.AE67"/>
      <style:map style:condition="cell-content()=&quot;03&quot;" style:apply-style-name="Road1" style:base-cell-address="LAYERS.AE67"/>
      <style:map style:condition="cell-content()=&quot;04&quot;" style:apply-style-name="Road2" style:base-cell-address="LAYERS.AE67"/>
      <style:map style:condition="cell-content()=&quot;05&quot;" style:apply-style-name="Wast" style:base-cell-address="LAYERS.AE67"/>
      <style:map style:condition="cell-content()=&quot;06&quot;" style:apply-style-name="Rock" style:base-cell-address="LAYERS.AE67"/>
      <style:map style:condition="cell-content()=&quot;07&quot;" style:apply-style-name="Water" style:base-cell-address="LAYERS.AE67"/>
      <style:map style:condition="cell-content()=&quot;08&quot;" style:apply-style-name="Empty" style:base-cell-address="LAYERS.AE67"/>
      <style:map style:condition="cell-content()=&quot;-1&quot;" style:apply-style-name="Empty" style:base-cell-address="LAYERS.AE67"/>
    </style:style>
    <style:style style:name="ce4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"/>
      <style:map style:condition="cell-content()=&quot;01&quot;" style:apply-style-name="Grass1" style:base-cell-address="LAYERS.AF2"/>
      <style:map style:condition="cell-content()=&quot;02&quot;" style:apply-style-name="Grass2" style:base-cell-address="LAYERS.AF2"/>
      <style:map style:condition="cell-content()=&quot;03&quot;" style:apply-style-name="Road1" style:base-cell-address="LAYERS.AF2"/>
      <style:map style:condition="cell-content()=&quot;04&quot;" style:apply-style-name="Road2" style:base-cell-address="LAYERS.AF2"/>
      <style:map style:condition="cell-content()=&quot;05&quot;" style:apply-style-name="Wast" style:base-cell-address="LAYERS.AF2"/>
      <style:map style:condition="cell-content()=&quot;06&quot;" style:apply-style-name="Rock" style:base-cell-address="LAYERS.AF2"/>
      <style:map style:condition="cell-content()=&quot;07&quot;" style:apply-style-name="Water" style:base-cell-address="LAYERS.AF2"/>
      <style:map style:condition="cell-content()=&quot;08&quot;" style:apply-style-name="Empty" style:base-cell-address="LAYERS.AF2"/>
      <style:map style:condition="cell-content()=&quot;-1&quot;" style:apply-style-name="Empty" style:base-cell-address="LAYERS.AF2"/>
    </style:style>
    <style:style style:name="ce4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3"/>
      <style:map style:condition="cell-content()=&quot;01&quot;" style:apply-style-name="Grass1" style:base-cell-address="LAYERS.AF33"/>
      <style:map style:condition="cell-content()=&quot;02&quot;" style:apply-style-name="Grass2" style:base-cell-address="LAYERS.AF33"/>
      <style:map style:condition="cell-content()=&quot;03&quot;" style:apply-style-name="Road1" style:base-cell-address="LAYERS.AF33"/>
      <style:map style:condition="cell-content()=&quot;04&quot;" style:apply-style-name="Road2" style:base-cell-address="LAYERS.AF33"/>
      <style:map style:condition="cell-content()=&quot;05&quot;" style:apply-style-name="Wast" style:base-cell-address="LAYERS.AF33"/>
      <style:map style:condition="cell-content()=&quot;06&quot;" style:apply-style-name="Rock" style:base-cell-address="LAYERS.AF33"/>
      <style:map style:condition="cell-content()=&quot;07&quot;" style:apply-style-name="Water" style:base-cell-address="LAYERS.AF33"/>
      <style:map style:condition="cell-content()=&quot;08&quot;" style:apply-style-name="Empty" style:base-cell-address="LAYERS.AF33"/>
      <style:map style:condition="cell-content()=&quot;-1&quot;" style:apply-style-name="Empty" style:base-cell-address="LAYERS.AF33"/>
    </style:style>
    <style:style style:name="ce4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6"/>
      <style:map style:condition="cell-content()=&quot;01&quot;" style:apply-style-name="Grass1" style:base-cell-address="LAYERS.AF36"/>
      <style:map style:condition="cell-content()=&quot;02&quot;" style:apply-style-name="Grass2" style:base-cell-address="LAYERS.AF36"/>
      <style:map style:condition="cell-content()=&quot;03&quot;" style:apply-style-name="Road1" style:base-cell-address="LAYERS.AF36"/>
      <style:map style:condition="cell-content()=&quot;04&quot;" style:apply-style-name="Road2" style:base-cell-address="LAYERS.AF36"/>
      <style:map style:condition="cell-content()=&quot;05&quot;" style:apply-style-name="Wast" style:base-cell-address="LAYERS.AF36"/>
      <style:map style:condition="cell-content()=&quot;06&quot;" style:apply-style-name="Rock" style:base-cell-address="LAYERS.AF36"/>
      <style:map style:condition="cell-content()=&quot;07&quot;" style:apply-style-name="Water" style:base-cell-address="LAYERS.AF36"/>
      <style:map style:condition="cell-content()=&quot;08&quot;" style:apply-style-name="Empty" style:base-cell-address="LAYERS.AF36"/>
      <style:map style:condition="cell-content()=&quot;-1&quot;" style:apply-style-name="Empty" style:base-cell-address="LAYERS.AF36"/>
    </style:style>
    <style:style style:name="ce4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2"/>
      <style:map style:condition="cell-content()=&quot;01&quot;" style:apply-style-name="Grass1" style:base-cell-address="LAYERS.AF62"/>
      <style:map style:condition="cell-content()=&quot;02&quot;" style:apply-style-name="Grass2" style:base-cell-address="LAYERS.AF62"/>
      <style:map style:condition="cell-content()=&quot;03&quot;" style:apply-style-name="Road1" style:base-cell-address="LAYERS.AF62"/>
      <style:map style:condition="cell-content()=&quot;04&quot;" style:apply-style-name="Road2" style:base-cell-address="LAYERS.AF62"/>
      <style:map style:condition="cell-content()=&quot;05&quot;" style:apply-style-name="Wast" style:base-cell-address="LAYERS.AF62"/>
      <style:map style:condition="cell-content()=&quot;06&quot;" style:apply-style-name="Rock" style:base-cell-address="LAYERS.AF62"/>
      <style:map style:condition="cell-content()=&quot;07&quot;" style:apply-style-name="Water" style:base-cell-address="LAYERS.AF62"/>
      <style:map style:condition="cell-content()=&quot;08&quot;" style:apply-style-name="Empty" style:base-cell-address="LAYERS.AF62"/>
    </style:style>
    <style:style style:name="ce4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3"/>
      <style:map style:condition="cell-content()=&quot;01&quot;" style:apply-style-name="Grass1" style:base-cell-address="LAYERS.AF63"/>
      <style:map style:condition="cell-content()=&quot;02&quot;" style:apply-style-name="Grass2" style:base-cell-address="LAYERS.AF63"/>
      <style:map style:condition="cell-content()=&quot;03&quot;" style:apply-style-name="Road1" style:base-cell-address="LAYERS.AF63"/>
      <style:map style:condition="cell-content()=&quot;04&quot;" style:apply-style-name="Road2" style:base-cell-address="LAYERS.AF63"/>
      <style:map style:condition="cell-content()=&quot;05&quot;" style:apply-style-name="Wast" style:base-cell-address="LAYERS.AF63"/>
      <style:map style:condition="cell-content()=&quot;06&quot;" style:apply-style-name="Rock" style:base-cell-address="LAYERS.AF63"/>
      <style:map style:condition="cell-content()=&quot;07&quot;" style:apply-style-name="Water" style:base-cell-address="LAYERS.AF63"/>
      <style:map style:condition="cell-content()=&quot;08&quot;" style:apply-style-name="Empty" style:base-cell-address="LAYERS.AF63"/>
    </style:style>
    <style:style style:name="ce4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4"/>
      <style:map style:condition="cell-content()=&quot;01&quot;" style:apply-style-name="Grass1" style:base-cell-address="LAYERS.AF64"/>
      <style:map style:condition="cell-content()=&quot;02&quot;" style:apply-style-name="Grass2" style:base-cell-address="LAYERS.AF64"/>
      <style:map style:condition="cell-content()=&quot;03&quot;" style:apply-style-name="Road1" style:base-cell-address="LAYERS.AF64"/>
      <style:map style:condition="cell-content()=&quot;04&quot;" style:apply-style-name="Road2" style:base-cell-address="LAYERS.AF64"/>
      <style:map style:condition="cell-content()=&quot;05&quot;" style:apply-style-name="Wast" style:base-cell-address="LAYERS.AF64"/>
      <style:map style:condition="cell-content()=&quot;06&quot;" style:apply-style-name="Rock" style:base-cell-address="LAYERS.AF64"/>
      <style:map style:condition="cell-content()=&quot;07&quot;" style:apply-style-name="Water" style:base-cell-address="LAYERS.AF64"/>
      <style:map style:condition="cell-content()=&quot;08&quot;" style:apply-style-name="Empty" style:base-cell-address="LAYERS.AF64"/>
    </style:style>
    <style:style style:name="ce4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5"/>
      <style:map style:condition="cell-content()=&quot;01&quot;" style:apply-style-name="Grass1" style:base-cell-address="LAYERS.AF65"/>
      <style:map style:condition="cell-content()=&quot;02&quot;" style:apply-style-name="Grass2" style:base-cell-address="LAYERS.AF65"/>
      <style:map style:condition="cell-content()=&quot;03&quot;" style:apply-style-name="Road1" style:base-cell-address="LAYERS.AF65"/>
      <style:map style:condition="cell-content()=&quot;04&quot;" style:apply-style-name="Road2" style:base-cell-address="LAYERS.AF65"/>
      <style:map style:condition="cell-content()=&quot;05&quot;" style:apply-style-name="Wast" style:base-cell-address="LAYERS.AF65"/>
      <style:map style:condition="cell-content()=&quot;06&quot;" style:apply-style-name="Rock" style:base-cell-address="LAYERS.AF65"/>
      <style:map style:condition="cell-content()=&quot;07&quot;" style:apply-style-name="Water" style:base-cell-address="LAYERS.AF65"/>
      <style:map style:condition="cell-content()=&quot;08&quot;" style:apply-style-name="Empty" style:base-cell-address="LAYERS.AF65"/>
    </style:style>
    <style:style style:name="ce4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6"/>
      <style:map style:condition="cell-content()=&quot;01&quot;" style:apply-style-name="Grass1" style:base-cell-address="LAYERS.AF66"/>
      <style:map style:condition="cell-content()=&quot;02&quot;" style:apply-style-name="Grass2" style:base-cell-address="LAYERS.AF66"/>
      <style:map style:condition="cell-content()=&quot;03&quot;" style:apply-style-name="Road1" style:base-cell-address="LAYERS.AF66"/>
      <style:map style:condition="cell-content()=&quot;04&quot;" style:apply-style-name="Road2" style:base-cell-address="LAYERS.AF66"/>
      <style:map style:condition="cell-content()=&quot;05&quot;" style:apply-style-name="Wast" style:base-cell-address="LAYERS.AF66"/>
      <style:map style:condition="cell-content()=&quot;06&quot;" style:apply-style-name="Rock" style:base-cell-address="LAYERS.AF66"/>
      <style:map style:condition="cell-content()=&quot;07&quot;" style:apply-style-name="Water" style:base-cell-address="LAYERS.AF66"/>
      <style:map style:condition="cell-content()=&quot;08&quot;" style:apply-style-name="Empty" style:base-cell-address="LAYERS.AF66"/>
    </style:style>
    <style:style style:name="ce4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7"/>
      <style:map style:condition="cell-content()=&quot;01&quot;" style:apply-style-name="Grass1" style:base-cell-address="LAYERS.AF67"/>
      <style:map style:condition="cell-content()=&quot;02&quot;" style:apply-style-name="Grass2" style:base-cell-address="LAYERS.AF67"/>
      <style:map style:condition="cell-content()=&quot;03&quot;" style:apply-style-name="Road1" style:base-cell-address="LAYERS.AF67"/>
      <style:map style:condition="cell-content()=&quot;04&quot;" style:apply-style-name="Road2" style:base-cell-address="LAYERS.AF67"/>
      <style:map style:condition="cell-content()=&quot;05&quot;" style:apply-style-name="Wast" style:base-cell-address="LAYERS.AF67"/>
      <style:map style:condition="cell-content()=&quot;06&quot;" style:apply-style-name="Rock" style:base-cell-address="LAYERS.AF67"/>
      <style:map style:condition="cell-content()=&quot;07&quot;" style:apply-style-name="Water" style:base-cell-address="LAYERS.AF67"/>
      <style:map style:condition="cell-content()=&quot;08&quot;" style:apply-style-name="Empty" style:base-cell-address="LAYERS.AF67"/>
      <style:map style:condition="cell-content()=&quot;-1&quot;" style:apply-style-name="Empty" style:base-cell-address="LAYERS.AF67"/>
    </style:style>
    <style:style style:name="ce4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"/>
      <style:map style:condition="cell-content()=&quot;01&quot;" style:apply-style-name="Grass1" style:base-cell-address="LAYERS.AG1"/>
      <style:map style:condition="cell-content()=&quot;02&quot;" style:apply-style-name="Grass2" style:base-cell-address="LAYERS.AG1"/>
      <style:map style:condition="cell-content()=&quot;03&quot;" style:apply-style-name="Road1" style:base-cell-address="LAYERS.AG1"/>
      <style:map style:condition="cell-content()=&quot;04&quot;" style:apply-style-name="Road2" style:base-cell-address="LAYERS.AG1"/>
      <style:map style:condition="cell-content()=&quot;05&quot;" style:apply-style-name="Wast" style:base-cell-address="LAYERS.AG1"/>
      <style:map style:condition="cell-content()=&quot;06&quot;" style:apply-style-name="Rock" style:base-cell-address="LAYERS.AG1"/>
      <style:map style:condition="cell-content()=&quot;07&quot;" style:apply-style-name="Water" style:base-cell-address="LAYERS.AG1"/>
      <style:map style:condition="cell-content()=&quot;08&quot;" style:apply-style-name="Empty" style:base-cell-address="LAYERS.AG1"/>
    </style:style>
    <style:style style:name="ce4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"/>
      <style:map style:condition="cell-content()=&quot;01&quot;" style:apply-style-name="Grass1" style:base-cell-address="LAYERS.AG2"/>
      <style:map style:condition="cell-content()=&quot;02&quot;" style:apply-style-name="Grass2" style:base-cell-address="LAYERS.AG2"/>
      <style:map style:condition="cell-content()=&quot;03&quot;" style:apply-style-name="Road1" style:base-cell-address="LAYERS.AG2"/>
      <style:map style:condition="cell-content()=&quot;04&quot;" style:apply-style-name="Road2" style:base-cell-address="LAYERS.AG2"/>
      <style:map style:condition="cell-content()=&quot;05&quot;" style:apply-style-name="Wast" style:base-cell-address="LAYERS.AG2"/>
      <style:map style:condition="cell-content()=&quot;06&quot;" style:apply-style-name="Rock" style:base-cell-address="LAYERS.AG2"/>
      <style:map style:condition="cell-content()=&quot;07&quot;" style:apply-style-name="Water" style:base-cell-address="LAYERS.AG2"/>
      <style:map style:condition="cell-content()=&quot;08&quot;" style:apply-style-name="Empty" style:base-cell-address="LAYERS.AG2"/>
      <style:map style:condition="cell-content()=&quot;-1&quot;" style:apply-style-name="Empty" style:base-cell-address="LAYERS.AG2"/>
    </style:style>
    <style:style style:name="ce4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"/>
      <style:map style:condition="cell-content()=&quot;01&quot;" style:apply-style-name="Grass1" style:base-cell-address="LAYERS.AG3"/>
      <style:map style:condition="cell-content()=&quot;02&quot;" style:apply-style-name="Grass2" style:base-cell-address="LAYERS.AG3"/>
      <style:map style:condition="cell-content()=&quot;03&quot;" style:apply-style-name="Road1" style:base-cell-address="LAYERS.AG3"/>
      <style:map style:condition="cell-content()=&quot;04&quot;" style:apply-style-name="Road2" style:base-cell-address="LAYERS.AG3"/>
      <style:map style:condition="cell-content()=&quot;05&quot;" style:apply-style-name="Wast" style:base-cell-address="LAYERS.AG3"/>
      <style:map style:condition="cell-content()=&quot;06&quot;" style:apply-style-name="Rock" style:base-cell-address="LAYERS.AG3"/>
      <style:map style:condition="cell-content()=&quot;07&quot;" style:apply-style-name="Water" style:base-cell-address="LAYERS.AG3"/>
      <style:map style:condition="cell-content()=&quot;08&quot;" style:apply-style-name="Empty" style:base-cell-address="LAYERS.AG3"/>
      <style:map style:condition="cell-content()=&quot;-1&quot;" style:apply-style-name="Empty" style:base-cell-address="LAYERS.AG3"/>
    </style:style>
    <style:style style:name="ce4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"/>
      <style:map style:condition="cell-content()=&quot;01&quot;" style:apply-style-name="Grass1" style:base-cell-address="LAYERS.AG4"/>
      <style:map style:condition="cell-content()=&quot;02&quot;" style:apply-style-name="Grass2" style:base-cell-address="LAYERS.AG4"/>
      <style:map style:condition="cell-content()=&quot;03&quot;" style:apply-style-name="Road1" style:base-cell-address="LAYERS.AG4"/>
      <style:map style:condition="cell-content()=&quot;04&quot;" style:apply-style-name="Road2" style:base-cell-address="LAYERS.AG4"/>
      <style:map style:condition="cell-content()=&quot;05&quot;" style:apply-style-name="Wast" style:base-cell-address="LAYERS.AG4"/>
      <style:map style:condition="cell-content()=&quot;06&quot;" style:apply-style-name="Rock" style:base-cell-address="LAYERS.AG4"/>
      <style:map style:condition="cell-content()=&quot;07&quot;" style:apply-style-name="Water" style:base-cell-address="LAYERS.AG4"/>
      <style:map style:condition="cell-content()=&quot;08&quot;" style:apply-style-name="Empty" style:base-cell-address="LAYERS.AG4"/>
      <style:map style:condition="cell-content()=&quot;-1&quot;" style:apply-style-name="Empty" style:base-cell-address="LAYERS.AG4"/>
    </style:style>
    <style:style style:name="ce4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"/>
      <style:map style:condition="cell-content()=&quot;01&quot;" style:apply-style-name="Grass1" style:base-cell-address="LAYERS.AG5"/>
      <style:map style:condition="cell-content()=&quot;02&quot;" style:apply-style-name="Grass2" style:base-cell-address="LAYERS.AG5"/>
      <style:map style:condition="cell-content()=&quot;03&quot;" style:apply-style-name="Road1" style:base-cell-address="LAYERS.AG5"/>
      <style:map style:condition="cell-content()=&quot;04&quot;" style:apply-style-name="Road2" style:base-cell-address="LAYERS.AG5"/>
      <style:map style:condition="cell-content()=&quot;05&quot;" style:apply-style-name="Wast" style:base-cell-address="LAYERS.AG5"/>
      <style:map style:condition="cell-content()=&quot;06&quot;" style:apply-style-name="Rock" style:base-cell-address="LAYERS.AG5"/>
      <style:map style:condition="cell-content()=&quot;07&quot;" style:apply-style-name="Water" style:base-cell-address="LAYERS.AG5"/>
      <style:map style:condition="cell-content()=&quot;08&quot;" style:apply-style-name="Empty" style:base-cell-address="LAYERS.AG5"/>
      <style:map style:condition="cell-content()=&quot;-1&quot;" style:apply-style-name="Empty" style:base-cell-address="LAYERS.AG5"/>
    </style:style>
    <style:style style:name="ce4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"/>
      <style:map style:condition="cell-content()=&quot;01&quot;" style:apply-style-name="Grass1" style:base-cell-address="LAYERS.AG6"/>
      <style:map style:condition="cell-content()=&quot;02&quot;" style:apply-style-name="Grass2" style:base-cell-address="LAYERS.AG6"/>
      <style:map style:condition="cell-content()=&quot;03&quot;" style:apply-style-name="Road1" style:base-cell-address="LAYERS.AG6"/>
      <style:map style:condition="cell-content()=&quot;04&quot;" style:apply-style-name="Road2" style:base-cell-address="LAYERS.AG6"/>
      <style:map style:condition="cell-content()=&quot;05&quot;" style:apply-style-name="Wast" style:base-cell-address="LAYERS.AG6"/>
      <style:map style:condition="cell-content()=&quot;06&quot;" style:apply-style-name="Rock" style:base-cell-address="LAYERS.AG6"/>
      <style:map style:condition="cell-content()=&quot;07&quot;" style:apply-style-name="Water" style:base-cell-address="LAYERS.AG6"/>
      <style:map style:condition="cell-content()=&quot;08&quot;" style:apply-style-name="Empty" style:base-cell-address="LAYERS.AG6"/>
      <style:map style:condition="cell-content()=&quot;-1&quot;" style:apply-style-name="Empty" style:base-cell-address="LAYERS.AG6"/>
    </style:style>
    <style:style style:name="ce4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7"/>
      <style:map style:condition="cell-content()=&quot;01&quot;" style:apply-style-name="Grass1" style:base-cell-address="LAYERS.AG7"/>
      <style:map style:condition="cell-content()=&quot;02&quot;" style:apply-style-name="Grass2" style:base-cell-address="LAYERS.AG7"/>
      <style:map style:condition="cell-content()=&quot;03&quot;" style:apply-style-name="Road1" style:base-cell-address="LAYERS.AG7"/>
      <style:map style:condition="cell-content()=&quot;04&quot;" style:apply-style-name="Road2" style:base-cell-address="LAYERS.AG7"/>
      <style:map style:condition="cell-content()=&quot;05&quot;" style:apply-style-name="Wast" style:base-cell-address="LAYERS.AG7"/>
      <style:map style:condition="cell-content()=&quot;06&quot;" style:apply-style-name="Rock" style:base-cell-address="LAYERS.AG7"/>
      <style:map style:condition="cell-content()=&quot;07&quot;" style:apply-style-name="Water" style:base-cell-address="LAYERS.AG7"/>
      <style:map style:condition="cell-content()=&quot;08&quot;" style:apply-style-name="Empty" style:base-cell-address="LAYERS.AG7"/>
      <style:map style:condition="cell-content()=&quot;-1&quot;" style:apply-style-name="Empty" style:base-cell-address="LAYERS.AG7"/>
    </style:style>
    <style:style style:name="ce4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8"/>
      <style:map style:condition="cell-content()=&quot;01&quot;" style:apply-style-name="Grass1" style:base-cell-address="LAYERS.AG8"/>
      <style:map style:condition="cell-content()=&quot;02&quot;" style:apply-style-name="Grass2" style:base-cell-address="LAYERS.AG8"/>
      <style:map style:condition="cell-content()=&quot;03&quot;" style:apply-style-name="Road1" style:base-cell-address="LAYERS.AG8"/>
      <style:map style:condition="cell-content()=&quot;04&quot;" style:apply-style-name="Road2" style:base-cell-address="LAYERS.AG8"/>
      <style:map style:condition="cell-content()=&quot;05&quot;" style:apply-style-name="Wast" style:base-cell-address="LAYERS.AG8"/>
      <style:map style:condition="cell-content()=&quot;06&quot;" style:apply-style-name="Rock" style:base-cell-address="LAYERS.AG8"/>
      <style:map style:condition="cell-content()=&quot;07&quot;" style:apply-style-name="Water" style:base-cell-address="LAYERS.AG8"/>
      <style:map style:condition="cell-content()=&quot;08&quot;" style:apply-style-name="Empty" style:base-cell-address="LAYERS.AG8"/>
      <style:map style:condition="cell-content()=&quot;-1&quot;" style:apply-style-name="Empty" style:base-cell-address="LAYERS.AG8"/>
    </style:style>
    <style:style style:name="ce4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9"/>
      <style:map style:condition="cell-content()=&quot;01&quot;" style:apply-style-name="Grass1" style:base-cell-address="LAYERS.AG9"/>
      <style:map style:condition="cell-content()=&quot;02&quot;" style:apply-style-name="Grass2" style:base-cell-address="LAYERS.AG9"/>
      <style:map style:condition="cell-content()=&quot;03&quot;" style:apply-style-name="Road1" style:base-cell-address="LAYERS.AG9"/>
      <style:map style:condition="cell-content()=&quot;04&quot;" style:apply-style-name="Road2" style:base-cell-address="LAYERS.AG9"/>
      <style:map style:condition="cell-content()=&quot;05&quot;" style:apply-style-name="Wast" style:base-cell-address="LAYERS.AG9"/>
      <style:map style:condition="cell-content()=&quot;06&quot;" style:apply-style-name="Rock" style:base-cell-address="LAYERS.AG9"/>
      <style:map style:condition="cell-content()=&quot;07&quot;" style:apply-style-name="Water" style:base-cell-address="LAYERS.AG9"/>
      <style:map style:condition="cell-content()=&quot;08&quot;" style:apply-style-name="Empty" style:base-cell-address="LAYERS.AG9"/>
      <style:map style:condition="cell-content()=&quot;-1&quot;" style:apply-style-name="Empty" style:base-cell-address="LAYERS.AG9"/>
    </style:style>
    <style:style style:name="ce4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0"/>
      <style:map style:condition="cell-content()=&quot;01&quot;" style:apply-style-name="Grass1" style:base-cell-address="LAYERS.AG10"/>
      <style:map style:condition="cell-content()=&quot;02&quot;" style:apply-style-name="Grass2" style:base-cell-address="LAYERS.AG10"/>
      <style:map style:condition="cell-content()=&quot;03&quot;" style:apply-style-name="Road1" style:base-cell-address="LAYERS.AG10"/>
      <style:map style:condition="cell-content()=&quot;04&quot;" style:apply-style-name="Road2" style:base-cell-address="LAYERS.AG10"/>
      <style:map style:condition="cell-content()=&quot;05&quot;" style:apply-style-name="Wast" style:base-cell-address="LAYERS.AG10"/>
      <style:map style:condition="cell-content()=&quot;06&quot;" style:apply-style-name="Rock" style:base-cell-address="LAYERS.AG10"/>
      <style:map style:condition="cell-content()=&quot;07&quot;" style:apply-style-name="Water" style:base-cell-address="LAYERS.AG10"/>
      <style:map style:condition="cell-content()=&quot;08&quot;" style:apply-style-name="Empty" style:base-cell-address="LAYERS.AG10"/>
      <style:map style:condition="cell-content()=&quot;-1&quot;" style:apply-style-name="Empty" style:base-cell-address="LAYERS.AG10"/>
    </style:style>
    <style:style style:name="ce4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1"/>
      <style:map style:condition="cell-content()=&quot;01&quot;" style:apply-style-name="Grass1" style:base-cell-address="LAYERS.AG11"/>
      <style:map style:condition="cell-content()=&quot;02&quot;" style:apply-style-name="Grass2" style:base-cell-address="LAYERS.AG11"/>
      <style:map style:condition="cell-content()=&quot;03&quot;" style:apply-style-name="Road1" style:base-cell-address="LAYERS.AG11"/>
      <style:map style:condition="cell-content()=&quot;04&quot;" style:apply-style-name="Road2" style:base-cell-address="LAYERS.AG11"/>
      <style:map style:condition="cell-content()=&quot;05&quot;" style:apply-style-name="Wast" style:base-cell-address="LAYERS.AG11"/>
      <style:map style:condition="cell-content()=&quot;06&quot;" style:apply-style-name="Rock" style:base-cell-address="LAYERS.AG11"/>
      <style:map style:condition="cell-content()=&quot;07&quot;" style:apply-style-name="Water" style:base-cell-address="LAYERS.AG11"/>
      <style:map style:condition="cell-content()=&quot;08&quot;" style:apply-style-name="Empty" style:base-cell-address="LAYERS.AG11"/>
      <style:map style:condition="cell-content()=&quot;-1&quot;" style:apply-style-name="Empty" style:base-cell-address="LAYERS.AG11"/>
    </style:style>
    <style:style style:name="ce4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2"/>
      <style:map style:condition="cell-content()=&quot;01&quot;" style:apply-style-name="Grass1" style:base-cell-address="LAYERS.AG12"/>
      <style:map style:condition="cell-content()=&quot;02&quot;" style:apply-style-name="Grass2" style:base-cell-address="LAYERS.AG12"/>
      <style:map style:condition="cell-content()=&quot;03&quot;" style:apply-style-name="Road1" style:base-cell-address="LAYERS.AG12"/>
      <style:map style:condition="cell-content()=&quot;04&quot;" style:apply-style-name="Road2" style:base-cell-address="LAYERS.AG12"/>
      <style:map style:condition="cell-content()=&quot;05&quot;" style:apply-style-name="Wast" style:base-cell-address="LAYERS.AG12"/>
      <style:map style:condition="cell-content()=&quot;06&quot;" style:apply-style-name="Rock" style:base-cell-address="LAYERS.AG12"/>
      <style:map style:condition="cell-content()=&quot;07&quot;" style:apply-style-name="Water" style:base-cell-address="LAYERS.AG12"/>
      <style:map style:condition="cell-content()=&quot;08&quot;" style:apply-style-name="Empty" style:base-cell-address="LAYERS.AG12"/>
      <style:map style:condition="cell-content()=&quot;-1&quot;" style:apply-style-name="Empty" style:base-cell-address="LAYERS.AG12"/>
    </style:style>
    <style:style style:name="ce4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3"/>
      <style:map style:condition="cell-content()=&quot;01&quot;" style:apply-style-name="Grass1" style:base-cell-address="LAYERS.AG13"/>
      <style:map style:condition="cell-content()=&quot;02&quot;" style:apply-style-name="Grass2" style:base-cell-address="LAYERS.AG13"/>
      <style:map style:condition="cell-content()=&quot;03&quot;" style:apply-style-name="Road1" style:base-cell-address="LAYERS.AG13"/>
      <style:map style:condition="cell-content()=&quot;04&quot;" style:apply-style-name="Road2" style:base-cell-address="LAYERS.AG13"/>
      <style:map style:condition="cell-content()=&quot;05&quot;" style:apply-style-name="Wast" style:base-cell-address="LAYERS.AG13"/>
      <style:map style:condition="cell-content()=&quot;06&quot;" style:apply-style-name="Rock" style:base-cell-address="LAYERS.AG13"/>
      <style:map style:condition="cell-content()=&quot;07&quot;" style:apply-style-name="Water" style:base-cell-address="LAYERS.AG13"/>
      <style:map style:condition="cell-content()=&quot;08&quot;" style:apply-style-name="Empty" style:base-cell-address="LAYERS.AG13"/>
      <style:map style:condition="cell-content()=&quot;-1&quot;" style:apply-style-name="Empty" style:base-cell-address="LAYERS.AG13"/>
    </style:style>
    <style:style style:name="ce4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4"/>
      <style:map style:condition="cell-content()=&quot;01&quot;" style:apply-style-name="Grass1" style:base-cell-address="LAYERS.AG14"/>
      <style:map style:condition="cell-content()=&quot;02&quot;" style:apply-style-name="Grass2" style:base-cell-address="LAYERS.AG14"/>
      <style:map style:condition="cell-content()=&quot;03&quot;" style:apply-style-name="Road1" style:base-cell-address="LAYERS.AG14"/>
      <style:map style:condition="cell-content()=&quot;04&quot;" style:apply-style-name="Road2" style:base-cell-address="LAYERS.AG14"/>
      <style:map style:condition="cell-content()=&quot;05&quot;" style:apply-style-name="Wast" style:base-cell-address="LAYERS.AG14"/>
      <style:map style:condition="cell-content()=&quot;06&quot;" style:apply-style-name="Rock" style:base-cell-address="LAYERS.AG14"/>
      <style:map style:condition="cell-content()=&quot;07&quot;" style:apply-style-name="Water" style:base-cell-address="LAYERS.AG14"/>
      <style:map style:condition="cell-content()=&quot;08&quot;" style:apply-style-name="Empty" style:base-cell-address="LAYERS.AG14"/>
      <style:map style:condition="cell-content()=&quot;-1&quot;" style:apply-style-name="Empty" style:base-cell-address="LAYERS.AG14"/>
    </style:style>
    <style:style style:name="ce4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5"/>
      <style:map style:condition="cell-content()=&quot;01&quot;" style:apply-style-name="Grass1" style:base-cell-address="LAYERS.AG15"/>
      <style:map style:condition="cell-content()=&quot;02&quot;" style:apply-style-name="Grass2" style:base-cell-address="LAYERS.AG15"/>
      <style:map style:condition="cell-content()=&quot;03&quot;" style:apply-style-name="Road1" style:base-cell-address="LAYERS.AG15"/>
      <style:map style:condition="cell-content()=&quot;04&quot;" style:apply-style-name="Road2" style:base-cell-address="LAYERS.AG15"/>
      <style:map style:condition="cell-content()=&quot;05&quot;" style:apply-style-name="Wast" style:base-cell-address="LAYERS.AG15"/>
      <style:map style:condition="cell-content()=&quot;06&quot;" style:apply-style-name="Rock" style:base-cell-address="LAYERS.AG15"/>
      <style:map style:condition="cell-content()=&quot;07&quot;" style:apply-style-name="Water" style:base-cell-address="LAYERS.AG15"/>
      <style:map style:condition="cell-content()=&quot;08&quot;" style:apply-style-name="Empty" style:base-cell-address="LAYERS.AG15"/>
      <style:map style:condition="cell-content()=&quot;-1&quot;" style:apply-style-name="Empty" style:base-cell-address="LAYERS.AG15"/>
    </style:style>
    <style:style style:name="ce4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6"/>
      <style:map style:condition="cell-content()=&quot;01&quot;" style:apply-style-name="Grass1" style:base-cell-address="LAYERS.AG16"/>
      <style:map style:condition="cell-content()=&quot;02&quot;" style:apply-style-name="Grass2" style:base-cell-address="LAYERS.AG16"/>
      <style:map style:condition="cell-content()=&quot;03&quot;" style:apply-style-name="Road1" style:base-cell-address="LAYERS.AG16"/>
      <style:map style:condition="cell-content()=&quot;04&quot;" style:apply-style-name="Road2" style:base-cell-address="LAYERS.AG16"/>
      <style:map style:condition="cell-content()=&quot;05&quot;" style:apply-style-name="Wast" style:base-cell-address="LAYERS.AG16"/>
      <style:map style:condition="cell-content()=&quot;06&quot;" style:apply-style-name="Rock" style:base-cell-address="LAYERS.AG16"/>
      <style:map style:condition="cell-content()=&quot;07&quot;" style:apply-style-name="Water" style:base-cell-address="LAYERS.AG16"/>
      <style:map style:condition="cell-content()=&quot;08&quot;" style:apply-style-name="Empty" style:base-cell-address="LAYERS.AG16"/>
      <style:map style:condition="cell-content()=&quot;-1&quot;" style:apply-style-name="Empty" style:base-cell-address="LAYERS.AG16"/>
    </style:style>
    <style:style style:name="ce4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7"/>
      <style:map style:condition="cell-content()=&quot;01&quot;" style:apply-style-name="Grass1" style:base-cell-address="LAYERS.AG17"/>
      <style:map style:condition="cell-content()=&quot;02&quot;" style:apply-style-name="Grass2" style:base-cell-address="LAYERS.AG17"/>
      <style:map style:condition="cell-content()=&quot;03&quot;" style:apply-style-name="Road1" style:base-cell-address="LAYERS.AG17"/>
      <style:map style:condition="cell-content()=&quot;04&quot;" style:apply-style-name="Road2" style:base-cell-address="LAYERS.AG17"/>
      <style:map style:condition="cell-content()=&quot;05&quot;" style:apply-style-name="Wast" style:base-cell-address="LAYERS.AG17"/>
      <style:map style:condition="cell-content()=&quot;06&quot;" style:apply-style-name="Rock" style:base-cell-address="LAYERS.AG17"/>
      <style:map style:condition="cell-content()=&quot;07&quot;" style:apply-style-name="Water" style:base-cell-address="LAYERS.AG17"/>
      <style:map style:condition="cell-content()=&quot;08&quot;" style:apply-style-name="Empty" style:base-cell-address="LAYERS.AG17"/>
      <style:map style:condition="cell-content()=&quot;-1&quot;" style:apply-style-name="Empty" style:base-cell-address="LAYERS.AG17"/>
    </style:style>
    <style:style style:name="ce4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8"/>
      <style:map style:condition="cell-content()=&quot;01&quot;" style:apply-style-name="Grass1" style:base-cell-address="LAYERS.AG18"/>
      <style:map style:condition="cell-content()=&quot;02&quot;" style:apply-style-name="Grass2" style:base-cell-address="LAYERS.AG18"/>
      <style:map style:condition="cell-content()=&quot;03&quot;" style:apply-style-name="Road1" style:base-cell-address="LAYERS.AG18"/>
      <style:map style:condition="cell-content()=&quot;04&quot;" style:apply-style-name="Road2" style:base-cell-address="LAYERS.AG18"/>
      <style:map style:condition="cell-content()=&quot;05&quot;" style:apply-style-name="Wast" style:base-cell-address="LAYERS.AG18"/>
      <style:map style:condition="cell-content()=&quot;06&quot;" style:apply-style-name="Rock" style:base-cell-address="LAYERS.AG18"/>
      <style:map style:condition="cell-content()=&quot;07&quot;" style:apply-style-name="Water" style:base-cell-address="LAYERS.AG18"/>
      <style:map style:condition="cell-content()=&quot;08&quot;" style:apply-style-name="Empty" style:base-cell-address="LAYERS.AG18"/>
      <style:map style:condition="cell-content()=&quot;-1&quot;" style:apply-style-name="Empty" style:base-cell-address="LAYERS.AG18"/>
    </style:style>
    <style:style style:name="ce4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9"/>
      <style:map style:condition="cell-content()=&quot;01&quot;" style:apply-style-name="Grass1" style:base-cell-address="LAYERS.AG19"/>
      <style:map style:condition="cell-content()=&quot;02&quot;" style:apply-style-name="Grass2" style:base-cell-address="LAYERS.AG19"/>
      <style:map style:condition="cell-content()=&quot;03&quot;" style:apply-style-name="Road1" style:base-cell-address="LAYERS.AG19"/>
      <style:map style:condition="cell-content()=&quot;04&quot;" style:apply-style-name="Road2" style:base-cell-address="LAYERS.AG19"/>
      <style:map style:condition="cell-content()=&quot;05&quot;" style:apply-style-name="Wast" style:base-cell-address="LAYERS.AG19"/>
      <style:map style:condition="cell-content()=&quot;06&quot;" style:apply-style-name="Rock" style:base-cell-address="LAYERS.AG19"/>
      <style:map style:condition="cell-content()=&quot;07&quot;" style:apply-style-name="Water" style:base-cell-address="LAYERS.AG19"/>
      <style:map style:condition="cell-content()=&quot;08&quot;" style:apply-style-name="Empty" style:base-cell-address="LAYERS.AG19"/>
      <style:map style:condition="cell-content()=&quot;-1&quot;" style:apply-style-name="Empty" style:base-cell-address="LAYERS.AG19"/>
    </style:style>
    <style:style style:name="ce4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0"/>
      <style:map style:condition="cell-content()=&quot;01&quot;" style:apply-style-name="Grass1" style:base-cell-address="LAYERS.AG20"/>
      <style:map style:condition="cell-content()=&quot;02&quot;" style:apply-style-name="Grass2" style:base-cell-address="LAYERS.AG20"/>
      <style:map style:condition="cell-content()=&quot;03&quot;" style:apply-style-name="Road1" style:base-cell-address="LAYERS.AG20"/>
      <style:map style:condition="cell-content()=&quot;04&quot;" style:apply-style-name="Road2" style:base-cell-address="LAYERS.AG20"/>
      <style:map style:condition="cell-content()=&quot;05&quot;" style:apply-style-name="Wast" style:base-cell-address="LAYERS.AG20"/>
      <style:map style:condition="cell-content()=&quot;06&quot;" style:apply-style-name="Rock" style:base-cell-address="LAYERS.AG20"/>
      <style:map style:condition="cell-content()=&quot;07&quot;" style:apply-style-name="Water" style:base-cell-address="LAYERS.AG20"/>
      <style:map style:condition="cell-content()=&quot;08&quot;" style:apply-style-name="Empty" style:base-cell-address="LAYERS.AG20"/>
      <style:map style:condition="cell-content()=&quot;-1&quot;" style:apply-style-name="Empty" style:base-cell-address="LAYERS.AG20"/>
    </style:style>
    <style:style style:name="ce4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1"/>
      <style:map style:condition="cell-content()=&quot;01&quot;" style:apply-style-name="Grass1" style:base-cell-address="LAYERS.AG21"/>
      <style:map style:condition="cell-content()=&quot;02&quot;" style:apply-style-name="Grass2" style:base-cell-address="LAYERS.AG21"/>
      <style:map style:condition="cell-content()=&quot;03&quot;" style:apply-style-name="Road1" style:base-cell-address="LAYERS.AG21"/>
      <style:map style:condition="cell-content()=&quot;04&quot;" style:apply-style-name="Road2" style:base-cell-address="LAYERS.AG21"/>
      <style:map style:condition="cell-content()=&quot;05&quot;" style:apply-style-name="Wast" style:base-cell-address="LAYERS.AG21"/>
      <style:map style:condition="cell-content()=&quot;06&quot;" style:apply-style-name="Rock" style:base-cell-address="LAYERS.AG21"/>
      <style:map style:condition="cell-content()=&quot;07&quot;" style:apply-style-name="Water" style:base-cell-address="LAYERS.AG21"/>
      <style:map style:condition="cell-content()=&quot;08&quot;" style:apply-style-name="Empty" style:base-cell-address="LAYERS.AG21"/>
      <style:map style:condition="cell-content()=&quot;-1&quot;" style:apply-style-name="Empty" style:base-cell-address="LAYERS.AG21"/>
    </style:style>
    <style:style style:name="ce4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2"/>
      <style:map style:condition="cell-content()=&quot;01&quot;" style:apply-style-name="Grass1" style:base-cell-address="LAYERS.AG22"/>
      <style:map style:condition="cell-content()=&quot;02&quot;" style:apply-style-name="Grass2" style:base-cell-address="LAYERS.AG22"/>
      <style:map style:condition="cell-content()=&quot;03&quot;" style:apply-style-name="Road1" style:base-cell-address="LAYERS.AG22"/>
      <style:map style:condition="cell-content()=&quot;04&quot;" style:apply-style-name="Road2" style:base-cell-address="LAYERS.AG22"/>
      <style:map style:condition="cell-content()=&quot;05&quot;" style:apply-style-name="Wast" style:base-cell-address="LAYERS.AG22"/>
      <style:map style:condition="cell-content()=&quot;06&quot;" style:apply-style-name="Rock" style:base-cell-address="LAYERS.AG22"/>
      <style:map style:condition="cell-content()=&quot;07&quot;" style:apply-style-name="Water" style:base-cell-address="LAYERS.AG22"/>
      <style:map style:condition="cell-content()=&quot;08&quot;" style:apply-style-name="Empty" style:base-cell-address="LAYERS.AG22"/>
      <style:map style:condition="cell-content()=&quot;-1&quot;" style:apply-style-name="Empty" style:base-cell-address="LAYERS.AG22"/>
    </style:style>
    <style:style style:name="ce4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3"/>
      <style:map style:condition="cell-content()=&quot;01&quot;" style:apply-style-name="Grass1" style:base-cell-address="LAYERS.AG23"/>
      <style:map style:condition="cell-content()=&quot;02&quot;" style:apply-style-name="Grass2" style:base-cell-address="LAYERS.AG23"/>
      <style:map style:condition="cell-content()=&quot;03&quot;" style:apply-style-name="Road1" style:base-cell-address="LAYERS.AG23"/>
      <style:map style:condition="cell-content()=&quot;04&quot;" style:apply-style-name="Road2" style:base-cell-address="LAYERS.AG23"/>
      <style:map style:condition="cell-content()=&quot;05&quot;" style:apply-style-name="Wast" style:base-cell-address="LAYERS.AG23"/>
      <style:map style:condition="cell-content()=&quot;06&quot;" style:apply-style-name="Rock" style:base-cell-address="LAYERS.AG23"/>
      <style:map style:condition="cell-content()=&quot;07&quot;" style:apply-style-name="Water" style:base-cell-address="LAYERS.AG23"/>
      <style:map style:condition="cell-content()=&quot;08&quot;" style:apply-style-name="Empty" style:base-cell-address="LAYERS.AG23"/>
      <style:map style:condition="cell-content()=&quot;-1&quot;" style:apply-style-name="Empty" style:base-cell-address="LAYERS.AG23"/>
    </style:style>
    <style:style style:name="ce4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4"/>
      <style:map style:condition="cell-content()=&quot;01&quot;" style:apply-style-name="Grass1" style:base-cell-address="LAYERS.AG24"/>
      <style:map style:condition="cell-content()=&quot;02&quot;" style:apply-style-name="Grass2" style:base-cell-address="LAYERS.AG24"/>
      <style:map style:condition="cell-content()=&quot;03&quot;" style:apply-style-name="Road1" style:base-cell-address="LAYERS.AG24"/>
      <style:map style:condition="cell-content()=&quot;04&quot;" style:apply-style-name="Road2" style:base-cell-address="LAYERS.AG24"/>
      <style:map style:condition="cell-content()=&quot;05&quot;" style:apply-style-name="Wast" style:base-cell-address="LAYERS.AG24"/>
      <style:map style:condition="cell-content()=&quot;06&quot;" style:apply-style-name="Rock" style:base-cell-address="LAYERS.AG24"/>
      <style:map style:condition="cell-content()=&quot;07&quot;" style:apply-style-name="Water" style:base-cell-address="LAYERS.AG24"/>
      <style:map style:condition="cell-content()=&quot;08&quot;" style:apply-style-name="Empty" style:base-cell-address="LAYERS.AG24"/>
      <style:map style:condition="cell-content()=&quot;-1&quot;" style:apply-style-name="Empty" style:base-cell-address="LAYERS.AG24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5"/>
      <style:map style:condition="cell-content()=&quot;01&quot;" style:apply-style-name="Grass1" style:base-cell-address="LAYERS.AG25"/>
      <style:map style:condition="cell-content()=&quot;02&quot;" style:apply-style-name="Grass2" style:base-cell-address="LAYERS.AG25"/>
      <style:map style:condition="cell-content()=&quot;03&quot;" style:apply-style-name="Road1" style:base-cell-address="LAYERS.AG25"/>
      <style:map style:condition="cell-content()=&quot;04&quot;" style:apply-style-name="Road2" style:base-cell-address="LAYERS.AG25"/>
      <style:map style:condition="cell-content()=&quot;05&quot;" style:apply-style-name="Wast" style:base-cell-address="LAYERS.AG25"/>
      <style:map style:condition="cell-content()=&quot;06&quot;" style:apply-style-name="Rock" style:base-cell-address="LAYERS.AG25"/>
      <style:map style:condition="cell-content()=&quot;07&quot;" style:apply-style-name="Water" style:base-cell-address="LAYERS.AG25"/>
      <style:map style:condition="cell-content()=&quot;08&quot;" style:apply-style-name="Empty" style:base-cell-address="LAYERS.AG25"/>
      <style:map style:condition="cell-content()=&quot;-1&quot;" style:apply-style-name="Empty" style:base-cell-address="LAYERS.AG25"/>
    </style:style>
    <style:style style:name="ce4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6"/>
      <style:map style:condition="cell-content()=&quot;01&quot;" style:apply-style-name="Grass1" style:base-cell-address="LAYERS.AG26"/>
      <style:map style:condition="cell-content()=&quot;02&quot;" style:apply-style-name="Grass2" style:base-cell-address="LAYERS.AG26"/>
      <style:map style:condition="cell-content()=&quot;03&quot;" style:apply-style-name="Road1" style:base-cell-address="LAYERS.AG26"/>
      <style:map style:condition="cell-content()=&quot;04&quot;" style:apply-style-name="Road2" style:base-cell-address="LAYERS.AG26"/>
      <style:map style:condition="cell-content()=&quot;05&quot;" style:apply-style-name="Wast" style:base-cell-address="LAYERS.AG26"/>
      <style:map style:condition="cell-content()=&quot;06&quot;" style:apply-style-name="Rock" style:base-cell-address="LAYERS.AG26"/>
      <style:map style:condition="cell-content()=&quot;07&quot;" style:apply-style-name="Water" style:base-cell-address="LAYERS.AG26"/>
      <style:map style:condition="cell-content()=&quot;08&quot;" style:apply-style-name="Empty" style:base-cell-address="LAYERS.AG26"/>
      <style:map style:condition="cell-content()=&quot;-1&quot;" style:apply-style-name="Empty" style:base-cell-address="LAYERS.AG26"/>
    </style:style>
    <style:style style:name="ce4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7"/>
      <style:map style:condition="cell-content()=&quot;01&quot;" style:apply-style-name="Grass1" style:base-cell-address="LAYERS.AG27"/>
      <style:map style:condition="cell-content()=&quot;02&quot;" style:apply-style-name="Grass2" style:base-cell-address="LAYERS.AG27"/>
      <style:map style:condition="cell-content()=&quot;03&quot;" style:apply-style-name="Road1" style:base-cell-address="LAYERS.AG27"/>
      <style:map style:condition="cell-content()=&quot;04&quot;" style:apply-style-name="Road2" style:base-cell-address="LAYERS.AG27"/>
      <style:map style:condition="cell-content()=&quot;05&quot;" style:apply-style-name="Wast" style:base-cell-address="LAYERS.AG27"/>
      <style:map style:condition="cell-content()=&quot;06&quot;" style:apply-style-name="Rock" style:base-cell-address="LAYERS.AG27"/>
      <style:map style:condition="cell-content()=&quot;07&quot;" style:apply-style-name="Water" style:base-cell-address="LAYERS.AG27"/>
      <style:map style:condition="cell-content()=&quot;08&quot;" style:apply-style-name="Empty" style:base-cell-address="LAYERS.AG27"/>
      <style:map style:condition="cell-content()=&quot;-1&quot;" style:apply-style-name="Empty" style:base-cell-address="LAYERS.AG27"/>
    </style:style>
    <style:style style:name="ce4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8"/>
      <style:map style:condition="cell-content()=&quot;01&quot;" style:apply-style-name="Grass1" style:base-cell-address="LAYERS.AG28"/>
      <style:map style:condition="cell-content()=&quot;02&quot;" style:apply-style-name="Grass2" style:base-cell-address="LAYERS.AG28"/>
      <style:map style:condition="cell-content()=&quot;03&quot;" style:apply-style-name="Road1" style:base-cell-address="LAYERS.AG28"/>
      <style:map style:condition="cell-content()=&quot;04&quot;" style:apply-style-name="Road2" style:base-cell-address="LAYERS.AG28"/>
      <style:map style:condition="cell-content()=&quot;05&quot;" style:apply-style-name="Wast" style:base-cell-address="LAYERS.AG28"/>
      <style:map style:condition="cell-content()=&quot;06&quot;" style:apply-style-name="Rock" style:base-cell-address="LAYERS.AG28"/>
      <style:map style:condition="cell-content()=&quot;07&quot;" style:apply-style-name="Water" style:base-cell-address="LAYERS.AG28"/>
      <style:map style:condition="cell-content()=&quot;08&quot;" style:apply-style-name="Empty" style:base-cell-address="LAYERS.AG28"/>
      <style:map style:condition="cell-content()=&quot;-1&quot;" style:apply-style-name="Empty" style:base-cell-address="LAYERS.AG28"/>
    </style:style>
    <style:style style:name="ce4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9"/>
      <style:map style:condition="cell-content()=&quot;01&quot;" style:apply-style-name="Grass1" style:base-cell-address="LAYERS.AG29"/>
      <style:map style:condition="cell-content()=&quot;02&quot;" style:apply-style-name="Grass2" style:base-cell-address="LAYERS.AG29"/>
      <style:map style:condition="cell-content()=&quot;03&quot;" style:apply-style-name="Road1" style:base-cell-address="LAYERS.AG29"/>
      <style:map style:condition="cell-content()=&quot;04&quot;" style:apply-style-name="Road2" style:base-cell-address="LAYERS.AG29"/>
      <style:map style:condition="cell-content()=&quot;05&quot;" style:apply-style-name="Wast" style:base-cell-address="LAYERS.AG29"/>
      <style:map style:condition="cell-content()=&quot;06&quot;" style:apply-style-name="Rock" style:base-cell-address="LAYERS.AG29"/>
      <style:map style:condition="cell-content()=&quot;07&quot;" style:apply-style-name="Water" style:base-cell-address="LAYERS.AG29"/>
      <style:map style:condition="cell-content()=&quot;08&quot;" style:apply-style-name="Empty" style:base-cell-address="LAYERS.AG29"/>
      <style:map style:condition="cell-content()=&quot;-1&quot;" style:apply-style-name="Empty" style:base-cell-address="LAYERS.AG29"/>
    </style:style>
    <style:style style:name="ce4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0"/>
      <style:map style:condition="cell-content()=&quot;01&quot;" style:apply-style-name="Grass1" style:base-cell-address="LAYERS.AG30"/>
      <style:map style:condition="cell-content()=&quot;02&quot;" style:apply-style-name="Grass2" style:base-cell-address="LAYERS.AG30"/>
      <style:map style:condition="cell-content()=&quot;03&quot;" style:apply-style-name="Road1" style:base-cell-address="LAYERS.AG30"/>
      <style:map style:condition="cell-content()=&quot;04&quot;" style:apply-style-name="Road2" style:base-cell-address="LAYERS.AG30"/>
      <style:map style:condition="cell-content()=&quot;05&quot;" style:apply-style-name="Wast" style:base-cell-address="LAYERS.AG30"/>
      <style:map style:condition="cell-content()=&quot;06&quot;" style:apply-style-name="Rock" style:base-cell-address="LAYERS.AG30"/>
      <style:map style:condition="cell-content()=&quot;07&quot;" style:apply-style-name="Water" style:base-cell-address="LAYERS.AG30"/>
      <style:map style:condition="cell-content()=&quot;08&quot;" style:apply-style-name="Empty" style:base-cell-address="LAYERS.AG30"/>
      <style:map style:condition="cell-content()=&quot;-1&quot;" style:apply-style-name="Empty" style:base-cell-address="LAYERS.AG30"/>
    </style:style>
    <style:style style:name="ce4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1"/>
      <style:map style:condition="cell-content()=&quot;01&quot;" style:apply-style-name="Grass1" style:base-cell-address="LAYERS.AG31"/>
      <style:map style:condition="cell-content()=&quot;02&quot;" style:apply-style-name="Grass2" style:base-cell-address="LAYERS.AG31"/>
      <style:map style:condition="cell-content()=&quot;03&quot;" style:apply-style-name="Road1" style:base-cell-address="LAYERS.AG31"/>
      <style:map style:condition="cell-content()=&quot;04&quot;" style:apply-style-name="Road2" style:base-cell-address="LAYERS.AG31"/>
      <style:map style:condition="cell-content()=&quot;05&quot;" style:apply-style-name="Wast" style:base-cell-address="LAYERS.AG31"/>
      <style:map style:condition="cell-content()=&quot;06&quot;" style:apply-style-name="Rock" style:base-cell-address="LAYERS.AG31"/>
      <style:map style:condition="cell-content()=&quot;07&quot;" style:apply-style-name="Water" style:base-cell-address="LAYERS.AG31"/>
      <style:map style:condition="cell-content()=&quot;08&quot;" style:apply-style-name="Empty" style:base-cell-address="LAYERS.AG31"/>
      <style:map style:condition="cell-content()=&quot;-1&quot;" style:apply-style-name="Empty" style:base-cell-address="LAYERS.AG31"/>
    </style:style>
    <style:style style:name="ce4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2"/>
      <style:map style:condition="cell-content()=&quot;01&quot;" style:apply-style-name="Grass1" style:base-cell-address="LAYERS.AG32"/>
      <style:map style:condition="cell-content()=&quot;02&quot;" style:apply-style-name="Grass2" style:base-cell-address="LAYERS.AG32"/>
      <style:map style:condition="cell-content()=&quot;03&quot;" style:apply-style-name="Road1" style:base-cell-address="LAYERS.AG32"/>
      <style:map style:condition="cell-content()=&quot;04&quot;" style:apply-style-name="Road2" style:base-cell-address="LAYERS.AG32"/>
      <style:map style:condition="cell-content()=&quot;05&quot;" style:apply-style-name="Wast" style:base-cell-address="LAYERS.AG32"/>
      <style:map style:condition="cell-content()=&quot;06&quot;" style:apply-style-name="Rock" style:base-cell-address="LAYERS.AG32"/>
      <style:map style:condition="cell-content()=&quot;07&quot;" style:apply-style-name="Water" style:base-cell-address="LAYERS.AG32"/>
      <style:map style:condition="cell-content()=&quot;08&quot;" style:apply-style-name="Empty" style:base-cell-address="LAYERS.AG32"/>
      <style:map style:condition="cell-content()=&quot;-1&quot;" style:apply-style-name="Empty" style:base-cell-address="LAYERS.AG32"/>
    </style:style>
    <style:style style:name="ce4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3"/>
      <style:map style:condition="cell-content()=&quot;01&quot;" style:apply-style-name="Grass1" style:base-cell-address="LAYERS.AG33"/>
      <style:map style:condition="cell-content()=&quot;02&quot;" style:apply-style-name="Grass2" style:base-cell-address="LAYERS.AG33"/>
      <style:map style:condition="cell-content()=&quot;03&quot;" style:apply-style-name="Road1" style:base-cell-address="LAYERS.AG33"/>
      <style:map style:condition="cell-content()=&quot;04&quot;" style:apply-style-name="Road2" style:base-cell-address="LAYERS.AG33"/>
      <style:map style:condition="cell-content()=&quot;05&quot;" style:apply-style-name="Wast" style:base-cell-address="LAYERS.AG33"/>
      <style:map style:condition="cell-content()=&quot;06&quot;" style:apply-style-name="Rock" style:base-cell-address="LAYERS.AG33"/>
      <style:map style:condition="cell-content()=&quot;07&quot;" style:apply-style-name="Water" style:base-cell-address="LAYERS.AG33"/>
      <style:map style:condition="cell-content()=&quot;08&quot;" style:apply-style-name="Empty" style:base-cell-address="LAYERS.AG33"/>
      <style:map style:condition="cell-content()=&quot;-1&quot;" style:apply-style-name="Empty" style:base-cell-address="LAYERS.AG33"/>
    </style:style>
    <style:style style:name="ce4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6"/>
      <style:map style:condition="cell-content()=&quot;01&quot;" style:apply-style-name="Grass1" style:base-cell-address="LAYERS.AG36"/>
      <style:map style:condition="cell-content()=&quot;02&quot;" style:apply-style-name="Grass2" style:base-cell-address="LAYERS.AG36"/>
      <style:map style:condition="cell-content()=&quot;03&quot;" style:apply-style-name="Road1" style:base-cell-address="LAYERS.AG36"/>
      <style:map style:condition="cell-content()=&quot;04&quot;" style:apply-style-name="Road2" style:base-cell-address="LAYERS.AG36"/>
      <style:map style:condition="cell-content()=&quot;05&quot;" style:apply-style-name="Wast" style:base-cell-address="LAYERS.AG36"/>
      <style:map style:condition="cell-content()=&quot;06&quot;" style:apply-style-name="Rock" style:base-cell-address="LAYERS.AG36"/>
      <style:map style:condition="cell-content()=&quot;07&quot;" style:apply-style-name="Water" style:base-cell-address="LAYERS.AG36"/>
      <style:map style:condition="cell-content()=&quot;08&quot;" style:apply-style-name="Empty" style:base-cell-address="LAYERS.AG36"/>
      <style:map style:condition="cell-content()=&quot;-1&quot;" style:apply-style-name="Empty" style:base-cell-address="LAYERS.AG36"/>
    </style:style>
    <style:style style:name="ce4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7"/>
      <style:map style:condition="cell-content()=&quot;01&quot;" style:apply-style-name="Grass1" style:base-cell-address="LAYERS.AG37"/>
      <style:map style:condition="cell-content()=&quot;02&quot;" style:apply-style-name="Grass2" style:base-cell-address="LAYERS.AG37"/>
      <style:map style:condition="cell-content()=&quot;03&quot;" style:apply-style-name="Road1" style:base-cell-address="LAYERS.AG37"/>
      <style:map style:condition="cell-content()=&quot;04&quot;" style:apply-style-name="Road2" style:base-cell-address="LAYERS.AG37"/>
      <style:map style:condition="cell-content()=&quot;05&quot;" style:apply-style-name="Wast" style:base-cell-address="LAYERS.AG37"/>
      <style:map style:condition="cell-content()=&quot;06&quot;" style:apply-style-name="Rock" style:base-cell-address="LAYERS.AG37"/>
      <style:map style:condition="cell-content()=&quot;07&quot;" style:apply-style-name="Water" style:base-cell-address="LAYERS.AG37"/>
      <style:map style:condition="cell-content()=&quot;08&quot;" style:apply-style-name="Empty" style:base-cell-address="LAYERS.AG37"/>
      <style:map style:condition="cell-content()=&quot;-1&quot;" style:apply-style-name="Empty" style:base-cell-address="LAYERS.AG37"/>
    </style:style>
    <style:style style:name="ce4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8"/>
      <style:map style:condition="cell-content()=&quot;01&quot;" style:apply-style-name="Grass1" style:base-cell-address="LAYERS.AG38"/>
      <style:map style:condition="cell-content()=&quot;02&quot;" style:apply-style-name="Grass2" style:base-cell-address="LAYERS.AG38"/>
      <style:map style:condition="cell-content()=&quot;03&quot;" style:apply-style-name="Road1" style:base-cell-address="LAYERS.AG38"/>
      <style:map style:condition="cell-content()=&quot;04&quot;" style:apply-style-name="Road2" style:base-cell-address="LAYERS.AG38"/>
      <style:map style:condition="cell-content()=&quot;05&quot;" style:apply-style-name="Wast" style:base-cell-address="LAYERS.AG38"/>
      <style:map style:condition="cell-content()=&quot;06&quot;" style:apply-style-name="Rock" style:base-cell-address="LAYERS.AG38"/>
      <style:map style:condition="cell-content()=&quot;07&quot;" style:apply-style-name="Water" style:base-cell-address="LAYERS.AG38"/>
      <style:map style:condition="cell-content()=&quot;08&quot;" style:apply-style-name="Empty" style:base-cell-address="LAYERS.AG38"/>
      <style:map style:condition="cell-content()=&quot;-1&quot;" style:apply-style-name="Empty" style:base-cell-address="LAYERS.AG38"/>
    </style:style>
    <style:style style:name="ce4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9"/>
      <style:map style:condition="cell-content()=&quot;01&quot;" style:apply-style-name="Grass1" style:base-cell-address="LAYERS.AG39"/>
      <style:map style:condition="cell-content()=&quot;02&quot;" style:apply-style-name="Grass2" style:base-cell-address="LAYERS.AG39"/>
      <style:map style:condition="cell-content()=&quot;03&quot;" style:apply-style-name="Road1" style:base-cell-address="LAYERS.AG39"/>
      <style:map style:condition="cell-content()=&quot;04&quot;" style:apply-style-name="Road2" style:base-cell-address="LAYERS.AG39"/>
      <style:map style:condition="cell-content()=&quot;05&quot;" style:apply-style-name="Wast" style:base-cell-address="LAYERS.AG39"/>
      <style:map style:condition="cell-content()=&quot;06&quot;" style:apply-style-name="Rock" style:base-cell-address="LAYERS.AG39"/>
      <style:map style:condition="cell-content()=&quot;07&quot;" style:apply-style-name="Water" style:base-cell-address="LAYERS.AG39"/>
      <style:map style:condition="cell-content()=&quot;08&quot;" style:apply-style-name="Empty" style:base-cell-address="LAYERS.AG39"/>
      <style:map style:condition="cell-content()=&quot;-1&quot;" style:apply-style-name="Empty" style:base-cell-address="LAYERS.AG39"/>
    </style:style>
    <style:style style:name="ce4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0"/>
      <style:map style:condition="cell-content()=&quot;01&quot;" style:apply-style-name="Grass1" style:base-cell-address="LAYERS.AG40"/>
      <style:map style:condition="cell-content()=&quot;02&quot;" style:apply-style-name="Grass2" style:base-cell-address="LAYERS.AG40"/>
      <style:map style:condition="cell-content()=&quot;03&quot;" style:apply-style-name="Road1" style:base-cell-address="LAYERS.AG40"/>
      <style:map style:condition="cell-content()=&quot;04&quot;" style:apply-style-name="Road2" style:base-cell-address="LAYERS.AG40"/>
      <style:map style:condition="cell-content()=&quot;05&quot;" style:apply-style-name="Wast" style:base-cell-address="LAYERS.AG40"/>
      <style:map style:condition="cell-content()=&quot;06&quot;" style:apply-style-name="Rock" style:base-cell-address="LAYERS.AG40"/>
      <style:map style:condition="cell-content()=&quot;07&quot;" style:apply-style-name="Water" style:base-cell-address="LAYERS.AG40"/>
      <style:map style:condition="cell-content()=&quot;08&quot;" style:apply-style-name="Empty" style:base-cell-address="LAYERS.AG40"/>
      <style:map style:condition="cell-content()=&quot;-1&quot;" style:apply-style-name="Empty" style:base-cell-address="LAYERS.AG40"/>
    </style:style>
    <style:style style:name="ce4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1"/>
      <style:map style:condition="cell-content()=&quot;01&quot;" style:apply-style-name="Grass1" style:base-cell-address="LAYERS.AG41"/>
      <style:map style:condition="cell-content()=&quot;02&quot;" style:apply-style-name="Grass2" style:base-cell-address="LAYERS.AG41"/>
      <style:map style:condition="cell-content()=&quot;03&quot;" style:apply-style-name="Road1" style:base-cell-address="LAYERS.AG41"/>
      <style:map style:condition="cell-content()=&quot;04&quot;" style:apply-style-name="Road2" style:base-cell-address="LAYERS.AG41"/>
      <style:map style:condition="cell-content()=&quot;05&quot;" style:apply-style-name="Wast" style:base-cell-address="LAYERS.AG41"/>
      <style:map style:condition="cell-content()=&quot;06&quot;" style:apply-style-name="Rock" style:base-cell-address="LAYERS.AG41"/>
      <style:map style:condition="cell-content()=&quot;07&quot;" style:apply-style-name="Water" style:base-cell-address="LAYERS.AG41"/>
      <style:map style:condition="cell-content()=&quot;08&quot;" style:apply-style-name="Empty" style:base-cell-address="LAYERS.AG41"/>
      <style:map style:condition="cell-content()=&quot;-1&quot;" style:apply-style-name="Empty" style:base-cell-address="LAYERS.AG41"/>
    </style:style>
    <style:style style:name="ce4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2"/>
      <style:map style:condition="cell-content()=&quot;01&quot;" style:apply-style-name="Grass1" style:base-cell-address="LAYERS.AG42"/>
      <style:map style:condition="cell-content()=&quot;02&quot;" style:apply-style-name="Grass2" style:base-cell-address="LAYERS.AG42"/>
      <style:map style:condition="cell-content()=&quot;03&quot;" style:apply-style-name="Road1" style:base-cell-address="LAYERS.AG42"/>
      <style:map style:condition="cell-content()=&quot;04&quot;" style:apply-style-name="Road2" style:base-cell-address="LAYERS.AG42"/>
      <style:map style:condition="cell-content()=&quot;05&quot;" style:apply-style-name="Wast" style:base-cell-address="LAYERS.AG42"/>
      <style:map style:condition="cell-content()=&quot;06&quot;" style:apply-style-name="Rock" style:base-cell-address="LAYERS.AG42"/>
      <style:map style:condition="cell-content()=&quot;07&quot;" style:apply-style-name="Water" style:base-cell-address="LAYERS.AG42"/>
      <style:map style:condition="cell-content()=&quot;08&quot;" style:apply-style-name="Empty" style:base-cell-address="LAYERS.AG42"/>
      <style:map style:condition="cell-content()=&quot;-1&quot;" style:apply-style-name="Empty" style:base-cell-address="LAYERS.AG42"/>
    </style:style>
    <style:style style:name="ce4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3"/>
      <style:map style:condition="cell-content()=&quot;01&quot;" style:apply-style-name="Grass1" style:base-cell-address="LAYERS.AG43"/>
      <style:map style:condition="cell-content()=&quot;02&quot;" style:apply-style-name="Grass2" style:base-cell-address="LAYERS.AG43"/>
      <style:map style:condition="cell-content()=&quot;03&quot;" style:apply-style-name="Road1" style:base-cell-address="LAYERS.AG43"/>
      <style:map style:condition="cell-content()=&quot;04&quot;" style:apply-style-name="Road2" style:base-cell-address="LAYERS.AG43"/>
      <style:map style:condition="cell-content()=&quot;05&quot;" style:apply-style-name="Wast" style:base-cell-address="LAYERS.AG43"/>
      <style:map style:condition="cell-content()=&quot;06&quot;" style:apply-style-name="Rock" style:base-cell-address="LAYERS.AG43"/>
      <style:map style:condition="cell-content()=&quot;07&quot;" style:apply-style-name="Water" style:base-cell-address="LAYERS.AG43"/>
      <style:map style:condition="cell-content()=&quot;08&quot;" style:apply-style-name="Empty" style:base-cell-address="LAYERS.AG43"/>
      <style:map style:condition="cell-content()=&quot;-1&quot;" style:apply-style-name="Empty" style:base-cell-address="LAYERS.AG43"/>
    </style:style>
    <style:style style:name="ce4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4"/>
      <style:map style:condition="cell-content()=&quot;01&quot;" style:apply-style-name="Grass1" style:base-cell-address="LAYERS.AG44"/>
      <style:map style:condition="cell-content()=&quot;02&quot;" style:apply-style-name="Grass2" style:base-cell-address="LAYERS.AG44"/>
      <style:map style:condition="cell-content()=&quot;03&quot;" style:apply-style-name="Road1" style:base-cell-address="LAYERS.AG44"/>
      <style:map style:condition="cell-content()=&quot;04&quot;" style:apply-style-name="Road2" style:base-cell-address="LAYERS.AG44"/>
      <style:map style:condition="cell-content()=&quot;05&quot;" style:apply-style-name="Wast" style:base-cell-address="LAYERS.AG44"/>
      <style:map style:condition="cell-content()=&quot;06&quot;" style:apply-style-name="Rock" style:base-cell-address="LAYERS.AG44"/>
      <style:map style:condition="cell-content()=&quot;07&quot;" style:apply-style-name="Water" style:base-cell-address="LAYERS.AG44"/>
      <style:map style:condition="cell-content()=&quot;08&quot;" style:apply-style-name="Empty" style:base-cell-address="LAYERS.AG44"/>
      <style:map style:condition="cell-content()=&quot;-1&quot;" style:apply-style-name="Empty" style:base-cell-address="LAYERS.AG44"/>
    </style:style>
    <style:style style:name="ce4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5"/>
      <style:map style:condition="cell-content()=&quot;01&quot;" style:apply-style-name="Grass1" style:base-cell-address="LAYERS.AG45"/>
      <style:map style:condition="cell-content()=&quot;02&quot;" style:apply-style-name="Grass2" style:base-cell-address="LAYERS.AG45"/>
      <style:map style:condition="cell-content()=&quot;03&quot;" style:apply-style-name="Road1" style:base-cell-address="LAYERS.AG45"/>
      <style:map style:condition="cell-content()=&quot;04&quot;" style:apply-style-name="Road2" style:base-cell-address="LAYERS.AG45"/>
      <style:map style:condition="cell-content()=&quot;05&quot;" style:apply-style-name="Wast" style:base-cell-address="LAYERS.AG45"/>
      <style:map style:condition="cell-content()=&quot;06&quot;" style:apply-style-name="Rock" style:base-cell-address="LAYERS.AG45"/>
      <style:map style:condition="cell-content()=&quot;07&quot;" style:apply-style-name="Water" style:base-cell-address="LAYERS.AG45"/>
      <style:map style:condition="cell-content()=&quot;08&quot;" style:apply-style-name="Empty" style:base-cell-address="LAYERS.AG45"/>
      <style:map style:condition="cell-content()=&quot;-1&quot;" style:apply-style-name="Empty" style:base-cell-address="LAYERS.AG45"/>
    </style:style>
    <style:style style:name="ce4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6"/>
      <style:map style:condition="cell-content()=&quot;01&quot;" style:apply-style-name="Grass1" style:base-cell-address="LAYERS.AG46"/>
      <style:map style:condition="cell-content()=&quot;02&quot;" style:apply-style-name="Grass2" style:base-cell-address="LAYERS.AG46"/>
      <style:map style:condition="cell-content()=&quot;03&quot;" style:apply-style-name="Road1" style:base-cell-address="LAYERS.AG46"/>
      <style:map style:condition="cell-content()=&quot;04&quot;" style:apply-style-name="Road2" style:base-cell-address="LAYERS.AG46"/>
      <style:map style:condition="cell-content()=&quot;05&quot;" style:apply-style-name="Wast" style:base-cell-address="LAYERS.AG46"/>
      <style:map style:condition="cell-content()=&quot;06&quot;" style:apply-style-name="Rock" style:base-cell-address="LAYERS.AG46"/>
      <style:map style:condition="cell-content()=&quot;07&quot;" style:apply-style-name="Water" style:base-cell-address="LAYERS.AG46"/>
      <style:map style:condition="cell-content()=&quot;08&quot;" style:apply-style-name="Empty" style:base-cell-address="LAYERS.AG46"/>
      <style:map style:condition="cell-content()=&quot;-1&quot;" style:apply-style-name="Empty" style:base-cell-address="LAYERS.AG46"/>
    </style:style>
    <style:style style:name="ce4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7"/>
      <style:map style:condition="cell-content()=&quot;01&quot;" style:apply-style-name="Grass1" style:base-cell-address="LAYERS.AG47"/>
      <style:map style:condition="cell-content()=&quot;02&quot;" style:apply-style-name="Grass2" style:base-cell-address="LAYERS.AG47"/>
      <style:map style:condition="cell-content()=&quot;03&quot;" style:apply-style-name="Road1" style:base-cell-address="LAYERS.AG47"/>
      <style:map style:condition="cell-content()=&quot;04&quot;" style:apply-style-name="Road2" style:base-cell-address="LAYERS.AG47"/>
      <style:map style:condition="cell-content()=&quot;05&quot;" style:apply-style-name="Wast" style:base-cell-address="LAYERS.AG47"/>
      <style:map style:condition="cell-content()=&quot;06&quot;" style:apply-style-name="Rock" style:base-cell-address="LAYERS.AG47"/>
      <style:map style:condition="cell-content()=&quot;07&quot;" style:apply-style-name="Water" style:base-cell-address="LAYERS.AG47"/>
      <style:map style:condition="cell-content()=&quot;08&quot;" style:apply-style-name="Empty" style:base-cell-address="LAYERS.AG47"/>
      <style:map style:condition="cell-content()=&quot;-1&quot;" style:apply-style-name="Empty" style:base-cell-address="LAYERS.AG47"/>
    </style:style>
    <style:style style:name="ce4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8"/>
      <style:map style:condition="cell-content()=&quot;01&quot;" style:apply-style-name="Grass1" style:base-cell-address="LAYERS.AG48"/>
      <style:map style:condition="cell-content()=&quot;02&quot;" style:apply-style-name="Grass2" style:base-cell-address="LAYERS.AG48"/>
      <style:map style:condition="cell-content()=&quot;03&quot;" style:apply-style-name="Road1" style:base-cell-address="LAYERS.AG48"/>
      <style:map style:condition="cell-content()=&quot;04&quot;" style:apply-style-name="Road2" style:base-cell-address="LAYERS.AG48"/>
      <style:map style:condition="cell-content()=&quot;05&quot;" style:apply-style-name="Wast" style:base-cell-address="LAYERS.AG48"/>
      <style:map style:condition="cell-content()=&quot;06&quot;" style:apply-style-name="Rock" style:base-cell-address="LAYERS.AG48"/>
      <style:map style:condition="cell-content()=&quot;07&quot;" style:apply-style-name="Water" style:base-cell-address="LAYERS.AG48"/>
      <style:map style:condition="cell-content()=&quot;08&quot;" style:apply-style-name="Empty" style:base-cell-address="LAYERS.AG48"/>
      <style:map style:condition="cell-content()=&quot;-1&quot;" style:apply-style-name="Empty" style:base-cell-address="LAYERS.AG48"/>
    </style:style>
    <style:style style:name="ce4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9"/>
      <style:map style:condition="cell-content()=&quot;01&quot;" style:apply-style-name="Grass1" style:base-cell-address="LAYERS.AG49"/>
      <style:map style:condition="cell-content()=&quot;02&quot;" style:apply-style-name="Grass2" style:base-cell-address="LAYERS.AG49"/>
      <style:map style:condition="cell-content()=&quot;03&quot;" style:apply-style-name="Road1" style:base-cell-address="LAYERS.AG49"/>
      <style:map style:condition="cell-content()=&quot;04&quot;" style:apply-style-name="Road2" style:base-cell-address="LAYERS.AG49"/>
      <style:map style:condition="cell-content()=&quot;05&quot;" style:apply-style-name="Wast" style:base-cell-address="LAYERS.AG49"/>
      <style:map style:condition="cell-content()=&quot;06&quot;" style:apply-style-name="Rock" style:base-cell-address="LAYERS.AG49"/>
      <style:map style:condition="cell-content()=&quot;07&quot;" style:apply-style-name="Water" style:base-cell-address="LAYERS.AG49"/>
      <style:map style:condition="cell-content()=&quot;08&quot;" style:apply-style-name="Empty" style:base-cell-address="LAYERS.AG49"/>
      <style:map style:condition="cell-content()=&quot;-1&quot;" style:apply-style-name="Empty" style:base-cell-address="LAYERS.AG49"/>
    </style:style>
    <style:style style:name="ce4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0"/>
      <style:map style:condition="cell-content()=&quot;01&quot;" style:apply-style-name="Grass1" style:base-cell-address="LAYERS.AG50"/>
      <style:map style:condition="cell-content()=&quot;02&quot;" style:apply-style-name="Grass2" style:base-cell-address="LAYERS.AG50"/>
      <style:map style:condition="cell-content()=&quot;03&quot;" style:apply-style-name="Road1" style:base-cell-address="LAYERS.AG50"/>
      <style:map style:condition="cell-content()=&quot;04&quot;" style:apply-style-name="Road2" style:base-cell-address="LAYERS.AG50"/>
      <style:map style:condition="cell-content()=&quot;05&quot;" style:apply-style-name="Wast" style:base-cell-address="LAYERS.AG50"/>
      <style:map style:condition="cell-content()=&quot;06&quot;" style:apply-style-name="Rock" style:base-cell-address="LAYERS.AG50"/>
      <style:map style:condition="cell-content()=&quot;07&quot;" style:apply-style-name="Water" style:base-cell-address="LAYERS.AG50"/>
      <style:map style:condition="cell-content()=&quot;08&quot;" style:apply-style-name="Empty" style:base-cell-address="LAYERS.AG50"/>
      <style:map style:condition="cell-content()=&quot;-1&quot;" style:apply-style-name="Empty" style:base-cell-address="LAYERS.AG50"/>
    </style:style>
    <style:style style:name="ce4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1"/>
      <style:map style:condition="cell-content()=&quot;01&quot;" style:apply-style-name="Grass1" style:base-cell-address="LAYERS.AG51"/>
      <style:map style:condition="cell-content()=&quot;02&quot;" style:apply-style-name="Grass2" style:base-cell-address="LAYERS.AG51"/>
      <style:map style:condition="cell-content()=&quot;03&quot;" style:apply-style-name="Road1" style:base-cell-address="LAYERS.AG51"/>
      <style:map style:condition="cell-content()=&quot;04&quot;" style:apply-style-name="Road2" style:base-cell-address="LAYERS.AG51"/>
      <style:map style:condition="cell-content()=&quot;05&quot;" style:apply-style-name="Wast" style:base-cell-address="LAYERS.AG51"/>
      <style:map style:condition="cell-content()=&quot;06&quot;" style:apply-style-name="Rock" style:base-cell-address="LAYERS.AG51"/>
      <style:map style:condition="cell-content()=&quot;07&quot;" style:apply-style-name="Water" style:base-cell-address="LAYERS.AG51"/>
      <style:map style:condition="cell-content()=&quot;08&quot;" style:apply-style-name="Empty" style:base-cell-address="LAYERS.AG51"/>
      <style:map style:condition="cell-content()=&quot;-1&quot;" style:apply-style-name="Empty" style:base-cell-address="LAYERS.AG51"/>
    </style:style>
    <style:style style:name="ce4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2"/>
      <style:map style:condition="cell-content()=&quot;01&quot;" style:apply-style-name="Grass1" style:base-cell-address="LAYERS.AG52"/>
      <style:map style:condition="cell-content()=&quot;02&quot;" style:apply-style-name="Grass2" style:base-cell-address="LAYERS.AG52"/>
      <style:map style:condition="cell-content()=&quot;03&quot;" style:apply-style-name="Road1" style:base-cell-address="LAYERS.AG52"/>
      <style:map style:condition="cell-content()=&quot;04&quot;" style:apply-style-name="Road2" style:base-cell-address="LAYERS.AG52"/>
      <style:map style:condition="cell-content()=&quot;05&quot;" style:apply-style-name="Wast" style:base-cell-address="LAYERS.AG52"/>
      <style:map style:condition="cell-content()=&quot;06&quot;" style:apply-style-name="Rock" style:base-cell-address="LAYERS.AG52"/>
      <style:map style:condition="cell-content()=&quot;07&quot;" style:apply-style-name="Water" style:base-cell-address="LAYERS.AG52"/>
      <style:map style:condition="cell-content()=&quot;08&quot;" style:apply-style-name="Empty" style:base-cell-address="LAYERS.AG52"/>
      <style:map style:condition="cell-content()=&quot;-1&quot;" style:apply-style-name="Empty" style:base-cell-address="LAYERS.AG52"/>
    </style:style>
    <style:style style:name="ce4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3"/>
      <style:map style:condition="cell-content()=&quot;01&quot;" style:apply-style-name="Grass1" style:base-cell-address="LAYERS.AG53"/>
      <style:map style:condition="cell-content()=&quot;02&quot;" style:apply-style-name="Grass2" style:base-cell-address="LAYERS.AG53"/>
      <style:map style:condition="cell-content()=&quot;03&quot;" style:apply-style-name="Road1" style:base-cell-address="LAYERS.AG53"/>
      <style:map style:condition="cell-content()=&quot;04&quot;" style:apply-style-name="Road2" style:base-cell-address="LAYERS.AG53"/>
      <style:map style:condition="cell-content()=&quot;05&quot;" style:apply-style-name="Wast" style:base-cell-address="LAYERS.AG53"/>
      <style:map style:condition="cell-content()=&quot;06&quot;" style:apply-style-name="Rock" style:base-cell-address="LAYERS.AG53"/>
      <style:map style:condition="cell-content()=&quot;07&quot;" style:apply-style-name="Water" style:base-cell-address="LAYERS.AG53"/>
      <style:map style:condition="cell-content()=&quot;08&quot;" style:apply-style-name="Empty" style:base-cell-address="LAYERS.AG53"/>
      <style:map style:condition="cell-content()=&quot;-1&quot;" style:apply-style-name="Empty" style:base-cell-address="LAYERS.AG53"/>
    </style:style>
    <style:style style:name="ce4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4"/>
      <style:map style:condition="cell-content()=&quot;01&quot;" style:apply-style-name="Grass1" style:base-cell-address="LAYERS.AG54"/>
      <style:map style:condition="cell-content()=&quot;02&quot;" style:apply-style-name="Grass2" style:base-cell-address="LAYERS.AG54"/>
      <style:map style:condition="cell-content()=&quot;03&quot;" style:apply-style-name="Road1" style:base-cell-address="LAYERS.AG54"/>
      <style:map style:condition="cell-content()=&quot;04&quot;" style:apply-style-name="Road2" style:base-cell-address="LAYERS.AG54"/>
      <style:map style:condition="cell-content()=&quot;05&quot;" style:apply-style-name="Wast" style:base-cell-address="LAYERS.AG54"/>
      <style:map style:condition="cell-content()=&quot;06&quot;" style:apply-style-name="Rock" style:base-cell-address="LAYERS.AG54"/>
      <style:map style:condition="cell-content()=&quot;07&quot;" style:apply-style-name="Water" style:base-cell-address="LAYERS.AG54"/>
      <style:map style:condition="cell-content()=&quot;08&quot;" style:apply-style-name="Empty" style:base-cell-address="LAYERS.AG54"/>
      <style:map style:condition="cell-content()=&quot;-1&quot;" style:apply-style-name="Empty" style:base-cell-address="LAYERS.AG54"/>
    </style:style>
    <style:style style:name="ce4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5"/>
      <style:map style:condition="cell-content()=&quot;01&quot;" style:apply-style-name="Grass1" style:base-cell-address="LAYERS.AG55"/>
      <style:map style:condition="cell-content()=&quot;02&quot;" style:apply-style-name="Grass2" style:base-cell-address="LAYERS.AG55"/>
      <style:map style:condition="cell-content()=&quot;03&quot;" style:apply-style-name="Road1" style:base-cell-address="LAYERS.AG55"/>
      <style:map style:condition="cell-content()=&quot;04&quot;" style:apply-style-name="Road2" style:base-cell-address="LAYERS.AG55"/>
      <style:map style:condition="cell-content()=&quot;05&quot;" style:apply-style-name="Wast" style:base-cell-address="LAYERS.AG55"/>
      <style:map style:condition="cell-content()=&quot;06&quot;" style:apply-style-name="Rock" style:base-cell-address="LAYERS.AG55"/>
      <style:map style:condition="cell-content()=&quot;07&quot;" style:apply-style-name="Water" style:base-cell-address="LAYERS.AG55"/>
      <style:map style:condition="cell-content()=&quot;08&quot;" style:apply-style-name="Empty" style:base-cell-address="LAYERS.AG55"/>
      <style:map style:condition="cell-content()=&quot;-1&quot;" style:apply-style-name="Empty" style:base-cell-address="LAYERS.AG55"/>
    </style:style>
    <style:style style:name="ce4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6"/>
      <style:map style:condition="cell-content()=&quot;01&quot;" style:apply-style-name="Grass1" style:base-cell-address="LAYERS.AG56"/>
      <style:map style:condition="cell-content()=&quot;02&quot;" style:apply-style-name="Grass2" style:base-cell-address="LAYERS.AG56"/>
      <style:map style:condition="cell-content()=&quot;03&quot;" style:apply-style-name="Road1" style:base-cell-address="LAYERS.AG56"/>
      <style:map style:condition="cell-content()=&quot;04&quot;" style:apply-style-name="Road2" style:base-cell-address="LAYERS.AG56"/>
      <style:map style:condition="cell-content()=&quot;05&quot;" style:apply-style-name="Wast" style:base-cell-address="LAYERS.AG56"/>
      <style:map style:condition="cell-content()=&quot;06&quot;" style:apply-style-name="Rock" style:base-cell-address="LAYERS.AG56"/>
      <style:map style:condition="cell-content()=&quot;07&quot;" style:apply-style-name="Water" style:base-cell-address="LAYERS.AG56"/>
      <style:map style:condition="cell-content()=&quot;08&quot;" style:apply-style-name="Empty" style:base-cell-address="LAYERS.AG56"/>
      <style:map style:condition="cell-content()=&quot;-1&quot;" style:apply-style-name="Empty" style:base-cell-address="LAYERS.AG56"/>
    </style:style>
    <style:style style:name="ce4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7"/>
      <style:map style:condition="cell-content()=&quot;01&quot;" style:apply-style-name="Grass1" style:base-cell-address="LAYERS.AG57"/>
      <style:map style:condition="cell-content()=&quot;02&quot;" style:apply-style-name="Grass2" style:base-cell-address="LAYERS.AG57"/>
      <style:map style:condition="cell-content()=&quot;03&quot;" style:apply-style-name="Road1" style:base-cell-address="LAYERS.AG57"/>
      <style:map style:condition="cell-content()=&quot;04&quot;" style:apply-style-name="Road2" style:base-cell-address="LAYERS.AG57"/>
      <style:map style:condition="cell-content()=&quot;05&quot;" style:apply-style-name="Wast" style:base-cell-address="LAYERS.AG57"/>
      <style:map style:condition="cell-content()=&quot;06&quot;" style:apply-style-name="Rock" style:base-cell-address="LAYERS.AG57"/>
      <style:map style:condition="cell-content()=&quot;07&quot;" style:apply-style-name="Water" style:base-cell-address="LAYERS.AG57"/>
      <style:map style:condition="cell-content()=&quot;08&quot;" style:apply-style-name="Empty" style:base-cell-address="LAYERS.AG57"/>
      <style:map style:condition="cell-content()=&quot;-1&quot;" style:apply-style-name="Empty" style:base-cell-address="LAYERS.AG57"/>
    </style:style>
    <style:style style:name="ce4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8"/>
      <style:map style:condition="cell-content()=&quot;01&quot;" style:apply-style-name="Grass1" style:base-cell-address="LAYERS.AG58"/>
      <style:map style:condition="cell-content()=&quot;02&quot;" style:apply-style-name="Grass2" style:base-cell-address="LAYERS.AG58"/>
      <style:map style:condition="cell-content()=&quot;03&quot;" style:apply-style-name="Road1" style:base-cell-address="LAYERS.AG58"/>
      <style:map style:condition="cell-content()=&quot;04&quot;" style:apply-style-name="Road2" style:base-cell-address="LAYERS.AG58"/>
      <style:map style:condition="cell-content()=&quot;05&quot;" style:apply-style-name="Wast" style:base-cell-address="LAYERS.AG58"/>
      <style:map style:condition="cell-content()=&quot;06&quot;" style:apply-style-name="Rock" style:base-cell-address="LAYERS.AG58"/>
      <style:map style:condition="cell-content()=&quot;07&quot;" style:apply-style-name="Water" style:base-cell-address="LAYERS.AG58"/>
      <style:map style:condition="cell-content()=&quot;08&quot;" style:apply-style-name="Empty" style:base-cell-address="LAYERS.AG58"/>
      <style:map style:condition="cell-content()=&quot;-1&quot;" style:apply-style-name="Empty" style:base-cell-address="LAYERS.AG58"/>
    </style:style>
    <style:style style:name="ce4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9"/>
      <style:map style:condition="cell-content()=&quot;01&quot;" style:apply-style-name="Grass1" style:base-cell-address="LAYERS.AG59"/>
      <style:map style:condition="cell-content()=&quot;02&quot;" style:apply-style-name="Grass2" style:base-cell-address="LAYERS.AG59"/>
      <style:map style:condition="cell-content()=&quot;03&quot;" style:apply-style-name="Road1" style:base-cell-address="LAYERS.AG59"/>
      <style:map style:condition="cell-content()=&quot;04&quot;" style:apply-style-name="Road2" style:base-cell-address="LAYERS.AG59"/>
      <style:map style:condition="cell-content()=&quot;05&quot;" style:apply-style-name="Wast" style:base-cell-address="LAYERS.AG59"/>
      <style:map style:condition="cell-content()=&quot;06&quot;" style:apply-style-name="Rock" style:base-cell-address="LAYERS.AG59"/>
      <style:map style:condition="cell-content()=&quot;07&quot;" style:apply-style-name="Water" style:base-cell-address="LAYERS.AG59"/>
      <style:map style:condition="cell-content()=&quot;08&quot;" style:apply-style-name="Empty" style:base-cell-address="LAYERS.AG59"/>
      <style:map style:condition="cell-content()=&quot;-1&quot;" style:apply-style-name="Empty" style:base-cell-address="LAYERS.AG59"/>
    </style:style>
    <style:style style:name="ce4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0"/>
      <style:map style:condition="cell-content()=&quot;01&quot;" style:apply-style-name="Grass1" style:base-cell-address="LAYERS.AG60"/>
      <style:map style:condition="cell-content()=&quot;02&quot;" style:apply-style-name="Grass2" style:base-cell-address="LAYERS.AG60"/>
      <style:map style:condition="cell-content()=&quot;03&quot;" style:apply-style-name="Road1" style:base-cell-address="LAYERS.AG60"/>
      <style:map style:condition="cell-content()=&quot;04&quot;" style:apply-style-name="Road2" style:base-cell-address="LAYERS.AG60"/>
      <style:map style:condition="cell-content()=&quot;05&quot;" style:apply-style-name="Wast" style:base-cell-address="LAYERS.AG60"/>
      <style:map style:condition="cell-content()=&quot;06&quot;" style:apply-style-name="Rock" style:base-cell-address="LAYERS.AG60"/>
      <style:map style:condition="cell-content()=&quot;07&quot;" style:apply-style-name="Water" style:base-cell-address="LAYERS.AG60"/>
      <style:map style:condition="cell-content()=&quot;08&quot;" style:apply-style-name="Empty" style:base-cell-address="LAYERS.AG60"/>
      <style:map style:condition="cell-content()=&quot;-1&quot;" style:apply-style-name="Empty" style:base-cell-address="LAYERS.AG60"/>
    </style:style>
    <style:style style:name="ce4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1"/>
      <style:map style:condition="cell-content()=&quot;01&quot;" style:apply-style-name="Grass1" style:base-cell-address="LAYERS.AG61"/>
      <style:map style:condition="cell-content()=&quot;02&quot;" style:apply-style-name="Grass2" style:base-cell-address="LAYERS.AG61"/>
      <style:map style:condition="cell-content()=&quot;03&quot;" style:apply-style-name="Road1" style:base-cell-address="LAYERS.AG61"/>
      <style:map style:condition="cell-content()=&quot;04&quot;" style:apply-style-name="Road2" style:base-cell-address="LAYERS.AG61"/>
      <style:map style:condition="cell-content()=&quot;05&quot;" style:apply-style-name="Wast" style:base-cell-address="LAYERS.AG61"/>
      <style:map style:condition="cell-content()=&quot;06&quot;" style:apply-style-name="Rock" style:base-cell-address="LAYERS.AG61"/>
      <style:map style:condition="cell-content()=&quot;07&quot;" style:apply-style-name="Water" style:base-cell-address="LAYERS.AG61"/>
      <style:map style:condition="cell-content()=&quot;08&quot;" style:apply-style-name="Empty" style:base-cell-address="LAYERS.AG61"/>
      <style:map style:condition="cell-content()=&quot;-1&quot;" style:apply-style-name="Empty" style:base-cell-address="LAYERS.AG61"/>
    </style:style>
    <style:style style:name="ce4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2"/>
      <style:map style:condition="cell-content()=&quot;01&quot;" style:apply-style-name="Grass1" style:base-cell-address="LAYERS.AG62"/>
      <style:map style:condition="cell-content()=&quot;02&quot;" style:apply-style-name="Grass2" style:base-cell-address="LAYERS.AG62"/>
      <style:map style:condition="cell-content()=&quot;03&quot;" style:apply-style-name="Road1" style:base-cell-address="LAYERS.AG62"/>
      <style:map style:condition="cell-content()=&quot;04&quot;" style:apply-style-name="Road2" style:base-cell-address="LAYERS.AG62"/>
      <style:map style:condition="cell-content()=&quot;05&quot;" style:apply-style-name="Wast" style:base-cell-address="LAYERS.AG62"/>
      <style:map style:condition="cell-content()=&quot;06&quot;" style:apply-style-name="Rock" style:base-cell-address="LAYERS.AG62"/>
      <style:map style:condition="cell-content()=&quot;07&quot;" style:apply-style-name="Water" style:base-cell-address="LAYERS.AG62"/>
      <style:map style:condition="cell-content()=&quot;08&quot;" style:apply-style-name="Empty" style:base-cell-address="LAYERS.AG62"/>
      <style:map style:condition="cell-content()=&quot;-1&quot;" style:apply-style-name="Empty" style:base-cell-address="LAYERS.AG62"/>
    </style:style>
    <style:style style:name="ce4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3"/>
      <style:map style:condition="cell-content()=&quot;01&quot;" style:apply-style-name="Grass1" style:base-cell-address="LAYERS.AG63"/>
      <style:map style:condition="cell-content()=&quot;02&quot;" style:apply-style-name="Grass2" style:base-cell-address="LAYERS.AG63"/>
      <style:map style:condition="cell-content()=&quot;03&quot;" style:apply-style-name="Road1" style:base-cell-address="LAYERS.AG63"/>
      <style:map style:condition="cell-content()=&quot;04&quot;" style:apply-style-name="Road2" style:base-cell-address="LAYERS.AG63"/>
      <style:map style:condition="cell-content()=&quot;05&quot;" style:apply-style-name="Wast" style:base-cell-address="LAYERS.AG63"/>
      <style:map style:condition="cell-content()=&quot;06&quot;" style:apply-style-name="Rock" style:base-cell-address="LAYERS.AG63"/>
      <style:map style:condition="cell-content()=&quot;07&quot;" style:apply-style-name="Water" style:base-cell-address="LAYERS.AG63"/>
      <style:map style:condition="cell-content()=&quot;08&quot;" style:apply-style-name="Empty" style:base-cell-address="LAYERS.AG63"/>
      <style:map style:condition="cell-content()=&quot;-1&quot;" style:apply-style-name="Empty" style:base-cell-address="LAYERS.AG63"/>
    </style:style>
    <style:style style:name="ce4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4"/>
      <style:map style:condition="cell-content()=&quot;01&quot;" style:apply-style-name="Grass1" style:base-cell-address="LAYERS.AG64"/>
      <style:map style:condition="cell-content()=&quot;02&quot;" style:apply-style-name="Grass2" style:base-cell-address="LAYERS.AG64"/>
      <style:map style:condition="cell-content()=&quot;03&quot;" style:apply-style-name="Road1" style:base-cell-address="LAYERS.AG64"/>
      <style:map style:condition="cell-content()=&quot;04&quot;" style:apply-style-name="Road2" style:base-cell-address="LAYERS.AG64"/>
      <style:map style:condition="cell-content()=&quot;05&quot;" style:apply-style-name="Wast" style:base-cell-address="LAYERS.AG64"/>
      <style:map style:condition="cell-content()=&quot;06&quot;" style:apply-style-name="Rock" style:base-cell-address="LAYERS.AG64"/>
      <style:map style:condition="cell-content()=&quot;07&quot;" style:apply-style-name="Water" style:base-cell-address="LAYERS.AG64"/>
      <style:map style:condition="cell-content()=&quot;08&quot;" style:apply-style-name="Empty" style:base-cell-address="LAYERS.AG64"/>
      <style:map style:condition="cell-content()=&quot;-1&quot;" style:apply-style-name="Empty" style:base-cell-address="LAYERS.AG64"/>
    </style:style>
    <style:style style:name="ce4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5"/>
      <style:map style:condition="cell-content()=&quot;01&quot;" style:apply-style-name="Grass1" style:base-cell-address="LAYERS.AG65"/>
      <style:map style:condition="cell-content()=&quot;02&quot;" style:apply-style-name="Grass2" style:base-cell-address="LAYERS.AG65"/>
      <style:map style:condition="cell-content()=&quot;03&quot;" style:apply-style-name="Road1" style:base-cell-address="LAYERS.AG65"/>
      <style:map style:condition="cell-content()=&quot;04&quot;" style:apply-style-name="Road2" style:base-cell-address="LAYERS.AG65"/>
      <style:map style:condition="cell-content()=&quot;05&quot;" style:apply-style-name="Wast" style:base-cell-address="LAYERS.AG65"/>
      <style:map style:condition="cell-content()=&quot;06&quot;" style:apply-style-name="Rock" style:base-cell-address="LAYERS.AG65"/>
      <style:map style:condition="cell-content()=&quot;07&quot;" style:apply-style-name="Water" style:base-cell-address="LAYERS.AG65"/>
      <style:map style:condition="cell-content()=&quot;08&quot;" style:apply-style-name="Empty" style:base-cell-address="LAYERS.AG65"/>
      <style:map style:condition="cell-content()=&quot;-1&quot;" style:apply-style-name="Empty" style:base-cell-address="LAYERS.AG65"/>
    </style:style>
    <style:style style:name="ce4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6"/>
      <style:map style:condition="cell-content()=&quot;01&quot;" style:apply-style-name="Grass1" style:base-cell-address="LAYERS.AG66"/>
      <style:map style:condition="cell-content()=&quot;02&quot;" style:apply-style-name="Grass2" style:base-cell-address="LAYERS.AG66"/>
      <style:map style:condition="cell-content()=&quot;03&quot;" style:apply-style-name="Road1" style:base-cell-address="LAYERS.AG66"/>
      <style:map style:condition="cell-content()=&quot;04&quot;" style:apply-style-name="Road2" style:base-cell-address="LAYERS.AG66"/>
      <style:map style:condition="cell-content()=&quot;05&quot;" style:apply-style-name="Wast" style:base-cell-address="LAYERS.AG66"/>
      <style:map style:condition="cell-content()=&quot;06&quot;" style:apply-style-name="Rock" style:base-cell-address="LAYERS.AG66"/>
      <style:map style:condition="cell-content()=&quot;07&quot;" style:apply-style-name="Water" style:base-cell-address="LAYERS.AG66"/>
      <style:map style:condition="cell-content()=&quot;08&quot;" style:apply-style-name="Empty" style:base-cell-address="LAYERS.AG66"/>
      <style:map style:condition="cell-content()=&quot;-1&quot;" style:apply-style-name="Empty" style:base-cell-address="LAYERS.AG66"/>
    </style:style>
    <style:style style:name="ce4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7"/>
      <style:map style:condition="cell-content()=&quot;01&quot;" style:apply-style-name="Grass1" style:base-cell-address="LAYERS.AG67"/>
      <style:map style:condition="cell-content()=&quot;02&quot;" style:apply-style-name="Grass2" style:base-cell-address="LAYERS.AG67"/>
      <style:map style:condition="cell-content()=&quot;03&quot;" style:apply-style-name="Road1" style:base-cell-address="LAYERS.AG67"/>
      <style:map style:condition="cell-content()=&quot;04&quot;" style:apply-style-name="Road2" style:base-cell-address="LAYERS.AG67"/>
      <style:map style:condition="cell-content()=&quot;05&quot;" style:apply-style-name="Wast" style:base-cell-address="LAYERS.AG67"/>
      <style:map style:condition="cell-content()=&quot;06&quot;" style:apply-style-name="Rock" style:base-cell-address="LAYERS.AG67"/>
      <style:map style:condition="cell-content()=&quot;07&quot;" style:apply-style-name="Water" style:base-cell-address="LAYERS.AG67"/>
      <style:map style:condition="cell-content()=&quot;08&quot;" style:apply-style-name="Empty" style:base-cell-address="LAYERS.AG67"/>
      <style:map style:condition="cell-content()=&quot;-1&quot;" style:apply-style-name="Empty" style:base-cell-address="LAYERS.AG67"/>
    </style:style>
    <style:style style:name="ce48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1"/>
      <style:map style:condition="cell-content()&gt;9" style:apply-style-name="Free" style:base-cell-address="LAYERS.A1"/>
    </style:style>
    <style:style style:name="ce48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2"/>
      <style:map style:condition="cell-content()&gt;9" style:apply-style-name="Free" style:base-cell-address="LAYERS.A2"/>
    </style:style>
    <style:style style:name="ce48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32"/>
      <style:map style:condition="cell-content()&gt;9" style:apply-style-name="Free" style:base-cell-address="LAYERS.A32"/>
    </style:style>
    <style:style style:name="ce48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48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1"/>
      <style:map style:condition="cell-content()&gt;9" style:apply-style-name="Free" style:base-cell-address="LAYERS.B1"/>
    </style:style>
    <style:style style:name="ce4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"/>
      <style:map style:condition="cell-content()&gt;9" style:apply-style-name="Free" style:base-cell-address="LAYERS.B2"/>
    </style:style>
    <style:style style:name="ce4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4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5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50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50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17"/>
      <style:map style:condition="cell-content()&gt;9" style:apply-style-name="Free" style:base-cell-address="LAYERS.B17"/>
    </style:style>
    <style:style style:name="ce50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18"/>
      <style:map style:condition="cell-content()&gt;9" style:apply-style-name="Free" style:base-cell-address="LAYERS.B18"/>
    </style:style>
    <style:style style:name="ce50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19"/>
      <style:map style:condition="cell-content()&gt;9" style:apply-style-name="Free" style:base-cell-address="LAYERS.B19"/>
    </style:style>
    <style:style style:name="ce50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0"/>
      <style:map style:condition="cell-content()&gt;9" style:apply-style-name="Free" style:base-cell-address="LAYERS.B20"/>
    </style:style>
    <style:style style:name="ce50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1"/>
      <style:map style:condition="cell-content()&gt;9" style:apply-style-name="Free" style:base-cell-address="LAYERS.B21"/>
    </style:style>
    <style:style style:name="ce507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2"/>
      <style:map style:condition="cell-content()&gt;9" style:apply-style-name="Free" style:base-cell-address="LAYERS.B22"/>
    </style:style>
    <style:style style:name="ce50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3"/>
      <style:map style:condition="cell-content()&gt;9" style:apply-style-name="Free" style:base-cell-address="LAYERS.B23"/>
    </style:style>
    <style:style style:name="ce50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4"/>
      <style:map style:condition="cell-content()&gt;9" style:apply-style-name="Free" style:base-cell-address="LAYERS.B24"/>
    </style:style>
    <style:style style:name="ce51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5"/>
      <style:map style:condition="cell-content()&gt;9" style:apply-style-name="Free" style:base-cell-address="LAYERS.B25"/>
    </style:style>
    <style:style style:name="ce51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6"/>
      <style:map style:condition="cell-content()&gt;9" style:apply-style-name="Free" style:base-cell-address="LAYERS.B26"/>
    </style:style>
    <style:style style:name="ce51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7"/>
      <style:map style:condition="cell-content()&gt;9" style:apply-style-name="Free" style:base-cell-address="LAYERS.B27"/>
    </style:style>
    <style:style style:name="ce51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8"/>
      <style:map style:condition="cell-content()&gt;9" style:apply-style-name="Free" style:base-cell-address="LAYERS.B28"/>
    </style:style>
    <style:style style:name="ce51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29"/>
      <style:map style:condition="cell-content()&gt;9" style:apply-style-name="Free" style:base-cell-address="LAYERS.B29"/>
    </style:style>
    <style:style style:name="ce51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0"/>
      <style:map style:condition="cell-content()&gt;9" style:apply-style-name="Free" style:base-cell-address="LAYERS.B30"/>
    </style:style>
    <style:style style:name="ce51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1"/>
      <style:map style:condition="cell-content()&gt;9" style:apply-style-name="Free" style:base-cell-address="LAYERS.B31"/>
    </style:style>
    <style:style style:name="ce5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2"/>
      <style:map style:condition="cell-content()&gt;9" style:apply-style-name="Free" style:base-cell-address="LAYERS.B32"/>
    </style:style>
    <style:style style:name="ce5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B33"/>
      <style:map style:condition="cell-content()&gt;9" style:apply-style-name="Free" style:base-cell-address="LAYERS.B33"/>
    </style:style>
    <style:style style:name="ce51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"/>
      <style:map style:condition="cell-content()&gt;9" style:apply-style-name="Free" style:base-cell-address="LAYERS.C1"/>
    </style:style>
    <style:style style:name="ce5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"/>
      <style:map style:condition="cell-content()&gt;9" style:apply-style-name="Free" style:base-cell-address="LAYERS.C2"/>
    </style:style>
    <style:style style:name="ce5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3"/>
      <style:map style:condition="cell-content()&gt;9" style:apply-style-name="Free" style:base-cell-address="LAYERS.C3"/>
    </style:style>
    <style:style style:name="ce5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4"/>
      <style:map style:condition="cell-content()&gt;9" style:apply-style-name="Free" style:base-cell-address="LAYERS.C4"/>
    </style:style>
    <style:style style:name="ce5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5"/>
      <style:map style:condition="cell-content()&gt;9" style:apply-style-name="Free" style:base-cell-address="LAYERS.C5"/>
    </style:style>
    <style:style style:name="ce5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6"/>
      <style:map style:condition="cell-content()&gt;9" style:apply-style-name="Free" style:base-cell-address="LAYERS.C6"/>
    </style:style>
    <style:style style:name="ce5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7"/>
      <style:map style:condition="cell-content()&gt;9" style:apply-style-name="Free" style:base-cell-address="LAYERS.C7"/>
    </style:style>
    <style:style style:name="ce5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8"/>
      <style:map style:condition="cell-content()&gt;9" style:apply-style-name="Free" style:base-cell-address="LAYERS.C8"/>
    </style:style>
    <style:style style:name="ce5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9"/>
      <style:map style:condition="cell-content()&gt;9" style:apply-style-name="Free" style:base-cell-address="LAYERS.C9"/>
    </style:style>
    <style:style style:name="ce5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0"/>
      <style:map style:condition="cell-content()&gt;9" style:apply-style-name="Free" style:base-cell-address="LAYERS.C10"/>
    </style:style>
    <style:style style:name="ce5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1"/>
      <style:map style:condition="cell-content()&gt;9" style:apply-style-name="Free" style:base-cell-address="LAYERS.C11"/>
    </style:style>
    <style:style style:name="ce5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2"/>
      <style:map style:condition="cell-content()&gt;9" style:apply-style-name="Free" style:base-cell-address="LAYERS.C12"/>
    </style:style>
    <style:style style:name="ce5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3"/>
      <style:map style:condition="cell-content()&gt;9" style:apply-style-name="Free" style:base-cell-address="LAYERS.C13"/>
    </style:style>
    <style:style style:name="ce5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4"/>
      <style:map style:condition="cell-content()&gt;9" style:apply-style-name="Free" style:base-cell-address="LAYERS.C14"/>
    </style:style>
    <style:style style:name="ce5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5"/>
      <style:map style:condition="cell-content()&gt;9" style:apply-style-name="Free" style:base-cell-address="LAYERS.C15"/>
    </style:style>
    <style:style style:name="ce5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6"/>
      <style:map style:condition="cell-content()&gt;9" style:apply-style-name="Free" style:base-cell-address="LAYERS.C16"/>
    </style:style>
    <style:style style:name="ce5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7"/>
      <style:map style:condition="cell-content()&gt;9" style:apply-style-name="Free" style:base-cell-address="LAYERS.C17"/>
    </style:style>
    <style:style style:name="ce5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8"/>
      <style:map style:condition="cell-content()&gt;9" style:apply-style-name="Free" style:base-cell-address="LAYERS.C18"/>
    </style:style>
    <style:style style:name="ce5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19"/>
      <style:map style:condition="cell-content()&gt;9" style:apply-style-name="Free" style:base-cell-address="LAYERS.C19"/>
    </style:style>
    <style:style style:name="ce5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0"/>
      <style:map style:condition="cell-content()&gt;9" style:apply-style-name="Free" style:base-cell-address="LAYERS.C20"/>
    </style:style>
    <style:style style:name="ce5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1"/>
      <style:map style:condition="cell-content()&gt;9" style:apply-style-name="Free" style:base-cell-address="LAYERS.C21"/>
    </style:style>
    <style:style style:name="ce5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2"/>
      <style:map style:condition="cell-content()&gt;9" style:apply-style-name="Free" style:base-cell-address="LAYERS.C22"/>
    </style:style>
    <style:style style:name="ce5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3"/>
      <style:map style:condition="cell-content()&gt;9" style:apply-style-name="Free" style:base-cell-address="LAYERS.C23"/>
    </style:style>
    <style:style style:name="ce5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4"/>
      <style:map style:condition="cell-content()&gt;9" style:apply-style-name="Free" style:base-cell-address="LAYERS.C24"/>
    </style:style>
    <style:style style:name="ce5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5"/>
      <style:map style:condition="cell-content()&gt;9" style:apply-style-name="Free" style:base-cell-address="LAYERS.C25"/>
    </style:style>
    <style:style style:name="ce5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6"/>
      <style:map style:condition="cell-content()&gt;9" style:apply-style-name="Free" style:base-cell-address="LAYERS.C26"/>
    </style:style>
    <style:style style:name="ce5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7"/>
      <style:map style:condition="cell-content()&gt;9" style:apply-style-name="Free" style:base-cell-address="LAYERS.C27"/>
    </style:style>
    <style:style style:name="ce5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8"/>
      <style:map style:condition="cell-content()&gt;9" style:apply-style-name="Free" style:base-cell-address="LAYERS.C28"/>
    </style:style>
    <style:style style:name="ce5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29"/>
      <style:map style:condition="cell-content()&gt;9" style:apply-style-name="Free" style:base-cell-address="LAYERS.C29"/>
    </style:style>
    <style:style style:name="ce5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30"/>
      <style:map style:condition="cell-content()&gt;9" style:apply-style-name="Free" style:base-cell-address="LAYERS.C30"/>
    </style:style>
    <style:style style:name="ce5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31"/>
      <style:map style:condition="cell-content()&gt;9" style:apply-style-name="Free" style:base-cell-address="LAYERS.C31"/>
    </style:style>
    <style:style style:name="ce5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32"/>
      <style:map style:condition="cell-content()&gt;9" style:apply-style-name="Free" style:base-cell-address="LAYERS.C32"/>
    </style:style>
    <style:style style:name="ce5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C33"/>
      <style:map style:condition="cell-content()&gt;9" style:apply-style-name="Free" style:base-cell-address="LAYERS.C33"/>
    </style:style>
    <style:style style:name="ce5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"/>
      <style:map style:condition="cell-content()&gt;9" style:apply-style-name="Free" style:base-cell-address="LAYERS.D2"/>
    </style:style>
    <style:style style:name="ce5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3"/>
      <style:map style:condition="cell-content()&gt;9" style:apply-style-name="Free" style:base-cell-address="LAYERS.D3"/>
    </style:style>
    <style:style style:name="ce5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4"/>
      <style:map style:condition="cell-content()&gt;9" style:apply-style-name="Free" style:base-cell-address="LAYERS.D4"/>
    </style:style>
    <style:style style:name="ce5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5"/>
      <style:map style:condition="cell-content()&gt;9" style:apply-style-name="Free" style:base-cell-address="LAYERS.D5"/>
    </style:style>
    <style:style style:name="ce5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6"/>
      <style:map style:condition="cell-content()&gt;9" style:apply-style-name="Free" style:base-cell-address="LAYERS.D6"/>
    </style:style>
    <style:style style:name="ce5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7"/>
      <style:map style:condition="cell-content()&gt;9" style:apply-style-name="Free" style:base-cell-address="LAYERS.D7"/>
    </style:style>
    <style:style style:name="ce5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8"/>
      <style:map style:condition="cell-content()&gt;9" style:apply-style-name="Free" style:base-cell-address="LAYERS.D8"/>
    </style:style>
    <style:style style:name="ce5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9"/>
      <style:map style:condition="cell-content()&gt;9" style:apply-style-name="Free" style:base-cell-address="LAYERS.D9"/>
    </style:style>
    <style:style style:name="ce5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0"/>
      <style:map style:condition="cell-content()&gt;9" style:apply-style-name="Free" style:base-cell-address="LAYERS.D10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1"/>
      <style:map style:condition="cell-content()&gt;9" style:apply-style-name="Free" style:base-cell-address="LAYERS.D11"/>
    </style:style>
    <style:style style:name="ce5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2"/>
      <style:map style:condition="cell-content()&gt;9" style:apply-style-name="Free" style:base-cell-address="LAYERS.D12"/>
    </style:style>
    <style:style style:name="ce5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3"/>
      <style:map style:condition="cell-content()&gt;9" style:apply-style-name="Free" style:base-cell-address="LAYERS.D13"/>
    </style:style>
    <style:style style:name="ce5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4"/>
      <style:map style:condition="cell-content()&gt;9" style:apply-style-name="Free" style:base-cell-address="LAYERS.D14"/>
    </style:style>
    <style:style style:name="ce5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5"/>
      <style:map style:condition="cell-content()&gt;9" style:apply-style-name="Free" style:base-cell-address="LAYERS.D15"/>
    </style:style>
    <style:style style:name="ce5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6"/>
      <style:map style:condition="cell-content()&gt;9" style:apply-style-name="Free" style:base-cell-address="LAYERS.D16"/>
    </style:style>
    <style:style style:name="ce5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7"/>
      <style:map style:condition="cell-content()&gt;9" style:apply-style-name="Free" style:base-cell-address="LAYERS.D17"/>
    </style:style>
    <style:style style:name="ce5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8"/>
      <style:map style:condition="cell-content()&gt;9" style:apply-style-name="Free" style:base-cell-address="LAYERS.D18"/>
    </style:style>
    <style:style style:name="ce5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19"/>
      <style:map style:condition="cell-content()&gt;9" style:apply-style-name="Free" style:base-cell-address="LAYERS.D19"/>
    </style:style>
    <style:style style:name="ce5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0"/>
      <style:map style:condition="cell-content()&gt;9" style:apply-style-name="Free" style:base-cell-address="LAYERS.D20"/>
    </style:style>
    <style:style style:name="ce5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1"/>
      <style:map style:condition="cell-content()&gt;9" style:apply-style-name="Free" style:base-cell-address="LAYERS.D21"/>
    </style:style>
    <style:style style:name="ce5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2"/>
      <style:map style:condition="cell-content()&gt;9" style:apply-style-name="Free" style:base-cell-address="LAYERS.D22"/>
    </style:style>
    <style:style style:name="ce5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3"/>
      <style:map style:condition="cell-content()&gt;9" style:apply-style-name="Free" style:base-cell-address="LAYERS.D23"/>
    </style:style>
    <style:style style:name="ce5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4"/>
      <style:map style:condition="cell-content()&gt;9" style:apply-style-name="Free" style:base-cell-address="LAYERS.D24"/>
    </style:style>
    <style:style style:name="ce5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5"/>
      <style:map style:condition="cell-content()&gt;9" style:apply-style-name="Free" style:base-cell-address="LAYERS.D25"/>
    </style:style>
    <style:style style:name="ce5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6"/>
      <style:map style:condition="cell-content()&gt;9" style:apply-style-name="Free" style:base-cell-address="LAYERS.D26"/>
    </style:style>
    <style:style style:name="ce5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7"/>
      <style:map style:condition="cell-content()&gt;9" style:apply-style-name="Free" style:base-cell-address="LAYERS.D27"/>
    </style:style>
    <style:style style:name="ce5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8"/>
      <style:map style:condition="cell-content()&gt;9" style:apply-style-name="Free" style:base-cell-address="LAYERS.D28"/>
    </style:style>
    <style:style style:name="ce5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29"/>
      <style:map style:condition="cell-content()&gt;9" style:apply-style-name="Free" style:base-cell-address="LAYERS.D29"/>
    </style:style>
    <style:style style:name="ce5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30"/>
      <style:map style:condition="cell-content()&gt;9" style:apply-style-name="Free" style:base-cell-address="LAYERS.D30"/>
    </style:style>
    <style:style style:name="ce5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31"/>
      <style:map style:condition="cell-content()&gt;9" style:apply-style-name="Free" style:base-cell-address="LAYERS.D31"/>
    </style:style>
    <style:style style:name="ce5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32"/>
      <style:map style:condition="cell-content()&gt;9" style:apply-style-name="Free" style:base-cell-address="LAYERS.D32"/>
    </style:style>
    <style:style style:name="ce5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D33"/>
      <style:map style:condition="cell-content()&gt;9" style:apply-style-name="Free" style:base-cell-address="LAYERS.D33"/>
    </style:style>
    <style:style style:name="ce5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"/>
      <style:map style:condition="cell-content()&gt;9" style:apply-style-name="Free" style:base-cell-address="LAYERS.E2"/>
    </style:style>
    <style:style style:name="ce5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3"/>
      <style:map style:condition="cell-content()&gt;9" style:apply-style-name="Free" style:base-cell-address="LAYERS.E3"/>
    </style:style>
    <style:style style:name="ce5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4"/>
      <style:map style:condition="cell-content()&gt;9" style:apply-style-name="Free" style:base-cell-address="LAYERS.E4"/>
    </style:style>
    <style:style style:name="ce5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5"/>
      <style:map style:condition="cell-content()&gt;9" style:apply-style-name="Free" style:base-cell-address="LAYERS.E5"/>
    </style:style>
    <style:style style:name="ce5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6"/>
      <style:map style:condition="cell-content()&gt;9" style:apply-style-name="Free" style:base-cell-address="LAYERS.E6"/>
    </style:style>
    <style:style style:name="ce5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7"/>
      <style:map style:condition="cell-content()&gt;9" style:apply-style-name="Free" style:base-cell-address="LAYERS.E7"/>
    </style:style>
    <style:style style:name="ce5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8"/>
      <style:map style:condition="cell-content()&gt;9" style:apply-style-name="Free" style:base-cell-address="LAYERS.E8"/>
    </style:style>
    <style:style style:name="ce5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9"/>
      <style:map style:condition="cell-content()&gt;9" style:apply-style-name="Free" style:base-cell-address="LAYERS.E9"/>
    </style:style>
    <style:style style:name="ce5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0"/>
      <style:map style:condition="cell-content()&gt;9" style:apply-style-name="Free" style:base-cell-address="LAYERS.E10"/>
    </style:style>
    <style:style style:name="ce5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1"/>
      <style:map style:condition="cell-content()&gt;9" style:apply-style-name="Free" style:base-cell-address="LAYERS.E11"/>
    </style:style>
    <style:style style:name="ce5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2"/>
      <style:map style:condition="cell-content()&gt;9" style:apply-style-name="Free" style:base-cell-address="LAYERS.E12"/>
    </style:style>
    <style:style style:name="ce5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3"/>
      <style:map style:condition="cell-content()&gt;9" style:apply-style-name="Free" style:base-cell-address="LAYERS.E13"/>
    </style:style>
    <style:style style:name="ce5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4"/>
      <style:map style:condition="cell-content()&gt;9" style:apply-style-name="Free" style:base-cell-address="LAYERS.E14"/>
    </style:style>
    <style:style style:name="ce5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5"/>
      <style:map style:condition="cell-content()&gt;9" style:apply-style-name="Free" style:base-cell-address="LAYERS.E15"/>
    </style:style>
    <style:style style:name="ce5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6"/>
      <style:map style:condition="cell-content()&gt;9" style:apply-style-name="Free" style:base-cell-address="LAYERS.E16"/>
    </style:style>
    <style:style style:name="ce5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7"/>
      <style:map style:condition="cell-content()&gt;9" style:apply-style-name="Free" style:base-cell-address="LAYERS.E17"/>
    </style:style>
    <style:style style:name="ce6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8"/>
      <style:map style:condition="cell-content()&gt;9" style:apply-style-name="Free" style:base-cell-address="LAYERS.E18"/>
    </style:style>
    <style:style style:name="ce6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19"/>
      <style:map style:condition="cell-content()&gt;9" style:apply-style-name="Free" style:base-cell-address="LAYERS.E19"/>
    </style:style>
    <style:style style:name="ce6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0"/>
      <style:map style:condition="cell-content()&gt;9" style:apply-style-name="Free" style:base-cell-address="LAYERS.E20"/>
    </style:style>
    <style:style style:name="ce6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1"/>
      <style:map style:condition="cell-content()&gt;9" style:apply-style-name="Free" style:base-cell-address="LAYERS.E21"/>
    </style:style>
    <style:style style:name="ce6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2"/>
      <style:map style:condition="cell-content()&gt;9" style:apply-style-name="Free" style:base-cell-address="LAYERS.E22"/>
    </style:style>
    <style:style style:name="ce6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3"/>
      <style:map style:condition="cell-content()&gt;9" style:apply-style-name="Free" style:base-cell-address="LAYERS.E23"/>
    </style:style>
    <style:style style:name="ce6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4"/>
      <style:map style:condition="cell-content()&gt;9" style:apply-style-name="Free" style:base-cell-address="LAYERS.E24"/>
    </style:style>
    <style:style style:name="ce6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5"/>
      <style:map style:condition="cell-content()&gt;9" style:apply-style-name="Free" style:base-cell-address="LAYERS.E25"/>
    </style:style>
    <style:style style:name="ce6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6"/>
      <style:map style:condition="cell-content()&gt;9" style:apply-style-name="Free" style:base-cell-address="LAYERS.E26"/>
    </style:style>
    <style:style style:name="ce6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7"/>
      <style:map style:condition="cell-content()&gt;9" style:apply-style-name="Free" style:base-cell-address="LAYERS.E27"/>
    </style:style>
    <style:style style:name="ce6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8"/>
      <style:map style:condition="cell-content()&gt;9" style:apply-style-name="Free" style:base-cell-address="LAYERS.E28"/>
    </style:style>
    <style:style style:name="ce6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29"/>
      <style:map style:condition="cell-content()&gt;9" style:apply-style-name="Free" style:base-cell-address="LAYERS.E29"/>
    </style:style>
    <style:style style:name="ce6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30"/>
      <style:map style:condition="cell-content()&gt;9" style:apply-style-name="Free" style:base-cell-address="LAYERS.E30"/>
    </style:style>
    <style:style style:name="ce6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31"/>
      <style:map style:condition="cell-content()&gt;9" style:apply-style-name="Free" style:base-cell-address="LAYERS.E31"/>
    </style:style>
    <style:style style:name="ce6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32"/>
      <style:map style:condition="cell-content()&gt;9" style:apply-style-name="Free" style:base-cell-address="LAYERS.E32"/>
    </style:style>
    <style:style style:name="ce6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E33"/>
      <style:map style:condition="cell-content()&gt;9" style:apply-style-name="Free" style:base-cell-address="LAYERS.E33"/>
    </style:style>
    <style:style style:name="ce6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"/>
      <style:map style:condition="cell-content()&gt;9" style:apply-style-name="Free" style:base-cell-address="LAYERS.F2"/>
    </style:style>
    <style:style style:name="ce6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3"/>
      <style:map style:condition="cell-content()&gt;9" style:apply-style-name="Free" style:base-cell-address="LAYERS.F3"/>
    </style:style>
    <style:style style:name="ce6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4"/>
      <style:map style:condition="cell-content()&gt;9" style:apply-style-name="Free" style:base-cell-address="LAYERS.F4"/>
    </style:style>
    <style:style style:name="ce6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5"/>
      <style:map style:condition="cell-content()&gt;9" style:apply-style-name="Free" style:base-cell-address="LAYERS.F5"/>
    </style:style>
    <style:style style:name="ce6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6"/>
      <style:map style:condition="cell-content()&gt;9" style:apply-style-name="Free" style:base-cell-address="LAYERS.F6"/>
    </style:style>
    <style:style style:name="ce6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7"/>
      <style:map style:condition="cell-content()&gt;9" style:apply-style-name="Free" style:base-cell-address="LAYERS.F7"/>
    </style:style>
    <style:style style:name="ce6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8"/>
      <style:map style:condition="cell-content()&gt;9" style:apply-style-name="Free" style:base-cell-address="LAYERS.F8"/>
    </style:style>
    <style:style style:name="ce6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9"/>
      <style:map style:condition="cell-content()&gt;9" style:apply-style-name="Free" style:base-cell-address="LAYERS.F9"/>
    </style:style>
    <style:style style:name="ce6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0"/>
      <style:map style:condition="cell-content()&gt;9" style:apply-style-name="Free" style:base-cell-address="LAYERS.F10"/>
    </style:style>
    <style:style style:name="ce6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1"/>
      <style:map style:condition="cell-content()&gt;9" style:apply-style-name="Free" style:base-cell-address="LAYERS.F11"/>
    </style:style>
    <style:style style:name="ce6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2"/>
      <style:map style:condition="cell-content()&gt;9" style:apply-style-name="Free" style:base-cell-address="LAYERS.F12"/>
    </style:style>
    <style:style style:name="ce6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3"/>
      <style:map style:condition="cell-content()&gt;9" style:apply-style-name="Free" style:base-cell-address="LAYERS.F13"/>
    </style:style>
    <style:style style:name="ce6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4"/>
      <style:map style:condition="cell-content()&gt;9" style:apply-style-name="Free" style:base-cell-address="LAYERS.F14"/>
    </style:style>
    <style:style style:name="ce6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5"/>
      <style:map style:condition="cell-content()&gt;9" style:apply-style-name="Free" style:base-cell-address="LAYERS.F15"/>
    </style:style>
    <style:style style:name="ce6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6"/>
      <style:map style:condition="cell-content()&gt;9" style:apply-style-name="Free" style:base-cell-address="LAYERS.F16"/>
    </style:style>
    <style:style style:name="ce6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7"/>
      <style:map style:condition="cell-content()&gt;9" style:apply-style-name="Free" style:base-cell-address="LAYERS.F17"/>
    </style:style>
    <style:style style:name="ce6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8"/>
      <style:map style:condition="cell-content()&gt;9" style:apply-style-name="Free" style:base-cell-address="LAYERS.F18"/>
    </style:style>
    <style:style style:name="ce6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19"/>
      <style:map style:condition="cell-content()&gt;9" style:apply-style-name="Free" style:base-cell-address="LAYERS.F19"/>
    </style:style>
    <style:style style:name="ce6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0"/>
      <style:map style:condition="cell-content()&gt;9" style:apply-style-name="Free" style:base-cell-address="LAYERS.F20"/>
    </style:style>
    <style:style style:name="ce6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1"/>
      <style:map style:condition="cell-content()&gt;9" style:apply-style-name="Free" style:base-cell-address="LAYERS.F21"/>
    </style:style>
    <style:style style:name="ce6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2"/>
      <style:map style:condition="cell-content()&gt;9" style:apply-style-name="Free" style:base-cell-address="LAYERS.F22"/>
    </style:style>
    <style:style style:name="ce6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3"/>
      <style:map style:condition="cell-content()&gt;9" style:apply-style-name="Free" style:base-cell-address="LAYERS.F23"/>
    </style:style>
    <style:style style:name="ce6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4"/>
      <style:map style:condition="cell-content()&gt;9" style:apply-style-name="Free" style:base-cell-address="LAYERS.F24"/>
    </style:style>
    <style:style style:name="ce6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5"/>
      <style:map style:condition="cell-content()&gt;9" style:apply-style-name="Free" style:base-cell-address="LAYERS.F25"/>
    </style:style>
    <style:style style:name="ce6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6"/>
      <style:map style:condition="cell-content()&gt;9" style:apply-style-name="Free" style:base-cell-address="LAYERS.F26"/>
    </style:style>
    <style:style style:name="ce6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7"/>
      <style:map style:condition="cell-content()&gt;9" style:apply-style-name="Free" style:base-cell-address="LAYERS.F27"/>
    </style:style>
    <style:style style:name="ce6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8"/>
      <style:map style:condition="cell-content()&gt;9" style:apply-style-name="Free" style:base-cell-address="LAYERS.F28"/>
    </style:style>
    <style:style style:name="ce6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29"/>
      <style:map style:condition="cell-content()&gt;9" style:apply-style-name="Free" style:base-cell-address="LAYERS.F29"/>
    </style:style>
    <style:style style:name="ce6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30"/>
      <style:map style:condition="cell-content()&gt;9" style:apply-style-name="Free" style:base-cell-address="LAYERS.F30"/>
    </style:style>
    <style:style style:name="ce6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31"/>
      <style:map style:condition="cell-content()&gt;9" style:apply-style-name="Free" style:base-cell-address="LAYERS.F31"/>
    </style:style>
    <style:style style:name="ce6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32"/>
      <style:map style:condition="cell-content()&gt;9" style:apply-style-name="Free" style:base-cell-address="LAYERS.F32"/>
    </style:style>
    <style:style style:name="ce6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F33"/>
      <style:map style:condition="cell-content()&gt;9" style:apply-style-name="Free" style:base-cell-address="LAYERS.F33"/>
    </style:style>
    <style:style style:name="ce64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"/>
      <style:map style:condition="cell-content()&gt;9" style:apply-style-name="Free" style:base-cell-address="LAYERS.G2"/>
    </style:style>
    <style:style style:name="ce6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3"/>
      <style:map style:condition="cell-content()&gt;9" style:apply-style-name="Free" style:base-cell-address="LAYERS.G3"/>
    </style:style>
    <style:style style:name="ce6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4"/>
      <style:map style:condition="cell-content()&gt;9" style:apply-style-name="Free" style:base-cell-address="LAYERS.G4"/>
    </style:style>
    <style:style style:name="ce6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5"/>
      <style:map style:condition="cell-content()&gt;9" style:apply-style-name="Free" style:base-cell-address="LAYERS.G5"/>
    </style:style>
    <style:style style:name="ce6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6"/>
      <style:map style:condition="cell-content()&gt;9" style:apply-style-name="Free" style:base-cell-address="LAYERS.G6"/>
    </style:style>
    <style:style style:name="ce6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7"/>
      <style:map style:condition="cell-content()&gt;9" style:apply-style-name="Free" style:base-cell-address="LAYERS.G7"/>
    </style:style>
    <style:style style:name="ce6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8"/>
      <style:map style:condition="cell-content()&gt;9" style:apply-style-name="Free" style:base-cell-address="LAYERS.G8"/>
    </style:style>
    <style:style style:name="ce6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9"/>
      <style:map style:condition="cell-content()&gt;9" style:apply-style-name="Free" style:base-cell-address="LAYERS.G9"/>
    </style:style>
    <style:style style:name="ce6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0"/>
      <style:map style:condition="cell-content()&gt;9" style:apply-style-name="Free" style:base-cell-address="LAYERS.G10"/>
    </style:style>
    <style:style style:name="ce6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1"/>
      <style:map style:condition="cell-content()&gt;9" style:apply-style-name="Free" style:base-cell-address="LAYERS.G11"/>
    </style:style>
    <style:style style:name="ce6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2"/>
      <style:map style:condition="cell-content()&gt;9" style:apply-style-name="Free" style:base-cell-address="LAYERS.G12"/>
    </style:style>
    <style:style style:name="ce6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3"/>
      <style:map style:condition="cell-content()&gt;9" style:apply-style-name="Free" style:base-cell-address="LAYERS.G13"/>
    </style:style>
    <style:style style:name="ce6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4"/>
      <style:map style:condition="cell-content()&gt;9" style:apply-style-name="Free" style:base-cell-address="LAYERS.G14"/>
    </style:style>
    <style:style style:name="ce6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5"/>
      <style:map style:condition="cell-content()&gt;9" style:apply-style-name="Free" style:base-cell-address="LAYERS.G15"/>
    </style:style>
    <style:style style:name="ce6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6"/>
      <style:map style:condition="cell-content()&gt;9" style:apply-style-name="Free" style:base-cell-address="LAYERS.G16"/>
    </style:style>
    <style:style style:name="ce6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7"/>
      <style:map style:condition="cell-content()&gt;9" style:apply-style-name="Free" style:base-cell-address="LAYERS.G17"/>
    </style:style>
    <style:style style:name="ce6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8"/>
      <style:map style:condition="cell-content()&gt;9" style:apply-style-name="Free" style:base-cell-address="LAYERS.G18"/>
    </style:style>
    <style:style style:name="ce6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19"/>
      <style:map style:condition="cell-content()&gt;9" style:apply-style-name="Free" style:base-cell-address="LAYERS.G19"/>
    </style:style>
    <style:style style:name="ce6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0"/>
      <style:map style:condition="cell-content()&gt;9" style:apply-style-name="Free" style:base-cell-address="LAYERS.G20"/>
    </style:style>
    <style:style style:name="ce6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1"/>
      <style:map style:condition="cell-content()&gt;9" style:apply-style-name="Free" style:base-cell-address="LAYERS.G21"/>
    </style:style>
    <style:style style:name="ce6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2"/>
      <style:map style:condition="cell-content()&gt;9" style:apply-style-name="Free" style:base-cell-address="LAYERS.G22"/>
    </style:style>
    <style:style style:name="ce6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3"/>
      <style:map style:condition="cell-content()&gt;9" style:apply-style-name="Free" style:base-cell-address="LAYERS.G23"/>
    </style:style>
    <style:style style:name="ce6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4"/>
      <style:map style:condition="cell-content()&gt;9" style:apply-style-name="Free" style:base-cell-address="LAYERS.G24"/>
    </style:style>
    <style:style style:name="ce6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5"/>
      <style:map style:condition="cell-content()&gt;9" style:apply-style-name="Free" style:base-cell-address="LAYERS.G25"/>
    </style:style>
    <style:style style:name="ce6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6"/>
      <style:map style:condition="cell-content()&gt;9" style:apply-style-name="Free" style:base-cell-address="LAYERS.G26"/>
    </style:style>
    <style:style style:name="ce6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7"/>
      <style:map style:condition="cell-content()&gt;9" style:apply-style-name="Free" style:base-cell-address="LAYERS.G27"/>
    </style:style>
    <style:style style:name="ce6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8"/>
      <style:map style:condition="cell-content()&gt;9" style:apply-style-name="Free" style:base-cell-address="LAYERS.G28"/>
    </style:style>
    <style:style style:name="ce6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29"/>
      <style:map style:condition="cell-content()&gt;9" style:apply-style-name="Free" style:base-cell-address="LAYERS.G29"/>
    </style:style>
    <style:style style:name="ce6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30"/>
      <style:map style:condition="cell-content()&gt;9" style:apply-style-name="Free" style:base-cell-address="LAYERS.G30"/>
    </style:style>
    <style:style style:name="ce6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31"/>
      <style:map style:condition="cell-content()&gt;9" style:apply-style-name="Free" style:base-cell-address="LAYERS.G31"/>
    </style:style>
    <style:style style:name="ce6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32"/>
      <style:map style:condition="cell-content()&gt;9" style:apply-style-name="Free" style:base-cell-address="LAYERS.G32"/>
    </style:style>
    <style:style style:name="ce6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G33"/>
      <style:map style:condition="cell-content()&gt;9" style:apply-style-name="Free" style:base-cell-address="LAYERS.G33"/>
    </style:style>
    <style:style style:name="ce68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"/>
      <style:map style:condition="cell-content()&gt;9" style:apply-style-name="Free" style:base-cell-address="LAYERS.H2"/>
    </style:style>
    <style:style style:name="ce6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3"/>
      <style:map style:condition="cell-content()&gt;9" style:apply-style-name="Free" style:base-cell-address="LAYERS.H3"/>
    </style:style>
    <style:style style:name="ce6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4"/>
      <style:map style:condition="cell-content()&gt;9" style:apply-style-name="Free" style:base-cell-address="LAYERS.H4"/>
    </style:style>
    <style:style style:name="ce6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5"/>
      <style:map style:condition="cell-content()&gt;9" style:apply-style-name="Free" style:base-cell-address="LAYERS.H5"/>
    </style:style>
    <style:style style:name="ce6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6"/>
      <style:map style:condition="cell-content()&gt;9" style:apply-style-name="Free" style:base-cell-address="LAYERS.H6"/>
    </style:style>
    <style:style style:name="ce6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7"/>
      <style:map style:condition="cell-content()&gt;9" style:apply-style-name="Free" style:base-cell-address="LAYERS.H7"/>
    </style:style>
    <style:style style:name="ce6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8"/>
      <style:map style:condition="cell-content()&gt;9" style:apply-style-name="Free" style:base-cell-address="LAYERS.H8"/>
    </style:style>
    <style:style style:name="ce6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9"/>
      <style:map style:condition="cell-content()&gt;9" style:apply-style-name="Free" style:base-cell-address="LAYERS.H9"/>
    </style:style>
    <style:style style:name="ce6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0"/>
      <style:map style:condition="cell-content()&gt;9" style:apply-style-name="Free" style:base-cell-address="LAYERS.H10"/>
    </style:style>
    <style:style style:name="ce6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1"/>
      <style:map style:condition="cell-content()&gt;9" style:apply-style-name="Free" style:base-cell-address="LAYERS.H11"/>
    </style:style>
    <style:style style:name="ce6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2"/>
      <style:map style:condition="cell-content()&gt;9" style:apply-style-name="Free" style:base-cell-address="LAYERS.H12"/>
    </style:style>
    <style:style style:name="ce6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3"/>
      <style:map style:condition="cell-content()&gt;9" style:apply-style-name="Free" style:base-cell-address="LAYERS.H13"/>
    </style:style>
    <style:style style:name="ce6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4"/>
      <style:map style:condition="cell-content()&gt;9" style:apply-style-name="Free" style:base-cell-address="LAYERS.H14"/>
    </style:style>
    <style:style style:name="ce6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5"/>
      <style:map style:condition="cell-content()&gt;9" style:apply-style-name="Free" style:base-cell-address="LAYERS.H15"/>
    </style:style>
    <style:style style:name="ce6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6"/>
      <style:map style:condition="cell-content()&gt;9" style:apply-style-name="Free" style:base-cell-address="LAYERS.H16"/>
    </style:style>
    <style:style style:name="ce6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7"/>
      <style:map style:condition="cell-content()&gt;9" style:apply-style-name="Free" style:base-cell-address="LAYERS.H17"/>
    </style:style>
    <style:style style:name="ce6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8"/>
      <style:map style:condition="cell-content()&gt;9" style:apply-style-name="Free" style:base-cell-address="LAYERS.H18"/>
    </style:style>
    <style:style style:name="ce6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19"/>
      <style:map style:condition="cell-content()&gt;9" style:apply-style-name="Free" style:base-cell-address="LAYERS.H19"/>
    </style:style>
    <style:style style:name="ce6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0"/>
      <style:map style:condition="cell-content()&gt;9" style:apply-style-name="Free" style:base-cell-address="LAYERS.H20"/>
    </style:style>
    <style:style style:name="ce6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1"/>
      <style:map style:condition="cell-content()&gt;9" style:apply-style-name="Free" style:base-cell-address="LAYERS.H21"/>
    </style:style>
    <style:style style:name="ce7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2"/>
      <style:map style:condition="cell-content()&gt;9" style:apply-style-name="Free" style:base-cell-address="LAYERS.H22"/>
    </style:style>
    <style:style style:name="ce7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3"/>
      <style:map style:condition="cell-content()&gt;9" style:apply-style-name="Free" style:base-cell-address="LAYERS.H23"/>
    </style:style>
    <style:style style:name="ce7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4"/>
      <style:map style:condition="cell-content()&gt;9" style:apply-style-name="Free" style:base-cell-address="LAYERS.H24"/>
    </style:style>
    <style:style style:name="ce7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5"/>
      <style:map style:condition="cell-content()&gt;9" style:apply-style-name="Free" style:base-cell-address="LAYERS.H25"/>
    </style:style>
    <style:style style:name="ce7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6"/>
      <style:map style:condition="cell-content()&gt;9" style:apply-style-name="Free" style:base-cell-address="LAYERS.H26"/>
    </style:style>
    <style:style style:name="ce7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7"/>
      <style:map style:condition="cell-content()&gt;9" style:apply-style-name="Free" style:base-cell-address="LAYERS.H27"/>
    </style:style>
    <style:style style:name="ce7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8"/>
      <style:map style:condition="cell-content()&gt;9" style:apply-style-name="Free" style:base-cell-address="LAYERS.H28"/>
    </style:style>
    <style:style style:name="ce7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29"/>
      <style:map style:condition="cell-content()&gt;9" style:apply-style-name="Free" style:base-cell-address="LAYERS.H29"/>
    </style:style>
    <style:style style:name="ce7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30"/>
      <style:map style:condition="cell-content()&gt;9" style:apply-style-name="Free" style:base-cell-address="LAYERS.H30"/>
    </style:style>
    <style:style style:name="ce7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31"/>
      <style:map style:condition="cell-content()&gt;9" style:apply-style-name="Free" style:base-cell-address="LAYERS.H31"/>
    </style:style>
    <style:style style:name="ce7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32"/>
      <style:map style:condition="cell-content()&gt;9" style:apply-style-name="Free" style:base-cell-address="LAYERS.H32"/>
    </style:style>
    <style:style style:name="ce7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H33"/>
      <style:map style:condition="cell-content()&gt;9" style:apply-style-name="Free" style:base-cell-address="LAYERS.H33"/>
    </style:style>
    <style:style style:name="ce71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"/>
      <style:map style:condition="cell-content()&gt;9" style:apply-style-name="Free" style:base-cell-address="LAYERS.I2"/>
    </style:style>
    <style:style style:name="ce7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3"/>
      <style:map style:condition="cell-content()&gt;9" style:apply-style-name="Free" style:base-cell-address="LAYERS.I3"/>
    </style:style>
    <style:style style:name="ce7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4"/>
      <style:map style:condition="cell-content()&gt;9" style:apply-style-name="Free" style:base-cell-address="LAYERS.I4"/>
    </style:style>
    <style:style style:name="ce7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5"/>
      <style:map style:condition="cell-content()&gt;9" style:apply-style-name="Free" style:base-cell-address="LAYERS.I5"/>
    </style:style>
    <style:style style:name="ce7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6"/>
      <style:map style:condition="cell-content()&gt;9" style:apply-style-name="Free" style:base-cell-address="LAYERS.I6"/>
    </style:style>
    <style:style style:name="ce7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7"/>
      <style:map style:condition="cell-content()&gt;9" style:apply-style-name="Free" style:base-cell-address="LAYERS.I7"/>
    </style:style>
    <style:style style:name="ce7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8"/>
      <style:map style:condition="cell-content()&gt;9" style:apply-style-name="Free" style:base-cell-address="LAYERS.I8"/>
    </style:style>
    <style:style style:name="ce7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9"/>
      <style:map style:condition="cell-content()&gt;9" style:apply-style-name="Free" style:base-cell-address="LAYERS.I9"/>
    </style:style>
    <style:style style:name="ce7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0"/>
      <style:map style:condition="cell-content()&gt;9" style:apply-style-name="Free" style:base-cell-address="LAYERS.I10"/>
    </style:style>
    <style:style style:name="ce7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1"/>
      <style:map style:condition="cell-content()&gt;9" style:apply-style-name="Free" style:base-cell-address="LAYERS.I11"/>
    </style:style>
    <style:style style:name="ce7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2"/>
      <style:map style:condition="cell-content()&gt;9" style:apply-style-name="Free" style:base-cell-address="LAYERS.I12"/>
    </style:style>
    <style:style style:name="ce7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3"/>
      <style:map style:condition="cell-content()&gt;9" style:apply-style-name="Free" style:base-cell-address="LAYERS.I13"/>
    </style:style>
    <style:style style:name="ce7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4"/>
      <style:map style:condition="cell-content()&gt;9" style:apply-style-name="Free" style:base-cell-address="LAYERS.I14"/>
    </style:style>
    <style:style style:name="ce7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5"/>
      <style:map style:condition="cell-content()&gt;9" style:apply-style-name="Free" style:base-cell-address="LAYERS.I15"/>
    </style:style>
    <style:style style:name="ce7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6"/>
      <style:map style:condition="cell-content()&gt;9" style:apply-style-name="Free" style:base-cell-address="LAYERS.I16"/>
    </style:style>
    <style:style style:name="ce7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7"/>
      <style:map style:condition="cell-content()&gt;9" style:apply-style-name="Free" style:base-cell-address="LAYERS.I17"/>
    </style:style>
    <style:style style:name="ce7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8"/>
      <style:map style:condition="cell-content()&gt;9" style:apply-style-name="Free" style:base-cell-address="LAYERS.I18"/>
    </style:style>
    <style:style style:name="ce7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19"/>
      <style:map style:condition="cell-content()&gt;9" style:apply-style-name="Free" style:base-cell-address="LAYERS.I19"/>
    </style:style>
    <style:style style:name="ce7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0"/>
      <style:map style:condition="cell-content()&gt;9" style:apply-style-name="Free" style:base-cell-address="LAYERS.I20"/>
    </style:style>
    <style:style style:name="ce7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1"/>
      <style:map style:condition="cell-content()&gt;9" style:apply-style-name="Free" style:base-cell-address="LAYERS.I21"/>
    </style:style>
    <style:style style:name="ce7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2"/>
      <style:map style:condition="cell-content()&gt;9" style:apply-style-name="Free" style:base-cell-address="LAYERS.I22"/>
    </style:style>
    <style:style style:name="ce7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3"/>
      <style:map style:condition="cell-content()&gt;9" style:apply-style-name="Free" style:base-cell-address="LAYERS.I23"/>
    </style:style>
    <style:style style:name="ce7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4"/>
      <style:map style:condition="cell-content()&gt;9" style:apply-style-name="Free" style:base-cell-address="LAYERS.I24"/>
    </style:style>
    <style:style style:name="ce7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5"/>
      <style:map style:condition="cell-content()&gt;9" style:apply-style-name="Free" style:base-cell-address="LAYERS.I25"/>
    </style:style>
    <style:style style:name="ce7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6"/>
      <style:map style:condition="cell-content()&gt;9" style:apply-style-name="Free" style:base-cell-address="LAYERS.I26"/>
    </style:style>
    <style:style style:name="ce7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7"/>
      <style:map style:condition="cell-content()&gt;9" style:apply-style-name="Free" style:base-cell-address="LAYERS.I27"/>
    </style:style>
    <style:style style:name="ce7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8"/>
      <style:map style:condition="cell-content()&gt;9" style:apply-style-name="Free" style:base-cell-address="LAYERS.I28"/>
    </style:style>
    <style:style style:name="ce7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29"/>
      <style:map style:condition="cell-content()&gt;9" style:apply-style-name="Free" style:base-cell-address="LAYERS.I29"/>
    </style:style>
    <style:style style:name="ce7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30"/>
      <style:map style:condition="cell-content()&gt;9" style:apply-style-name="Free" style:base-cell-address="LAYERS.I30"/>
    </style:style>
    <style:style style:name="ce7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31"/>
      <style:map style:condition="cell-content()&gt;9" style:apply-style-name="Free" style:base-cell-address="LAYERS.I31"/>
    </style:style>
    <style:style style:name="ce7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32"/>
      <style:map style:condition="cell-content()&gt;9" style:apply-style-name="Free" style:base-cell-address="LAYERS.I32"/>
    </style:style>
    <style:style style:name="ce7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I33"/>
      <style:map style:condition="cell-content()&gt;9" style:apply-style-name="Free" style:base-cell-address="LAYERS.I33"/>
    </style:style>
    <style:style style:name="ce74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"/>
      <style:map style:condition="cell-content()&gt;9" style:apply-style-name="Free" style:base-cell-address="LAYERS.J2"/>
    </style:style>
    <style:style style:name="ce7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3"/>
      <style:map style:condition="cell-content()&gt;9" style:apply-style-name="Free" style:base-cell-address="LAYERS.J3"/>
    </style:style>
    <style:style style:name="ce7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4"/>
      <style:map style:condition="cell-content()&gt;9" style:apply-style-name="Free" style:base-cell-address="LAYERS.J4"/>
    </style:style>
    <style:style style:name="ce7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5"/>
      <style:map style:condition="cell-content()&gt;9" style:apply-style-name="Free" style:base-cell-address="LAYERS.J5"/>
    </style:style>
    <style:style style:name="ce7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6"/>
      <style:map style:condition="cell-content()&gt;9" style:apply-style-name="Free" style:base-cell-address="LAYERS.J6"/>
    </style:style>
    <style:style style:name="ce7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7"/>
      <style:map style:condition="cell-content()&gt;9" style:apply-style-name="Free" style:base-cell-address="LAYERS.J7"/>
    </style:style>
    <style:style style:name="ce7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8"/>
      <style:map style:condition="cell-content()&gt;9" style:apply-style-name="Free" style:base-cell-address="LAYERS.J8"/>
    </style:style>
    <style:style style:name="ce7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9"/>
      <style:map style:condition="cell-content()&gt;9" style:apply-style-name="Free" style:base-cell-address="LAYERS.J9"/>
    </style:style>
    <style:style style:name="ce7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0"/>
      <style:map style:condition="cell-content()&gt;9" style:apply-style-name="Free" style:base-cell-address="LAYERS.J10"/>
    </style:style>
    <style:style style:name="ce7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1"/>
      <style:map style:condition="cell-content()&gt;9" style:apply-style-name="Free" style:base-cell-address="LAYERS.J11"/>
    </style:style>
    <style:style style:name="ce7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2"/>
      <style:map style:condition="cell-content()&gt;9" style:apply-style-name="Free" style:base-cell-address="LAYERS.J12"/>
    </style:style>
    <style:style style:name="ce7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3"/>
      <style:map style:condition="cell-content()&gt;9" style:apply-style-name="Free" style:base-cell-address="LAYERS.J13"/>
    </style:style>
    <style:style style:name="ce7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4"/>
      <style:map style:condition="cell-content()&gt;9" style:apply-style-name="Free" style:base-cell-address="LAYERS.J14"/>
    </style:style>
    <style:style style:name="ce7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5"/>
      <style:map style:condition="cell-content()&gt;9" style:apply-style-name="Free" style:base-cell-address="LAYERS.J15"/>
    </style:style>
    <style:style style:name="ce7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6"/>
      <style:map style:condition="cell-content()&gt;9" style:apply-style-name="Free" style:base-cell-address="LAYERS.J16"/>
    </style:style>
    <style:style style:name="ce7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7"/>
      <style:map style:condition="cell-content()&gt;9" style:apply-style-name="Free" style:base-cell-address="LAYERS.J17"/>
    </style:style>
    <style:style style:name="ce7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8"/>
      <style:map style:condition="cell-content()&gt;9" style:apply-style-name="Free" style:base-cell-address="LAYERS.J18"/>
    </style:style>
    <style:style style:name="ce7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19"/>
      <style:map style:condition="cell-content()&gt;9" style:apply-style-name="Free" style:base-cell-address="LAYERS.J19"/>
    </style:style>
    <style:style style:name="ce7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0"/>
      <style:map style:condition="cell-content()&gt;9" style:apply-style-name="Free" style:base-cell-address="LAYERS.J20"/>
    </style:style>
    <style:style style:name="ce7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1"/>
      <style:map style:condition="cell-content()&gt;9" style:apply-style-name="Free" style:base-cell-address="LAYERS.J21"/>
    </style:style>
    <style:style style:name="ce7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2"/>
      <style:map style:condition="cell-content()&gt;9" style:apply-style-name="Free" style:base-cell-address="LAYERS.J22"/>
    </style:style>
    <style:style style:name="ce7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3"/>
      <style:map style:condition="cell-content()&gt;9" style:apply-style-name="Free" style:base-cell-address="LAYERS.J23"/>
    </style:style>
    <style:style style:name="ce7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4"/>
      <style:map style:condition="cell-content()&gt;9" style:apply-style-name="Free" style:base-cell-address="LAYERS.J24"/>
    </style:style>
    <style:style style:name="ce7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5"/>
      <style:map style:condition="cell-content()&gt;9" style:apply-style-name="Free" style:base-cell-address="LAYERS.J25"/>
    </style:style>
    <style:style style:name="ce7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6"/>
      <style:map style:condition="cell-content()&gt;9" style:apply-style-name="Free" style:base-cell-address="LAYERS.J26"/>
    </style:style>
    <style:style style:name="ce7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7"/>
      <style:map style:condition="cell-content()&gt;9" style:apply-style-name="Free" style:base-cell-address="LAYERS.J27"/>
    </style:style>
    <style:style style:name="ce7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8"/>
      <style:map style:condition="cell-content()&gt;9" style:apply-style-name="Free" style:base-cell-address="LAYERS.J28"/>
    </style:style>
    <style:style style:name="ce7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29"/>
      <style:map style:condition="cell-content()&gt;9" style:apply-style-name="Free" style:base-cell-address="LAYERS.J29"/>
    </style:style>
    <style:style style:name="ce7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30"/>
      <style:map style:condition="cell-content()&gt;9" style:apply-style-name="Free" style:base-cell-address="LAYERS.J30"/>
    </style:style>
    <style:style style:name="ce7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31"/>
      <style:map style:condition="cell-content()&gt;9" style:apply-style-name="Free" style:base-cell-address="LAYERS.J31"/>
    </style:style>
    <style:style style:name="ce7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32"/>
      <style:map style:condition="cell-content()&gt;9" style:apply-style-name="Free" style:base-cell-address="LAYERS.J32"/>
    </style:style>
    <style:style style:name="ce7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J33"/>
      <style:map style:condition="cell-content()&gt;9" style:apply-style-name="Free" style:base-cell-address="LAYERS.J33"/>
    </style:style>
    <style:style style:name="ce77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"/>
      <style:map style:condition="cell-content()&gt;9" style:apply-style-name="Free" style:base-cell-address="LAYERS.K2"/>
    </style:style>
    <style:style style:name="ce7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3"/>
      <style:map style:condition="cell-content()&gt;9" style:apply-style-name="Free" style:base-cell-address="LAYERS.K3"/>
    </style:style>
    <style:style style:name="ce7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4"/>
      <style:map style:condition="cell-content()&gt;9" style:apply-style-name="Free" style:base-cell-address="LAYERS.K4"/>
    </style:style>
    <style:style style:name="ce7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5"/>
      <style:map style:condition="cell-content()&gt;9" style:apply-style-name="Free" style:base-cell-address="LAYERS.K5"/>
    </style:style>
    <style:style style:name="ce7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6"/>
      <style:map style:condition="cell-content()&gt;9" style:apply-style-name="Free" style:base-cell-address="LAYERS.K6"/>
    </style:style>
    <style:style style:name="ce7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7"/>
      <style:map style:condition="cell-content()&gt;9" style:apply-style-name="Free" style:base-cell-address="LAYERS.K7"/>
    </style:style>
    <style:style style:name="ce7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8"/>
      <style:map style:condition="cell-content()&gt;9" style:apply-style-name="Free" style:base-cell-address="LAYERS.K8"/>
    </style:style>
    <style:style style:name="ce7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9"/>
      <style:map style:condition="cell-content()&gt;9" style:apply-style-name="Free" style:base-cell-address="LAYERS.K9"/>
    </style:style>
    <style:style style:name="ce7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0"/>
      <style:map style:condition="cell-content()&gt;9" style:apply-style-name="Free" style:base-cell-address="LAYERS.K10"/>
    </style:style>
    <style:style style:name="ce7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1"/>
      <style:map style:condition="cell-content()&gt;9" style:apply-style-name="Free" style:base-cell-address="LAYERS.K11"/>
    </style:style>
    <style:style style:name="ce7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2"/>
      <style:map style:condition="cell-content()&gt;9" style:apply-style-name="Free" style:base-cell-address="LAYERS.K12"/>
    </style:style>
    <style:style style:name="ce7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3"/>
      <style:map style:condition="cell-content()&gt;9" style:apply-style-name="Free" style:base-cell-address="LAYERS.K13"/>
    </style:style>
    <style:style style:name="ce7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4"/>
      <style:map style:condition="cell-content()&gt;9" style:apply-style-name="Free" style:base-cell-address="LAYERS.K14"/>
    </style:style>
    <style:style style:name="ce7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5"/>
      <style:map style:condition="cell-content()&gt;9" style:apply-style-name="Free" style:base-cell-address="LAYERS.K15"/>
    </style:style>
    <style:style style:name="ce7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6"/>
      <style:map style:condition="cell-content()&gt;9" style:apply-style-name="Free" style:base-cell-address="LAYERS.K16"/>
    </style:style>
    <style:style style:name="ce7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7"/>
      <style:map style:condition="cell-content()&gt;9" style:apply-style-name="Free" style:base-cell-address="LAYERS.K17"/>
    </style:style>
    <style:style style:name="ce7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8"/>
      <style:map style:condition="cell-content()&gt;9" style:apply-style-name="Free" style:base-cell-address="LAYERS.K18"/>
    </style:style>
    <style:style style:name="ce7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19"/>
      <style:map style:condition="cell-content()&gt;9" style:apply-style-name="Free" style:base-cell-address="LAYERS.K19"/>
    </style:style>
    <style:style style:name="ce7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0"/>
      <style:map style:condition="cell-content()&gt;9" style:apply-style-name="Free" style:base-cell-address="LAYERS.K20"/>
    </style:style>
    <style:style style:name="ce7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1"/>
      <style:map style:condition="cell-content()&gt;9" style:apply-style-name="Free" style:base-cell-address="LAYERS.K21"/>
    </style:style>
    <style:style style:name="ce7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2"/>
      <style:map style:condition="cell-content()&gt;9" style:apply-style-name="Free" style:base-cell-address="LAYERS.K22"/>
    </style:style>
    <style:style style:name="ce7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3"/>
      <style:map style:condition="cell-content()&gt;9" style:apply-style-name="Free" style:base-cell-address="LAYERS.K23"/>
    </style:style>
    <style:style style:name="ce7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4"/>
      <style:map style:condition="cell-content()&gt;9" style:apply-style-name="Free" style:base-cell-address="LAYERS.K24"/>
    </style:style>
    <style:style style:name="ce7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5"/>
      <style:map style:condition="cell-content()&gt;9" style:apply-style-name="Free" style:base-cell-address="LAYERS.K25"/>
    </style:style>
    <style:style style:name="ce8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6"/>
      <style:map style:condition="cell-content()&gt;9" style:apply-style-name="Free" style:base-cell-address="LAYERS.K26"/>
    </style:style>
    <style:style style:name="ce8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7"/>
      <style:map style:condition="cell-content()&gt;9" style:apply-style-name="Free" style:base-cell-address="LAYERS.K27"/>
    </style:style>
    <style:style style:name="ce8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8"/>
      <style:map style:condition="cell-content()&gt;9" style:apply-style-name="Free" style:base-cell-address="LAYERS.K28"/>
    </style:style>
    <style:style style:name="ce8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29"/>
      <style:map style:condition="cell-content()&gt;9" style:apply-style-name="Free" style:base-cell-address="LAYERS.K29"/>
    </style:style>
    <style:style style:name="ce8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30"/>
      <style:map style:condition="cell-content()&gt;9" style:apply-style-name="Free" style:base-cell-address="LAYERS.K30"/>
    </style:style>
    <style:style style:name="ce8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31"/>
      <style:map style:condition="cell-content()&gt;9" style:apply-style-name="Free" style:base-cell-address="LAYERS.K31"/>
    </style:style>
    <style:style style:name="ce8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32"/>
      <style:map style:condition="cell-content()&gt;9" style:apply-style-name="Free" style:base-cell-address="LAYERS.K32"/>
    </style:style>
    <style:style style:name="ce8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K33"/>
      <style:map style:condition="cell-content()&gt;9" style:apply-style-name="Free" style:base-cell-address="LAYERS.K33"/>
    </style:style>
    <style:style style:name="ce80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"/>
      <style:map style:condition="cell-content()&gt;9" style:apply-style-name="Free" style:base-cell-address="LAYERS.L2"/>
    </style:style>
    <style:style style:name="ce8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3"/>
      <style:map style:condition="cell-content()&gt;9" style:apply-style-name="Free" style:base-cell-address="LAYERS.L3"/>
    </style:style>
    <style:style style:name="ce8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4"/>
      <style:map style:condition="cell-content()&gt;9" style:apply-style-name="Free" style:base-cell-address="LAYERS.L4"/>
    </style:style>
    <style:style style:name="ce8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5"/>
      <style:map style:condition="cell-content()&gt;9" style:apply-style-name="Free" style:base-cell-address="LAYERS.L5"/>
    </style:style>
    <style:style style:name="ce8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6"/>
      <style:map style:condition="cell-content()&gt;9" style:apply-style-name="Free" style:base-cell-address="LAYERS.L6"/>
    </style:style>
    <style:style style:name="ce8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7"/>
      <style:map style:condition="cell-content()&gt;9" style:apply-style-name="Free" style:base-cell-address="LAYERS.L7"/>
    </style:style>
    <style:style style:name="ce8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8"/>
      <style:map style:condition="cell-content()&gt;9" style:apply-style-name="Free" style:base-cell-address="LAYERS.L8"/>
    </style:style>
    <style:style style:name="ce8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9"/>
      <style:map style:condition="cell-content()&gt;9" style:apply-style-name="Free" style:base-cell-address="LAYERS.L9"/>
    </style:style>
    <style:style style:name="ce8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0"/>
      <style:map style:condition="cell-content()&gt;9" style:apply-style-name="Free" style:base-cell-address="LAYERS.L10"/>
    </style:style>
    <style:style style:name="ce8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1"/>
      <style:map style:condition="cell-content()&gt;9" style:apply-style-name="Free" style:base-cell-address="LAYERS.L11"/>
    </style:style>
    <style:style style:name="ce8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2"/>
      <style:map style:condition="cell-content()&gt;9" style:apply-style-name="Free" style:base-cell-address="LAYERS.L12"/>
    </style:style>
    <style:style style:name="ce8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3"/>
      <style:map style:condition="cell-content()&gt;9" style:apply-style-name="Free" style:base-cell-address="LAYERS.L13"/>
    </style:style>
    <style:style style:name="ce8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4"/>
      <style:map style:condition="cell-content()&gt;9" style:apply-style-name="Free" style:base-cell-address="LAYERS.L14"/>
    </style:style>
    <style:style style:name="ce8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5"/>
      <style:map style:condition="cell-content()&gt;9" style:apply-style-name="Free" style:base-cell-address="LAYERS.L15"/>
    </style:style>
    <style:style style:name="ce8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6"/>
      <style:map style:condition="cell-content()&gt;9" style:apply-style-name="Free" style:base-cell-address="LAYERS.L16"/>
    </style:style>
    <style:style style:name="ce8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7"/>
      <style:map style:condition="cell-content()&gt;9" style:apply-style-name="Free" style:base-cell-address="LAYERS.L17"/>
    </style:style>
    <style:style style:name="ce8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8"/>
      <style:map style:condition="cell-content()&gt;9" style:apply-style-name="Free" style:base-cell-address="LAYERS.L18"/>
    </style:style>
    <style:style style:name="ce8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19"/>
      <style:map style:condition="cell-content()&gt;9" style:apply-style-name="Free" style:base-cell-address="LAYERS.L19"/>
    </style:style>
    <style:style style:name="ce8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0"/>
      <style:map style:condition="cell-content()&gt;9" style:apply-style-name="Free" style:base-cell-address="LAYERS.L20"/>
    </style:style>
    <style:style style:name="ce8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1"/>
      <style:map style:condition="cell-content()&gt;9" style:apply-style-name="Free" style:base-cell-address="LAYERS.L21"/>
    </style:style>
    <style:style style:name="ce8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2"/>
      <style:map style:condition="cell-content()&gt;9" style:apply-style-name="Free" style:base-cell-address="LAYERS.L22"/>
    </style:style>
    <style:style style:name="ce8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3"/>
      <style:map style:condition="cell-content()&gt;9" style:apply-style-name="Free" style:base-cell-address="LAYERS.L23"/>
    </style:style>
    <style:style style:name="ce8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4"/>
      <style:map style:condition="cell-content()&gt;9" style:apply-style-name="Free" style:base-cell-address="LAYERS.L24"/>
    </style:style>
    <style:style style:name="ce8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5"/>
      <style:map style:condition="cell-content()&gt;9" style:apply-style-name="Free" style:base-cell-address="LAYERS.L25"/>
    </style:style>
    <style:style style:name="ce8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6"/>
      <style:map style:condition="cell-content()&gt;9" style:apply-style-name="Free" style:base-cell-address="LAYERS.L26"/>
    </style:style>
    <style:style style:name="ce8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7"/>
      <style:map style:condition="cell-content()&gt;9" style:apply-style-name="Free" style:base-cell-address="LAYERS.L27"/>
    </style:style>
    <style:style style:name="ce8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8"/>
      <style:map style:condition="cell-content()&gt;9" style:apply-style-name="Free" style:base-cell-address="LAYERS.L28"/>
    </style:style>
    <style:style style:name="ce8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29"/>
      <style:map style:condition="cell-content()&gt;9" style:apply-style-name="Free" style:base-cell-address="LAYERS.L29"/>
    </style:style>
    <style:style style:name="ce8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30"/>
      <style:map style:condition="cell-content()&gt;9" style:apply-style-name="Free" style:base-cell-address="LAYERS.L30"/>
    </style:style>
    <style:style style:name="ce8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31"/>
      <style:map style:condition="cell-content()&gt;9" style:apply-style-name="Free" style:base-cell-address="LAYERS.L31"/>
    </style:style>
    <style:style style:name="ce8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32"/>
      <style:map style:condition="cell-content()&gt;9" style:apply-style-name="Free" style:base-cell-address="LAYERS.L32"/>
    </style:style>
    <style:style style:name="ce8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L33"/>
      <style:map style:condition="cell-content()&gt;9" style:apply-style-name="Free" style:base-cell-address="LAYERS.L33"/>
    </style:style>
    <style:style style:name="ce84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"/>
      <style:map style:condition="cell-content()&gt;9" style:apply-style-name="Free" style:base-cell-address="LAYERS.M2"/>
    </style:style>
    <style:style style:name="ce8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3"/>
      <style:map style:condition="cell-content()&gt;9" style:apply-style-name="Free" style:base-cell-address="LAYERS.M3"/>
    </style:style>
    <style:style style:name="ce8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4"/>
      <style:map style:condition="cell-content()&gt;9" style:apply-style-name="Free" style:base-cell-address="LAYERS.M4"/>
    </style:style>
    <style:style style:name="ce8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5"/>
      <style:map style:condition="cell-content()&gt;9" style:apply-style-name="Free" style:base-cell-address="LAYERS.M5"/>
    </style:style>
    <style:style style:name="ce8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6"/>
      <style:map style:condition="cell-content()&gt;9" style:apply-style-name="Free" style:base-cell-address="LAYERS.M6"/>
    </style:style>
    <style:style style:name="ce8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7"/>
      <style:map style:condition="cell-content()&gt;9" style:apply-style-name="Free" style:base-cell-address="LAYERS.M7"/>
    </style:style>
    <style:style style:name="ce8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8"/>
      <style:map style:condition="cell-content()&gt;9" style:apply-style-name="Free" style:base-cell-address="LAYERS.M8"/>
    </style:style>
    <style:style style:name="ce8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9"/>
      <style:map style:condition="cell-content()&gt;9" style:apply-style-name="Free" style:base-cell-address="LAYERS.M9"/>
    </style:style>
    <style:style style:name="ce8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0"/>
      <style:map style:condition="cell-content()&gt;9" style:apply-style-name="Free" style:base-cell-address="LAYERS.M10"/>
    </style:style>
    <style:style style:name="ce8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1"/>
      <style:map style:condition="cell-content()&gt;9" style:apply-style-name="Free" style:base-cell-address="LAYERS.M11"/>
    </style:style>
    <style:style style:name="ce8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2"/>
      <style:map style:condition="cell-content()&gt;9" style:apply-style-name="Free" style:base-cell-address="LAYERS.M12"/>
    </style:style>
    <style:style style:name="ce8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3"/>
      <style:map style:condition="cell-content()&gt;9" style:apply-style-name="Free" style:base-cell-address="LAYERS.M13"/>
    </style:style>
    <style:style style:name="ce8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4"/>
      <style:map style:condition="cell-content()&gt;9" style:apply-style-name="Free" style:base-cell-address="LAYERS.M14"/>
    </style:style>
    <style:style style:name="ce8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5"/>
      <style:map style:condition="cell-content()&gt;9" style:apply-style-name="Free" style:base-cell-address="LAYERS.M15"/>
    </style:style>
    <style:style style:name="ce8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6"/>
      <style:map style:condition="cell-content()&gt;9" style:apply-style-name="Free" style:base-cell-address="LAYERS.M16"/>
    </style:style>
    <style:style style:name="ce8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7"/>
      <style:map style:condition="cell-content()&gt;9" style:apply-style-name="Free" style:base-cell-address="LAYERS.M17"/>
    </style:style>
    <style:style style:name="ce8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8"/>
      <style:map style:condition="cell-content()&gt;9" style:apply-style-name="Free" style:base-cell-address="LAYERS.M18"/>
    </style:style>
    <style:style style:name="ce8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19"/>
      <style:map style:condition="cell-content()&gt;9" style:apply-style-name="Free" style:base-cell-address="LAYERS.M19"/>
    </style:style>
    <style:style style:name="ce8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0"/>
      <style:map style:condition="cell-content()&gt;9" style:apply-style-name="Free" style:base-cell-address="LAYERS.M20"/>
    </style:style>
    <style:style style:name="ce8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1"/>
      <style:map style:condition="cell-content()&gt;9" style:apply-style-name="Free" style:base-cell-address="LAYERS.M21"/>
    </style:style>
    <style:style style:name="ce8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2"/>
      <style:map style:condition="cell-content()&gt;9" style:apply-style-name="Free" style:base-cell-address="LAYERS.M22"/>
    </style:style>
    <style:style style:name="ce8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3"/>
      <style:map style:condition="cell-content()&gt;9" style:apply-style-name="Free" style:base-cell-address="LAYERS.M23"/>
    </style:style>
    <style:style style:name="ce8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4"/>
      <style:map style:condition="cell-content()&gt;9" style:apply-style-name="Free" style:base-cell-address="LAYERS.M24"/>
    </style:style>
    <style:style style:name="ce8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5"/>
      <style:map style:condition="cell-content()&gt;9" style:apply-style-name="Free" style:base-cell-address="LAYERS.M25"/>
    </style:style>
    <style:style style:name="ce8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6"/>
      <style:map style:condition="cell-content()&gt;9" style:apply-style-name="Free" style:base-cell-address="LAYERS.M26"/>
    </style:style>
    <style:style style:name="ce8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7"/>
      <style:map style:condition="cell-content()&gt;9" style:apply-style-name="Free" style:base-cell-address="LAYERS.M27"/>
    </style:style>
    <style:style style:name="ce8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8"/>
      <style:map style:condition="cell-content()&gt;9" style:apply-style-name="Free" style:base-cell-address="LAYERS.M28"/>
    </style:style>
    <style:style style:name="ce8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29"/>
      <style:map style:condition="cell-content()&gt;9" style:apply-style-name="Free" style:base-cell-address="LAYERS.M29"/>
    </style:style>
    <style:style style:name="ce8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30"/>
      <style:map style:condition="cell-content()&gt;9" style:apply-style-name="Free" style:base-cell-address="LAYERS.M30"/>
    </style:style>
    <style:style style:name="ce8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31"/>
      <style:map style:condition="cell-content()&gt;9" style:apply-style-name="Free" style:base-cell-address="LAYERS.M31"/>
    </style:style>
    <style:style style:name="ce8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32"/>
      <style:map style:condition="cell-content()&gt;9" style:apply-style-name="Free" style:base-cell-address="LAYERS.M32"/>
    </style:style>
    <style:style style:name="ce8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M33"/>
      <style:map style:condition="cell-content()&gt;9" style:apply-style-name="Free" style:base-cell-address="LAYERS.M33"/>
    </style:style>
    <style:style style:name="ce87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"/>
      <style:map style:condition="cell-content()&gt;9" style:apply-style-name="Free" style:base-cell-address="LAYERS.N2"/>
    </style:style>
    <style:style style:name="ce8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3"/>
      <style:map style:condition="cell-content()&gt;9" style:apply-style-name="Free" style:base-cell-address="LAYERS.N3"/>
    </style:style>
    <style:style style:name="ce8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4"/>
      <style:map style:condition="cell-content()&gt;9" style:apply-style-name="Free" style:base-cell-address="LAYERS.N4"/>
    </style:style>
    <style:style style:name="ce8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5"/>
      <style:map style:condition="cell-content()&gt;9" style:apply-style-name="Free" style:base-cell-address="LAYERS.N5"/>
    </style:style>
    <style:style style:name="ce8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6"/>
      <style:map style:condition="cell-content()&gt;9" style:apply-style-name="Free" style:base-cell-address="LAYERS.N6"/>
    </style:style>
    <style:style style:name="ce8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7"/>
      <style:map style:condition="cell-content()&gt;9" style:apply-style-name="Free" style:base-cell-address="LAYERS.N7"/>
    </style:style>
    <style:style style:name="ce8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8"/>
      <style:map style:condition="cell-content()&gt;9" style:apply-style-name="Free" style:base-cell-address="LAYERS.N8"/>
    </style:style>
    <style:style style:name="ce8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9"/>
      <style:map style:condition="cell-content()&gt;9" style:apply-style-name="Free" style:base-cell-address="LAYERS.N9"/>
    </style:style>
    <style:style style:name="ce8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0"/>
      <style:map style:condition="cell-content()&gt;9" style:apply-style-name="Free" style:base-cell-address="LAYERS.N10"/>
    </style:style>
    <style:style style:name="ce8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1"/>
      <style:map style:condition="cell-content()&gt;9" style:apply-style-name="Free" style:base-cell-address="LAYERS.N11"/>
    </style:style>
    <style:style style:name="ce8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2"/>
      <style:map style:condition="cell-content()&gt;9" style:apply-style-name="Free" style:base-cell-address="LAYERS.N12"/>
    </style:style>
    <style:style style:name="ce8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3"/>
      <style:map style:condition="cell-content()&gt;9" style:apply-style-name="Free" style:base-cell-address="LAYERS.N13"/>
    </style:style>
    <style:style style:name="ce8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4"/>
      <style:map style:condition="cell-content()&gt;9" style:apply-style-name="Free" style:base-cell-address="LAYERS.N14"/>
    </style:style>
    <style:style style:name="ce8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5"/>
      <style:map style:condition="cell-content()&gt;9" style:apply-style-name="Free" style:base-cell-address="LAYERS.N15"/>
    </style:style>
    <style:style style:name="ce8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6"/>
      <style:map style:condition="cell-content()&gt;9" style:apply-style-name="Free" style:base-cell-address="LAYERS.N16"/>
    </style:style>
    <style:style style:name="ce8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7"/>
      <style:map style:condition="cell-content()&gt;9" style:apply-style-name="Free" style:base-cell-address="LAYERS.N17"/>
    </style:style>
    <style:style style:name="ce8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8"/>
      <style:map style:condition="cell-content()&gt;9" style:apply-style-name="Free" style:base-cell-address="LAYERS.N18"/>
    </style:style>
    <style:style style:name="ce8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19"/>
      <style:map style:condition="cell-content()&gt;9" style:apply-style-name="Free" style:base-cell-address="LAYERS.N19"/>
    </style:style>
    <style:style style:name="ce8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0"/>
      <style:map style:condition="cell-content()&gt;9" style:apply-style-name="Free" style:base-cell-address="LAYERS.N20"/>
    </style:style>
    <style:style style:name="ce8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1"/>
      <style:map style:condition="cell-content()&gt;9" style:apply-style-name="Free" style:base-cell-address="LAYERS.N21"/>
    </style:style>
    <style:style style:name="ce8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2"/>
      <style:map style:condition="cell-content()&gt;9" style:apply-style-name="Free" style:base-cell-address="LAYERS.N22"/>
    </style:style>
    <style:style style:name="ce8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3"/>
      <style:map style:condition="cell-content()&gt;9" style:apply-style-name="Free" style:base-cell-address="LAYERS.N23"/>
    </style:style>
    <style:style style:name="ce8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4"/>
      <style:map style:condition="cell-content()&gt;9" style:apply-style-name="Free" style:base-cell-address="LAYERS.N24"/>
    </style:style>
    <style:style style:name="ce8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5"/>
      <style:map style:condition="cell-content()&gt;9" style:apply-style-name="Free" style:base-cell-address="LAYERS.N25"/>
    </style:style>
    <style:style style:name="ce8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6"/>
      <style:map style:condition="cell-content()&gt;9" style:apply-style-name="Free" style:base-cell-address="LAYERS.N26"/>
    </style:style>
    <style:style style:name="ce8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7"/>
      <style:map style:condition="cell-content()&gt;9" style:apply-style-name="Free" style:base-cell-address="LAYERS.N27"/>
    </style:style>
    <style:style style:name="ce8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8"/>
      <style:map style:condition="cell-content()&gt;9" style:apply-style-name="Free" style:base-cell-address="LAYERS.N28"/>
    </style:style>
    <style:style style:name="ce8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29"/>
      <style:map style:condition="cell-content()&gt;9" style:apply-style-name="Free" style:base-cell-address="LAYERS.N29"/>
    </style:style>
    <style:style style:name="ce9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30"/>
      <style:map style:condition="cell-content()&gt;9" style:apply-style-name="Free" style:base-cell-address="LAYERS.N30"/>
    </style:style>
    <style:style style:name="ce9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31"/>
      <style:map style:condition="cell-content()&gt;9" style:apply-style-name="Free" style:base-cell-address="LAYERS.N31"/>
    </style:style>
    <style:style style:name="ce9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32"/>
      <style:map style:condition="cell-content()&gt;9" style:apply-style-name="Free" style:base-cell-address="LAYERS.N32"/>
    </style:style>
    <style:style style:name="ce9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N33"/>
      <style:map style:condition="cell-content()&gt;9" style:apply-style-name="Free" style:base-cell-address="LAYERS.N33"/>
    </style:style>
    <style:style style:name="ce90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"/>
      <style:map style:condition="cell-content()&gt;9" style:apply-style-name="Free" style:base-cell-address="LAYERS.O2"/>
    </style:style>
    <style:style style:name="ce9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3"/>
      <style:map style:condition="cell-content()&gt;9" style:apply-style-name="Free" style:base-cell-address="LAYERS.O3"/>
    </style:style>
    <style:style style:name="ce9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4"/>
      <style:map style:condition="cell-content()&gt;9" style:apply-style-name="Free" style:base-cell-address="LAYERS.O4"/>
    </style:style>
    <style:style style:name="ce9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5"/>
      <style:map style:condition="cell-content()&gt;9" style:apply-style-name="Free" style:base-cell-address="LAYERS.O5"/>
    </style:style>
    <style:style style:name="ce9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6"/>
      <style:map style:condition="cell-content()&gt;9" style:apply-style-name="Free" style:base-cell-address="LAYERS.O6"/>
    </style:style>
    <style:style style:name="ce9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7"/>
      <style:map style:condition="cell-content()&gt;9" style:apply-style-name="Free" style:base-cell-address="LAYERS.O7"/>
    </style:style>
    <style:style style:name="ce9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8"/>
      <style:map style:condition="cell-content()&gt;9" style:apply-style-name="Free" style:base-cell-address="LAYERS.O8"/>
    </style:style>
    <style:style style:name="ce9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9"/>
      <style:map style:condition="cell-content()&gt;9" style:apply-style-name="Free" style:base-cell-address="LAYERS.O9"/>
    </style:style>
    <style:style style:name="ce9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0"/>
      <style:map style:condition="cell-content()&gt;9" style:apply-style-name="Free" style:base-cell-address="LAYERS.O10"/>
    </style:style>
    <style:style style:name="ce9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1"/>
      <style:map style:condition="cell-content()&gt;9" style:apply-style-name="Free" style:base-cell-address="LAYERS.O11"/>
    </style:style>
    <style:style style:name="ce9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2"/>
      <style:map style:condition="cell-content()&gt;9" style:apply-style-name="Free" style:base-cell-address="LAYERS.O12"/>
    </style:style>
    <style:style style:name="ce9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3"/>
      <style:map style:condition="cell-content()&gt;9" style:apply-style-name="Free" style:base-cell-address="LAYERS.O13"/>
    </style:style>
    <style:style style:name="ce9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4"/>
      <style:map style:condition="cell-content()&gt;9" style:apply-style-name="Free" style:base-cell-address="LAYERS.O14"/>
    </style:style>
    <style:style style:name="ce9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5"/>
      <style:map style:condition="cell-content()&gt;9" style:apply-style-name="Free" style:base-cell-address="LAYERS.O15"/>
    </style:style>
    <style:style style:name="ce9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6"/>
      <style:map style:condition="cell-content()&gt;9" style:apply-style-name="Free" style:base-cell-address="LAYERS.O16"/>
    </style:style>
    <style:style style:name="ce9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7"/>
      <style:map style:condition="cell-content()&gt;9" style:apply-style-name="Free" style:base-cell-address="LAYERS.O17"/>
    </style:style>
    <style:style style:name="ce9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8"/>
      <style:map style:condition="cell-content()&gt;9" style:apply-style-name="Free" style:base-cell-address="LAYERS.O18"/>
    </style:style>
    <style:style style:name="ce9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19"/>
      <style:map style:condition="cell-content()&gt;9" style:apply-style-name="Free" style:base-cell-address="LAYERS.O19"/>
    </style:style>
    <style:style style:name="ce9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0"/>
      <style:map style:condition="cell-content()&gt;9" style:apply-style-name="Free" style:base-cell-address="LAYERS.O20"/>
    </style:style>
    <style:style style:name="ce9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1"/>
      <style:map style:condition="cell-content()&gt;9" style:apply-style-name="Free" style:base-cell-address="LAYERS.O21"/>
    </style:style>
    <style:style style:name="ce9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2"/>
      <style:map style:condition="cell-content()&gt;9" style:apply-style-name="Free" style:base-cell-address="LAYERS.O22"/>
    </style:style>
    <style:style style:name="ce9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3"/>
      <style:map style:condition="cell-content()&gt;9" style:apply-style-name="Free" style:base-cell-address="LAYERS.O23"/>
    </style:style>
    <style:style style:name="ce9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4"/>
      <style:map style:condition="cell-content()&gt;9" style:apply-style-name="Free" style:base-cell-address="LAYERS.O24"/>
    </style:style>
    <style:style style:name="ce9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5"/>
      <style:map style:condition="cell-content()&gt;9" style:apply-style-name="Free" style:base-cell-address="LAYERS.O25"/>
    </style:style>
    <style:style style:name="ce9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6"/>
      <style:map style:condition="cell-content()&gt;9" style:apply-style-name="Free" style:base-cell-address="LAYERS.O26"/>
    </style:style>
    <style:style style:name="ce9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7"/>
      <style:map style:condition="cell-content()&gt;9" style:apply-style-name="Free" style:base-cell-address="LAYERS.O27"/>
    </style:style>
    <style:style style:name="ce9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8"/>
      <style:map style:condition="cell-content()&gt;9" style:apply-style-name="Free" style:base-cell-address="LAYERS.O28"/>
    </style:style>
    <style:style style:name="ce9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29"/>
      <style:map style:condition="cell-content()&gt;9" style:apply-style-name="Free" style:base-cell-address="LAYERS.O29"/>
    </style:style>
    <style:style style:name="ce9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30"/>
      <style:map style:condition="cell-content()&gt;9" style:apply-style-name="Free" style:base-cell-address="LAYERS.O30"/>
    </style:style>
    <style:style style:name="ce9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31"/>
      <style:map style:condition="cell-content()&gt;9" style:apply-style-name="Free" style:base-cell-address="LAYERS.O31"/>
    </style:style>
    <style:style style:name="ce9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32"/>
      <style:map style:condition="cell-content()&gt;9" style:apply-style-name="Free" style:base-cell-address="LAYERS.O32"/>
    </style:style>
    <style:style style:name="ce9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O33"/>
      <style:map style:condition="cell-content()&gt;9" style:apply-style-name="Free" style:base-cell-address="LAYERS.O33"/>
    </style:style>
    <style:style style:name="ce93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"/>
      <style:map style:condition="cell-content()&gt;9" style:apply-style-name="Free" style:base-cell-address="LAYERS.P2"/>
    </style:style>
    <style:style style:name="ce9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3"/>
      <style:map style:condition="cell-content()&gt;9" style:apply-style-name="Free" style:base-cell-address="LAYERS.P3"/>
    </style:style>
    <style:style style:name="ce9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4"/>
      <style:map style:condition="cell-content()&gt;9" style:apply-style-name="Free" style:base-cell-address="LAYERS.P4"/>
    </style:style>
    <style:style style:name="ce9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5"/>
      <style:map style:condition="cell-content()&gt;9" style:apply-style-name="Free" style:base-cell-address="LAYERS.P5"/>
    </style:style>
    <style:style style:name="ce9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6"/>
      <style:map style:condition="cell-content()&gt;9" style:apply-style-name="Free" style:base-cell-address="LAYERS.P6"/>
    </style:style>
    <style:style style:name="ce9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7"/>
      <style:map style:condition="cell-content()&gt;9" style:apply-style-name="Free" style:base-cell-address="LAYERS.P7"/>
    </style:style>
    <style:style style:name="ce9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8"/>
      <style:map style:condition="cell-content()&gt;9" style:apply-style-name="Free" style:base-cell-address="LAYERS.P8"/>
    </style:style>
    <style:style style:name="ce9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9"/>
      <style:map style:condition="cell-content()&gt;9" style:apply-style-name="Free" style:base-cell-address="LAYERS.P9"/>
    </style:style>
    <style:style style:name="ce9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0"/>
      <style:map style:condition="cell-content()&gt;9" style:apply-style-name="Free" style:base-cell-address="LAYERS.P10"/>
    </style:style>
    <style:style style:name="ce9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1"/>
      <style:map style:condition="cell-content()&gt;9" style:apply-style-name="Free" style:base-cell-address="LAYERS.P11"/>
    </style:style>
    <style:style style:name="ce9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2"/>
      <style:map style:condition="cell-content()&gt;9" style:apply-style-name="Free" style:base-cell-address="LAYERS.P12"/>
    </style:style>
    <style:style style:name="ce9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3"/>
      <style:map style:condition="cell-content()&gt;9" style:apply-style-name="Free" style:base-cell-address="LAYERS.P13"/>
    </style:style>
    <style:style style:name="ce9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4"/>
      <style:map style:condition="cell-content()&gt;9" style:apply-style-name="Free" style:base-cell-address="LAYERS.P14"/>
    </style:style>
    <style:style style:name="ce9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5"/>
      <style:map style:condition="cell-content()&gt;9" style:apply-style-name="Free" style:base-cell-address="LAYERS.P15"/>
    </style:style>
    <style:style style:name="ce9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6"/>
      <style:map style:condition="cell-content()&gt;9" style:apply-style-name="Free" style:base-cell-address="LAYERS.P16"/>
    </style:style>
    <style:style style:name="ce9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7"/>
      <style:map style:condition="cell-content()&gt;9" style:apply-style-name="Free" style:base-cell-address="LAYERS.P17"/>
    </style:style>
    <style:style style:name="ce9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8"/>
      <style:map style:condition="cell-content()&gt;9" style:apply-style-name="Free" style:base-cell-address="LAYERS.P18"/>
    </style:style>
    <style:style style:name="ce9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19"/>
      <style:map style:condition="cell-content()&gt;9" style:apply-style-name="Free" style:base-cell-address="LAYERS.P19"/>
    </style:style>
    <style:style style:name="ce9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0"/>
      <style:map style:condition="cell-content()&gt;9" style:apply-style-name="Free" style:base-cell-address="LAYERS.P20"/>
    </style:style>
    <style:style style:name="ce9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1"/>
      <style:map style:condition="cell-content()&gt;9" style:apply-style-name="Free" style:base-cell-address="LAYERS.P21"/>
    </style:style>
    <style:style style:name="ce9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2"/>
      <style:map style:condition="cell-content()&gt;9" style:apply-style-name="Free" style:base-cell-address="LAYERS.P22"/>
    </style:style>
    <style:style style:name="ce9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3"/>
      <style:map style:condition="cell-content()&gt;9" style:apply-style-name="Free" style:base-cell-address="LAYERS.P23"/>
    </style:style>
    <style:style style:name="ce9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4"/>
      <style:map style:condition="cell-content()&gt;9" style:apply-style-name="Free" style:base-cell-address="LAYERS.P24"/>
    </style:style>
    <style:style style:name="ce9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5"/>
      <style:map style:condition="cell-content()&gt;9" style:apply-style-name="Free" style:base-cell-address="LAYERS.P25"/>
    </style:style>
    <style:style style:name="ce9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6"/>
      <style:map style:condition="cell-content()&gt;9" style:apply-style-name="Free" style:base-cell-address="LAYERS.P26"/>
    </style:style>
    <style:style style:name="ce9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7"/>
      <style:map style:condition="cell-content()&gt;9" style:apply-style-name="Free" style:base-cell-address="LAYERS.P27"/>
    </style:style>
    <style:style style:name="ce9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8"/>
      <style:map style:condition="cell-content()&gt;9" style:apply-style-name="Free" style:base-cell-address="LAYERS.P28"/>
    </style:style>
    <style:style style:name="ce9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29"/>
      <style:map style:condition="cell-content()&gt;9" style:apply-style-name="Free" style:base-cell-address="LAYERS.P29"/>
    </style:style>
    <style:style style:name="ce9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30"/>
      <style:map style:condition="cell-content()&gt;9" style:apply-style-name="Free" style:base-cell-address="LAYERS.P30"/>
    </style:style>
    <style:style style:name="ce9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31"/>
      <style:map style:condition="cell-content()&gt;9" style:apply-style-name="Free" style:base-cell-address="LAYERS.P31"/>
    </style:style>
    <style:style style:name="ce9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32"/>
      <style:map style:condition="cell-content()&gt;9" style:apply-style-name="Free" style:base-cell-address="LAYERS.P32"/>
    </style:style>
    <style:style style:name="ce9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P33"/>
      <style:map style:condition="cell-content()&gt;9" style:apply-style-name="Free" style:base-cell-address="LAYERS.P33"/>
    </style:style>
    <style:style style:name="ce96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"/>
      <style:map style:condition="cell-content()&gt;9" style:apply-style-name="Free" style:base-cell-address="LAYERS.Q2"/>
    </style:style>
    <style:style style:name="ce9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3"/>
      <style:map style:condition="cell-content()&gt;9" style:apply-style-name="Free" style:base-cell-address="LAYERS.Q3"/>
    </style:style>
    <style:style style:name="ce9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4"/>
      <style:map style:condition="cell-content()&gt;9" style:apply-style-name="Free" style:base-cell-address="LAYERS.Q4"/>
    </style:style>
    <style:style style:name="ce9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5"/>
      <style:map style:condition="cell-content()&gt;9" style:apply-style-name="Free" style:base-cell-address="LAYERS.Q5"/>
    </style:style>
    <style:style style:name="ce9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6"/>
      <style:map style:condition="cell-content()&gt;9" style:apply-style-name="Free" style:base-cell-address="LAYERS.Q6"/>
    </style:style>
    <style:style style:name="ce9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7"/>
      <style:map style:condition="cell-content()&gt;9" style:apply-style-name="Free" style:base-cell-address="LAYERS.Q7"/>
    </style:style>
    <style:style style:name="ce9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8"/>
      <style:map style:condition="cell-content()&gt;9" style:apply-style-name="Free" style:base-cell-address="LAYERS.Q8"/>
    </style:style>
    <style:style style:name="ce9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9"/>
      <style:map style:condition="cell-content()&gt;9" style:apply-style-name="Free" style:base-cell-address="LAYERS.Q9"/>
    </style:style>
    <style:style style:name="ce9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0"/>
      <style:map style:condition="cell-content()&gt;9" style:apply-style-name="Free" style:base-cell-address="LAYERS.Q10"/>
    </style:style>
    <style:style style:name="ce9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1"/>
      <style:map style:condition="cell-content()&gt;9" style:apply-style-name="Free" style:base-cell-address="LAYERS.Q11"/>
    </style:style>
    <style:style style:name="ce9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2"/>
      <style:map style:condition="cell-content()&gt;9" style:apply-style-name="Free" style:base-cell-address="LAYERS.Q12"/>
    </style:style>
    <style:style style:name="ce9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3"/>
      <style:map style:condition="cell-content()&gt;9" style:apply-style-name="Free" style:base-cell-address="LAYERS.Q13"/>
    </style:style>
    <style:style style:name="ce9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4"/>
      <style:map style:condition="cell-content()&gt;9" style:apply-style-name="Free" style:base-cell-address="LAYERS.Q14"/>
    </style:style>
    <style:style style:name="ce9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5"/>
      <style:map style:condition="cell-content()&gt;9" style:apply-style-name="Free" style:base-cell-address="LAYERS.Q15"/>
    </style:style>
    <style:style style:name="ce9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6"/>
      <style:map style:condition="cell-content()&gt;9" style:apply-style-name="Free" style:base-cell-address="LAYERS.Q16"/>
    </style:style>
    <style:style style:name="ce9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7"/>
      <style:map style:condition="cell-content()&gt;9" style:apply-style-name="Free" style:base-cell-address="LAYERS.Q17"/>
    </style:style>
    <style:style style:name="ce9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8"/>
      <style:map style:condition="cell-content()&gt;9" style:apply-style-name="Free" style:base-cell-address="LAYERS.Q18"/>
    </style:style>
    <style:style style:name="ce9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19"/>
      <style:map style:condition="cell-content()&gt;9" style:apply-style-name="Free" style:base-cell-address="LAYERS.Q19"/>
    </style:style>
    <style:style style:name="ce9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0"/>
      <style:map style:condition="cell-content()&gt;9" style:apply-style-name="Free" style:base-cell-address="LAYERS.Q20"/>
    </style:style>
    <style:style style:name="ce9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1"/>
      <style:map style:condition="cell-content()&gt;9" style:apply-style-name="Free" style:base-cell-address="LAYERS.Q21"/>
    </style:style>
    <style:style style:name="ce9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2"/>
      <style:map style:condition="cell-content()&gt;9" style:apply-style-name="Free" style:base-cell-address="LAYERS.Q22"/>
    </style:style>
    <style:style style:name="ce9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3"/>
      <style:map style:condition="cell-content()&gt;9" style:apply-style-name="Free" style:base-cell-address="LAYERS.Q23"/>
    </style:style>
    <style:style style:name="ce9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4"/>
      <style:map style:condition="cell-content()&gt;9" style:apply-style-name="Free" style:base-cell-address="LAYERS.Q24"/>
    </style:style>
    <style:style style:name="ce9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5"/>
      <style:map style:condition="cell-content()&gt;9" style:apply-style-name="Free" style:base-cell-address="LAYERS.Q25"/>
    </style:style>
    <style:style style:name="ce9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6"/>
      <style:map style:condition="cell-content()&gt;9" style:apply-style-name="Free" style:base-cell-address="LAYERS.Q26"/>
    </style:style>
    <style:style style:name="ce9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7"/>
      <style:map style:condition="cell-content()&gt;9" style:apply-style-name="Free" style:base-cell-address="LAYERS.Q27"/>
    </style:style>
    <style:style style:name="ce9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8"/>
      <style:map style:condition="cell-content()&gt;9" style:apply-style-name="Free" style:base-cell-address="LAYERS.Q28"/>
    </style:style>
    <style:style style:name="ce9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29"/>
      <style:map style:condition="cell-content()&gt;9" style:apply-style-name="Free" style:base-cell-address="LAYERS.Q29"/>
    </style:style>
    <style:style style:name="ce9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30"/>
      <style:map style:condition="cell-content()&gt;9" style:apply-style-name="Free" style:base-cell-address="LAYERS.Q30"/>
    </style:style>
    <style:style style:name="ce9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31"/>
      <style:map style:condition="cell-content()&gt;9" style:apply-style-name="Free" style:base-cell-address="LAYERS.Q31"/>
    </style:style>
    <style:style style:name="ce9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32"/>
      <style:map style:condition="cell-content()&gt;9" style:apply-style-name="Free" style:base-cell-address="LAYERS.Q32"/>
    </style:style>
    <style:style style:name="ce9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Q33"/>
      <style:map style:condition="cell-content()&gt;9" style:apply-style-name="Free" style:base-cell-address="LAYERS.Q33"/>
    </style:style>
    <style:style style:name="ce100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"/>
      <style:map style:condition="cell-content()&gt;9" style:apply-style-name="Free" style:base-cell-address="LAYERS.R2"/>
    </style:style>
    <style:style style:name="ce10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3"/>
      <style:map style:condition="cell-content()&gt;9" style:apply-style-name="Free" style:base-cell-address="LAYERS.R3"/>
    </style:style>
    <style:style style:name="ce10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4"/>
      <style:map style:condition="cell-content()&gt;9" style:apply-style-name="Free" style:base-cell-address="LAYERS.R4"/>
    </style:style>
    <style:style style:name="ce10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5"/>
      <style:map style:condition="cell-content()&gt;9" style:apply-style-name="Free" style:base-cell-address="LAYERS.R5"/>
    </style:style>
    <style:style style:name="ce10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6"/>
      <style:map style:condition="cell-content()&gt;9" style:apply-style-name="Free" style:base-cell-address="LAYERS.R6"/>
    </style:style>
    <style:style style:name="ce10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7"/>
      <style:map style:condition="cell-content()&gt;9" style:apply-style-name="Free" style:base-cell-address="LAYERS.R7"/>
    </style:style>
    <style:style style:name="ce10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8"/>
      <style:map style:condition="cell-content()&gt;9" style:apply-style-name="Free" style:base-cell-address="LAYERS.R8"/>
    </style:style>
    <style:style style:name="ce10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9"/>
      <style:map style:condition="cell-content()&gt;9" style:apply-style-name="Free" style:base-cell-address="LAYERS.R9"/>
    </style:style>
    <style:style style:name="ce10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0"/>
      <style:map style:condition="cell-content()&gt;9" style:apply-style-name="Free" style:base-cell-address="LAYERS.R10"/>
    </style:style>
    <style:style style:name="ce10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1"/>
      <style:map style:condition="cell-content()&gt;9" style:apply-style-name="Free" style:base-cell-address="LAYERS.R11"/>
    </style:style>
    <style:style style:name="ce10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2"/>
      <style:map style:condition="cell-content()&gt;9" style:apply-style-name="Free" style:base-cell-address="LAYERS.R12"/>
    </style:style>
    <style:style style:name="ce10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3"/>
      <style:map style:condition="cell-content()&gt;9" style:apply-style-name="Free" style:base-cell-address="LAYERS.R13"/>
    </style:style>
    <style:style style:name="ce10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4"/>
      <style:map style:condition="cell-content()&gt;9" style:apply-style-name="Free" style:base-cell-address="LAYERS.R14"/>
    </style:style>
    <style:style style:name="ce10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5"/>
      <style:map style:condition="cell-content()&gt;9" style:apply-style-name="Free" style:base-cell-address="LAYERS.R15"/>
    </style:style>
    <style:style style:name="ce10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6"/>
      <style:map style:condition="cell-content()&gt;9" style:apply-style-name="Free" style:base-cell-address="LAYERS.R16"/>
    </style:style>
    <style:style style:name="ce10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7"/>
      <style:map style:condition="cell-content()&gt;9" style:apply-style-name="Free" style:base-cell-address="LAYERS.R17"/>
    </style:style>
    <style:style style:name="ce10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8"/>
      <style:map style:condition="cell-content()&gt;9" style:apply-style-name="Free" style:base-cell-address="LAYERS.R18"/>
    </style:style>
    <style:style style:name="ce10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19"/>
      <style:map style:condition="cell-content()&gt;9" style:apply-style-name="Free" style:base-cell-address="LAYERS.R19"/>
    </style:style>
    <style:style style:name="ce10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0"/>
      <style:map style:condition="cell-content()&gt;9" style:apply-style-name="Free" style:base-cell-address="LAYERS.R20"/>
    </style:style>
    <style:style style:name="ce10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1"/>
      <style:map style:condition="cell-content()&gt;9" style:apply-style-name="Free" style:base-cell-address="LAYERS.R21"/>
    </style:style>
    <style:style style:name="ce10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2"/>
      <style:map style:condition="cell-content()&gt;9" style:apply-style-name="Free" style:base-cell-address="LAYERS.R22"/>
    </style:style>
    <style:style style:name="ce10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3"/>
      <style:map style:condition="cell-content()&gt;9" style:apply-style-name="Free" style:base-cell-address="LAYERS.R23"/>
    </style:style>
    <style:style style:name="ce10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4"/>
      <style:map style:condition="cell-content()&gt;9" style:apply-style-name="Free" style:base-cell-address="LAYERS.R24"/>
    </style:style>
    <style:style style:name="ce10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5"/>
      <style:map style:condition="cell-content()&gt;9" style:apply-style-name="Free" style:base-cell-address="LAYERS.R25"/>
    </style:style>
    <style:style style:name="ce10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6"/>
      <style:map style:condition="cell-content()&gt;9" style:apply-style-name="Free" style:base-cell-address="LAYERS.R26"/>
    </style:style>
    <style:style style:name="ce10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7"/>
      <style:map style:condition="cell-content()&gt;9" style:apply-style-name="Free" style:base-cell-address="LAYERS.R27"/>
    </style:style>
    <style:style style:name="ce10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8"/>
      <style:map style:condition="cell-content()&gt;9" style:apply-style-name="Free" style:base-cell-address="LAYERS.R28"/>
    </style:style>
    <style:style style:name="ce10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29"/>
      <style:map style:condition="cell-content()&gt;9" style:apply-style-name="Free" style:base-cell-address="LAYERS.R29"/>
    </style:style>
    <style:style style:name="ce10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30"/>
      <style:map style:condition="cell-content()&gt;9" style:apply-style-name="Free" style:base-cell-address="LAYERS.R30"/>
    </style:style>
    <style:style style:name="ce10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31"/>
      <style:map style:condition="cell-content()&gt;9" style:apply-style-name="Free" style:base-cell-address="LAYERS.R31"/>
    </style:style>
    <style:style style:name="ce10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32"/>
      <style:map style:condition="cell-content()&gt;9" style:apply-style-name="Free" style:base-cell-address="LAYERS.R32"/>
    </style:style>
    <style:style style:name="ce10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R33"/>
      <style:map style:condition="cell-content()&gt;9" style:apply-style-name="Free" style:base-cell-address="LAYERS.R33"/>
    </style:style>
    <style:style style:name="ce103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"/>
      <style:map style:condition="cell-content()&gt;9" style:apply-style-name="Free" style:base-cell-address="LAYERS.S2"/>
    </style:style>
    <style:style style:name="ce10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3"/>
      <style:map style:condition="cell-content()&gt;9" style:apply-style-name="Free" style:base-cell-address="LAYERS.S3"/>
    </style:style>
    <style:style style:name="ce10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4"/>
      <style:map style:condition="cell-content()&gt;9" style:apply-style-name="Free" style:base-cell-address="LAYERS.S4"/>
    </style:style>
    <style:style style:name="ce10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5"/>
      <style:map style:condition="cell-content()&gt;9" style:apply-style-name="Free" style:base-cell-address="LAYERS.S5"/>
    </style:style>
    <style:style style:name="ce10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6"/>
      <style:map style:condition="cell-content()&gt;9" style:apply-style-name="Free" style:base-cell-address="LAYERS.S6"/>
    </style:style>
    <style:style style:name="ce10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7"/>
      <style:map style:condition="cell-content()&gt;9" style:apply-style-name="Free" style:base-cell-address="LAYERS.S7"/>
    </style:style>
    <style:style style:name="ce10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8"/>
      <style:map style:condition="cell-content()&gt;9" style:apply-style-name="Free" style:base-cell-address="LAYERS.S8"/>
    </style:style>
    <style:style style:name="ce10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9"/>
      <style:map style:condition="cell-content()&gt;9" style:apply-style-name="Free" style:base-cell-address="LAYERS.S9"/>
    </style:style>
    <style:style style:name="ce10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0"/>
      <style:map style:condition="cell-content()&gt;9" style:apply-style-name="Free" style:base-cell-address="LAYERS.S10"/>
    </style:style>
    <style:style style:name="ce10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1"/>
      <style:map style:condition="cell-content()&gt;9" style:apply-style-name="Free" style:base-cell-address="LAYERS.S11"/>
    </style:style>
    <style:style style:name="ce10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2"/>
      <style:map style:condition="cell-content()&gt;9" style:apply-style-name="Free" style:base-cell-address="LAYERS.S12"/>
    </style:style>
    <style:style style:name="ce10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3"/>
      <style:map style:condition="cell-content()&gt;9" style:apply-style-name="Free" style:base-cell-address="LAYERS.S13"/>
    </style:style>
    <style:style style:name="ce10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4"/>
      <style:map style:condition="cell-content()&gt;9" style:apply-style-name="Free" style:base-cell-address="LAYERS.S14"/>
    </style:style>
    <style:style style:name="ce10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5"/>
      <style:map style:condition="cell-content()&gt;9" style:apply-style-name="Free" style:base-cell-address="LAYERS.S15"/>
    </style:style>
    <style:style style:name="ce10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6"/>
      <style:map style:condition="cell-content()&gt;9" style:apply-style-name="Free" style:base-cell-address="LAYERS.S16"/>
    </style:style>
    <style:style style:name="ce10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7"/>
      <style:map style:condition="cell-content()&gt;9" style:apply-style-name="Free" style:base-cell-address="LAYERS.S17"/>
    </style:style>
    <style:style style:name="ce10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8"/>
      <style:map style:condition="cell-content()&gt;9" style:apply-style-name="Free" style:base-cell-address="LAYERS.S18"/>
    </style:style>
    <style:style style:name="ce10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19"/>
      <style:map style:condition="cell-content()&gt;9" style:apply-style-name="Free" style:base-cell-address="LAYERS.S19"/>
    </style:style>
    <style:style style:name="ce10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0"/>
      <style:map style:condition="cell-content()&gt;9" style:apply-style-name="Free" style:base-cell-address="LAYERS.S20"/>
    </style:style>
    <style:style style:name="ce10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1"/>
      <style:map style:condition="cell-content()&gt;9" style:apply-style-name="Free" style:base-cell-address="LAYERS.S21"/>
    </style:style>
    <style:style style:name="ce10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2"/>
      <style:map style:condition="cell-content()&gt;9" style:apply-style-name="Free" style:base-cell-address="LAYERS.S22"/>
    </style:style>
    <style:style style:name="ce10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3"/>
      <style:map style:condition="cell-content()&gt;9" style:apply-style-name="Free" style:base-cell-address="LAYERS.S23"/>
    </style:style>
    <style:style style:name="ce10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4"/>
      <style:map style:condition="cell-content()&gt;9" style:apply-style-name="Free" style:base-cell-address="LAYERS.S24"/>
    </style:style>
    <style:style style:name="ce10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5"/>
      <style:map style:condition="cell-content()&gt;9" style:apply-style-name="Free" style:base-cell-address="LAYERS.S25"/>
    </style:style>
    <style:style style:name="ce10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6"/>
      <style:map style:condition="cell-content()&gt;9" style:apply-style-name="Free" style:base-cell-address="LAYERS.S26"/>
    </style:style>
    <style:style style:name="ce10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7"/>
      <style:map style:condition="cell-content()&gt;9" style:apply-style-name="Free" style:base-cell-address="LAYERS.S27"/>
    </style:style>
    <style:style style:name="ce10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8"/>
      <style:map style:condition="cell-content()&gt;9" style:apply-style-name="Free" style:base-cell-address="LAYERS.S28"/>
    </style:style>
    <style:style style:name="ce10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29"/>
      <style:map style:condition="cell-content()&gt;9" style:apply-style-name="Free" style:base-cell-address="LAYERS.S29"/>
    </style:style>
    <style:style style:name="ce10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30"/>
      <style:map style:condition="cell-content()&gt;9" style:apply-style-name="Free" style:base-cell-address="LAYERS.S30"/>
    </style:style>
    <style:style style:name="ce10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31"/>
      <style:map style:condition="cell-content()&gt;9" style:apply-style-name="Free" style:base-cell-address="LAYERS.S31"/>
    </style:style>
    <style:style style:name="ce10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32"/>
      <style:map style:condition="cell-content()&gt;9" style:apply-style-name="Free" style:base-cell-address="LAYERS.S32"/>
    </style:style>
    <style:style style:name="ce10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S33"/>
      <style:map style:condition="cell-content()&gt;9" style:apply-style-name="Free" style:base-cell-address="LAYERS.S33"/>
    </style:style>
    <style:style style:name="ce106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"/>
      <style:map style:condition="cell-content()&gt;9" style:apply-style-name="Free" style:base-cell-address="LAYERS.T2"/>
    </style:style>
    <style:style style:name="ce10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3"/>
      <style:map style:condition="cell-content()&gt;9" style:apply-style-name="Free" style:base-cell-address="LAYERS.T3"/>
    </style:style>
    <style:style style:name="ce10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4"/>
      <style:map style:condition="cell-content()&gt;9" style:apply-style-name="Free" style:base-cell-address="LAYERS.T4"/>
    </style:style>
    <style:style style:name="ce10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5"/>
      <style:map style:condition="cell-content()&gt;9" style:apply-style-name="Free" style:base-cell-address="LAYERS.T5"/>
    </style:style>
    <style:style style:name="ce10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6"/>
      <style:map style:condition="cell-content()&gt;9" style:apply-style-name="Free" style:base-cell-address="LAYERS.T6"/>
    </style:style>
    <style:style style:name="ce10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7"/>
      <style:map style:condition="cell-content()&gt;9" style:apply-style-name="Free" style:base-cell-address="LAYERS.T7"/>
    </style:style>
    <style:style style:name="ce10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8"/>
      <style:map style:condition="cell-content()&gt;9" style:apply-style-name="Free" style:base-cell-address="LAYERS.T8"/>
    </style:style>
    <style:style style:name="ce10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9"/>
      <style:map style:condition="cell-content()&gt;9" style:apply-style-name="Free" style:base-cell-address="LAYERS.T9"/>
    </style:style>
    <style:style style:name="ce10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0"/>
      <style:map style:condition="cell-content()&gt;9" style:apply-style-name="Free" style:base-cell-address="LAYERS.T10"/>
    </style:style>
    <style:style style:name="ce10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1"/>
      <style:map style:condition="cell-content()&gt;9" style:apply-style-name="Free" style:base-cell-address="LAYERS.T11"/>
    </style:style>
    <style:style style:name="ce10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2"/>
      <style:map style:condition="cell-content()&gt;9" style:apply-style-name="Free" style:base-cell-address="LAYERS.T12"/>
    </style:style>
    <style:style style:name="ce10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3"/>
      <style:map style:condition="cell-content()&gt;9" style:apply-style-name="Free" style:base-cell-address="LAYERS.T13"/>
    </style:style>
    <style:style style:name="ce10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4"/>
      <style:map style:condition="cell-content()&gt;9" style:apply-style-name="Free" style:base-cell-address="LAYERS.T14"/>
    </style:style>
    <style:style style:name="ce10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5"/>
      <style:map style:condition="cell-content()&gt;9" style:apply-style-name="Free" style:base-cell-address="LAYERS.T15"/>
    </style:style>
    <style:style style:name="ce10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6"/>
      <style:map style:condition="cell-content()&gt;9" style:apply-style-name="Free" style:base-cell-address="LAYERS.T16"/>
    </style:style>
    <style:style style:name="ce10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7"/>
      <style:map style:condition="cell-content()&gt;9" style:apply-style-name="Free" style:base-cell-address="LAYERS.T17"/>
    </style:style>
    <style:style style:name="ce10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8"/>
      <style:map style:condition="cell-content()&gt;9" style:apply-style-name="Free" style:base-cell-address="LAYERS.T18"/>
    </style:style>
    <style:style style:name="ce10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19"/>
      <style:map style:condition="cell-content()&gt;9" style:apply-style-name="Free" style:base-cell-address="LAYERS.T19"/>
    </style:style>
    <style:style style:name="ce10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0"/>
      <style:map style:condition="cell-content()&gt;9" style:apply-style-name="Free" style:base-cell-address="LAYERS.T20"/>
    </style:style>
    <style:style style:name="ce10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1"/>
      <style:map style:condition="cell-content()&gt;9" style:apply-style-name="Free" style:base-cell-address="LAYERS.T21"/>
    </style:style>
    <style:style style:name="ce10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2"/>
      <style:map style:condition="cell-content()&gt;9" style:apply-style-name="Free" style:base-cell-address="LAYERS.T22"/>
    </style:style>
    <style:style style:name="ce10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3"/>
      <style:map style:condition="cell-content()&gt;9" style:apply-style-name="Free" style:base-cell-address="LAYERS.T23"/>
    </style:style>
    <style:style style:name="ce10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4"/>
      <style:map style:condition="cell-content()&gt;9" style:apply-style-name="Free" style:base-cell-address="LAYERS.T24"/>
    </style:style>
    <style:style style:name="ce10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5"/>
      <style:map style:condition="cell-content()&gt;9" style:apply-style-name="Free" style:base-cell-address="LAYERS.T25"/>
    </style:style>
    <style:style style:name="ce10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6"/>
      <style:map style:condition="cell-content()&gt;9" style:apply-style-name="Free" style:base-cell-address="LAYERS.T26"/>
    </style:style>
    <style:style style:name="ce10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7"/>
      <style:map style:condition="cell-content()&gt;9" style:apply-style-name="Free" style:base-cell-address="LAYERS.T27"/>
    </style:style>
    <style:style style:name="ce10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8"/>
      <style:map style:condition="cell-content()&gt;9" style:apply-style-name="Free" style:base-cell-address="LAYERS.T28"/>
    </style:style>
    <style:style style:name="ce10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29"/>
      <style:map style:condition="cell-content()&gt;9" style:apply-style-name="Free" style:base-cell-address="LAYERS.T29"/>
    </style:style>
    <style:style style:name="ce10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30"/>
      <style:map style:condition="cell-content()&gt;9" style:apply-style-name="Free" style:base-cell-address="LAYERS.T30"/>
    </style:style>
    <style:style style:name="ce10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31"/>
      <style:map style:condition="cell-content()&gt;9" style:apply-style-name="Free" style:base-cell-address="LAYERS.T31"/>
    </style:style>
    <style:style style:name="ce10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32"/>
      <style:map style:condition="cell-content()&gt;9" style:apply-style-name="Free" style:base-cell-address="LAYERS.T32"/>
    </style:style>
    <style:style style:name="ce10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T33"/>
      <style:map style:condition="cell-content()&gt;9" style:apply-style-name="Free" style:base-cell-address="LAYERS.T33"/>
    </style:style>
    <style:style style:name="ce109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"/>
      <style:map style:condition="cell-content()&gt;9" style:apply-style-name="Free" style:base-cell-address="LAYERS.U2"/>
    </style:style>
    <style:style style:name="ce10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3"/>
      <style:map style:condition="cell-content()&gt;9" style:apply-style-name="Free" style:base-cell-address="LAYERS.U3"/>
    </style:style>
    <style:style style:name="ce10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4"/>
      <style:map style:condition="cell-content()&gt;9" style:apply-style-name="Free" style:base-cell-address="LAYERS.U4"/>
    </style:style>
    <style:style style:name="ce10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5"/>
      <style:map style:condition="cell-content()&gt;9" style:apply-style-name="Free" style:base-cell-address="LAYERS.U5"/>
    </style:style>
    <style:style style:name="ce11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6"/>
      <style:map style:condition="cell-content()&gt;9" style:apply-style-name="Free" style:base-cell-address="LAYERS.U6"/>
    </style:style>
    <style:style style:name="ce11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7"/>
      <style:map style:condition="cell-content()&gt;9" style:apply-style-name="Free" style:base-cell-address="LAYERS.U7"/>
    </style:style>
    <style:style style:name="ce11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8"/>
      <style:map style:condition="cell-content()&gt;9" style:apply-style-name="Free" style:base-cell-address="LAYERS.U8"/>
    </style:style>
    <style:style style:name="ce11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9"/>
      <style:map style:condition="cell-content()&gt;9" style:apply-style-name="Free" style:base-cell-address="LAYERS.U9"/>
    </style:style>
    <style:style style:name="ce11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0"/>
      <style:map style:condition="cell-content()&gt;9" style:apply-style-name="Free" style:base-cell-address="LAYERS.U10"/>
    </style:style>
    <style:style style:name="ce11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1"/>
      <style:map style:condition="cell-content()&gt;9" style:apply-style-name="Free" style:base-cell-address="LAYERS.U11"/>
    </style:style>
    <style:style style:name="ce11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2"/>
      <style:map style:condition="cell-content()&gt;9" style:apply-style-name="Free" style:base-cell-address="LAYERS.U12"/>
    </style:style>
    <style:style style:name="ce11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3"/>
      <style:map style:condition="cell-content()&gt;9" style:apply-style-name="Free" style:base-cell-address="LAYERS.U13"/>
    </style:style>
    <style:style style:name="ce11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4"/>
      <style:map style:condition="cell-content()&gt;9" style:apply-style-name="Free" style:base-cell-address="LAYERS.U14"/>
    </style:style>
    <style:style style:name="ce11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5"/>
      <style:map style:condition="cell-content()&gt;9" style:apply-style-name="Free" style:base-cell-address="LAYERS.U15"/>
    </style:style>
    <style:style style:name="ce11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6"/>
      <style:map style:condition="cell-content()&gt;9" style:apply-style-name="Free" style:base-cell-address="LAYERS.U16"/>
    </style:style>
    <style:style style:name="ce11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7"/>
      <style:map style:condition="cell-content()&gt;9" style:apply-style-name="Free" style:base-cell-address="LAYERS.U17"/>
    </style:style>
    <style:style style:name="ce11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8"/>
      <style:map style:condition="cell-content()&gt;9" style:apply-style-name="Free" style:base-cell-address="LAYERS.U18"/>
    </style:style>
    <style:style style:name="ce11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19"/>
      <style:map style:condition="cell-content()&gt;9" style:apply-style-name="Free" style:base-cell-address="LAYERS.U19"/>
    </style:style>
    <style:style style:name="ce11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0"/>
      <style:map style:condition="cell-content()&gt;9" style:apply-style-name="Free" style:base-cell-address="LAYERS.U20"/>
    </style:style>
    <style:style style:name="ce11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1"/>
      <style:map style:condition="cell-content()&gt;9" style:apply-style-name="Free" style:base-cell-address="LAYERS.U21"/>
    </style:style>
    <style:style style:name="ce11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2"/>
      <style:map style:condition="cell-content()&gt;9" style:apply-style-name="Free" style:base-cell-address="LAYERS.U22"/>
    </style:style>
    <style:style style:name="ce11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3"/>
      <style:map style:condition="cell-content()&gt;9" style:apply-style-name="Free" style:base-cell-address="LAYERS.U23"/>
    </style:style>
    <style:style style:name="ce11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4"/>
      <style:map style:condition="cell-content()&gt;9" style:apply-style-name="Free" style:base-cell-address="LAYERS.U24"/>
    </style:style>
    <style:style style:name="ce11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5"/>
      <style:map style:condition="cell-content()&gt;9" style:apply-style-name="Free" style:base-cell-address="LAYERS.U25"/>
    </style:style>
    <style:style style:name="ce11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6"/>
      <style:map style:condition="cell-content()&gt;9" style:apply-style-name="Free" style:base-cell-address="LAYERS.U26"/>
    </style:style>
    <style:style style:name="ce11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7"/>
      <style:map style:condition="cell-content()&gt;9" style:apply-style-name="Free" style:base-cell-address="LAYERS.U27"/>
    </style:style>
    <style:style style:name="ce11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8"/>
      <style:map style:condition="cell-content()&gt;9" style:apply-style-name="Free" style:base-cell-address="LAYERS.U28"/>
    </style:style>
    <style:style style:name="ce11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29"/>
      <style:map style:condition="cell-content()&gt;9" style:apply-style-name="Free" style:base-cell-address="LAYERS.U29"/>
    </style:style>
    <style:style style:name="ce11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30"/>
      <style:map style:condition="cell-content()&gt;9" style:apply-style-name="Free" style:base-cell-address="LAYERS.U30"/>
    </style:style>
    <style:style style:name="ce11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31"/>
      <style:map style:condition="cell-content()&gt;9" style:apply-style-name="Free" style:base-cell-address="LAYERS.U31"/>
    </style:style>
    <style:style style:name="ce11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32"/>
      <style:map style:condition="cell-content()&gt;9" style:apply-style-name="Free" style:base-cell-address="LAYERS.U32"/>
    </style:style>
    <style:style style:name="ce11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U33"/>
      <style:map style:condition="cell-content()&gt;9" style:apply-style-name="Free" style:base-cell-address="LAYERS.U33"/>
    </style:style>
    <style:style style:name="ce112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"/>
      <style:map style:condition="cell-content()&gt;9" style:apply-style-name="Free" style:base-cell-address="LAYERS.V2"/>
    </style:style>
    <style:style style:name="ce11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3"/>
      <style:map style:condition="cell-content()&gt;9" style:apply-style-name="Free" style:base-cell-address="LAYERS.V3"/>
    </style:style>
    <style:style style:name="ce11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4"/>
      <style:map style:condition="cell-content()&gt;9" style:apply-style-name="Free" style:base-cell-address="LAYERS.V4"/>
    </style:style>
    <style:style style:name="ce11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5"/>
      <style:map style:condition="cell-content()&gt;9" style:apply-style-name="Free" style:base-cell-address="LAYERS.V5"/>
    </style:style>
    <style:style style:name="ce11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6"/>
      <style:map style:condition="cell-content()&gt;9" style:apply-style-name="Free" style:base-cell-address="LAYERS.V6"/>
    </style:style>
    <style:style style:name="ce11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7"/>
      <style:map style:condition="cell-content()&gt;9" style:apply-style-name="Free" style:base-cell-address="LAYERS.V7"/>
    </style:style>
    <style:style style:name="ce11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8"/>
      <style:map style:condition="cell-content()&gt;9" style:apply-style-name="Free" style:base-cell-address="LAYERS.V8"/>
    </style:style>
    <style:style style:name="ce11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9"/>
      <style:map style:condition="cell-content()&gt;9" style:apply-style-name="Free" style:base-cell-address="LAYERS.V9"/>
    </style:style>
    <style:style style:name="ce11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0"/>
      <style:map style:condition="cell-content()&gt;9" style:apply-style-name="Free" style:base-cell-address="LAYERS.V10"/>
    </style:style>
    <style:style style:name="ce11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1"/>
      <style:map style:condition="cell-content()&gt;9" style:apply-style-name="Free" style:base-cell-address="LAYERS.V11"/>
    </style:style>
    <style:style style:name="ce11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2"/>
      <style:map style:condition="cell-content()&gt;9" style:apply-style-name="Free" style:base-cell-address="LAYERS.V12"/>
    </style:style>
    <style:style style:name="ce11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3"/>
      <style:map style:condition="cell-content()&gt;9" style:apply-style-name="Free" style:base-cell-address="LAYERS.V13"/>
    </style:style>
    <style:style style:name="ce11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4"/>
      <style:map style:condition="cell-content()&gt;9" style:apply-style-name="Free" style:base-cell-address="LAYERS.V14"/>
    </style:style>
    <style:style style:name="ce11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5"/>
      <style:map style:condition="cell-content()&gt;9" style:apply-style-name="Free" style:base-cell-address="LAYERS.V15"/>
    </style:style>
    <style:style style:name="ce11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6"/>
      <style:map style:condition="cell-content()&gt;9" style:apply-style-name="Free" style:base-cell-address="LAYERS.V16"/>
    </style:style>
    <style:style style:name="ce11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7"/>
      <style:map style:condition="cell-content()&gt;9" style:apply-style-name="Free" style:base-cell-address="LAYERS.V17"/>
    </style:style>
    <style:style style:name="ce11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8"/>
      <style:map style:condition="cell-content()&gt;9" style:apply-style-name="Free" style:base-cell-address="LAYERS.V18"/>
    </style:style>
    <style:style style:name="ce11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19"/>
      <style:map style:condition="cell-content()&gt;9" style:apply-style-name="Free" style:base-cell-address="LAYERS.V19"/>
    </style:style>
    <style:style style:name="ce11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0"/>
      <style:map style:condition="cell-content()&gt;9" style:apply-style-name="Free" style:base-cell-address="LAYERS.V20"/>
    </style:style>
    <style:style style:name="ce11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1"/>
      <style:map style:condition="cell-content()&gt;9" style:apply-style-name="Free" style:base-cell-address="LAYERS.V21"/>
    </style:style>
    <style:style style:name="ce11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2"/>
      <style:map style:condition="cell-content()&gt;9" style:apply-style-name="Free" style:base-cell-address="LAYERS.V22"/>
    </style:style>
    <style:style style:name="ce11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3"/>
      <style:map style:condition="cell-content()&gt;9" style:apply-style-name="Free" style:base-cell-address="LAYERS.V23"/>
    </style:style>
    <style:style style:name="ce11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4"/>
      <style:map style:condition="cell-content()&gt;9" style:apply-style-name="Free" style:base-cell-address="LAYERS.V24"/>
    </style:style>
    <style:style style:name="ce11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5"/>
      <style:map style:condition="cell-content()&gt;9" style:apply-style-name="Free" style:base-cell-address="LAYERS.V25"/>
    </style:style>
    <style:style style:name="ce11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6"/>
      <style:map style:condition="cell-content()&gt;9" style:apply-style-name="Free" style:base-cell-address="LAYERS.V26"/>
    </style:style>
    <style:style style:name="ce11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7"/>
      <style:map style:condition="cell-content()&gt;9" style:apply-style-name="Free" style:base-cell-address="LAYERS.V27"/>
    </style:style>
    <style:style style:name="ce11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8"/>
      <style:map style:condition="cell-content()&gt;9" style:apply-style-name="Free" style:base-cell-address="LAYERS.V28"/>
    </style:style>
    <style:style style:name="ce11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29"/>
      <style:map style:condition="cell-content()&gt;9" style:apply-style-name="Free" style:base-cell-address="LAYERS.V29"/>
    </style:style>
    <style:style style:name="ce11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30"/>
      <style:map style:condition="cell-content()&gt;9" style:apply-style-name="Free" style:base-cell-address="LAYERS.V30"/>
    </style:style>
    <style:style style:name="ce11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31"/>
      <style:map style:condition="cell-content()&gt;9" style:apply-style-name="Free" style:base-cell-address="LAYERS.V31"/>
    </style:style>
    <style:style style:name="ce11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32"/>
      <style:map style:condition="cell-content()&gt;9" style:apply-style-name="Free" style:base-cell-address="LAYERS.V32"/>
    </style:style>
    <style:style style:name="ce11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V33"/>
      <style:map style:condition="cell-content()&gt;9" style:apply-style-name="Free" style:base-cell-address="LAYERS.V33"/>
    </style:style>
    <style:style style:name="ce116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"/>
      <style:map style:condition="cell-content()&gt;9" style:apply-style-name="Free" style:base-cell-address="LAYERS.W2"/>
    </style:style>
    <style:style style:name="ce11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3"/>
      <style:map style:condition="cell-content()&gt;9" style:apply-style-name="Free" style:base-cell-address="LAYERS.W3"/>
    </style:style>
    <style:style style:name="ce11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4"/>
      <style:map style:condition="cell-content()&gt;9" style:apply-style-name="Free" style:base-cell-address="LAYERS.W4"/>
    </style:style>
    <style:style style:name="ce11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5"/>
      <style:map style:condition="cell-content()&gt;9" style:apply-style-name="Free" style:base-cell-address="LAYERS.W5"/>
    </style:style>
    <style:style style:name="ce11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6"/>
      <style:map style:condition="cell-content()&gt;9" style:apply-style-name="Free" style:base-cell-address="LAYERS.W6"/>
    </style:style>
    <style:style style:name="ce11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7"/>
      <style:map style:condition="cell-content()&gt;9" style:apply-style-name="Free" style:base-cell-address="LAYERS.W7"/>
    </style:style>
    <style:style style:name="ce11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8"/>
      <style:map style:condition="cell-content()&gt;9" style:apply-style-name="Free" style:base-cell-address="LAYERS.W8"/>
    </style:style>
    <style:style style:name="ce11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9"/>
      <style:map style:condition="cell-content()&gt;9" style:apply-style-name="Free" style:base-cell-address="LAYERS.W9"/>
    </style:style>
    <style:style style:name="ce11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0"/>
      <style:map style:condition="cell-content()&gt;9" style:apply-style-name="Free" style:base-cell-address="LAYERS.W10"/>
    </style:style>
    <style:style style:name="ce11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1"/>
      <style:map style:condition="cell-content()&gt;9" style:apply-style-name="Free" style:base-cell-address="LAYERS.W11"/>
    </style:style>
    <style:style style:name="ce11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2"/>
      <style:map style:condition="cell-content()&gt;9" style:apply-style-name="Free" style:base-cell-address="LAYERS.W12"/>
    </style:style>
    <style:style style:name="ce11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3"/>
      <style:map style:condition="cell-content()&gt;9" style:apply-style-name="Free" style:base-cell-address="LAYERS.W13"/>
    </style:style>
    <style:style style:name="ce11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4"/>
      <style:map style:condition="cell-content()&gt;9" style:apply-style-name="Free" style:base-cell-address="LAYERS.W14"/>
    </style:style>
    <style:style style:name="ce11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5"/>
      <style:map style:condition="cell-content()&gt;9" style:apply-style-name="Free" style:base-cell-address="LAYERS.W15"/>
    </style:style>
    <style:style style:name="ce11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6"/>
      <style:map style:condition="cell-content()&gt;9" style:apply-style-name="Free" style:base-cell-address="LAYERS.W16"/>
    </style:style>
    <style:style style:name="ce11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7"/>
      <style:map style:condition="cell-content()&gt;9" style:apply-style-name="Free" style:base-cell-address="LAYERS.W17"/>
    </style:style>
    <style:style style:name="ce11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8"/>
      <style:map style:condition="cell-content()&gt;9" style:apply-style-name="Free" style:base-cell-address="LAYERS.W18"/>
    </style:style>
    <style:style style:name="ce11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19"/>
      <style:map style:condition="cell-content()&gt;9" style:apply-style-name="Free" style:base-cell-address="LAYERS.W19"/>
    </style:style>
    <style:style style:name="ce11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0"/>
      <style:map style:condition="cell-content()&gt;9" style:apply-style-name="Free" style:base-cell-address="LAYERS.W20"/>
    </style:style>
    <style:style style:name="ce11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1"/>
      <style:map style:condition="cell-content()&gt;9" style:apply-style-name="Free" style:base-cell-address="LAYERS.W21"/>
    </style:style>
    <style:style style:name="ce11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2"/>
      <style:map style:condition="cell-content()&gt;9" style:apply-style-name="Free" style:base-cell-address="LAYERS.W22"/>
    </style:style>
    <style:style style:name="ce11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3"/>
      <style:map style:condition="cell-content()&gt;9" style:apply-style-name="Free" style:base-cell-address="LAYERS.W23"/>
    </style:style>
    <style:style style:name="ce11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4"/>
      <style:map style:condition="cell-content()&gt;9" style:apply-style-name="Free" style:base-cell-address="LAYERS.W24"/>
    </style:style>
    <style:style style:name="ce11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5"/>
      <style:map style:condition="cell-content()&gt;9" style:apply-style-name="Free" style:base-cell-address="LAYERS.W25"/>
    </style:style>
    <style:style style:name="ce11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6"/>
      <style:map style:condition="cell-content()&gt;9" style:apply-style-name="Free" style:base-cell-address="LAYERS.W26"/>
    </style:style>
    <style:style style:name="ce11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7"/>
      <style:map style:condition="cell-content()&gt;9" style:apply-style-name="Free" style:base-cell-address="LAYERS.W27"/>
    </style:style>
    <style:style style:name="ce11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8"/>
      <style:map style:condition="cell-content()&gt;9" style:apply-style-name="Free" style:base-cell-address="LAYERS.W28"/>
    </style:style>
    <style:style style:name="ce11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29"/>
      <style:map style:condition="cell-content()&gt;9" style:apply-style-name="Free" style:base-cell-address="LAYERS.W29"/>
    </style:style>
    <style:style style:name="ce11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30"/>
      <style:map style:condition="cell-content()&gt;9" style:apply-style-name="Free" style:base-cell-address="LAYERS.W30"/>
    </style:style>
    <style:style style:name="ce11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31"/>
      <style:map style:condition="cell-content()&gt;9" style:apply-style-name="Free" style:base-cell-address="LAYERS.W31"/>
    </style:style>
    <style:style style:name="ce11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32"/>
      <style:map style:condition="cell-content()&gt;9" style:apply-style-name="Free" style:base-cell-address="LAYERS.W32"/>
    </style:style>
    <style:style style:name="ce11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W33"/>
      <style:map style:condition="cell-content()&gt;9" style:apply-style-name="Free" style:base-cell-address="LAYERS.W33"/>
    </style:style>
    <style:style style:name="ce119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"/>
      <style:map style:condition="cell-content()&gt;9" style:apply-style-name="Free" style:base-cell-address="LAYERS.X2"/>
    </style:style>
    <style:style style:name="ce11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3"/>
      <style:map style:condition="cell-content()&gt;9" style:apply-style-name="Free" style:base-cell-address="LAYERS.X3"/>
    </style:style>
    <style:style style:name="ce11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4"/>
      <style:map style:condition="cell-content()&gt;9" style:apply-style-name="Free" style:base-cell-address="LAYERS.X4"/>
    </style:style>
    <style:style style:name="ce11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5"/>
      <style:map style:condition="cell-content()&gt;9" style:apply-style-name="Free" style:base-cell-address="LAYERS.X5"/>
    </style:style>
    <style:style style:name="ce11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6"/>
      <style:map style:condition="cell-content()&gt;9" style:apply-style-name="Free" style:base-cell-address="LAYERS.X6"/>
    </style:style>
    <style:style style:name="ce11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7"/>
      <style:map style:condition="cell-content()&gt;9" style:apply-style-name="Free" style:base-cell-address="LAYERS.X7"/>
    </style:style>
    <style:style style:name="ce11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8"/>
      <style:map style:condition="cell-content()&gt;9" style:apply-style-name="Free" style:base-cell-address="LAYERS.X8"/>
    </style:style>
    <style:style style:name="ce11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9"/>
      <style:map style:condition="cell-content()&gt;9" style:apply-style-name="Free" style:base-cell-address="LAYERS.X9"/>
    </style:style>
    <style:style style:name="ce12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0"/>
      <style:map style:condition="cell-content()&gt;9" style:apply-style-name="Free" style:base-cell-address="LAYERS.X10"/>
    </style:style>
    <style:style style:name="ce12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1"/>
      <style:map style:condition="cell-content()&gt;9" style:apply-style-name="Free" style:base-cell-address="LAYERS.X11"/>
    </style:style>
    <style:style style:name="ce12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2"/>
      <style:map style:condition="cell-content()&gt;9" style:apply-style-name="Free" style:base-cell-address="LAYERS.X12"/>
    </style:style>
    <style:style style:name="ce12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3"/>
      <style:map style:condition="cell-content()&gt;9" style:apply-style-name="Free" style:base-cell-address="LAYERS.X13"/>
    </style:style>
    <style:style style:name="ce12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4"/>
      <style:map style:condition="cell-content()&gt;9" style:apply-style-name="Free" style:base-cell-address="LAYERS.X14"/>
    </style:style>
    <style:style style:name="ce12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5"/>
      <style:map style:condition="cell-content()&gt;9" style:apply-style-name="Free" style:base-cell-address="LAYERS.X15"/>
    </style:style>
    <style:style style:name="ce12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6"/>
      <style:map style:condition="cell-content()&gt;9" style:apply-style-name="Free" style:base-cell-address="LAYERS.X16"/>
    </style:style>
    <style:style style:name="ce12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7"/>
      <style:map style:condition="cell-content()&gt;9" style:apply-style-name="Free" style:base-cell-address="LAYERS.X17"/>
    </style:style>
    <style:style style:name="ce12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8"/>
      <style:map style:condition="cell-content()&gt;9" style:apply-style-name="Free" style:base-cell-address="LAYERS.X18"/>
    </style:style>
    <style:style style:name="ce12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19"/>
      <style:map style:condition="cell-content()&gt;9" style:apply-style-name="Free" style:base-cell-address="LAYERS.X19"/>
    </style:style>
    <style:style style:name="ce12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0"/>
      <style:map style:condition="cell-content()&gt;9" style:apply-style-name="Free" style:base-cell-address="LAYERS.X20"/>
    </style:style>
    <style:style style:name="ce12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1"/>
      <style:map style:condition="cell-content()&gt;9" style:apply-style-name="Free" style:base-cell-address="LAYERS.X21"/>
    </style:style>
    <style:style style:name="ce12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2"/>
      <style:map style:condition="cell-content()&gt;9" style:apply-style-name="Free" style:base-cell-address="LAYERS.X22"/>
    </style:style>
    <style:style style:name="ce12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3"/>
      <style:map style:condition="cell-content()&gt;9" style:apply-style-name="Free" style:base-cell-address="LAYERS.X23"/>
    </style:style>
    <style:style style:name="ce12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4"/>
      <style:map style:condition="cell-content()&gt;9" style:apply-style-name="Free" style:base-cell-address="LAYERS.X24"/>
    </style:style>
    <style:style style:name="ce12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5"/>
      <style:map style:condition="cell-content()&gt;9" style:apply-style-name="Free" style:base-cell-address="LAYERS.X25"/>
    </style:style>
    <style:style style:name="ce12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6"/>
      <style:map style:condition="cell-content()&gt;9" style:apply-style-name="Free" style:base-cell-address="LAYERS.X26"/>
    </style:style>
    <style:style style:name="ce12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7"/>
      <style:map style:condition="cell-content()&gt;9" style:apply-style-name="Free" style:base-cell-address="LAYERS.X27"/>
    </style:style>
    <style:style style:name="ce12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8"/>
      <style:map style:condition="cell-content()&gt;9" style:apply-style-name="Free" style:base-cell-address="LAYERS.X28"/>
    </style:style>
    <style:style style:name="ce12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29"/>
      <style:map style:condition="cell-content()&gt;9" style:apply-style-name="Free" style:base-cell-address="LAYERS.X29"/>
    </style:style>
    <style:style style:name="ce12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30"/>
      <style:map style:condition="cell-content()&gt;9" style:apply-style-name="Free" style:base-cell-address="LAYERS.X30"/>
    </style:style>
    <style:style style:name="ce12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31"/>
      <style:map style:condition="cell-content()&gt;9" style:apply-style-name="Free" style:base-cell-address="LAYERS.X31"/>
    </style:style>
    <style:style style:name="ce12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32"/>
      <style:map style:condition="cell-content()&gt;9" style:apply-style-name="Free" style:base-cell-address="LAYERS.X32"/>
    </style:style>
    <style:style style:name="ce12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X33"/>
      <style:map style:condition="cell-content()&gt;9" style:apply-style-name="Free" style:base-cell-address="LAYERS.X33"/>
    </style:style>
    <style:style style:name="ce122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"/>
      <style:map style:condition="cell-content()&gt;9" style:apply-style-name="Free" style:base-cell-address="LAYERS.Y2"/>
    </style:style>
    <style:style style:name="ce12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3"/>
      <style:map style:condition="cell-content()&gt;9" style:apply-style-name="Free" style:base-cell-address="LAYERS.Y3"/>
    </style:style>
    <style:style style:name="ce12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4"/>
      <style:map style:condition="cell-content()&gt;9" style:apply-style-name="Free" style:base-cell-address="LAYERS.Y4"/>
    </style:style>
    <style:style style:name="ce12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5"/>
      <style:map style:condition="cell-content()&gt;9" style:apply-style-name="Free" style:base-cell-address="LAYERS.Y5"/>
    </style:style>
    <style:style style:name="ce12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6"/>
      <style:map style:condition="cell-content()&gt;9" style:apply-style-name="Free" style:base-cell-address="LAYERS.Y6"/>
    </style:style>
    <style:style style:name="ce12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7"/>
      <style:map style:condition="cell-content()&gt;9" style:apply-style-name="Free" style:base-cell-address="LAYERS.Y7"/>
    </style:style>
    <style:style style:name="ce12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8"/>
      <style:map style:condition="cell-content()&gt;9" style:apply-style-name="Free" style:base-cell-address="LAYERS.Y8"/>
    </style:style>
    <style:style style:name="ce12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9"/>
      <style:map style:condition="cell-content()&gt;9" style:apply-style-name="Free" style:base-cell-address="LAYERS.Y9"/>
    </style:style>
    <style:style style:name="ce12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0"/>
      <style:map style:condition="cell-content()&gt;9" style:apply-style-name="Free" style:base-cell-address="LAYERS.Y10"/>
    </style:style>
    <style:style style:name="ce12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1"/>
      <style:map style:condition="cell-content()&gt;9" style:apply-style-name="Free" style:base-cell-address="LAYERS.Y11"/>
    </style:style>
    <style:style style:name="ce12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2"/>
      <style:map style:condition="cell-content()&gt;9" style:apply-style-name="Free" style:base-cell-address="LAYERS.Y12"/>
    </style:style>
    <style:style style:name="ce12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3"/>
      <style:map style:condition="cell-content()&gt;9" style:apply-style-name="Free" style:base-cell-address="LAYERS.Y13"/>
    </style:style>
    <style:style style:name="ce12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4"/>
      <style:map style:condition="cell-content()&gt;9" style:apply-style-name="Free" style:base-cell-address="LAYERS.Y14"/>
    </style:style>
    <style:style style:name="ce12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5"/>
      <style:map style:condition="cell-content()&gt;9" style:apply-style-name="Free" style:base-cell-address="LAYERS.Y15"/>
    </style:style>
    <style:style style:name="ce12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6"/>
      <style:map style:condition="cell-content()&gt;9" style:apply-style-name="Free" style:base-cell-address="LAYERS.Y16"/>
    </style:style>
    <style:style style:name="ce12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7"/>
      <style:map style:condition="cell-content()&gt;9" style:apply-style-name="Free" style:base-cell-address="LAYERS.Y17"/>
    </style:style>
    <style:style style:name="ce12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8"/>
      <style:map style:condition="cell-content()&gt;9" style:apply-style-name="Free" style:base-cell-address="LAYERS.Y18"/>
    </style:style>
    <style:style style:name="ce12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19"/>
      <style:map style:condition="cell-content()&gt;9" style:apply-style-name="Free" style:base-cell-address="LAYERS.Y19"/>
    </style:style>
    <style:style style:name="ce12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0"/>
      <style:map style:condition="cell-content()&gt;9" style:apply-style-name="Free" style:base-cell-address="LAYERS.Y20"/>
    </style:style>
    <style:style style:name="ce12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1"/>
      <style:map style:condition="cell-content()&gt;9" style:apply-style-name="Free" style:base-cell-address="LAYERS.Y21"/>
    </style:style>
    <style:style style:name="ce12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2"/>
      <style:map style:condition="cell-content()&gt;9" style:apply-style-name="Free" style:base-cell-address="LAYERS.Y22"/>
    </style:style>
    <style:style style:name="ce12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3"/>
      <style:map style:condition="cell-content()&gt;9" style:apply-style-name="Free" style:base-cell-address="LAYERS.Y23"/>
    </style:style>
    <style:style style:name="ce12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4"/>
      <style:map style:condition="cell-content()&gt;9" style:apply-style-name="Free" style:base-cell-address="LAYERS.Y24"/>
    </style:style>
    <style:style style:name="ce12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5"/>
      <style:map style:condition="cell-content()&gt;9" style:apply-style-name="Free" style:base-cell-address="LAYERS.Y25"/>
    </style:style>
    <style:style style:name="ce12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6"/>
      <style:map style:condition="cell-content()&gt;9" style:apply-style-name="Free" style:base-cell-address="LAYERS.Y26"/>
    </style:style>
    <style:style style:name="ce12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7"/>
      <style:map style:condition="cell-content()&gt;9" style:apply-style-name="Free" style:base-cell-address="LAYERS.Y27"/>
    </style:style>
    <style:style style:name="ce12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8"/>
      <style:map style:condition="cell-content()&gt;9" style:apply-style-name="Free" style:base-cell-address="LAYERS.Y28"/>
    </style:style>
    <style:style style:name="ce12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29"/>
      <style:map style:condition="cell-content()&gt;9" style:apply-style-name="Free" style:base-cell-address="LAYERS.Y29"/>
    </style:style>
    <style:style style:name="ce12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30"/>
      <style:map style:condition="cell-content()&gt;9" style:apply-style-name="Free" style:base-cell-address="LAYERS.Y30"/>
    </style:style>
    <style:style style:name="ce12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31"/>
      <style:map style:condition="cell-content()&gt;9" style:apply-style-name="Free" style:base-cell-address="LAYERS.Y31"/>
    </style:style>
    <style:style style:name="ce12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32"/>
      <style:map style:condition="cell-content()&gt;9" style:apply-style-name="Free" style:base-cell-address="LAYERS.Y32"/>
    </style:style>
    <style:style style:name="ce12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Y33"/>
      <style:map style:condition="cell-content()&gt;9" style:apply-style-name="Free" style:base-cell-address="LAYERS.Y33"/>
    </style:style>
    <style:style style:name="ce125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"/>
      <style:map style:condition="cell-content()&gt;9" style:apply-style-name="Free" style:base-cell-address="LAYERS.Z2"/>
    </style:style>
    <style:style style:name="ce12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3"/>
      <style:map style:condition="cell-content()&gt;9" style:apply-style-name="Free" style:base-cell-address="LAYERS.Z3"/>
    </style:style>
    <style:style style:name="ce12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4"/>
      <style:map style:condition="cell-content()&gt;9" style:apply-style-name="Free" style:base-cell-address="LAYERS.Z4"/>
    </style:style>
    <style:style style:name="ce12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5"/>
      <style:map style:condition="cell-content()&gt;9" style:apply-style-name="Free" style:base-cell-address="LAYERS.Z5"/>
    </style:style>
    <style:style style:name="ce12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6"/>
      <style:map style:condition="cell-content()&gt;9" style:apply-style-name="Free" style:base-cell-address="LAYERS.Z6"/>
    </style:style>
    <style:style style:name="ce12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7"/>
      <style:map style:condition="cell-content()&gt;9" style:apply-style-name="Free" style:base-cell-address="LAYERS.Z7"/>
    </style:style>
    <style:style style:name="ce12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8"/>
      <style:map style:condition="cell-content()&gt;9" style:apply-style-name="Free" style:base-cell-address="LAYERS.Z8"/>
    </style:style>
    <style:style style:name="ce12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9"/>
      <style:map style:condition="cell-content()&gt;9" style:apply-style-name="Free" style:base-cell-address="LAYERS.Z9"/>
    </style:style>
    <style:style style:name="ce12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0"/>
      <style:map style:condition="cell-content()&gt;9" style:apply-style-name="Free" style:base-cell-address="LAYERS.Z10"/>
    </style:style>
    <style:style style:name="ce12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1"/>
      <style:map style:condition="cell-content()&gt;9" style:apply-style-name="Free" style:base-cell-address="LAYERS.Z11"/>
    </style:style>
    <style:style style:name="ce12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2"/>
      <style:map style:condition="cell-content()&gt;9" style:apply-style-name="Free" style:base-cell-address="LAYERS.Z12"/>
    </style:style>
    <style:style style:name="ce12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3"/>
      <style:map style:condition="cell-content()&gt;9" style:apply-style-name="Free" style:base-cell-address="LAYERS.Z13"/>
    </style:style>
    <style:style style:name="ce12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4"/>
      <style:map style:condition="cell-content()&gt;9" style:apply-style-name="Free" style:base-cell-address="LAYERS.Z14"/>
    </style:style>
    <style:style style:name="ce12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5"/>
      <style:map style:condition="cell-content()&gt;9" style:apply-style-name="Free" style:base-cell-address="LAYERS.Z15"/>
    </style:style>
    <style:style style:name="ce12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6"/>
      <style:map style:condition="cell-content()&gt;9" style:apply-style-name="Free" style:base-cell-address="LAYERS.Z16"/>
    </style:style>
    <style:style style:name="ce12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7"/>
      <style:map style:condition="cell-content()&gt;9" style:apply-style-name="Free" style:base-cell-address="LAYERS.Z17"/>
    </style:style>
    <style:style style:name="ce12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8"/>
      <style:map style:condition="cell-content()&gt;9" style:apply-style-name="Free" style:base-cell-address="LAYERS.Z18"/>
    </style:style>
    <style:style style:name="ce12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19"/>
      <style:map style:condition="cell-content()&gt;9" style:apply-style-name="Free" style:base-cell-address="LAYERS.Z19"/>
    </style:style>
    <style:style style:name="ce12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0"/>
      <style:map style:condition="cell-content()&gt;9" style:apply-style-name="Free" style:base-cell-address="LAYERS.Z20"/>
    </style:style>
    <style:style style:name="ce12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1"/>
      <style:map style:condition="cell-content()&gt;9" style:apply-style-name="Free" style:base-cell-address="LAYERS.Z21"/>
    </style:style>
    <style:style style:name="ce12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2"/>
      <style:map style:condition="cell-content()&gt;9" style:apply-style-name="Free" style:base-cell-address="LAYERS.Z22"/>
    </style:style>
    <style:style style:name="ce12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3"/>
      <style:map style:condition="cell-content()&gt;9" style:apply-style-name="Free" style:base-cell-address="LAYERS.Z23"/>
    </style:style>
    <style:style style:name="ce12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4"/>
      <style:map style:condition="cell-content()&gt;9" style:apply-style-name="Free" style:base-cell-address="LAYERS.Z24"/>
    </style:style>
    <style:style style:name="ce12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5"/>
      <style:map style:condition="cell-content()&gt;9" style:apply-style-name="Free" style:base-cell-address="LAYERS.Z25"/>
    </style:style>
    <style:style style:name="ce12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6"/>
      <style:map style:condition="cell-content()&gt;9" style:apply-style-name="Free" style:base-cell-address="LAYERS.Z26"/>
    </style:style>
    <style:style style:name="ce12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7"/>
      <style:map style:condition="cell-content()&gt;9" style:apply-style-name="Free" style:base-cell-address="LAYERS.Z27"/>
    </style:style>
    <style:style style:name="ce12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8"/>
      <style:map style:condition="cell-content()&gt;9" style:apply-style-name="Free" style:base-cell-address="LAYERS.Z28"/>
    </style:style>
    <style:style style:name="ce12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29"/>
      <style:map style:condition="cell-content()&gt;9" style:apply-style-name="Free" style:base-cell-address="LAYERS.Z29"/>
    </style:style>
    <style:style style:name="ce128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30"/>
      <style:map style:condition="cell-content()&gt;9" style:apply-style-name="Free" style:base-cell-address="LAYERS.Z30"/>
    </style:style>
    <style:style style:name="ce12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31"/>
      <style:map style:condition="cell-content()&gt;9" style:apply-style-name="Free" style:base-cell-address="LAYERS.Z31"/>
    </style:style>
    <style:style style:name="ce12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32"/>
      <style:map style:condition="cell-content()&gt;9" style:apply-style-name="Free" style:base-cell-address="LAYERS.Z32"/>
    </style:style>
    <style:style style:name="ce12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Z33"/>
      <style:map style:condition="cell-content()&gt;9" style:apply-style-name="Free" style:base-cell-address="LAYERS.Z33"/>
    </style:style>
    <style:style style:name="ce128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"/>
      <style:map style:condition="cell-content()&gt;9" style:apply-style-name="Free" style:base-cell-address="LAYERS.AA2"/>
    </style:style>
    <style:style style:name="ce12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3"/>
      <style:map style:condition="cell-content()&gt;9" style:apply-style-name="Free" style:base-cell-address="LAYERS.AA3"/>
    </style:style>
    <style:style style:name="ce12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4"/>
      <style:map style:condition="cell-content()&gt;9" style:apply-style-name="Free" style:base-cell-address="LAYERS.AA4"/>
    </style:style>
    <style:style style:name="ce12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5"/>
      <style:map style:condition="cell-content()&gt;9" style:apply-style-name="Free" style:base-cell-address="LAYERS.AA5"/>
    </style:style>
    <style:style style:name="ce12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6"/>
      <style:map style:condition="cell-content()&gt;9" style:apply-style-name="Free" style:base-cell-address="LAYERS.AA6"/>
    </style:style>
    <style:style style:name="ce12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7"/>
      <style:map style:condition="cell-content()&gt;9" style:apply-style-name="Free" style:base-cell-address="LAYERS.AA7"/>
    </style:style>
    <style:style style:name="ce12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8"/>
      <style:map style:condition="cell-content()&gt;9" style:apply-style-name="Free" style:base-cell-address="LAYERS.AA8"/>
    </style:style>
    <style:style style:name="ce12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9"/>
      <style:map style:condition="cell-content()&gt;9" style:apply-style-name="Free" style:base-cell-address="LAYERS.AA9"/>
    </style:style>
    <style:style style:name="ce12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0"/>
      <style:map style:condition="cell-content()&gt;9" style:apply-style-name="Free" style:base-cell-address="LAYERS.AA10"/>
    </style:style>
    <style:style style:name="ce12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1"/>
      <style:map style:condition="cell-content()&gt;9" style:apply-style-name="Free" style:base-cell-address="LAYERS.AA11"/>
    </style:style>
    <style:style style:name="ce12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2"/>
      <style:map style:condition="cell-content()&gt;9" style:apply-style-name="Free" style:base-cell-address="LAYERS.AA12"/>
    </style:style>
    <style:style style:name="ce12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3"/>
      <style:map style:condition="cell-content()&gt;9" style:apply-style-name="Free" style:base-cell-address="LAYERS.AA13"/>
    </style:style>
    <style:style style:name="ce13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4"/>
      <style:map style:condition="cell-content()&gt;9" style:apply-style-name="Free" style:base-cell-address="LAYERS.AA14"/>
    </style:style>
    <style:style style:name="ce13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5"/>
      <style:map style:condition="cell-content()&gt;9" style:apply-style-name="Free" style:base-cell-address="LAYERS.AA15"/>
    </style:style>
    <style:style style:name="ce13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6"/>
      <style:map style:condition="cell-content()&gt;9" style:apply-style-name="Free" style:base-cell-address="LAYERS.AA16"/>
    </style:style>
    <style:style style:name="ce13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7"/>
      <style:map style:condition="cell-content()&gt;9" style:apply-style-name="Free" style:base-cell-address="LAYERS.AA17"/>
    </style:style>
    <style:style style:name="ce13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8"/>
      <style:map style:condition="cell-content()&gt;9" style:apply-style-name="Free" style:base-cell-address="LAYERS.AA18"/>
    </style:style>
    <style:style style:name="ce13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19"/>
      <style:map style:condition="cell-content()&gt;9" style:apply-style-name="Free" style:base-cell-address="LAYERS.AA19"/>
    </style:style>
    <style:style style:name="ce13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0"/>
      <style:map style:condition="cell-content()&gt;9" style:apply-style-name="Free" style:base-cell-address="LAYERS.AA20"/>
    </style:style>
    <style:style style:name="ce13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1"/>
      <style:map style:condition="cell-content()&gt;9" style:apply-style-name="Free" style:base-cell-address="LAYERS.AA21"/>
    </style:style>
    <style:style style:name="ce13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2"/>
      <style:map style:condition="cell-content()&gt;9" style:apply-style-name="Free" style:base-cell-address="LAYERS.AA22"/>
    </style:style>
    <style:style style:name="ce13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3"/>
      <style:map style:condition="cell-content()&gt;9" style:apply-style-name="Free" style:base-cell-address="LAYERS.AA23"/>
    </style:style>
    <style:style style:name="ce13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4"/>
      <style:map style:condition="cell-content()&gt;9" style:apply-style-name="Free" style:base-cell-address="LAYERS.AA24"/>
    </style:style>
    <style:style style:name="ce13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5"/>
      <style:map style:condition="cell-content()&gt;9" style:apply-style-name="Free" style:base-cell-address="LAYERS.AA25"/>
    </style:style>
    <style:style style:name="ce13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6"/>
      <style:map style:condition="cell-content()&gt;9" style:apply-style-name="Free" style:base-cell-address="LAYERS.AA26"/>
    </style:style>
    <style:style style:name="ce13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7"/>
      <style:map style:condition="cell-content()&gt;9" style:apply-style-name="Free" style:base-cell-address="LAYERS.AA27"/>
    </style:style>
    <style:style style:name="ce13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8"/>
      <style:map style:condition="cell-content()&gt;9" style:apply-style-name="Free" style:base-cell-address="LAYERS.AA28"/>
    </style:style>
    <style:style style:name="ce13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29"/>
      <style:map style:condition="cell-content()&gt;9" style:apply-style-name="Free" style:base-cell-address="LAYERS.AA29"/>
    </style:style>
    <style:style style:name="ce131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30"/>
      <style:map style:condition="cell-content()&gt;9" style:apply-style-name="Free" style:base-cell-address="LAYERS.AA30"/>
    </style:style>
    <style:style style:name="ce13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31"/>
      <style:map style:condition="cell-content()&gt;9" style:apply-style-name="Free" style:base-cell-address="LAYERS.AA31"/>
    </style:style>
    <style:style style:name="ce13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32"/>
      <style:map style:condition="cell-content()&gt;9" style:apply-style-name="Free" style:base-cell-address="LAYERS.AA32"/>
    </style:style>
    <style:style style:name="ce13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A33"/>
      <style:map style:condition="cell-content()&gt;9" style:apply-style-name="Free" style:base-cell-address="LAYERS.AA33"/>
    </style:style>
    <style:style style:name="ce132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"/>
      <style:map style:condition="cell-content()&gt;9" style:apply-style-name="Free" style:base-cell-address="LAYERS.AB2"/>
    </style:style>
    <style:style style:name="ce13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3"/>
      <style:map style:condition="cell-content()&gt;9" style:apply-style-name="Free" style:base-cell-address="LAYERS.AB3"/>
    </style:style>
    <style:style style:name="ce13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4"/>
      <style:map style:condition="cell-content()&gt;9" style:apply-style-name="Free" style:base-cell-address="LAYERS.AB4"/>
    </style:style>
    <style:style style:name="ce13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5"/>
      <style:map style:condition="cell-content()&gt;9" style:apply-style-name="Free" style:base-cell-address="LAYERS.AB5"/>
    </style:style>
    <style:style style:name="ce13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6"/>
      <style:map style:condition="cell-content()&gt;9" style:apply-style-name="Free" style:base-cell-address="LAYERS.AB6"/>
    </style:style>
    <style:style style:name="ce13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7"/>
      <style:map style:condition="cell-content()&gt;9" style:apply-style-name="Free" style:base-cell-address="LAYERS.AB7"/>
    </style:style>
    <style:style style:name="ce13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8"/>
      <style:map style:condition="cell-content()&gt;9" style:apply-style-name="Free" style:base-cell-address="LAYERS.AB8"/>
    </style:style>
    <style:style style:name="ce13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9"/>
      <style:map style:condition="cell-content()&gt;9" style:apply-style-name="Free" style:base-cell-address="LAYERS.AB9"/>
    </style:style>
    <style:style style:name="ce13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0"/>
      <style:map style:condition="cell-content()&gt;9" style:apply-style-name="Free" style:base-cell-address="LAYERS.AB10"/>
    </style:style>
    <style:style style:name="ce13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1"/>
      <style:map style:condition="cell-content()&gt;9" style:apply-style-name="Free" style:base-cell-address="LAYERS.AB11"/>
    </style:style>
    <style:style style:name="ce13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2"/>
      <style:map style:condition="cell-content()&gt;9" style:apply-style-name="Free" style:base-cell-address="LAYERS.AB12"/>
    </style:style>
    <style:style style:name="ce13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3"/>
      <style:map style:condition="cell-content()&gt;9" style:apply-style-name="Free" style:base-cell-address="LAYERS.AB13"/>
    </style:style>
    <style:style style:name="ce13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4"/>
      <style:map style:condition="cell-content()&gt;9" style:apply-style-name="Free" style:base-cell-address="LAYERS.AB14"/>
    </style:style>
    <style:style style:name="ce13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5"/>
      <style:map style:condition="cell-content()&gt;9" style:apply-style-name="Free" style:base-cell-address="LAYERS.AB15"/>
    </style:style>
    <style:style style:name="ce13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6"/>
      <style:map style:condition="cell-content()&gt;9" style:apply-style-name="Free" style:base-cell-address="LAYERS.AB16"/>
    </style:style>
    <style:style style:name="ce13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7"/>
      <style:map style:condition="cell-content()&gt;9" style:apply-style-name="Free" style:base-cell-address="LAYERS.AB17"/>
    </style:style>
    <style:style style:name="ce13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8"/>
      <style:map style:condition="cell-content()&gt;9" style:apply-style-name="Free" style:base-cell-address="LAYERS.AB18"/>
    </style:style>
    <style:style style:name="ce13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19"/>
      <style:map style:condition="cell-content()&gt;9" style:apply-style-name="Free" style:base-cell-address="LAYERS.AB19"/>
    </style:style>
    <style:style style:name="ce13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0"/>
      <style:map style:condition="cell-content()&gt;9" style:apply-style-name="Free" style:base-cell-address="LAYERS.AB20"/>
    </style:style>
    <style:style style:name="ce13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1"/>
      <style:map style:condition="cell-content()&gt;9" style:apply-style-name="Free" style:base-cell-address="LAYERS.AB21"/>
    </style:style>
    <style:style style:name="ce13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2"/>
      <style:map style:condition="cell-content()&gt;9" style:apply-style-name="Free" style:base-cell-address="LAYERS.AB22"/>
    </style:style>
    <style:style style:name="ce13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3"/>
      <style:map style:condition="cell-content()&gt;9" style:apply-style-name="Free" style:base-cell-address="LAYERS.AB23"/>
    </style:style>
    <style:style style:name="ce13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4"/>
      <style:map style:condition="cell-content()&gt;9" style:apply-style-name="Free" style:base-cell-address="LAYERS.AB24"/>
    </style:style>
    <style:style style:name="ce13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5"/>
      <style:map style:condition="cell-content()&gt;9" style:apply-style-name="Free" style:base-cell-address="LAYERS.AB25"/>
    </style:style>
    <style:style style:name="ce13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6"/>
      <style:map style:condition="cell-content()&gt;9" style:apply-style-name="Free" style:base-cell-address="LAYERS.AB26"/>
    </style:style>
    <style:style style:name="ce13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7"/>
      <style:map style:condition="cell-content()&gt;9" style:apply-style-name="Free" style:base-cell-address="LAYERS.AB27"/>
    </style:style>
    <style:style style:name="ce13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8"/>
      <style:map style:condition="cell-content()&gt;9" style:apply-style-name="Free" style:base-cell-address="LAYERS.AB28"/>
    </style:style>
    <style:style style:name="ce13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29"/>
      <style:map style:condition="cell-content()&gt;9" style:apply-style-name="Free" style:base-cell-address="LAYERS.AB29"/>
    </style:style>
    <style:style style:name="ce134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30"/>
      <style:map style:condition="cell-content()&gt;9" style:apply-style-name="Free" style:base-cell-address="LAYERS.AB30"/>
    </style:style>
    <style:style style:name="ce134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31"/>
      <style:map style:condition="cell-content()&gt;9" style:apply-style-name="Free" style:base-cell-address="LAYERS.AB31"/>
    </style:style>
    <style:style style:name="ce13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32"/>
      <style:map style:condition="cell-content()&gt;9" style:apply-style-name="Free" style:base-cell-address="LAYERS.AB32"/>
    </style:style>
    <style:style style:name="ce13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B33"/>
      <style:map style:condition="cell-content()&gt;9" style:apply-style-name="Free" style:base-cell-address="LAYERS.AB33"/>
    </style:style>
    <style:style style:name="ce135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"/>
      <style:map style:condition="cell-content()&gt;9" style:apply-style-name="Free" style:base-cell-address="LAYERS.AC2"/>
    </style:style>
    <style:style style:name="ce13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3"/>
      <style:map style:condition="cell-content()&gt;9" style:apply-style-name="Free" style:base-cell-address="LAYERS.AC3"/>
    </style:style>
    <style:style style:name="ce13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4"/>
      <style:map style:condition="cell-content()&gt;9" style:apply-style-name="Free" style:base-cell-address="LAYERS.AC4"/>
    </style:style>
    <style:style style:name="ce13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5"/>
      <style:map style:condition="cell-content()&gt;9" style:apply-style-name="Free" style:base-cell-address="LAYERS.AC5"/>
    </style:style>
    <style:style style:name="ce13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6"/>
      <style:map style:condition="cell-content()&gt;9" style:apply-style-name="Free" style:base-cell-address="LAYERS.AC6"/>
    </style:style>
    <style:style style:name="ce13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7"/>
      <style:map style:condition="cell-content()&gt;9" style:apply-style-name="Free" style:base-cell-address="LAYERS.AC7"/>
    </style:style>
    <style:style style:name="ce13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8"/>
      <style:map style:condition="cell-content()&gt;9" style:apply-style-name="Free" style:base-cell-address="LAYERS.AC8"/>
    </style:style>
    <style:style style:name="ce13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9"/>
      <style:map style:condition="cell-content()&gt;9" style:apply-style-name="Free" style:base-cell-address="LAYERS.AC9"/>
    </style:style>
    <style:style style:name="ce13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0"/>
      <style:map style:condition="cell-content()&gt;9" style:apply-style-name="Free" style:base-cell-address="LAYERS.AC10"/>
    </style:style>
    <style:style style:name="ce13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1"/>
      <style:map style:condition="cell-content()&gt;9" style:apply-style-name="Free" style:base-cell-address="LAYERS.AC11"/>
    </style:style>
    <style:style style:name="ce13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2"/>
      <style:map style:condition="cell-content()&gt;9" style:apply-style-name="Free" style:base-cell-address="LAYERS.AC12"/>
    </style:style>
    <style:style style:name="ce13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3"/>
      <style:map style:condition="cell-content()&gt;9" style:apply-style-name="Free" style:base-cell-address="LAYERS.AC13"/>
    </style:style>
    <style:style style:name="ce13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4"/>
      <style:map style:condition="cell-content()&gt;9" style:apply-style-name="Free" style:base-cell-address="LAYERS.AC14"/>
    </style:style>
    <style:style style:name="ce13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5"/>
      <style:map style:condition="cell-content()&gt;9" style:apply-style-name="Free" style:base-cell-address="LAYERS.AC15"/>
    </style:style>
    <style:style style:name="ce13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6"/>
      <style:map style:condition="cell-content()&gt;9" style:apply-style-name="Free" style:base-cell-address="LAYERS.AC16"/>
    </style:style>
    <style:style style:name="ce13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7"/>
      <style:map style:condition="cell-content()&gt;9" style:apply-style-name="Free" style:base-cell-address="LAYERS.AC17"/>
    </style:style>
    <style:style style:name="ce13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8"/>
      <style:map style:condition="cell-content()&gt;9" style:apply-style-name="Free" style:base-cell-address="LAYERS.AC18"/>
    </style:style>
    <style:style style:name="ce13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19"/>
      <style:map style:condition="cell-content()&gt;9" style:apply-style-name="Free" style:base-cell-address="LAYERS.AC19"/>
    </style:style>
    <style:style style:name="ce13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0"/>
      <style:map style:condition="cell-content()&gt;9" style:apply-style-name="Free" style:base-cell-address="LAYERS.AC20"/>
    </style:style>
    <style:style style:name="ce13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1"/>
      <style:map style:condition="cell-content()&gt;9" style:apply-style-name="Free" style:base-cell-address="LAYERS.AC21"/>
    </style:style>
    <style:style style:name="ce13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2"/>
      <style:map style:condition="cell-content()&gt;9" style:apply-style-name="Free" style:base-cell-address="LAYERS.AC22"/>
    </style:style>
    <style:style style:name="ce13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3"/>
      <style:map style:condition="cell-content()&gt;9" style:apply-style-name="Free" style:base-cell-address="LAYERS.AC23"/>
    </style:style>
    <style:style style:name="ce13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4"/>
      <style:map style:condition="cell-content()&gt;9" style:apply-style-name="Free" style:base-cell-address="LAYERS.AC24"/>
    </style:style>
    <style:style style:name="ce13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5"/>
      <style:map style:condition="cell-content()&gt;9" style:apply-style-name="Free" style:base-cell-address="LAYERS.AC25"/>
    </style:style>
    <style:style style:name="ce13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6"/>
      <style:map style:condition="cell-content()&gt;9" style:apply-style-name="Free" style:base-cell-address="LAYERS.AC26"/>
    </style:style>
    <style:style style:name="ce13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7"/>
      <style:map style:condition="cell-content()&gt;9" style:apply-style-name="Free" style:base-cell-address="LAYERS.AC27"/>
    </style:style>
    <style:style style:name="ce13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8"/>
      <style:map style:condition="cell-content()&gt;9" style:apply-style-name="Free" style:base-cell-address="LAYERS.AC28"/>
    </style:style>
    <style:style style:name="ce13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29"/>
      <style:map style:condition="cell-content()&gt;9" style:apply-style-name="Free" style:base-cell-address="LAYERS.AC29"/>
    </style:style>
    <style:style style:name="ce13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30"/>
      <style:map style:condition="cell-content()&gt;9" style:apply-style-name="Free" style:base-cell-address="LAYERS.AC30"/>
    </style:style>
    <style:style style:name="ce138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31"/>
      <style:map style:condition="cell-content()&gt;9" style:apply-style-name="Free" style:base-cell-address="LAYERS.AC31"/>
    </style:style>
    <style:style style:name="ce13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32"/>
      <style:map style:condition="cell-content()&gt;9" style:apply-style-name="Free" style:base-cell-address="LAYERS.AC32"/>
    </style:style>
    <style:style style:name="ce138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C33"/>
      <style:map style:condition="cell-content()&gt;9" style:apply-style-name="Free" style:base-cell-address="LAYERS.AC33"/>
    </style:style>
    <style:style style:name="ce138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"/>
      <style:map style:condition="cell-content()&gt;9" style:apply-style-name="Free" style:base-cell-address="LAYERS.AD2"/>
    </style:style>
    <style:style style:name="ce138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3"/>
      <style:map style:condition="cell-content()&gt;9" style:apply-style-name="Free" style:base-cell-address="LAYERS.AD3"/>
    </style:style>
    <style:style style:name="ce138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4"/>
      <style:map style:condition="cell-content()&gt;9" style:apply-style-name="Free" style:base-cell-address="LAYERS.AD4"/>
    </style:style>
    <style:style style:name="ce138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5"/>
      <style:map style:condition="cell-content()&gt;9" style:apply-style-name="Free" style:base-cell-address="LAYERS.AD5"/>
    </style:style>
    <style:style style:name="ce138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6"/>
      <style:map style:condition="cell-content()&gt;9" style:apply-style-name="Free" style:base-cell-address="LAYERS.AD6"/>
    </style:style>
    <style:style style:name="ce138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7"/>
      <style:map style:condition="cell-content()&gt;9" style:apply-style-name="Free" style:base-cell-address="LAYERS.AD7"/>
    </style:style>
    <style:style style:name="ce139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8"/>
      <style:map style:condition="cell-content()&gt;9" style:apply-style-name="Free" style:base-cell-address="LAYERS.AD8"/>
    </style:style>
    <style:style style:name="ce139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9"/>
      <style:map style:condition="cell-content()&gt;9" style:apply-style-name="Free" style:base-cell-address="LAYERS.AD9"/>
    </style:style>
    <style:style style:name="ce139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0"/>
      <style:map style:condition="cell-content()&gt;9" style:apply-style-name="Free" style:base-cell-address="LAYERS.AD10"/>
    </style:style>
    <style:style style:name="ce139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1"/>
      <style:map style:condition="cell-content()&gt;9" style:apply-style-name="Free" style:base-cell-address="LAYERS.AD11"/>
    </style:style>
    <style:style style:name="ce139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2"/>
      <style:map style:condition="cell-content()&gt;9" style:apply-style-name="Free" style:base-cell-address="LAYERS.AD12"/>
    </style:style>
    <style:style style:name="ce139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3"/>
      <style:map style:condition="cell-content()&gt;9" style:apply-style-name="Free" style:base-cell-address="LAYERS.AD13"/>
    </style:style>
    <style:style style:name="ce139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4"/>
      <style:map style:condition="cell-content()&gt;9" style:apply-style-name="Free" style:base-cell-address="LAYERS.AD14"/>
    </style:style>
    <style:style style:name="ce139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5"/>
      <style:map style:condition="cell-content()&gt;9" style:apply-style-name="Free" style:base-cell-address="LAYERS.AD15"/>
    </style:style>
    <style:style style:name="ce139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6"/>
      <style:map style:condition="cell-content()&gt;9" style:apply-style-name="Free" style:base-cell-address="LAYERS.AD16"/>
    </style:style>
    <style:style style:name="ce139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7"/>
      <style:map style:condition="cell-content()&gt;9" style:apply-style-name="Free" style:base-cell-address="LAYERS.AD17"/>
    </style:style>
    <style:style style:name="ce140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8"/>
      <style:map style:condition="cell-content()&gt;9" style:apply-style-name="Free" style:base-cell-address="LAYERS.AD18"/>
    </style:style>
    <style:style style:name="ce140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19"/>
      <style:map style:condition="cell-content()&gt;9" style:apply-style-name="Free" style:base-cell-address="LAYERS.AD19"/>
    </style:style>
    <style:style style:name="ce140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0"/>
      <style:map style:condition="cell-content()&gt;9" style:apply-style-name="Free" style:base-cell-address="LAYERS.AD20"/>
    </style:style>
    <style:style style:name="ce140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1"/>
      <style:map style:condition="cell-content()&gt;9" style:apply-style-name="Free" style:base-cell-address="LAYERS.AD21"/>
    </style:style>
    <style:style style:name="ce140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2"/>
      <style:map style:condition="cell-content()&gt;9" style:apply-style-name="Free" style:base-cell-address="LAYERS.AD22"/>
    </style:style>
    <style:style style:name="ce140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3"/>
      <style:map style:condition="cell-content()&gt;9" style:apply-style-name="Free" style:base-cell-address="LAYERS.AD23"/>
    </style:style>
    <style:style style:name="ce140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4"/>
      <style:map style:condition="cell-content()&gt;9" style:apply-style-name="Free" style:base-cell-address="LAYERS.AD24"/>
    </style:style>
    <style:style style:name="ce140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5"/>
      <style:map style:condition="cell-content()&gt;9" style:apply-style-name="Free" style:base-cell-address="LAYERS.AD25"/>
    </style:style>
    <style:style style:name="ce14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6"/>
      <style:map style:condition="cell-content()&gt;9" style:apply-style-name="Free" style:base-cell-address="LAYERS.AD26"/>
    </style:style>
    <style:style style:name="ce14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7"/>
      <style:map style:condition="cell-content()&gt;9" style:apply-style-name="Free" style:base-cell-address="LAYERS.AD27"/>
    </style:style>
    <style:style style:name="ce14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8"/>
      <style:map style:condition="cell-content()&gt;9" style:apply-style-name="Free" style:base-cell-address="LAYERS.AD28"/>
    </style:style>
    <style:style style:name="ce14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29"/>
      <style:map style:condition="cell-content()&gt;9" style:apply-style-name="Free" style:base-cell-address="LAYERS.AD29"/>
    </style:style>
    <style:style style:name="ce14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30"/>
      <style:map style:condition="cell-content()&gt;9" style:apply-style-name="Free" style:base-cell-address="LAYERS.AD30"/>
    </style:style>
    <style:style style:name="ce14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31"/>
      <style:map style:condition="cell-content()&gt;9" style:apply-style-name="Free" style:base-cell-address="LAYERS.AD31"/>
    </style:style>
    <style:style style:name="ce141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32"/>
      <style:map style:condition="cell-content()&gt;9" style:apply-style-name="Free" style:base-cell-address="LAYERS.AD32"/>
    </style:style>
    <style:style style:name="ce141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D33"/>
      <style:map style:condition="cell-content()&gt;9" style:apply-style-name="Free" style:base-cell-address="LAYERS.AD33"/>
    </style:style>
    <style:style style:name="ce141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"/>
      <style:map style:condition="cell-content()&gt;9" style:apply-style-name="Free" style:base-cell-address="LAYERS.AE2"/>
    </style:style>
    <style:style style:name="ce141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3"/>
      <style:map style:condition="cell-content()&gt;9" style:apply-style-name="Free" style:base-cell-address="LAYERS.AE3"/>
    </style:style>
    <style:style style:name="ce141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4"/>
      <style:map style:condition="cell-content()&gt;9" style:apply-style-name="Free" style:base-cell-address="LAYERS.AE4"/>
    </style:style>
    <style:style style:name="ce141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5"/>
      <style:map style:condition="cell-content()&gt;9" style:apply-style-name="Free" style:base-cell-address="LAYERS.AE5"/>
    </style:style>
    <style:style style:name="ce142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6"/>
      <style:map style:condition="cell-content()&gt;9" style:apply-style-name="Free" style:base-cell-address="LAYERS.AE6"/>
    </style:style>
    <style:style style:name="ce142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7"/>
      <style:map style:condition="cell-content()&gt;9" style:apply-style-name="Free" style:base-cell-address="LAYERS.AE7"/>
    </style:style>
    <style:style style:name="ce142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8"/>
      <style:map style:condition="cell-content()&gt;9" style:apply-style-name="Free" style:base-cell-address="LAYERS.AE8"/>
    </style:style>
    <style:style style:name="ce142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9"/>
      <style:map style:condition="cell-content()&gt;9" style:apply-style-name="Free" style:base-cell-address="LAYERS.AE9"/>
    </style:style>
    <style:style style:name="ce142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0"/>
      <style:map style:condition="cell-content()&gt;9" style:apply-style-name="Free" style:base-cell-address="LAYERS.AE10"/>
    </style:style>
    <style:style style:name="ce142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1"/>
      <style:map style:condition="cell-content()&gt;9" style:apply-style-name="Free" style:base-cell-address="LAYERS.AE11"/>
    </style:style>
    <style:style style:name="ce142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2"/>
      <style:map style:condition="cell-content()&gt;9" style:apply-style-name="Free" style:base-cell-address="LAYERS.AE12"/>
    </style:style>
    <style:style style:name="ce142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3"/>
      <style:map style:condition="cell-content()&gt;9" style:apply-style-name="Free" style:base-cell-address="LAYERS.AE13"/>
    </style:style>
    <style:style style:name="ce142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4"/>
      <style:map style:condition="cell-content()&gt;9" style:apply-style-name="Free" style:base-cell-address="LAYERS.AE14"/>
    </style:style>
    <style:style style:name="ce142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5"/>
      <style:map style:condition="cell-content()&gt;9" style:apply-style-name="Free" style:base-cell-address="LAYERS.AE15"/>
    </style:style>
    <style:style style:name="ce143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6"/>
      <style:map style:condition="cell-content()&gt;9" style:apply-style-name="Free" style:base-cell-address="LAYERS.AE16"/>
    </style:style>
    <style:style style:name="ce143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7"/>
      <style:map style:condition="cell-content()&gt;9" style:apply-style-name="Free" style:base-cell-address="LAYERS.AE17"/>
    </style:style>
    <style:style style:name="ce143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8"/>
      <style:map style:condition="cell-content()&gt;9" style:apply-style-name="Free" style:base-cell-address="LAYERS.AE18"/>
    </style:style>
    <style:style style:name="ce143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19"/>
      <style:map style:condition="cell-content()&gt;9" style:apply-style-name="Free" style:base-cell-address="LAYERS.AE19"/>
    </style:style>
    <style:style style:name="ce143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0"/>
      <style:map style:condition="cell-content()&gt;9" style:apply-style-name="Free" style:base-cell-address="LAYERS.AE20"/>
    </style:style>
    <style:style style:name="ce143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1"/>
      <style:map style:condition="cell-content()&gt;9" style:apply-style-name="Free" style:base-cell-address="LAYERS.AE21"/>
    </style:style>
    <style:style style:name="ce143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2"/>
      <style:map style:condition="cell-content()&gt;9" style:apply-style-name="Free" style:base-cell-address="LAYERS.AE22"/>
    </style:style>
    <style:style style:name="ce143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3"/>
      <style:map style:condition="cell-content()&gt;9" style:apply-style-name="Free" style:base-cell-address="LAYERS.AE23"/>
    </style:style>
    <style:style style:name="ce143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4"/>
      <style:map style:condition="cell-content()&gt;9" style:apply-style-name="Free" style:base-cell-address="LAYERS.AE24"/>
    </style:style>
    <style:style style:name="ce143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5"/>
      <style:map style:condition="cell-content()&gt;9" style:apply-style-name="Free" style:base-cell-address="LAYERS.AE25"/>
    </style:style>
    <style:style style:name="ce144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6"/>
      <style:map style:condition="cell-content()&gt;9" style:apply-style-name="Free" style:base-cell-address="LAYERS.AE26"/>
    </style:style>
    <style:style style:name="ce144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7"/>
      <style:map style:condition="cell-content()&gt;9" style:apply-style-name="Free" style:base-cell-address="LAYERS.AE27"/>
    </style:style>
    <style:style style:name="ce144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8"/>
      <style:map style:condition="cell-content()&gt;9" style:apply-style-name="Free" style:base-cell-address="LAYERS.AE28"/>
    </style:style>
    <style:style style:name="ce144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29"/>
      <style:map style:condition="cell-content()&gt;9" style:apply-style-name="Free" style:base-cell-address="LAYERS.AE29"/>
    </style:style>
    <style:style style:name="ce144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30"/>
      <style:map style:condition="cell-content()&gt;9" style:apply-style-name="Free" style:base-cell-address="LAYERS.AE30"/>
    </style:style>
    <style:style style:name="ce144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31"/>
      <style:map style:condition="cell-content()&gt;9" style:apply-style-name="Free" style:base-cell-address="LAYERS.AE31"/>
    </style:style>
    <style:style style:name="ce144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32"/>
      <style:map style:condition="cell-content()&gt;9" style:apply-style-name="Free" style:base-cell-address="LAYERS.AE32"/>
    </style:style>
    <style:style style:name="ce144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E33"/>
      <style:map style:condition="cell-content()&gt;9" style:apply-style-name="Free" style:base-cell-address="LAYERS.AE33"/>
    </style:style>
    <style:style style:name="ce144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"/>
      <style:map style:condition="cell-content()&gt;9" style:apply-style-name="Free" style:base-cell-address="LAYERS.AF1"/>
    </style:style>
    <style:style style:name="ce144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"/>
      <style:map style:condition="cell-content()&gt;9" style:apply-style-name="Free" style:base-cell-address="LAYERS.AF2"/>
    </style:style>
    <style:style style:name="ce145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3"/>
      <style:map style:condition="cell-content()&gt;9" style:apply-style-name="Free" style:base-cell-address="LAYERS.AF3"/>
    </style:style>
    <style:style style:name="ce145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4"/>
      <style:map style:condition="cell-content()&gt;9" style:apply-style-name="Free" style:base-cell-address="LAYERS.AF4"/>
    </style:style>
    <style:style style:name="ce145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5"/>
      <style:map style:condition="cell-content()&gt;9" style:apply-style-name="Free" style:base-cell-address="LAYERS.AF5"/>
    </style:style>
    <style:style style:name="ce145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6"/>
      <style:map style:condition="cell-content()&gt;9" style:apply-style-name="Free" style:base-cell-address="LAYERS.AF6"/>
    </style:style>
    <style:style style:name="ce145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7"/>
      <style:map style:condition="cell-content()&gt;9" style:apply-style-name="Free" style:base-cell-address="LAYERS.AF7"/>
    </style:style>
    <style:style style:name="ce145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8"/>
      <style:map style:condition="cell-content()&gt;9" style:apply-style-name="Free" style:base-cell-address="LAYERS.AF8"/>
    </style:style>
    <style:style style:name="ce145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9"/>
      <style:map style:condition="cell-content()&gt;9" style:apply-style-name="Free" style:base-cell-address="LAYERS.AF9"/>
    </style:style>
    <style:style style:name="ce145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0"/>
      <style:map style:condition="cell-content()&gt;9" style:apply-style-name="Free" style:base-cell-address="LAYERS.AF10"/>
    </style:style>
    <style:style style:name="ce145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1"/>
      <style:map style:condition="cell-content()&gt;9" style:apply-style-name="Free" style:base-cell-address="LAYERS.AF11"/>
    </style:style>
    <style:style style:name="ce145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2"/>
      <style:map style:condition="cell-content()&gt;9" style:apply-style-name="Free" style:base-cell-address="LAYERS.AF12"/>
    </style:style>
    <style:style style:name="ce146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3"/>
      <style:map style:condition="cell-content()&gt;9" style:apply-style-name="Free" style:base-cell-address="LAYERS.AF13"/>
    </style:style>
    <style:style style:name="ce146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4"/>
      <style:map style:condition="cell-content()&gt;9" style:apply-style-name="Free" style:base-cell-address="LAYERS.AF14"/>
    </style:style>
    <style:style style:name="ce146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5"/>
      <style:map style:condition="cell-content()&gt;9" style:apply-style-name="Free" style:base-cell-address="LAYERS.AF15"/>
    </style:style>
    <style:style style:name="ce146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6"/>
      <style:map style:condition="cell-content()&gt;9" style:apply-style-name="Free" style:base-cell-address="LAYERS.AF16"/>
    </style:style>
    <style:style style:name="ce146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7"/>
      <style:map style:condition="cell-content()&gt;9" style:apply-style-name="Free" style:base-cell-address="LAYERS.AF17"/>
    </style:style>
    <style:style style:name="ce146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8"/>
      <style:map style:condition="cell-content()&gt;9" style:apply-style-name="Free" style:base-cell-address="LAYERS.AF18"/>
    </style:style>
    <style:style style:name="ce146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19"/>
      <style:map style:condition="cell-content()&gt;9" style:apply-style-name="Free" style:base-cell-address="LAYERS.AF19"/>
    </style:style>
    <style:style style:name="ce146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0"/>
      <style:map style:condition="cell-content()&gt;9" style:apply-style-name="Free" style:base-cell-address="LAYERS.AF20"/>
    </style:style>
    <style:style style:name="ce14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1"/>
      <style:map style:condition="cell-content()&gt;9" style:apply-style-name="Free" style:base-cell-address="LAYERS.AF21"/>
    </style:style>
    <style:style style:name="ce146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2"/>
      <style:map style:condition="cell-content()&gt;9" style:apply-style-name="Free" style:base-cell-address="LAYERS.AF22"/>
    </style:style>
    <style:style style:name="ce147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3"/>
      <style:map style:condition="cell-content()&gt;9" style:apply-style-name="Free" style:base-cell-address="LAYERS.AF23"/>
    </style:style>
    <style:style style:name="ce147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4"/>
      <style:map style:condition="cell-content()&gt;9" style:apply-style-name="Free" style:base-cell-address="LAYERS.AF24"/>
    </style:style>
    <style:style style:name="ce147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5"/>
      <style:map style:condition="cell-content()&gt;9" style:apply-style-name="Free" style:base-cell-address="LAYERS.AF25"/>
    </style:style>
    <style:style style:name="ce147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6"/>
      <style:map style:condition="cell-content()&gt;9" style:apply-style-name="Free" style:base-cell-address="LAYERS.AF26"/>
    </style:style>
    <style:style style:name="ce1474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7"/>
      <style:map style:condition="cell-content()&gt;9" style:apply-style-name="Free" style:base-cell-address="LAYERS.AF27"/>
    </style:style>
    <style:style style:name="ce1475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8"/>
      <style:map style:condition="cell-content()&gt;9" style:apply-style-name="Free" style:base-cell-address="LAYERS.AF28"/>
    </style:style>
    <style:style style:name="ce1476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29"/>
      <style:map style:condition="cell-content()&gt;9" style:apply-style-name="Free" style:base-cell-address="LAYERS.AF29"/>
    </style:style>
    <style:style style:name="ce1477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30"/>
      <style:map style:condition="cell-content()&gt;9" style:apply-style-name="Free" style:base-cell-address="LAYERS.AF30"/>
    </style:style>
    <style:style style:name="ce147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31"/>
      <style:map style:condition="cell-content()&gt;9" style:apply-style-name="Free" style:base-cell-address="LAYERS.AF31"/>
    </style:style>
    <style:style style:name="ce147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32"/>
      <style:map style:condition="cell-content()&gt;9" style:apply-style-name="Free" style:base-cell-address="LAYERS.AF32"/>
    </style:style>
    <style:style style:name="ce148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F33"/>
      <style:map style:condition="cell-content()&gt;9" style:apply-style-name="Free" style:base-cell-address="LAYERS.AF33"/>
    </style:style>
    <style:style style:name="ce148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"/>
      <style:map style:condition="cell-content()&gt;9" style:apply-style-name="Free" style:base-cell-address="LAYERS.AG1"/>
    </style:style>
    <style:style style:name="ce148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"/>
      <style:map style:condition="cell-content()&gt;9" style:apply-style-name="Free" style:base-cell-address="LAYERS.AG2"/>
    </style:style>
    <style:style style:name="ce148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3"/>
      <style:map style:condition="cell-content()&gt;9" style:apply-style-name="Free" style:base-cell-address="LAYERS.AG3"/>
    </style:style>
    <style:style style:name="ce148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4"/>
      <style:map style:condition="cell-content()&gt;9" style:apply-style-name="Free" style:base-cell-address="LAYERS.AG4"/>
    </style:style>
    <style:style style:name="ce148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5"/>
      <style:map style:condition="cell-content()&gt;9" style:apply-style-name="Free" style:base-cell-address="LAYERS.AG5"/>
    </style:style>
    <style:style style:name="ce148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6"/>
      <style:map style:condition="cell-content()&gt;9" style:apply-style-name="Free" style:base-cell-address="LAYERS.AG6"/>
    </style:style>
    <style:style style:name="ce1487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7"/>
      <style:map style:condition="cell-content()&gt;9" style:apply-style-name="Free" style:base-cell-address="LAYERS.AG7"/>
    </style:style>
    <style:style style:name="ce148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8"/>
      <style:map style:condition="cell-content()&gt;9" style:apply-style-name="Free" style:base-cell-address="LAYERS.AG8"/>
    </style:style>
    <style:style style:name="ce148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9"/>
      <style:map style:condition="cell-content()&gt;9" style:apply-style-name="Free" style:base-cell-address="LAYERS.AG9"/>
    </style:style>
    <style:style style:name="ce149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0"/>
      <style:map style:condition="cell-content()&gt;9" style:apply-style-name="Free" style:base-cell-address="LAYERS.AG10"/>
    </style:style>
    <style:style style:name="ce149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1"/>
      <style:map style:condition="cell-content()&gt;9" style:apply-style-name="Free" style:base-cell-address="LAYERS.AG11"/>
    </style:style>
    <style:style style:name="ce149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2"/>
      <style:map style:condition="cell-content()&gt;9" style:apply-style-name="Free" style:base-cell-address="LAYERS.AG12"/>
    </style:style>
    <style:style style:name="ce149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3"/>
      <style:map style:condition="cell-content()&gt;9" style:apply-style-name="Free" style:base-cell-address="LAYERS.AG13"/>
    </style:style>
    <style:style style:name="ce149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4"/>
      <style:map style:condition="cell-content()&gt;9" style:apply-style-name="Free" style:base-cell-address="LAYERS.AG14"/>
    </style:style>
    <style:style style:name="ce149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5"/>
      <style:map style:condition="cell-content()&gt;9" style:apply-style-name="Free" style:base-cell-address="LAYERS.AG15"/>
    </style:style>
    <style:style style:name="ce149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6"/>
      <style:map style:condition="cell-content()&gt;9" style:apply-style-name="Free" style:base-cell-address="LAYERS.AG16"/>
    </style:style>
    <style:style style:name="ce1497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7"/>
      <style:map style:condition="cell-content()&gt;9" style:apply-style-name="Free" style:base-cell-address="LAYERS.AG17"/>
    </style:style>
    <style:style style:name="ce1498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8"/>
      <style:map style:condition="cell-content()&gt;9" style:apply-style-name="Free" style:base-cell-address="LAYERS.AG18"/>
    </style:style>
    <style:style style:name="ce149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19"/>
      <style:map style:condition="cell-content()&gt;9" style:apply-style-name="Free" style:base-cell-address="LAYERS.AG19"/>
    </style:style>
    <style:style style:name="ce150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0"/>
      <style:map style:condition="cell-content()&gt;9" style:apply-style-name="Free" style:base-cell-address="LAYERS.AG20"/>
    </style:style>
    <style:style style:name="ce1501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1"/>
      <style:map style:condition="cell-content()&gt;9" style:apply-style-name="Free" style:base-cell-address="LAYERS.AG21"/>
    </style:style>
    <style:style style:name="ce1502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2"/>
      <style:map style:condition="cell-content()&gt;9" style:apply-style-name="Free" style:base-cell-address="LAYERS.AG22"/>
    </style:style>
    <style:style style:name="ce150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3"/>
      <style:map style:condition="cell-content()&gt;9" style:apply-style-name="Free" style:base-cell-address="LAYERS.AG23"/>
    </style:style>
    <style:style style:name="ce1504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4"/>
      <style:map style:condition="cell-content()&gt;9" style:apply-style-name="Free" style:base-cell-address="LAYERS.AG24"/>
    </style:style>
    <style:style style:name="ce1505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5"/>
      <style:map style:condition="cell-content()&gt;9" style:apply-style-name="Free" style:base-cell-address="LAYERS.AG25"/>
    </style:style>
    <style:style style:name="ce1506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6"/>
      <style:map style:condition="cell-content()&gt;9" style:apply-style-name="Free" style:base-cell-address="LAYERS.AG26"/>
    </style:style>
    <style:style style:name="ce1507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7"/>
      <style:map style:condition="cell-content()&gt;9" style:apply-style-name="Free" style:base-cell-address="LAYERS.AG27"/>
    </style:style>
    <style:style style:name="ce150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8"/>
      <style:map style:condition="cell-content()&gt;9" style:apply-style-name="Free" style:base-cell-address="LAYERS.AG28"/>
    </style:style>
    <style:style style:name="ce150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29"/>
      <style:map style:condition="cell-content()&gt;9" style:apply-style-name="Free" style:base-cell-address="LAYERS.AG29"/>
    </style:style>
    <style:style style:name="ce1510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30"/>
      <style:map style:condition="cell-content()&gt;9" style:apply-style-name="Free" style:base-cell-address="LAYERS.AG30"/>
    </style:style>
    <style:style style:name="ce1511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31"/>
      <style:map style:condition="cell-content()&gt;9" style:apply-style-name="Free" style:base-cell-address="LAYERS.AG31"/>
    </style:style>
    <style:style style:name="ce1512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32"/>
      <style:map style:condition="cell-content()&gt;9" style:apply-style-name="Free" style:base-cell-address="LAYERS.AG32"/>
    </style:style>
    <style:style style:name="ce1513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  <style:map style:condition="cell-content()=&quot;00&quot;" style:apply-style-name="Locked" style:base-cell-address="LAYERS.AG33"/>
      <style:map style:condition="cell-content()&gt;9" style:apply-style-name="Free" style:base-cell-address="LAYERS.AG33"/>
    </style:style>
  </office:automatic-styles>
  <office:body>
    <office:spreadsheet>
      <table:table table:name="LAYERS" table:style-name="ta1">
        <table:table-column table:style-name="co1" table:default-cell-style-name="ce1"/>
        <table:table-column table:style-name="co2" table:default-cell-style-name="ce6"/>
        <table:table-column table:style-name="co2" table:number-columns-repeated="30" table:default-cell-style-name="ce1"/>
        <table:table-column table:style-name="co2" table:default-cell-style-name="ce417"/>
        <table:table-column table:style-name="co1" table:default-cell-style-name="ce1"/>
        <table:table-column table:style-name="co3" table:number-columns-repeated="990" table:default-cell-style-name="ce1"/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[</text:p>
          </table:table-cell>
          <table:table-cell table:style-name="ce7" office:value-type="string">
            <text:p>-1</text:p>
          </table:table-cell>
          <table:table-cell table:style-name="ce71" office:value-type="string">
            <text:p>-1</text:p>
          </table:table-cell>
          <table:table-cell table:style-name="ce92" office:value-type="string">
            <text:p>-1</text:p>
          </table:table-cell>
          <table:table-cell table:style-name="ce111" office:value-type="string">
            <text:p>-1</text:p>
          </table:table-cell>
          <table:table-cell table:style-name="ce130" office:value-type="string">
            <text:p>-1</text:p>
          </table:table-cell>
          <table:table-cell table:style-name="ce148" office:value-type="string">
            <text:p>-1</text:p>
          </table:table-cell>
          <table:table-cell table:style-name="ce168" office:value-type="string">
            <text:p>-1</text:p>
          </table:table-cell>
          <table:table-cell table:style-name="ce179" office:value-type="string">
            <text:p>-1</text:p>
          </table:table-cell>
          <table:table-cell table:style-name="ce186" office:value-type="string">
            <text:p>-1</text:p>
          </table:table-cell>
          <table:table-cell table:style-name="ce193" office:value-type="string">
            <text:p>-1</text:p>
          </table:table-cell>
          <table:table-cell table:style-name="ce200" office:value-type="string">
            <text:p>-1</text:p>
          </table:table-cell>
          <table:table-cell table:style-name="ce207" office:value-type="string">
            <text:p>-1</text:p>
          </table:table-cell>
          <table:table-cell table:style-name="ce214" office:value-type="string">
            <text:p>-1</text:p>
          </table:table-cell>
          <table:table-cell table:style-name="ce221" office:value-type="string">
            <text:p>-1</text:p>
          </table:table-cell>
          <table:table-cell table:style-name="ce230" office:value-type="string">
            <text:p>-1</text:p>
          </table:table-cell>
          <table:table-cell table:style-name="ce238" office:value-type="string">
            <text:p>-1</text:p>
          </table:table-cell>
          <table:table-cell table:style-name="ce248" office:value-type="string">
            <text:p>-1</text:p>
          </table:table-cell>
          <table:table-cell table:style-name="ce257" office:value-type="string">
            <text:p>-1</text:p>
          </table:table-cell>
          <table:table-cell table:style-name="ce267" office:value-type="string">
            <text:p>-1</text:p>
          </table:table-cell>
          <table:table-cell table:style-name="ce276" office:value-type="string">
            <text:p>-1</text:p>
          </table:table-cell>
          <table:table-cell table:style-name="ce291" office:value-type="string">
            <text:p>-1</text:p>
          </table:table-cell>
          <table:table-cell table:style-name="ce301" office:value-type="string">
            <text:p>-1</text:p>
          </table:table-cell>
          <table:table-cell table:style-name="ce307" office:value-type="string">
            <text:p>-1</text:p>
          </table:table-cell>
          <table:table-cell table:style-name="ce320" office:value-type="string">
            <text:p>-1</text:p>
          </table:table-cell>
          <table:table-cell table:style-name="ce332" office:value-type="string">
            <text:p>-1</text:p>
          </table:table-cell>
          <table:table-cell table:style-name="ce343" office:value-type="string">
            <text:p>-1</text:p>
          </table:table-cell>
          <table:table-cell table:style-name="ce355" office:value-type="string">
            <text:p>-1</text:p>
          </table:table-cell>
          <table:table-cell table:style-name="ce369" office:value-type="string">
            <text:p>-1</text:p>
          </table:table-cell>
          <table:table-cell table:style-name="ce386" office:value-type="string">
            <text:p>-1</text:p>
          </table:table-cell>
          <table:table-cell table:style-name="ce400" office:value-type="string">
            <text:p>-1</text:p>
          </table:table-cell>
          <table:table-cell table:style-name="ce408" office:value-type="string">
            <text:p>-1</text:p>
          </table:table-cell>
          <table:table-cell table:style-name="ce418" office:value-type="string">
            <text:p>-1</text:p>
          </table:table-cell>
          <table:table-cell table:style-name="ce2" office:value-type="string">
            <text:p>]</text:p>
          </table:table-cell>
          <table:table-cell table:style-name="ce2"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8" office:value-type="string">
            <text:p>-1</text:p>
          </table:table-cell>
          <table:table-cell table:number-columns-repeated="4" office:value-type="string">
            <text:p>06</text:p>
          </table:table-cell>
          <table:table-cell table:number-columns-repeated="26" office:value-type="string">
            <text:p>00</text:p>
          </table:table-cell>
          <table:table-cell table:style-name="ce41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9" office:value-type="string">
            <text:p>-1</text:p>
          </table:table-cell>
          <table:table-cell table:number-columns-repeated="6" office:value-type="string">
            <text:p>06</text:p>
          </table:table-cell>
          <table:table-cell table:number-columns-repeated="24" office:value-type="string">
            <text:p>00</text:p>
          </table:table-cell>
          <table:table-cell table:style-name="ce42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0" office:value-type="string">
            <text:p>-1</text:p>
          </table:table-cell>
          <table:table-cell table:number-columns-repeated="4" office:value-type="string">
            <text:p>06</text:p>
          </table:table-cell>
          <table:table-cell table:style-name="ce149" office:value-type="string">
            <text:p>00</text:p>
          </table:table-cell>
          <table:table-cell office:value-type="string">
            <text:p>06</text:p>
          </table:table-cell>
          <table:table-cell table:number-columns-repeated="24" office:value-type="string">
            <text:p>00</text:p>
          </table:table-cell>
          <table:table-cell table:style-name="ce42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1" office:value-type="string">
            <text:p>-1</text:p>
          </table:table-cell>
          <table:table-cell table:number-columns-repeated="4" office:value-type="string">
            <text:p>06</text:p>
          </table:table-cell>
          <table:table-cell table:style-name="ce150" office:value-type="string">
            <text:p>00</text:p>
          </table:table-cell>
          <table:table-cell table:number-columns-repeated="25" office:value-type="string">
            <text:p>00</text:p>
          </table:table-cell>
          <table:table-cell table:style-name="ce42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2" office:value-type="string">
            <text:p>-1</text:p>
          </table:table-cell>
          <table:table-cell table:number-columns-repeated="5" office:value-type="string">
            <text:p>06</text:p>
          </table:table-cell>
          <table:table-cell table:number-columns-repeated="25" office:value-type="string">
            <text:p>00</text:p>
          </table:table-cell>
          <table:table-cell table:style-name="ce42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3" office:value-type="string">
            <text:p>-1</text:p>
          </table:table-cell>
          <table:table-cell table:number-columns-repeated="5" office:value-type="string">
            <text:p>06</text:p>
          </table:table-cell>
          <table:table-cell table:number-columns-repeated="25" office:value-type="string">
            <text:p>00</text:p>
          </table:table-cell>
          <table:table-cell table:style-name="ce42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4" office:value-type="string">
            <text:p>-1</text:p>
          </table:table-cell>
          <table:table-cell table:number-columns-repeated="4" office:value-type="string">
            <text:p>06</text:p>
          </table:table-cell>
          <table:table-cell table:number-columns-repeated="26" office:value-type="string">
            <text:p>00</text:p>
          </table:table-cell>
          <table:table-cell table:style-name="ce42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5" office:value-type="string">
            <text:p>-1</text:p>
          </table:table-cell>
          <table:table-cell table:number-columns-repeated="3" office:value-type="string">
            <text:p>06</text:p>
          </table:table-cell>
          <table:table-cell table:number-columns-repeated="27" office:value-type="string">
            <text:p>00</text:p>
          </table:table-cell>
          <table:table-cell table:style-name="ce42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6" office:value-type="string">
            <text:p>-1</text:p>
          </table:table-cell>
          <table:table-cell table:number-columns-repeated="3" office:value-type="string">
            <text:p>06</text:p>
          </table:table-cell>
          <table:table-cell table:number-columns-repeated="27" office:value-type="string">
            <text:p>00</text:p>
          </table:table-cell>
          <table:table-cell table:style-name="ce42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7" office:value-type="string">
            <text:p>-1</text:p>
          </table:table-cell>
          <table:table-cell table:number-columns-repeated="3" office:value-type="string">
            <text:p>06</text:p>
          </table:table-cell>
          <table:table-cell table:number-columns-repeated="27" office:value-type="string">
            <text:p>00</text:p>
          </table:table-cell>
          <table:table-cell table:style-name="ce42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8" office:value-type="string">
            <text:p>-1</text:p>
          </table:table-cell>
          <table:table-cell table:number-columns-repeated="5" office:value-type="string">
            <text:p>06</text:p>
          </table:table-cell>
          <table:table-cell table:number-columns-repeated="25" office:value-type="string">
            <text:p>00</text:p>
          </table:table-cell>
          <table:table-cell table:style-name="ce42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9" office:value-type="string">
            <text:p>-1</text:p>
          </table:table-cell>
          <table:table-cell table:number-columns-repeated="4" office:value-type="string">
            <text:p>06</text:p>
          </table:table-cell>
          <table:table-cell table:number-columns-repeated="26" office:value-type="string">
            <text:p>00</text:p>
          </table:table-cell>
          <table:table-cell table:style-name="ce43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0" office:value-type="string">
            <text:p>-1</text:p>
          </table:table-cell>
          <table:table-cell table:number-columns-repeated="2" office:value-type="string">
            <text:p>06</text:p>
          </table:table-cell>
          <table:table-cell table:number-columns-repeated="28" office:value-type="string">
            <text:p>00</text:p>
          </table:table-cell>
          <table:table-cell table:style-name="ce43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1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2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3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4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5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6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7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8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3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9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0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1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2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3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4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5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6" office:value-type="string">
            <text:p>-1</text:p>
          </table:table-cell>
          <table:table-cell table:number-columns-repeated="30" office:value-type="string">
            <text:p>00</text:p>
          </table:table-cell>
          <table:table-cell table:style-name="ce44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[</text:p>
          </table:table-cell>
          <table:table-cell table:style-name="ce37" office:value-type="string">
            <text:p>-1</text:p>
          </table:table-cell>
          <table:table-cell table:number-columns-repeated="30" table:style-name="ce3" office:value-type="string">
            <text:p>00</text:p>
          </table:table-cell>
          <table:table-cell table:style-name="ce448" office:value-type="string">
            <text:p>-1</text:p>
          </table:table-cell>
          <table:table-cell table:style-name="ce3" office:value-type="string">
            <text:p>]</text:p>
          </table:table-cell>
          <table:table-cell table:style-name="ce3"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8" office:value-type="string">
            <text:p>-1</text:p>
          </table:table-cell>
          <table:table-cell table:style-name="ce72" office:value-type="string">
            <text:p>-1</text:p>
          </table:table-cell>
          <table:table-cell table:style-name="ce93" office:value-type="string">
            <text:p>-1</text:p>
          </table:table-cell>
          <table:table-cell table:style-name="ce112" office:value-type="string">
            <text:p>-1</text:p>
          </table:table-cell>
          <table:table-cell table:style-name="ce131" office:value-type="string">
            <text:p>-1</text:p>
          </table:table-cell>
          <table:table-cell table:style-name="ce151" office:value-type="string">
            <text:p>-1</text:p>
          </table:table-cell>
          <table:table-cell table:style-name="ce169" office:value-type="string">
            <text:p>-1</text:p>
          </table:table-cell>
          <table:table-cell table:style-name="ce180" office:value-type="string">
            <text:p>-1</text:p>
          </table:table-cell>
          <table:table-cell table:style-name="ce187" office:value-type="string">
            <text:p>-1</text:p>
          </table:table-cell>
          <table:table-cell table:style-name="ce194" office:value-type="string">
            <text:p>-1</text:p>
          </table:table-cell>
          <table:table-cell table:style-name="ce201" office:value-type="string">
            <text:p>-1</text:p>
          </table:table-cell>
          <table:table-cell table:style-name="ce208" office:value-type="string">
            <text:p>-1</text:p>
          </table:table-cell>
          <table:table-cell table:style-name="ce215" office:value-type="string">
            <text:p>-1</text:p>
          </table:table-cell>
          <table:table-cell table:style-name="ce222" office:value-type="string">
            <text:p>-1</text:p>
          </table:table-cell>
          <table:table-cell table:style-name="ce231" office:value-type="string">
            <text:p>-1</text:p>
          </table:table-cell>
          <table:table-cell table:style-name="ce239" office:value-type="string">
            <text:p>-1</text:p>
          </table:table-cell>
          <table:table-cell table:style-name="ce249" office:value-type="string">
            <text:p>-1</text:p>
          </table:table-cell>
          <table:table-cell table:style-name="ce258" office:value-type="string">
            <text:p>-1</text:p>
          </table:table-cell>
          <table:table-cell table:style-name="ce268" office:value-type="string">
            <text:p>-1</text:p>
          </table:table-cell>
          <table:table-cell table:style-name="ce277" office:value-type="string">
            <text:p>-1</text:p>
          </table:table-cell>
          <table:table-cell table:style-name="ce292" office:value-type="string">
            <text:p>-1</text:p>
          </table:table-cell>
          <table:table-cell table:style-name="ce302" office:value-type="string">
            <text:p>-1</text:p>
          </table:table-cell>
          <table:table-cell table:style-name="ce308" office:value-type="string">
            <text:p>-1</text:p>
          </table:table-cell>
          <table:table-cell table:style-name="ce321" office:value-type="string">
            <text:p>-1</text:p>
          </table:table-cell>
          <table:table-cell table:style-name="ce333" office:value-type="string">
            <text:p>-1</text:p>
          </table:table-cell>
          <table:table-cell table:style-name="ce344" office:value-type="string">
            <text:p>-1</text:p>
          </table:table-cell>
          <table:table-cell table:style-name="ce356" office:value-type="string">
            <text:p>-1</text:p>
          </table:table-cell>
          <table:table-cell table:style-name="ce370" office:value-type="string">
            <text:p>-1</text:p>
          </table:table-cell>
          <table:table-cell table:style-name="ce387" office:value-type="string">
            <text:p>-1</text:p>
          </table:table-cell>
          <table:table-cell table:style-name="ce401" office:value-type="string">
            <text:p>-1</text:p>
          </table:table-cell>
          <table:table-cell table:style-name="ce409" office:value-type="string">
            <text:p>-1</text:p>
          </table:table-cell>
          <table:table-cell table:style-name="ce44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3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4" office:value-type="string">
            <text:p>[</text:p>
          </table:table-cell>
          <table:table-cell table:style-name="ce39" office:value-type="string">
            <text:p>-1</text:p>
          </table:table-cell>
          <table:table-cell table:style-name="ce73" office:value-type="string">
            <text:p>-1</text:p>
          </table:table-cell>
          <table:table-cell table:style-name="ce94" office:value-type="string">
            <text:p>-1</text:p>
          </table:table-cell>
          <table:table-cell table:style-name="ce113" office:value-type="string">
            <text:p>-1</text:p>
          </table:table-cell>
          <table:table-cell table:style-name="ce132" office:value-type="string">
            <text:p>-1</text:p>
          </table:table-cell>
          <table:table-cell table:style-name="ce152" office:value-type="string">
            <text:p>-1</text:p>
          </table:table-cell>
          <table:table-cell table:style-name="ce170" office:value-type="string">
            <text:p>-1</text:p>
          </table:table-cell>
          <table:table-cell table:style-name="ce181" office:value-type="string">
            <text:p>-1</text:p>
          </table:table-cell>
          <table:table-cell table:style-name="ce188" office:value-type="string">
            <text:p>-1</text:p>
          </table:table-cell>
          <table:table-cell table:style-name="ce195" office:value-type="string">
            <text:p>-1</text:p>
          </table:table-cell>
          <table:table-cell table:style-name="ce202" office:value-type="string">
            <text:p>-1</text:p>
          </table:table-cell>
          <table:table-cell table:style-name="ce209" office:value-type="string">
            <text:p>-1</text:p>
          </table:table-cell>
          <table:table-cell table:style-name="ce216" office:value-type="string">
            <text:p>-1</text:p>
          </table:table-cell>
          <table:table-cell table:style-name="ce223" office:value-type="string">
            <text:p>-1</text:p>
          </table:table-cell>
          <table:table-cell table:style-name="ce232" office:value-type="string">
            <text:p>-1</text:p>
          </table:table-cell>
          <table:table-cell table:style-name="ce240" office:value-type="string">
            <text:p>-1</text:p>
          </table:table-cell>
          <table:table-cell table:style-name="ce250" office:value-type="string">
            <text:p>-1</text:p>
          </table:table-cell>
          <table:table-cell table:style-name="ce259" office:value-type="string">
            <text:p>-1</text:p>
          </table:table-cell>
          <table:table-cell table:style-name="ce269" office:value-type="string">
            <text:p>-1</text:p>
          </table:table-cell>
          <table:table-cell table:style-name="ce278" office:value-type="string">
            <text:p>-1</text:p>
          </table:table-cell>
          <table:table-cell table:style-name="ce293" office:value-type="string">
            <text:p>-1</text:p>
          </table:table-cell>
          <table:table-cell table:style-name="ce303" office:value-type="string">
            <text:p>-1</text:p>
          </table:table-cell>
          <table:table-cell table:style-name="ce309" office:value-type="string">
            <text:p>-1</text:p>
          </table:table-cell>
          <table:table-cell table:style-name="ce322" office:value-type="string">
            <text:p>-1</text:p>
          </table:table-cell>
          <table:table-cell table:style-name="ce334" office:value-type="string">
            <text:p>-1</text:p>
          </table:table-cell>
          <table:table-cell table:style-name="ce345" office:value-type="string">
            <text:p>-1</text:p>
          </table:table-cell>
          <table:table-cell table:style-name="ce357" office:value-type="string">
            <text:p>-1</text:p>
          </table:table-cell>
          <table:table-cell table:style-name="ce371" office:value-type="string">
            <text:p>-1</text:p>
          </table:table-cell>
          <table:table-cell table:style-name="ce388" office:value-type="string">
            <text:p>-1</text:p>
          </table:table-cell>
          <table:table-cell table:style-name="ce402" office:value-type="string">
            <text:p>-1</text:p>
          </table:table-cell>
          <table:table-cell table:style-name="ce410" office:value-type="string">
            <text:p>-1</text:p>
          </table:table-cell>
          <table:table-cell table:style-name="ce450" office:value-type="string">
            <text:p>-1</text:p>
          </table:table-cell>
          <table:table-cell table:style-name="ce4" office:value-type="string">
            <text:p>]</text:p>
          </table:table-cell>
          <table:table-cell table:style-name="ce4"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0" office:value-type="string">
            <text:p>-1</text:p>
          </table:table-cell>
          <table:table-cell table:style-name="ce74" office:value-type="string">
            <text:p>01</text:p>
          </table:table-cell>
          <table:table-cell table:style-name="ce95" office:value-type="string">
            <text:p>01</text:p>
          </table:table-cell>
          <table:table-cell table:style-name="ce114" office:value-type="string">
            <text:p>01</text:p>
          </table:table-cell>
          <table:table-cell table:style-name="ce133" office:value-type="string">
            <text:p>01</text:p>
          </table:table-cell>
          <table:table-cell table:style-name="ce153" office:value-type="string">
            <text:p>01</text:p>
          </table:table-cell>
          <table:table-cell table:style-name="ce171" office:value-type="string">
            <text:p>01</text:p>
          </table:table-cell>
          <table:table-cell office:value-type="string">
            <text:p>01</text:p>
          </table:table-cell>
          <table:table-cell table:number-columns-repeated="4" office:value-type="string">
            <text:p>03</text:p>
          </table:table-cell>
          <table:table-cell table:number-columns-repeated="19" office:value-type="string">
            <text:p>01</text:p>
          </table:table-cell>
          <table:table-cell table:style-name="ce45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1" office:value-type="string">
            <text:p>-1</text:p>
          </table:table-cell>
          <table:table-cell table:style-name="ce75" office:value-type="string">
            <text:p>01</text:p>
          </table:table-cell>
          <table:table-cell table:style-name="ce96" office:value-type="string">
            <text:p>01</text:p>
          </table:table-cell>
          <table:table-cell table:style-name="ce115" office:value-type="string">
            <text:p>01</text:p>
          </table:table-cell>
          <table:table-cell table:style-name="ce134" office:value-type="string">
            <text:p>01</text:p>
          </table:table-cell>
          <table:table-cell table:style-name="ce154" office:value-type="string">
            <text:p>01</text:p>
          </table:table-cell>
          <table:table-cell table:style-name="ce172" office:value-type="string">
            <text:p>01</text:p>
          </table:table-cell>
          <table:table-cell office:value-type="string">
            <text:p>01</text:p>
          </table:table-cell>
          <table:table-cell table:number-columns-repeated="4" office:value-type="string">
            <text:p>03</text:p>
          </table:table-cell>
          <table:table-cell office:value-type="string">
            <text:p>01</text:p>
          </table:table-cell>
          <table:table-cell table:number-columns-repeated="4" office:value-type="string">
            <text:p>02</text:p>
          </table:table-cell>
          <table:table-cell table:style-name="ce260" office:value-type="string">
            <text:p>01</text:p>
          </table:table-cell>
          <table:table-cell table:style-name="ce270" office:value-type="string">
            <text:p>01</text:p>
          </table:table-cell>
          <table:table-cell table:style-name="ce279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310" office:value-type="string">
            <text:p>01</text:p>
          </table:table-cell>
          <table:table-cell table:style-name="ce323" office:value-type="string">
            <text:p>01</text:p>
          </table:table-cell>
          <table:table-cell table:style-name="ce335" office:value-type="string">
            <text:p>01</text:p>
          </table:table-cell>
          <table:table-cell table:style-name="ce346" office:value-type="string">
            <text:p>01</text:p>
          </table:table-cell>
          <table:table-cell table:style-name="ce358" office:value-type="string">
            <text:p>01</text:p>
          </table:table-cell>
          <table:table-cell table:style-name="ce372" office:value-type="string">
            <text:p>01</text:p>
          </table:table-cell>
          <table:table-cell table:style-name="ce389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5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2" office:value-type="string">
            <text:p>-1</text:p>
          </table:table-cell>
          <table:table-cell table:style-name="ce76" office:value-type="string">
            <text:p>01</text:p>
          </table:table-cell>
          <table:table-cell table:style-name="ce97" office:value-type="string">
            <text:p>01</text:p>
          </table:table-cell>
          <table:table-cell table:style-name="ce116" office:value-type="string">
            <text:p>01</text:p>
          </table:table-cell>
          <table:table-cell table:style-name="ce135" office:value-type="string">
            <text:p>01</text:p>
          </table:table-cell>
          <table:table-cell table:style-name="ce155" office:value-type="string">
            <text:p>01</text:p>
          </table:table-cell>
          <table:table-cell table:style-name="ce173" office:value-type="string">
            <text:p>01</text:p>
          </table:table-cell>
          <table:table-cell office:value-type="string">
            <text:p>01</text:p>
          </table:table-cell>
          <table:table-cell table:number-columns-repeated="4" office:value-type="string">
            <text:p>03</text:p>
          </table:table-cell>
          <table:table-cell office:value-type="string">
            <text:p>01</text:p>
          </table:table-cell>
          <table:table-cell table:number-columns-repeated="4" office:value-type="string">
            <text:p>02</text:p>
          </table:table-cell>
          <table:table-cell table:style-name="ce261" office:value-type="string">
            <text:p>01</text:p>
          </table:table-cell>
          <table:table-cell table:style-name="ce271" office:value-type="string">
            <text:p>01</text:p>
          </table:table-cell>
          <table:table-cell table:style-name="ce280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311" office:value-type="string">
            <text:p>01</text:p>
          </table:table-cell>
          <table:table-cell table:style-name="ce324" office:value-type="string">
            <text:p>01</text:p>
          </table:table-cell>
          <table:table-cell table:style-name="ce336" office:value-type="string">
            <text:p>01</text:p>
          </table:table-cell>
          <table:table-cell table:style-name="ce347" office:value-type="string">
            <text:p>01</text:p>
          </table:table-cell>
          <table:table-cell table:style-name="ce359" office:value-type="string">
            <text:p>01</text:p>
          </table:table-cell>
          <table:table-cell table:style-name="ce373" office:value-type="string">
            <text:p>01</text:p>
          </table:table-cell>
          <table:table-cell table:style-name="ce390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5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3" office:value-type="string">
            <text:p>-1</text:p>
          </table:table-cell>
          <table:table-cell table:style-name="ce77" office:value-type="string">
            <text:p>01</text:p>
          </table:table-cell>
          <table:table-cell table:style-name="ce98" office:value-type="string">
            <text:p>01</text:p>
          </table:table-cell>
          <table:table-cell table:style-name="ce117" office:value-type="string">
            <text:p>01</text:p>
          </table:table-cell>
          <table:table-cell table:style-name="ce136" office:value-type="string">
            <text:p>01</text:p>
          </table:table-cell>
          <table:table-cell table:style-name="ce156" office:value-type="string">
            <text:p>01</text:p>
          </table:table-cell>
          <table:table-cell table:style-name="ce174" office:value-type="string">
            <text:p>01</text:p>
          </table:table-cell>
          <table:table-cell table:number-columns-repeated="2" table:style-name="ce87" office:value-type="string">
            <text:p>01</text:p>
          </table:table-cell>
          <table:table-cell table:number-columns-repeated="4" table:style-name="ce87" office:value-type="string">
            <text:p>03</text:p>
          </table:table-cell>
          <table:table-cell table:number-columns-repeated="4" table:style-name="ce87" office:value-type="string">
            <text:p>02</text:p>
          </table:table-cell>
          <table:table-cell table:number-columns-repeated="2" office:value-type="string">
            <text:p>02</text:p>
          </table:table-cell>
          <table:table-cell table:style-name="ce281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312" office:value-type="string">
            <text:p>01</text:p>
          </table:table-cell>
          <table:table-cell table:style-name="ce325" office:value-type="string">
            <text:p>01</text:p>
          </table:table-cell>
          <table:table-cell table:style-name="ce337" office:value-type="string">
            <text:p>01</text:p>
          </table:table-cell>
          <table:table-cell table:style-name="ce348" office:value-type="string">
            <text:p>01</text:p>
          </table:table-cell>
          <table:table-cell table:style-name="ce360" office:value-type="string">
            <text:p>01</text:p>
          </table:table-cell>
          <table:table-cell table:style-name="ce374" office:value-type="string">
            <text:p>01</text:p>
          </table:table-cell>
          <table:table-cell table:style-name="ce391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5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4" office:value-type="string">
            <text:p>-1</text:p>
          </table:table-cell>
          <table:table-cell table:style-name="ce78" office:value-type="string">
            <text:p>01</text:p>
          </table:table-cell>
          <table:table-cell table:style-name="ce99" office:value-type="string">
            <text:p>01</text:p>
          </table:table-cell>
          <table:table-cell table:style-name="ce118" office:value-type="string">
            <text:p>01</text:p>
          </table:table-cell>
          <table:table-cell table:style-name="ce137" office:value-type="string">
            <text:p>01</text:p>
          </table:table-cell>
          <table:table-cell table:style-name="ce157" office:value-type="string">
            <text:p>01</text:p>
          </table:table-cell>
          <table:table-cell table:number-columns-repeated="3" office:value-type="string">
            <text:p>01</text:p>
          </table:table-cell>
          <table:table-cell table:number-columns-repeated="4" office:value-type="string">
            <text:p>03</text:p>
          </table:table-cell>
          <table:table-cell table:number-columns-repeated="6" office:value-type="string">
            <text:p>02</text:p>
          </table:table-cell>
          <table:table-cell table:style-name="ce282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313" office:value-type="string">
            <text:p>01</text:p>
          </table:table-cell>
          <table:table-cell table:style-name="ce326" office:value-type="string">
            <text:p>01</text:p>
          </table:table-cell>
          <table:table-cell table:style-name="ce338" office:value-type="string">
            <text:p>01</text:p>
          </table:table-cell>
          <table:table-cell table:style-name="ce349" office:value-type="string">
            <text:p>01</text:p>
          </table:table-cell>
          <table:table-cell table:style-name="ce361" office:value-type="string">
            <text:p>01</text:p>
          </table:table-cell>
          <table:table-cell table:style-name="ce375" office:value-type="string">
            <text:p>01</text:p>
          </table:table-cell>
          <table:table-cell table:style-name="ce392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5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5" office:value-type="string">
            <text:p>-1</text:p>
          </table:table-cell>
          <table:table-cell table:style-name="ce79" office:value-type="string">
            <text:p>01</text:p>
          </table:table-cell>
          <table:table-cell table:style-name="ce100" office:value-type="string">
            <text:p>01</text:p>
          </table:table-cell>
          <table:table-cell table:style-name="ce119" office:value-type="string">
            <text:p>01</text:p>
          </table:table-cell>
          <table:table-cell table:style-name="ce138" office:value-type="string">
            <text:p>01</text:p>
          </table:table-cell>
          <table:table-cell table:style-name="ce158" office:value-type="string">
            <text:p>01</text:p>
          </table:table-cell>
          <table:table-cell table:number-columns-repeated="3" office:value-type="string">
            <text:p>01</text:p>
          </table:table-cell>
          <table:table-cell table:number-columns-repeated="4" office:value-type="string">
            <text:p>03</text:p>
          </table:table-cell>
          <table:table-cell table:number-columns-repeated="7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14" office:value-type="string">
            <text:p>01</text:p>
          </table:table-cell>
          <table:table-cell table:style-name="ce327" office:value-type="string">
            <text:p>01</text:p>
          </table:table-cell>
          <table:table-cell table:style-name="ce339" office:value-type="string">
            <text:p>01</text:p>
          </table:table-cell>
          <table:table-cell table:style-name="ce350" office:value-type="string">
            <text:p>01</text:p>
          </table:table-cell>
          <table:table-cell table:style-name="ce362" office:value-type="string">
            <text:p>01</text:p>
          </table:table-cell>
          <table:table-cell table:style-name="ce376" office:value-type="string">
            <text:p>01</text:p>
          </table:table-cell>
          <table:table-cell table:style-name="ce393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5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6" office:value-type="string">
            <text:p>-1</text:p>
          </table:table-cell>
          <table:table-cell table:style-name="ce80" office:value-type="string">
            <text:p>01</text:p>
          </table:table-cell>
          <table:table-cell table:style-name="ce101" office:value-type="string">
            <text:p>01</text:p>
          </table:table-cell>
          <table:table-cell table:style-name="ce120" office:value-type="string">
            <text:p>01</text:p>
          </table:table-cell>
          <table:table-cell table:style-name="ce139" office:value-type="string">
            <text:p>01</text:p>
          </table:table-cell>
          <table:table-cell table:style-name="ce159" office:value-type="string">
            <text:p>01</text:p>
          </table:table-cell>
          <table:table-cell table:number-columns-repeated="3" office:value-type="string">
            <text:p>01</text:p>
          </table:table-cell>
          <table:table-cell table:number-columns-repeated="4" office:value-type="string">
            <text:p>03</text:p>
          </table:table-cell>
          <table:table-cell table:number-columns-repeated="7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377" office:value-type="string">
            <text:p>01</text:p>
          </table:table-cell>
          <table:table-cell table:number-columns-repeated="3" office:value-type="string">
            <text:p>01</text:p>
          </table:table-cell>
          <table:table-cell table:style-name="ce45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7" office:value-type="string">
            <text:p>-1</text:p>
          </table:table-cell>
          <table:table-cell table:style-name="ce81" office:value-type="string">
            <text:p>01</text:p>
          </table:table-cell>
          <table:table-cell table:style-name="ce102" office:value-type="string">
            <text:p>01</text:p>
          </table:table-cell>
          <table:table-cell table:style-name="ce121" office:value-type="string">
            <text:p>01</text:p>
          </table:table-cell>
          <table:table-cell table:style-name="ce140" office:value-type="string">
            <text:p>01</text:p>
          </table:table-cell>
          <table:table-cell table:style-name="ce160" office:value-type="string">
            <text:p>01</text:p>
          </table:table-cell>
          <table:table-cell table:number-columns-repeated="3" office:value-type="string">
            <text:p>01</text:p>
          </table:table-cell>
          <table:table-cell table:number-columns-repeated="6" office:value-type="string">
            <text:p>03</text:p>
          </table:table-cell>
          <table:table-cell table:number-columns-repeated="5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378" office:value-type="string">
            <text:p>01</text:p>
          </table:table-cell>
          <table:table-cell table:number-columns-repeated="3" office:value-type="string">
            <text:p>01</text:p>
          </table:table-cell>
          <table:table-cell table:style-name="ce45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8" office:value-type="string">
            <text:p>-1</text:p>
          </table:table-cell>
          <table:table-cell table:style-name="ce82" office:value-type="string">
            <text:p>01</text:p>
          </table:table-cell>
          <table:table-cell table:style-name="ce103" office:value-type="string">
            <text:p>01</text:p>
          </table:table-cell>
          <table:table-cell table:style-name="ce122" office:value-type="string">
            <text:p>01</text:p>
          </table:table-cell>
          <table:table-cell table:style-name="ce141" office:value-type="string">
            <text:p>01</text:p>
          </table:table-cell>
          <table:table-cell table:style-name="ce161" office:value-type="string">
            <text:p>01</text:p>
          </table:table-cell>
          <table:table-cell table:number-columns-repeated="3" office:value-type="string">
            <text:p>01</text:p>
          </table:table-cell>
          <table:table-cell table:number-columns-repeated="6" office:value-type="string">
            <text:p>03</text:p>
          </table:table-cell>
          <table:table-cell table:style-name="ce241" office:value-type="string">
            <text:p>01</text:p>
          </table:table-cell>
          <table:table-cell table:number-columns-repeated="4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379" office:value-type="string">
            <text:p>01</text:p>
          </table:table-cell>
          <table:table-cell table:number-columns-repeated="3" office:value-type="string">
            <text:p>01</text:p>
          </table:table-cell>
          <table:table-cell table:style-name="ce45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49" office:value-type="string">
            <text:p>-1</text:p>
          </table:table-cell>
          <table:table-cell table:style-name="ce83" office:value-type="string">
            <text:p>01</text:p>
          </table:table-cell>
          <table:table-cell table:style-name="ce104" office:value-type="string">
            <text:p>01</text:p>
          </table:table-cell>
          <table:table-cell table:style-name="ce123" office:value-type="string">
            <text:p>01</text:p>
          </table:table-cell>
          <table:table-cell table:style-name="ce142" office:value-type="string">
            <text:p>01</text:p>
          </table:table-cell>
          <table:table-cell table:style-name="ce162" office:value-type="string">
            <text:p>01</text:p>
          </table:table-cell>
          <table:table-cell table:number-columns-repeated="4" office:value-type="string">
            <text:p>01</text:p>
          </table:table-cell>
          <table:table-cell table:number-columns-repeated="5" office:value-type="string">
            <text:p>03</text:p>
          </table:table-cell>
          <table:table-cell table:style-name="ce242" office:value-type="string">
            <text:p>01</text:p>
          </table:table-cell>
          <table:table-cell table:style-name="ce251" office:value-type="string">
            <text:p>01</text:p>
          </table:table-cell>
          <table:table-cell table:number-columns-repeated="3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46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0" office:value-type="string">
            <text:p>-1</text:p>
          </table:table-cell>
          <table:table-cell table:style-name="ce84" office:value-type="string">
            <text:p>01</text:p>
          </table:table-cell>
          <table:table-cell table:style-name="ce105" office:value-type="string">
            <text:p>01</text:p>
          </table:table-cell>
          <table:table-cell table:style-name="ce124" office:value-type="string">
            <text:p>01</text:p>
          </table:table-cell>
          <table:table-cell table:style-name="ce143" office:value-type="string">
            <text:p>01</text:p>
          </table:table-cell>
          <table:table-cell table:style-name="ce163" office:value-type="string">
            <text:p>01</text:p>
          </table:table-cell>
          <table:table-cell table:number-columns-repeated="4" office:value-type="string">
            <text:p>01</text:p>
          </table:table-cell>
          <table:table-cell table:number-columns-repeated="5" office:value-type="string">
            <text:p>03</text:p>
          </table:table-cell>
          <table:table-cell table:number-columns-repeated="16" office:value-type="string">
            <text:p>01</text:p>
          </table:table-cell>
          <table:table-cell table:style-name="ce46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1" office:value-type="string">
            <text:p>-1</text:p>
          </table:table-cell>
          <table:table-cell table:style-name="ce85" office:value-type="string">
            <text:p>01</text:p>
          </table:table-cell>
          <table:table-cell table:style-name="ce106" office:value-type="string">
            <text:p>01</text:p>
          </table:table-cell>
          <table:table-cell table:style-name="ce125" office:value-type="string">
            <text:p>01</text:p>
          </table:table-cell>
          <table:table-cell table:style-name="ce144" office:value-type="string">
            <text:p>01</text:p>
          </table:table-cell>
          <table:table-cell table:style-name="ce164" office:value-type="string">
            <text:p>01</text:p>
          </table:table-cell>
          <table:table-cell table:number-columns-repeated="4" office:value-type="string">
            <text:p>01</text:p>
          </table:table-cell>
          <table:table-cell table:number-columns-repeated="5" office:value-type="string">
            <text:p>03</text:p>
          </table:table-cell>
          <table:table-cell table:number-columns-repeated="5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office:value-type="string">
            <text:p>01</text:p>
          </table:table-cell>
          <table:table-cell table:number-columns-repeated="2" office:value-type="string">
            <text:p>03</text:p>
          </table:table-cell>
          <table:table-cell table:style-name="ce46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2" office:value-type="string">
            <text:p>-1</text:p>
          </table:table-cell>
          <table:table-cell table:style-name="ce86" office:value-type="string">
            <text:p>01</text:p>
          </table:table-cell>
          <table:table-cell table:style-name="ce107" office:value-type="string">
            <text:p>01</text:p>
          </table:table-cell>
          <table:table-cell table:style-name="ce126" office:value-type="string">
            <text:p>01</text:p>
          </table:table-cell>
          <table:table-cell table:style-name="ce145" office:value-type="string">
            <text:p>01</text:p>
          </table:table-cell>
          <table:table-cell table:style-name="ce165" office:value-type="string">
            <text:p>01</text:p>
          </table:table-cell>
          <table:table-cell table:number-columns-repeated="5" office:value-type="string">
            <text:p>01</text:p>
          </table:table-cell>
          <table:table-cell table:number-columns-repeated="5" office:value-type="string">
            <text:p>03</text:p>
          </table:table-cell>
          <table:table-cell table:number-columns-repeated="3" office:value-type="string">
            <text:p>02</text:p>
          </table:table-cell>
          <table:table-cell table:number-columns-repeated="12" office:value-type="string">
            <text:p>03</text:p>
          </table:table-cell>
          <table:table-cell table:style-name="ce46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3" office:value-type="string">
            <text:p>-1</text:p>
          </table:table-cell>
          <table:table-cell table:number-columns-repeated="10" office:value-type="string">
            <text:p>01</text:p>
          </table:table-cell>
          <table:table-cell table:number-columns-repeated="20" office:value-type="string">
            <text:p>03</text:p>
          </table:table-cell>
          <table:table-cell table:style-name="ce46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4" office:value-type="string">
            <text:p>-1</text:p>
          </table:table-cell>
          <table:table-cell table:number-columns-repeated="3" office:value-type="string">
            <text:p>01</text:p>
          </table:table-cell>
          <table:table-cell table:number-columns-repeated="27" office:value-type="string">
            <text:p>03</text:p>
          </table:table-cell>
          <table:table-cell table:style-name="ce46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5" office:value-type="string">
            <text:p>-1</text:p>
          </table:table-cell>
          <table:table-cell table:number-columns-repeated="30" office:value-type="string">
            <text:p>03</text:p>
          </table:table-cell>
          <table:table-cell table:style-name="ce46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6" office:value-type="string">
            <text:p>-1</text:p>
          </table:table-cell>
          <table:table-cell table:number-columns-repeated="21" office:value-type="string">
            <text:p>03</text:p>
          </table:table-cell>
          <table:table-cell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46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7" office:value-type="string">
            <text:p>-1</text:p>
          </table:table-cell>
          <table:table-cell table:number-columns-repeated="12" office:value-type="string">
            <text:p>03</text:p>
          </table:table-cell>
          <table:table-cell table:number-columns-repeated="3" office:value-type="string">
            <text:p>02</text:p>
          </table:table-cell>
          <table:table-cell table:style-name="ce252" office:value-type="string">
            <text:p>01</text:p>
          </table:table-cell>
          <table:table-cell table:style-name="ce262" office:value-type="string">
            <text:p>01</text:p>
          </table:table-cell>
          <table:table-cell table:style-name="ce272" office:value-type="string">
            <text:p>01</text:p>
          </table:table-cell>
          <table:table-cell table:style-name="ce283" office:value-type="string">
            <text:p>01</text:p>
          </table:table-cell>
          <table:table-cell table:style-name="ce294" office:value-type="string">
            <text:p>01</text:p>
          </table:table-cell>
          <table:table-cell table:number-columns-repeated="2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46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8" office:value-type="string">
            <text:p>-1</text:p>
          </table:table-cell>
          <table:table-cell table:number-columns-repeated="7" table:style-name="ce87" office:value-type="string">
            <text:p>03</text:p>
          </table:table-cell>
          <table:table-cell table:number-columns-repeated="5" table:style-name="ce87" office:value-type="string">
            <text:p>01</text:p>
          </table:table-cell>
          <table:table-cell table:number-columns-repeated="3" table:style-name="ce87" office:value-type="string">
            <text:p>02</text:p>
          </table:table-cell>
          <table:table-cell table:number-columns-repeated="2" office:value-type="string">
            <text:p>02</text:p>
          </table:table-cell>
          <table:table-cell table:style-name="ce273" office:value-type="string">
            <text:p>01</text:p>
          </table:table-cell>
          <table:table-cell table:style-name="ce284" office:value-type="string">
            <text:p>01</text:p>
          </table:table-cell>
          <table:table-cell table:style-name="ce295" office:value-type="string">
            <text:p>01</text:p>
          </table:table-cell>
          <table:table-cell table:number-columns-repeated="2" office:value-type="string">
            <text:p>01</text:p>
          </table:table-cell>
          <table:table-cell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63" office:value-type="string">
            <text:p>01</text:p>
          </table:table-cell>
          <table:table-cell table:style-name="ce380" office:value-type="string">
            <text:p>01</text:p>
          </table:table-cell>
          <table:table-cell table:style-name="ce394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6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59" office:value-type="string">
            <text:p>-1</text:p>
          </table:table-cell>
          <table:table-cell table:number-columns-repeated="2" office:value-type="string">
            <text:p>03</text:p>
          </table:table-cell>
          <table:table-cell table:number-columns-repeated="10" office:value-type="string">
            <text:p>01</text:p>
          </table:table-cell>
          <table:table-cell table:number-columns-repeated="6" office:value-type="string">
            <text:p>02</text:p>
          </table:table-cell>
          <table:table-cell table:style-name="ce285" office:value-type="string">
            <text:p>01</text:p>
          </table:table-cell>
          <table:table-cell table:style-name="ce296" office:value-type="string">
            <text:p>01</text:p>
          </table:table-cell>
          <table:table-cell table:number-columns-repeated="2" office:value-type="string">
            <text:p>01</text:p>
          </table:table-cell>
          <table:table-cell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64" office:value-type="string">
            <text:p>01</text:p>
          </table:table-cell>
          <table:table-cell table:style-name="ce381" office:value-type="string">
            <text:p>01</text:p>
          </table:table-cell>
          <table:table-cell table:style-name="ce395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47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0" office:value-type="string">
            <text:p>-1</text:p>
          </table:table-cell>
          <table:table-cell table:number-columns-repeated="12" office:value-type="string">
            <text:p>01</text:p>
          </table:table-cell>
          <table:table-cell table:style-name="ce224" office:value-type="string">
            <text:p>01</text:p>
          </table:table-cell>
          <table:table-cell table:number-columns-repeated="5" office:value-type="string">
            <text:p>02</text:p>
          </table:table-cell>
          <table:table-cell table:style-name="ce286" office:value-type="string">
            <text:p>01</text:p>
          </table:table-cell>
          <table:table-cell table:style-name="ce297" office:value-type="string">
            <text:p>01</text:p>
          </table:table-cell>
          <table:table-cell table:number-columns-repeated="10" office:value-type="string">
            <text:p>01</text:p>
          </table:table-cell>
          <table:table-cell table:style-name="ce47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1" office:value-type="string">
            <text:p>-1</text:p>
          </table:table-cell>
          <table:table-cell table:number-columns-repeated="12" office:value-type="string">
            <text:p>01</text:p>
          </table:table-cell>
          <table:table-cell table:style-name="ce225" office:value-type="string">
            <text:p>01</text:p>
          </table:table-cell>
          <table:table-cell table:style-name="ce233" office:value-type="string">
            <text:p>01</text:p>
          </table:table-cell>
          <table:table-cell table:style-name="ce243" office:value-type="string">
            <text:p>01</text:p>
          </table:table-cell>
          <table:table-cell table:number-columns-repeated="4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15" office:value-type="string">
            <text:p>01</text:p>
          </table:table-cell>
          <table:table-cell table:style-name="ce328" office:value-type="string">
            <text:p>01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47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2" office:value-type="string">
            <text:p>-1</text:p>
          </table:table-cell>
          <table:table-cell table:number-columns-repeated="11" office:value-type="string">
            <text:p>01</text:p>
          </table:table-cell>
          <table:table-cell table:number-columns-repeated="4" office:value-type="string">
            <text:p>07</text:p>
          </table:table-cell>
          <table:table-cell table:number-columns-repeated="4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16" office:value-type="string">
            <text:p>01</text:p>
          </table:table-cell>
          <table:table-cell table:style-name="ce329" office:value-type="string">
            <text:p>01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number-columns-repeated="3" office:value-type="string">
            <text:p>01</text:p>
          </table:table-cell>
          <table:table-cell table:style-name="ce47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3" office:value-type="string">
            <text:p>-1</text:p>
          </table:table-cell>
          <table:table-cell table:number-columns-repeated="11" office:value-type="string">
            <text:p>01</text:p>
          </table:table-cell>
          <table:table-cell table:number-columns-repeated="7" office:value-type="string">
            <text:p>07</text:p>
          </table:table-cell>
          <table:table-cell table:number-columns-repeated="12" office:value-type="string">
            <text:p>01</text:p>
          </table:table-cell>
          <table:table-cell table:style-name="ce47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4" office:value-type="string">
            <text:p>-1</text:p>
          </table:table-cell>
          <table:table-cell table:number-columns-repeated="10" office:value-type="string">
            <text:p>01</text:p>
          </table:table-cell>
          <table:table-cell table:number-columns-repeated="8" office:value-type="string">
            <text:p>07</text:p>
          </table:table-cell>
          <table:table-cell table:style-name="ce287" office:value-type="string">
            <text:p>07</text:p>
          </table:table-cell>
          <table:table-cell table:number-columns-repeated="11" office:value-type="string">
            <text:p>01</text:p>
          </table:table-cell>
          <table:table-cell table:style-name="ce47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5" office:value-type="string">
            <text:p>-1</text:p>
          </table:table-cell>
          <table:table-cell table:number-columns-repeated="7" office:value-type="string">
            <text:p>01</text:p>
          </table:table-cell>
          <table:table-cell table:number-columns-repeated="11" office:value-type="string">
            <text:p>07</text:p>
          </table:table-cell>
          <table:table-cell table:style-name="ce288" office:value-type="string">
            <text:p>07</text:p>
          </table:table-cell>
          <table:table-cell table:style-name="ce298" office:value-type="string">
            <text:p>07</text:p>
          </table:table-cell>
          <table:table-cell table:style-name="ce304" office:value-type="string">
            <text:p>07</text:p>
          </table:table-cell>
          <table:table-cell table:style-name="ce317" office:value-type="string">
            <text:p>01</text:p>
          </table:table-cell>
          <table:table-cell table:number-columns-repeated="7" office:value-type="string">
            <text:p>01</text:p>
          </table:table-cell>
          <table:table-cell table:style-name="ce411" office:value-type="string">
            <text:p>07</text:p>
          </table:table-cell>
          <table:table-cell table:style-name="ce47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6" office:value-type="string">
            <text:p>-1</text:p>
          </table:table-cell>
          <table:table-cell table:number-columns-repeated="7" office:value-type="string">
            <text:p>01</text:p>
          </table:table-cell>
          <table:table-cell table:number-columns-repeated="16" office:value-type="string">
            <text:p>07</text:p>
          </table:table-cell>
          <table:table-cell table:style-name="ce340" office:value-type="string">
            <text:p>07</text:p>
          </table:table-cell>
          <table:table-cell table:number-columns-repeated="4" office:value-type="string">
            <text:p>01</text:p>
          </table:table-cell>
          <table:table-cell table:style-name="ce403" office:value-type="string">
            <text:p>07</text:p>
          </table:table-cell>
          <table:table-cell table:style-name="ce412" office:value-type="string">
            <text:p>07</text:p>
          </table:table-cell>
          <table:table-cell table:style-name="ce47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7" office:value-type="string">
            <text:p>-1</text:p>
          </table:table-cell>
          <table:table-cell table:style-name="ce88" office:value-type="string">
            <text:p>01</text:p>
          </table:table-cell>
          <table:table-cell table:number-columns-repeated="4" office:value-type="string">
            <text:p>01</text:p>
          </table:table-cell>
          <table:table-cell table:style-name="ce175" office:value-type="string">
            <text:p>07</text:p>
          </table:table-cell>
          <table:table-cell table:style-name="ce182" office:value-type="string">
            <text:p>07</text:p>
          </table:table-cell>
          <table:table-cell table:style-name="ce189" office:value-type="string">
            <text:p>07</text:p>
          </table:table-cell>
          <table:table-cell table:style-name="ce196" office:value-type="string">
            <text:p>07</text:p>
          </table:table-cell>
          <table:table-cell table:style-name="ce203" office:value-type="string">
            <text:p>07</text:p>
          </table:table-cell>
          <table:table-cell table:style-name="ce210" office:value-type="string">
            <text:p>07</text:p>
          </table:table-cell>
          <table:table-cell table:style-name="ce217" office:value-type="string">
            <text:p>07</text:p>
          </table:table-cell>
          <table:table-cell table:style-name="ce226" office:value-type="string">
            <text:p>07</text:p>
          </table:table-cell>
          <table:table-cell table:style-name="ce234" office:value-type="string">
            <text:p>07</text:p>
          </table:table-cell>
          <table:table-cell table:style-name="ce244" office:value-type="string">
            <text:p>07</text:p>
          </table:table-cell>
          <table:table-cell table:style-name="ce253" office:value-type="string">
            <text:p>07</text:p>
          </table:table-cell>
          <table:table-cell table:style-name="ce263" office:value-type="string">
            <text:p>07</text:p>
          </table:table-cell>
          <table:table-cell table:number-columns-repeated="7" office:value-type="string">
            <text:p>07</text:p>
          </table:table-cell>
          <table:table-cell table:style-name="ce351" office:value-type="string">
            <text:p>07</text:p>
          </table:table-cell>
          <table:table-cell table:style-name="ce365" office:value-type="string">
            <text:p>07</text:p>
          </table:table-cell>
          <table:table-cell table:style-name="ce382" office:value-type="string">
            <text:p>07</text:p>
          </table:table-cell>
          <table:table-cell table:style-name="ce396" office:value-type="string">
            <text:p>07</text:p>
          </table:table-cell>
          <table:table-cell table:style-name="ce404" office:value-type="string">
            <text:p>07</text:p>
          </table:table-cell>
          <table:table-cell table:style-name="ce413" office:value-type="string">
            <text:p>07</text:p>
          </table:table-cell>
          <table:table-cell table:style-name="ce47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8" office:value-type="string">
            <text:p>-1</text:p>
          </table:table-cell>
          <table:table-cell table:style-name="ce89" office:value-type="string">
            <text:p>01</text:p>
          </table:table-cell>
          <table:table-cell table:style-name="ce108" office:value-type="string">
            <text:p>01</text:p>
          </table:table-cell>
          <table:table-cell table:style-name="ce127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176" office:value-type="string">
            <text:p>07</text:p>
          </table:table-cell>
          <table:table-cell table:style-name="ce183" office:value-type="string">
            <text:p>07</text:p>
          </table:table-cell>
          <table:table-cell table:style-name="ce190" office:value-type="string">
            <text:p>07</text:p>
          </table:table-cell>
          <table:table-cell table:style-name="ce197" office:value-type="string">
            <text:p>07</text:p>
          </table:table-cell>
          <table:table-cell table:style-name="ce204" office:value-type="string">
            <text:p>07</text:p>
          </table:table-cell>
          <table:table-cell table:style-name="ce211" office:value-type="string">
            <text:p>07</text:p>
          </table:table-cell>
          <table:table-cell table:style-name="ce218" office:value-type="string">
            <text:p>07</text:p>
          </table:table-cell>
          <table:table-cell table:style-name="ce227" office:value-type="string">
            <text:p>07</text:p>
          </table:table-cell>
          <table:table-cell table:style-name="ce235" office:value-type="string">
            <text:p>07</text:p>
          </table:table-cell>
          <table:table-cell table:style-name="ce245" office:value-type="string">
            <text:p>07</text:p>
          </table:table-cell>
          <table:table-cell table:style-name="ce254" office:value-type="string">
            <text:p>07</text:p>
          </table:table-cell>
          <table:table-cell table:style-name="ce264" office:value-type="string">
            <text:p>07</text:p>
          </table:table-cell>
          <table:table-cell table:number-columns-repeated="7" office:value-type="string">
            <text:p>07</text:p>
          </table:table-cell>
          <table:table-cell table:style-name="ce352" office:value-type="string">
            <text:p>07</text:p>
          </table:table-cell>
          <table:table-cell table:style-name="ce366" office:value-type="string">
            <text:p>07</text:p>
          </table:table-cell>
          <table:table-cell table:style-name="ce383" office:value-type="string">
            <text:p>07</text:p>
          </table:table-cell>
          <table:table-cell table:style-name="ce397" office:value-type="string">
            <text:p>07</text:p>
          </table:table-cell>
          <table:table-cell table:style-name="ce405" office:value-type="string">
            <text:p>07</text:p>
          </table:table-cell>
          <table:table-cell table:style-name="ce414" office:value-type="string">
            <text:p>07</text:p>
          </table:table-cell>
          <table:table-cell table:style-name="ce47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69" office:value-type="string">
            <text:p>-1</text:p>
          </table:table-cell>
          <table:table-cell table:style-name="ce90" office:value-type="string">
            <text:p>07</text:p>
          </table:table-cell>
          <table:table-cell table:style-name="ce109" office:value-type="string">
            <text:p>07</text:p>
          </table:table-cell>
          <table:table-cell table:style-name="ce128" office:value-type="string">
            <text:p>07</text:p>
          </table:table-cell>
          <table:table-cell table:style-name="ce146" office:value-type="string">
            <text:p>07</text:p>
          </table:table-cell>
          <table:table-cell table:style-name="ce166" office:value-type="string">
            <text:p>07</text:p>
          </table:table-cell>
          <table:table-cell table:style-name="ce177" office:value-type="string">
            <text:p>07</text:p>
          </table:table-cell>
          <table:table-cell table:style-name="ce184" office:value-type="string">
            <text:p>07</text:p>
          </table:table-cell>
          <table:table-cell table:style-name="ce191" office:value-type="string">
            <text:p>07</text:p>
          </table:table-cell>
          <table:table-cell table:style-name="ce198" office:value-type="string">
            <text:p>07</text:p>
          </table:table-cell>
          <table:table-cell table:style-name="ce205" office:value-type="string">
            <text:p>07</text:p>
          </table:table-cell>
          <table:table-cell table:style-name="ce212" office:value-type="string">
            <text:p>07</text:p>
          </table:table-cell>
          <table:table-cell table:style-name="ce219" office:value-type="string">
            <text:p>07</text:p>
          </table:table-cell>
          <table:table-cell table:style-name="ce228" office:value-type="string">
            <text:p>07</text:p>
          </table:table-cell>
          <table:table-cell table:style-name="ce236" office:value-type="string">
            <text:p>07</text:p>
          </table:table-cell>
          <table:table-cell table:style-name="ce246" office:value-type="string">
            <text:p>07</text:p>
          </table:table-cell>
          <table:table-cell table:style-name="ce255" office:value-type="string">
            <text:p>07</text:p>
          </table:table-cell>
          <table:table-cell table:style-name="ce265" office:value-type="string">
            <text:p>07</text:p>
          </table:table-cell>
          <table:table-cell table:style-name="ce274" office:value-type="string">
            <text:p>07</text:p>
          </table:table-cell>
          <table:table-cell table:style-name="ce289" office:value-type="string">
            <text:p>07</text:p>
          </table:table-cell>
          <table:table-cell table:style-name="ce299" office:value-type="string">
            <text:p>07</text:p>
          </table:table-cell>
          <table:table-cell table:style-name="ce305" office:value-type="string">
            <text:p>07</text:p>
          </table:table-cell>
          <table:table-cell table:style-name="ce318" office:value-type="string">
            <text:p>07</text:p>
          </table:table-cell>
          <table:table-cell table:style-name="ce330" office:value-type="string">
            <text:p>07</text:p>
          </table:table-cell>
          <table:table-cell table:style-name="ce341" office:value-type="string">
            <text:p>07</text:p>
          </table:table-cell>
          <table:table-cell table:style-name="ce353" office:value-type="string">
            <text:p>07</text:p>
          </table:table-cell>
          <table:table-cell table:style-name="ce367" office:value-type="string">
            <text:p>07</text:p>
          </table:table-cell>
          <table:table-cell table:style-name="ce384" office:value-type="string">
            <text:p>07</text:p>
          </table:table-cell>
          <table:table-cell table:style-name="ce398" office:value-type="string">
            <text:p>07</text:p>
          </table:table-cell>
          <table:table-cell table:style-name="ce406" office:value-type="string">
            <text:p>07</text:p>
          </table:table-cell>
          <table:table-cell table:style-name="ce415" office:value-type="string">
            <text:p>07</text:p>
          </table:table-cell>
          <table:table-cell table:style-name="ce48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table:style-name="ce5" office:value-type="string">
            <text:p>[</text:p>
          </table:table-cell>
          <table:table-cell table:style-name="ce70" office:value-type="string">
            <text:p>-1</text:p>
          </table:table-cell>
          <table:table-cell table:style-name="ce91" office:value-type="string">
            <text:p>-1</text:p>
          </table:table-cell>
          <table:table-cell table:style-name="ce110" office:value-type="string">
            <text:p>-1</text:p>
          </table:table-cell>
          <table:table-cell table:style-name="ce129" office:value-type="string">
            <text:p>-1</text:p>
          </table:table-cell>
          <table:table-cell table:style-name="ce147" office:value-type="string">
            <text:p>-1</text:p>
          </table:table-cell>
          <table:table-cell table:style-name="ce167" office:value-type="string">
            <text:p>-1</text:p>
          </table:table-cell>
          <table:table-cell table:style-name="ce178" office:value-type="string">
            <text:p>-1</text:p>
          </table:table-cell>
          <table:table-cell table:style-name="ce185" office:value-type="string">
            <text:p>-1</text:p>
          </table:table-cell>
          <table:table-cell table:style-name="ce192" office:value-type="string">
            <text:p>-1</text:p>
          </table:table-cell>
          <table:table-cell table:style-name="ce199" office:value-type="string">
            <text:p>-1</text:p>
          </table:table-cell>
          <table:table-cell table:style-name="ce206" office:value-type="string">
            <text:p>-1</text:p>
          </table:table-cell>
          <table:table-cell table:style-name="ce213" office:value-type="string">
            <text:p>-1</text:p>
          </table:table-cell>
          <table:table-cell table:style-name="ce220" office:value-type="string">
            <text:p>-1</text:p>
          </table:table-cell>
          <table:table-cell table:style-name="ce229" office:value-type="string">
            <text:p>-1</text:p>
          </table:table-cell>
          <table:table-cell table:style-name="ce237" office:value-type="string">
            <text:p>-1</text:p>
          </table:table-cell>
          <table:table-cell table:style-name="ce247" office:value-type="string">
            <text:p>-1</text:p>
          </table:table-cell>
          <table:table-cell table:style-name="ce256" office:value-type="string">
            <text:p>-1</text:p>
          </table:table-cell>
          <table:table-cell table:style-name="ce266" office:value-type="string">
            <text:p>-1</text:p>
          </table:table-cell>
          <table:table-cell table:style-name="ce275" office:value-type="string">
            <text:p>-1</text:p>
          </table:table-cell>
          <table:table-cell table:style-name="ce290" office:value-type="string">
            <text:p>-1</text:p>
          </table:table-cell>
          <table:table-cell table:style-name="ce300" office:value-type="string">
            <text:p>-1</text:p>
          </table:table-cell>
          <table:table-cell table:style-name="ce306" office:value-type="string">
            <text:p>-1</text:p>
          </table:table-cell>
          <table:table-cell table:style-name="ce319" office:value-type="string">
            <text:p>-1</text:p>
          </table:table-cell>
          <table:table-cell table:style-name="ce331" office:value-type="string">
            <text:p>-1</text:p>
          </table:table-cell>
          <table:table-cell table:style-name="ce342" office:value-type="string">
            <text:p>-1</text:p>
          </table:table-cell>
          <table:table-cell table:style-name="ce354" office:value-type="string">
            <text:p>-1</text:p>
          </table:table-cell>
          <table:table-cell table:style-name="ce368" office:value-type="string">
            <text:p>-1</text:p>
          </table:table-cell>
          <table:table-cell table:style-name="ce385" office:value-type="string">
            <text:p>-1</text:p>
          </table:table-cell>
          <table:table-cell table:style-name="ce399" office:value-type="string">
            <text:p>-1</text:p>
          </table:table-cell>
          <table:table-cell table:style-name="ce407" office:value-type="string">
            <text:p>-1</text:p>
          </table:table-cell>
          <table:table-cell table:style-name="ce416" office:value-type="string">
            <text:p>-1</text:p>
          </table:table-cell>
          <table:table-cell table:style-name="ce481" office:value-type="string">
            <text:p>-1</text:p>
          </table:table-cell>
          <table:table-cell table:style-name="ce5" office:value-type="string">
            <text:p>]</text:p>
          </table:table-cell>
          <table:table-cell table:style-name="ce5" table:number-columns-repeated="990"/>
        </table:table-row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LAYERS.AH3:LAYERS.AMJ31 LAYERS.AH43:LAYERS.AMJ44 LAYERS.H41:LAYERS.T41 LAYERS.AH38:LAYERS.AMJ42 LAYERS.I38:LAYERS.R38 LAYERS.AH47:LAYERS.AMJ53 LAYERS.H45:LAYERS.P46 LAYERS.AH46:LAYERS.AMJ46 LAYERS.AH45:LAYERS.AMJ45 LAYERS.H42:LAYERS.W42 LAYERS.V38:LAYERS.W41 LAYERS.H43:LAYERS.AB44 LAYERS.R45:LAYERS.AB45 LAYERS.AH57:LAYERS.AMJ57 LAYERS.W56:LAYERS.AA56 LAYERS.AH55:LAYERS.AMJ56 LAYERS.AH60:LAYERS.AMJ60 LAYERS.C59:LAYERS.W59 LAYERS.AH58:LAYERS.AMJ59 LAYERS.C55:LAYERS.S55 LAYERS.AH54:LAYERS.AMJ54 LAYERS.W55:LAYERS.AA55 LAYERS.C54:LAYERS.Q55 LAYERS.C56:LAYERS.T56 LAYERS.C57:LAYERS.N58 LAYERS.R58:LAYERS.W58 LAYERS.P57:LAYERS.T57 LAYERS.AH68:LAYERS.AMJ1048576 LAYERS.AH63:LAYERS.AMJ66 LAYERS.T65:LAYERS.Z65 LAYERS.D64:LAYERS.G64 LAYERS.F65:LAYERS.G65 LAYERS.AA63:LAYERS.AD63 LAYERS.T64:LAYERS.Z64 LAYERS.C63:LAYERS.Y63 LAYERS.C61:LAYERS.T62 LAYERS.AH62:LAYERS.AMJ62 LAYERS.AH61:LAYERS.AMJ61 LAYERS.Y62:LAYERS.AE62 LAYERS.I40:LAYERS.T40 LAYERS.I39:LAYERS.R40 LAYERS.AH37:LAYERS.AMJ37 LAYERS.C5:LAYERS.F6 LAYERS.C3:LAYERS.AF4 LAYERS.AD43:LAYERS.AF45 LAYERS.AE38:LAYERS.AF42 LAYERS.C50:LAYERS.AF53 LAYERS.S46:LAYERS.AF46 LAYERS.W57:LAYERS.AF57 LAYERS.AE55:LAYERS.AF56 LAYERS.C60:LAYERS.AF60 LAYERS.Z58:LAYERS.AF59 LAYERS.W54:LAYERS.AF54 LAYERS.C68:LAYERS.AF1048576 LAYERS.V61:LAYERS.AF61 LAYERS.I37:LAYERS.AF37 LAYERS.H5:LAYERS.AF6 LAYERS.A68:LAYERS.A1048576 LAYERS.AH1:LAYERS.AMJ1 LAYERS.C1:LAYERS.AF1 LAYERS.A1:LAYERS.A1 LAYERS.C7:LAYERS.AF31 LAYERS.A3:LAYERS.A31 LAYERS.AH33:LAYERS.AMJ35 LAYERS.C34:LAYERS.AF35 LAYERS.A33:LAYERS.A35 LAYERS.A37:LAYERS.A66 LAYERS.H47:LAYERS.AF49">
            <calcext:condition calcext:apply-style-name="Empty" calcext:value="=&quot;00&quot;" calcext:base-cell-address="LAYERS.A1"/>
            <calcext:condition calcext:apply-style-name="Grass1" calcext:value="=&quot;01&quot;" calcext:base-cell-address="LAYERS.A1"/>
            <calcext:condition calcext:apply-style-name="Grass2" calcext:value="=&quot;02&quot;" calcext:base-cell-address="LAYERS.A1"/>
            <calcext:condition calcext:apply-style-name="Road1" calcext:value="=&quot;03&quot;" calcext:base-cell-address="LAYERS.A1"/>
            <calcext:condition calcext:apply-style-name="Road2" calcext:value="=&quot;04&quot;" calcext:base-cell-address="LAYERS.A1"/>
            <calcext:condition calcext:apply-style-name="Wast" calcext:value="=&quot;05&quot;" calcext:base-cell-address="LAYERS.A1"/>
            <calcext:condition calcext:apply-style-name="Rock" calcext:value="=&quot;06&quot;" calcext:base-cell-address="LAYERS.A1"/>
            <calcext:condition calcext:apply-style-name="Water" calcext:value="=&quot;07&quot;" calcext:base-cell-address="LAYERS.A1"/>
            <calcext:condition calcext:apply-style-name="Empty" calcext:value="=&quot;08&quot;" calcext:base-cell-address="LAYERS.A1"/>
          </calcext:conditional-format>
          <calcext:conditional-format calcext:target-range-address="LAYERS.U38:LAYERS.U38">
            <calcext:condition calcext:apply-style-name="Empty" calcext:value="=&quot;00&quot;" calcext:base-cell-address="LAYERS.U38"/>
            <calcext:condition calcext:apply-style-name="Grass1" calcext:value="=&quot;01&quot;" calcext:base-cell-address="LAYERS.U38"/>
            <calcext:condition calcext:apply-style-name="Grass2" calcext:value="=&quot;02&quot;" calcext:base-cell-address="LAYERS.U38"/>
            <calcext:condition calcext:apply-style-name="Road1" calcext:value="=&quot;03&quot;" calcext:base-cell-address="LAYERS.U38"/>
            <calcext:condition calcext:apply-style-name="Road2" calcext:value="=&quot;04&quot;" calcext:base-cell-address="LAYERS.U38"/>
            <calcext:condition calcext:apply-style-name="Wast" calcext:value="=&quot;05&quot;" calcext:base-cell-address="LAYERS.U38"/>
            <calcext:condition calcext:apply-style-name="Rock" calcext:value="=&quot;06&quot;" calcext:base-cell-address="LAYERS.U38"/>
            <calcext:condition calcext:apply-style-name="Water" calcext:value="=&quot;07&quot;" calcext:base-cell-address="LAYERS.U38"/>
            <calcext:condition calcext:apply-style-name="Empty" calcext:value="=&quot;08&quot;" calcext:base-cell-address="LAYERS.U38"/>
          </calcext:conditional-format>
          <calcext:conditional-format calcext:target-range-address="LAYERS.U39:LAYERS.U39">
            <calcext:condition calcext:apply-style-name="Empty" calcext:value="=&quot;00&quot;" calcext:base-cell-address="LAYERS.U39"/>
            <calcext:condition calcext:apply-style-name="Grass1" calcext:value="=&quot;01&quot;" calcext:base-cell-address="LAYERS.U39"/>
            <calcext:condition calcext:apply-style-name="Grass2" calcext:value="=&quot;02&quot;" calcext:base-cell-address="LAYERS.U39"/>
            <calcext:condition calcext:apply-style-name="Road1" calcext:value="=&quot;03&quot;" calcext:base-cell-address="LAYERS.U39"/>
            <calcext:condition calcext:apply-style-name="Road2" calcext:value="=&quot;04&quot;" calcext:base-cell-address="LAYERS.U39"/>
            <calcext:condition calcext:apply-style-name="Wast" calcext:value="=&quot;05&quot;" calcext:base-cell-address="LAYERS.U39"/>
            <calcext:condition calcext:apply-style-name="Rock" calcext:value="=&quot;06&quot;" calcext:base-cell-address="LAYERS.U39"/>
            <calcext:condition calcext:apply-style-name="Water" calcext:value="=&quot;07&quot;" calcext:base-cell-address="LAYERS.U39"/>
            <calcext:condition calcext:apply-style-name="Empty" calcext:value="=&quot;08&quot;" calcext:base-cell-address="LAYERS.U39"/>
          </calcext:conditional-format>
          <calcext:conditional-format calcext:target-range-address="LAYERS.U40:LAYERS.U40">
            <calcext:condition calcext:apply-style-name="Empty" calcext:value="=&quot;00&quot;" calcext:base-cell-address="LAYERS.U40"/>
            <calcext:condition calcext:apply-style-name="Grass1" calcext:value="=&quot;01&quot;" calcext:base-cell-address="LAYERS.U40"/>
            <calcext:condition calcext:apply-style-name="Grass2" calcext:value="=&quot;02&quot;" calcext:base-cell-address="LAYERS.U40"/>
            <calcext:condition calcext:apply-style-name="Road1" calcext:value="=&quot;03&quot;" calcext:base-cell-address="LAYERS.U40"/>
            <calcext:condition calcext:apply-style-name="Road2" calcext:value="=&quot;04&quot;" calcext:base-cell-address="LAYERS.U40"/>
            <calcext:condition calcext:apply-style-name="Wast" calcext:value="=&quot;05&quot;" calcext:base-cell-address="LAYERS.U40"/>
            <calcext:condition calcext:apply-style-name="Rock" calcext:value="=&quot;06&quot;" calcext:base-cell-address="LAYERS.U40"/>
            <calcext:condition calcext:apply-style-name="Water" calcext:value="=&quot;07&quot;" calcext:base-cell-address="LAYERS.U40"/>
            <calcext:condition calcext:apply-style-name="Empty" calcext:value="=&quot;08&quot;" calcext:base-cell-address="LAYERS.U40"/>
          </calcext:conditional-format>
          <calcext:conditional-format calcext:target-range-address="LAYERS.U41:LAYERS.U41">
            <calcext:condition calcext:apply-style-name="Empty" calcext:value="=&quot;00&quot;" calcext:base-cell-address="LAYERS.U41"/>
            <calcext:condition calcext:apply-style-name="Grass1" calcext:value="=&quot;01&quot;" calcext:base-cell-address="LAYERS.U41"/>
            <calcext:condition calcext:apply-style-name="Grass2" calcext:value="=&quot;02&quot;" calcext:base-cell-address="LAYERS.U41"/>
            <calcext:condition calcext:apply-style-name="Road1" calcext:value="=&quot;03&quot;" calcext:base-cell-address="LAYERS.U41"/>
            <calcext:condition calcext:apply-style-name="Road2" calcext:value="=&quot;04&quot;" calcext:base-cell-address="LAYERS.U41"/>
            <calcext:condition calcext:apply-style-name="Wast" calcext:value="=&quot;05&quot;" calcext:base-cell-address="LAYERS.U41"/>
            <calcext:condition calcext:apply-style-name="Rock" calcext:value="=&quot;06&quot;" calcext:base-cell-address="LAYERS.U41"/>
            <calcext:condition calcext:apply-style-name="Water" calcext:value="=&quot;07&quot;" calcext:base-cell-address="LAYERS.U41"/>
            <calcext:condition calcext:apply-style-name="Empty" calcext:value="=&quot;08&quot;" calcext:base-cell-address="LAYERS.U41"/>
          </calcext:conditional-format>
          <calcext:conditional-format calcext:target-range-address="LAYERS.S38:LAYERS.S38">
            <calcext:condition calcext:apply-style-name="Empty" calcext:value="=&quot;00&quot;" calcext:base-cell-address="LAYERS.S38"/>
            <calcext:condition calcext:apply-style-name="Grass1" calcext:value="=&quot;01&quot;" calcext:base-cell-address="LAYERS.S38"/>
            <calcext:condition calcext:apply-style-name="Grass2" calcext:value="=&quot;02&quot;" calcext:base-cell-address="LAYERS.S38"/>
            <calcext:condition calcext:apply-style-name="Road1" calcext:value="=&quot;03&quot;" calcext:base-cell-address="LAYERS.S38"/>
            <calcext:condition calcext:apply-style-name="Road2" calcext:value="=&quot;04&quot;" calcext:base-cell-address="LAYERS.S38"/>
            <calcext:condition calcext:apply-style-name="Wast" calcext:value="=&quot;05&quot;" calcext:base-cell-address="LAYERS.S38"/>
            <calcext:condition calcext:apply-style-name="Rock" calcext:value="=&quot;06&quot;" calcext:base-cell-address="LAYERS.S38"/>
            <calcext:condition calcext:apply-style-name="Water" calcext:value="=&quot;07&quot;" calcext:base-cell-address="LAYERS.S38"/>
            <calcext:condition calcext:apply-style-name="Empty" calcext:value="=&quot;08&quot;" calcext:base-cell-address="LAYERS.S38"/>
          </calcext:conditional-format>
          <calcext:conditional-format calcext:target-range-address="LAYERS.T38:LAYERS.T38">
            <calcext:condition calcext:apply-style-name="Empty" calcext:value="=&quot;00&quot;" calcext:base-cell-address="LAYERS.T38"/>
            <calcext:condition calcext:apply-style-name="Grass1" calcext:value="=&quot;01&quot;" calcext:base-cell-address="LAYERS.T38"/>
            <calcext:condition calcext:apply-style-name="Grass2" calcext:value="=&quot;02&quot;" calcext:base-cell-address="LAYERS.T38"/>
            <calcext:condition calcext:apply-style-name="Road1" calcext:value="=&quot;03&quot;" calcext:base-cell-address="LAYERS.T38"/>
            <calcext:condition calcext:apply-style-name="Road2" calcext:value="=&quot;04&quot;" calcext:base-cell-address="LAYERS.T38"/>
            <calcext:condition calcext:apply-style-name="Wast" calcext:value="=&quot;05&quot;" calcext:base-cell-address="LAYERS.T38"/>
            <calcext:condition calcext:apply-style-name="Rock" calcext:value="=&quot;06&quot;" calcext:base-cell-address="LAYERS.T38"/>
            <calcext:condition calcext:apply-style-name="Water" calcext:value="=&quot;07&quot;" calcext:base-cell-address="LAYERS.T38"/>
            <calcext:condition calcext:apply-style-name="Empty" calcext:value="=&quot;08&quot;" calcext:base-cell-address="LAYERS.T38"/>
          </calcext:conditional-format>
          <calcext:conditional-format calcext:target-range-address="LAYERS.S39:LAYERS.S39">
            <calcext:condition calcext:apply-style-name="Empty" calcext:value="=&quot;00&quot;" calcext:base-cell-address="LAYERS.S39"/>
            <calcext:condition calcext:apply-style-name="Grass1" calcext:value="=&quot;01&quot;" calcext:base-cell-address="LAYERS.S39"/>
            <calcext:condition calcext:apply-style-name="Grass2" calcext:value="=&quot;02&quot;" calcext:base-cell-address="LAYERS.S39"/>
            <calcext:condition calcext:apply-style-name="Road1" calcext:value="=&quot;03&quot;" calcext:base-cell-address="LAYERS.S39"/>
            <calcext:condition calcext:apply-style-name="Road2" calcext:value="=&quot;04&quot;" calcext:base-cell-address="LAYERS.S39"/>
            <calcext:condition calcext:apply-style-name="Wast" calcext:value="=&quot;05&quot;" calcext:base-cell-address="LAYERS.S39"/>
            <calcext:condition calcext:apply-style-name="Rock" calcext:value="=&quot;06&quot;" calcext:base-cell-address="LAYERS.S39"/>
            <calcext:condition calcext:apply-style-name="Water" calcext:value="=&quot;07&quot;" calcext:base-cell-address="LAYERS.S39"/>
            <calcext:condition calcext:apply-style-name="Empty" calcext:value="=&quot;08&quot;" calcext:base-cell-address="LAYERS.S39"/>
          </calcext:conditional-format>
          <calcext:conditional-format calcext:target-range-address="LAYERS.T39:LAYERS.T39">
            <calcext:condition calcext:apply-style-name="Empty" calcext:value="=&quot;00&quot;" calcext:base-cell-address="LAYERS.T39"/>
            <calcext:condition calcext:apply-style-name="Grass1" calcext:value="=&quot;01&quot;" calcext:base-cell-address="LAYERS.T39"/>
            <calcext:condition calcext:apply-style-name="Grass2" calcext:value="=&quot;02&quot;" calcext:base-cell-address="LAYERS.T39"/>
            <calcext:condition calcext:apply-style-name="Road1" calcext:value="=&quot;03&quot;" calcext:base-cell-address="LAYERS.T39"/>
            <calcext:condition calcext:apply-style-name="Road2" calcext:value="=&quot;04&quot;" calcext:base-cell-address="LAYERS.T39"/>
            <calcext:condition calcext:apply-style-name="Wast" calcext:value="=&quot;05&quot;" calcext:base-cell-address="LAYERS.T39"/>
            <calcext:condition calcext:apply-style-name="Rock" calcext:value="=&quot;06&quot;" calcext:base-cell-address="LAYERS.T39"/>
            <calcext:condition calcext:apply-style-name="Water" calcext:value="=&quot;07&quot;" calcext:base-cell-address="LAYERS.T39"/>
            <calcext:condition calcext:apply-style-name="Empty" calcext:value="=&quot;08&quot;" calcext:base-cell-address="LAYERS.T39"/>
          </calcext:conditional-format>
          <calcext:conditional-format calcext:target-range-address="LAYERS.Q46:LAYERS.Q46">
            <calcext:condition calcext:apply-style-name="Empty" calcext:value="=&quot;00&quot;" calcext:base-cell-address="LAYERS.Q46"/>
            <calcext:condition calcext:apply-style-name="Grass1" calcext:value="=&quot;01&quot;" calcext:base-cell-address="LAYERS.Q46"/>
            <calcext:condition calcext:apply-style-name="Grass2" calcext:value="=&quot;02&quot;" calcext:base-cell-address="LAYERS.Q46"/>
            <calcext:condition calcext:apply-style-name="Road1" calcext:value="=&quot;03&quot;" calcext:base-cell-address="LAYERS.Q46"/>
            <calcext:condition calcext:apply-style-name="Road2" calcext:value="=&quot;04&quot;" calcext:base-cell-address="LAYERS.Q46"/>
            <calcext:condition calcext:apply-style-name="Wast" calcext:value="=&quot;05&quot;" calcext:base-cell-address="LAYERS.Q46"/>
            <calcext:condition calcext:apply-style-name="Rock" calcext:value="=&quot;06&quot;" calcext:base-cell-address="LAYERS.Q46"/>
            <calcext:condition calcext:apply-style-name="Water" calcext:value="=&quot;07&quot;" calcext:base-cell-address="LAYERS.Q46"/>
            <calcext:condition calcext:apply-style-name="Empty" calcext:value="=&quot;08&quot;" calcext:base-cell-address="LAYERS.Q46"/>
          </calcext:conditional-format>
          <calcext:conditional-format calcext:target-range-address="LAYERS.R46:LAYERS.R46">
            <calcext:condition calcext:apply-style-name="Empty" calcext:value="=&quot;00&quot;" calcext:base-cell-address="LAYERS.R46"/>
            <calcext:condition calcext:apply-style-name="Grass1" calcext:value="=&quot;01&quot;" calcext:base-cell-address="LAYERS.R46"/>
            <calcext:condition calcext:apply-style-name="Grass2" calcext:value="=&quot;02&quot;" calcext:base-cell-address="LAYERS.R46"/>
            <calcext:condition calcext:apply-style-name="Road1" calcext:value="=&quot;03&quot;" calcext:base-cell-address="LAYERS.R46"/>
            <calcext:condition calcext:apply-style-name="Road2" calcext:value="=&quot;04&quot;" calcext:base-cell-address="LAYERS.R46"/>
            <calcext:condition calcext:apply-style-name="Wast" calcext:value="=&quot;05&quot;" calcext:base-cell-address="LAYERS.R46"/>
            <calcext:condition calcext:apply-style-name="Rock" calcext:value="=&quot;06&quot;" calcext:base-cell-address="LAYERS.R46"/>
            <calcext:condition calcext:apply-style-name="Water" calcext:value="=&quot;07&quot;" calcext:base-cell-address="LAYERS.R46"/>
            <calcext:condition calcext:apply-style-name="Empty" calcext:value="=&quot;08&quot;" calcext:base-cell-address="LAYERS.R46"/>
          </calcext:conditional-format>
          <calcext:conditional-format calcext:target-range-address="LAYERS.Q45:LAYERS.Q45">
            <calcext:condition calcext:apply-style-name="Empty" calcext:value="=&quot;00&quot;" calcext:base-cell-address="LAYERS.Q45"/>
            <calcext:condition calcext:apply-style-name="Grass1" calcext:value="=&quot;01&quot;" calcext:base-cell-address="LAYERS.Q45"/>
            <calcext:condition calcext:apply-style-name="Grass2" calcext:value="=&quot;02&quot;" calcext:base-cell-address="LAYERS.Q45"/>
            <calcext:condition calcext:apply-style-name="Road1" calcext:value="=&quot;03&quot;" calcext:base-cell-address="LAYERS.Q45"/>
            <calcext:condition calcext:apply-style-name="Road2" calcext:value="=&quot;04&quot;" calcext:base-cell-address="LAYERS.Q45"/>
            <calcext:condition calcext:apply-style-name="Wast" calcext:value="=&quot;05&quot;" calcext:base-cell-address="LAYERS.Q45"/>
            <calcext:condition calcext:apply-style-name="Rock" calcext:value="=&quot;06&quot;" calcext:base-cell-address="LAYERS.Q45"/>
            <calcext:condition calcext:apply-style-name="Water" calcext:value="=&quot;07&quot;" calcext:base-cell-address="LAYERS.Q45"/>
            <calcext:condition calcext:apply-style-name="Empty" calcext:value="=&quot;08&quot;" calcext:base-cell-address="LAYERS.Q45"/>
          </calcext:conditional-format>
          <calcext:conditional-format calcext:target-range-address="LAYERS.X38:LAYERS.X38">
            <calcext:condition calcext:apply-style-name="Empty" calcext:value="=&quot;00&quot;" calcext:base-cell-address="LAYERS.X38"/>
            <calcext:condition calcext:apply-style-name="Grass1" calcext:value="=&quot;01&quot;" calcext:base-cell-address="LAYERS.X38"/>
            <calcext:condition calcext:apply-style-name="Grass2" calcext:value="=&quot;02&quot;" calcext:base-cell-address="LAYERS.X38"/>
            <calcext:condition calcext:apply-style-name="Road1" calcext:value="=&quot;03&quot;" calcext:base-cell-address="LAYERS.X38"/>
            <calcext:condition calcext:apply-style-name="Road2" calcext:value="=&quot;04&quot;" calcext:base-cell-address="LAYERS.X38"/>
            <calcext:condition calcext:apply-style-name="Wast" calcext:value="=&quot;05&quot;" calcext:base-cell-address="LAYERS.X38"/>
            <calcext:condition calcext:apply-style-name="Rock" calcext:value="=&quot;06&quot;" calcext:base-cell-address="LAYERS.X38"/>
            <calcext:condition calcext:apply-style-name="Water" calcext:value="=&quot;07&quot;" calcext:base-cell-address="LAYERS.X38"/>
            <calcext:condition calcext:apply-style-name="Empty" calcext:value="=&quot;08&quot;" calcext:base-cell-address="LAYERS.X38"/>
          </calcext:conditional-format>
          <calcext:conditional-format calcext:target-range-address="LAYERS.Y38:LAYERS.Y38">
            <calcext:condition calcext:apply-style-name="Empty" calcext:value="=&quot;00&quot;" calcext:base-cell-address="LAYERS.Y38"/>
            <calcext:condition calcext:apply-style-name="Grass1" calcext:value="=&quot;01&quot;" calcext:base-cell-address="LAYERS.Y38"/>
            <calcext:condition calcext:apply-style-name="Grass2" calcext:value="=&quot;02&quot;" calcext:base-cell-address="LAYERS.Y38"/>
            <calcext:condition calcext:apply-style-name="Road1" calcext:value="=&quot;03&quot;" calcext:base-cell-address="LAYERS.Y38"/>
            <calcext:condition calcext:apply-style-name="Road2" calcext:value="=&quot;04&quot;" calcext:base-cell-address="LAYERS.Y38"/>
            <calcext:condition calcext:apply-style-name="Wast" calcext:value="=&quot;05&quot;" calcext:base-cell-address="LAYERS.Y38"/>
            <calcext:condition calcext:apply-style-name="Rock" calcext:value="=&quot;06&quot;" calcext:base-cell-address="LAYERS.Y38"/>
            <calcext:condition calcext:apply-style-name="Water" calcext:value="=&quot;07&quot;" calcext:base-cell-address="LAYERS.Y38"/>
            <calcext:condition calcext:apply-style-name="Empty" calcext:value="=&quot;08&quot;" calcext:base-cell-address="LAYERS.Y38"/>
          </calcext:conditional-format>
          <calcext:conditional-format calcext:target-range-address="LAYERS.Z38:LAYERS.Z38">
            <calcext:condition calcext:apply-style-name="Empty" calcext:value="=&quot;00&quot;" calcext:base-cell-address="LAYERS.Z38"/>
            <calcext:condition calcext:apply-style-name="Grass1" calcext:value="=&quot;01&quot;" calcext:base-cell-address="LAYERS.Z38"/>
            <calcext:condition calcext:apply-style-name="Grass2" calcext:value="=&quot;02&quot;" calcext:base-cell-address="LAYERS.Z38"/>
            <calcext:condition calcext:apply-style-name="Road1" calcext:value="=&quot;03&quot;" calcext:base-cell-address="LAYERS.Z38"/>
            <calcext:condition calcext:apply-style-name="Road2" calcext:value="=&quot;04&quot;" calcext:base-cell-address="LAYERS.Z38"/>
            <calcext:condition calcext:apply-style-name="Wast" calcext:value="=&quot;05&quot;" calcext:base-cell-address="LAYERS.Z38"/>
            <calcext:condition calcext:apply-style-name="Rock" calcext:value="=&quot;06&quot;" calcext:base-cell-address="LAYERS.Z38"/>
            <calcext:condition calcext:apply-style-name="Water" calcext:value="=&quot;07&quot;" calcext:base-cell-address="LAYERS.Z38"/>
            <calcext:condition calcext:apply-style-name="Empty" calcext:value="=&quot;08&quot;" calcext:base-cell-address="LAYERS.Z38"/>
          </calcext:conditional-format>
          <calcext:conditional-format calcext:target-range-address="LAYERS.AA38:LAYERS.AA38">
            <calcext:condition calcext:apply-style-name="Empty" calcext:value="=&quot;00&quot;" calcext:base-cell-address="LAYERS.AA38"/>
            <calcext:condition calcext:apply-style-name="Grass1" calcext:value="=&quot;01&quot;" calcext:base-cell-address="LAYERS.AA38"/>
            <calcext:condition calcext:apply-style-name="Grass2" calcext:value="=&quot;02&quot;" calcext:base-cell-address="LAYERS.AA38"/>
            <calcext:condition calcext:apply-style-name="Road1" calcext:value="=&quot;03&quot;" calcext:base-cell-address="LAYERS.AA38"/>
            <calcext:condition calcext:apply-style-name="Road2" calcext:value="=&quot;04&quot;" calcext:base-cell-address="LAYERS.AA38"/>
            <calcext:condition calcext:apply-style-name="Wast" calcext:value="=&quot;05&quot;" calcext:base-cell-address="LAYERS.AA38"/>
            <calcext:condition calcext:apply-style-name="Rock" calcext:value="=&quot;06&quot;" calcext:base-cell-address="LAYERS.AA38"/>
            <calcext:condition calcext:apply-style-name="Water" calcext:value="=&quot;07&quot;" calcext:base-cell-address="LAYERS.AA38"/>
            <calcext:condition calcext:apply-style-name="Empty" calcext:value="=&quot;08&quot;" calcext:base-cell-address="LAYERS.AA38"/>
          </calcext:conditional-format>
          <calcext:conditional-format calcext:target-range-address="LAYERS.AB38:LAYERS.AB38">
            <calcext:condition calcext:apply-style-name="Empty" calcext:value="=&quot;00&quot;" calcext:base-cell-address="LAYERS.AB38"/>
            <calcext:condition calcext:apply-style-name="Grass1" calcext:value="=&quot;01&quot;" calcext:base-cell-address="LAYERS.AB38"/>
            <calcext:condition calcext:apply-style-name="Grass2" calcext:value="=&quot;02&quot;" calcext:base-cell-address="LAYERS.AB38"/>
            <calcext:condition calcext:apply-style-name="Road1" calcext:value="=&quot;03&quot;" calcext:base-cell-address="LAYERS.AB38"/>
            <calcext:condition calcext:apply-style-name="Road2" calcext:value="=&quot;04&quot;" calcext:base-cell-address="LAYERS.AB38"/>
            <calcext:condition calcext:apply-style-name="Wast" calcext:value="=&quot;05&quot;" calcext:base-cell-address="LAYERS.AB38"/>
            <calcext:condition calcext:apply-style-name="Rock" calcext:value="=&quot;06&quot;" calcext:base-cell-address="LAYERS.AB38"/>
            <calcext:condition calcext:apply-style-name="Water" calcext:value="=&quot;07&quot;" calcext:base-cell-address="LAYERS.AB38"/>
            <calcext:condition calcext:apply-style-name="Empty" calcext:value="=&quot;08&quot;" calcext:base-cell-address="LAYERS.AB38"/>
          </calcext:conditional-format>
          <calcext:conditional-format calcext:target-range-address="LAYERS.AC38:LAYERS.AC38">
            <calcext:condition calcext:apply-style-name="Empty" calcext:value="=&quot;00&quot;" calcext:base-cell-address="LAYERS.AC38"/>
            <calcext:condition calcext:apply-style-name="Grass1" calcext:value="=&quot;01&quot;" calcext:base-cell-address="LAYERS.AC38"/>
            <calcext:condition calcext:apply-style-name="Grass2" calcext:value="=&quot;02&quot;" calcext:base-cell-address="LAYERS.AC38"/>
            <calcext:condition calcext:apply-style-name="Road1" calcext:value="=&quot;03&quot;" calcext:base-cell-address="LAYERS.AC38"/>
            <calcext:condition calcext:apply-style-name="Road2" calcext:value="=&quot;04&quot;" calcext:base-cell-address="LAYERS.AC38"/>
            <calcext:condition calcext:apply-style-name="Wast" calcext:value="=&quot;05&quot;" calcext:base-cell-address="LAYERS.AC38"/>
            <calcext:condition calcext:apply-style-name="Rock" calcext:value="=&quot;06&quot;" calcext:base-cell-address="LAYERS.AC38"/>
            <calcext:condition calcext:apply-style-name="Water" calcext:value="=&quot;07&quot;" calcext:base-cell-address="LAYERS.AC38"/>
            <calcext:condition calcext:apply-style-name="Empty" calcext:value="=&quot;08&quot;" calcext:base-cell-address="LAYERS.AC38"/>
          </calcext:conditional-format>
          <calcext:conditional-format calcext:target-range-address="LAYERS.AD38:LAYERS.AD38">
            <calcext:condition calcext:apply-style-name="Empty" calcext:value="=&quot;00&quot;" calcext:base-cell-address="LAYERS.AD38"/>
            <calcext:condition calcext:apply-style-name="Grass1" calcext:value="=&quot;01&quot;" calcext:base-cell-address="LAYERS.AD38"/>
            <calcext:condition calcext:apply-style-name="Grass2" calcext:value="=&quot;02&quot;" calcext:base-cell-address="LAYERS.AD38"/>
            <calcext:condition calcext:apply-style-name="Road1" calcext:value="=&quot;03&quot;" calcext:base-cell-address="LAYERS.AD38"/>
            <calcext:condition calcext:apply-style-name="Road2" calcext:value="=&quot;04&quot;" calcext:base-cell-address="LAYERS.AD38"/>
            <calcext:condition calcext:apply-style-name="Wast" calcext:value="=&quot;05&quot;" calcext:base-cell-address="LAYERS.AD38"/>
            <calcext:condition calcext:apply-style-name="Rock" calcext:value="=&quot;06&quot;" calcext:base-cell-address="LAYERS.AD38"/>
            <calcext:condition calcext:apply-style-name="Water" calcext:value="=&quot;07&quot;" calcext:base-cell-address="LAYERS.AD38"/>
            <calcext:condition calcext:apply-style-name="Empty" calcext:value="=&quot;08&quot;" calcext:base-cell-address="LAYERS.AD38"/>
          </calcext:conditional-format>
          <calcext:conditional-format calcext:target-range-address="LAYERS.X39:LAYERS.X39">
            <calcext:condition calcext:apply-style-name="Empty" calcext:value="=&quot;00&quot;" calcext:base-cell-address="LAYERS.X39"/>
            <calcext:condition calcext:apply-style-name="Grass1" calcext:value="=&quot;01&quot;" calcext:base-cell-address="LAYERS.X39"/>
            <calcext:condition calcext:apply-style-name="Grass2" calcext:value="=&quot;02&quot;" calcext:base-cell-address="LAYERS.X39"/>
            <calcext:condition calcext:apply-style-name="Road1" calcext:value="=&quot;03&quot;" calcext:base-cell-address="LAYERS.X39"/>
            <calcext:condition calcext:apply-style-name="Road2" calcext:value="=&quot;04&quot;" calcext:base-cell-address="LAYERS.X39"/>
            <calcext:condition calcext:apply-style-name="Wast" calcext:value="=&quot;05&quot;" calcext:base-cell-address="LAYERS.X39"/>
            <calcext:condition calcext:apply-style-name="Rock" calcext:value="=&quot;06&quot;" calcext:base-cell-address="LAYERS.X39"/>
            <calcext:condition calcext:apply-style-name="Water" calcext:value="=&quot;07&quot;" calcext:base-cell-address="LAYERS.X39"/>
            <calcext:condition calcext:apply-style-name="Empty" calcext:value="=&quot;08&quot;" calcext:base-cell-address="LAYERS.X39"/>
          </calcext:conditional-format>
          <calcext:conditional-format calcext:target-range-address="LAYERS.Y39:LAYERS.Y39">
            <calcext:condition calcext:apply-style-name="Empty" calcext:value="=&quot;00&quot;" calcext:base-cell-address="LAYERS.Y39"/>
            <calcext:condition calcext:apply-style-name="Grass1" calcext:value="=&quot;01&quot;" calcext:base-cell-address="LAYERS.Y39"/>
            <calcext:condition calcext:apply-style-name="Grass2" calcext:value="=&quot;02&quot;" calcext:base-cell-address="LAYERS.Y39"/>
            <calcext:condition calcext:apply-style-name="Road1" calcext:value="=&quot;03&quot;" calcext:base-cell-address="LAYERS.Y39"/>
            <calcext:condition calcext:apply-style-name="Road2" calcext:value="=&quot;04&quot;" calcext:base-cell-address="LAYERS.Y39"/>
            <calcext:condition calcext:apply-style-name="Wast" calcext:value="=&quot;05&quot;" calcext:base-cell-address="LAYERS.Y39"/>
            <calcext:condition calcext:apply-style-name="Rock" calcext:value="=&quot;06&quot;" calcext:base-cell-address="LAYERS.Y39"/>
            <calcext:condition calcext:apply-style-name="Water" calcext:value="=&quot;07&quot;" calcext:base-cell-address="LAYERS.Y39"/>
            <calcext:condition calcext:apply-style-name="Empty" calcext:value="=&quot;08&quot;" calcext:base-cell-address="LAYERS.Y39"/>
          </calcext:conditional-format>
          <calcext:conditional-format calcext:target-range-address="LAYERS.Z39:LAYERS.Z39">
            <calcext:condition calcext:apply-style-name="Empty" calcext:value="=&quot;00&quot;" calcext:base-cell-address="LAYERS.Z39"/>
            <calcext:condition calcext:apply-style-name="Grass1" calcext:value="=&quot;01&quot;" calcext:base-cell-address="LAYERS.Z39"/>
            <calcext:condition calcext:apply-style-name="Grass2" calcext:value="=&quot;02&quot;" calcext:base-cell-address="LAYERS.Z39"/>
            <calcext:condition calcext:apply-style-name="Road1" calcext:value="=&quot;03&quot;" calcext:base-cell-address="LAYERS.Z39"/>
            <calcext:condition calcext:apply-style-name="Road2" calcext:value="=&quot;04&quot;" calcext:base-cell-address="LAYERS.Z39"/>
            <calcext:condition calcext:apply-style-name="Wast" calcext:value="=&quot;05&quot;" calcext:base-cell-address="LAYERS.Z39"/>
            <calcext:condition calcext:apply-style-name="Rock" calcext:value="=&quot;06&quot;" calcext:base-cell-address="LAYERS.Z39"/>
            <calcext:condition calcext:apply-style-name="Water" calcext:value="=&quot;07&quot;" calcext:base-cell-address="LAYERS.Z39"/>
            <calcext:condition calcext:apply-style-name="Empty" calcext:value="=&quot;08&quot;" calcext:base-cell-address="LAYERS.Z39"/>
          </calcext:conditional-format>
          <calcext:conditional-format calcext:target-range-address="LAYERS.AA39:LAYERS.AA39">
            <calcext:condition calcext:apply-style-name="Empty" calcext:value="=&quot;00&quot;" calcext:base-cell-address="LAYERS.AA39"/>
            <calcext:condition calcext:apply-style-name="Grass1" calcext:value="=&quot;01&quot;" calcext:base-cell-address="LAYERS.AA39"/>
            <calcext:condition calcext:apply-style-name="Grass2" calcext:value="=&quot;02&quot;" calcext:base-cell-address="LAYERS.AA39"/>
            <calcext:condition calcext:apply-style-name="Road1" calcext:value="=&quot;03&quot;" calcext:base-cell-address="LAYERS.AA39"/>
            <calcext:condition calcext:apply-style-name="Road2" calcext:value="=&quot;04&quot;" calcext:base-cell-address="LAYERS.AA39"/>
            <calcext:condition calcext:apply-style-name="Wast" calcext:value="=&quot;05&quot;" calcext:base-cell-address="LAYERS.AA39"/>
            <calcext:condition calcext:apply-style-name="Rock" calcext:value="=&quot;06&quot;" calcext:base-cell-address="LAYERS.AA39"/>
            <calcext:condition calcext:apply-style-name="Water" calcext:value="=&quot;07&quot;" calcext:base-cell-address="LAYERS.AA39"/>
            <calcext:condition calcext:apply-style-name="Empty" calcext:value="=&quot;08&quot;" calcext:base-cell-address="LAYERS.AA39"/>
          </calcext:conditional-format>
          <calcext:conditional-format calcext:target-range-address="LAYERS.AB39:LAYERS.AB39">
            <calcext:condition calcext:apply-style-name="Empty" calcext:value="=&quot;00&quot;" calcext:base-cell-address="LAYERS.AB39"/>
            <calcext:condition calcext:apply-style-name="Grass1" calcext:value="=&quot;01&quot;" calcext:base-cell-address="LAYERS.AB39"/>
            <calcext:condition calcext:apply-style-name="Grass2" calcext:value="=&quot;02&quot;" calcext:base-cell-address="LAYERS.AB39"/>
            <calcext:condition calcext:apply-style-name="Road1" calcext:value="=&quot;03&quot;" calcext:base-cell-address="LAYERS.AB39"/>
            <calcext:condition calcext:apply-style-name="Road2" calcext:value="=&quot;04&quot;" calcext:base-cell-address="LAYERS.AB39"/>
            <calcext:condition calcext:apply-style-name="Wast" calcext:value="=&quot;05&quot;" calcext:base-cell-address="LAYERS.AB39"/>
            <calcext:condition calcext:apply-style-name="Rock" calcext:value="=&quot;06&quot;" calcext:base-cell-address="LAYERS.AB39"/>
            <calcext:condition calcext:apply-style-name="Water" calcext:value="=&quot;07&quot;" calcext:base-cell-address="LAYERS.AB39"/>
            <calcext:condition calcext:apply-style-name="Empty" calcext:value="=&quot;08&quot;" calcext:base-cell-address="LAYERS.AB39"/>
          </calcext:conditional-format>
          <calcext:conditional-format calcext:target-range-address="LAYERS.AC39:LAYERS.AC39">
            <calcext:condition calcext:apply-style-name="Empty" calcext:value="=&quot;00&quot;" calcext:base-cell-address="LAYERS.AC39"/>
            <calcext:condition calcext:apply-style-name="Grass1" calcext:value="=&quot;01&quot;" calcext:base-cell-address="LAYERS.AC39"/>
            <calcext:condition calcext:apply-style-name="Grass2" calcext:value="=&quot;02&quot;" calcext:base-cell-address="LAYERS.AC39"/>
            <calcext:condition calcext:apply-style-name="Road1" calcext:value="=&quot;03&quot;" calcext:base-cell-address="LAYERS.AC39"/>
            <calcext:condition calcext:apply-style-name="Road2" calcext:value="=&quot;04&quot;" calcext:base-cell-address="LAYERS.AC39"/>
            <calcext:condition calcext:apply-style-name="Wast" calcext:value="=&quot;05&quot;" calcext:base-cell-address="LAYERS.AC39"/>
            <calcext:condition calcext:apply-style-name="Rock" calcext:value="=&quot;06&quot;" calcext:base-cell-address="LAYERS.AC39"/>
            <calcext:condition calcext:apply-style-name="Water" calcext:value="=&quot;07&quot;" calcext:base-cell-address="LAYERS.AC39"/>
            <calcext:condition calcext:apply-style-name="Empty" calcext:value="=&quot;08&quot;" calcext:base-cell-address="LAYERS.AC39"/>
          </calcext:conditional-format>
          <calcext:conditional-format calcext:target-range-address="LAYERS.AD39:LAYERS.AD39">
            <calcext:condition calcext:apply-style-name="Empty" calcext:value="=&quot;00&quot;" calcext:base-cell-address="LAYERS.AD39"/>
            <calcext:condition calcext:apply-style-name="Grass1" calcext:value="=&quot;01&quot;" calcext:base-cell-address="LAYERS.AD39"/>
            <calcext:condition calcext:apply-style-name="Grass2" calcext:value="=&quot;02&quot;" calcext:base-cell-address="LAYERS.AD39"/>
            <calcext:condition calcext:apply-style-name="Road1" calcext:value="=&quot;03&quot;" calcext:base-cell-address="LAYERS.AD39"/>
            <calcext:condition calcext:apply-style-name="Road2" calcext:value="=&quot;04&quot;" calcext:base-cell-address="LAYERS.AD39"/>
            <calcext:condition calcext:apply-style-name="Wast" calcext:value="=&quot;05&quot;" calcext:base-cell-address="LAYERS.AD39"/>
            <calcext:condition calcext:apply-style-name="Rock" calcext:value="=&quot;06&quot;" calcext:base-cell-address="LAYERS.AD39"/>
            <calcext:condition calcext:apply-style-name="Water" calcext:value="=&quot;07&quot;" calcext:base-cell-address="LAYERS.AD39"/>
            <calcext:condition calcext:apply-style-name="Empty" calcext:value="=&quot;08&quot;" calcext:base-cell-address="LAYERS.AD39"/>
          </calcext:conditional-format>
          <calcext:conditional-format calcext:target-range-address="LAYERS.X40:LAYERS.X40">
            <calcext:condition calcext:apply-style-name="Empty" calcext:value="=&quot;00&quot;" calcext:base-cell-address="LAYERS.X40"/>
            <calcext:condition calcext:apply-style-name="Grass1" calcext:value="=&quot;01&quot;" calcext:base-cell-address="LAYERS.X40"/>
            <calcext:condition calcext:apply-style-name="Grass2" calcext:value="=&quot;02&quot;" calcext:base-cell-address="LAYERS.X40"/>
            <calcext:condition calcext:apply-style-name="Road1" calcext:value="=&quot;03&quot;" calcext:base-cell-address="LAYERS.X40"/>
            <calcext:condition calcext:apply-style-name="Road2" calcext:value="=&quot;04&quot;" calcext:base-cell-address="LAYERS.X40"/>
            <calcext:condition calcext:apply-style-name="Wast" calcext:value="=&quot;05&quot;" calcext:base-cell-address="LAYERS.X40"/>
            <calcext:condition calcext:apply-style-name="Rock" calcext:value="=&quot;06&quot;" calcext:base-cell-address="LAYERS.X40"/>
            <calcext:condition calcext:apply-style-name="Water" calcext:value="=&quot;07&quot;" calcext:base-cell-address="LAYERS.X40"/>
            <calcext:condition calcext:apply-style-name="Empty" calcext:value="=&quot;08&quot;" calcext:base-cell-address="LAYERS.X40"/>
          </calcext:conditional-format>
          <calcext:conditional-format calcext:target-range-address="LAYERS.Y40:LAYERS.Y40">
            <calcext:condition calcext:apply-style-name="Empty" calcext:value="=&quot;00&quot;" calcext:base-cell-address="LAYERS.Y40"/>
            <calcext:condition calcext:apply-style-name="Grass1" calcext:value="=&quot;01&quot;" calcext:base-cell-address="LAYERS.Y40"/>
            <calcext:condition calcext:apply-style-name="Grass2" calcext:value="=&quot;02&quot;" calcext:base-cell-address="LAYERS.Y40"/>
            <calcext:condition calcext:apply-style-name="Road1" calcext:value="=&quot;03&quot;" calcext:base-cell-address="LAYERS.Y40"/>
            <calcext:condition calcext:apply-style-name="Road2" calcext:value="=&quot;04&quot;" calcext:base-cell-address="LAYERS.Y40"/>
            <calcext:condition calcext:apply-style-name="Wast" calcext:value="=&quot;05&quot;" calcext:base-cell-address="LAYERS.Y40"/>
            <calcext:condition calcext:apply-style-name="Rock" calcext:value="=&quot;06&quot;" calcext:base-cell-address="LAYERS.Y40"/>
            <calcext:condition calcext:apply-style-name="Water" calcext:value="=&quot;07&quot;" calcext:base-cell-address="LAYERS.Y40"/>
            <calcext:condition calcext:apply-style-name="Empty" calcext:value="=&quot;08&quot;" calcext:base-cell-address="LAYERS.Y40"/>
          </calcext:conditional-format>
          <calcext:conditional-format calcext:target-range-address="LAYERS.Z40:LAYERS.Z40">
            <calcext:condition calcext:apply-style-name="Empty" calcext:value="=&quot;00&quot;" calcext:base-cell-address="LAYERS.Z40"/>
            <calcext:condition calcext:apply-style-name="Grass1" calcext:value="=&quot;01&quot;" calcext:base-cell-address="LAYERS.Z40"/>
            <calcext:condition calcext:apply-style-name="Grass2" calcext:value="=&quot;02&quot;" calcext:base-cell-address="LAYERS.Z40"/>
            <calcext:condition calcext:apply-style-name="Road1" calcext:value="=&quot;03&quot;" calcext:base-cell-address="LAYERS.Z40"/>
            <calcext:condition calcext:apply-style-name="Road2" calcext:value="=&quot;04&quot;" calcext:base-cell-address="LAYERS.Z40"/>
            <calcext:condition calcext:apply-style-name="Wast" calcext:value="=&quot;05&quot;" calcext:base-cell-address="LAYERS.Z40"/>
            <calcext:condition calcext:apply-style-name="Rock" calcext:value="=&quot;06&quot;" calcext:base-cell-address="LAYERS.Z40"/>
            <calcext:condition calcext:apply-style-name="Water" calcext:value="=&quot;07&quot;" calcext:base-cell-address="LAYERS.Z40"/>
            <calcext:condition calcext:apply-style-name="Empty" calcext:value="=&quot;08&quot;" calcext:base-cell-address="LAYERS.Z40"/>
          </calcext:conditional-format>
          <calcext:conditional-format calcext:target-range-address="LAYERS.AA40:LAYERS.AA40">
            <calcext:condition calcext:apply-style-name="Empty" calcext:value="=&quot;00&quot;" calcext:base-cell-address="LAYERS.AA40"/>
            <calcext:condition calcext:apply-style-name="Grass1" calcext:value="=&quot;01&quot;" calcext:base-cell-address="LAYERS.AA40"/>
            <calcext:condition calcext:apply-style-name="Grass2" calcext:value="=&quot;02&quot;" calcext:base-cell-address="LAYERS.AA40"/>
            <calcext:condition calcext:apply-style-name="Road1" calcext:value="=&quot;03&quot;" calcext:base-cell-address="LAYERS.AA40"/>
            <calcext:condition calcext:apply-style-name="Road2" calcext:value="=&quot;04&quot;" calcext:base-cell-address="LAYERS.AA40"/>
            <calcext:condition calcext:apply-style-name="Wast" calcext:value="=&quot;05&quot;" calcext:base-cell-address="LAYERS.AA40"/>
            <calcext:condition calcext:apply-style-name="Rock" calcext:value="=&quot;06&quot;" calcext:base-cell-address="LAYERS.AA40"/>
            <calcext:condition calcext:apply-style-name="Water" calcext:value="=&quot;07&quot;" calcext:base-cell-address="LAYERS.AA40"/>
            <calcext:condition calcext:apply-style-name="Empty" calcext:value="=&quot;08&quot;" calcext:base-cell-address="LAYERS.AA40"/>
          </calcext:conditional-format>
          <calcext:conditional-format calcext:target-range-address="LAYERS.AB40:LAYERS.AB40">
            <calcext:condition calcext:apply-style-name="Empty" calcext:value="=&quot;00&quot;" calcext:base-cell-address="LAYERS.AB40"/>
            <calcext:condition calcext:apply-style-name="Grass1" calcext:value="=&quot;01&quot;" calcext:base-cell-address="LAYERS.AB40"/>
            <calcext:condition calcext:apply-style-name="Grass2" calcext:value="=&quot;02&quot;" calcext:base-cell-address="LAYERS.AB40"/>
            <calcext:condition calcext:apply-style-name="Road1" calcext:value="=&quot;03&quot;" calcext:base-cell-address="LAYERS.AB40"/>
            <calcext:condition calcext:apply-style-name="Road2" calcext:value="=&quot;04&quot;" calcext:base-cell-address="LAYERS.AB40"/>
            <calcext:condition calcext:apply-style-name="Wast" calcext:value="=&quot;05&quot;" calcext:base-cell-address="LAYERS.AB40"/>
            <calcext:condition calcext:apply-style-name="Rock" calcext:value="=&quot;06&quot;" calcext:base-cell-address="LAYERS.AB40"/>
            <calcext:condition calcext:apply-style-name="Water" calcext:value="=&quot;07&quot;" calcext:base-cell-address="LAYERS.AB40"/>
            <calcext:condition calcext:apply-style-name="Empty" calcext:value="=&quot;08&quot;" calcext:base-cell-address="LAYERS.AB40"/>
          </calcext:conditional-format>
          <calcext:conditional-format calcext:target-range-address="LAYERS.AC40:LAYERS.AC40">
            <calcext:condition calcext:apply-style-name="Empty" calcext:value="=&quot;00&quot;" calcext:base-cell-address="LAYERS.AC40"/>
            <calcext:condition calcext:apply-style-name="Grass1" calcext:value="=&quot;01&quot;" calcext:base-cell-address="LAYERS.AC40"/>
            <calcext:condition calcext:apply-style-name="Grass2" calcext:value="=&quot;02&quot;" calcext:base-cell-address="LAYERS.AC40"/>
            <calcext:condition calcext:apply-style-name="Road1" calcext:value="=&quot;03&quot;" calcext:base-cell-address="LAYERS.AC40"/>
            <calcext:condition calcext:apply-style-name="Road2" calcext:value="=&quot;04&quot;" calcext:base-cell-address="LAYERS.AC40"/>
            <calcext:condition calcext:apply-style-name="Wast" calcext:value="=&quot;05&quot;" calcext:base-cell-address="LAYERS.AC40"/>
            <calcext:condition calcext:apply-style-name="Rock" calcext:value="=&quot;06&quot;" calcext:base-cell-address="LAYERS.AC40"/>
            <calcext:condition calcext:apply-style-name="Water" calcext:value="=&quot;07&quot;" calcext:base-cell-address="LAYERS.AC40"/>
            <calcext:condition calcext:apply-style-name="Empty" calcext:value="=&quot;08&quot;" calcext:base-cell-address="LAYERS.AC40"/>
          </calcext:conditional-format>
          <calcext:conditional-format calcext:target-range-address="LAYERS.AD40:LAYERS.AD40">
            <calcext:condition calcext:apply-style-name="Empty" calcext:value="=&quot;00&quot;" calcext:base-cell-address="LAYERS.AD40"/>
            <calcext:condition calcext:apply-style-name="Grass1" calcext:value="=&quot;01&quot;" calcext:base-cell-address="LAYERS.AD40"/>
            <calcext:condition calcext:apply-style-name="Grass2" calcext:value="=&quot;02&quot;" calcext:base-cell-address="LAYERS.AD40"/>
            <calcext:condition calcext:apply-style-name="Road1" calcext:value="=&quot;03&quot;" calcext:base-cell-address="LAYERS.AD40"/>
            <calcext:condition calcext:apply-style-name="Road2" calcext:value="=&quot;04&quot;" calcext:base-cell-address="LAYERS.AD40"/>
            <calcext:condition calcext:apply-style-name="Wast" calcext:value="=&quot;05&quot;" calcext:base-cell-address="LAYERS.AD40"/>
            <calcext:condition calcext:apply-style-name="Rock" calcext:value="=&quot;06&quot;" calcext:base-cell-address="LAYERS.AD40"/>
            <calcext:condition calcext:apply-style-name="Water" calcext:value="=&quot;07&quot;" calcext:base-cell-address="LAYERS.AD40"/>
            <calcext:condition calcext:apply-style-name="Empty" calcext:value="=&quot;08&quot;" calcext:base-cell-address="LAYERS.AD40"/>
          </calcext:conditional-format>
          <calcext:conditional-format calcext:target-range-address="LAYERS.X41:LAYERS.X41">
            <calcext:condition calcext:apply-style-name="Empty" calcext:value="=&quot;00&quot;" calcext:base-cell-address="LAYERS.X41"/>
            <calcext:condition calcext:apply-style-name="Grass1" calcext:value="=&quot;01&quot;" calcext:base-cell-address="LAYERS.X41"/>
            <calcext:condition calcext:apply-style-name="Grass2" calcext:value="=&quot;02&quot;" calcext:base-cell-address="LAYERS.X41"/>
            <calcext:condition calcext:apply-style-name="Road1" calcext:value="=&quot;03&quot;" calcext:base-cell-address="LAYERS.X41"/>
            <calcext:condition calcext:apply-style-name="Road2" calcext:value="=&quot;04&quot;" calcext:base-cell-address="LAYERS.X41"/>
            <calcext:condition calcext:apply-style-name="Wast" calcext:value="=&quot;05&quot;" calcext:base-cell-address="LAYERS.X41"/>
            <calcext:condition calcext:apply-style-name="Rock" calcext:value="=&quot;06&quot;" calcext:base-cell-address="LAYERS.X41"/>
            <calcext:condition calcext:apply-style-name="Water" calcext:value="=&quot;07&quot;" calcext:base-cell-address="LAYERS.X41"/>
            <calcext:condition calcext:apply-style-name="Empty" calcext:value="=&quot;08&quot;" calcext:base-cell-address="LAYERS.X41"/>
          </calcext:conditional-format>
          <calcext:conditional-format calcext:target-range-address="LAYERS.Y41:LAYERS.Y41">
            <calcext:condition calcext:apply-style-name="Empty" calcext:value="=&quot;00&quot;" calcext:base-cell-address="LAYERS.Y41"/>
            <calcext:condition calcext:apply-style-name="Grass1" calcext:value="=&quot;01&quot;" calcext:base-cell-address="LAYERS.Y41"/>
            <calcext:condition calcext:apply-style-name="Grass2" calcext:value="=&quot;02&quot;" calcext:base-cell-address="LAYERS.Y41"/>
            <calcext:condition calcext:apply-style-name="Road1" calcext:value="=&quot;03&quot;" calcext:base-cell-address="LAYERS.Y41"/>
            <calcext:condition calcext:apply-style-name="Road2" calcext:value="=&quot;04&quot;" calcext:base-cell-address="LAYERS.Y41"/>
            <calcext:condition calcext:apply-style-name="Wast" calcext:value="=&quot;05&quot;" calcext:base-cell-address="LAYERS.Y41"/>
            <calcext:condition calcext:apply-style-name="Rock" calcext:value="=&quot;06&quot;" calcext:base-cell-address="LAYERS.Y41"/>
            <calcext:condition calcext:apply-style-name="Water" calcext:value="=&quot;07&quot;" calcext:base-cell-address="LAYERS.Y41"/>
            <calcext:condition calcext:apply-style-name="Empty" calcext:value="=&quot;08&quot;" calcext:base-cell-address="LAYERS.Y41"/>
          </calcext:conditional-format>
          <calcext:conditional-format calcext:target-range-address="LAYERS.Z41:LAYERS.Z41">
            <calcext:condition calcext:apply-style-name="Empty" calcext:value="=&quot;00&quot;" calcext:base-cell-address="LAYERS.Z41"/>
            <calcext:condition calcext:apply-style-name="Grass1" calcext:value="=&quot;01&quot;" calcext:base-cell-address="LAYERS.Z41"/>
            <calcext:condition calcext:apply-style-name="Grass2" calcext:value="=&quot;02&quot;" calcext:base-cell-address="LAYERS.Z41"/>
            <calcext:condition calcext:apply-style-name="Road1" calcext:value="=&quot;03&quot;" calcext:base-cell-address="LAYERS.Z41"/>
            <calcext:condition calcext:apply-style-name="Road2" calcext:value="=&quot;04&quot;" calcext:base-cell-address="LAYERS.Z41"/>
            <calcext:condition calcext:apply-style-name="Wast" calcext:value="=&quot;05&quot;" calcext:base-cell-address="LAYERS.Z41"/>
            <calcext:condition calcext:apply-style-name="Rock" calcext:value="=&quot;06&quot;" calcext:base-cell-address="LAYERS.Z41"/>
            <calcext:condition calcext:apply-style-name="Water" calcext:value="=&quot;07&quot;" calcext:base-cell-address="LAYERS.Z41"/>
            <calcext:condition calcext:apply-style-name="Empty" calcext:value="=&quot;08&quot;" calcext:base-cell-address="LAYERS.Z41"/>
          </calcext:conditional-format>
          <calcext:conditional-format calcext:target-range-address="LAYERS.AA41:LAYERS.AA41">
            <calcext:condition calcext:apply-style-name="Empty" calcext:value="=&quot;00&quot;" calcext:base-cell-address="LAYERS.AA41"/>
            <calcext:condition calcext:apply-style-name="Grass1" calcext:value="=&quot;01&quot;" calcext:base-cell-address="LAYERS.AA41"/>
            <calcext:condition calcext:apply-style-name="Grass2" calcext:value="=&quot;02&quot;" calcext:base-cell-address="LAYERS.AA41"/>
            <calcext:condition calcext:apply-style-name="Road1" calcext:value="=&quot;03&quot;" calcext:base-cell-address="LAYERS.AA41"/>
            <calcext:condition calcext:apply-style-name="Road2" calcext:value="=&quot;04&quot;" calcext:base-cell-address="LAYERS.AA41"/>
            <calcext:condition calcext:apply-style-name="Wast" calcext:value="=&quot;05&quot;" calcext:base-cell-address="LAYERS.AA41"/>
            <calcext:condition calcext:apply-style-name="Rock" calcext:value="=&quot;06&quot;" calcext:base-cell-address="LAYERS.AA41"/>
            <calcext:condition calcext:apply-style-name="Water" calcext:value="=&quot;07&quot;" calcext:base-cell-address="LAYERS.AA41"/>
            <calcext:condition calcext:apply-style-name="Empty" calcext:value="=&quot;08&quot;" calcext:base-cell-address="LAYERS.AA41"/>
          </calcext:conditional-format>
          <calcext:conditional-format calcext:target-range-address="LAYERS.AB41:LAYERS.AB41">
            <calcext:condition calcext:apply-style-name="Empty" calcext:value="=&quot;00&quot;" calcext:base-cell-address="LAYERS.AB41"/>
            <calcext:condition calcext:apply-style-name="Grass1" calcext:value="=&quot;01&quot;" calcext:base-cell-address="LAYERS.AB41"/>
            <calcext:condition calcext:apply-style-name="Grass2" calcext:value="=&quot;02&quot;" calcext:base-cell-address="LAYERS.AB41"/>
            <calcext:condition calcext:apply-style-name="Road1" calcext:value="=&quot;03&quot;" calcext:base-cell-address="LAYERS.AB41"/>
            <calcext:condition calcext:apply-style-name="Road2" calcext:value="=&quot;04&quot;" calcext:base-cell-address="LAYERS.AB41"/>
            <calcext:condition calcext:apply-style-name="Wast" calcext:value="=&quot;05&quot;" calcext:base-cell-address="LAYERS.AB41"/>
            <calcext:condition calcext:apply-style-name="Rock" calcext:value="=&quot;06&quot;" calcext:base-cell-address="LAYERS.AB41"/>
            <calcext:condition calcext:apply-style-name="Water" calcext:value="=&quot;07&quot;" calcext:base-cell-address="LAYERS.AB41"/>
            <calcext:condition calcext:apply-style-name="Empty" calcext:value="=&quot;08&quot;" calcext:base-cell-address="LAYERS.AB41"/>
          </calcext:conditional-format>
          <calcext:conditional-format calcext:target-range-address="LAYERS.AC41:LAYERS.AC41">
            <calcext:condition calcext:apply-style-name="Empty" calcext:value="=&quot;00&quot;" calcext:base-cell-address="LAYERS.AC41"/>
            <calcext:condition calcext:apply-style-name="Grass1" calcext:value="=&quot;01&quot;" calcext:base-cell-address="LAYERS.AC41"/>
            <calcext:condition calcext:apply-style-name="Grass2" calcext:value="=&quot;02&quot;" calcext:base-cell-address="LAYERS.AC41"/>
            <calcext:condition calcext:apply-style-name="Road1" calcext:value="=&quot;03&quot;" calcext:base-cell-address="LAYERS.AC41"/>
            <calcext:condition calcext:apply-style-name="Road2" calcext:value="=&quot;04&quot;" calcext:base-cell-address="LAYERS.AC41"/>
            <calcext:condition calcext:apply-style-name="Wast" calcext:value="=&quot;05&quot;" calcext:base-cell-address="LAYERS.AC41"/>
            <calcext:condition calcext:apply-style-name="Rock" calcext:value="=&quot;06&quot;" calcext:base-cell-address="LAYERS.AC41"/>
            <calcext:condition calcext:apply-style-name="Water" calcext:value="=&quot;07&quot;" calcext:base-cell-address="LAYERS.AC41"/>
            <calcext:condition calcext:apply-style-name="Empty" calcext:value="=&quot;08&quot;" calcext:base-cell-address="LAYERS.AC41"/>
          </calcext:conditional-format>
          <calcext:conditional-format calcext:target-range-address="LAYERS.AD41:LAYERS.AD41">
            <calcext:condition calcext:apply-style-name="Empty" calcext:value="=&quot;00&quot;" calcext:base-cell-address="LAYERS.AD41"/>
            <calcext:condition calcext:apply-style-name="Grass1" calcext:value="=&quot;01&quot;" calcext:base-cell-address="LAYERS.AD41"/>
            <calcext:condition calcext:apply-style-name="Grass2" calcext:value="=&quot;02&quot;" calcext:base-cell-address="LAYERS.AD41"/>
            <calcext:condition calcext:apply-style-name="Road1" calcext:value="=&quot;03&quot;" calcext:base-cell-address="LAYERS.AD41"/>
            <calcext:condition calcext:apply-style-name="Road2" calcext:value="=&quot;04&quot;" calcext:base-cell-address="LAYERS.AD41"/>
            <calcext:condition calcext:apply-style-name="Wast" calcext:value="=&quot;05&quot;" calcext:base-cell-address="LAYERS.AD41"/>
            <calcext:condition calcext:apply-style-name="Rock" calcext:value="=&quot;06&quot;" calcext:base-cell-address="LAYERS.AD41"/>
            <calcext:condition calcext:apply-style-name="Water" calcext:value="=&quot;07&quot;" calcext:base-cell-address="LAYERS.AD41"/>
            <calcext:condition calcext:apply-style-name="Empty" calcext:value="=&quot;08&quot;" calcext:base-cell-address="LAYERS.AD41"/>
          </calcext:conditional-format>
          <calcext:conditional-format calcext:target-range-address="LAYERS.X42:LAYERS.X42">
            <calcext:condition calcext:apply-style-name="Empty" calcext:value="=&quot;00&quot;" calcext:base-cell-address="LAYERS.X42"/>
            <calcext:condition calcext:apply-style-name="Grass1" calcext:value="=&quot;01&quot;" calcext:base-cell-address="LAYERS.X42"/>
            <calcext:condition calcext:apply-style-name="Grass2" calcext:value="=&quot;02&quot;" calcext:base-cell-address="LAYERS.X42"/>
            <calcext:condition calcext:apply-style-name="Road1" calcext:value="=&quot;03&quot;" calcext:base-cell-address="LAYERS.X42"/>
            <calcext:condition calcext:apply-style-name="Road2" calcext:value="=&quot;04&quot;" calcext:base-cell-address="LAYERS.X42"/>
            <calcext:condition calcext:apply-style-name="Wast" calcext:value="=&quot;05&quot;" calcext:base-cell-address="LAYERS.X42"/>
            <calcext:condition calcext:apply-style-name="Rock" calcext:value="=&quot;06&quot;" calcext:base-cell-address="LAYERS.X42"/>
            <calcext:condition calcext:apply-style-name="Water" calcext:value="=&quot;07&quot;" calcext:base-cell-address="LAYERS.X42"/>
            <calcext:condition calcext:apply-style-name="Empty" calcext:value="=&quot;08&quot;" calcext:base-cell-address="LAYERS.X42"/>
          </calcext:conditional-format>
          <calcext:conditional-format calcext:target-range-address="LAYERS.Y42:LAYERS.Y42">
            <calcext:condition calcext:apply-style-name="Empty" calcext:value="=&quot;00&quot;" calcext:base-cell-address="LAYERS.Y42"/>
            <calcext:condition calcext:apply-style-name="Grass1" calcext:value="=&quot;01&quot;" calcext:base-cell-address="LAYERS.Y42"/>
            <calcext:condition calcext:apply-style-name="Grass2" calcext:value="=&quot;02&quot;" calcext:base-cell-address="LAYERS.Y42"/>
            <calcext:condition calcext:apply-style-name="Road1" calcext:value="=&quot;03&quot;" calcext:base-cell-address="LAYERS.Y42"/>
            <calcext:condition calcext:apply-style-name="Road2" calcext:value="=&quot;04&quot;" calcext:base-cell-address="LAYERS.Y42"/>
            <calcext:condition calcext:apply-style-name="Wast" calcext:value="=&quot;05&quot;" calcext:base-cell-address="LAYERS.Y42"/>
            <calcext:condition calcext:apply-style-name="Rock" calcext:value="=&quot;06&quot;" calcext:base-cell-address="LAYERS.Y42"/>
            <calcext:condition calcext:apply-style-name="Water" calcext:value="=&quot;07&quot;" calcext:base-cell-address="LAYERS.Y42"/>
            <calcext:condition calcext:apply-style-name="Empty" calcext:value="=&quot;08&quot;" calcext:base-cell-address="LAYERS.Y42"/>
          </calcext:conditional-format>
          <calcext:conditional-format calcext:target-range-address="LAYERS.Z42:LAYERS.Z42">
            <calcext:condition calcext:apply-style-name="Empty" calcext:value="=&quot;00&quot;" calcext:base-cell-address="LAYERS.Z42"/>
            <calcext:condition calcext:apply-style-name="Grass1" calcext:value="=&quot;01&quot;" calcext:base-cell-address="LAYERS.Z42"/>
            <calcext:condition calcext:apply-style-name="Grass2" calcext:value="=&quot;02&quot;" calcext:base-cell-address="LAYERS.Z42"/>
            <calcext:condition calcext:apply-style-name="Road1" calcext:value="=&quot;03&quot;" calcext:base-cell-address="LAYERS.Z42"/>
            <calcext:condition calcext:apply-style-name="Road2" calcext:value="=&quot;04&quot;" calcext:base-cell-address="LAYERS.Z42"/>
            <calcext:condition calcext:apply-style-name="Wast" calcext:value="=&quot;05&quot;" calcext:base-cell-address="LAYERS.Z42"/>
            <calcext:condition calcext:apply-style-name="Rock" calcext:value="=&quot;06&quot;" calcext:base-cell-address="LAYERS.Z42"/>
            <calcext:condition calcext:apply-style-name="Water" calcext:value="=&quot;07&quot;" calcext:base-cell-address="LAYERS.Z42"/>
            <calcext:condition calcext:apply-style-name="Empty" calcext:value="=&quot;08&quot;" calcext:base-cell-address="LAYERS.Z42"/>
          </calcext:conditional-format>
          <calcext:conditional-format calcext:target-range-address="LAYERS.AA42:LAYERS.AA42">
            <calcext:condition calcext:apply-style-name="Empty" calcext:value="=&quot;00&quot;" calcext:base-cell-address="LAYERS.AA42"/>
            <calcext:condition calcext:apply-style-name="Grass1" calcext:value="=&quot;01&quot;" calcext:base-cell-address="LAYERS.AA42"/>
            <calcext:condition calcext:apply-style-name="Grass2" calcext:value="=&quot;02&quot;" calcext:base-cell-address="LAYERS.AA42"/>
            <calcext:condition calcext:apply-style-name="Road1" calcext:value="=&quot;03&quot;" calcext:base-cell-address="LAYERS.AA42"/>
            <calcext:condition calcext:apply-style-name="Road2" calcext:value="=&quot;04&quot;" calcext:base-cell-address="LAYERS.AA42"/>
            <calcext:condition calcext:apply-style-name="Wast" calcext:value="=&quot;05&quot;" calcext:base-cell-address="LAYERS.AA42"/>
            <calcext:condition calcext:apply-style-name="Rock" calcext:value="=&quot;06&quot;" calcext:base-cell-address="LAYERS.AA42"/>
            <calcext:condition calcext:apply-style-name="Water" calcext:value="=&quot;07&quot;" calcext:base-cell-address="LAYERS.AA42"/>
            <calcext:condition calcext:apply-style-name="Empty" calcext:value="=&quot;08&quot;" calcext:base-cell-address="LAYERS.AA42"/>
          </calcext:conditional-format>
          <calcext:conditional-format calcext:target-range-address="LAYERS.AB42:LAYERS.AB42">
            <calcext:condition calcext:apply-style-name="Empty" calcext:value="=&quot;00&quot;" calcext:base-cell-address="LAYERS.AB42"/>
            <calcext:condition calcext:apply-style-name="Grass1" calcext:value="=&quot;01&quot;" calcext:base-cell-address="LAYERS.AB42"/>
            <calcext:condition calcext:apply-style-name="Grass2" calcext:value="=&quot;02&quot;" calcext:base-cell-address="LAYERS.AB42"/>
            <calcext:condition calcext:apply-style-name="Road1" calcext:value="=&quot;03&quot;" calcext:base-cell-address="LAYERS.AB42"/>
            <calcext:condition calcext:apply-style-name="Road2" calcext:value="=&quot;04&quot;" calcext:base-cell-address="LAYERS.AB42"/>
            <calcext:condition calcext:apply-style-name="Wast" calcext:value="=&quot;05&quot;" calcext:base-cell-address="LAYERS.AB42"/>
            <calcext:condition calcext:apply-style-name="Rock" calcext:value="=&quot;06&quot;" calcext:base-cell-address="LAYERS.AB42"/>
            <calcext:condition calcext:apply-style-name="Water" calcext:value="=&quot;07&quot;" calcext:base-cell-address="LAYERS.AB42"/>
            <calcext:condition calcext:apply-style-name="Empty" calcext:value="=&quot;08&quot;" calcext:base-cell-address="LAYERS.AB42"/>
          </calcext:conditional-format>
          <calcext:conditional-format calcext:target-range-address="LAYERS.AC42:LAYERS.AC42">
            <calcext:condition calcext:apply-style-name="Empty" calcext:value="=&quot;00&quot;" calcext:base-cell-address="LAYERS.AC42"/>
            <calcext:condition calcext:apply-style-name="Grass1" calcext:value="=&quot;01&quot;" calcext:base-cell-address="LAYERS.AC42"/>
            <calcext:condition calcext:apply-style-name="Grass2" calcext:value="=&quot;02&quot;" calcext:base-cell-address="LAYERS.AC42"/>
            <calcext:condition calcext:apply-style-name="Road1" calcext:value="=&quot;03&quot;" calcext:base-cell-address="LAYERS.AC42"/>
            <calcext:condition calcext:apply-style-name="Road2" calcext:value="=&quot;04&quot;" calcext:base-cell-address="LAYERS.AC42"/>
            <calcext:condition calcext:apply-style-name="Wast" calcext:value="=&quot;05&quot;" calcext:base-cell-address="LAYERS.AC42"/>
            <calcext:condition calcext:apply-style-name="Rock" calcext:value="=&quot;06&quot;" calcext:base-cell-address="LAYERS.AC42"/>
            <calcext:condition calcext:apply-style-name="Water" calcext:value="=&quot;07&quot;" calcext:base-cell-address="LAYERS.AC42"/>
            <calcext:condition calcext:apply-style-name="Empty" calcext:value="=&quot;08&quot;" calcext:base-cell-address="LAYERS.AC42"/>
          </calcext:conditional-format>
          <calcext:conditional-format calcext:target-range-address="LAYERS.AD42:LAYERS.AD42">
            <calcext:condition calcext:apply-style-name="Empty" calcext:value="=&quot;00&quot;" calcext:base-cell-address="LAYERS.AD42"/>
            <calcext:condition calcext:apply-style-name="Grass1" calcext:value="=&quot;01&quot;" calcext:base-cell-address="LAYERS.AD42"/>
            <calcext:condition calcext:apply-style-name="Grass2" calcext:value="=&quot;02&quot;" calcext:base-cell-address="LAYERS.AD42"/>
            <calcext:condition calcext:apply-style-name="Road1" calcext:value="=&quot;03&quot;" calcext:base-cell-address="LAYERS.AD42"/>
            <calcext:condition calcext:apply-style-name="Road2" calcext:value="=&quot;04&quot;" calcext:base-cell-address="LAYERS.AD42"/>
            <calcext:condition calcext:apply-style-name="Wast" calcext:value="=&quot;05&quot;" calcext:base-cell-address="LAYERS.AD42"/>
            <calcext:condition calcext:apply-style-name="Rock" calcext:value="=&quot;06&quot;" calcext:base-cell-address="LAYERS.AD42"/>
            <calcext:condition calcext:apply-style-name="Water" calcext:value="=&quot;07&quot;" calcext:base-cell-address="LAYERS.AD42"/>
            <calcext:condition calcext:apply-style-name="Empty" calcext:value="=&quot;08&quot;" calcext:base-cell-address="LAYERS.AD42"/>
          </calcext:conditional-format>
          <calcext:conditional-format calcext:target-range-address="LAYERS.AC43:LAYERS.AC43">
            <calcext:condition calcext:apply-style-name="Empty" calcext:value="=&quot;00&quot;" calcext:base-cell-address="LAYERS.AC43"/>
            <calcext:condition calcext:apply-style-name="Grass1" calcext:value="=&quot;01&quot;" calcext:base-cell-address="LAYERS.AC43"/>
            <calcext:condition calcext:apply-style-name="Grass2" calcext:value="=&quot;02&quot;" calcext:base-cell-address="LAYERS.AC43"/>
            <calcext:condition calcext:apply-style-name="Road1" calcext:value="=&quot;03&quot;" calcext:base-cell-address="LAYERS.AC43"/>
            <calcext:condition calcext:apply-style-name="Road2" calcext:value="=&quot;04&quot;" calcext:base-cell-address="LAYERS.AC43"/>
            <calcext:condition calcext:apply-style-name="Wast" calcext:value="=&quot;05&quot;" calcext:base-cell-address="LAYERS.AC43"/>
            <calcext:condition calcext:apply-style-name="Rock" calcext:value="=&quot;06&quot;" calcext:base-cell-address="LAYERS.AC43"/>
            <calcext:condition calcext:apply-style-name="Water" calcext:value="=&quot;07&quot;" calcext:base-cell-address="LAYERS.AC43"/>
            <calcext:condition calcext:apply-style-name="Empty" calcext:value="=&quot;08&quot;" calcext:base-cell-address="LAYERS.AC43"/>
          </calcext:conditional-format>
          <calcext:conditional-format calcext:target-range-address="LAYERS.AC44:LAYERS.AC44">
            <calcext:condition calcext:apply-style-name="Empty" calcext:value="=&quot;00&quot;" calcext:base-cell-address="LAYERS.AC44"/>
            <calcext:condition calcext:apply-style-name="Grass1" calcext:value="=&quot;01&quot;" calcext:base-cell-address="LAYERS.AC44"/>
            <calcext:condition calcext:apply-style-name="Grass2" calcext:value="=&quot;02&quot;" calcext:base-cell-address="LAYERS.AC44"/>
            <calcext:condition calcext:apply-style-name="Road1" calcext:value="=&quot;03&quot;" calcext:base-cell-address="LAYERS.AC44"/>
            <calcext:condition calcext:apply-style-name="Road2" calcext:value="=&quot;04&quot;" calcext:base-cell-address="LAYERS.AC44"/>
            <calcext:condition calcext:apply-style-name="Wast" calcext:value="=&quot;05&quot;" calcext:base-cell-address="LAYERS.AC44"/>
            <calcext:condition calcext:apply-style-name="Rock" calcext:value="=&quot;06&quot;" calcext:base-cell-address="LAYERS.AC44"/>
            <calcext:condition calcext:apply-style-name="Water" calcext:value="=&quot;07&quot;" calcext:base-cell-address="LAYERS.AC44"/>
            <calcext:condition calcext:apply-style-name="Empty" calcext:value="=&quot;08&quot;" calcext:base-cell-address="LAYERS.AC44"/>
          </calcext:conditional-format>
          <calcext:conditional-format calcext:target-range-address="LAYERS.AC45:LAYERS.AC45">
            <calcext:condition calcext:apply-style-name="Empty" calcext:value="=&quot;00&quot;" calcext:base-cell-address="LAYERS.AC45"/>
            <calcext:condition calcext:apply-style-name="Grass1" calcext:value="=&quot;01&quot;" calcext:base-cell-address="LAYERS.AC45"/>
            <calcext:condition calcext:apply-style-name="Grass2" calcext:value="=&quot;02&quot;" calcext:base-cell-address="LAYERS.AC45"/>
            <calcext:condition calcext:apply-style-name="Road1" calcext:value="=&quot;03&quot;" calcext:base-cell-address="LAYERS.AC45"/>
            <calcext:condition calcext:apply-style-name="Road2" calcext:value="=&quot;04&quot;" calcext:base-cell-address="LAYERS.AC45"/>
            <calcext:condition calcext:apply-style-name="Wast" calcext:value="=&quot;05&quot;" calcext:base-cell-address="LAYERS.AC45"/>
            <calcext:condition calcext:apply-style-name="Rock" calcext:value="=&quot;06&quot;" calcext:base-cell-address="LAYERS.AC45"/>
            <calcext:condition calcext:apply-style-name="Water" calcext:value="=&quot;07&quot;" calcext:base-cell-address="LAYERS.AC45"/>
            <calcext:condition calcext:apply-style-name="Empty" calcext:value="=&quot;08&quot;" calcext:base-cell-address="LAYERS.AC45"/>
          </calcext:conditional-format>
          <calcext:conditional-format calcext:target-range-address="LAYERS.AB55:LAYERS.AB55">
            <calcext:condition calcext:apply-style-name="Empty" calcext:value="=&quot;00&quot;" calcext:base-cell-address="LAYERS.AB55"/>
            <calcext:condition calcext:apply-style-name="Grass1" calcext:value="=&quot;01&quot;" calcext:base-cell-address="LAYERS.AB55"/>
            <calcext:condition calcext:apply-style-name="Grass2" calcext:value="=&quot;02&quot;" calcext:base-cell-address="LAYERS.AB55"/>
            <calcext:condition calcext:apply-style-name="Road1" calcext:value="=&quot;03&quot;" calcext:base-cell-address="LAYERS.AB55"/>
            <calcext:condition calcext:apply-style-name="Road2" calcext:value="=&quot;04&quot;" calcext:base-cell-address="LAYERS.AB55"/>
            <calcext:condition calcext:apply-style-name="Wast" calcext:value="=&quot;05&quot;" calcext:base-cell-address="LAYERS.AB55"/>
            <calcext:condition calcext:apply-style-name="Rock" calcext:value="=&quot;06&quot;" calcext:base-cell-address="LAYERS.AB55"/>
            <calcext:condition calcext:apply-style-name="Water" calcext:value="=&quot;07&quot;" calcext:base-cell-address="LAYERS.AB55"/>
            <calcext:condition calcext:apply-style-name="Empty" calcext:value="=&quot;08&quot;" calcext:base-cell-address="LAYERS.AB55"/>
          </calcext:conditional-format>
          <calcext:conditional-format calcext:target-range-address="LAYERS.AC55:LAYERS.AC55">
            <calcext:condition calcext:apply-style-name="Empty" calcext:value="=&quot;00&quot;" calcext:base-cell-address="LAYERS.AC55"/>
            <calcext:condition calcext:apply-style-name="Grass1" calcext:value="=&quot;01&quot;" calcext:base-cell-address="LAYERS.AC55"/>
            <calcext:condition calcext:apply-style-name="Grass2" calcext:value="=&quot;02&quot;" calcext:base-cell-address="LAYERS.AC55"/>
            <calcext:condition calcext:apply-style-name="Road1" calcext:value="=&quot;03&quot;" calcext:base-cell-address="LAYERS.AC55"/>
            <calcext:condition calcext:apply-style-name="Road2" calcext:value="=&quot;04&quot;" calcext:base-cell-address="LAYERS.AC55"/>
            <calcext:condition calcext:apply-style-name="Wast" calcext:value="=&quot;05&quot;" calcext:base-cell-address="LAYERS.AC55"/>
            <calcext:condition calcext:apply-style-name="Rock" calcext:value="=&quot;06&quot;" calcext:base-cell-address="LAYERS.AC55"/>
            <calcext:condition calcext:apply-style-name="Water" calcext:value="=&quot;07&quot;" calcext:base-cell-address="LAYERS.AC55"/>
            <calcext:condition calcext:apply-style-name="Empty" calcext:value="=&quot;08&quot;" calcext:base-cell-address="LAYERS.AC55"/>
          </calcext:conditional-format>
          <calcext:conditional-format calcext:target-range-address="LAYERS.AD55:LAYERS.AD55">
            <calcext:condition calcext:apply-style-name="Empty" calcext:value="=&quot;00&quot;" calcext:base-cell-address="LAYERS.AD55"/>
            <calcext:condition calcext:apply-style-name="Grass1" calcext:value="=&quot;01&quot;" calcext:base-cell-address="LAYERS.AD55"/>
            <calcext:condition calcext:apply-style-name="Grass2" calcext:value="=&quot;02&quot;" calcext:base-cell-address="LAYERS.AD55"/>
            <calcext:condition calcext:apply-style-name="Road1" calcext:value="=&quot;03&quot;" calcext:base-cell-address="LAYERS.AD55"/>
            <calcext:condition calcext:apply-style-name="Road2" calcext:value="=&quot;04&quot;" calcext:base-cell-address="LAYERS.AD55"/>
            <calcext:condition calcext:apply-style-name="Wast" calcext:value="=&quot;05&quot;" calcext:base-cell-address="LAYERS.AD55"/>
            <calcext:condition calcext:apply-style-name="Rock" calcext:value="=&quot;06&quot;" calcext:base-cell-address="LAYERS.AD55"/>
            <calcext:condition calcext:apply-style-name="Water" calcext:value="=&quot;07&quot;" calcext:base-cell-address="LAYERS.AD55"/>
            <calcext:condition calcext:apply-style-name="Empty" calcext:value="=&quot;08&quot;" calcext:base-cell-address="LAYERS.AD55"/>
          </calcext:conditional-format>
          <calcext:conditional-format calcext:target-range-address="LAYERS.AB56:LAYERS.AB56">
            <calcext:condition calcext:apply-style-name="Empty" calcext:value="=&quot;00&quot;" calcext:base-cell-address="LAYERS.AB56"/>
            <calcext:condition calcext:apply-style-name="Grass1" calcext:value="=&quot;01&quot;" calcext:base-cell-address="LAYERS.AB56"/>
            <calcext:condition calcext:apply-style-name="Grass2" calcext:value="=&quot;02&quot;" calcext:base-cell-address="LAYERS.AB56"/>
            <calcext:condition calcext:apply-style-name="Road1" calcext:value="=&quot;03&quot;" calcext:base-cell-address="LAYERS.AB56"/>
            <calcext:condition calcext:apply-style-name="Road2" calcext:value="=&quot;04&quot;" calcext:base-cell-address="LAYERS.AB56"/>
            <calcext:condition calcext:apply-style-name="Wast" calcext:value="=&quot;05&quot;" calcext:base-cell-address="LAYERS.AB56"/>
            <calcext:condition calcext:apply-style-name="Rock" calcext:value="=&quot;06&quot;" calcext:base-cell-address="LAYERS.AB56"/>
            <calcext:condition calcext:apply-style-name="Water" calcext:value="=&quot;07&quot;" calcext:base-cell-address="LAYERS.AB56"/>
            <calcext:condition calcext:apply-style-name="Empty" calcext:value="=&quot;08&quot;" calcext:base-cell-address="LAYERS.AB56"/>
          </calcext:conditional-format>
          <calcext:conditional-format calcext:target-range-address="LAYERS.AC56:LAYERS.AC56">
            <calcext:condition calcext:apply-style-name="Empty" calcext:value="=&quot;00&quot;" calcext:base-cell-address="LAYERS.AC56"/>
            <calcext:condition calcext:apply-style-name="Grass1" calcext:value="=&quot;01&quot;" calcext:base-cell-address="LAYERS.AC56"/>
            <calcext:condition calcext:apply-style-name="Grass2" calcext:value="=&quot;02&quot;" calcext:base-cell-address="LAYERS.AC56"/>
            <calcext:condition calcext:apply-style-name="Road1" calcext:value="=&quot;03&quot;" calcext:base-cell-address="LAYERS.AC56"/>
            <calcext:condition calcext:apply-style-name="Road2" calcext:value="=&quot;04&quot;" calcext:base-cell-address="LAYERS.AC56"/>
            <calcext:condition calcext:apply-style-name="Wast" calcext:value="=&quot;05&quot;" calcext:base-cell-address="LAYERS.AC56"/>
            <calcext:condition calcext:apply-style-name="Rock" calcext:value="=&quot;06&quot;" calcext:base-cell-address="LAYERS.AC56"/>
            <calcext:condition calcext:apply-style-name="Water" calcext:value="=&quot;07&quot;" calcext:base-cell-address="LAYERS.AC56"/>
            <calcext:condition calcext:apply-style-name="Empty" calcext:value="=&quot;08&quot;" calcext:base-cell-address="LAYERS.AC56"/>
          </calcext:conditional-format>
          <calcext:conditional-format calcext:target-range-address="LAYERS.AD56:LAYERS.AD56">
            <calcext:condition calcext:apply-style-name="Empty" calcext:value="=&quot;00&quot;" calcext:base-cell-address="LAYERS.AD56"/>
            <calcext:condition calcext:apply-style-name="Grass1" calcext:value="=&quot;01&quot;" calcext:base-cell-address="LAYERS.AD56"/>
            <calcext:condition calcext:apply-style-name="Grass2" calcext:value="=&quot;02&quot;" calcext:base-cell-address="LAYERS.AD56"/>
            <calcext:condition calcext:apply-style-name="Road1" calcext:value="=&quot;03&quot;" calcext:base-cell-address="LAYERS.AD56"/>
            <calcext:condition calcext:apply-style-name="Road2" calcext:value="=&quot;04&quot;" calcext:base-cell-address="LAYERS.AD56"/>
            <calcext:condition calcext:apply-style-name="Wast" calcext:value="=&quot;05&quot;" calcext:base-cell-address="LAYERS.AD56"/>
            <calcext:condition calcext:apply-style-name="Rock" calcext:value="=&quot;06&quot;" calcext:base-cell-address="LAYERS.AD56"/>
            <calcext:condition calcext:apply-style-name="Water" calcext:value="=&quot;07&quot;" calcext:base-cell-address="LAYERS.AD56"/>
            <calcext:condition calcext:apply-style-name="Empty" calcext:value="=&quot;08&quot;" calcext:base-cell-address="LAYERS.AD56"/>
          </calcext:conditional-format>
          <calcext:conditional-format calcext:target-range-address="LAYERS.X58:LAYERS.X58">
            <calcext:condition calcext:apply-style-name="Empty" calcext:value="=&quot;00&quot;" calcext:base-cell-address="LAYERS.X58"/>
            <calcext:condition calcext:apply-style-name="Grass1" calcext:value="=&quot;01&quot;" calcext:base-cell-address="LAYERS.X58"/>
            <calcext:condition calcext:apply-style-name="Grass2" calcext:value="=&quot;02&quot;" calcext:base-cell-address="LAYERS.X58"/>
            <calcext:condition calcext:apply-style-name="Road1" calcext:value="=&quot;03&quot;" calcext:base-cell-address="LAYERS.X58"/>
            <calcext:condition calcext:apply-style-name="Road2" calcext:value="=&quot;04&quot;" calcext:base-cell-address="LAYERS.X58"/>
            <calcext:condition calcext:apply-style-name="Wast" calcext:value="=&quot;05&quot;" calcext:base-cell-address="LAYERS.X58"/>
            <calcext:condition calcext:apply-style-name="Rock" calcext:value="=&quot;06&quot;" calcext:base-cell-address="LAYERS.X58"/>
            <calcext:condition calcext:apply-style-name="Water" calcext:value="=&quot;07&quot;" calcext:base-cell-address="LAYERS.X58"/>
            <calcext:condition calcext:apply-style-name="Empty" calcext:value="=&quot;08&quot;" calcext:base-cell-address="LAYERS.X58"/>
          </calcext:conditional-format>
          <calcext:conditional-format calcext:target-range-address="LAYERS.Y58:LAYERS.Y58">
            <calcext:condition calcext:apply-style-name="Empty" calcext:value="=&quot;00&quot;" calcext:base-cell-address="LAYERS.Y58"/>
            <calcext:condition calcext:apply-style-name="Grass1" calcext:value="=&quot;01&quot;" calcext:base-cell-address="LAYERS.Y58"/>
            <calcext:condition calcext:apply-style-name="Grass2" calcext:value="=&quot;02&quot;" calcext:base-cell-address="LAYERS.Y58"/>
            <calcext:condition calcext:apply-style-name="Road1" calcext:value="=&quot;03&quot;" calcext:base-cell-address="LAYERS.Y58"/>
            <calcext:condition calcext:apply-style-name="Road2" calcext:value="=&quot;04&quot;" calcext:base-cell-address="LAYERS.Y58"/>
            <calcext:condition calcext:apply-style-name="Wast" calcext:value="=&quot;05&quot;" calcext:base-cell-address="LAYERS.Y58"/>
            <calcext:condition calcext:apply-style-name="Rock" calcext:value="=&quot;06&quot;" calcext:base-cell-address="LAYERS.Y58"/>
            <calcext:condition calcext:apply-style-name="Water" calcext:value="=&quot;07&quot;" calcext:base-cell-address="LAYERS.Y58"/>
            <calcext:condition calcext:apply-style-name="Empty" calcext:value="=&quot;08&quot;" calcext:base-cell-address="LAYERS.Y58"/>
          </calcext:conditional-format>
          <calcext:conditional-format calcext:target-range-address="LAYERS.X59:LAYERS.X59">
            <calcext:condition calcext:apply-style-name="Empty" calcext:value="=&quot;00&quot;" calcext:base-cell-address="LAYERS.X59"/>
            <calcext:condition calcext:apply-style-name="Grass1" calcext:value="=&quot;01&quot;" calcext:base-cell-address="LAYERS.X59"/>
            <calcext:condition calcext:apply-style-name="Grass2" calcext:value="=&quot;02&quot;" calcext:base-cell-address="LAYERS.X59"/>
            <calcext:condition calcext:apply-style-name="Road1" calcext:value="=&quot;03&quot;" calcext:base-cell-address="LAYERS.X59"/>
            <calcext:condition calcext:apply-style-name="Road2" calcext:value="=&quot;04&quot;" calcext:base-cell-address="LAYERS.X59"/>
            <calcext:condition calcext:apply-style-name="Wast" calcext:value="=&quot;05&quot;" calcext:base-cell-address="LAYERS.X59"/>
            <calcext:condition calcext:apply-style-name="Rock" calcext:value="=&quot;06&quot;" calcext:base-cell-address="LAYERS.X59"/>
            <calcext:condition calcext:apply-style-name="Water" calcext:value="=&quot;07&quot;" calcext:base-cell-address="LAYERS.X59"/>
            <calcext:condition calcext:apply-style-name="Empty" calcext:value="=&quot;08&quot;" calcext:base-cell-address="LAYERS.X59"/>
          </calcext:conditional-format>
          <calcext:conditional-format calcext:target-range-address="LAYERS.Y59:LAYERS.Y59">
            <calcext:condition calcext:apply-style-name="Empty" calcext:value="=&quot;00&quot;" calcext:base-cell-address="LAYERS.Y59"/>
            <calcext:condition calcext:apply-style-name="Grass1" calcext:value="=&quot;01&quot;" calcext:base-cell-address="LAYERS.Y59"/>
            <calcext:condition calcext:apply-style-name="Grass2" calcext:value="=&quot;02&quot;" calcext:base-cell-address="LAYERS.Y59"/>
            <calcext:condition calcext:apply-style-name="Road1" calcext:value="=&quot;03&quot;" calcext:base-cell-address="LAYERS.Y59"/>
            <calcext:condition calcext:apply-style-name="Road2" calcext:value="=&quot;04&quot;" calcext:base-cell-address="LAYERS.Y59"/>
            <calcext:condition calcext:apply-style-name="Wast" calcext:value="=&quot;05&quot;" calcext:base-cell-address="LAYERS.Y59"/>
            <calcext:condition calcext:apply-style-name="Rock" calcext:value="=&quot;06&quot;" calcext:base-cell-address="LAYERS.Y59"/>
            <calcext:condition calcext:apply-style-name="Water" calcext:value="=&quot;07&quot;" calcext:base-cell-address="LAYERS.Y59"/>
            <calcext:condition calcext:apply-style-name="Empty" calcext:value="=&quot;08&quot;" calcext:base-cell-address="LAYERS.Y59"/>
          </calcext:conditional-format>
          <calcext:conditional-format calcext:target-range-address="LAYERS.T54:LAYERS.T54">
            <calcext:condition calcext:apply-style-name="Empty" calcext:value="=&quot;00&quot;" calcext:base-cell-address="LAYERS.T54"/>
            <calcext:condition calcext:apply-style-name="Grass1" calcext:value="=&quot;01&quot;" calcext:base-cell-address="LAYERS.T54"/>
            <calcext:condition calcext:apply-style-name="Grass2" calcext:value="=&quot;02&quot;" calcext:base-cell-address="LAYERS.T54"/>
            <calcext:condition calcext:apply-style-name="Road1" calcext:value="=&quot;03&quot;" calcext:base-cell-address="LAYERS.T54"/>
            <calcext:condition calcext:apply-style-name="Road2" calcext:value="=&quot;04&quot;" calcext:base-cell-address="LAYERS.T54"/>
            <calcext:condition calcext:apply-style-name="Wast" calcext:value="=&quot;05&quot;" calcext:base-cell-address="LAYERS.T54"/>
            <calcext:condition calcext:apply-style-name="Rock" calcext:value="=&quot;06&quot;" calcext:base-cell-address="LAYERS.T54"/>
            <calcext:condition calcext:apply-style-name="Water" calcext:value="=&quot;07&quot;" calcext:base-cell-address="LAYERS.T54"/>
            <calcext:condition calcext:apply-style-name="Empty" calcext:value="=&quot;08&quot;" calcext:base-cell-address="LAYERS.T54"/>
          </calcext:conditional-format>
          <calcext:conditional-format calcext:target-range-address="LAYERS.U54:LAYERS.U54">
            <calcext:condition calcext:apply-style-name="Empty" calcext:value="=&quot;00&quot;" calcext:base-cell-address="LAYERS.U54"/>
            <calcext:condition calcext:apply-style-name="Grass1" calcext:value="=&quot;01&quot;" calcext:base-cell-address="LAYERS.U54"/>
            <calcext:condition calcext:apply-style-name="Grass2" calcext:value="=&quot;02&quot;" calcext:base-cell-address="LAYERS.U54"/>
            <calcext:condition calcext:apply-style-name="Road1" calcext:value="=&quot;03&quot;" calcext:base-cell-address="LAYERS.U54"/>
            <calcext:condition calcext:apply-style-name="Road2" calcext:value="=&quot;04&quot;" calcext:base-cell-address="LAYERS.U54"/>
            <calcext:condition calcext:apply-style-name="Wast" calcext:value="=&quot;05&quot;" calcext:base-cell-address="LAYERS.U54"/>
            <calcext:condition calcext:apply-style-name="Rock" calcext:value="=&quot;06&quot;" calcext:base-cell-address="LAYERS.U54"/>
            <calcext:condition calcext:apply-style-name="Water" calcext:value="=&quot;07&quot;" calcext:base-cell-address="LAYERS.U54"/>
            <calcext:condition calcext:apply-style-name="Empty" calcext:value="=&quot;08&quot;" calcext:base-cell-address="LAYERS.U54"/>
          </calcext:conditional-format>
          <calcext:conditional-format calcext:target-range-address="LAYERS.V54:LAYERS.V54">
            <calcext:condition calcext:apply-style-name="Empty" calcext:value="=&quot;00&quot;" calcext:base-cell-address="LAYERS.V54"/>
            <calcext:condition calcext:apply-style-name="Grass1" calcext:value="=&quot;01&quot;" calcext:base-cell-address="LAYERS.V54"/>
            <calcext:condition calcext:apply-style-name="Grass2" calcext:value="=&quot;02&quot;" calcext:base-cell-address="LAYERS.V54"/>
            <calcext:condition calcext:apply-style-name="Road1" calcext:value="=&quot;03&quot;" calcext:base-cell-address="LAYERS.V54"/>
            <calcext:condition calcext:apply-style-name="Road2" calcext:value="=&quot;04&quot;" calcext:base-cell-address="LAYERS.V54"/>
            <calcext:condition calcext:apply-style-name="Wast" calcext:value="=&quot;05&quot;" calcext:base-cell-address="LAYERS.V54"/>
            <calcext:condition calcext:apply-style-name="Rock" calcext:value="=&quot;06&quot;" calcext:base-cell-address="LAYERS.V54"/>
            <calcext:condition calcext:apply-style-name="Water" calcext:value="=&quot;07&quot;" calcext:base-cell-address="LAYERS.V54"/>
            <calcext:condition calcext:apply-style-name="Empty" calcext:value="=&quot;08&quot;" calcext:base-cell-address="LAYERS.V54"/>
          </calcext:conditional-format>
          <calcext:conditional-format calcext:target-range-address="LAYERS.T55:LAYERS.T55">
            <calcext:condition calcext:apply-style-name="Empty" calcext:value="=&quot;00&quot;" calcext:base-cell-address="LAYERS.T55"/>
            <calcext:condition calcext:apply-style-name="Grass1" calcext:value="=&quot;01&quot;" calcext:base-cell-address="LAYERS.T55"/>
            <calcext:condition calcext:apply-style-name="Grass2" calcext:value="=&quot;02&quot;" calcext:base-cell-address="LAYERS.T55"/>
            <calcext:condition calcext:apply-style-name="Road1" calcext:value="=&quot;03&quot;" calcext:base-cell-address="LAYERS.T55"/>
            <calcext:condition calcext:apply-style-name="Road2" calcext:value="=&quot;04&quot;" calcext:base-cell-address="LAYERS.T55"/>
            <calcext:condition calcext:apply-style-name="Wast" calcext:value="=&quot;05&quot;" calcext:base-cell-address="LAYERS.T55"/>
            <calcext:condition calcext:apply-style-name="Rock" calcext:value="=&quot;06&quot;" calcext:base-cell-address="LAYERS.T55"/>
            <calcext:condition calcext:apply-style-name="Water" calcext:value="=&quot;07&quot;" calcext:base-cell-address="LAYERS.T55"/>
            <calcext:condition calcext:apply-style-name="Empty" calcext:value="=&quot;08&quot;" calcext:base-cell-address="LAYERS.T55"/>
          </calcext:conditional-format>
          <calcext:conditional-format calcext:target-range-address="LAYERS.U55:LAYERS.U55">
            <calcext:condition calcext:apply-style-name="Empty" calcext:value="=&quot;00&quot;" calcext:base-cell-address="LAYERS.U55"/>
            <calcext:condition calcext:apply-style-name="Grass1" calcext:value="=&quot;01&quot;" calcext:base-cell-address="LAYERS.U55"/>
            <calcext:condition calcext:apply-style-name="Grass2" calcext:value="=&quot;02&quot;" calcext:base-cell-address="LAYERS.U55"/>
            <calcext:condition calcext:apply-style-name="Road1" calcext:value="=&quot;03&quot;" calcext:base-cell-address="LAYERS.U55"/>
            <calcext:condition calcext:apply-style-name="Road2" calcext:value="=&quot;04&quot;" calcext:base-cell-address="LAYERS.U55"/>
            <calcext:condition calcext:apply-style-name="Wast" calcext:value="=&quot;05&quot;" calcext:base-cell-address="LAYERS.U55"/>
            <calcext:condition calcext:apply-style-name="Rock" calcext:value="=&quot;06&quot;" calcext:base-cell-address="LAYERS.U55"/>
            <calcext:condition calcext:apply-style-name="Water" calcext:value="=&quot;07&quot;" calcext:base-cell-address="LAYERS.U55"/>
            <calcext:condition calcext:apply-style-name="Empty" calcext:value="=&quot;08&quot;" calcext:base-cell-address="LAYERS.U55"/>
          </calcext:conditional-format>
          <calcext:conditional-format calcext:target-range-address="LAYERS.V55:LAYERS.V55">
            <calcext:condition calcext:apply-style-name="Empty" calcext:value="=&quot;00&quot;" calcext:base-cell-address="LAYERS.V55"/>
            <calcext:condition calcext:apply-style-name="Grass1" calcext:value="=&quot;01&quot;" calcext:base-cell-address="LAYERS.V55"/>
            <calcext:condition calcext:apply-style-name="Grass2" calcext:value="=&quot;02&quot;" calcext:base-cell-address="LAYERS.V55"/>
            <calcext:condition calcext:apply-style-name="Road1" calcext:value="=&quot;03&quot;" calcext:base-cell-address="LAYERS.V55"/>
            <calcext:condition calcext:apply-style-name="Road2" calcext:value="=&quot;04&quot;" calcext:base-cell-address="LAYERS.V55"/>
            <calcext:condition calcext:apply-style-name="Wast" calcext:value="=&quot;05&quot;" calcext:base-cell-address="LAYERS.V55"/>
            <calcext:condition calcext:apply-style-name="Rock" calcext:value="=&quot;06&quot;" calcext:base-cell-address="LAYERS.V55"/>
            <calcext:condition calcext:apply-style-name="Water" calcext:value="=&quot;07&quot;" calcext:base-cell-address="LAYERS.V55"/>
            <calcext:condition calcext:apply-style-name="Empty" calcext:value="=&quot;08&quot;" calcext:base-cell-address="LAYERS.V55"/>
          </calcext:conditional-format>
          <calcext:conditional-format calcext:target-range-address="LAYERS.R54:LAYERS.R54">
            <calcext:condition calcext:apply-style-name="Empty" calcext:value="=&quot;00&quot;" calcext:base-cell-address="LAYERS.R54"/>
            <calcext:condition calcext:apply-style-name="Grass1" calcext:value="=&quot;01&quot;" calcext:base-cell-address="LAYERS.R54"/>
            <calcext:condition calcext:apply-style-name="Grass2" calcext:value="=&quot;02&quot;" calcext:base-cell-address="LAYERS.R54"/>
            <calcext:condition calcext:apply-style-name="Road1" calcext:value="=&quot;03&quot;" calcext:base-cell-address="LAYERS.R54"/>
            <calcext:condition calcext:apply-style-name="Road2" calcext:value="=&quot;04&quot;" calcext:base-cell-address="LAYERS.R54"/>
            <calcext:condition calcext:apply-style-name="Wast" calcext:value="=&quot;05&quot;" calcext:base-cell-address="LAYERS.R54"/>
            <calcext:condition calcext:apply-style-name="Rock" calcext:value="=&quot;06&quot;" calcext:base-cell-address="LAYERS.R54"/>
            <calcext:condition calcext:apply-style-name="Water" calcext:value="=&quot;07&quot;" calcext:base-cell-address="LAYERS.R54"/>
            <calcext:condition calcext:apply-style-name="Empty" calcext:value="=&quot;08&quot;" calcext:base-cell-address="LAYERS.R54"/>
          </calcext:conditional-format>
          <calcext:conditional-format calcext:target-range-address="LAYERS.S54:LAYERS.S54">
            <calcext:condition calcext:apply-style-name="Empty" calcext:value="=&quot;00&quot;" calcext:base-cell-address="LAYERS.S54"/>
            <calcext:condition calcext:apply-style-name="Grass1" calcext:value="=&quot;01&quot;" calcext:base-cell-address="LAYERS.S54"/>
            <calcext:condition calcext:apply-style-name="Grass2" calcext:value="=&quot;02&quot;" calcext:base-cell-address="LAYERS.S54"/>
            <calcext:condition calcext:apply-style-name="Road1" calcext:value="=&quot;03&quot;" calcext:base-cell-address="LAYERS.S54"/>
            <calcext:condition calcext:apply-style-name="Road2" calcext:value="=&quot;04&quot;" calcext:base-cell-address="LAYERS.S54"/>
            <calcext:condition calcext:apply-style-name="Wast" calcext:value="=&quot;05&quot;" calcext:base-cell-address="LAYERS.S54"/>
            <calcext:condition calcext:apply-style-name="Rock" calcext:value="=&quot;06&quot;" calcext:base-cell-address="LAYERS.S54"/>
            <calcext:condition calcext:apply-style-name="Water" calcext:value="=&quot;07&quot;" calcext:base-cell-address="LAYERS.S54"/>
            <calcext:condition calcext:apply-style-name="Empty" calcext:value="=&quot;08&quot;" calcext:base-cell-address="LAYERS.S54"/>
          </calcext:conditional-format>
          <calcext:conditional-format calcext:target-range-address="LAYERS.U56:LAYERS.U56">
            <calcext:condition calcext:apply-style-name="Empty" calcext:value="=&quot;00&quot;" calcext:base-cell-address="LAYERS.U56"/>
            <calcext:condition calcext:apply-style-name="Grass1" calcext:value="=&quot;01&quot;" calcext:base-cell-address="LAYERS.U56"/>
            <calcext:condition calcext:apply-style-name="Grass2" calcext:value="=&quot;02&quot;" calcext:base-cell-address="LAYERS.U56"/>
            <calcext:condition calcext:apply-style-name="Road1" calcext:value="=&quot;03&quot;" calcext:base-cell-address="LAYERS.U56"/>
            <calcext:condition calcext:apply-style-name="Road2" calcext:value="=&quot;04&quot;" calcext:base-cell-address="LAYERS.U56"/>
            <calcext:condition calcext:apply-style-name="Wast" calcext:value="=&quot;05&quot;" calcext:base-cell-address="LAYERS.U56"/>
            <calcext:condition calcext:apply-style-name="Rock" calcext:value="=&quot;06&quot;" calcext:base-cell-address="LAYERS.U56"/>
            <calcext:condition calcext:apply-style-name="Water" calcext:value="=&quot;07&quot;" calcext:base-cell-address="LAYERS.U56"/>
            <calcext:condition calcext:apply-style-name="Empty" calcext:value="=&quot;08&quot;" calcext:base-cell-address="LAYERS.U56"/>
          </calcext:conditional-format>
          <calcext:conditional-format calcext:target-range-address="LAYERS.V56:LAYERS.V56">
            <calcext:condition calcext:apply-style-name="Empty" calcext:value="=&quot;00&quot;" calcext:base-cell-address="LAYERS.V56"/>
            <calcext:condition calcext:apply-style-name="Grass1" calcext:value="=&quot;01&quot;" calcext:base-cell-address="LAYERS.V56"/>
            <calcext:condition calcext:apply-style-name="Grass2" calcext:value="=&quot;02&quot;" calcext:base-cell-address="LAYERS.V56"/>
            <calcext:condition calcext:apply-style-name="Road1" calcext:value="=&quot;03&quot;" calcext:base-cell-address="LAYERS.V56"/>
            <calcext:condition calcext:apply-style-name="Road2" calcext:value="=&quot;04&quot;" calcext:base-cell-address="LAYERS.V56"/>
            <calcext:condition calcext:apply-style-name="Wast" calcext:value="=&quot;05&quot;" calcext:base-cell-address="LAYERS.V56"/>
            <calcext:condition calcext:apply-style-name="Rock" calcext:value="=&quot;06&quot;" calcext:base-cell-address="LAYERS.V56"/>
            <calcext:condition calcext:apply-style-name="Water" calcext:value="=&quot;07&quot;" calcext:base-cell-address="LAYERS.V56"/>
            <calcext:condition calcext:apply-style-name="Empty" calcext:value="=&quot;08&quot;" calcext:base-cell-address="LAYERS.V56"/>
          </calcext:conditional-format>
          <calcext:conditional-format calcext:target-range-address="LAYERS.U57:LAYERS.U57">
            <calcext:condition calcext:apply-style-name="Empty" calcext:value="=&quot;00&quot;" calcext:base-cell-address="LAYERS.U57"/>
            <calcext:condition calcext:apply-style-name="Grass1" calcext:value="=&quot;01&quot;" calcext:base-cell-address="LAYERS.U57"/>
            <calcext:condition calcext:apply-style-name="Grass2" calcext:value="=&quot;02&quot;" calcext:base-cell-address="LAYERS.U57"/>
            <calcext:condition calcext:apply-style-name="Road1" calcext:value="=&quot;03&quot;" calcext:base-cell-address="LAYERS.U57"/>
            <calcext:condition calcext:apply-style-name="Road2" calcext:value="=&quot;04&quot;" calcext:base-cell-address="LAYERS.U57"/>
            <calcext:condition calcext:apply-style-name="Wast" calcext:value="=&quot;05&quot;" calcext:base-cell-address="LAYERS.U57"/>
            <calcext:condition calcext:apply-style-name="Rock" calcext:value="=&quot;06&quot;" calcext:base-cell-address="LAYERS.U57"/>
            <calcext:condition calcext:apply-style-name="Water" calcext:value="=&quot;07&quot;" calcext:base-cell-address="LAYERS.U57"/>
            <calcext:condition calcext:apply-style-name="Empty" calcext:value="=&quot;08&quot;" calcext:base-cell-address="LAYERS.U57"/>
          </calcext:conditional-format>
          <calcext:conditional-format calcext:target-range-address="LAYERS.V57:LAYERS.V57">
            <calcext:condition calcext:apply-style-name="Empty" calcext:value="=&quot;00&quot;" calcext:base-cell-address="LAYERS.V57"/>
            <calcext:condition calcext:apply-style-name="Grass1" calcext:value="=&quot;01&quot;" calcext:base-cell-address="LAYERS.V57"/>
            <calcext:condition calcext:apply-style-name="Grass2" calcext:value="=&quot;02&quot;" calcext:base-cell-address="LAYERS.V57"/>
            <calcext:condition calcext:apply-style-name="Road1" calcext:value="=&quot;03&quot;" calcext:base-cell-address="LAYERS.V57"/>
            <calcext:condition calcext:apply-style-name="Road2" calcext:value="=&quot;04&quot;" calcext:base-cell-address="LAYERS.V57"/>
            <calcext:condition calcext:apply-style-name="Wast" calcext:value="=&quot;05&quot;" calcext:base-cell-address="LAYERS.V57"/>
            <calcext:condition calcext:apply-style-name="Rock" calcext:value="=&quot;06&quot;" calcext:base-cell-address="LAYERS.V57"/>
            <calcext:condition calcext:apply-style-name="Water" calcext:value="=&quot;07&quot;" calcext:base-cell-address="LAYERS.V57"/>
            <calcext:condition calcext:apply-style-name="Empty" calcext:value="=&quot;08&quot;" calcext:base-cell-address="LAYERS.V57"/>
          </calcext:conditional-format>
          <calcext:conditional-format calcext:target-range-address="LAYERS.O57:LAYERS.O57">
            <calcext:condition calcext:apply-style-name="Empty" calcext:value="=&quot;00&quot;" calcext:base-cell-address="LAYERS.O57"/>
            <calcext:condition calcext:apply-style-name="Grass1" calcext:value="=&quot;01&quot;" calcext:base-cell-address="LAYERS.O57"/>
            <calcext:condition calcext:apply-style-name="Grass2" calcext:value="=&quot;02&quot;" calcext:base-cell-address="LAYERS.O57"/>
            <calcext:condition calcext:apply-style-name="Road1" calcext:value="=&quot;03&quot;" calcext:base-cell-address="LAYERS.O57"/>
            <calcext:condition calcext:apply-style-name="Road2" calcext:value="=&quot;04&quot;" calcext:base-cell-address="LAYERS.O57"/>
            <calcext:condition calcext:apply-style-name="Wast" calcext:value="=&quot;05&quot;" calcext:base-cell-address="LAYERS.O57"/>
            <calcext:condition calcext:apply-style-name="Rock" calcext:value="=&quot;06&quot;" calcext:base-cell-address="LAYERS.O57"/>
            <calcext:condition calcext:apply-style-name="Water" calcext:value="=&quot;07&quot;" calcext:base-cell-address="LAYERS.O57"/>
            <calcext:condition calcext:apply-style-name="Empty" calcext:value="=&quot;08&quot;" calcext:base-cell-address="LAYERS.O57"/>
          </calcext:conditional-format>
          <calcext:conditional-format calcext:target-range-address="LAYERS.O58:LAYERS.O58">
            <calcext:condition calcext:apply-style-name="Empty" calcext:value="=&quot;00&quot;" calcext:base-cell-address="LAYERS.O58"/>
            <calcext:condition calcext:apply-style-name="Grass1" calcext:value="=&quot;01&quot;" calcext:base-cell-address="LAYERS.O58"/>
            <calcext:condition calcext:apply-style-name="Grass2" calcext:value="=&quot;02&quot;" calcext:base-cell-address="LAYERS.O58"/>
            <calcext:condition calcext:apply-style-name="Road1" calcext:value="=&quot;03&quot;" calcext:base-cell-address="LAYERS.O58"/>
            <calcext:condition calcext:apply-style-name="Road2" calcext:value="=&quot;04&quot;" calcext:base-cell-address="LAYERS.O58"/>
            <calcext:condition calcext:apply-style-name="Wast" calcext:value="=&quot;05&quot;" calcext:base-cell-address="LAYERS.O58"/>
            <calcext:condition calcext:apply-style-name="Rock" calcext:value="=&quot;06&quot;" calcext:base-cell-address="LAYERS.O58"/>
            <calcext:condition calcext:apply-style-name="Water" calcext:value="=&quot;07&quot;" calcext:base-cell-address="LAYERS.O58"/>
            <calcext:condition calcext:apply-style-name="Empty" calcext:value="=&quot;08&quot;" calcext:base-cell-address="LAYERS.O58"/>
          </calcext:conditional-format>
          <calcext:conditional-format calcext:target-range-address="LAYERS.P58:LAYERS.P58">
            <calcext:condition calcext:apply-style-name="Empty" calcext:value="=&quot;00&quot;" calcext:base-cell-address="LAYERS.P58"/>
            <calcext:condition calcext:apply-style-name="Grass1" calcext:value="=&quot;01&quot;" calcext:base-cell-address="LAYERS.P58"/>
            <calcext:condition calcext:apply-style-name="Grass2" calcext:value="=&quot;02&quot;" calcext:base-cell-address="LAYERS.P58"/>
            <calcext:condition calcext:apply-style-name="Road1" calcext:value="=&quot;03&quot;" calcext:base-cell-address="LAYERS.P58"/>
            <calcext:condition calcext:apply-style-name="Road2" calcext:value="=&quot;04&quot;" calcext:base-cell-address="LAYERS.P58"/>
            <calcext:condition calcext:apply-style-name="Wast" calcext:value="=&quot;05&quot;" calcext:base-cell-address="LAYERS.P58"/>
            <calcext:condition calcext:apply-style-name="Rock" calcext:value="=&quot;06&quot;" calcext:base-cell-address="LAYERS.P58"/>
            <calcext:condition calcext:apply-style-name="Water" calcext:value="=&quot;07&quot;" calcext:base-cell-address="LAYERS.P58"/>
            <calcext:condition calcext:apply-style-name="Empty" calcext:value="=&quot;08&quot;" calcext:base-cell-address="LAYERS.P58"/>
          </calcext:conditional-format>
          <calcext:conditional-format calcext:target-range-address="LAYERS.Q58:LAYERS.Q58">
            <calcext:condition calcext:apply-style-name="Empty" calcext:value="=&quot;00&quot;" calcext:base-cell-address="LAYERS.Q58"/>
            <calcext:condition calcext:apply-style-name="Grass1" calcext:value="=&quot;01&quot;" calcext:base-cell-address="LAYERS.Q58"/>
            <calcext:condition calcext:apply-style-name="Grass2" calcext:value="=&quot;02&quot;" calcext:base-cell-address="LAYERS.Q58"/>
            <calcext:condition calcext:apply-style-name="Road1" calcext:value="=&quot;03&quot;" calcext:base-cell-address="LAYERS.Q58"/>
            <calcext:condition calcext:apply-style-name="Road2" calcext:value="=&quot;04&quot;" calcext:base-cell-address="LAYERS.Q58"/>
            <calcext:condition calcext:apply-style-name="Wast" calcext:value="=&quot;05&quot;" calcext:base-cell-address="LAYERS.Q58"/>
            <calcext:condition calcext:apply-style-name="Rock" calcext:value="=&quot;06&quot;" calcext:base-cell-address="LAYERS.Q58"/>
            <calcext:condition calcext:apply-style-name="Water" calcext:value="=&quot;07&quot;" calcext:base-cell-address="LAYERS.Q58"/>
            <calcext:condition calcext:apply-style-name="Empty" calcext:value="=&quot;08&quot;" calcext:base-cell-address="LAYERS.Q58"/>
          </calcext:conditional-format>
          <calcext:conditional-format calcext:target-range-address="LAYERS.C66:LAYERS.C66">
            <calcext:condition calcext:apply-style-name="Empty" calcext:value="=&quot;00&quot;" calcext:base-cell-address="LAYERS.C66"/>
            <calcext:condition calcext:apply-style-name="Grass1" calcext:value="=&quot;01&quot;" calcext:base-cell-address="LAYERS.C66"/>
            <calcext:condition calcext:apply-style-name="Grass2" calcext:value="=&quot;02&quot;" calcext:base-cell-address="LAYERS.C66"/>
            <calcext:condition calcext:apply-style-name="Road1" calcext:value="=&quot;03&quot;" calcext:base-cell-address="LAYERS.C66"/>
            <calcext:condition calcext:apply-style-name="Road2" calcext:value="=&quot;04&quot;" calcext:base-cell-address="LAYERS.C66"/>
            <calcext:condition calcext:apply-style-name="Wast" calcext:value="=&quot;05&quot;" calcext:base-cell-address="LAYERS.C66"/>
            <calcext:condition calcext:apply-style-name="Rock" calcext:value="=&quot;06&quot;" calcext:base-cell-address="LAYERS.C66"/>
            <calcext:condition calcext:apply-style-name="Water" calcext:value="=&quot;07&quot;" calcext:base-cell-address="LAYERS.C66"/>
            <calcext:condition calcext:apply-style-name="Empty" calcext:value="=&quot;08&quot;" calcext:base-cell-address="LAYERS.C66"/>
          </calcext:conditional-format>
          <calcext:conditional-format calcext:target-range-address="LAYERS.D66:LAYERS.D66">
            <calcext:condition calcext:apply-style-name="Empty" calcext:value="=&quot;00&quot;" calcext:base-cell-address="LAYERS.D66"/>
            <calcext:condition calcext:apply-style-name="Grass1" calcext:value="=&quot;01&quot;" calcext:base-cell-address="LAYERS.D66"/>
            <calcext:condition calcext:apply-style-name="Grass2" calcext:value="=&quot;02&quot;" calcext:base-cell-address="LAYERS.D66"/>
            <calcext:condition calcext:apply-style-name="Road1" calcext:value="=&quot;03&quot;" calcext:base-cell-address="LAYERS.D66"/>
            <calcext:condition calcext:apply-style-name="Road2" calcext:value="=&quot;04&quot;" calcext:base-cell-address="LAYERS.D66"/>
            <calcext:condition calcext:apply-style-name="Wast" calcext:value="=&quot;05&quot;" calcext:base-cell-address="LAYERS.D66"/>
            <calcext:condition calcext:apply-style-name="Rock" calcext:value="=&quot;06&quot;" calcext:base-cell-address="LAYERS.D66"/>
            <calcext:condition calcext:apply-style-name="Water" calcext:value="=&quot;07&quot;" calcext:base-cell-address="LAYERS.D66"/>
            <calcext:condition calcext:apply-style-name="Empty" calcext:value="=&quot;08&quot;" calcext:base-cell-address="LAYERS.D66"/>
          </calcext:conditional-format>
          <calcext:conditional-format calcext:target-range-address="LAYERS.E66:LAYERS.E66">
            <calcext:condition calcext:apply-style-name="Empty" calcext:value="=&quot;00&quot;" calcext:base-cell-address="LAYERS.E66"/>
            <calcext:condition calcext:apply-style-name="Grass1" calcext:value="=&quot;01&quot;" calcext:base-cell-address="LAYERS.E66"/>
            <calcext:condition calcext:apply-style-name="Grass2" calcext:value="=&quot;02&quot;" calcext:base-cell-address="LAYERS.E66"/>
            <calcext:condition calcext:apply-style-name="Road1" calcext:value="=&quot;03&quot;" calcext:base-cell-address="LAYERS.E66"/>
            <calcext:condition calcext:apply-style-name="Road2" calcext:value="=&quot;04&quot;" calcext:base-cell-address="LAYERS.E66"/>
            <calcext:condition calcext:apply-style-name="Wast" calcext:value="=&quot;05&quot;" calcext:base-cell-address="LAYERS.E66"/>
            <calcext:condition calcext:apply-style-name="Rock" calcext:value="=&quot;06&quot;" calcext:base-cell-address="LAYERS.E66"/>
            <calcext:condition calcext:apply-style-name="Water" calcext:value="=&quot;07&quot;" calcext:base-cell-address="LAYERS.E66"/>
            <calcext:condition calcext:apply-style-name="Empty" calcext:value="=&quot;08&quot;" calcext:base-cell-address="LAYERS.E66"/>
          </calcext:conditional-format>
          <calcext:conditional-format calcext:target-range-address="LAYERS.F66:LAYERS.F66">
            <calcext:condition calcext:apply-style-name="Empty" calcext:value="=&quot;00&quot;" calcext:base-cell-address="LAYERS.F66"/>
            <calcext:condition calcext:apply-style-name="Grass1" calcext:value="=&quot;01&quot;" calcext:base-cell-address="LAYERS.F66"/>
            <calcext:condition calcext:apply-style-name="Grass2" calcext:value="=&quot;02&quot;" calcext:base-cell-address="LAYERS.F66"/>
            <calcext:condition calcext:apply-style-name="Road1" calcext:value="=&quot;03&quot;" calcext:base-cell-address="LAYERS.F66"/>
            <calcext:condition calcext:apply-style-name="Road2" calcext:value="=&quot;04&quot;" calcext:base-cell-address="LAYERS.F66"/>
            <calcext:condition calcext:apply-style-name="Wast" calcext:value="=&quot;05&quot;" calcext:base-cell-address="LAYERS.F66"/>
            <calcext:condition calcext:apply-style-name="Rock" calcext:value="=&quot;06&quot;" calcext:base-cell-address="LAYERS.F66"/>
            <calcext:condition calcext:apply-style-name="Water" calcext:value="=&quot;07&quot;" calcext:base-cell-address="LAYERS.F66"/>
            <calcext:condition calcext:apply-style-name="Empty" calcext:value="=&quot;08&quot;" calcext:base-cell-address="LAYERS.F66"/>
          </calcext:conditional-format>
          <calcext:conditional-format calcext:target-range-address="LAYERS.G66:LAYERS.G66">
            <calcext:condition calcext:apply-style-name="Empty" calcext:value="=&quot;00&quot;" calcext:base-cell-address="LAYERS.G66"/>
            <calcext:condition calcext:apply-style-name="Grass1" calcext:value="=&quot;01&quot;" calcext:base-cell-address="LAYERS.G66"/>
            <calcext:condition calcext:apply-style-name="Grass2" calcext:value="=&quot;02&quot;" calcext:base-cell-address="LAYERS.G66"/>
            <calcext:condition calcext:apply-style-name="Road1" calcext:value="=&quot;03&quot;" calcext:base-cell-address="LAYERS.G66"/>
            <calcext:condition calcext:apply-style-name="Road2" calcext:value="=&quot;04&quot;" calcext:base-cell-address="LAYERS.G66"/>
            <calcext:condition calcext:apply-style-name="Wast" calcext:value="=&quot;05&quot;" calcext:base-cell-address="LAYERS.G66"/>
            <calcext:condition calcext:apply-style-name="Rock" calcext:value="=&quot;06&quot;" calcext:base-cell-address="LAYERS.G66"/>
            <calcext:condition calcext:apply-style-name="Water" calcext:value="=&quot;07&quot;" calcext:base-cell-address="LAYERS.G66"/>
            <calcext:condition calcext:apply-style-name="Empty" calcext:value="=&quot;08&quot;" calcext:base-cell-address="LAYERS.G66"/>
          </calcext:conditional-format>
          <calcext:conditional-format calcext:target-range-address="LAYERS.H66:LAYERS.H66">
            <calcext:condition calcext:apply-style-name="Empty" calcext:value="=&quot;00&quot;" calcext:base-cell-address="LAYERS.H66"/>
            <calcext:condition calcext:apply-style-name="Grass1" calcext:value="=&quot;01&quot;" calcext:base-cell-address="LAYERS.H66"/>
            <calcext:condition calcext:apply-style-name="Grass2" calcext:value="=&quot;02&quot;" calcext:base-cell-address="LAYERS.H66"/>
            <calcext:condition calcext:apply-style-name="Road1" calcext:value="=&quot;03&quot;" calcext:base-cell-address="LAYERS.H66"/>
            <calcext:condition calcext:apply-style-name="Road2" calcext:value="=&quot;04&quot;" calcext:base-cell-address="LAYERS.H66"/>
            <calcext:condition calcext:apply-style-name="Wast" calcext:value="=&quot;05&quot;" calcext:base-cell-address="LAYERS.H66"/>
            <calcext:condition calcext:apply-style-name="Rock" calcext:value="=&quot;06&quot;" calcext:base-cell-address="LAYERS.H66"/>
            <calcext:condition calcext:apply-style-name="Water" calcext:value="=&quot;07&quot;" calcext:base-cell-address="LAYERS.H66"/>
            <calcext:condition calcext:apply-style-name="Empty" calcext:value="=&quot;08&quot;" calcext:base-cell-address="LAYERS.H66"/>
          </calcext:conditional-format>
          <calcext:conditional-format calcext:target-range-address="LAYERS.I66:LAYERS.I66">
            <calcext:condition calcext:apply-style-name="Empty" calcext:value="=&quot;00&quot;" calcext:base-cell-address="LAYERS.I66"/>
            <calcext:condition calcext:apply-style-name="Grass1" calcext:value="=&quot;01&quot;" calcext:base-cell-address="LAYERS.I66"/>
            <calcext:condition calcext:apply-style-name="Grass2" calcext:value="=&quot;02&quot;" calcext:base-cell-address="LAYERS.I66"/>
            <calcext:condition calcext:apply-style-name="Road1" calcext:value="=&quot;03&quot;" calcext:base-cell-address="LAYERS.I66"/>
            <calcext:condition calcext:apply-style-name="Road2" calcext:value="=&quot;04&quot;" calcext:base-cell-address="LAYERS.I66"/>
            <calcext:condition calcext:apply-style-name="Wast" calcext:value="=&quot;05&quot;" calcext:base-cell-address="LAYERS.I66"/>
            <calcext:condition calcext:apply-style-name="Rock" calcext:value="=&quot;06&quot;" calcext:base-cell-address="LAYERS.I66"/>
            <calcext:condition calcext:apply-style-name="Water" calcext:value="=&quot;07&quot;" calcext:base-cell-address="LAYERS.I66"/>
            <calcext:condition calcext:apply-style-name="Empty" calcext:value="=&quot;08&quot;" calcext:base-cell-address="LAYERS.I66"/>
          </calcext:conditional-format>
          <calcext:conditional-format calcext:target-range-address="LAYERS.J66:LAYERS.J66">
            <calcext:condition calcext:apply-style-name="Empty" calcext:value="=&quot;00&quot;" calcext:base-cell-address="LAYERS.J66"/>
            <calcext:condition calcext:apply-style-name="Grass1" calcext:value="=&quot;01&quot;" calcext:base-cell-address="LAYERS.J66"/>
            <calcext:condition calcext:apply-style-name="Grass2" calcext:value="=&quot;02&quot;" calcext:base-cell-address="LAYERS.J66"/>
            <calcext:condition calcext:apply-style-name="Road1" calcext:value="=&quot;03&quot;" calcext:base-cell-address="LAYERS.J66"/>
            <calcext:condition calcext:apply-style-name="Road2" calcext:value="=&quot;04&quot;" calcext:base-cell-address="LAYERS.J66"/>
            <calcext:condition calcext:apply-style-name="Wast" calcext:value="=&quot;05&quot;" calcext:base-cell-address="LAYERS.J66"/>
            <calcext:condition calcext:apply-style-name="Rock" calcext:value="=&quot;06&quot;" calcext:base-cell-address="LAYERS.J66"/>
            <calcext:condition calcext:apply-style-name="Water" calcext:value="=&quot;07&quot;" calcext:base-cell-address="LAYERS.J66"/>
            <calcext:condition calcext:apply-style-name="Empty" calcext:value="=&quot;08&quot;" calcext:base-cell-address="LAYERS.J66"/>
          </calcext:conditional-format>
          <calcext:conditional-format calcext:target-range-address="LAYERS.K66:LAYERS.K66">
            <calcext:condition calcext:apply-style-name="Empty" calcext:value="=&quot;00&quot;" calcext:base-cell-address="LAYERS.K66"/>
            <calcext:condition calcext:apply-style-name="Grass1" calcext:value="=&quot;01&quot;" calcext:base-cell-address="LAYERS.K66"/>
            <calcext:condition calcext:apply-style-name="Grass2" calcext:value="=&quot;02&quot;" calcext:base-cell-address="LAYERS.K66"/>
            <calcext:condition calcext:apply-style-name="Road1" calcext:value="=&quot;03&quot;" calcext:base-cell-address="LAYERS.K66"/>
            <calcext:condition calcext:apply-style-name="Road2" calcext:value="=&quot;04&quot;" calcext:base-cell-address="LAYERS.K66"/>
            <calcext:condition calcext:apply-style-name="Wast" calcext:value="=&quot;05&quot;" calcext:base-cell-address="LAYERS.K66"/>
            <calcext:condition calcext:apply-style-name="Rock" calcext:value="=&quot;06&quot;" calcext:base-cell-address="LAYERS.K66"/>
            <calcext:condition calcext:apply-style-name="Water" calcext:value="=&quot;07&quot;" calcext:base-cell-address="LAYERS.K66"/>
            <calcext:condition calcext:apply-style-name="Empty" calcext:value="=&quot;08&quot;" calcext:base-cell-address="LAYERS.K66"/>
          </calcext:conditional-format>
          <calcext:conditional-format calcext:target-range-address="LAYERS.L66:LAYERS.L66">
            <calcext:condition calcext:apply-style-name="Empty" calcext:value="=&quot;00&quot;" calcext:base-cell-address="LAYERS.L66"/>
            <calcext:condition calcext:apply-style-name="Grass1" calcext:value="=&quot;01&quot;" calcext:base-cell-address="LAYERS.L66"/>
            <calcext:condition calcext:apply-style-name="Grass2" calcext:value="=&quot;02&quot;" calcext:base-cell-address="LAYERS.L66"/>
            <calcext:condition calcext:apply-style-name="Road1" calcext:value="=&quot;03&quot;" calcext:base-cell-address="LAYERS.L66"/>
            <calcext:condition calcext:apply-style-name="Road2" calcext:value="=&quot;04&quot;" calcext:base-cell-address="LAYERS.L66"/>
            <calcext:condition calcext:apply-style-name="Wast" calcext:value="=&quot;05&quot;" calcext:base-cell-address="LAYERS.L66"/>
            <calcext:condition calcext:apply-style-name="Rock" calcext:value="=&quot;06&quot;" calcext:base-cell-address="LAYERS.L66"/>
            <calcext:condition calcext:apply-style-name="Water" calcext:value="=&quot;07&quot;" calcext:base-cell-address="LAYERS.L66"/>
            <calcext:condition calcext:apply-style-name="Empty" calcext:value="=&quot;08&quot;" calcext:base-cell-address="LAYERS.L66"/>
          </calcext:conditional-format>
          <calcext:conditional-format calcext:target-range-address="LAYERS.M66:LAYERS.M66">
            <calcext:condition calcext:apply-style-name="Empty" calcext:value="=&quot;00&quot;" calcext:base-cell-address="LAYERS.M66"/>
            <calcext:condition calcext:apply-style-name="Grass1" calcext:value="=&quot;01&quot;" calcext:base-cell-address="LAYERS.M66"/>
            <calcext:condition calcext:apply-style-name="Grass2" calcext:value="=&quot;02&quot;" calcext:base-cell-address="LAYERS.M66"/>
            <calcext:condition calcext:apply-style-name="Road1" calcext:value="=&quot;03&quot;" calcext:base-cell-address="LAYERS.M66"/>
            <calcext:condition calcext:apply-style-name="Road2" calcext:value="=&quot;04&quot;" calcext:base-cell-address="LAYERS.M66"/>
            <calcext:condition calcext:apply-style-name="Wast" calcext:value="=&quot;05&quot;" calcext:base-cell-address="LAYERS.M66"/>
            <calcext:condition calcext:apply-style-name="Rock" calcext:value="=&quot;06&quot;" calcext:base-cell-address="LAYERS.M66"/>
            <calcext:condition calcext:apply-style-name="Water" calcext:value="=&quot;07&quot;" calcext:base-cell-address="LAYERS.M66"/>
            <calcext:condition calcext:apply-style-name="Empty" calcext:value="=&quot;08&quot;" calcext:base-cell-address="LAYERS.M66"/>
          </calcext:conditional-format>
          <calcext:conditional-format calcext:target-range-address="LAYERS.N66:LAYERS.N66">
            <calcext:condition calcext:apply-style-name="Empty" calcext:value="=&quot;00&quot;" calcext:base-cell-address="LAYERS.N66"/>
            <calcext:condition calcext:apply-style-name="Grass1" calcext:value="=&quot;01&quot;" calcext:base-cell-address="LAYERS.N66"/>
            <calcext:condition calcext:apply-style-name="Grass2" calcext:value="=&quot;02&quot;" calcext:base-cell-address="LAYERS.N66"/>
            <calcext:condition calcext:apply-style-name="Road1" calcext:value="=&quot;03&quot;" calcext:base-cell-address="LAYERS.N66"/>
            <calcext:condition calcext:apply-style-name="Road2" calcext:value="=&quot;04&quot;" calcext:base-cell-address="LAYERS.N66"/>
            <calcext:condition calcext:apply-style-name="Wast" calcext:value="=&quot;05&quot;" calcext:base-cell-address="LAYERS.N66"/>
            <calcext:condition calcext:apply-style-name="Rock" calcext:value="=&quot;06&quot;" calcext:base-cell-address="LAYERS.N66"/>
            <calcext:condition calcext:apply-style-name="Water" calcext:value="=&quot;07&quot;" calcext:base-cell-address="LAYERS.N66"/>
            <calcext:condition calcext:apply-style-name="Empty" calcext:value="=&quot;08&quot;" calcext:base-cell-address="LAYERS.N66"/>
          </calcext:conditional-format>
          <calcext:conditional-format calcext:target-range-address="LAYERS.O66:LAYERS.O66">
            <calcext:condition calcext:apply-style-name="Empty" calcext:value="=&quot;00&quot;" calcext:base-cell-address="LAYERS.O66"/>
            <calcext:condition calcext:apply-style-name="Grass1" calcext:value="=&quot;01&quot;" calcext:base-cell-address="LAYERS.O66"/>
            <calcext:condition calcext:apply-style-name="Grass2" calcext:value="=&quot;02&quot;" calcext:base-cell-address="LAYERS.O66"/>
            <calcext:condition calcext:apply-style-name="Road1" calcext:value="=&quot;03&quot;" calcext:base-cell-address="LAYERS.O66"/>
            <calcext:condition calcext:apply-style-name="Road2" calcext:value="=&quot;04&quot;" calcext:base-cell-address="LAYERS.O66"/>
            <calcext:condition calcext:apply-style-name="Wast" calcext:value="=&quot;05&quot;" calcext:base-cell-address="LAYERS.O66"/>
            <calcext:condition calcext:apply-style-name="Rock" calcext:value="=&quot;06&quot;" calcext:base-cell-address="LAYERS.O66"/>
            <calcext:condition calcext:apply-style-name="Water" calcext:value="=&quot;07&quot;" calcext:base-cell-address="LAYERS.O66"/>
            <calcext:condition calcext:apply-style-name="Empty" calcext:value="=&quot;08&quot;" calcext:base-cell-address="LAYERS.O66"/>
          </calcext:conditional-format>
          <calcext:conditional-format calcext:target-range-address="LAYERS.P66:LAYERS.P66">
            <calcext:condition calcext:apply-style-name="Empty" calcext:value="=&quot;00&quot;" calcext:base-cell-address="LAYERS.P66"/>
            <calcext:condition calcext:apply-style-name="Grass1" calcext:value="=&quot;01&quot;" calcext:base-cell-address="LAYERS.P66"/>
            <calcext:condition calcext:apply-style-name="Grass2" calcext:value="=&quot;02&quot;" calcext:base-cell-address="LAYERS.P66"/>
            <calcext:condition calcext:apply-style-name="Road1" calcext:value="=&quot;03&quot;" calcext:base-cell-address="LAYERS.P66"/>
            <calcext:condition calcext:apply-style-name="Road2" calcext:value="=&quot;04&quot;" calcext:base-cell-address="LAYERS.P66"/>
            <calcext:condition calcext:apply-style-name="Wast" calcext:value="=&quot;05&quot;" calcext:base-cell-address="LAYERS.P66"/>
            <calcext:condition calcext:apply-style-name="Rock" calcext:value="=&quot;06&quot;" calcext:base-cell-address="LAYERS.P66"/>
            <calcext:condition calcext:apply-style-name="Water" calcext:value="=&quot;07&quot;" calcext:base-cell-address="LAYERS.P66"/>
            <calcext:condition calcext:apply-style-name="Empty" calcext:value="=&quot;08&quot;" calcext:base-cell-address="LAYERS.P66"/>
          </calcext:conditional-format>
          <calcext:conditional-format calcext:target-range-address="LAYERS.Q66:LAYERS.Q66">
            <calcext:condition calcext:apply-style-name="Empty" calcext:value="=&quot;00&quot;" calcext:base-cell-address="LAYERS.Q66"/>
            <calcext:condition calcext:apply-style-name="Grass1" calcext:value="=&quot;01&quot;" calcext:base-cell-address="LAYERS.Q66"/>
            <calcext:condition calcext:apply-style-name="Grass2" calcext:value="=&quot;02&quot;" calcext:base-cell-address="LAYERS.Q66"/>
            <calcext:condition calcext:apply-style-name="Road1" calcext:value="=&quot;03&quot;" calcext:base-cell-address="LAYERS.Q66"/>
            <calcext:condition calcext:apply-style-name="Road2" calcext:value="=&quot;04&quot;" calcext:base-cell-address="LAYERS.Q66"/>
            <calcext:condition calcext:apply-style-name="Wast" calcext:value="=&quot;05&quot;" calcext:base-cell-address="LAYERS.Q66"/>
            <calcext:condition calcext:apply-style-name="Rock" calcext:value="=&quot;06&quot;" calcext:base-cell-address="LAYERS.Q66"/>
            <calcext:condition calcext:apply-style-name="Water" calcext:value="=&quot;07&quot;" calcext:base-cell-address="LAYERS.Q66"/>
            <calcext:condition calcext:apply-style-name="Empty" calcext:value="=&quot;08&quot;" calcext:base-cell-address="LAYERS.Q66"/>
          </calcext:conditional-format>
          <calcext:conditional-format calcext:target-range-address="LAYERS.R66:LAYERS.R66">
            <calcext:condition calcext:apply-style-name="Empty" calcext:value="=&quot;00&quot;" calcext:base-cell-address="LAYERS.R66"/>
            <calcext:condition calcext:apply-style-name="Grass1" calcext:value="=&quot;01&quot;" calcext:base-cell-address="LAYERS.R66"/>
            <calcext:condition calcext:apply-style-name="Grass2" calcext:value="=&quot;02&quot;" calcext:base-cell-address="LAYERS.R66"/>
            <calcext:condition calcext:apply-style-name="Road1" calcext:value="=&quot;03&quot;" calcext:base-cell-address="LAYERS.R66"/>
            <calcext:condition calcext:apply-style-name="Road2" calcext:value="=&quot;04&quot;" calcext:base-cell-address="LAYERS.R66"/>
            <calcext:condition calcext:apply-style-name="Wast" calcext:value="=&quot;05&quot;" calcext:base-cell-address="LAYERS.R66"/>
            <calcext:condition calcext:apply-style-name="Rock" calcext:value="=&quot;06&quot;" calcext:base-cell-address="LAYERS.R66"/>
            <calcext:condition calcext:apply-style-name="Water" calcext:value="=&quot;07&quot;" calcext:base-cell-address="LAYERS.R66"/>
            <calcext:condition calcext:apply-style-name="Empty" calcext:value="=&quot;08&quot;" calcext:base-cell-address="LAYERS.R66"/>
          </calcext:conditional-format>
          <calcext:conditional-format calcext:target-range-address="LAYERS.S66:LAYERS.S66">
            <calcext:condition calcext:apply-style-name="Empty" calcext:value="=&quot;00&quot;" calcext:base-cell-address="LAYERS.S66"/>
            <calcext:condition calcext:apply-style-name="Grass1" calcext:value="=&quot;01&quot;" calcext:base-cell-address="LAYERS.S66"/>
            <calcext:condition calcext:apply-style-name="Grass2" calcext:value="=&quot;02&quot;" calcext:base-cell-address="LAYERS.S66"/>
            <calcext:condition calcext:apply-style-name="Road1" calcext:value="=&quot;03&quot;" calcext:base-cell-address="LAYERS.S66"/>
            <calcext:condition calcext:apply-style-name="Road2" calcext:value="=&quot;04&quot;" calcext:base-cell-address="LAYERS.S66"/>
            <calcext:condition calcext:apply-style-name="Wast" calcext:value="=&quot;05&quot;" calcext:base-cell-address="LAYERS.S66"/>
            <calcext:condition calcext:apply-style-name="Rock" calcext:value="=&quot;06&quot;" calcext:base-cell-address="LAYERS.S66"/>
            <calcext:condition calcext:apply-style-name="Water" calcext:value="=&quot;07&quot;" calcext:base-cell-address="LAYERS.S66"/>
            <calcext:condition calcext:apply-style-name="Empty" calcext:value="=&quot;08&quot;" calcext:base-cell-address="LAYERS.S66"/>
          </calcext:conditional-format>
          <calcext:conditional-format calcext:target-range-address="LAYERS.T66:LAYERS.T66">
            <calcext:condition calcext:apply-style-name="Empty" calcext:value="=&quot;00&quot;" calcext:base-cell-address="LAYERS.T66"/>
            <calcext:condition calcext:apply-style-name="Grass1" calcext:value="=&quot;01&quot;" calcext:base-cell-address="LAYERS.T66"/>
            <calcext:condition calcext:apply-style-name="Grass2" calcext:value="=&quot;02&quot;" calcext:base-cell-address="LAYERS.T66"/>
            <calcext:condition calcext:apply-style-name="Road1" calcext:value="=&quot;03&quot;" calcext:base-cell-address="LAYERS.T66"/>
            <calcext:condition calcext:apply-style-name="Road2" calcext:value="=&quot;04&quot;" calcext:base-cell-address="LAYERS.T66"/>
            <calcext:condition calcext:apply-style-name="Wast" calcext:value="=&quot;05&quot;" calcext:base-cell-address="LAYERS.T66"/>
            <calcext:condition calcext:apply-style-name="Rock" calcext:value="=&quot;06&quot;" calcext:base-cell-address="LAYERS.T66"/>
            <calcext:condition calcext:apply-style-name="Water" calcext:value="=&quot;07&quot;" calcext:base-cell-address="LAYERS.T66"/>
            <calcext:condition calcext:apply-style-name="Empty" calcext:value="=&quot;08&quot;" calcext:base-cell-address="LAYERS.T66"/>
          </calcext:conditional-format>
          <calcext:conditional-format calcext:target-range-address="LAYERS.U66:LAYERS.U66">
            <calcext:condition calcext:apply-style-name="Empty" calcext:value="=&quot;00&quot;" calcext:base-cell-address="LAYERS.U66"/>
            <calcext:condition calcext:apply-style-name="Grass1" calcext:value="=&quot;01&quot;" calcext:base-cell-address="LAYERS.U66"/>
            <calcext:condition calcext:apply-style-name="Grass2" calcext:value="=&quot;02&quot;" calcext:base-cell-address="LAYERS.U66"/>
            <calcext:condition calcext:apply-style-name="Road1" calcext:value="=&quot;03&quot;" calcext:base-cell-address="LAYERS.U66"/>
            <calcext:condition calcext:apply-style-name="Road2" calcext:value="=&quot;04&quot;" calcext:base-cell-address="LAYERS.U66"/>
            <calcext:condition calcext:apply-style-name="Wast" calcext:value="=&quot;05&quot;" calcext:base-cell-address="LAYERS.U66"/>
            <calcext:condition calcext:apply-style-name="Rock" calcext:value="=&quot;06&quot;" calcext:base-cell-address="LAYERS.U66"/>
            <calcext:condition calcext:apply-style-name="Water" calcext:value="=&quot;07&quot;" calcext:base-cell-address="LAYERS.U66"/>
            <calcext:condition calcext:apply-style-name="Empty" calcext:value="=&quot;08&quot;" calcext:base-cell-address="LAYERS.U66"/>
          </calcext:conditional-format>
          <calcext:conditional-format calcext:target-range-address="LAYERS.V66:LAYERS.V66">
            <calcext:condition calcext:apply-style-name="Empty" calcext:value="=&quot;00&quot;" calcext:base-cell-address="LAYERS.V66"/>
            <calcext:condition calcext:apply-style-name="Grass1" calcext:value="=&quot;01&quot;" calcext:base-cell-address="LAYERS.V66"/>
            <calcext:condition calcext:apply-style-name="Grass2" calcext:value="=&quot;02&quot;" calcext:base-cell-address="LAYERS.V66"/>
            <calcext:condition calcext:apply-style-name="Road1" calcext:value="=&quot;03&quot;" calcext:base-cell-address="LAYERS.V66"/>
            <calcext:condition calcext:apply-style-name="Road2" calcext:value="=&quot;04&quot;" calcext:base-cell-address="LAYERS.V66"/>
            <calcext:condition calcext:apply-style-name="Wast" calcext:value="=&quot;05&quot;" calcext:base-cell-address="LAYERS.V66"/>
            <calcext:condition calcext:apply-style-name="Rock" calcext:value="=&quot;06&quot;" calcext:base-cell-address="LAYERS.V66"/>
            <calcext:condition calcext:apply-style-name="Water" calcext:value="=&quot;07&quot;" calcext:base-cell-address="LAYERS.V66"/>
            <calcext:condition calcext:apply-style-name="Empty" calcext:value="=&quot;08&quot;" calcext:base-cell-address="LAYERS.V66"/>
          </calcext:conditional-format>
          <calcext:conditional-format calcext:target-range-address="LAYERS.W66:LAYERS.W66">
            <calcext:condition calcext:apply-style-name="Empty" calcext:value="=&quot;00&quot;" calcext:base-cell-address="LAYERS.W66"/>
            <calcext:condition calcext:apply-style-name="Grass1" calcext:value="=&quot;01&quot;" calcext:base-cell-address="LAYERS.W66"/>
            <calcext:condition calcext:apply-style-name="Grass2" calcext:value="=&quot;02&quot;" calcext:base-cell-address="LAYERS.W66"/>
            <calcext:condition calcext:apply-style-name="Road1" calcext:value="=&quot;03&quot;" calcext:base-cell-address="LAYERS.W66"/>
            <calcext:condition calcext:apply-style-name="Road2" calcext:value="=&quot;04&quot;" calcext:base-cell-address="LAYERS.W66"/>
            <calcext:condition calcext:apply-style-name="Wast" calcext:value="=&quot;05&quot;" calcext:base-cell-address="LAYERS.W66"/>
            <calcext:condition calcext:apply-style-name="Rock" calcext:value="=&quot;06&quot;" calcext:base-cell-address="LAYERS.W66"/>
            <calcext:condition calcext:apply-style-name="Water" calcext:value="=&quot;07&quot;" calcext:base-cell-address="LAYERS.W66"/>
            <calcext:condition calcext:apply-style-name="Empty" calcext:value="=&quot;08&quot;" calcext:base-cell-address="LAYERS.W66"/>
          </calcext:conditional-format>
          <calcext:conditional-format calcext:target-range-address="LAYERS.X66:LAYERS.X66">
            <calcext:condition calcext:apply-style-name="Empty" calcext:value="=&quot;00&quot;" calcext:base-cell-address="LAYERS.X66"/>
            <calcext:condition calcext:apply-style-name="Grass1" calcext:value="=&quot;01&quot;" calcext:base-cell-address="LAYERS.X66"/>
            <calcext:condition calcext:apply-style-name="Grass2" calcext:value="=&quot;02&quot;" calcext:base-cell-address="LAYERS.X66"/>
            <calcext:condition calcext:apply-style-name="Road1" calcext:value="=&quot;03&quot;" calcext:base-cell-address="LAYERS.X66"/>
            <calcext:condition calcext:apply-style-name="Road2" calcext:value="=&quot;04&quot;" calcext:base-cell-address="LAYERS.X66"/>
            <calcext:condition calcext:apply-style-name="Wast" calcext:value="=&quot;05&quot;" calcext:base-cell-address="LAYERS.X66"/>
            <calcext:condition calcext:apply-style-name="Rock" calcext:value="=&quot;06&quot;" calcext:base-cell-address="LAYERS.X66"/>
            <calcext:condition calcext:apply-style-name="Water" calcext:value="=&quot;07&quot;" calcext:base-cell-address="LAYERS.X66"/>
            <calcext:condition calcext:apply-style-name="Empty" calcext:value="=&quot;08&quot;" calcext:base-cell-address="LAYERS.X66"/>
          </calcext:conditional-format>
          <calcext:conditional-format calcext:target-range-address="LAYERS.Y66:LAYERS.Y66">
            <calcext:condition calcext:apply-style-name="Empty" calcext:value="=&quot;00&quot;" calcext:base-cell-address="LAYERS.Y66"/>
            <calcext:condition calcext:apply-style-name="Grass1" calcext:value="=&quot;01&quot;" calcext:base-cell-address="LAYERS.Y66"/>
            <calcext:condition calcext:apply-style-name="Grass2" calcext:value="=&quot;02&quot;" calcext:base-cell-address="LAYERS.Y66"/>
            <calcext:condition calcext:apply-style-name="Road1" calcext:value="=&quot;03&quot;" calcext:base-cell-address="LAYERS.Y66"/>
            <calcext:condition calcext:apply-style-name="Road2" calcext:value="=&quot;04&quot;" calcext:base-cell-address="LAYERS.Y66"/>
            <calcext:condition calcext:apply-style-name="Wast" calcext:value="=&quot;05&quot;" calcext:base-cell-address="LAYERS.Y66"/>
            <calcext:condition calcext:apply-style-name="Rock" calcext:value="=&quot;06&quot;" calcext:base-cell-address="LAYERS.Y66"/>
            <calcext:condition calcext:apply-style-name="Water" calcext:value="=&quot;07&quot;" calcext:base-cell-address="LAYERS.Y66"/>
            <calcext:condition calcext:apply-style-name="Empty" calcext:value="=&quot;08&quot;" calcext:base-cell-address="LAYERS.Y66"/>
          </calcext:conditional-format>
          <calcext:conditional-format calcext:target-range-address="LAYERS.Z66:LAYERS.Z66">
            <calcext:condition calcext:apply-style-name="Empty" calcext:value="=&quot;00&quot;" calcext:base-cell-address="LAYERS.Z66"/>
            <calcext:condition calcext:apply-style-name="Grass1" calcext:value="=&quot;01&quot;" calcext:base-cell-address="LAYERS.Z66"/>
            <calcext:condition calcext:apply-style-name="Grass2" calcext:value="=&quot;02&quot;" calcext:base-cell-address="LAYERS.Z66"/>
            <calcext:condition calcext:apply-style-name="Road1" calcext:value="=&quot;03&quot;" calcext:base-cell-address="LAYERS.Z66"/>
            <calcext:condition calcext:apply-style-name="Road2" calcext:value="=&quot;04&quot;" calcext:base-cell-address="LAYERS.Z66"/>
            <calcext:condition calcext:apply-style-name="Wast" calcext:value="=&quot;05&quot;" calcext:base-cell-address="LAYERS.Z66"/>
            <calcext:condition calcext:apply-style-name="Rock" calcext:value="=&quot;06&quot;" calcext:base-cell-address="LAYERS.Z66"/>
            <calcext:condition calcext:apply-style-name="Water" calcext:value="=&quot;07&quot;" calcext:base-cell-address="LAYERS.Z66"/>
            <calcext:condition calcext:apply-style-name="Empty" calcext:value="=&quot;08&quot;" calcext:base-cell-address="LAYERS.Z66"/>
          </calcext:conditional-format>
          <calcext:conditional-format calcext:target-range-address="LAYERS.AA66:LAYERS.AA66">
            <calcext:condition calcext:apply-style-name="Empty" calcext:value="=&quot;00&quot;" calcext:base-cell-address="LAYERS.AA66"/>
            <calcext:condition calcext:apply-style-name="Grass1" calcext:value="=&quot;01&quot;" calcext:base-cell-address="LAYERS.AA66"/>
            <calcext:condition calcext:apply-style-name="Grass2" calcext:value="=&quot;02&quot;" calcext:base-cell-address="LAYERS.AA66"/>
            <calcext:condition calcext:apply-style-name="Road1" calcext:value="=&quot;03&quot;" calcext:base-cell-address="LAYERS.AA66"/>
            <calcext:condition calcext:apply-style-name="Road2" calcext:value="=&quot;04&quot;" calcext:base-cell-address="LAYERS.AA66"/>
            <calcext:condition calcext:apply-style-name="Wast" calcext:value="=&quot;05&quot;" calcext:base-cell-address="LAYERS.AA66"/>
            <calcext:condition calcext:apply-style-name="Rock" calcext:value="=&quot;06&quot;" calcext:base-cell-address="LAYERS.AA66"/>
            <calcext:condition calcext:apply-style-name="Water" calcext:value="=&quot;07&quot;" calcext:base-cell-address="LAYERS.AA66"/>
            <calcext:condition calcext:apply-style-name="Empty" calcext:value="=&quot;08&quot;" calcext:base-cell-address="LAYERS.AA66"/>
          </calcext:conditional-format>
          <calcext:conditional-format calcext:target-range-address="LAYERS.AB66:LAYERS.AB66">
            <calcext:condition calcext:apply-style-name="Empty" calcext:value="=&quot;00&quot;" calcext:base-cell-address="LAYERS.AB66"/>
            <calcext:condition calcext:apply-style-name="Grass1" calcext:value="=&quot;01&quot;" calcext:base-cell-address="LAYERS.AB66"/>
            <calcext:condition calcext:apply-style-name="Grass2" calcext:value="=&quot;02&quot;" calcext:base-cell-address="LAYERS.AB66"/>
            <calcext:condition calcext:apply-style-name="Road1" calcext:value="=&quot;03&quot;" calcext:base-cell-address="LAYERS.AB66"/>
            <calcext:condition calcext:apply-style-name="Road2" calcext:value="=&quot;04&quot;" calcext:base-cell-address="LAYERS.AB66"/>
            <calcext:condition calcext:apply-style-name="Wast" calcext:value="=&quot;05&quot;" calcext:base-cell-address="LAYERS.AB66"/>
            <calcext:condition calcext:apply-style-name="Rock" calcext:value="=&quot;06&quot;" calcext:base-cell-address="LAYERS.AB66"/>
            <calcext:condition calcext:apply-style-name="Water" calcext:value="=&quot;07&quot;" calcext:base-cell-address="LAYERS.AB66"/>
            <calcext:condition calcext:apply-style-name="Empty" calcext:value="=&quot;08&quot;" calcext:base-cell-address="LAYERS.AB66"/>
          </calcext:conditional-format>
          <calcext:conditional-format calcext:target-range-address="LAYERS.AC66:LAYERS.AC66">
            <calcext:condition calcext:apply-style-name="Empty" calcext:value="=&quot;00&quot;" calcext:base-cell-address="LAYERS.AC66"/>
            <calcext:condition calcext:apply-style-name="Grass1" calcext:value="=&quot;01&quot;" calcext:base-cell-address="LAYERS.AC66"/>
            <calcext:condition calcext:apply-style-name="Grass2" calcext:value="=&quot;02&quot;" calcext:base-cell-address="LAYERS.AC66"/>
            <calcext:condition calcext:apply-style-name="Road1" calcext:value="=&quot;03&quot;" calcext:base-cell-address="LAYERS.AC66"/>
            <calcext:condition calcext:apply-style-name="Road2" calcext:value="=&quot;04&quot;" calcext:base-cell-address="LAYERS.AC66"/>
            <calcext:condition calcext:apply-style-name="Wast" calcext:value="=&quot;05&quot;" calcext:base-cell-address="LAYERS.AC66"/>
            <calcext:condition calcext:apply-style-name="Rock" calcext:value="=&quot;06&quot;" calcext:base-cell-address="LAYERS.AC66"/>
            <calcext:condition calcext:apply-style-name="Water" calcext:value="=&quot;07&quot;" calcext:base-cell-address="LAYERS.AC66"/>
            <calcext:condition calcext:apply-style-name="Empty" calcext:value="=&quot;08&quot;" calcext:base-cell-address="LAYERS.AC66"/>
          </calcext:conditional-format>
          <calcext:conditional-format calcext:target-range-address="LAYERS.AD66:LAYERS.AD66">
            <calcext:condition calcext:apply-style-name="Empty" calcext:value="=&quot;00&quot;" calcext:base-cell-address="LAYERS.AD66"/>
            <calcext:condition calcext:apply-style-name="Grass1" calcext:value="=&quot;01&quot;" calcext:base-cell-address="LAYERS.AD66"/>
            <calcext:condition calcext:apply-style-name="Grass2" calcext:value="=&quot;02&quot;" calcext:base-cell-address="LAYERS.AD66"/>
            <calcext:condition calcext:apply-style-name="Road1" calcext:value="=&quot;03&quot;" calcext:base-cell-address="LAYERS.AD66"/>
            <calcext:condition calcext:apply-style-name="Road2" calcext:value="=&quot;04&quot;" calcext:base-cell-address="LAYERS.AD66"/>
            <calcext:condition calcext:apply-style-name="Wast" calcext:value="=&quot;05&quot;" calcext:base-cell-address="LAYERS.AD66"/>
            <calcext:condition calcext:apply-style-name="Rock" calcext:value="=&quot;06&quot;" calcext:base-cell-address="LAYERS.AD66"/>
            <calcext:condition calcext:apply-style-name="Water" calcext:value="=&quot;07&quot;" calcext:base-cell-address="LAYERS.AD66"/>
            <calcext:condition calcext:apply-style-name="Empty" calcext:value="=&quot;08&quot;" calcext:base-cell-address="LAYERS.AD66"/>
          </calcext:conditional-format>
          <calcext:conditional-format calcext:target-range-address="LAYERS.AE66:LAYERS.AE66">
            <calcext:condition calcext:apply-style-name="Empty" calcext:value="=&quot;00&quot;" calcext:base-cell-address="LAYERS.AE66"/>
            <calcext:condition calcext:apply-style-name="Grass1" calcext:value="=&quot;01&quot;" calcext:base-cell-address="LAYERS.AE66"/>
            <calcext:condition calcext:apply-style-name="Grass2" calcext:value="=&quot;02&quot;" calcext:base-cell-address="LAYERS.AE66"/>
            <calcext:condition calcext:apply-style-name="Road1" calcext:value="=&quot;03&quot;" calcext:base-cell-address="LAYERS.AE66"/>
            <calcext:condition calcext:apply-style-name="Road2" calcext:value="=&quot;04&quot;" calcext:base-cell-address="LAYERS.AE66"/>
            <calcext:condition calcext:apply-style-name="Wast" calcext:value="=&quot;05&quot;" calcext:base-cell-address="LAYERS.AE66"/>
            <calcext:condition calcext:apply-style-name="Rock" calcext:value="=&quot;06&quot;" calcext:base-cell-address="LAYERS.AE66"/>
            <calcext:condition calcext:apply-style-name="Water" calcext:value="=&quot;07&quot;" calcext:base-cell-address="LAYERS.AE66"/>
            <calcext:condition calcext:apply-style-name="Empty" calcext:value="=&quot;08&quot;" calcext:base-cell-address="LAYERS.AE66"/>
          </calcext:conditional-format>
          <calcext:conditional-format calcext:target-range-address="LAYERS.AF66:LAYERS.AF66">
            <calcext:condition calcext:apply-style-name="Empty" calcext:value="=&quot;00&quot;" calcext:base-cell-address="LAYERS.AF66"/>
            <calcext:condition calcext:apply-style-name="Grass1" calcext:value="=&quot;01&quot;" calcext:base-cell-address="LAYERS.AF66"/>
            <calcext:condition calcext:apply-style-name="Grass2" calcext:value="=&quot;02&quot;" calcext:base-cell-address="LAYERS.AF66"/>
            <calcext:condition calcext:apply-style-name="Road1" calcext:value="=&quot;03&quot;" calcext:base-cell-address="LAYERS.AF66"/>
            <calcext:condition calcext:apply-style-name="Road2" calcext:value="=&quot;04&quot;" calcext:base-cell-address="LAYERS.AF66"/>
            <calcext:condition calcext:apply-style-name="Wast" calcext:value="=&quot;05&quot;" calcext:base-cell-address="LAYERS.AF66"/>
            <calcext:condition calcext:apply-style-name="Rock" calcext:value="=&quot;06&quot;" calcext:base-cell-address="LAYERS.AF66"/>
            <calcext:condition calcext:apply-style-name="Water" calcext:value="=&quot;07&quot;" calcext:base-cell-address="LAYERS.AF66"/>
            <calcext:condition calcext:apply-style-name="Empty" calcext:value="=&quot;08&quot;" calcext:base-cell-address="LAYERS.AF66"/>
          </calcext:conditional-format>
          <calcext:conditional-format calcext:target-range-address="LAYERS.AA65:LAYERS.AA65">
            <calcext:condition calcext:apply-style-name="Empty" calcext:value="=&quot;00&quot;" calcext:base-cell-address="LAYERS.AA65"/>
            <calcext:condition calcext:apply-style-name="Grass1" calcext:value="=&quot;01&quot;" calcext:base-cell-address="LAYERS.AA65"/>
            <calcext:condition calcext:apply-style-name="Grass2" calcext:value="=&quot;02&quot;" calcext:base-cell-address="LAYERS.AA65"/>
            <calcext:condition calcext:apply-style-name="Road1" calcext:value="=&quot;03&quot;" calcext:base-cell-address="LAYERS.AA65"/>
            <calcext:condition calcext:apply-style-name="Road2" calcext:value="=&quot;04&quot;" calcext:base-cell-address="LAYERS.AA65"/>
            <calcext:condition calcext:apply-style-name="Wast" calcext:value="=&quot;05&quot;" calcext:base-cell-address="LAYERS.AA65"/>
            <calcext:condition calcext:apply-style-name="Rock" calcext:value="=&quot;06&quot;" calcext:base-cell-address="LAYERS.AA65"/>
            <calcext:condition calcext:apply-style-name="Water" calcext:value="=&quot;07&quot;" calcext:base-cell-address="LAYERS.AA65"/>
            <calcext:condition calcext:apply-style-name="Empty" calcext:value="=&quot;08&quot;" calcext:base-cell-address="LAYERS.AA65"/>
          </calcext:conditional-format>
          <calcext:conditional-format calcext:target-range-address="LAYERS.AB65:LAYERS.AB65">
            <calcext:condition calcext:apply-style-name="Empty" calcext:value="=&quot;00&quot;" calcext:base-cell-address="LAYERS.AB65"/>
            <calcext:condition calcext:apply-style-name="Grass1" calcext:value="=&quot;01&quot;" calcext:base-cell-address="LAYERS.AB65"/>
            <calcext:condition calcext:apply-style-name="Grass2" calcext:value="=&quot;02&quot;" calcext:base-cell-address="LAYERS.AB65"/>
            <calcext:condition calcext:apply-style-name="Road1" calcext:value="=&quot;03&quot;" calcext:base-cell-address="LAYERS.AB65"/>
            <calcext:condition calcext:apply-style-name="Road2" calcext:value="=&quot;04&quot;" calcext:base-cell-address="LAYERS.AB65"/>
            <calcext:condition calcext:apply-style-name="Wast" calcext:value="=&quot;05&quot;" calcext:base-cell-address="LAYERS.AB65"/>
            <calcext:condition calcext:apply-style-name="Rock" calcext:value="=&quot;06&quot;" calcext:base-cell-address="LAYERS.AB65"/>
            <calcext:condition calcext:apply-style-name="Water" calcext:value="=&quot;07&quot;" calcext:base-cell-address="LAYERS.AB65"/>
            <calcext:condition calcext:apply-style-name="Empty" calcext:value="=&quot;08&quot;" calcext:base-cell-address="LAYERS.AB65"/>
          </calcext:conditional-format>
          <calcext:conditional-format calcext:target-range-address="LAYERS.AC65:LAYERS.AC65">
            <calcext:condition calcext:apply-style-name="Empty" calcext:value="=&quot;00&quot;" calcext:base-cell-address="LAYERS.AC65"/>
            <calcext:condition calcext:apply-style-name="Grass1" calcext:value="=&quot;01&quot;" calcext:base-cell-address="LAYERS.AC65"/>
            <calcext:condition calcext:apply-style-name="Grass2" calcext:value="=&quot;02&quot;" calcext:base-cell-address="LAYERS.AC65"/>
            <calcext:condition calcext:apply-style-name="Road1" calcext:value="=&quot;03&quot;" calcext:base-cell-address="LAYERS.AC65"/>
            <calcext:condition calcext:apply-style-name="Road2" calcext:value="=&quot;04&quot;" calcext:base-cell-address="LAYERS.AC65"/>
            <calcext:condition calcext:apply-style-name="Wast" calcext:value="=&quot;05&quot;" calcext:base-cell-address="LAYERS.AC65"/>
            <calcext:condition calcext:apply-style-name="Rock" calcext:value="=&quot;06&quot;" calcext:base-cell-address="LAYERS.AC65"/>
            <calcext:condition calcext:apply-style-name="Water" calcext:value="=&quot;07&quot;" calcext:base-cell-address="LAYERS.AC65"/>
            <calcext:condition calcext:apply-style-name="Empty" calcext:value="=&quot;08&quot;" calcext:base-cell-address="LAYERS.AC65"/>
          </calcext:conditional-format>
          <calcext:conditional-format calcext:target-range-address="LAYERS.AD65:LAYERS.AD65">
            <calcext:condition calcext:apply-style-name="Empty" calcext:value="=&quot;00&quot;" calcext:base-cell-address="LAYERS.AD65"/>
            <calcext:condition calcext:apply-style-name="Grass1" calcext:value="=&quot;01&quot;" calcext:base-cell-address="LAYERS.AD65"/>
            <calcext:condition calcext:apply-style-name="Grass2" calcext:value="=&quot;02&quot;" calcext:base-cell-address="LAYERS.AD65"/>
            <calcext:condition calcext:apply-style-name="Road1" calcext:value="=&quot;03&quot;" calcext:base-cell-address="LAYERS.AD65"/>
            <calcext:condition calcext:apply-style-name="Road2" calcext:value="=&quot;04&quot;" calcext:base-cell-address="LAYERS.AD65"/>
            <calcext:condition calcext:apply-style-name="Wast" calcext:value="=&quot;05&quot;" calcext:base-cell-address="LAYERS.AD65"/>
            <calcext:condition calcext:apply-style-name="Rock" calcext:value="=&quot;06&quot;" calcext:base-cell-address="LAYERS.AD65"/>
            <calcext:condition calcext:apply-style-name="Water" calcext:value="=&quot;07&quot;" calcext:base-cell-address="LAYERS.AD65"/>
            <calcext:condition calcext:apply-style-name="Empty" calcext:value="=&quot;08&quot;" calcext:base-cell-address="LAYERS.AD65"/>
          </calcext:conditional-format>
          <calcext:conditional-format calcext:target-range-address="LAYERS.H64:LAYERS.H64">
            <calcext:condition calcext:apply-style-name="Empty" calcext:value="=&quot;00&quot;" calcext:base-cell-address="LAYERS.H64"/>
            <calcext:condition calcext:apply-style-name="Grass1" calcext:value="=&quot;01&quot;" calcext:base-cell-address="LAYERS.H64"/>
            <calcext:condition calcext:apply-style-name="Grass2" calcext:value="=&quot;02&quot;" calcext:base-cell-address="LAYERS.H64"/>
            <calcext:condition calcext:apply-style-name="Road1" calcext:value="=&quot;03&quot;" calcext:base-cell-address="LAYERS.H64"/>
            <calcext:condition calcext:apply-style-name="Road2" calcext:value="=&quot;04&quot;" calcext:base-cell-address="LAYERS.H64"/>
            <calcext:condition calcext:apply-style-name="Wast" calcext:value="=&quot;05&quot;" calcext:base-cell-address="LAYERS.H64"/>
            <calcext:condition calcext:apply-style-name="Rock" calcext:value="=&quot;06&quot;" calcext:base-cell-address="LAYERS.H64"/>
            <calcext:condition calcext:apply-style-name="Water" calcext:value="=&quot;07&quot;" calcext:base-cell-address="LAYERS.H64"/>
            <calcext:condition calcext:apply-style-name="Empty" calcext:value="=&quot;08&quot;" calcext:base-cell-address="LAYERS.H64"/>
          </calcext:conditional-format>
          <calcext:conditional-format calcext:target-range-address="LAYERS.I64:LAYERS.I64">
            <calcext:condition calcext:apply-style-name="Empty" calcext:value="=&quot;00&quot;" calcext:base-cell-address="LAYERS.I64"/>
            <calcext:condition calcext:apply-style-name="Grass1" calcext:value="=&quot;01&quot;" calcext:base-cell-address="LAYERS.I64"/>
            <calcext:condition calcext:apply-style-name="Grass2" calcext:value="=&quot;02&quot;" calcext:base-cell-address="LAYERS.I64"/>
            <calcext:condition calcext:apply-style-name="Road1" calcext:value="=&quot;03&quot;" calcext:base-cell-address="LAYERS.I64"/>
            <calcext:condition calcext:apply-style-name="Road2" calcext:value="=&quot;04&quot;" calcext:base-cell-address="LAYERS.I64"/>
            <calcext:condition calcext:apply-style-name="Wast" calcext:value="=&quot;05&quot;" calcext:base-cell-address="LAYERS.I64"/>
            <calcext:condition calcext:apply-style-name="Rock" calcext:value="=&quot;06&quot;" calcext:base-cell-address="LAYERS.I64"/>
            <calcext:condition calcext:apply-style-name="Water" calcext:value="=&quot;07&quot;" calcext:base-cell-address="LAYERS.I64"/>
            <calcext:condition calcext:apply-style-name="Empty" calcext:value="=&quot;08&quot;" calcext:base-cell-address="LAYERS.I64"/>
          </calcext:conditional-format>
          <calcext:conditional-format calcext:target-range-address="LAYERS.J64:LAYERS.J64">
            <calcext:condition calcext:apply-style-name="Empty" calcext:value="=&quot;00&quot;" calcext:base-cell-address="LAYERS.J64"/>
            <calcext:condition calcext:apply-style-name="Grass1" calcext:value="=&quot;01&quot;" calcext:base-cell-address="LAYERS.J64"/>
            <calcext:condition calcext:apply-style-name="Grass2" calcext:value="=&quot;02&quot;" calcext:base-cell-address="LAYERS.J64"/>
            <calcext:condition calcext:apply-style-name="Road1" calcext:value="=&quot;03&quot;" calcext:base-cell-address="LAYERS.J64"/>
            <calcext:condition calcext:apply-style-name="Road2" calcext:value="=&quot;04&quot;" calcext:base-cell-address="LAYERS.J64"/>
            <calcext:condition calcext:apply-style-name="Wast" calcext:value="=&quot;05&quot;" calcext:base-cell-address="LAYERS.J64"/>
            <calcext:condition calcext:apply-style-name="Rock" calcext:value="=&quot;06&quot;" calcext:base-cell-address="LAYERS.J64"/>
            <calcext:condition calcext:apply-style-name="Water" calcext:value="=&quot;07&quot;" calcext:base-cell-address="LAYERS.J64"/>
            <calcext:condition calcext:apply-style-name="Empty" calcext:value="=&quot;08&quot;" calcext:base-cell-address="LAYERS.J64"/>
          </calcext:conditional-format>
          <calcext:conditional-format calcext:target-range-address="LAYERS.K64:LAYERS.K64">
            <calcext:condition calcext:apply-style-name="Empty" calcext:value="=&quot;00&quot;" calcext:base-cell-address="LAYERS.K64"/>
            <calcext:condition calcext:apply-style-name="Grass1" calcext:value="=&quot;01&quot;" calcext:base-cell-address="LAYERS.K64"/>
            <calcext:condition calcext:apply-style-name="Grass2" calcext:value="=&quot;02&quot;" calcext:base-cell-address="LAYERS.K64"/>
            <calcext:condition calcext:apply-style-name="Road1" calcext:value="=&quot;03&quot;" calcext:base-cell-address="LAYERS.K64"/>
            <calcext:condition calcext:apply-style-name="Road2" calcext:value="=&quot;04&quot;" calcext:base-cell-address="LAYERS.K64"/>
            <calcext:condition calcext:apply-style-name="Wast" calcext:value="=&quot;05&quot;" calcext:base-cell-address="LAYERS.K64"/>
            <calcext:condition calcext:apply-style-name="Rock" calcext:value="=&quot;06&quot;" calcext:base-cell-address="LAYERS.K64"/>
            <calcext:condition calcext:apply-style-name="Water" calcext:value="=&quot;07&quot;" calcext:base-cell-address="LAYERS.K64"/>
            <calcext:condition calcext:apply-style-name="Empty" calcext:value="=&quot;08&quot;" calcext:base-cell-address="LAYERS.K64"/>
          </calcext:conditional-format>
          <calcext:conditional-format calcext:target-range-address="LAYERS.L64:LAYERS.L64">
            <calcext:condition calcext:apply-style-name="Empty" calcext:value="=&quot;00&quot;" calcext:base-cell-address="LAYERS.L64"/>
            <calcext:condition calcext:apply-style-name="Grass1" calcext:value="=&quot;01&quot;" calcext:base-cell-address="LAYERS.L64"/>
            <calcext:condition calcext:apply-style-name="Grass2" calcext:value="=&quot;02&quot;" calcext:base-cell-address="LAYERS.L64"/>
            <calcext:condition calcext:apply-style-name="Road1" calcext:value="=&quot;03&quot;" calcext:base-cell-address="LAYERS.L64"/>
            <calcext:condition calcext:apply-style-name="Road2" calcext:value="=&quot;04&quot;" calcext:base-cell-address="LAYERS.L64"/>
            <calcext:condition calcext:apply-style-name="Wast" calcext:value="=&quot;05&quot;" calcext:base-cell-address="LAYERS.L64"/>
            <calcext:condition calcext:apply-style-name="Rock" calcext:value="=&quot;06&quot;" calcext:base-cell-address="LAYERS.L64"/>
            <calcext:condition calcext:apply-style-name="Water" calcext:value="=&quot;07&quot;" calcext:base-cell-address="LAYERS.L64"/>
            <calcext:condition calcext:apply-style-name="Empty" calcext:value="=&quot;08&quot;" calcext:base-cell-address="LAYERS.L64"/>
          </calcext:conditional-format>
          <calcext:conditional-format calcext:target-range-address="LAYERS.M64:LAYERS.M64">
            <calcext:condition calcext:apply-style-name="Empty" calcext:value="=&quot;00&quot;" calcext:base-cell-address="LAYERS.M64"/>
            <calcext:condition calcext:apply-style-name="Grass1" calcext:value="=&quot;01&quot;" calcext:base-cell-address="LAYERS.M64"/>
            <calcext:condition calcext:apply-style-name="Grass2" calcext:value="=&quot;02&quot;" calcext:base-cell-address="LAYERS.M64"/>
            <calcext:condition calcext:apply-style-name="Road1" calcext:value="=&quot;03&quot;" calcext:base-cell-address="LAYERS.M64"/>
            <calcext:condition calcext:apply-style-name="Road2" calcext:value="=&quot;04&quot;" calcext:base-cell-address="LAYERS.M64"/>
            <calcext:condition calcext:apply-style-name="Wast" calcext:value="=&quot;05&quot;" calcext:base-cell-address="LAYERS.M64"/>
            <calcext:condition calcext:apply-style-name="Rock" calcext:value="=&quot;06&quot;" calcext:base-cell-address="LAYERS.M64"/>
            <calcext:condition calcext:apply-style-name="Water" calcext:value="=&quot;07&quot;" calcext:base-cell-address="LAYERS.M64"/>
            <calcext:condition calcext:apply-style-name="Empty" calcext:value="=&quot;08&quot;" calcext:base-cell-address="LAYERS.M64"/>
          </calcext:conditional-format>
          <calcext:conditional-format calcext:target-range-address="LAYERS.N64:LAYERS.N64">
            <calcext:condition calcext:apply-style-name="Empty" calcext:value="=&quot;00&quot;" calcext:base-cell-address="LAYERS.N64"/>
            <calcext:condition calcext:apply-style-name="Grass1" calcext:value="=&quot;01&quot;" calcext:base-cell-address="LAYERS.N64"/>
            <calcext:condition calcext:apply-style-name="Grass2" calcext:value="=&quot;02&quot;" calcext:base-cell-address="LAYERS.N64"/>
            <calcext:condition calcext:apply-style-name="Road1" calcext:value="=&quot;03&quot;" calcext:base-cell-address="LAYERS.N64"/>
            <calcext:condition calcext:apply-style-name="Road2" calcext:value="=&quot;04&quot;" calcext:base-cell-address="LAYERS.N64"/>
            <calcext:condition calcext:apply-style-name="Wast" calcext:value="=&quot;05&quot;" calcext:base-cell-address="LAYERS.N64"/>
            <calcext:condition calcext:apply-style-name="Rock" calcext:value="=&quot;06&quot;" calcext:base-cell-address="LAYERS.N64"/>
            <calcext:condition calcext:apply-style-name="Water" calcext:value="=&quot;07&quot;" calcext:base-cell-address="LAYERS.N64"/>
            <calcext:condition calcext:apply-style-name="Empty" calcext:value="=&quot;08&quot;" calcext:base-cell-address="LAYERS.N64"/>
          </calcext:conditional-format>
          <calcext:conditional-format calcext:target-range-address="LAYERS.O64:LAYERS.O64">
            <calcext:condition calcext:apply-style-name="Empty" calcext:value="=&quot;00&quot;" calcext:base-cell-address="LAYERS.O64"/>
            <calcext:condition calcext:apply-style-name="Grass1" calcext:value="=&quot;01&quot;" calcext:base-cell-address="LAYERS.O64"/>
            <calcext:condition calcext:apply-style-name="Grass2" calcext:value="=&quot;02&quot;" calcext:base-cell-address="LAYERS.O64"/>
            <calcext:condition calcext:apply-style-name="Road1" calcext:value="=&quot;03&quot;" calcext:base-cell-address="LAYERS.O64"/>
            <calcext:condition calcext:apply-style-name="Road2" calcext:value="=&quot;04&quot;" calcext:base-cell-address="LAYERS.O64"/>
            <calcext:condition calcext:apply-style-name="Wast" calcext:value="=&quot;05&quot;" calcext:base-cell-address="LAYERS.O64"/>
            <calcext:condition calcext:apply-style-name="Rock" calcext:value="=&quot;06&quot;" calcext:base-cell-address="LAYERS.O64"/>
            <calcext:condition calcext:apply-style-name="Water" calcext:value="=&quot;07&quot;" calcext:base-cell-address="LAYERS.O64"/>
            <calcext:condition calcext:apply-style-name="Empty" calcext:value="=&quot;08&quot;" calcext:base-cell-address="LAYERS.O64"/>
          </calcext:conditional-format>
          <calcext:conditional-format calcext:target-range-address="LAYERS.P64:LAYERS.P64">
            <calcext:condition calcext:apply-style-name="Empty" calcext:value="=&quot;00&quot;" calcext:base-cell-address="LAYERS.P64"/>
            <calcext:condition calcext:apply-style-name="Grass1" calcext:value="=&quot;01&quot;" calcext:base-cell-address="LAYERS.P64"/>
            <calcext:condition calcext:apply-style-name="Grass2" calcext:value="=&quot;02&quot;" calcext:base-cell-address="LAYERS.P64"/>
            <calcext:condition calcext:apply-style-name="Road1" calcext:value="=&quot;03&quot;" calcext:base-cell-address="LAYERS.P64"/>
            <calcext:condition calcext:apply-style-name="Road2" calcext:value="=&quot;04&quot;" calcext:base-cell-address="LAYERS.P64"/>
            <calcext:condition calcext:apply-style-name="Wast" calcext:value="=&quot;05&quot;" calcext:base-cell-address="LAYERS.P64"/>
            <calcext:condition calcext:apply-style-name="Rock" calcext:value="=&quot;06&quot;" calcext:base-cell-address="LAYERS.P64"/>
            <calcext:condition calcext:apply-style-name="Water" calcext:value="=&quot;07&quot;" calcext:base-cell-address="LAYERS.P64"/>
            <calcext:condition calcext:apply-style-name="Empty" calcext:value="=&quot;08&quot;" calcext:base-cell-address="LAYERS.P64"/>
          </calcext:conditional-format>
          <calcext:conditional-format calcext:target-range-address="LAYERS.Q64:LAYERS.Q64">
            <calcext:condition calcext:apply-style-name="Empty" calcext:value="=&quot;00&quot;" calcext:base-cell-address="LAYERS.Q64"/>
            <calcext:condition calcext:apply-style-name="Grass1" calcext:value="=&quot;01&quot;" calcext:base-cell-address="LAYERS.Q64"/>
            <calcext:condition calcext:apply-style-name="Grass2" calcext:value="=&quot;02&quot;" calcext:base-cell-address="LAYERS.Q64"/>
            <calcext:condition calcext:apply-style-name="Road1" calcext:value="=&quot;03&quot;" calcext:base-cell-address="LAYERS.Q64"/>
            <calcext:condition calcext:apply-style-name="Road2" calcext:value="=&quot;04&quot;" calcext:base-cell-address="LAYERS.Q64"/>
            <calcext:condition calcext:apply-style-name="Wast" calcext:value="=&quot;05&quot;" calcext:base-cell-address="LAYERS.Q64"/>
            <calcext:condition calcext:apply-style-name="Rock" calcext:value="=&quot;06&quot;" calcext:base-cell-address="LAYERS.Q64"/>
            <calcext:condition calcext:apply-style-name="Water" calcext:value="=&quot;07&quot;" calcext:base-cell-address="LAYERS.Q64"/>
            <calcext:condition calcext:apply-style-name="Empty" calcext:value="=&quot;08&quot;" calcext:base-cell-address="LAYERS.Q64"/>
          </calcext:conditional-format>
          <calcext:conditional-format calcext:target-range-address="LAYERS.R64:LAYERS.R64">
            <calcext:condition calcext:apply-style-name="Empty" calcext:value="=&quot;00&quot;" calcext:base-cell-address="LAYERS.R64"/>
            <calcext:condition calcext:apply-style-name="Grass1" calcext:value="=&quot;01&quot;" calcext:base-cell-address="LAYERS.R64"/>
            <calcext:condition calcext:apply-style-name="Grass2" calcext:value="=&quot;02&quot;" calcext:base-cell-address="LAYERS.R64"/>
            <calcext:condition calcext:apply-style-name="Road1" calcext:value="=&quot;03&quot;" calcext:base-cell-address="LAYERS.R64"/>
            <calcext:condition calcext:apply-style-name="Road2" calcext:value="=&quot;04&quot;" calcext:base-cell-address="LAYERS.R64"/>
            <calcext:condition calcext:apply-style-name="Wast" calcext:value="=&quot;05&quot;" calcext:base-cell-address="LAYERS.R64"/>
            <calcext:condition calcext:apply-style-name="Rock" calcext:value="=&quot;06&quot;" calcext:base-cell-address="LAYERS.R64"/>
            <calcext:condition calcext:apply-style-name="Water" calcext:value="=&quot;07&quot;" calcext:base-cell-address="LAYERS.R64"/>
            <calcext:condition calcext:apply-style-name="Empty" calcext:value="=&quot;08&quot;" calcext:base-cell-address="LAYERS.R64"/>
          </calcext:conditional-format>
          <calcext:conditional-format calcext:target-range-address="LAYERS.S64:LAYERS.S64">
            <calcext:condition calcext:apply-style-name="Empty" calcext:value="=&quot;00&quot;" calcext:base-cell-address="LAYERS.S64"/>
            <calcext:condition calcext:apply-style-name="Grass1" calcext:value="=&quot;01&quot;" calcext:base-cell-address="LAYERS.S64"/>
            <calcext:condition calcext:apply-style-name="Grass2" calcext:value="=&quot;02&quot;" calcext:base-cell-address="LAYERS.S64"/>
            <calcext:condition calcext:apply-style-name="Road1" calcext:value="=&quot;03&quot;" calcext:base-cell-address="LAYERS.S64"/>
            <calcext:condition calcext:apply-style-name="Road2" calcext:value="=&quot;04&quot;" calcext:base-cell-address="LAYERS.S64"/>
            <calcext:condition calcext:apply-style-name="Wast" calcext:value="=&quot;05&quot;" calcext:base-cell-address="LAYERS.S64"/>
            <calcext:condition calcext:apply-style-name="Rock" calcext:value="=&quot;06&quot;" calcext:base-cell-address="LAYERS.S64"/>
            <calcext:condition calcext:apply-style-name="Water" calcext:value="=&quot;07&quot;" calcext:base-cell-address="LAYERS.S64"/>
            <calcext:condition calcext:apply-style-name="Empty" calcext:value="=&quot;08&quot;" calcext:base-cell-address="LAYERS.S64"/>
          </calcext:conditional-format>
          <calcext:conditional-format calcext:target-range-address="LAYERS.H65:LAYERS.H65">
            <calcext:condition calcext:apply-style-name="Empty" calcext:value="=&quot;00&quot;" calcext:base-cell-address="LAYERS.H65"/>
            <calcext:condition calcext:apply-style-name="Grass1" calcext:value="=&quot;01&quot;" calcext:base-cell-address="LAYERS.H65"/>
            <calcext:condition calcext:apply-style-name="Grass2" calcext:value="=&quot;02&quot;" calcext:base-cell-address="LAYERS.H65"/>
            <calcext:condition calcext:apply-style-name="Road1" calcext:value="=&quot;03&quot;" calcext:base-cell-address="LAYERS.H65"/>
            <calcext:condition calcext:apply-style-name="Road2" calcext:value="=&quot;04&quot;" calcext:base-cell-address="LAYERS.H65"/>
            <calcext:condition calcext:apply-style-name="Wast" calcext:value="=&quot;05&quot;" calcext:base-cell-address="LAYERS.H65"/>
            <calcext:condition calcext:apply-style-name="Rock" calcext:value="=&quot;06&quot;" calcext:base-cell-address="LAYERS.H65"/>
            <calcext:condition calcext:apply-style-name="Water" calcext:value="=&quot;07&quot;" calcext:base-cell-address="LAYERS.H65"/>
            <calcext:condition calcext:apply-style-name="Empty" calcext:value="=&quot;08&quot;" calcext:base-cell-address="LAYERS.H65"/>
          </calcext:conditional-format>
          <calcext:conditional-format calcext:target-range-address="LAYERS.I65:LAYERS.I65">
            <calcext:condition calcext:apply-style-name="Empty" calcext:value="=&quot;00&quot;" calcext:base-cell-address="LAYERS.I65"/>
            <calcext:condition calcext:apply-style-name="Grass1" calcext:value="=&quot;01&quot;" calcext:base-cell-address="LAYERS.I65"/>
            <calcext:condition calcext:apply-style-name="Grass2" calcext:value="=&quot;02&quot;" calcext:base-cell-address="LAYERS.I65"/>
            <calcext:condition calcext:apply-style-name="Road1" calcext:value="=&quot;03&quot;" calcext:base-cell-address="LAYERS.I65"/>
            <calcext:condition calcext:apply-style-name="Road2" calcext:value="=&quot;04&quot;" calcext:base-cell-address="LAYERS.I65"/>
            <calcext:condition calcext:apply-style-name="Wast" calcext:value="=&quot;05&quot;" calcext:base-cell-address="LAYERS.I65"/>
            <calcext:condition calcext:apply-style-name="Rock" calcext:value="=&quot;06&quot;" calcext:base-cell-address="LAYERS.I65"/>
            <calcext:condition calcext:apply-style-name="Water" calcext:value="=&quot;07&quot;" calcext:base-cell-address="LAYERS.I65"/>
            <calcext:condition calcext:apply-style-name="Empty" calcext:value="=&quot;08&quot;" calcext:base-cell-address="LAYERS.I65"/>
          </calcext:conditional-format>
          <calcext:conditional-format calcext:target-range-address="LAYERS.J65:LAYERS.J65">
            <calcext:condition calcext:apply-style-name="Empty" calcext:value="=&quot;00&quot;" calcext:base-cell-address="LAYERS.J65"/>
            <calcext:condition calcext:apply-style-name="Grass1" calcext:value="=&quot;01&quot;" calcext:base-cell-address="LAYERS.J65"/>
            <calcext:condition calcext:apply-style-name="Grass2" calcext:value="=&quot;02&quot;" calcext:base-cell-address="LAYERS.J65"/>
            <calcext:condition calcext:apply-style-name="Road1" calcext:value="=&quot;03&quot;" calcext:base-cell-address="LAYERS.J65"/>
            <calcext:condition calcext:apply-style-name="Road2" calcext:value="=&quot;04&quot;" calcext:base-cell-address="LAYERS.J65"/>
            <calcext:condition calcext:apply-style-name="Wast" calcext:value="=&quot;05&quot;" calcext:base-cell-address="LAYERS.J65"/>
            <calcext:condition calcext:apply-style-name="Rock" calcext:value="=&quot;06&quot;" calcext:base-cell-address="LAYERS.J65"/>
            <calcext:condition calcext:apply-style-name="Water" calcext:value="=&quot;07&quot;" calcext:base-cell-address="LAYERS.J65"/>
            <calcext:condition calcext:apply-style-name="Empty" calcext:value="=&quot;08&quot;" calcext:base-cell-address="LAYERS.J65"/>
          </calcext:conditional-format>
          <calcext:conditional-format calcext:target-range-address="LAYERS.K65:LAYERS.K65">
            <calcext:condition calcext:apply-style-name="Empty" calcext:value="=&quot;00&quot;" calcext:base-cell-address="LAYERS.K65"/>
            <calcext:condition calcext:apply-style-name="Grass1" calcext:value="=&quot;01&quot;" calcext:base-cell-address="LAYERS.K65"/>
            <calcext:condition calcext:apply-style-name="Grass2" calcext:value="=&quot;02&quot;" calcext:base-cell-address="LAYERS.K65"/>
            <calcext:condition calcext:apply-style-name="Road1" calcext:value="=&quot;03&quot;" calcext:base-cell-address="LAYERS.K65"/>
            <calcext:condition calcext:apply-style-name="Road2" calcext:value="=&quot;04&quot;" calcext:base-cell-address="LAYERS.K65"/>
            <calcext:condition calcext:apply-style-name="Wast" calcext:value="=&quot;05&quot;" calcext:base-cell-address="LAYERS.K65"/>
            <calcext:condition calcext:apply-style-name="Rock" calcext:value="=&quot;06&quot;" calcext:base-cell-address="LAYERS.K65"/>
            <calcext:condition calcext:apply-style-name="Water" calcext:value="=&quot;07&quot;" calcext:base-cell-address="LAYERS.K65"/>
            <calcext:condition calcext:apply-style-name="Empty" calcext:value="=&quot;08&quot;" calcext:base-cell-address="LAYERS.K65"/>
          </calcext:conditional-format>
          <calcext:conditional-format calcext:target-range-address="LAYERS.L65:LAYERS.L65">
            <calcext:condition calcext:apply-style-name="Empty" calcext:value="=&quot;00&quot;" calcext:base-cell-address="LAYERS.L65"/>
            <calcext:condition calcext:apply-style-name="Grass1" calcext:value="=&quot;01&quot;" calcext:base-cell-address="LAYERS.L65"/>
            <calcext:condition calcext:apply-style-name="Grass2" calcext:value="=&quot;02&quot;" calcext:base-cell-address="LAYERS.L65"/>
            <calcext:condition calcext:apply-style-name="Road1" calcext:value="=&quot;03&quot;" calcext:base-cell-address="LAYERS.L65"/>
            <calcext:condition calcext:apply-style-name="Road2" calcext:value="=&quot;04&quot;" calcext:base-cell-address="LAYERS.L65"/>
            <calcext:condition calcext:apply-style-name="Wast" calcext:value="=&quot;05&quot;" calcext:base-cell-address="LAYERS.L65"/>
            <calcext:condition calcext:apply-style-name="Rock" calcext:value="=&quot;06&quot;" calcext:base-cell-address="LAYERS.L65"/>
            <calcext:condition calcext:apply-style-name="Water" calcext:value="=&quot;07&quot;" calcext:base-cell-address="LAYERS.L65"/>
            <calcext:condition calcext:apply-style-name="Empty" calcext:value="=&quot;08&quot;" calcext:base-cell-address="LAYERS.L65"/>
          </calcext:conditional-format>
          <calcext:conditional-format calcext:target-range-address="LAYERS.M65:LAYERS.M65">
            <calcext:condition calcext:apply-style-name="Empty" calcext:value="=&quot;00&quot;" calcext:base-cell-address="LAYERS.M65"/>
            <calcext:condition calcext:apply-style-name="Grass1" calcext:value="=&quot;01&quot;" calcext:base-cell-address="LAYERS.M65"/>
            <calcext:condition calcext:apply-style-name="Grass2" calcext:value="=&quot;02&quot;" calcext:base-cell-address="LAYERS.M65"/>
            <calcext:condition calcext:apply-style-name="Road1" calcext:value="=&quot;03&quot;" calcext:base-cell-address="LAYERS.M65"/>
            <calcext:condition calcext:apply-style-name="Road2" calcext:value="=&quot;04&quot;" calcext:base-cell-address="LAYERS.M65"/>
            <calcext:condition calcext:apply-style-name="Wast" calcext:value="=&quot;05&quot;" calcext:base-cell-address="LAYERS.M65"/>
            <calcext:condition calcext:apply-style-name="Rock" calcext:value="=&quot;06&quot;" calcext:base-cell-address="LAYERS.M65"/>
            <calcext:condition calcext:apply-style-name="Water" calcext:value="=&quot;07&quot;" calcext:base-cell-address="LAYERS.M65"/>
            <calcext:condition calcext:apply-style-name="Empty" calcext:value="=&quot;08&quot;" calcext:base-cell-address="LAYERS.M65"/>
          </calcext:conditional-format>
          <calcext:conditional-format calcext:target-range-address="LAYERS.N65:LAYERS.N65">
            <calcext:condition calcext:apply-style-name="Empty" calcext:value="=&quot;00&quot;" calcext:base-cell-address="LAYERS.N65"/>
            <calcext:condition calcext:apply-style-name="Grass1" calcext:value="=&quot;01&quot;" calcext:base-cell-address="LAYERS.N65"/>
            <calcext:condition calcext:apply-style-name="Grass2" calcext:value="=&quot;02&quot;" calcext:base-cell-address="LAYERS.N65"/>
            <calcext:condition calcext:apply-style-name="Road1" calcext:value="=&quot;03&quot;" calcext:base-cell-address="LAYERS.N65"/>
            <calcext:condition calcext:apply-style-name="Road2" calcext:value="=&quot;04&quot;" calcext:base-cell-address="LAYERS.N65"/>
            <calcext:condition calcext:apply-style-name="Wast" calcext:value="=&quot;05&quot;" calcext:base-cell-address="LAYERS.N65"/>
            <calcext:condition calcext:apply-style-name="Rock" calcext:value="=&quot;06&quot;" calcext:base-cell-address="LAYERS.N65"/>
            <calcext:condition calcext:apply-style-name="Water" calcext:value="=&quot;07&quot;" calcext:base-cell-address="LAYERS.N65"/>
            <calcext:condition calcext:apply-style-name="Empty" calcext:value="=&quot;08&quot;" calcext:base-cell-address="LAYERS.N65"/>
          </calcext:conditional-format>
          <calcext:conditional-format calcext:target-range-address="LAYERS.O65:LAYERS.O65">
            <calcext:condition calcext:apply-style-name="Empty" calcext:value="=&quot;00&quot;" calcext:base-cell-address="LAYERS.O65"/>
            <calcext:condition calcext:apply-style-name="Grass1" calcext:value="=&quot;01&quot;" calcext:base-cell-address="LAYERS.O65"/>
            <calcext:condition calcext:apply-style-name="Grass2" calcext:value="=&quot;02&quot;" calcext:base-cell-address="LAYERS.O65"/>
            <calcext:condition calcext:apply-style-name="Road1" calcext:value="=&quot;03&quot;" calcext:base-cell-address="LAYERS.O65"/>
            <calcext:condition calcext:apply-style-name="Road2" calcext:value="=&quot;04&quot;" calcext:base-cell-address="LAYERS.O65"/>
            <calcext:condition calcext:apply-style-name="Wast" calcext:value="=&quot;05&quot;" calcext:base-cell-address="LAYERS.O65"/>
            <calcext:condition calcext:apply-style-name="Rock" calcext:value="=&quot;06&quot;" calcext:base-cell-address="LAYERS.O65"/>
            <calcext:condition calcext:apply-style-name="Water" calcext:value="=&quot;07&quot;" calcext:base-cell-address="LAYERS.O65"/>
            <calcext:condition calcext:apply-style-name="Empty" calcext:value="=&quot;08&quot;" calcext:base-cell-address="LAYERS.O65"/>
          </calcext:conditional-format>
          <calcext:conditional-format calcext:target-range-address="LAYERS.P65:LAYERS.P65">
            <calcext:condition calcext:apply-style-name="Empty" calcext:value="=&quot;00&quot;" calcext:base-cell-address="LAYERS.P65"/>
            <calcext:condition calcext:apply-style-name="Grass1" calcext:value="=&quot;01&quot;" calcext:base-cell-address="LAYERS.P65"/>
            <calcext:condition calcext:apply-style-name="Grass2" calcext:value="=&quot;02&quot;" calcext:base-cell-address="LAYERS.P65"/>
            <calcext:condition calcext:apply-style-name="Road1" calcext:value="=&quot;03&quot;" calcext:base-cell-address="LAYERS.P65"/>
            <calcext:condition calcext:apply-style-name="Road2" calcext:value="=&quot;04&quot;" calcext:base-cell-address="LAYERS.P65"/>
            <calcext:condition calcext:apply-style-name="Wast" calcext:value="=&quot;05&quot;" calcext:base-cell-address="LAYERS.P65"/>
            <calcext:condition calcext:apply-style-name="Rock" calcext:value="=&quot;06&quot;" calcext:base-cell-address="LAYERS.P65"/>
            <calcext:condition calcext:apply-style-name="Water" calcext:value="=&quot;07&quot;" calcext:base-cell-address="LAYERS.P65"/>
            <calcext:condition calcext:apply-style-name="Empty" calcext:value="=&quot;08&quot;" calcext:base-cell-address="LAYERS.P65"/>
          </calcext:conditional-format>
          <calcext:conditional-format calcext:target-range-address="LAYERS.Q65:LAYERS.Q65">
            <calcext:condition calcext:apply-style-name="Empty" calcext:value="=&quot;00&quot;" calcext:base-cell-address="LAYERS.Q65"/>
            <calcext:condition calcext:apply-style-name="Grass1" calcext:value="=&quot;01&quot;" calcext:base-cell-address="LAYERS.Q65"/>
            <calcext:condition calcext:apply-style-name="Grass2" calcext:value="=&quot;02&quot;" calcext:base-cell-address="LAYERS.Q65"/>
            <calcext:condition calcext:apply-style-name="Road1" calcext:value="=&quot;03&quot;" calcext:base-cell-address="LAYERS.Q65"/>
            <calcext:condition calcext:apply-style-name="Road2" calcext:value="=&quot;04&quot;" calcext:base-cell-address="LAYERS.Q65"/>
            <calcext:condition calcext:apply-style-name="Wast" calcext:value="=&quot;05&quot;" calcext:base-cell-address="LAYERS.Q65"/>
            <calcext:condition calcext:apply-style-name="Rock" calcext:value="=&quot;06&quot;" calcext:base-cell-address="LAYERS.Q65"/>
            <calcext:condition calcext:apply-style-name="Water" calcext:value="=&quot;07&quot;" calcext:base-cell-address="LAYERS.Q65"/>
            <calcext:condition calcext:apply-style-name="Empty" calcext:value="=&quot;08&quot;" calcext:base-cell-address="LAYERS.Q65"/>
          </calcext:conditional-format>
          <calcext:conditional-format calcext:target-range-address="LAYERS.R65:LAYERS.R65">
            <calcext:condition calcext:apply-style-name="Empty" calcext:value="=&quot;00&quot;" calcext:base-cell-address="LAYERS.R65"/>
            <calcext:condition calcext:apply-style-name="Grass1" calcext:value="=&quot;01&quot;" calcext:base-cell-address="LAYERS.R65"/>
            <calcext:condition calcext:apply-style-name="Grass2" calcext:value="=&quot;02&quot;" calcext:base-cell-address="LAYERS.R65"/>
            <calcext:condition calcext:apply-style-name="Road1" calcext:value="=&quot;03&quot;" calcext:base-cell-address="LAYERS.R65"/>
            <calcext:condition calcext:apply-style-name="Road2" calcext:value="=&quot;04&quot;" calcext:base-cell-address="LAYERS.R65"/>
            <calcext:condition calcext:apply-style-name="Wast" calcext:value="=&quot;05&quot;" calcext:base-cell-address="LAYERS.R65"/>
            <calcext:condition calcext:apply-style-name="Rock" calcext:value="=&quot;06&quot;" calcext:base-cell-address="LAYERS.R65"/>
            <calcext:condition calcext:apply-style-name="Water" calcext:value="=&quot;07&quot;" calcext:base-cell-address="LAYERS.R65"/>
            <calcext:condition calcext:apply-style-name="Empty" calcext:value="=&quot;08&quot;" calcext:base-cell-address="LAYERS.R65"/>
          </calcext:conditional-format>
          <calcext:conditional-format calcext:target-range-address="LAYERS.S65:LAYERS.S65">
            <calcext:condition calcext:apply-style-name="Empty" calcext:value="=&quot;00&quot;" calcext:base-cell-address="LAYERS.S65"/>
            <calcext:condition calcext:apply-style-name="Grass1" calcext:value="=&quot;01&quot;" calcext:base-cell-address="LAYERS.S65"/>
            <calcext:condition calcext:apply-style-name="Grass2" calcext:value="=&quot;02&quot;" calcext:base-cell-address="LAYERS.S65"/>
            <calcext:condition calcext:apply-style-name="Road1" calcext:value="=&quot;03&quot;" calcext:base-cell-address="LAYERS.S65"/>
            <calcext:condition calcext:apply-style-name="Road2" calcext:value="=&quot;04&quot;" calcext:base-cell-address="LAYERS.S65"/>
            <calcext:condition calcext:apply-style-name="Wast" calcext:value="=&quot;05&quot;" calcext:base-cell-address="LAYERS.S65"/>
            <calcext:condition calcext:apply-style-name="Rock" calcext:value="=&quot;06&quot;" calcext:base-cell-address="LAYERS.S65"/>
            <calcext:condition calcext:apply-style-name="Water" calcext:value="=&quot;07&quot;" calcext:base-cell-address="LAYERS.S65"/>
            <calcext:condition calcext:apply-style-name="Empty" calcext:value="=&quot;08&quot;" calcext:base-cell-address="LAYERS.S65"/>
          </calcext:conditional-format>
          <calcext:conditional-format calcext:target-range-address="LAYERS.AF63:LAYERS.AF63">
            <calcext:condition calcext:apply-style-name="Empty" calcext:value="=&quot;00&quot;" calcext:base-cell-address="LAYERS.AF63"/>
            <calcext:condition calcext:apply-style-name="Grass1" calcext:value="=&quot;01&quot;" calcext:base-cell-address="LAYERS.AF63"/>
            <calcext:condition calcext:apply-style-name="Grass2" calcext:value="=&quot;02&quot;" calcext:base-cell-address="LAYERS.AF63"/>
            <calcext:condition calcext:apply-style-name="Road1" calcext:value="=&quot;03&quot;" calcext:base-cell-address="LAYERS.AF63"/>
            <calcext:condition calcext:apply-style-name="Road2" calcext:value="=&quot;04&quot;" calcext:base-cell-address="LAYERS.AF63"/>
            <calcext:condition calcext:apply-style-name="Wast" calcext:value="=&quot;05&quot;" calcext:base-cell-address="LAYERS.AF63"/>
            <calcext:condition calcext:apply-style-name="Rock" calcext:value="=&quot;06&quot;" calcext:base-cell-address="LAYERS.AF63"/>
            <calcext:condition calcext:apply-style-name="Water" calcext:value="=&quot;07&quot;" calcext:base-cell-address="LAYERS.AF63"/>
            <calcext:condition calcext:apply-style-name="Empty" calcext:value="=&quot;08&quot;" calcext:base-cell-address="LAYERS.AF63"/>
          </calcext:conditional-format>
          <calcext:conditional-format calcext:target-range-address="LAYERS.AF64:LAYERS.AF64">
            <calcext:condition calcext:apply-style-name="Empty" calcext:value="=&quot;00&quot;" calcext:base-cell-address="LAYERS.AF64"/>
            <calcext:condition calcext:apply-style-name="Grass1" calcext:value="=&quot;01&quot;" calcext:base-cell-address="LAYERS.AF64"/>
            <calcext:condition calcext:apply-style-name="Grass2" calcext:value="=&quot;02&quot;" calcext:base-cell-address="LAYERS.AF64"/>
            <calcext:condition calcext:apply-style-name="Road1" calcext:value="=&quot;03&quot;" calcext:base-cell-address="LAYERS.AF64"/>
            <calcext:condition calcext:apply-style-name="Road2" calcext:value="=&quot;04&quot;" calcext:base-cell-address="LAYERS.AF64"/>
            <calcext:condition calcext:apply-style-name="Wast" calcext:value="=&quot;05&quot;" calcext:base-cell-address="LAYERS.AF64"/>
            <calcext:condition calcext:apply-style-name="Rock" calcext:value="=&quot;06&quot;" calcext:base-cell-address="LAYERS.AF64"/>
            <calcext:condition calcext:apply-style-name="Water" calcext:value="=&quot;07&quot;" calcext:base-cell-address="LAYERS.AF64"/>
            <calcext:condition calcext:apply-style-name="Empty" calcext:value="=&quot;08&quot;" calcext:base-cell-address="LAYERS.AF64"/>
          </calcext:conditional-format>
          <calcext:conditional-format calcext:target-range-address="LAYERS.AF65:LAYERS.AF65">
            <calcext:condition calcext:apply-style-name="Empty" calcext:value="=&quot;00&quot;" calcext:base-cell-address="LAYERS.AF65"/>
            <calcext:condition calcext:apply-style-name="Grass1" calcext:value="=&quot;01&quot;" calcext:base-cell-address="LAYERS.AF65"/>
            <calcext:condition calcext:apply-style-name="Grass2" calcext:value="=&quot;02&quot;" calcext:base-cell-address="LAYERS.AF65"/>
            <calcext:condition calcext:apply-style-name="Road1" calcext:value="=&quot;03&quot;" calcext:base-cell-address="LAYERS.AF65"/>
            <calcext:condition calcext:apply-style-name="Road2" calcext:value="=&quot;04&quot;" calcext:base-cell-address="LAYERS.AF65"/>
            <calcext:condition calcext:apply-style-name="Wast" calcext:value="=&quot;05&quot;" calcext:base-cell-address="LAYERS.AF65"/>
            <calcext:condition calcext:apply-style-name="Rock" calcext:value="=&quot;06&quot;" calcext:base-cell-address="LAYERS.AF65"/>
            <calcext:condition calcext:apply-style-name="Water" calcext:value="=&quot;07&quot;" calcext:base-cell-address="LAYERS.AF65"/>
            <calcext:condition calcext:apply-style-name="Empty" calcext:value="=&quot;08&quot;" calcext:base-cell-address="LAYERS.AF65"/>
          </calcext:conditional-format>
          <calcext:conditional-format calcext:target-range-address="LAYERS.AE65:LAYERS.AE65">
            <calcext:condition calcext:apply-style-name="Empty" calcext:value="=&quot;00&quot;" calcext:base-cell-address="LAYERS.AE65"/>
            <calcext:condition calcext:apply-style-name="Grass1" calcext:value="=&quot;01&quot;" calcext:base-cell-address="LAYERS.AE65"/>
            <calcext:condition calcext:apply-style-name="Grass2" calcext:value="=&quot;02&quot;" calcext:base-cell-address="LAYERS.AE65"/>
            <calcext:condition calcext:apply-style-name="Road1" calcext:value="=&quot;03&quot;" calcext:base-cell-address="LAYERS.AE65"/>
            <calcext:condition calcext:apply-style-name="Road2" calcext:value="=&quot;04&quot;" calcext:base-cell-address="LAYERS.AE65"/>
            <calcext:condition calcext:apply-style-name="Wast" calcext:value="=&quot;05&quot;" calcext:base-cell-address="LAYERS.AE65"/>
            <calcext:condition calcext:apply-style-name="Rock" calcext:value="=&quot;06&quot;" calcext:base-cell-address="LAYERS.AE65"/>
            <calcext:condition calcext:apply-style-name="Water" calcext:value="=&quot;07&quot;" calcext:base-cell-address="LAYERS.AE65"/>
            <calcext:condition calcext:apply-style-name="Empty" calcext:value="=&quot;08&quot;" calcext:base-cell-address="LAYERS.AE65"/>
          </calcext:conditional-format>
          <calcext:conditional-format calcext:target-range-address="LAYERS.X62:LAYERS.X62">
            <calcext:condition calcext:apply-style-name="Empty" calcext:value="=&quot;00&quot;" calcext:base-cell-address="LAYERS.X62"/>
            <calcext:condition calcext:apply-style-name="Grass1" calcext:value="=&quot;01&quot;" calcext:base-cell-address="LAYERS.X62"/>
            <calcext:condition calcext:apply-style-name="Grass2" calcext:value="=&quot;02&quot;" calcext:base-cell-address="LAYERS.X62"/>
            <calcext:condition calcext:apply-style-name="Road1" calcext:value="=&quot;03&quot;" calcext:base-cell-address="LAYERS.X62"/>
            <calcext:condition calcext:apply-style-name="Road2" calcext:value="=&quot;04&quot;" calcext:base-cell-address="LAYERS.X62"/>
            <calcext:condition calcext:apply-style-name="Wast" calcext:value="=&quot;05&quot;" calcext:base-cell-address="LAYERS.X62"/>
            <calcext:condition calcext:apply-style-name="Rock" calcext:value="=&quot;06&quot;" calcext:base-cell-address="LAYERS.X62"/>
            <calcext:condition calcext:apply-style-name="Water" calcext:value="=&quot;07&quot;" calcext:base-cell-address="LAYERS.X62"/>
            <calcext:condition calcext:apply-style-name="Empty" calcext:value="=&quot;08&quot;" calcext:base-cell-address="LAYERS.X62"/>
          </calcext:conditional-format>
          <calcext:conditional-format calcext:target-range-address="LAYERS.U62:LAYERS.U62">
            <calcext:condition calcext:apply-style-name="Empty" calcext:value="=&quot;00&quot;" calcext:base-cell-address="LAYERS.U62"/>
            <calcext:condition calcext:apply-style-name="Grass1" calcext:value="=&quot;01&quot;" calcext:base-cell-address="LAYERS.U62"/>
            <calcext:condition calcext:apply-style-name="Grass2" calcext:value="=&quot;02&quot;" calcext:base-cell-address="LAYERS.U62"/>
            <calcext:condition calcext:apply-style-name="Road1" calcext:value="=&quot;03&quot;" calcext:base-cell-address="LAYERS.U62"/>
            <calcext:condition calcext:apply-style-name="Road2" calcext:value="=&quot;04&quot;" calcext:base-cell-address="LAYERS.U62"/>
            <calcext:condition calcext:apply-style-name="Wast" calcext:value="=&quot;05&quot;" calcext:base-cell-address="LAYERS.U62"/>
            <calcext:condition calcext:apply-style-name="Rock" calcext:value="=&quot;06&quot;" calcext:base-cell-address="LAYERS.U62"/>
            <calcext:condition calcext:apply-style-name="Water" calcext:value="=&quot;07&quot;" calcext:base-cell-address="LAYERS.U62"/>
            <calcext:condition calcext:apply-style-name="Empty" calcext:value="=&quot;08&quot;" calcext:base-cell-address="LAYERS.U62"/>
          </calcext:conditional-format>
          <calcext:conditional-format calcext:target-range-address="LAYERS.V62:LAYERS.V62">
            <calcext:condition calcext:apply-style-name="Empty" calcext:value="=&quot;00&quot;" calcext:base-cell-address="LAYERS.V62"/>
            <calcext:condition calcext:apply-style-name="Grass1" calcext:value="=&quot;01&quot;" calcext:base-cell-address="LAYERS.V62"/>
            <calcext:condition calcext:apply-style-name="Grass2" calcext:value="=&quot;02&quot;" calcext:base-cell-address="LAYERS.V62"/>
            <calcext:condition calcext:apply-style-name="Road1" calcext:value="=&quot;03&quot;" calcext:base-cell-address="LAYERS.V62"/>
            <calcext:condition calcext:apply-style-name="Road2" calcext:value="=&quot;04&quot;" calcext:base-cell-address="LAYERS.V62"/>
            <calcext:condition calcext:apply-style-name="Wast" calcext:value="=&quot;05&quot;" calcext:base-cell-address="LAYERS.V62"/>
            <calcext:condition calcext:apply-style-name="Rock" calcext:value="=&quot;06&quot;" calcext:base-cell-address="LAYERS.V62"/>
            <calcext:condition calcext:apply-style-name="Water" calcext:value="=&quot;07&quot;" calcext:base-cell-address="LAYERS.V62"/>
            <calcext:condition calcext:apply-style-name="Empty" calcext:value="=&quot;08&quot;" calcext:base-cell-address="LAYERS.V62"/>
          </calcext:conditional-format>
          <calcext:conditional-format calcext:target-range-address="LAYERS.W62:LAYERS.W62">
            <calcext:condition calcext:apply-style-name="Empty" calcext:value="=&quot;00&quot;" calcext:base-cell-address="LAYERS.W62"/>
            <calcext:condition calcext:apply-style-name="Grass1" calcext:value="=&quot;01&quot;" calcext:base-cell-address="LAYERS.W62"/>
            <calcext:condition calcext:apply-style-name="Grass2" calcext:value="=&quot;02&quot;" calcext:base-cell-address="LAYERS.W62"/>
            <calcext:condition calcext:apply-style-name="Road1" calcext:value="=&quot;03&quot;" calcext:base-cell-address="LAYERS.W62"/>
            <calcext:condition calcext:apply-style-name="Road2" calcext:value="=&quot;04&quot;" calcext:base-cell-address="LAYERS.W62"/>
            <calcext:condition calcext:apply-style-name="Wast" calcext:value="=&quot;05&quot;" calcext:base-cell-address="LAYERS.W62"/>
            <calcext:condition calcext:apply-style-name="Rock" calcext:value="=&quot;06&quot;" calcext:base-cell-address="LAYERS.W62"/>
            <calcext:condition calcext:apply-style-name="Water" calcext:value="=&quot;07&quot;" calcext:base-cell-address="LAYERS.W62"/>
            <calcext:condition calcext:apply-style-name="Empty" calcext:value="=&quot;08&quot;" calcext:base-cell-address="LAYERS.W62"/>
          </calcext:conditional-format>
          <calcext:conditional-format calcext:target-range-address="LAYERS.U61:LAYERS.U61">
            <calcext:condition calcext:apply-style-name="Empty" calcext:value="=&quot;00&quot;" calcext:base-cell-address="LAYERS.U61"/>
            <calcext:condition calcext:apply-style-name="Grass1" calcext:value="=&quot;01&quot;" calcext:base-cell-address="LAYERS.U61"/>
            <calcext:condition calcext:apply-style-name="Grass2" calcext:value="=&quot;02&quot;" calcext:base-cell-address="LAYERS.U61"/>
            <calcext:condition calcext:apply-style-name="Road1" calcext:value="=&quot;03&quot;" calcext:base-cell-address="LAYERS.U61"/>
            <calcext:condition calcext:apply-style-name="Road2" calcext:value="=&quot;04&quot;" calcext:base-cell-address="LAYERS.U61"/>
            <calcext:condition calcext:apply-style-name="Wast" calcext:value="=&quot;05&quot;" calcext:base-cell-address="LAYERS.U61"/>
            <calcext:condition calcext:apply-style-name="Rock" calcext:value="=&quot;06&quot;" calcext:base-cell-address="LAYERS.U61"/>
            <calcext:condition calcext:apply-style-name="Water" calcext:value="=&quot;07&quot;" calcext:base-cell-address="LAYERS.U61"/>
            <calcext:condition calcext:apply-style-name="Empty" calcext:value="=&quot;08&quot;" calcext:base-cell-address="LAYERS.U61"/>
          </calcext:conditional-format>
          <calcext:conditional-format calcext:target-range-address="LAYERS.C64:LAYERS.C64">
            <calcext:condition calcext:apply-style-name="Empty" calcext:value="=&quot;00&quot;" calcext:base-cell-address="LAYERS.C64"/>
            <calcext:condition calcext:apply-style-name="Grass1" calcext:value="=&quot;01&quot;" calcext:base-cell-address="LAYERS.C64"/>
            <calcext:condition calcext:apply-style-name="Grass2" calcext:value="=&quot;02&quot;" calcext:base-cell-address="LAYERS.C64"/>
            <calcext:condition calcext:apply-style-name="Road1" calcext:value="=&quot;03&quot;" calcext:base-cell-address="LAYERS.C64"/>
            <calcext:condition calcext:apply-style-name="Road2" calcext:value="=&quot;04&quot;" calcext:base-cell-address="LAYERS.C64"/>
            <calcext:condition calcext:apply-style-name="Wast" calcext:value="=&quot;05&quot;" calcext:base-cell-address="LAYERS.C64"/>
            <calcext:condition calcext:apply-style-name="Rock" calcext:value="=&quot;06&quot;" calcext:base-cell-address="LAYERS.C64"/>
            <calcext:condition calcext:apply-style-name="Water" calcext:value="=&quot;07&quot;" calcext:base-cell-address="LAYERS.C64"/>
            <calcext:condition calcext:apply-style-name="Empty" calcext:value="=&quot;08&quot;" calcext:base-cell-address="LAYERS.C64"/>
          </calcext:conditional-format>
          <calcext:conditional-format calcext:target-range-address="LAYERS.C65:LAYERS.C65">
            <calcext:condition calcext:apply-style-name="Empty" calcext:value="=&quot;00&quot;" calcext:base-cell-address="LAYERS.C65"/>
            <calcext:condition calcext:apply-style-name="Grass1" calcext:value="=&quot;01&quot;" calcext:base-cell-address="LAYERS.C65"/>
            <calcext:condition calcext:apply-style-name="Grass2" calcext:value="=&quot;02&quot;" calcext:base-cell-address="LAYERS.C65"/>
            <calcext:condition calcext:apply-style-name="Road1" calcext:value="=&quot;03&quot;" calcext:base-cell-address="LAYERS.C65"/>
            <calcext:condition calcext:apply-style-name="Road2" calcext:value="=&quot;04&quot;" calcext:base-cell-address="LAYERS.C65"/>
            <calcext:condition calcext:apply-style-name="Wast" calcext:value="=&quot;05&quot;" calcext:base-cell-address="LAYERS.C65"/>
            <calcext:condition calcext:apply-style-name="Rock" calcext:value="=&quot;06&quot;" calcext:base-cell-address="LAYERS.C65"/>
            <calcext:condition calcext:apply-style-name="Water" calcext:value="=&quot;07&quot;" calcext:base-cell-address="LAYERS.C65"/>
            <calcext:condition calcext:apply-style-name="Empty" calcext:value="=&quot;08&quot;" calcext:base-cell-address="LAYERS.C65"/>
          </calcext:conditional-format>
          <calcext:conditional-format calcext:target-range-address="LAYERS.D65:LAYERS.D65">
            <calcext:condition calcext:apply-style-name="Empty" calcext:value="=&quot;00&quot;" calcext:base-cell-address="LAYERS.D65"/>
            <calcext:condition calcext:apply-style-name="Grass1" calcext:value="=&quot;01&quot;" calcext:base-cell-address="LAYERS.D65"/>
            <calcext:condition calcext:apply-style-name="Grass2" calcext:value="=&quot;02&quot;" calcext:base-cell-address="LAYERS.D65"/>
            <calcext:condition calcext:apply-style-name="Road1" calcext:value="=&quot;03&quot;" calcext:base-cell-address="LAYERS.D65"/>
            <calcext:condition calcext:apply-style-name="Road2" calcext:value="=&quot;04&quot;" calcext:base-cell-address="LAYERS.D65"/>
            <calcext:condition calcext:apply-style-name="Wast" calcext:value="=&quot;05&quot;" calcext:base-cell-address="LAYERS.D65"/>
            <calcext:condition calcext:apply-style-name="Rock" calcext:value="=&quot;06&quot;" calcext:base-cell-address="LAYERS.D65"/>
            <calcext:condition calcext:apply-style-name="Water" calcext:value="=&quot;07&quot;" calcext:base-cell-address="LAYERS.D65"/>
            <calcext:condition calcext:apply-style-name="Empty" calcext:value="=&quot;08&quot;" calcext:base-cell-address="LAYERS.D65"/>
          </calcext:conditional-format>
          <calcext:conditional-format calcext:target-range-address="LAYERS.E65:LAYERS.E65">
            <calcext:condition calcext:apply-style-name="Empty" calcext:value="=&quot;00&quot;" calcext:base-cell-address="LAYERS.E65"/>
            <calcext:condition calcext:apply-style-name="Grass1" calcext:value="=&quot;01&quot;" calcext:base-cell-address="LAYERS.E65"/>
            <calcext:condition calcext:apply-style-name="Grass2" calcext:value="=&quot;02&quot;" calcext:base-cell-address="LAYERS.E65"/>
            <calcext:condition calcext:apply-style-name="Road1" calcext:value="=&quot;03&quot;" calcext:base-cell-address="LAYERS.E65"/>
            <calcext:condition calcext:apply-style-name="Road2" calcext:value="=&quot;04&quot;" calcext:base-cell-address="LAYERS.E65"/>
            <calcext:condition calcext:apply-style-name="Wast" calcext:value="=&quot;05&quot;" calcext:base-cell-address="LAYERS.E65"/>
            <calcext:condition calcext:apply-style-name="Rock" calcext:value="=&quot;06&quot;" calcext:base-cell-address="LAYERS.E65"/>
            <calcext:condition calcext:apply-style-name="Water" calcext:value="=&quot;07&quot;" calcext:base-cell-address="LAYERS.E65"/>
            <calcext:condition calcext:apply-style-name="Empty" calcext:value="=&quot;08&quot;" calcext:base-cell-address="LAYERS.E65"/>
          </calcext:conditional-format>
          <calcext:conditional-format calcext:target-range-address="LAYERS.Z63:LAYERS.Z63">
            <calcext:condition calcext:apply-style-name="Empty" calcext:value="=&quot;00&quot;" calcext:base-cell-address="LAYERS.Z63"/>
            <calcext:condition calcext:apply-style-name="Grass1" calcext:value="=&quot;01&quot;" calcext:base-cell-address="LAYERS.Z63"/>
            <calcext:condition calcext:apply-style-name="Grass2" calcext:value="=&quot;02&quot;" calcext:base-cell-address="LAYERS.Z63"/>
            <calcext:condition calcext:apply-style-name="Road1" calcext:value="=&quot;03&quot;" calcext:base-cell-address="LAYERS.Z63"/>
            <calcext:condition calcext:apply-style-name="Road2" calcext:value="=&quot;04&quot;" calcext:base-cell-address="LAYERS.Z63"/>
            <calcext:condition calcext:apply-style-name="Wast" calcext:value="=&quot;05&quot;" calcext:base-cell-address="LAYERS.Z63"/>
            <calcext:condition calcext:apply-style-name="Rock" calcext:value="=&quot;06&quot;" calcext:base-cell-address="LAYERS.Z63"/>
            <calcext:condition calcext:apply-style-name="Water" calcext:value="=&quot;07&quot;" calcext:base-cell-address="LAYERS.Z63"/>
            <calcext:condition calcext:apply-style-name="Empty" calcext:value="=&quot;08&quot;" calcext:base-cell-address="LAYERS.Z63"/>
          </calcext:conditional-format>
          <calcext:conditional-format calcext:target-range-address="LAYERS.AA64:LAYERS.AA64">
            <calcext:condition calcext:apply-style-name="Empty" calcext:value="=&quot;00&quot;" calcext:base-cell-address="LAYERS.AA64"/>
            <calcext:condition calcext:apply-style-name="Grass1" calcext:value="=&quot;01&quot;" calcext:base-cell-address="LAYERS.AA64"/>
            <calcext:condition calcext:apply-style-name="Grass2" calcext:value="=&quot;02&quot;" calcext:base-cell-address="LAYERS.AA64"/>
            <calcext:condition calcext:apply-style-name="Road1" calcext:value="=&quot;03&quot;" calcext:base-cell-address="LAYERS.AA64"/>
            <calcext:condition calcext:apply-style-name="Road2" calcext:value="=&quot;04&quot;" calcext:base-cell-address="LAYERS.AA64"/>
            <calcext:condition calcext:apply-style-name="Wast" calcext:value="=&quot;05&quot;" calcext:base-cell-address="LAYERS.AA64"/>
            <calcext:condition calcext:apply-style-name="Rock" calcext:value="=&quot;06&quot;" calcext:base-cell-address="LAYERS.AA64"/>
            <calcext:condition calcext:apply-style-name="Water" calcext:value="=&quot;07&quot;" calcext:base-cell-address="LAYERS.AA64"/>
            <calcext:condition calcext:apply-style-name="Empty" calcext:value="=&quot;08&quot;" calcext:base-cell-address="LAYERS.AA64"/>
          </calcext:conditional-format>
          <calcext:conditional-format calcext:target-range-address="LAYERS.AB64:LAYERS.AB64">
            <calcext:condition calcext:apply-style-name="Empty" calcext:value="=&quot;00&quot;" calcext:base-cell-address="LAYERS.AB64"/>
            <calcext:condition calcext:apply-style-name="Grass1" calcext:value="=&quot;01&quot;" calcext:base-cell-address="LAYERS.AB64"/>
            <calcext:condition calcext:apply-style-name="Grass2" calcext:value="=&quot;02&quot;" calcext:base-cell-address="LAYERS.AB64"/>
            <calcext:condition calcext:apply-style-name="Road1" calcext:value="=&quot;03&quot;" calcext:base-cell-address="LAYERS.AB64"/>
            <calcext:condition calcext:apply-style-name="Road2" calcext:value="=&quot;04&quot;" calcext:base-cell-address="LAYERS.AB64"/>
            <calcext:condition calcext:apply-style-name="Wast" calcext:value="=&quot;05&quot;" calcext:base-cell-address="LAYERS.AB64"/>
            <calcext:condition calcext:apply-style-name="Rock" calcext:value="=&quot;06&quot;" calcext:base-cell-address="LAYERS.AB64"/>
            <calcext:condition calcext:apply-style-name="Water" calcext:value="=&quot;07&quot;" calcext:base-cell-address="LAYERS.AB64"/>
            <calcext:condition calcext:apply-style-name="Empty" calcext:value="=&quot;08&quot;" calcext:base-cell-address="LAYERS.AB64"/>
          </calcext:conditional-format>
          <calcext:conditional-format calcext:target-range-address="LAYERS.AC64:LAYERS.AC64">
            <calcext:condition calcext:apply-style-name="Empty" calcext:value="=&quot;00&quot;" calcext:base-cell-address="LAYERS.AC64"/>
            <calcext:condition calcext:apply-style-name="Grass1" calcext:value="=&quot;01&quot;" calcext:base-cell-address="LAYERS.AC64"/>
            <calcext:condition calcext:apply-style-name="Grass2" calcext:value="=&quot;02&quot;" calcext:base-cell-address="LAYERS.AC64"/>
            <calcext:condition calcext:apply-style-name="Road1" calcext:value="=&quot;03&quot;" calcext:base-cell-address="LAYERS.AC64"/>
            <calcext:condition calcext:apply-style-name="Road2" calcext:value="=&quot;04&quot;" calcext:base-cell-address="LAYERS.AC64"/>
            <calcext:condition calcext:apply-style-name="Wast" calcext:value="=&quot;05&quot;" calcext:base-cell-address="LAYERS.AC64"/>
            <calcext:condition calcext:apply-style-name="Rock" calcext:value="=&quot;06&quot;" calcext:base-cell-address="LAYERS.AC64"/>
            <calcext:condition calcext:apply-style-name="Water" calcext:value="=&quot;07&quot;" calcext:base-cell-address="LAYERS.AC64"/>
            <calcext:condition calcext:apply-style-name="Empty" calcext:value="=&quot;08&quot;" calcext:base-cell-address="LAYERS.AC64"/>
          </calcext:conditional-format>
          <calcext:conditional-format calcext:target-range-address="LAYERS.AD64:LAYERS.AD64">
            <calcext:condition calcext:apply-style-name="Empty" calcext:value="=&quot;00&quot;" calcext:base-cell-address="LAYERS.AD64"/>
            <calcext:condition calcext:apply-style-name="Grass1" calcext:value="=&quot;01&quot;" calcext:base-cell-address="LAYERS.AD64"/>
            <calcext:condition calcext:apply-style-name="Grass2" calcext:value="=&quot;02&quot;" calcext:base-cell-address="LAYERS.AD64"/>
            <calcext:condition calcext:apply-style-name="Road1" calcext:value="=&quot;03&quot;" calcext:base-cell-address="LAYERS.AD64"/>
            <calcext:condition calcext:apply-style-name="Road2" calcext:value="=&quot;04&quot;" calcext:base-cell-address="LAYERS.AD64"/>
            <calcext:condition calcext:apply-style-name="Wast" calcext:value="=&quot;05&quot;" calcext:base-cell-address="LAYERS.AD64"/>
            <calcext:condition calcext:apply-style-name="Rock" calcext:value="=&quot;06&quot;" calcext:base-cell-address="LAYERS.AD64"/>
            <calcext:condition calcext:apply-style-name="Water" calcext:value="=&quot;07&quot;" calcext:base-cell-address="LAYERS.AD64"/>
            <calcext:condition calcext:apply-style-name="Empty" calcext:value="=&quot;08&quot;" calcext:base-cell-address="LAYERS.AD64"/>
          </calcext:conditional-format>
          <calcext:conditional-format calcext:target-range-address="LAYERS.AE64:LAYERS.AE64">
            <calcext:condition calcext:apply-style-name="Empty" calcext:value="=&quot;00&quot;" calcext:base-cell-address="LAYERS.AE64"/>
            <calcext:condition calcext:apply-style-name="Grass1" calcext:value="=&quot;01&quot;" calcext:base-cell-address="LAYERS.AE64"/>
            <calcext:condition calcext:apply-style-name="Grass2" calcext:value="=&quot;02&quot;" calcext:base-cell-address="LAYERS.AE64"/>
            <calcext:condition calcext:apply-style-name="Road1" calcext:value="=&quot;03&quot;" calcext:base-cell-address="LAYERS.AE64"/>
            <calcext:condition calcext:apply-style-name="Road2" calcext:value="=&quot;04&quot;" calcext:base-cell-address="LAYERS.AE64"/>
            <calcext:condition calcext:apply-style-name="Wast" calcext:value="=&quot;05&quot;" calcext:base-cell-address="LAYERS.AE64"/>
            <calcext:condition calcext:apply-style-name="Rock" calcext:value="=&quot;06&quot;" calcext:base-cell-address="LAYERS.AE64"/>
            <calcext:condition calcext:apply-style-name="Water" calcext:value="=&quot;07&quot;" calcext:base-cell-address="LAYERS.AE64"/>
            <calcext:condition calcext:apply-style-name="Empty" calcext:value="=&quot;08&quot;" calcext:base-cell-address="LAYERS.AE64"/>
          </calcext:conditional-format>
          <calcext:conditional-format calcext:target-range-address="LAYERS.AF62:LAYERS.AF62">
            <calcext:condition calcext:apply-style-name="Empty" calcext:value="=&quot;00&quot;" calcext:base-cell-address="LAYERS.AF62"/>
            <calcext:condition calcext:apply-style-name="Grass1" calcext:value="=&quot;01&quot;" calcext:base-cell-address="LAYERS.AF62"/>
            <calcext:condition calcext:apply-style-name="Grass2" calcext:value="=&quot;02&quot;" calcext:base-cell-address="LAYERS.AF62"/>
            <calcext:condition calcext:apply-style-name="Road1" calcext:value="=&quot;03&quot;" calcext:base-cell-address="LAYERS.AF62"/>
            <calcext:condition calcext:apply-style-name="Road2" calcext:value="=&quot;04&quot;" calcext:base-cell-address="LAYERS.AF62"/>
            <calcext:condition calcext:apply-style-name="Wast" calcext:value="=&quot;05&quot;" calcext:base-cell-address="LAYERS.AF62"/>
            <calcext:condition calcext:apply-style-name="Rock" calcext:value="=&quot;06&quot;" calcext:base-cell-address="LAYERS.AF62"/>
            <calcext:condition calcext:apply-style-name="Water" calcext:value="=&quot;07&quot;" calcext:base-cell-address="LAYERS.AF62"/>
            <calcext:condition calcext:apply-style-name="Empty" calcext:value="=&quot;08&quot;" calcext:base-cell-address="LAYERS.AF62"/>
          </calcext:conditional-format>
          <calcext:conditional-format calcext:target-range-address="LAYERS.AE63:LAYERS.AE63">
            <calcext:condition calcext:apply-style-name="Empty" calcext:value="=&quot;00&quot;" calcext:base-cell-address="LAYERS.AE63"/>
            <calcext:condition calcext:apply-style-name="Grass1" calcext:value="=&quot;01&quot;" calcext:base-cell-address="LAYERS.AE63"/>
            <calcext:condition calcext:apply-style-name="Grass2" calcext:value="=&quot;02&quot;" calcext:base-cell-address="LAYERS.AE63"/>
            <calcext:condition calcext:apply-style-name="Road1" calcext:value="=&quot;03&quot;" calcext:base-cell-address="LAYERS.AE63"/>
            <calcext:condition calcext:apply-style-name="Road2" calcext:value="=&quot;04&quot;" calcext:base-cell-address="LAYERS.AE63"/>
            <calcext:condition calcext:apply-style-name="Wast" calcext:value="=&quot;05&quot;" calcext:base-cell-address="LAYERS.AE63"/>
            <calcext:condition calcext:apply-style-name="Rock" calcext:value="=&quot;06&quot;" calcext:base-cell-address="LAYERS.AE63"/>
            <calcext:condition calcext:apply-style-name="Water" calcext:value="=&quot;07&quot;" calcext:base-cell-address="LAYERS.AE63"/>
            <calcext:condition calcext:apply-style-name="Empty" calcext:value="=&quot;08&quot;" calcext:base-cell-address="LAYERS.AE63"/>
          </calcext:conditional-format>
          <calcext:conditional-format calcext:target-range-address="LAYERS.G5:LAYERS.G5">
            <calcext:condition calcext:apply-style-name="Empty" calcext:value="=&quot;00&quot;" calcext:base-cell-address="LAYERS.G5"/>
            <calcext:condition calcext:apply-style-name="Grass1" calcext:value="=&quot;01&quot;" calcext:base-cell-address="LAYERS.G5"/>
            <calcext:condition calcext:apply-style-name="Grass2" calcext:value="=&quot;02&quot;" calcext:base-cell-address="LAYERS.G5"/>
            <calcext:condition calcext:apply-style-name="Road1" calcext:value="=&quot;03&quot;" calcext:base-cell-address="LAYERS.G5"/>
            <calcext:condition calcext:apply-style-name="Road2" calcext:value="=&quot;04&quot;" calcext:base-cell-address="LAYERS.G5"/>
            <calcext:condition calcext:apply-style-name="Wast" calcext:value="=&quot;05&quot;" calcext:base-cell-address="LAYERS.G5"/>
            <calcext:condition calcext:apply-style-name="Rock" calcext:value="=&quot;06&quot;" calcext:base-cell-address="LAYERS.G5"/>
            <calcext:condition calcext:apply-style-name="Water" calcext:value="=&quot;07&quot;" calcext:base-cell-address="LAYERS.G5"/>
            <calcext:condition calcext:apply-style-name="Empty" calcext:value="=&quot;08&quot;" calcext:base-cell-address="LAYERS.G5"/>
          </calcext:conditional-format>
          <calcext:conditional-format calcext:target-range-address="LAYERS.G6:LAYERS.G6">
            <calcext:condition calcext:apply-style-name="Empty" calcext:value="=&quot;00&quot;" calcext:base-cell-address="LAYERS.G6"/>
            <calcext:condition calcext:apply-style-name="Grass1" calcext:value="=&quot;01&quot;" calcext:base-cell-address="LAYERS.G6"/>
            <calcext:condition calcext:apply-style-name="Grass2" calcext:value="=&quot;02&quot;" calcext:base-cell-address="LAYERS.G6"/>
            <calcext:condition calcext:apply-style-name="Road1" calcext:value="=&quot;03&quot;" calcext:base-cell-address="LAYERS.G6"/>
            <calcext:condition calcext:apply-style-name="Road2" calcext:value="=&quot;04&quot;" calcext:base-cell-address="LAYERS.G6"/>
            <calcext:condition calcext:apply-style-name="Wast" calcext:value="=&quot;05&quot;" calcext:base-cell-address="LAYERS.G6"/>
            <calcext:condition calcext:apply-style-name="Rock" calcext:value="=&quot;06&quot;" calcext:base-cell-address="LAYERS.G6"/>
            <calcext:condition calcext:apply-style-name="Water" calcext:value="=&quot;07&quot;" calcext:base-cell-address="LAYERS.G6"/>
            <calcext:condition calcext:apply-style-name="Empty" calcext:value="=&quot;08&quot;" calcext:base-cell-address="LAYERS.G6"/>
          </calcext:conditional-format>
          <calcext:conditional-format calcext:target-range-address="LAYERS.AG68:LAYERS.AG1048576 LAYERS.AG1:LAYERS.AG1 LAYERS.AG34:LAYERS.AG35">
            <calcext:condition calcext:apply-style-name="Empty" calcext:value="=&quot;00&quot;" calcext:base-cell-address="LAYERS.AG1"/>
            <calcext:condition calcext:apply-style-name="Grass1" calcext:value="=&quot;01&quot;" calcext:base-cell-address="LAYERS.AG1"/>
            <calcext:condition calcext:apply-style-name="Grass2" calcext:value="=&quot;02&quot;" calcext:base-cell-address="LAYERS.AG1"/>
            <calcext:condition calcext:apply-style-name="Road1" calcext:value="=&quot;03&quot;" calcext:base-cell-address="LAYERS.AG1"/>
            <calcext:condition calcext:apply-style-name="Road2" calcext:value="=&quot;04&quot;" calcext:base-cell-address="LAYERS.AG1"/>
            <calcext:condition calcext:apply-style-name="Wast" calcext:value="=&quot;05&quot;" calcext:base-cell-address="LAYERS.AG1"/>
            <calcext:condition calcext:apply-style-name="Rock" calcext:value="=&quot;06&quot;" calcext:base-cell-address="LAYERS.AG1"/>
            <calcext:condition calcext:apply-style-name="Water" calcext:value="=&quot;07&quot;" calcext:base-cell-address="LAYERS.AG1"/>
            <calcext:condition calcext:apply-style-name="Empty" calcext:value="=&quot;08&quot;" calcext:base-cell-address="LAYERS.AG1"/>
          </calcext:conditional-format>
          <calcext:conditional-format calcext:target-range-address="LAYERS.B34:LAYERS.B35 LAYERS.B68:LAYERS.B1048576 LAYERS.B1:LAYERS.B1">
            <calcext:condition calcext:apply-style-name="Empty" calcext:value="=&quot;00&quot;" calcext:base-cell-address="LAYERS.B1"/>
            <calcext:condition calcext:apply-style-name="Grass1" calcext:value="=&quot;01&quot;" calcext:base-cell-address="LAYERS.B1"/>
            <calcext:condition calcext:apply-style-name="Grass2" calcext:value="=&quot;02&quot;" calcext:base-cell-address="LAYERS.B1"/>
            <calcext:condition calcext:apply-style-name="Road1" calcext:value="=&quot;03&quot;" calcext:base-cell-address="LAYERS.B1"/>
            <calcext:condition calcext:apply-style-name="Road2" calcext:value="=&quot;04&quot;" calcext:base-cell-address="LAYERS.B1"/>
            <calcext:condition calcext:apply-style-name="Wast" calcext:value="=&quot;05&quot;" calcext:base-cell-address="LAYERS.B1"/>
            <calcext:condition calcext:apply-style-name="Rock" calcext:value="=&quot;06&quot;" calcext:base-cell-address="LAYERS.B1"/>
            <calcext:condition calcext:apply-style-name="Water" calcext:value="=&quot;07&quot;" calcext:base-cell-address="LAYERS.B1"/>
            <calcext:condition calcext:apply-style-name="Empty" calcext:value="=&quot;08&quot;" calcext:base-cell-address="LAYERS.B1"/>
          </calcext:conditional-format>
          <calcext:conditional-format calcext:target-range-address="LAYERS.AH2:LAYERS.AMJ2 LAYERS.A2:LAYERS.A2">
            <calcext:condition calcext:apply-style-name="Empty" calcext:value="=&quot;00&quot;" calcext:base-cell-address="LAYERS.A2"/>
            <calcext:condition calcext:apply-style-name="Grass1" calcext:value="=&quot;01&quot;" calcext:base-cell-address="LAYERS.A2"/>
            <calcext:condition calcext:apply-style-name="Grass2" calcext:value="=&quot;02&quot;" calcext:base-cell-address="LAYERS.A2"/>
            <calcext:condition calcext:apply-style-name="Road1" calcext:value="=&quot;03&quot;" calcext:base-cell-address="LAYERS.A2"/>
            <calcext:condition calcext:apply-style-name="Road2" calcext:value="=&quot;04&quot;" calcext:base-cell-address="LAYERS.A2"/>
            <calcext:condition calcext:apply-style-name="Wast" calcext:value="=&quot;05&quot;" calcext:base-cell-address="LAYERS.A2"/>
            <calcext:condition calcext:apply-style-name="Rock" calcext:value="=&quot;06&quot;" calcext:base-cell-address="LAYERS.A2"/>
            <calcext:condition calcext:apply-style-name="Water" calcext:value="=&quot;07&quot;" calcext:base-cell-address="LAYERS.A2"/>
            <calcext:condition calcext:apply-style-name="Empty" calcext:value="=&quot;08&quot;" calcext:base-cell-address="LAYERS.A2"/>
          </calcext:conditional-format>
          <calcext:conditional-format calcext:target-range-address="LAYERS.AH32:LAYERS.AMJ32 LAYERS.C32:LAYERS.AF32 LAYERS.A32:LAYERS.A32">
            <calcext:condition calcext:apply-style-name="Empty" calcext:value="=&quot;00&quot;" calcext:base-cell-address="LAYERS.A32"/>
            <calcext:condition calcext:apply-style-name="Grass1" calcext:value="=&quot;01&quot;" calcext:base-cell-address="LAYERS.A32"/>
            <calcext:condition calcext:apply-style-name="Grass2" calcext:value="=&quot;02&quot;" calcext:base-cell-address="LAYERS.A32"/>
            <calcext:condition calcext:apply-style-name="Road1" calcext:value="=&quot;03&quot;" calcext:base-cell-address="LAYERS.A32"/>
            <calcext:condition calcext:apply-style-name="Road2" calcext:value="=&quot;04&quot;" calcext:base-cell-address="LAYERS.A32"/>
            <calcext:condition calcext:apply-style-name="Wast" calcext:value="=&quot;05&quot;" calcext:base-cell-address="LAYERS.A32"/>
            <calcext:condition calcext:apply-style-name="Rock" calcext:value="=&quot;06&quot;" calcext:base-cell-address="LAYERS.A32"/>
            <calcext:condition calcext:apply-style-name="Water" calcext:value="=&quot;07&quot;" calcext:base-cell-address="LAYERS.A32"/>
            <calcext:condition calcext:apply-style-name="Empty" calcext:value="=&quot;08&quot;" calcext:base-cell-address="LAYERS.A32"/>
          </calcext:conditional-format>
          <calcext:conditional-format calcext:target-range-address="LAYERS.AH36:LAYERS.AMJ36 LAYERS.A36:LAYERS.A36">
            <calcext:condition calcext:apply-style-name="Empty" calcext:value="=&quot;00&quot;" calcext:base-cell-address="LAYERS.A36"/>
            <calcext:condition calcext:apply-style-name="Grass1" calcext:value="=&quot;01&quot;" calcext:base-cell-address="LAYERS.A36"/>
            <calcext:condition calcext:apply-style-name="Grass2" calcext:value="=&quot;02&quot;" calcext:base-cell-address="LAYERS.A36"/>
            <calcext:condition calcext:apply-style-name="Road1" calcext:value="=&quot;03&quot;" calcext:base-cell-address="LAYERS.A36"/>
            <calcext:condition calcext:apply-style-name="Road2" calcext:value="=&quot;04&quot;" calcext:base-cell-address="LAYERS.A36"/>
            <calcext:condition calcext:apply-style-name="Wast" calcext:value="=&quot;05&quot;" calcext:base-cell-address="LAYERS.A36"/>
            <calcext:condition calcext:apply-style-name="Rock" calcext:value="=&quot;06&quot;" calcext:base-cell-address="LAYERS.A36"/>
            <calcext:condition calcext:apply-style-name="Water" calcext:value="=&quot;07&quot;" calcext:base-cell-address="LAYERS.A36"/>
            <calcext:condition calcext:apply-style-name="Empty" calcext:value="=&quot;08&quot;" calcext:base-cell-address="LAYERS.A36"/>
          </calcext:conditional-format>
          <calcext:conditional-format calcext:target-range-address="LAYERS.AH67:LAYERS.AMJ67 LAYERS.A67:LAYERS.A67">
            <calcext:condition calcext:apply-style-name="Empty" calcext:value="=&quot;00&quot;" calcext:base-cell-address="LAYERS.A67"/>
            <calcext:condition calcext:apply-style-name="Grass1" calcext:value="=&quot;01&quot;" calcext:base-cell-address="LAYERS.A67"/>
            <calcext:condition calcext:apply-style-name="Grass2" calcext:value="=&quot;02&quot;" calcext:base-cell-address="LAYERS.A67"/>
            <calcext:condition calcext:apply-style-name="Road1" calcext:value="=&quot;03&quot;" calcext:base-cell-address="LAYERS.A67"/>
            <calcext:condition calcext:apply-style-name="Road2" calcext:value="=&quot;04&quot;" calcext:base-cell-address="LAYERS.A67"/>
            <calcext:condition calcext:apply-style-name="Wast" calcext:value="=&quot;05&quot;" calcext:base-cell-address="LAYERS.A67"/>
            <calcext:condition calcext:apply-style-name="Rock" calcext:value="=&quot;06&quot;" calcext:base-cell-address="LAYERS.A67"/>
            <calcext:condition calcext:apply-style-name="Water" calcext:value="=&quot;07&quot;" calcext:base-cell-address="LAYERS.A67"/>
            <calcext:condition calcext:apply-style-name="Empty" calcext:value="=&quot;08&quot;" calcext:base-cell-address="LAYERS.A67"/>
          </calcext:conditional-format>
          <calcext:conditional-format calcext:target-range-address="LAYERS.B2:LAYERS.B2">
            <calcext:condition calcext:apply-style-name="Empty" calcext:value="=&quot;00&quot;" calcext:base-cell-address="LAYERS.B2"/>
            <calcext:condition calcext:apply-style-name="Grass1" calcext:value="=&quot;01&quot;" calcext:base-cell-address="LAYERS.B2"/>
            <calcext:condition calcext:apply-style-name="Grass2" calcext:value="=&quot;02&quot;" calcext:base-cell-address="LAYERS.B2"/>
            <calcext:condition calcext:apply-style-name="Road1" calcext:value="=&quot;03&quot;" calcext:base-cell-address="LAYERS.B2"/>
            <calcext:condition calcext:apply-style-name="Road2" calcext:value="=&quot;04&quot;" calcext:base-cell-address="LAYERS.B2"/>
            <calcext:condition calcext:apply-style-name="Wast" calcext:value="=&quot;05&quot;" calcext:base-cell-address="LAYERS.B2"/>
            <calcext:condition calcext:apply-style-name="Rock" calcext:value="=&quot;06&quot;" calcext:base-cell-address="LAYERS.B2"/>
            <calcext:condition calcext:apply-style-name="Water" calcext:value="=&quot;07&quot;" calcext:base-cell-address="LAYERS.B2"/>
            <calcext:condition calcext:apply-style-name="Empty" calcext:value="=&quot;08&quot;" calcext:base-cell-address="LAYERS.B2"/>
            <calcext:condition calcext:apply-style-name="Empty" calcext:value="=&quot;-1&quot;" calcext:base-cell-address="LAYERS.B2"/>
          </calcext:conditional-format>
          <calcext:conditional-format calcext:target-range-address="LAYERS.C2:LAYERS.C2">
            <calcext:condition calcext:apply-style-name="Empty" calcext:value="=&quot;00&quot;" calcext:base-cell-address="LAYERS.C2"/>
            <calcext:condition calcext:apply-style-name="Grass1" calcext:value="=&quot;01&quot;" calcext:base-cell-address="LAYERS.C2"/>
            <calcext:condition calcext:apply-style-name="Grass2" calcext:value="=&quot;02&quot;" calcext:base-cell-address="LAYERS.C2"/>
            <calcext:condition calcext:apply-style-name="Road1" calcext:value="=&quot;03&quot;" calcext:base-cell-address="LAYERS.C2"/>
            <calcext:condition calcext:apply-style-name="Road2" calcext:value="=&quot;04&quot;" calcext:base-cell-address="LAYERS.C2"/>
            <calcext:condition calcext:apply-style-name="Wast" calcext:value="=&quot;05&quot;" calcext:base-cell-address="LAYERS.C2"/>
            <calcext:condition calcext:apply-style-name="Rock" calcext:value="=&quot;06&quot;" calcext:base-cell-address="LAYERS.C2"/>
            <calcext:condition calcext:apply-style-name="Water" calcext:value="=&quot;07&quot;" calcext:base-cell-address="LAYERS.C2"/>
            <calcext:condition calcext:apply-style-name="Empty" calcext:value="=&quot;08&quot;" calcext:base-cell-address="LAYERS.C2"/>
            <calcext:condition calcext:apply-style-name="Empty" calcext:value="=&quot;-1&quot;" calcext:base-cell-address="LAYERS.C2"/>
          </calcext:conditional-format>
          <calcext:conditional-format calcext:target-range-address="LAYERS.D2:LAYERS.D2">
            <calcext:condition calcext:apply-style-name="Empty" calcext:value="=&quot;00&quot;" calcext:base-cell-address="LAYERS.D2"/>
            <calcext:condition calcext:apply-style-name="Grass1" calcext:value="=&quot;01&quot;" calcext:base-cell-address="LAYERS.D2"/>
            <calcext:condition calcext:apply-style-name="Grass2" calcext:value="=&quot;02&quot;" calcext:base-cell-address="LAYERS.D2"/>
            <calcext:condition calcext:apply-style-name="Road1" calcext:value="=&quot;03&quot;" calcext:base-cell-address="LAYERS.D2"/>
            <calcext:condition calcext:apply-style-name="Road2" calcext:value="=&quot;04&quot;" calcext:base-cell-address="LAYERS.D2"/>
            <calcext:condition calcext:apply-style-name="Wast" calcext:value="=&quot;05&quot;" calcext:base-cell-address="LAYERS.D2"/>
            <calcext:condition calcext:apply-style-name="Rock" calcext:value="=&quot;06&quot;" calcext:base-cell-address="LAYERS.D2"/>
            <calcext:condition calcext:apply-style-name="Water" calcext:value="=&quot;07&quot;" calcext:base-cell-address="LAYERS.D2"/>
            <calcext:condition calcext:apply-style-name="Empty" calcext:value="=&quot;08&quot;" calcext:base-cell-address="LAYERS.D2"/>
            <calcext:condition calcext:apply-style-name="Empty" calcext:value="=&quot;-1&quot;" calcext:base-cell-address="LAYERS.D2"/>
          </calcext:conditional-format>
          <calcext:conditional-format calcext:target-range-address="LAYERS.E2:LAYERS.E2">
            <calcext:condition calcext:apply-style-name="Empty" calcext:value="=&quot;00&quot;" calcext:base-cell-address="LAYERS.E2"/>
            <calcext:condition calcext:apply-style-name="Grass1" calcext:value="=&quot;01&quot;" calcext:base-cell-address="LAYERS.E2"/>
            <calcext:condition calcext:apply-style-name="Grass2" calcext:value="=&quot;02&quot;" calcext:base-cell-address="LAYERS.E2"/>
            <calcext:condition calcext:apply-style-name="Road1" calcext:value="=&quot;03&quot;" calcext:base-cell-address="LAYERS.E2"/>
            <calcext:condition calcext:apply-style-name="Road2" calcext:value="=&quot;04&quot;" calcext:base-cell-address="LAYERS.E2"/>
            <calcext:condition calcext:apply-style-name="Wast" calcext:value="=&quot;05&quot;" calcext:base-cell-address="LAYERS.E2"/>
            <calcext:condition calcext:apply-style-name="Rock" calcext:value="=&quot;06&quot;" calcext:base-cell-address="LAYERS.E2"/>
            <calcext:condition calcext:apply-style-name="Water" calcext:value="=&quot;07&quot;" calcext:base-cell-address="LAYERS.E2"/>
            <calcext:condition calcext:apply-style-name="Empty" calcext:value="=&quot;08&quot;" calcext:base-cell-address="LAYERS.E2"/>
            <calcext:condition calcext:apply-style-name="Empty" calcext:value="=&quot;-1&quot;" calcext:base-cell-address="LAYERS.E2"/>
          </calcext:conditional-format>
          <calcext:conditional-format calcext:target-range-address="LAYERS.F2:LAYERS.F2">
            <calcext:condition calcext:apply-style-name="Empty" calcext:value="=&quot;00&quot;" calcext:base-cell-address="LAYERS.F2"/>
            <calcext:condition calcext:apply-style-name="Grass1" calcext:value="=&quot;01&quot;" calcext:base-cell-address="LAYERS.F2"/>
            <calcext:condition calcext:apply-style-name="Grass2" calcext:value="=&quot;02&quot;" calcext:base-cell-address="LAYERS.F2"/>
            <calcext:condition calcext:apply-style-name="Road1" calcext:value="=&quot;03&quot;" calcext:base-cell-address="LAYERS.F2"/>
            <calcext:condition calcext:apply-style-name="Road2" calcext:value="=&quot;04&quot;" calcext:base-cell-address="LAYERS.F2"/>
            <calcext:condition calcext:apply-style-name="Wast" calcext:value="=&quot;05&quot;" calcext:base-cell-address="LAYERS.F2"/>
            <calcext:condition calcext:apply-style-name="Rock" calcext:value="=&quot;06&quot;" calcext:base-cell-address="LAYERS.F2"/>
            <calcext:condition calcext:apply-style-name="Water" calcext:value="=&quot;07&quot;" calcext:base-cell-address="LAYERS.F2"/>
            <calcext:condition calcext:apply-style-name="Empty" calcext:value="=&quot;08&quot;" calcext:base-cell-address="LAYERS.F2"/>
            <calcext:condition calcext:apply-style-name="Empty" calcext:value="=&quot;-1&quot;" calcext:base-cell-address="LAYERS.F2"/>
          </calcext:conditional-format>
          <calcext:conditional-format calcext:target-range-address="LAYERS.G2:LAYERS.G2">
            <calcext:condition calcext:apply-style-name="Empty" calcext:value="=&quot;00&quot;" calcext:base-cell-address="LAYERS.G2"/>
            <calcext:condition calcext:apply-style-name="Grass1" calcext:value="=&quot;01&quot;" calcext:base-cell-address="LAYERS.G2"/>
            <calcext:condition calcext:apply-style-name="Grass2" calcext:value="=&quot;02&quot;" calcext:base-cell-address="LAYERS.G2"/>
            <calcext:condition calcext:apply-style-name="Road1" calcext:value="=&quot;03&quot;" calcext:base-cell-address="LAYERS.G2"/>
            <calcext:condition calcext:apply-style-name="Road2" calcext:value="=&quot;04&quot;" calcext:base-cell-address="LAYERS.G2"/>
            <calcext:condition calcext:apply-style-name="Wast" calcext:value="=&quot;05&quot;" calcext:base-cell-address="LAYERS.G2"/>
            <calcext:condition calcext:apply-style-name="Rock" calcext:value="=&quot;06&quot;" calcext:base-cell-address="LAYERS.G2"/>
            <calcext:condition calcext:apply-style-name="Water" calcext:value="=&quot;07&quot;" calcext:base-cell-address="LAYERS.G2"/>
            <calcext:condition calcext:apply-style-name="Empty" calcext:value="=&quot;08&quot;" calcext:base-cell-address="LAYERS.G2"/>
            <calcext:condition calcext:apply-style-name="Empty" calcext:value="=&quot;-1&quot;" calcext:base-cell-address="LAYERS.G2"/>
          </calcext:conditional-format>
          <calcext:conditional-format calcext:target-range-address="LAYERS.H2:LAYERS.H2">
            <calcext:condition calcext:apply-style-name="Empty" calcext:value="=&quot;00&quot;" calcext:base-cell-address="LAYERS.H2"/>
            <calcext:condition calcext:apply-style-name="Grass1" calcext:value="=&quot;01&quot;" calcext:base-cell-address="LAYERS.H2"/>
            <calcext:condition calcext:apply-style-name="Grass2" calcext:value="=&quot;02&quot;" calcext:base-cell-address="LAYERS.H2"/>
            <calcext:condition calcext:apply-style-name="Road1" calcext:value="=&quot;03&quot;" calcext:base-cell-address="LAYERS.H2"/>
            <calcext:condition calcext:apply-style-name="Road2" calcext:value="=&quot;04&quot;" calcext:base-cell-address="LAYERS.H2"/>
            <calcext:condition calcext:apply-style-name="Wast" calcext:value="=&quot;05&quot;" calcext:base-cell-address="LAYERS.H2"/>
            <calcext:condition calcext:apply-style-name="Rock" calcext:value="=&quot;06&quot;" calcext:base-cell-address="LAYERS.H2"/>
            <calcext:condition calcext:apply-style-name="Water" calcext:value="=&quot;07&quot;" calcext:base-cell-address="LAYERS.H2"/>
            <calcext:condition calcext:apply-style-name="Empty" calcext:value="=&quot;08&quot;" calcext:base-cell-address="LAYERS.H2"/>
            <calcext:condition calcext:apply-style-name="Empty" calcext:value="=&quot;-1&quot;" calcext:base-cell-address="LAYERS.H2"/>
          </calcext:conditional-format>
          <calcext:conditional-format calcext:target-range-address="LAYERS.I2:LAYERS.I2">
            <calcext:condition calcext:apply-style-name="Empty" calcext:value="=&quot;00&quot;" calcext:base-cell-address="LAYERS.I2"/>
            <calcext:condition calcext:apply-style-name="Grass1" calcext:value="=&quot;01&quot;" calcext:base-cell-address="LAYERS.I2"/>
            <calcext:condition calcext:apply-style-name="Grass2" calcext:value="=&quot;02&quot;" calcext:base-cell-address="LAYERS.I2"/>
            <calcext:condition calcext:apply-style-name="Road1" calcext:value="=&quot;03&quot;" calcext:base-cell-address="LAYERS.I2"/>
            <calcext:condition calcext:apply-style-name="Road2" calcext:value="=&quot;04&quot;" calcext:base-cell-address="LAYERS.I2"/>
            <calcext:condition calcext:apply-style-name="Wast" calcext:value="=&quot;05&quot;" calcext:base-cell-address="LAYERS.I2"/>
            <calcext:condition calcext:apply-style-name="Rock" calcext:value="=&quot;06&quot;" calcext:base-cell-address="LAYERS.I2"/>
            <calcext:condition calcext:apply-style-name="Water" calcext:value="=&quot;07&quot;" calcext:base-cell-address="LAYERS.I2"/>
            <calcext:condition calcext:apply-style-name="Empty" calcext:value="=&quot;08&quot;" calcext:base-cell-address="LAYERS.I2"/>
            <calcext:condition calcext:apply-style-name="Empty" calcext:value="=&quot;-1&quot;" calcext:base-cell-address="LAYERS.I2"/>
          </calcext:conditional-format>
          <calcext:conditional-format calcext:target-range-address="LAYERS.J2:LAYERS.J2">
            <calcext:condition calcext:apply-style-name="Empty" calcext:value="=&quot;00&quot;" calcext:base-cell-address="LAYERS.J2"/>
            <calcext:condition calcext:apply-style-name="Grass1" calcext:value="=&quot;01&quot;" calcext:base-cell-address="LAYERS.J2"/>
            <calcext:condition calcext:apply-style-name="Grass2" calcext:value="=&quot;02&quot;" calcext:base-cell-address="LAYERS.J2"/>
            <calcext:condition calcext:apply-style-name="Road1" calcext:value="=&quot;03&quot;" calcext:base-cell-address="LAYERS.J2"/>
            <calcext:condition calcext:apply-style-name="Road2" calcext:value="=&quot;04&quot;" calcext:base-cell-address="LAYERS.J2"/>
            <calcext:condition calcext:apply-style-name="Wast" calcext:value="=&quot;05&quot;" calcext:base-cell-address="LAYERS.J2"/>
            <calcext:condition calcext:apply-style-name="Rock" calcext:value="=&quot;06&quot;" calcext:base-cell-address="LAYERS.J2"/>
            <calcext:condition calcext:apply-style-name="Water" calcext:value="=&quot;07&quot;" calcext:base-cell-address="LAYERS.J2"/>
            <calcext:condition calcext:apply-style-name="Empty" calcext:value="=&quot;08&quot;" calcext:base-cell-address="LAYERS.J2"/>
            <calcext:condition calcext:apply-style-name="Empty" calcext:value="=&quot;-1&quot;" calcext:base-cell-address="LAYERS.J2"/>
          </calcext:conditional-format>
          <calcext:conditional-format calcext:target-range-address="LAYERS.K2:LAYERS.K2">
            <calcext:condition calcext:apply-style-name="Empty" calcext:value="=&quot;00&quot;" calcext:base-cell-address="LAYERS.K2"/>
            <calcext:condition calcext:apply-style-name="Grass1" calcext:value="=&quot;01&quot;" calcext:base-cell-address="LAYERS.K2"/>
            <calcext:condition calcext:apply-style-name="Grass2" calcext:value="=&quot;02&quot;" calcext:base-cell-address="LAYERS.K2"/>
            <calcext:condition calcext:apply-style-name="Road1" calcext:value="=&quot;03&quot;" calcext:base-cell-address="LAYERS.K2"/>
            <calcext:condition calcext:apply-style-name="Road2" calcext:value="=&quot;04&quot;" calcext:base-cell-address="LAYERS.K2"/>
            <calcext:condition calcext:apply-style-name="Wast" calcext:value="=&quot;05&quot;" calcext:base-cell-address="LAYERS.K2"/>
            <calcext:condition calcext:apply-style-name="Rock" calcext:value="=&quot;06&quot;" calcext:base-cell-address="LAYERS.K2"/>
            <calcext:condition calcext:apply-style-name="Water" calcext:value="=&quot;07&quot;" calcext:base-cell-address="LAYERS.K2"/>
            <calcext:condition calcext:apply-style-name="Empty" calcext:value="=&quot;08&quot;" calcext:base-cell-address="LAYERS.K2"/>
            <calcext:condition calcext:apply-style-name="Empty" calcext:value="=&quot;-1&quot;" calcext:base-cell-address="LAYERS.K2"/>
          </calcext:conditional-format>
          <calcext:conditional-format calcext:target-range-address="LAYERS.L2:LAYERS.L2">
            <calcext:condition calcext:apply-style-name="Empty" calcext:value="=&quot;00&quot;" calcext:base-cell-address="LAYERS.L2"/>
            <calcext:condition calcext:apply-style-name="Grass1" calcext:value="=&quot;01&quot;" calcext:base-cell-address="LAYERS.L2"/>
            <calcext:condition calcext:apply-style-name="Grass2" calcext:value="=&quot;02&quot;" calcext:base-cell-address="LAYERS.L2"/>
            <calcext:condition calcext:apply-style-name="Road1" calcext:value="=&quot;03&quot;" calcext:base-cell-address="LAYERS.L2"/>
            <calcext:condition calcext:apply-style-name="Road2" calcext:value="=&quot;04&quot;" calcext:base-cell-address="LAYERS.L2"/>
            <calcext:condition calcext:apply-style-name="Wast" calcext:value="=&quot;05&quot;" calcext:base-cell-address="LAYERS.L2"/>
            <calcext:condition calcext:apply-style-name="Rock" calcext:value="=&quot;06&quot;" calcext:base-cell-address="LAYERS.L2"/>
            <calcext:condition calcext:apply-style-name="Water" calcext:value="=&quot;07&quot;" calcext:base-cell-address="LAYERS.L2"/>
            <calcext:condition calcext:apply-style-name="Empty" calcext:value="=&quot;08&quot;" calcext:base-cell-address="LAYERS.L2"/>
            <calcext:condition calcext:apply-style-name="Empty" calcext:value="=&quot;-1&quot;" calcext:base-cell-address="LAYERS.L2"/>
          </calcext:conditional-format>
          <calcext:conditional-format calcext:target-range-address="LAYERS.M2:LAYERS.M2">
            <calcext:condition calcext:apply-style-name="Empty" calcext:value="=&quot;00&quot;" calcext:base-cell-address="LAYERS.M2"/>
            <calcext:condition calcext:apply-style-name="Grass1" calcext:value="=&quot;01&quot;" calcext:base-cell-address="LAYERS.M2"/>
            <calcext:condition calcext:apply-style-name="Grass2" calcext:value="=&quot;02&quot;" calcext:base-cell-address="LAYERS.M2"/>
            <calcext:condition calcext:apply-style-name="Road1" calcext:value="=&quot;03&quot;" calcext:base-cell-address="LAYERS.M2"/>
            <calcext:condition calcext:apply-style-name="Road2" calcext:value="=&quot;04&quot;" calcext:base-cell-address="LAYERS.M2"/>
            <calcext:condition calcext:apply-style-name="Wast" calcext:value="=&quot;05&quot;" calcext:base-cell-address="LAYERS.M2"/>
            <calcext:condition calcext:apply-style-name="Rock" calcext:value="=&quot;06&quot;" calcext:base-cell-address="LAYERS.M2"/>
            <calcext:condition calcext:apply-style-name="Water" calcext:value="=&quot;07&quot;" calcext:base-cell-address="LAYERS.M2"/>
            <calcext:condition calcext:apply-style-name="Empty" calcext:value="=&quot;08&quot;" calcext:base-cell-address="LAYERS.M2"/>
            <calcext:condition calcext:apply-style-name="Empty" calcext:value="=&quot;-1&quot;" calcext:base-cell-address="LAYERS.M2"/>
          </calcext:conditional-format>
          <calcext:conditional-format calcext:target-range-address="LAYERS.N2:LAYERS.N2">
            <calcext:condition calcext:apply-style-name="Empty" calcext:value="=&quot;00&quot;" calcext:base-cell-address="LAYERS.N2"/>
            <calcext:condition calcext:apply-style-name="Grass1" calcext:value="=&quot;01&quot;" calcext:base-cell-address="LAYERS.N2"/>
            <calcext:condition calcext:apply-style-name="Grass2" calcext:value="=&quot;02&quot;" calcext:base-cell-address="LAYERS.N2"/>
            <calcext:condition calcext:apply-style-name="Road1" calcext:value="=&quot;03&quot;" calcext:base-cell-address="LAYERS.N2"/>
            <calcext:condition calcext:apply-style-name="Road2" calcext:value="=&quot;04&quot;" calcext:base-cell-address="LAYERS.N2"/>
            <calcext:condition calcext:apply-style-name="Wast" calcext:value="=&quot;05&quot;" calcext:base-cell-address="LAYERS.N2"/>
            <calcext:condition calcext:apply-style-name="Rock" calcext:value="=&quot;06&quot;" calcext:base-cell-address="LAYERS.N2"/>
            <calcext:condition calcext:apply-style-name="Water" calcext:value="=&quot;07&quot;" calcext:base-cell-address="LAYERS.N2"/>
            <calcext:condition calcext:apply-style-name="Empty" calcext:value="=&quot;08&quot;" calcext:base-cell-address="LAYERS.N2"/>
            <calcext:condition calcext:apply-style-name="Empty" calcext:value="=&quot;-1&quot;" calcext:base-cell-address="LAYERS.N2"/>
          </calcext:conditional-format>
          <calcext:conditional-format calcext:target-range-address="LAYERS.O2:LAYERS.O2">
            <calcext:condition calcext:apply-style-name="Empty" calcext:value="=&quot;00&quot;" calcext:base-cell-address="LAYERS.O2"/>
            <calcext:condition calcext:apply-style-name="Grass1" calcext:value="=&quot;01&quot;" calcext:base-cell-address="LAYERS.O2"/>
            <calcext:condition calcext:apply-style-name="Grass2" calcext:value="=&quot;02&quot;" calcext:base-cell-address="LAYERS.O2"/>
            <calcext:condition calcext:apply-style-name="Road1" calcext:value="=&quot;03&quot;" calcext:base-cell-address="LAYERS.O2"/>
            <calcext:condition calcext:apply-style-name="Road2" calcext:value="=&quot;04&quot;" calcext:base-cell-address="LAYERS.O2"/>
            <calcext:condition calcext:apply-style-name="Wast" calcext:value="=&quot;05&quot;" calcext:base-cell-address="LAYERS.O2"/>
            <calcext:condition calcext:apply-style-name="Rock" calcext:value="=&quot;06&quot;" calcext:base-cell-address="LAYERS.O2"/>
            <calcext:condition calcext:apply-style-name="Water" calcext:value="=&quot;07&quot;" calcext:base-cell-address="LAYERS.O2"/>
            <calcext:condition calcext:apply-style-name="Empty" calcext:value="=&quot;08&quot;" calcext:base-cell-address="LAYERS.O2"/>
            <calcext:condition calcext:apply-style-name="Empty" calcext:value="=&quot;-1&quot;" calcext:base-cell-address="LAYERS.O2"/>
          </calcext:conditional-format>
          <calcext:conditional-format calcext:target-range-address="LAYERS.P2:LAYERS.P2">
            <calcext:condition calcext:apply-style-name="Empty" calcext:value="=&quot;00&quot;" calcext:base-cell-address="LAYERS.P2"/>
            <calcext:condition calcext:apply-style-name="Grass1" calcext:value="=&quot;01&quot;" calcext:base-cell-address="LAYERS.P2"/>
            <calcext:condition calcext:apply-style-name="Grass2" calcext:value="=&quot;02&quot;" calcext:base-cell-address="LAYERS.P2"/>
            <calcext:condition calcext:apply-style-name="Road1" calcext:value="=&quot;03&quot;" calcext:base-cell-address="LAYERS.P2"/>
            <calcext:condition calcext:apply-style-name="Road2" calcext:value="=&quot;04&quot;" calcext:base-cell-address="LAYERS.P2"/>
            <calcext:condition calcext:apply-style-name="Wast" calcext:value="=&quot;05&quot;" calcext:base-cell-address="LAYERS.P2"/>
            <calcext:condition calcext:apply-style-name="Rock" calcext:value="=&quot;06&quot;" calcext:base-cell-address="LAYERS.P2"/>
            <calcext:condition calcext:apply-style-name="Water" calcext:value="=&quot;07&quot;" calcext:base-cell-address="LAYERS.P2"/>
            <calcext:condition calcext:apply-style-name="Empty" calcext:value="=&quot;08&quot;" calcext:base-cell-address="LAYERS.P2"/>
            <calcext:condition calcext:apply-style-name="Empty" calcext:value="=&quot;-1&quot;" calcext:base-cell-address="LAYERS.P2"/>
          </calcext:conditional-format>
          <calcext:conditional-format calcext:target-range-address="LAYERS.Q2:LAYERS.Q2">
            <calcext:condition calcext:apply-style-name="Empty" calcext:value="=&quot;00&quot;" calcext:base-cell-address="LAYERS.Q2"/>
            <calcext:condition calcext:apply-style-name="Grass1" calcext:value="=&quot;01&quot;" calcext:base-cell-address="LAYERS.Q2"/>
            <calcext:condition calcext:apply-style-name="Grass2" calcext:value="=&quot;02&quot;" calcext:base-cell-address="LAYERS.Q2"/>
            <calcext:condition calcext:apply-style-name="Road1" calcext:value="=&quot;03&quot;" calcext:base-cell-address="LAYERS.Q2"/>
            <calcext:condition calcext:apply-style-name="Road2" calcext:value="=&quot;04&quot;" calcext:base-cell-address="LAYERS.Q2"/>
            <calcext:condition calcext:apply-style-name="Wast" calcext:value="=&quot;05&quot;" calcext:base-cell-address="LAYERS.Q2"/>
            <calcext:condition calcext:apply-style-name="Rock" calcext:value="=&quot;06&quot;" calcext:base-cell-address="LAYERS.Q2"/>
            <calcext:condition calcext:apply-style-name="Water" calcext:value="=&quot;07&quot;" calcext:base-cell-address="LAYERS.Q2"/>
            <calcext:condition calcext:apply-style-name="Empty" calcext:value="=&quot;08&quot;" calcext:base-cell-address="LAYERS.Q2"/>
            <calcext:condition calcext:apply-style-name="Empty" calcext:value="=&quot;-1&quot;" calcext:base-cell-address="LAYERS.Q2"/>
          </calcext:conditional-format>
          <calcext:conditional-format calcext:target-range-address="LAYERS.R2:LAYERS.R2">
            <calcext:condition calcext:apply-style-name="Empty" calcext:value="=&quot;00&quot;" calcext:base-cell-address="LAYERS.R2"/>
            <calcext:condition calcext:apply-style-name="Grass1" calcext:value="=&quot;01&quot;" calcext:base-cell-address="LAYERS.R2"/>
            <calcext:condition calcext:apply-style-name="Grass2" calcext:value="=&quot;02&quot;" calcext:base-cell-address="LAYERS.R2"/>
            <calcext:condition calcext:apply-style-name="Road1" calcext:value="=&quot;03&quot;" calcext:base-cell-address="LAYERS.R2"/>
            <calcext:condition calcext:apply-style-name="Road2" calcext:value="=&quot;04&quot;" calcext:base-cell-address="LAYERS.R2"/>
            <calcext:condition calcext:apply-style-name="Wast" calcext:value="=&quot;05&quot;" calcext:base-cell-address="LAYERS.R2"/>
            <calcext:condition calcext:apply-style-name="Rock" calcext:value="=&quot;06&quot;" calcext:base-cell-address="LAYERS.R2"/>
            <calcext:condition calcext:apply-style-name="Water" calcext:value="=&quot;07&quot;" calcext:base-cell-address="LAYERS.R2"/>
            <calcext:condition calcext:apply-style-name="Empty" calcext:value="=&quot;08&quot;" calcext:base-cell-address="LAYERS.R2"/>
            <calcext:condition calcext:apply-style-name="Empty" calcext:value="=&quot;-1&quot;" calcext:base-cell-address="LAYERS.R2"/>
          </calcext:conditional-format>
          <calcext:conditional-format calcext:target-range-address="LAYERS.S2:LAYERS.S2">
            <calcext:condition calcext:apply-style-name="Empty" calcext:value="=&quot;00&quot;" calcext:base-cell-address="LAYERS.S2"/>
            <calcext:condition calcext:apply-style-name="Grass1" calcext:value="=&quot;01&quot;" calcext:base-cell-address="LAYERS.S2"/>
            <calcext:condition calcext:apply-style-name="Grass2" calcext:value="=&quot;02&quot;" calcext:base-cell-address="LAYERS.S2"/>
            <calcext:condition calcext:apply-style-name="Road1" calcext:value="=&quot;03&quot;" calcext:base-cell-address="LAYERS.S2"/>
            <calcext:condition calcext:apply-style-name="Road2" calcext:value="=&quot;04&quot;" calcext:base-cell-address="LAYERS.S2"/>
            <calcext:condition calcext:apply-style-name="Wast" calcext:value="=&quot;05&quot;" calcext:base-cell-address="LAYERS.S2"/>
            <calcext:condition calcext:apply-style-name="Rock" calcext:value="=&quot;06&quot;" calcext:base-cell-address="LAYERS.S2"/>
            <calcext:condition calcext:apply-style-name="Water" calcext:value="=&quot;07&quot;" calcext:base-cell-address="LAYERS.S2"/>
            <calcext:condition calcext:apply-style-name="Empty" calcext:value="=&quot;08&quot;" calcext:base-cell-address="LAYERS.S2"/>
            <calcext:condition calcext:apply-style-name="Empty" calcext:value="=&quot;-1&quot;" calcext:base-cell-address="LAYERS.S2"/>
          </calcext:conditional-format>
          <calcext:conditional-format calcext:target-range-address="LAYERS.T2:LAYERS.T2">
            <calcext:condition calcext:apply-style-name="Empty" calcext:value="=&quot;00&quot;" calcext:base-cell-address="LAYERS.T2"/>
            <calcext:condition calcext:apply-style-name="Grass1" calcext:value="=&quot;01&quot;" calcext:base-cell-address="LAYERS.T2"/>
            <calcext:condition calcext:apply-style-name="Grass2" calcext:value="=&quot;02&quot;" calcext:base-cell-address="LAYERS.T2"/>
            <calcext:condition calcext:apply-style-name="Road1" calcext:value="=&quot;03&quot;" calcext:base-cell-address="LAYERS.T2"/>
            <calcext:condition calcext:apply-style-name="Road2" calcext:value="=&quot;04&quot;" calcext:base-cell-address="LAYERS.T2"/>
            <calcext:condition calcext:apply-style-name="Wast" calcext:value="=&quot;05&quot;" calcext:base-cell-address="LAYERS.T2"/>
            <calcext:condition calcext:apply-style-name="Rock" calcext:value="=&quot;06&quot;" calcext:base-cell-address="LAYERS.T2"/>
            <calcext:condition calcext:apply-style-name="Water" calcext:value="=&quot;07&quot;" calcext:base-cell-address="LAYERS.T2"/>
            <calcext:condition calcext:apply-style-name="Empty" calcext:value="=&quot;08&quot;" calcext:base-cell-address="LAYERS.T2"/>
            <calcext:condition calcext:apply-style-name="Empty" calcext:value="=&quot;-1&quot;" calcext:base-cell-address="LAYERS.T2"/>
          </calcext:conditional-format>
          <calcext:conditional-format calcext:target-range-address="LAYERS.U2:LAYERS.U2">
            <calcext:condition calcext:apply-style-name="Empty" calcext:value="=&quot;00&quot;" calcext:base-cell-address="LAYERS.U2"/>
            <calcext:condition calcext:apply-style-name="Grass1" calcext:value="=&quot;01&quot;" calcext:base-cell-address="LAYERS.U2"/>
            <calcext:condition calcext:apply-style-name="Grass2" calcext:value="=&quot;02&quot;" calcext:base-cell-address="LAYERS.U2"/>
            <calcext:condition calcext:apply-style-name="Road1" calcext:value="=&quot;03&quot;" calcext:base-cell-address="LAYERS.U2"/>
            <calcext:condition calcext:apply-style-name="Road2" calcext:value="=&quot;04&quot;" calcext:base-cell-address="LAYERS.U2"/>
            <calcext:condition calcext:apply-style-name="Wast" calcext:value="=&quot;05&quot;" calcext:base-cell-address="LAYERS.U2"/>
            <calcext:condition calcext:apply-style-name="Rock" calcext:value="=&quot;06&quot;" calcext:base-cell-address="LAYERS.U2"/>
            <calcext:condition calcext:apply-style-name="Water" calcext:value="=&quot;07&quot;" calcext:base-cell-address="LAYERS.U2"/>
            <calcext:condition calcext:apply-style-name="Empty" calcext:value="=&quot;08&quot;" calcext:base-cell-address="LAYERS.U2"/>
            <calcext:condition calcext:apply-style-name="Empty" calcext:value="=&quot;-1&quot;" calcext:base-cell-address="LAYERS.U2"/>
          </calcext:conditional-format>
          <calcext:conditional-format calcext:target-range-address="LAYERS.V2:LAYERS.V2">
            <calcext:condition calcext:apply-style-name="Empty" calcext:value="=&quot;00&quot;" calcext:base-cell-address="LAYERS.V2"/>
            <calcext:condition calcext:apply-style-name="Grass1" calcext:value="=&quot;01&quot;" calcext:base-cell-address="LAYERS.V2"/>
            <calcext:condition calcext:apply-style-name="Grass2" calcext:value="=&quot;02&quot;" calcext:base-cell-address="LAYERS.V2"/>
            <calcext:condition calcext:apply-style-name="Road1" calcext:value="=&quot;03&quot;" calcext:base-cell-address="LAYERS.V2"/>
            <calcext:condition calcext:apply-style-name="Road2" calcext:value="=&quot;04&quot;" calcext:base-cell-address="LAYERS.V2"/>
            <calcext:condition calcext:apply-style-name="Wast" calcext:value="=&quot;05&quot;" calcext:base-cell-address="LAYERS.V2"/>
            <calcext:condition calcext:apply-style-name="Rock" calcext:value="=&quot;06&quot;" calcext:base-cell-address="LAYERS.V2"/>
            <calcext:condition calcext:apply-style-name="Water" calcext:value="=&quot;07&quot;" calcext:base-cell-address="LAYERS.V2"/>
            <calcext:condition calcext:apply-style-name="Empty" calcext:value="=&quot;08&quot;" calcext:base-cell-address="LAYERS.V2"/>
            <calcext:condition calcext:apply-style-name="Empty" calcext:value="=&quot;-1&quot;" calcext:base-cell-address="LAYERS.V2"/>
          </calcext:conditional-format>
          <calcext:conditional-format calcext:target-range-address="LAYERS.W2:LAYERS.W2">
            <calcext:condition calcext:apply-style-name="Empty" calcext:value="=&quot;00&quot;" calcext:base-cell-address="LAYERS.W2"/>
            <calcext:condition calcext:apply-style-name="Grass1" calcext:value="=&quot;01&quot;" calcext:base-cell-address="LAYERS.W2"/>
            <calcext:condition calcext:apply-style-name="Grass2" calcext:value="=&quot;02&quot;" calcext:base-cell-address="LAYERS.W2"/>
            <calcext:condition calcext:apply-style-name="Road1" calcext:value="=&quot;03&quot;" calcext:base-cell-address="LAYERS.W2"/>
            <calcext:condition calcext:apply-style-name="Road2" calcext:value="=&quot;04&quot;" calcext:base-cell-address="LAYERS.W2"/>
            <calcext:condition calcext:apply-style-name="Wast" calcext:value="=&quot;05&quot;" calcext:base-cell-address="LAYERS.W2"/>
            <calcext:condition calcext:apply-style-name="Rock" calcext:value="=&quot;06&quot;" calcext:base-cell-address="LAYERS.W2"/>
            <calcext:condition calcext:apply-style-name="Water" calcext:value="=&quot;07&quot;" calcext:base-cell-address="LAYERS.W2"/>
            <calcext:condition calcext:apply-style-name="Empty" calcext:value="=&quot;08&quot;" calcext:base-cell-address="LAYERS.W2"/>
            <calcext:condition calcext:apply-style-name="Empty" calcext:value="=&quot;-1&quot;" calcext:base-cell-address="LAYERS.W2"/>
          </calcext:conditional-format>
          <calcext:conditional-format calcext:target-range-address="LAYERS.X2:LAYERS.X2">
            <calcext:condition calcext:apply-style-name="Empty" calcext:value="=&quot;00&quot;" calcext:base-cell-address="LAYERS.X2"/>
            <calcext:condition calcext:apply-style-name="Grass1" calcext:value="=&quot;01&quot;" calcext:base-cell-address="LAYERS.X2"/>
            <calcext:condition calcext:apply-style-name="Grass2" calcext:value="=&quot;02&quot;" calcext:base-cell-address="LAYERS.X2"/>
            <calcext:condition calcext:apply-style-name="Road1" calcext:value="=&quot;03&quot;" calcext:base-cell-address="LAYERS.X2"/>
            <calcext:condition calcext:apply-style-name="Road2" calcext:value="=&quot;04&quot;" calcext:base-cell-address="LAYERS.X2"/>
            <calcext:condition calcext:apply-style-name="Wast" calcext:value="=&quot;05&quot;" calcext:base-cell-address="LAYERS.X2"/>
            <calcext:condition calcext:apply-style-name="Rock" calcext:value="=&quot;06&quot;" calcext:base-cell-address="LAYERS.X2"/>
            <calcext:condition calcext:apply-style-name="Water" calcext:value="=&quot;07&quot;" calcext:base-cell-address="LAYERS.X2"/>
            <calcext:condition calcext:apply-style-name="Empty" calcext:value="=&quot;08&quot;" calcext:base-cell-address="LAYERS.X2"/>
            <calcext:condition calcext:apply-style-name="Empty" calcext:value="=&quot;-1&quot;" calcext:base-cell-address="LAYERS.X2"/>
          </calcext:conditional-format>
          <calcext:conditional-format calcext:target-range-address="LAYERS.Y2:LAYERS.Y2">
            <calcext:condition calcext:apply-style-name="Empty" calcext:value="=&quot;00&quot;" calcext:base-cell-address="LAYERS.Y2"/>
            <calcext:condition calcext:apply-style-name="Grass1" calcext:value="=&quot;01&quot;" calcext:base-cell-address="LAYERS.Y2"/>
            <calcext:condition calcext:apply-style-name="Grass2" calcext:value="=&quot;02&quot;" calcext:base-cell-address="LAYERS.Y2"/>
            <calcext:condition calcext:apply-style-name="Road1" calcext:value="=&quot;03&quot;" calcext:base-cell-address="LAYERS.Y2"/>
            <calcext:condition calcext:apply-style-name="Road2" calcext:value="=&quot;04&quot;" calcext:base-cell-address="LAYERS.Y2"/>
            <calcext:condition calcext:apply-style-name="Wast" calcext:value="=&quot;05&quot;" calcext:base-cell-address="LAYERS.Y2"/>
            <calcext:condition calcext:apply-style-name="Rock" calcext:value="=&quot;06&quot;" calcext:base-cell-address="LAYERS.Y2"/>
            <calcext:condition calcext:apply-style-name="Water" calcext:value="=&quot;07&quot;" calcext:base-cell-address="LAYERS.Y2"/>
            <calcext:condition calcext:apply-style-name="Empty" calcext:value="=&quot;08&quot;" calcext:base-cell-address="LAYERS.Y2"/>
            <calcext:condition calcext:apply-style-name="Empty" calcext:value="=&quot;-1&quot;" calcext:base-cell-address="LAYERS.Y2"/>
          </calcext:conditional-format>
          <calcext:conditional-format calcext:target-range-address="LAYERS.Z2:LAYERS.Z2">
            <calcext:condition calcext:apply-style-name="Empty" calcext:value="=&quot;00&quot;" calcext:base-cell-address="LAYERS.Z2"/>
            <calcext:condition calcext:apply-style-name="Grass1" calcext:value="=&quot;01&quot;" calcext:base-cell-address="LAYERS.Z2"/>
            <calcext:condition calcext:apply-style-name="Grass2" calcext:value="=&quot;02&quot;" calcext:base-cell-address="LAYERS.Z2"/>
            <calcext:condition calcext:apply-style-name="Road1" calcext:value="=&quot;03&quot;" calcext:base-cell-address="LAYERS.Z2"/>
            <calcext:condition calcext:apply-style-name="Road2" calcext:value="=&quot;04&quot;" calcext:base-cell-address="LAYERS.Z2"/>
            <calcext:condition calcext:apply-style-name="Wast" calcext:value="=&quot;05&quot;" calcext:base-cell-address="LAYERS.Z2"/>
            <calcext:condition calcext:apply-style-name="Rock" calcext:value="=&quot;06&quot;" calcext:base-cell-address="LAYERS.Z2"/>
            <calcext:condition calcext:apply-style-name="Water" calcext:value="=&quot;07&quot;" calcext:base-cell-address="LAYERS.Z2"/>
            <calcext:condition calcext:apply-style-name="Empty" calcext:value="=&quot;08&quot;" calcext:base-cell-address="LAYERS.Z2"/>
            <calcext:condition calcext:apply-style-name="Empty" calcext:value="=&quot;-1&quot;" calcext:base-cell-address="LAYERS.Z2"/>
          </calcext:conditional-format>
          <calcext:conditional-format calcext:target-range-address="LAYERS.AA2:LAYERS.AA2">
            <calcext:condition calcext:apply-style-name="Empty" calcext:value="=&quot;00&quot;" calcext:base-cell-address="LAYERS.AA2"/>
            <calcext:condition calcext:apply-style-name="Grass1" calcext:value="=&quot;01&quot;" calcext:base-cell-address="LAYERS.AA2"/>
            <calcext:condition calcext:apply-style-name="Grass2" calcext:value="=&quot;02&quot;" calcext:base-cell-address="LAYERS.AA2"/>
            <calcext:condition calcext:apply-style-name="Road1" calcext:value="=&quot;03&quot;" calcext:base-cell-address="LAYERS.AA2"/>
            <calcext:condition calcext:apply-style-name="Road2" calcext:value="=&quot;04&quot;" calcext:base-cell-address="LAYERS.AA2"/>
            <calcext:condition calcext:apply-style-name="Wast" calcext:value="=&quot;05&quot;" calcext:base-cell-address="LAYERS.AA2"/>
            <calcext:condition calcext:apply-style-name="Rock" calcext:value="=&quot;06&quot;" calcext:base-cell-address="LAYERS.AA2"/>
            <calcext:condition calcext:apply-style-name="Water" calcext:value="=&quot;07&quot;" calcext:base-cell-address="LAYERS.AA2"/>
            <calcext:condition calcext:apply-style-name="Empty" calcext:value="=&quot;08&quot;" calcext:base-cell-address="LAYERS.AA2"/>
            <calcext:condition calcext:apply-style-name="Empty" calcext:value="=&quot;-1&quot;" calcext:base-cell-address="LAYERS.AA2"/>
          </calcext:conditional-format>
          <calcext:conditional-format calcext:target-range-address="LAYERS.AB2:LAYERS.AB2">
            <calcext:condition calcext:apply-style-name="Empty" calcext:value="=&quot;00&quot;" calcext:base-cell-address="LAYERS.AB2"/>
            <calcext:condition calcext:apply-style-name="Grass1" calcext:value="=&quot;01&quot;" calcext:base-cell-address="LAYERS.AB2"/>
            <calcext:condition calcext:apply-style-name="Grass2" calcext:value="=&quot;02&quot;" calcext:base-cell-address="LAYERS.AB2"/>
            <calcext:condition calcext:apply-style-name="Road1" calcext:value="=&quot;03&quot;" calcext:base-cell-address="LAYERS.AB2"/>
            <calcext:condition calcext:apply-style-name="Road2" calcext:value="=&quot;04&quot;" calcext:base-cell-address="LAYERS.AB2"/>
            <calcext:condition calcext:apply-style-name="Wast" calcext:value="=&quot;05&quot;" calcext:base-cell-address="LAYERS.AB2"/>
            <calcext:condition calcext:apply-style-name="Rock" calcext:value="=&quot;06&quot;" calcext:base-cell-address="LAYERS.AB2"/>
            <calcext:condition calcext:apply-style-name="Water" calcext:value="=&quot;07&quot;" calcext:base-cell-address="LAYERS.AB2"/>
            <calcext:condition calcext:apply-style-name="Empty" calcext:value="=&quot;08&quot;" calcext:base-cell-address="LAYERS.AB2"/>
            <calcext:condition calcext:apply-style-name="Empty" calcext:value="=&quot;-1&quot;" calcext:base-cell-address="LAYERS.AB2"/>
          </calcext:conditional-format>
          <calcext:conditional-format calcext:target-range-address="LAYERS.AC2:LAYERS.AC2">
            <calcext:condition calcext:apply-style-name="Empty" calcext:value="=&quot;00&quot;" calcext:base-cell-address="LAYERS.AC2"/>
            <calcext:condition calcext:apply-style-name="Grass1" calcext:value="=&quot;01&quot;" calcext:base-cell-address="LAYERS.AC2"/>
            <calcext:condition calcext:apply-style-name="Grass2" calcext:value="=&quot;02&quot;" calcext:base-cell-address="LAYERS.AC2"/>
            <calcext:condition calcext:apply-style-name="Road1" calcext:value="=&quot;03&quot;" calcext:base-cell-address="LAYERS.AC2"/>
            <calcext:condition calcext:apply-style-name="Road2" calcext:value="=&quot;04&quot;" calcext:base-cell-address="LAYERS.AC2"/>
            <calcext:condition calcext:apply-style-name="Wast" calcext:value="=&quot;05&quot;" calcext:base-cell-address="LAYERS.AC2"/>
            <calcext:condition calcext:apply-style-name="Rock" calcext:value="=&quot;06&quot;" calcext:base-cell-address="LAYERS.AC2"/>
            <calcext:condition calcext:apply-style-name="Water" calcext:value="=&quot;07&quot;" calcext:base-cell-address="LAYERS.AC2"/>
            <calcext:condition calcext:apply-style-name="Empty" calcext:value="=&quot;08&quot;" calcext:base-cell-address="LAYERS.AC2"/>
            <calcext:condition calcext:apply-style-name="Empty" calcext:value="=&quot;-1&quot;" calcext:base-cell-address="LAYERS.AC2"/>
          </calcext:conditional-format>
          <calcext:conditional-format calcext:target-range-address="LAYERS.AD2:LAYERS.AD2">
            <calcext:condition calcext:apply-style-name="Empty" calcext:value="=&quot;00&quot;" calcext:base-cell-address="LAYERS.AD2"/>
            <calcext:condition calcext:apply-style-name="Grass1" calcext:value="=&quot;01&quot;" calcext:base-cell-address="LAYERS.AD2"/>
            <calcext:condition calcext:apply-style-name="Grass2" calcext:value="=&quot;02&quot;" calcext:base-cell-address="LAYERS.AD2"/>
            <calcext:condition calcext:apply-style-name="Road1" calcext:value="=&quot;03&quot;" calcext:base-cell-address="LAYERS.AD2"/>
            <calcext:condition calcext:apply-style-name="Road2" calcext:value="=&quot;04&quot;" calcext:base-cell-address="LAYERS.AD2"/>
            <calcext:condition calcext:apply-style-name="Wast" calcext:value="=&quot;05&quot;" calcext:base-cell-address="LAYERS.AD2"/>
            <calcext:condition calcext:apply-style-name="Rock" calcext:value="=&quot;06&quot;" calcext:base-cell-address="LAYERS.AD2"/>
            <calcext:condition calcext:apply-style-name="Water" calcext:value="=&quot;07&quot;" calcext:base-cell-address="LAYERS.AD2"/>
            <calcext:condition calcext:apply-style-name="Empty" calcext:value="=&quot;08&quot;" calcext:base-cell-address="LAYERS.AD2"/>
            <calcext:condition calcext:apply-style-name="Empty" calcext:value="=&quot;-1&quot;" calcext:base-cell-address="LAYERS.AD2"/>
          </calcext:conditional-format>
          <calcext:conditional-format calcext:target-range-address="LAYERS.AE2:LAYERS.AE2">
            <calcext:condition calcext:apply-style-name="Empty" calcext:value="=&quot;00&quot;" calcext:base-cell-address="LAYERS.AE2"/>
            <calcext:condition calcext:apply-style-name="Grass1" calcext:value="=&quot;01&quot;" calcext:base-cell-address="LAYERS.AE2"/>
            <calcext:condition calcext:apply-style-name="Grass2" calcext:value="=&quot;02&quot;" calcext:base-cell-address="LAYERS.AE2"/>
            <calcext:condition calcext:apply-style-name="Road1" calcext:value="=&quot;03&quot;" calcext:base-cell-address="LAYERS.AE2"/>
            <calcext:condition calcext:apply-style-name="Road2" calcext:value="=&quot;04&quot;" calcext:base-cell-address="LAYERS.AE2"/>
            <calcext:condition calcext:apply-style-name="Wast" calcext:value="=&quot;05&quot;" calcext:base-cell-address="LAYERS.AE2"/>
            <calcext:condition calcext:apply-style-name="Rock" calcext:value="=&quot;06&quot;" calcext:base-cell-address="LAYERS.AE2"/>
            <calcext:condition calcext:apply-style-name="Water" calcext:value="=&quot;07&quot;" calcext:base-cell-address="LAYERS.AE2"/>
            <calcext:condition calcext:apply-style-name="Empty" calcext:value="=&quot;08&quot;" calcext:base-cell-address="LAYERS.AE2"/>
            <calcext:condition calcext:apply-style-name="Empty" calcext:value="=&quot;-1&quot;" calcext:base-cell-address="LAYERS.AE2"/>
          </calcext:conditional-format>
          <calcext:conditional-format calcext:target-range-address="LAYERS.AF2:LAYERS.AF2">
            <calcext:condition calcext:apply-style-name="Empty" calcext:value="=&quot;00&quot;" calcext:base-cell-address="LAYERS.AF2"/>
            <calcext:condition calcext:apply-style-name="Grass1" calcext:value="=&quot;01&quot;" calcext:base-cell-address="LAYERS.AF2"/>
            <calcext:condition calcext:apply-style-name="Grass2" calcext:value="=&quot;02&quot;" calcext:base-cell-address="LAYERS.AF2"/>
            <calcext:condition calcext:apply-style-name="Road1" calcext:value="=&quot;03&quot;" calcext:base-cell-address="LAYERS.AF2"/>
            <calcext:condition calcext:apply-style-name="Road2" calcext:value="=&quot;04&quot;" calcext:base-cell-address="LAYERS.AF2"/>
            <calcext:condition calcext:apply-style-name="Wast" calcext:value="=&quot;05&quot;" calcext:base-cell-address="LAYERS.AF2"/>
            <calcext:condition calcext:apply-style-name="Rock" calcext:value="=&quot;06&quot;" calcext:base-cell-address="LAYERS.AF2"/>
            <calcext:condition calcext:apply-style-name="Water" calcext:value="=&quot;07&quot;" calcext:base-cell-address="LAYERS.AF2"/>
            <calcext:condition calcext:apply-style-name="Empty" calcext:value="=&quot;08&quot;" calcext:base-cell-address="LAYERS.AF2"/>
            <calcext:condition calcext:apply-style-name="Empty" calcext:value="=&quot;-1&quot;" calcext:base-cell-address="LAYERS.AF2"/>
          </calcext:conditional-format>
          <calcext:conditional-format calcext:target-range-address="LAYERS.AG2:LAYERS.AG2">
            <calcext:condition calcext:apply-style-name="Empty" calcext:value="=&quot;00&quot;" calcext:base-cell-address="LAYERS.AG2"/>
            <calcext:condition calcext:apply-style-name="Grass1" calcext:value="=&quot;01&quot;" calcext:base-cell-address="LAYERS.AG2"/>
            <calcext:condition calcext:apply-style-name="Grass2" calcext:value="=&quot;02&quot;" calcext:base-cell-address="LAYERS.AG2"/>
            <calcext:condition calcext:apply-style-name="Road1" calcext:value="=&quot;03&quot;" calcext:base-cell-address="LAYERS.AG2"/>
            <calcext:condition calcext:apply-style-name="Road2" calcext:value="=&quot;04&quot;" calcext:base-cell-address="LAYERS.AG2"/>
            <calcext:condition calcext:apply-style-name="Wast" calcext:value="=&quot;05&quot;" calcext:base-cell-address="LAYERS.AG2"/>
            <calcext:condition calcext:apply-style-name="Rock" calcext:value="=&quot;06&quot;" calcext:base-cell-address="LAYERS.AG2"/>
            <calcext:condition calcext:apply-style-name="Water" calcext:value="=&quot;07&quot;" calcext:base-cell-address="LAYERS.AG2"/>
            <calcext:condition calcext:apply-style-name="Empty" calcext:value="=&quot;08&quot;" calcext:base-cell-address="LAYERS.AG2"/>
            <calcext:condition calcext:apply-style-name="Empty" calcext:value="=&quot;-1&quot;" calcext:base-cell-address="LAYERS.AG2"/>
          </calcext:conditional-format>
          <calcext:conditional-format calcext:target-range-address="LAYERS.AG3:LAYERS.AG3">
            <calcext:condition calcext:apply-style-name="Empty" calcext:value="=&quot;00&quot;" calcext:base-cell-address="LAYERS.AG3"/>
            <calcext:condition calcext:apply-style-name="Grass1" calcext:value="=&quot;01&quot;" calcext:base-cell-address="LAYERS.AG3"/>
            <calcext:condition calcext:apply-style-name="Grass2" calcext:value="=&quot;02&quot;" calcext:base-cell-address="LAYERS.AG3"/>
            <calcext:condition calcext:apply-style-name="Road1" calcext:value="=&quot;03&quot;" calcext:base-cell-address="LAYERS.AG3"/>
            <calcext:condition calcext:apply-style-name="Road2" calcext:value="=&quot;04&quot;" calcext:base-cell-address="LAYERS.AG3"/>
            <calcext:condition calcext:apply-style-name="Wast" calcext:value="=&quot;05&quot;" calcext:base-cell-address="LAYERS.AG3"/>
            <calcext:condition calcext:apply-style-name="Rock" calcext:value="=&quot;06&quot;" calcext:base-cell-address="LAYERS.AG3"/>
            <calcext:condition calcext:apply-style-name="Water" calcext:value="=&quot;07&quot;" calcext:base-cell-address="LAYERS.AG3"/>
            <calcext:condition calcext:apply-style-name="Empty" calcext:value="=&quot;08&quot;" calcext:base-cell-address="LAYERS.AG3"/>
            <calcext:condition calcext:apply-style-name="Empty" calcext:value="=&quot;-1&quot;" calcext:base-cell-address="LAYERS.AG3"/>
          </calcext:conditional-format>
          <calcext:conditional-format calcext:target-range-address="LAYERS.AG4:LAYERS.AG4">
            <calcext:condition calcext:apply-style-name="Empty" calcext:value="=&quot;00&quot;" calcext:base-cell-address="LAYERS.AG4"/>
            <calcext:condition calcext:apply-style-name="Grass1" calcext:value="=&quot;01&quot;" calcext:base-cell-address="LAYERS.AG4"/>
            <calcext:condition calcext:apply-style-name="Grass2" calcext:value="=&quot;02&quot;" calcext:base-cell-address="LAYERS.AG4"/>
            <calcext:condition calcext:apply-style-name="Road1" calcext:value="=&quot;03&quot;" calcext:base-cell-address="LAYERS.AG4"/>
            <calcext:condition calcext:apply-style-name="Road2" calcext:value="=&quot;04&quot;" calcext:base-cell-address="LAYERS.AG4"/>
            <calcext:condition calcext:apply-style-name="Wast" calcext:value="=&quot;05&quot;" calcext:base-cell-address="LAYERS.AG4"/>
            <calcext:condition calcext:apply-style-name="Rock" calcext:value="=&quot;06&quot;" calcext:base-cell-address="LAYERS.AG4"/>
            <calcext:condition calcext:apply-style-name="Water" calcext:value="=&quot;07&quot;" calcext:base-cell-address="LAYERS.AG4"/>
            <calcext:condition calcext:apply-style-name="Empty" calcext:value="=&quot;08&quot;" calcext:base-cell-address="LAYERS.AG4"/>
            <calcext:condition calcext:apply-style-name="Empty" calcext:value="=&quot;-1&quot;" calcext:base-cell-address="LAYERS.AG4"/>
          </calcext:conditional-format>
          <calcext:conditional-format calcext:target-range-address="LAYERS.AG5:LAYERS.AG5">
            <calcext:condition calcext:apply-style-name="Empty" calcext:value="=&quot;00&quot;" calcext:base-cell-address="LAYERS.AG5"/>
            <calcext:condition calcext:apply-style-name="Grass1" calcext:value="=&quot;01&quot;" calcext:base-cell-address="LAYERS.AG5"/>
            <calcext:condition calcext:apply-style-name="Grass2" calcext:value="=&quot;02&quot;" calcext:base-cell-address="LAYERS.AG5"/>
            <calcext:condition calcext:apply-style-name="Road1" calcext:value="=&quot;03&quot;" calcext:base-cell-address="LAYERS.AG5"/>
            <calcext:condition calcext:apply-style-name="Road2" calcext:value="=&quot;04&quot;" calcext:base-cell-address="LAYERS.AG5"/>
            <calcext:condition calcext:apply-style-name="Wast" calcext:value="=&quot;05&quot;" calcext:base-cell-address="LAYERS.AG5"/>
            <calcext:condition calcext:apply-style-name="Rock" calcext:value="=&quot;06&quot;" calcext:base-cell-address="LAYERS.AG5"/>
            <calcext:condition calcext:apply-style-name="Water" calcext:value="=&quot;07&quot;" calcext:base-cell-address="LAYERS.AG5"/>
            <calcext:condition calcext:apply-style-name="Empty" calcext:value="=&quot;08&quot;" calcext:base-cell-address="LAYERS.AG5"/>
            <calcext:condition calcext:apply-style-name="Empty" calcext:value="=&quot;-1&quot;" calcext:base-cell-address="LAYERS.AG5"/>
          </calcext:conditional-format>
          <calcext:conditional-format calcext:target-range-address="LAYERS.AG6:LAYERS.AG6">
            <calcext:condition calcext:apply-style-name="Empty" calcext:value="=&quot;00&quot;" calcext:base-cell-address="LAYERS.AG6"/>
            <calcext:condition calcext:apply-style-name="Grass1" calcext:value="=&quot;01&quot;" calcext:base-cell-address="LAYERS.AG6"/>
            <calcext:condition calcext:apply-style-name="Grass2" calcext:value="=&quot;02&quot;" calcext:base-cell-address="LAYERS.AG6"/>
            <calcext:condition calcext:apply-style-name="Road1" calcext:value="=&quot;03&quot;" calcext:base-cell-address="LAYERS.AG6"/>
            <calcext:condition calcext:apply-style-name="Road2" calcext:value="=&quot;04&quot;" calcext:base-cell-address="LAYERS.AG6"/>
            <calcext:condition calcext:apply-style-name="Wast" calcext:value="=&quot;05&quot;" calcext:base-cell-address="LAYERS.AG6"/>
            <calcext:condition calcext:apply-style-name="Rock" calcext:value="=&quot;06&quot;" calcext:base-cell-address="LAYERS.AG6"/>
            <calcext:condition calcext:apply-style-name="Water" calcext:value="=&quot;07&quot;" calcext:base-cell-address="LAYERS.AG6"/>
            <calcext:condition calcext:apply-style-name="Empty" calcext:value="=&quot;08&quot;" calcext:base-cell-address="LAYERS.AG6"/>
            <calcext:condition calcext:apply-style-name="Empty" calcext:value="=&quot;-1&quot;" calcext:base-cell-address="LAYERS.AG6"/>
          </calcext:conditional-format>
          <calcext:conditional-format calcext:target-range-address="LAYERS.AG7:LAYERS.AG7">
            <calcext:condition calcext:apply-style-name="Empty" calcext:value="=&quot;00&quot;" calcext:base-cell-address="LAYERS.AG7"/>
            <calcext:condition calcext:apply-style-name="Grass1" calcext:value="=&quot;01&quot;" calcext:base-cell-address="LAYERS.AG7"/>
            <calcext:condition calcext:apply-style-name="Grass2" calcext:value="=&quot;02&quot;" calcext:base-cell-address="LAYERS.AG7"/>
            <calcext:condition calcext:apply-style-name="Road1" calcext:value="=&quot;03&quot;" calcext:base-cell-address="LAYERS.AG7"/>
            <calcext:condition calcext:apply-style-name="Road2" calcext:value="=&quot;04&quot;" calcext:base-cell-address="LAYERS.AG7"/>
            <calcext:condition calcext:apply-style-name="Wast" calcext:value="=&quot;05&quot;" calcext:base-cell-address="LAYERS.AG7"/>
            <calcext:condition calcext:apply-style-name="Rock" calcext:value="=&quot;06&quot;" calcext:base-cell-address="LAYERS.AG7"/>
            <calcext:condition calcext:apply-style-name="Water" calcext:value="=&quot;07&quot;" calcext:base-cell-address="LAYERS.AG7"/>
            <calcext:condition calcext:apply-style-name="Empty" calcext:value="=&quot;08&quot;" calcext:base-cell-address="LAYERS.AG7"/>
            <calcext:condition calcext:apply-style-name="Empty" calcext:value="=&quot;-1&quot;" calcext:base-cell-address="LAYERS.AG7"/>
          </calcext:conditional-format>
          <calcext:conditional-format calcext:target-range-address="LAYERS.AG8:LAYERS.AG8">
            <calcext:condition calcext:apply-style-name="Empty" calcext:value="=&quot;00&quot;" calcext:base-cell-address="LAYERS.AG8"/>
            <calcext:condition calcext:apply-style-name="Grass1" calcext:value="=&quot;01&quot;" calcext:base-cell-address="LAYERS.AG8"/>
            <calcext:condition calcext:apply-style-name="Grass2" calcext:value="=&quot;02&quot;" calcext:base-cell-address="LAYERS.AG8"/>
            <calcext:condition calcext:apply-style-name="Road1" calcext:value="=&quot;03&quot;" calcext:base-cell-address="LAYERS.AG8"/>
            <calcext:condition calcext:apply-style-name="Road2" calcext:value="=&quot;04&quot;" calcext:base-cell-address="LAYERS.AG8"/>
            <calcext:condition calcext:apply-style-name="Wast" calcext:value="=&quot;05&quot;" calcext:base-cell-address="LAYERS.AG8"/>
            <calcext:condition calcext:apply-style-name="Rock" calcext:value="=&quot;06&quot;" calcext:base-cell-address="LAYERS.AG8"/>
            <calcext:condition calcext:apply-style-name="Water" calcext:value="=&quot;07&quot;" calcext:base-cell-address="LAYERS.AG8"/>
            <calcext:condition calcext:apply-style-name="Empty" calcext:value="=&quot;08&quot;" calcext:base-cell-address="LAYERS.AG8"/>
            <calcext:condition calcext:apply-style-name="Empty" calcext:value="=&quot;-1&quot;" calcext:base-cell-address="LAYERS.AG8"/>
          </calcext:conditional-format>
          <calcext:conditional-format calcext:target-range-address="LAYERS.AG9:LAYERS.AG9">
            <calcext:condition calcext:apply-style-name="Empty" calcext:value="=&quot;00&quot;" calcext:base-cell-address="LAYERS.AG9"/>
            <calcext:condition calcext:apply-style-name="Grass1" calcext:value="=&quot;01&quot;" calcext:base-cell-address="LAYERS.AG9"/>
            <calcext:condition calcext:apply-style-name="Grass2" calcext:value="=&quot;02&quot;" calcext:base-cell-address="LAYERS.AG9"/>
            <calcext:condition calcext:apply-style-name="Road1" calcext:value="=&quot;03&quot;" calcext:base-cell-address="LAYERS.AG9"/>
            <calcext:condition calcext:apply-style-name="Road2" calcext:value="=&quot;04&quot;" calcext:base-cell-address="LAYERS.AG9"/>
            <calcext:condition calcext:apply-style-name="Wast" calcext:value="=&quot;05&quot;" calcext:base-cell-address="LAYERS.AG9"/>
            <calcext:condition calcext:apply-style-name="Rock" calcext:value="=&quot;06&quot;" calcext:base-cell-address="LAYERS.AG9"/>
            <calcext:condition calcext:apply-style-name="Water" calcext:value="=&quot;07&quot;" calcext:base-cell-address="LAYERS.AG9"/>
            <calcext:condition calcext:apply-style-name="Empty" calcext:value="=&quot;08&quot;" calcext:base-cell-address="LAYERS.AG9"/>
            <calcext:condition calcext:apply-style-name="Empty" calcext:value="=&quot;-1&quot;" calcext:base-cell-address="LAYERS.AG9"/>
          </calcext:conditional-format>
          <calcext:conditional-format calcext:target-range-address="LAYERS.AG10:LAYERS.AG10">
            <calcext:condition calcext:apply-style-name="Empty" calcext:value="=&quot;00&quot;" calcext:base-cell-address="LAYERS.AG10"/>
            <calcext:condition calcext:apply-style-name="Grass1" calcext:value="=&quot;01&quot;" calcext:base-cell-address="LAYERS.AG10"/>
            <calcext:condition calcext:apply-style-name="Grass2" calcext:value="=&quot;02&quot;" calcext:base-cell-address="LAYERS.AG10"/>
            <calcext:condition calcext:apply-style-name="Road1" calcext:value="=&quot;03&quot;" calcext:base-cell-address="LAYERS.AG10"/>
            <calcext:condition calcext:apply-style-name="Road2" calcext:value="=&quot;04&quot;" calcext:base-cell-address="LAYERS.AG10"/>
            <calcext:condition calcext:apply-style-name="Wast" calcext:value="=&quot;05&quot;" calcext:base-cell-address="LAYERS.AG10"/>
            <calcext:condition calcext:apply-style-name="Rock" calcext:value="=&quot;06&quot;" calcext:base-cell-address="LAYERS.AG10"/>
            <calcext:condition calcext:apply-style-name="Water" calcext:value="=&quot;07&quot;" calcext:base-cell-address="LAYERS.AG10"/>
            <calcext:condition calcext:apply-style-name="Empty" calcext:value="=&quot;08&quot;" calcext:base-cell-address="LAYERS.AG10"/>
            <calcext:condition calcext:apply-style-name="Empty" calcext:value="=&quot;-1&quot;" calcext:base-cell-address="LAYERS.AG10"/>
          </calcext:conditional-format>
          <calcext:conditional-format calcext:target-range-address="LAYERS.AG11:LAYERS.AG11">
            <calcext:condition calcext:apply-style-name="Empty" calcext:value="=&quot;00&quot;" calcext:base-cell-address="LAYERS.AG11"/>
            <calcext:condition calcext:apply-style-name="Grass1" calcext:value="=&quot;01&quot;" calcext:base-cell-address="LAYERS.AG11"/>
            <calcext:condition calcext:apply-style-name="Grass2" calcext:value="=&quot;02&quot;" calcext:base-cell-address="LAYERS.AG11"/>
            <calcext:condition calcext:apply-style-name="Road1" calcext:value="=&quot;03&quot;" calcext:base-cell-address="LAYERS.AG11"/>
            <calcext:condition calcext:apply-style-name="Road2" calcext:value="=&quot;04&quot;" calcext:base-cell-address="LAYERS.AG11"/>
            <calcext:condition calcext:apply-style-name="Wast" calcext:value="=&quot;05&quot;" calcext:base-cell-address="LAYERS.AG11"/>
            <calcext:condition calcext:apply-style-name="Rock" calcext:value="=&quot;06&quot;" calcext:base-cell-address="LAYERS.AG11"/>
            <calcext:condition calcext:apply-style-name="Water" calcext:value="=&quot;07&quot;" calcext:base-cell-address="LAYERS.AG11"/>
            <calcext:condition calcext:apply-style-name="Empty" calcext:value="=&quot;08&quot;" calcext:base-cell-address="LAYERS.AG11"/>
            <calcext:condition calcext:apply-style-name="Empty" calcext:value="=&quot;-1&quot;" calcext:base-cell-address="LAYERS.AG11"/>
          </calcext:conditional-format>
          <calcext:conditional-format calcext:target-range-address="LAYERS.AG12:LAYERS.AG12">
            <calcext:condition calcext:apply-style-name="Empty" calcext:value="=&quot;00&quot;" calcext:base-cell-address="LAYERS.AG12"/>
            <calcext:condition calcext:apply-style-name="Grass1" calcext:value="=&quot;01&quot;" calcext:base-cell-address="LAYERS.AG12"/>
            <calcext:condition calcext:apply-style-name="Grass2" calcext:value="=&quot;02&quot;" calcext:base-cell-address="LAYERS.AG12"/>
            <calcext:condition calcext:apply-style-name="Road1" calcext:value="=&quot;03&quot;" calcext:base-cell-address="LAYERS.AG12"/>
            <calcext:condition calcext:apply-style-name="Road2" calcext:value="=&quot;04&quot;" calcext:base-cell-address="LAYERS.AG12"/>
            <calcext:condition calcext:apply-style-name="Wast" calcext:value="=&quot;05&quot;" calcext:base-cell-address="LAYERS.AG12"/>
            <calcext:condition calcext:apply-style-name="Rock" calcext:value="=&quot;06&quot;" calcext:base-cell-address="LAYERS.AG12"/>
            <calcext:condition calcext:apply-style-name="Water" calcext:value="=&quot;07&quot;" calcext:base-cell-address="LAYERS.AG12"/>
            <calcext:condition calcext:apply-style-name="Empty" calcext:value="=&quot;08&quot;" calcext:base-cell-address="LAYERS.AG12"/>
            <calcext:condition calcext:apply-style-name="Empty" calcext:value="=&quot;-1&quot;" calcext:base-cell-address="LAYERS.AG12"/>
          </calcext:conditional-format>
          <calcext:conditional-format calcext:target-range-address="LAYERS.AG13:LAYERS.AG13">
            <calcext:condition calcext:apply-style-name="Empty" calcext:value="=&quot;00&quot;" calcext:base-cell-address="LAYERS.AG13"/>
            <calcext:condition calcext:apply-style-name="Grass1" calcext:value="=&quot;01&quot;" calcext:base-cell-address="LAYERS.AG13"/>
            <calcext:condition calcext:apply-style-name="Grass2" calcext:value="=&quot;02&quot;" calcext:base-cell-address="LAYERS.AG13"/>
            <calcext:condition calcext:apply-style-name="Road1" calcext:value="=&quot;03&quot;" calcext:base-cell-address="LAYERS.AG13"/>
            <calcext:condition calcext:apply-style-name="Road2" calcext:value="=&quot;04&quot;" calcext:base-cell-address="LAYERS.AG13"/>
            <calcext:condition calcext:apply-style-name="Wast" calcext:value="=&quot;05&quot;" calcext:base-cell-address="LAYERS.AG13"/>
            <calcext:condition calcext:apply-style-name="Rock" calcext:value="=&quot;06&quot;" calcext:base-cell-address="LAYERS.AG13"/>
            <calcext:condition calcext:apply-style-name="Water" calcext:value="=&quot;07&quot;" calcext:base-cell-address="LAYERS.AG13"/>
            <calcext:condition calcext:apply-style-name="Empty" calcext:value="=&quot;08&quot;" calcext:base-cell-address="LAYERS.AG13"/>
            <calcext:condition calcext:apply-style-name="Empty" calcext:value="=&quot;-1&quot;" calcext:base-cell-address="LAYERS.AG13"/>
          </calcext:conditional-format>
          <calcext:conditional-format calcext:target-range-address="LAYERS.AG14:LAYERS.AG14">
            <calcext:condition calcext:apply-style-name="Empty" calcext:value="=&quot;00&quot;" calcext:base-cell-address="LAYERS.AG14"/>
            <calcext:condition calcext:apply-style-name="Grass1" calcext:value="=&quot;01&quot;" calcext:base-cell-address="LAYERS.AG14"/>
            <calcext:condition calcext:apply-style-name="Grass2" calcext:value="=&quot;02&quot;" calcext:base-cell-address="LAYERS.AG14"/>
            <calcext:condition calcext:apply-style-name="Road1" calcext:value="=&quot;03&quot;" calcext:base-cell-address="LAYERS.AG14"/>
            <calcext:condition calcext:apply-style-name="Road2" calcext:value="=&quot;04&quot;" calcext:base-cell-address="LAYERS.AG14"/>
            <calcext:condition calcext:apply-style-name="Wast" calcext:value="=&quot;05&quot;" calcext:base-cell-address="LAYERS.AG14"/>
            <calcext:condition calcext:apply-style-name="Rock" calcext:value="=&quot;06&quot;" calcext:base-cell-address="LAYERS.AG14"/>
            <calcext:condition calcext:apply-style-name="Water" calcext:value="=&quot;07&quot;" calcext:base-cell-address="LAYERS.AG14"/>
            <calcext:condition calcext:apply-style-name="Empty" calcext:value="=&quot;08&quot;" calcext:base-cell-address="LAYERS.AG14"/>
            <calcext:condition calcext:apply-style-name="Empty" calcext:value="=&quot;-1&quot;" calcext:base-cell-address="LAYERS.AG14"/>
          </calcext:conditional-format>
          <calcext:conditional-format calcext:target-range-address="LAYERS.AG15:LAYERS.AG15">
            <calcext:condition calcext:apply-style-name="Empty" calcext:value="=&quot;00&quot;" calcext:base-cell-address="LAYERS.AG15"/>
            <calcext:condition calcext:apply-style-name="Grass1" calcext:value="=&quot;01&quot;" calcext:base-cell-address="LAYERS.AG15"/>
            <calcext:condition calcext:apply-style-name="Grass2" calcext:value="=&quot;02&quot;" calcext:base-cell-address="LAYERS.AG15"/>
            <calcext:condition calcext:apply-style-name="Road1" calcext:value="=&quot;03&quot;" calcext:base-cell-address="LAYERS.AG15"/>
            <calcext:condition calcext:apply-style-name="Road2" calcext:value="=&quot;04&quot;" calcext:base-cell-address="LAYERS.AG15"/>
            <calcext:condition calcext:apply-style-name="Wast" calcext:value="=&quot;05&quot;" calcext:base-cell-address="LAYERS.AG15"/>
            <calcext:condition calcext:apply-style-name="Rock" calcext:value="=&quot;06&quot;" calcext:base-cell-address="LAYERS.AG15"/>
            <calcext:condition calcext:apply-style-name="Water" calcext:value="=&quot;07&quot;" calcext:base-cell-address="LAYERS.AG15"/>
            <calcext:condition calcext:apply-style-name="Empty" calcext:value="=&quot;08&quot;" calcext:base-cell-address="LAYERS.AG15"/>
            <calcext:condition calcext:apply-style-name="Empty" calcext:value="=&quot;-1&quot;" calcext:base-cell-address="LAYERS.AG15"/>
          </calcext:conditional-format>
          <calcext:conditional-format calcext:target-range-address="LAYERS.AG16:LAYERS.AG16">
            <calcext:condition calcext:apply-style-name="Empty" calcext:value="=&quot;00&quot;" calcext:base-cell-address="LAYERS.AG16"/>
            <calcext:condition calcext:apply-style-name="Grass1" calcext:value="=&quot;01&quot;" calcext:base-cell-address="LAYERS.AG16"/>
            <calcext:condition calcext:apply-style-name="Grass2" calcext:value="=&quot;02&quot;" calcext:base-cell-address="LAYERS.AG16"/>
            <calcext:condition calcext:apply-style-name="Road1" calcext:value="=&quot;03&quot;" calcext:base-cell-address="LAYERS.AG16"/>
            <calcext:condition calcext:apply-style-name="Road2" calcext:value="=&quot;04&quot;" calcext:base-cell-address="LAYERS.AG16"/>
            <calcext:condition calcext:apply-style-name="Wast" calcext:value="=&quot;05&quot;" calcext:base-cell-address="LAYERS.AG16"/>
            <calcext:condition calcext:apply-style-name="Rock" calcext:value="=&quot;06&quot;" calcext:base-cell-address="LAYERS.AG16"/>
            <calcext:condition calcext:apply-style-name="Water" calcext:value="=&quot;07&quot;" calcext:base-cell-address="LAYERS.AG16"/>
            <calcext:condition calcext:apply-style-name="Empty" calcext:value="=&quot;08&quot;" calcext:base-cell-address="LAYERS.AG16"/>
            <calcext:condition calcext:apply-style-name="Empty" calcext:value="=&quot;-1&quot;" calcext:base-cell-address="LAYERS.AG16"/>
          </calcext:conditional-format>
          <calcext:conditional-format calcext:target-range-address="LAYERS.AG17:LAYERS.AG17">
            <calcext:condition calcext:apply-style-name="Empty" calcext:value="=&quot;00&quot;" calcext:base-cell-address="LAYERS.AG17"/>
            <calcext:condition calcext:apply-style-name="Grass1" calcext:value="=&quot;01&quot;" calcext:base-cell-address="LAYERS.AG17"/>
            <calcext:condition calcext:apply-style-name="Grass2" calcext:value="=&quot;02&quot;" calcext:base-cell-address="LAYERS.AG17"/>
            <calcext:condition calcext:apply-style-name="Road1" calcext:value="=&quot;03&quot;" calcext:base-cell-address="LAYERS.AG17"/>
            <calcext:condition calcext:apply-style-name="Road2" calcext:value="=&quot;04&quot;" calcext:base-cell-address="LAYERS.AG17"/>
            <calcext:condition calcext:apply-style-name="Wast" calcext:value="=&quot;05&quot;" calcext:base-cell-address="LAYERS.AG17"/>
            <calcext:condition calcext:apply-style-name="Rock" calcext:value="=&quot;06&quot;" calcext:base-cell-address="LAYERS.AG17"/>
            <calcext:condition calcext:apply-style-name="Water" calcext:value="=&quot;07&quot;" calcext:base-cell-address="LAYERS.AG17"/>
            <calcext:condition calcext:apply-style-name="Empty" calcext:value="=&quot;08&quot;" calcext:base-cell-address="LAYERS.AG17"/>
            <calcext:condition calcext:apply-style-name="Empty" calcext:value="=&quot;-1&quot;" calcext:base-cell-address="LAYERS.AG17"/>
          </calcext:conditional-format>
          <calcext:conditional-format calcext:target-range-address="LAYERS.AG18:LAYERS.AG18">
            <calcext:condition calcext:apply-style-name="Empty" calcext:value="=&quot;00&quot;" calcext:base-cell-address="LAYERS.AG18"/>
            <calcext:condition calcext:apply-style-name="Grass1" calcext:value="=&quot;01&quot;" calcext:base-cell-address="LAYERS.AG18"/>
            <calcext:condition calcext:apply-style-name="Grass2" calcext:value="=&quot;02&quot;" calcext:base-cell-address="LAYERS.AG18"/>
            <calcext:condition calcext:apply-style-name="Road1" calcext:value="=&quot;03&quot;" calcext:base-cell-address="LAYERS.AG18"/>
            <calcext:condition calcext:apply-style-name="Road2" calcext:value="=&quot;04&quot;" calcext:base-cell-address="LAYERS.AG18"/>
            <calcext:condition calcext:apply-style-name="Wast" calcext:value="=&quot;05&quot;" calcext:base-cell-address="LAYERS.AG18"/>
            <calcext:condition calcext:apply-style-name="Rock" calcext:value="=&quot;06&quot;" calcext:base-cell-address="LAYERS.AG18"/>
            <calcext:condition calcext:apply-style-name="Water" calcext:value="=&quot;07&quot;" calcext:base-cell-address="LAYERS.AG18"/>
            <calcext:condition calcext:apply-style-name="Empty" calcext:value="=&quot;08&quot;" calcext:base-cell-address="LAYERS.AG18"/>
            <calcext:condition calcext:apply-style-name="Empty" calcext:value="=&quot;-1&quot;" calcext:base-cell-address="LAYERS.AG18"/>
          </calcext:conditional-format>
          <calcext:conditional-format calcext:target-range-address="LAYERS.AG19:LAYERS.AG19">
            <calcext:condition calcext:apply-style-name="Empty" calcext:value="=&quot;00&quot;" calcext:base-cell-address="LAYERS.AG19"/>
            <calcext:condition calcext:apply-style-name="Grass1" calcext:value="=&quot;01&quot;" calcext:base-cell-address="LAYERS.AG19"/>
            <calcext:condition calcext:apply-style-name="Grass2" calcext:value="=&quot;02&quot;" calcext:base-cell-address="LAYERS.AG19"/>
            <calcext:condition calcext:apply-style-name="Road1" calcext:value="=&quot;03&quot;" calcext:base-cell-address="LAYERS.AG19"/>
            <calcext:condition calcext:apply-style-name="Road2" calcext:value="=&quot;04&quot;" calcext:base-cell-address="LAYERS.AG19"/>
            <calcext:condition calcext:apply-style-name="Wast" calcext:value="=&quot;05&quot;" calcext:base-cell-address="LAYERS.AG19"/>
            <calcext:condition calcext:apply-style-name="Rock" calcext:value="=&quot;06&quot;" calcext:base-cell-address="LAYERS.AG19"/>
            <calcext:condition calcext:apply-style-name="Water" calcext:value="=&quot;07&quot;" calcext:base-cell-address="LAYERS.AG19"/>
            <calcext:condition calcext:apply-style-name="Empty" calcext:value="=&quot;08&quot;" calcext:base-cell-address="LAYERS.AG19"/>
            <calcext:condition calcext:apply-style-name="Empty" calcext:value="=&quot;-1&quot;" calcext:base-cell-address="LAYERS.AG19"/>
          </calcext:conditional-format>
          <calcext:conditional-format calcext:target-range-address="LAYERS.AG20:LAYERS.AG20">
            <calcext:condition calcext:apply-style-name="Empty" calcext:value="=&quot;00&quot;" calcext:base-cell-address="LAYERS.AG20"/>
            <calcext:condition calcext:apply-style-name="Grass1" calcext:value="=&quot;01&quot;" calcext:base-cell-address="LAYERS.AG20"/>
            <calcext:condition calcext:apply-style-name="Grass2" calcext:value="=&quot;02&quot;" calcext:base-cell-address="LAYERS.AG20"/>
            <calcext:condition calcext:apply-style-name="Road1" calcext:value="=&quot;03&quot;" calcext:base-cell-address="LAYERS.AG20"/>
            <calcext:condition calcext:apply-style-name="Road2" calcext:value="=&quot;04&quot;" calcext:base-cell-address="LAYERS.AG20"/>
            <calcext:condition calcext:apply-style-name="Wast" calcext:value="=&quot;05&quot;" calcext:base-cell-address="LAYERS.AG20"/>
            <calcext:condition calcext:apply-style-name="Rock" calcext:value="=&quot;06&quot;" calcext:base-cell-address="LAYERS.AG20"/>
            <calcext:condition calcext:apply-style-name="Water" calcext:value="=&quot;07&quot;" calcext:base-cell-address="LAYERS.AG20"/>
            <calcext:condition calcext:apply-style-name="Empty" calcext:value="=&quot;08&quot;" calcext:base-cell-address="LAYERS.AG20"/>
            <calcext:condition calcext:apply-style-name="Empty" calcext:value="=&quot;-1&quot;" calcext:base-cell-address="LAYERS.AG20"/>
          </calcext:conditional-format>
          <calcext:conditional-format calcext:target-range-address="LAYERS.AG21:LAYERS.AG21">
            <calcext:condition calcext:apply-style-name="Empty" calcext:value="=&quot;00&quot;" calcext:base-cell-address="LAYERS.AG21"/>
            <calcext:condition calcext:apply-style-name="Grass1" calcext:value="=&quot;01&quot;" calcext:base-cell-address="LAYERS.AG21"/>
            <calcext:condition calcext:apply-style-name="Grass2" calcext:value="=&quot;02&quot;" calcext:base-cell-address="LAYERS.AG21"/>
            <calcext:condition calcext:apply-style-name="Road1" calcext:value="=&quot;03&quot;" calcext:base-cell-address="LAYERS.AG21"/>
            <calcext:condition calcext:apply-style-name="Road2" calcext:value="=&quot;04&quot;" calcext:base-cell-address="LAYERS.AG21"/>
            <calcext:condition calcext:apply-style-name="Wast" calcext:value="=&quot;05&quot;" calcext:base-cell-address="LAYERS.AG21"/>
            <calcext:condition calcext:apply-style-name="Rock" calcext:value="=&quot;06&quot;" calcext:base-cell-address="LAYERS.AG21"/>
            <calcext:condition calcext:apply-style-name="Water" calcext:value="=&quot;07&quot;" calcext:base-cell-address="LAYERS.AG21"/>
            <calcext:condition calcext:apply-style-name="Empty" calcext:value="=&quot;08&quot;" calcext:base-cell-address="LAYERS.AG21"/>
            <calcext:condition calcext:apply-style-name="Empty" calcext:value="=&quot;-1&quot;" calcext:base-cell-address="LAYERS.AG21"/>
          </calcext:conditional-format>
          <calcext:conditional-format calcext:target-range-address="LAYERS.AG22:LAYERS.AG22">
            <calcext:condition calcext:apply-style-name="Empty" calcext:value="=&quot;00&quot;" calcext:base-cell-address="LAYERS.AG22"/>
            <calcext:condition calcext:apply-style-name="Grass1" calcext:value="=&quot;01&quot;" calcext:base-cell-address="LAYERS.AG22"/>
            <calcext:condition calcext:apply-style-name="Grass2" calcext:value="=&quot;02&quot;" calcext:base-cell-address="LAYERS.AG22"/>
            <calcext:condition calcext:apply-style-name="Road1" calcext:value="=&quot;03&quot;" calcext:base-cell-address="LAYERS.AG22"/>
            <calcext:condition calcext:apply-style-name="Road2" calcext:value="=&quot;04&quot;" calcext:base-cell-address="LAYERS.AG22"/>
            <calcext:condition calcext:apply-style-name="Wast" calcext:value="=&quot;05&quot;" calcext:base-cell-address="LAYERS.AG22"/>
            <calcext:condition calcext:apply-style-name="Rock" calcext:value="=&quot;06&quot;" calcext:base-cell-address="LAYERS.AG22"/>
            <calcext:condition calcext:apply-style-name="Water" calcext:value="=&quot;07&quot;" calcext:base-cell-address="LAYERS.AG22"/>
            <calcext:condition calcext:apply-style-name="Empty" calcext:value="=&quot;08&quot;" calcext:base-cell-address="LAYERS.AG22"/>
            <calcext:condition calcext:apply-style-name="Empty" calcext:value="=&quot;-1&quot;" calcext:base-cell-address="LAYERS.AG22"/>
          </calcext:conditional-format>
          <calcext:conditional-format calcext:target-range-address="LAYERS.AG23:LAYERS.AG23">
            <calcext:condition calcext:apply-style-name="Empty" calcext:value="=&quot;00&quot;" calcext:base-cell-address="LAYERS.AG23"/>
            <calcext:condition calcext:apply-style-name="Grass1" calcext:value="=&quot;01&quot;" calcext:base-cell-address="LAYERS.AG23"/>
            <calcext:condition calcext:apply-style-name="Grass2" calcext:value="=&quot;02&quot;" calcext:base-cell-address="LAYERS.AG23"/>
            <calcext:condition calcext:apply-style-name="Road1" calcext:value="=&quot;03&quot;" calcext:base-cell-address="LAYERS.AG23"/>
            <calcext:condition calcext:apply-style-name="Road2" calcext:value="=&quot;04&quot;" calcext:base-cell-address="LAYERS.AG23"/>
            <calcext:condition calcext:apply-style-name="Wast" calcext:value="=&quot;05&quot;" calcext:base-cell-address="LAYERS.AG23"/>
            <calcext:condition calcext:apply-style-name="Rock" calcext:value="=&quot;06&quot;" calcext:base-cell-address="LAYERS.AG23"/>
            <calcext:condition calcext:apply-style-name="Water" calcext:value="=&quot;07&quot;" calcext:base-cell-address="LAYERS.AG23"/>
            <calcext:condition calcext:apply-style-name="Empty" calcext:value="=&quot;08&quot;" calcext:base-cell-address="LAYERS.AG23"/>
            <calcext:condition calcext:apply-style-name="Empty" calcext:value="=&quot;-1&quot;" calcext:base-cell-address="LAYERS.AG23"/>
          </calcext:conditional-format>
          <calcext:conditional-format calcext:target-range-address="LAYERS.AG24:LAYERS.AG24">
            <calcext:condition calcext:apply-style-name="Empty" calcext:value="=&quot;00&quot;" calcext:base-cell-address="LAYERS.AG24"/>
            <calcext:condition calcext:apply-style-name="Grass1" calcext:value="=&quot;01&quot;" calcext:base-cell-address="LAYERS.AG24"/>
            <calcext:condition calcext:apply-style-name="Grass2" calcext:value="=&quot;02&quot;" calcext:base-cell-address="LAYERS.AG24"/>
            <calcext:condition calcext:apply-style-name="Road1" calcext:value="=&quot;03&quot;" calcext:base-cell-address="LAYERS.AG24"/>
            <calcext:condition calcext:apply-style-name="Road2" calcext:value="=&quot;04&quot;" calcext:base-cell-address="LAYERS.AG24"/>
            <calcext:condition calcext:apply-style-name="Wast" calcext:value="=&quot;05&quot;" calcext:base-cell-address="LAYERS.AG24"/>
            <calcext:condition calcext:apply-style-name="Rock" calcext:value="=&quot;06&quot;" calcext:base-cell-address="LAYERS.AG24"/>
            <calcext:condition calcext:apply-style-name="Water" calcext:value="=&quot;07&quot;" calcext:base-cell-address="LAYERS.AG24"/>
            <calcext:condition calcext:apply-style-name="Empty" calcext:value="=&quot;08&quot;" calcext:base-cell-address="LAYERS.AG24"/>
            <calcext:condition calcext:apply-style-name="Empty" calcext:value="=&quot;-1&quot;" calcext:base-cell-address="LAYERS.AG24"/>
          </calcext:conditional-format>
          <calcext:conditional-format calcext:target-range-address="LAYERS.AG25:LAYERS.AG25">
            <calcext:condition calcext:apply-style-name="Empty" calcext:value="=&quot;00&quot;" calcext:base-cell-address="LAYERS.AG25"/>
            <calcext:condition calcext:apply-style-name="Grass1" calcext:value="=&quot;01&quot;" calcext:base-cell-address="LAYERS.AG25"/>
            <calcext:condition calcext:apply-style-name="Grass2" calcext:value="=&quot;02&quot;" calcext:base-cell-address="LAYERS.AG25"/>
            <calcext:condition calcext:apply-style-name="Road1" calcext:value="=&quot;03&quot;" calcext:base-cell-address="LAYERS.AG25"/>
            <calcext:condition calcext:apply-style-name="Road2" calcext:value="=&quot;04&quot;" calcext:base-cell-address="LAYERS.AG25"/>
            <calcext:condition calcext:apply-style-name="Wast" calcext:value="=&quot;05&quot;" calcext:base-cell-address="LAYERS.AG25"/>
            <calcext:condition calcext:apply-style-name="Rock" calcext:value="=&quot;06&quot;" calcext:base-cell-address="LAYERS.AG25"/>
            <calcext:condition calcext:apply-style-name="Water" calcext:value="=&quot;07&quot;" calcext:base-cell-address="LAYERS.AG25"/>
            <calcext:condition calcext:apply-style-name="Empty" calcext:value="=&quot;08&quot;" calcext:base-cell-address="LAYERS.AG25"/>
            <calcext:condition calcext:apply-style-name="Empty" calcext:value="=&quot;-1&quot;" calcext:base-cell-address="LAYERS.AG25"/>
          </calcext:conditional-format>
          <calcext:conditional-format calcext:target-range-address="LAYERS.AG26:LAYERS.AG26">
            <calcext:condition calcext:apply-style-name="Empty" calcext:value="=&quot;00&quot;" calcext:base-cell-address="LAYERS.AG26"/>
            <calcext:condition calcext:apply-style-name="Grass1" calcext:value="=&quot;01&quot;" calcext:base-cell-address="LAYERS.AG26"/>
            <calcext:condition calcext:apply-style-name="Grass2" calcext:value="=&quot;02&quot;" calcext:base-cell-address="LAYERS.AG26"/>
            <calcext:condition calcext:apply-style-name="Road1" calcext:value="=&quot;03&quot;" calcext:base-cell-address="LAYERS.AG26"/>
            <calcext:condition calcext:apply-style-name="Road2" calcext:value="=&quot;04&quot;" calcext:base-cell-address="LAYERS.AG26"/>
            <calcext:condition calcext:apply-style-name="Wast" calcext:value="=&quot;05&quot;" calcext:base-cell-address="LAYERS.AG26"/>
            <calcext:condition calcext:apply-style-name="Rock" calcext:value="=&quot;06&quot;" calcext:base-cell-address="LAYERS.AG26"/>
            <calcext:condition calcext:apply-style-name="Water" calcext:value="=&quot;07&quot;" calcext:base-cell-address="LAYERS.AG26"/>
            <calcext:condition calcext:apply-style-name="Empty" calcext:value="=&quot;08&quot;" calcext:base-cell-address="LAYERS.AG26"/>
            <calcext:condition calcext:apply-style-name="Empty" calcext:value="=&quot;-1&quot;" calcext:base-cell-address="LAYERS.AG26"/>
          </calcext:conditional-format>
          <calcext:conditional-format calcext:target-range-address="LAYERS.AG27:LAYERS.AG27">
            <calcext:condition calcext:apply-style-name="Empty" calcext:value="=&quot;00&quot;" calcext:base-cell-address="LAYERS.AG27"/>
            <calcext:condition calcext:apply-style-name="Grass1" calcext:value="=&quot;01&quot;" calcext:base-cell-address="LAYERS.AG27"/>
            <calcext:condition calcext:apply-style-name="Grass2" calcext:value="=&quot;02&quot;" calcext:base-cell-address="LAYERS.AG27"/>
            <calcext:condition calcext:apply-style-name="Road1" calcext:value="=&quot;03&quot;" calcext:base-cell-address="LAYERS.AG27"/>
            <calcext:condition calcext:apply-style-name="Road2" calcext:value="=&quot;04&quot;" calcext:base-cell-address="LAYERS.AG27"/>
            <calcext:condition calcext:apply-style-name="Wast" calcext:value="=&quot;05&quot;" calcext:base-cell-address="LAYERS.AG27"/>
            <calcext:condition calcext:apply-style-name="Rock" calcext:value="=&quot;06&quot;" calcext:base-cell-address="LAYERS.AG27"/>
            <calcext:condition calcext:apply-style-name="Water" calcext:value="=&quot;07&quot;" calcext:base-cell-address="LAYERS.AG27"/>
            <calcext:condition calcext:apply-style-name="Empty" calcext:value="=&quot;08&quot;" calcext:base-cell-address="LAYERS.AG27"/>
            <calcext:condition calcext:apply-style-name="Empty" calcext:value="=&quot;-1&quot;" calcext:base-cell-address="LAYERS.AG27"/>
          </calcext:conditional-format>
          <calcext:conditional-format calcext:target-range-address="LAYERS.AG28:LAYERS.AG28">
            <calcext:condition calcext:apply-style-name="Empty" calcext:value="=&quot;00&quot;" calcext:base-cell-address="LAYERS.AG28"/>
            <calcext:condition calcext:apply-style-name="Grass1" calcext:value="=&quot;01&quot;" calcext:base-cell-address="LAYERS.AG28"/>
            <calcext:condition calcext:apply-style-name="Grass2" calcext:value="=&quot;02&quot;" calcext:base-cell-address="LAYERS.AG28"/>
            <calcext:condition calcext:apply-style-name="Road1" calcext:value="=&quot;03&quot;" calcext:base-cell-address="LAYERS.AG28"/>
            <calcext:condition calcext:apply-style-name="Road2" calcext:value="=&quot;04&quot;" calcext:base-cell-address="LAYERS.AG28"/>
            <calcext:condition calcext:apply-style-name="Wast" calcext:value="=&quot;05&quot;" calcext:base-cell-address="LAYERS.AG28"/>
            <calcext:condition calcext:apply-style-name="Rock" calcext:value="=&quot;06&quot;" calcext:base-cell-address="LAYERS.AG28"/>
            <calcext:condition calcext:apply-style-name="Water" calcext:value="=&quot;07&quot;" calcext:base-cell-address="LAYERS.AG28"/>
            <calcext:condition calcext:apply-style-name="Empty" calcext:value="=&quot;08&quot;" calcext:base-cell-address="LAYERS.AG28"/>
            <calcext:condition calcext:apply-style-name="Empty" calcext:value="=&quot;-1&quot;" calcext:base-cell-address="LAYERS.AG28"/>
          </calcext:conditional-format>
          <calcext:conditional-format calcext:target-range-address="LAYERS.AG29:LAYERS.AG29">
            <calcext:condition calcext:apply-style-name="Empty" calcext:value="=&quot;00&quot;" calcext:base-cell-address="LAYERS.AG29"/>
            <calcext:condition calcext:apply-style-name="Grass1" calcext:value="=&quot;01&quot;" calcext:base-cell-address="LAYERS.AG29"/>
            <calcext:condition calcext:apply-style-name="Grass2" calcext:value="=&quot;02&quot;" calcext:base-cell-address="LAYERS.AG29"/>
            <calcext:condition calcext:apply-style-name="Road1" calcext:value="=&quot;03&quot;" calcext:base-cell-address="LAYERS.AG29"/>
            <calcext:condition calcext:apply-style-name="Road2" calcext:value="=&quot;04&quot;" calcext:base-cell-address="LAYERS.AG29"/>
            <calcext:condition calcext:apply-style-name="Wast" calcext:value="=&quot;05&quot;" calcext:base-cell-address="LAYERS.AG29"/>
            <calcext:condition calcext:apply-style-name="Rock" calcext:value="=&quot;06&quot;" calcext:base-cell-address="LAYERS.AG29"/>
            <calcext:condition calcext:apply-style-name="Water" calcext:value="=&quot;07&quot;" calcext:base-cell-address="LAYERS.AG29"/>
            <calcext:condition calcext:apply-style-name="Empty" calcext:value="=&quot;08&quot;" calcext:base-cell-address="LAYERS.AG29"/>
            <calcext:condition calcext:apply-style-name="Empty" calcext:value="=&quot;-1&quot;" calcext:base-cell-address="LAYERS.AG29"/>
          </calcext:conditional-format>
          <calcext:conditional-format calcext:target-range-address="LAYERS.AG30:LAYERS.AG30">
            <calcext:condition calcext:apply-style-name="Empty" calcext:value="=&quot;00&quot;" calcext:base-cell-address="LAYERS.AG30"/>
            <calcext:condition calcext:apply-style-name="Grass1" calcext:value="=&quot;01&quot;" calcext:base-cell-address="LAYERS.AG30"/>
            <calcext:condition calcext:apply-style-name="Grass2" calcext:value="=&quot;02&quot;" calcext:base-cell-address="LAYERS.AG30"/>
            <calcext:condition calcext:apply-style-name="Road1" calcext:value="=&quot;03&quot;" calcext:base-cell-address="LAYERS.AG30"/>
            <calcext:condition calcext:apply-style-name="Road2" calcext:value="=&quot;04&quot;" calcext:base-cell-address="LAYERS.AG30"/>
            <calcext:condition calcext:apply-style-name="Wast" calcext:value="=&quot;05&quot;" calcext:base-cell-address="LAYERS.AG30"/>
            <calcext:condition calcext:apply-style-name="Rock" calcext:value="=&quot;06&quot;" calcext:base-cell-address="LAYERS.AG30"/>
            <calcext:condition calcext:apply-style-name="Water" calcext:value="=&quot;07&quot;" calcext:base-cell-address="LAYERS.AG30"/>
            <calcext:condition calcext:apply-style-name="Empty" calcext:value="=&quot;08&quot;" calcext:base-cell-address="LAYERS.AG30"/>
            <calcext:condition calcext:apply-style-name="Empty" calcext:value="=&quot;-1&quot;" calcext:base-cell-address="LAYERS.AG30"/>
          </calcext:conditional-format>
          <calcext:conditional-format calcext:target-range-address="LAYERS.AG31:LAYERS.AG31">
            <calcext:condition calcext:apply-style-name="Empty" calcext:value="=&quot;00&quot;" calcext:base-cell-address="LAYERS.AG31"/>
            <calcext:condition calcext:apply-style-name="Grass1" calcext:value="=&quot;01&quot;" calcext:base-cell-address="LAYERS.AG31"/>
            <calcext:condition calcext:apply-style-name="Grass2" calcext:value="=&quot;02&quot;" calcext:base-cell-address="LAYERS.AG31"/>
            <calcext:condition calcext:apply-style-name="Road1" calcext:value="=&quot;03&quot;" calcext:base-cell-address="LAYERS.AG31"/>
            <calcext:condition calcext:apply-style-name="Road2" calcext:value="=&quot;04&quot;" calcext:base-cell-address="LAYERS.AG31"/>
            <calcext:condition calcext:apply-style-name="Wast" calcext:value="=&quot;05&quot;" calcext:base-cell-address="LAYERS.AG31"/>
            <calcext:condition calcext:apply-style-name="Rock" calcext:value="=&quot;06&quot;" calcext:base-cell-address="LAYERS.AG31"/>
            <calcext:condition calcext:apply-style-name="Water" calcext:value="=&quot;07&quot;" calcext:base-cell-address="LAYERS.AG31"/>
            <calcext:condition calcext:apply-style-name="Empty" calcext:value="=&quot;08&quot;" calcext:base-cell-address="LAYERS.AG31"/>
            <calcext:condition calcext:apply-style-name="Empty" calcext:value="=&quot;-1&quot;" calcext:base-cell-address="LAYERS.AG31"/>
          </calcext:conditional-format>
          <calcext:conditional-format calcext:target-range-address="LAYERS.AG32:LAYERS.AG32">
            <calcext:condition calcext:apply-style-name="Empty" calcext:value="=&quot;00&quot;" calcext:base-cell-address="LAYERS.AG32"/>
            <calcext:condition calcext:apply-style-name="Grass1" calcext:value="=&quot;01&quot;" calcext:base-cell-address="LAYERS.AG32"/>
            <calcext:condition calcext:apply-style-name="Grass2" calcext:value="=&quot;02&quot;" calcext:base-cell-address="LAYERS.AG32"/>
            <calcext:condition calcext:apply-style-name="Road1" calcext:value="=&quot;03&quot;" calcext:base-cell-address="LAYERS.AG32"/>
            <calcext:condition calcext:apply-style-name="Road2" calcext:value="=&quot;04&quot;" calcext:base-cell-address="LAYERS.AG32"/>
            <calcext:condition calcext:apply-style-name="Wast" calcext:value="=&quot;05&quot;" calcext:base-cell-address="LAYERS.AG32"/>
            <calcext:condition calcext:apply-style-name="Rock" calcext:value="=&quot;06&quot;" calcext:base-cell-address="LAYERS.AG32"/>
            <calcext:condition calcext:apply-style-name="Water" calcext:value="=&quot;07&quot;" calcext:base-cell-address="LAYERS.AG32"/>
            <calcext:condition calcext:apply-style-name="Empty" calcext:value="=&quot;08&quot;" calcext:base-cell-address="LAYERS.AG32"/>
            <calcext:condition calcext:apply-style-name="Empty" calcext:value="=&quot;-1&quot;" calcext:base-cell-address="LAYERS.AG32"/>
          </calcext:conditional-format>
          <calcext:conditional-format calcext:target-range-address="LAYERS.AG33:LAYERS.AG33">
            <calcext:condition calcext:apply-style-name="Empty" calcext:value="=&quot;00&quot;" calcext:base-cell-address="LAYERS.AG33"/>
            <calcext:condition calcext:apply-style-name="Grass1" calcext:value="=&quot;01&quot;" calcext:base-cell-address="LAYERS.AG33"/>
            <calcext:condition calcext:apply-style-name="Grass2" calcext:value="=&quot;02&quot;" calcext:base-cell-address="LAYERS.AG33"/>
            <calcext:condition calcext:apply-style-name="Road1" calcext:value="=&quot;03&quot;" calcext:base-cell-address="LAYERS.AG33"/>
            <calcext:condition calcext:apply-style-name="Road2" calcext:value="=&quot;04&quot;" calcext:base-cell-address="LAYERS.AG33"/>
            <calcext:condition calcext:apply-style-name="Wast" calcext:value="=&quot;05&quot;" calcext:base-cell-address="LAYERS.AG33"/>
            <calcext:condition calcext:apply-style-name="Rock" calcext:value="=&quot;06&quot;" calcext:base-cell-address="LAYERS.AG33"/>
            <calcext:condition calcext:apply-style-name="Water" calcext:value="=&quot;07&quot;" calcext:base-cell-address="LAYERS.AG33"/>
            <calcext:condition calcext:apply-style-name="Empty" calcext:value="=&quot;08&quot;" calcext:base-cell-address="LAYERS.AG33"/>
            <calcext:condition calcext:apply-style-name="Empty" calcext:value="=&quot;-1&quot;" calcext:base-cell-address="LAYERS.AG33"/>
          </calcext:conditional-format>
          <calcext:conditional-format calcext:target-range-address="LAYERS.B33:LAYERS.B33">
            <calcext:condition calcext:apply-style-name="Empty" calcext:value="=&quot;00&quot;" calcext:base-cell-address="LAYERS.B33"/>
            <calcext:condition calcext:apply-style-name="Grass1" calcext:value="=&quot;01&quot;" calcext:base-cell-address="LAYERS.B33"/>
            <calcext:condition calcext:apply-style-name="Grass2" calcext:value="=&quot;02&quot;" calcext:base-cell-address="LAYERS.B33"/>
            <calcext:condition calcext:apply-style-name="Road1" calcext:value="=&quot;03&quot;" calcext:base-cell-address="LAYERS.B33"/>
            <calcext:condition calcext:apply-style-name="Road2" calcext:value="=&quot;04&quot;" calcext:base-cell-address="LAYERS.B33"/>
            <calcext:condition calcext:apply-style-name="Wast" calcext:value="=&quot;05&quot;" calcext:base-cell-address="LAYERS.B33"/>
            <calcext:condition calcext:apply-style-name="Rock" calcext:value="=&quot;06&quot;" calcext:base-cell-address="LAYERS.B33"/>
            <calcext:condition calcext:apply-style-name="Water" calcext:value="=&quot;07&quot;" calcext:base-cell-address="LAYERS.B33"/>
            <calcext:condition calcext:apply-style-name="Empty" calcext:value="=&quot;08&quot;" calcext:base-cell-address="LAYERS.B33"/>
            <calcext:condition calcext:apply-style-name="Empty" calcext:value="=&quot;-1&quot;" calcext:base-cell-address="LAYERS.B33"/>
          </calcext:conditional-format>
          <calcext:conditional-format calcext:target-range-address="LAYERS.C33:LAYERS.C33">
            <calcext:condition calcext:apply-style-name="Empty" calcext:value="=&quot;00&quot;" calcext:base-cell-address="LAYERS.C33"/>
            <calcext:condition calcext:apply-style-name="Grass1" calcext:value="=&quot;01&quot;" calcext:base-cell-address="LAYERS.C33"/>
            <calcext:condition calcext:apply-style-name="Grass2" calcext:value="=&quot;02&quot;" calcext:base-cell-address="LAYERS.C33"/>
            <calcext:condition calcext:apply-style-name="Road1" calcext:value="=&quot;03&quot;" calcext:base-cell-address="LAYERS.C33"/>
            <calcext:condition calcext:apply-style-name="Road2" calcext:value="=&quot;04&quot;" calcext:base-cell-address="LAYERS.C33"/>
            <calcext:condition calcext:apply-style-name="Wast" calcext:value="=&quot;05&quot;" calcext:base-cell-address="LAYERS.C33"/>
            <calcext:condition calcext:apply-style-name="Rock" calcext:value="=&quot;06&quot;" calcext:base-cell-address="LAYERS.C33"/>
            <calcext:condition calcext:apply-style-name="Water" calcext:value="=&quot;07&quot;" calcext:base-cell-address="LAYERS.C33"/>
            <calcext:condition calcext:apply-style-name="Empty" calcext:value="=&quot;08&quot;" calcext:base-cell-address="LAYERS.C33"/>
            <calcext:condition calcext:apply-style-name="Empty" calcext:value="=&quot;-1&quot;" calcext:base-cell-address="LAYERS.C33"/>
          </calcext:conditional-format>
          <calcext:conditional-format calcext:target-range-address="LAYERS.D33:LAYERS.D33">
            <calcext:condition calcext:apply-style-name="Empty" calcext:value="=&quot;00&quot;" calcext:base-cell-address="LAYERS.D33"/>
            <calcext:condition calcext:apply-style-name="Grass1" calcext:value="=&quot;01&quot;" calcext:base-cell-address="LAYERS.D33"/>
            <calcext:condition calcext:apply-style-name="Grass2" calcext:value="=&quot;02&quot;" calcext:base-cell-address="LAYERS.D33"/>
            <calcext:condition calcext:apply-style-name="Road1" calcext:value="=&quot;03&quot;" calcext:base-cell-address="LAYERS.D33"/>
            <calcext:condition calcext:apply-style-name="Road2" calcext:value="=&quot;04&quot;" calcext:base-cell-address="LAYERS.D33"/>
            <calcext:condition calcext:apply-style-name="Wast" calcext:value="=&quot;05&quot;" calcext:base-cell-address="LAYERS.D33"/>
            <calcext:condition calcext:apply-style-name="Rock" calcext:value="=&quot;06&quot;" calcext:base-cell-address="LAYERS.D33"/>
            <calcext:condition calcext:apply-style-name="Water" calcext:value="=&quot;07&quot;" calcext:base-cell-address="LAYERS.D33"/>
            <calcext:condition calcext:apply-style-name="Empty" calcext:value="=&quot;08&quot;" calcext:base-cell-address="LAYERS.D33"/>
            <calcext:condition calcext:apply-style-name="Empty" calcext:value="=&quot;-1&quot;" calcext:base-cell-address="LAYERS.D33"/>
          </calcext:conditional-format>
          <calcext:conditional-format calcext:target-range-address="LAYERS.E33:LAYERS.E33">
            <calcext:condition calcext:apply-style-name="Empty" calcext:value="=&quot;00&quot;" calcext:base-cell-address="LAYERS.E33"/>
            <calcext:condition calcext:apply-style-name="Grass1" calcext:value="=&quot;01&quot;" calcext:base-cell-address="LAYERS.E33"/>
            <calcext:condition calcext:apply-style-name="Grass2" calcext:value="=&quot;02&quot;" calcext:base-cell-address="LAYERS.E33"/>
            <calcext:condition calcext:apply-style-name="Road1" calcext:value="=&quot;03&quot;" calcext:base-cell-address="LAYERS.E33"/>
            <calcext:condition calcext:apply-style-name="Road2" calcext:value="=&quot;04&quot;" calcext:base-cell-address="LAYERS.E33"/>
            <calcext:condition calcext:apply-style-name="Wast" calcext:value="=&quot;05&quot;" calcext:base-cell-address="LAYERS.E33"/>
            <calcext:condition calcext:apply-style-name="Rock" calcext:value="=&quot;06&quot;" calcext:base-cell-address="LAYERS.E33"/>
            <calcext:condition calcext:apply-style-name="Water" calcext:value="=&quot;07&quot;" calcext:base-cell-address="LAYERS.E33"/>
            <calcext:condition calcext:apply-style-name="Empty" calcext:value="=&quot;08&quot;" calcext:base-cell-address="LAYERS.E33"/>
            <calcext:condition calcext:apply-style-name="Empty" calcext:value="=&quot;-1&quot;" calcext:base-cell-address="LAYERS.E33"/>
          </calcext:conditional-format>
          <calcext:conditional-format calcext:target-range-address="LAYERS.F33:LAYERS.F33">
            <calcext:condition calcext:apply-style-name="Empty" calcext:value="=&quot;00&quot;" calcext:base-cell-address="LAYERS.F33"/>
            <calcext:condition calcext:apply-style-name="Grass1" calcext:value="=&quot;01&quot;" calcext:base-cell-address="LAYERS.F33"/>
            <calcext:condition calcext:apply-style-name="Grass2" calcext:value="=&quot;02&quot;" calcext:base-cell-address="LAYERS.F33"/>
            <calcext:condition calcext:apply-style-name="Road1" calcext:value="=&quot;03&quot;" calcext:base-cell-address="LAYERS.F33"/>
            <calcext:condition calcext:apply-style-name="Road2" calcext:value="=&quot;04&quot;" calcext:base-cell-address="LAYERS.F33"/>
            <calcext:condition calcext:apply-style-name="Wast" calcext:value="=&quot;05&quot;" calcext:base-cell-address="LAYERS.F33"/>
            <calcext:condition calcext:apply-style-name="Rock" calcext:value="=&quot;06&quot;" calcext:base-cell-address="LAYERS.F33"/>
            <calcext:condition calcext:apply-style-name="Water" calcext:value="=&quot;07&quot;" calcext:base-cell-address="LAYERS.F33"/>
            <calcext:condition calcext:apply-style-name="Empty" calcext:value="=&quot;08&quot;" calcext:base-cell-address="LAYERS.F33"/>
            <calcext:condition calcext:apply-style-name="Empty" calcext:value="=&quot;-1&quot;" calcext:base-cell-address="LAYERS.F33"/>
          </calcext:conditional-format>
          <calcext:conditional-format calcext:target-range-address="LAYERS.G33:LAYERS.G33">
            <calcext:condition calcext:apply-style-name="Empty" calcext:value="=&quot;00&quot;" calcext:base-cell-address="LAYERS.G33"/>
            <calcext:condition calcext:apply-style-name="Grass1" calcext:value="=&quot;01&quot;" calcext:base-cell-address="LAYERS.G33"/>
            <calcext:condition calcext:apply-style-name="Grass2" calcext:value="=&quot;02&quot;" calcext:base-cell-address="LAYERS.G33"/>
            <calcext:condition calcext:apply-style-name="Road1" calcext:value="=&quot;03&quot;" calcext:base-cell-address="LAYERS.G33"/>
            <calcext:condition calcext:apply-style-name="Road2" calcext:value="=&quot;04&quot;" calcext:base-cell-address="LAYERS.G33"/>
            <calcext:condition calcext:apply-style-name="Wast" calcext:value="=&quot;05&quot;" calcext:base-cell-address="LAYERS.G33"/>
            <calcext:condition calcext:apply-style-name="Rock" calcext:value="=&quot;06&quot;" calcext:base-cell-address="LAYERS.G33"/>
            <calcext:condition calcext:apply-style-name="Water" calcext:value="=&quot;07&quot;" calcext:base-cell-address="LAYERS.G33"/>
            <calcext:condition calcext:apply-style-name="Empty" calcext:value="=&quot;08&quot;" calcext:base-cell-address="LAYERS.G33"/>
            <calcext:condition calcext:apply-style-name="Empty" calcext:value="=&quot;-1&quot;" calcext:base-cell-address="LAYERS.G33"/>
          </calcext:conditional-format>
          <calcext:conditional-format calcext:target-range-address="LAYERS.H33:LAYERS.H33">
            <calcext:condition calcext:apply-style-name="Empty" calcext:value="=&quot;00&quot;" calcext:base-cell-address="LAYERS.H33"/>
            <calcext:condition calcext:apply-style-name="Grass1" calcext:value="=&quot;01&quot;" calcext:base-cell-address="LAYERS.H33"/>
            <calcext:condition calcext:apply-style-name="Grass2" calcext:value="=&quot;02&quot;" calcext:base-cell-address="LAYERS.H33"/>
            <calcext:condition calcext:apply-style-name="Road1" calcext:value="=&quot;03&quot;" calcext:base-cell-address="LAYERS.H33"/>
            <calcext:condition calcext:apply-style-name="Road2" calcext:value="=&quot;04&quot;" calcext:base-cell-address="LAYERS.H33"/>
            <calcext:condition calcext:apply-style-name="Wast" calcext:value="=&quot;05&quot;" calcext:base-cell-address="LAYERS.H33"/>
            <calcext:condition calcext:apply-style-name="Rock" calcext:value="=&quot;06&quot;" calcext:base-cell-address="LAYERS.H33"/>
            <calcext:condition calcext:apply-style-name="Water" calcext:value="=&quot;07&quot;" calcext:base-cell-address="LAYERS.H33"/>
            <calcext:condition calcext:apply-style-name="Empty" calcext:value="=&quot;08&quot;" calcext:base-cell-address="LAYERS.H33"/>
            <calcext:condition calcext:apply-style-name="Empty" calcext:value="=&quot;-1&quot;" calcext:base-cell-address="LAYERS.H33"/>
          </calcext:conditional-format>
          <calcext:conditional-format calcext:target-range-address="LAYERS.I33:LAYERS.I33">
            <calcext:condition calcext:apply-style-name="Empty" calcext:value="=&quot;00&quot;" calcext:base-cell-address="LAYERS.I33"/>
            <calcext:condition calcext:apply-style-name="Grass1" calcext:value="=&quot;01&quot;" calcext:base-cell-address="LAYERS.I33"/>
            <calcext:condition calcext:apply-style-name="Grass2" calcext:value="=&quot;02&quot;" calcext:base-cell-address="LAYERS.I33"/>
            <calcext:condition calcext:apply-style-name="Road1" calcext:value="=&quot;03&quot;" calcext:base-cell-address="LAYERS.I33"/>
            <calcext:condition calcext:apply-style-name="Road2" calcext:value="=&quot;04&quot;" calcext:base-cell-address="LAYERS.I33"/>
            <calcext:condition calcext:apply-style-name="Wast" calcext:value="=&quot;05&quot;" calcext:base-cell-address="LAYERS.I33"/>
            <calcext:condition calcext:apply-style-name="Rock" calcext:value="=&quot;06&quot;" calcext:base-cell-address="LAYERS.I33"/>
            <calcext:condition calcext:apply-style-name="Water" calcext:value="=&quot;07&quot;" calcext:base-cell-address="LAYERS.I33"/>
            <calcext:condition calcext:apply-style-name="Empty" calcext:value="=&quot;08&quot;" calcext:base-cell-address="LAYERS.I33"/>
            <calcext:condition calcext:apply-style-name="Empty" calcext:value="=&quot;-1&quot;" calcext:base-cell-address="LAYERS.I33"/>
          </calcext:conditional-format>
          <calcext:conditional-format calcext:target-range-address="LAYERS.J33:LAYERS.J33">
            <calcext:condition calcext:apply-style-name="Empty" calcext:value="=&quot;00&quot;" calcext:base-cell-address="LAYERS.J33"/>
            <calcext:condition calcext:apply-style-name="Grass1" calcext:value="=&quot;01&quot;" calcext:base-cell-address="LAYERS.J33"/>
            <calcext:condition calcext:apply-style-name="Grass2" calcext:value="=&quot;02&quot;" calcext:base-cell-address="LAYERS.J33"/>
            <calcext:condition calcext:apply-style-name="Road1" calcext:value="=&quot;03&quot;" calcext:base-cell-address="LAYERS.J33"/>
            <calcext:condition calcext:apply-style-name="Road2" calcext:value="=&quot;04&quot;" calcext:base-cell-address="LAYERS.J33"/>
            <calcext:condition calcext:apply-style-name="Wast" calcext:value="=&quot;05&quot;" calcext:base-cell-address="LAYERS.J33"/>
            <calcext:condition calcext:apply-style-name="Rock" calcext:value="=&quot;06&quot;" calcext:base-cell-address="LAYERS.J33"/>
            <calcext:condition calcext:apply-style-name="Water" calcext:value="=&quot;07&quot;" calcext:base-cell-address="LAYERS.J33"/>
            <calcext:condition calcext:apply-style-name="Empty" calcext:value="=&quot;08&quot;" calcext:base-cell-address="LAYERS.J33"/>
            <calcext:condition calcext:apply-style-name="Empty" calcext:value="=&quot;-1&quot;" calcext:base-cell-address="LAYERS.J33"/>
          </calcext:conditional-format>
          <calcext:conditional-format calcext:target-range-address="LAYERS.K33:LAYERS.K33">
            <calcext:condition calcext:apply-style-name="Empty" calcext:value="=&quot;00&quot;" calcext:base-cell-address="LAYERS.K33"/>
            <calcext:condition calcext:apply-style-name="Grass1" calcext:value="=&quot;01&quot;" calcext:base-cell-address="LAYERS.K33"/>
            <calcext:condition calcext:apply-style-name="Grass2" calcext:value="=&quot;02&quot;" calcext:base-cell-address="LAYERS.K33"/>
            <calcext:condition calcext:apply-style-name="Road1" calcext:value="=&quot;03&quot;" calcext:base-cell-address="LAYERS.K33"/>
            <calcext:condition calcext:apply-style-name="Road2" calcext:value="=&quot;04&quot;" calcext:base-cell-address="LAYERS.K33"/>
            <calcext:condition calcext:apply-style-name="Wast" calcext:value="=&quot;05&quot;" calcext:base-cell-address="LAYERS.K33"/>
            <calcext:condition calcext:apply-style-name="Rock" calcext:value="=&quot;06&quot;" calcext:base-cell-address="LAYERS.K33"/>
            <calcext:condition calcext:apply-style-name="Water" calcext:value="=&quot;07&quot;" calcext:base-cell-address="LAYERS.K33"/>
            <calcext:condition calcext:apply-style-name="Empty" calcext:value="=&quot;08&quot;" calcext:base-cell-address="LAYERS.K33"/>
            <calcext:condition calcext:apply-style-name="Empty" calcext:value="=&quot;-1&quot;" calcext:base-cell-address="LAYERS.K33"/>
          </calcext:conditional-format>
          <calcext:conditional-format calcext:target-range-address="LAYERS.L33:LAYERS.L33">
            <calcext:condition calcext:apply-style-name="Empty" calcext:value="=&quot;00&quot;" calcext:base-cell-address="LAYERS.L33"/>
            <calcext:condition calcext:apply-style-name="Grass1" calcext:value="=&quot;01&quot;" calcext:base-cell-address="LAYERS.L33"/>
            <calcext:condition calcext:apply-style-name="Grass2" calcext:value="=&quot;02&quot;" calcext:base-cell-address="LAYERS.L33"/>
            <calcext:condition calcext:apply-style-name="Road1" calcext:value="=&quot;03&quot;" calcext:base-cell-address="LAYERS.L33"/>
            <calcext:condition calcext:apply-style-name="Road2" calcext:value="=&quot;04&quot;" calcext:base-cell-address="LAYERS.L33"/>
            <calcext:condition calcext:apply-style-name="Wast" calcext:value="=&quot;05&quot;" calcext:base-cell-address="LAYERS.L33"/>
            <calcext:condition calcext:apply-style-name="Rock" calcext:value="=&quot;06&quot;" calcext:base-cell-address="LAYERS.L33"/>
            <calcext:condition calcext:apply-style-name="Water" calcext:value="=&quot;07&quot;" calcext:base-cell-address="LAYERS.L33"/>
            <calcext:condition calcext:apply-style-name="Empty" calcext:value="=&quot;08&quot;" calcext:base-cell-address="LAYERS.L33"/>
            <calcext:condition calcext:apply-style-name="Empty" calcext:value="=&quot;-1&quot;" calcext:base-cell-address="LAYERS.L33"/>
          </calcext:conditional-format>
          <calcext:conditional-format calcext:target-range-address="LAYERS.M33:LAYERS.M33">
            <calcext:condition calcext:apply-style-name="Empty" calcext:value="=&quot;00&quot;" calcext:base-cell-address="LAYERS.M33"/>
            <calcext:condition calcext:apply-style-name="Grass1" calcext:value="=&quot;01&quot;" calcext:base-cell-address="LAYERS.M33"/>
            <calcext:condition calcext:apply-style-name="Grass2" calcext:value="=&quot;02&quot;" calcext:base-cell-address="LAYERS.M33"/>
            <calcext:condition calcext:apply-style-name="Road1" calcext:value="=&quot;03&quot;" calcext:base-cell-address="LAYERS.M33"/>
            <calcext:condition calcext:apply-style-name="Road2" calcext:value="=&quot;04&quot;" calcext:base-cell-address="LAYERS.M33"/>
            <calcext:condition calcext:apply-style-name="Wast" calcext:value="=&quot;05&quot;" calcext:base-cell-address="LAYERS.M33"/>
            <calcext:condition calcext:apply-style-name="Rock" calcext:value="=&quot;06&quot;" calcext:base-cell-address="LAYERS.M33"/>
            <calcext:condition calcext:apply-style-name="Water" calcext:value="=&quot;07&quot;" calcext:base-cell-address="LAYERS.M33"/>
            <calcext:condition calcext:apply-style-name="Empty" calcext:value="=&quot;08&quot;" calcext:base-cell-address="LAYERS.M33"/>
            <calcext:condition calcext:apply-style-name="Empty" calcext:value="=&quot;-1&quot;" calcext:base-cell-address="LAYERS.M33"/>
          </calcext:conditional-format>
          <calcext:conditional-format calcext:target-range-address="LAYERS.N33:LAYERS.N33">
            <calcext:condition calcext:apply-style-name="Empty" calcext:value="=&quot;00&quot;" calcext:base-cell-address="LAYERS.N33"/>
            <calcext:condition calcext:apply-style-name="Grass1" calcext:value="=&quot;01&quot;" calcext:base-cell-address="LAYERS.N33"/>
            <calcext:condition calcext:apply-style-name="Grass2" calcext:value="=&quot;02&quot;" calcext:base-cell-address="LAYERS.N33"/>
            <calcext:condition calcext:apply-style-name="Road1" calcext:value="=&quot;03&quot;" calcext:base-cell-address="LAYERS.N33"/>
            <calcext:condition calcext:apply-style-name="Road2" calcext:value="=&quot;04&quot;" calcext:base-cell-address="LAYERS.N33"/>
            <calcext:condition calcext:apply-style-name="Wast" calcext:value="=&quot;05&quot;" calcext:base-cell-address="LAYERS.N33"/>
            <calcext:condition calcext:apply-style-name="Rock" calcext:value="=&quot;06&quot;" calcext:base-cell-address="LAYERS.N33"/>
            <calcext:condition calcext:apply-style-name="Water" calcext:value="=&quot;07&quot;" calcext:base-cell-address="LAYERS.N33"/>
            <calcext:condition calcext:apply-style-name="Empty" calcext:value="=&quot;08&quot;" calcext:base-cell-address="LAYERS.N33"/>
            <calcext:condition calcext:apply-style-name="Empty" calcext:value="=&quot;-1&quot;" calcext:base-cell-address="LAYERS.N33"/>
          </calcext:conditional-format>
          <calcext:conditional-format calcext:target-range-address="LAYERS.O33:LAYERS.O33">
            <calcext:condition calcext:apply-style-name="Empty" calcext:value="=&quot;00&quot;" calcext:base-cell-address="LAYERS.O33"/>
            <calcext:condition calcext:apply-style-name="Grass1" calcext:value="=&quot;01&quot;" calcext:base-cell-address="LAYERS.O33"/>
            <calcext:condition calcext:apply-style-name="Grass2" calcext:value="=&quot;02&quot;" calcext:base-cell-address="LAYERS.O33"/>
            <calcext:condition calcext:apply-style-name="Road1" calcext:value="=&quot;03&quot;" calcext:base-cell-address="LAYERS.O33"/>
            <calcext:condition calcext:apply-style-name="Road2" calcext:value="=&quot;04&quot;" calcext:base-cell-address="LAYERS.O33"/>
            <calcext:condition calcext:apply-style-name="Wast" calcext:value="=&quot;05&quot;" calcext:base-cell-address="LAYERS.O33"/>
            <calcext:condition calcext:apply-style-name="Rock" calcext:value="=&quot;06&quot;" calcext:base-cell-address="LAYERS.O33"/>
            <calcext:condition calcext:apply-style-name="Water" calcext:value="=&quot;07&quot;" calcext:base-cell-address="LAYERS.O33"/>
            <calcext:condition calcext:apply-style-name="Empty" calcext:value="=&quot;08&quot;" calcext:base-cell-address="LAYERS.O33"/>
            <calcext:condition calcext:apply-style-name="Empty" calcext:value="=&quot;-1&quot;" calcext:base-cell-address="LAYERS.O33"/>
          </calcext:conditional-format>
          <calcext:conditional-format calcext:target-range-address="LAYERS.P33:LAYERS.P33">
            <calcext:condition calcext:apply-style-name="Empty" calcext:value="=&quot;00&quot;" calcext:base-cell-address="LAYERS.P33"/>
            <calcext:condition calcext:apply-style-name="Grass1" calcext:value="=&quot;01&quot;" calcext:base-cell-address="LAYERS.P33"/>
            <calcext:condition calcext:apply-style-name="Grass2" calcext:value="=&quot;02&quot;" calcext:base-cell-address="LAYERS.P33"/>
            <calcext:condition calcext:apply-style-name="Road1" calcext:value="=&quot;03&quot;" calcext:base-cell-address="LAYERS.P33"/>
            <calcext:condition calcext:apply-style-name="Road2" calcext:value="=&quot;04&quot;" calcext:base-cell-address="LAYERS.P33"/>
            <calcext:condition calcext:apply-style-name="Wast" calcext:value="=&quot;05&quot;" calcext:base-cell-address="LAYERS.P33"/>
            <calcext:condition calcext:apply-style-name="Rock" calcext:value="=&quot;06&quot;" calcext:base-cell-address="LAYERS.P33"/>
            <calcext:condition calcext:apply-style-name="Water" calcext:value="=&quot;07&quot;" calcext:base-cell-address="LAYERS.P33"/>
            <calcext:condition calcext:apply-style-name="Empty" calcext:value="=&quot;08&quot;" calcext:base-cell-address="LAYERS.P33"/>
            <calcext:condition calcext:apply-style-name="Empty" calcext:value="=&quot;-1&quot;" calcext:base-cell-address="LAYERS.P33"/>
          </calcext:conditional-format>
          <calcext:conditional-format calcext:target-range-address="LAYERS.Q33:LAYERS.Q33">
            <calcext:condition calcext:apply-style-name="Empty" calcext:value="=&quot;00&quot;" calcext:base-cell-address="LAYERS.Q33"/>
            <calcext:condition calcext:apply-style-name="Grass1" calcext:value="=&quot;01&quot;" calcext:base-cell-address="LAYERS.Q33"/>
            <calcext:condition calcext:apply-style-name="Grass2" calcext:value="=&quot;02&quot;" calcext:base-cell-address="LAYERS.Q33"/>
            <calcext:condition calcext:apply-style-name="Road1" calcext:value="=&quot;03&quot;" calcext:base-cell-address="LAYERS.Q33"/>
            <calcext:condition calcext:apply-style-name="Road2" calcext:value="=&quot;04&quot;" calcext:base-cell-address="LAYERS.Q33"/>
            <calcext:condition calcext:apply-style-name="Wast" calcext:value="=&quot;05&quot;" calcext:base-cell-address="LAYERS.Q33"/>
            <calcext:condition calcext:apply-style-name="Rock" calcext:value="=&quot;06&quot;" calcext:base-cell-address="LAYERS.Q33"/>
            <calcext:condition calcext:apply-style-name="Water" calcext:value="=&quot;07&quot;" calcext:base-cell-address="LAYERS.Q33"/>
            <calcext:condition calcext:apply-style-name="Empty" calcext:value="=&quot;08&quot;" calcext:base-cell-address="LAYERS.Q33"/>
            <calcext:condition calcext:apply-style-name="Empty" calcext:value="=&quot;-1&quot;" calcext:base-cell-address="LAYERS.Q33"/>
          </calcext:conditional-format>
          <calcext:conditional-format calcext:target-range-address="LAYERS.R33:LAYERS.R33">
            <calcext:condition calcext:apply-style-name="Empty" calcext:value="=&quot;00&quot;" calcext:base-cell-address="LAYERS.R33"/>
            <calcext:condition calcext:apply-style-name="Grass1" calcext:value="=&quot;01&quot;" calcext:base-cell-address="LAYERS.R33"/>
            <calcext:condition calcext:apply-style-name="Grass2" calcext:value="=&quot;02&quot;" calcext:base-cell-address="LAYERS.R33"/>
            <calcext:condition calcext:apply-style-name="Road1" calcext:value="=&quot;03&quot;" calcext:base-cell-address="LAYERS.R33"/>
            <calcext:condition calcext:apply-style-name="Road2" calcext:value="=&quot;04&quot;" calcext:base-cell-address="LAYERS.R33"/>
            <calcext:condition calcext:apply-style-name="Wast" calcext:value="=&quot;05&quot;" calcext:base-cell-address="LAYERS.R33"/>
            <calcext:condition calcext:apply-style-name="Rock" calcext:value="=&quot;06&quot;" calcext:base-cell-address="LAYERS.R33"/>
            <calcext:condition calcext:apply-style-name="Water" calcext:value="=&quot;07&quot;" calcext:base-cell-address="LAYERS.R33"/>
            <calcext:condition calcext:apply-style-name="Empty" calcext:value="=&quot;08&quot;" calcext:base-cell-address="LAYERS.R33"/>
            <calcext:condition calcext:apply-style-name="Empty" calcext:value="=&quot;-1&quot;" calcext:base-cell-address="LAYERS.R33"/>
          </calcext:conditional-format>
          <calcext:conditional-format calcext:target-range-address="LAYERS.S33:LAYERS.S33">
            <calcext:condition calcext:apply-style-name="Empty" calcext:value="=&quot;00&quot;" calcext:base-cell-address="LAYERS.S33"/>
            <calcext:condition calcext:apply-style-name="Grass1" calcext:value="=&quot;01&quot;" calcext:base-cell-address="LAYERS.S33"/>
            <calcext:condition calcext:apply-style-name="Grass2" calcext:value="=&quot;02&quot;" calcext:base-cell-address="LAYERS.S33"/>
            <calcext:condition calcext:apply-style-name="Road1" calcext:value="=&quot;03&quot;" calcext:base-cell-address="LAYERS.S33"/>
            <calcext:condition calcext:apply-style-name="Road2" calcext:value="=&quot;04&quot;" calcext:base-cell-address="LAYERS.S33"/>
            <calcext:condition calcext:apply-style-name="Wast" calcext:value="=&quot;05&quot;" calcext:base-cell-address="LAYERS.S33"/>
            <calcext:condition calcext:apply-style-name="Rock" calcext:value="=&quot;06&quot;" calcext:base-cell-address="LAYERS.S33"/>
            <calcext:condition calcext:apply-style-name="Water" calcext:value="=&quot;07&quot;" calcext:base-cell-address="LAYERS.S33"/>
            <calcext:condition calcext:apply-style-name="Empty" calcext:value="=&quot;08&quot;" calcext:base-cell-address="LAYERS.S33"/>
            <calcext:condition calcext:apply-style-name="Empty" calcext:value="=&quot;-1&quot;" calcext:base-cell-address="LAYERS.S33"/>
          </calcext:conditional-format>
          <calcext:conditional-format calcext:target-range-address="LAYERS.T33:LAYERS.T33">
            <calcext:condition calcext:apply-style-name="Empty" calcext:value="=&quot;00&quot;" calcext:base-cell-address="LAYERS.T33"/>
            <calcext:condition calcext:apply-style-name="Grass1" calcext:value="=&quot;01&quot;" calcext:base-cell-address="LAYERS.T33"/>
            <calcext:condition calcext:apply-style-name="Grass2" calcext:value="=&quot;02&quot;" calcext:base-cell-address="LAYERS.T33"/>
            <calcext:condition calcext:apply-style-name="Road1" calcext:value="=&quot;03&quot;" calcext:base-cell-address="LAYERS.T33"/>
            <calcext:condition calcext:apply-style-name="Road2" calcext:value="=&quot;04&quot;" calcext:base-cell-address="LAYERS.T33"/>
            <calcext:condition calcext:apply-style-name="Wast" calcext:value="=&quot;05&quot;" calcext:base-cell-address="LAYERS.T33"/>
            <calcext:condition calcext:apply-style-name="Rock" calcext:value="=&quot;06&quot;" calcext:base-cell-address="LAYERS.T33"/>
            <calcext:condition calcext:apply-style-name="Water" calcext:value="=&quot;07&quot;" calcext:base-cell-address="LAYERS.T33"/>
            <calcext:condition calcext:apply-style-name="Empty" calcext:value="=&quot;08&quot;" calcext:base-cell-address="LAYERS.T33"/>
            <calcext:condition calcext:apply-style-name="Empty" calcext:value="=&quot;-1&quot;" calcext:base-cell-address="LAYERS.T33"/>
          </calcext:conditional-format>
          <calcext:conditional-format calcext:target-range-address="LAYERS.U33:LAYERS.U33">
            <calcext:condition calcext:apply-style-name="Empty" calcext:value="=&quot;00&quot;" calcext:base-cell-address="LAYERS.U33"/>
            <calcext:condition calcext:apply-style-name="Grass1" calcext:value="=&quot;01&quot;" calcext:base-cell-address="LAYERS.U33"/>
            <calcext:condition calcext:apply-style-name="Grass2" calcext:value="=&quot;02&quot;" calcext:base-cell-address="LAYERS.U33"/>
            <calcext:condition calcext:apply-style-name="Road1" calcext:value="=&quot;03&quot;" calcext:base-cell-address="LAYERS.U33"/>
            <calcext:condition calcext:apply-style-name="Road2" calcext:value="=&quot;04&quot;" calcext:base-cell-address="LAYERS.U33"/>
            <calcext:condition calcext:apply-style-name="Wast" calcext:value="=&quot;05&quot;" calcext:base-cell-address="LAYERS.U33"/>
            <calcext:condition calcext:apply-style-name="Rock" calcext:value="=&quot;06&quot;" calcext:base-cell-address="LAYERS.U33"/>
            <calcext:condition calcext:apply-style-name="Water" calcext:value="=&quot;07&quot;" calcext:base-cell-address="LAYERS.U33"/>
            <calcext:condition calcext:apply-style-name="Empty" calcext:value="=&quot;08&quot;" calcext:base-cell-address="LAYERS.U33"/>
            <calcext:condition calcext:apply-style-name="Empty" calcext:value="=&quot;-1&quot;" calcext:base-cell-address="LAYERS.U33"/>
          </calcext:conditional-format>
          <calcext:conditional-format calcext:target-range-address="LAYERS.V33:LAYERS.V33">
            <calcext:condition calcext:apply-style-name="Empty" calcext:value="=&quot;00&quot;" calcext:base-cell-address="LAYERS.V33"/>
            <calcext:condition calcext:apply-style-name="Grass1" calcext:value="=&quot;01&quot;" calcext:base-cell-address="LAYERS.V33"/>
            <calcext:condition calcext:apply-style-name="Grass2" calcext:value="=&quot;02&quot;" calcext:base-cell-address="LAYERS.V33"/>
            <calcext:condition calcext:apply-style-name="Road1" calcext:value="=&quot;03&quot;" calcext:base-cell-address="LAYERS.V33"/>
            <calcext:condition calcext:apply-style-name="Road2" calcext:value="=&quot;04&quot;" calcext:base-cell-address="LAYERS.V33"/>
            <calcext:condition calcext:apply-style-name="Wast" calcext:value="=&quot;05&quot;" calcext:base-cell-address="LAYERS.V33"/>
            <calcext:condition calcext:apply-style-name="Rock" calcext:value="=&quot;06&quot;" calcext:base-cell-address="LAYERS.V33"/>
            <calcext:condition calcext:apply-style-name="Water" calcext:value="=&quot;07&quot;" calcext:base-cell-address="LAYERS.V33"/>
            <calcext:condition calcext:apply-style-name="Empty" calcext:value="=&quot;08&quot;" calcext:base-cell-address="LAYERS.V33"/>
            <calcext:condition calcext:apply-style-name="Empty" calcext:value="=&quot;-1&quot;" calcext:base-cell-address="LAYERS.V33"/>
          </calcext:conditional-format>
          <calcext:conditional-format calcext:target-range-address="LAYERS.W33:LAYERS.W33">
            <calcext:condition calcext:apply-style-name="Empty" calcext:value="=&quot;00&quot;" calcext:base-cell-address="LAYERS.W33"/>
            <calcext:condition calcext:apply-style-name="Grass1" calcext:value="=&quot;01&quot;" calcext:base-cell-address="LAYERS.W33"/>
            <calcext:condition calcext:apply-style-name="Grass2" calcext:value="=&quot;02&quot;" calcext:base-cell-address="LAYERS.W33"/>
            <calcext:condition calcext:apply-style-name="Road1" calcext:value="=&quot;03&quot;" calcext:base-cell-address="LAYERS.W33"/>
            <calcext:condition calcext:apply-style-name="Road2" calcext:value="=&quot;04&quot;" calcext:base-cell-address="LAYERS.W33"/>
            <calcext:condition calcext:apply-style-name="Wast" calcext:value="=&quot;05&quot;" calcext:base-cell-address="LAYERS.W33"/>
            <calcext:condition calcext:apply-style-name="Rock" calcext:value="=&quot;06&quot;" calcext:base-cell-address="LAYERS.W33"/>
            <calcext:condition calcext:apply-style-name="Water" calcext:value="=&quot;07&quot;" calcext:base-cell-address="LAYERS.W33"/>
            <calcext:condition calcext:apply-style-name="Empty" calcext:value="=&quot;08&quot;" calcext:base-cell-address="LAYERS.W33"/>
            <calcext:condition calcext:apply-style-name="Empty" calcext:value="=&quot;-1&quot;" calcext:base-cell-address="LAYERS.W33"/>
          </calcext:conditional-format>
          <calcext:conditional-format calcext:target-range-address="LAYERS.X33:LAYERS.X33">
            <calcext:condition calcext:apply-style-name="Empty" calcext:value="=&quot;00&quot;" calcext:base-cell-address="LAYERS.X33"/>
            <calcext:condition calcext:apply-style-name="Grass1" calcext:value="=&quot;01&quot;" calcext:base-cell-address="LAYERS.X33"/>
            <calcext:condition calcext:apply-style-name="Grass2" calcext:value="=&quot;02&quot;" calcext:base-cell-address="LAYERS.X33"/>
            <calcext:condition calcext:apply-style-name="Road1" calcext:value="=&quot;03&quot;" calcext:base-cell-address="LAYERS.X33"/>
            <calcext:condition calcext:apply-style-name="Road2" calcext:value="=&quot;04&quot;" calcext:base-cell-address="LAYERS.X33"/>
            <calcext:condition calcext:apply-style-name="Wast" calcext:value="=&quot;05&quot;" calcext:base-cell-address="LAYERS.X33"/>
            <calcext:condition calcext:apply-style-name="Rock" calcext:value="=&quot;06&quot;" calcext:base-cell-address="LAYERS.X33"/>
            <calcext:condition calcext:apply-style-name="Water" calcext:value="=&quot;07&quot;" calcext:base-cell-address="LAYERS.X33"/>
            <calcext:condition calcext:apply-style-name="Empty" calcext:value="=&quot;08&quot;" calcext:base-cell-address="LAYERS.X33"/>
            <calcext:condition calcext:apply-style-name="Empty" calcext:value="=&quot;-1&quot;" calcext:base-cell-address="LAYERS.X33"/>
          </calcext:conditional-format>
          <calcext:conditional-format calcext:target-range-address="LAYERS.Y33:LAYERS.Y33">
            <calcext:condition calcext:apply-style-name="Empty" calcext:value="=&quot;00&quot;" calcext:base-cell-address="LAYERS.Y33"/>
            <calcext:condition calcext:apply-style-name="Grass1" calcext:value="=&quot;01&quot;" calcext:base-cell-address="LAYERS.Y33"/>
            <calcext:condition calcext:apply-style-name="Grass2" calcext:value="=&quot;02&quot;" calcext:base-cell-address="LAYERS.Y33"/>
            <calcext:condition calcext:apply-style-name="Road1" calcext:value="=&quot;03&quot;" calcext:base-cell-address="LAYERS.Y33"/>
            <calcext:condition calcext:apply-style-name="Road2" calcext:value="=&quot;04&quot;" calcext:base-cell-address="LAYERS.Y33"/>
            <calcext:condition calcext:apply-style-name="Wast" calcext:value="=&quot;05&quot;" calcext:base-cell-address="LAYERS.Y33"/>
            <calcext:condition calcext:apply-style-name="Rock" calcext:value="=&quot;06&quot;" calcext:base-cell-address="LAYERS.Y33"/>
            <calcext:condition calcext:apply-style-name="Water" calcext:value="=&quot;07&quot;" calcext:base-cell-address="LAYERS.Y33"/>
            <calcext:condition calcext:apply-style-name="Empty" calcext:value="=&quot;08&quot;" calcext:base-cell-address="LAYERS.Y33"/>
            <calcext:condition calcext:apply-style-name="Empty" calcext:value="=&quot;-1&quot;" calcext:base-cell-address="LAYERS.Y33"/>
          </calcext:conditional-format>
          <calcext:conditional-format calcext:target-range-address="LAYERS.Z33:LAYERS.Z33">
            <calcext:condition calcext:apply-style-name="Empty" calcext:value="=&quot;00&quot;" calcext:base-cell-address="LAYERS.Z33"/>
            <calcext:condition calcext:apply-style-name="Grass1" calcext:value="=&quot;01&quot;" calcext:base-cell-address="LAYERS.Z33"/>
            <calcext:condition calcext:apply-style-name="Grass2" calcext:value="=&quot;02&quot;" calcext:base-cell-address="LAYERS.Z33"/>
            <calcext:condition calcext:apply-style-name="Road1" calcext:value="=&quot;03&quot;" calcext:base-cell-address="LAYERS.Z33"/>
            <calcext:condition calcext:apply-style-name="Road2" calcext:value="=&quot;04&quot;" calcext:base-cell-address="LAYERS.Z33"/>
            <calcext:condition calcext:apply-style-name="Wast" calcext:value="=&quot;05&quot;" calcext:base-cell-address="LAYERS.Z33"/>
            <calcext:condition calcext:apply-style-name="Rock" calcext:value="=&quot;06&quot;" calcext:base-cell-address="LAYERS.Z33"/>
            <calcext:condition calcext:apply-style-name="Water" calcext:value="=&quot;07&quot;" calcext:base-cell-address="LAYERS.Z33"/>
            <calcext:condition calcext:apply-style-name="Empty" calcext:value="=&quot;08&quot;" calcext:base-cell-address="LAYERS.Z33"/>
            <calcext:condition calcext:apply-style-name="Empty" calcext:value="=&quot;-1&quot;" calcext:base-cell-address="LAYERS.Z33"/>
          </calcext:conditional-format>
          <calcext:conditional-format calcext:target-range-address="LAYERS.AA33:LAYERS.AA33">
            <calcext:condition calcext:apply-style-name="Empty" calcext:value="=&quot;00&quot;" calcext:base-cell-address="LAYERS.AA33"/>
            <calcext:condition calcext:apply-style-name="Grass1" calcext:value="=&quot;01&quot;" calcext:base-cell-address="LAYERS.AA33"/>
            <calcext:condition calcext:apply-style-name="Grass2" calcext:value="=&quot;02&quot;" calcext:base-cell-address="LAYERS.AA33"/>
            <calcext:condition calcext:apply-style-name="Road1" calcext:value="=&quot;03&quot;" calcext:base-cell-address="LAYERS.AA33"/>
            <calcext:condition calcext:apply-style-name="Road2" calcext:value="=&quot;04&quot;" calcext:base-cell-address="LAYERS.AA33"/>
            <calcext:condition calcext:apply-style-name="Wast" calcext:value="=&quot;05&quot;" calcext:base-cell-address="LAYERS.AA33"/>
            <calcext:condition calcext:apply-style-name="Rock" calcext:value="=&quot;06&quot;" calcext:base-cell-address="LAYERS.AA33"/>
            <calcext:condition calcext:apply-style-name="Water" calcext:value="=&quot;07&quot;" calcext:base-cell-address="LAYERS.AA33"/>
            <calcext:condition calcext:apply-style-name="Empty" calcext:value="=&quot;08&quot;" calcext:base-cell-address="LAYERS.AA33"/>
            <calcext:condition calcext:apply-style-name="Empty" calcext:value="=&quot;-1&quot;" calcext:base-cell-address="LAYERS.AA33"/>
          </calcext:conditional-format>
          <calcext:conditional-format calcext:target-range-address="LAYERS.AB33:LAYERS.AB33">
            <calcext:condition calcext:apply-style-name="Empty" calcext:value="=&quot;00&quot;" calcext:base-cell-address="LAYERS.AB33"/>
            <calcext:condition calcext:apply-style-name="Grass1" calcext:value="=&quot;01&quot;" calcext:base-cell-address="LAYERS.AB33"/>
            <calcext:condition calcext:apply-style-name="Grass2" calcext:value="=&quot;02&quot;" calcext:base-cell-address="LAYERS.AB33"/>
            <calcext:condition calcext:apply-style-name="Road1" calcext:value="=&quot;03&quot;" calcext:base-cell-address="LAYERS.AB33"/>
            <calcext:condition calcext:apply-style-name="Road2" calcext:value="=&quot;04&quot;" calcext:base-cell-address="LAYERS.AB33"/>
            <calcext:condition calcext:apply-style-name="Wast" calcext:value="=&quot;05&quot;" calcext:base-cell-address="LAYERS.AB33"/>
            <calcext:condition calcext:apply-style-name="Rock" calcext:value="=&quot;06&quot;" calcext:base-cell-address="LAYERS.AB33"/>
            <calcext:condition calcext:apply-style-name="Water" calcext:value="=&quot;07&quot;" calcext:base-cell-address="LAYERS.AB33"/>
            <calcext:condition calcext:apply-style-name="Empty" calcext:value="=&quot;08&quot;" calcext:base-cell-address="LAYERS.AB33"/>
            <calcext:condition calcext:apply-style-name="Empty" calcext:value="=&quot;-1&quot;" calcext:base-cell-address="LAYERS.AB33"/>
          </calcext:conditional-format>
          <calcext:conditional-format calcext:target-range-address="LAYERS.AC33:LAYERS.AC33">
            <calcext:condition calcext:apply-style-name="Empty" calcext:value="=&quot;00&quot;" calcext:base-cell-address="LAYERS.AC33"/>
            <calcext:condition calcext:apply-style-name="Grass1" calcext:value="=&quot;01&quot;" calcext:base-cell-address="LAYERS.AC33"/>
            <calcext:condition calcext:apply-style-name="Grass2" calcext:value="=&quot;02&quot;" calcext:base-cell-address="LAYERS.AC33"/>
            <calcext:condition calcext:apply-style-name="Road1" calcext:value="=&quot;03&quot;" calcext:base-cell-address="LAYERS.AC33"/>
            <calcext:condition calcext:apply-style-name="Road2" calcext:value="=&quot;04&quot;" calcext:base-cell-address="LAYERS.AC33"/>
            <calcext:condition calcext:apply-style-name="Wast" calcext:value="=&quot;05&quot;" calcext:base-cell-address="LAYERS.AC33"/>
            <calcext:condition calcext:apply-style-name="Rock" calcext:value="=&quot;06&quot;" calcext:base-cell-address="LAYERS.AC33"/>
            <calcext:condition calcext:apply-style-name="Water" calcext:value="=&quot;07&quot;" calcext:base-cell-address="LAYERS.AC33"/>
            <calcext:condition calcext:apply-style-name="Empty" calcext:value="=&quot;08&quot;" calcext:base-cell-address="LAYERS.AC33"/>
            <calcext:condition calcext:apply-style-name="Empty" calcext:value="=&quot;-1&quot;" calcext:base-cell-address="LAYERS.AC33"/>
          </calcext:conditional-format>
          <calcext:conditional-format calcext:target-range-address="LAYERS.AD33:LAYERS.AD33">
            <calcext:condition calcext:apply-style-name="Empty" calcext:value="=&quot;00&quot;" calcext:base-cell-address="LAYERS.AD33"/>
            <calcext:condition calcext:apply-style-name="Grass1" calcext:value="=&quot;01&quot;" calcext:base-cell-address="LAYERS.AD33"/>
            <calcext:condition calcext:apply-style-name="Grass2" calcext:value="=&quot;02&quot;" calcext:base-cell-address="LAYERS.AD33"/>
            <calcext:condition calcext:apply-style-name="Road1" calcext:value="=&quot;03&quot;" calcext:base-cell-address="LAYERS.AD33"/>
            <calcext:condition calcext:apply-style-name="Road2" calcext:value="=&quot;04&quot;" calcext:base-cell-address="LAYERS.AD33"/>
            <calcext:condition calcext:apply-style-name="Wast" calcext:value="=&quot;05&quot;" calcext:base-cell-address="LAYERS.AD33"/>
            <calcext:condition calcext:apply-style-name="Rock" calcext:value="=&quot;06&quot;" calcext:base-cell-address="LAYERS.AD33"/>
            <calcext:condition calcext:apply-style-name="Water" calcext:value="=&quot;07&quot;" calcext:base-cell-address="LAYERS.AD33"/>
            <calcext:condition calcext:apply-style-name="Empty" calcext:value="=&quot;08&quot;" calcext:base-cell-address="LAYERS.AD33"/>
            <calcext:condition calcext:apply-style-name="Empty" calcext:value="=&quot;-1&quot;" calcext:base-cell-address="LAYERS.AD33"/>
          </calcext:conditional-format>
          <calcext:conditional-format calcext:target-range-address="LAYERS.AE33:LAYERS.AE33">
            <calcext:condition calcext:apply-style-name="Empty" calcext:value="=&quot;00&quot;" calcext:base-cell-address="LAYERS.AE33"/>
            <calcext:condition calcext:apply-style-name="Grass1" calcext:value="=&quot;01&quot;" calcext:base-cell-address="LAYERS.AE33"/>
            <calcext:condition calcext:apply-style-name="Grass2" calcext:value="=&quot;02&quot;" calcext:base-cell-address="LAYERS.AE33"/>
            <calcext:condition calcext:apply-style-name="Road1" calcext:value="=&quot;03&quot;" calcext:base-cell-address="LAYERS.AE33"/>
            <calcext:condition calcext:apply-style-name="Road2" calcext:value="=&quot;04&quot;" calcext:base-cell-address="LAYERS.AE33"/>
            <calcext:condition calcext:apply-style-name="Wast" calcext:value="=&quot;05&quot;" calcext:base-cell-address="LAYERS.AE33"/>
            <calcext:condition calcext:apply-style-name="Rock" calcext:value="=&quot;06&quot;" calcext:base-cell-address="LAYERS.AE33"/>
            <calcext:condition calcext:apply-style-name="Water" calcext:value="=&quot;07&quot;" calcext:base-cell-address="LAYERS.AE33"/>
            <calcext:condition calcext:apply-style-name="Empty" calcext:value="=&quot;08&quot;" calcext:base-cell-address="LAYERS.AE33"/>
            <calcext:condition calcext:apply-style-name="Empty" calcext:value="=&quot;-1&quot;" calcext:base-cell-address="LAYERS.AE33"/>
          </calcext:conditional-format>
          <calcext:conditional-format calcext:target-range-address="LAYERS.AF33:LAYERS.AF33">
            <calcext:condition calcext:apply-style-name="Empty" calcext:value="=&quot;00&quot;" calcext:base-cell-address="LAYERS.AF33"/>
            <calcext:condition calcext:apply-style-name="Grass1" calcext:value="=&quot;01&quot;" calcext:base-cell-address="LAYERS.AF33"/>
            <calcext:condition calcext:apply-style-name="Grass2" calcext:value="=&quot;02&quot;" calcext:base-cell-address="LAYERS.AF33"/>
            <calcext:condition calcext:apply-style-name="Road1" calcext:value="=&quot;03&quot;" calcext:base-cell-address="LAYERS.AF33"/>
            <calcext:condition calcext:apply-style-name="Road2" calcext:value="=&quot;04&quot;" calcext:base-cell-address="LAYERS.AF33"/>
            <calcext:condition calcext:apply-style-name="Wast" calcext:value="=&quot;05&quot;" calcext:base-cell-address="LAYERS.AF33"/>
            <calcext:condition calcext:apply-style-name="Rock" calcext:value="=&quot;06&quot;" calcext:base-cell-address="LAYERS.AF33"/>
            <calcext:condition calcext:apply-style-name="Water" calcext:value="=&quot;07&quot;" calcext:base-cell-address="LAYERS.AF33"/>
            <calcext:condition calcext:apply-style-name="Empty" calcext:value="=&quot;08&quot;" calcext:base-cell-address="LAYERS.AF33"/>
            <calcext:condition calcext:apply-style-name="Empty" calcext:value="=&quot;-1&quot;" calcext:base-cell-address="LAYERS.AF33"/>
          </calcext:conditional-format>
          <calcext:conditional-format calcext:target-range-address="LAYERS.B3:LAYERS.B3">
            <calcext:condition calcext:apply-style-name="Empty" calcext:value="=&quot;00&quot;" calcext:base-cell-address="LAYERS.B3"/>
            <calcext:condition calcext:apply-style-name="Grass1" calcext:value="=&quot;01&quot;" calcext:base-cell-address="LAYERS.B3"/>
            <calcext:condition calcext:apply-style-name="Grass2" calcext:value="=&quot;02&quot;" calcext:base-cell-address="LAYERS.B3"/>
            <calcext:condition calcext:apply-style-name="Road1" calcext:value="=&quot;03&quot;" calcext:base-cell-address="LAYERS.B3"/>
            <calcext:condition calcext:apply-style-name="Road2" calcext:value="=&quot;04&quot;" calcext:base-cell-address="LAYERS.B3"/>
            <calcext:condition calcext:apply-style-name="Wast" calcext:value="=&quot;05&quot;" calcext:base-cell-address="LAYERS.B3"/>
            <calcext:condition calcext:apply-style-name="Rock" calcext:value="=&quot;06&quot;" calcext:base-cell-address="LAYERS.B3"/>
            <calcext:condition calcext:apply-style-name="Water" calcext:value="=&quot;07&quot;" calcext:base-cell-address="LAYERS.B3"/>
            <calcext:condition calcext:apply-style-name="Empty" calcext:value="=&quot;08&quot;" calcext:base-cell-address="LAYERS.B3"/>
            <calcext:condition calcext:apply-style-name="Empty" calcext:value="=&quot;-1&quot;" calcext:base-cell-address="LAYERS.B3"/>
          </calcext:conditional-format>
          <calcext:conditional-format calcext:target-range-address="LAYERS.B4:LAYERS.B4">
            <calcext:condition calcext:apply-style-name="Empty" calcext:value="=&quot;00&quot;" calcext:base-cell-address="LAYERS.B4"/>
            <calcext:condition calcext:apply-style-name="Grass1" calcext:value="=&quot;01&quot;" calcext:base-cell-address="LAYERS.B4"/>
            <calcext:condition calcext:apply-style-name="Grass2" calcext:value="=&quot;02&quot;" calcext:base-cell-address="LAYERS.B4"/>
            <calcext:condition calcext:apply-style-name="Road1" calcext:value="=&quot;03&quot;" calcext:base-cell-address="LAYERS.B4"/>
            <calcext:condition calcext:apply-style-name="Road2" calcext:value="=&quot;04&quot;" calcext:base-cell-address="LAYERS.B4"/>
            <calcext:condition calcext:apply-style-name="Wast" calcext:value="=&quot;05&quot;" calcext:base-cell-address="LAYERS.B4"/>
            <calcext:condition calcext:apply-style-name="Rock" calcext:value="=&quot;06&quot;" calcext:base-cell-address="LAYERS.B4"/>
            <calcext:condition calcext:apply-style-name="Water" calcext:value="=&quot;07&quot;" calcext:base-cell-address="LAYERS.B4"/>
            <calcext:condition calcext:apply-style-name="Empty" calcext:value="=&quot;08&quot;" calcext:base-cell-address="LAYERS.B4"/>
            <calcext:condition calcext:apply-style-name="Empty" calcext:value="=&quot;-1&quot;" calcext:base-cell-address="LAYERS.B4"/>
          </calcext:conditional-format>
          <calcext:conditional-format calcext:target-range-address="LAYERS.B5:LAYERS.B5">
            <calcext:condition calcext:apply-style-name="Empty" calcext:value="=&quot;00&quot;" calcext:base-cell-address="LAYERS.B5"/>
            <calcext:condition calcext:apply-style-name="Grass1" calcext:value="=&quot;01&quot;" calcext:base-cell-address="LAYERS.B5"/>
            <calcext:condition calcext:apply-style-name="Grass2" calcext:value="=&quot;02&quot;" calcext:base-cell-address="LAYERS.B5"/>
            <calcext:condition calcext:apply-style-name="Road1" calcext:value="=&quot;03&quot;" calcext:base-cell-address="LAYERS.B5"/>
            <calcext:condition calcext:apply-style-name="Road2" calcext:value="=&quot;04&quot;" calcext:base-cell-address="LAYERS.B5"/>
            <calcext:condition calcext:apply-style-name="Wast" calcext:value="=&quot;05&quot;" calcext:base-cell-address="LAYERS.B5"/>
            <calcext:condition calcext:apply-style-name="Rock" calcext:value="=&quot;06&quot;" calcext:base-cell-address="LAYERS.B5"/>
            <calcext:condition calcext:apply-style-name="Water" calcext:value="=&quot;07&quot;" calcext:base-cell-address="LAYERS.B5"/>
            <calcext:condition calcext:apply-style-name="Empty" calcext:value="=&quot;08&quot;" calcext:base-cell-address="LAYERS.B5"/>
            <calcext:condition calcext:apply-style-name="Empty" calcext:value="=&quot;-1&quot;" calcext:base-cell-address="LAYERS.B5"/>
          </calcext:conditional-format>
          <calcext:conditional-format calcext:target-range-address="LAYERS.B6:LAYERS.B6">
            <calcext:condition calcext:apply-style-name="Empty" calcext:value="=&quot;00&quot;" calcext:base-cell-address="LAYERS.B6"/>
            <calcext:condition calcext:apply-style-name="Grass1" calcext:value="=&quot;01&quot;" calcext:base-cell-address="LAYERS.B6"/>
            <calcext:condition calcext:apply-style-name="Grass2" calcext:value="=&quot;02&quot;" calcext:base-cell-address="LAYERS.B6"/>
            <calcext:condition calcext:apply-style-name="Road1" calcext:value="=&quot;03&quot;" calcext:base-cell-address="LAYERS.B6"/>
            <calcext:condition calcext:apply-style-name="Road2" calcext:value="=&quot;04&quot;" calcext:base-cell-address="LAYERS.B6"/>
            <calcext:condition calcext:apply-style-name="Wast" calcext:value="=&quot;05&quot;" calcext:base-cell-address="LAYERS.B6"/>
            <calcext:condition calcext:apply-style-name="Rock" calcext:value="=&quot;06&quot;" calcext:base-cell-address="LAYERS.B6"/>
            <calcext:condition calcext:apply-style-name="Water" calcext:value="=&quot;07&quot;" calcext:base-cell-address="LAYERS.B6"/>
            <calcext:condition calcext:apply-style-name="Empty" calcext:value="=&quot;08&quot;" calcext:base-cell-address="LAYERS.B6"/>
            <calcext:condition calcext:apply-style-name="Empty" calcext:value="=&quot;-1&quot;" calcext:base-cell-address="LAYERS.B6"/>
          </calcext:conditional-format>
          <calcext:conditional-format calcext:target-range-address="LAYERS.B7:LAYERS.B7">
            <calcext:condition calcext:apply-style-name="Empty" calcext:value="=&quot;00&quot;" calcext:base-cell-address="LAYERS.B7"/>
            <calcext:condition calcext:apply-style-name="Grass1" calcext:value="=&quot;01&quot;" calcext:base-cell-address="LAYERS.B7"/>
            <calcext:condition calcext:apply-style-name="Grass2" calcext:value="=&quot;02&quot;" calcext:base-cell-address="LAYERS.B7"/>
            <calcext:condition calcext:apply-style-name="Road1" calcext:value="=&quot;03&quot;" calcext:base-cell-address="LAYERS.B7"/>
            <calcext:condition calcext:apply-style-name="Road2" calcext:value="=&quot;04&quot;" calcext:base-cell-address="LAYERS.B7"/>
            <calcext:condition calcext:apply-style-name="Wast" calcext:value="=&quot;05&quot;" calcext:base-cell-address="LAYERS.B7"/>
            <calcext:condition calcext:apply-style-name="Rock" calcext:value="=&quot;06&quot;" calcext:base-cell-address="LAYERS.B7"/>
            <calcext:condition calcext:apply-style-name="Water" calcext:value="=&quot;07&quot;" calcext:base-cell-address="LAYERS.B7"/>
            <calcext:condition calcext:apply-style-name="Empty" calcext:value="=&quot;08&quot;" calcext:base-cell-address="LAYERS.B7"/>
            <calcext:condition calcext:apply-style-name="Empty" calcext:value="=&quot;-1&quot;" calcext:base-cell-address="LAYERS.B7"/>
          </calcext:conditional-format>
          <calcext:conditional-format calcext:target-range-address="LAYERS.B8:LAYERS.B8">
            <calcext:condition calcext:apply-style-name="Empty" calcext:value="=&quot;00&quot;" calcext:base-cell-address="LAYERS.B8"/>
            <calcext:condition calcext:apply-style-name="Grass1" calcext:value="=&quot;01&quot;" calcext:base-cell-address="LAYERS.B8"/>
            <calcext:condition calcext:apply-style-name="Grass2" calcext:value="=&quot;02&quot;" calcext:base-cell-address="LAYERS.B8"/>
            <calcext:condition calcext:apply-style-name="Road1" calcext:value="=&quot;03&quot;" calcext:base-cell-address="LAYERS.B8"/>
            <calcext:condition calcext:apply-style-name="Road2" calcext:value="=&quot;04&quot;" calcext:base-cell-address="LAYERS.B8"/>
            <calcext:condition calcext:apply-style-name="Wast" calcext:value="=&quot;05&quot;" calcext:base-cell-address="LAYERS.B8"/>
            <calcext:condition calcext:apply-style-name="Rock" calcext:value="=&quot;06&quot;" calcext:base-cell-address="LAYERS.B8"/>
            <calcext:condition calcext:apply-style-name="Water" calcext:value="=&quot;07&quot;" calcext:base-cell-address="LAYERS.B8"/>
            <calcext:condition calcext:apply-style-name="Empty" calcext:value="=&quot;08&quot;" calcext:base-cell-address="LAYERS.B8"/>
            <calcext:condition calcext:apply-style-name="Empty" calcext:value="=&quot;-1&quot;" calcext:base-cell-address="LAYERS.B8"/>
          </calcext:conditional-format>
          <calcext:conditional-format calcext:target-range-address="LAYERS.B9:LAYERS.B9">
            <calcext:condition calcext:apply-style-name="Empty" calcext:value="=&quot;00&quot;" calcext:base-cell-address="LAYERS.B9"/>
            <calcext:condition calcext:apply-style-name="Grass1" calcext:value="=&quot;01&quot;" calcext:base-cell-address="LAYERS.B9"/>
            <calcext:condition calcext:apply-style-name="Grass2" calcext:value="=&quot;02&quot;" calcext:base-cell-address="LAYERS.B9"/>
            <calcext:condition calcext:apply-style-name="Road1" calcext:value="=&quot;03&quot;" calcext:base-cell-address="LAYERS.B9"/>
            <calcext:condition calcext:apply-style-name="Road2" calcext:value="=&quot;04&quot;" calcext:base-cell-address="LAYERS.B9"/>
            <calcext:condition calcext:apply-style-name="Wast" calcext:value="=&quot;05&quot;" calcext:base-cell-address="LAYERS.B9"/>
            <calcext:condition calcext:apply-style-name="Rock" calcext:value="=&quot;06&quot;" calcext:base-cell-address="LAYERS.B9"/>
            <calcext:condition calcext:apply-style-name="Water" calcext:value="=&quot;07&quot;" calcext:base-cell-address="LAYERS.B9"/>
            <calcext:condition calcext:apply-style-name="Empty" calcext:value="=&quot;08&quot;" calcext:base-cell-address="LAYERS.B9"/>
            <calcext:condition calcext:apply-style-name="Empty" calcext:value="=&quot;-1&quot;" calcext:base-cell-address="LAYERS.B9"/>
          </calcext:conditional-format>
          <calcext:conditional-format calcext:target-range-address="LAYERS.B10:LAYERS.B10">
            <calcext:condition calcext:apply-style-name="Empty" calcext:value="=&quot;00&quot;" calcext:base-cell-address="LAYERS.B10"/>
            <calcext:condition calcext:apply-style-name="Grass1" calcext:value="=&quot;01&quot;" calcext:base-cell-address="LAYERS.B10"/>
            <calcext:condition calcext:apply-style-name="Grass2" calcext:value="=&quot;02&quot;" calcext:base-cell-address="LAYERS.B10"/>
            <calcext:condition calcext:apply-style-name="Road1" calcext:value="=&quot;03&quot;" calcext:base-cell-address="LAYERS.B10"/>
            <calcext:condition calcext:apply-style-name="Road2" calcext:value="=&quot;04&quot;" calcext:base-cell-address="LAYERS.B10"/>
            <calcext:condition calcext:apply-style-name="Wast" calcext:value="=&quot;05&quot;" calcext:base-cell-address="LAYERS.B10"/>
            <calcext:condition calcext:apply-style-name="Rock" calcext:value="=&quot;06&quot;" calcext:base-cell-address="LAYERS.B10"/>
            <calcext:condition calcext:apply-style-name="Water" calcext:value="=&quot;07&quot;" calcext:base-cell-address="LAYERS.B10"/>
            <calcext:condition calcext:apply-style-name="Empty" calcext:value="=&quot;08&quot;" calcext:base-cell-address="LAYERS.B10"/>
            <calcext:condition calcext:apply-style-name="Empty" calcext:value="=&quot;-1&quot;" calcext:base-cell-address="LAYERS.B10"/>
          </calcext:conditional-format>
          <calcext:conditional-format calcext:target-range-address="LAYERS.B11:LAYERS.B11">
            <calcext:condition calcext:apply-style-name="Empty" calcext:value="=&quot;00&quot;" calcext:base-cell-address="LAYERS.B11"/>
            <calcext:condition calcext:apply-style-name="Grass1" calcext:value="=&quot;01&quot;" calcext:base-cell-address="LAYERS.B11"/>
            <calcext:condition calcext:apply-style-name="Grass2" calcext:value="=&quot;02&quot;" calcext:base-cell-address="LAYERS.B11"/>
            <calcext:condition calcext:apply-style-name="Road1" calcext:value="=&quot;03&quot;" calcext:base-cell-address="LAYERS.B11"/>
            <calcext:condition calcext:apply-style-name="Road2" calcext:value="=&quot;04&quot;" calcext:base-cell-address="LAYERS.B11"/>
            <calcext:condition calcext:apply-style-name="Wast" calcext:value="=&quot;05&quot;" calcext:base-cell-address="LAYERS.B11"/>
            <calcext:condition calcext:apply-style-name="Rock" calcext:value="=&quot;06&quot;" calcext:base-cell-address="LAYERS.B11"/>
            <calcext:condition calcext:apply-style-name="Water" calcext:value="=&quot;07&quot;" calcext:base-cell-address="LAYERS.B11"/>
            <calcext:condition calcext:apply-style-name="Empty" calcext:value="=&quot;08&quot;" calcext:base-cell-address="LAYERS.B11"/>
            <calcext:condition calcext:apply-style-name="Empty" calcext:value="=&quot;-1&quot;" calcext:base-cell-address="LAYERS.B11"/>
          </calcext:conditional-format>
          <calcext:conditional-format calcext:target-range-address="LAYERS.B12:LAYERS.B12">
            <calcext:condition calcext:apply-style-name="Empty" calcext:value="=&quot;00&quot;" calcext:base-cell-address="LAYERS.B12"/>
            <calcext:condition calcext:apply-style-name="Grass1" calcext:value="=&quot;01&quot;" calcext:base-cell-address="LAYERS.B12"/>
            <calcext:condition calcext:apply-style-name="Grass2" calcext:value="=&quot;02&quot;" calcext:base-cell-address="LAYERS.B12"/>
            <calcext:condition calcext:apply-style-name="Road1" calcext:value="=&quot;03&quot;" calcext:base-cell-address="LAYERS.B12"/>
            <calcext:condition calcext:apply-style-name="Road2" calcext:value="=&quot;04&quot;" calcext:base-cell-address="LAYERS.B12"/>
            <calcext:condition calcext:apply-style-name="Wast" calcext:value="=&quot;05&quot;" calcext:base-cell-address="LAYERS.B12"/>
            <calcext:condition calcext:apply-style-name="Rock" calcext:value="=&quot;06&quot;" calcext:base-cell-address="LAYERS.B12"/>
            <calcext:condition calcext:apply-style-name="Water" calcext:value="=&quot;07&quot;" calcext:base-cell-address="LAYERS.B12"/>
            <calcext:condition calcext:apply-style-name="Empty" calcext:value="=&quot;08&quot;" calcext:base-cell-address="LAYERS.B12"/>
            <calcext:condition calcext:apply-style-name="Empty" calcext:value="=&quot;-1&quot;" calcext:base-cell-address="LAYERS.B12"/>
          </calcext:conditional-format>
          <calcext:conditional-format calcext:target-range-address="LAYERS.B13:LAYERS.B13">
            <calcext:condition calcext:apply-style-name="Empty" calcext:value="=&quot;00&quot;" calcext:base-cell-address="LAYERS.B13"/>
            <calcext:condition calcext:apply-style-name="Grass1" calcext:value="=&quot;01&quot;" calcext:base-cell-address="LAYERS.B13"/>
            <calcext:condition calcext:apply-style-name="Grass2" calcext:value="=&quot;02&quot;" calcext:base-cell-address="LAYERS.B13"/>
            <calcext:condition calcext:apply-style-name="Road1" calcext:value="=&quot;03&quot;" calcext:base-cell-address="LAYERS.B13"/>
            <calcext:condition calcext:apply-style-name="Road2" calcext:value="=&quot;04&quot;" calcext:base-cell-address="LAYERS.B13"/>
            <calcext:condition calcext:apply-style-name="Wast" calcext:value="=&quot;05&quot;" calcext:base-cell-address="LAYERS.B13"/>
            <calcext:condition calcext:apply-style-name="Rock" calcext:value="=&quot;06&quot;" calcext:base-cell-address="LAYERS.B13"/>
            <calcext:condition calcext:apply-style-name="Water" calcext:value="=&quot;07&quot;" calcext:base-cell-address="LAYERS.B13"/>
            <calcext:condition calcext:apply-style-name="Empty" calcext:value="=&quot;08&quot;" calcext:base-cell-address="LAYERS.B13"/>
            <calcext:condition calcext:apply-style-name="Empty" calcext:value="=&quot;-1&quot;" calcext:base-cell-address="LAYERS.B13"/>
          </calcext:conditional-format>
          <calcext:conditional-format calcext:target-range-address="LAYERS.B14:LAYERS.B14">
            <calcext:condition calcext:apply-style-name="Empty" calcext:value="=&quot;00&quot;" calcext:base-cell-address="LAYERS.B14"/>
            <calcext:condition calcext:apply-style-name="Grass1" calcext:value="=&quot;01&quot;" calcext:base-cell-address="LAYERS.B14"/>
            <calcext:condition calcext:apply-style-name="Grass2" calcext:value="=&quot;02&quot;" calcext:base-cell-address="LAYERS.B14"/>
            <calcext:condition calcext:apply-style-name="Road1" calcext:value="=&quot;03&quot;" calcext:base-cell-address="LAYERS.B14"/>
            <calcext:condition calcext:apply-style-name="Road2" calcext:value="=&quot;04&quot;" calcext:base-cell-address="LAYERS.B14"/>
            <calcext:condition calcext:apply-style-name="Wast" calcext:value="=&quot;05&quot;" calcext:base-cell-address="LAYERS.B14"/>
            <calcext:condition calcext:apply-style-name="Rock" calcext:value="=&quot;06&quot;" calcext:base-cell-address="LAYERS.B14"/>
            <calcext:condition calcext:apply-style-name="Water" calcext:value="=&quot;07&quot;" calcext:base-cell-address="LAYERS.B14"/>
            <calcext:condition calcext:apply-style-name="Empty" calcext:value="=&quot;08&quot;" calcext:base-cell-address="LAYERS.B14"/>
            <calcext:condition calcext:apply-style-name="Empty" calcext:value="=&quot;-1&quot;" calcext:base-cell-address="LAYERS.B14"/>
          </calcext:conditional-format>
          <calcext:conditional-format calcext:target-range-address="LAYERS.B15:LAYERS.B15">
            <calcext:condition calcext:apply-style-name="Empty" calcext:value="=&quot;00&quot;" calcext:base-cell-address="LAYERS.B15"/>
            <calcext:condition calcext:apply-style-name="Grass1" calcext:value="=&quot;01&quot;" calcext:base-cell-address="LAYERS.B15"/>
            <calcext:condition calcext:apply-style-name="Grass2" calcext:value="=&quot;02&quot;" calcext:base-cell-address="LAYERS.B15"/>
            <calcext:condition calcext:apply-style-name="Road1" calcext:value="=&quot;03&quot;" calcext:base-cell-address="LAYERS.B15"/>
            <calcext:condition calcext:apply-style-name="Road2" calcext:value="=&quot;04&quot;" calcext:base-cell-address="LAYERS.B15"/>
            <calcext:condition calcext:apply-style-name="Wast" calcext:value="=&quot;05&quot;" calcext:base-cell-address="LAYERS.B15"/>
            <calcext:condition calcext:apply-style-name="Rock" calcext:value="=&quot;06&quot;" calcext:base-cell-address="LAYERS.B15"/>
            <calcext:condition calcext:apply-style-name="Water" calcext:value="=&quot;07&quot;" calcext:base-cell-address="LAYERS.B15"/>
            <calcext:condition calcext:apply-style-name="Empty" calcext:value="=&quot;08&quot;" calcext:base-cell-address="LAYERS.B15"/>
            <calcext:condition calcext:apply-style-name="Empty" calcext:value="=&quot;-1&quot;" calcext:base-cell-address="LAYERS.B15"/>
          </calcext:conditional-format>
          <calcext:conditional-format calcext:target-range-address="LAYERS.B16:LAYERS.B16">
            <calcext:condition calcext:apply-style-name="Empty" calcext:value="=&quot;00&quot;" calcext:base-cell-address="LAYERS.B16"/>
            <calcext:condition calcext:apply-style-name="Grass1" calcext:value="=&quot;01&quot;" calcext:base-cell-address="LAYERS.B16"/>
            <calcext:condition calcext:apply-style-name="Grass2" calcext:value="=&quot;02&quot;" calcext:base-cell-address="LAYERS.B16"/>
            <calcext:condition calcext:apply-style-name="Road1" calcext:value="=&quot;03&quot;" calcext:base-cell-address="LAYERS.B16"/>
            <calcext:condition calcext:apply-style-name="Road2" calcext:value="=&quot;04&quot;" calcext:base-cell-address="LAYERS.B16"/>
            <calcext:condition calcext:apply-style-name="Wast" calcext:value="=&quot;05&quot;" calcext:base-cell-address="LAYERS.B16"/>
            <calcext:condition calcext:apply-style-name="Rock" calcext:value="=&quot;06&quot;" calcext:base-cell-address="LAYERS.B16"/>
            <calcext:condition calcext:apply-style-name="Water" calcext:value="=&quot;07&quot;" calcext:base-cell-address="LAYERS.B16"/>
            <calcext:condition calcext:apply-style-name="Empty" calcext:value="=&quot;08&quot;" calcext:base-cell-address="LAYERS.B16"/>
            <calcext:condition calcext:apply-style-name="Empty" calcext:value="=&quot;-1&quot;" calcext:base-cell-address="LAYERS.B16"/>
          </calcext:conditional-format>
          <calcext:conditional-format calcext:target-range-address="LAYERS.B17:LAYERS.B17">
            <calcext:condition calcext:apply-style-name="Empty" calcext:value="=&quot;00&quot;" calcext:base-cell-address="LAYERS.B17"/>
            <calcext:condition calcext:apply-style-name="Grass1" calcext:value="=&quot;01&quot;" calcext:base-cell-address="LAYERS.B17"/>
            <calcext:condition calcext:apply-style-name="Grass2" calcext:value="=&quot;02&quot;" calcext:base-cell-address="LAYERS.B17"/>
            <calcext:condition calcext:apply-style-name="Road1" calcext:value="=&quot;03&quot;" calcext:base-cell-address="LAYERS.B17"/>
            <calcext:condition calcext:apply-style-name="Road2" calcext:value="=&quot;04&quot;" calcext:base-cell-address="LAYERS.B17"/>
            <calcext:condition calcext:apply-style-name="Wast" calcext:value="=&quot;05&quot;" calcext:base-cell-address="LAYERS.B17"/>
            <calcext:condition calcext:apply-style-name="Rock" calcext:value="=&quot;06&quot;" calcext:base-cell-address="LAYERS.B17"/>
            <calcext:condition calcext:apply-style-name="Water" calcext:value="=&quot;07&quot;" calcext:base-cell-address="LAYERS.B17"/>
            <calcext:condition calcext:apply-style-name="Empty" calcext:value="=&quot;08&quot;" calcext:base-cell-address="LAYERS.B17"/>
            <calcext:condition calcext:apply-style-name="Empty" calcext:value="=&quot;-1&quot;" calcext:base-cell-address="LAYERS.B17"/>
          </calcext:conditional-format>
          <calcext:conditional-format calcext:target-range-address="LAYERS.B18:LAYERS.B18">
            <calcext:condition calcext:apply-style-name="Empty" calcext:value="=&quot;00&quot;" calcext:base-cell-address="LAYERS.B18"/>
            <calcext:condition calcext:apply-style-name="Grass1" calcext:value="=&quot;01&quot;" calcext:base-cell-address="LAYERS.B18"/>
            <calcext:condition calcext:apply-style-name="Grass2" calcext:value="=&quot;02&quot;" calcext:base-cell-address="LAYERS.B18"/>
            <calcext:condition calcext:apply-style-name="Road1" calcext:value="=&quot;03&quot;" calcext:base-cell-address="LAYERS.B18"/>
            <calcext:condition calcext:apply-style-name="Road2" calcext:value="=&quot;04&quot;" calcext:base-cell-address="LAYERS.B18"/>
            <calcext:condition calcext:apply-style-name="Wast" calcext:value="=&quot;05&quot;" calcext:base-cell-address="LAYERS.B18"/>
            <calcext:condition calcext:apply-style-name="Rock" calcext:value="=&quot;06&quot;" calcext:base-cell-address="LAYERS.B18"/>
            <calcext:condition calcext:apply-style-name="Water" calcext:value="=&quot;07&quot;" calcext:base-cell-address="LAYERS.B18"/>
            <calcext:condition calcext:apply-style-name="Empty" calcext:value="=&quot;08&quot;" calcext:base-cell-address="LAYERS.B18"/>
            <calcext:condition calcext:apply-style-name="Empty" calcext:value="=&quot;-1&quot;" calcext:base-cell-address="LAYERS.B18"/>
          </calcext:conditional-format>
          <calcext:conditional-format calcext:target-range-address="LAYERS.B19:LAYERS.B19">
            <calcext:condition calcext:apply-style-name="Empty" calcext:value="=&quot;00&quot;" calcext:base-cell-address="LAYERS.B19"/>
            <calcext:condition calcext:apply-style-name="Grass1" calcext:value="=&quot;01&quot;" calcext:base-cell-address="LAYERS.B19"/>
            <calcext:condition calcext:apply-style-name="Grass2" calcext:value="=&quot;02&quot;" calcext:base-cell-address="LAYERS.B19"/>
            <calcext:condition calcext:apply-style-name="Road1" calcext:value="=&quot;03&quot;" calcext:base-cell-address="LAYERS.B19"/>
            <calcext:condition calcext:apply-style-name="Road2" calcext:value="=&quot;04&quot;" calcext:base-cell-address="LAYERS.B19"/>
            <calcext:condition calcext:apply-style-name="Wast" calcext:value="=&quot;05&quot;" calcext:base-cell-address="LAYERS.B19"/>
            <calcext:condition calcext:apply-style-name="Rock" calcext:value="=&quot;06&quot;" calcext:base-cell-address="LAYERS.B19"/>
            <calcext:condition calcext:apply-style-name="Water" calcext:value="=&quot;07&quot;" calcext:base-cell-address="LAYERS.B19"/>
            <calcext:condition calcext:apply-style-name="Empty" calcext:value="=&quot;08&quot;" calcext:base-cell-address="LAYERS.B19"/>
            <calcext:condition calcext:apply-style-name="Empty" calcext:value="=&quot;-1&quot;" calcext:base-cell-address="LAYERS.B19"/>
          </calcext:conditional-format>
          <calcext:conditional-format calcext:target-range-address="LAYERS.B20:LAYERS.B20">
            <calcext:condition calcext:apply-style-name="Empty" calcext:value="=&quot;00&quot;" calcext:base-cell-address="LAYERS.B20"/>
            <calcext:condition calcext:apply-style-name="Grass1" calcext:value="=&quot;01&quot;" calcext:base-cell-address="LAYERS.B20"/>
            <calcext:condition calcext:apply-style-name="Grass2" calcext:value="=&quot;02&quot;" calcext:base-cell-address="LAYERS.B20"/>
            <calcext:condition calcext:apply-style-name="Road1" calcext:value="=&quot;03&quot;" calcext:base-cell-address="LAYERS.B20"/>
            <calcext:condition calcext:apply-style-name="Road2" calcext:value="=&quot;04&quot;" calcext:base-cell-address="LAYERS.B20"/>
            <calcext:condition calcext:apply-style-name="Wast" calcext:value="=&quot;05&quot;" calcext:base-cell-address="LAYERS.B20"/>
            <calcext:condition calcext:apply-style-name="Rock" calcext:value="=&quot;06&quot;" calcext:base-cell-address="LAYERS.B20"/>
            <calcext:condition calcext:apply-style-name="Water" calcext:value="=&quot;07&quot;" calcext:base-cell-address="LAYERS.B20"/>
            <calcext:condition calcext:apply-style-name="Empty" calcext:value="=&quot;08&quot;" calcext:base-cell-address="LAYERS.B20"/>
            <calcext:condition calcext:apply-style-name="Empty" calcext:value="=&quot;-1&quot;" calcext:base-cell-address="LAYERS.B20"/>
          </calcext:conditional-format>
          <calcext:conditional-format calcext:target-range-address="LAYERS.B21:LAYERS.B21">
            <calcext:condition calcext:apply-style-name="Empty" calcext:value="=&quot;00&quot;" calcext:base-cell-address="LAYERS.B21"/>
            <calcext:condition calcext:apply-style-name="Grass1" calcext:value="=&quot;01&quot;" calcext:base-cell-address="LAYERS.B21"/>
            <calcext:condition calcext:apply-style-name="Grass2" calcext:value="=&quot;02&quot;" calcext:base-cell-address="LAYERS.B21"/>
            <calcext:condition calcext:apply-style-name="Road1" calcext:value="=&quot;03&quot;" calcext:base-cell-address="LAYERS.B21"/>
            <calcext:condition calcext:apply-style-name="Road2" calcext:value="=&quot;04&quot;" calcext:base-cell-address="LAYERS.B21"/>
            <calcext:condition calcext:apply-style-name="Wast" calcext:value="=&quot;05&quot;" calcext:base-cell-address="LAYERS.B21"/>
            <calcext:condition calcext:apply-style-name="Rock" calcext:value="=&quot;06&quot;" calcext:base-cell-address="LAYERS.B21"/>
            <calcext:condition calcext:apply-style-name="Water" calcext:value="=&quot;07&quot;" calcext:base-cell-address="LAYERS.B21"/>
            <calcext:condition calcext:apply-style-name="Empty" calcext:value="=&quot;08&quot;" calcext:base-cell-address="LAYERS.B21"/>
            <calcext:condition calcext:apply-style-name="Empty" calcext:value="=&quot;-1&quot;" calcext:base-cell-address="LAYERS.B21"/>
          </calcext:conditional-format>
          <calcext:conditional-format calcext:target-range-address="LAYERS.B22:LAYERS.B22">
            <calcext:condition calcext:apply-style-name="Empty" calcext:value="=&quot;00&quot;" calcext:base-cell-address="LAYERS.B22"/>
            <calcext:condition calcext:apply-style-name="Grass1" calcext:value="=&quot;01&quot;" calcext:base-cell-address="LAYERS.B22"/>
            <calcext:condition calcext:apply-style-name="Grass2" calcext:value="=&quot;02&quot;" calcext:base-cell-address="LAYERS.B22"/>
            <calcext:condition calcext:apply-style-name="Road1" calcext:value="=&quot;03&quot;" calcext:base-cell-address="LAYERS.B22"/>
            <calcext:condition calcext:apply-style-name="Road2" calcext:value="=&quot;04&quot;" calcext:base-cell-address="LAYERS.B22"/>
            <calcext:condition calcext:apply-style-name="Wast" calcext:value="=&quot;05&quot;" calcext:base-cell-address="LAYERS.B22"/>
            <calcext:condition calcext:apply-style-name="Rock" calcext:value="=&quot;06&quot;" calcext:base-cell-address="LAYERS.B22"/>
            <calcext:condition calcext:apply-style-name="Water" calcext:value="=&quot;07&quot;" calcext:base-cell-address="LAYERS.B22"/>
            <calcext:condition calcext:apply-style-name="Empty" calcext:value="=&quot;08&quot;" calcext:base-cell-address="LAYERS.B22"/>
            <calcext:condition calcext:apply-style-name="Empty" calcext:value="=&quot;-1&quot;" calcext:base-cell-address="LAYERS.B22"/>
          </calcext:conditional-format>
          <calcext:conditional-format calcext:target-range-address="LAYERS.B23:LAYERS.B23">
            <calcext:condition calcext:apply-style-name="Empty" calcext:value="=&quot;00&quot;" calcext:base-cell-address="LAYERS.B23"/>
            <calcext:condition calcext:apply-style-name="Grass1" calcext:value="=&quot;01&quot;" calcext:base-cell-address="LAYERS.B23"/>
            <calcext:condition calcext:apply-style-name="Grass2" calcext:value="=&quot;02&quot;" calcext:base-cell-address="LAYERS.B23"/>
            <calcext:condition calcext:apply-style-name="Road1" calcext:value="=&quot;03&quot;" calcext:base-cell-address="LAYERS.B23"/>
            <calcext:condition calcext:apply-style-name="Road2" calcext:value="=&quot;04&quot;" calcext:base-cell-address="LAYERS.B23"/>
            <calcext:condition calcext:apply-style-name="Wast" calcext:value="=&quot;05&quot;" calcext:base-cell-address="LAYERS.B23"/>
            <calcext:condition calcext:apply-style-name="Rock" calcext:value="=&quot;06&quot;" calcext:base-cell-address="LAYERS.B23"/>
            <calcext:condition calcext:apply-style-name="Water" calcext:value="=&quot;07&quot;" calcext:base-cell-address="LAYERS.B23"/>
            <calcext:condition calcext:apply-style-name="Empty" calcext:value="=&quot;08&quot;" calcext:base-cell-address="LAYERS.B23"/>
            <calcext:condition calcext:apply-style-name="Empty" calcext:value="=&quot;-1&quot;" calcext:base-cell-address="LAYERS.B23"/>
          </calcext:conditional-format>
          <calcext:conditional-format calcext:target-range-address="LAYERS.B24:LAYERS.B24">
            <calcext:condition calcext:apply-style-name="Empty" calcext:value="=&quot;00&quot;" calcext:base-cell-address="LAYERS.B24"/>
            <calcext:condition calcext:apply-style-name="Grass1" calcext:value="=&quot;01&quot;" calcext:base-cell-address="LAYERS.B24"/>
            <calcext:condition calcext:apply-style-name="Grass2" calcext:value="=&quot;02&quot;" calcext:base-cell-address="LAYERS.B24"/>
            <calcext:condition calcext:apply-style-name="Road1" calcext:value="=&quot;03&quot;" calcext:base-cell-address="LAYERS.B24"/>
            <calcext:condition calcext:apply-style-name="Road2" calcext:value="=&quot;04&quot;" calcext:base-cell-address="LAYERS.B24"/>
            <calcext:condition calcext:apply-style-name="Wast" calcext:value="=&quot;05&quot;" calcext:base-cell-address="LAYERS.B24"/>
            <calcext:condition calcext:apply-style-name="Rock" calcext:value="=&quot;06&quot;" calcext:base-cell-address="LAYERS.B24"/>
            <calcext:condition calcext:apply-style-name="Water" calcext:value="=&quot;07&quot;" calcext:base-cell-address="LAYERS.B24"/>
            <calcext:condition calcext:apply-style-name="Empty" calcext:value="=&quot;08&quot;" calcext:base-cell-address="LAYERS.B24"/>
            <calcext:condition calcext:apply-style-name="Empty" calcext:value="=&quot;-1&quot;" calcext:base-cell-address="LAYERS.B24"/>
          </calcext:conditional-format>
          <calcext:conditional-format calcext:target-range-address="LAYERS.B25:LAYERS.B25">
            <calcext:condition calcext:apply-style-name="Empty" calcext:value="=&quot;00&quot;" calcext:base-cell-address="LAYERS.B25"/>
            <calcext:condition calcext:apply-style-name="Grass1" calcext:value="=&quot;01&quot;" calcext:base-cell-address="LAYERS.B25"/>
            <calcext:condition calcext:apply-style-name="Grass2" calcext:value="=&quot;02&quot;" calcext:base-cell-address="LAYERS.B25"/>
            <calcext:condition calcext:apply-style-name="Road1" calcext:value="=&quot;03&quot;" calcext:base-cell-address="LAYERS.B25"/>
            <calcext:condition calcext:apply-style-name="Road2" calcext:value="=&quot;04&quot;" calcext:base-cell-address="LAYERS.B25"/>
            <calcext:condition calcext:apply-style-name="Wast" calcext:value="=&quot;05&quot;" calcext:base-cell-address="LAYERS.B25"/>
            <calcext:condition calcext:apply-style-name="Rock" calcext:value="=&quot;06&quot;" calcext:base-cell-address="LAYERS.B25"/>
            <calcext:condition calcext:apply-style-name="Water" calcext:value="=&quot;07&quot;" calcext:base-cell-address="LAYERS.B25"/>
            <calcext:condition calcext:apply-style-name="Empty" calcext:value="=&quot;08&quot;" calcext:base-cell-address="LAYERS.B25"/>
            <calcext:condition calcext:apply-style-name="Empty" calcext:value="=&quot;-1&quot;" calcext:base-cell-address="LAYERS.B25"/>
          </calcext:conditional-format>
          <calcext:conditional-format calcext:target-range-address="LAYERS.B26:LAYERS.B26">
            <calcext:condition calcext:apply-style-name="Empty" calcext:value="=&quot;00&quot;" calcext:base-cell-address="LAYERS.B26"/>
            <calcext:condition calcext:apply-style-name="Grass1" calcext:value="=&quot;01&quot;" calcext:base-cell-address="LAYERS.B26"/>
            <calcext:condition calcext:apply-style-name="Grass2" calcext:value="=&quot;02&quot;" calcext:base-cell-address="LAYERS.B26"/>
            <calcext:condition calcext:apply-style-name="Road1" calcext:value="=&quot;03&quot;" calcext:base-cell-address="LAYERS.B26"/>
            <calcext:condition calcext:apply-style-name="Road2" calcext:value="=&quot;04&quot;" calcext:base-cell-address="LAYERS.B26"/>
            <calcext:condition calcext:apply-style-name="Wast" calcext:value="=&quot;05&quot;" calcext:base-cell-address="LAYERS.B26"/>
            <calcext:condition calcext:apply-style-name="Rock" calcext:value="=&quot;06&quot;" calcext:base-cell-address="LAYERS.B26"/>
            <calcext:condition calcext:apply-style-name="Water" calcext:value="=&quot;07&quot;" calcext:base-cell-address="LAYERS.B26"/>
            <calcext:condition calcext:apply-style-name="Empty" calcext:value="=&quot;08&quot;" calcext:base-cell-address="LAYERS.B26"/>
            <calcext:condition calcext:apply-style-name="Empty" calcext:value="=&quot;-1&quot;" calcext:base-cell-address="LAYERS.B26"/>
          </calcext:conditional-format>
          <calcext:conditional-format calcext:target-range-address="LAYERS.B27:LAYERS.B27">
            <calcext:condition calcext:apply-style-name="Empty" calcext:value="=&quot;00&quot;" calcext:base-cell-address="LAYERS.B27"/>
            <calcext:condition calcext:apply-style-name="Grass1" calcext:value="=&quot;01&quot;" calcext:base-cell-address="LAYERS.B27"/>
            <calcext:condition calcext:apply-style-name="Grass2" calcext:value="=&quot;02&quot;" calcext:base-cell-address="LAYERS.B27"/>
            <calcext:condition calcext:apply-style-name="Road1" calcext:value="=&quot;03&quot;" calcext:base-cell-address="LAYERS.B27"/>
            <calcext:condition calcext:apply-style-name="Road2" calcext:value="=&quot;04&quot;" calcext:base-cell-address="LAYERS.B27"/>
            <calcext:condition calcext:apply-style-name="Wast" calcext:value="=&quot;05&quot;" calcext:base-cell-address="LAYERS.B27"/>
            <calcext:condition calcext:apply-style-name="Rock" calcext:value="=&quot;06&quot;" calcext:base-cell-address="LAYERS.B27"/>
            <calcext:condition calcext:apply-style-name="Water" calcext:value="=&quot;07&quot;" calcext:base-cell-address="LAYERS.B27"/>
            <calcext:condition calcext:apply-style-name="Empty" calcext:value="=&quot;08&quot;" calcext:base-cell-address="LAYERS.B27"/>
            <calcext:condition calcext:apply-style-name="Empty" calcext:value="=&quot;-1&quot;" calcext:base-cell-address="LAYERS.B27"/>
          </calcext:conditional-format>
          <calcext:conditional-format calcext:target-range-address="LAYERS.B28:LAYERS.B28">
            <calcext:condition calcext:apply-style-name="Empty" calcext:value="=&quot;00&quot;" calcext:base-cell-address="LAYERS.B28"/>
            <calcext:condition calcext:apply-style-name="Grass1" calcext:value="=&quot;01&quot;" calcext:base-cell-address="LAYERS.B28"/>
            <calcext:condition calcext:apply-style-name="Grass2" calcext:value="=&quot;02&quot;" calcext:base-cell-address="LAYERS.B28"/>
            <calcext:condition calcext:apply-style-name="Road1" calcext:value="=&quot;03&quot;" calcext:base-cell-address="LAYERS.B28"/>
            <calcext:condition calcext:apply-style-name="Road2" calcext:value="=&quot;04&quot;" calcext:base-cell-address="LAYERS.B28"/>
            <calcext:condition calcext:apply-style-name="Wast" calcext:value="=&quot;05&quot;" calcext:base-cell-address="LAYERS.B28"/>
            <calcext:condition calcext:apply-style-name="Rock" calcext:value="=&quot;06&quot;" calcext:base-cell-address="LAYERS.B28"/>
            <calcext:condition calcext:apply-style-name="Water" calcext:value="=&quot;07&quot;" calcext:base-cell-address="LAYERS.B28"/>
            <calcext:condition calcext:apply-style-name="Empty" calcext:value="=&quot;08&quot;" calcext:base-cell-address="LAYERS.B28"/>
            <calcext:condition calcext:apply-style-name="Empty" calcext:value="=&quot;-1&quot;" calcext:base-cell-address="LAYERS.B28"/>
          </calcext:conditional-format>
          <calcext:conditional-format calcext:target-range-address="LAYERS.B29:LAYERS.B29">
            <calcext:condition calcext:apply-style-name="Empty" calcext:value="=&quot;00&quot;" calcext:base-cell-address="LAYERS.B29"/>
            <calcext:condition calcext:apply-style-name="Grass1" calcext:value="=&quot;01&quot;" calcext:base-cell-address="LAYERS.B29"/>
            <calcext:condition calcext:apply-style-name="Grass2" calcext:value="=&quot;02&quot;" calcext:base-cell-address="LAYERS.B29"/>
            <calcext:condition calcext:apply-style-name="Road1" calcext:value="=&quot;03&quot;" calcext:base-cell-address="LAYERS.B29"/>
            <calcext:condition calcext:apply-style-name="Road2" calcext:value="=&quot;04&quot;" calcext:base-cell-address="LAYERS.B29"/>
            <calcext:condition calcext:apply-style-name="Wast" calcext:value="=&quot;05&quot;" calcext:base-cell-address="LAYERS.B29"/>
            <calcext:condition calcext:apply-style-name="Rock" calcext:value="=&quot;06&quot;" calcext:base-cell-address="LAYERS.B29"/>
            <calcext:condition calcext:apply-style-name="Water" calcext:value="=&quot;07&quot;" calcext:base-cell-address="LAYERS.B29"/>
            <calcext:condition calcext:apply-style-name="Empty" calcext:value="=&quot;08&quot;" calcext:base-cell-address="LAYERS.B29"/>
            <calcext:condition calcext:apply-style-name="Empty" calcext:value="=&quot;-1&quot;" calcext:base-cell-address="LAYERS.B29"/>
          </calcext:conditional-format>
          <calcext:conditional-format calcext:target-range-address="LAYERS.B30:LAYERS.B30">
            <calcext:condition calcext:apply-style-name="Empty" calcext:value="=&quot;00&quot;" calcext:base-cell-address="LAYERS.B30"/>
            <calcext:condition calcext:apply-style-name="Grass1" calcext:value="=&quot;01&quot;" calcext:base-cell-address="LAYERS.B30"/>
            <calcext:condition calcext:apply-style-name="Grass2" calcext:value="=&quot;02&quot;" calcext:base-cell-address="LAYERS.B30"/>
            <calcext:condition calcext:apply-style-name="Road1" calcext:value="=&quot;03&quot;" calcext:base-cell-address="LAYERS.B30"/>
            <calcext:condition calcext:apply-style-name="Road2" calcext:value="=&quot;04&quot;" calcext:base-cell-address="LAYERS.B30"/>
            <calcext:condition calcext:apply-style-name="Wast" calcext:value="=&quot;05&quot;" calcext:base-cell-address="LAYERS.B30"/>
            <calcext:condition calcext:apply-style-name="Rock" calcext:value="=&quot;06&quot;" calcext:base-cell-address="LAYERS.B30"/>
            <calcext:condition calcext:apply-style-name="Water" calcext:value="=&quot;07&quot;" calcext:base-cell-address="LAYERS.B30"/>
            <calcext:condition calcext:apply-style-name="Empty" calcext:value="=&quot;08&quot;" calcext:base-cell-address="LAYERS.B30"/>
            <calcext:condition calcext:apply-style-name="Empty" calcext:value="=&quot;-1&quot;" calcext:base-cell-address="LAYERS.B30"/>
          </calcext:conditional-format>
          <calcext:conditional-format calcext:target-range-address="LAYERS.B31:LAYERS.B31">
            <calcext:condition calcext:apply-style-name="Empty" calcext:value="=&quot;00&quot;" calcext:base-cell-address="LAYERS.B31"/>
            <calcext:condition calcext:apply-style-name="Grass1" calcext:value="=&quot;01&quot;" calcext:base-cell-address="LAYERS.B31"/>
            <calcext:condition calcext:apply-style-name="Grass2" calcext:value="=&quot;02&quot;" calcext:base-cell-address="LAYERS.B31"/>
            <calcext:condition calcext:apply-style-name="Road1" calcext:value="=&quot;03&quot;" calcext:base-cell-address="LAYERS.B31"/>
            <calcext:condition calcext:apply-style-name="Road2" calcext:value="=&quot;04&quot;" calcext:base-cell-address="LAYERS.B31"/>
            <calcext:condition calcext:apply-style-name="Wast" calcext:value="=&quot;05&quot;" calcext:base-cell-address="LAYERS.B31"/>
            <calcext:condition calcext:apply-style-name="Rock" calcext:value="=&quot;06&quot;" calcext:base-cell-address="LAYERS.B31"/>
            <calcext:condition calcext:apply-style-name="Water" calcext:value="=&quot;07&quot;" calcext:base-cell-address="LAYERS.B31"/>
            <calcext:condition calcext:apply-style-name="Empty" calcext:value="=&quot;08&quot;" calcext:base-cell-address="LAYERS.B31"/>
            <calcext:condition calcext:apply-style-name="Empty" calcext:value="=&quot;-1&quot;" calcext:base-cell-address="LAYERS.B31"/>
          </calcext:conditional-format>
          <calcext:conditional-format calcext:target-range-address="LAYERS.B32:LAYERS.B32">
            <calcext:condition calcext:apply-style-name="Empty" calcext:value="=&quot;00&quot;" calcext:base-cell-address="LAYERS.B32"/>
            <calcext:condition calcext:apply-style-name="Grass1" calcext:value="=&quot;01&quot;" calcext:base-cell-address="LAYERS.B32"/>
            <calcext:condition calcext:apply-style-name="Grass2" calcext:value="=&quot;02&quot;" calcext:base-cell-address="LAYERS.B32"/>
            <calcext:condition calcext:apply-style-name="Road1" calcext:value="=&quot;03&quot;" calcext:base-cell-address="LAYERS.B32"/>
            <calcext:condition calcext:apply-style-name="Road2" calcext:value="=&quot;04&quot;" calcext:base-cell-address="LAYERS.B32"/>
            <calcext:condition calcext:apply-style-name="Wast" calcext:value="=&quot;05&quot;" calcext:base-cell-address="LAYERS.B32"/>
            <calcext:condition calcext:apply-style-name="Rock" calcext:value="=&quot;06&quot;" calcext:base-cell-address="LAYERS.B32"/>
            <calcext:condition calcext:apply-style-name="Water" calcext:value="=&quot;07&quot;" calcext:base-cell-address="LAYERS.B32"/>
            <calcext:condition calcext:apply-style-name="Empty" calcext:value="=&quot;08&quot;" calcext:base-cell-address="LAYERS.B32"/>
            <calcext:condition calcext:apply-style-name="Empty" calcext:value="=&quot;-1&quot;" calcext:base-cell-address="LAYERS.B32"/>
          </calcext:conditional-format>
          <calcext:conditional-format calcext:target-range-address="LAYERS.B36:LAYERS.B36">
            <calcext:condition calcext:apply-style-name="Empty" calcext:value="=&quot;00&quot;" calcext:base-cell-address="LAYERS.B36"/>
            <calcext:condition calcext:apply-style-name="Grass1" calcext:value="=&quot;01&quot;" calcext:base-cell-address="LAYERS.B36"/>
            <calcext:condition calcext:apply-style-name="Grass2" calcext:value="=&quot;02&quot;" calcext:base-cell-address="LAYERS.B36"/>
            <calcext:condition calcext:apply-style-name="Road1" calcext:value="=&quot;03&quot;" calcext:base-cell-address="LAYERS.B36"/>
            <calcext:condition calcext:apply-style-name="Road2" calcext:value="=&quot;04&quot;" calcext:base-cell-address="LAYERS.B36"/>
            <calcext:condition calcext:apply-style-name="Wast" calcext:value="=&quot;05&quot;" calcext:base-cell-address="LAYERS.B36"/>
            <calcext:condition calcext:apply-style-name="Rock" calcext:value="=&quot;06&quot;" calcext:base-cell-address="LAYERS.B36"/>
            <calcext:condition calcext:apply-style-name="Water" calcext:value="=&quot;07&quot;" calcext:base-cell-address="LAYERS.B36"/>
            <calcext:condition calcext:apply-style-name="Empty" calcext:value="=&quot;08&quot;" calcext:base-cell-address="LAYERS.B36"/>
            <calcext:condition calcext:apply-style-name="Empty" calcext:value="=&quot;-1&quot;" calcext:base-cell-address="LAYERS.B36"/>
          </calcext:conditional-format>
          <calcext:conditional-format calcext:target-range-address="LAYERS.B37:LAYERS.B37">
            <calcext:condition calcext:apply-style-name="Empty" calcext:value="=&quot;00&quot;" calcext:base-cell-address="LAYERS.B37"/>
            <calcext:condition calcext:apply-style-name="Grass1" calcext:value="=&quot;01&quot;" calcext:base-cell-address="LAYERS.B37"/>
            <calcext:condition calcext:apply-style-name="Grass2" calcext:value="=&quot;02&quot;" calcext:base-cell-address="LAYERS.B37"/>
            <calcext:condition calcext:apply-style-name="Road1" calcext:value="=&quot;03&quot;" calcext:base-cell-address="LAYERS.B37"/>
            <calcext:condition calcext:apply-style-name="Road2" calcext:value="=&quot;04&quot;" calcext:base-cell-address="LAYERS.B37"/>
            <calcext:condition calcext:apply-style-name="Wast" calcext:value="=&quot;05&quot;" calcext:base-cell-address="LAYERS.B37"/>
            <calcext:condition calcext:apply-style-name="Rock" calcext:value="=&quot;06&quot;" calcext:base-cell-address="LAYERS.B37"/>
            <calcext:condition calcext:apply-style-name="Water" calcext:value="=&quot;07&quot;" calcext:base-cell-address="LAYERS.B37"/>
            <calcext:condition calcext:apply-style-name="Empty" calcext:value="=&quot;08&quot;" calcext:base-cell-address="LAYERS.B37"/>
            <calcext:condition calcext:apply-style-name="Empty" calcext:value="=&quot;-1&quot;" calcext:base-cell-address="LAYERS.B37"/>
          </calcext:conditional-format>
          <calcext:conditional-format calcext:target-range-address="LAYERS.B38:LAYERS.B38">
            <calcext:condition calcext:apply-style-name="Empty" calcext:value="=&quot;00&quot;" calcext:base-cell-address="LAYERS.B38"/>
            <calcext:condition calcext:apply-style-name="Grass1" calcext:value="=&quot;01&quot;" calcext:base-cell-address="LAYERS.B38"/>
            <calcext:condition calcext:apply-style-name="Grass2" calcext:value="=&quot;02&quot;" calcext:base-cell-address="LAYERS.B38"/>
            <calcext:condition calcext:apply-style-name="Road1" calcext:value="=&quot;03&quot;" calcext:base-cell-address="LAYERS.B38"/>
            <calcext:condition calcext:apply-style-name="Road2" calcext:value="=&quot;04&quot;" calcext:base-cell-address="LAYERS.B38"/>
            <calcext:condition calcext:apply-style-name="Wast" calcext:value="=&quot;05&quot;" calcext:base-cell-address="LAYERS.B38"/>
            <calcext:condition calcext:apply-style-name="Rock" calcext:value="=&quot;06&quot;" calcext:base-cell-address="LAYERS.B38"/>
            <calcext:condition calcext:apply-style-name="Water" calcext:value="=&quot;07&quot;" calcext:base-cell-address="LAYERS.B38"/>
            <calcext:condition calcext:apply-style-name="Empty" calcext:value="=&quot;08&quot;" calcext:base-cell-address="LAYERS.B38"/>
            <calcext:condition calcext:apply-style-name="Empty" calcext:value="=&quot;-1&quot;" calcext:base-cell-address="LAYERS.B38"/>
          </calcext:conditional-format>
          <calcext:conditional-format calcext:target-range-address="LAYERS.B39:LAYERS.B39">
            <calcext:condition calcext:apply-style-name="Empty" calcext:value="=&quot;00&quot;" calcext:base-cell-address="LAYERS.B39"/>
            <calcext:condition calcext:apply-style-name="Grass1" calcext:value="=&quot;01&quot;" calcext:base-cell-address="LAYERS.B39"/>
            <calcext:condition calcext:apply-style-name="Grass2" calcext:value="=&quot;02&quot;" calcext:base-cell-address="LAYERS.B39"/>
            <calcext:condition calcext:apply-style-name="Road1" calcext:value="=&quot;03&quot;" calcext:base-cell-address="LAYERS.B39"/>
            <calcext:condition calcext:apply-style-name="Road2" calcext:value="=&quot;04&quot;" calcext:base-cell-address="LAYERS.B39"/>
            <calcext:condition calcext:apply-style-name="Wast" calcext:value="=&quot;05&quot;" calcext:base-cell-address="LAYERS.B39"/>
            <calcext:condition calcext:apply-style-name="Rock" calcext:value="=&quot;06&quot;" calcext:base-cell-address="LAYERS.B39"/>
            <calcext:condition calcext:apply-style-name="Water" calcext:value="=&quot;07&quot;" calcext:base-cell-address="LAYERS.B39"/>
            <calcext:condition calcext:apply-style-name="Empty" calcext:value="=&quot;08&quot;" calcext:base-cell-address="LAYERS.B39"/>
            <calcext:condition calcext:apply-style-name="Empty" calcext:value="=&quot;-1&quot;" calcext:base-cell-address="LAYERS.B39"/>
          </calcext:conditional-format>
          <calcext:conditional-format calcext:target-range-address="LAYERS.B40:LAYERS.B40">
            <calcext:condition calcext:apply-style-name="Empty" calcext:value="=&quot;00&quot;" calcext:base-cell-address="LAYERS.B40"/>
            <calcext:condition calcext:apply-style-name="Grass1" calcext:value="=&quot;01&quot;" calcext:base-cell-address="LAYERS.B40"/>
            <calcext:condition calcext:apply-style-name="Grass2" calcext:value="=&quot;02&quot;" calcext:base-cell-address="LAYERS.B40"/>
            <calcext:condition calcext:apply-style-name="Road1" calcext:value="=&quot;03&quot;" calcext:base-cell-address="LAYERS.B40"/>
            <calcext:condition calcext:apply-style-name="Road2" calcext:value="=&quot;04&quot;" calcext:base-cell-address="LAYERS.B40"/>
            <calcext:condition calcext:apply-style-name="Wast" calcext:value="=&quot;05&quot;" calcext:base-cell-address="LAYERS.B40"/>
            <calcext:condition calcext:apply-style-name="Rock" calcext:value="=&quot;06&quot;" calcext:base-cell-address="LAYERS.B40"/>
            <calcext:condition calcext:apply-style-name="Water" calcext:value="=&quot;07&quot;" calcext:base-cell-address="LAYERS.B40"/>
            <calcext:condition calcext:apply-style-name="Empty" calcext:value="=&quot;08&quot;" calcext:base-cell-address="LAYERS.B40"/>
            <calcext:condition calcext:apply-style-name="Empty" calcext:value="=&quot;-1&quot;" calcext:base-cell-address="LAYERS.B40"/>
          </calcext:conditional-format>
          <calcext:conditional-format calcext:target-range-address="LAYERS.B41:LAYERS.B41">
            <calcext:condition calcext:apply-style-name="Empty" calcext:value="=&quot;00&quot;" calcext:base-cell-address="LAYERS.B41"/>
            <calcext:condition calcext:apply-style-name="Grass1" calcext:value="=&quot;01&quot;" calcext:base-cell-address="LAYERS.B41"/>
            <calcext:condition calcext:apply-style-name="Grass2" calcext:value="=&quot;02&quot;" calcext:base-cell-address="LAYERS.B41"/>
            <calcext:condition calcext:apply-style-name="Road1" calcext:value="=&quot;03&quot;" calcext:base-cell-address="LAYERS.B41"/>
            <calcext:condition calcext:apply-style-name="Road2" calcext:value="=&quot;04&quot;" calcext:base-cell-address="LAYERS.B41"/>
            <calcext:condition calcext:apply-style-name="Wast" calcext:value="=&quot;05&quot;" calcext:base-cell-address="LAYERS.B41"/>
            <calcext:condition calcext:apply-style-name="Rock" calcext:value="=&quot;06&quot;" calcext:base-cell-address="LAYERS.B41"/>
            <calcext:condition calcext:apply-style-name="Water" calcext:value="=&quot;07&quot;" calcext:base-cell-address="LAYERS.B41"/>
            <calcext:condition calcext:apply-style-name="Empty" calcext:value="=&quot;08&quot;" calcext:base-cell-address="LAYERS.B41"/>
            <calcext:condition calcext:apply-style-name="Empty" calcext:value="=&quot;-1&quot;" calcext:base-cell-address="LAYERS.B41"/>
          </calcext:conditional-format>
          <calcext:conditional-format calcext:target-range-address="LAYERS.B42:LAYERS.B42">
            <calcext:condition calcext:apply-style-name="Empty" calcext:value="=&quot;00&quot;" calcext:base-cell-address="LAYERS.B42"/>
            <calcext:condition calcext:apply-style-name="Grass1" calcext:value="=&quot;01&quot;" calcext:base-cell-address="LAYERS.B42"/>
            <calcext:condition calcext:apply-style-name="Grass2" calcext:value="=&quot;02&quot;" calcext:base-cell-address="LAYERS.B42"/>
            <calcext:condition calcext:apply-style-name="Road1" calcext:value="=&quot;03&quot;" calcext:base-cell-address="LAYERS.B42"/>
            <calcext:condition calcext:apply-style-name="Road2" calcext:value="=&quot;04&quot;" calcext:base-cell-address="LAYERS.B42"/>
            <calcext:condition calcext:apply-style-name="Wast" calcext:value="=&quot;05&quot;" calcext:base-cell-address="LAYERS.B42"/>
            <calcext:condition calcext:apply-style-name="Rock" calcext:value="=&quot;06&quot;" calcext:base-cell-address="LAYERS.B42"/>
            <calcext:condition calcext:apply-style-name="Water" calcext:value="=&quot;07&quot;" calcext:base-cell-address="LAYERS.B42"/>
            <calcext:condition calcext:apply-style-name="Empty" calcext:value="=&quot;08&quot;" calcext:base-cell-address="LAYERS.B42"/>
            <calcext:condition calcext:apply-style-name="Empty" calcext:value="=&quot;-1&quot;" calcext:base-cell-address="LAYERS.B42"/>
          </calcext:conditional-format>
          <calcext:conditional-format calcext:target-range-address="LAYERS.B43:LAYERS.B43">
            <calcext:condition calcext:apply-style-name="Empty" calcext:value="=&quot;00&quot;" calcext:base-cell-address="LAYERS.B43"/>
            <calcext:condition calcext:apply-style-name="Grass1" calcext:value="=&quot;01&quot;" calcext:base-cell-address="LAYERS.B43"/>
            <calcext:condition calcext:apply-style-name="Grass2" calcext:value="=&quot;02&quot;" calcext:base-cell-address="LAYERS.B43"/>
            <calcext:condition calcext:apply-style-name="Road1" calcext:value="=&quot;03&quot;" calcext:base-cell-address="LAYERS.B43"/>
            <calcext:condition calcext:apply-style-name="Road2" calcext:value="=&quot;04&quot;" calcext:base-cell-address="LAYERS.B43"/>
            <calcext:condition calcext:apply-style-name="Wast" calcext:value="=&quot;05&quot;" calcext:base-cell-address="LAYERS.B43"/>
            <calcext:condition calcext:apply-style-name="Rock" calcext:value="=&quot;06&quot;" calcext:base-cell-address="LAYERS.B43"/>
            <calcext:condition calcext:apply-style-name="Water" calcext:value="=&quot;07&quot;" calcext:base-cell-address="LAYERS.B43"/>
            <calcext:condition calcext:apply-style-name="Empty" calcext:value="=&quot;08&quot;" calcext:base-cell-address="LAYERS.B43"/>
            <calcext:condition calcext:apply-style-name="Empty" calcext:value="=&quot;-1&quot;" calcext:base-cell-address="LAYERS.B43"/>
          </calcext:conditional-format>
          <calcext:conditional-format calcext:target-range-address="LAYERS.B44:LAYERS.B44">
            <calcext:condition calcext:apply-style-name="Empty" calcext:value="=&quot;00&quot;" calcext:base-cell-address="LAYERS.B44"/>
            <calcext:condition calcext:apply-style-name="Grass1" calcext:value="=&quot;01&quot;" calcext:base-cell-address="LAYERS.B44"/>
            <calcext:condition calcext:apply-style-name="Grass2" calcext:value="=&quot;02&quot;" calcext:base-cell-address="LAYERS.B44"/>
            <calcext:condition calcext:apply-style-name="Road1" calcext:value="=&quot;03&quot;" calcext:base-cell-address="LAYERS.B44"/>
            <calcext:condition calcext:apply-style-name="Road2" calcext:value="=&quot;04&quot;" calcext:base-cell-address="LAYERS.B44"/>
            <calcext:condition calcext:apply-style-name="Wast" calcext:value="=&quot;05&quot;" calcext:base-cell-address="LAYERS.B44"/>
            <calcext:condition calcext:apply-style-name="Rock" calcext:value="=&quot;06&quot;" calcext:base-cell-address="LAYERS.B44"/>
            <calcext:condition calcext:apply-style-name="Water" calcext:value="=&quot;07&quot;" calcext:base-cell-address="LAYERS.B44"/>
            <calcext:condition calcext:apply-style-name="Empty" calcext:value="=&quot;08&quot;" calcext:base-cell-address="LAYERS.B44"/>
            <calcext:condition calcext:apply-style-name="Empty" calcext:value="=&quot;-1&quot;" calcext:base-cell-address="LAYERS.B44"/>
          </calcext:conditional-format>
          <calcext:conditional-format calcext:target-range-address="LAYERS.B45:LAYERS.B45">
            <calcext:condition calcext:apply-style-name="Empty" calcext:value="=&quot;00&quot;" calcext:base-cell-address="LAYERS.B45"/>
            <calcext:condition calcext:apply-style-name="Grass1" calcext:value="=&quot;01&quot;" calcext:base-cell-address="LAYERS.B45"/>
            <calcext:condition calcext:apply-style-name="Grass2" calcext:value="=&quot;02&quot;" calcext:base-cell-address="LAYERS.B45"/>
            <calcext:condition calcext:apply-style-name="Road1" calcext:value="=&quot;03&quot;" calcext:base-cell-address="LAYERS.B45"/>
            <calcext:condition calcext:apply-style-name="Road2" calcext:value="=&quot;04&quot;" calcext:base-cell-address="LAYERS.B45"/>
            <calcext:condition calcext:apply-style-name="Wast" calcext:value="=&quot;05&quot;" calcext:base-cell-address="LAYERS.B45"/>
            <calcext:condition calcext:apply-style-name="Rock" calcext:value="=&quot;06&quot;" calcext:base-cell-address="LAYERS.B45"/>
            <calcext:condition calcext:apply-style-name="Water" calcext:value="=&quot;07&quot;" calcext:base-cell-address="LAYERS.B45"/>
            <calcext:condition calcext:apply-style-name="Empty" calcext:value="=&quot;08&quot;" calcext:base-cell-address="LAYERS.B45"/>
            <calcext:condition calcext:apply-style-name="Empty" calcext:value="=&quot;-1&quot;" calcext:base-cell-address="LAYERS.B45"/>
          </calcext:conditional-format>
          <calcext:conditional-format calcext:target-range-address="LAYERS.B46:LAYERS.B46">
            <calcext:condition calcext:apply-style-name="Empty" calcext:value="=&quot;00&quot;" calcext:base-cell-address="LAYERS.B46"/>
            <calcext:condition calcext:apply-style-name="Grass1" calcext:value="=&quot;01&quot;" calcext:base-cell-address="LAYERS.B46"/>
            <calcext:condition calcext:apply-style-name="Grass2" calcext:value="=&quot;02&quot;" calcext:base-cell-address="LAYERS.B46"/>
            <calcext:condition calcext:apply-style-name="Road1" calcext:value="=&quot;03&quot;" calcext:base-cell-address="LAYERS.B46"/>
            <calcext:condition calcext:apply-style-name="Road2" calcext:value="=&quot;04&quot;" calcext:base-cell-address="LAYERS.B46"/>
            <calcext:condition calcext:apply-style-name="Wast" calcext:value="=&quot;05&quot;" calcext:base-cell-address="LAYERS.B46"/>
            <calcext:condition calcext:apply-style-name="Rock" calcext:value="=&quot;06&quot;" calcext:base-cell-address="LAYERS.B46"/>
            <calcext:condition calcext:apply-style-name="Water" calcext:value="=&quot;07&quot;" calcext:base-cell-address="LAYERS.B46"/>
            <calcext:condition calcext:apply-style-name="Empty" calcext:value="=&quot;08&quot;" calcext:base-cell-address="LAYERS.B46"/>
            <calcext:condition calcext:apply-style-name="Empty" calcext:value="=&quot;-1&quot;" calcext:base-cell-address="LAYERS.B46"/>
          </calcext:conditional-format>
          <calcext:conditional-format calcext:target-range-address="LAYERS.B47:LAYERS.B47">
            <calcext:condition calcext:apply-style-name="Empty" calcext:value="=&quot;00&quot;" calcext:base-cell-address="LAYERS.B47"/>
            <calcext:condition calcext:apply-style-name="Grass1" calcext:value="=&quot;01&quot;" calcext:base-cell-address="LAYERS.B47"/>
            <calcext:condition calcext:apply-style-name="Grass2" calcext:value="=&quot;02&quot;" calcext:base-cell-address="LAYERS.B47"/>
            <calcext:condition calcext:apply-style-name="Road1" calcext:value="=&quot;03&quot;" calcext:base-cell-address="LAYERS.B47"/>
            <calcext:condition calcext:apply-style-name="Road2" calcext:value="=&quot;04&quot;" calcext:base-cell-address="LAYERS.B47"/>
            <calcext:condition calcext:apply-style-name="Wast" calcext:value="=&quot;05&quot;" calcext:base-cell-address="LAYERS.B47"/>
            <calcext:condition calcext:apply-style-name="Rock" calcext:value="=&quot;06&quot;" calcext:base-cell-address="LAYERS.B47"/>
            <calcext:condition calcext:apply-style-name="Water" calcext:value="=&quot;07&quot;" calcext:base-cell-address="LAYERS.B47"/>
            <calcext:condition calcext:apply-style-name="Empty" calcext:value="=&quot;08&quot;" calcext:base-cell-address="LAYERS.B47"/>
            <calcext:condition calcext:apply-style-name="Empty" calcext:value="=&quot;-1&quot;" calcext:base-cell-address="LAYERS.B47"/>
          </calcext:conditional-format>
          <calcext:conditional-format calcext:target-range-address="LAYERS.B48:LAYERS.B48">
            <calcext:condition calcext:apply-style-name="Empty" calcext:value="=&quot;00&quot;" calcext:base-cell-address="LAYERS.B48"/>
            <calcext:condition calcext:apply-style-name="Grass1" calcext:value="=&quot;01&quot;" calcext:base-cell-address="LAYERS.B48"/>
            <calcext:condition calcext:apply-style-name="Grass2" calcext:value="=&quot;02&quot;" calcext:base-cell-address="LAYERS.B48"/>
            <calcext:condition calcext:apply-style-name="Road1" calcext:value="=&quot;03&quot;" calcext:base-cell-address="LAYERS.B48"/>
            <calcext:condition calcext:apply-style-name="Road2" calcext:value="=&quot;04&quot;" calcext:base-cell-address="LAYERS.B48"/>
            <calcext:condition calcext:apply-style-name="Wast" calcext:value="=&quot;05&quot;" calcext:base-cell-address="LAYERS.B48"/>
            <calcext:condition calcext:apply-style-name="Rock" calcext:value="=&quot;06&quot;" calcext:base-cell-address="LAYERS.B48"/>
            <calcext:condition calcext:apply-style-name="Water" calcext:value="=&quot;07&quot;" calcext:base-cell-address="LAYERS.B48"/>
            <calcext:condition calcext:apply-style-name="Empty" calcext:value="=&quot;08&quot;" calcext:base-cell-address="LAYERS.B48"/>
            <calcext:condition calcext:apply-style-name="Empty" calcext:value="=&quot;-1&quot;" calcext:base-cell-address="LAYERS.B48"/>
          </calcext:conditional-format>
          <calcext:conditional-format calcext:target-range-address="LAYERS.B49:LAYERS.B49">
            <calcext:condition calcext:apply-style-name="Empty" calcext:value="=&quot;00&quot;" calcext:base-cell-address="LAYERS.B49"/>
            <calcext:condition calcext:apply-style-name="Grass1" calcext:value="=&quot;01&quot;" calcext:base-cell-address="LAYERS.B49"/>
            <calcext:condition calcext:apply-style-name="Grass2" calcext:value="=&quot;02&quot;" calcext:base-cell-address="LAYERS.B49"/>
            <calcext:condition calcext:apply-style-name="Road1" calcext:value="=&quot;03&quot;" calcext:base-cell-address="LAYERS.B49"/>
            <calcext:condition calcext:apply-style-name="Road2" calcext:value="=&quot;04&quot;" calcext:base-cell-address="LAYERS.B49"/>
            <calcext:condition calcext:apply-style-name="Wast" calcext:value="=&quot;05&quot;" calcext:base-cell-address="LAYERS.B49"/>
            <calcext:condition calcext:apply-style-name="Rock" calcext:value="=&quot;06&quot;" calcext:base-cell-address="LAYERS.B49"/>
            <calcext:condition calcext:apply-style-name="Water" calcext:value="=&quot;07&quot;" calcext:base-cell-address="LAYERS.B49"/>
            <calcext:condition calcext:apply-style-name="Empty" calcext:value="=&quot;08&quot;" calcext:base-cell-address="LAYERS.B49"/>
            <calcext:condition calcext:apply-style-name="Empty" calcext:value="=&quot;-1&quot;" calcext:base-cell-address="LAYERS.B49"/>
          </calcext:conditional-format>
          <calcext:conditional-format calcext:target-range-address="LAYERS.B50:LAYERS.B50">
            <calcext:condition calcext:apply-style-name="Empty" calcext:value="=&quot;00&quot;" calcext:base-cell-address="LAYERS.B50"/>
            <calcext:condition calcext:apply-style-name="Grass1" calcext:value="=&quot;01&quot;" calcext:base-cell-address="LAYERS.B50"/>
            <calcext:condition calcext:apply-style-name="Grass2" calcext:value="=&quot;02&quot;" calcext:base-cell-address="LAYERS.B50"/>
            <calcext:condition calcext:apply-style-name="Road1" calcext:value="=&quot;03&quot;" calcext:base-cell-address="LAYERS.B50"/>
            <calcext:condition calcext:apply-style-name="Road2" calcext:value="=&quot;04&quot;" calcext:base-cell-address="LAYERS.B50"/>
            <calcext:condition calcext:apply-style-name="Wast" calcext:value="=&quot;05&quot;" calcext:base-cell-address="LAYERS.B50"/>
            <calcext:condition calcext:apply-style-name="Rock" calcext:value="=&quot;06&quot;" calcext:base-cell-address="LAYERS.B50"/>
            <calcext:condition calcext:apply-style-name="Water" calcext:value="=&quot;07&quot;" calcext:base-cell-address="LAYERS.B50"/>
            <calcext:condition calcext:apply-style-name="Empty" calcext:value="=&quot;08&quot;" calcext:base-cell-address="LAYERS.B50"/>
            <calcext:condition calcext:apply-style-name="Empty" calcext:value="=&quot;-1&quot;" calcext:base-cell-address="LAYERS.B50"/>
          </calcext:conditional-format>
          <calcext:conditional-format calcext:target-range-address="LAYERS.B51:LAYERS.B51">
            <calcext:condition calcext:apply-style-name="Empty" calcext:value="=&quot;00&quot;" calcext:base-cell-address="LAYERS.B51"/>
            <calcext:condition calcext:apply-style-name="Grass1" calcext:value="=&quot;01&quot;" calcext:base-cell-address="LAYERS.B51"/>
            <calcext:condition calcext:apply-style-name="Grass2" calcext:value="=&quot;02&quot;" calcext:base-cell-address="LAYERS.B51"/>
            <calcext:condition calcext:apply-style-name="Road1" calcext:value="=&quot;03&quot;" calcext:base-cell-address="LAYERS.B51"/>
            <calcext:condition calcext:apply-style-name="Road2" calcext:value="=&quot;04&quot;" calcext:base-cell-address="LAYERS.B51"/>
            <calcext:condition calcext:apply-style-name="Wast" calcext:value="=&quot;05&quot;" calcext:base-cell-address="LAYERS.B51"/>
            <calcext:condition calcext:apply-style-name="Rock" calcext:value="=&quot;06&quot;" calcext:base-cell-address="LAYERS.B51"/>
            <calcext:condition calcext:apply-style-name="Water" calcext:value="=&quot;07&quot;" calcext:base-cell-address="LAYERS.B51"/>
            <calcext:condition calcext:apply-style-name="Empty" calcext:value="=&quot;08&quot;" calcext:base-cell-address="LAYERS.B51"/>
            <calcext:condition calcext:apply-style-name="Empty" calcext:value="=&quot;-1&quot;" calcext:base-cell-address="LAYERS.B51"/>
          </calcext:conditional-format>
          <calcext:conditional-format calcext:target-range-address="LAYERS.B52:LAYERS.B52">
            <calcext:condition calcext:apply-style-name="Empty" calcext:value="=&quot;00&quot;" calcext:base-cell-address="LAYERS.B52"/>
            <calcext:condition calcext:apply-style-name="Grass1" calcext:value="=&quot;01&quot;" calcext:base-cell-address="LAYERS.B52"/>
            <calcext:condition calcext:apply-style-name="Grass2" calcext:value="=&quot;02&quot;" calcext:base-cell-address="LAYERS.B52"/>
            <calcext:condition calcext:apply-style-name="Road1" calcext:value="=&quot;03&quot;" calcext:base-cell-address="LAYERS.B52"/>
            <calcext:condition calcext:apply-style-name="Road2" calcext:value="=&quot;04&quot;" calcext:base-cell-address="LAYERS.B52"/>
            <calcext:condition calcext:apply-style-name="Wast" calcext:value="=&quot;05&quot;" calcext:base-cell-address="LAYERS.B52"/>
            <calcext:condition calcext:apply-style-name="Rock" calcext:value="=&quot;06&quot;" calcext:base-cell-address="LAYERS.B52"/>
            <calcext:condition calcext:apply-style-name="Water" calcext:value="=&quot;07&quot;" calcext:base-cell-address="LAYERS.B52"/>
            <calcext:condition calcext:apply-style-name="Empty" calcext:value="=&quot;08&quot;" calcext:base-cell-address="LAYERS.B52"/>
            <calcext:condition calcext:apply-style-name="Empty" calcext:value="=&quot;-1&quot;" calcext:base-cell-address="LAYERS.B52"/>
          </calcext:conditional-format>
          <calcext:conditional-format calcext:target-range-address="LAYERS.B53:LAYERS.B53">
            <calcext:condition calcext:apply-style-name="Empty" calcext:value="=&quot;00&quot;" calcext:base-cell-address="LAYERS.B53"/>
            <calcext:condition calcext:apply-style-name="Grass1" calcext:value="=&quot;01&quot;" calcext:base-cell-address="LAYERS.B53"/>
            <calcext:condition calcext:apply-style-name="Grass2" calcext:value="=&quot;02&quot;" calcext:base-cell-address="LAYERS.B53"/>
            <calcext:condition calcext:apply-style-name="Road1" calcext:value="=&quot;03&quot;" calcext:base-cell-address="LAYERS.B53"/>
            <calcext:condition calcext:apply-style-name="Road2" calcext:value="=&quot;04&quot;" calcext:base-cell-address="LAYERS.B53"/>
            <calcext:condition calcext:apply-style-name="Wast" calcext:value="=&quot;05&quot;" calcext:base-cell-address="LAYERS.B53"/>
            <calcext:condition calcext:apply-style-name="Rock" calcext:value="=&quot;06&quot;" calcext:base-cell-address="LAYERS.B53"/>
            <calcext:condition calcext:apply-style-name="Water" calcext:value="=&quot;07&quot;" calcext:base-cell-address="LAYERS.B53"/>
            <calcext:condition calcext:apply-style-name="Empty" calcext:value="=&quot;08&quot;" calcext:base-cell-address="LAYERS.B53"/>
            <calcext:condition calcext:apply-style-name="Empty" calcext:value="=&quot;-1&quot;" calcext:base-cell-address="LAYERS.B53"/>
          </calcext:conditional-format>
          <calcext:conditional-format calcext:target-range-address="LAYERS.B54:LAYERS.B54">
            <calcext:condition calcext:apply-style-name="Empty" calcext:value="=&quot;00&quot;" calcext:base-cell-address="LAYERS.B54"/>
            <calcext:condition calcext:apply-style-name="Grass1" calcext:value="=&quot;01&quot;" calcext:base-cell-address="LAYERS.B54"/>
            <calcext:condition calcext:apply-style-name="Grass2" calcext:value="=&quot;02&quot;" calcext:base-cell-address="LAYERS.B54"/>
            <calcext:condition calcext:apply-style-name="Road1" calcext:value="=&quot;03&quot;" calcext:base-cell-address="LAYERS.B54"/>
            <calcext:condition calcext:apply-style-name="Road2" calcext:value="=&quot;04&quot;" calcext:base-cell-address="LAYERS.B54"/>
            <calcext:condition calcext:apply-style-name="Wast" calcext:value="=&quot;05&quot;" calcext:base-cell-address="LAYERS.B54"/>
            <calcext:condition calcext:apply-style-name="Rock" calcext:value="=&quot;06&quot;" calcext:base-cell-address="LAYERS.B54"/>
            <calcext:condition calcext:apply-style-name="Water" calcext:value="=&quot;07&quot;" calcext:base-cell-address="LAYERS.B54"/>
            <calcext:condition calcext:apply-style-name="Empty" calcext:value="=&quot;08&quot;" calcext:base-cell-address="LAYERS.B54"/>
            <calcext:condition calcext:apply-style-name="Empty" calcext:value="=&quot;-1&quot;" calcext:base-cell-address="LAYERS.B54"/>
          </calcext:conditional-format>
          <calcext:conditional-format calcext:target-range-address="LAYERS.B55:LAYERS.B55">
            <calcext:condition calcext:apply-style-name="Empty" calcext:value="=&quot;00&quot;" calcext:base-cell-address="LAYERS.B55"/>
            <calcext:condition calcext:apply-style-name="Grass1" calcext:value="=&quot;01&quot;" calcext:base-cell-address="LAYERS.B55"/>
            <calcext:condition calcext:apply-style-name="Grass2" calcext:value="=&quot;02&quot;" calcext:base-cell-address="LAYERS.B55"/>
            <calcext:condition calcext:apply-style-name="Road1" calcext:value="=&quot;03&quot;" calcext:base-cell-address="LAYERS.B55"/>
            <calcext:condition calcext:apply-style-name="Road2" calcext:value="=&quot;04&quot;" calcext:base-cell-address="LAYERS.B55"/>
            <calcext:condition calcext:apply-style-name="Wast" calcext:value="=&quot;05&quot;" calcext:base-cell-address="LAYERS.B55"/>
            <calcext:condition calcext:apply-style-name="Rock" calcext:value="=&quot;06&quot;" calcext:base-cell-address="LAYERS.B55"/>
            <calcext:condition calcext:apply-style-name="Water" calcext:value="=&quot;07&quot;" calcext:base-cell-address="LAYERS.B55"/>
            <calcext:condition calcext:apply-style-name="Empty" calcext:value="=&quot;08&quot;" calcext:base-cell-address="LAYERS.B55"/>
            <calcext:condition calcext:apply-style-name="Empty" calcext:value="=&quot;-1&quot;" calcext:base-cell-address="LAYERS.B55"/>
          </calcext:conditional-format>
          <calcext:conditional-format calcext:target-range-address="LAYERS.B56:LAYERS.B56">
            <calcext:condition calcext:apply-style-name="Empty" calcext:value="=&quot;00&quot;" calcext:base-cell-address="LAYERS.B56"/>
            <calcext:condition calcext:apply-style-name="Grass1" calcext:value="=&quot;01&quot;" calcext:base-cell-address="LAYERS.B56"/>
            <calcext:condition calcext:apply-style-name="Grass2" calcext:value="=&quot;02&quot;" calcext:base-cell-address="LAYERS.B56"/>
            <calcext:condition calcext:apply-style-name="Road1" calcext:value="=&quot;03&quot;" calcext:base-cell-address="LAYERS.B56"/>
            <calcext:condition calcext:apply-style-name="Road2" calcext:value="=&quot;04&quot;" calcext:base-cell-address="LAYERS.B56"/>
            <calcext:condition calcext:apply-style-name="Wast" calcext:value="=&quot;05&quot;" calcext:base-cell-address="LAYERS.B56"/>
            <calcext:condition calcext:apply-style-name="Rock" calcext:value="=&quot;06&quot;" calcext:base-cell-address="LAYERS.B56"/>
            <calcext:condition calcext:apply-style-name="Water" calcext:value="=&quot;07&quot;" calcext:base-cell-address="LAYERS.B56"/>
            <calcext:condition calcext:apply-style-name="Empty" calcext:value="=&quot;08&quot;" calcext:base-cell-address="LAYERS.B56"/>
            <calcext:condition calcext:apply-style-name="Empty" calcext:value="=&quot;-1&quot;" calcext:base-cell-address="LAYERS.B56"/>
          </calcext:conditional-format>
          <calcext:conditional-format calcext:target-range-address="LAYERS.B57:LAYERS.B57">
            <calcext:condition calcext:apply-style-name="Empty" calcext:value="=&quot;00&quot;" calcext:base-cell-address="LAYERS.B57"/>
            <calcext:condition calcext:apply-style-name="Grass1" calcext:value="=&quot;01&quot;" calcext:base-cell-address="LAYERS.B57"/>
            <calcext:condition calcext:apply-style-name="Grass2" calcext:value="=&quot;02&quot;" calcext:base-cell-address="LAYERS.B57"/>
            <calcext:condition calcext:apply-style-name="Road1" calcext:value="=&quot;03&quot;" calcext:base-cell-address="LAYERS.B57"/>
            <calcext:condition calcext:apply-style-name="Road2" calcext:value="=&quot;04&quot;" calcext:base-cell-address="LAYERS.B57"/>
            <calcext:condition calcext:apply-style-name="Wast" calcext:value="=&quot;05&quot;" calcext:base-cell-address="LAYERS.B57"/>
            <calcext:condition calcext:apply-style-name="Rock" calcext:value="=&quot;06&quot;" calcext:base-cell-address="LAYERS.B57"/>
            <calcext:condition calcext:apply-style-name="Water" calcext:value="=&quot;07&quot;" calcext:base-cell-address="LAYERS.B57"/>
            <calcext:condition calcext:apply-style-name="Empty" calcext:value="=&quot;08&quot;" calcext:base-cell-address="LAYERS.B57"/>
            <calcext:condition calcext:apply-style-name="Empty" calcext:value="=&quot;-1&quot;" calcext:base-cell-address="LAYERS.B57"/>
          </calcext:conditional-format>
          <calcext:conditional-format calcext:target-range-address="LAYERS.B58:LAYERS.B58">
            <calcext:condition calcext:apply-style-name="Empty" calcext:value="=&quot;00&quot;" calcext:base-cell-address="LAYERS.B58"/>
            <calcext:condition calcext:apply-style-name="Grass1" calcext:value="=&quot;01&quot;" calcext:base-cell-address="LAYERS.B58"/>
            <calcext:condition calcext:apply-style-name="Grass2" calcext:value="=&quot;02&quot;" calcext:base-cell-address="LAYERS.B58"/>
            <calcext:condition calcext:apply-style-name="Road1" calcext:value="=&quot;03&quot;" calcext:base-cell-address="LAYERS.B58"/>
            <calcext:condition calcext:apply-style-name="Road2" calcext:value="=&quot;04&quot;" calcext:base-cell-address="LAYERS.B58"/>
            <calcext:condition calcext:apply-style-name="Wast" calcext:value="=&quot;05&quot;" calcext:base-cell-address="LAYERS.B58"/>
            <calcext:condition calcext:apply-style-name="Rock" calcext:value="=&quot;06&quot;" calcext:base-cell-address="LAYERS.B58"/>
            <calcext:condition calcext:apply-style-name="Water" calcext:value="=&quot;07&quot;" calcext:base-cell-address="LAYERS.B58"/>
            <calcext:condition calcext:apply-style-name="Empty" calcext:value="=&quot;08&quot;" calcext:base-cell-address="LAYERS.B58"/>
            <calcext:condition calcext:apply-style-name="Empty" calcext:value="=&quot;-1&quot;" calcext:base-cell-address="LAYERS.B58"/>
          </calcext:conditional-format>
          <calcext:conditional-format calcext:target-range-address="LAYERS.B59:LAYERS.B59">
            <calcext:condition calcext:apply-style-name="Empty" calcext:value="=&quot;00&quot;" calcext:base-cell-address="LAYERS.B59"/>
            <calcext:condition calcext:apply-style-name="Grass1" calcext:value="=&quot;01&quot;" calcext:base-cell-address="LAYERS.B59"/>
            <calcext:condition calcext:apply-style-name="Grass2" calcext:value="=&quot;02&quot;" calcext:base-cell-address="LAYERS.B59"/>
            <calcext:condition calcext:apply-style-name="Road1" calcext:value="=&quot;03&quot;" calcext:base-cell-address="LAYERS.B59"/>
            <calcext:condition calcext:apply-style-name="Road2" calcext:value="=&quot;04&quot;" calcext:base-cell-address="LAYERS.B59"/>
            <calcext:condition calcext:apply-style-name="Wast" calcext:value="=&quot;05&quot;" calcext:base-cell-address="LAYERS.B59"/>
            <calcext:condition calcext:apply-style-name="Rock" calcext:value="=&quot;06&quot;" calcext:base-cell-address="LAYERS.B59"/>
            <calcext:condition calcext:apply-style-name="Water" calcext:value="=&quot;07&quot;" calcext:base-cell-address="LAYERS.B59"/>
            <calcext:condition calcext:apply-style-name="Empty" calcext:value="=&quot;08&quot;" calcext:base-cell-address="LAYERS.B59"/>
            <calcext:condition calcext:apply-style-name="Empty" calcext:value="=&quot;-1&quot;" calcext:base-cell-address="LAYERS.B59"/>
          </calcext:conditional-format>
          <calcext:conditional-format calcext:target-range-address="LAYERS.B60:LAYERS.B60">
            <calcext:condition calcext:apply-style-name="Empty" calcext:value="=&quot;00&quot;" calcext:base-cell-address="LAYERS.B60"/>
            <calcext:condition calcext:apply-style-name="Grass1" calcext:value="=&quot;01&quot;" calcext:base-cell-address="LAYERS.B60"/>
            <calcext:condition calcext:apply-style-name="Grass2" calcext:value="=&quot;02&quot;" calcext:base-cell-address="LAYERS.B60"/>
            <calcext:condition calcext:apply-style-name="Road1" calcext:value="=&quot;03&quot;" calcext:base-cell-address="LAYERS.B60"/>
            <calcext:condition calcext:apply-style-name="Road2" calcext:value="=&quot;04&quot;" calcext:base-cell-address="LAYERS.B60"/>
            <calcext:condition calcext:apply-style-name="Wast" calcext:value="=&quot;05&quot;" calcext:base-cell-address="LAYERS.B60"/>
            <calcext:condition calcext:apply-style-name="Rock" calcext:value="=&quot;06&quot;" calcext:base-cell-address="LAYERS.B60"/>
            <calcext:condition calcext:apply-style-name="Water" calcext:value="=&quot;07&quot;" calcext:base-cell-address="LAYERS.B60"/>
            <calcext:condition calcext:apply-style-name="Empty" calcext:value="=&quot;08&quot;" calcext:base-cell-address="LAYERS.B60"/>
            <calcext:condition calcext:apply-style-name="Empty" calcext:value="=&quot;-1&quot;" calcext:base-cell-address="LAYERS.B60"/>
          </calcext:conditional-format>
          <calcext:conditional-format calcext:target-range-address="LAYERS.B61:LAYERS.B61">
            <calcext:condition calcext:apply-style-name="Empty" calcext:value="=&quot;00&quot;" calcext:base-cell-address="LAYERS.B61"/>
            <calcext:condition calcext:apply-style-name="Grass1" calcext:value="=&quot;01&quot;" calcext:base-cell-address="LAYERS.B61"/>
            <calcext:condition calcext:apply-style-name="Grass2" calcext:value="=&quot;02&quot;" calcext:base-cell-address="LAYERS.B61"/>
            <calcext:condition calcext:apply-style-name="Road1" calcext:value="=&quot;03&quot;" calcext:base-cell-address="LAYERS.B61"/>
            <calcext:condition calcext:apply-style-name="Road2" calcext:value="=&quot;04&quot;" calcext:base-cell-address="LAYERS.B61"/>
            <calcext:condition calcext:apply-style-name="Wast" calcext:value="=&quot;05&quot;" calcext:base-cell-address="LAYERS.B61"/>
            <calcext:condition calcext:apply-style-name="Rock" calcext:value="=&quot;06&quot;" calcext:base-cell-address="LAYERS.B61"/>
            <calcext:condition calcext:apply-style-name="Water" calcext:value="=&quot;07&quot;" calcext:base-cell-address="LAYERS.B61"/>
            <calcext:condition calcext:apply-style-name="Empty" calcext:value="=&quot;08&quot;" calcext:base-cell-address="LAYERS.B61"/>
            <calcext:condition calcext:apply-style-name="Empty" calcext:value="=&quot;-1&quot;" calcext:base-cell-address="LAYERS.B61"/>
          </calcext:conditional-format>
          <calcext:conditional-format calcext:target-range-address="LAYERS.B62:LAYERS.B62">
            <calcext:condition calcext:apply-style-name="Empty" calcext:value="=&quot;00&quot;" calcext:base-cell-address="LAYERS.B62"/>
            <calcext:condition calcext:apply-style-name="Grass1" calcext:value="=&quot;01&quot;" calcext:base-cell-address="LAYERS.B62"/>
            <calcext:condition calcext:apply-style-name="Grass2" calcext:value="=&quot;02&quot;" calcext:base-cell-address="LAYERS.B62"/>
            <calcext:condition calcext:apply-style-name="Road1" calcext:value="=&quot;03&quot;" calcext:base-cell-address="LAYERS.B62"/>
            <calcext:condition calcext:apply-style-name="Road2" calcext:value="=&quot;04&quot;" calcext:base-cell-address="LAYERS.B62"/>
            <calcext:condition calcext:apply-style-name="Wast" calcext:value="=&quot;05&quot;" calcext:base-cell-address="LAYERS.B62"/>
            <calcext:condition calcext:apply-style-name="Rock" calcext:value="=&quot;06&quot;" calcext:base-cell-address="LAYERS.B62"/>
            <calcext:condition calcext:apply-style-name="Water" calcext:value="=&quot;07&quot;" calcext:base-cell-address="LAYERS.B62"/>
            <calcext:condition calcext:apply-style-name="Empty" calcext:value="=&quot;08&quot;" calcext:base-cell-address="LAYERS.B62"/>
            <calcext:condition calcext:apply-style-name="Empty" calcext:value="=&quot;-1&quot;" calcext:base-cell-address="LAYERS.B62"/>
          </calcext:conditional-format>
          <calcext:conditional-format calcext:target-range-address="LAYERS.B63:LAYERS.B63">
            <calcext:condition calcext:apply-style-name="Empty" calcext:value="=&quot;00&quot;" calcext:base-cell-address="LAYERS.B63"/>
            <calcext:condition calcext:apply-style-name="Grass1" calcext:value="=&quot;01&quot;" calcext:base-cell-address="LAYERS.B63"/>
            <calcext:condition calcext:apply-style-name="Grass2" calcext:value="=&quot;02&quot;" calcext:base-cell-address="LAYERS.B63"/>
            <calcext:condition calcext:apply-style-name="Road1" calcext:value="=&quot;03&quot;" calcext:base-cell-address="LAYERS.B63"/>
            <calcext:condition calcext:apply-style-name="Road2" calcext:value="=&quot;04&quot;" calcext:base-cell-address="LAYERS.B63"/>
            <calcext:condition calcext:apply-style-name="Wast" calcext:value="=&quot;05&quot;" calcext:base-cell-address="LAYERS.B63"/>
            <calcext:condition calcext:apply-style-name="Rock" calcext:value="=&quot;06&quot;" calcext:base-cell-address="LAYERS.B63"/>
            <calcext:condition calcext:apply-style-name="Water" calcext:value="=&quot;07&quot;" calcext:base-cell-address="LAYERS.B63"/>
            <calcext:condition calcext:apply-style-name="Empty" calcext:value="=&quot;08&quot;" calcext:base-cell-address="LAYERS.B63"/>
            <calcext:condition calcext:apply-style-name="Empty" calcext:value="=&quot;-1&quot;" calcext:base-cell-address="LAYERS.B63"/>
          </calcext:conditional-format>
          <calcext:conditional-format calcext:target-range-address="LAYERS.B64:LAYERS.B64">
            <calcext:condition calcext:apply-style-name="Empty" calcext:value="=&quot;00&quot;" calcext:base-cell-address="LAYERS.B64"/>
            <calcext:condition calcext:apply-style-name="Grass1" calcext:value="=&quot;01&quot;" calcext:base-cell-address="LAYERS.B64"/>
            <calcext:condition calcext:apply-style-name="Grass2" calcext:value="=&quot;02&quot;" calcext:base-cell-address="LAYERS.B64"/>
            <calcext:condition calcext:apply-style-name="Road1" calcext:value="=&quot;03&quot;" calcext:base-cell-address="LAYERS.B64"/>
            <calcext:condition calcext:apply-style-name="Road2" calcext:value="=&quot;04&quot;" calcext:base-cell-address="LAYERS.B64"/>
            <calcext:condition calcext:apply-style-name="Wast" calcext:value="=&quot;05&quot;" calcext:base-cell-address="LAYERS.B64"/>
            <calcext:condition calcext:apply-style-name="Rock" calcext:value="=&quot;06&quot;" calcext:base-cell-address="LAYERS.B64"/>
            <calcext:condition calcext:apply-style-name="Water" calcext:value="=&quot;07&quot;" calcext:base-cell-address="LAYERS.B64"/>
            <calcext:condition calcext:apply-style-name="Empty" calcext:value="=&quot;08&quot;" calcext:base-cell-address="LAYERS.B64"/>
            <calcext:condition calcext:apply-style-name="Empty" calcext:value="=&quot;-1&quot;" calcext:base-cell-address="LAYERS.B64"/>
          </calcext:conditional-format>
          <calcext:conditional-format calcext:target-range-address="LAYERS.B65:LAYERS.B65">
            <calcext:condition calcext:apply-style-name="Empty" calcext:value="=&quot;00&quot;" calcext:base-cell-address="LAYERS.B65"/>
            <calcext:condition calcext:apply-style-name="Grass1" calcext:value="=&quot;01&quot;" calcext:base-cell-address="LAYERS.B65"/>
            <calcext:condition calcext:apply-style-name="Grass2" calcext:value="=&quot;02&quot;" calcext:base-cell-address="LAYERS.B65"/>
            <calcext:condition calcext:apply-style-name="Road1" calcext:value="=&quot;03&quot;" calcext:base-cell-address="LAYERS.B65"/>
            <calcext:condition calcext:apply-style-name="Road2" calcext:value="=&quot;04&quot;" calcext:base-cell-address="LAYERS.B65"/>
            <calcext:condition calcext:apply-style-name="Wast" calcext:value="=&quot;05&quot;" calcext:base-cell-address="LAYERS.B65"/>
            <calcext:condition calcext:apply-style-name="Rock" calcext:value="=&quot;06&quot;" calcext:base-cell-address="LAYERS.B65"/>
            <calcext:condition calcext:apply-style-name="Water" calcext:value="=&quot;07&quot;" calcext:base-cell-address="LAYERS.B65"/>
            <calcext:condition calcext:apply-style-name="Empty" calcext:value="=&quot;08&quot;" calcext:base-cell-address="LAYERS.B65"/>
            <calcext:condition calcext:apply-style-name="Empty" calcext:value="=&quot;-1&quot;" calcext:base-cell-address="LAYERS.B65"/>
          </calcext:conditional-format>
          <calcext:conditional-format calcext:target-range-address="LAYERS.B66:LAYERS.B66">
            <calcext:condition calcext:apply-style-name="Empty" calcext:value="=&quot;00&quot;" calcext:base-cell-address="LAYERS.B66"/>
            <calcext:condition calcext:apply-style-name="Grass1" calcext:value="=&quot;01&quot;" calcext:base-cell-address="LAYERS.B66"/>
            <calcext:condition calcext:apply-style-name="Grass2" calcext:value="=&quot;02&quot;" calcext:base-cell-address="LAYERS.B66"/>
            <calcext:condition calcext:apply-style-name="Road1" calcext:value="=&quot;03&quot;" calcext:base-cell-address="LAYERS.B66"/>
            <calcext:condition calcext:apply-style-name="Road2" calcext:value="=&quot;04&quot;" calcext:base-cell-address="LAYERS.B66"/>
            <calcext:condition calcext:apply-style-name="Wast" calcext:value="=&quot;05&quot;" calcext:base-cell-address="LAYERS.B66"/>
            <calcext:condition calcext:apply-style-name="Rock" calcext:value="=&quot;06&quot;" calcext:base-cell-address="LAYERS.B66"/>
            <calcext:condition calcext:apply-style-name="Water" calcext:value="=&quot;07&quot;" calcext:base-cell-address="LAYERS.B66"/>
            <calcext:condition calcext:apply-style-name="Empty" calcext:value="=&quot;08&quot;" calcext:base-cell-address="LAYERS.B66"/>
            <calcext:condition calcext:apply-style-name="Empty" calcext:value="=&quot;-1&quot;" calcext:base-cell-address="LAYERS.B66"/>
          </calcext:conditional-format>
          <calcext:conditional-format calcext:target-range-address="LAYERS.B67:LAYERS.B67">
            <calcext:condition calcext:apply-style-name="Empty" calcext:value="=&quot;00&quot;" calcext:base-cell-address="LAYERS.B67"/>
            <calcext:condition calcext:apply-style-name="Grass1" calcext:value="=&quot;01&quot;" calcext:base-cell-address="LAYERS.B67"/>
            <calcext:condition calcext:apply-style-name="Grass2" calcext:value="=&quot;02&quot;" calcext:base-cell-address="LAYERS.B67"/>
            <calcext:condition calcext:apply-style-name="Road1" calcext:value="=&quot;03&quot;" calcext:base-cell-address="LAYERS.B67"/>
            <calcext:condition calcext:apply-style-name="Road2" calcext:value="=&quot;04&quot;" calcext:base-cell-address="LAYERS.B67"/>
            <calcext:condition calcext:apply-style-name="Wast" calcext:value="=&quot;05&quot;" calcext:base-cell-address="LAYERS.B67"/>
            <calcext:condition calcext:apply-style-name="Rock" calcext:value="=&quot;06&quot;" calcext:base-cell-address="LAYERS.B67"/>
            <calcext:condition calcext:apply-style-name="Water" calcext:value="=&quot;07&quot;" calcext:base-cell-address="LAYERS.B67"/>
            <calcext:condition calcext:apply-style-name="Empty" calcext:value="=&quot;08&quot;" calcext:base-cell-address="LAYERS.B67"/>
            <calcext:condition calcext:apply-style-name="Empty" calcext:value="=&quot;-1&quot;" calcext:base-cell-address="LAYERS.B67"/>
          </calcext:conditional-format>
          <calcext:conditional-format calcext:target-range-address="LAYERS.C67:LAYERS.C67">
            <calcext:condition calcext:apply-style-name="Empty" calcext:value="=&quot;00&quot;" calcext:base-cell-address="LAYERS.C67"/>
            <calcext:condition calcext:apply-style-name="Grass1" calcext:value="=&quot;01&quot;" calcext:base-cell-address="LAYERS.C67"/>
            <calcext:condition calcext:apply-style-name="Grass2" calcext:value="=&quot;02&quot;" calcext:base-cell-address="LAYERS.C67"/>
            <calcext:condition calcext:apply-style-name="Road1" calcext:value="=&quot;03&quot;" calcext:base-cell-address="LAYERS.C67"/>
            <calcext:condition calcext:apply-style-name="Road2" calcext:value="=&quot;04&quot;" calcext:base-cell-address="LAYERS.C67"/>
            <calcext:condition calcext:apply-style-name="Wast" calcext:value="=&quot;05&quot;" calcext:base-cell-address="LAYERS.C67"/>
            <calcext:condition calcext:apply-style-name="Rock" calcext:value="=&quot;06&quot;" calcext:base-cell-address="LAYERS.C67"/>
            <calcext:condition calcext:apply-style-name="Water" calcext:value="=&quot;07&quot;" calcext:base-cell-address="LAYERS.C67"/>
            <calcext:condition calcext:apply-style-name="Empty" calcext:value="=&quot;08&quot;" calcext:base-cell-address="LAYERS.C67"/>
            <calcext:condition calcext:apply-style-name="Empty" calcext:value="=&quot;-1&quot;" calcext:base-cell-address="LAYERS.C67"/>
          </calcext:conditional-format>
          <calcext:conditional-format calcext:target-range-address="LAYERS.D67:LAYERS.D67">
            <calcext:condition calcext:apply-style-name="Empty" calcext:value="=&quot;00&quot;" calcext:base-cell-address="LAYERS.D67"/>
            <calcext:condition calcext:apply-style-name="Grass1" calcext:value="=&quot;01&quot;" calcext:base-cell-address="LAYERS.D67"/>
            <calcext:condition calcext:apply-style-name="Grass2" calcext:value="=&quot;02&quot;" calcext:base-cell-address="LAYERS.D67"/>
            <calcext:condition calcext:apply-style-name="Road1" calcext:value="=&quot;03&quot;" calcext:base-cell-address="LAYERS.D67"/>
            <calcext:condition calcext:apply-style-name="Road2" calcext:value="=&quot;04&quot;" calcext:base-cell-address="LAYERS.D67"/>
            <calcext:condition calcext:apply-style-name="Wast" calcext:value="=&quot;05&quot;" calcext:base-cell-address="LAYERS.D67"/>
            <calcext:condition calcext:apply-style-name="Rock" calcext:value="=&quot;06&quot;" calcext:base-cell-address="LAYERS.D67"/>
            <calcext:condition calcext:apply-style-name="Water" calcext:value="=&quot;07&quot;" calcext:base-cell-address="LAYERS.D67"/>
            <calcext:condition calcext:apply-style-name="Empty" calcext:value="=&quot;08&quot;" calcext:base-cell-address="LAYERS.D67"/>
            <calcext:condition calcext:apply-style-name="Empty" calcext:value="=&quot;-1&quot;" calcext:base-cell-address="LAYERS.D67"/>
          </calcext:conditional-format>
          <calcext:conditional-format calcext:target-range-address="LAYERS.E67:LAYERS.E67">
            <calcext:condition calcext:apply-style-name="Empty" calcext:value="=&quot;00&quot;" calcext:base-cell-address="LAYERS.E67"/>
            <calcext:condition calcext:apply-style-name="Grass1" calcext:value="=&quot;01&quot;" calcext:base-cell-address="LAYERS.E67"/>
            <calcext:condition calcext:apply-style-name="Grass2" calcext:value="=&quot;02&quot;" calcext:base-cell-address="LAYERS.E67"/>
            <calcext:condition calcext:apply-style-name="Road1" calcext:value="=&quot;03&quot;" calcext:base-cell-address="LAYERS.E67"/>
            <calcext:condition calcext:apply-style-name="Road2" calcext:value="=&quot;04&quot;" calcext:base-cell-address="LAYERS.E67"/>
            <calcext:condition calcext:apply-style-name="Wast" calcext:value="=&quot;05&quot;" calcext:base-cell-address="LAYERS.E67"/>
            <calcext:condition calcext:apply-style-name="Rock" calcext:value="=&quot;06&quot;" calcext:base-cell-address="LAYERS.E67"/>
            <calcext:condition calcext:apply-style-name="Water" calcext:value="=&quot;07&quot;" calcext:base-cell-address="LAYERS.E67"/>
            <calcext:condition calcext:apply-style-name="Empty" calcext:value="=&quot;08&quot;" calcext:base-cell-address="LAYERS.E67"/>
            <calcext:condition calcext:apply-style-name="Empty" calcext:value="=&quot;-1&quot;" calcext:base-cell-address="LAYERS.E67"/>
          </calcext:conditional-format>
          <calcext:conditional-format calcext:target-range-address="LAYERS.F67:LAYERS.F67">
            <calcext:condition calcext:apply-style-name="Empty" calcext:value="=&quot;00&quot;" calcext:base-cell-address="LAYERS.F67"/>
            <calcext:condition calcext:apply-style-name="Grass1" calcext:value="=&quot;01&quot;" calcext:base-cell-address="LAYERS.F67"/>
            <calcext:condition calcext:apply-style-name="Grass2" calcext:value="=&quot;02&quot;" calcext:base-cell-address="LAYERS.F67"/>
            <calcext:condition calcext:apply-style-name="Road1" calcext:value="=&quot;03&quot;" calcext:base-cell-address="LAYERS.F67"/>
            <calcext:condition calcext:apply-style-name="Road2" calcext:value="=&quot;04&quot;" calcext:base-cell-address="LAYERS.F67"/>
            <calcext:condition calcext:apply-style-name="Wast" calcext:value="=&quot;05&quot;" calcext:base-cell-address="LAYERS.F67"/>
            <calcext:condition calcext:apply-style-name="Rock" calcext:value="=&quot;06&quot;" calcext:base-cell-address="LAYERS.F67"/>
            <calcext:condition calcext:apply-style-name="Water" calcext:value="=&quot;07&quot;" calcext:base-cell-address="LAYERS.F67"/>
            <calcext:condition calcext:apply-style-name="Empty" calcext:value="=&quot;08&quot;" calcext:base-cell-address="LAYERS.F67"/>
            <calcext:condition calcext:apply-style-name="Empty" calcext:value="=&quot;-1&quot;" calcext:base-cell-address="LAYERS.F67"/>
          </calcext:conditional-format>
          <calcext:conditional-format calcext:target-range-address="LAYERS.G67:LAYERS.G67">
            <calcext:condition calcext:apply-style-name="Empty" calcext:value="=&quot;00&quot;" calcext:base-cell-address="LAYERS.G67"/>
            <calcext:condition calcext:apply-style-name="Grass1" calcext:value="=&quot;01&quot;" calcext:base-cell-address="LAYERS.G67"/>
            <calcext:condition calcext:apply-style-name="Grass2" calcext:value="=&quot;02&quot;" calcext:base-cell-address="LAYERS.G67"/>
            <calcext:condition calcext:apply-style-name="Road1" calcext:value="=&quot;03&quot;" calcext:base-cell-address="LAYERS.G67"/>
            <calcext:condition calcext:apply-style-name="Road2" calcext:value="=&quot;04&quot;" calcext:base-cell-address="LAYERS.G67"/>
            <calcext:condition calcext:apply-style-name="Wast" calcext:value="=&quot;05&quot;" calcext:base-cell-address="LAYERS.G67"/>
            <calcext:condition calcext:apply-style-name="Rock" calcext:value="=&quot;06&quot;" calcext:base-cell-address="LAYERS.G67"/>
            <calcext:condition calcext:apply-style-name="Water" calcext:value="=&quot;07&quot;" calcext:base-cell-address="LAYERS.G67"/>
            <calcext:condition calcext:apply-style-name="Empty" calcext:value="=&quot;08&quot;" calcext:base-cell-address="LAYERS.G67"/>
            <calcext:condition calcext:apply-style-name="Empty" calcext:value="=&quot;-1&quot;" calcext:base-cell-address="LAYERS.G67"/>
          </calcext:conditional-format>
          <calcext:conditional-format calcext:target-range-address="LAYERS.H67:LAYERS.H67">
            <calcext:condition calcext:apply-style-name="Empty" calcext:value="=&quot;00&quot;" calcext:base-cell-address="LAYERS.H67"/>
            <calcext:condition calcext:apply-style-name="Grass1" calcext:value="=&quot;01&quot;" calcext:base-cell-address="LAYERS.H67"/>
            <calcext:condition calcext:apply-style-name="Grass2" calcext:value="=&quot;02&quot;" calcext:base-cell-address="LAYERS.H67"/>
            <calcext:condition calcext:apply-style-name="Road1" calcext:value="=&quot;03&quot;" calcext:base-cell-address="LAYERS.H67"/>
            <calcext:condition calcext:apply-style-name="Road2" calcext:value="=&quot;04&quot;" calcext:base-cell-address="LAYERS.H67"/>
            <calcext:condition calcext:apply-style-name="Wast" calcext:value="=&quot;05&quot;" calcext:base-cell-address="LAYERS.H67"/>
            <calcext:condition calcext:apply-style-name="Rock" calcext:value="=&quot;06&quot;" calcext:base-cell-address="LAYERS.H67"/>
            <calcext:condition calcext:apply-style-name="Water" calcext:value="=&quot;07&quot;" calcext:base-cell-address="LAYERS.H67"/>
            <calcext:condition calcext:apply-style-name="Empty" calcext:value="=&quot;08&quot;" calcext:base-cell-address="LAYERS.H67"/>
            <calcext:condition calcext:apply-style-name="Empty" calcext:value="=&quot;-1&quot;" calcext:base-cell-address="LAYERS.H67"/>
          </calcext:conditional-format>
          <calcext:conditional-format calcext:target-range-address="LAYERS.I67:LAYERS.I67">
            <calcext:condition calcext:apply-style-name="Empty" calcext:value="=&quot;00&quot;" calcext:base-cell-address="LAYERS.I67"/>
            <calcext:condition calcext:apply-style-name="Grass1" calcext:value="=&quot;01&quot;" calcext:base-cell-address="LAYERS.I67"/>
            <calcext:condition calcext:apply-style-name="Grass2" calcext:value="=&quot;02&quot;" calcext:base-cell-address="LAYERS.I67"/>
            <calcext:condition calcext:apply-style-name="Road1" calcext:value="=&quot;03&quot;" calcext:base-cell-address="LAYERS.I67"/>
            <calcext:condition calcext:apply-style-name="Road2" calcext:value="=&quot;04&quot;" calcext:base-cell-address="LAYERS.I67"/>
            <calcext:condition calcext:apply-style-name="Wast" calcext:value="=&quot;05&quot;" calcext:base-cell-address="LAYERS.I67"/>
            <calcext:condition calcext:apply-style-name="Rock" calcext:value="=&quot;06&quot;" calcext:base-cell-address="LAYERS.I67"/>
            <calcext:condition calcext:apply-style-name="Water" calcext:value="=&quot;07&quot;" calcext:base-cell-address="LAYERS.I67"/>
            <calcext:condition calcext:apply-style-name="Empty" calcext:value="=&quot;08&quot;" calcext:base-cell-address="LAYERS.I67"/>
            <calcext:condition calcext:apply-style-name="Empty" calcext:value="=&quot;-1&quot;" calcext:base-cell-address="LAYERS.I67"/>
          </calcext:conditional-format>
          <calcext:conditional-format calcext:target-range-address="LAYERS.J67:LAYERS.J67">
            <calcext:condition calcext:apply-style-name="Empty" calcext:value="=&quot;00&quot;" calcext:base-cell-address="LAYERS.J67"/>
            <calcext:condition calcext:apply-style-name="Grass1" calcext:value="=&quot;01&quot;" calcext:base-cell-address="LAYERS.J67"/>
            <calcext:condition calcext:apply-style-name="Grass2" calcext:value="=&quot;02&quot;" calcext:base-cell-address="LAYERS.J67"/>
            <calcext:condition calcext:apply-style-name="Road1" calcext:value="=&quot;03&quot;" calcext:base-cell-address="LAYERS.J67"/>
            <calcext:condition calcext:apply-style-name="Road2" calcext:value="=&quot;04&quot;" calcext:base-cell-address="LAYERS.J67"/>
            <calcext:condition calcext:apply-style-name="Wast" calcext:value="=&quot;05&quot;" calcext:base-cell-address="LAYERS.J67"/>
            <calcext:condition calcext:apply-style-name="Rock" calcext:value="=&quot;06&quot;" calcext:base-cell-address="LAYERS.J67"/>
            <calcext:condition calcext:apply-style-name="Water" calcext:value="=&quot;07&quot;" calcext:base-cell-address="LAYERS.J67"/>
            <calcext:condition calcext:apply-style-name="Empty" calcext:value="=&quot;08&quot;" calcext:base-cell-address="LAYERS.J67"/>
            <calcext:condition calcext:apply-style-name="Empty" calcext:value="=&quot;-1&quot;" calcext:base-cell-address="LAYERS.J67"/>
          </calcext:conditional-format>
          <calcext:conditional-format calcext:target-range-address="LAYERS.K67:LAYERS.K67">
            <calcext:condition calcext:apply-style-name="Empty" calcext:value="=&quot;00&quot;" calcext:base-cell-address="LAYERS.K67"/>
            <calcext:condition calcext:apply-style-name="Grass1" calcext:value="=&quot;01&quot;" calcext:base-cell-address="LAYERS.K67"/>
            <calcext:condition calcext:apply-style-name="Grass2" calcext:value="=&quot;02&quot;" calcext:base-cell-address="LAYERS.K67"/>
            <calcext:condition calcext:apply-style-name="Road1" calcext:value="=&quot;03&quot;" calcext:base-cell-address="LAYERS.K67"/>
            <calcext:condition calcext:apply-style-name="Road2" calcext:value="=&quot;04&quot;" calcext:base-cell-address="LAYERS.K67"/>
            <calcext:condition calcext:apply-style-name="Wast" calcext:value="=&quot;05&quot;" calcext:base-cell-address="LAYERS.K67"/>
            <calcext:condition calcext:apply-style-name="Rock" calcext:value="=&quot;06&quot;" calcext:base-cell-address="LAYERS.K67"/>
            <calcext:condition calcext:apply-style-name="Water" calcext:value="=&quot;07&quot;" calcext:base-cell-address="LAYERS.K67"/>
            <calcext:condition calcext:apply-style-name="Empty" calcext:value="=&quot;08&quot;" calcext:base-cell-address="LAYERS.K67"/>
            <calcext:condition calcext:apply-style-name="Empty" calcext:value="=&quot;-1&quot;" calcext:base-cell-address="LAYERS.K67"/>
          </calcext:conditional-format>
          <calcext:conditional-format calcext:target-range-address="LAYERS.L67:LAYERS.L67">
            <calcext:condition calcext:apply-style-name="Empty" calcext:value="=&quot;00&quot;" calcext:base-cell-address="LAYERS.L67"/>
            <calcext:condition calcext:apply-style-name="Grass1" calcext:value="=&quot;01&quot;" calcext:base-cell-address="LAYERS.L67"/>
            <calcext:condition calcext:apply-style-name="Grass2" calcext:value="=&quot;02&quot;" calcext:base-cell-address="LAYERS.L67"/>
            <calcext:condition calcext:apply-style-name="Road1" calcext:value="=&quot;03&quot;" calcext:base-cell-address="LAYERS.L67"/>
            <calcext:condition calcext:apply-style-name="Road2" calcext:value="=&quot;04&quot;" calcext:base-cell-address="LAYERS.L67"/>
            <calcext:condition calcext:apply-style-name="Wast" calcext:value="=&quot;05&quot;" calcext:base-cell-address="LAYERS.L67"/>
            <calcext:condition calcext:apply-style-name="Rock" calcext:value="=&quot;06&quot;" calcext:base-cell-address="LAYERS.L67"/>
            <calcext:condition calcext:apply-style-name="Water" calcext:value="=&quot;07&quot;" calcext:base-cell-address="LAYERS.L67"/>
            <calcext:condition calcext:apply-style-name="Empty" calcext:value="=&quot;08&quot;" calcext:base-cell-address="LAYERS.L67"/>
            <calcext:condition calcext:apply-style-name="Empty" calcext:value="=&quot;-1&quot;" calcext:base-cell-address="LAYERS.L67"/>
          </calcext:conditional-format>
          <calcext:conditional-format calcext:target-range-address="LAYERS.M67:LAYERS.M67">
            <calcext:condition calcext:apply-style-name="Empty" calcext:value="=&quot;00&quot;" calcext:base-cell-address="LAYERS.M67"/>
            <calcext:condition calcext:apply-style-name="Grass1" calcext:value="=&quot;01&quot;" calcext:base-cell-address="LAYERS.M67"/>
            <calcext:condition calcext:apply-style-name="Grass2" calcext:value="=&quot;02&quot;" calcext:base-cell-address="LAYERS.M67"/>
            <calcext:condition calcext:apply-style-name="Road1" calcext:value="=&quot;03&quot;" calcext:base-cell-address="LAYERS.M67"/>
            <calcext:condition calcext:apply-style-name="Road2" calcext:value="=&quot;04&quot;" calcext:base-cell-address="LAYERS.M67"/>
            <calcext:condition calcext:apply-style-name="Wast" calcext:value="=&quot;05&quot;" calcext:base-cell-address="LAYERS.M67"/>
            <calcext:condition calcext:apply-style-name="Rock" calcext:value="=&quot;06&quot;" calcext:base-cell-address="LAYERS.M67"/>
            <calcext:condition calcext:apply-style-name="Water" calcext:value="=&quot;07&quot;" calcext:base-cell-address="LAYERS.M67"/>
            <calcext:condition calcext:apply-style-name="Empty" calcext:value="=&quot;08&quot;" calcext:base-cell-address="LAYERS.M67"/>
            <calcext:condition calcext:apply-style-name="Empty" calcext:value="=&quot;-1&quot;" calcext:base-cell-address="LAYERS.M67"/>
          </calcext:conditional-format>
          <calcext:conditional-format calcext:target-range-address="LAYERS.N67:LAYERS.N67">
            <calcext:condition calcext:apply-style-name="Empty" calcext:value="=&quot;00&quot;" calcext:base-cell-address="LAYERS.N67"/>
            <calcext:condition calcext:apply-style-name="Grass1" calcext:value="=&quot;01&quot;" calcext:base-cell-address="LAYERS.N67"/>
            <calcext:condition calcext:apply-style-name="Grass2" calcext:value="=&quot;02&quot;" calcext:base-cell-address="LAYERS.N67"/>
            <calcext:condition calcext:apply-style-name="Road1" calcext:value="=&quot;03&quot;" calcext:base-cell-address="LAYERS.N67"/>
            <calcext:condition calcext:apply-style-name="Road2" calcext:value="=&quot;04&quot;" calcext:base-cell-address="LAYERS.N67"/>
            <calcext:condition calcext:apply-style-name="Wast" calcext:value="=&quot;05&quot;" calcext:base-cell-address="LAYERS.N67"/>
            <calcext:condition calcext:apply-style-name="Rock" calcext:value="=&quot;06&quot;" calcext:base-cell-address="LAYERS.N67"/>
            <calcext:condition calcext:apply-style-name="Water" calcext:value="=&quot;07&quot;" calcext:base-cell-address="LAYERS.N67"/>
            <calcext:condition calcext:apply-style-name="Empty" calcext:value="=&quot;08&quot;" calcext:base-cell-address="LAYERS.N67"/>
            <calcext:condition calcext:apply-style-name="Empty" calcext:value="=&quot;-1&quot;" calcext:base-cell-address="LAYERS.N67"/>
          </calcext:conditional-format>
          <calcext:conditional-format calcext:target-range-address="LAYERS.O67:LAYERS.O67">
            <calcext:condition calcext:apply-style-name="Empty" calcext:value="=&quot;00&quot;" calcext:base-cell-address="LAYERS.O67"/>
            <calcext:condition calcext:apply-style-name="Grass1" calcext:value="=&quot;01&quot;" calcext:base-cell-address="LAYERS.O67"/>
            <calcext:condition calcext:apply-style-name="Grass2" calcext:value="=&quot;02&quot;" calcext:base-cell-address="LAYERS.O67"/>
            <calcext:condition calcext:apply-style-name="Road1" calcext:value="=&quot;03&quot;" calcext:base-cell-address="LAYERS.O67"/>
            <calcext:condition calcext:apply-style-name="Road2" calcext:value="=&quot;04&quot;" calcext:base-cell-address="LAYERS.O67"/>
            <calcext:condition calcext:apply-style-name="Wast" calcext:value="=&quot;05&quot;" calcext:base-cell-address="LAYERS.O67"/>
            <calcext:condition calcext:apply-style-name="Rock" calcext:value="=&quot;06&quot;" calcext:base-cell-address="LAYERS.O67"/>
            <calcext:condition calcext:apply-style-name="Water" calcext:value="=&quot;07&quot;" calcext:base-cell-address="LAYERS.O67"/>
            <calcext:condition calcext:apply-style-name="Empty" calcext:value="=&quot;08&quot;" calcext:base-cell-address="LAYERS.O67"/>
            <calcext:condition calcext:apply-style-name="Empty" calcext:value="=&quot;-1&quot;" calcext:base-cell-address="LAYERS.O67"/>
          </calcext:conditional-format>
          <calcext:conditional-format calcext:target-range-address="LAYERS.P67:LAYERS.P67">
            <calcext:condition calcext:apply-style-name="Empty" calcext:value="=&quot;00&quot;" calcext:base-cell-address="LAYERS.P67"/>
            <calcext:condition calcext:apply-style-name="Grass1" calcext:value="=&quot;01&quot;" calcext:base-cell-address="LAYERS.P67"/>
            <calcext:condition calcext:apply-style-name="Grass2" calcext:value="=&quot;02&quot;" calcext:base-cell-address="LAYERS.P67"/>
            <calcext:condition calcext:apply-style-name="Road1" calcext:value="=&quot;03&quot;" calcext:base-cell-address="LAYERS.P67"/>
            <calcext:condition calcext:apply-style-name="Road2" calcext:value="=&quot;04&quot;" calcext:base-cell-address="LAYERS.P67"/>
            <calcext:condition calcext:apply-style-name="Wast" calcext:value="=&quot;05&quot;" calcext:base-cell-address="LAYERS.P67"/>
            <calcext:condition calcext:apply-style-name="Rock" calcext:value="=&quot;06&quot;" calcext:base-cell-address="LAYERS.P67"/>
            <calcext:condition calcext:apply-style-name="Water" calcext:value="=&quot;07&quot;" calcext:base-cell-address="LAYERS.P67"/>
            <calcext:condition calcext:apply-style-name="Empty" calcext:value="=&quot;08&quot;" calcext:base-cell-address="LAYERS.P67"/>
            <calcext:condition calcext:apply-style-name="Empty" calcext:value="=&quot;-1&quot;" calcext:base-cell-address="LAYERS.P67"/>
          </calcext:conditional-format>
          <calcext:conditional-format calcext:target-range-address="LAYERS.Q67:LAYERS.Q67">
            <calcext:condition calcext:apply-style-name="Empty" calcext:value="=&quot;00&quot;" calcext:base-cell-address="LAYERS.Q67"/>
            <calcext:condition calcext:apply-style-name="Grass1" calcext:value="=&quot;01&quot;" calcext:base-cell-address="LAYERS.Q67"/>
            <calcext:condition calcext:apply-style-name="Grass2" calcext:value="=&quot;02&quot;" calcext:base-cell-address="LAYERS.Q67"/>
            <calcext:condition calcext:apply-style-name="Road1" calcext:value="=&quot;03&quot;" calcext:base-cell-address="LAYERS.Q67"/>
            <calcext:condition calcext:apply-style-name="Road2" calcext:value="=&quot;04&quot;" calcext:base-cell-address="LAYERS.Q67"/>
            <calcext:condition calcext:apply-style-name="Wast" calcext:value="=&quot;05&quot;" calcext:base-cell-address="LAYERS.Q67"/>
            <calcext:condition calcext:apply-style-name="Rock" calcext:value="=&quot;06&quot;" calcext:base-cell-address="LAYERS.Q67"/>
            <calcext:condition calcext:apply-style-name="Water" calcext:value="=&quot;07&quot;" calcext:base-cell-address="LAYERS.Q67"/>
            <calcext:condition calcext:apply-style-name="Empty" calcext:value="=&quot;08&quot;" calcext:base-cell-address="LAYERS.Q67"/>
            <calcext:condition calcext:apply-style-name="Empty" calcext:value="=&quot;-1&quot;" calcext:base-cell-address="LAYERS.Q67"/>
          </calcext:conditional-format>
          <calcext:conditional-format calcext:target-range-address="LAYERS.R67:LAYERS.R67">
            <calcext:condition calcext:apply-style-name="Empty" calcext:value="=&quot;00&quot;" calcext:base-cell-address="LAYERS.R67"/>
            <calcext:condition calcext:apply-style-name="Grass1" calcext:value="=&quot;01&quot;" calcext:base-cell-address="LAYERS.R67"/>
            <calcext:condition calcext:apply-style-name="Grass2" calcext:value="=&quot;02&quot;" calcext:base-cell-address="LAYERS.R67"/>
            <calcext:condition calcext:apply-style-name="Road1" calcext:value="=&quot;03&quot;" calcext:base-cell-address="LAYERS.R67"/>
            <calcext:condition calcext:apply-style-name="Road2" calcext:value="=&quot;04&quot;" calcext:base-cell-address="LAYERS.R67"/>
            <calcext:condition calcext:apply-style-name="Wast" calcext:value="=&quot;05&quot;" calcext:base-cell-address="LAYERS.R67"/>
            <calcext:condition calcext:apply-style-name="Rock" calcext:value="=&quot;06&quot;" calcext:base-cell-address="LAYERS.R67"/>
            <calcext:condition calcext:apply-style-name="Water" calcext:value="=&quot;07&quot;" calcext:base-cell-address="LAYERS.R67"/>
            <calcext:condition calcext:apply-style-name="Empty" calcext:value="=&quot;08&quot;" calcext:base-cell-address="LAYERS.R67"/>
            <calcext:condition calcext:apply-style-name="Empty" calcext:value="=&quot;-1&quot;" calcext:base-cell-address="LAYERS.R67"/>
          </calcext:conditional-format>
          <calcext:conditional-format calcext:target-range-address="LAYERS.S67:LAYERS.S67">
            <calcext:condition calcext:apply-style-name="Empty" calcext:value="=&quot;00&quot;" calcext:base-cell-address="LAYERS.S67"/>
            <calcext:condition calcext:apply-style-name="Grass1" calcext:value="=&quot;01&quot;" calcext:base-cell-address="LAYERS.S67"/>
            <calcext:condition calcext:apply-style-name="Grass2" calcext:value="=&quot;02&quot;" calcext:base-cell-address="LAYERS.S67"/>
            <calcext:condition calcext:apply-style-name="Road1" calcext:value="=&quot;03&quot;" calcext:base-cell-address="LAYERS.S67"/>
            <calcext:condition calcext:apply-style-name="Road2" calcext:value="=&quot;04&quot;" calcext:base-cell-address="LAYERS.S67"/>
            <calcext:condition calcext:apply-style-name="Wast" calcext:value="=&quot;05&quot;" calcext:base-cell-address="LAYERS.S67"/>
            <calcext:condition calcext:apply-style-name="Rock" calcext:value="=&quot;06&quot;" calcext:base-cell-address="LAYERS.S67"/>
            <calcext:condition calcext:apply-style-name="Water" calcext:value="=&quot;07&quot;" calcext:base-cell-address="LAYERS.S67"/>
            <calcext:condition calcext:apply-style-name="Empty" calcext:value="=&quot;08&quot;" calcext:base-cell-address="LAYERS.S67"/>
            <calcext:condition calcext:apply-style-name="Empty" calcext:value="=&quot;-1&quot;" calcext:base-cell-address="LAYERS.S67"/>
          </calcext:conditional-format>
          <calcext:conditional-format calcext:target-range-address="LAYERS.T67:LAYERS.T67">
            <calcext:condition calcext:apply-style-name="Empty" calcext:value="=&quot;00&quot;" calcext:base-cell-address="LAYERS.T67"/>
            <calcext:condition calcext:apply-style-name="Grass1" calcext:value="=&quot;01&quot;" calcext:base-cell-address="LAYERS.T67"/>
            <calcext:condition calcext:apply-style-name="Grass2" calcext:value="=&quot;02&quot;" calcext:base-cell-address="LAYERS.T67"/>
            <calcext:condition calcext:apply-style-name="Road1" calcext:value="=&quot;03&quot;" calcext:base-cell-address="LAYERS.T67"/>
            <calcext:condition calcext:apply-style-name="Road2" calcext:value="=&quot;04&quot;" calcext:base-cell-address="LAYERS.T67"/>
            <calcext:condition calcext:apply-style-name="Wast" calcext:value="=&quot;05&quot;" calcext:base-cell-address="LAYERS.T67"/>
            <calcext:condition calcext:apply-style-name="Rock" calcext:value="=&quot;06&quot;" calcext:base-cell-address="LAYERS.T67"/>
            <calcext:condition calcext:apply-style-name="Water" calcext:value="=&quot;07&quot;" calcext:base-cell-address="LAYERS.T67"/>
            <calcext:condition calcext:apply-style-name="Empty" calcext:value="=&quot;08&quot;" calcext:base-cell-address="LAYERS.T67"/>
            <calcext:condition calcext:apply-style-name="Empty" calcext:value="=&quot;-1&quot;" calcext:base-cell-address="LAYERS.T67"/>
          </calcext:conditional-format>
          <calcext:conditional-format calcext:target-range-address="LAYERS.U67:LAYERS.U67">
            <calcext:condition calcext:apply-style-name="Empty" calcext:value="=&quot;00&quot;" calcext:base-cell-address="LAYERS.U67"/>
            <calcext:condition calcext:apply-style-name="Grass1" calcext:value="=&quot;01&quot;" calcext:base-cell-address="LAYERS.U67"/>
            <calcext:condition calcext:apply-style-name="Grass2" calcext:value="=&quot;02&quot;" calcext:base-cell-address="LAYERS.U67"/>
            <calcext:condition calcext:apply-style-name="Road1" calcext:value="=&quot;03&quot;" calcext:base-cell-address="LAYERS.U67"/>
            <calcext:condition calcext:apply-style-name="Road2" calcext:value="=&quot;04&quot;" calcext:base-cell-address="LAYERS.U67"/>
            <calcext:condition calcext:apply-style-name="Wast" calcext:value="=&quot;05&quot;" calcext:base-cell-address="LAYERS.U67"/>
            <calcext:condition calcext:apply-style-name="Rock" calcext:value="=&quot;06&quot;" calcext:base-cell-address="LAYERS.U67"/>
            <calcext:condition calcext:apply-style-name="Water" calcext:value="=&quot;07&quot;" calcext:base-cell-address="LAYERS.U67"/>
            <calcext:condition calcext:apply-style-name="Empty" calcext:value="=&quot;08&quot;" calcext:base-cell-address="LAYERS.U67"/>
            <calcext:condition calcext:apply-style-name="Empty" calcext:value="=&quot;-1&quot;" calcext:base-cell-address="LAYERS.U67"/>
          </calcext:conditional-format>
          <calcext:conditional-format calcext:target-range-address="LAYERS.V67:LAYERS.V67">
            <calcext:condition calcext:apply-style-name="Empty" calcext:value="=&quot;00&quot;" calcext:base-cell-address="LAYERS.V67"/>
            <calcext:condition calcext:apply-style-name="Grass1" calcext:value="=&quot;01&quot;" calcext:base-cell-address="LAYERS.V67"/>
            <calcext:condition calcext:apply-style-name="Grass2" calcext:value="=&quot;02&quot;" calcext:base-cell-address="LAYERS.V67"/>
            <calcext:condition calcext:apply-style-name="Road1" calcext:value="=&quot;03&quot;" calcext:base-cell-address="LAYERS.V67"/>
            <calcext:condition calcext:apply-style-name="Road2" calcext:value="=&quot;04&quot;" calcext:base-cell-address="LAYERS.V67"/>
            <calcext:condition calcext:apply-style-name="Wast" calcext:value="=&quot;05&quot;" calcext:base-cell-address="LAYERS.V67"/>
            <calcext:condition calcext:apply-style-name="Rock" calcext:value="=&quot;06&quot;" calcext:base-cell-address="LAYERS.V67"/>
            <calcext:condition calcext:apply-style-name="Water" calcext:value="=&quot;07&quot;" calcext:base-cell-address="LAYERS.V67"/>
            <calcext:condition calcext:apply-style-name="Empty" calcext:value="=&quot;08&quot;" calcext:base-cell-address="LAYERS.V67"/>
            <calcext:condition calcext:apply-style-name="Empty" calcext:value="=&quot;-1&quot;" calcext:base-cell-address="LAYERS.V67"/>
          </calcext:conditional-format>
          <calcext:conditional-format calcext:target-range-address="LAYERS.W67:LAYERS.W67">
            <calcext:condition calcext:apply-style-name="Empty" calcext:value="=&quot;00&quot;" calcext:base-cell-address="LAYERS.W67"/>
            <calcext:condition calcext:apply-style-name="Grass1" calcext:value="=&quot;01&quot;" calcext:base-cell-address="LAYERS.W67"/>
            <calcext:condition calcext:apply-style-name="Grass2" calcext:value="=&quot;02&quot;" calcext:base-cell-address="LAYERS.W67"/>
            <calcext:condition calcext:apply-style-name="Road1" calcext:value="=&quot;03&quot;" calcext:base-cell-address="LAYERS.W67"/>
            <calcext:condition calcext:apply-style-name="Road2" calcext:value="=&quot;04&quot;" calcext:base-cell-address="LAYERS.W67"/>
            <calcext:condition calcext:apply-style-name="Wast" calcext:value="=&quot;05&quot;" calcext:base-cell-address="LAYERS.W67"/>
            <calcext:condition calcext:apply-style-name="Rock" calcext:value="=&quot;06&quot;" calcext:base-cell-address="LAYERS.W67"/>
            <calcext:condition calcext:apply-style-name="Water" calcext:value="=&quot;07&quot;" calcext:base-cell-address="LAYERS.W67"/>
            <calcext:condition calcext:apply-style-name="Empty" calcext:value="=&quot;08&quot;" calcext:base-cell-address="LAYERS.W67"/>
            <calcext:condition calcext:apply-style-name="Empty" calcext:value="=&quot;-1&quot;" calcext:base-cell-address="LAYERS.W67"/>
          </calcext:conditional-format>
          <calcext:conditional-format calcext:target-range-address="LAYERS.X67:LAYERS.X67">
            <calcext:condition calcext:apply-style-name="Empty" calcext:value="=&quot;00&quot;" calcext:base-cell-address="LAYERS.X67"/>
            <calcext:condition calcext:apply-style-name="Grass1" calcext:value="=&quot;01&quot;" calcext:base-cell-address="LAYERS.X67"/>
            <calcext:condition calcext:apply-style-name="Grass2" calcext:value="=&quot;02&quot;" calcext:base-cell-address="LAYERS.X67"/>
            <calcext:condition calcext:apply-style-name="Road1" calcext:value="=&quot;03&quot;" calcext:base-cell-address="LAYERS.X67"/>
            <calcext:condition calcext:apply-style-name="Road2" calcext:value="=&quot;04&quot;" calcext:base-cell-address="LAYERS.X67"/>
            <calcext:condition calcext:apply-style-name="Wast" calcext:value="=&quot;05&quot;" calcext:base-cell-address="LAYERS.X67"/>
            <calcext:condition calcext:apply-style-name="Rock" calcext:value="=&quot;06&quot;" calcext:base-cell-address="LAYERS.X67"/>
            <calcext:condition calcext:apply-style-name="Water" calcext:value="=&quot;07&quot;" calcext:base-cell-address="LAYERS.X67"/>
            <calcext:condition calcext:apply-style-name="Empty" calcext:value="=&quot;08&quot;" calcext:base-cell-address="LAYERS.X67"/>
            <calcext:condition calcext:apply-style-name="Empty" calcext:value="=&quot;-1&quot;" calcext:base-cell-address="LAYERS.X67"/>
          </calcext:conditional-format>
          <calcext:conditional-format calcext:target-range-address="LAYERS.Y67:LAYERS.Y67">
            <calcext:condition calcext:apply-style-name="Empty" calcext:value="=&quot;00&quot;" calcext:base-cell-address="LAYERS.Y67"/>
            <calcext:condition calcext:apply-style-name="Grass1" calcext:value="=&quot;01&quot;" calcext:base-cell-address="LAYERS.Y67"/>
            <calcext:condition calcext:apply-style-name="Grass2" calcext:value="=&quot;02&quot;" calcext:base-cell-address="LAYERS.Y67"/>
            <calcext:condition calcext:apply-style-name="Road1" calcext:value="=&quot;03&quot;" calcext:base-cell-address="LAYERS.Y67"/>
            <calcext:condition calcext:apply-style-name="Road2" calcext:value="=&quot;04&quot;" calcext:base-cell-address="LAYERS.Y67"/>
            <calcext:condition calcext:apply-style-name="Wast" calcext:value="=&quot;05&quot;" calcext:base-cell-address="LAYERS.Y67"/>
            <calcext:condition calcext:apply-style-name="Rock" calcext:value="=&quot;06&quot;" calcext:base-cell-address="LAYERS.Y67"/>
            <calcext:condition calcext:apply-style-name="Water" calcext:value="=&quot;07&quot;" calcext:base-cell-address="LAYERS.Y67"/>
            <calcext:condition calcext:apply-style-name="Empty" calcext:value="=&quot;08&quot;" calcext:base-cell-address="LAYERS.Y67"/>
            <calcext:condition calcext:apply-style-name="Empty" calcext:value="=&quot;-1&quot;" calcext:base-cell-address="LAYERS.Y67"/>
          </calcext:conditional-format>
          <calcext:conditional-format calcext:target-range-address="LAYERS.Z67:LAYERS.Z67">
            <calcext:condition calcext:apply-style-name="Empty" calcext:value="=&quot;00&quot;" calcext:base-cell-address="LAYERS.Z67"/>
            <calcext:condition calcext:apply-style-name="Grass1" calcext:value="=&quot;01&quot;" calcext:base-cell-address="LAYERS.Z67"/>
            <calcext:condition calcext:apply-style-name="Grass2" calcext:value="=&quot;02&quot;" calcext:base-cell-address="LAYERS.Z67"/>
            <calcext:condition calcext:apply-style-name="Road1" calcext:value="=&quot;03&quot;" calcext:base-cell-address="LAYERS.Z67"/>
            <calcext:condition calcext:apply-style-name="Road2" calcext:value="=&quot;04&quot;" calcext:base-cell-address="LAYERS.Z67"/>
            <calcext:condition calcext:apply-style-name="Wast" calcext:value="=&quot;05&quot;" calcext:base-cell-address="LAYERS.Z67"/>
            <calcext:condition calcext:apply-style-name="Rock" calcext:value="=&quot;06&quot;" calcext:base-cell-address="LAYERS.Z67"/>
            <calcext:condition calcext:apply-style-name="Water" calcext:value="=&quot;07&quot;" calcext:base-cell-address="LAYERS.Z67"/>
            <calcext:condition calcext:apply-style-name="Empty" calcext:value="=&quot;08&quot;" calcext:base-cell-address="LAYERS.Z67"/>
            <calcext:condition calcext:apply-style-name="Empty" calcext:value="=&quot;-1&quot;" calcext:base-cell-address="LAYERS.Z67"/>
          </calcext:conditional-format>
          <calcext:conditional-format calcext:target-range-address="LAYERS.AA67:LAYERS.AA67">
            <calcext:condition calcext:apply-style-name="Empty" calcext:value="=&quot;00&quot;" calcext:base-cell-address="LAYERS.AA67"/>
            <calcext:condition calcext:apply-style-name="Grass1" calcext:value="=&quot;01&quot;" calcext:base-cell-address="LAYERS.AA67"/>
            <calcext:condition calcext:apply-style-name="Grass2" calcext:value="=&quot;02&quot;" calcext:base-cell-address="LAYERS.AA67"/>
            <calcext:condition calcext:apply-style-name="Road1" calcext:value="=&quot;03&quot;" calcext:base-cell-address="LAYERS.AA67"/>
            <calcext:condition calcext:apply-style-name="Road2" calcext:value="=&quot;04&quot;" calcext:base-cell-address="LAYERS.AA67"/>
            <calcext:condition calcext:apply-style-name="Wast" calcext:value="=&quot;05&quot;" calcext:base-cell-address="LAYERS.AA67"/>
            <calcext:condition calcext:apply-style-name="Rock" calcext:value="=&quot;06&quot;" calcext:base-cell-address="LAYERS.AA67"/>
            <calcext:condition calcext:apply-style-name="Water" calcext:value="=&quot;07&quot;" calcext:base-cell-address="LAYERS.AA67"/>
            <calcext:condition calcext:apply-style-name="Empty" calcext:value="=&quot;08&quot;" calcext:base-cell-address="LAYERS.AA67"/>
            <calcext:condition calcext:apply-style-name="Empty" calcext:value="=&quot;-1&quot;" calcext:base-cell-address="LAYERS.AA67"/>
          </calcext:conditional-format>
          <calcext:conditional-format calcext:target-range-address="LAYERS.AB67:LAYERS.AB67">
            <calcext:condition calcext:apply-style-name="Empty" calcext:value="=&quot;00&quot;" calcext:base-cell-address="LAYERS.AB67"/>
            <calcext:condition calcext:apply-style-name="Grass1" calcext:value="=&quot;01&quot;" calcext:base-cell-address="LAYERS.AB67"/>
            <calcext:condition calcext:apply-style-name="Grass2" calcext:value="=&quot;02&quot;" calcext:base-cell-address="LAYERS.AB67"/>
            <calcext:condition calcext:apply-style-name="Road1" calcext:value="=&quot;03&quot;" calcext:base-cell-address="LAYERS.AB67"/>
            <calcext:condition calcext:apply-style-name="Road2" calcext:value="=&quot;04&quot;" calcext:base-cell-address="LAYERS.AB67"/>
            <calcext:condition calcext:apply-style-name="Wast" calcext:value="=&quot;05&quot;" calcext:base-cell-address="LAYERS.AB67"/>
            <calcext:condition calcext:apply-style-name="Rock" calcext:value="=&quot;06&quot;" calcext:base-cell-address="LAYERS.AB67"/>
            <calcext:condition calcext:apply-style-name="Water" calcext:value="=&quot;07&quot;" calcext:base-cell-address="LAYERS.AB67"/>
            <calcext:condition calcext:apply-style-name="Empty" calcext:value="=&quot;08&quot;" calcext:base-cell-address="LAYERS.AB67"/>
            <calcext:condition calcext:apply-style-name="Empty" calcext:value="=&quot;-1&quot;" calcext:base-cell-address="LAYERS.AB67"/>
          </calcext:conditional-format>
          <calcext:conditional-format calcext:target-range-address="LAYERS.AC67:LAYERS.AC67">
            <calcext:condition calcext:apply-style-name="Empty" calcext:value="=&quot;00&quot;" calcext:base-cell-address="LAYERS.AC67"/>
            <calcext:condition calcext:apply-style-name="Grass1" calcext:value="=&quot;01&quot;" calcext:base-cell-address="LAYERS.AC67"/>
            <calcext:condition calcext:apply-style-name="Grass2" calcext:value="=&quot;02&quot;" calcext:base-cell-address="LAYERS.AC67"/>
            <calcext:condition calcext:apply-style-name="Road1" calcext:value="=&quot;03&quot;" calcext:base-cell-address="LAYERS.AC67"/>
            <calcext:condition calcext:apply-style-name="Road2" calcext:value="=&quot;04&quot;" calcext:base-cell-address="LAYERS.AC67"/>
            <calcext:condition calcext:apply-style-name="Wast" calcext:value="=&quot;05&quot;" calcext:base-cell-address="LAYERS.AC67"/>
            <calcext:condition calcext:apply-style-name="Rock" calcext:value="=&quot;06&quot;" calcext:base-cell-address="LAYERS.AC67"/>
            <calcext:condition calcext:apply-style-name="Water" calcext:value="=&quot;07&quot;" calcext:base-cell-address="LAYERS.AC67"/>
            <calcext:condition calcext:apply-style-name="Empty" calcext:value="=&quot;08&quot;" calcext:base-cell-address="LAYERS.AC67"/>
            <calcext:condition calcext:apply-style-name="Empty" calcext:value="=&quot;-1&quot;" calcext:base-cell-address="LAYERS.AC67"/>
          </calcext:conditional-format>
          <calcext:conditional-format calcext:target-range-address="LAYERS.AD67:LAYERS.AD67">
            <calcext:condition calcext:apply-style-name="Empty" calcext:value="=&quot;00&quot;" calcext:base-cell-address="LAYERS.AD67"/>
            <calcext:condition calcext:apply-style-name="Grass1" calcext:value="=&quot;01&quot;" calcext:base-cell-address="LAYERS.AD67"/>
            <calcext:condition calcext:apply-style-name="Grass2" calcext:value="=&quot;02&quot;" calcext:base-cell-address="LAYERS.AD67"/>
            <calcext:condition calcext:apply-style-name="Road1" calcext:value="=&quot;03&quot;" calcext:base-cell-address="LAYERS.AD67"/>
            <calcext:condition calcext:apply-style-name="Road2" calcext:value="=&quot;04&quot;" calcext:base-cell-address="LAYERS.AD67"/>
            <calcext:condition calcext:apply-style-name="Wast" calcext:value="=&quot;05&quot;" calcext:base-cell-address="LAYERS.AD67"/>
            <calcext:condition calcext:apply-style-name="Rock" calcext:value="=&quot;06&quot;" calcext:base-cell-address="LAYERS.AD67"/>
            <calcext:condition calcext:apply-style-name="Water" calcext:value="=&quot;07&quot;" calcext:base-cell-address="LAYERS.AD67"/>
            <calcext:condition calcext:apply-style-name="Empty" calcext:value="=&quot;08&quot;" calcext:base-cell-address="LAYERS.AD67"/>
            <calcext:condition calcext:apply-style-name="Empty" calcext:value="=&quot;-1&quot;" calcext:base-cell-address="LAYERS.AD67"/>
          </calcext:conditional-format>
          <calcext:conditional-format calcext:target-range-address="LAYERS.AE67:LAYERS.AE67">
            <calcext:condition calcext:apply-style-name="Empty" calcext:value="=&quot;00&quot;" calcext:base-cell-address="LAYERS.AE67"/>
            <calcext:condition calcext:apply-style-name="Grass1" calcext:value="=&quot;01&quot;" calcext:base-cell-address="LAYERS.AE67"/>
            <calcext:condition calcext:apply-style-name="Grass2" calcext:value="=&quot;02&quot;" calcext:base-cell-address="LAYERS.AE67"/>
            <calcext:condition calcext:apply-style-name="Road1" calcext:value="=&quot;03&quot;" calcext:base-cell-address="LAYERS.AE67"/>
            <calcext:condition calcext:apply-style-name="Road2" calcext:value="=&quot;04&quot;" calcext:base-cell-address="LAYERS.AE67"/>
            <calcext:condition calcext:apply-style-name="Wast" calcext:value="=&quot;05&quot;" calcext:base-cell-address="LAYERS.AE67"/>
            <calcext:condition calcext:apply-style-name="Rock" calcext:value="=&quot;06&quot;" calcext:base-cell-address="LAYERS.AE67"/>
            <calcext:condition calcext:apply-style-name="Water" calcext:value="=&quot;07&quot;" calcext:base-cell-address="LAYERS.AE67"/>
            <calcext:condition calcext:apply-style-name="Empty" calcext:value="=&quot;08&quot;" calcext:base-cell-address="LAYERS.AE67"/>
            <calcext:condition calcext:apply-style-name="Empty" calcext:value="=&quot;-1&quot;" calcext:base-cell-address="LAYERS.AE67"/>
          </calcext:conditional-format>
          <calcext:conditional-format calcext:target-range-address="LAYERS.AF67:LAYERS.AF67">
            <calcext:condition calcext:apply-style-name="Empty" calcext:value="=&quot;00&quot;" calcext:base-cell-address="LAYERS.AF67"/>
            <calcext:condition calcext:apply-style-name="Grass1" calcext:value="=&quot;01&quot;" calcext:base-cell-address="LAYERS.AF67"/>
            <calcext:condition calcext:apply-style-name="Grass2" calcext:value="=&quot;02&quot;" calcext:base-cell-address="LAYERS.AF67"/>
            <calcext:condition calcext:apply-style-name="Road1" calcext:value="=&quot;03&quot;" calcext:base-cell-address="LAYERS.AF67"/>
            <calcext:condition calcext:apply-style-name="Road2" calcext:value="=&quot;04&quot;" calcext:base-cell-address="LAYERS.AF67"/>
            <calcext:condition calcext:apply-style-name="Wast" calcext:value="=&quot;05&quot;" calcext:base-cell-address="LAYERS.AF67"/>
            <calcext:condition calcext:apply-style-name="Rock" calcext:value="=&quot;06&quot;" calcext:base-cell-address="LAYERS.AF67"/>
            <calcext:condition calcext:apply-style-name="Water" calcext:value="=&quot;07&quot;" calcext:base-cell-address="LAYERS.AF67"/>
            <calcext:condition calcext:apply-style-name="Empty" calcext:value="=&quot;08&quot;" calcext:base-cell-address="LAYERS.AF67"/>
            <calcext:condition calcext:apply-style-name="Empty" calcext:value="=&quot;-1&quot;" calcext:base-cell-address="LAYERS.AF67"/>
          </calcext:conditional-format>
          <calcext:conditional-format calcext:target-range-address="LAYERS.AG67:LAYERS.AG67">
            <calcext:condition calcext:apply-style-name="Empty" calcext:value="=&quot;00&quot;" calcext:base-cell-address="LAYERS.AG67"/>
            <calcext:condition calcext:apply-style-name="Grass1" calcext:value="=&quot;01&quot;" calcext:base-cell-address="LAYERS.AG67"/>
            <calcext:condition calcext:apply-style-name="Grass2" calcext:value="=&quot;02&quot;" calcext:base-cell-address="LAYERS.AG67"/>
            <calcext:condition calcext:apply-style-name="Road1" calcext:value="=&quot;03&quot;" calcext:base-cell-address="LAYERS.AG67"/>
            <calcext:condition calcext:apply-style-name="Road2" calcext:value="=&quot;04&quot;" calcext:base-cell-address="LAYERS.AG67"/>
            <calcext:condition calcext:apply-style-name="Wast" calcext:value="=&quot;05&quot;" calcext:base-cell-address="LAYERS.AG67"/>
            <calcext:condition calcext:apply-style-name="Rock" calcext:value="=&quot;06&quot;" calcext:base-cell-address="LAYERS.AG67"/>
            <calcext:condition calcext:apply-style-name="Water" calcext:value="=&quot;07&quot;" calcext:base-cell-address="LAYERS.AG67"/>
            <calcext:condition calcext:apply-style-name="Empty" calcext:value="=&quot;08&quot;" calcext:base-cell-address="LAYERS.AG67"/>
            <calcext:condition calcext:apply-style-name="Empty" calcext:value="=&quot;-1&quot;" calcext:base-cell-address="LAYERS.AG67"/>
          </calcext:conditional-format>
          <calcext:conditional-format calcext:target-range-address="LAYERS.AG36:LAYERS.AG36">
            <calcext:condition calcext:apply-style-name="Empty" calcext:value="=&quot;00&quot;" calcext:base-cell-address="LAYERS.AG36"/>
            <calcext:condition calcext:apply-style-name="Grass1" calcext:value="=&quot;01&quot;" calcext:base-cell-address="LAYERS.AG36"/>
            <calcext:condition calcext:apply-style-name="Grass2" calcext:value="=&quot;02&quot;" calcext:base-cell-address="LAYERS.AG36"/>
            <calcext:condition calcext:apply-style-name="Road1" calcext:value="=&quot;03&quot;" calcext:base-cell-address="LAYERS.AG36"/>
            <calcext:condition calcext:apply-style-name="Road2" calcext:value="=&quot;04&quot;" calcext:base-cell-address="LAYERS.AG36"/>
            <calcext:condition calcext:apply-style-name="Wast" calcext:value="=&quot;05&quot;" calcext:base-cell-address="LAYERS.AG36"/>
            <calcext:condition calcext:apply-style-name="Rock" calcext:value="=&quot;06&quot;" calcext:base-cell-address="LAYERS.AG36"/>
            <calcext:condition calcext:apply-style-name="Water" calcext:value="=&quot;07&quot;" calcext:base-cell-address="LAYERS.AG36"/>
            <calcext:condition calcext:apply-style-name="Empty" calcext:value="=&quot;08&quot;" calcext:base-cell-address="LAYERS.AG36"/>
            <calcext:condition calcext:apply-style-name="Empty" calcext:value="=&quot;-1&quot;" calcext:base-cell-address="LAYERS.AG36"/>
          </calcext:conditional-format>
          <calcext:conditional-format calcext:target-range-address="LAYERS.AG37:LAYERS.AG37">
            <calcext:condition calcext:apply-style-name="Empty" calcext:value="=&quot;00&quot;" calcext:base-cell-address="LAYERS.AG37"/>
            <calcext:condition calcext:apply-style-name="Grass1" calcext:value="=&quot;01&quot;" calcext:base-cell-address="LAYERS.AG37"/>
            <calcext:condition calcext:apply-style-name="Grass2" calcext:value="=&quot;02&quot;" calcext:base-cell-address="LAYERS.AG37"/>
            <calcext:condition calcext:apply-style-name="Road1" calcext:value="=&quot;03&quot;" calcext:base-cell-address="LAYERS.AG37"/>
            <calcext:condition calcext:apply-style-name="Road2" calcext:value="=&quot;04&quot;" calcext:base-cell-address="LAYERS.AG37"/>
            <calcext:condition calcext:apply-style-name="Wast" calcext:value="=&quot;05&quot;" calcext:base-cell-address="LAYERS.AG37"/>
            <calcext:condition calcext:apply-style-name="Rock" calcext:value="=&quot;06&quot;" calcext:base-cell-address="LAYERS.AG37"/>
            <calcext:condition calcext:apply-style-name="Water" calcext:value="=&quot;07&quot;" calcext:base-cell-address="LAYERS.AG37"/>
            <calcext:condition calcext:apply-style-name="Empty" calcext:value="=&quot;08&quot;" calcext:base-cell-address="LAYERS.AG37"/>
            <calcext:condition calcext:apply-style-name="Empty" calcext:value="=&quot;-1&quot;" calcext:base-cell-address="LAYERS.AG37"/>
          </calcext:conditional-format>
          <calcext:conditional-format calcext:target-range-address="LAYERS.AG38:LAYERS.AG38">
            <calcext:condition calcext:apply-style-name="Empty" calcext:value="=&quot;00&quot;" calcext:base-cell-address="LAYERS.AG38"/>
            <calcext:condition calcext:apply-style-name="Grass1" calcext:value="=&quot;01&quot;" calcext:base-cell-address="LAYERS.AG38"/>
            <calcext:condition calcext:apply-style-name="Grass2" calcext:value="=&quot;02&quot;" calcext:base-cell-address="LAYERS.AG38"/>
            <calcext:condition calcext:apply-style-name="Road1" calcext:value="=&quot;03&quot;" calcext:base-cell-address="LAYERS.AG38"/>
            <calcext:condition calcext:apply-style-name="Road2" calcext:value="=&quot;04&quot;" calcext:base-cell-address="LAYERS.AG38"/>
            <calcext:condition calcext:apply-style-name="Wast" calcext:value="=&quot;05&quot;" calcext:base-cell-address="LAYERS.AG38"/>
            <calcext:condition calcext:apply-style-name="Rock" calcext:value="=&quot;06&quot;" calcext:base-cell-address="LAYERS.AG38"/>
            <calcext:condition calcext:apply-style-name="Water" calcext:value="=&quot;07&quot;" calcext:base-cell-address="LAYERS.AG38"/>
            <calcext:condition calcext:apply-style-name="Empty" calcext:value="=&quot;08&quot;" calcext:base-cell-address="LAYERS.AG38"/>
            <calcext:condition calcext:apply-style-name="Empty" calcext:value="=&quot;-1&quot;" calcext:base-cell-address="LAYERS.AG38"/>
          </calcext:conditional-format>
          <calcext:conditional-format calcext:target-range-address="LAYERS.AG39:LAYERS.AG39">
            <calcext:condition calcext:apply-style-name="Empty" calcext:value="=&quot;00&quot;" calcext:base-cell-address="LAYERS.AG39"/>
            <calcext:condition calcext:apply-style-name="Grass1" calcext:value="=&quot;01&quot;" calcext:base-cell-address="LAYERS.AG39"/>
            <calcext:condition calcext:apply-style-name="Grass2" calcext:value="=&quot;02&quot;" calcext:base-cell-address="LAYERS.AG39"/>
            <calcext:condition calcext:apply-style-name="Road1" calcext:value="=&quot;03&quot;" calcext:base-cell-address="LAYERS.AG39"/>
            <calcext:condition calcext:apply-style-name="Road2" calcext:value="=&quot;04&quot;" calcext:base-cell-address="LAYERS.AG39"/>
            <calcext:condition calcext:apply-style-name="Wast" calcext:value="=&quot;05&quot;" calcext:base-cell-address="LAYERS.AG39"/>
            <calcext:condition calcext:apply-style-name="Rock" calcext:value="=&quot;06&quot;" calcext:base-cell-address="LAYERS.AG39"/>
            <calcext:condition calcext:apply-style-name="Water" calcext:value="=&quot;07&quot;" calcext:base-cell-address="LAYERS.AG39"/>
            <calcext:condition calcext:apply-style-name="Empty" calcext:value="=&quot;08&quot;" calcext:base-cell-address="LAYERS.AG39"/>
            <calcext:condition calcext:apply-style-name="Empty" calcext:value="=&quot;-1&quot;" calcext:base-cell-address="LAYERS.AG39"/>
          </calcext:conditional-format>
          <calcext:conditional-format calcext:target-range-address="LAYERS.AG40:LAYERS.AG40">
            <calcext:condition calcext:apply-style-name="Empty" calcext:value="=&quot;00&quot;" calcext:base-cell-address="LAYERS.AG40"/>
            <calcext:condition calcext:apply-style-name="Grass1" calcext:value="=&quot;01&quot;" calcext:base-cell-address="LAYERS.AG40"/>
            <calcext:condition calcext:apply-style-name="Grass2" calcext:value="=&quot;02&quot;" calcext:base-cell-address="LAYERS.AG40"/>
            <calcext:condition calcext:apply-style-name="Road1" calcext:value="=&quot;03&quot;" calcext:base-cell-address="LAYERS.AG40"/>
            <calcext:condition calcext:apply-style-name="Road2" calcext:value="=&quot;04&quot;" calcext:base-cell-address="LAYERS.AG40"/>
            <calcext:condition calcext:apply-style-name="Wast" calcext:value="=&quot;05&quot;" calcext:base-cell-address="LAYERS.AG40"/>
            <calcext:condition calcext:apply-style-name="Rock" calcext:value="=&quot;06&quot;" calcext:base-cell-address="LAYERS.AG40"/>
            <calcext:condition calcext:apply-style-name="Water" calcext:value="=&quot;07&quot;" calcext:base-cell-address="LAYERS.AG40"/>
            <calcext:condition calcext:apply-style-name="Empty" calcext:value="=&quot;08&quot;" calcext:base-cell-address="LAYERS.AG40"/>
            <calcext:condition calcext:apply-style-name="Empty" calcext:value="=&quot;-1&quot;" calcext:base-cell-address="LAYERS.AG40"/>
          </calcext:conditional-format>
          <calcext:conditional-format calcext:target-range-address="LAYERS.AG41:LAYERS.AG41">
            <calcext:condition calcext:apply-style-name="Empty" calcext:value="=&quot;00&quot;" calcext:base-cell-address="LAYERS.AG41"/>
            <calcext:condition calcext:apply-style-name="Grass1" calcext:value="=&quot;01&quot;" calcext:base-cell-address="LAYERS.AG41"/>
            <calcext:condition calcext:apply-style-name="Grass2" calcext:value="=&quot;02&quot;" calcext:base-cell-address="LAYERS.AG41"/>
            <calcext:condition calcext:apply-style-name="Road1" calcext:value="=&quot;03&quot;" calcext:base-cell-address="LAYERS.AG41"/>
            <calcext:condition calcext:apply-style-name="Road2" calcext:value="=&quot;04&quot;" calcext:base-cell-address="LAYERS.AG41"/>
            <calcext:condition calcext:apply-style-name="Wast" calcext:value="=&quot;05&quot;" calcext:base-cell-address="LAYERS.AG41"/>
            <calcext:condition calcext:apply-style-name="Rock" calcext:value="=&quot;06&quot;" calcext:base-cell-address="LAYERS.AG41"/>
            <calcext:condition calcext:apply-style-name="Water" calcext:value="=&quot;07&quot;" calcext:base-cell-address="LAYERS.AG41"/>
            <calcext:condition calcext:apply-style-name="Empty" calcext:value="=&quot;08&quot;" calcext:base-cell-address="LAYERS.AG41"/>
            <calcext:condition calcext:apply-style-name="Empty" calcext:value="=&quot;-1&quot;" calcext:base-cell-address="LAYERS.AG41"/>
          </calcext:conditional-format>
          <calcext:conditional-format calcext:target-range-address="LAYERS.AG42:LAYERS.AG42">
            <calcext:condition calcext:apply-style-name="Empty" calcext:value="=&quot;00&quot;" calcext:base-cell-address="LAYERS.AG42"/>
            <calcext:condition calcext:apply-style-name="Grass1" calcext:value="=&quot;01&quot;" calcext:base-cell-address="LAYERS.AG42"/>
            <calcext:condition calcext:apply-style-name="Grass2" calcext:value="=&quot;02&quot;" calcext:base-cell-address="LAYERS.AG42"/>
            <calcext:condition calcext:apply-style-name="Road1" calcext:value="=&quot;03&quot;" calcext:base-cell-address="LAYERS.AG42"/>
            <calcext:condition calcext:apply-style-name="Road2" calcext:value="=&quot;04&quot;" calcext:base-cell-address="LAYERS.AG42"/>
            <calcext:condition calcext:apply-style-name="Wast" calcext:value="=&quot;05&quot;" calcext:base-cell-address="LAYERS.AG42"/>
            <calcext:condition calcext:apply-style-name="Rock" calcext:value="=&quot;06&quot;" calcext:base-cell-address="LAYERS.AG42"/>
            <calcext:condition calcext:apply-style-name="Water" calcext:value="=&quot;07&quot;" calcext:base-cell-address="LAYERS.AG42"/>
            <calcext:condition calcext:apply-style-name="Empty" calcext:value="=&quot;08&quot;" calcext:base-cell-address="LAYERS.AG42"/>
            <calcext:condition calcext:apply-style-name="Empty" calcext:value="=&quot;-1&quot;" calcext:base-cell-address="LAYERS.AG42"/>
          </calcext:conditional-format>
          <calcext:conditional-format calcext:target-range-address="LAYERS.AG43:LAYERS.AG43">
            <calcext:condition calcext:apply-style-name="Empty" calcext:value="=&quot;00&quot;" calcext:base-cell-address="LAYERS.AG43"/>
            <calcext:condition calcext:apply-style-name="Grass1" calcext:value="=&quot;01&quot;" calcext:base-cell-address="LAYERS.AG43"/>
            <calcext:condition calcext:apply-style-name="Grass2" calcext:value="=&quot;02&quot;" calcext:base-cell-address="LAYERS.AG43"/>
            <calcext:condition calcext:apply-style-name="Road1" calcext:value="=&quot;03&quot;" calcext:base-cell-address="LAYERS.AG43"/>
            <calcext:condition calcext:apply-style-name="Road2" calcext:value="=&quot;04&quot;" calcext:base-cell-address="LAYERS.AG43"/>
            <calcext:condition calcext:apply-style-name="Wast" calcext:value="=&quot;05&quot;" calcext:base-cell-address="LAYERS.AG43"/>
            <calcext:condition calcext:apply-style-name="Rock" calcext:value="=&quot;06&quot;" calcext:base-cell-address="LAYERS.AG43"/>
            <calcext:condition calcext:apply-style-name="Water" calcext:value="=&quot;07&quot;" calcext:base-cell-address="LAYERS.AG43"/>
            <calcext:condition calcext:apply-style-name="Empty" calcext:value="=&quot;08&quot;" calcext:base-cell-address="LAYERS.AG43"/>
            <calcext:condition calcext:apply-style-name="Empty" calcext:value="=&quot;-1&quot;" calcext:base-cell-address="LAYERS.AG43"/>
          </calcext:conditional-format>
          <calcext:conditional-format calcext:target-range-address="LAYERS.AG44:LAYERS.AG44">
            <calcext:condition calcext:apply-style-name="Empty" calcext:value="=&quot;00&quot;" calcext:base-cell-address="LAYERS.AG44"/>
            <calcext:condition calcext:apply-style-name="Grass1" calcext:value="=&quot;01&quot;" calcext:base-cell-address="LAYERS.AG44"/>
            <calcext:condition calcext:apply-style-name="Grass2" calcext:value="=&quot;02&quot;" calcext:base-cell-address="LAYERS.AG44"/>
            <calcext:condition calcext:apply-style-name="Road1" calcext:value="=&quot;03&quot;" calcext:base-cell-address="LAYERS.AG44"/>
            <calcext:condition calcext:apply-style-name="Road2" calcext:value="=&quot;04&quot;" calcext:base-cell-address="LAYERS.AG44"/>
            <calcext:condition calcext:apply-style-name="Wast" calcext:value="=&quot;05&quot;" calcext:base-cell-address="LAYERS.AG44"/>
            <calcext:condition calcext:apply-style-name="Rock" calcext:value="=&quot;06&quot;" calcext:base-cell-address="LAYERS.AG44"/>
            <calcext:condition calcext:apply-style-name="Water" calcext:value="=&quot;07&quot;" calcext:base-cell-address="LAYERS.AG44"/>
            <calcext:condition calcext:apply-style-name="Empty" calcext:value="=&quot;08&quot;" calcext:base-cell-address="LAYERS.AG44"/>
            <calcext:condition calcext:apply-style-name="Empty" calcext:value="=&quot;-1&quot;" calcext:base-cell-address="LAYERS.AG44"/>
          </calcext:conditional-format>
          <calcext:conditional-format calcext:target-range-address="LAYERS.AG45:LAYERS.AG45">
            <calcext:condition calcext:apply-style-name="Empty" calcext:value="=&quot;00&quot;" calcext:base-cell-address="LAYERS.AG45"/>
            <calcext:condition calcext:apply-style-name="Grass1" calcext:value="=&quot;01&quot;" calcext:base-cell-address="LAYERS.AG45"/>
            <calcext:condition calcext:apply-style-name="Grass2" calcext:value="=&quot;02&quot;" calcext:base-cell-address="LAYERS.AG45"/>
            <calcext:condition calcext:apply-style-name="Road1" calcext:value="=&quot;03&quot;" calcext:base-cell-address="LAYERS.AG45"/>
            <calcext:condition calcext:apply-style-name="Road2" calcext:value="=&quot;04&quot;" calcext:base-cell-address="LAYERS.AG45"/>
            <calcext:condition calcext:apply-style-name="Wast" calcext:value="=&quot;05&quot;" calcext:base-cell-address="LAYERS.AG45"/>
            <calcext:condition calcext:apply-style-name="Rock" calcext:value="=&quot;06&quot;" calcext:base-cell-address="LAYERS.AG45"/>
            <calcext:condition calcext:apply-style-name="Water" calcext:value="=&quot;07&quot;" calcext:base-cell-address="LAYERS.AG45"/>
            <calcext:condition calcext:apply-style-name="Empty" calcext:value="=&quot;08&quot;" calcext:base-cell-address="LAYERS.AG45"/>
            <calcext:condition calcext:apply-style-name="Empty" calcext:value="=&quot;-1&quot;" calcext:base-cell-address="LAYERS.AG45"/>
          </calcext:conditional-format>
          <calcext:conditional-format calcext:target-range-address="LAYERS.AG46:LAYERS.AG46">
            <calcext:condition calcext:apply-style-name="Empty" calcext:value="=&quot;00&quot;" calcext:base-cell-address="LAYERS.AG46"/>
            <calcext:condition calcext:apply-style-name="Grass1" calcext:value="=&quot;01&quot;" calcext:base-cell-address="LAYERS.AG46"/>
            <calcext:condition calcext:apply-style-name="Grass2" calcext:value="=&quot;02&quot;" calcext:base-cell-address="LAYERS.AG46"/>
            <calcext:condition calcext:apply-style-name="Road1" calcext:value="=&quot;03&quot;" calcext:base-cell-address="LAYERS.AG46"/>
            <calcext:condition calcext:apply-style-name="Road2" calcext:value="=&quot;04&quot;" calcext:base-cell-address="LAYERS.AG46"/>
            <calcext:condition calcext:apply-style-name="Wast" calcext:value="=&quot;05&quot;" calcext:base-cell-address="LAYERS.AG46"/>
            <calcext:condition calcext:apply-style-name="Rock" calcext:value="=&quot;06&quot;" calcext:base-cell-address="LAYERS.AG46"/>
            <calcext:condition calcext:apply-style-name="Water" calcext:value="=&quot;07&quot;" calcext:base-cell-address="LAYERS.AG46"/>
            <calcext:condition calcext:apply-style-name="Empty" calcext:value="=&quot;08&quot;" calcext:base-cell-address="LAYERS.AG46"/>
            <calcext:condition calcext:apply-style-name="Empty" calcext:value="=&quot;-1&quot;" calcext:base-cell-address="LAYERS.AG46"/>
          </calcext:conditional-format>
          <calcext:conditional-format calcext:target-range-address="LAYERS.AG47:LAYERS.AG47">
            <calcext:condition calcext:apply-style-name="Empty" calcext:value="=&quot;00&quot;" calcext:base-cell-address="LAYERS.AG47"/>
            <calcext:condition calcext:apply-style-name="Grass1" calcext:value="=&quot;01&quot;" calcext:base-cell-address="LAYERS.AG47"/>
            <calcext:condition calcext:apply-style-name="Grass2" calcext:value="=&quot;02&quot;" calcext:base-cell-address="LAYERS.AG47"/>
            <calcext:condition calcext:apply-style-name="Road1" calcext:value="=&quot;03&quot;" calcext:base-cell-address="LAYERS.AG47"/>
            <calcext:condition calcext:apply-style-name="Road2" calcext:value="=&quot;04&quot;" calcext:base-cell-address="LAYERS.AG47"/>
            <calcext:condition calcext:apply-style-name="Wast" calcext:value="=&quot;05&quot;" calcext:base-cell-address="LAYERS.AG47"/>
            <calcext:condition calcext:apply-style-name="Rock" calcext:value="=&quot;06&quot;" calcext:base-cell-address="LAYERS.AG47"/>
            <calcext:condition calcext:apply-style-name="Water" calcext:value="=&quot;07&quot;" calcext:base-cell-address="LAYERS.AG47"/>
            <calcext:condition calcext:apply-style-name="Empty" calcext:value="=&quot;08&quot;" calcext:base-cell-address="LAYERS.AG47"/>
            <calcext:condition calcext:apply-style-name="Empty" calcext:value="=&quot;-1&quot;" calcext:base-cell-address="LAYERS.AG47"/>
          </calcext:conditional-format>
          <calcext:conditional-format calcext:target-range-address="LAYERS.AG48:LAYERS.AG48">
            <calcext:condition calcext:apply-style-name="Empty" calcext:value="=&quot;00&quot;" calcext:base-cell-address="LAYERS.AG48"/>
            <calcext:condition calcext:apply-style-name="Grass1" calcext:value="=&quot;01&quot;" calcext:base-cell-address="LAYERS.AG48"/>
            <calcext:condition calcext:apply-style-name="Grass2" calcext:value="=&quot;02&quot;" calcext:base-cell-address="LAYERS.AG48"/>
            <calcext:condition calcext:apply-style-name="Road1" calcext:value="=&quot;03&quot;" calcext:base-cell-address="LAYERS.AG48"/>
            <calcext:condition calcext:apply-style-name="Road2" calcext:value="=&quot;04&quot;" calcext:base-cell-address="LAYERS.AG48"/>
            <calcext:condition calcext:apply-style-name="Wast" calcext:value="=&quot;05&quot;" calcext:base-cell-address="LAYERS.AG48"/>
            <calcext:condition calcext:apply-style-name="Rock" calcext:value="=&quot;06&quot;" calcext:base-cell-address="LAYERS.AG48"/>
            <calcext:condition calcext:apply-style-name="Water" calcext:value="=&quot;07&quot;" calcext:base-cell-address="LAYERS.AG48"/>
            <calcext:condition calcext:apply-style-name="Empty" calcext:value="=&quot;08&quot;" calcext:base-cell-address="LAYERS.AG48"/>
            <calcext:condition calcext:apply-style-name="Empty" calcext:value="=&quot;-1&quot;" calcext:base-cell-address="LAYERS.AG48"/>
          </calcext:conditional-format>
          <calcext:conditional-format calcext:target-range-address="LAYERS.AG49:LAYERS.AG49">
            <calcext:condition calcext:apply-style-name="Empty" calcext:value="=&quot;00&quot;" calcext:base-cell-address="LAYERS.AG49"/>
            <calcext:condition calcext:apply-style-name="Grass1" calcext:value="=&quot;01&quot;" calcext:base-cell-address="LAYERS.AG49"/>
            <calcext:condition calcext:apply-style-name="Grass2" calcext:value="=&quot;02&quot;" calcext:base-cell-address="LAYERS.AG49"/>
            <calcext:condition calcext:apply-style-name="Road1" calcext:value="=&quot;03&quot;" calcext:base-cell-address="LAYERS.AG49"/>
            <calcext:condition calcext:apply-style-name="Road2" calcext:value="=&quot;04&quot;" calcext:base-cell-address="LAYERS.AG49"/>
            <calcext:condition calcext:apply-style-name="Wast" calcext:value="=&quot;05&quot;" calcext:base-cell-address="LAYERS.AG49"/>
            <calcext:condition calcext:apply-style-name="Rock" calcext:value="=&quot;06&quot;" calcext:base-cell-address="LAYERS.AG49"/>
            <calcext:condition calcext:apply-style-name="Water" calcext:value="=&quot;07&quot;" calcext:base-cell-address="LAYERS.AG49"/>
            <calcext:condition calcext:apply-style-name="Empty" calcext:value="=&quot;08&quot;" calcext:base-cell-address="LAYERS.AG49"/>
            <calcext:condition calcext:apply-style-name="Empty" calcext:value="=&quot;-1&quot;" calcext:base-cell-address="LAYERS.AG49"/>
          </calcext:conditional-format>
          <calcext:conditional-format calcext:target-range-address="LAYERS.AG50:LAYERS.AG50">
            <calcext:condition calcext:apply-style-name="Empty" calcext:value="=&quot;00&quot;" calcext:base-cell-address="LAYERS.AG50"/>
            <calcext:condition calcext:apply-style-name="Grass1" calcext:value="=&quot;01&quot;" calcext:base-cell-address="LAYERS.AG50"/>
            <calcext:condition calcext:apply-style-name="Grass2" calcext:value="=&quot;02&quot;" calcext:base-cell-address="LAYERS.AG50"/>
            <calcext:condition calcext:apply-style-name="Road1" calcext:value="=&quot;03&quot;" calcext:base-cell-address="LAYERS.AG50"/>
            <calcext:condition calcext:apply-style-name="Road2" calcext:value="=&quot;04&quot;" calcext:base-cell-address="LAYERS.AG50"/>
            <calcext:condition calcext:apply-style-name="Wast" calcext:value="=&quot;05&quot;" calcext:base-cell-address="LAYERS.AG50"/>
            <calcext:condition calcext:apply-style-name="Rock" calcext:value="=&quot;06&quot;" calcext:base-cell-address="LAYERS.AG50"/>
            <calcext:condition calcext:apply-style-name="Water" calcext:value="=&quot;07&quot;" calcext:base-cell-address="LAYERS.AG50"/>
            <calcext:condition calcext:apply-style-name="Empty" calcext:value="=&quot;08&quot;" calcext:base-cell-address="LAYERS.AG50"/>
            <calcext:condition calcext:apply-style-name="Empty" calcext:value="=&quot;-1&quot;" calcext:base-cell-address="LAYERS.AG50"/>
          </calcext:conditional-format>
          <calcext:conditional-format calcext:target-range-address="LAYERS.AG51:LAYERS.AG51">
            <calcext:condition calcext:apply-style-name="Empty" calcext:value="=&quot;00&quot;" calcext:base-cell-address="LAYERS.AG51"/>
            <calcext:condition calcext:apply-style-name="Grass1" calcext:value="=&quot;01&quot;" calcext:base-cell-address="LAYERS.AG51"/>
            <calcext:condition calcext:apply-style-name="Grass2" calcext:value="=&quot;02&quot;" calcext:base-cell-address="LAYERS.AG51"/>
            <calcext:condition calcext:apply-style-name="Road1" calcext:value="=&quot;03&quot;" calcext:base-cell-address="LAYERS.AG51"/>
            <calcext:condition calcext:apply-style-name="Road2" calcext:value="=&quot;04&quot;" calcext:base-cell-address="LAYERS.AG51"/>
            <calcext:condition calcext:apply-style-name="Wast" calcext:value="=&quot;05&quot;" calcext:base-cell-address="LAYERS.AG51"/>
            <calcext:condition calcext:apply-style-name="Rock" calcext:value="=&quot;06&quot;" calcext:base-cell-address="LAYERS.AG51"/>
            <calcext:condition calcext:apply-style-name="Water" calcext:value="=&quot;07&quot;" calcext:base-cell-address="LAYERS.AG51"/>
            <calcext:condition calcext:apply-style-name="Empty" calcext:value="=&quot;08&quot;" calcext:base-cell-address="LAYERS.AG51"/>
            <calcext:condition calcext:apply-style-name="Empty" calcext:value="=&quot;-1&quot;" calcext:base-cell-address="LAYERS.AG51"/>
          </calcext:conditional-format>
          <calcext:conditional-format calcext:target-range-address="LAYERS.AG52:LAYERS.AG52">
            <calcext:condition calcext:apply-style-name="Empty" calcext:value="=&quot;00&quot;" calcext:base-cell-address="LAYERS.AG52"/>
            <calcext:condition calcext:apply-style-name="Grass1" calcext:value="=&quot;01&quot;" calcext:base-cell-address="LAYERS.AG52"/>
            <calcext:condition calcext:apply-style-name="Grass2" calcext:value="=&quot;02&quot;" calcext:base-cell-address="LAYERS.AG52"/>
            <calcext:condition calcext:apply-style-name="Road1" calcext:value="=&quot;03&quot;" calcext:base-cell-address="LAYERS.AG52"/>
            <calcext:condition calcext:apply-style-name="Road2" calcext:value="=&quot;04&quot;" calcext:base-cell-address="LAYERS.AG52"/>
            <calcext:condition calcext:apply-style-name="Wast" calcext:value="=&quot;05&quot;" calcext:base-cell-address="LAYERS.AG52"/>
            <calcext:condition calcext:apply-style-name="Rock" calcext:value="=&quot;06&quot;" calcext:base-cell-address="LAYERS.AG52"/>
            <calcext:condition calcext:apply-style-name="Water" calcext:value="=&quot;07&quot;" calcext:base-cell-address="LAYERS.AG52"/>
            <calcext:condition calcext:apply-style-name="Empty" calcext:value="=&quot;08&quot;" calcext:base-cell-address="LAYERS.AG52"/>
            <calcext:condition calcext:apply-style-name="Empty" calcext:value="=&quot;-1&quot;" calcext:base-cell-address="LAYERS.AG52"/>
          </calcext:conditional-format>
          <calcext:conditional-format calcext:target-range-address="LAYERS.AG53:LAYERS.AG53">
            <calcext:condition calcext:apply-style-name="Empty" calcext:value="=&quot;00&quot;" calcext:base-cell-address="LAYERS.AG53"/>
            <calcext:condition calcext:apply-style-name="Grass1" calcext:value="=&quot;01&quot;" calcext:base-cell-address="LAYERS.AG53"/>
            <calcext:condition calcext:apply-style-name="Grass2" calcext:value="=&quot;02&quot;" calcext:base-cell-address="LAYERS.AG53"/>
            <calcext:condition calcext:apply-style-name="Road1" calcext:value="=&quot;03&quot;" calcext:base-cell-address="LAYERS.AG53"/>
            <calcext:condition calcext:apply-style-name="Road2" calcext:value="=&quot;04&quot;" calcext:base-cell-address="LAYERS.AG53"/>
            <calcext:condition calcext:apply-style-name="Wast" calcext:value="=&quot;05&quot;" calcext:base-cell-address="LAYERS.AG53"/>
            <calcext:condition calcext:apply-style-name="Rock" calcext:value="=&quot;06&quot;" calcext:base-cell-address="LAYERS.AG53"/>
            <calcext:condition calcext:apply-style-name="Water" calcext:value="=&quot;07&quot;" calcext:base-cell-address="LAYERS.AG53"/>
            <calcext:condition calcext:apply-style-name="Empty" calcext:value="=&quot;08&quot;" calcext:base-cell-address="LAYERS.AG53"/>
            <calcext:condition calcext:apply-style-name="Empty" calcext:value="=&quot;-1&quot;" calcext:base-cell-address="LAYERS.AG53"/>
          </calcext:conditional-format>
          <calcext:conditional-format calcext:target-range-address="LAYERS.AG54:LAYERS.AG54">
            <calcext:condition calcext:apply-style-name="Empty" calcext:value="=&quot;00&quot;" calcext:base-cell-address="LAYERS.AG54"/>
            <calcext:condition calcext:apply-style-name="Grass1" calcext:value="=&quot;01&quot;" calcext:base-cell-address="LAYERS.AG54"/>
            <calcext:condition calcext:apply-style-name="Grass2" calcext:value="=&quot;02&quot;" calcext:base-cell-address="LAYERS.AG54"/>
            <calcext:condition calcext:apply-style-name="Road1" calcext:value="=&quot;03&quot;" calcext:base-cell-address="LAYERS.AG54"/>
            <calcext:condition calcext:apply-style-name="Road2" calcext:value="=&quot;04&quot;" calcext:base-cell-address="LAYERS.AG54"/>
            <calcext:condition calcext:apply-style-name="Wast" calcext:value="=&quot;05&quot;" calcext:base-cell-address="LAYERS.AG54"/>
            <calcext:condition calcext:apply-style-name="Rock" calcext:value="=&quot;06&quot;" calcext:base-cell-address="LAYERS.AG54"/>
            <calcext:condition calcext:apply-style-name="Water" calcext:value="=&quot;07&quot;" calcext:base-cell-address="LAYERS.AG54"/>
            <calcext:condition calcext:apply-style-name="Empty" calcext:value="=&quot;08&quot;" calcext:base-cell-address="LAYERS.AG54"/>
            <calcext:condition calcext:apply-style-name="Empty" calcext:value="=&quot;-1&quot;" calcext:base-cell-address="LAYERS.AG54"/>
          </calcext:conditional-format>
          <calcext:conditional-format calcext:target-range-address="LAYERS.AG55:LAYERS.AG55">
            <calcext:condition calcext:apply-style-name="Empty" calcext:value="=&quot;00&quot;" calcext:base-cell-address="LAYERS.AG55"/>
            <calcext:condition calcext:apply-style-name="Grass1" calcext:value="=&quot;01&quot;" calcext:base-cell-address="LAYERS.AG55"/>
            <calcext:condition calcext:apply-style-name="Grass2" calcext:value="=&quot;02&quot;" calcext:base-cell-address="LAYERS.AG55"/>
            <calcext:condition calcext:apply-style-name="Road1" calcext:value="=&quot;03&quot;" calcext:base-cell-address="LAYERS.AG55"/>
            <calcext:condition calcext:apply-style-name="Road2" calcext:value="=&quot;04&quot;" calcext:base-cell-address="LAYERS.AG55"/>
            <calcext:condition calcext:apply-style-name="Wast" calcext:value="=&quot;05&quot;" calcext:base-cell-address="LAYERS.AG55"/>
            <calcext:condition calcext:apply-style-name="Rock" calcext:value="=&quot;06&quot;" calcext:base-cell-address="LAYERS.AG55"/>
            <calcext:condition calcext:apply-style-name="Water" calcext:value="=&quot;07&quot;" calcext:base-cell-address="LAYERS.AG55"/>
            <calcext:condition calcext:apply-style-name="Empty" calcext:value="=&quot;08&quot;" calcext:base-cell-address="LAYERS.AG55"/>
            <calcext:condition calcext:apply-style-name="Empty" calcext:value="=&quot;-1&quot;" calcext:base-cell-address="LAYERS.AG55"/>
          </calcext:conditional-format>
          <calcext:conditional-format calcext:target-range-address="LAYERS.AG56:LAYERS.AG56">
            <calcext:condition calcext:apply-style-name="Empty" calcext:value="=&quot;00&quot;" calcext:base-cell-address="LAYERS.AG56"/>
            <calcext:condition calcext:apply-style-name="Grass1" calcext:value="=&quot;01&quot;" calcext:base-cell-address="LAYERS.AG56"/>
            <calcext:condition calcext:apply-style-name="Grass2" calcext:value="=&quot;02&quot;" calcext:base-cell-address="LAYERS.AG56"/>
            <calcext:condition calcext:apply-style-name="Road1" calcext:value="=&quot;03&quot;" calcext:base-cell-address="LAYERS.AG56"/>
            <calcext:condition calcext:apply-style-name="Road2" calcext:value="=&quot;04&quot;" calcext:base-cell-address="LAYERS.AG56"/>
            <calcext:condition calcext:apply-style-name="Wast" calcext:value="=&quot;05&quot;" calcext:base-cell-address="LAYERS.AG56"/>
            <calcext:condition calcext:apply-style-name="Rock" calcext:value="=&quot;06&quot;" calcext:base-cell-address="LAYERS.AG56"/>
            <calcext:condition calcext:apply-style-name="Water" calcext:value="=&quot;07&quot;" calcext:base-cell-address="LAYERS.AG56"/>
            <calcext:condition calcext:apply-style-name="Empty" calcext:value="=&quot;08&quot;" calcext:base-cell-address="LAYERS.AG56"/>
            <calcext:condition calcext:apply-style-name="Empty" calcext:value="=&quot;-1&quot;" calcext:base-cell-address="LAYERS.AG56"/>
          </calcext:conditional-format>
          <calcext:conditional-format calcext:target-range-address="LAYERS.AG57:LAYERS.AG57">
            <calcext:condition calcext:apply-style-name="Empty" calcext:value="=&quot;00&quot;" calcext:base-cell-address="LAYERS.AG57"/>
            <calcext:condition calcext:apply-style-name="Grass1" calcext:value="=&quot;01&quot;" calcext:base-cell-address="LAYERS.AG57"/>
            <calcext:condition calcext:apply-style-name="Grass2" calcext:value="=&quot;02&quot;" calcext:base-cell-address="LAYERS.AG57"/>
            <calcext:condition calcext:apply-style-name="Road1" calcext:value="=&quot;03&quot;" calcext:base-cell-address="LAYERS.AG57"/>
            <calcext:condition calcext:apply-style-name="Road2" calcext:value="=&quot;04&quot;" calcext:base-cell-address="LAYERS.AG57"/>
            <calcext:condition calcext:apply-style-name="Wast" calcext:value="=&quot;05&quot;" calcext:base-cell-address="LAYERS.AG57"/>
            <calcext:condition calcext:apply-style-name="Rock" calcext:value="=&quot;06&quot;" calcext:base-cell-address="LAYERS.AG57"/>
            <calcext:condition calcext:apply-style-name="Water" calcext:value="=&quot;07&quot;" calcext:base-cell-address="LAYERS.AG57"/>
            <calcext:condition calcext:apply-style-name="Empty" calcext:value="=&quot;08&quot;" calcext:base-cell-address="LAYERS.AG57"/>
            <calcext:condition calcext:apply-style-name="Empty" calcext:value="=&quot;-1&quot;" calcext:base-cell-address="LAYERS.AG57"/>
          </calcext:conditional-format>
          <calcext:conditional-format calcext:target-range-address="LAYERS.AG58:LAYERS.AG58">
            <calcext:condition calcext:apply-style-name="Empty" calcext:value="=&quot;00&quot;" calcext:base-cell-address="LAYERS.AG58"/>
            <calcext:condition calcext:apply-style-name="Grass1" calcext:value="=&quot;01&quot;" calcext:base-cell-address="LAYERS.AG58"/>
            <calcext:condition calcext:apply-style-name="Grass2" calcext:value="=&quot;02&quot;" calcext:base-cell-address="LAYERS.AG58"/>
            <calcext:condition calcext:apply-style-name="Road1" calcext:value="=&quot;03&quot;" calcext:base-cell-address="LAYERS.AG58"/>
            <calcext:condition calcext:apply-style-name="Road2" calcext:value="=&quot;04&quot;" calcext:base-cell-address="LAYERS.AG58"/>
            <calcext:condition calcext:apply-style-name="Wast" calcext:value="=&quot;05&quot;" calcext:base-cell-address="LAYERS.AG58"/>
            <calcext:condition calcext:apply-style-name="Rock" calcext:value="=&quot;06&quot;" calcext:base-cell-address="LAYERS.AG58"/>
            <calcext:condition calcext:apply-style-name="Water" calcext:value="=&quot;07&quot;" calcext:base-cell-address="LAYERS.AG58"/>
            <calcext:condition calcext:apply-style-name="Empty" calcext:value="=&quot;08&quot;" calcext:base-cell-address="LAYERS.AG58"/>
            <calcext:condition calcext:apply-style-name="Empty" calcext:value="=&quot;-1&quot;" calcext:base-cell-address="LAYERS.AG58"/>
          </calcext:conditional-format>
          <calcext:conditional-format calcext:target-range-address="LAYERS.AG59:LAYERS.AG59">
            <calcext:condition calcext:apply-style-name="Empty" calcext:value="=&quot;00&quot;" calcext:base-cell-address="LAYERS.AG59"/>
            <calcext:condition calcext:apply-style-name="Grass1" calcext:value="=&quot;01&quot;" calcext:base-cell-address="LAYERS.AG59"/>
            <calcext:condition calcext:apply-style-name="Grass2" calcext:value="=&quot;02&quot;" calcext:base-cell-address="LAYERS.AG59"/>
            <calcext:condition calcext:apply-style-name="Road1" calcext:value="=&quot;03&quot;" calcext:base-cell-address="LAYERS.AG59"/>
            <calcext:condition calcext:apply-style-name="Road2" calcext:value="=&quot;04&quot;" calcext:base-cell-address="LAYERS.AG59"/>
            <calcext:condition calcext:apply-style-name="Wast" calcext:value="=&quot;05&quot;" calcext:base-cell-address="LAYERS.AG59"/>
            <calcext:condition calcext:apply-style-name="Rock" calcext:value="=&quot;06&quot;" calcext:base-cell-address="LAYERS.AG59"/>
            <calcext:condition calcext:apply-style-name="Water" calcext:value="=&quot;07&quot;" calcext:base-cell-address="LAYERS.AG59"/>
            <calcext:condition calcext:apply-style-name="Empty" calcext:value="=&quot;08&quot;" calcext:base-cell-address="LAYERS.AG59"/>
            <calcext:condition calcext:apply-style-name="Empty" calcext:value="=&quot;-1&quot;" calcext:base-cell-address="LAYERS.AG59"/>
          </calcext:conditional-format>
          <calcext:conditional-format calcext:target-range-address="LAYERS.AG60:LAYERS.AG60">
            <calcext:condition calcext:apply-style-name="Empty" calcext:value="=&quot;00&quot;" calcext:base-cell-address="LAYERS.AG60"/>
            <calcext:condition calcext:apply-style-name="Grass1" calcext:value="=&quot;01&quot;" calcext:base-cell-address="LAYERS.AG60"/>
            <calcext:condition calcext:apply-style-name="Grass2" calcext:value="=&quot;02&quot;" calcext:base-cell-address="LAYERS.AG60"/>
            <calcext:condition calcext:apply-style-name="Road1" calcext:value="=&quot;03&quot;" calcext:base-cell-address="LAYERS.AG60"/>
            <calcext:condition calcext:apply-style-name="Road2" calcext:value="=&quot;04&quot;" calcext:base-cell-address="LAYERS.AG60"/>
            <calcext:condition calcext:apply-style-name="Wast" calcext:value="=&quot;05&quot;" calcext:base-cell-address="LAYERS.AG60"/>
            <calcext:condition calcext:apply-style-name="Rock" calcext:value="=&quot;06&quot;" calcext:base-cell-address="LAYERS.AG60"/>
            <calcext:condition calcext:apply-style-name="Water" calcext:value="=&quot;07&quot;" calcext:base-cell-address="LAYERS.AG60"/>
            <calcext:condition calcext:apply-style-name="Empty" calcext:value="=&quot;08&quot;" calcext:base-cell-address="LAYERS.AG60"/>
            <calcext:condition calcext:apply-style-name="Empty" calcext:value="=&quot;-1&quot;" calcext:base-cell-address="LAYERS.AG60"/>
          </calcext:conditional-format>
          <calcext:conditional-format calcext:target-range-address="LAYERS.AG61:LAYERS.AG61">
            <calcext:condition calcext:apply-style-name="Empty" calcext:value="=&quot;00&quot;" calcext:base-cell-address="LAYERS.AG61"/>
            <calcext:condition calcext:apply-style-name="Grass1" calcext:value="=&quot;01&quot;" calcext:base-cell-address="LAYERS.AG61"/>
            <calcext:condition calcext:apply-style-name="Grass2" calcext:value="=&quot;02&quot;" calcext:base-cell-address="LAYERS.AG61"/>
            <calcext:condition calcext:apply-style-name="Road1" calcext:value="=&quot;03&quot;" calcext:base-cell-address="LAYERS.AG61"/>
            <calcext:condition calcext:apply-style-name="Road2" calcext:value="=&quot;04&quot;" calcext:base-cell-address="LAYERS.AG61"/>
            <calcext:condition calcext:apply-style-name="Wast" calcext:value="=&quot;05&quot;" calcext:base-cell-address="LAYERS.AG61"/>
            <calcext:condition calcext:apply-style-name="Rock" calcext:value="=&quot;06&quot;" calcext:base-cell-address="LAYERS.AG61"/>
            <calcext:condition calcext:apply-style-name="Water" calcext:value="=&quot;07&quot;" calcext:base-cell-address="LAYERS.AG61"/>
            <calcext:condition calcext:apply-style-name="Empty" calcext:value="=&quot;08&quot;" calcext:base-cell-address="LAYERS.AG61"/>
            <calcext:condition calcext:apply-style-name="Empty" calcext:value="=&quot;-1&quot;" calcext:base-cell-address="LAYERS.AG61"/>
          </calcext:conditional-format>
          <calcext:conditional-format calcext:target-range-address="LAYERS.AG62:LAYERS.AG62">
            <calcext:condition calcext:apply-style-name="Empty" calcext:value="=&quot;00&quot;" calcext:base-cell-address="LAYERS.AG62"/>
            <calcext:condition calcext:apply-style-name="Grass1" calcext:value="=&quot;01&quot;" calcext:base-cell-address="LAYERS.AG62"/>
            <calcext:condition calcext:apply-style-name="Grass2" calcext:value="=&quot;02&quot;" calcext:base-cell-address="LAYERS.AG62"/>
            <calcext:condition calcext:apply-style-name="Road1" calcext:value="=&quot;03&quot;" calcext:base-cell-address="LAYERS.AG62"/>
            <calcext:condition calcext:apply-style-name="Road2" calcext:value="=&quot;04&quot;" calcext:base-cell-address="LAYERS.AG62"/>
            <calcext:condition calcext:apply-style-name="Wast" calcext:value="=&quot;05&quot;" calcext:base-cell-address="LAYERS.AG62"/>
            <calcext:condition calcext:apply-style-name="Rock" calcext:value="=&quot;06&quot;" calcext:base-cell-address="LAYERS.AG62"/>
            <calcext:condition calcext:apply-style-name="Water" calcext:value="=&quot;07&quot;" calcext:base-cell-address="LAYERS.AG62"/>
            <calcext:condition calcext:apply-style-name="Empty" calcext:value="=&quot;08&quot;" calcext:base-cell-address="LAYERS.AG62"/>
            <calcext:condition calcext:apply-style-name="Empty" calcext:value="=&quot;-1&quot;" calcext:base-cell-address="LAYERS.AG62"/>
          </calcext:conditional-format>
          <calcext:conditional-format calcext:target-range-address="LAYERS.AG63:LAYERS.AG63">
            <calcext:condition calcext:apply-style-name="Empty" calcext:value="=&quot;00&quot;" calcext:base-cell-address="LAYERS.AG63"/>
            <calcext:condition calcext:apply-style-name="Grass1" calcext:value="=&quot;01&quot;" calcext:base-cell-address="LAYERS.AG63"/>
            <calcext:condition calcext:apply-style-name="Grass2" calcext:value="=&quot;02&quot;" calcext:base-cell-address="LAYERS.AG63"/>
            <calcext:condition calcext:apply-style-name="Road1" calcext:value="=&quot;03&quot;" calcext:base-cell-address="LAYERS.AG63"/>
            <calcext:condition calcext:apply-style-name="Road2" calcext:value="=&quot;04&quot;" calcext:base-cell-address="LAYERS.AG63"/>
            <calcext:condition calcext:apply-style-name="Wast" calcext:value="=&quot;05&quot;" calcext:base-cell-address="LAYERS.AG63"/>
            <calcext:condition calcext:apply-style-name="Rock" calcext:value="=&quot;06&quot;" calcext:base-cell-address="LAYERS.AG63"/>
            <calcext:condition calcext:apply-style-name="Water" calcext:value="=&quot;07&quot;" calcext:base-cell-address="LAYERS.AG63"/>
            <calcext:condition calcext:apply-style-name="Empty" calcext:value="=&quot;08&quot;" calcext:base-cell-address="LAYERS.AG63"/>
            <calcext:condition calcext:apply-style-name="Empty" calcext:value="=&quot;-1&quot;" calcext:base-cell-address="LAYERS.AG63"/>
          </calcext:conditional-format>
          <calcext:conditional-format calcext:target-range-address="LAYERS.AG64:LAYERS.AG64">
            <calcext:condition calcext:apply-style-name="Empty" calcext:value="=&quot;00&quot;" calcext:base-cell-address="LAYERS.AG64"/>
            <calcext:condition calcext:apply-style-name="Grass1" calcext:value="=&quot;01&quot;" calcext:base-cell-address="LAYERS.AG64"/>
            <calcext:condition calcext:apply-style-name="Grass2" calcext:value="=&quot;02&quot;" calcext:base-cell-address="LAYERS.AG64"/>
            <calcext:condition calcext:apply-style-name="Road1" calcext:value="=&quot;03&quot;" calcext:base-cell-address="LAYERS.AG64"/>
            <calcext:condition calcext:apply-style-name="Road2" calcext:value="=&quot;04&quot;" calcext:base-cell-address="LAYERS.AG64"/>
            <calcext:condition calcext:apply-style-name="Wast" calcext:value="=&quot;05&quot;" calcext:base-cell-address="LAYERS.AG64"/>
            <calcext:condition calcext:apply-style-name="Rock" calcext:value="=&quot;06&quot;" calcext:base-cell-address="LAYERS.AG64"/>
            <calcext:condition calcext:apply-style-name="Water" calcext:value="=&quot;07&quot;" calcext:base-cell-address="LAYERS.AG64"/>
            <calcext:condition calcext:apply-style-name="Empty" calcext:value="=&quot;08&quot;" calcext:base-cell-address="LAYERS.AG64"/>
            <calcext:condition calcext:apply-style-name="Empty" calcext:value="=&quot;-1&quot;" calcext:base-cell-address="LAYERS.AG64"/>
          </calcext:conditional-format>
          <calcext:conditional-format calcext:target-range-address="LAYERS.AG65:LAYERS.AG65">
            <calcext:condition calcext:apply-style-name="Empty" calcext:value="=&quot;00&quot;" calcext:base-cell-address="LAYERS.AG65"/>
            <calcext:condition calcext:apply-style-name="Grass1" calcext:value="=&quot;01&quot;" calcext:base-cell-address="LAYERS.AG65"/>
            <calcext:condition calcext:apply-style-name="Grass2" calcext:value="=&quot;02&quot;" calcext:base-cell-address="LAYERS.AG65"/>
            <calcext:condition calcext:apply-style-name="Road1" calcext:value="=&quot;03&quot;" calcext:base-cell-address="LAYERS.AG65"/>
            <calcext:condition calcext:apply-style-name="Road2" calcext:value="=&quot;04&quot;" calcext:base-cell-address="LAYERS.AG65"/>
            <calcext:condition calcext:apply-style-name="Wast" calcext:value="=&quot;05&quot;" calcext:base-cell-address="LAYERS.AG65"/>
            <calcext:condition calcext:apply-style-name="Rock" calcext:value="=&quot;06&quot;" calcext:base-cell-address="LAYERS.AG65"/>
            <calcext:condition calcext:apply-style-name="Water" calcext:value="=&quot;07&quot;" calcext:base-cell-address="LAYERS.AG65"/>
            <calcext:condition calcext:apply-style-name="Empty" calcext:value="=&quot;08&quot;" calcext:base-cell-address="LAYERS.AG65"/>
            <calcext:condition calcext:apply-style-name="Empty" calcext:value="=&quot;-1&quot;" calcext:base-cell-address="LAYERS.AG65"/>
          </calcext:conditional-format>
          <calcext:conditional-format calcext:target-range-address="LAYERS.AG66:LAYERS.AG66">
            <calcext:condition calcext:apply-style-name="Empty" calcext:value="=&quot;00&quot;" calcext:base-cell-address="LAYERS.AG66"/>
            <calcext:condition calcext:apply-style-name="Grass1" calcext:value="=&quot;01&quot;" calcext:base-cell-address="LAYERS.AG66"/>
            <calcext:condition calcext:apply-style-name="Grass2" calcext:value="=&quot;02&quot;" calcext:base-cell-address="LAYERS.AG66"/>
            <calcext:condition calcext:apply-style-name="Road1" calcext:value="=&quot;03&quot;" calcext:base-cell-address="LAYERS.AG66"/>
            <calcext:condition calcext:apply-style-name="Road2" calcext:value="=&quot;04&quot;" calcext:base-cell-address="LAYERS.AG66"/>
            <calcext:condition calcext:apply-style-name="Wast" calcext:value="=&quot;05&quot;" calcext:base-cell-address="LAYERS.AG66"/>
            <calcext:condition calcext:apply-style-name="Rock" calcext:value="=&quot;06&quot;" calcext:base-cell-address="LAYERS.AG66"/>
            <calcext:condition calcext:apply-style-name="Water" calcext:value="=&quot;07&quot;" calcext:base-cell-address="LAYERS.AG66"/>
            <calcext:condition calcext:apply-style-name="Empty" calcext:value="=&quot;08&quot;" calcext:base-cell-address="LAYERS.AG66"/>
            <calcext:condition calcext:apply-style-name="Empty" calcext:value="=&quot;-1&quot;" calcext:base-cell-address="LAYERS.AG66"/>
          </calcext:conditional-format>
          <calcext:conditional-format calcext:target-range-address="LAYERS.C36:LAYERS.C36">
            <calcext:condition calcext:apply-style-name="Empty" calcext:value="=&quot;00&quot;" calcext:base-cell-address="LAYERS.C36"/>
            <calcext:condition calcext:apply-style-name="Grass1" calcext:value="=&quot;01&quot;" calcext:base-cell-address="LAYERS.C36"/>
            <calcext:condition calcext:apply-style-name="Grass2" calcext:value="=&quot;02&quot;" calcext:base-cell-address="LAYERS.C36"/>
            <calcext:condition calcext:apply-style-name="Road1" calcext:value="=&quot;03&quot;" calcext:base-cell-address="LAYERS.C36"/>
            <calcext:condition calcext:apply-style-name="Road2" calcext:value="=&quot;04&quot;" calcext:base-cell-address="LAYERS.C36"/>
            <calcext:condition calcext:apply-style-name="Wast" calcext:value="=&quot;05&quot;" calcext:base-cell-address="LAYERS.C36"/>
            <calcext:condition calcext:apply-style-name="Rock" calcext:value="=&quot;06&quot;" calcext:base-cell-address="LAYERS.C36"/>
            <calcext:condition calcext:apply-style-name="Water" calcext:value="=&quot;07&quot;" calcext:base-cell-address="LAYERS.C36"/>
            <calcext:condition calcext:apply-style-name="Empty" calcext:value="=&quot;08&quot;" calcext:base-cell-address="LAYERS.C36"/>
            <calcext:condition calcext:apply-style-name="Empty" calcext:value="=&quot;-1&quot;" calcext:base-cell-address="LAYERS.C36"/>
          </calcext:conditional-format>
          <calcext:conditional-format calcext:target-range-address="LAYERS.D36:LAYERS.D36">
            <calcext:condition calcext:apply-style-name="Empty" calcext:value="=&quot;00&quot;" calcext:base-cell-address="LAYERS.D36"/>
            <calcext:condition calcext:apply-style-name="Grass1" calcext:value="=&quot;01&quot;" calcext:base-cell-address="LAYERS.D36"/>
            <calcext:condition calcext:apply-style-name="Grass2" calcext:value="=&quot;02&quot;" calcext:base-cell-address="LAYERS.D36"/>
            <calcext:condition calcext:apply-style-name="Road1" calcext:value="=&quot;03&quot;" calcext:base-cell-address="LAYERS.D36"/>
            <calcext:condition calcext:apply-style-name="Road2" calcext:value="=&quot;04&quot;" calcext:base-cell-address="LAYERS.D36"/>
            <calcext:condition calcext:apply-style-name="Wast" calcext:value="=&quot;05&quot;" calcext:base-cell-address="LAYERS.D36"/>
            <calcext:condition calcext:apply-style-name="Rock" calcext:value="=&quot;06&quot;" calcext:base-cell-address="LAYERS.D36"/>
            <calcext:condition calcext:apply-style-name="Water" calcext:value="=&quot;07&quot;" calcext:base-cell-address="LAYERS.D36"/>
            <calcext:condition calcext:apply-style-name="Empty" calcext:value="=&quot;08&quot;" calcext:base-cell-address="LAYERS.D36"/>
            <calcext:condition calcext:apply-style-name="Empty" calcext:value="=&quot;-1&quot;" calcext:base-cell-address="LAYERS.D36"/>
          </calcext:conditional-format>
          <calcext:conditional-format calcext:target-range-address="LAYERS.E36:LAYERS.E36">
            <calcext:condition calcext:apply-style-name="Empty" calcext:value="=&quot;00&quot;" calcext:base-cell-address="LAYERS.E36"/>
            <calcext:condition calcext:apply-style-name="Grass1" calcext:value="=&quot;01&quot;" calcext:base-cell-address="LAYERS.E36"/>
            <calcext:condition calcext:apply-style-name="Grass2" calcext:value="=&quot;02&quot;" calcext:base-cell-address="LAYERS.E36"/>
            <calcext:condition calcext:apply-style-name="Road1" calcext:value="=&quot;03&quot;" calcext:base-cell-address="LAYERS.E36"/>
            <calcext:condition calcext:apply-style-name="Road2" calcext:value="=&quot;04&quot;" calcext:base-cell-address="LAYERS.E36"/>
            <calcext:condition calcext:apply-style-name="Wast" calcext:value="=&quot;05&quot;" calcext:base-cell-address="LAYERS.E36"/>
            <calcext:condition calcext:apply-style-name="Rock" calcext:value="=&quot;06&quot;" calcext:base-cell-address="LAYERS.E36"/>
            <calcext:condition calcext:apply-style-name="Water" calcext:value="=&quot;07&quot;" calcext:base-cell-address="LAYERS.E36"/>
            <calcext:condition calcext:apply-style-name="Empty" calcext:value="=&quot;08&quot;" calcext:base-cell-address="LAYERS.E36"/>
            <calcext:condition calcext:apply-style-name="Empty" calcext:value="=&quot;-1&quot;" calcext:base-cell-address="LAYERS.E36"/>
          </calcext:conditional-format>
          <calcext:conditional-format calcext:target-range-address="LAYERS.F36:LAYERS.F36">
            <calcext:condition calcext:apply-style-name="Empty" calcext:value="=&quot;00&quot;" calcext:base-cell-address="LAYERS.F36"/>
            <calcext:condition calcext:apply-style-name="Grass1" calcext:value="=&quot;01&quot;" calcext:base-cell-address="LAYERS.F36"/>
            <calcext:condition calcext:apply-style-name="Grass2" calcext:value="=&quot;02&quot;" calcext:base-cell-address="LAYERS.F36"/>
            <calcext:condition calcext:apply-style-name="Road1" calcext:value="=&quot;03&quot;" calcext:base-cell-address="LAYERS.F36"/>
            <calcext:condition calcext:apply-style-name="Road2" calcext:value="=&quot;04&quot;" calcext:base-cell-address="LAYERS.F36"/>
            <calcext:condition calcext:apply-style-name="Wast" calcext:value="=&quot;05&quot;" calcext:base-cell-address="LAYERS.F36"/>
            <calcext:condition calcext:apply-style-name="Rock" calcext:value="=&quot;06&quot;" calcext:base-cell-address="LAYERS.F36"/>
            <calcext:condition calcext:apply-style-name="Water" calcext:value="=&quot;07&quot;" calcext:base-cell-address="LAYERS.F36"/>
            <calcext:condition calcext:apply-style-name="Empty" calcext:value="=&quot;08&quot;" calcext:base-cell-address="LAYERS.F36"/>
            <calcext:condition calcext:apply-style-name="Empty" calcext:value="=&quot;-1&quot;" calcext:base-cell-address="LAYERS.F36"/>
          </calcext:conditional-format>
          <calcext:conditional-format calcext:target-range-address="LAYERS.G36:LAYERS.G36">
            <calcext:condition calcext:apply-style-name="Empty" calcext:value="=&quot;00&quot;" calcext:base-cell-address="LAYERS.G36"/>
            <calcext:condition calcext:apply-style-name="Grass1" calcext:value="=&quot;01&quot;" calcext:base-cell-address="LAYERS.G36"/>
            <calcext:condition calcext:apply-style-name="Grass2" calcext:value="=&quot;02&quot;" calcext:base-cell-address="LAYERS.G36"/>
            <calcext:condition calcext:apply-style-name="Road1" calcext:value="=&quot;03&quot;" calcext:base-cell-address="LAYERS.G36"/>
            <calcext:condition calcext:apply-style-name="Road2" calcext:value="=&quot;04&quot;" calcext:base-cell-address="LAYERS.G36"/>
            <calcext:condition calcext:apply-style-name="Wast" calcext:value="=&quot;05&quot;" calcext:base-cell-address="LAYERS.G36"/>
            <calcext:condition calcext:apply-style-name="Rock" calcext:value="=&quot;06&quot;" calcext:base-cell-address="LAYERS.G36"/>
            <calcext:condition calcext:apply-style-name="Water" calcext:value="=&quot;07&quot;" calcext:base-cell-address="LAYERS.G36"/>
            <calcext:condition calcext:apply-style-name="Empty" calcext:value="=&quot;08&quot;" calcext:base-cell-address="LAYERS.G36"/>
            <calcext:condition calcext:apply-style-name="Empty" calcext:value="=&quot;-1&quot;" calcext:base-cell-address="LAYERS.G36"/>
          </calcext:conditional-format>
          <calcext:conditional-format calcext:target-range-address="LAYERS.H36:LAYERS.H36">
            <calcext:condition calcext:apply-style-name="Empty" calcext:value="=&quot;00&quot;" calcext:base-cell-address="LAYERS.H36"/>
            <calcext:condition calcext:apply-style-name="Grass1" calcext:value="=&quot;01&quot;" calcext:base-cell-address="LAYERS.H36"/>
            <calcext:condition calcext:apply-style-name="Grass2" calcext:value="=&quot;02&quot;" calcext:base-cell-address="LAYERS.H36"/>
            <calcext:condition calcext:apply-style-name="Road1" calcext:value="=&quot;03&quot;" calcext:base-cell-address="LAYERS.H36"/>
            <calcext:condition calcext:apply-style-name="Road2" calcext:value="=&quot;04&quot;" calcext:base-cell-address="LAYERS.H36"/>
            <calcext:condition calcext:apply-style-name="Wast" calcext:value="=&quot;05&quot;" calcext:base-cell-address="LAYERS.H36"/>
            <calcext:condition calcext:apply-style-name="Rock" calcext:value="=&quot;06&quot;" calcext:base-cell-address="LAYERS.H36"/>
            <calcext:condition calcext:apply-style-name="Water" calcext:value="=&quot;07&quot;" calcext:base-cell-address="LAYERS.H36"/>
            <calcext:condition calcext:apply-style-name="Empty" calcext:value="=&quot;08&quot;" calcext:base-cell-address="LAYERS.H36"/>
            <calcext:condition calcext:apply-style-name="Empty" calcext:value="=&quot;-1&quot;" calcext:base-cell-address="LAYERS.H36"/>
          </calcext:conditional-format>
          <calcext:conditional-format calcext:target-range-address="LAYERS.I36:LAYERS.I36">
            <calcext:condition calcext:apply-style-name="Empty" calcext:value="=&quot;00&quot;" calcext:base-cell-address="LAYERS.I36"/>
            <calcext:condition calcext:apply-style-name="Grass1" calcext:value="=&quot;01&quot;" calcext:base-cell-address="LAYERS.I36"/>
            <calcext:condition calcext:apply-style-name="Grass2" calcext:value="=&quot;02&quot;" calcext:base-cell-address="LAYERS.I36"/>
            <calcext:condition calcext:apply-style-name="Road1" calcext:value="=&quot;03&quot;" calcext:base-cell-address="LAYERS.I36"/>
            <calcext:condition calcext:apply-style-name="Road2" calcext:value="=&quot;04&quot;" calcext:base-cell-address="LAYERS.I36"/>
            <calcext:condition calcext:apply-style-name="Wast" calcext:value="=&quot;05&quot;" calcext:base-cell-address="LAYERS.I36"/>
            <calcext:condition calcext:apply-style-name="Rock" calcext:value="=&quot;06&quot;" calcext:base-cell-address="LAYERS.I36"/>
            <calcext:condition calcext:apply-style-name="Water" calcext:value="=&quot;07&quot;" calcext:base-cell-address="LAYERS.I36"/>
            <calcext:condition calcext:apply-style-name="Empty" calcext:value="=&quot;08&quot;" calcext:base-cell-address="LAYERS.I36"/>
            <calcext:condition calcext:apply-style-name="Empty" calcext:value="=&quot;-1&quot;" calcext:base-cell-address="LAYERS.I36"/>
          </calcext:conditional-format>
          <calcext:conditional-format calcext:target-range-address="LAYERS.J36:LAYERS.J36">
            <calcext:condition calcext:apply-style-name="Empty" calcext:value="=&quot;00&quot;" calcext:base-cell-address="LAYERS.J36"/>
            <calcext:condition calcext:apply-style-name="Grass1" calcext:value="=&quot;01&quot;" calcext:base-cell-address="LAYERS.J36"/>
            <calcext:condition calcext:apply-style-name="Grass2" calcext:value="=&quot;02&quot;" calcext:base-cell-address="LAYERS.J36"/>
            <calcext:condition calcext:apply-style-name="Road1" calcext:value="=&quot;03&quot;" calcext:base-cell-address="LAYERS.J36"/>
            <calcext:condition calcext:apply-style-name="Road2" calcext:value="=&quot;04&quot;" calcext:base-cell-address="LAYERS.J36"/>
            <calcext:condition calcext:apply-style-name="Wast" calcext:value="=&quot;05&quot;" calcext:base-cell-address="LAYERS.J36"/>
            <calcext:condition calcext:apply-style-name="Rock" calcext:value="=&quot;06&quot;" calcext:base-cell-address="LAYERS.J36"/>
            <calcext:condition calcext:apply-style-name="Water" calcext:value="=&quot;07&quot;" calcext:base-cell-address="LAYERS.J36"/>
            <calcext:condition calcext:apply-style-name="Empty" calcext:value="=&quot;08&quot;" calcext:base-cell-address="LAYERS.J36"/>
            <calcext:condition calcext:apply-style-name="Empty" calcext:value="=&quot;-1&quot;" calcext:base-cell-address="LAYERS.J36"/>
          </calcext:conditional-format>
          <calcext:conditional-format calcext:target-range-address="LAYERS.K36:LAYERS.K36">
            <calcext:condition calcext:apply-style-name="Empty" calcext:value="=&quot;00&quot;" calcext:base-cell-address="LAYERS.K36"/>
            <calcext:condition calcext:apply-style-name="Grass1" calcext:value="=&quot;01&quot;" calcext:base-cell-address="LAYERS.K36"/>
            <calcext:condition calcext:apply-style-name="Grass2" calcext:value="=&quot;02&quot;" calcext:base-cell-address="LAYERS.K36"/>
            <calcext:condition calcext:apply-style-name="Road1" calcext:value="=&quot;03&quot;" calcext:base-cell-address="LAYERS.K36"/>
            <calcext:condition calcext:apply-style-name="Road2" calcext:value="=&quot;04&quot;" calcext:base-cell-address="LAYERS.K36"/>
            <calcext:condition calcext:apply-style-name="Wast" calcext:value="=&quot;05&quot;" calcext:base-cell-address="LAYERS.K36"/>
            <calcext:condition calcext:apply-style-name="Rock" calcext:value="=&quot;06&quot;" calcext:base-cell-address="LAYERS.K36"/>
            <calcext:condition calcext:apply-style-name="Water" calcext:value="=&quot;07&quot;" calcext:base-cell-address="LAYERS.K36"/>
            <calcext:condition calcext:apply-style-name="Empty" calcext:value="=&quot;08&quot;" calcext:base-cell-address="LAYERS.K36"/>
            <calcext:condition calcext:apply-style-name="Empty" calcext:value="=&quot;-1&quot;" calcext:base-cell-address="LAYERS.K36"/>
          </calcext:conditional-format>
          <calcext:conditional-format calcext:target-range-address="LAYERS.L36:LAYERS.L36">
            <calcext:condition calcext:apply-style-name="Empty" calcext:value="=&quot;00&quot;" calcext:base-cell-address="LAYERS.L36"/>
            <calcext:condition calcext:apply-style-name="Grass1" calcext:value="=&quot;01&quot;" calcext:base-cell-address="LAYERS.L36"/>
            <calcext:condition calcext:apply-style-name="Grass2" calcext:value="=&quot;02&quot;" calcext:base-cell-address="LAYERS.L36"/>
            <calcext:condition calcext:apply-style-name="Road1" calcext:value="=&quot;03&quot;" calcext:base-cell-address="LAYERS.L36"/>
            <calcext:condition calcext:apply-style-name="Road2" calcext:value="=&quot;04&quot;" calcext:base-cell-address="LAYERS.L36"/>
            <calcext:condition calcext:apply-style-name="Wast" calcext:value="=&quot;05&quot;" calcext:base-cell-address="LAYERS.L36"/>
            <calcext:condition calcext:apply-style-name="Rock" calcext:value="=&quot;06&quot;" calcext:base-cell-address="LAYERS.L36"/>
            <calcext:condition calcext:apply-style-name="Water" calcext:value="=&quot;07&quot;" calcext:base-cell-address="LAYERS.L36"/>
            <calcext:condition calcext:apply-style-name="Empty" calcext:value="=&quot;08&quot;" calcext:base-cell-address="LAYERS.L36"/>
            <calcext:condition calcext:apply-style-name="Empty" calcext:value="=&quot;-1&quot;" calcext:base-cell-address="LAYERS.L36"/>
          </calcext:conditional-format>
          <calcext:conditional-format calcext:target-range-address="LAYERS.M36:LAYERS.M36">
            <calcext:condition calcext:apply-style-name="Empty" calcext:value="=&quot;00&quot;" calcext:base-cell-address="LAYERS.M36"/>
            <calcext:condition calcext:apply-style-name="Grass1" calcext:value="=&quot;01&quot;" calcext:base-cell-address="LAYERS.M36"/>
            <calcext:condition calcext:apply-style-name="Grass2" calcext:value="=&quot;02&quot;" calcext:base-cell-address="LAYERS.M36"/>
            <calcext:condition calcext:apply-style-name="Road1" calcext:value="=&quot;03&quot;" calcext:base-cell-address="LAYERS.M36"/>
            <calcext:condition calcext:apply-style-name="Road2" calcext:value="=&quot;04&quot;" calcext:base-cell-address="LAYERS.M36"/>
            <calcext:condition calcext:apply-style-name="Wast" calcext:value="=&quot;05&quot;" calcext:base-cell-address="LAYERS.M36"/>
            <calcext:condition calcext:apply-style-name="Rock" calcext:value="=&quot;06&quot;" calcext:base-cell-address="LAYERS.M36"/>
            <calcext:condition calcext:apply-style-name="Water" calcext:value="=&quot;07&quot;" calcext:base-cell-address="LAYERS.M36"/>
            <calcext:condition calcext:apply-style-name="Empty" calcext:value="=&quot;08&quot;" calcext:base-cell-address="LAYERS.M36"/>
            <calcext:condition calcext:apply-style-name="Empty" calcext:value="=&quot;-1&quot;" calcext:base-cell-address="LAYERS.M36"/>
          </calcext:conditional-format>
          <calcext:conditional-format calcext:target-range-address="LAYERS.N36:LAYERS.N36">
            <calcext:condition calcext:apply-style-name="Empty" calcext:value="=&quot;00&quot;" calcext:base-cell-address="LAYERS.N36"/>
            <calcext:condition calcext:apply-style-name="Grass1" calcext:value="=&quot;01&quot;" calcext:base-cell-address="LAYERS.N36"/>
            <calcext:condition calcext:apply-style-name="Grass2" calcext:value="=&quot;02&quot;" calcext:base-cell-address="LAYERS.N36"/>
            <calcext:condition calcext:apply-style-name="Road1" calcext:value="=&quot;03&quot;" calcext:base-cell-address="LAYERS.N36"/>
            <calcext:condition calcext:apply-style-name="Road2" calcext:value="=&quot;04&quot;" calcext:base-cell-address="LAYERS.N36"/>
            <calcext:condition calcext:apply-style-name="Wast" calcext:value="=&quot;05&quot;" calcext:base-cell-address="LAYERS.N36"/>
            <calcext:condition calcext:apply-style-name="Rock" calcext:value="=&quot;06&quot;" calcext:base-cell-address="LAYERS.N36"/>
            <calcext:condition calcext:apply-style-name="Water" calcext:value="=&quot;07&quot;" calcext:base-cell-address="LAYERS.N36"/>
            <calcext:condition calcext:apply-style-name="Empty" calcext:value="=&quot;08&quot;" calcext:base-cell-address="LAYERS.N36"/>
            <calcext:condition calcext:apply-style-name="Empty" calcext:value="=&quot;-1&quot;" calcext:base-cell-address="LAYERS.N36"/>
          </calcext:conditional-format>
          <calcext:conditional-format calcext:target-range-address="LAYERS.O36:LAYERS.O36">
            <calcext:condition calcext:apply-style-name="Empty" calcext:value="=&quot;00&quot;" calcext:base-cell-address="LAYERS.O36"/>
            <calcext:condition calcext:apply-style-name="Grass1" calcext:value="=&quot;01&quot;" calcext:base-cell-address="LAYERS.O36"/>
            <calcext:condition calcext:apply-style-name="Grass2" calcext:value="=&quot;02&quot;" calcext:base-cell-address="LAYERS.O36"/>
            <calcext:condition calcext:apply-style-name="Road1" calcext:value="=&quot;03&quot;" calcext:base-cell-address="LAYERS.O36"/>
            <calcext:condition calcext:apply-style-name="Road2" calcext:value="=&quot;04&quot;" calcext:base-cell-address="LAYERS.O36"/>
            <calcext:condition calcext:apply-style-name="Wast" calcext:value="=&quot;05&quot;" calcext:base-cell-address="LAYERS.O36"/>
            <calcext:condition calcext:apply-style-name="Rock" calcext:value="=&quot;06&quot;" calcext:base-cell-address="LAYERS.O36"/>
            <calcext:condition calcext:apply-style-name="Water" calcext:value="=&quot;07&quot;" calcext:base-cell-address="LAYERS.O36"/>
            <calcext:condition calcext:apply-style-name="Empty" calcext:value="=&quot;08&quot;" calcext:base-cell-address="LAYERS.O36"/>
            <calcext:condition calcext:apply-style-name="Empty" calcext:value="=&quot;-1&quot;" calcext:base-cell-address="LAYERS.O36"/>
          </calcext:conditional-format>
          <calcext:conditional-format calcext:target-range-address="LAYERS.P36:LAYERS.P36">
            <calcext:condition calcext:apply-style-name="Empty" calcext:value="=&quot;00&quot;" calcext:base-cell-address="LAYERS.P36"/>
            <calcext:condition calcext:apply-style-name="Grass1" calcext:value="=&quot;01&quot;" calcext:base-cell-address="LAYERS.P36"/>
            <calcext:condition calcext:apply-style-name="Grass2" calcext:value="=&quot;02&quot;" calcext:base-cell-address="LAYERS.P36"/>
            <calcext:condition calcext:apply-style-name="Road1" calcext:value="=&quot;03&quot;" calcext:base-cell-address="LAYERS.P36"/>
            <calcext:condition calcext:apply-style-name="Road2" calcext:value="=&quot;04&quot;" calcext:base-cell-address="LAYERS.P36"/>
            <calcext:condition calcext:apply-style-name="Wast" calcext:value="=&quot;05&quot;" calcext:base-cell-address="LAYERS.P36"/>
            <calcext:condition calcext:apply-style-name="Rock" calcext:value="=&quot;06&quot;" calcext:base-cell-address="LAYERS.P36"/>
            <calcext:condition calcext:apply-style-name="Water" calcext:value="=&quot;07&quot;" calcext:base-cell-address="LAYERS.P36"/>
            <calcext:condition calcext:apply-style-name="Empty" calcext:value="=&quot;08&quot;" calcext:base-cell-address="LAYERS.P36"/>
            <calcext:condition calcext:apply-style-name="Empty" calcext:value="=&quot;-1&quot;" calcext:base-cell-address="LAYERS.P36"/>
          </calcext:conditional-format>
          <calcext:conditional-format calcext:target-range-address="LAYERS.Q36:LAYERS.Q36">
            <calcext:condition calcext:apply-style-name="Empty" calcext:value="=&quot;00&quot;" calcext:base-cell-address="LAYERS.Q36"/>
            <calcext:condition calcext:apply-style-name="Grass1" calcext:value="=&quot;01&quot;" calcext:base-cell-address="LAYERS.Q36"/>
            <calcext:condition calcext:apply-style-name="Grass2" calcext:value="=&quot;02&quot;" calcext:base-cell-address="LAYERS.Q36"/>
            <calcext:condition calcext:apply-style-name="Road1" calcext:value="=&quot;03&quot;" calcext:base-cell-address="LAYERS.Q36"/>
            <calcext:condition calcext:apply-style-name="Road2" calcext:value="=&quot;04&quot;" calcext:base-cell-address="LAYERS.Q36"/>
            <calcext:condition calcext:apply-style-name="Wast" calcext:value="=&quot;05&quot;" calcext:base-cell-address="LAYERS.Q36"/>
            <calcext:condition calcext:apply-style-name="Rock" calcext:value="=&quot;06&quot;" calcext:base-cell-address="LAYERS.Q36"/>
            <calcext:condition calcext:apply-style-name="Water" calcext:value="=&quot;07&quot;" calcext:base-cell-address="LAYERS.Q36"/>
            <calcext:condition calcext:apply-style-name="Empty" calcext:value="=&quot;08&quot;" calcext:base-cell-address="LAYERS.Q36"/>
            <calcext:condition calcext:apply-style-name="Empty" calcext:value="=&quot;-1&quot;" calcext:base-cell-address="LAYERS.Q36"/>
          </calcext:conditional-format>
          <calcext:conditional-format calcext:target-range-address="LAYERS.R36:LAYERS.R36">
            <calcext:condition calcext:apply-style-name="Empty" calcext:value="=&quot;00&quot;" calcext:base-cell-address="LAYERS.R36"/>
            <calcext:condition calcext:apply-style-name="Grass1" calcext:value="=&quot;01&quot;" calcext:base-cell-address="LAYERS.R36"/>
            <calcext:condition calcext:apply-style-name="Grass2" calcext:value="=&quot;02&quot;" calcext:base-cell-address="LAYERS.R36"/>
            <calcext:condition calcext:apply-style-name="Road1" calcext:value="=&quot;03&quot;" calcext:base-cell-address="LAYERS.R36"/>
            <calcext:condition calcext:apply-style-name="Road2" calcext:value="=&quot;04&quot;" calcext:base-cell-address="LAYERS.R36"/>
            <calcext:condition calcext:apply-style-name="Wast" calcext:value="=&quot;05&quot;" calcext:base-cell-address="LAYERS.R36"/>
            <calcext:condition calcext:apply-style-name="Rock" calcext:value="=&quot;06&quot;" calcext:base-cell-address="LAYERS.R36"/>
            <calcext:condition calcext:apply-style-name="Water" calcext:value="=&quot;07&quot;" calcext:base-cell-address="LAYERS.R36"/>
            <calcext:condition calcext:apply-style-name="Empty" calcext:value="=&quot;08&quot;" calcext:base-cell-address="LAYERS.R36"/>
            <calcext:condition calcext:apply-style-name="Empty" calcext:value="=&quot;-1&quot;" calcext:base-cell-address="LAYERS.R36"/>
          </calcext:conditional-format>
          <calcext:conditional-format calcext:target-range-address="LAYERS.S36:LAYERS.S36">
            <calcext:condition calcext:apply-style-name="Empty" calcext:value="=&quot;00&quot;" calcext:base-cell-address="LAYERS.S36"/>
            <calcext:condition calcext:apply-style-name="Grass1" calcext:value="=&quot;01&quot;" calcext:base-cell-address="LAYERS.S36"/>
            <calcext:condition calcext:apply-style-name="Grass2" calcext:value="=&quot;02&quot;" calcext:base-cell-address="LAYERS.S36"/>
            <calcext:condition calcext:apply-style-name="Road1" calcext:value="=&quot;03&quot;" calcext:base-cell-address="LAYERS.S36"/>
            <calcext:condition calcext:apply-style-name="Road2" calcext:value="=&quot;04&quot;" calcext:base-cell-address="LAYERS.S36"/>
            <calcext:condition calcext:apply-style-name="Wast" calcext:value="=&quot;05&quot;" calcext:base-cell-address="LAYERS.S36"/>
            <calcext:condition calcext:apply-style-name="Rock" calcext:value="=&quot;06&quot;" calcext:base-cell-address="LAYERS.S36"/>
            <calcext:condition calcext:apply-style-name="Water" calcext:value="=&quot;07&quot;" calcext:base-cell-address="LAYERS.S36"/>
            <calcext:condition calcext:apply-style-name="Empty" calcext:value="=&quot;08&quot;" calcext:base-cell-address="LAYERS.S36"/>
            <calcext:condition calcext:apply-style-name="Empty" calcext:value="=&quot;-1&quot;" calcext:base-cell-address="LAYERS.S36"/>
          </calcext:conditional-format>
          <calcext:conditional-format calcext:target-range-address="LAYERS.T36:LAYERS.T36">
            <calcext:condition calcext:apply-style-name="Empty" calcext:value="=&quot;00&quot;" calcext:base-cell-address="LAYERS.T36"/>
            <calcext:condition calcext:apply-style-name="Grass1" calcext:value="=&quot;01&quot;" calcext:base-cell-address="LAYERS.T36"/>
            <calcext:condition calcext:apply-style-name="Grass2" calcext:value="=&quot;02&quot;" calcext:base-cell-address="LAYERS.T36"/>
            <calcext:condition calcext:apply-style-name="Road1" calcext:value="=&quot;03&quot;" calcext:base-cell-address="LAYERS.T36"/>
            <calcext:condition calcext:apply-style-name="Road2" calcext:value="=&quot;04&quot;" calcext:base-cell-address="LAYERS.T36"/>
            <calcext:condition calcext:apply-style-name="Wast" calcext:value="=&quot;05&quot;" calcext:base-cell-address="LAYERS.T36"/>
            <calcext:condition calcext:apply-style-name="Rock" calcext:value="=&quot;06&quot;" calcext:base-cell-address="LAYERS.T36"/>
            <calcext:condition calcext:apply-style-name="Water" calcext:value="=&quot;07&quot;" calcext:base-cell-address="LAYERS.T36"/>
            <calcext:condition calcext:apply-style-name="Empty" calcext:value="=&quot;08&quot;" calcext:base-cell-address="LAYERS.T36"/>
            <calcext:condition calcext:apply-style-name="Empty" calcext:value="=&quot;-1&quot;" calcext:base-cell-address="LAYERS.T36"/>
          </calcext:conditional-format>
          <calcext:conditional-format calcext:target-range-address="LAYERS.U36:LAYERS.U36">
            <calcext:condition calcext:apply-style-name="Empty" calcext:value="=&quot;00&quot;" calcext:base-cell-address="LAYERS.U36"/>
            <calcext:condition calcext:apply-style-name="Grass1" calcext:value="=&quot;01&quot;" calcext:base-cell-address="LAYERS.U36"/>
            <calcext:condition calcext:apply-style-name="Grass2" calcext:value="=&quot;02&quot;" calcext:base-cell-address="LAYERS.U36"/>
            <calcext:condition calcext:apply-style-name="Road1" calcext:value="=&quot;03&quot;" calcext:base-cell-address="LAYERS.U36"/>
            <calcext:condition calcext:apply-style-name="Road2" calcext:value="=&quot;04&quot;" calcext:base-cell-address="LAYERS.U36"/>
            <calcext:condition calcext:apply-style-name="Wast" calcext:value="=&quot;05&quot;" calcext:base-cell-address="LAYERS.U36"/>
            <calcext:condition calcext:apply-style-name="Rock" calcext:value="=&quot;06&quot;" calcext:base-cell-address="LAYERS.U36"/>
            <calcext:condition calcext:apply-style-name="Water" calcext:value="=&quot;07&quot;" calcext:base-cell-address="LAYERS.U36"/>
            <calcext:condition calcext:apply-style-name="Empty" calcext:value="=&quot;08&quot;" calcext:base-cell-address="LAYERS.U36"/>
            <calcext:condition calcext:apply-style-name="Empty" calcext:value="=&quot;-1&quot;" calcext:base-cell-address="LAYERS.U36"/>
          </calcext:conditional-format>
          <calcext:conditional-format calcext:target-range-address="LAYERS.V36:LAYERS.V36">
            <calcext:condition calcext:apply-style-name="Empty" calcext:value="=&quot;00&quot;" calcext:base-cell-address="LAYERS.V36"/>
            <calcext:condition calcext:apply-style-name="Grass1" calcext:value="=&quot;01&quot;" calcext:base-cell-address="LAYERS.V36"/>
            <calcext:condition calcext:apply-style-name="Grass2" calcext:value="=&quot;02&quot;" calcext:base-cell-address="LAYERS.V36"/>
            <calcext:condition calcext:apply-style-name="Road1" calcext:value="=&quot;03&quot;" calcext:base-cell-address="LAYERS.V36"/>
            <calcext:condition calcext:apply-style-name="Road2" calcext:value="=&quot;04&quot;" calcext:base-cell-address="LAYERS.V36"/>
            <calcext:condition calcext:apply-style-name="Wast" calcext:value="=&quot;05&quot;" calcext:base-cell-address="LAYERS.V36"/>
            <calcext:condition calcext:apply-style-name="Rock" calcext:value="=&quot;06&quot;" calcext:base-cell-address="LAYERS.V36"/>
            <calcext:condition calcext:apply-style-name="Water" calcext:value="=&quot;07&quot;" calcext:base-cell-address="LAYERS.V36"/>
            <calcext:condition calcext:apply-style-name="Empty" calcext:value="=&quot;08&quot;" calcext:base-cell-address="LAYERS.V36"/>
            <calcext:condition calcext:apply-style-name="Empty" calcext:value="=&quot;-1&quot;" calcext:base-cell-address="LAYERS.V36"/>
          </calcext:conditional-format>
          <calcext:conditional-format calcext:target-range-address="LAYERS.W36:LAYERS.W36">
            <calcext:condition calcext:apply-style-name="Empty" calcext:value="=&quot;00&quot;" calcext:base-cell-address="LAYERS.W36"/>
            <calcext:condition calcext:apply-style-name="Grass1" calcext:value="=&quot;01&quot;" calcext:base-cell-address="LAYERS.W36"/>
            <calcext:condition calcext:apply-style-name="Grass2" calcext:value="=&quot;02&quot;" calcext:base-cell-address="LAYERS.W36"/>
            <calcext:condition calcext:apply-style-name="Road1" calcext:value="=&quot;03&quot;" calcext:base-cell-address="LAYERS.W36"/>
            <calcext:condition calcext:apply-style-name="Road2" calcext:value="=&quot;04&quot;" calcext:base-cell-address="LAYERS.W36"/>
            <calcext:condition calcext:apply-style-name="Wast" calcext:value="=&quot;05&quot;" calcext:base-cell-address="LAYERS.W36"/>
            <calcext:condition calcext:apply-style-name="Rock" calcext:value="=&quot;06&quot;" calcext:base-cell-address="LAYERS.W36"/>
            <calcext:condition calcext:apply-style-name="Water" calcext:value="=&quot;07&quot;" calcext:base-cell-address="LAYERS.W36"/>
            <calcext:condition calcext:apply-style-name="Empty" calcext:value="=&quot;08&quot;" calcext:base-cell-address="LAYERS.W36"/>
            <calcext:condition calcext:apply-style-name="Empty" calcext:value="=&quot;-1&quot;" calcext:base-cell-address="LAYERS.W36"/>
          </calcext:conditional-format>
          <calcext:conditional-format calcext:target-range-address="LAYERS.X36:LAYERS.X36">
            <calcext:condition calcext:apply-style-name="Empty" calcext:value="=&quot;00&quot;" calcext:base-cell-address="LAYERS.X36"/>
            <calcext:condition calcext:apply-style-name="Grass1" calcext:value="=&quot;01&quot;" calcext:base-cell-address="LAYERS.X36"/>
            <calcext:condition calcext:apply-style-name="Grass2" calcext:value="=&quot;02&quot;" calcext:base-cell-address="LAYERS.X36"/>
            <calcext:condition calcext:apply-style-name="Road1" calcext:value="=&quot;03&quot;" calcext:base-cell-address="LAYERS.X36"/>
            <calcext:condition calcext:apply-style-name="Road2" calcext:value="=&quot;04&quot;" calcext:base-cell-address="LAYERS.X36"/>
            <calcext:condition calcext:apply-style-name="Wast" calcext:value="=&quot;05&quot;" calcext:base-cell-address="LAYERS.X36"/>
            <calcext:condition calcext:apply-style-name="Rock" calcext:value="=&quot;06&quot;" calcext:base-cell-address="LAYERS.X36"/>
            <calcext:condition calcext:apply-style-name="Water" calcext:value="=&quot;07&quot;" calcext:base-cell-address="LAYERS.X36"/>
            <calcext:condition calcext:apply-style-name="Empty" calcext:value="=&quot;08&quot;" calcext:base-cell-address="LAYERS.X36"/>
            <calcext:condition calcext:apply-style-name="Empty" calcext:value="=&quot;-1&quot;" calcext:base-cell-address="LAYERS.X36"/>
          </calcext:conditional-format>
          <calcext:conditional-format calcext:target-range-address="LAYERS.Y36:LAYERS.Y36">
            <calcext:condition calcext:apply-style-name="Empty" calcext:value="=&quot;00&quot;" calcext:base-cell-address="LAYERS.Y36"/>
            <calcext:condition calcext:apply-style-name="Grass1" calcext:value="=&quot;01&quot;" calcext:base-cell-address="LAYERS.Y36"/>
            <calcext:condition calcext:apply-style-name="Grass2" calcext:value="=&quot;02&quot;" calcext:base-cell-address="LAYERS.Y36"/>
            <calcext:condition calcext:apply-style-name="Road1" calcext:value="=&quot;03&quot;" calcext:base-cell-address="LAYERS.Y36"/>
            <calcext:condition calcext:apply-style-name="Road2" calcext:value="=&quot;04&quot;" calcext:base-cell-address="LAYERS.Y36"/>
            <calcext:condition calcext:apply-style-name="Wast" calcext:value="=&quot;05&quot;" calcext:base-cell-address="LAYERS.Y36"/>
            <calcext:condition calcext:apply-style-name="Rock" calcext:value="=&quot;06&quot;" calcext:base-cell-address="LAYERS.Y36"/>
            <calcext:condition calcext:apply-style-name="Water" calcext:value="=&quot;07&quot;" calcext:base-cell-address="LAYERS.Y36"/>
            <calcext:condition calcext:apply-style-name="Empty" calcext:value="=&quot;08&quot;" calcext:base-cell-address="LAYERS.Y36"/>
            <calcext:condition calcext:apply-style-name="Empty" calcext:value="=&quot;-1&quot;" calcext:base-cell-address="LAYERS.Y36"/>
          </calcext:conditional-format>
          <calcext:conditional-format calcext:target-range-address="LAYERS.Z36:LAYERS.Z36">
            <calcext:condition calcext:apply-style-name="Empty" calcext:value="=&quot;00&quot;" calcext:base-cell-address="LAYERS.Z36"/>
            <calcext:condition calcext:apply-style-name="Grass1" calcext:value="=&quot;01&quot;" calcext:base-cell-address="LAYERS.Z36"/>
            <calcext:condition calcext:apply-style-name="Grass2" calcext:value="=&quot;02&quot;" calcext:base-cell-address="LAYERS.Z36"/>
            <calcext:condition calcext:apply-style-name="Road1" calcext:value="=&quot;03&quot;" calcext:base-cell-address="LAYERS.Z36"/>
            <calcext:condition calcext:apply-style-name="Road2" calcext:value="=&quot;04&quot;" calcext:base-cell-address="LAYERS.Z36"/>
            <calcext:condition calcext:apply-style-name="Wast" calcext:value="=&quot;05&quot;" calcext:base-cell-address="LAYERS.Z36"/>
            <calcext:condition calcext:apply-style-name="Rock" calcext:value="=&quot;06&quot;" calcext:base-cell-address="LAYERS.Z36"/>
            <calcext:condition calcext:apply-style-name="Water" calcext:value="=&quot;07&quot;" calcext:base-cell-address="LAYERS.Z36"/>
            <calcext:condition calcext:apply-style-name="Empty" calcext:value="=&quot;08&quot;" calcext:base-cell-address="LAYERS.Z36"/>
            <calcext:condition calcext:apply-style-name="Empty" calcext:value="=&quot;-1&quot;" calcext:base-cell-address="LAYERS.Z36"/>
          </calcext:conditional-format>
          <calcext:conditional-format calcext:target-range-address="LAYERS.AA36:LAYERS.AA36">
            <calcext:condition calcext:apply-style-name="Empty" calcext:value="=&quot;00&quot;" calcext:base-cell-address="LAYERS.AA36"/>
            <calcext:condition calcext:apply-style-name="Grass1" calcext:value="=&quot;01&quot;" calcext:base-cell-address="LAYERS.AA36"/>
            <calcext:condition calcext:apply-style-name="Grass2" calcext:value="=&quot;02&quot;" calcext:base-cell-address="LAYERS.AA36"/>
            <calcext:condition calcext:apply-style-name="Road1" calcext:value="=&quot;03&quot;" calcext:base-cell-address="LAYERS.AA36"/>
            <calcext:condition calcext:apply-style-name="Road2" calcext:value="=&quot;04&quot;" calcext:base-cell-address="LAYERS.AA36"/>
            <calcext:condition calcext:apply-style-name="Wast" calcext:value="=&quot;05&quot;" calcext:base-cell-address="LAYERS.AA36"/>
            <calcext:condition calcext:apply-style-name="Rock" calcext:value="=&quot;06&quot;" calcext:base-cell-address="LAYERS.AA36"/>
            <calcext:condition calcext:apply-style-name="Water" calcext:value="=&quot;07&quot;" calcext:base-cell-address="LAYERS.AA36"/>
            <calcext:condition calcext:apply-style-name="Empty" calcext:value="=&quot;08&quot;" calcext:base-cell-address="LAYERS.AA36"/>
            <calcext:condition calcext:apply-style-name="Empty" calcext:value="=&quot;-1&quot;" calcext:base-cell-address="LAYERS.AA36"/>
          </calcext:conditional-format>
          <calcext:conditional-format calcext:target-range-address="LAYERS.AB36:LAYERS.AB36">
            <calcext:condition calcext:apply-style-name="Empty" calcext:value="=&quot;00&quot;" calcext:base-cell-address="LAYERS.AB36"/>
            <calcext:condition calcext:apply-style-name="Grass1" calcext:value="=&quot;01&quot;" calcext:base-cell-address="LAYERS.AB36"/>
            <calcext:condition calcext:apply-style-name="Grass2" calcext:value="=&quot;02&quot;" calcext:base-cell-address="LAYERS.AB36"/>
            <calcext:condition calcext:apply-style-name="Road1" calcext:value="=&quot;03&quot;" calcext:base-cell-address="LAYERS.AB36"/>
            <calcext:condition calcext:apply-style-name="Road2" calcext:value="=&quot;04&quot;" calcext:base-cell-address="LAYERS.AB36"/>
            <calcext:condition calcext:apply-style-name="Wast" calcext:value="=&quot;05&quot;" calcext:base-cell-address="LAYERS.AB36"/>
            <calcext:condition calcext:apply-style-name="Rock" calcext:value="=&quot;06&quot;" calcext:base-cell-address="LAYERS.AB36"/>
            <calcext:condition calcext:apply-style-name="Water" calcext:value="=&quot;07&quot;" calcext:base-cell-address="LAYERS.AB36"/>
            <calcext:condition calcext:apply-style-name="Empty" calcext:value="=&quot;08&quot;" calcext:base-cell-address="LAYERS.AB36"/>
            <calcext:condition calcext:apply-style-name="Empty" calcext:value="=&quot;-1&quot;" calcext:base-cell-address="LAYERS.AB36"/>
          </calcext:conditional-format>
          <calcext:conditional-format calcext:target-range-address="LAYERS.AC36:LAYERS.AC36">
            <calcext:condition calcext:apply-style-name="Empty" calcext:value="=&quot;00&quot;" calcext:base-cell-address="LAYERS.AC36"/>
            <calcext:condition calcext:apply-style-name="Grass1" calcext:value="=&quot;01&quot;" calcext:base-cell-address="LAYERS.AC36"/>
            <calcext:condition calcext:apply-style-name="Grass2" calcext:value="=&quot;02&quot;" calcext:base-cell-address="LAYERS.AC36"/>
            <calcext:condition calcext:apply-style-name="Road1" calcext:value="=&quot;03&quot;" calcext:base-cell-address="LAYERS.AC36"/>
            <calcext:condition calcext:apply-style-name="Road2" calcext:value="=&quot;04&quot;" calcext:base-cell-address="LAYERS.AC36"/>
            <calcext:condition calcext:apply-style-name="Wast" calcext:value="=&quot;05&quot;" calcext:base-cell-address="LAYERS.AC36"/>
            <calcext:condition calcext:apply-style-name="Rock" calcext:value="=&quot;06&quot;" calcext:base-cell-address="LAYERS.AC36"/>
            <calcext:condition calcext:apply-style-name="Water" calcext:value="=&quot;07&quot;" calcext:base-cell-address="LAYERS.AC36"/>
            <calcext:condition calcext:apply-style-name="Empty" calcext:value="=&quot;08&quot;" calcext:base-cell-address="LAYERS.AC36"/>
            <calcext:condition calcext:apply-style-name="Empty" calcext:value="=&quot;-1&quot;" calcext:base-cell-address="LAYERS.AC36"/>
          </calcext:conditional-format>
          <calcext:conditional-format calcext:target-range-address="LAYERS.AD36:LAYERS.AD36">
            <calcext:condition calcext:apply-style-name="Empty" calcext:value="=&quot;00&quot;" calcext:base-cell-address="LAYERS.AD36"/>
            <calcext:condition calcext:apply-style-name="Grass1" calcext:value="=&quot;01&quot;" calcext:base-cell-address="LAYERS.AD36"/>
            <calcext:condition calcext:apply-style-name="Grass2" calcext:value="=&quot;02&quot;" calcext:base-cell-address="LAYERS.AD36"/>
            <calcext:condition calcext:apply-style-name="Road1" calcext:value="=&quot;03&quot;" calcext:base-cell-address="LAYERS.AD36"/>
            <calcext:condition calcext:apply-style-name="Road2" calcext:value="=&quot;04&quot;" calcext:base-cell-address="LAYERS.AD36"/>
            <calcext:condition calcext:apply-style-name="Wast" calcext:value="=&quot;05&quot;" calcext:base-cell-address="LAYERS.AD36"/>
            <calcext:condition calcext:apply-style-name="Rock" calcext:value="=&quot;06&quot;" calcext:base-cell-address="LAYERS.AD36"/>
            <calcext:condition calcext:apply-style-name="Water" calcext:value="=&quot;07&quot;" calcext:base-cell-address="LAYERS.AD36"/>
            <calcext:condition calcext:apply-style-name="Empty" calcext:value="=&quot;08&quot;" calcext:base-cell-address="LAYERS.AD36"/>
            <calcext:condition calcext:apply-style-name="Empty" calcext:value="=&quot;-1&quot;" calcext:base-cell-address="LAYERS.AD36"/>
          </calcext:conditional-format>
          <calcext:conditional-format calcext:target-range-address="LAYERS.AE36:LAYERS.AE36">
            <calcext:condition calcext:apply-style-name="Empty" calcext:value="=&quot;00&quot;" calcext:base-cell-address="LAYERS.AE36"/>
            <calcext:condition calcext:apply-style-name="Grass1" calcext:value="=&quot;01&quot;" calcext:base-cell-address="LAYERS.AE36"/>
            <calcext:condition calcext:apply-style-name="Grass2" calcext:value="=&quot;02&quot;" calcext:base-cell-address="LAYERS.AE36"/>
            <calcext:condition calcext:apply-style-name="Road1" calcext:value="=&quot;03&quot;" calcext:base-cell-address="LAYERS.AE36"/>
            <calcext:condition calcext:apply-style-name="Road2" calcext:value="=&quot;04&quot;" calcext:base-cell-address="LAYERS.AE36"/>
            <calcext:condition calcext:apply-style-name="Wast" calcext:value="=&quot;05&quot;" calcext:base-cell-address="LAYERS.AE36"/>
            <calcext:condition calcext:apply-style-name="Rock" calcext:value="=&quot;06&quot;" calcext:base-cell-address="LAYERS.AE36"/>
            <calcext:condition calcext:apply-style-name="Water" calcext:value="=&quot;07&quot;" calcext:base-cell-address="LAYERS.AE36"/>
            <calcext:condition calcext:apply-style-name="Empty" calcext:value="=&quot;08&quot;" calcext:base-cell-address="LAYERS.AE36"/>
            <calcext:condition calcext:apply-style-name="Empty" calcext:value="=&quot;-1&quot;" calcext:base-cell-address="LAYERS.AE36"/>
          </calcext:conditional-format>
          <calcext:conditional-format calcext:target-range-address="LAYERS.AF36:LAYERS.AF36">
            <calcext:condition calcext:apply-style-name="Empty" calcext:value="=&quot;00&quot;" calcext:base-cell-address="LAYERS.AF36"/>
            <calcext:condition calcext:apply-style-name="Grass1" calcext:value="=&quot;01&quot;" calcext:base-cell-address="LAYERS.AF36"/>
            <calcext:condition calcext:apply-style-name="Grass2" calcext:value="=&quot;02&quot;" calcext:base-cell-address="LAYERS.AF36"/>
            <calcext:condition calcext:apply-style-name="Road1" calcext:value="=&quot;03&quot;" calcext:base-cell-address="LAYERS.AF36"/>
            <calcext:condition calcext:apply-style-name="Road2" calcext:value="=&quot;04&quot;" calcext:base-cell-address="LAYERS.AF36"/>
            <calcext:condition calcext:apply-style-name="Wast" calcext:value="=&quot;05&quot;" calcext:base-cell-address="LAYERS.AF36"/>
            <calcext:condition calcext:apply-style-name="Rock" calcext:value="=&quot;06&quot;" calcext:base-cell-address="LAYERS.AF36"/>
            <calcext:condition calcext:apply-style-name="Water" calcext:value="=&quot;07&quot;" calcext:base-cell-address="LAYERS.AF36"/>
            <calcext:condition calcext:apply-style-name="Empty" calcext:value="=&quot;08&quot;" calcext:base-cell-address="LAYERS.AF36"/>
            <calcext:condition calcext:apply-style-name="Empty" calcext:value="=&quot;-1&quot;" calcext:base-cell-address="LAYERS.AF36"/>
          </calcext:conditional-format>
          <calcext:conditional-format calcext:target-range-address="LAYERS.C37:LAYERS.C37">
            <calcext:condition calcext:apply-style-name="Empty" calcext:value="=&quot;00&quot;" calcext:base-cell-address="LAYERS.C37"/>
            <calcext:condition calcext:apply-style-name="Grass1" calcext:value="=&quot;01&quot;" calcext:base-cell-address="LAYERS.C37"/>
            <calcext:condition calcext:apply-style-name="Grass2" calcext:value="=&quot;02&quot;" calcext:base-cell-address="LAYERS.C37"/>
            <calcext:condition calcext:apply-style-name="Road1" calcext:value="=&quot;03&quot;" calcext:base-cell-address="LAYERS.C37"/>
            <calcext:condition calcext:apply-style-name="Road2" calcext:value="=&quot;04&quot;" calcext:base-cell-address="LAYERS.C37"/>
            <calcext:condition calcext:apply-style-name="Wast" calcext:value="=&quot;05&quot;" calcext:base-cell-address="LAYERS.C37"/>
            <calcext:condition calcext:apply-style-name="Rock" calcext:value="=&quot;06&quot;" calcext:base-cell-address="LAYERS.C37"/>
            <calcext:condition calcext:apply-style-name="Water" calcext:value="=&quot;07&quot;" calcext:base-cell-address="LAYERS.C37"/>
            <calcext:condition calcext:apply-style-name="Empty" calcext:value="=&quot;08&quot;" calcext:base-cell-address="LAYERS.C37"/>
          </calcext:conditional-format>
          <calcext:conditional-format calcext:target-range-address="LAYERS.D37:LAYERS.D37">
            <calcext:condition calcext:apply-style-name="Empty" calcext:value="=&quot;00&quot;" calcext:base-cell-address="LAYERS.D37"/>
            <calcext:condition calcext:apply-style-name="Grass1" calcext:value="=&quot;01&quot;" calcext:base-cell-address="LAYERS.D37"/>
            <calcext:condition calcext:apply-style-name="Grass2" calcext:value="=&quot;02&quot;" calcext:base-cell-address="LAYERS.D37"/>
            <calcext:condition calcext:apply-style-name="Road1" calcext:value="=&quot;03&quot;" calcext:base-cell-address="LAYERS.D37"/>
            <calcext:condition calcext:apply-style-name="Road2" calcext:value="=&quot;04&quot;" calcext:base-cell-address="LAYERS.D37"/>
            <calcext:condition calcext:apply-style-name="Wast" calcext:value="=&quot;05&quot;" calcext:base-cell-address="LAYERS.D37"/>
            <calcext:condition calcext:apply-style-name="Rock" calcext:value="=&quot;06&quot;" calcext:base-cell-address="LAYERS.D37"/>
            <calcext:condition calcext:apply-style-name="Water" calcext:value="=&quot;07&quot;" calcext:base-cell-address="LAYERS.D37"/>
            <calcext:condition calcext:apply-style-name="Empty" calcext:value="=&quot;08&quot;" calcext:base-cell-address="LAYERS.D37"/>
          </calcext:conditional-format>
          <calcext:conditional-format calcext:target-range-address="LAYERS.E37:LAYERS.E37">
            <calcext:condition calcext:apply-style-name="Empty" calcext:value="=&quot;00&quot;" calcext:base-cell-address="LAYERS.E37"/>
            <calcext:condition calcext:apply-style-name="Grass1" calcext:value="=&quot;01&quot;" calcext:base-cell-address="LAYERS.E37"/>
            <calcext:condition calcext:apply-style-name="Grass2" calcext:value="=&quot;02&quot;" calcext:base-cell-address="LAYERS.E37"/>
            <calcext:condition calcext:apply-style-name="Road1" calcext:value="=&quot;03&quot;" calcext:base-cell-address="LAYERS.E37"/>
            <calcext:condition calcext:apply-style-name="Road2" calcext:value="=&quot;04&quot;" calcext:base-cell-address="LAYERS.E37"/>
            <calcext:condition calcext:apply-style-name="Wast" calcext:value="=&quot;05&quot;" calcext:base-cell-address="LAYERS.E37"/>
            <calcext:condition calcext:apply-style-name="Rock" calcext:value="=&quot;06&quot;" calcext:base-cell-address="LAYERS.E37"/>
            <calcext:condition calcext:apply-style-name="Water" calcext:value="=&quot;07&quot;" calcext:base-cell-address="LAYERS.E37"/>
            <calcext:condition calcext:apply-style-name="Empty" calcext:value="=&quot;08&quot;" calcext:base-cell-address="LAYERS.E37"/>
          </calcext:conditional-format>
          <calcext:conditional-format calcext:target-range-address="LAYERS.F37:LAYERS.F37">
            <calcext:condition calcext:apply-style-name="Empty" calcext:value="=&quot;00&quot;" calcext:base-cell-address="LAYERS.F37"/>
            <calcext:condition calcext:apply-style-name="Grass1" calcext:value="=&quot;01&quot;" calcext:base-cell-address="LAYERS.F37"/>
            <calcext:condition calcext:apply-style-name="Grass2" calcext:value="=&quot;02&quot;" calcext:base-cell-address="LAYERS.F37"/>
            <calcext:condition calcext:apply-style-name="Road1" calcext:value="=&quot;03&quot;" calcext:base-cell-address="LAYERS.F37"/>
            <calcext:condition calcext:apply-style-name="Road2" calcext:value="=&quot;04&quot;" calcext:base-cell-address="LAYERS.F37"/>
            <calcext:condition calcext:apply-style-name="Wast" calcext:value="=&quot;05&quot;" calcext:base-cell-address="LAYERS.F37"/>
            <calcext:condition calcext:apply-style-name="Rock" calcext:value="=&quot;06&quot;" calcext:base-cell-address="LAYERS.F37"/>
            <calcext:condition calcext:apply-style-name="Water" calcext:value="=&quot;07&quot;" calcext:base-cell-address="LAYERS.F37"/>
            <calcext:condition calcext:apply-style-name="Empty" calcext:value="=&quot;08&quot;" calcext:base-cell-address="LAYERS.F37"/>
          </calcext:conditional-format>
          <calcext:conditional-format calcext:target-range-address="LAYERS.C38:LAYERS.C38">
            <calcext:condition calcext:apply-style-name="Empty" calcext:value="=&quot;00&quot;" calcext:base-cell-address="LAYERS.C38"/>
            <calcext:condition calcext:apply-style-name="Grass1" calcext:value="=&quot;01&quot;" calcext:base-cell-address="LAYERS.C38"/>
            <calcext:condition calcext:apply-style-name="Grass2" calcext:value="=&quot;02&quot;" calcext:base-cell-address="LAYERS.C38"/>
            <calcext:condition calcext:apply-style-name="Road1" calcext:value="=&quot;03&quot;" calcext:base-cell-address="LAYERS.C38"/>
            <calcext:condition calcext:apply-style-name="Road2" calcext:value="=&quot;04&quot;" calcext:base-cell-address="LAYERS.C38"/>
            <calcext:condition calcext:apply-style-name="Wast" calcext:value="=&quot;05&quot;" calcext:base-cell-address="LAYERS.C38"/>
            <calcext:condition calcext:apply-style-name="Rock" calcext:value="=&quot;06&quot;" calcext:base-cell-address="LAYERS.C38"/>
            <calcext:condition calcext:apply-style-name="Water" calcext:value="=&quot;07&quot;" calcext:base-cell-address="LAYERS.C38"/>
            <calcext:condition calcext:apply-style-name="Empty" calcext:value="=&quot;08&quot;" calcext:base-cell-address="LAYERS.C38"/>
          </calcext:conditional-format>
          <calcext:conditional-format calcext:target-range-address="LAYERS.D38:LAYERS.D38">
            <calcext:condition calcext:apply-style-name="Empty" calcext:value="=&quot;00&quot;" calcext:base-cell-address="LAYERS.D38"/>
            <calcext:condition calcext:apply-style-name="Grass1" calcext:value="=&quot;01&quot;" calcext:base-cell-address="LAYERS.D38"/>
            <calcext:condition calcext:apply-style-name="Grass2" calcext:value="=&quot;02&quot;" calcext:base-cell-address="LAYERS.D38"/>
            <calcext:condition calcext:apply-style-name="Road1" calcext:value="=&quot;03&quot;" calcext:base-cell-address="LAYERS.D38"/>
            <calcext:condition calcext:apply-style-name="Road2" calcext:value="=&quot;04&quot;" calcext:base-cell-address="LAYERS.D38"/>
            <calcext:condition calcext:apply-style-name="Wast" calcext:value="=&quot;05&quot;" calcext:base-cell-address="LAYERS.D38"/>
            <calcext:condition calcext:apply-style-name="Rock" calcext:value="=&quot;06&quot;" calcext:base-cell-address="LAYERS.D38"/>
            <calcext:condition calcext:apply-style-name="Water" calcext:value="=&quot;07&quot;" calcext:base-cell-address="LAYERS.D38"/>
            <calcext:condition calcext:apply-style-name="Empty" calcext:value="=&quot;08&quot;" calcext:base-cell-address="LAYERS.D38"/>
          </calcext:conditional-format>
          <calcext:conditional-format calcext:target-range-address="LAYERS.E38:LAYERS.E38">
            <calcext:condition calcext:apply-style-name="Empty" calcext:value="=&quot;00&quot;" calcext:base-cell-address="LAYERS.E38"/>
            <calcext:condition calcext:apply-style-name="Grass1" calcext:value="=&quot;01&quot;" calcext:base-cell-address="LAYERS.E38"/>
            <calcext:condition calcext:apply-style-name="Grass2" calcext:value="=&quot;02&quot;" calcext:base-cell-address="LAYERS.E38"/>
            <calcext:condition calcext:apply-style-name="Road1" calcext:value="=&quot;03&quot;" calcext:base-cell-address="LAYERS.E38"/>
            <calcext:condition calcext:apply-style-name="Road2" calcext:value="=&quot;04&quot;" calcext:base-cell-address="LAYERS.E38"/>
            <calcext:condition calcext:apply-style-name="Wast" calcext:value="=&quot;05&quot;" calcext:base-cell-address="LAYERS.E38"/>
            <calcext:condition calcext:apply-style-name="Rock" calcext:value="=&quot;06&quot;" calcext:base-cell-address="LAYERS.E38"/>
            <calcext:condition calcext:apply-style-name="Water" calcext:value="=&quot;07&quot;" calcext:base-cell-address="LAYERS.E38"/>
            <calcext:condition calcext:apply-style-name="Empty" calcext:value="=&quot;08&quot;" calcext:base-cell-address="LAYERS.E38"/>
          </calcext:conditional-format>
          <calcext:conditional-format calcext:target-range-address="LAYERS.F38:LAYERS.F38">
            <calcext:condition calcext:apply-style-name="Empty" calcext:value="=&quot;00&quot;" calcext:base-cell-address="LAYERS.F38"/>
            <calcext:condition calcext:apply-style-name="Grass1" calcext:value="=&quot;01&quot;" calcext:base-cell-address="LAYERS.F38"/>
            <calcext:condition calcext:apply-style-name="Grass2" calcext:value="=&quot;02&quot;" calcext:base-cell-address="LAYERS.F38"/>
            <calcext:condition calcext:apply-style-name="Road1" calcext:value="=&quot;03&quot;" calcext:base-cell-address="LAYERS.F38"/>
            <calcext:condition calcext:apply-style-name="Road2" calcext:value="=&quot;04&quot;" calcext:base-cell-address="LAYERS.F38"/>
            <calcext:condition calcext:apply-style-name="Wast" calcext:value="=&quot;05&quot;" calcext:base-cell-address="LAYERS.F38"/>
            <calcext:condition calcext:apply-style-name="Rock" calcext:value="=&quot;06&quot;" calcext:base-cell-address="LAYERS.F38"/>
            <calcext:condition calcext:apply-style-name="Water" calcext:value="=&quot;07&quot;" calcext:base-cell-address="LAYERS.F38"/>
            <calcext:condition calcext:apply-style-name="Empty" calcext:value="=&quot;08&quot;" calcext:base-cell-address="LAYERS.F38"/>
          </calcext:conditional-format>
          <calcext:conditional-format calcext:target-range-address="LAYERS.C39:LAYERS.C39">
            <calcext:condition calcext:apply-style-name="Empty" calcext:value="=&quot;00&quot;" calcext:base-cell-address="LAYERS.C39"/>
            <calcext:condition calcext:apply-style-name="Grass1" calcext:value="=&quot;01&quot;" calcext:base-cell-address="LAYERS.C39"/>
            <calcext:condition calcext:apply-style-name="Grass2" calcext:value="=&quot;02&quot;" calcext:base-cell-address="LAYERS.C39"/>
            <calcext:condition calcext:apply-style-name="Road1" calcext:value="=&quot;03&quot;" calcext:base-cell-address="LAYERS.C39"/>
            <calcext:condition calcext:apply-style-name="Road2" calcext:value="=&quot;04&quot;" calcext:base-cell-address="LAYERS.C39"/>
            <calcext:condition calcext:apply-style-name="Wast" calcext:value="=&quot;05&quot;" calcext:base-cell-address="LAYERS.C39"/>
            <calcext:condition calcext:apply-style-name="Rock" calcext:value="=&quot;06&quot;" calcext:base-cell-address="LAYERS.C39"/>
            <calcext:condition calcext:apply-style-name="Water" calcext:value="=&quot;07&quot;" calcext:base-cell-address="LAYERS.C39"/>
            <calcext:condition calcext:apply-style-name="Empty" calcext:value="=&quot;08&quot;" calcext:base-cell-address="LAYERS.C39"/>
          </calcext:conditional-format>
          <calcext:conditional-format calcext:target-range-address="LAYERS.D39:LAYERS.D39">
            <calcext:condition calcext:apply-style-name="Empty" calcext:value="=&quot;00&quot;" calcext:base-cell-address="LAYERS.D39"/>
            <calcext:condition calcext:apply-style-name="Grass1" calcext:value="=&quot;01&quot;" calcext:base-cell-address="LAYERS.D39"/>
            <calcext:condition calcext:apply-style-name="Grass2" calcext:value="=&quot;02&quot;" calcext:base-cell-address="LAYERS.D39"/>
            <calcext:condition calcext:apply-style-name="Road1" calcext:value="=&quot;03&quot;" calcext:base-cell-address="LAYERS.D39"/>
            <calcext:condition calcext:apply-style-name="Road2" calcext:value="=&quot;04&quot;" calcext:base-cell-address="LAYERS.D39"/>
            <calcext:condition calcext:apply-style-name="Wast" calcext:value="=&quot;05&quot;" calcext:base-cell-address="LAYERS.D39"/>
            <calcext:condition calcext:apply-style-name="Rock" calcext:value="=&quot;06&quot;" calcext:base-cell-address="LAYERS.D39"/>
            <calcext:condition calcext:apply-style-name="Water" calcext:value="=&quot;07&quot;" calcext:base-cell-address="LAYERS.D39"/>
            <calcext:condition calcext:apply-style-name="Empty" calcext:value="=&quot;08&quot;" calcext:base-cell-address="LAYERS.D39"/>
          </calcext:conditional-format>
          <calcext:conditional-format calcext:target-range-address="LAYERS.E39:LAYERS.E39">
            <calcext:condition calcext:apply-style-name="Empty" calcext:value="=&quot;00&quot;" calcext:base-cell-address="LAYERS.E39"/>
            <calcext:condition calcext:apply-style-name="Grass1" calcext:value="=&quot;01&quot;" calcext:base-cell-address="LAYERS.E39"/>
            <calcext:condition calcext:apply-style-name="Grass2" calcext:value="=&quot;02&quot;" calcext:base-cell-address="LAYERS.E39"/>
            <calcext:condition calcext:apply-style-name="Road1" calcext:value="=&quot;03&quot;" calcext:base-cell-address="LAYERS.E39"/>
            <calcext:condition calcext:apply-style-name="Road2" calcext:value="=&quot;04&quot;" calcext:base-cell-address="LAYERS.E39"/>
            <calcext:condition calcext:apply-style-name="Wast" calcext:value="=&quot;05&quot;" calcext:base-cell-address="LAYERS.E39"/>
            <calcext:condition calcext:apply-style-name="Rock" calcext:value="=&quot;06&quot;" calcext:base-cell-address="LAYERS.E39"/>
            <calcext:condition calcext:apply-style-name="Water" calcext:value="=&quot;07&quot;" calcext:base-cell-address="LAYERS.E39"/>
            <calcext:condition calcext:apply-style-name="Empty" calcext:value="=&quot;08&quot;" calcext:base-cell-address="LAYERS.E39"/>
          </calcext:conditional-format>
          <calcext:conditional-format calcext:target-range-address="LAYERS.F39:LAYERS.F39">
            <calcext:condition calcext:apply-style-name="Empty" calcext:value="=&quot;00&quot;" calcext:base-cell-address="LAYERS.F39"/>
            <calcext:condition calcext:apply-style-name="Grass1" calcext:value="=&quot;01&quot;" calcext:base-cell-address="LAYERS.F39"/>
            <calcext:condition calcext:apply-style-name="Grass2" calcext:value="=&quot;02&quot;" calcext:base-cell-address="LAYERS.F39"/>
            <calcext:condition calcext:apply-style-name="Road1" calcext:value="=&quot;03&quot;" calcext:base-cell-address="LAYERS.F39"/>
            <calcext:condition calcext:apply-style-name="Road2" calcext:value="=&quot;04&quot;" calcext:base-cell-address="LAYERS.F39"/>
            <calcext:condition calcext:apply-style-name="Wast" calcext:value="=&quot;05&quot;" calcext:base-cell-address="LAYERS.F39"/>
            <calcext:condition calcext:apply-style-name="Rock" calcext:value="=&quot;06&quot;" calcext:base-cell-address="LAYERS.F39"/>
            <calcext:condition calcext:apply-style-name="Water" calcext:value="=&quot;07&quot;" calcext:base-cell-address="LAYERS.F39"/>
            <calcext:condition calcext:apply-style-name="Empty" calcext:value="=&quot;08&quot;" calcext:base-cell-address="LAYERS.F39"/>
          </calcext:conditional-format>
          <calcext:conditional-format calcext:target-range-address="LAYERS.C40:LAYERS.C40">
            <calcext:condition calcext:apply-style-name="Empty" calcext:value="=&quot;00&quot;" calcext:base-cell-address="LAYERS.C40"/>
            <calcext:condition calcext:apply-style-name="Grass1" calcext:value="=&quot;01&quot;" calcext:base-cell-address="LAYERS.C40"/>
            <calcext:condition calcext:apply-style-name="Grass2" calcext:value="=&quot;02&quot;" calcext:base-cell-address="LAYERS.C40"/>
            <calcext:condition calcext:apply-style-name="Road1" calcext:value="=&quot;03&quot;" calcext:base-cell-address="LAYERS.C40"/>
            <calcext:condition calcext:apply-style-name="Road2" calcext:value="=&quot;04&quot;" calcext:base-cell-address="LAYERS.C40"/>
            <calcext:condition calcext:apply-style-name="Wast" calcext:value="=&quot;05&quot;" calcext:base-cell-address="LAYERS.C40"/>
            <calcext:condition calcext:apply-style-name="Rock" calcext:value="=&quot;06&quot;" calcext:base-cell-address="LAYERS.C40"/>
            <calcext:condition calcext:apply-style-name="Water" calcext:value="=&quot;07&quot;" calcext:base-cell-address="LAYERS.C40"/>
            <calcext:condition calcext:apply-style-name="Empty" calcext:value="=&quot;08&quot;" calcext:base-cell-address="LAYERS.C40"/>
          </calcext:conditional-format>
          <calcext:conditional-format calcext:target-range-address="LAYERS.D40:LAYERS.D40">
            <calcext:condition calcext:apply-style-name="Empty" calcext:value="=&quot;00&quot;" calcext:base-cell-address="LAYERS.D40"/>
            <calcext:condition calcext:apply-style-name="Grass1" calcext:value="=&quot;01&quot;" calcext:base-cell-address="LAYERS.D40"/>
            <calcext:condition calcext:apply-style-name="Grass2" calcext:value="=&quot;02&quot;" calcext:base-cell-address="LAYERS.D40"/>
            <calcext:condition calcext:apply-style-name="Road1" calcext:value="=&quot;03&quot;" calcext:base-cell-address="LAYERS.D40"/>
            <calcext:condition calcext:apply-style-name="Road2" calcext:value="=&quot;04&quot;" calcext:base-cell-address="LAYERS.D40"/>
            <calcext:condition calcext:apply-style-name="Wast" calcext:value="=&quot;05&quot;" calcext:base-cell-address="LAYERS.D40"/>
            <calcext:condition calcext:apply-style-name="Rock" calcext:value="=&quot;06&quot;" calcext:base-cell-address="LAYERS.D40"/>
            <calcext:condition calcext:apply-style-name="Water" calcext:value="=&quot;07&quot;" calcext:base-cell-address="LAYERS.D40"/>
            <calcext:condition calcext:apply-style-name="Empty" calcext:value="=&quot;08&quot;" calcext:base-cell-address="LAYERS.D40"/>
          </calcext:conditional-format>
          <calcext:conditional-format calcext:target-range-address="LAYERS.E40:LAYERS.E40">
            <calcext:condition calcext:apply-style-name="Empty" calcext:value="=&quot;00&quot;" calcext:base-cell-address="LAYERS.E40"/>
            <calcext:condition calcext:apply-style-name="Grass1" calcext:value="=&quot;01&quot;" calcext:base-cell-address="LAYERS.E40"/>
            <calcext:condition calcext:apply-style-name="Grass2" calcext:value="=&quot;02&quot;" calcext:base-cell-address="LAYERS.E40"/>
            <calcext:condition calcext:apply-style-name="Road1" calcext:value="=&quot;03&quot;" calcext:base-cell-address="LAYERS.E40"/>
            <calcext:condition calcext:apply-style-name="Road2" calcext:value="=&quot;04&quot;" calcext:base-cell-address="LAYERS.E40"/>
            <calcext:condition calcext:apply-style-name="Wast" calcext:value="=&quot;05&quot;" calcext:base-cell-address="LAYERS.E40"/>
            <calcext:condition calcext:apply-style-name="Rock" calcext:value="=&quot;06&quot;" calcext:base-cell-address="LAYERS.E40"/>
            <calcext:condition calcext:apply-style-name="Water" calcext:value="=&quot;07&quot;" calcext:base-cell-address="LAYERS.E40"/>
            <calcext:condition calcext:apply-style-name="Empty" calcext:value="=&quot;08&quot;" calcext:base-cell-address="LAYERS.E40"/>
          </calcext:conditional-format>
          <calcext:conditional-format calcext:target-range-address="LAYERS.F40:LAYERS.F40">
            <calcext:condition calcext:apply-style-name="Empty" calcext:value="=&quot;00&quot;" calcext:base-cell-address="LAYERS.F40"/>
            <calcext:condition calcext:apply-style-name="Grass1" calcext:value="=&quot;01&quot;" calcext:base-cell-address="LAYERS.F40"/>
            <calcext:condition calcext:apply-style-name="Grass2" calcext:value="=&quot;02&quot;" calcext:base-cell-address="LAYERS.F40"/>
            <calcext:condition calcext:apply-style-name="Road1" calcext:value="=&quot;03&quot;" calcext:base-cell-address="LAYERS.F40"/>
            <calcext:condition calcext:apply-style-name="Road2" calcext:value="=&quot;04&quot;" calcext:base-cell-address="LAYERS.F40"/>
            <calcext:condition calcext:apply-style-name="Wast" calcext:value="=&quot;05&quot;" calcext:base-cell-address="LAYERS.F40"/>
            <calcext:condition calcext:apply-style-name="Rock" calcext:value="=&quot;06&quot;" calcext:base-cell-address="LAYERS.F40"/>
            <calcext:condition calcext:apply-style-name="Water" calcext:value="=&quot;07&quot;" calcext:base-cell-address="LAYERS.F40"/>
            <calcext:condition calcext:apply-style-name="Empty" calcext:value="=&quot;08&quot;" calcext:base-cell-address="LAYERS.F40"/>
          </calcext:conditional-format>
          <calcext:conditional-format calcext:target-range-address="LAYERS.C41:LAYERS.C41">
            <calcext:condition calcext:apply-style-name="Empty" calcext:value="=&quot;00&quot;" calcext:base-cell-address="LAYERS.C41"/>
            <calcext:condition calcext:apply-style-name="Grass1" calcext:value="=&quot;01&quot;" calcext:base-cell-address="LAYERS.C41"/>
            <calcext:condition calcext:apply-style-name="Grass2" calcext:value="=&quot;02&quot;" calcext:base-cell-address="LAYERS.C41"/>
            <calcext:condition calcext:apply-style-name="Road1" calcext:value="=&quot;03&quot;" calcext:base-cell-address="LAYERS.C41"/>
            <calcext:condition calcext:apply-style-name="Road2" calcext:value="=&quot;04&quot;" calcext:base-cell-address="LAYERS.C41"/>
            <calcext:condition calcext:apply-style-name="Wast" calcext:value="=&quot;05&quot;" calcext:base-cell-address="LAYERS.C41"/>
            <calcext:condition calcext:apply-style-name="Rock" calcext:value="=&quot;06&quot;" calcext:base-cell-address="LAYERS.C41"/>
            <calcext:condition calcext:apply-style-name="Water" calcext:value="=&quot;07&quot;" calcext:base-cell-address="LAYERS.C41"/>
            <calcext:condition calcext:apply-style-name="Empty" calcext:value="=&quot;08&quot;" calcext:base-cell-address="LAYERS.C41"/>
          </calcext:conditional-format>
          <calcext:conditional-format calcext:target-range-address="LAYERS.D41:LAYERS.D41">
            <calcext:condition calcext:apply-style-name="Empty" calcext:value="=&quot;00&quot;" calcext:base-cell-address="LAYERS.D41"/>
            <calcext:condition calcext:apply-style-name="Grass1" calcext:value="=&quot;01&quot;" calcext:base-cell-address="LAYERS.D41"/>
            <calcext:condition calcext:apply-style-name="Grass2" calcext:value="=&quot;02&quot;" calcext:base-cell-address="LAYERS.D41"/>
            <calcext:condition calcext:apply-style-name="Road1" calcext:value="=&quot;03&quot;" calcext:base-cell-address="LAYERS.D41"/>
            <calcext:condition calcext:apply-style-name="Road2" calcext:value="=&quot;04&quot;" calcext:base-cell-address="LAYERS.D41"/>
            <calcext:condition calcext:apply-style-name="Wast" calcext:value="=&quot;05&quot;" calcext:base-cell-address="LAYERS.D41"/>
            <calcext:condition calcext:apply-style-name="Rock" calcext:value="=&quot;06&quot;" calcext:base-cell-address="LAYERS.D41"/>
            <calcext:condition calcext:apply-style-name="Water" calcext:value="=&quot;07&quot;" calcext:base-cell-address="LAYERS.D41"/>
            <calcext:condition calcext:apply-style-name="Empty" calcext:value="=&quot;08&quot;" calcext:base-cell-address="LAYERS.D41"/>
          </calcext:conditional-format>
          <calcext:conditional-format calcext:target-range-address="LAYERS.E41:LAYERS.E41">
            <calcext:condition calcext:apply-style-name="Empty" calcext:value="=&quot;00&quot;" calcext:base-cell-address="LAYERS.E41"/>
            <calcext:condition calcext:apply-style-name="Grass1" calcext:value="=&quot;01&quot;" calcext:base-cell-address="LAYERS.E41"/>
            <calcext:condition calcext:apply-style-name="Grass2" calcext:value="=&quot;02&quot;" calcext:base-cell-address="LAYERS.E41"/>
            <calcext:condition calcext:apply-style-name="Road1" calcext:value="=&quot;03&quot;" calcext:base-cell-address="LAYERS.E41"/>
            <calcext:condition calcext:apply-style-name="Road2" calcext:value="=&quot;04&quot;" calcext:base-cell-address="LAYERS.E41"/>
            <calcext:condition calcext:apply-style-name="Wast" calcext:value="=&quot;05&quot;" calcext:base-cell-address="LAYERS.E41"/>
            <calcext:condition calcext:apply-style-name="Rock" calcext:value="=&quot;06&quot;" calcext:base-cell-address="LAYERS.E41"/>
            <calcext:condition calcext:apply-style-name="Water" calcext:value="=&quot;07&quot;" calcext:base-cell-address="LAYERS.E41"/>
            <calcext:condition calcext:apply-style-name="Empty" calcext:value="=&quot;08&quot;" calcext:base-cell-address="LAYERS.E41"/>
          </calcext:conditional-format>
          <calcext:conditional-format calcext:target-range-address="LAYERS.F41:LAYERS.F41">
            <calcext:condition calcext:apply-style-name="Empty" calcext:value="=&quot;00&quot;" calcext:base-cell-address="LAYERS.F41"/>
            <calcext:condition calcext:apply-style-name="Grass1" calcext:value="=&quot;01&quot;" calcext:base-cell-address="LAYERS.F41"/>
            <calcext:condition calcext:apply-style-name="Grass2" calcext:value="=&quot;02&quot;" calcext:base-cell-address="LAYERS.F41"/>
            <calcext:condition calcext:apply-style-name="Road1" calcext:value="=&quot;03&quot;" calcext:base-cell-address="LAYERS.F41"/>
            <calcext:condition calcext:apply-style-name="Road2" calcext:value="=&quot;04&quot;" calcext:base-cell-address="LAYERS.F41"/>
            <calcext:condition calcext:apply-style-name="Wast" calcext:value="=&quot;05&quot;" calcext:base-cell-address="LAYERS.F41"/>
            <calcext:condition calcext:apply-style-name="Rock" calcext:value="=&quot;06&quot;" calcext:base-cell-address="LAYERS.F41"/>
            <calcext:condition calcext:apply-style-name="Water" calcext:value="=&quot;07&quot;" calcext:base-cell-address="LAYERS.F41"/>
            <calcext:condition calcext:apply-style-name="Empty" calcext:value="=&quot;08&quot;" calcext:base-cell-address="LAYERS.F41"/>
          </calcext:conditional-format>
          <calcext:conditional-format calcext:target-range-address="LAYERS.G41:LAYERS.G41">
            <calcext:condition calcext:apply-style-name="Empty" calcext:value="=&quot;00&quot;" calcext:base-cell-address="LAYERS.G41"/>
            <calcext:condition calcext:apply-style-name="Grass1" calcext:value="=&quot;01&quot;" calcext:base-cell-address="LAYERS.G41"/>
            <calcext:condition calcext:apply-style-name="Grass2" calcext:value="=&quot;02&quot;" calcext:base-cell-address="LAYERS.G41"/>
            <calcext:condition calcext:apply-style-name="Road1" calcext:value="=&quot;03&quot;" calcext:base-cell-address="LAYERS.G41"/>
            <calcext:condition calcext:apply-style-name="Road2" calcext:value="=&quot;04&quot;" calcext:base-cell-address="LAYERS.G41"/>
            <calcext:condition calcext:apply-style-name="Wast" calcext:value="=&quot;05&quot;" calcext:base-cell-address="LAYERS.G41"/>
            <calcext:condition calcext:apply-style-name="Rock" calcext:value="=&quot;06&quot;" calcext:base-cell-address="LAYERS.G41"/>
            <calcext:condition calcext:apply-style-name="Water" calcext:value="=&quot;07&quot;" calcext:base-cell-address="LAYERS.G41"/>
            <calcext:condition calcext:apply-style-name="Empty" calcext:value="=&quot;08&quot;" calcext:base-cell-address="LAYERS.G41"/>
          </calcext:conditional-format>
          <calcext:conditional-format calcext:target-range-address="LAYERS.C42:LAYERS.C42">
            <calcext:condition calcext:apply-style-name="Empty" calcext:value="=&quot;00&quot;" calcext:base-cell-address="LAYERS.C42"/>
            <calcext:condition calcext:apply-style-name="Grass1" calcext:value="=&quot;01&quot;" calcext:base-cell-address="LAYERS.C42"/>
            <calcext:condition calcext:apply-style-name="Grass2" calcext:value="=&quot;02&quot;" calcext:base-cell-address="LAYERS.C42"/>
            <calcext:condition calcext:apply-style-name="Road1" calcext:value="=&quot;03&quot;" calcext:base-cell-address="LAYERS.C42"/>
            <calcext:condition calcext:apply-style-name="Road2" calcext:value="=&quot;04&quot;" calcext:base-cell-address="LAYERS.C42"/>
            <calcext:condition calcext:apply-style-name="Wast" calcext:value="=&quot;05&quot;" calcext:base-cell-address="LAYERS.C42"/>
            <calcext:condition calcext:apply-style-name="Rock" calcext:value="=&quot;06&quot;" calcext:base-cell-address="LAYERS.C42"/>
            <calcext:condition calcext:apply-style-name="Water" calcext:value="=&quot;07&quot;" calcext:base-cell-address="LAYERS.C42"/>
            <calcext:condition calcext:apply-style-name="Empty" calcext:value="=&quot;08&quot;" calcext:base-cell-address="LAYERS.C42"/>
          </calcext:conditional-format>
          <calcext:conditional-format calcext:target-range-address="LAYERS.D42:LAYERS.D42">
            <calcext:condition calcext:apply-style-name="Empty" calcext:value="=&quot;00&quot;" calcext:base-cell-address="LAYERS.D42"/>
            <calcext:condition calcext:apply-style-name="Grass1" calcext:value="=&quot;01&quot;" calcext:base-cell-address="LAYERS.D42"/>
            <calcext:condition calcext:apply-style-name="Grass2" calcext:value="=&quot;02&quot;" calcext:base-cell-address="LAYERS.D42"/>
            <calcext:condition calcext:apply-style-name="Road1" calcext:value="=&quot;03&quot;" calcext:base-cell-address="LAYERS.D42"/>
            <calcext:condition calcext:apply-style-name="Road2" calcext:value="=&quot;04&quot;" calcext:base-cell-address="LAYERS.D42"/>
            <calcext:condition calcext:apply-style-name="Wast" calcext:value="=&quot;05&quot;" calcext:base-cell-address="LAYERS.D42"/>
            <calcext:condition calcext:apply-style-name="Rock" calcext:value="=&quot;06&quot;" calcext:base-cell-address="LAYERS.D42"/>
            <calcext:condition calcext:apply-style-name="Water" calcext:value="=&quot;07&quot;" calcext:base-cell-address="LAYERS.D42"/>
            <calcext:condition calcext:apply-style-name="Empty" calcext:value="=&quot;08&quot;" calcext:base-cell-address="LAYERS.D42"/>
          </calcext:conditional-format>
          <calcext:conditional-format calcext:target-range-address="LAYERS.E42:LAYERS.E42">
            <calcext:condition calcext:apply-style-name="Empty" calcext:value="=&quot;00&quot;" calcext:base-cell-address="LAYERS.E42"/>
            <calcext:condition calcext:apply-style-name="Grass1" calcext:value="=&quot;01&quot;" calcext:base-cell-address="LAYERS.E42"/>
            <calcext:condition calcext:apply-style-name="Grass2" calcext:value="=&quot;02&quot;" calcext:base-cell-address="LAYERS.E42"/>
            <calcext:condition calcext:apply-style-name="Road1" calcext:value="=&quot;03&quot;" calcext:base-cell-address="LAYERS.E42"/>
            <calcext:condition calcext:apply-style-name="Road2" calcext:value="=&quot;04&quot;" calcext:base-cell-address="LAYERS.E42"/>
            <calcext:condition calcext:apply-style-name="Wast" calcext:value="=&quot;05&quot;" calcext:base-cell-address="LAYERS.E42"/>
            <calcext:condition calcext:apply-style-name="Rock" calcext:value="=&quot;06&quot;" calcext:base-cell-address="LAYERS.E42"/>
            <calcext:condition calcext:apply-style-name="Water" calcext:value="=&quot;07&quot;" calcext:base-cell-address="LAYERS.E42"/>
            <calcext:condition calcext:apply-style-name="Empty" calcext:value="=&quot;08&quot;" calcext:base-cell-address="LAYERS.E42"/>
          </calcext:conditional-format>
          <calcext:conditional-format calcext:target-range-address="LAYERS.F42:LAYERS.F42">
            <calcext:condition calcext:apply-style-name="Empty" calcext:value="=&quot;00&quot;" calcext:base-cell-address="LAYERS.F42"/>
            <calcext:condition calcext:apply-style-name="Grass1" calcext:value="=&quot;01&quot;" calcext:base-cell-address="LAYERS.F42"/>
            <calcext:condition calcext:apply-style-name="Grass2" calcext:value="=&quot;02&quot;" calcext:base-cell-address="LAYERS.F42"/>
            <calcext:condition calcext:apply-style-name="Road1" calcext:value="=&quot;03&quot;" calcext:base-cell-address="LAYERS.F42"/>
            <calcext:condition calcext:apply-style-name="Road2" calcext:value="=&quot;04&quot;" calcext:base-cell-address="LAYERS.F42"/>
            <calcext:condition calcext:apply-style-name="Wast" calcext:value="=&quot;05&quot;" calcext:base-cell-address="LAYERS.F42"/>
            <calcext:condition calcext:apply-style-name="Rock" calcext:value="=&quot;06&quot;" calcext:base-cell-address="LAYERS.F42"/>
            <calcext:condition calcext:apply-style-name="Water" calcext:value="=&quot;07&quot;" calcext:base-cell-address="LAYERS.F42"/>
            <calcext:condition calcext:apply-style-name="Empty" calcext:value="=&quot;08&quot;" calcext:base-cell-address="LAYERS.F42"/>
          </calcext:conditional-format>
          <calcext:conditional-format calcext:target-range-address="LAYERS.G42:LAYERS.G42">
            <calcext:condition calcext:apply-style-name="Empty" calcext:value="=&quot;00&quot;" calcext:base-cell-address="LAYERS.G42"/>
            <calcext:condition calcext:apply-style-name="Grass1" calcext:value="=&quot;01&quot;" calcext:base-cell-address="LAYERS.G42"/>
            <calcext:condition calcext:apply-style-name="Grass2" calcext:value="=&quot;02&quot;" calcext:base-cell-address="LAYERS.G42"/>
            <calcext:condition calcext:apply-style-name="Road1" calcext:value="=&quot;03&quot;" calcext:base-cell-address="LAYERS.G42"/>
            <calcext:condition calcext:apply-style-name="Road2" calcext:value="=&quot;04&quot;" calcext:base-cell-address="LAYERS.G42"/>
            <calcext:condition calcext:apply-style-name="Wast" calcext:value="=&quot;05&quot;" calcext:base-cell-address="LAYERS.G42"/>
            <calcext:condition calcext:apply-style-name="Rock" calcext:value="=&quot;06&quot;" calcext:base-cell-address="LAYERS.G42"/>
            <calcext:condition calcext:apply-style-name="Water" calcext:value="=&quot;07&quot;" calcext:base-cell-address="LAYERS.G42"/>
            <calcext:condition calcext:apply-style-name="Empty" calcext:value="=&quot;08&quot;" calcext:base-cell-address="LAYERS.G42"/>
          </calcext:conditional-format>
          <calcext:conditional-format calcext:target-range-address="LAYERS.C43:LAYERS.C43">
            <calcext:condition calcext:apply-style-name="Empty" calcext:value="=&quot;00&quot;" calcext:base-cell-address="LAYERS.C43"/>
            <calcext:condition calcext:apply-style-name="Grass1" calcext:value="=&quot;01&quot;" calcext:base-cell-address="LAYERS.C43"/>
            <calcext:condition calcext:apply-style-name="Grass2" calcext:value="=&quot;02&quot;" calcext:base-cell-address="LAYERS.C43"/>
            <calcext:condition calcext:apply-style-name="Road1" calcext:value="=&quot;03&quot;" calcext:base-cell-address="LAYERS.C43"/>
            <calcext:condition calcext:apply-style-name="Road2" calcext:value="=&quot;04&quot;" calcext:base-cell-address="LAYERS.C43"/>
            <calcext:condition calcext:apply-style-name="Wast" calcext:value="=&quot;05&quot;" calcext:base-cell-address="LAYERS.C43"/>
            <calcext:condition calcext:apply-style-name="Rock" calcext:value="=&quot;06&quot;" calcext:base-cell-address="LAYERS.C43"/>
            <calcext:condition calcext:apply-style-name="Water" calcext:value="=&quot;07&quot;" calcext:base-cell-address="LAYERS.C43"/>
            <calcext:condition calcext:apply-style-name="Empty" calcext:value="=&quot;08&quot;" calcext:base-cell-address="LAYERS.C43"/>
          </calcext:conditional-format>
          <calcext:conditional-format calcext:target-range-address="LAYERS.D43:LAYERS.D43">
            <calcext:condition calcext:apply-style-name="Empty" calcext:value="=&quot;00&quot;" calcext:base-cell-address="LAYERS.D43"/>
            <calcext:condition calcext:apply-style-name="Grass1" calcext:value="=&quot;01&quot;" calcext:base-cell-address="LAYERS.D43"/>
            <calcext:condition calcext:apply-style-name="Grass2" calcext:value="=&quot;02&quot;" calcext:base-cell-address="LAYERS.D43"/>
            <calcext:condition calcext:apply-style-name="Road1" calcext:value="=&quot;03&quot;" calcext:base-cell-address="LAYERS.D43"/>
            <calcext:condition calcext:apply-style-name="Road2" calcext:value="=&quot;04&quot;" calcext:base-cell-address="LAYERS.D43"/>
            <calcext:condition calcext:apply-style-name="Wast" calcext:value="=&quot;05&quot;" calcext:base-cell-address="LAYERS.D43"/>
            <calcext:condition calcext:apply-style-name="Rock" calcext:value="=&quot;06&quot;" calcext:base-cell-address="LAYERS.D43"/>
            <calcext:condition calcext:apply-style-name="Water" calcext:value="=&quot;07&quot;" calcext:base-cell-address="LAYERS.D43"/>
            <calcext:condition calcext:apply-style-name="Empty" calcext:value="=&quot;08&quot;" calcext:base-cell-address="LAYERS.D43"/>
          </calcext:conditional-format>
          <calcext:conditional-format calcext:target-range-address="LAYERS.E43:LAYERS.E43">
            <calcext:condition calcext:apply-style-name="Empty" calcext:value="=&quot;00&quot;" calcext:base-cell-address="LAYERS.E43"/>
            <calcext:condition calcext:apply-style-name="Grass1" calcext:value="=&quot;01&quot;" calcext:base-cell-address="LAYERS.E43"/>
            <calcext:condition calcext:apply-style-name="Grass2" calcext:value="=&quot;02&quot;" calcext:base-cell-address="LAYERS.E43"/>
            <calcext:condition calcext:apply-style-name="Road1" calcext:value="=&quot;03&quot;" calcext:base-cell-address="LAYERS.E43"/>
            <calcext:condition calcext:apply-style-name="Road2" calcext:value="=&quot;04&quot;" calcext:base-cell-address="LAYERS.E43"/>
            <calcext:condition calcext:apply-style-name="Wast" calcext:value="=&quot;05&quot;" calcext:base-cell-address="LAYERS.E43"/>
            <calcext:condition calcext:apply-style-name="Rock" calcext:value="=&quot;06&quot;" calcext:base-cell-address="LAYERS.E43"/>
            <calcext:condition calcext:apply-style-name="Water" calcext:value="=&quot;07&quot;" calcext:base-cell-address="LAYERS.E43"/>
            <calcext:condition calcext:apply-style-name="Empty" calcext:value="=&quot;08&quot;" calcext:base-cell-address="LAYERS.E43"/>
          </calcext:conditional-format>
          <calcext:conditional-format calcext:target-range-address="LAYERS.F43:LAYERS.F43">
            <calcext:condition calcext:apply-style-name="Empty" calcext:value="=&quot;00&quot;" calcext:base-cell-address="LAYERS.F43"/>
            <calcext:condition calcext:apply-style-name="Grass1" calcext:value="=&quot;01&quot;" calcext:base-cell-address="LAYERS.F43"/>
            <calcext:condition calcext:apply-style-name="Grass2" calcext:value="=&quot;02&quot;" calcext:base-cell-address="LAYERS.F43"/>
            <calcext:condition calcext:apply-style-name="Road1" calcext:value="=&quot;03&quot;" calcext:base-cell-address="LAYERS.F43"/>
            <calcext:condition calcext:apply-style-name="Road2" calcext:value="=&quot;04&quot;" calcext:base-cell-address="LAYERS.F43"/>
            <calcext:condition calcext:apply-style-name="Wast" calcext:value="=&quot;05&quot;" calcext:base-cell-address="LAYERS.F43"/>
            <calcext:condition calcext:apply-style-name="Rock" calcext:value="=&quot;06&quot;" calcext:base-cell-address="LAYERS.F43"/>
            <calcext:condition calcext:apply-style-name="Water" calcext:value="=&quot;07&quot;" calcext:base-cell-address="LAYERS.F43"/>
            <calcext:condition calcext:apply-style-name="Empty" calcext:value="=&quot;08&quot;" calcext:base-cell-address="LAYERS.F43"/>
          </calcext:conditional-format>
          <calcext:conditional-format calcext:target-range-address="LAYERS.G43:LAYERS.G43">
            <calcext:condition calcext:apply-style-name="Empty" calcext:value="=&quot;00&quot;" calcext:base-cell-address="LAYERS.G43"/>
            <calcext:condition calcext:apply-style-name="Grass1" calcext:value="=&quot;01&quot;" calcext:base-cell-address="LAYERS.G43"/>
            <calcext:condition calcext:apply-style-name="Grass2" calcext:value="=&quot;02&quot;" calcext:base-cell-address="LAYERS.G43"/>
            <calcext:condition calcext:apply-style-name="Road1" calcext:value="=&quot;03&quot;" calcext:base-cell-address="LAYERS.G43"/>
            <calcext:condition calcext:apply-style-name="Road2" calcext:value="=&quot;04&quot;" calcext:base-cell-address="LAYERS.G43"/>
            <calcext:condition calcext:apply-style-name="Wast" calcext:value="=&quot;05&quot;" calcext:base-cell-address="LAYERS.G43"/>
            <calcext:condition calcext:apply-style-name="Rock" calcext:value="=&quot;06&quot;" calcext:base-cell-address="LAYERS.G43"/>
            <calcext:condition calcext:apply-style-name="Water" calcext:value="=&quot;07&quot;" calcext:base-cell-address="LAYERS.G43"/>
            <calcext:condition calcext:apply-style-name="Empty" calcext:value="=&quot;08&quot;" calcext:base-cell-address="LAYERS.G43"/>
          </calcext:conditional-format>
          <calcext:conditional-format calcext:target-range-address="LAYERS.C44:LAYERS.C44">
            <calcext:condition calcext:apply-style-name="Empty" calcext:value="=&quot;00&quot;" calcext:base-cell-address="LAYERS.C44"/>
            <calcext:condition calcext:apply-style-name="Grass1" calcext:value="=&quot;01&quot;" calcext:base-cell-address="LAYERS.C44"/>
            <calcext:condition calcext:apply-style-name="Grass2" calcext:value="=&quot;02&quot;" calcext:base-cell-address="LAYERS.C44"/>
            <calcext:condition calcext:apply-style-name="Road1" calcext:value="=&quot;03&quot;" calcext:base-cell-address="LAYERS.C44"/>
            <calcext:condition calcext:apply-style-name="Road2" calcext:value="=&quot;04&quot;" calcext:base-cell-address="LAYERS.C44"/>
            <calcext:condition calcext:apply-style-name="Wast" calcext:value="=&quot;05&quot;" calcext:base-cell-address="LAYERS.C44"/>
            <calcext:condition calcext:apply-style-name="Rock" calcext:value="=&quot;06&quot;" calcext:base-cell-address="LAYERS.C44"/>
            <calcext:condition calcext:apply-style-name="Water" calcext:value="=&quot;07&quot;" calcext:base-cell-address="LAYERS.C44"/>
            <calcext:condition calcext:apply-style-name="Empty" calcext:value="=&quot;08&quot;" calcext:base-cell-address="LAYERS.C44"/>
          </calcext:conditional-format>
          <calcext:conditional-format calcext:target-range-address="LAYERS.D44:LAYERS.D44">
            <calcext:condition calcext:apply-style-name="Empty" calcext:value="=&quot;00&quot;" calcext:base-cell-address="LAYERS.D44"/>
            <calcext:condition calcext:apply-style-name="Grass1" calcext:value="=&quot;01&quot;" calcext:base-cell-address="LAYERS.D44"/>
            <calcext:condition calcext:apply-style-name="Grass2" calcext:value="=&quot;02&quot;" calcext:base-cell-address="LAYERS.D44"/>
            <calcext:condition calcext:apply-style-name="Road1" calcext:value="=&quot;03&quot;" calcext:base-cell-address="LAYERS.D44"/>
            <calcext:condition calcext:apply-style-name="Road2" calcext:value="=&quot;04&quot;" calcext:base-cell-address="LAYERS.D44"/>
            <calcext:condition calcext:apply-style-name="Wast" calcext:value="=&quot;05&quot;" calcext:base-cell-address="LAYERS.D44"/>
            <calcext:condition calcext:apply-style-name="Rock" calcext:value="=&quot;06&quot;" calcext:base-cell-address="LAYERS.D44"/>
            <calcext:condition calcext:apply-style-name="Water" calcext:value="=&quot;07&quot;" calcext:base-cell-address="LAYERS.D44"/>
            <calcext:condition calcext:apply-style-name="Empty" calcext:value="=&quot;08&quot;" calcext:base-cell-address="LAYERS.D44"/>
          </calcext:conditional-format>
          <calcext:conditional-format calcext:target-range-address="LAYERS.E44:LAYERS.E44">
            <calcext:condition calcext:apply-style-name="Empty" calcext:value="=&quot;00&quot;" calcext:base-cell-address="LAYERS.E44"/>
            <calcext:condition calcext:apply-style-name="Grass1" calcext:value="=&quot;01&quot;" calcext:base-cell-address="LAYERS.E44"/>
            <calcext:condition calcext:apply-style-name="Grass2" calcext:value="=&quot;02&quot;" calcext:base-cell-address="LAYERS.E44"/>
            <calcext:condition calcext:apply-style-name="Road1" calcext:value="=&quot;03&quot;" calcext:base-cell-address="LAYERS.E44"/>
            <calcext:condition calcext:apply-style-name="Road2" calcext:value="=&quot;04&quot;" calcext:base-cell-address="LAYERS.E44"/>
            <calcext:condition calcext:apply-style-name="Wast" calcext:value="=&quot;05&quot;" calcext:base-cell-address="LAYERS.E44"/>
            <calcext:condition calcext:apply-style-name="Rock" calcext:value="=&quot;06&quot;" calcext:base-cell-address="LAYERS.E44"/>
            <calcext:condition calcext:apply-style-name="Water" calcext:value="=&quot;07&quot;" calcext:base-cell-address="LAYERS.E44"/>
            <calcext:condition calcext:apply-style-name="Empty" calcext:value="=&quot;08&quot;" calcext:base-cell-address="LAYERS.E44"/>
          </calcext:conditional-format>
          <calcext:conditional-format calcext:target-range-address="LAYERS.F44:LAYERS.F44">
            <calcext:condition calcext:apply-style-name="Empty" calcext:value="=&quot;00&quot;" calcext:base-cell-address="LAYERS.F44"/>
            <calcext:condition calcext:apply-style-name="Grass1" calcext:value="=&quot;01&quot;" calcext:base-cell-address="LAYERS.F44"/>
            <calcext:condition calcext:apply-style-name="Grass2" calcext:value="=&quot;02&quot;" calcext:base-cell-address="LAYERS.F44"/>
            <calcext:condition calcext:apply-style-name="Road1" calcext:value="=&quot;03&quot;" calcext:base-cell-address="LAYERS.F44"/>
            <calcext:condition calcext:apply-style-name="Road2" calcext:value="=&quot;04&quot;" calcext:base-cell-address="LAYERS.F44"/>
            <calcext:condition calcext:apply-style-name="Wast" calcext:value="=&quot;05&quot;" calcext:base-cell-address="LAYERS.F44"/>
            <calcext:condition calcext:apply-style-name="Rock" calcext:value="=&quot;06&quot;" calcext:base-cell-address="LAYERS.F44"/>
            <calcext:condition calcext:apply-style-name="Water" calcext:value="=&quot;07&quot;" calcext:base-cell-address="LAYERS.F44"/>
            <calcext:condition calcext:apply-style-name="Empty" calcext:value="=&quot;08&quot;" calcext:base-cell-address="LAYERS.F44"/>
          </calcext:conditional-format>
          <calcext:conditional-format calcext:target-range-address="LAYERS.G44:LAYERS.G44">
            <calcext:condition calcext:apply-style-name="Empty" calcext:value="=&quot;00&quot;" calcext:base-cell-address="LAYERS.G44"/>
            <calcext:condition calcext:apply-style-name="Grass1" calcext:value="=&quot;01&quot;" calcext:base-cell-address="LAYERS.G44"/>
            <calcext:condition calcext:apply-style-name="Grass2" calcext:value="=&quot;02&quot;" calcext:base-cell-address="LAYERS.G44"/>
            <calcext:condition calcext:apply-style-name="Road1" calcext:value="=&quot;03&quot;" calcext:base-cell-address="LAYERS.G44"/>
            <calcext:condition calcext:apply-style-name="Road2" calcext:value="=&quot;04&quot;" calcext:base-cell-address="LAYERS.G44"/>
            <calcext:condition calcext:apply-style-name="Wast" calcext:value="=&quot;05&quot;" calcext:base-cell-address="LAYERS.G44"/>
            <calcext:condition calcext:apply-style-name="Rock" calcext:value="=&quot;06&quot;" calcext:base-cell-address="LAYERS.G44"/>
            <calcext:condition calcext:apply-style-name="Water" calcext:value="=&quot;07&quot;" calcext:base-cell-address="LAYERS.G44"/>
            <calcext:condition calcext:apply-style-name="Empty" calcext:value="=&quot;08&quot;" calcext:base-cell-address="LAYERS.G44"/>
          </calcext:conditional-format>
          <calcext:conditional-format calcext:target-range-address="LAYERS.C45:LAYERS.C45">
            <calcext:condition calcext:apply-style-name="Empty" calcext:value="=&quot;00&quot;" calcext:base-cell-address="LAYERS.C45"/>
            <calcext:condition calcext:apply-style-name="Grass1" calcext:value="=&quot;01&quot;" calcext:base-cell-address="LAYERS.C45"/>
            <calcext:condition calcext:apply-style-name="Grass2" calcext:value="=&quot;02&quot;" calcext:base-cell-address="LAYERS.C45"/>
            <calcext:condition calcext:apply-style-name="Road1" calcext:value="=&quot;03&quot;" calcext:base-cell-address="LAYERS.C45"/>
            <calcext:condition calcext:apply-style-name="Road2" calcext:value="=&quot;04&quot;" calcext:base-cell-address="LAYERS.C45"/>
            <calcext:condition calcext:apply-style-name="Wast" calcext:value="=&quot;05&quot;" calcext:base-cell-address="LAYERS.C45"/>
            <calcext:condition calcext:apply-style-name="Rock" calcext:value="=&quot;06&quot;" calcext:base-cell-address="LAYERS.C45"/>
            <calcext:condition calcext:apply-style-name="Water" calcext:value="=&quot;07&quot;" calcext:base-cell-address="LAYERS.C45"/>
            <calcext:condition calcext:apply-style-name="Empty" calcext:value="=&quot;08&quot;" calcext:base-cell-address="LAYERS.C45"/>
          </calcext:conditional-format>
          <calcext:conditional-format calcext:target-range-address="LAYERS.D45:LAYERS.D45">
            <calcext:condition calcext:apply-style-name="Empty" calcext:value="=&quot;00&quot;" calcext:base-cell-address="LAYERS.D45"/>
            <calcext:condition calcext:apply-style-name="Grass1" calcext:value="=&quot;01&quot;" calcext:base-cell-address="LAYERS.D45"/>
            <calcext:condition calcext:apply-style-name="Grass2" calcext:value="=&quot;02&quot;" calcext:base-cell-address="LAYERS.D45"/>
            <calcext:condition calcext:apply-style-name="Road1" calcext:value="=&quot;03&quot;" calcext:base-cell-address="LAYERS.D45"/>
            <calcext:condition calcext:apply-style-name="Road2" calcext:value="=&quot;04&quot;" calcext:base-cell-address="LAYERS.D45"/>
            <calcext:condition calcext:apply-style-name="Wast" calcext:value="=&quot;05&quot;" calcext:base-cell-address="LAYERS.D45"/>
            <calcext:condition calcext:apply-style-name="Rock" calcext:value="=&quot;06&quot;" calcext:base-cell-address="LAYERS.D45"/>
            <calcext:condition calcext:apply-style-name="Water" calcext:value="=&quot;07&quot;" calcext:base-cell-address="LAYERS.D45"/>
            <calcext:condition calcext:apply-style-name="Empty" calcext:value="=&quot;08&quot;" calcext:base-cell-address="LAYERS.D45"/>
          </calcext:conditional-format>
          <calcext:conditional-format calcext:target-range-address="LAYERS.E45:LAYERS.E45">
            <calcext:condition calcext:apply-style-name="Empty" calcext:value="=&quot;00&quot;" calcext:base-cell-address="LAYERS.E45"/>
            <calcext:condition calcext:apply-style-name="Grass1" calcext:value="=&quot;01&quot;" calcext:base-cell-address="LAYERS.E45"/>
            <calcext:condition calcext:apply-style-name="Grass2" calcext:value="=&quot;02&quot;" calcext:base-cell-address="LAYERS.E45"/>
            <calcext:condition calcext:apply-style-name="Road1" calcext:value="=&quot;03&quot;" calcext:base-cell-address="LAYERS.E45"/>
            <calcext:condition calcext:apply-style-name="Road2" calcext:value="=&quot;04&quot;" calcext:base-cell-address="LAYERS.E45"/>
            <calcext:condition calcext:apply-style-name="Wast" calcext:value="=&quot;05&quot;" calcext:base-cell-address="LAYERS.E45"/>
            <calcext:condition calcext:apply-style-name="Rock" calcext:value="=&quot;06&quot;" calcext:base-cell-address="LAYERS.E45"/>
            <calcext:condition calcext:apply-style-name="Water" calcext:value="=&quot;07&quot;" calcext:base-cell-address="LAYERS.E45"/>
            <calcext:condition calcext:apply-style-name="Empty" calcext:value="=&quot;08&quot;" calcext:base-cell-address="LAYERS.E45"/>
          </calcext:conditional-format>
          <calcext:conditional-format calcext:target-range-address="LAYERS.F45:LAYERS.F45">
            <calcext:condition calcext:apply-style-name="Empty" calcext:value="=&quot;00&quot;" calcext:base-cell-address="LAYERS.F45"/>
            <calcext:condition calcext:apply-style-name="Grass1" calcext:value="=&quot;01&quot;" calcext:base-cell-address="LAYERS.F45"/>
            <calcext:condition calcext:apply-style-name="Grass2" calcext:value="=&quot;02&quot;" calcext:base-cell-address="LAYERS.F45"/>
            <calcext:condition calcext:apply-style-name="Road1" calcext:value="=&quot;03&quot;" calcext:base-cell-address="LAYERS.F45"/>
            <calcext:condition calcext:apply-style-name="Road2" calcext:value="=&quot;04&quot;" calcext:base-cell-address="LAYERS.F45"/>
            <calcext:condition calcext:apply-style-name="Wast" calcext:value="=&quot;05&quot;" calcext:base-cell-address="LAYERS.F45"/>
            <calcext:condition calcext:apply-style-name="Rock" calcext:value="=&quot;06&quot;" calcext:base-cell-address="LAYERS.F45"/>
            <calcext:condition calcext:apply-style-name="Water" calcext:value="=&quot;07&quot;" calcext:base-cell-address="LAYERS.F45"/>
            <calcext:condition calcext:apply-style-name="Empty" calcext:value="=&quot;08&quot;" calcext:base-cell-address="LAYERS.F45"/>
          </calcext:conditional-format>
          <calcext:conditional-format calcext:target-range-address="LAYERS.G45:LAYERS.G45">
            <calcext:condition calcext:apply-style-name="Empty" calcext:value="=&quot;00&quot;" calcext:base-cell-address="LAYERS.G45"/>
            <calcext:condition calcext:apply-style-name="Grass1" calcext:value="=&quot;01&quot;" calcext:base-cell-address="LAYERS.G45"/>
            <calcext:condition calcext:apply-style-name="Grass2" calcext:value="=&quot;02&quot;" calcext:base-cell-address="LAYERS.G45"/>
            <calcext:condition calcext:apply-style-name="Road1" calcext:value="=&quot;03&quot;" calcext:base-cell-address="LAYERS.G45"/>
            <calcext:condition calcext:apply-style-name="Road2" calcext:value="=&quot;04&quot;" calcext:base-cell-address="LAYERS.G45"/>
            <calcext:condition calcext:apply-style-name="Wast" calcext:value="=&quot;05&quot;" calcext:base-cell-address="LAYERS.G45"/>
            <calcext:condition calcext:apply-style-name="Rock" calcext:value="=&quot;06&quot;" calcext:base-cell-address="LAYERS.G45"/>
            <calcext:condition calcext:apply-style-name="Water" calcext:value="=&quot;07&quot;" calcext:base-cell-address="LAYERS.G45"/>
            <calcext:condition calcext:apply-style-name="Empty" calcext:value="=&quot;08&quot;" calcext:base-cell-address="LAYERS.G45"/>
          </calcext:conditional-format>
          <calcext:conditional-format calcext:target-range-address="LAYERS.C46:LAYERS.C46">
            <calcext:condition calcext:apply-style-name="Empty" calcext:value="=&quot;00&quot;" calcext:base-cell-address="LAYERS.C46"/>
            <calcext:condition calcext:apply-style-name="Grass1" calcext:value="=&quot;01&quot;" calcext:base-cell-address="LAYERS.C46"/>
            <calcext:condition calcext:apply-style-name="Grass2" calcext:value="=&quot;02&quot;" calcext:base-cell-address="LAYERS.C46"/>
            <calcext:condition calcext:apply-style-name="Road1" calcext:value="=&quot;03&quot;" calcext:base-cell-address="LAYERS.C46"/>
            <calcext:condition calcext:apply-style-name="Road2" calcext:value="=&quot;04&quot;" calcext:base-cell-address="LAYERS.C46"/>
            <calcext:condition calcext:apply-style-name="Wast" calcext:value="=&quot;05&quot;" calcext:base-cell-address="LAYERS.C46"/>
            <calcext:condition calcext:apply-style-name="Rock" calcext:value="=&quot;06&quot;" calcext:base-cell-address="LAYERS.C46"/>
            <calcext:condition calcext:apply-style-name="Water" calcext:value="=&quot;07&quot;" calcext:base-cell-address="LAYERS.C46"/>
            <calcext:condition calcext:apply-style-name="Empty" calcext:value="=&quot;08&quot;" calcext:base-cell-address="LAYERS.C46"/>
          </calcext:conditional-format>
          <calcext:conditional-format calcext:target-range-address="LAYERS.D46:LAYERS.D46">
            <calcext:condition calcext:apply-style-name="Empty" calcext:value="=&quot;00&quot;" calcext:base-cell-address="LAYERS.D46"/>
            <calcext:condition calcext:apply-style-name="Grass1" calcext:value="=&quot;01&quot;" calcext:base-cell-address="LAYERS.D46"/>
            <calcext:condition calcext:apply-style-name="Grass2" calcext:value="=&quot;02&quot;" calcext:base-cell-address="LAYERS.D46"/>
            <calcext:condition calcext:apply-style-name="Road1" calcext:value="=&quot;03&quot;" calcext:base-cell-address="LAYERS.D46"/>
            <calcext:condition calcext:apply-style-name="Road2" calcext:value="=&quot;04&quot;" calcext:base-cell-address="LAYERS.D46"/>
            <calcext:condition calcext:apply-style-name="Wast" calcext:value="=&quot;05&quot;" calcext:base-cell-address="LAYERS.D46"/>
            <calcext:condition calcext:apply-style-name="Rock" calcext:value="=&quot;06&quot;" calcext:base-cell-address="LAYERS.D46"/>
            <calcext:condition calcext:apply-style-name="Water" calcext:value="=&quot;07&quot;" calcext:base-cell-address="LAYERS.D46"/>
            <calcext:condition calcext:apply-style-name="Empty" calcext:value="=&quot;08&quot;" calcext:base-cell-address="LAYERS.D46"/>
          </calcext:conditional-format>
          <calcext:conditional-format calcext:target-range-address="LAYERS.E46:LAYERS.E46">
            <calcext:condition calcext:apply-style-name="Empty" calcext:value="=&quot;00&quot;" calcext:base-cell-address="LAYERS.E46"/>
            <calcext:condition calcext:apply-style-name="Grass1" calcext:value="=&quot;01&quot;" calcext:base-cell-address="LAYERS.E46"/>
            <calcext:condition calcext:apply-style-name="Grass2" calcext:value="=&quot;02&quot;" calcext:base-cell-address="LAYERS.E46"/>
            <calcext:condition calcext:apply-style-name="Road1" calcext:value="=&quot;03&quot;" calcext:base-cell-address="LAYERS.E46"/>
            <calcext:condition calcext:apply-style-name="Road2" calcext:value="=&quot;04&quot;" calcext:base-cell-address="LAYERS.E46"/>
            <calcext:condition calcext:apply-style-name="Wast" calcext:value="=&quot;05&quot;" calcext:base-cell-address="LAYERS.E46"/>
            <calcext:condition calcext:apply-style-name="Rock" calcext:value="=&quot;06&quot;" calcext:base-cell-address="LAYERS.E46"/>
            <calcext:condition calcext:apply-style-name="Water" calcext:value="=&quot;07&quot;" calcext:base-cell-address="LAYERS.E46"/>
            <calcext:condition calcext:apply-style-name="Empty" calcext:value="=&quot;08&quot;" calcext:base-cell-address="LAYERS.E46"/>
          </calcext:conditional-format>
          <calcext:conditional-format calcext:target-range-address="LAYERS.F46:LAYERS.F46">
            <calcext:condition calcext:apply-style-name="Empty" calcext:value="=&quot;00&quot;" calcext:base-cell-address="LAYERS.F46"/>
            <calcext:condition calcext:apply-style-name="Grass1" calcext:value="=&quot;01&quot;" calcext:base-cell-address="LAYERS.F46"/>
            <calcext:condition calcext:apply-style-name="Grass2" calcext:value="=&quot;02&quot;" calcext:base-cell-address="LAYERS.F46"/>
            <calcext:condition calcext:apply-style-name="Road1" calcext:value="=&quot;03&quot;" calcext:base-cell-address="LAYERS.F46"/>
            <calcext:condition calcext:apply-style-name="Road2" calcext:value="=&quot;04&quot;" calcext:base-cell-address="LAYERS.F46"/>
            <calcext:condition calcext:apply-style-name="Wast" calcext:value="=&quot;05&quot;" calcext:base-cell-address="LAYERS.F46"/>
            <calcext:condition calcext:apply-style-name="Rock" calcext:value="=&quot;06&quot;" calcext:base-cell-address="LAYERS.F46"/>
            <calcext:condition calcext:apply-style-name="Water" calcext:value="=&quot;07&quot;" calcext:base-cell-address="LAYERS.F46"/>
            <calcext:condition calcext:apply-style-name="Empty" calcext:value="=&quot;08&quot;" calcext:base-cell-address="LAYERS.F46"/>
          </calcext:conditional-format>
          <calcext:conditional-format calcext:target-range-address="LAYERS.G46:LAYERS.G46">
            <calcext:condition calcext:apply-style-name="Empty" calcext:value="=&quot;00&quot;" calcext:base-cell-address="LAYERS.G46"/>
            <calcext:condition calcext:apply-style-name="Grass1" calcext:value="=&quot;01&quot;" calcext:base-cell-address="LAYERS.G46"/>
            <calcext:condition calcext:apply-style-name="Grass2" calcext:value="=&quot;02&quot;" calcext:base-cell-address="LAYERS.G46"/>
            <calcext:condition calcext:apply-style-name="Road1" calcext:value="=&quot;03&quot;" calcext:base-cell-address="LAYERS.G46"/>
            <calcext:condition calcext:apply-style-name="Road2" calcext:value="=&quot;04&quot;" calcext:base-cell-address="LAYERS.G46"/>
            <calcext:condition calcext:apply-style-name="Wast" calcext:value="=&quot;05&quot;" calcext:base-cell-address="LAYERS.G46"/>
            <calcext:condition calcext:apply-style-name="Rock" calcext:value="=&quot;06&quot;" calcext:base-cell-address="LAYERS.G46"/>
            <calcext:condition calcext:apply-style-name="Water" calcext:value="=&quot;07&quot;" calcext:base-cell-address="LAYERS.G46"/>
            <calcext:condition calcext:apply-style-name="Empty" calcext:value="=&quot;08&quot;" calcext:base-cell-address="LAYERS.G46"/>
          </calcext:conditional-format>
          <calcext:conditional-format calcext:target-range-address="LAYERS.C47:LAYERS.C47">
            <calcext:condition calcext:apply-style-name="Empty" calcext:value="=&quot;00&quot;" calcext:base-cell-address="LAYERS.C47"/>
            <calcext:condition calcext:apply-style-name="Grass1" calcext:value="=&quot;01&quot;" calcext:base-cell-address="LAYERS.C47"/>
            <calcext:condition calcext:apply-style-name="Grass2" calcext:value="=&quot;02&quot;" calcext:base-cell-address="LAYERS.C47"/>
            <calcext:condition calcext:apply-style-name="Road1" calcext:value="=&quot;03&quot;" calcext:base-cell-address="LAYERS.C47"/>
            <calcext:condition calcext:apply-style-name="Road2" calcext:value="=&quot;04&quot;" calcext:base-cell-address="LAYERS.C47"/>
            <calcext:condition calcext:apply-style-name="Wast" calcext:value="=&quot;05&quot;" calcext:base-cell-address="LAYERS.C47"/>
            <calcext:condition calcext:apply-style-name="Rock" calcext:value="=&quot;06&quot;" calcext:base-cell-address="LAYERS.C47"/>
            <calcext:condition calcext:apply-style-name="Water" calcext:value="=&quot;07&quot;" calcext:base-cell-address="LAYERS.C47"/>
            <calcext:condition calcext:apply-style-name="Empty" calcext:value="=&quot;08&quot;" calcext:base-cell-address="LAYERS.C47"/>
          </calcext:conditional-format>
          <calcext:conditional-format calcext:target-range-address="LAYERS.D47:LAYERS.D47">
            <calcext:condition calcext:apply-style-name="Empty" calcext:value="=&quot;00&quot;" calcext:base-cell-address="LAYERS.D47"/>
            <calcext:condition calcext:apply-style-name="Grass1" calcext:value="=&quot;01&quot;" calcext:base-cell-address="LAYERS.D47"/>
            <calcext:condition calcext:apply-style-name="Grass2" calcext:value="=&quot;02&quot;" calcext:base-cell-address="LAYERS.D47"/>
            <calcext:condition calcext:apply-style-name="Road1" calcext:value="=&quot;03&quot;" calcext:base-cell-address="LAYERS.D47"/>
            <calcext:condition calcext:apply-style-name="Road2" calcext:value="=&quot;04&quot;" calcext:base-cell-address="LAYERS.D47"/>
            <calcext:condition calcext:apply-style-name="Wast" calcext:value="=&quot;05&quot;" calcext:base-cell-address="LAYERS.D47"/>
            <calcext:condition calcext:apply-style-name="Rock" calcext:value="=&quot;06&quot;" calcext:base-cell-address="LAYERS.D47"/>
            <calcext:condition calcext:apply-style-name="Water" calcext:value="=&quot;07&quot;" calcext:base-cell-address="LAYERS.D47"/>
            <calcext:condition calcext:apply-style-name="Empty" calcext:value="=&quot;08&quot;" calcext:base-cell-address="LAYERS.D47"/>
          </calcext:conditional-format>
          <calcext:conditional-format calcext:target-range-address="LAYERS.E47:LAYERS.E47">
            <calcext:condition calcext:apply-style-name="Empty" calcext:value="=&quot;00&quot;" calcext:base-cell-address="LAYERS.E47"/>
            <calcext:condition calcext:apply-style-name="Grass1" calcext:value="=&quot;01&quot;" calcext:base-cell-address="LAYERS.E47"/>
            <calcext:condition calcext:apply-style-name="Grass2" calcext:value="=&quot;02&quot;" calcext:base-cell-address="LAYERS.E47"/>
            <calcext:condition calcext:apply-style-name="Road1" calcext:value="=&quot;03&quot;" calcext:base-cell-address="LAYERS.E47"/>
            <calcext:condition calcext:apply-style-name="Road2" calcext:value="=&quot;04&quot;" calcext:base-cell-address="LAYERS.E47"/>
            <calcext:condition calcext:apply-style-name="Wast" calcext:value="=&quot;05&quot;" calcext:base-cell-address="LAYERS.E47"/>
            <calcext:condition calcext:apply-style-name="Rock" calcext:value="=&quot;06&quot;" calcext:base-cell-address="LAYERS.E47"/>
            <calcext:condition calcext:apply-style-name="Water" calcext:value="=&quot;07&quot;" calcext:base-cell-address="LAYERS.E47"/>
            <calcext:condition calcext:apply-style-name="Empty" calcext:value="=&quot;08&quot;" calcext:base-cell-address="LAYERS.E47"/>
          </calcext:conditional-format>
          <calcext:conditional-format calcext:target-range-address="LAYERS.F47:LAYERS.F47">
            <calcext:condition calcext:apply-style-name="Empty" calcext:value="=&quot;00&quot;" calcext:base-cell-address="LAYERS.F47"/>
            <calcext:condition calcext:apply-style-name="Grass1" calcext:value="=&quot;01&quot;" calcext:base-cell-address="LAYERS.F47"/>
            <calcext:condition calcext:apply-style-name="Grass2" calcext:value="=&quot;02&quot;" calcext:base-cell-address="LAYERS.F47"/>
            <calcext:condition calcext:apply-style-name="Road1" calcext:value="=&quot;03&quot;" calcext:base-cell-address="LAYERS.F47"/>
            <calcext:condition calcext:apply-style-name="Road2" calcext:value="=&quot;04&quot;" calcext:base-cell-address="LAYERS.F47"/>
            <calcext:condition calcext:apply-style-name="Wast" calcext:value="=&quot;05&quot;" calcext:base-cell-address="LAYERS.F47"/>
            <calcext:condition calcext:apply-style-name="Rock" calcext:value="=&quot;06&quot;" calcext:base-cell-address="LAYERS.F47"/>
            <calcext:condition calcext:apply-style-name="Water" calcext:value="=&quot;07&quot;" calcext:base-cell-address="LAYERS.F47"/>
            <calcext:condition calcext:apply-style-name="Empty" calcext:value="=&quot;08&quot;" calcext:base-cell-address="LAYERS.F47"/>
          </calcext:conditional-format>
          <calcext:conditional-format calcext:target-range-address="LAYERS.G47:LAYERS.G47">
            <calcext:condition calcext:apply-style-name="Empty" calcext:value="=&quot;00&quot;" calcext:base-cell-address="LAYERS.G47"/>
            <calcext:condition calcext:apply-style-name="Grass1" calcext:value="=&quot;01&quot;" calcext:base-cell-address="LAYERS.G47"/>
            <calcext:condition calcext:apply-style-name="Grass2" calcext:value="=&quot;02&quot;" calcext:base-cell-address="LAYERS.G47"/>
            <calcext:condition calcext:apply-style-name="Road1" calcext:value="=&quot;03&quot;" calcext:base-cell-address="LAYERS.G47"/>
            <calcext:condition calcext:apply-style-name="Road2" calcext:value="=&quot;04&quot;" calcext:base-cell-address="LAYERS.G47"/>
            <calcext:condition calcext:apply-style-name="Wast" calcext:value="=&quot;05&quot;" calcext:base-cell-address="LAYERS.G47"/>
            <calcext:condition calcext:apply-style-name="Rock" calcext:value="=&quot;06&quot;" calcext:base-cell-address="LAYERS.G47"/>
            <calcext:condition calcext:apply-style-name="Water" calcext:value="=&quot;07&quot;" calcext:base-cell-address="LAYERS.G47"/>
            <calcext:condition calcext:apply-style-name="Empty" calcext:value="=&quot;08&quot;" calcext:base-cell-address="LAYERS.G47"/>
          </calcext:conditional-format>
          <calcext:conditional-format calcext:target-range-address="LAYERS.C48:LAYERS.C48">
            <calcext:condition calcext:apply-style-name="Empty" calcext:value="=&quot;00&quot;" calcext:base-cell-address="LAYERS.C48"/>
            <calcext:condition calcext:apply-style-name="Grass1" calcext:value="=&quot;01&quot;" calcext:base-cell-address="LAYERS.C48"/>
            <calcext:condition calcext:apply-style-name="Grass2" calcext:value="=&quot;02&quot;" calcext:base-cell-address="LAYERS.C48"/>
            <calcext:condition calcext:apply-style-name="Road1" calcext:value="=&quot;03&quot;" calcext:base-cell-address="LAYERS.C48"/>
            <calcext:condition calcext:apply-style-name="Road2" calcext:value="=&quot;04&quot;" calcext:base-cell-address="LAYERS.C48"/>
            <calcext:condition calcext:apply-style-name="Wast" calcext:value="=&quot;05&quot;" calcext:base-cell-address="LAYERS.C48"/>
            <calcext:condition calcext:apply-style-name="Rock" calcext:value="=&quot;06&quot;" calcext:base-cell-address="LAYERS.C48"/>
            <calcext:condition calcext:apply-style-name="Water" calcext:value="=&quot;07&quot;" calcext:base-cell-address="LAYERS.C48"/>
            <calcext:condition calcext:apply-style-name="Empty" calcext:value="=&quot;08&quot;" calcext:base-cell-address="LAYERS.C48"/>
          </calcext:conditional-format>
          <calcext:conditional-format calcext:target-range-address="LAYERS.D48:LAYERS.D48">
            <calcext:condition calcext:apply-style-name="Empty" calcext:value="=&quot;00&quot;" calcext:base-cell-address="LAYERS.D48"/>
            <calcext:condition calcext:apply-style-name="Grass1" calcext:value="=&quot;01&quot;" calcext:base-cell-address="LAYERS.D48"/>
            <calcext:condition calcext:apply-style-name="Grass2" calcext:value="=&quot;02&quot;" calcext:base-cell-address="LAYERS.D48"/>
            <calcext:condition calcext:apply-style-name="Road1" calcext:value="=&quot;03&quot;" calcext:base-cell-address="LAYERS.D48"/>
            <calcext:condition calcext:apply-style-name="Road2" calcext:value="=&quot;04&quot;" calcext:base-cell-address="LAYERS.D48"/>
            <calcext:condition calcext:apply-style-name="Wast" calcext:value="=&quot;05&quot;" calcext:base-cell-address="LAYERS.D48"/>
            <calcext:condition calcext:apply-style-name="Rock" calcext:value="=&quot;06&quot;" calcext:base-cell-address="LAYERS.D48"/>
            <calcext:condition calcext:apply-style-name="Water" calcext:value="=&quot;07&quot;" calcext:base-cell-address="LAYERS.D48"/>
            <calcext:condition calcext:apply-style-name="Empty" calcext:value="=&quot;08&quot;" calcext:base-cell-address="LAYERS.D48"/>
          </calcext:conditional-format>
          <calcext:conditional-format calcext:target-range-address="LAYERS.E48:LAYERS.E48">
            <calcext:condition calcext:apply-style-name="Empty" calcext:value="=&quot;00&quot;" calcext:base-cell-address="LAYERS.E48"/>
            <calcext:condition calcext:apply-style-name="Grass1" calcext:value="=&quot;01&quot;" calcext:base-cell-address="LAYERS.E48"/>
            <calcext:condition calcext:apply-style-name="Grass2" calcext:value="=&quot;02&quot;" calcext:base-cell-address="LAYERS.E48"/>
            <calcext:condition calcext:apply-style-name="Road1" calcext:value="=&quot;03&quot;" calcext:base-cell-address="LAYERS.E48"/>
            <calcext:condition calcext:apply-style-name="Road2" calcext:value="=&quot;04&quot;" calcext:base-cell-address="LAYERS.E48"/>
            <calcext:condition calcext:apply-style-name="Wast" calcext:value="=&quot;05&quot;" calcext:base-cell-address="LAYERS.E48"/>
            <calcext:condition calcext:apply-style-name="Rock" calcext:value="=&quot;06&quot;" calcext:base-cell-address="LAYERS.E48"/>
            <calcext:condition calcext:apply-style-name="Water" calcext:value="=&quot;07&quot;" calcext:base-cell-address="LAYERS.E48"/>
            <calcext:condition calcext:apply-style-name="Empty" calcext:value="=&quot;08&quot;" calcext:base-cell-address="LAYERS.E48"/>
          </calcext:conditional-format>
          <calcext:conditional-format calcext:target-range-address="LAYERS.F48:LAYERS.F48">
            <calcext:condition calcext:apply-style-name="Empty" calcext:value="=&quot;00&quot;" calcext:base-cell-address="LAYERS.F48"/>
            <calcext:condition calcext:apply-style-name="Grass1" calcext:value="=&quot;01&quot;" calcext:base-cell-address="LAYERS.F48"/>
            <calcext:condition calcext:apply-style-name="Grass2" calcext:value="=&quot;02&quot;" calcext:base-cell-address="LAYERS.F48"/>
            <calcext:condition calcext:apply-style-name="Road1" calcext:value="=&quot;03&quot;" calcext:base-cell-address="LAYERS.F48"/>
            <calcext:condition calcext:apply-style-name="Road2" calcext:value="=&quot;04&quot;" calcext:base-cell-address="LAYERS.F48"/>
            <calcext:condition calcext:apply-style-name="Wast" calcext:value="=&quot;05&quot;" calcext:base-cell-address="LAYERS.F48"/>
            <calcext:condition calcext:apply-style-name="Rock" calcext:value="=&quot;06&quot;" calcext:base-cell-address="LAYERS.F48"/>
            <calcext:condition calcext:apply-style-name="Water" calcext:value="=&quot;07&quot;" calcext:base-cell-address="LAYERS.F48"/>
            <calcext:condition calcext:apply-style-name="Empty" calcext:value="=&quot;08&quot;" calcext:base-cell-address="LAYERS.F48"/>
          </calcext:conditional-format>
          <calcext:conditional-format calcext:target-range-address="LAYERS.G48:LAYERS.G48">
            <calcext:condition calcext:apply-style-name="Empty" calcext:value="=&quot;00&quot;" calcext:base-cell-address="LAYERS.G48"/>
            <calcext:condition calcext:apply-style-name="Grass1" calcext:value="=&quot;01&quot;" calcext:base-cell-address="LAYERS.G48"/>
            <calcext:condition calcext:apply-style-name="Grass2" calcext:value="=&quot;02&quot;" calcext:base-cell-address="LAYERS.G48"/>
            <calcext:condition calcext:apply-style-name="Road1" calcext:value="=&quot;03&quot;" calcext:base-cell-address="LAYERS.G48"/>
            <calcext:condition calcext:apply-style-name="Road2" calcext:value="=&quot;04&quot;" calcext:base-cell-address="LAYERS.G48"/>
            <calcext:condition calcext:apply-style-name="Wast" calcext:value="=&quot;05&quot;" calcext:base-cell-address="LAYERS.G48"/>
            <calcext:condition calcext:apply-style-name="Rock" calcext:value="=&quot;06&quot;" calcext:base-cell-address="LAYERS.G48"/>
            <calcext:condition calcext:apply-style-name="Water" calcext:value="=&quot;07&quot;" calcext:base-cell-address="LAYERS.G48"/>
            <calcext:condition calcext:apply-style-name="Empty" calcext:value="=&quot;08&quot;" calcext:base-cell-address="LAYERS.G48"/>
          </calcext:conditional-format>
          <calcext:conditional-format calcext:target-range-address="LAYERS.C49:LAYERS.C49">
            <calcext:condition calcext:apply-style-name="Empty" calcext:value="=&quot;00&quot;" calcext:base-cell-address="LAYERS.C49"/>
            <calcext:condition calcext:apply-style-name="Grass1" calcext:value="=&quot;01&quot;" calcext:base-cell-address="LAYERS.C49"/>
            <calcext:condition calcext:apply-style-name="Grass2" calcext:value="=&quot;02&quot;" calcext:base-cell-address="LAYERS.C49"/>
            <calcext:condition calcext:apply-style-name="Road1" calcext:value="=&quot;03&quot;" calcext:base-cell-address="LAYERS.C49"/>
            <calcext:condition calcext:apply-style-name="Road2" calcext:value="=&quot;04&quot;" calcext:base-cell-address="LAYERS.C49"/>
            <calcext:condition calcext:apply-style-name="Wast" calcext:value="=&quot;05&quot;" calcext:base-cell-address="LAYERS.C49"/>
            <calcext:condition calcext:apply-style-name="Rock" calcext:value="=&quot;06&quot;" calcext:base-cell-address="LAYERS.C49"/>
            <calcext:condition calcext:apply-style-name="Water" calcext:value="=&quot;07&quot;" calcext:base-cell-address="LAYERS.C49"/>
            <calcext:condition calcext:apply-style-name="Empty" calcext:value="=&quot;08&quot;" calcext:base-cell-address="LAYERS.C49"/>
          </calcext:conditional-format>
          <calcext:conditional-format calcext:target-range-address="LAYERS.D49:LAYERS.D49">
            <calcext:condition calcext:apply-style-name="Empty" calcext:value="=&quot;00&quot;" calcext:base-cell-address="LAYERS.D49"/>
            <calcext:condition calcext:apply-style-name="Grass1" calcext:value="=&quot;01&quot;" calcext:base-cell-address="LAYERS.D49"/>
            <calcext:condition calcext:apply-style-name="Grass2" calcext:value="=&quot;02&quot;" calcext:base-cell-address="LAYERS.D49"/>
            <calcext:condition calcext:apply-style-name="Road1" calcext:value="=&quot;03&quot;" calcext:base-cell-address="LAYERS.D49"/>
            <calcext:condition calcext:apply-style-name="Road2" calcext:value="=&quot;04&quot;" calcext:base-cell-address="LAYERS.D49"/>
            <calcext:condition calcext:apply-style-name="Wast" calcext:value="=&quot;05&quot;" calcext:base-cell-address="LAYERS.D49"/>
            <calcext:condition calcext:apply-style-name="Rock" calcext:value="=&quot;06&quot;" calcext:base-cell-address="LAYERS.D49"/>
            <calcext:condition calcext:apply-style-name="Water" calcext:value="=&quot;07&quot;" calcext:base-cell-address="LAYERS.D49"/>
            <calcext:condition calcext:apply-style-name="Empty" calcext:value="=&quot;08&quot;" calcext:base-cell-address="LAYERS.D49"/>
          </calcext:conditional-format>
          <calcext:conditional-format calcext:target-range-address="LAYERS.E49:LAYERS.E49">
            <calcext:condition calcext:apply-style-name="Empty" calcext:value="=&quot;00&quot;" calcext:base-cell-address="LAYERS.E49"/>
            <calcext:condition calcext:apply-style-name="Grass1" calcext:value="=&quot;01&quot;" calcext:base-cell-address="LAYERS.E49"/>
            <calcext:condition calcext:apply-style-name="Grass2" calcext:value="=&quot;02&quot;" calcext:base-cell-address="LAYERS.E49"/>
            <calcext:condition calcext:apply-style-name="Road1" calcext:value="=&quot;03&quot;" calcext:base-cell-address="LAYERS.E49"/>
            <calcext:condition calcext:apply-style-name="Road2" calcext:value="=&quot;04&quot;" calcext:base-cell-address="LAYERS.E49"/>
            <calcext:condition calcext:apply-style-name="Wast" calcext:value="=&quot;05&quot;" calcext:base-cell-address="LAYERS.E49"/>
            <calcext:condition calcext:apply-style-name="Rock" calcext:value="=&quot;06&quot;" calcext:base-cell-address="LAYERS.E49"/>
            <calcext:condition calcext:apply-style-name="Water" calcext:value="=&quot;07&quot;" calcext:base-cell-address="LAYERS.E49"/>
            <calcext:condition calcext:apply-style-name="Empty" calcext:value="=&quot;08&quot;" calcext:base-cell-address="LAYERS.E49"/>
          </calcext:conditional-format>
          <calcext:conditional-format calcext:target-range-address="LAYERS.F49:LAYERS.F49">
            <calcext:condition calcext:apply-style-name="Empty" calcext:value="=&quot;00&quot;" calcext:base-cell-address="LAYERS.F49"/>
            <calcext:condition calcext:apply-style-name="Grass1" calcext:value="=&quot;01&quot;" calcext:base-cell-address="LAYERS.F49"/>
            <calcext:condition calcext:apply-style-name="Grass2" calcext:value="=&quot;02&quot;" calcext:base-cell-address="LAYERS.F49"/>
            <calcext:condition calcext:apply-style-name="Road1" calcext:value="=&quot;03&quot;" calcext:base-cell-address="LAYERS.F49"/>
            <calcext:condition calcext:apply-style-name="Road2" calcext:value="=&quot;04&quot;" calcext:base-cell-address="LAYERS.F49"/>
            <calcext:condition calcext:apply-style-name="Wast" calcext:value="=&quot;05&quot;" calcext:base-cell-address="LAYERS.F49"/>
            <calcext:condition calcext:apply-style-name="Rock" calcext:value="=&quot;06&quot;" calcext:base-cell-address="LAYERS.F49"/>
            <calcext:condition calcext:apply-style-name="Water" calcext:value="=&quot;07&quot;" calcext:base-cell-address="LAYERS.F49"/>
            <calcext:condition calcext:apply-style-name="Empty" calcext:value="=&quot;08&quot;" calcext:base-cell-address="LAYERS.F49"/>
          </calcext:conditional-format>
          <calcext:conditional-format calcext:target-range-address="LAYERS.G49:LAYERS.G49">
            <calcext:condition calcext:apply-style-name="Empty" calcext:value="=&quot;00&quot;" calcext:base-cell-address="LAYERS.G49"/>
            <calcext:condition calcext:apply-style-name="Grass1" calcext:value="=&quot;01&quot;" calcext:base-cell-address="LAYERS.G49"/>
            <calcext:condition calcext:apply-style-name="Grass2" calcext:value="=&quot;02&quot;" calcext:base-cell-address="LAYERS.G49"/>
            <calcext:condition calcext:apply-style-name="Road1" calcext:value="=&quot;03&quot;" calcext:base-cell-address="LAYERS.G49"/>
            <calcext:condition calcext:apply-style-name="Road2" calcext:value="=&quot;04&quot;" calcext:base-cell-address="LAYERS.G49"/>
            <calcext:condition calcext:apply-style-name="Wast" calcext:value="=&quot;05&quot;" calcext:base-cell-address="LAYERS.G49"/>
            <calcext:condition calcext:apply-style-name="Rock" calcext:value="=&quot;06&quot;" calcext:base-cell-address="LAYERS.G49"/>
            <calcext:condition calcext:apply-style-name="Water" calcext:value="=&quot;07&quot;" calcext:base-cell-address="LAYERS.G49"/>
            <calcext:condition calcext:apply-style-name="Empty" calcext:value="=&quot;08&quot;" calcext:base-cell-address="LAYERS.G49"/>
          </calcext:conditional-format>
          <calcext:conditional-format calcext:target-range-address="LAYERS.G37:LAYERS.G37">
            <calcext:condition calcext:apply-style-name="Empty" calcext:value="=&quot;00&quot;" calcext:base-cell-address="LAYERS.G37"/>
            <calcext:condition calcext:apply-style-name="Grass1" calcext:value="=&quot;01&quot;" calcext:base-cell-address="LAYERS.G37"/>
            <calcext:condition calcext:apply-style-name="Grass2" calcext:value="=&quot;02&quot;" calcext:base-cell-address="LAYERS.G37"/>
            <calcext:condition calcext:apply-style-name="Road1" calcext:value="=&quot;03&quot;" calcext:base-cell-address="LAYERS.G37"/>
            <calcext:condition calcext:apply-style-name="Road2" calcext:value="=&quot;04&quot;" calcext:base-cell-address="LAYERS.G37"/>
            <calcext:condition calcext:apply-style-name="Wast" calcext:value="=&quot;05&quot;" calcext:base-cell-address="LAYERS.G37"/>
            <calcext:condition calcext:apply-style-name="Rock" calcext:value="=&quot;06&quot;" calcext:base-cell-address="LAYERS.G37"/>
            <calcext:condition calcext:apply-style-name="Water" calcext:value="=&quot;07&quot;" calcext:base-cell-address="LAYERS.G37"/>
            <calcext:condition calcext:apply-style-name="Empty" calcext:value="=&quot;08&quot;" calcext:base-cell-address="LAYERS.G37"/>
          </calcext:conditional-format>
          <calcext:conditional-format calcext:target-range-address="LAYERS.H37:LAYERS.H37">
            <calcext:condition calcext:apply-style-name="Empty" calcext:value="=&quot;00&quot;" calcext:base-cell-address="LAYERS.H37"/>
            <calcext:condition calcext:apply-style-name="Grass1" calcext:value="=&quot;01&quot;" calcext:base-cell-address="LAYERS.H37"/>
            <calcext:condition calcext:apply-style-name="Grass2" calcext:value="=&quot;02&quot;" calcext:base-cell-address="LAYERS.H37"/>
            <calcext:condition calcext:apply-style-name="Road1" calcext:value="=&quot;03&quot;" calcext:base-cell-address="LAYERS.H37"/>
            <calcext:condition calcext:apply-style-name="Road2" calcext:value="=&quot;04&quot;" calcext:base-cell-address="LAYERS.H37"/>
            <calcext:condition calcext:apply-style-name="Wast" calcext:value="=&quot;05&quot;" calcext:base-cell-address="LAYERS.H37"/>
            <calcext:condition calcext:apply-style-name="Rock" calcext:value="=&quot;06&quot;" calcext:base-cell-address="LAYERS.H37"/>
            <calcext:condition calcext:apply-style-name="Water" calcext:value="=&quot;07&quot;" calcext:base-cell-address="LAYERS.H37"/>
            <calcext:condition calcext:apply-style-name="Empty" calcext:value="=&quot;08&quot;" calcext:base-cell-address="LAYERS.H37"/>
          </calcext:conditional-format>
          <calcext:conditional-format calcext:target-range-address="LAYERS.G38:LAYERS.G38">
            <calcext:condition calcext:apply-style-name="Empty" calcext:value="=&quot;00&quot;" calcext:base-cell-address="LAYERS.G38"/>
            <calcext:condition calcext:apply-style-name="Grass1" calcext:value="=&quot;01&quot;" calcext:base-cell-address="LAYERS.G38"/>
            <calcext:condition calcext:apply-style-name="Grass2" calcext:value="=&quot;02&quot;" calcext:base-cell-address="LAYERS.G38"/>
            <calcext:condition calcext:apply-style-name="Road1" calcext:value="=&quot;03&quot;" calcext:base-cell-address="LAYERS.G38"/>
            <calcext:condition calcext:apply-style-name="Road2" calcext:value="=&quot;04&quot;" calcext:base-cell-address="LAYERS.G38"/>
            <calcext:condition calcext:apply-style-name="Wast" calcext:value="=&quot;05&quot;" calcext:base-cell-address="LAYERS.G38"/>
            <calcext:condition calcext:apply-style-name="Rock" calcext:value="=&quot;06&quot;" calcext:base-cell-address="LAYERS.G38"/>
            <calcext:condition calcext:apply-style-name="Water" calcext:value="=&quot;07&quot;" calcext:base-cell-address="LAYERS.G38"/>
            <calcext:condition calcext:apply-style-name="Empty" calcext:value="=&quot;08&quot;" calcext:base-cell-address="LAYERS.G38"/>
          </calcext:conditional-format>
          <calcext:conditional-format calcext:target-range-address="LAYERS.H38:LAYERS.H38">
            <calcext:condition calcext:apply-style-name="Empty" calcext:value="=&quot;00&quot;" calcext:base-cell-address="LAYERS.H38"/>
            <calcext:condition calcext:apply-style-name="Grass1" calcext:value="=&quot;01&quot;" calcext:base-cell-address="LAYERS.H38"/>
            <calcext:condition calcext:apply-style-name="Grass2" calcext:value="=&quot;02&quot;" calcext:base-cell-address="LAYERS.H38"/>
            <calcext:condition calcext:apply-style-name="Road1" calcext:value="=&quot;03&quot;" calcext:base-cell-address="LAYERS.H38"/>
            <calcext:condition calcext:apply-style-name="Road2" calcext:value="=&quot;04&quot;" calcext:base-cell-address="LAYERS.H38"/>
            <calcext:condition calcext:apply-style-name="Wast" calcext:value="=&quot;05&quot;" calcext:base-cell-address="LAYERS.H38"/>
            <calcext:condition calcext:apply-style-name="Rock" calcext:value="=&quot;06&quot;" calcext:base-cell-address="LAYERS.H38"/>
            <calcext:condition calcext:apply-style-name="Water" calcext:value="=&quot;07&quot;" calcext:base-cell-address="LAYERS.H38"/>
            <calcext:condition calcext:apply-style-name="Empty" calcext:value="=&quot;08&quot;" calcext:base-cell-address="LAYERS.H38"/>
          </calcext:conditional-format>
          <calcext:conditional-format calcext:target-range-address="LAYERS.G39:LAYERS.G39">
            <calcext:condition calcext:apply-style-name="Empty" calcext:value="=&quot;00&quot;" calcext:base-cell-address="LAYERS.G39"/>
            <calcext:condition calcext:apply-style-name="Grass1" calcext:value="=&quot;01&quot;" calcext:base-cell-address="LAYERS.G39"/>
            <calcext:condition calcext:apply-style-name="Grass2" calcext:value="=&quot;02&quot;" calcext:base-cell-address="LAYERS.G39"/>
            <calcext:condition calcext:apply-style-name="Road1" calcext:value="=&quot;03&quot;" calcext:base-cell-address="LAYERS.G39"/>
            <calcext:condition calcext:apply-style-name="Road2" calcext:value="=&quot;04&quot;" calcext:base-cell-address="LAYERS.G39"/>
            <calcext:condition calcext:apply-style-name="Wast" calcext:value="=&quot;05&quot;" calcext:base-cell-address="LAYERS.G39"/>
            <calcext:condition calcext:apply-style-name="Rock" calcext:value="=&quot;06&quot;" calcext:base-cell-address="LAYERS.G39"/>
            <calcext:condition calcext:apply-style-name="Water" calcext:value="=&quot;07&quot;" calcext:base-cell-address="LAYERS.G39"/>
            <calcext:condition calcext:apply-style-name="Empty" calcext:value="=&quot;08&quot;" calcext:base-cell-address="LAYERS.G39"/>
          </calcext:conditional-format>
          <calcext:conditional-format calcext:target-range-address="LAYERS.H39:LAYERS.H39">
            <calcext:condition calcext:apply-style-name="Empty" calcext:value="=&quot;00&quot;" calcext:base-cell-address="LAYERS.H39"/>
            <calcext:condition calcext:apply-style-name="Grass1" calcext:value="=&quot;01&quot;" calcext:base-cell-address="LAYERS.H39"/>
            <calcext:condition calcext:apply-style-name="Grass2" calcext:value="=&quot;02&quot;" calcext:base-cell-address="LAYERS.H39"/>
            <calcext:condition calcext:apply-style-name="Road1" calcext:value="=&quot;03&quot;" calcext:base-cell-address="LAYERS.H39"/>
            <calcext:condition calcext:apply-style-name="Road2" calcext:value="=&quot;04&quot;" calcext:base-cell-address="LAYERS.H39"/>
            <calcext:condition calcext:apply-style-name="Wast" calcext:value="=&quot;05&quot;" calcext:base-cell-address="LAYERS.H39"/>
            <calcext:condition calcext:apply-style-name="Rock" calcext:value="=&quot;06&quot;" calcext:base-cell-address="LAYERS.H39"/>
            <calcext:condition calcext:apply-style-name="Water" calcext:value="=&quot;07&quot;" calcext:base-cell-address="LAYERS.H39"/>
            <calcext:condition calcext:apply-style-name="Empty" calcext:value="=&quot;08&quot;" calcext:base-cell-address="LAYERS.H39"/>
          </calcext:conditional-format>
          <calcext:conditional-format calcext:target-range-address="LAYERS.G40:LAYERS.G40">
            <calcext:condition calcext:apply-style-name="Empty" calcext:value="=&quot;00&quot;" calcext:base-cell-address="LAYERS.G40"/>
            <calcext:condition calcext:apply-style-name="Grass1" calcext:value="=&quot;01&quot;" calcext:base-cell-address="LAYERS.G40"/>
            <calcext:condition calcext:apply-style-name="Grass2" calcext:value="=&quot;02&quot;" calcext:base-cell-address="LAYERS.G40"/>
            <calcext:condition calcext:apply-style-name="Road1" calcext:value="=&quot;03&quot;" calcext:base-cell-address="LAYERS.G40"/>
            <calcext:condition calcext:apply-style-name="Road2" calcext:value="=&quot;04&quot;" calcext:base-cell-address="LAYERS.G40"/>
            <calcext:condition calcext:apply-style-name="Wast" calcext:value="=&quot;05&quot;" calcext:base-cell-address="LAYERS.G40"/>
            <calcext:condition calcext:apply-style-name="Rock" calcext:value="=&quot;06&quot;" calcext:base-cell-address="LAYERS.G40"/>
            <calcext:condition calcext:apply-style-name="Water" calcext:value="=&quot;07&quot;" calcext:base-cell-address="LAYERS.G40"/>
            <calcext:condition calcext:apply-style-name="Empty" calcext:value="=&quot;08&quot;" calcext:base-cell-address="LAYERS.G40"/>
          </calcext:conditional-format>
          <calcext:conditional-format calcext:target-range-address="LAYERS.H40:LAYERS.H40">
            <calcext:condition calcext:apply-style-name="Empty" calcext:value="=&quot;00&quot;" calcext:base-cell-address="LAYERS.H40"/>
            <calcext:condition calcext:apply-style-name="Grass1" calcext:value="=&quot;01&quot;" calcext:base-cell-address="LAYERS.H40"/>
            <calcext:condition calcext:apply-style-name="Grass2" calcext:value="=&quot;02&quot;" calcext:base-cell-address="LAYERS.H40"/>
            <calcext:condition calcext:apply-style-name="Road1" calcext:value="=&quot;03&quot;" calcext:base-cell-address="LAYERS.H40"/>
            <calcext:condition calcext:apply-style-name="Road2" calcext:value="=&quot;04&quot;" calcext:base-cell-address="LAYERS.H40"/>
            <calcext:condition calcext:apply-style-name="Wast" calcext:value="=&quot;05&quot;" calcext:base-cell-address="LAYERS.H40"/>
            <calcext:condition calcext:apply-style-name="Rock" calcext:value="=&quot;06&quot;" calcext:base-cell-address="LAYERS.H40"/>
            <calcext:condition calcext:apply-style-name="Water" calcext:value="=&quot;07&quot;" calcext:base-cell-address="LAYERS.H40"/>
            <calcext:condition calcext:apply-style-name="Empty" calcext:value="=&quot;08&quot;" calcext:base-cell-address="LAYERS.H40"/>
          </calcext:conditional-format>
        </calcext:conditional-formats>
      </table:table>
      <table:table table:name="EVENTS" table:style-name="ta1">
        <table:table-column table:style-name="co1" table:default-cell-style-name="ce482"/>
        <table:table-column table:style-name="co2" table:default-cell-style-name="ce486"/>
        <table:table-column table:style-name="co2" table:default-cell-style-name="ce519"/>
        <table:table-column table:style-name="co2" table:number-columns-repeated="28" table:default-cell-style-name="ce482"/>
        <table:table-column table:style-name="co2" table:default-cell-style-name="ce1448"/>
        <table:table-column table:style-name="co2" table:default-cell-style-name="ce1481"/>
        <table:table-column table:style-name="co1" table:default-cell-style-name="ce482"/>
        <table:table-column table:style-name="co3" table:number-columns-repeated="988" table:default-cell-style-name="ce482"/>
        <table:table-row table:style-name="ro5">
          <table:table-cell table:number-columns-repeated="34" office:value-type="string">
            <text:p>*</text:p>
          </table:table-cell>
          <table:table-cell table:number-columns-repeated="988"/>
        </table:table-row>
        <table:table-row table:style-name="ro5">
          <table:table-cell table:style-name="ce483" office:value-type="string">
            <text:p>[</text:p>
          </table:table-cell>
          <table:table-cell table:style-name="ce487" office:value-type="string">
            <text:p>00</text:p>
          </table:table-cell>
          <table:table-cell table:style-name="ce520" office:value-type="string">
            <text:p>00</text:p>
          </table:table-cell>
          <table:table-cell table:style-name="ce552" office:value-type="string">
            <text:p>00</text:p>
          </table:table-cell>
          <table:table-cell table:style-name="ce584" office:value-type="string">
            <text:p>00</text:p>
          </table:table-cell>
          <table:table-cell table:style-name="ce616" office:value-type="string">
            <text:p>00</text:p>
          </table:table-cell>
          <table:table-cell table:style-name="ce648" office:value-type="float" office:value="12">
            <text:p>12</text:p>
          </table:table-cell>
          <table:table-cell table:style-name="ce680" office:value-type="float" office:value="12">
            <text:p>12</text:p>
          </table:table-cell>
          <table:table-cell table:style-name="ce712" office:value-type="float" office:value="12">
            <text:p>12</text:p>
          </table:table-cell>
          <table:table-cell table:style-name="ce744" office:value-type="float" office:value="12">
            <text:p>12</text:p>
          </table:table-cell>
          <table:table-cell table:style-name="ce776" office:value-type="float" office:value="12">
            <text:p>12</text:p>
          </table:table-cell>
          <table:table-cell table:style-name="ce808" office:value-type="float" office:value="12">
            <text:p>12</text:p>
          </table:table-cell>
          <table:table-cell table:style-name="ce840" office:value-type="float" office:value="12">
            <text:p>12</text:p>
          </table:table-cell>
          <table:table-cell table:style-name="ce872" office:value-type="float" office:value="12">
            <text:p>12</text:p>
          </table:table-cell>
          <table:table-cell table:style-name="ce904" office:value-type="float" office:value="12">
            <text:p>12</text:p>
          </table:table-cell>
          <table:table-cell table:style-name="ce936" office:value-type="float" office:value="12">
            <text:p>12</text:p>
          </table:table-cell>
          <table:table-cell table:style-name="ce968" office:value-type="float" office:value="12">
            <text:p>12</text:p>
          </table:table-cell>
          <table:table-cell table:style-name="ce1000" office:value-type="float" office:value="12">
            <text:p>12</text:p>
          </table:table-cell>
          <table:table-cell table:style-name="ce1032" office:value-type="float" office:value="12">
            <text:p>12</text:p>
          </table:table-cell>
          <table:table-cell table:style-name="ce1064" office:value-type="float" office:value="12">
            <text:p>12</text:p>
          </table:table-cell>
          <table:table-cell table:style-name="ce1096" office:value-type="float" office:value="12">
            <text:p>12</text:p>
          </table:table-cell>
          <table:table-cell table:style-name="ce1128" office:value-type="float" office:value="12">
            <text:p>12</text:p>
          </table:table-cell>
          <table:table-cell table:style-name="ce1160" office:value-type="float" office:value="12">
            <text:p>12</text:p>
          </table:table-cell>
          <table:table-cell table:style-name="ce1192" office:value-type="float" office:value="12">
            <text:p>12</text:p>
          </table:table-cell>
          <table:table-cell table:style-name="ce1224" office:value-type="float" office:value="12">
            <text:p>12</text:p>
          </table:table-cell>
          <table:table-cell table:style-name="ce1256" office:value-type="float" office:value="12">
            <text:p>12</text:p>
          </table:table-cell>
          <table:table-cell table:style-name="ce1288" office:value-type="float" office:value="12">
            <text:p>12</text:p>
          </table:table-cell>
          <table:table-cell table:style-name="ce1320" office:value-type="float" office:value="12">
            <text:p>12</text:p>
          </table:table-cell>
          <table:table-cell table:style-name="ce1352" office:value-type="float" office:value="12">
            <text:p>12</text:p>
          </table:table-cell>
          <table:table-cell table:style-name="ce1384" office:value-type="float" office:value="12">
            <text:p>12</text:p>
          </table:table-cell>
          <table:table-cell table:style-name="ce1416" office:value-type="float" office:value="12">
            <text:p>12</text:p>
          </table:table-cell>
          <table:table-cell table:style-name="ce1449" office:value-type="float" office:value="12">
            <text:p>12</text:p>
          </table:table-cell>
          <table:table-cell table:style-name="ce1482" office:value-type="string">
            <text:p>00</text:p>
          </table:table-cell>
          <table:table-cell table:style-name="ce483" office:value-type="string">
            <text:p>]</text:p>
          </table:table-cell>
          <table:table-cell table:style-name="ce483"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88" office:value-type="string">
            <text:p>00</text:p>
          </table:table-cell>
          <table:table-cell table:style-name="ce521" office:value-type="string">
            <text:p>00</text:p>
          </table:table-cell>
          <table:table-cell table:style-name="ce553" office:value-type="string">
            <text:p>00</text:p>
          </table:table-cell>
          <table:table-cell table:style-name="ce585" office:value-type="string">
            <text:p>00</text:p>
          </table:table-cell>
          <table:table-cell table:style-name="ce617" office:value-type="string">
            <text:p>00</text:p>
          </table:table-cell>
          <table:table-cell table:style-name="ce649" office:value-type="string">
            <text:p>00</text:p>
          </table:table-cell>
          <table:table-cell table:style-name="ce681" office:value-type="string">
            <text:p>00</text:p>
          </table:table-cell>
          <table:table-cell table:style-name="ce713" office:value-type="string">
            <text:p>00</text:p>
          </table:table-cell>
          <table:table-cell table:style-name="ce745" office:value-type="string">
            <text:p>00</text:p>
          </table:table-cell>
          <table:table-cell table:style-name="ce777" office:value-type="string">
            <text:p>00</text:p>
          </table:table-cell>
          <table:table-cell table:style-name="ce809" office:value-type="string">
            <text:p>00</text:p>
          </table:table-cell>
          <table:table-cell table:style-name="ce841" office:value-type="string">
            <text:p>00</text:p>
          </table:table-cell>
          <table:table-cell table:style-name="ce873" office:value-type="string">
            <text:p>00</text:p>
          </table:table-cell>
          <table:table-cell table:style-name="ce905" office:value-type="string">
            <text:p>00</text:p>
          </table:table-cell>
          <table:table-cell table:style-name="ce937" office:value-type="string">
            <text:p>00</text:p>
          </table:table-cell>
          <table:table-cell table:style-name="ce969" office:value-type="string">
            <text:p>00</text:p>
          </table:table-cell>
          <table:table-cell table:style-name="ce1001" office:value-type="string">
            <text:p>00</text:p>
          </table:table-cell>
          <table:table-cell table:style-name="ce1033" office:value-type="string">
            <text:p>00</text:p>
          </table:table-cell>
          <table:table-cell table:style-name="ce1065" office:value-type="string">
            <text:p>00</text:p>
          </table:table-cell>
          <table:table-cell table:style-name="ce1097" office:value-type="string">
            <text:p>00</text:p>
          </table:table-cell>
          <table:table-cell table:style-name="ce1129" office:value-type="string">
            <text:p>00</text:p>
          </table:table-cell>
          <table:table-cell table:style-name="ce1161" office:value-type="string">
            <text:p>00</text:p>
          </table:table-cell>
          <table:table-cell table:style-name="ce1193" office:value-type="string">
            <text:p>00</text:p>
          </table:table-cell>
          <table:table-cell table:style-name="ce1225" office:value-type="string">
            <text:p>00</text:p>
          </table:table-cell>
          <table:table-cell table:style-name="ce1257" office:value-type="string">
            <text:p>00</text:p>
          </table:table-cell>
          <table:table-cell table:style-name="ce1289" office:value-type="string">
            <text:p>00</text:p>
          </table:table-cell>
          <table:table-cell table:style-name="ce1321" office:value-type="string">
            <text:p>00</text:p>
          </table:table-cell>
          <table:table-cell table:style-name="ce1353" office:value-type="string">
            <text:p>00</text:p>
          </table:table-cell>
          <table:table-cell table:style-name="ce1385" office:value-type="string">
            <text:p>00</text:p>
          </table:table-cell>
          <table:table-cell table:style-name="ce1417" office:value-type="string">
            <text:p>00</text:p>
          </table:table-cell>
          <table:table-cell table:style-name="ce1450" office:value-type="string">
            <text:p>00</text:p>
          </table:table-cell>
          <table:table-cell table:style-name="ce1483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89" office:value-type="string">
            <text:p>00</text:p>
          </table:table-cell>
          <table:table-cell table:style-name="ce522" office:value-type="string">
            <text:p>00</text:p>
          </table:table-cell>
          <table:table-cell table:style-name="ce554" office:value-type="string">
            <text:p>00</text:p>
          </table:table-cell>
          <table:table-cell table:style-name="ce586" office:value-type="string">
            <text:p>00</text:p>
          </table:table-cell>
          <table:table-cell table:style-name="ce618" office:value-type="string">
            <text:p>00</text:p>
          </table:table-cell>
          <table:table-cell table:style-name="ce650" office:value-type="string">
            <text:p>00</text:p>
          </table:table-cell>
          <table:table-cell table:style-name="ce682" office:value-type="string">
            <text:p>00</text:p>
          </table:table-cell>
          <table:table-cell table:style-name="ce714" office:value-type="string">
            <text:p>00</text:p>
          </table:table-cell>
          <table:table-cell table:style-name="ce746" office:value-type="string">
            <text:p>00</text:p>
          </table:table-cell>
          <table:table-cell table:style-name="ce778" office:value-type="string">
            <text:p>00</text:p>
          </table:table-cell>
          <table:table-cell table:style-name="ce810" office:value-type="string">
            <text:p>00</text:p>
          </table:table-cell>
          <table:table-cell table:style-name="ce842" office:value-type="string">
            <text:p>00</text:p>
          </table:table-cell>
          <table:table-cell table:style-name="ce874" office:value-type="string">
            <text:p>00</text:p>
          </table:table-cell>
          <table:table-cell table:style-name="ce906" office:value-type="string">
            <text:p>00</text:p>
          </table:table-cell>
          <table:table-cell table:style-name="ce938" office:value-type="string">
            <text:p>00</text:p>
          </table:table-cell>
          <table:table-cell table:style-name="ce970" office:value-type="string">
            <text:p>00</text:p>
          </table:table-cell>
          <table:table-cell table:style-name="ce1002" office:value-type="string">
            <text:p>00</text:p>
          </table:table-cell>
          <table:table-cell table:style-name="ce1034" office:value-type="string">
            <text:p>00</text:p>
          </table:table-cell>
          <table:table-cell table:style-name="ce1066" office:value-type="string">
            <text:p>00</text:p>
          </table:table-cell>
          <table:table-cell table:style-name="ce1098" office:value-type="string">
            <text:p>00</text:p>
          </table:table-cell>
          <table:table-cell table:style-name="ce1130" office:value-type="string">
            <text:p>00</text:p>
          </table:table-cell>
          <table:table-cell table:style-name="ce1162" office:value-type="string">
            <text:p>00</text:p>
          </table:table-cell>
          <table:table-cell table:style-name="ce1194" office:value-type="string">
            <text:p>00</text:p>
          </table:table-cell>
          <table:table-cell table:style-name="ce1226" office:value-type="string">
            <text:p>00</text:p>
          </table:table-cell>
          <table:table-cell table:style-name="ce1258" office:value-type="string">
            <text:p>00</text:p>
          </table:table-cell>
          <table:table-cell table:style-name="ce1290" office:value-type="string">
            <text:p>00</text:p>
          </table:table-cell>
          <table:table-cell table:style-name="ce1322" office:value-type="string">
            <text:p>00</text:p>
          </table:table-cell>
          <table:table-cell table:style-name="ce1354" office:value-type="string">
            <text:p>00</text:p>
          </table:table-cell>
          <table:table-cell table:style-name="ce1386" office:value-type="string">
            <text:p>00</text:p>
          </table:table-cell>
          <table:table-cell table:style-name="ce1418" office:value-type="string">
            <text:p>00</text:p>
          </table:table-cell>
          <table:table-cell table:style-name="ce1451" office:value-type="string">
            <text:p>00</text:p>
          </table:table-cell>
          <table:table-cell table:style-name="ce1484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0" office:value-type="string">
            <text:p>00</text:p>
          </table:table-cell>
          <table:table-cell table:style-name="ce523" office:value-type="string">
            <text:p>00</text:p>
          </table:table-cell>
          <table:table-cell table:style-name="ce555" office:value-type="string">
            <text:p>00</text:p>
          </table:table-cell>
          <table:table-cell table:style-name="ce587" office:value-type="string">
            <text:p>00</text:p>
          </table:table-cell>
          <table:table-cell table:style-name="ce619" office:value-type="string">
            <text:p>00</text:p>
          </table:table-cell>
          <table:table-cell table:style-name="ce651" office:value-type="string">
            <text:p>00</text:p>
          </table:table-cell>
          <table:table-cell table:style-name="ce683" office:value-type="string">
            <text:p>00</text:p>
          </table:table-cell>
          <table:table-cell table:style-name="ce715" office:value-type="string">
            <text:p>00</text:p>
          </table:table-cell>
          <table:table-cell table:style-name="ce747" office:value-type="string">
            <text:p>00</text:p>
          </table:table-cell>
          <table:table-cell table:style-name="ce779" office:value-type="string">
            <text:p>00</text:p>
          </table:table-cell>
          <table:table-cell table:style-name="ce811" office:value-type="string">
            <text:p>00</text:p>
          </table:table-cell>
          <table:table-cell table:style-name="ce843" office:value-type="string">
            <text:p>00</text:p>
          </table:table-cell>
          <table:table-cell table:style-name="ce875" office:value-type="string">
            <text:p>00</text:p>
          </table:table-cell>
          <table:table-cell table:style-name="ce907" office:value-type="string">
            <text:p>00</text:p>
          </table:table-cell>
          <table:table-cell table:style-name="ce939" office:value-type="string">
            <text:p>00</text:p>
          </table:table-cell>
          <table:table-cell table:style-name="ce971" office:value-type="string">
            <text:p>00</text:p>
          </table:table-cell>
          <table:table-cell table:style-name="ce1003" office:value-type="string">
            <text:p>00</text:p>
          </table:table-cell>
          <table:table-cell table:style-name="ce1035" office:value-type="string">
            <text:p>00</text:p>
          </table:table-cell>
          <table:table-cell table:style-name="ce1067" office:value-type="string">
            <text:p>00</text:p>
          </table:table-cell>
          <table:table-cell table:style-name="ce1099" office:value-type="string">
            <text:p>00</text:p>
          </table:table-cell>
          <table:table-cell table:style-name="ce1131" office:value-type="string">
            <text:p>00</text:p>
          </table:table-cell>
          <table:table-cell table:style-name="ce1163" office:value-type="string">
            <text:p>00</text:p>
          </table:table-cell>
          <table:table-cell table:style-name="ce1195" office:value-type="string">
            <text:p>00</text:p>
          </table:table-cell>
          <table:table-cell table:style-name="ce1227" office:value-type="string">
            <text:p>00</text:p>
          </table:table-cell>
          <table:table-cell table:style-name="ce1259" office:value-type="string">
            <text:p>00</text:p>
          </table:table-cell>
          <table:table-cell table:style-name="ce1291" office:value-type="string">
            <text:p>00</text:p>
          </table:table-cell>
          <table:table-cell table:style-name="ce1323" office:value-type="string">
            <text:p>00</text:p>
          </table:table-cell>
          <table:table-cell table:style-name="ce1355" office:value-type="string">
            <text:p>00</text:p>
          </table:table-cell>
          <table:table-cell table:style-name="ce1387" office:value-type="string">
            <text:p>00</text:p>
          </table:table-cell>
          <table:table-cell table:style-name="ce1419" office:value-type="string">
            <text:p>00</text:p>
          </table:table-cell>
          <table:table-cell table:style-name="ce1452" office:value-type="string">
            <text:p>00</text:p>
          </table:table-cell>
          <table:table-cell table:style-name="ce1485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1" office:value-type="string">
            <text:p>00</text:p>
          </table:table-cell>
          <table:table-cell table:style-name="ce524" office:value-type="string">
            <text:p>00</text:p>
          </table:table-cell>
          <table:table-cell table:style-name="ce556" office:value-type="string">
            <text:p>00</text:p>
          </table:table-cell>
          <table:table-cell table:style-name="ce588" office:value-type="string">
            <text:p>00</text:p>
          </table:table-cell>
          <table:table-cell table:style-name="ce620" office:value-type="string">
            <text:p>00</text:p>
          </table:table-cell>
          <table:table-cell table:style-name="ce652" office:value-type="string">
            <text:p>00</text:p>
          </table:table-cell>
          <table:table-cell table:style-name="ce684" office:value-type="string">
            <text:p>00</text:p>
          </table:table-cell>
          <table:table-cell table:style-name="ce716" office:value-type="string">
            <text:p>00</text:p>
          </table:table-cell>
          <table:table-cell table:style-name="ce748" office:value-type="string">
            <text:p>00</text:p>
          </table:table-cell>
          <table:table-cell table:style-name="ce780" office:value-type="string">
            <text:p>00</text:p>
          </table:table-cell>
          <table:table-cell table:style-name="ce812" office:value-type="string">
            <text:p>00</text:p>
          </table:table-cell>
          <table:table-cell table:style-name="ce844" office:value-type="string">
            <text:p>00</text:p>
          </table:table-cell>
          <table:table-cell table:style-name="ce876" office:value-type="string">
            <text:p>00</text:p>
          </table:table-cell>
          <table:table-cell table:style-name="ce908" office:value-type="string">
            <text:p>00</text:p>
          </table:table-cell>
          <table:table-cell table:style-name="ce940" office:value-type="string">
            <text:p>00</text:p>
          </table:table-cell>
          <table:table-cell table:style-name="ce972" office:value-type="string">
            <text:p>00</text:p>
          </table:table-cell>
          <table:table-cell table:style-name="ce1004" office:value-type="string">
            <text:p>00</text:p>
          </table:table-cell>
          <table:table-cell table:style-name="ce1036" office:value-type="string">
            <text:p>00</text:p>
          </table:table-cell>
          <table:table-cell table:style-name="ce1068" office:value-type="string">
            <text:p>00</text:p>
          </table:table-cell>
          <table:table-cell table:style-name="ce1100" office:value-type="string">
            <text:p>00</text:p>
          </table:table-cell>
          <table:table-cell table:style-name="ce1132" office:value-type="string">
            <text:p>00</text:p>
          </table:table-cell>
          <table:table-cell table:style-name="ce1164" office:value-type="string">
            <text:p>00</text:p>
          </table:table-cell>
          <table:table-cell table:style-name="ce1196" office:value-type="string">
            <text:p>00</text:p>
          </table:table-cell>
          <table:table-cell table:style-name="ce1228" office:value-type="string">
            <text:p>00</text:p>
          </table:table-cell>
          <table:table-cell table:style-name="ce1260" office:value-type="string">
            <text:p>00</text:p>
          </table:table-cell>
          <table:table-cell table:style-name="ce1292" office:value-type="string">
            <text:p>00</text:p>
          </table:table-cell>
          <table:table-cell table:style-name="ce1324" office:value-type="string">
            <text:p>00</text:p>
          </table:table-cell>
          <table:table-cell table:style-name="ce1356" office:value-type="string">
            <text:p>00</text:p>
          </table:table-cell>
          <table:table-cell table:style-name="ce1388" office:value-type="string">
            <text:p>00</text:p>
          </table:table-cell>
          <table:table-cell table:style-name="ce1420" office:value-type="string">
            <text:p>00</text:p>
          </table:table-cell>
          <table:table-cell table:style-name="ce1453" office:value-type="string">
            <text:p>00</text:p>
          </table:table-cell>
          <table:table-cell table:style-name="ce1486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2" office:value-type="string">
            <text:p>00</text:p>
          </table:table-cell>
          <table:table-cell table:style-name="ce525" office:value-type="string">
            <text:p>00</text:p>
          </table:table-cell>
          <table:table-cell table:style-name="ce557" office:value-type="string">
            <text:p>00</text:p>
          </table:table-cell>
          <table:table-cell table:style-name="ce589" office:value-type="string">
            <text:p>00</text:p>
          </table:table-cell>
          <table:table-cell table:style-name="ce621" office:value-type="string">
            <text:p>00</text:p>
          </table:table-cell>
          <table:table-cell table:style-name="ce653" office:value-type="string">
            <text:p>00</text:p>
          </table:table-cell>
          <table:table-cell table:style-name="ce685" office:value-type="string">
            <text:p>00</text:p>
          </table:table-cell>
          <table:table-cell table:style-name="ce717" office:value-type="string">
            <text:p>00</text:p>
          </table:table-cell>
          <table:table-cell table:style-name="ce749" office:value-type="string">
            <text:p>00</text:p>
          </table:table-cell>
          <table:table-cell table:style-name="ce781" office:value-type="string">
            <text:p>00</text:p>
          </table:table-cell>
          <table:table-cell table:style-name="ce813" office:value-type="string">
            <text:p>00</text:p>
          </table:table-cell>
          <table:table-cell table:style-name="ce845" office:value-type="string">
            <text:p>00</text:p>
          </table:table-cell>
          <table:table-cell table:style-name="ce877" office:value-type="string">
            <text:p>00</text:p>
          </table:table-cell>
          <table:table-cell table:style-name="ce909" office:value-type="string">
            <text:p>00</text:p>
          </table:table-cell>
          <table:table-cell table:style-name="ce941" office:value-type="string">
            <text:p>00</text:p>
          </table:table-cell>
          <table:table-cell table:style-name="ce973" office:value-type="string">
            <text:p>00</text:p>
          </table:table-cell>
          <table:table-cell table:style-name="ce1005" office:value-type="string">
            <text:p>00</text:p>
          </table:table-cell>
          <table:table-cell table:style-name="ce1037" office:value-type="string">
            <text:p>00</text:p>
          </table:table-cell>
          <table:table-cell table:style-name="ce1069" office:value-type="string">
            <text:p>00</text:p>
          </table:table-cell>
          <table:table-cell table:style-name="ce1101" office:value-type="string">
            <text:p>00</text:p>
          </table:table-cell>
          <table:table-cell table:style-name="ce1133" office:value-type="string">
            <text:p>00</text:p>
          </table:table-cell>
          <table:table-cell table:style-name="ce1165" office:value-type="string">
            <text:p>00</text:p>
          </table:table-cell>
          <table:table-cell table:style-name="ce1197" office:value-type="string">
            <text:p>00</text:p>
          </table:table-cell>
          <table:table-cell table:style-name="ce1229" office:value-type="string">
            <text:p>00</text:p>
          </table:table-cell>
          <table:table-cell table:style-name="ce1261" office:value-type="string">
            <text:p>00</text:p>
          </table:table-cell>
          <table:table-cell table:style-name="ce1293" office:value-type="string">
            <text:p>00</text:p>
          </table:table-cell>
          <table:table-cell table:style-name="ce1325" office:value-type="string">
            <text:p>00</text:p>
          </table:table-cell>
          <table:table-cell table:style-name="ce1357" office:value-type="string">
            <text:p>00</text:p>
          </table:table-cell>
          <table:table-cell table:style-name="ce1389" office:value-type="string">
            <text:p>00</text:p>
          </table:table-cell>
          <table:table-cell table:style-name="ce1421" office:value-type="string">
            <text:p>00</text:p>
          </table:table-cell>
          <table:table-cell table:style-name="ce1454" office:value-type="string">
            <text:p>00</text:p>
          </table:table-cell>
          <table:table-cell table:style-name="ce1487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3" office:value-type="string">
            <text:p>00</text:p>
          </table:table-cell>
          <table:table-cell table:style-name="ce526" office:value-type="string">
            <text:p>00</text:p>
          </table:table-cell>
          <table:table-cell table:style-name="ce558" office:value-type="string">
            <text:p>00</text:p>
          </table:table-cell>
          <table:table-cell table:style-name="ce590" office:value-type="string">
            <text:p>00</text:p>
          </table:table-cell>
          <table:table-cell table:style-name="ce622" office:value-type="string">
            <text:p>00</text:p>
          </table:table-cell>
          <table:table-cell table:style-name="ce654" office:value-type="string">
            <text:p>00</text:p>
          </table:table-cell>
          <table:table-cell table:style-name="ce686" office:value-type="string">
            <text:p>00</text:p>
          </table:table-cell>
          <table:table-cell table:style-name="ce718" office:value-type="string">
            <text:p>00</text:p>
          </table:table-cell>
          <table:table-cell table:style-name="ce750" office:value-type="string">
            <text:p>00</text:p>
          </table:table-cell>
          <table:table-cell table:style-name="ce782" office:value-type="string">
            <text:p>00</text:p>
          </table:table-cell>
          <table:table-cell table:style-name="ce814" office:value-type="string">
            <text:p>00</text:p>
          </table:table-cell>
          <table:table-cell table:style-name="ce846" office:value-type="string">
            <text:p>00</text:p>
          </table:table-cell>
          <table:table-cell table:style-name="ce878" office:value-type="string">
            <text:p>00</text:p>
          </table:table-cell>
          <table:table-cell table:style-name="ce910" office:value-type="string">
            <text:p>00</text:p>
          </table:table-cell>
          <table:table-cell table:style-name="ce942" office:value-type="string">
            <text:p>00</text:p>
          </table:table-cell>
          <table:table-cell table:style-name="ce974" office:value-type="string">
            <text:p>00</text:p>
          </table:table-cell>
          <table:table-cell table:style-name="ce1006" office:value-type="string">
            <text:p>00</text:p>
          </table:table-cell>
          <table:table-cell table:style-name="ce1038" office:value-type="string">
            <text:p>00</text:p>
          </table:table-cell>
          <table:table-cell table:style-name="ce1070" office:value-type="string">
            <text:p>00</text:p>
          </table:table-cell>
          <table:table-cell table:style-name="ce1102" office:value-type="string">
            <text:p>00</text:p>
          </table:table-cell>
          <table:table-cell table:style-name="ce1134" office:value-type="string">
            <text:p>00</text:p>
          </table:table-cell>
          <table:table-cell table:style-name="ce1166" office:value-type="string">
            <text:p>00</text:p>
          </table:table-cell>
          <table:table-cell table:style-name="ce1198" office:value-type="string">
            <text:p>00</text:p>
          </table:table-cell>
          <table:table-cell table:style-name="ce1230" office:value-type="string">
            <text:p>00</text:p>
          </table:table-cell>
          <table:table-cell table:style-name="ce1262" office:value-type="string">
            <text:p>00</text:p>
          </table:table-cell>
          <table:table-cell table:style-name="ce1294" office:value-type="string">
            <text:p>00</text:p>
          </table:table-cell>
          <table:table-cell table:style-name="ce1326" office:value-type="string">
            <text:p>00</text:p>
          </table:table-cell>
          <table:table-cell table:style-name="ce1358" office:value-type="string">
            <text:p>00</text:p>
          </table:table-cell>
          <table:table-cell table:style-name="ce1390" office:value-type="string">
            <text:p>00</text:p>
          </table:table-cell>
          <table:table-cell table:style-name="ce1422" office:value-type="string">
            <text:p>00</text:p>
          </table:table-cell>
          <table:table-cell table:style-name="ce1455" office:value-type="string">
            <text:p>00</text:p>
          </table:table-cell>
          <table:table-cell table:style-name="ce1488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4" office:value-type="string">
            <text:p>00</text:p>
          </table:table-cell>
          <table:table-cell table:style-name="ce527" office:value-type="string">
            <text:p>00</text:p>
          </table:table-cell>
          <table:table-cell table:style-name="ce559" office:value-type="string">
            <text:p>00</text:p>
          </table:table-cell>
          <table:table-cell table:style-name="ce591" office:value-type="string">
            <text:p>00</text:p>
          </table:table-cell>
          <table:table-cell table:style-name="ce623" office:value-type="string">
            <text:p>00</text:p>
          </table:table-cell>
          <table:table-cell table:style-name="ce655" office:value-type="string">
            <text:p>00</text:p>
          </table:table-cell>
          <table:table-cell table:style-name="ce687" office:value-type="string">
            <text:p>00</text:p>
          </table:table-cell>
          <table:table-cell table:style-name="ce719" office:value-type="string">
            <text:p>00</text:p>
          </table:table-cell>
          <table:table-cell table:style-name="ce751" office:value-type="string">
            <text:p>00</text:p>
          </table:table-cell>
          <table:table-cell table:style-name="ce783" office:value-type="string">
            <text:p>00</text:p>
          </table:table-cell>
          <table:table-cell table:style-name="ce815" office:value-type="string">
            <text:p>00</text:p>
          </table:table-cell>
          <table:table-cell table:style-name="ce847" office:value-type="string">
            <text:p>00</text:p>
          </table:table-cell>
          <table:table-cell table:style-name="ce879" office:value-type="string">
            <text:p>00</text:p>
          </table:table-cell>
          <table:table-cell table:style-name="ce911" office:value-type="string">
            <text:p>00</text:p>
          </table:table-cell>
          <table:table-cell table:style-name="ce943" office:value-type="string">
            <text:p>00</text:p>
          </table:table-cell>
          <table:table-cell table:style-name="ce975" office:value-type="string">
            <text:p>00</text:p>
          </table:table-cell>
          <table:table-cell table:style-name="ce1007" office:value-type="string">
            <text:p>00</text:p>
          </table:table-cell>
          <table:table-cell table:style-name="ce1039" office:value-type="string">
            <text:p>00</text:p>
          </table:table-cell>
          <table:table-cell table:style-name="ce1071" office:value-type="string">
            <text:p>00</text:p>
          </table:table-cell>
          <table:table-cell table:style-name="ce1103" office:value-type="string">
            <text:p>00</text:p>
          </table:table-cell>
          <table:table-cell table:style-name="ce1135" office:value-type="string">
            <text:p>00</text:p>
          </table:table-cell>
          <table:table-cell table:style-name="ce1167" office:value-type="string">
            <text:p>00</text:p>
          </table:table-cell>
          <table:table-cell table:style-name="ce1199" office:value-type="string">
            <text:p>00</text:p>
          </table:table-cell>
          <table:table-cell table:style-name="ce1231" office:value-type="string">
            <text:p>00</text:p>
          </table:table-cell>
          <table:table-cell table:style-name="ce1263" office:value-type="string">
            <text:p>00</text:p>
          </table:table-cell>
          <table:table-cell table:style-name="ce1295" office:value-type="string">
            <text:p>00</text:p>
          </table:table-cell>
          <table:table-cell table:style-name="ce1327" office:value-type="string">
            <text:p>00</text:p>
          </table:table-cell>
          <table:table-cell table:style-name="ce1359" office:value-type="string">
            <text:p>00</text:p>
          </table:table-cell>
          <table:table-cell table:style-name="ce1391" office:value-type="string">
            <text:p>00</text:p>
          </table:table-cell>
          <table:table-cell table:style-name="ce1423" office:value-type="string">
            <text:p>00</text:p>
          </table:table-cell>
          <table:table-cell table:style-name="ce1456" office:value-type="string">
            <text:p>00</text:p>
          </table:table-cell>
          <table:table-cell table:style-name="ce1489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5" office:value-type="string">
            <text:p>00</text:p>
          </table:table-cell>
          <table:table-cell table:style-name="ce528" office:value-type="string">
            <text:p>00</text:p>
          </table:table-cell>
          <table:table-cell table:style-name="ce560" office:value-type="string">
            <text:p>00</text:p>
          </table:table-cell>
          <table:table-cell table:style-name="ce592" office:value-type="string">
            <text:p>00</text:p>
          </table:table-cell>
          <table:table-cell table:style-name="ce624" office:value-type="string">
            <text:p>00</text:p>
          </table:table-cell>
          <table:table-cell table:style-name="ce656" office:value-type="string">
            <text:p>00</text:p>
          </table:table-cell>
          <table:table-cell table:style-name="ce688" office:value-type="string">
            <text:p>00</text:p>
          </table:table-cell>
          <table:table-cell table:style-name="ce720" office:value-type="string">
            <text:p>00</text:p>
          </table:table-cell>
          <table:table-cell table:style-name="ce752" office:value-type="string">
            <text:p>00</text:p>
          </table:table-cell>
          <table:table-cell table:style-name="ce784" office:value-type="string">
            <text:p>00</text:p>
          </table:table-cell>
          <table:table-cell table:style-name="ce816" office:value-type="string">
            <text:p>00</text:p>
          </table:table-cell>
          <table:table-cell table:style-name="ce848" office:value-type="string">
            <text:p>00</text:p>
          </table:table-cell>
          <table:table-cell table:style-name="ce880" office:value-type="string">
            <text:p>00</text:p>
          </table:table-cell>
          <table:table-cell table:style-name="ce912" office:value-type="string">
            <text:p>00</text:p>
          </table:table-cell>
          <table:table-cell table:style-name="ce944" office:value-type="string">
            <text:p>00</text:p>
          </table:table-cell>
          <table:table-cell table:style-name="ce976" office:value-type="string">
            <text:p>00</text:p>
          </table:table-cell>
          <table:table-cell table:style-name="ce1008" office:value-type="string">
            <text:p>00</text:p>
          </table:table-cell>
          <table:table-cell table:style-name="ce1040" office:value-type="string">
            <text:p>00</text:p>
          </table:table-cell>
          <table:table-cell table:style-name="ce1072" office:value-type="string">
            <text:p>00</text:p>
          </table:table-cell>
          <table:table-cell table:style-name="ce1104" office:value-type="string">
            <text:p>00</text:p>
          </table:table-cell>
          <table:table-cell table:style-name="ce1136" office:value-type="string">
            <text:p>00</text:p>
          </table:table-cell>
          <table:table-cell table:style-name="ce1168" office:value-type="string">
            <text:p>00</text:p>
          </table:table-cell>
          <table:table-cell table:style-name="ce1200" office:value-type="string">
            <text:p>00</text:p>
          </table:table-cell>
          <table:table-cell table:style-name="ce1232" office:value-type="string">
            <text:p>00</text:p>
          </table:table-cell>
          <table:table-cell table:style-name="ce1264" office:value-type="string">
            <text:p>00</text:p>
          </table:table-cell>
          <table:table-cell table:style-name="ce1296" office:value-type="string">
            <text:p>00</text:p>
          </table:table-cell>
          <table:table-cell table:style-name="ce1328" office:value-type="string">
            <text:p>00</text:p>
          </table:table-cell>
          <table:table-cell table:style-name="ce1360" office:value-type="string">
            <text:p>00</text:p>
          </table:table-cell>
          <table:table-cell table:style-name="ce1392" office:value-type="string">
            <text:p>00</text:p>
          </table:table-cell>
          <table:table-cell table:style-name="ce1424" office:value-type="string">
            <text:p>00</text:p>
          </table:table-cell>
          <table:table-cell table:style-name="ce1457" office:value-type="string">
            <text:p>00</text:p>
          </table:table-cell>
          <table:table-cell table:style-name="ce1490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6" office:value-type="string">
            <text:p>00</text:p>
          </table:table-cell>
          <table:table-cell table:style-name="ce529" office:value-type="string">
            <text:p>00</text:p>
          </table:table-cell>
          <table:table-cell table:style-name="ce561" office:value-type="string">
            <text:p>00</text:p>
          </table:table-cell>
          <table:table-cell table:style-name="ce593" office:value-type="string">
            <text:p>00</text:p>
          </table:table-cell>
          <table:table-cell table:style-name="ce625" office:value-type="string">
            <text:p>00</text:p>
          </table:table-cell>
          <table:table-cell table:style-name="ce657" office:value-type="string">
            <text:p>00</text:p>
          </table:table-cell>
          <table:table-cell table:style-name="ce689" office:value-type="string">
            <text:p>00</text:p>
          </table:table-cell>
          <table:table-cell table:style-name="ce721" office:value-type="string">
            <text:p>00</text:p>
          </table:table-cell>
          <table:table-cell table:style-name="ce753" office:value-type="string">
            <text:p>00</text:p>
          </table:table-cell>
          <table:table-cell table:style-name="ce785" office:value-type="string">
            <text:p>00</text:p>
          </table:table-cell>
          <table:table-cell table:style-name="ce817" office:value-type="string">
            <text:p>00</text:p>
          </table:table-cell>
          <table:table-cell table:style-name="ce849" office:value-type="string">
            <text:p>00</text:p>
          </table:table-cell>
          <table:table-cell table:style-name="ce881" office:value-type="string">
            <text:p>00</text:p>
          </table:table-cell>
          <table:table-cell table:style-name="ce913" office:value-type="string">
            <text:p>00</text:p>
          </table:table-cell>
          <table:table-cell table:style-name="ce945" office:value-type="string">
            <text:p>00</text:p>
          </table:table-cell>
          <table:table-cell table:style-name="ce977" office:value-type="string">
            <text:p>00</text:p>
          </table:table-cell>
          <table:table-cell table:style-name="ce1009" office:value-type="string">
            <text:p>00</text:p>
          </table:table-cell>
          <table:table-cell table:style-name="ce1041" office:value-type="string">
            <text:p>00</text:p>
          </table:table-cell>
          <table:table-cell table:style-name="ce1073" office:value-type="string">
            <text:p>00</text:p>
          </table:table-cell>
          <table:table-cell table:style-name="ce1105" office:value-type="string">
            <text:p>00</text:p>
          </table:table-cell>
          <table:table-cell table:style-name="ce1137" office:value-type="string">
            <text:p>00</text:p>
          </table:table-cell>
          <table:table-cell table:style-name="ce1169" office:value-type="string">
            <text:p>00</text:p>
          </table:table-cell>
          <table:table-cell table:style-name="ce1201" office:value-type="string">
            <text:p>00</text:p>
          </table:table-cell>
          <table:table-cell table:style-name="ce1233" office:value-type="string">
            <text:p>00</text:p>
          </table:table-cell>
          <table:table-cell table:style-name="ce1265" office:value-type="string">
            <text:p>00</text:p>
          </table:table-cell>
          <table:table-cell table:style-name="ce1297" office:value-type="string">
            <text:p>00</text:p>
          </table:table-cell>
          <table:table-cell table:style-name="ce1329" office:value-type="string">
            <text:p>00</text:p>
          </table:table-cell>
          <table:table-cell table:style-name="ce1361" office:value-type="string">
            <text:p>00</text:p>
          </table:table-cell>
          <table:table-cell table:style-name="ce1393" office:value-type="string">
            <text:p>00</text:p>
          </table:table-cell>
          <table:table-cell table:style-name="ce1425" office:value-type="string">
            <text:p>00</text:p>
          </table:table-cell>
          <table:table-cell table:style-name="ce1458" office:value-type="string">
            <text:p>00</text:p>
          </table:table-cell>
          <table:table-cell table:style-name="ce1491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7" office:value-type="string">
            <text:p>00</text:p>
          </table:table-cell>
          <table:table-cell table:style-name="ce530" office:value-type="string">
            <text:p>00</text:p>
          </table:table-cell>
          <table:table-cell table:style-name="ce562" office:value-type="string">
            <text:p>00</text:p>
          </table:table-cell>
          <table:table-cell table:style-name="ce594" office:value-type="string">
            <text:p>00</text:p>
          </table:table-cell>
          <table:table-cell table:style-name="ce626" office:value-type="string">
            <text:p>00</text:p>
          </table:table-cell>
          <table:table-cell table:style-name="ce658" office:value-type="string">
            <text:p>00</text:p>
          </table:table-cell>
          <table:table-cell table:style-name="ce690" office:value-type="string">
            <text:p>00</text:p>
          </table:table-cell>
          <table:table-cell table:style-name="ce722" office:value-type="string">
            <text:p>00</text:p>
          </table:table-cell>
          <table:table-cell table:style-name="ce754" office:value-type="string">
            <text:p>00</text:p>
          </table:table-cell>
          <table:table-cell table:style-name="ce786" office:value-type="string">
            <text:p>00</text:p>
          </table:table-cell>
          <table:table-cell table:style-name="ce818" office:value-type="string">
            <text:p>00</text:p>
          </table:table-cell>
          <table:table-cell table:style-name="ce850" office:value-type="string">
            <text:p>00</text:p>
          </table:table-cell>
          <table:table-cell table:style-name="ce882" office:value-type="string">
            <text:p>00</text:p>
          </table:table-cell>
          <table:table-cell table:style-name="ce914" office:value-type="string">
            <text:p>00</text:p>
          </table:table-cell>
          <table:table-cell table:style-name="ce946" office:value-type="string">
            <text:p>00</text:p>
          </table:table-cell>
          <table:table-cell table:style-name="ce978" office:value-type="string">
            <text:p>00</text:p>
          </table:table-cell>
          <table:table-cell table:style-name="ce1010" office:value-type="string">
            <text:p>00</text:p>
          </table:table-cell>
          <table:table-cell table:style-name="ce1042" office:value-type="string">
            <text:p>00</text:p>
          </table:table-cell>
          <table:table-cell table:style-name="ce1074" office:value-type="string">
            <text:p>00</text:p>
          </table:table-cell>
          <table:table-cell table:style-name="ce1106" office:value-type="string">
            <text:p>00</text:p>
          </table:table-cell>
          <table:table-cell table:style-name="ce1138" office:value-type="string">
            <text:p>00</text:p>
          </table:table-cell>
          <table:table-cell table:style-name="ce1170" office:value-type="string">
            <text:p>00</text:p>
          </table:table-cell>
          <table:table-cell table:style-name="ce1202" office:value-type="string">
            <text:p>00</text:p>
          </table:table-cell>
          <table:table-cell table:style-name="ce1234" office:value-type="string">
            <text:p>00</text:p>
          </table:table-cell>
          <table:table-cell table:style-name="ce1266" office:value-type="string">
            <text:p>00</text:p>
          </table:table-cell>
          <table:table-cell table:style-name="ce1298" office:value-type="string">
            <text:p>00</text:p>
          </table:table-cell>
          <table:table-cell table:style-name="ce1330" office:value-type="string">
            <text:p>00</text:p>
          </table:table-cell>
          <table:table-cell table:style-name="ce1362" office:value-type="string">
            <text:p>00</text:p>
          </table:table-cell>
          <table:table-cell table:style-name="ce1394" office:value-type="string">
            <text:p>00</text:p>
          </table:table-cell>
          <table:table-cell table:style-name="ce1426" office:value-type="string">
            <text:p>00</text:p>
          </table:table-cell>
          <table:table-cell table:style-name="ce1459" office:value-type="string">
            <text:p>00</text:p>
          </table:table-cell>
          <table:table-cell table:style-name="ce1492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8" office:value-type="string">
            <text:p>00</text:p>
          </table:table-cell>
          <table:table-cell table:style-name="ce531" office:value-type="string">
            <text:p>00</text:p>
          </table:table-cell>
          <table:table-cell table:style-name="ce563" office:value-type="string">
            <text:p>00</text:p>
          </table:table-cell>
          <table:table-cell table:style-name="ce595" office:value-type="string">
            <text:p>00</text:p>
          </table:table-cell>
          <table:table-cell table:style-name="ce627" office:value-type="string">
            <text:p>00</text:p>
          </table:table-cell>
          <table:table-cell table:style-name="ce659" office:value-type="string">
            <text:p>00</text:p>
          </table:table-cell>
          <table:table-cell table:style-name="ce691" office:value-type="string">
            <text:p>00</text:p>
          </table:table-cell>
          <table:table-cell table:style-name="ce723" office:value-type="string">
            <text:p>00</text:p>
          </table:table-cell>
          <table:table-cell table:style-name="ce755" office:value-type="string">
            <text:p>00</text:p>
          </table:table-cell>
          <table:table-cell table:style-name="ce787" office:value-type="string">
            <text:p>00</text:p>
          </table:table-cell>
          <table:table-cell table:style-name="ce819" office:value-type="string">
            <text:p>00</text:p>
          </table:table-cell>
          <table:table-cell table:style-name="ce851" office:value-type="string">
            <text:p>00</text:p>
          </table:table-cell>
          <table:table-cell table:style-name="ce883" office:value-type="string">
            <text:p>00</text:p>
          </table:table-cell>
          <table:table-cell table:style-name="ce915" office:value-type="string">
            <text:p>00</text:p>
          </table:table-cell>
          <table:table-cell table:style-name="ce947" office:value-type="string">
            <text:p>00</text:p>
          </table:table-cell>
          <table:table-cell table:style-name="ce979" office:value-type="string">
            <text:p>00</text:p>
          </table:table-cell>
          <table:table-cell table:style-name="ce1011" office:value-type="string">
            <text:p>00</text:p>
          </table:table-cell>
          <table:table-cell table:style-name="ce1043" office:value-type="string">
            <text:p>00</text:p>
          </table:table-cell>
          <table:table-cell table:style-name="ce1075" office:value-type="string">
            <text:p>00</text:p>
          </table:table-cell>
          <table:table-cell table:style-name="ce1107" office:value-type="string">
            <text:p>00</text:p>
          </table:table-cell>
          <table:table-cell table:style-name="ce1139" office:value-type="string">
            <text:p>00</text:p>
          </table:table-cell>
          <table:table-cell table:style-name="ce1171" office:value-type="string">
            <text:p>00</text:p>
          </table:table-cell>
          <table:table-cell table:style-name="ce1203" office:value-type="string">
            <text:p>00</text:p>
          </table:table-cell>
          <table:table-cell table:style-name="ce1235" office:value-type="string">
            <text:p>00</text:p>
          </table:table-cell>
          <table:table-cell table:style-name="ce1267" office:value-type="string">
            <text:p>00</text:p>
          </table:table-cell>
          <table:table-cell table:style-name="ce1299" office:value-type="string">
            <text:p>00</text:p>
          </table:table-cell>
          <table:table-cell table:style-name="ce1331" office:value-type="string">
            <text:p>00</text:p>
          </table:table-cell>
          <table:table-cell table:style-name="ce1363" office:value-type="string">
            <text:p>00</text:p>
          </table:table-cell>
          <table:table-cell table:style-name="ce1395" office:value-type="string">
            <text:p>00</text:p>
          </table:table-cell>
          <table:table-cell table:style-name="ce1427" office:value-type="string">
            <text:p>00</text:p>
          </table:table-cell>
          <table:table-cell table:style-name="ce1460" office:value-type="string">
            <text:p>00</text:p>
          </table:table-cell>
          <table:table-cell table:style-name="ce1493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499" office:value-type="string">
            <text:p>00</text:p>
          </table:table-cell>
          <table:table-cell table:style-name="ce532" office:value-type="string">
            <text:p>00</text:p>
          </table:table-cell>
          <table:table-cell table:style-name="ce564" office:value-type="string">
            <text:p>00</text:p>
          </table:table-cell>
          <table:table-cell table:style-name="ce596" office:value-type="string">
            <text:p>00</text:p>
          </table:table-cell>
          <table:table-cell table:style-name="ce628" office:value-type="string">
            <text:p>00</text:p>
          </table:table-cell>
          <table:table-cell table:style-name="ce660" office:value-type="string">
            <text:p>00</text:p>
          </table:table-cell>
          <table:table-cell table:style-name="ce692" office:value-type="string">
            <text:p>00</text:p>
          </table:table-cell>
          <table:table-cell table:style-name="ce724" office:value-type="string">
            <text:p>00</text:p>
          </table:table-cell>
          <table:table-cell table:style-name="ce756" office:value-type="string">
            <text:p>00</text:p>
          </table:table-cell>
          <table:table-cell table:style-name="ce788" office:value-type="string">
            <text:p>00</text:p>
          </table:table-cell>
          <table:table-cell table:style-name="ce820" office:value-type="string">
            <text:p>00</text:p>
          </table:table-cell>
          <table:table-cell table:style-name="ce852" office:value-type="string">
            <text:p>00</text:p>
          </table:table-cell>
          <table:table-cell table:style-name="ce884" office:value-type="string">
            <text:p>00</text:p>
          </table:table-cell>
          <table:table-cell table:style-name="ce916" office:value-type="string">
            <text:p>00</text:p>
          </table:table-cell>
          <table:table-cell table:style-name="ce948" office:value-type="string">
            <text:p>00</text:p>
          </table:table-cell>
          <table:table-cell table:style-name="ce980" office:value-type="string">
            <text:p>00</text:p>
          </table:table-cell>
          <table:table-cell table:style-name="ce1012" office:value-type="string">
            <text:p>00</text:p>
          </table:table-cell>
          <table:table-cell table:style-name="ce1044" office:value-type="string">
            <text:p>00</text:p>
          </table:table-cell>
          <table:table-cell table:style-name="ce1076" office:value-type="string">
            <text:p>00</text:p>
          </table:table-cell>
          <table:table-cell table:style-name="ce1108" office:value-type="string">
            <text:p>00</text:p>
          </table:table-cell>
          <table:table-cell table:style-name="ce1140" office:value-type="string">
            <text:p>00</text:p>
          </table:table-cell>
          <table:table-cell table:style-name="ce1172" office:value-type="string">
            <text:p>00</text:p>
          </table:table-cell>
          <table:table-cell table:style-name="ce1204" office:value-type="string">
            <text:p>00</text:p>
          </table:table-cell>
          <table:table-cell table:style-name="ce1236" office:value-type="string">
            <text:p>00</text:p>
          </table:table-cell>
          <table:table-cell table:style-name="ce1268" office:value-type="string">
            <text:p>00</text:p>
          </table:table-cell>
          <table:table-cell table:style-name="ce1300" office:value-type="string">
            <text:p>00</text:p>
          </table:table-cell>
          <table:table-cell table:style-name="ce1332" office:value-type="string">
            <text:p>00</text:p>
          </table:table-cell>
          <table:table-cell table:style-name="ce1364" office:value-type="string">
            <text:p>00</text:p>
          </table:table-cell>
          <table:table-cell table:style-name="ce1396" office:value-type="string">
            <text:p>00</text:p>
          </table:table-cell>
          <table:table-cell table:style-name="ce1428" office:value-type="string">
            <text:p>00</text:p>
          </table:table-cell>
          <table:table-cell table:style-name="ce1461" office:value-type="string">
            <text:p>00</text:p>
          </table:table-cell>
          <table:table-cell table:style-name="ce1494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0" office:value-type="string">
            <text:p>00</text:p>
          </table:table-cell>
          <table:table-cell table:style-name="ce533" office:value-type="string">
            <text:p>00</text:p>
          </table:table-cell>
          <table:table-cell table:style-name="ce565" office:value-type="string">
            <text:p>00</text:p>
          </table:table-cell>
          <table:table-cell table:style-name="ce597" office:value-type="string">
            <text:p>00</text:p>
          </table:table-cell>
          <table:table-cell table:style-name="ce629" office:value-type="string">
            <text:p>00</text:p>
          </table:table-cell>
          <table:table-cell table:style-name="ce661" office:value-type="string">
            <text:p>00</text:p>
          </table:table-cell>
          <table:table-cell table:style-name="ce693" office:value-type="string">
            <text:p>00</text:p>
          </table:table-cell>
          <table:table-cell table:style-name="ce725" office:value-type="string">
            <text:p>00</text:p>
          </table:table-cell>
          <table:table-cell table:style-name="ce757" office:value-type="string">
            <text:p>00</text:p>
          </table:table-cell>
          <table:table-cell table:style-name="ce789" office:value-type="string">
            <text:p>00</text:p>
          </table:table-cell>
          <table:table-cell table:style-name="ce821" office:value-type="string">
            <text:p>00</text:p>
          </table:table-cell>
          <table:table-cell table:style-name="ce853" office:value-type="string">
            <text:p>00</text:p>
          </table:table-cell>
          <table:table-cell table:style-name="ce885" office:value-type="string">
            <text:p>00</text:p>
          </table:table-cell>
          <table:table-cell table:style-name="ce917" office:value-type="string">
            <text:p>00</text:p>
          </table:table-cell>
          <table:table-cell table:style-name="ce949" office:value-type="string">
            <text:p>00</text:p>
          </table:table-cell>
          <table:table-cell table:style-name="ce981" office:value-type="string">
            <text:p>00</text:p>
          </table:table-cell>
          <table:table-cell table:style-name="ce1013" office:value-type="string">
            <text:p>00</text:p>
          </table:table-cell>
          <table:table-cell table:style-name="ce1045" office:value-type="string">
            <text:p>00</text:p>
          </table:table-cell>
          <table:table-cell table:style-name="ce1077" office:value-type="string">
            <text:p>00</text:p>
          </table:table-cell>
          <table:table-cell table:style-name="ce1109" office:value-type="string">
            <text:p>00</text:p>
          </table:table-cell>
          <table:table-cell table:style-name="ce1141" office:value-type="string">
            <text:p>00</text:p>
          </table:table-cell>
          <table:table-cell table:style-name="ce1173" office:value-type="string">
            <text:p>00</text:p>
          </table:table-cell>
          <table:table-cell table:style-name="ce1205" office:value-type="string">
            <text:p>00</text:p>
          </table:table-cell>
          <table:table-cell table:style-name="ce1237" office:value-type="string">
            <text:p>00</text:p>
          </table:table-cell>
          <table:table-cell table:style-name="ce1269" office:value-type="string">
            <text:p>00</text:p>
          </table:table-cell>
          <table:table-cell table:style-name="ce1301" office:value-type="string">
            <text:p>00</text:p>
          </table:table-cell>
          <table:table-cell table:style-name="ce1333" office:value-type="string">
            <text:p>00</text:p>
          </table:table-cell>
          <table:table-cell table:style-name="ce1365" office:value-type="string">
            <text:p>00</text:p>
          </table:table-cell>
          <table:table-cell table:style-name="ce1397" office:value-type="string">
            <text:p>00</text:p>
          </table:table-cell>
          <table:table-cell table:style-name="ce1429" office:value-type="string">
            <text:p>00</text:p>
          </table:table-cell>
          <table:table-cell table:style-name="ce1462" office:value-type="string">
            <text:p>00</text:p>
          </table:table-cell>
          <table:table-cell table:style-name="ce1495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1" office:value-type="float" office:value="11">
            <text:p>11</text:p>
          </table:table-cell>
          <table:table-cell table:style-name="ce534" office:value-type="string">
            <text:p>00</text:p>
          </table:table-cell>
          <table:table-cell table:style-name="ce566" office:value-type="string">
            <text:p>00</text:p>
          </table:table-cell>
          <table:table-cell table:style-name="ce598" office:value-type="string">
            <text:p>00</text:p>
          </table:table-cell>
          <table:table-cell table:style-name="ce630" office:value-type="string">
            <text:p>00</text:p>
          </table:table-cell>
          <table:table-cell table:style-name="ce662" office:value-type="string">
            <text:p>00</text:p>
          </table:table-cell>
          <table:table-cell table:style-name="ce694" office:value-type="string">
            <text:p>00</text:p>
          </table:table-cell>
          <table:table-cell table:style-name="ce726" office:value-type="string">
            <text:p>00</text:p>
          </table:table-cell>
          <table:table-cell table:style-name="ce758" office:value-type="string">
            <text:p>00</text:p>
          </table:table-cell>
          <table:table-cell table:style-name="ce790" office:value-type="string">
            <text:p>00</text:p>
          </table:table-cell>
          <table:table-cell table:style-name="ce822" office:value-type="string">
            <text:p>00</text:p>
          </table:table-cell>
          <table:table-cell table:style-name="ce854" office:value-type="string">
            <text:p>00</text:p>
          </table:table-cell>
          <table:table-cell table:style-name="ce886" office:value-type="string">
            <text:p>00</text:p>
          </table:table-cell>
          <table:table-cell table:style-name="ce918" office:value-type="string">
            <text:p>00</text:p>
          </table:table-cell>
          <table:table-cell table:style-name="ce950" office:value-type="string">
            <text:p>00</text:p>
          </table:table-cell>
          <table:table-cell table:style-name="ce982" office:value-type="string">
            <text:p>00</text:p>
          </table:table-cell>
          <table:table-cell table:style-name="ce1014" office:value-type="string">
            <text:p>00</text:p>
          </table:table-cell>
          <table:table-cell table:style-name="ce1046" office:value-type="string">
            <text:p>00</text:p>
          </table:table-cell>
          <table:table-cell table:style-name="ce1078" office:value-type="string">
            <text:p>00</text:p>
          </table:table-cell>
          <table:table-cell table:style-name="ce1110" office:value-type="string">
            <text:p>00</text:p>
          </table:table-cell>
          <table:table-cell table:style-name="ce1142" office:value-type="string">
            <text:p>00</text:p>
          </table:table-cell>
          <table:table-cell table:style-name="ce1174" office:value-type="string">
            <text:p>00</text:p>
          </table:table-cell>
          <table:table-cell table:style-name="ce1206" office:value-type="string">
            <text:p>00</text:p>
          </table:table-cell>
          <table:table-cell table:style-name="ce1238" office:value-type="string">
            <text:p>00</text:p>
          </table:table-cell>
          <table:table-cell table:style-name="ce1270" office:value-type="string">
            <text:p>00</text:p>
          </table:table-cell>
          <table:table-cell table:style-name="ce1302" office:value-type="string">
            <text:p>00</text:p>
          </table:table-cell>
          <table:table-cell table:style-name="ce1334" office:value-type="string">
            <text:p>00</text:p>
          </table:table-cell>
          <table:table-cell table:style-name="ce1366" office:value-type="string">
            <text:p>00</text:p>
          </table:table-cell>
          <table:table-cell table:style-name="ce1398" office:value-type="string">
            <text:p>00</text:p>
          </table:table-cell>
          <table:table-cell table:style-name="ce1430" office:value-type="string">
            <text:p>00</text:p>
          </table:table-cell>
          <table:table-cell table:style-name="ce1463" office:value-type="string">
            <text:p>00</text:p>
          </table:table-cell>
          <table:table-cell table:style-name="ce1496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2" office:value-type="float" office:value="11">
            <text:p>11</text:p>
          </table:table-cell>
          <table:table-cell table:style-name="ce535" office:value-type="string">
            <text:p>00</text:p>
          </table:table-cell>
          <table:table-cell table:style-name="ce567" office:value-type="string">
            <text:p>00</text:p>
          </table:table-cell>
          <table:table-cell table:style-name="ce599" office:value-type="string">
            <text:p>00</text:p>
          </table:table-cell>
          <table:table-cell table:style-name="ce631" office:value-type="string">
            <text:p>00</text:p>
          </table:table-cell>
          <table:table-cell table:style-name="ce663" office:value-type="string">
            <text:p>00</text:p>
          </table:table-cell>
          <table:table-cell table:style-name="ce695" office:value-type="string">
            <text:p>00</text:p>
          </table:table-cell>
          <table:table-cell table:style-name="ce727" office:value-type="string">
            <text:p>00</text:p>
          </table:table-cell>
          <table:table-cell table:style-name="ce759" office:value-type="string">
            <text:p>00</text:p>
          </table:table-cell>
          <table:table-cell table:style-name="ce791" office:value-type="string">
            <text:p>00</text:p>
          </table:table-cell>
          <table:table-cell table:style-name="ce823" office:value-type="string">
            <text:p>00</text:p>
          </table:table-cell>
          <table:table-cell table:style-name="ce855" office:value-type="string">
            <text:p>00</text:p>
          </table:table-cell>
          <table:table-cell table:style-name="ce887" office:value-type="string">
            <text:p>00</text:p>
          </table:table-cell>
          <table:table-cell table:style-name="ce919" office:value-type="string">
            <text:p>00</text:p>
          </table:table-cell>
          <table:table-cell table:style-name="ce951" office:value-type="string">
            <text:p>00</text:p>
          </table:table-cell>
          <table:table-cell table:style-name="ce983" office:value-type="string">
            <text:p>00</text:p>
          </table:table-cell>
          <table:table-cell table:style-name="ce1015" office:value-type="string">
            <text:p>00</text:p>
          </table:table-cell>
          <table:table-cell table:style-name="ce1047" office:value-type="string">
            <text:p>00</text:p>
          </table:table-cell>
          <table:table-cell table:style-name="ce1079" office:value-type="string">
            <text:p>00</text:p>
          </table:table-cell>
          <table:table-cell table:style-name="ce1111" office:value-type="string">
            <text:p>00</text:p>
          </table:table-cell>
          <table:table-cell table:style-name="ce1143" office:value-type="string">
            <text:p>00</text:p>
          </table:table-cell>
          <table:table-cell table:style-name="ce1175" office:value-type="string">
            <text:p>00</text:p>
          </table:table-cell>
          <table:table-cell table:style-name="ce1207" office:value-type="string">
            <text:p>00</text:p>
          </table:table-cell>
          <table:table-cell table:style-name="ce1239" office:value-type="string">
            <text:p>00</text:p>
          </table:table-cell>
          <table:table-cell table:style-name="ce1271" office:value-type="string">
            <text:p>00</text:p>
          </table:table-cell>
          <table:table-cell table:style-name="ce1303" office:value-type="string">
            <text:p>00</text:p>
          </table:table-cell>
          <table:table-cell table:style-name="ce1335" office:value-type="string">
            <text:p>00</text:p>
          </table:table-cell>
          <table:table-cell table:style-name="ce1367" office:value-type="string">
            <text:p>00</text:p>
          </table:table-cell>
          <table:table-cell table:style-name="ce1399" office:value-type="string">
            <text:p>00</text:p>
          </table:table-cell>
          <table:table-cell table:style-name="ce1431" office:value-type="string">
            <text:p>00</text:p>
          </table:table-cell>
          <table:table-cell table:style-name="ce1464" office:value-type="string">
            <text:p>00</text:p>
          </table:table-cell>
          <table:table-cell table:style-name="ce1497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3" office:value-type="float" office:value="11">
            <text:p>11</text:p>
          </table:table-cell>
          <table:table-cell table:style-name="ce536" office:value-type="string">
            <text:p>00</text:p>
          </table:table-cell>
          <table:table-cell table:style-name="ce568" office:value-type="string">
            <text:p>00</text:p>
          </table:table-cell>
          <table:table-cell table:style-name="ce600" office:value-type="string">
            <text:p>00</text:p>
          </table:table-cell>
          <table:table-cell table:style-name="ce632" office:value-type="string">
            <text:p>00</text:p>
          </table:table-cell>
          <table:table-cell table:style-name="ce664" office:value-type="string">
            <text:p>00</text:p>
          </table:table-cell>
          <table:table-cell table:style-name="ce696" office:value-type="string">
            <text:p>00</text:p>
          </table:table-cell>
          <table:table-cell table:style-name="ce728" office:value-type="string">
            <text:p>00</text:p>
          </table:table-cell>
          <table:table-cell table:style-name="ce760" office:value-type="string">
            <text:p>00</text:p>
          </table:table-cell>
          <table:table-cell table:style-name="ce792" office:value-type="string">
            <text:p>00</text:p>
          </table:table-cell>
          <table:table-cell table:style-name="ce824" office:value-type="string">
            <text:p>00</text:p>
          </table:table-cell>
          <table:table-cell table:style-name="ce856" office:value-type="string">
            <text:p>00</text:p>
          </table:table-cell>
          <table:table-cell table:style-name="ce888" office:value-type="string">
            <text:p>00</text:p>
          </table:table-cell>
          <table:table-cell table:style-name="ce920" office:value-type="string">
            <text:p>00</text:p>
          </table:table-cell>
          <table:table-cell table:style-name="ce952" office:value-type="string">
            <text:p>00</text:p>
          </table:table-cell>
          <table:table-cell table:style-name="ce984" office:value-type="string">
            <text:p>00</text:p>
          </table:table-cell>
          <table:table-cell table:style-name="ce1016" office:value-type="string">
            <text:p>00</text:p>
          </table:table-cell>
          <table:table-cell table:style-name="ce1048" office:value-type="string">
            <text:p>00</text:p>
          </table:table-cell>
          <table:table-cell table:style-name="ce1080" office:value-type="string">
            <text:p>00</text:p>
          </table:table-cell>
          <table:table-cell table:style-name="ce1112" office:value-type="string">
            <text:p>00</text:p>
          </table:table-cell>
          <table:table-cell table:style-name="ce1144" office:value-type="string">
            <text:p>00</text:p>
          </table:table-cell>
          <table:table-cell table:style-name="ce1176" office:value-type="string">
            <text:p>00</text:p>
          </table:table-cell>
          <table:table-cell table:style-name="ce1208" office:value-type="string">
            <text:p>00</text:p>
          </table:table-cell>
          <table:table-cell table:style-name="ce1240" office:value-type="string">
            <text:p>00</text:p>
          </table:table-cell>
          <table:table-cell table:style-name="ce1272" office:value-type="string">
            <text:p>00</text:p>
          </table:table-cell>
          <table:table-cell table:style-name="ce1304" office:value-type="string">
            <text:p>00</text:p>
          </table:table-cell>
          <table:table-cell table:style-name="ce1336" office:value-type="string">
            <text:p>00</text:p>
          </table:table-cell>
          <table:table-cell table:style-name="ce1368" office:value-type="string">
            <text:p>00</text:p>
          </table:table-cell>
          <table:table-cell table:style-name="ce1400" office:value-type="string">
            <text:p>00</text:p>
          </table:table-cell>
          <table:table-cell table:style-name="ce1432" office:value-type="string">
            <text:p>00</text:p>
          </table:table-cell>
          <table:table-cell table:style-name="ce1465" office:value-type="string">
            <text:p>00</text:p>
          </table:table-cell>
          <table:table-cell table:style-name="ce1498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4" office:value-type="float" office:value="11">
            <text:p>11</text:p>
          </table:table-cell>
          <table:table-cell table:style-name="ce537" office:value-type="string">
            <text:p>00</text:p>
          </table:table-cell>
          <table:table-cell table:style-name="ce569" office:value-type="string">
            <text:p>00</text:p>
          </table:table-cell>
          <table:table-cell table:style-name="ce601" office:value-type="string">
            <text:p>00</text:p>
          </table:table-cell>
          <table:table-cell table:style-name="ce633" office:value-type="string">
            <text:p>00</text:p>
          </table:table-cell>
          <table:table-cell table:style-name="ce665" office:value-type="string">
            <text:p>00</text:p>
          </table:table-cell>
          <table:table-cell table:style-name="ce697" office:value-type="string">
            <text:p>00</text:p>
          </table:table-cell>
          <table:table-cell table:style-name="ce729" office:value-type="string">
            <text:p>00</text:p>
          </table:table-cell>
          <table:table-cell table:style-name="ce761" office:value-type="string">
            <text:p>00</text:p>
          </table:table-cell>
          <table:table-cell table:style-name="ce793" office:value-type="string">
            <text:p>00</text:p>
          </table:table-cell>
          <table:table-cell table:style-name="ce825" office:value-type="string">
            <text:p>00</text:p>
          </table:table-cell>
          <table:table-cell table:style-name="ce857" office:value-type="string">
            <text:p>00</text:p>
          </table:table-cell>
          <table:table-cell table:style-name="ce889" office:value-type="string">
            <text:p>00</text:p>
          </table:table-cell>
          <table:table-cell table:style-name="ce921" office:value-type="string">
            <text:p>00</text:p>
          </table:table-cell>
          <table:table-cell table:style-name="ce953" office:value-type="string">
            <text:p>00</text:p>
          </table:table-cell>
          <table:table-cell table:style-name="ce985" office:value-type="string">
            <text:p>00</text:p>
          </table:table-cell>
          <table:table-cell table:style-name="ce1017" office:value-type="string">
            <text:p>00</text:p>
          </table:table-cell>
          <table:table-cell table:style-name="ce1049" office:value-type="string">
            <text:p>00</text:p>
          </table:table-cell>
          <table:table-cell table:style-name="ce1081" office:value-type="string">
            <text:p>00</text:p>
          </table:table-cell>
          <table:table-cell table:style-name="ce1113" office:value-type="string">
            <text:p>00</text:p>
          </table:table-cell>
          <table:table-cell table:style-name="ce1145" office:value-type="string">
            <text:p>00</text:p>
          </table:table-cell>
          <table:table-cell table:style-name="ce1177" office:value-type="string">
            <text:p>00</text:p>
          </table:table-cell>
          <table:table-cell table:style-name="ce1209" office:value-type="string">
            <text:p>00</text:p>
          </table:table-cell>
          <table:table-cell table:style-name="ce1241" office:value-type="string">
            <text:p>00</text:p>
          </table:table-cell>
          <table:table-cell table:style-name="ce1273" office:value-type="string">
            <text:p>00</text:p>
          </table:table-cell>
          <table:table-cell table:style-name="ce1305" office:value-type="string">
            <text:p>00</text:p>
          </table:table-cell>
          <table:table-cell table:style-name="ce1337" office:value-type="string">
            <text:p>00</text:p>
          </table:table-cell>
          <table:table-cell table:style-name="ce1369" office:value-type="string">
            <text:p>00</text:p>
          </table:table-cell>
          <table:table-cell table:style-name="ce1401" office:value-type="string">
            <text:p>00</text:p>
          </table:table-cell>
          <table:table-cell table:style-name="ce1433" office:value-type="string">
            <text:p>00</text:p>
          </table:table-cell>
          <table:table-cell table:style-name="ce1466" office:value-type="string">
            <text:p>00</text:p>
          </table:table-cell>
          <table:table-cell table:style-name="ce1499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5" office:value-type="float" office:value="11">
            <text:p>11</text:p>
          </table:table-cell>
          <table:table-cell table:style-name="ce538" office:value-type="string">
            <text:p>00</text:p>
          </table:table-cell>
          <table:table-cell table:style-name="ce570" office:value-type="string">
            <text:p>00</text:p>
          </table:table-cell>
          <table:table-cell table:style-name="ce602" office:value-type="string">
            <text:p>00</text:p>
          </table:table-cell>
          <table:table-cell table:style-name="ce634" office:value-type="string">
            <text:p>00</text:p>
          </table:table-cell>
          <table:table-cell table:style-name="ce666" office:value-type="string">
            <text:p>00</text:p>
          </table:table-cell>
          <table:table-cell table:style-name="ce698" office:value-type="string">
            <text:p>00</text:p>
          </table:table-cell>
          <table:table-cell table:style-name="ce730" office:value-type="string">
            <text:p>00</text:p>
          </table:table-cell>
          <table:table-cell table:style-name="ce762" office:value-type="string">
            <text:p>00</text:p>
          </table:table-cell>
          <table:table-cell table:style-name="ce794" office:value-type="string">
            <text:p>00</text:p>
          </table:table-cell>
          <table:table-cell table:style-name="ce826" office:value-type="string">
            <text:p>00</text:p>
          </table:table-cell>
          <table:table-cell table:style-name="ce858" office:value-type="string">
            <text:p>00</text:p>
          </table:table-cell>
          <table:table-cell table:style-name="ce890" office:value-type="string">
            <text:p>00</text:p>
          </table:table-cell>
          <table:table-cell table:style-name="ce922" office:value-type="string">
            <text:p>00</text:p>
          </table:table-cell>
          <table:table-cell table:style-name="ce954" office:value-type="string">
            <text:p>00</text:p>
          </table:table-cell>
          <table:table-cell table:style-name="ce986" office:value-type="string">
            <text:p>00</text:p>
          </table:table-cell>
          <table:table-cell table:style-name="ce1018" office:value-type="string">
            <text:p>00</text:p>
          </table:table-cell>
          <table:table-cell table:style-name="ce1050" office:value-type="string">
            <text:p>00</text:p>
          </table:table-cell>
          <table:table-cell table:style-name="ce1082" office:value-type="string">
            <text:p>00</text:p>
          </table:table-cell>
          <table:table-cell table:style-name="ce1114" office:value-type="string">
            <text:p>00</text:p>
          </table:table-cell>
          <table:table-cell table:style-name="ce1146" office:value-type="string">
            <text:p>00</text:p>
          </table:table-cell>
          <table:table-cell table:style-name="ce1178" office:value-type="string">
            <text:p>00</text:p>
          </table:table-cell>
          <table:table-cell table:style-name="ce1210" office:value-type="string">
            <text:p>00</text:p>
          </table:table-cell>
          <table:table-cell table:style-name="ce1242" office:value-type="string">
            <text:p>00</text:p>
          </table:table-cell>
          <table:table-cell table:style-name="ce1274" office:value-type="string">
            <text:p>00</text:p>
          </table:table-cell>
          <table:table-cell table:style-name="ce1306" office:value-type="string">
            <text:p>00</text:p>
          </table:table-cell>
          <table:table-cell table:style-name="ce1338" office:value-type="string">
            <text:p>00</text:p>
          </table:table-cell>
          <table:table-cell table:style-name="ce1370" office:value-type="string">
            <text:p>00</text:p>
          </table:table-cell>
          <table:table-cell table:style-name="ce1402" office:value-type="string">
            <text:p>00</text:p>
          </table:table-cell>
          <table:table-cell table:style-name="ce1434" office:value-type="string">
            <text:p>00</text:p>
          </table:table-cell>
          <table:table-cell table:style-name="ce1467" office:value-type="string">
            <text:p>00</text:p>
          </table:table-cell>
          <table:table-cell table:style-name="ce1500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6" office:value-type="float" office:value="11">
            <text:p>11</text:p>
          </table:table-cell>
          <table:table-cell table:style-name="ce539" office:value-type="string">
            <text:p>00</text:p>
          </table:table-cell>
          <table:table-cell table:style-name="ce571" office:value-type="string">
            <text:p>00</text:p>
          </table:table-cell>
          <table:table-cell table:style-name="ce603" office:value-type="string">
            <text:p>00</text:p>
          </table:table-cell>
          <table:table-cell table:style-name="ce635" office:value-type="string">
            <text:p>00</text:p>
          </table:table-cell>
          <table:table-cell table:style-name="ce667" office:value-type="string">
            <text:p>00</text:p>
          </table:table-cell>
          <table:table-cell table:style-name="ce699" office:value-type="string">
            <text:p>00</text:p>
          </table:table-cell>
          <table:table-cell table:style-name="ce731" office:value-type="string">
            <text:p>00</text:p>
          </table:table-cell>
          <table:table-cell table:style-name="ce763" office:value-type="string">
            <text:p>00</text:p>
          </table:table-cell>
          <table:table-cell table:style-name="ce795" office:value-type="string">
            <text:p>00</text:p>
          </table:table-cell>
          <table:table-cell table:style-name="ce827" office:value-type="string">
            <text:p>00</text:p>
          </table:table-cell>
          <table:table-cell table:style-name="ce859" office:value-type="string">
            <text:p>00</text:p>
          </table:table-cell>
          <table:table-cell table:style-name="ce891" office:value-type="string">
            <text:p>00</text:p>
          </table:table-cell>
          <table:table-cell table:style-name="ce923" office:value-type="string">
            <text:p>00</text:p>
          </table:table-cell>
          <table:table-cell table:style-name="ce955" office:value-type="string">
            <text:p>00</text:p>
          </table:table-cell>
          <table:table-cell table:style-name="ce987" office:value-type="string">
            <text:p>00</text:p>
          </table:table-cell>
          <table:table-cell table:style-name="ce1019" office:value-type="string">
            <text:p>00</text:p>
          </table:table-cell>
          <table:table-cell table:style-name="ce1051" office:value-type="string">
            <text:p>00</text:p>
          </table:table-cell>
          <table:table-cell table:style-name="ce1083" office:value-type="string">
            <text:p>00</text:p>
          </table:table-cell>
          <table:table-cell table:style-name="ce1115" office:value-type="string">
            <text:p>00</text:p>
          </table:table-cell>
          <table:table-cell table:style-name="ce1147" office:value-type="string">
            <text:p>00</text:p>
          </table:table-cell>
          <table:table-cell table:style-name="ce1179" office:value-type="string">
            <text:p>00</text:p>
          </table:table-cell>
          <table:table-cell table:style-name="ce1211" office:value-type="string">
            <text:p>00</text:p>
          </table:table-cell>
          <table:table-cell table:style-name="ce1243" office:value-type="string">
            <text:p>00</text:p>
          </table:table-cell>
          <table:table-cell table:style-name="ce1275" office:value-type="string">
            <text:p>00</text:p>
          </table:table-cell>
          <table:table-cell table:style-name="ce1307" office:value-type="string">
            <text:p>00</text:p>
          </table:table-cell>
          <table:table-cell table:style-name="ce1339" office:value-type="string">
            <text:p>00</text:p>
          </table:table-cell>
          <table:table-cell table:style-name="ce1371" office:value-type="string">
            <text:p>00</text:p>
          </table:table-cell>
          <table:table-cell table:style-name="ce1403" office:value-type="string">
            <text:p>00</text:p>
          </table:table-cell>
          <table:table-cell table:style-name="ce1435" office:value-type="string">
            <text:p>00</text:p>
          </table:table-cell>
          <table:table-cell table:style-name="ce1468" office:value-type="string">
            <text:p>00</text:p>
          </table:table-cell>
          <table:table-cell table:style-name="ce1501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7" office:value-type="float" office:value="11">
            <text:p>11</text:p>
          </table:table-cell>
          <table:table-cell table:style-name="ce540" office:value-type="string">
            <text:p>00</text:p>
          </table:table-cell>
          <table:table-cell table:style-name="ce572" office:value-type="string">
            <text:p>00</text:p>
          </table:table-cell>
          <table:table-cell table:style-name="ce604" office:value-type="string">
            <text:p>00</text:p>
          </table:table-cell>
          <table:table-cell table:style-name="ce636" office:value-type="string">
            <text:p>00</text:p>
          </table:table-cell>
          <table:table-cell table:style-name="ce668" office:value-type="string">
            <text:p>00</text:p>
          </table:table-cell>
          <table:table-cell table:style-name="ce700" office:value-type="string">
            <text:p>00</text:p>
          </table:table-cell>
          <table:table-cell table:style-name="ce732" office:value-type="string">
            <text:p>00</text:p>
          </table:table-cell>
          <table:table-cell table:style-name="ce764" office:value-type="string">
            <text:p>00</text:p>
          </table:table-cell>
          <table:table-cell table:style-name="ce796" office:value-type="string">
            <text:p>00</text:p>
          </table:table-cell>
          <table:table-cell table:style-name="ce828" office:value-type="string">
            <text:p>00</text:p>
          </table:table-cell>
          <table:table-cell table:style-name="ce860" office:value-type="string">
            <text:p>00</text:p>
          </table:table-cell>
          <table:table-cell table:style-name="ce892" office:value-type="string">
            <text:p>00</text:p>
          </table:table-cell>
          <table:table-cell table:style-name="ce924" office:value-type="string">
            <text:p>00</text:p>
          </table:table-cell>
          <table:table-cell table:style-name="ce956" office:value-type="string">
            <text:p>00</text:p>
          </table:table-cell>
          <table:table-cell table:style-name="ce988" office:value-type="string">
            <text:p>00</text:p>
          </table:table-cell>
          <table:table-cell table:style-name="ce1020" office:value-type="string">
            <text:p>00</text:p>
          </table:table-cell>
          <table:table-cell table:style-name="ce1052" office:value-type="string">
            <text:p>00</text:p>
          </table:table-cell>
          <table:table-cell table:style-name="ce1084" office:value-type="string">
            <text:p>00</text:p>
          </table:table-cell>
          <table:table-cell table:style-name="ce1116" office:value-type="string">
            <text:p>00</text:p>
          </table:table-cell>
          <table:table-cell table:style-name="ce1148" office:value-type="string">
            <text:p>00</text:p>
          </table:table-cell>
          <table:table-cell table:style-name="ce1180" office:value-type="string">
            <text:p>00</text:p>
          </table:table-cell>
          <table:table-cell table:style-name="ce1212" office:value-type="string">
            <text:p>00</text:p>
          </table:table-cell>
          <table:table-cell table:style-name="ce1244" office:value-type="string">
            <text:p>00</text:p>
          </table:table-cell>
          <table:table-cell table:style-name="ce1276" office:value-type="string">
            <text:p>00</text:p>
          </table:table-cell>
          <table:table-cell table:style-name="ce1308" office:value-type="string">
            <text:p>00</text:p>
          </table:table-cell>
          <table:table-cell table:style-name="ce1340" office:value-type="string">
            <text:p>00</text:p>
          </table:table-cell>
          <table:table-cell table:style-name="ce1372" office:value-type="string">
            <text:p>00</text:p>
          </table:table-cell>
          <table:table-cell table:style-name="ce1404" office:value-type="string">
            <text:p>00</text:p>
          </table:table-cell>
          <table:table-cell table:style-name="ce1436" office:value-type="string">
            <text:p>00</text:p>
          </table:table-cell>
          <table:table-cell table:style-name="ce1469" office:value-type="string">
            <text:p>00</text:p>
          </table:table-cell>
          <table:table-cell table:style-name="ce1502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8" office:value-type="float" office:value="11">
            <text:p>11</text:p>
          </table:table-cell>
          <table:table-cell table:style-name="ce541" office:value-type="string">
            <text:p>00</text:p>
          </table:table-cell>
          <table:table-cell table:style-name="ce573" office:value-type="string">
            <text:p>00</text:p>
          </table:table-cell>
          <table:table-cell table:style-name="ce605" office:value-type="string">
            <text:p>00</text:p>
          </table:table-cell>
          <table:table-cell table:style-name="ce637" office:value-type="string">
            <text:p>00</text:p>
          </table:table-cell>
          <table:table-cell table:style-name="ce669" office:value-type="string">
            <text:p>00</text:p>
          </table:table-cell>
          <table:table-cell table:style-name="ce701" office:value-type="string">
            <text:p>00</text:p>
          </table:table-cell>
          <table:table-cell table:style-name="ce733" office:value-type="string">
            <text:p>00</text:p>
          </table:table-cell>
          <table:table-cell table:style-name="ce765" office:value-type="string">
            <text:p>00</text:p>
          </table:table-cell>
          <table:table-cell table:style-name="ce797" office:value-type="string">
            <text:p>00</text:p>
          </table:table-cell>
          <table:table-cell table:style-name="ce829" office:value-type="string">
            <text:p>00</text:p>
          </table:table-cell>
          <table:table-cell table:style-name="ce861" office:value-type="string">
            <text:p>00</text:p>
          </table:table-cell>
          <table:table-cell table:style-name="ce893" office:value-type="string">
            <text:p>00</text:p>
          </table:table-cell>
          <table:table-cell table:style-name="ce925" office:value-type="string">
            <text:p>00</text:p>
          </table:table-cell>
          <table:table-cell table:style-name="ce957" office:value-type="string">
            <text:p>00</text:p>
          </table:table-cell>
          <table:table-cell table:style-name="ce989" office:value-type="string">
            <text:p>00</text:p>
          </table:table-cell>
          <table:table-cell table:style-name="ce1021" office:value-type="string">
            <text:p>00</text:p>
          </table:table-cell>
          <table:table-cell table:style-name="ce1053" office:value-type="string">
            <text:p>00</text:p>
          </table:table-cell>
          <table:table-cell table:style-name="ce1085" office:value-type="string">
            <text:p>00</text:p>
          </table:table-cell>
          <table:table-cell table:style-name="ce1117" office:value-type="string">
            <text:p>00</text:p>
          </table:table-cell>
          <table:table-cell table:style-name="ce1149" office:value-type="string">
            <text:p>00</text:p>
          </table:table-cell>
          <table:table-cell table:style-name="ce1181" office:value-type="string">
            <text:p>00</text:p>
          </table:table-cell>
          <table:table-cell table:style-name="ce1213" office:value-type="string">
            <text:p>00</text:p>
          </table:table-cell>
          <table:table-cell table:style-name="ce1245" office:value-type="string">
            <text:p>00</text:p>
          </table:table-cell>
          <table:table-cell table:style-name="ce1277" office:value-type="string">
            <text:p>00</text:p>
          </table:table-cell>
          <table:table-cell table:style-name="ce1309" office:value-type="string">
            <text:p>00</text:p>
          </table:table-cell>
          <table:table-cell table:style-name="ce1341" office:value-type="string">
            <text:p>00</text:p>
          </table:table-cell>
          <table:table-cell table:style-name="ce1373" office:value-type="string">
            <text:p>00</text:p>
          </table:table-cell>
          <table:table-cell table:style-name="ce1405" office:value-type="string">
            <text:p>00</text:p>
          </table:table-cell>
          <table:table-cell table:style-name="ce1437" office:value-type="string">
            <text:p>00</text:p>
          </table:table-cell>
          <table:table-cell table:style-name="ce1470" office:value-type="string">
            <text:p>00</text:p>
          </table:table-cell>
          <table:table-cell table:style-name="ce1503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09" office:value-type="float" office:value="11">
            <text:p>11</text:p>
          </table:table-cell>
          <table:table-cell table:style-name="ce542" office:value-type="string">
            <text:p>00</text:p>
          </table:table-cell>
          <table:table-cell table:style-name="ce574" office:value-type="string">
            <text:p>00</text:p>
          </table:table-cell>
          <table:table-cell table:style-name="ce606" office:value-type="string">
            <text:p>00</text:p>
          </table:table-cell>
          <table:table-cell table:style-name="ce638" office:value-type="string">
            <text:p>00</text:p>
          </table:table-cell>
          <table:table-cell table:style-name="ce670" office:value-type="string">
            <text:p>00</text:p>
          </table:table-cell>
          <table:table-cell table:style-name="ce702" office:value-type="string">
            <text:p>00</text:p>
          </table:table-cell>
          <table:table-cell table:style-name="ce734" office:value-type="string">
            <text:p>00</text:p>
          </table:table-cell>
          <table:table-cell table:style-name="ce766" office:value-type="string">
            <text:p>00</text:p>
          </table:table-cell>
          <table:table-cell table:style-name="ce798" office:value-type="string">
            <text:p>00</text:p>
          </table:table-cell>
          <table:table-cell table:style-name="ce830" office:value-type="string">
            <text:p>00</text:p>
          </table:table-cell>
          <table:table-cell table:style-name="ce862" office:value-type="string">
            <text:p>00</text:p>
          </table:table-cell>
          <table:table-cell table:style-name="ce894" office:value-type="string">
            <text:p>00</text:p>
          </table:table-cell>
          <table:table-cell table:style-name="ce926" office:value-type="string">
            <text:p>00</text:p>
          </table:table-cell>
          <table:table-cell table:style-name="ce958" office:value-type="string">
            <text:p>00</text:p>
          </table:table-cell>
          <table:table-cell table:style-name="ce990" office:value-type="string">
            <text:p>00</text:p>
          </table:table-cell>
          <table:table-cell table:style-name="ce1022" office:value-type="string">
            <text:p>00</text:p>
          </table:table-cell>
          <table:table-cell table:style-name="ce1054" office:value-type="string">
            <text:p>00</text:p>
          </table:table-cell>
          <table:table-cell table:style-name="ce1086" office:value-type="string">
            <text:p>00</text:p>
          </table:table-cell>
          <table:table-cell table:style-name="ce1118" office:value-type="string">
            <text:p>00</text:p>
          </table:table-cell>
          <table:table-cell table:style-name="ce1150" office:value-type="string">
            <text:p>00</text:p>
          </table:table-cell>
          <table:table-cell table:style-name="ce1182" office:value-type="string">
            <text:p>00</text:p>
          </table:table-cell>
          <table:table-cell table:style-name="ce1214" office:value-type="string">
            <text:p>00</text:p>
          </table:table-cell>
          <table:table-cell table:style-name="ce1246" office:value-type="string">
            <text:p>00</text:p>
          </table:table-cell>
          <table:table-cell table:style-name="ce1278" office:value-type="string">
            <text:p>00</text:p>
          </table:table-cell>
          <table:table-cell table:style-name="ce1310" office:value-type="string">
            <text:p>00</text:p>
          </table:table-cell>
          <table:table-cell table:style-name="ce1342" office:value-type="string">
            <text:p>00</text:p>
          </table:table-cell>
          <table:table-cell table:style-name="ce1374" office:value-type="string">
            <text:p>00</text:p>
          </table:table-cell>
          <table:table-cell table:style-name="ce1406" office:value-type="string">
            <text:p>00</text:p>
          </table:table-cell>
          <table:table-cell table:style-name="ce1438" office:value-type="string">
            <text:p>00</text:p>
          </table:table-cell>
          <table:table-cell table:style-name="ce1471" office:value-type="string">
            <text:p>00</text:p>
          </table:table-cell>
          <table:table-cell table:style-name="ce1504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0" office:value-type="float" office:value="11">
            <text:p>11</text:p>
          </table:table-cell>
          <table:table-cell table:style-name="ce543" office:value-type="string">
            <text:p>00</text:p>
          </table:table-cell>
          <table:table-cell table:style-name="ce575" office:value-type="string">
            <text:p>00</text:p>
          </table:table-cell>
          <table:table-cell table:style-name="ce607" office:value-type="string">
            <text:p>00</text:p>
          </table:table-cell>
          <table:table-cell table:style-name="ce639" office:value-type="string">
            <text:p>00</text:p>
          </table:table-cell>
          <table:table-cell table:style-name="ce671" office:value-type="string">
            <text:p>00</text:p>
          </table:table-cell>
          <table:table-cell table:style-name="ce703" office:value-type="string">
            <text:p>00</text:p>
          </table:table-cell>
          <table:table-cell table:style-name="ce735" office:value-type="string">
            <text:p>00</text:p>
          </table:table-cell>
          <table:table-cell table:style-name="ce767" office:value-type="string">
            <text:p>00</text:p>
          </table:table-cell>
          <table:table-cell table:style-name="ce799" office:value-type="string">
            <text:p>00</text:p>
          </table:table-cell>
          <table:table-cell table:style-name="ce831" office:value-type="string">
            <text:p>00</text:p>
          </table:table-cell>
          <table:table-cell table:style-name="ce863" office:value-type="string">
            <text:p>00</text:p>
          </table:table-cell>
          <table:table-cell table:style-name="ce895" office:value-type="string">
            <text:p>00</text:p>
          </table:table-cell>
          <table:table-cell table:style-name="ce927" office:value-type="string">
            <text:p>00</text:p>
          </table:table-cell>
          <table:table-cell table:style-name="ce959" office:value-type="string">
            <text:p>00</text:p>
          </table:table-cell>
          <table:table-cell table:style-name="ce991" office:value-type="string">
            <text:p>00</text:p>
          </table:table-cell>
          <table:table-cell table:style-name="ce1023" office:value-type="string">
            <text:p>00</text:p>
          </table:table-cell>
          <table:table-cell table:style-name="ce1055" office:value-type="string">
            <text:p>00</text:p>
          </table:table-cell>
          <table:table-cell table:style-name="ce1087" office:value-type="string">
            <text:p>00</text:p>
          </table:table-cell>
          <table:table-cell table:style-name="ce1119" office:value-type="string">
            <text:p>00</text:p>
          </table:table-cell>
          <table:table-cell table:style-name="ce1151" office:value-type="string">
            <text:p>00</text:p>
          </table:table-cell>
          <table:table-cell table:style-name="ce1183" office:value-type="string">
            <text:p>00</text:p>
          </table:table-cell>
          <table:table-cell table:style-name="ce1215" office:value-type="string">
            <text:p>00</text:p>
          </table:table-cell>
          <table:table-cell table:style-name="ce1247" office:value-type="string">
            <text:p>00</text:p>
          </table:table-cell>
          <table:table-cell table:style-name="ce1279" office:value-type="string">
            <text:p>00</text:p>
          </table:table-cell>
          <table:table-cell table:style-name="ce1311" office:value-type="string">
            <text:p>00</text:p>
          </table:table-cell>
          <table:table-cell table:style-name="ce1343" office:value-type="string">
            <text:p>00</text:p>
          </table:table-cell>
          <table:table-cell table:style-name="ce1375" office:value-type="string">
            <text:p>00</text:p>
          </table:table-cell>
          <table:table-cell table:style-name="ce1407" office:value-type="string">
            <text:p>00</text:p>
          </table:table-cell>
          <table:table-cell table:style-name="ce1439" office:value-type="string">
            <text:p>00</text:p>
          </table:table-cell>
          <table:table-cell table:style-name="ce1472" office:value-type="string">
            <text:p>00</text:p>
          </table:table-cell>
          <table:table-cell table:style-name="ce1505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1" office:value-type="float" office:value="11">
            <text:p>11</text:p>
          </table:table-cell>
          <table:table-cell table:style-name="ce544" office:value-type="string">
            <text:p>00</text:p>
          </table:table-cell>
          <table:table-cell table:style-name="ce576" office:value-type="string">
            <text:p>00</text:p>
          </table:table-cell>
          <table:table-cell table:style-name="ce608" office:value-type="string">
            <text:p>00</text:p>
          </table:table-cell>
          <table:table-cell table:style-name="ce640" office:value-type="string">
            <text:p>00</text:p>
          </table:table-cell>
          <table:table-cell table:style-name="ce672" office:value-type="string">
            <text:p>00</text:p>
          </table:table-cell>
          <table:table-cell table:style-name="ce704" office:value-type="string">
            <text:p>00</text:p>
          </table:table-cell>
          <table:table-cell table:style-name="ce736" office:value-type="string">
            <text:p>00</text:p>
          </table:table-cell>
          <table:table-cell table:style-name="ce768" office:value-type="string">
            <text:p>00</text:p>
          </table:table-cell>
          <table:table-cell table:style-name="ce800" office:value-type="string">
            <text:p>00</text:p>
          </table:table-cell>
          <table:table-cell table:style-name="ce832" office:value-type="string">
            <text:p>00</text:p>
          </table:table-cell>
          <table:table-cell table:style-name="ce864" office:value-type="string">
            <text:p>00</text:p>
          </table:table-cell>
          <table:table-cell table:style-name="ce896" office:value-type="string">
            <text:p>00</text:p>
          </table:table-cell>
          <table:table-cell table:style-name="ce928" office:value-type="string">
            <text:p>00</text:p>
          </table:table-cell>
          <table:table-cell table:style-name="ce960" office:value-type="string">
            <text:p>00</text:p>
          </table:table-cell>
          <table:table-cell table:style-name="ce992" office:value-type="string">
            <text:p>00</text:p>
          </table:table-cell>
          <table:table-cell table:style-name="ce1024" office:value-type="string">
            <text:p>00</text:p>
          </table:table-cell>
          <table:table-cell table:style-name="ce1056" office:value-type="string">
            <text:p>00</text:p>
          </table:table-cell>
          <table:table-cell table:style-name="ce1088" office:value-type="string">
            <text:p>00</text:p>
          </table:table-cell>
          <table:table-cell table:style-name="ce1120" office:value-type="string">
            <text:p>00</text:p>
          </table:table-cell>
          <table:table-cell table:style-name="ce1152" office:value-type="string">
            <text:p>00</text:p>
          </table:table-cell>
          <table:table-cell table:style-name="ce1184" office:value-type="string">
            <text:p>00</text:p>
          </table:table-cell>
          <table:table-cell table:style-name="ce1216" office:value-type="string">
            <text:p>00</text:p>
          </table:table-cell>
          <table:table-cell table:style-name="ce1248" office:value-type="string">
            <text:p>00</text:p>
          </table:table-cell>
          <table:table-cell table:style-name="ce1280" office:value-type="string">
            <text:p>00</text:p>
          </table:table-cell>
          <table:table-cell table:style-name="ce1312" office:value-type="string">
            <text:p>00</text:p>
          </table:table-cell>
          <table:table-cell table:style-name="ce1344" office:value-type="string">
            <text:p>00</text:p>
          </table:table-cell>
          <table:table-cell table:style-name="ce1376" office:value-type="string">
            <text:p>00</text:p>
          </table:table-cell>
          <table:table-cell table:style-name="ce1408" office:value-type="string">
            <text:p>00</text:p>
          </table:table-cell>
          <table:table-cell table:style-name="ce1440" office:value-type="string">
            <text:p>00</text:p>
          </table:table-cell>
          <table:table-cell table:style-name="ce1473" office:value-type="string">
            <text:p>00</text:p>
          </table:table-cell>
          <table:table-cell table:style-name="ce1506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2" office:value-type="float" office:value="11">
            <text:p>11</text:p>
          </table:table-cell>
          <table:table-cell table:style-name="ce545" office:value-type="string">
            <text:p>00</text:p>
          </table:table-cell>
          <table:table-cell table:style-name="ce577" office:value-type="string">
            <text:p>00</text:p>
          </table:table-cell>
          <table:table-cell table:style-name="ce609" office:value-type="string">
            <text:p>00</text:p>
          </table:table-cell>
          <table:table-cell table:style-name="ce641" office:value-type="string">
            <text:p>00</text:p>
          </table:table-cell>
          <table:table-cell table:style-name="ce673" office:value-type="string">
            <text:p>00</text:p>
          </table:table-cell>
          <table:table-cell table:style-name="ce705" office:value-type="string">
            <text:p>00</text:p>
          </table:table-cell>
          <table:table-cell table:style-name="ce737" office:value-type="string">
            <text:p>00</text:p>
          </table:table-cell>
          <table:table-cell table:style-name="ce769" office:value-type="string">
            <text:p>00</text:p>
          </table:table-cell>
          <table:table-cell table:style-name="ce801" office:value-type="string">
            <text:p>00</text:p>
          </table:table-cell>
          <table:table-cell table:style-name="ce833" office:value-type="string">
            <text:p>00</text:p>
          </table:table-cell>
          <table:table-cell table:style-name="ce865" office:value-type="string">
            <text:p>00</text:p>
          </table:table-cell>
          <table:table-cell table:style-name="ce897" office:value-type="string">
            <text:p>00</text:p>
          </table:table-cell>
          <table:table-cell table:style-name="ce929" office:value-type="string">
            <text:p>00</text:p>
          </table:table-cell>
          <table:table-cell table:style-name="ce961" office:value-type="string">
            <text:p>00</text:p>
          </table:table-cell>
          <table:table-cell table:style-name="ce993" office:value-type="string">
            <text:p>00</text:p>
          </table:table-cell>
          <table:table-cell table:style-name="ce1025" office:value-type="string">
            <text:p>00</text:p>
          </table:table-cell>
          <table:table-cell table:style-name="ce1057" office:value-type="string">
            <text:p>00</text:p>
          </table:table-cell>
          <table:table-cell table:style-name="ce1089" office:value-type="string">
            <text:p>00</text:p>
          </table:table-cell>
          <table:table-cell table:style-name="ce1121" office:value-type="string">
            <text:p>00</text:p>
          </table:table-cell>
          <table:table-cell table:style-name="ce1153" office:value-type="string">
            <text:p>00</text:p>
          </table:table-cell>
          <table:table-cell table:style-name="ce1185" office:value-type="string">
            <text:p>00</text:p>
          </table:table-cell>
          <table:table-cell table:style-name="ce1217" office:value-type="string">
            <text:p>00</text:p>
          </table:table-cell>
          <table:table-cell table:style-name="ce1249" office:value-type="string">
            <text:p>00</text:p>
          </table:table-cell>
          <table:table-cell table:style-name="ce1281" office:value-type="string">
            <text:p>00</text:p>
          </table:table-cell>
          <table:table-cell table:style-name="ce1313" office:value-type="string">
            <text:p>00</text:p>
          </table:table-cell>
          <table:table-cell table:style-name="ce1345" office:value-type="string">
            <text:p>00</text:p>
          </table:table-cell>
          <table:table-cell table:style-name="ce1377" office:value-type="string">
            <text:p>00</text:p>
          </table:table-cell>
          <table:table-cell table:style-name="ce1409" office:value-type="string">
            <text:p>00</text:p>
          </table:table-cell>
          <table:table-cell table:style-name="ce1441" office:value-type="string">
            <text:p>00</text:p>
          </table:table-cell>
          <table:table-cell table:style-name="ce1474" office:value-type="string">
            <text:p>00</text:p>
          </table:table-cell>
          <table:table-cell table:style-name="ce1507" office:value-type="float" office:value="13">
            <text:p>13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3" office:value-type="float" office:value="11">
            <text:p>11</text:p>
          </table:table-cell>
          <table:table-cell table:style-name="ce546" office:value-type="string">
            <text:p>00</text:p>
          </table:table-cell>
          <table:table-cell table:style-name="ce578" office:value-type="string">
            <text:p>00</text:p>
          </table:table-cell>
          <table:table-cell table:style-name="ce610" office:value-type="string">
            <text:p>00</text:p>
          </table:table-cell>
          <table:table-cell table:style-name="ce642" office:value-type="string">
            <text:p>00</text:p>
          </table:table-cell>
          <table:table-cell table:style-name="ce674" office:value-type="string">
            <text:p>00</text:p>
          </table:table-cell>
          <table:table-cell table:style-name="ce706" office:value-type="string">
            <text:p>00</text:p>
          </table:table-cell>
          <table:table-cell table:style-name="ce738" office:value-type="string">
            <text:p>00</text:p>
          </table:table-cell>
          <table:table-cell table:style-name="ce770" office:value-type="string">
            <text:p>00</text:p>
          </table:table-cell>
          <table:table-cell table:style-name="ce802" office:value-type="string">
            <text:p>00</text:p>
          </table:table-cell>
          <table:table-cell table:style-name="ce834" office:value-type="string">
            <text:p>00</text:p>
          </table:table-cell>
          <table:table-cell table:style-name="ce866" office:value-type="string">
            <text:p>00</text:p>
          </table:table-cell>
          <table:table-cell table:style-name="ce898" office:value-type="string">
            <text:p>00</text:p>
          </table:table-cell>
          <table:table-cell table:style-name="ce930" office:value-type="string">
            <text:p>00</text:p>
          </table:table-cell>
          <table:table-cell table:style-name="ce962" office:value-type="string">
            <text:p>00</text:p>
          </table:table-cell>
          <table:table-cell table:style-name="ce994" office:value-type="string">
            <text:p>00</text:p>
          </table:table-cell>
          <table:table-cell table:style-name="ce1026" office:value-type="string">
            <text:p>00</text:p>
          </table:table-cell>
          <table:table-cell table:style-name="ce1058" office:value-type="string">
            <text:p>00</text:p>
          </table:table-cell>
          <table:table-cell table:style-name="ce1090" office:value-type="string">
            <text:p>00</text:p>
          </table:table-cell>
          <table:table-cell table:style-name="ce1122" office:value-type="string">
            <text:p>00</text:p>
          </table:table-cell>
          <table:table-cell table:style-name="ce1154" office:value-type="string">
            <text:p>00</text:p>
          </table:table-cell>
          <table:table-cell table:style-name="ce1186" office:value-type="string">
            <text:p>00</text:p>
          </table:table-cell>
          <table:table-cell table:style-name="ce1218" office:value-type="string">
            <text:p>00</text:p>
          </table:table-cell>
          <table:table-cell table:style-name="ce1250" office:value-type="string">
            <text:p>00</text:p>
          </table:table-cell>
          <table:table-cell table:style-name="ce1282" office:value-type="string">
            <text:p>00</text:p>
          </table:table-cell>
          <table:table-cell table:style-name="ce1314" office:value-type="string">
            <text:p>00</text:p>
          </table:table-cell>
          <table:table-cell table:style-name="ce1346" office:value-type="string">
            <text:p>00</text:p>
          </table:table-cell>
          <table:table-cell table:style-name="ce1378" office:value-type="string">
            <text:p>00</text:p>
          </table:table-cell>
          <table:table-cell table:style-name="ce1410" office:value-type="string">
            <text:p>00</text:p>
          </table:table-cell>
          <table:table-cell table:style-name="ce1442" office:value-type="string">
            <text:p>00</text:p>
          </table:table-cell>
          <table:table-cell table:style-name="ce1475" office:value-type="string">
            <text:p>00</text:p>
          </table:table-cell>
          <table:table-cell table:style-name="ce1508" office:value-type="string">
            <text:p>00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4" office:value-type="float" office:value="11">
            <text:p>11</text:p>
          </table:table-cell>
          <table:table-cell table:style-name="ce547" office:value-type="string">
            <text:p>00</text:p>
          </table:table-cell>
          <table:table-cell table:style-name="ce579" office:value-type="string">
            <text:p>00</text:p>
          </table:table-cell>
          <table:table-cell table:style-name="ce611" office:value-type="string">
            <text:p>00</text:p>
          </table:table-cell>
          <table:table-cell table:style-name="ce643" office:value-type="string">
            <text:p>00</text:p>
          </table:table-cell>
          <table:table-cell table:style-name="ce675" office:value-type="string">
            <text:p>00</text:p>
          </table:table-cell>
          <table:table-cell table:style-name="ce707" office:value-type="string">
            <text:p>00</text:p>
          </table:table-cell>
          <table:table-cell table:style-name="ce739" office:value-type="string">
            <text:p>00</text:p>
          </table:table-cell>
          <table:table-cell table:style-name="ce771" office:value-type="string">
            <text:p>00</text:p>
          </table:table-cell>
          <table:table-cell table:style-name="ce803" office:value-type="string">
            <text:p>00</text:p>
          </table:table-cell>
          <table:table-cell table:style-name="ce835" office:value-type="string">
            <text:p>00</text:p>
          </table:table-cell>
          <table:table-cell table:style-name="ce867" office:value-type="string">
            <text:p>00</text:p>
          </table:table-cell>
          <table:table-cell table:style-name="ce899" office:value-type="string">
            <text:p>00</text:p>
          </table:table-cell>
          <table:table-cell table:style-name="ce931" office:value-type="string">
            <text:p>00</text:p>
          </table:table-cell>
          <table:table-cell table:style-name="ce963" office:value-type="string">
            <text:p>00</text:p>
          </table:table-cell>
          <table:table-cell table:style-name="ce995" office:value-type="string">
            <text:p>00</text:p>
          </table:table-cell>
          <table:table-cell table:style-name="ce1027" office:value-type="string">
            <text:p>00</text:p>
          </table:table-cell>
          <table:table-cell table:style-name="ce1059" office:value-type="string">
            <text:p>00</text:p>
          </table:table-cell>
          <table:table-cell table:style-name="ce1091" office:value-type="string">
            <text:p>00</text:p>
          </table:table-cell>
          <table:table-cell table:style-name="ce1123" office:value-type="string">
            <text:p>00</text:p>
          </table:table-cell>
          <table:table-cell table:style-name="ce1155" office:value-type="string">
            <text:p>00</text:p>
          </table:table-cell>
          <table:table-cell table:style-name="ce1187" office:value-type="string">
            <text:p>00</text:p>
          </table:table-cell>
          <table:table-cell table:style-name="ce1219" office:value-type="string">
            <text:p>00</text:p>
          </table:table-cell>
          <table:table-cell table:style-name="ce1251" office:value-type="string">
            <text:p>00</text:p>
          </table:table-cell>
          <table:table-cell table:style-name="ce1283" office:value-type="string">
            <text:p>00</text:p>
          </table:table-cell>
          <table:table-cell table:style-name="ce1315" office:value-type="string">
            <text:p>00</text:p>
          </table:table-cell>
          <table:table-cell table:style-name="ce1347" office:value-type="string">
            <text:p>00</text:p>
          </table:table-cell>
          <table:table-cell table:style-name="ce1379" office:value-type="string">
            <text:p>00</text:p>
          </table:table-cell>
          <table:table-cell table:style-name="ce1411" office:value-type="string">
            <text:p>00</text:p>
          </table:table-cell>
          <table:table-cell table:style-name="ce1443" office:value-type="string">
            <text:p>00</text:p>
          </table:table-cell>
          <table:table-cell table:style-name="ce1476" office:value-type="string">
            <text:p>00</text:p>
          </table:table-cell>
          <table:table-cell table:style-name="ce1509" office:value-type="string">
            <text:p>00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5" office:value-type="float" office:value="11">
            <text:p>11</text:p>
          </table:table-cell>
          <table:table-cell table:style-name="ce548" office:value-type="string">
            <text:p>00</text:p>
          </table:table-cell>
          <table:table-cell table:style-name="ce580" office:value-type="string">
            <text:p>00</text:p>
          </table:table-cell>
          <table:table-cell table:style-name="ce612" office:value-type="string">
            <text:p>00</text:p>
          </table:table-cell>
          <table:table-cell table:style-name="ce644" office:value-type="string">
            <text:p>00</text:p>
          </table:table-cell>
          <table:table-cell table:style-name="ce676" office:value-type="string">
            <text:p>00</text:p>
          </table:table-cell>
          <table:table-cell table:style-name="ce708" office:value-type="string">
            <text:p>00</text:p>
          </table:table-cell>
          <table:table-cell table:style-name="ce740" office:value-type="string">
            <text:p>00</text:p>
          </table:table-cell>
          <table:table-cell table:style-name="ce772" office:value-type="string">
            <text:p>00</text:p>
          </table:table-cell>
          <table:table-cell table:style-name="ce804" office:value-type="string">
            <text:p>00</text:p>
          </table:table-cell>
          <table:table-cell table:style-name="ce836" office:value-type="string">
            <text:p>00</text:p>
          </table:table-cell>
          <table:table-cell table:style-name="ce868" office:value-type="string">
            <text:p>00</text:p>
          </table:table-cell>
          <table:table-cell table:style-name="ce900" office:value-type="string">
            <text:p>00</text:p>
          </table:table-cell>
          <table:table-cell table:style-name="ce932" office:value-type="string">
            <text:p>00</text:p>
          </table:table-cell>
          <table:table-cell table:style-name="ce964" office:value-type="string">
            <text:p>00</text:p>
          </table:table-cell>
          <table:table-cell table:style-name="ce996" office:value-type="string">
            <text:p>00</text:p>
          </table:table-cell>
          <table:table-cell table:style-name="ce1028" office:value-type="string">
            <text:p>00</text:p>
          </table:table-cell>
          <table:table-cell table:style-name="ce1060" office:value-type="string">
            <text:p>00</text:p>
          </table:table-cell>
          <table:table-cell table:style-name="ce1092" office:value-type="string">
            <text:p>00</text:p>
          </table:table-cell>
          <table:table-cell table:style-name="ce1124" office:value-type="string">
            <text:p>00</text:p>
          </table:table-cell>
          <table:table-cell table:style-name="ce1156" office:value-type="string">
            <text:p>00</text:p>
          </table:table-cell>
          <table:table-cell table:style-name="ce1188" office:value-type="string">
            <text:p>00</text:p>
          </table:table-cell>
          <table:table-cell table:style-name="ce1220" office:value-type="string">
            <text:p>00</text:p>
          </table:table-cell>
          <table:table-cell table:style-name="ce1252" office:value-type="string">
            <text:p>00</text:p>
          </table:table-cell>
          <table:table-cell table:style-name="ce1284" office:value-type="string">
            <text:p>00</text:p>
          </table:table-cell>
          <table:table-cell table:style-name="ce1316" office:value-type="string">
            <text:p>00</text:p>
          </table:table-cell>
          <table:table-cell table:style-name="ce1348" office:value-type="string">
            <text:p>00</text:p>
          </table:table-cell>
          <table:table-cell table:style-name="ce1380" office:value-type="string">
            <text:p>00</text:p>
          </table:table-cell>
          <table:table-cell table:style-name="ce1412" office:value-type="string">
            <text:p>00</text:p>
          </table:table-cell>
          <table:table-cell table:style-name="ce1444" office:value-type="string">
            <text:p>00</text:p>
          </table:table-cell>
          <table:table-cell table:style-name="ce1477" office:value-type="string">
            <text:p>00</text:p>
          </table:table-cell>
          <table:table-cell table:style-name="ce1510" office:value-type="string">
            <text:p>00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6" office:value-type="float" office:value="11">
            <text:p>11</text:p>
          </table:table-cell>
          <table:table-cell table:style-name="ce549" office:value-type="string">
            <text:p>00</text:p>
          </table:table-cell>
          <table:table-cell table:style-name="ce581" office:value-type="string">
            <text:p>00</text:p>
          </table:table-cell>
          <table:table-cell table:style-name="ce613" office:value-type="string">
            <text:p>00</text:p>
          </table:table-cell>
          <table:table-cell table:style-name="ce645" office:value-type="string">
            <text:p>00</text:p>
          </table:table-cell>
          <table:table-cell table:style-name="ce677" office:value-type="string">
            <text:p>00</text:p>
          </table:table-cell>
          <table:table-cell table:style-name="ce709" office:value-type="string">
            <text:p>00</text:p>
          </table:table-cell>
          <table:table-cell table:style-name="ce741" office:value-type="string">
            <text:p>00</text:p>
          </table:table-cell>
          <table:table-cell table:style-name="ce773" office:value-type="string">
            <text:p>00</text:p>
          </table:table-cell>
          <table:table-cell table:style-name="ce805" office:value-type="string">
            <text:p>00</text:p>
          </table:table-cell>
          <table:table-cell table:style-name="ce837" office:value-type="string">
            <text:p>00</text:p>
          </table:table-cell>
          <table:table-cell table:style-name="ce869" office:value-type="string">
            <text:p>00</text:p>
          </table:table-cell>
          <table:table-cell table:style-name="ce901" office:value-type="string">
            <text:p>00</text:p>
          </table:table-cell>
          <table:table-cell table:style-name="ce933" office:value-type="string">
            <text:p>00</text:p>
          </table:table-cell>
          <table:table-cell table:style-name="ce965" office:value-type="string">
            <text:p>00</text:p>
          </table:table-cell>
          <table:table-cell table:style-name="ce997" office:value-type="string">
            <text:p>00</text:p>
          </table:table-cell>
          <table:table-cell table:style-name="ce1029" office:value-type="string">
            <text:p>00</text:p>
          </table:table-cell>
          <table:table-cell table:style-name="ce1061" office:value-type="string">
            <text:p>00</text:p>
          </table:table-cell>
          <table:table-cell table:style-name="ce1093" office:value-type="string">
            <text:p>00</text:p>
          </table:table-cell>
          <table:table-cell table:style-name="ce1125" office:value-type="string">
            <text:p>00</text:p>
          </table:table-cell>
          <table:table-cell table:style-name="ce1157" office:value-type="string">
            <text:p>00</text:p>
          </table:table-cell>
          <table:table-cell table:style-name="ce1189" office:value-type="string">
            <text:p>00</text:p>
          </table:table-cell>
          <table:table-cell table:style-name="ce1221" office:value-type="string">
            <text:p>00</text:p>
          </table:table-cell>
          <table:table-cell table:style-name="ce1253" office:value-type="string">
            <text:p>00</text:p>
          </table:table-cell>
          <table:table-cell table:style-name="ce1285" office:value-type="string">
            <text:p>00</text:p>
          </table:table-cell>
          <table:table-cell table:style-name="ce1317" office:value-type="string">
            <text:p>00</text:p>
          </table:table-cell>
          <table:table-cell table:style-name="ce1349" office:value-type="string">
            <text:p>00</text:p>
          </table:table-cell>
          <table:table-cell table:style-name="ce1381" office:value-type="string">
            <text:p>00</text:p>
          </table:table-cell>
          <table:table-cell table:style-name="ce1413" office:value-type="string">
            <text:p>00</text:p>
          </table:table-cell>
          <table:table-cell table:style-name="ce1445" office:value-type="string">
            <text:p>00</text:p>
          </table:table-cell>
          <table:table-cell table:style-name="ce1478" office:value-type="string">
            <text:p>00</text:p>
          </table:table-cell>
          <table:table-cell table:style-name="ce1511" office:value-type="string">
            <text:p>00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table:style-name="ce484" office:value-type="string">
            <text:p>[</text:p>
          </table:table-cell>
          <table:table-cell table:style-name="ce517" office:value-type="string">
            <text:p>00</text:p>
          </table:table-cell>
          <table:table-cell table:style-name="ce550" office:value-type="string">
            <text:p>00</text:p>
          </table:table-cell>
          <table:table-cell table:style-name="ce582" office:value-type="string">
            <text:p>00</text:p>
          </table:table-cell>
          <table:table-cell table:style-name="ce614" office:value-type="string">
            <text:p>00</text:p>
          </table:table-cell>
          <table:table-cell table:style-name="ce646" office:value-type="string">
            <text:p>00</text:p>
          </table:table-cell>
          <table:table-cell table:style-name="ce678" office:value-type="string">
            <text:p>00</text:p>
          </table:table-cell>
          <table:table-cell table:style-name="ce710" office:value-type="string">
            <text:p>00</text:p>
          </table:table-cell>
          <table:table-cell table:style-name="ce742" office:value-type="string">
            <text:p>00</text:p>
          </table:table-cell>
          <table:table-cell table:style-name="ce774" office:value-type="string">
            <text:p>00</text:p>
          </table:table-cell>
          <table:table-cell table:style-name="ce806" office:value-type="string">
            <text:p>00</text:p>
          </table:table-cell>
          <table:table-cell table:style-name="ce838" office:value-type="string">
            <text:p>00</text:p>
          </table:table-cell>
          <table:table-cell table:style-name="ce870" office:value-type="string">
            <text:p>00</text:p>
          </table:table-cell>
          <table:table-cell table:style-name="ce902" office:value-type="string">
            <text:p>00</text:p>
          </table:table-cell>
          <table:table-cell table:style-name="ce934" office:value-type="string">
            <text:p>00</text:p>
          </table:table-cell>
          <table:table-cell table:style-name="ce966" office:value-type="string">
            <text:p>00</text:p>
          </table:table-cell>
          <table:table-cell table:style-name="ce998" office:value-type="string">
            <text:p>00</text:p>
          </table:table-cell>
          <table:table-cell table:style-name="ce1030" office:value-type="string">
            <text:p>00</text:p>
          </table:table-cell>
          <table:table-cell table:style-name="ce1062" office:value-type="string">
            <text:p>00</text:p>
          </table:table-cell>
          <table:table-cell table:style-name="ce1094" office:value-type="string">
            <text:p>00</text:p>
          </table:table-cell>
          <table:table-cell table:style-name="ce1126" office:value-type="string">
            <text:p>00</text:p>
          </table:table-cell>
          <table:table-cell table:style-name="ce1158" office:value-type="string">
            <text:p>00</text:p>
          </table:table-cell>
          <table:table-cell table:style-name="ce1190" office:value-type="string">
            <text:p>00</text:p>
          </table:table-cell>
          <table:table-cell table:style-name="ce1222" office:value-type="string">
            <text:p>00</text:p>
          </table:table-cell>
          <table:table-cell table:style-name="ce1254" office:value-type="string">
            <text:p>00</text:p>
          </table:table-cell>
          <table:table-cell table:style-name="ce1286" office:value-type="string">
            <text:p>00</text:p>
          </table:table-cell>
          <table:table-cell table:style-name="ce1318" office:value-type="string">
            <text:p>00</text:p>
          </table:table-cell>
          <table:table-cell table:style-name="ce1350" office:value-type="string">
            <text:p>00</text:p>
          </table:table-cell>
          <table:table-cell table:style-name="ce1382" office:value-type="string">
            <text:p>00</text:p>
          </table:table-cell>
          <table:table-cell table:style-name="ce1414" office:value-type="string">
            <text:p>00</text:p>
          </table:table-cell>
          <table:table-cell table:style-name="ce1446" office:value-type="string">
            <text:p>00</text:p>
          </table:table-cell>
          <table:table-cell table:style-name="ce1479" office:value-type="string">
            <text:p>00</text:p>
          </table:table-cell>
          <table:table-cell table:style-name="ce1512" office:value-type="string">
            <text:p>00</text:p>
          </table:table-cell>
          <table:table-cell table:style-name="ce484" office:value-type="string">
            <text:p>]</text:p>
          </table:table-cell>
          <table:table-cell table:style-name="ce484" table:number-columns-repeated="988"/>
        </table:table-row>
        <table:table-row table:style-name="ro5">
          <table:table-cell office:value-type="string">
            <text:p>[</text:p>
          </table:table-cell>
          <table:table-cell table:style-name="ce518" office:value-type="string">
            <text:p>00</text:p>
          </table:table-cell>
          <table:table-cell table:style-name="ce551" office:value-type="string">
            <text:p>00</text:p>
          </table:table-cell>
          <table:table-cell table:style-name="ce583" office:value-type="string">
            <text:p>00</text:p>
          </table:table-cell>
          <table:table-cell table:style-name="ce615" office:value-type="string">
            <text:p>00</text:p>
          </table:table-cell>
          <table:table-cell table:style-name="ce647" office:value-type="string">
            <text:p>00</text:p>
          </table:table-cell>
          <table:table-cell table:style-name="ce679" office:value-type="string">
            <text:p>00</text:p>
          </table:table-cell>
          <table:table-cell table:style-name="ce711" office:value-type="string">
            <text:p>00</text:p>
          </table:table-cell>
          <table:table-cell table:style-name="ce743" office:value-type="string">
            <text:p>00</text:p>
          </table:table-cell>
          <table:table-cell table:style-name="ce775" office:value-type="string">
            <text:p>00</text:p>
          </table:table-cell>
          <table:table-cell table:style-name="ce807" office:value-type="string">
            <text:p>00</text:p>
          </table:table-cell>
          <table:table-cell table:style-name="ce839" office:value-type="string">
            <text:p>00</text:p>
          </table:table-cell>
          <table:table-cell table:style-name="ce871" office:value-type="string">
            <text:p>00</text:p>
          </table:table-cell>
          <table:table-cell table:style-name="ce903" office:value-type="string">
            <text:p>00</text:p>
          </table:table-cell>
          <table:table-cell table:style-name="ce935" office:value-type="string">
            <text:p>00</text:p>
          </table:table-cell>
          <table:table-cell table:style-name="ce967" office:value-type="string">
            <text:p>00</text:p>
          </table:table-cell>
          <table:table-cell table:style-name="ce999" office:value-type="string">
            <text:p>00</text:p>
          </table:table-cell>
          <table:table-cell table:style-name="ce1031" office:value-type="string">
            <text:p>00</text:p>
          </table:table-cell>
          <table:table-cell table:style-name="ce1063" office:value-type="string">
            <text:p>00</text:p>
          </table:table-cell>
          <table:table-cell table:style-name="ce1095" office:value-type="string">
            <text:p>00</text:p>
          </table:table-cell>
          <table:table-cell table:style-name="ce1127" office:value-type="string">
            <text:p>00</text:p>
          </table:table-cell>
          <table:table-cell table:style-name="ce1159" office:value-type="string">
            <text:p>00</text:p>
          </table:table-cell>
          <table:table-cell table:style-name="ce1191" office:value-type="string">
            <text:p>00</text:p>
          </table:table-cell>
          <table:table-cell table:style-name="ce1223" office:value-type="string">
            <text:p>00</text:p>
          </table:table-cell>
          <table:table-cell table:style-name="ce1255" office:value-type="string">
            <text:p>00</text:p>
          </table:table-cell>
          <table:table-cell table:style-name="ce1287" office:value-type="string">
            <text:p>00</text:p>
          </table:table-cell>
          <table:table-cell table:style-name="ce1319" office:value-type="string">
            <text:p>00</text:p>
          </table:table-cell>
          <table:table-cell table:style-name="ce1351" office:value-type="string">
            <text:p>00</text:p>
          </table:table-cell>
          <table:table-cell table:style-name="ce1383" office:value-type="string">
            <text:p>00</text:p>
          </table:table-cell>
          <table:table-cell table:style-name="ce1415" office:value-type="string">
            <text:p>00</text:p>
          </table:table-cell>
          <table:table-cell table:style-name="ce1447" office:value-type="string">
            <text:p>00</text:p>
          </table:table-cell>
          <table:table-cell table:style-name="ce1480" office:value-type="string">
            <text:p>00</text:p>
          </table:table-cell>
          <table:table-cell table:style-name="ce1513" office:value-type="string">
            <text:p>00</text:p>
          </table:table-cell>
          <table:table-cell office:value-type="string">
            <text:p>]</text:p>
          </table:table-cell>
          <table:table-cell table:number-columns-repeated="988"/>
        </table:table-row>
        <table:table-row table:style-name="ro5">
          <table:table-cell table:number-columns-repeated="34" office:value-type="string">
            <text:p>*</text:p>
          </table:table-cell>
          <table:table-cell table:number-columns-repeated="988"/>
        </table:table-row>
        <table:table-row table:style-name="ro4" table:number-rows-repeated="1048540">
          <table:table-cell table:number-columns-repeated="1022"/>
        </table:table-row>
        <table:table-row table:style-name="ro4">
          <table:table-cell table:style-name="ce485" table:number-columns-repeated="1022"/>
        </table:table-row>
        <table:table-row table:style-name="ro4">
          <table:table-cell table:style-name="ce485" table:number-columns-repeated="1022"/>
        </table:table-row>
        <calcext:conditional-formats>
          <calcext:conditional-format calcext:target-range-address="EVENTS.AH1:EVENTS.AMH1 EVENTS.AH34:EVENTS.AMH1048574 EVENTS.A33:EVENTS.A1048574 EVENTS.AH33:EVENTS.AMH33 EVENTS.D1:EVENTS.AE1 EVENTS.D34:EVENTS.AE1048574 EVENTS.A3:EVENTS.A31 EVENTS.AH3:EVENTS.AMH31 EVENTS.A1:EVENTS.A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:EVENTS.AF1 EVENTS.AF34:EVENTS.AF104857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:EVENTS.C1 EVENTS.C34:EVENTS.C104857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32:EVENTS.A32 EVENTS.AH32:EVENTS.AMH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:EVENTS.B1 EVENTS.B34:EVENTS.B104857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:EVENTS.B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7:EVENTS.B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8:EVENTS.B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9:EVENTS.B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0:EVENTS.B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1:EVENTS.B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2:EVENTS.B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3:EVENTS.B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4:EVENTS.B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5:EVENTS.B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6:EVENTS.B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7:EVENTS.B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8:EVENTS.B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9:EVENTS.B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0:EVENTS.B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1:EVENTS.B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:EVENTS.AG1 EVENTS.AG34:EVENTS.AG104857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4:EVENTS.AG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5:EVENTS.AG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6:EVENTS.AG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7:EVENTS.AG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8:EVENTS.AG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9:EVENTS.AG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0:EVENTS.AG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1:EVENTS.AG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2:EVENTS.AG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3:EVENTS.AG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4:EVENTS.AG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5:EVENTS.AG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6:EVENTS.AG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7:EVENTS.AG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8:EVENTS.AG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9:EVENTS.AG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0:EVENTS.AG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1:EVENTS.AG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2:EVENTS.AG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3:EVENTS.AG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4:EVENTS.AG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5:EVENTS.AG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6:EVENTS.AG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7:EVENTS.AG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2:EVENTS.A2 EVENTS.AH2:EVENTS.AMH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:EVENTS.G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:EVENTS.H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:EVENTS.I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:EVENTS.J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:EVENTS.K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:EVENTS.L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:EVENTS.M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:EVENTS.N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:EVENTS.O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:EVENTS.P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:EVENTS.Q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:EVENTS.R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:EVENTS.S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:EVENTS.T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:EVENTS.U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:EVENTS.V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:EVENTS.W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:EVENTS.X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:EVENTS.Y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:EVENTS.Z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:EVENTS.AA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:EVENTS.AB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:EVENTS.AC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:EVENTS.AD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:EVENTS.AE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:EVENTS.B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:EVENTS.C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:EVENTS.D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:EVENTS.E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:EVENTS.F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:EVENTS.B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:EVENTS.C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:EVENTS.D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:EVENTS.E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:EVENTS.F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:EVENTS.G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:EVENTS.H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:EVENTS.I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:EVENTS.J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:EVENTS.K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:EVENTS.L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:EVENTS.M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:EVENTS.N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:EVENTS.O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:EVENTS.P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:EVENTS.Q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:EVENTS.R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:EVENTS.S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:EVENTS.T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:EVENTS.U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:EVENTS.V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:EVENTS.W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:EVENTS.X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:EVENTS.Y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:EVENTS.Z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:EVENTS.AA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:EVENTS.AB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:EVENTS.AC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:EVENTS.AD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:EVENTS.AE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:EVENTS.AF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4:EVENTS.B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4:EVENTS.C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4:EVENTS.D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4:EVENTS.E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4:EVENTS.F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4:EVENTS.G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4:EVENTS.H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4:EVENTS.I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4:EVENTS.J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4:EVENTS.K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4:EVENTS.L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4:EVENTS.M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4:EVENTS.N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4:EVENTS.O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4:EVENTS.P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4:EVENTS.Q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4:EVENTS.R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4:EVENTS.S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4:EVENTS.T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4:EVENTS.U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4:EVENTS.V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4:EVENTS.W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4:EVENTS.X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4:EVENTS.Y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4:EVENTS.Z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4:EVENTS.AA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4:EVENTS.AB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4:EVENTS.AC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4:EVENTS.AD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4:EVENTS.AE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4:EVENTS.AF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5:EVENTS.B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5:EVENTS.C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5:EVENTS.D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5:EVENTS.E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5:EVENTS.F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5:EVENTS.G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5:EVENTS.H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5:EVENTS.I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5:EVENTS.J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5:EVENTS.K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5:EVENTS.L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5:EVENTS.M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5:EVENTS.N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5:EVENTS.O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5:EVENTS.P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5:EVENTS.Q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5:EVENTS.R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5:EVENTS.S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5:EVENTS.T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5:EVENTS.U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5:EVENTS.V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5:EVENTS.W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5:EVENTS.X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5:EVENTS.Y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5:EVENTS.Z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5:EVENTS.AA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5:EVENTS.AB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5:EVENTS.AC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5:EVENTS.AD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5:EVENTS.AE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5:EVENTS.AF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6:EVENTS.B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6:EVENTS.C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6:EVENTS.D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6:EVENTS.E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6:EVENTS.F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6:EVENTS.G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6:EVENTS.H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6:EVENTS.I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6:EVENTS.J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6:EVENTS.K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6:EVENTS.L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6:EVENTS.M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6:EVENTS.N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6:EVENTS.O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6:EVENTS.P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6:EVENTS.Q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6:EVENTS.R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6:EVENTS.S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6:EVENTS.T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6:EVENTS.U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6:EVENTS.V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6:EVENTS.W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6:EVENTS.X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6:EVENTS.Y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6:EVENTS.Z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6:EVENTS.AA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6:EVENTS.AB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6:EVENTS.AC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6:EVENTS.AD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6:EVENTS.AE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6:EVENTS.AF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7:EVENTS.B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7:EVENTS.C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7:EVENTS.D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7:EVENTS.E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7:EVENTS.F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7:EVENTS.G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7:EVENTS.H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7:EVENTS.I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7:EVENTS.J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7:EVENTS.K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7:EVENTS.L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7:EVENTS.M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7:EVENTS.N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7:EVENTS.O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7:EVENTS.P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7:EVENTS.Q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7:EVENTS.R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7:EVENTS.S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7:EVENTS.T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7:EVENTS.U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7:EVENTS.V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7:EVENTS.W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7:EVENTS.X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7:EVENTS.Y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7:EVENTS.Z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7:EVENTS.AA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7:EVENTS.AB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7:EVENTS.AC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7:EVENTS.AD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7:EVENTS.AE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7:EVENTS.AF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8:EVENTS.B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8:EVENTS.C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8:EVENTS.D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8:EVENTS.E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8:EVENTS.F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8:EVENTS.G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8:EVENTS.H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8:EVENTS.I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8:EVENTS.J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8:EVENTS.K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8:EVENTS.L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8:EVENTS.M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8:EVENTS.N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8:EVENTS.O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8:EVENTS.P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8:EVENTS.Q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8:EVENTS.R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8:EVENTS.S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8:EVENTS.T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8:EVENTS.U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8:EVENTS.V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8:EVENTS.W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8:EVENTS.X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8:EVENTS.Y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8:EVENTS.Z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8:EVENTS.AA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8:EVENTS.AB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8:EVENTS.AC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8:EVENTS.AD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8:EVENTS.AE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8:EVENTS.AF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9:EVENTS.B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9:EVENTS.C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9:EVENTS.D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9:EVENTS.E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9:EVENTS.F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9:EVENTS.G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9:EVENTS.H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9:EVENTS.I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9:EVENTS.J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9:EVENTS.K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9:EVENTS.L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9:EVENTS.M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9:EVENTS.N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9:EVENTS.O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9:EVENTS.P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9:EVENTS.Q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9:EVENTS.R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9:EVENTS.S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9:EVENTS.T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9:EVENTS.U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9:EVENTS.V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9:EVENTS.W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9:EVENTS.X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9:EVENTS.Y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9:EVENTS.Z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9:EVENTS.AA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9:EVENTS.AB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9:EVENTS.AC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9:EVENTS.AD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9:EVENTS.AE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9:EVENTS.AF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0:EVENTS.B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0:EVENTS.C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0:EVENTS.D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0:EVENTS.E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0:EVENTS.F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0:EVENTS.G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0:EVENTS.H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0:EVENTS.I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0:EVENTS.J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0:EVENTS.K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0:EVENTS.L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0:EVENTS.M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0:EVENTS.N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0:EVENTS.O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0:EVENTS.P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0:EVENTS.Q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0:EVENTS.R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0:EVENTS.S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0:EVENTS.T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0:EVENTS.U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0:EVENTS.V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0:EVENTS.W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0:EVENTS.X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0:EVENTS.Y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0:EVENTS.Z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0:EVENTS.AA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0:EVENTS.AB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0:EVENTS.AC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0:EVENTS.AD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0:EVENTS.AE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0:EVENTS.AF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1:EVENTS.B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1:EVENTS.C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1:EVENTS.D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1:EVENTS.E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1:EVENTS.F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1:EVENTS.G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1:EVENTS.H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1:EVENTS.I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1:EVENTS.J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1:EVENTS.K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1:EVENTS.L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1:EVENTS.M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1:EVENTS.N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1:EVENTS.O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1:EVENTS.P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1:EVENTS.Q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1:EVENTS.R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1:EVENTS.S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1:EVENTS.T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1:EVENTS.U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1:EVENTS.V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1:EVENTS.W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1:EVENTS.X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1:EVENTS.Y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1:EVENTS.Z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1:EVENTS.AA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1:EVENTS.AB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1:EVENTS.AC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1:EVENTS.AD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1:EVENTS.AE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1:EVENTS.AF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2:EVENTS.B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2:EVENTS.C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2:EVENTS.D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2:EVENTS.E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2:EVENTS.F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2:EVENTS.G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2:EVENTS.H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2:EVENTS.I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2:EVENTS.J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2:EVENTS.K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2:EVENTS.L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2:EVENTS.M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2:EVENTS.N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2:EVENTS.O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2:EVENTS.P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2:EVENTS.Q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2:EVENTS.R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2:EVENTS.S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2:EVENTS.T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2:EVENTS.U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2:EVENTS.V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2:EVENTS.W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2:EVENTS.X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2:EVENTS.Y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2:EVENTS.Z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2:EVENTS.AA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2:EVENTS.AB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2:EVENTS.AC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2:EVENTS.AD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2:EVENTS.AE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2:EVENTS.AF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3:EVENTS.B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3:EVENTS.C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3:EVENTS.D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3:EVENTS.E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3:EVENTS.F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3:EVENTS.G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3:EVENTS.H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3:EVENTS.I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3:EVENTS.J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3:EVENTS.K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3:EVENTS.L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3:EVENTS.M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3:EVENTS.N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3:EVENTS.O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3:EVENTS.P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3:EVENTS.Q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3:EVENTS.R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3:EVENTS.S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3:EVENTS.T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3:EVENTS.U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3:EVENTS.V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3:EVENTS.W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3:EVENTS.X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3:EVENTS.Y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3:EVENTS.Z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3:EVENTS.AA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3:EVENTS.AB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3:EVENTS.AC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3:EVENTS.AD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3:EVENTS.AE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3:EVENTS.AF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4:EVENTS.B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4:EVENTS.C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4:EVENTS.D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4:EVENTS.E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4:EVENTS.F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4:EVENTS.G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4:EVENTS.H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4:EVENTS.I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4:EVENTS.J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4:EVENTS.K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4:EVENTS.L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4:EVENTS.M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4:EVENTS.N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4:EVENTS.O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4:EVENTS.P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4:EVENTS.Q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4:EVENTS.R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4:EVENTS.S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4:EVENTS.T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4:EVENTS.U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4:EVENTS.V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4:EVENTS.W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4:EVENTS.X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4:EVENTS.Y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4:EVENTS.Z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4:EVENTS.AA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4:EVENTS.AB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4:EVENTS.AC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4:EVENTS.AD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4:EVENTS.AE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4:EVENTS.AF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5:EVENTS.B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5:EVENTS.C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5:EVENTS.D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5:EVENTS.E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5:EVENTS.F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5:EVENTS.G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5:EVENTS.H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5:EVENTS.I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5:EVENTS.J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5:EVENTS.K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5:EVENTS.L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5:EVENTS.M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5:EVENTS.N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5:EVENTS.O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5:EVENTS.P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5:EVENTS.Q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5:EVENTS.R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5:EVENTS.S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5:EVENTS.T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5:EVENTS.U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5:EVENTS.V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5:EVENTS.W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5:EVENTS.X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5:EVENTS.Y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5:EVENTS.Z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5:EVENTS.AA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5:EVENTS.AB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5:EVENTS.AC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5:EVENTS.AD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5:EVENTS.AE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5:EVENTS.AF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:EVENTS.AG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6:EVENTS.C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6:EVENTS.D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6:EVENTS.E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6:EVENTS.F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6:EVENTS.G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6:EVENTS.H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6:EVENTS.I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6:EVENTS.J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6:EVENTS.K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6:EVENTS.L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6:EVENTS.M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6:EVENTS.N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6:EVENTS.O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6:EVENTS.P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6:EVENTS.Q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6:EVENTS.R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6:EVENTS.S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6:EVENTS.T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6:EVENTS.U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6:EVENTS.V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6:EVENTS.W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6:EVENTS.X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6:EVENTS.Y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6:EVENTS.Z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6:EVENTS.AA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6:EVENTS.AB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6:EVENTS.AC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6:EVENTS.AD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6:EVENTS.AE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6:EVENTS.AF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7:EVENTS.C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7:EVENTS.D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7:EVENTS.E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7:EVENTS.F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7:EVENTS.G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7:EVENTS.H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7:EVENTS.I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7:EVENTS.J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7:EVENTS.K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7:EVENTS.L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7:EVENTS.M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7:EVENTS.N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7:EVENTS.O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7:EVENTS.P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7:EVENTS.Q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7:EVENTS.R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7:EVENTS.S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7:EVENTS.T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7:EVENTS.U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7:EVENTS.V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7:EVENTS.W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7:EVENTS.X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7:EVENTS.Y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7:EVENTS.Z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7:EVENTS.AA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7:EVENTS.AB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7:EVENTS.AC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7:EVENTS.AD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7:EVENTS.AE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7:EVENTS.AF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8:EVENTS.C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8:EVENTS.D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8:EVENTS.E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8:EVENTS.F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8:EVENTS.G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8:EVENTS.H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8:EVENTS.I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8:EVENTS.J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8:EVENTS.K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8:EVENTS.L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8:EVENTS.M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8:EVENTS.N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8:EVENTS.O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8:EVENTS.P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8:EVENTS.Q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8:EVENTS.R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8:EVENTS.S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8:EVENTS.T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8:EVENTS.U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8:EVENTS.V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8:EVENTS.W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8:EVENTS.X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8:EVENTS.Y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8:EVENTS.Z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8:EVENTS.AA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8:EVENTS.AB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8:EVENTS.AC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8:EVENTS.AD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8:EVENTS.AE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8:EVENTS.AF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9:EVENTS.C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9:EVENTS.D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9:EVENTS.E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9:EVENTS.F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9:EVENTS.G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9:EVENTS.H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9:EVENTS.I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9:EVENTS.J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9:EVENTS.K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9:EVENTS.L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9:EVENTS.M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9:EVENTS.N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9:EVENTS.O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9:EVENTS.P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9:EVENTS.Q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9:EVENTS.R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9:EVENTS.S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9:EVENTS.T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9:EVENTS.U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9:EVENTS.V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9:EVENTS.W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9:EVENTS.X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9:EVENTS.Y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9:EVENTS.Z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9:EVENTS.AA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9:EVENTS.AB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9:EVENTS.AC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9:EVENTS.AD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9:EVENTS.AE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9:EVENTS.AF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0:EVENTS.C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0:EVENTS.D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0:EVENTS.E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0:EVENTS.F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0:EVENTS.G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0:EVENTS.H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0:EVENTS.I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0:EVENTS.J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0:EVENTS.K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0:EVENTS.L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0:EVENTS.M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0:EVENTS.N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0:EVENTS.O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0:EVENTS.P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0:EVENTS.Q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0:EVENTS.R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0:EVENTS.S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0:EVENTS.T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0:EVENTS.U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0:EVENTS.V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0:EVENTS.W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0:EVENTS.X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0:EVENTS.Y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0:EVENTS.Z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0:EVENTS.AA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0:EVENTS.AB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0:EVENTS.AC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0:EVENTS.AD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0:EVENTS.AE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0:EVENTS.AF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1:EVENTS.C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1:EVENTS.D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1:EVENTS.E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1:EVENTS.F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1:EVENTS.G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1:EVENTS.H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1:EVENTS.I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1:EVENTS.J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1:EVENTS.K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1:EVENTS.L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1:EVENTS.M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1:EVENTS.N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1:EVENTS.O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1:EVENTS.P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1:EVENTS.Q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1:EVENTS.R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1:EVENTS.S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1:EVENTS.T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1:EVENTS.U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1:EVENTS.V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1:EVENTS.W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1:EVENTS.X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1:EVENTS.Y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1:EVENTS.Z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1:EVENTS.AA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1:EVENTS.AB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1:EVENTS.AC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1:EVENTS.AD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1:EVENTS.AE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1:EVENTS.AF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2:EVENTS.C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2:EVENTS.D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2:EVENTS.E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2:EVENTS.F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2:EVENTS.G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2:EVENTS.H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2:EVENTS.I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2:EVENTS.J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2:EVENTS.K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2:EVENTS.L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2:EVENTS.M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2:EVENTS.N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2:EVENTS.O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2:EVENTS.P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2:EVENTS.Q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2:EVENTS.R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2:EVENTS.S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2:EVENTS.T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2:EVENTS.U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2:EVENTS.V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2:EVENTS.W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2:EVENTS.X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2:EVENTS.Y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2:EVENTS.Z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2:EVENTS.AA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2:EVENTS.AB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2:EVENTS.AC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2:EVENTS.AD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2:EVENTS.AE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2:EVENTS.AF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3:EVENTS.C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3:EVENTS.D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3:EVENTS.E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3:EVENTS.F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3:EVENTS.G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3:EVENTS.H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3:EVENTS.I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3:EVENTS.J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3:EVENTS.K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3:EVENTS.L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3:EVENTS.M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3:EVENTS.N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3:EVENTS.O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3:EVENTS.P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3:EVENTS.Q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3:EVENTS.R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3:EVENTS.S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3:EVENTS.T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3:EVENTS.U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3:EVENTS.V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3:EVENTS.W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3:EVENTS.X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3:EVENTS.Y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3:EVENTS.Z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3:EVENTS.AA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3:EVENTS.AB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3:EVENTS.AC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3:EVENTS.AD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3:EVENTS.AE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3:EVENTS.AF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4:EVENTS.C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4:EVENTS.D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4:EVENTS.E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4:EVENTS.F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4:EVENTS.G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4:EVENTS.H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4:EVENTS.I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4:EVENTS.J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4:EVENTS.K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4:EVENTS.L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4:EVENTS.M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4:EVENTS.N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4:EVENTS.O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4:EVENTS.P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4:EVENTS.Q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4:EVENTS.R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4:EVENTS.S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4:EVENTS.T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4:EVENTS.U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4:EVENTS.V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4:EVENTS.W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4:EVENTS.X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4:EVENTS.Y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4:EVENTS.Z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4:EVENTS.AA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4:EVENTS.AB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4:EVENTS.AC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4:EVENTS.AD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4:EVENTS.AE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4:EVENTS.AF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5:EVENTS.C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5:EVENTS.D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5:EVENTS.E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5:EVENTS.F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5:EVENTS.G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5:EVENTS.H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5:EVENTS.I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5:EVENTS.J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5:EVENTS.K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5:EVENTS.L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5:EVENTS.M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5:EVENTS.N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5:EVENTS.O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5:EVENTS.P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5:EVENTS.Q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5:EVENTS.R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5:EVENTS.S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5:EVENTS.T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5:EVENTS.U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5:EVENTS.V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5:EVENTS.W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5:EVENTS.X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5:EVENTS.Y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5:EVENTS.Z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5:EVENTS.AA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5:EVENTS.AB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5:EVENTS.AC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5:EVENTS.AD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5:EVENTS.AE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5:EVENTS.AF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6:EVENTS.C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6:EVENTS.D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6:EVENTS.E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6:EVENTS.F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6:EVENTS.G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6:EVENTS.H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6:EVENTS.I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6:EVENTS.J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6:EVENTS.K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6:EVENTS.L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6:EVENTS.M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6:EVENTS.N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6:EVENTS.O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6:EVENTS.P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6:EVENTS.Q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6:EVENTS.R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6:EVENTS.S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6:EVENTS.T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6:EVENTS.U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6:EVENTS.V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6:EVENTS.W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6:EVENTS.X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6:EVENTS.Y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6:EVENTS.Z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6:EVENTS.AA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6:EVENTS.AB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6:EVENTS.AC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6:EVENTS.AD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6:EVENTS.AE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6:EVENTS.AF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7:EVENTS.C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7:EVENTS.D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7:EVENTS.E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7:EVENTS.F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7:EVENTS.G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7:EVENTS.H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7:EVENTS.I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7:EVENTS.J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7:EVENTS.K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7:EVENTS.L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7:EVENTS.M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7:EVENTS.N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7:EVENTS.O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7:EVENTS.P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7:EVENTS.Q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7:EVENTS.R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7:EVENTS.S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7:EVENTS.T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7:EVENTS.U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7:EVENTS.V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7:EVENTS.W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7:EVENTS.X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7:EVENTS.Y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7:EVENTS.Z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7:EVENTS.AA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7:EVENTS.AB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7:EVENTS.AC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7:EVENTS.AD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7:EVENTS.AE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7:EVENTS.AF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8:EVENTS.C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8:EVENTS.D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8:EVENTS.E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8:EVENTS.F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8:EVENTS.G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8:EVENTS.H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8:EVENTS.I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8:EVENTS.J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8:EVENTS.K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8:EVENTS.L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8:EVENTS.M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8:EVENTS.N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8:EVENTS.O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8:EVENTS.P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8:EVENTS.Q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8:EVENTS.R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8:EVENTS.S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8:EVENTS.T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8:EVENTS.U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8:EVENTS.V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8:EVENTS.W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8:EVENTS.X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8:EVENTS.Y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8:EVENTS.Z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8:EVENTS.AA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8:EVENTS.AB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8:EVENTS.AC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8:EVENTS.AD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9:EVENTS.C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9:EVENTS.D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9:EVENTS.E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9:EVENTS.F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9:EVENTS.G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9:EVENTS.H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9:EVENTS.I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9:EVENTS.J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9:EVENTS.K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9:EVENTS.L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9:EVENTS.M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9:EVENTS.N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9:EVENTS.O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9:EVENTS.P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9:EVENTS.Q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9:EVENTS.R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9:EVENTS.S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9:EVENTS.T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9:EVENTS.U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9:EVENTS.V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9:EVENTS.W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9:EVENTS.X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9:EVENTS.Y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9:EVENTS.Z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9:EVENTS.AA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9:EVENTS.AB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9:EVENTS.AC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9:EVENTS.AD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0:EVENTS.C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0:EVENTS.D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0:EVENTS.E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0:EVENTS.F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0:EVENTS.G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0:EVENTS.H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0:EVENTS.I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0:EVENTS.J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0:EVENTS.K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0:EVENTS.L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0:EVENTS.M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0:EVENTS.N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0:EVENTS.O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0:EVENTS.P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0:EVENTS.Q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0:EVENTS.R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0:EVENTS.S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0:EVENTS.T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0:EVENTS.U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0:EVENTS.V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0:EVENTS.W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0:EVENTS.X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0:EVENTS.Y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0:EVENTS.Z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0:EVENTS.AA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0:EVENTS.AB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0:EVENTS.AC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0:EVENTS.AD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1:EVENTS.C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1:EVENTS.D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1:EVENTS.E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1:EVENTS.F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1:EVENTS.G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1:EVENTS.H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1:EVENTS.I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1:EVENTS.J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1:EVENTS.K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1:EVENTS.L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1:EVENTS.M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1:EVENTS.N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1:EVENTS.O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1:EVENTS.P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1:EVENTS.Q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1:EVENTS.R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1:EVENTS.S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1:EVENTS.T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1:EVENTS.U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1:EVENTS.V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1:EVENTS.W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1:EVENTS.X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1:EVENTS.Y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1:EVENTS.Z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1:EVENTS.AA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1:EVENTS.AB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1:EVENTS.AC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1:EVENTS.AD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2:EVENTS.C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2:EVENTS.D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2:EVENTS.E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2:EVENTS.F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2:EVENTS.G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2:EVENTS.H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2:EVENTS.I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2:EVENTS.J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2:EVENTS.K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2:EVENTS.L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2:EVENTS.M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2:EVENTS.N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2:EVENTS.O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2:EVENTS.P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2:EVENTS.Q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2:EVENTS.R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2:EVENTS.S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2:EVENTS.T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2:EVENTS.U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2:EVENTS.V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2:EVENTS.W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2:EVENTS.X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2:EVENTS.Y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2:EVENTS.Z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2:EVENTS.AA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2:EVENTS.AB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2:EVENTS.AC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2:EVENTS.AD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3:EVENTS.C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3:EVENTS.D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3:EVENTS.E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3:EVENTS.F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3:EVENTS.G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3:EVENTS.H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3:EVENTS.I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3:EVENTS.J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3:EVENTS.K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3:EVENTS.L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3:EVENTS.M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3:EVENTS.N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3:EVENTS.O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3:EVENTS.P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3:EVENTS.Q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3:EVENTS.R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3:EVENTS.S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3:EVENTS.T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3:EVENTS.U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3:EVENTS.V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3:EVENTS.W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3:EVENTS.X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3:EVENTS.Y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3:EVENTS.Z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3:EVENTS.AA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3:EVENTS.AB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3:EVENTS.AC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3:EVENTS.AD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2:EVENTS.B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3:EVENTS.B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8:EVENTS.AE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8:EVENTS.AF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8:EVENTS.AG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9:EVENTS.AE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9:EVENTS.AF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9:EVENTS.AG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0:EVENTS.AE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0:EVENTS.AF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0:EVENTS.AG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1:EVENTS.AE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1:EVENTS.AF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1:EVENTS.AG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2:EVENTS.AE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2:EVENTS.AF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2:EVENTS.AG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3:EVENTS.AE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3:EVENTS.AF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3:EVENTS.AG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:EVENTS.AF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:EVENTS.AG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" style:family="table-cell" style:parent-style-name="Default">
      <style:table-cell-properties fo:background-color="#000000" style:text-align-source="fix" style:repeat-content="false" style:vertical-align="middle" style:vertical-justify="auto"/>
      <style:paragraph-properties fo:text-align="center" css3t:text-justify="auto"/>
    </style:style>
    <style:style style:name="Grass1" style:family="table-cell" style:parent-style-name="Default">
      <style:table-cell-properties fo:background-color="#ffff00" style:text-align-source="fix" style:repeat-content="false" style:vertical-align="middle" style:vertical-justify="auto"/>
      <style:paragraph-properties fo:text-align="center" css3t:text-justify="auto"/>
      <style:text-properties style:use-window-font-color="true"/>
    </style:style>
    <style:style style:name="Grass2" style:family="table-cell" style:parent-style-name="Default">
      <style:table-cell-properties fo:background-color="#00ff00" style:text-align-source="fix" style:repeat-content="false" style:vertical-align="middle" style:vertical-justify="auto"/>
      <style:paragraph-properties fo:text-align="center" css3t:text-justify="auto"/>
    </style:style>
    <style:style style:name="Road1" style:family="table-cell" style:parent-style-name="Default">
      <style:table-cell-properties fo:background-color="#cccccc" style:text-align-source="fix" style:repeat-content="false" style:vertical-align="middle" style:vertical-justify="auto"/>
      <style:paragraph-properties fo:text-align="center" css3t:text-justify="auto"/>
    </style:style>
    <style:style style:name="Road2" style:family="table-cell" style:parent-style-name="Default">
      <style:table-cell-properties fo:background-color="#198a8a" style:text-align-source="fix" style:repeat-content="false" style:vertical-align="middle" style:vertical-justify="auto"/>
      <style:paragraph-properties fo:text-align="center" css3t:text-justify="auto"/>
    </style:style>
    <style:style style:name="Wast" style:family="table-cell" style:parent-style-name="Default">
      <style:table-cell-properties fo:background-color="#eb613d" style:text-align-source="fix" style:repeat-content="false" style:vertical-align="middle" style:vertical-justify="auto"/>
      <style:paragraph-properties fo:text-align="center" css3t:text-justify="auto"/>
    </style:style>
    <style:style style:name="Rock" style:family="table-cell" style:parent-style-name="Default">
      <style:table-cell-properties fo:background-color="#ff0000" style:text-align-source="fix" style:repeat-content="false" style:vertical-align="middle" style:vertical-justify="auto"/>
      <style:paragraph-properties fo:text-align="center" css3t:text-justify="auto"/>
    </style:style>
    <style:style style:name="Water" style:family="table-cell" style:parent-style-name="Default">
      <style:table-cell-properties fo:background-color="#0000ff" style:text-align-source="fix" style:repeat-content="false" style:vertical-align="middle" style:vertical-justify="auto"/>
      <style:paragraph-properties fo:text-align="center" css3t:text-justify="auto"/>
    </style:style>
    <style:style style:name="Free" style:family="table-cell" style:parent-style-name="Default">
      <style:table-cell-properties fo:background-color="#00ff00" style:text-align-source="fix" style:repeat-content="false" style:vertical-align="middle" style:vertical-justify="auto"/>
      <style:paragraph-properties fo:text-align="center" css3t:text-justify="auto"/>
    </style:style>
    <style:style style:name="Event" style:family="table-cell" style:parent-style-name="Default">
      <style:table-cell-properties fo:background-color="#ffff00" style:text-align-source="fix" style:repeat-content="false" style:vertical-align="middle" style:vertical-justify="auto"/>
      <style:paragraph-properties fo:text-align="center" css3t:text-justify="auto"/>
    </style:style>
    <style:style style:name="Locked" style:family="table-cell" style:parent-style-name="Default">
      <style:table-cell-properties fo:background-color="#ff0000" style:text-align-source="fix" style:repeat-content="false" style:vertical-align="middle" style:vertical-justify="auto"/>
      <style:paragraph-properties fo:text-align="center" css3t:text-justify="auto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00:19:1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D. Arias</meta:initial-creator>
    <meta:creation-date>2013-07-13T16:26:56</meta:creation-date>
    <dc:date>2013-07-20T00:24:56</dc:date>
    <dc:creator>Luis D. Arias</dc:creator>
    <meta:editing-duration>PT2H23M34S</meta:editing-duration>
    <meta:editing-cycles>21</meta:editing-cycles>
    <meta:generator>LibreOffice/4.0-5$Linux_x86 LibreOffice_project/400m0$Build-305</meta:generator>
    <meta:document-statistic meta:table-count="2" meta:cell-count="3468" meta:object-count="0"/>
  </office:meta>
</office:document-meta>
</file>